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11.859cm"/>
    </style:style>
    <style:style style:name="co4" style:family="table-column">
      <style:table-column-properties fo:break-before="auto" style:column-width="22.154cm"/>
    </style:style>
    <style:style style:name="co5" style:family="table-column">
      <style:table-column-properties fo:break-before="auto" style:column-width="3.461cm"/>
    </style:style>
    <style:style style:name="co6" style:family="table-column">
      <style:table-column-properties fo:break-before="auto" style:column-width="8.077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0.386cm"/>
    </style:style>
    <style:style style:name="co11" style:family="table-column">
      <style:table-column-properties fo:break-before="auto" style:column-width="1.381cm"/>
    </style:style>
    <style:style style:name="co12" style:family="table-column">
      <style:table-column-properties fo:break-before="auto" style:column-width="1.658cm"/>
    </style:style>
    <style:style style:name="co13" style:family="table-column">
      <style:table-column-properties fo:break-before="auto" style:column-width="1.05cm"/>
    </style:style>
    <style:style style:name="co14" style:family="table-column">
      <style:table-column-properties fo:break-before="auto" style:column-width="0.884cm"/>
    </style:style>
    <style:style style:name="co15" style:family="table-column">
      <style:table-column-properties fo:break-before="auto" style:column-width="0.66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0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0000" fo:border="0.06pt solid #000000"/>
    </style:style>
    <style:style style:name="ce3" style:family="table-cell" style:parent-style-name="Default" style:data-style-name="N46">
      <style:table-cell-properties fo:border="0.06pt solid #000000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ackground-color="#9999ff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9999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5000b" fo:font-style="italic" style:font-style-asian="italic" style:font-style-complex="italic"/>
    </style:style>
    <style:style style:name="ce24" style:family="table-cell" style:parent-style-name="Default">
      <style:table-cell-properties fo:background-color="#000000"/>
      <style:text-properties fo:color="#c5000b"/>
    </style:style>
    <style:style style:name="ce2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c5000b" fo:font-style="italic" style:font-style-asian="italic" style:font-style-complex="italic"/>
    </style:style>
    <style:style style:name="ce26" style:family="table-cell" style:parent-style-name="Default">
      <style:text-properties fo:color="#c5000b"/>
    </style:style>
    <style:style style:name="ce27" style:family="table-cell" style:parent-style-name="Default">
      <style:table-cell-properties fo:background-color="#33ff99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9999ff" style:text-align-source="fix" style:repeat-content="false" fo:border="0.06pt solid #000000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3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38" style:family="table-cell" style:parent-style-name="Default">
      <style:table-cell-properties fo:background-color="#9999ff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ans1" fo:font-size="9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4" style:family="table-cell" style:parent-style-name="Default" style:data-style-name="N46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LSB8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ce10"/>
        <table:table-column table:style-name="co1" table:default-cell-style-name="Default"/>
        <table:table-column table:style-name="co7" table:number-columns-repeated="5" table:default-cell-style-name="Default"/>
        <table:table-column table:style-name="co7" table:default-cell-style-name="ce15"/>
        <table:table-column table:style-name="co7" table:default-cell-style-name="ce18"/>
        <table:table-column table:style-name="co7" table:number-columns-repeated="11" table:default-cell-style-name="Default"/>
        <table:table-column table:style-name="co7" table:default-cell-style-name="ce22"/>
        <table:table-column table:style-name="co1" table:default-cell-style-name="ce26"/>
        <table:table-column table:style-name="co8" table:default-cell-style-name="ce15"/>
        <table:table-column table:style-name="co1" table:number-columns-repeated="2" table:default-cell-style-name="Default"/>
        <table:table-column table:style-name="co1" table:default-cell-style-name="ce18"/>
        <table:table-column table:style-name="co9" table:number-columns-repeated="8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ce10"/>
        <table:table-column table:style-name="co12" table:default-cell-style-name="ce38"/>
        <table:table-column table:style-name="co13" table:default-cell-style-name="ce11"/>
        <table:table-column table:style-name="co1" table:default-cell-style-name="ce40"/>
        <table:table-column table:style-name="co1" table:number-columns-repeated="2" table:default-cell-style-name="Default"/>
        <table:table-column table:style-name="co14" table:default-cell-style-name="ce11"/>
        <table:table-column table:style-name="co1" table:number-columns-repeated="2" table:default-cell-style-name="Default"/>
        <table:table-column table:style-name="co15" table:default-cell-style-name="ce11"/>
        <table:table-column table:style-name="co1" table:number-columns-repeated="960" table:default-cell-style-name="Default"/>
        <table:table-row table:style-name="ro1">
          <table:table-cell table:style-name="ce1"/>
          <table:table-cell table:style-name="ce3"/>
          <table:table-cell table:style-name="ce1"/>
          <table:table-cell table:style-name="ce1" office:value-type="string" calcext:value-type="string">
            <text:p>Trame Complète</text:p>
          </table:table-cell>
          <table:table-cell table:style-name="ce1" table:number-columns-repeated="2"/>
          <table:table-cell table:style-name="ce4"/>
          <table:table-cell table:style-name="ce1"/>
          <table:table-cell table:style-name="ce6" office:value-type="string" calcext:value-type="string">
            <text:p>Trame 1</text:p>
          </table:table-cell>
          <table:table-cell table:style-name="ce6" office:value-type="string" calcext:value-type="string">
            <text:p>Trame 2</text:p>
          </table:table-cell>
          <table:table-cell table:style-name="ce6" office:value-type="string" calcext:value-type="string">
            <text:p>Temp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Quiet</text:p>
          </table:table-cell>
          <table:table-cell table:style-name="ce6" office:value-type="string" calcext:value-type="string">
            <text:p>Boost</text:p>
          </table:table-cell>
          <table:table-cell table:style-name="ce6" office:value-type="string" calcext:value-type="string">
            <text:p>Swing</text:p>
          </table:table-cell>
          <table:table-cell table:style-name="ce6" office:value-type="string" calcext:value-type="string">
            <text:p>Fan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3" office:value-type="float" office:value="6" calcext:value-type="float">
            <office:annotation draw:style-name="gr1" draw:text-style-name="P1" svg:width="2.899cm" svg:height="0.991cm" svg:x="53.805cm" svg:y="0cm" draw:caption-point-x="-0.61cm" draw:caption-point-y="0.01cm">
              <dc:date>2014-11-19T00:00:00</dc:date>
              <text:p text:style-name="P1"><text:span text:style-name="T1">MODE</text:span></text:p>
              <text:p text:style-name="P1"><text:span text:style-name="T1"/></text:p>
            </office:annotation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office:annotation draw:style-name="gr1" draw:text-style-name="P1" svg:width="2.899cm" svg:height="0.991cm" svg:x="56.806cm" svg:y="0cm" draw:caption-point-x="-0.61cm" draw:caption-point-y="0.01cm">
              <dc:date>2014-11-20T00:00:00</dc:date>
              <text:p text:style-name="P1"><text:span text:style-name="T1">Gauche : FAN</text:span></text:p>
              <text:p text:style-name="P1"><text:span text:style-name="T1">Droite SWING</text:span></text:p>
            </office:annotation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0" office:value-type="float" office:value="19" calcext:value-type="float">
            <text:p>19</text:p>
          </table:table-cell>
          <table:table-cell table:style-name="ce23" office:value-type="string" calcext:value-type="string">
            <text:p>CRC</text:p>
          </table:table-cell>
          <table:table-cell table:style-name="ce13" office:value-type="float" office:value="6" calcext:value-type="float">
            <office:annotation draw:style-name="gr1" draw:text-style-name="P1" svg:width="2.899cm" svg:height="0.991cm" svg:x="70.889cm" svg:y="0cm" draw:caption-point-x="-0.61cm" draw:caption-point-y="0.01cm">
              <dc:date>2014-11-19T00:00:00</dc:date>
              <text:p text:style-name="P1"><text:span text:style-name="T1">MODE</text:span></text:p>
              <text:p text:style-name="P1"><text:span text:style-name="T1"/></text:p>
            </office:annotation>
            <text:p>6</text:p>
          </table:table-cell>
          <table:table-cell table:style-name="ce6" office:value-type="string" calcext:value-type="string">
            <text:p>Mode</text:p>
          </table:table-cell>
          <table:table-cell table:style-name="ce6" office:value-type="string" calcext:value-type="string">
            <text:p>Switch</text:p>
          </table:table-cell>
          <table:table-cell table:style-name="ce16" office:value-type="float" office:value="7" calcext:value-type="float">
            <text:p>7</text:p>
          </table:table-cell>
          <table:table-cell table:style-name="ce31" office:value-type="string" calcext:value-type="string">
            <text:p>[7]</text:p>
          </table:table-cell>
          <table:table-cell table:style-name="ce31" office:value-type="string" calcext:value-type="string">
            <text:p>[6]</text:p>
          </table:table-cell>
          <table:table-cell table:style-name="ce31" office:value-type="string" calcext:value-type="string">
            <text:p>[5]</text:p>
          </table:table-cell>
          <table:table-cell table:style-name="ce31" office:value-type="string" calcext:value-type="string">
            <text:p>[4]</text:p>
          </table:table-cell>
          <table:table-cell table:style-name="ce31" office:value-type="string" calcext:value-type="string">
            <text:p>[3]</text:p>
          </table:table-cell>
          <table:table-cell table:style-name="ce31" office:value-type="string" calcext:value-type="string">
            <text:p>[2]</text:p>
          </table:table-cell>
          <table:table-cell table:style-name="ce31" office:value-type="string" calcext:value-type="string">
            <text:p>[1]</text:p>
          </table:table-cell>
          <table:table-cell table:style-name="ce31" office:value-type="string" calcext:value-type="string">
            <text:p>[0]</text:p>
          </table:table-cell>
          <table:table-cell/>
          <table:table-cell table:style-name="ce34" office:value-type="string" calcext:value-type="string">
            <text:p>Temp[3]</text:p>
          </table:table-cell>
          <table:table-cell table:style-name="ce34" office:value-type="string" calcext:value-type="string">
            <text:p>Temp[2]</text:p>
          </table:table-cell>
          <table:table-cell table:style-name="ce34" office:value-type="string" calcext:value-type="string">
            <text:p>Temp[1]</text:p>
          </table:table-cell>
          <table:table-cell table:style-name="ce34" office:value-type="string" calcext:value-type="string">
            <text:p>Temp[0]</text:p>
          </table:table-cell>
          <table:table-cell office:value-type="string" calcext:value-type="string">
            <text:p>delta</text:p>
          </table:table-cell>
          <table:table-cell table:style-name="ce35" office:value-type="string" calcext:value-type="string">
            <text:p>temp</text:p>
          </table:table-cell>
          <table:table-cell/>
          <table:table-cell table:style-name="ce39" office:value-type="float" office:value="9" calcext:value-type="float">
            <text:p>9</text:p>
          </table:table-cell>
          <table:table-cell table:style-name="ce6" office:value-type="string" calcext:value-type="string">
            <text:p>FAN</text:p>
          </table:table-cell>
          <table:table-cell table:style-name="ce6" office:value-type="string" calcext:value-type="string">
            <text:p>SWING</text:p>
          </table:table-cell>
          <table:table-cell/>
          <table:table-cell table:style-name="ce10" office:value-type="string" calcext:value-type="string">
            <text:p>[14]</text:p>
          </table:table-cell>
          <table:table-cell table:style-name="ce10" office:value-type="string" calcext:value-type="string">
            <text:p>Profile</text:p>
          </table:table-cell>
          <table:table-cell table:number-columns-repeated="96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time" office:time-value="PT09H55M20.7S" calcext:value-type="time">
            <text:p>09:55:20.70</text:p>
          </table:table-cell>
          <table:table-cell table:style-name="ce1" office:value-type="string" calcext:value-type="string">
            <text:p>PANASONIC216AC</text:p>
          </table:table-cell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4;0|6;7092;408;1|7;7500;1328;0|8;8828;412;1|9;9240;460;0|10;9700;408;1|11;10108;460;0|12;10568;408;1|13;10976;464;0|14;11440;408;1|15;11848;460;0|16;12308;408;1|17;12716;460;0|18;13176;408;1|19;13584;464;0|20;14048;408;1|21;14456;460;0|22;14916;408;1|23;15324;464;0|24;15788;408;1|25;16196;460;0|26;16656;408;1|27;17064;460;0|28;17524;408;1|29;17932;464;0|30;18396;408;1|31;18804;1328;0|32;20132;412;1|33;20544;460;0|34;21004;408;1|35;21412;460;0|36;21872;408;1|37;22280;460;0|38;22740;412;1|39;23152;460;0|40;23612;408;1|41;24020;460;0|42;24480;408;1|43;24888;464;0|44;25352;408;1|45;25760;460;0|46;26220;408;1|47;26628;1328;0|48;27956;412;1|49;28368;1328;0|50;29696;412;1|51;30108;1328;0|52;31436;408;1|53;31844;464;0|54;32308;408;1|55;32716;460;0|56;33176;408;1|57;33584;1332;0|58;34916;408;1|59;35324;460;0|60;35784;408;1|61;36192;460;0|62;36652;412;1|63;37064;460;0|64;37524;408;1|65;37932;460;0|66;38392;408;1|67;38800;460;0|68;39260;412;1|69;39672;460;0|70;40132;408;1|71;40540;464;0|72;41004;404;1|73;41408;464;0|74;41872;408;1|75;42280;460;0|76;42740;408;1|77;43148;460;0|78;43608;408;1|79;44016;464;0|80;44480;408;1|81;44888;460;0|82;45348;408;1|83;45756;464;0|84;46220;408;1|85;46628;460;0|86;47088;408;1|87;47496;460;0|88;47956;412;1|89;48368;460;0|90;48828;408;1|91;49236;460;0|92;49696;408;1|93;50104;460;0|94;50564;412;1|95;50976;460;0|96;51436;408;1|97;51844;460;0|98;52304;408;1|99;52712;464;0|100;53176;408;1|101;53584;460;0|102;54044;408;1|103;54452;464;0|104;54916;404;1|105;55320;464;0|106;55784;408;1|107;56192;460;0|108;56652;408;1|109;57060;464;0|110;57524;404;1|111;57928;464;0|112;58392;408;1|113;58800;460;0|114;59260;408;1|115;59668;464;0|116;60132;408;1|117;60540;460;0|118;61000;408;1|119;61408;1332;0|120;62740;408;1|121;63148;1328;0|122;64476;412;1|123;64888;460;0|124;65348;408;1|125;65756;460;0|126;66216;408;1|127;66624;464;0|128;67088;408;1|129;67496;460;0|130;67956;408;1|131;68364;464;0|132;68828;404;1|133;69232;10032;0|134;79264;3452;1|135;82716;1768;0|136;84484;408;1|137;84892;460;0|138;85352;412;1|139;85764;1328;0|140;87092;408;1|141;87500;464;0|142;87964;408;1|143;88372;460;0|144;88832;408;1|145;89240;460;0|146;89700;408;1|147;90108;464;0|148;90572;408;1|149;90980;460;0|150;91440;408;1|151;91848;460;0|152;92308;408;1|153;92716;464;0|154;93180;408;1|155;93588;460;0|156;94048;408;1|157;94456;464;0|158;94920;404;1|159;95324;464;0|160;95788;408;1|161;96196;460;0|162;96656;408;1|163;97064;1332;0|164;98396;408;1|165;98804;448;0|166;99252;420;1|167;99672;464;0|168;100136;408;1|169;100544;460;0|170;101004;408;1|171;101412;460;0|172;101872;408;1|173;102280;464;0|174;102744;408;1|175;103152;460;0|176;103612;408;1|177;104020;464;0|178;104484;408;1|179;104892;1328;0|180;106220;412;1|181;106632;1328;0|182;107960;408;1|183;108368;1332;0|184;109700;408;1|185;110108;460;0|186;110568;408;1|187;110976;464;0|188;111440;408;1|189;111848;1328;0|190;113176;408;1|191;113584;464;0|192;114048;408;1|193;114456;460;0|194;114916;408;1|195;115324;460;0|196;115784;408;1|197;116192;464;0|198;116656;408;1|199;117064;460;0|200;117524;408;1|201;117932;464;0|202;118396;408;1|203;118804;460;0|204;119264;408;1|205;119672;460;0|206;120132;408;1|207;120540;464;0|208;121004;408;1|209;121412;460;0|210;121872;408;1|211;122280;464;0|212;122744;404;1|213;123148;464;0|214;123612;408;1|215;124020;464;0|216;124484;404;1|217;124888;464;0|218;125352;408;1|219;125760;460;0|220;126220;408;1|221;126628;464;0|222;127092;404;1|223;127496;1332;0|224;128828;408;1|225;129236;460;0|226;129696;408;1|227;130104;464;0|228;130568;408;1|229;130976;1328;0|230;132304;472;1|231;132776;400;0|232;133176;408;1|233;133584;464;0|234;134048;404;1|235;134452;464;0|236;134916;408;1|237;135324;1328;0|238;136652;412;1|239;137064;1332;0|240;138396;404;1|241;138800;1332;0|242;140132;408;1|243;140540;1332;0|244;141872;408;1|245;142280;460;0|246;142740;408;1|247;143148;464;0|248;143612;408;1|249;144020;460;0|250;144480;408;1|251;144888;460;0|252;145348;408;1|253;145756;464;0|254;146220;408;1|255;146628;460;0|256;147088;408;1|257;147496;460;0|258;147956;412;1|259;148368;460;0|260;148828;408;1|261;149236;464;0|262;149700;404;1|263;150104;1332;0|264;151436;408;1|265;151844;1332;0|266;153176;408;1|267;153584;1332;0|268;154916;408;1|269;155324;1328;0|270;156652;408;1|271;157060;1332;0|272;158392;408;1|273;158800;460;0|274;159260;408;1|275;159668;1332;0|276;161000;408;1|277;161408;460;0|278;161868;408;1|279;162276;1332;0|280;163608;408;1|281;164016;464;0|282;164480;408;1|283;164888;460;0|284;165348;408;1|285;165756;460;0|286;166216;408;1|287;166624;464;0|288;167088;408;1|289;167496;460;0|290;167956;408;1|291;168364;464;0|292;168828;408;1|293;169236;460;0|294;169696;408;1|295;170104;460;0|296;170564;408;1|297;170972;464;0|298;171436;408;1|299;171844;460;0|300;172304;408;1|301;172712;460;0|302;173172;408;1|303;173580;464;0|304;174044;408;1|305;174452;460;0|306;174912;408;1|307;175320;464;0|308;175784;408;1|309;176192;460;0|310;176652;408;1|311;177060;460;0|312;177520;408;1|313;177928;464;0|314;178392;408;1|315;178800;1332;0|316;180132;408;1|317;180540;1328;0|318;181868;408;1|319;182276;1332;0|320;183608;408;1|321;184016;460;0|322;184476;408;1|323;184884;464;0|324;185348;408;1|325;185756;460;0|326;186216;408;1|327;186624;460;0|328;187084;412;1|329;187496;460;0|330;187956;408;1|331;188364;460;0|332;188824;408;1|333;189232;464;0|334;189696;404;1|335;190100;464;0|336;190564;408;1|337;190972;460;0|338;191432;408;1|339;191840;1332;0|340;193172;408;1|341;193580;1328;0|342;194908;412;1|343;195320;1332;0|344;196652;408;1|345;197060;460;0|346;197520;408;1|347;197928;460;0|348;198388;412;1|349;198800;460;0|350;199260;408;1|351;199668;460;0|352;200128;408;1|353;200536;1332;0|354;201868;408;1|355;202276;460;0|356;202736;408;1|357;203144;460;0|358;203604;412;1|359;204016;460;0|360;204476;408;1|361;204884;460;0|362;205344;412;1|363;205756;460;0|364;206216;408;1|365;206624;460;0|366;207084;408;1|367;207492;464;0|368;207956;408;1|369;208364;460;0|370;208824;408;1|371;209232;460;0|372;209692;408;1|373;210100;464;0|374;210564;408;1|375;210972;460;0|376;211432;408;1|377;211840;1332;0|378;213172;408;1|379;213580;460;0|380;214040;408;1|381;214448;460;0|382;214908;412;1|383;215320;460;0|384;215780;408;1|385;216188;460;0|386;216648;408;1|387;217056;464;0|388;217520;408;1|389;217928;460;0|390;218388;408;1|391;218796;460;0|392;219256;408;1|393;219664;464;0|394;220128;408;1|395;220536;460;0|396;220996;408;1|397;221404;464;0|398;221868;404;1|399;222272;464;0|400;222736;408;1|401;223144;460;0|402;223604;408;1|403;224012;464;0|404;224476;408;1|405;224884;460;0|406;225344;408;1|407;225752;464;0|408;226216;404;1|409;226620;464;0|410;227084;408;1|411;227492;1332;0|412;228824;408;1|413;229232;1328;0|414;230560;408;1|415;230968;464;0|416;231432;408;1|417;231840;460;0|418;232300;408;1|419;232708;464;0|420;233172;404;1|421;233576;464;0|422;234040;408;1|423;234448;460;0|424;234908;408;1|425;235316;460;0|426;235776;408;1|427;236184;1332;0|428;237516;408;1|429;237924;1332;0|430;239256;408;1|431;239664;1332;0|432;240996;408;1|433;241404;1328;0|434;242732;412;1|435;243144;1328;0|436;244472;408;1|437;244880;464;0|438;245344;408;1|439;245752;1328;0|440;247080;408;1|</text:p>
          </table:table-cell>
          <table:table-cell table:style-name="ce7" table:formula="of:=LEFT([.D2];16)" office:value-type="string" office:string-value="0220E00400000006" calcext:value-type="string">
            <text:p>0220E00400000006</text:p>
          </table:table-cell>
          <table:table-cell table:style-name="ce7" table:formula="of:=RIGHT([.D2];(27*2)-16)" office:value-type="string" office:string-value="0220E00400483C80AF00000EE01000010006BE" calcext:value-type="string">
            <text:p>0220E00400483C80AF00000EE01000010006B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];2*[.R$1]);2);8);4) &amp; RIGHT(HEX2BIN(RIGHT(LEFT([.$J2];2*[.R$1]);2);8);4);2)" office:value-type="string" office:string-value="02" calcext:value-type="string">
            <text:p>02</text:p>
          </table:table-cell>
          <table:table-cell table:style-name="ce6" table:formula="of:=BIN2HEX(LEFT(HEX2BIN(RIGHT(LEFT([.$J2];2*[.S$1]);2);8);4) &amp; RIGHT(HEX2BIN(RIGHT(LEFT([.$J2];2*[.S$1]);2);8);4);2)" office:value-type="string" office:string-value="20" calcext:value-type="string">
            <text:p>20</text:p>
          </table:table-cell>
          <table:table-cell table:style-name="ce6" table:formula="of:=BIN2HEX(LEFT(HEX2BIN(RIGHT(LEFT([.$J2];2*[.T$1]);2);8);4) &amp; RIGHT(HEX2BIN(RIGHT(LEFT([.$J2];2*[.T$1]);2);8);4);2)" office:value-type="string" office:string-value="E0" calcext:value-type="string">
            <text:p>E0</text:p>
          </table:table-cell>
          <table:table-cell table:style-name="ce6" table:formula="of:=BIN2HEX(LEFT(HEX2BIN(RIGHT(LEFT([.$J2];2*[.U$1]);2);8);4) &amp; RIGHT(HEX2BIN(RIGHT(LEFT([.$J2];2*[.U$1]);2);8);4);2)" office:value-type="string" office:string-value="04" calcext:value-type="string">
            <text:p>04</text:p>
          </table:table-cell>
          <table:table-cell table:style-name="ce6" table:formula="of:=BIN2HEX(LEFT(HEX2BIN(RIGHT(LEFT([.$J2];2*[.V$1]);2);8);4) &amp; RIGHT(HEX2BIN(RIGHT(LEFT([.$J2];2*[.V$1]);2);8);4);2)" office:value-type="string" office:string-value="00" calcext:value-type="string">
            <text:p>00</text:p>
          </table:table-cell>
          <table:table-cell table:style-name="ce14" table:formula="of:=BIN2HEX(LEFT(HEX2BIN(RIGHT(LEFT([.$J2];2*[.W$1]);2);8);4) &amp; RIGHT(HEX2BIN(RIGHT(LEFT([.$J2];2*[.W$1]);2);8);4);2)" office:value-type="string" office:string-value="48" calcext:value-type="string">
            <text:p>48</text:p>
          </table:table-cell>
          <table:table-cell table:style-name="ce17" table:formula="of:=BIN2HEX(LEFT(HEX2BIN(RIGHT(LEFT([.$J2];2*[.X$1]);2);8);4) &amp; RIGHT(HEX2BIN(RIGHT(LEFT([.$J2];2*[.X$1]);2);8);4);2)" office:value-type="string" office:string-value="3C" calcext:value-type="string">
            <text:p>3C</text:p>
          </table:table-cell>
          <table:table-cell table:style-name="ce6" table:formula="of:=BIN2HEX(LEFT(HEX2BIN(RIGHT(LEFT([.$J2];2*[.Y$1]);2);8);4) &amp; RIGHT(HEX2BIN(RIGHT(LEFT([.$J2];2*[.Y$1]);2);8);4);2)" office:value-type="string" office:string-value="80" calcext:value-type="string">
            <text:p>80</text:p>
          </table:table-cell>
          <table:table-cell table:style-name="ce6" table:formula="of:=BIN2HEX(LEFT(HEX2BIN(RIGHT(LEFT([.$J2];2*[.Z$1]);2);8);4) &amp; RIGHT(HEX2BIN(RIGHT(LEFT([.$J2];2*[.Z$1]);2);8);4);2)" office:value-type="string" office:string-value="AF" calcext:value-type="string">
            <text:p>AF</text:p>
          </table:table-cell>
          <table:table-cell table:style-name="ce6" table:formula="of:=BIN2HEX(LEFT(HEX2BIN(RIGHT(LEFT([.$J2];2*[.AA$1]);2);8);4) &amp; RIGHT(HEX2BIN(RIGHT(LEFT([.$J2];2*[.AA$1]);2);8);4);2)" office:value-type="string" office:string-value="00" calcext:value-type="string">
            <text:p>00</text:p>
          </table:table-cell>
          <table:table-cell table:style-name="ce6" table:formula="of:=BIN2HEX(LEFT(HEX2BIN(RIGHT(LEFT([.$J2];2*[.AB$1]);2);8);4) &amp; RIGHT(HEX2BIN(RIGHT(LEFT([.$J2];2*[.AB$1]);2);8);4);2)" office:value-type="string" office:string-value="00" calcext:value-type="string">
            <text:p>00</text:p>
          </table:table-cell>
          <table:table-cell table:style-name="ce6" table:formula="of:=BIN2HEX(LEFT(HEX2BIN(RIGHT(LEFT([.$J2];2*[.AC$1]);2);8);4) &amp; RIGHT(HEX2BIN(RIGHT(LEFT([.$J2];2*[.AC$1]);2);8);4);2)" office:value-type="string" office:string-value="0E" calcext:value-type="string">
            <text:p>0E</text:p>
          </table:table-cell>
          <table:table-cell table:style-name="ce6" table:formula="of:=BIN2HEX(LEFT(HEX2BIN(RIGHT(LEFT([.$J2];2*[.AD$1]);2);8);4) &amp; RIGHT(HEX2BIN(RIGHT(LEFT([.$J2];2*[.AD$1]);2);8);4);2)" office:value-type="string" office:string-value="E0" calcext:value-type="string">
            <text:p>E0</text:p>
          </table:table-cell>
          <table:table-cell table:style-name="ce6" table:formula="of:=BIN2HEX(LEFT(HEX2BIN(RIGHT(LEFT([.$J2];2*[.AE$1]);2);8);4) &amp; RIGHT(HEX2BIN(RIGHT(LEFT([.$J2];2*[.AE$1]);2);8);4);2)" office:value-type="string" office:string-value="10" calcext:value-type="string">
            <text:p>10</text:p>
          </table:table-cell>
          <table:table-cell table:style-name="ce6" table:formula="of:=BIN2HEX(LEFT(HEX2BIN(RIGHT(LEFT([.$J2];2*[.AF$1]);2);8);4) &amp; RIGHT(HEX2BIN(RIGHT(LEFT([.$J2];2*[.AF$1]);2);8);4);2)" office:value-type="string" office:string-value="00" calcext:value-type="string">
            <text:p>00</text:p>
          </table:table-cell>
          <table:table-cell table:style-name="ce6" table:formula="of:=BIN2HEX(LEFT(HEX2BIN(RIGHT(LEFT([.$J2];2*[.AG$1]);2);8);4) &amp; RIGHT(HEX2BIN(RIGHT(LEFT([.$J2];2*[.AG$1]);2);8);4);2)" office:value-type="string" office:string-value="01" calcext:value-type="string">
            <text:p>01</text:p>
          </table:table-cell>
          <table:table-cell table:style-name="ce6" table:formula="of:=BIN2HEX(LEFT(HEX2BIN(RIGHT(LEFT([.$J2];2*[.AH$1]);2);8);4) &amp; RIGHT(HEX2BIN(RIGHT(LEFT([.$J2];2*[.AH$1]);2);8);4);2)" office:value-type="string" office:string-value="00" calcext:value-type="string">
            <text:p>00</text:p>
          </table:table-cell>
          <table:table-cell table:style-name="ce6" table:formula="of:=BIN2HEX(LEFT(HEX2BIN(RIGHT(LEFT([.$J2];2*[.AI$1]);2);8);4) &amp; RIGHT(HEX2BIN(RIGHT(LEFT([.$J2];2*[.AI$1]);2);8);4);2)" office:value-type="string" office:string-value="06" calcext:value-type="string">
            <text:p>06</text:p>
          </table:table-cell>
          <table:table-cell table:style-name="ce21" table:formula="of:=BIN2HEX(LEFT(HEX2BIN(RIGHT(LEFT([.$J2];2*[.AJ$1]);2);8);4) &amp; RIGHT(HEX2BIN(RIGHT(LEFT([.$J2];2*[.AJ$1]);2);8);4);2)" office:value-type="string" office:string-value="BE" calcext:value-type="string">
            <text:p>BE</text:p>
          </table:table-cell>
          <table:table-cell table:style-name="ce23" table:formula="of:=DEC2HEX([.CC2];2)" office:value-type="string" office:string-value="BE" calcext:value-type="string">
            <text:p>BE</text:p>
          </table:table-cell>
          <table:table-cell table:style-name="ce27" table:formula="of:=HEX2BIN([.W2];8)" office:value-type="string" office:string-value="01001000" calcext:value-type="string">
            <text:p>01001000</text:p>
          </table:table-cell>
          <table:table-cell table:style-name="ce10" table:formula="of:=LEFT([.AL2];4)" office:value-type="string" office:string-value="0100" calcext:value-type="string">
            <text:p>0100</text:p>
          </table:table-cell>
          <table:table-cell table:style-name="ce10" table:formula="of:=RIGHT([.AM2];1)" office:value-type="string" office:string-value="0" calcext:value-type="string">
            <text:p>0</text:p>
          </table:table-cell>
          <table:table-cell table:style-name="ce30" table:formula="of:=HEX2BIN([.X2];8)" office:value-type="string" office:string-value="00111100" calcext:value-type="string">
            <text:p>00111100</text:p>
          </table:table-cell>
          <table:table-cell table:style-name="ce32" table:formula="of:=LEFT([.AO2];1)" office:value-type="string" office:string-value="0" calcext:value-type="string">
            <text:p>0</text:p>
          </table:table-cell>
          <table:table-cell table:style-name="ce32" table:formula="of:=RIGHT(LEFT([.AO2];2);1)" office:value-type="string" office:string-value="0" calcext:value-type="string">
            <text:p>0</text:p>
          </table:table-cell>
          <table:table-cell table:style-name="ce32" table:formula="of:=RIGHT(LEFT([.AO2];3);1)" office:value-type="string" office:string-value="1" calcext:value-type="string">
            <text:p>1</text:p>
          </table:table-cell>
          <table:table-cell table:style-name="ce32" table:formula="of:=RIGHT(LEFT([.$AO2];4);1)" office:value-type="string" office:string-value="1" calcext:value-type="string">
            <text:p>1</text:p>
          </table:table-cell>
          <table:table-cell table:style-name="ce32" table:formula="of:=RIGHT(LEFT([.$AO2];5);1)" office:value-type="string" office:string-value="1" calcext:value-type="string">
            <text:p>1</text:p>
          </table:table-cell>
          <table:table-cell table:style-name="ce32" table:formula="of:=RIGHT(LEFT([.$AO2];6);1)" office:value-type="string" office:string-value="1" calcext:value-type="string">
            <text:p>1</text:p>
          </table:table-cell>
          <table:table-cell table:style-name="ce32" table:formula="of:=RIGHT(LEFT([.$AO2];7);1)" office:value-type="string" office:string-value="0" calcext:value-type="string">
            <text:p>0</text:p>
          </table:table-cell>
          <table:table-cell table:style-name="ce32" table:formula="of:=RIGHT(LEFT([.$AO2];8);1)" office:value-type="string" office:string-value="0" calcext:value-type="string">
            <text:p>0</text:p>
          </table:table-cell>
          <table:table-cell/>
          <table:table-cell table:style-name="ce6" table:formula="of:=[.AS2]" office:value-type="string" office:string-value="1" calcext:value-type="string">
            <text:p>1</text:p>
          </table:table-cell>
          <table:table-cell table:style-name="ce6" table:formula="of:=[.AT2]" office:value-type="string" office:string-value="1" calcext:value-type="string">
            <text:p>1</text:p>
          </table:table-cell>
          <table:table-cell table:style-name="ce6" table:formula="of:=[.AU2]" office:value-type="string" office:string-value="1" calcext:value-type="string">
            <text:p>1</text:p>
          </table:table-cell>
          <table:table-cell table:style-name="ce6" table:formula="of:=[.AV2]" office:value-type="string" office:string-value="0" calcext:value-type="string">
            <text:p>0</text:p>
          </table:table-cell>
          <table:table-cell table:formula="of:=BIN2DEC([.AY2]&amp;[.AZ2]&amp;[.BA2]&amp;[.BB2])" office:value-type="float" office:value="14" calcext:value-type="float">
            <text:p>14</text:p>
          </table:table-cell>
          <table:table-cell table:style-name="ce36" table:formula="of:=16+[.BC2]" office:value-type="float" office:value="30" calcext:value-type="float">
            <text:p>30</text:p>
          </table:table-cell>
          <table:table-cell/>
          <table:table-cell table:style-name="ce39" table:formula="of:=HEX2BIN([.Z2];8)" office:value-type="string" office:string-value="10101111" calcext:value-type="string">
            <text:p>10101111</text:p>
          </table:table-cell>
          <table:table-cell table:style-name="ce6" table:formula="of:=LEFT([.BF2];4)" office:value-type="string" office:string-value="1010" calcext:value-type="string">
            <text:p>1010</text:p>
          </table:table-cell>
          <table:table-cell table:style-name="ce6" table:formula="of:=RIGHT([.BF2];4)" office:value-type="string" office:string-value="1111" calcext:value-type="string">
            <text:p>1111</text:p>
          </table:table-cell>
          <table:table-cell/>
          <table:table-cell table:style-name="ce10" table:formula="of:=HEX2BIN([.AE2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2])+HEX2DEC([.S2]);256)" office:value-type="float" office:value="34" calcext:value-type="float">
            <text:p>34</text:p>
          </table:table-cell>
          <table:table-cell table:formula="of:=MOD([.BM2]+HEX2DEC([.T2]);256)" office:value-type="float" office:value="2" calcext:value-type="float">
            <text:p>2</text:p>
          </table:table-cell>
          <table:table-cell table:formula="of:=MOD([.BN2]+HEX2DEC([.U2]);256)" office:value-type="float" office:value="6" calcext:value-type="float">
            <text:p>6</text:p>
          </table:table-cell>
          <table:table-cell table:formula="of:=MOD([.BO2]+HEX2DEC([.V2]);256)" office:value-type="float" office:value="6" calcext:value-type="float">
            <text:p>6</text:p>
          </table:table-cell>
          <table:table-cell table:formula="of:=MOD([.BP2]+HEX2DEC([.W2]);256)" office:value-type="float" office:value="78" calcext:value-type="float">
            <text:p>78</text:p>
          </table:table-cell>
          <table:table-cell table:formula="of:=MOD([.BQ2]+HEX2DEC([.X2]);256)" office:value-type="float" office:value="138" calcext:value-type="float">
            <text:p>138</text:p>
          </table:table-cell>
          <table:table-cell table:formula="of:=MOD([.BR2]+HEX2DEC([.Y2]);256)" office:value-type="float" office:value="10" calcext:value-type="float">
            <text:p>10</text:p>
          </table:table-cell>
          <table:table-cell table:formula="of:=MOD([.BS2]+HEX2DEC([.Z2]);256)" office:value-type="float" office:value="185" calcext:value-type="float">
            <text:p>185</text:p>
          </table:table-cell>
          <table:table-cell table:formula="of:=MOD([.BT2]+HEX2DEC([.AA2]);256)" office:value-type="float" office:value="185" calcext:value-type="float">
            <text:p>185</text:p>
          </table:table-cell>
          <table:table-cell table:formula="of:=MOD([.BU2]+HEX2DEC([.AB2]);256)" office:value-type="float" office:value="185" calcext:value-type="float">
            <text:p>185</text:p>
          </table:table-cell>
          <table:table-cell table:formula="of:=MOD([.BV2]+HEX2DEC([.AC2]);256)" office:value-type="float" office:value="199" calcext:value-type="float">
            <text:p>199</text:p>
          </table:table-cell>
          <table:table-cell table:formula="of:=MOD([.BW2]+HEX2DEC([.AD2]);256)" office:value-type="float" office:value="167" calcext:value-type="float">
            <text:p>167</text:p>
          </table:table-cell>
          <table:table-cell table:formula="of:=MOD([.BX2]+HEX2DEC([.AE2]);256)" office:value-type="float" office:value="183" calcext:value-type="float">
            <text:p>183</text:p>
          </table:table-cell>
          <table:table-cell table:formula="of:=MOD([.BY2]+HEX2DEC([.AF2]);256)" office:value-type="float" office:value="183" calcext:value-type="float">
            <text:p>183</text:p>
          </table:table-cell>
          <table:table-cell table:formula="of:=MOD([.BZ2]+HEX2DEC([.AG2]);256)" office:value-type="float" office:value="184" calcext:value-type="float">
            <text:p>184</text:p>
          </table:table-cell>
          <table:table-cell table:formula="of:=MOD([.CA2]+HEX2DEC([.AH2]);256)" office:value-type="float" office:value="184" calcext:value-type="float">
            <text:p>184</text:p>
          </table:table-cell>
          <table:table-cell table:formula="of:=MOD([.CB2]+HEX2DEC([.AI2]);256)" office:value-type="float" office:value="190" calcext:value-type="float">
            <text:p>19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A80AF00000EE01000010006BC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4;0|16;12308;408;1|17;12716;460;0|18;13176;408;1|19;13584;460;0|20;14044;464;1|21;14508;408;0|22;14916;408;1|23;15324;460;0|24;15784;408;1|25;16192;460;0|26;16652;412;1|27;17064;460;0|28;17524;408;1|29;17932;464;0|30;18396;408;1|31;18804;1328;0|32;20132;408;1|33;20540;460;0|34;21000;412;1|35;21412;460;0|36;21872;408;1|37;22280;460;0|38;22740;408;1|39;23148;464;0|40;23612;404;1|41;24016;464;0|42;24480;408;1|43;24888;460;0|44;25348;408;1|45;25756;464;0|46;26220;408;1|47;26628;1328;0|48;27956;408;1|49;28364;1332;0|50;29696;408;1|51;30104;1332;0|52;31436;408;1|53;31844;460;0|54;32304;408;1|55;32712;464;0|56;33176;408;1|57;33584;1332;0|58;34916;408;1|59;35324;460;0|60;35784;408;1|61;36192;460;0|62;36652;408;1|63;37060;464;0|64;37524;408;1|65;37932;460;0|66;38392;408;1|67;38800;460;0|68;39260;408;1|69;39668;464;0|70;40132;408;1|71;40540;460;0|72;41000;408;1|73;41408;460;0|74;41868;408;1|75;42276;464;0|76;42740;408;1|77;43148;460;0|78;43608;408;1|79;44016;460;0|80;44476;408;1|81;44884;464;0|82;45348;408;1|83;45756;460;0|84;46216;408;1|85;46624;464;0|86;47088;408;1|87;47496;460;0|88;47956;408;1|89;48364;460;0|90;48824;412;1|91;49236;460;0|92;49696;408;1|93;50104;460;0|94;50564;408;1|95;50972;464;0|96;51436;408;1|97;51844;460;0|98;52304;408;1|99;52712;460;0|100;53172;408;1|101;53580;464;0|102;54044;408;1|103;54452;460;0|104;54912;408;1|105;55320;460;0|106;55780;408;1|107;56188;464;0|108;56652;408;1|109;57060;460;0|110;57520;408;1|111;57928;464;0|112;58392;408;1|113;58800;460;0|114;59260;464;1|115;59724;408;0|116;60132;408;1|117;60540;460;0|118;61000;408;1|119;61408;1332;0|120;62740;408;1|121;63148;1328;0|122;64476;464;1|123;64940;408;0|124;65348;408;1|125;65756;460;0|126;66216;408;1|127;66624;460;0|128;67084;408;1|129;67492;464;0|130;67956;408;1|131;68364;460;0|132;68824;408;1|133;69232;10028;0|134;79260;3448;1|135;82708;1768;0|136;84476;408;1|137;84884;460;0|138;85344;408;1|139;85752;1332;0|140;87084;408;1|141;87492;460;0|142;87952;412;1|143;88364;460;0|144;88824;408;1|145;89232;460;0|146;89692;408;1|147;90100;464;0|148;90564;408;1|149;90972;460;0|150;91432;408;1|151;91840;460;0|152;92300;408;1|153;92708;464;0|154;93172;408;1|155;93580;460;0|156;94040;408;1|157;94448;460;0|158;94908;412;1|159;95320;460;0|160;95780;408;1|161;96188;460;0|162;96648;408;1|163;97056;1332;0|164;98388;408;1|165;98796;460;0|166;99256;408;1|167;99664;460;0|168;100124;412;1|169;100536;460;0|170;100996;408;1|171;101404;464;0|172;101868;408;1|173;102276;460;0|174;102736;408;1|175;103144;460;0|176;103604;408;1|177;104012;464;0|178;104476;408;1|179;104884;1328;0|180;106212;412;1|181;106624;1328;0|182;107952;408;1|183;108360;1332;0|184;109692;408;1|185;110100;460;0|186;110560;408;1|187;110968;460;0|188;111428;412;1|189;111840;1328;0|190;113168;408;1|191;113576;464;0|192;114040;408;1|193;114448;460;0|194;114908;408;1|195;115316;464;0|196;115780;404;1|197;116184;464;0|198;116648;408;1|199;117056;460;0|200;117516;408;1|201;117924;464;0|202;118388;408;1|203;118796;460;0|204;119256;408;1|205;119664;460;0|206;120124;408;1|207;120532;464;0|208;120996;408;1|209;121404;460;0|210;121864;408;1|211;122272;460;0|212;122732;408;1|213;123140;464;0|214;123604;408;1|215;124012;460;0|216;124472;408;1|217;124880;464;0|218;125344;408;1|219;125752;460;0|220;126212;408;1|221;126620;464;0|222;127084;404;1|223;127488;1332;0|224;128820;408;1|225;129228;460;0|226;129688;412;1|227;130100;460;0|228;130560;408;1|229;130968;1332;0|230;132300;408;1|231;132708;460;0|232;133168;408;1|233;133576;460;0|234;134036;408;1|235;134444;1332;0|236;135776;408;1|237;136184;460;0|238;136644;408;1|239;137052;1332;0|240;138384;408;1|241;138792;1332;0|242;140124;408;1|243;140532;1332;0|244;141864;408;1|245;142272;460;0|246;142732;408;1|247;143140;460;0|248;143600;408;1|249;144008;464;0|250;144472;408;1|251;144880;464;0|252;145344;404;1|253;145748;464;0|254;146212;408;1|255;146620;460;0|256;147080;408;1|257;147488;460;0|258;147948;412;1|259;148360;460;0|260;148820;408;1|261;149228;460;0|262;149688;408;1|263;150096;1332;0|264;151428;408;1|265;151836;1332;0|266;153168;408;1|267;153576;1328;0|268;154904;412;1|269;155316;1328;0|270;156644;408;1|271;157052;1332;0|272;158384;408;1|273;158792;460;0|274;159252;408;1|275;159660;1332;0|276;160992;408;1|277;161400;460;0|278;161860;408;1|279;162268;1332;0|280;163600;408;1|281;164008;460;0|282;164468;412;1|283;164880;460;0|284;165340;408;1|285;165748;460;0|286;166208;408;1|287;166616;464;0|288;167080;408;1|289;167488;460;0|290;167948;408;1|291;168356;460;0|292;168816;412;1|293;169228;460;0|294;169688;408;1|295;170096;460;0|296;170556;408;1|297;170964;460;0|298;171424;412;1|299;171836;460;0|300;172296;408;1|301;172704;460;0|302;173164;408;1|303;173572;464;0|304;174036;408;1|305;174444;460;0|306;174904;408;1|307;175312;460;0|308;175772;468;1|309;176240;404;0|310;176644;408;1|311;177052;460;0|312;177512;408;1|313;177920;464;0|314;178384;408;1|315;178792;1328;0|316;180120;408;1|317;180528;1332;0|318;181860;408;1|319;182268;1328;0|320;183596;436;1|321;184032;436;0|322;184468;408;1|323;184876;464;0|324;185340;408;1|325;185748;460;0|326;186208;408;1|327;186616;464;0|328;187080;404;1|329;187484;464;0|330;187948;408;1|331;188356;460;0|332;188816;408;1|333;189224;460;0|334;189684;412;1|335;190096;460;0|336;190556;408;1|337;190964;460;0|338;191424;408;1|339;191832;1332;0|340;193164;408;1|341;193572;1332;0|342;194904;408;1|343;195312;1328;0|344;196640;412;1|345;197052;460;0|346;197512;408;1|347;197920;460;0|348;198380;408;1|349;198788;464;0|350;199252;408;1|351;199660;460;0|352;200120;408;1|353;200528;1332;0|354;201860;408;1|355;202268;460;0|356;202728;408;1|357;203136;460;0|358;203596;412;1|359;204008;460;0|360;204468;408;1|361;204876;460;0|362;205336;408;1|363;205744;464;0|364;206208;408;1|365;206616;460;0|366;207076;408;1|367;207484;460;0|368;207944;408;1|369;208352;464;0|370;208816;408;1|371;209224;460;0|372;209684;408;1|373;210092;460;0|374;210552;412;1|375;210964;460;0|376;211424;408;1|377;211832;1332;0|378;213164;408;1|379;213572;460;0|380;214032;408;1|381;214440;460;0|382;214900;412;1|383;215312;460;0|384;215772;408;1|385;216180;460;0|386;216640;412;1|387;217052;460;0|388;217512;408;1|389;217920;460;0|390;218380;408;1|391;218788;460;0|392;219248;408;1|393;219656;468;0|394;220124;404;1|395;220528;460;0|396;220988;408;1|397;221396;460;0|398;221856;408;1|399;222264;464;0|400;222728;408;1|401;223136;460;0|402;223596;408;1|403;224004;464;0|404;224468;408;1|405;224876;460;0|406;225336;408;1|407;225744;460;0|408;226204;408;1|409;226612;464;0|410;227076;408;1|411;227484;1332;0|412;228816;408;1|413;229224;1328;0|414;230552;408;1|415;230960;464;0|416;231424;408;1|417;231832;460;0|418;232292;408;1|419;232700;460;0|420;233160;412;1|421;233572;460;0|422;234032;408;1|423;234440;460;0|424;234900;408;1|425;235308;460;0|426;235768;412;1|427;236180;460;0|428;236640;408;1|429;237048;1328;0|430;238376;412;1|431;238788;1328;0|432;240116;412;1|433;240528;1328;0|434;241856;408;1|435;242264;1328;0|436;243592;412;1|437;244004;460;0|438;244464;464;1|439;244928;1276;0|440;246204;408;1|</text:p>
          </table:table-cell>
          <table:table-cell table:style-name="ce7" table:formula="of:=LEFT([.D3];16)" office:value-type="string" office:string-value="0220E00400000006" calcext:value-type="string">
            <text:p>0220E00400000006</text:p>
          </table:table-cell>
          <table:table-cell table:style-name="ce7" table:formula="of:=RIGHT([.D3];(27*2)-16)" office:value-type="string" office:string-value="0220E00400483A80AF00000EE01000010006BC" calcext:value-type="string">
            <text:p>0220E00400483A80AF00000EE01000010006BC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];2*[.R$1]);2);8);4) &amp; RIGHT(HEX2BIN(RIGHT(LEFT([.$J3];2*[.R$1]);2);8);4);2)" office:value-type="string" office:string-value="02" calcext:value-type="string">
            <text:p>02</text:p>
          </table:table-cell>
          <table:table-cell table:style-name="ce6" table:formula="of:=BIN2HEX(LEFT(HEX2BIN(RIGHT(LEFT([.$J3];2*[.S$1]);2);8);4) &amp; RIGHT(HEX2BIN(RIGHT(LEFT([.$J3];2*[.S$1]);2);8);4);2)" office:value-type="string" office:string-value="20" calcext:value-type="string">
            <text:p>20</text:p>
          </table:table-cell>
          <table:table-cell table:style-name="ce6" table:formula="of:=BIN2HEX(LEFT(HEX2BIN(RIGHT(LEFT([.$J3];2*[.T$1]);2);8);4) &amp; RIGHT(HEX2BIN(RIGHT(LEFT([.$J3];2*[.T$1]);2);8);4);2)" office:value-type="string" office:string-value="E0" calcext:value-type="string">
            <text:p>E0</text:p>
          </table:table-cell>
          <table:table-cell table:style-name="ce6" table:formula="of:=BIN2HEX(LEFT(HEX2BIN(RIGHT(LEFT([.$J3];2*[.U$1]);2);8);4) &amp; RIGHT(HEX2BIN(RIGHT(LEFT([.$J3];2*[.U$1]);2);8);4);2)" office:value-type="string" office:string-value="04" calcext:value-type="string">
            <text:p>04</text:p>
          </table:table-cell>
          <table:table-cell table:style-name="ce6" table:formula="of:=BIN2HEX(LEFT(HEX2BIN(RIGHT(LEFT([.$J3];2*[.V$1]);2);8);4) &amp; RIGHT(HEX2BIN(RIGHT(LEFT([.$J3];2*[.V$1]);2);8);4);2)" office:value-type="string" office:string-value="00" calcext:value-type="string">
            <text:p>00</text:p>
          </table:table-cell>
          <table:table-cell table:style-name="ce14" table:formula="of:=BIN2HEX(LEFT(HEX2BIN(RIGHT(LEFT([.$J3];2*[.W$1]);2);8);4) &amp; RIGHT(HEX2BIN(RIGHT(LEFT([.$J3];2*[.W$1]);2);8);4);2)" office:value-type="string" office:string-value="48" calcext:value-type="string">
            <text:p>48</text:p>
          </table:table-cell>
          <table:table-cell table:style-name="ce17" table:formula="of:=BIN2HEX(LEFT(HEX2BIN(RIGHT(LEFT([.$J3];2*[.X$1]);2);8);4) &amp; RIGHT(HEX2BIN(RIGHT(LEFT([.$J3];2*[.X$1]);2);8);4);2)" office:value-type="string" office:string-value="3A" calcext:value-type="string">
            <text:p>3A</text:p>
          </table:table-cell>
          <table:table-cell table:style-name="ce6" table:formula="of:=BIN2HEX(LEFT(HEX2BIN(RIGHT(LEFT([.$J3];2*[.Y$1]);2);8);4) &amp; RIGHT(HEX2BIN(RIGHT(LEFT([.$J3];2*[.Y$1]);2);8);4);2)" office:value-type="string" office:string-value="80" calcext:value-type="string">
            <text:p>80</text:p>
          </table:table-cell>
          <table:table-cell table:style-name="ce6" table:formula="of:=BIN2HEX(LEFT(HEX2BIN(RIGHT(LEFT([.$J3];2*[.Z$1]);2);8);4) &amp; RIGHT(HEX2BIN(RIGHT(LEFT([.$J3];2*[.Z$1]);2);8);4);2)" office:value-type="string" office:string-value="AF" calcext:value-type="string">
            <text:p>AF</text:p>
          </table:table-cell>
          <table:table-cell table:style-name="ce6" table:formula="of:=BIN2HEX(LEFT(HEX2BIN(RIGHT(LEFT([.$J3];2*[.AA$1]);2);8);4) &amp; RIGHT(HEX2BIN(RIGHT(LEFT([.$J3];2*[.AA$1]);2);8);4);2)" office:value-type="string" office:string-value="00" calcext:value-type="string">
            <text:p>00</text:p>
          </table:table-cell>
          <table:table-cell table:style-name="ce6" table:formula="of:=BIN2HEX(LEFT(HEX2BIN(RIGHT(LEFT([.$J3];2*[.AB$1]);2);8);4) &amp; RIGHT(HEX2BIN(RIGHT(LEFT([.$J3];2*[.AB$1]);2);8);4);2)" office:value-type="string" office:string-value="00" calcext:value-type="string">
            <text:p>00</text:p>
          </table:table-cell>
          <table:table-cell table:style-name="ce6" table:formula="of:=BIN2HEX(LEFT(HEX2BIN(RIGHT(LEFT([.$J3];2*[.AC$1]);2);8);4) &amp; RIGHT(HEX2BIN(RIGHT(LEFT([.$J3];2*[.AC$1]);2);8);4);2)" office:value-type="string" office:string-value="0E" calcext:value-type="string">
            <text:p>0E</text:p>
          </table:table-cell>
          <table:table-cell table:style-name="ce6" table:formula="of:=BIN2HEX(LEFT(HEX2BIN(RIGHT(LEFT([.$J3];2*[.AD$1]);2);8);4) &amp; RIGHT(HEX2BIN(RIGHT(LEFT([.$J3];2*[.AD$1]);2);8);4);2)" office:value-type="string" office:string-value="E0" calcext:value-type="string">
            <text:p>E0</text:p>
          </table:table-cell>
          <table:table-cell table:style-name="ce6" table:formula="of:=BIN2HEX(LEFT(HEX2BIN(RIGHT(LEFT([.$J3];2*[.AE$1]);2);8);4) &amp; RIGHT(HEX2BIN(RIGHT(LEFT([.$J3];2*[.AE$1]);2);8);4);2)" office:value-type="string" office:string-value="10" calcext:value-type="string">
            <text:p>10</text:p>
          </table:table-cell>
          <table:table-cell table:style-name="ce6" table:formula="of:=BIN2HEX(LEFT(HEX2BIN(RIGHT(LEFT([.$J3];2*[.AF$1]);2);8);4) &amp; RIGHT(HEX2BIN(RIGHT(LEFT([.$J3];2*[.AF$1]);2);8);4);2)" office:value-type="string" office:string-value="00" calcext:value-type="string">
            <text:p>00</text:p>
          </table:table-cell>
          <table:table-cell table:style-name="ce6" table:formula="of:=BIN2HEX(LEFT(HEX2BIN(RIGHT(LEFT([.$J3];2*[.AG$1]);2);8);4) &amp; RIGHT(HEX2BIN(RIGHT(LEFT([.$J3];2*[.AG$1]);2);8);4);2)" office:value-type="string" office:string-value="01" calcext:value-type="string">
            <text:p>01</text:p>
          </table:table-cell>
          <table:table-cell table:style-name="ce6" table:formula="of:=BIN2HEX(LEFT(HEX2BIN(RIGHT(LEFT([.$J3];2*[.AH$1]);2);8);4) &amp; RIGHT(HEX2BIN(RIGHT(LEFT([.$J3];2*[.AH$1]);2);8);4);2)" office:value-type="string" office:string-value="00" calcext:value-type="string">
            <text:p>00</text:p>
          </table:table-cell>
          <table:table-cell table:style-name="ce6" table:formula="of:=BIN2HEX(LEFT(HEX2BIN(RIGHT(LEFT([.$J3];2*[.AI$1]);2);8);4) &amp; RIGHT(HEX2BIN(RIGHT(LEFT([.$J3];2*[.AI$1]);2);8);4);2)" office:value-type="string" office:string-value="06" calcext:value-type="string">
            <text:p>06</text:p>
          </table:table-cell>
          <table:table-cell table:style-name="ce21" table:formula="of:=BIN2HEX(LEFT(HEX2BIN(RIGHT(LEFT([.$J3];2*[.AJ$1]);2);8);4) &amp; RIGHT(HEX2BIN(RIGHT(LEFT([.$J3];2*[.AJ$1]);2);8);4);2)" office:value-type="string" office:string-value="BC" calcext:value-type="string">
            <text:p>BC</text:p>
          </table:table-cell>
          <table:table-cell table:style-name="ce23" table:formula="of:=DEC2HEX([.CC3];2)" office:value-type="string" office:string-value="BC" calcext:value-type="string">
            <text:p>BC</text:p>
          </table:table-cell>
          <table:table-cell table:style-name="ce27" table:formula="of:=HEX2BIN([.W3];8)" office:value-type="string" office:string-value="01001000" calcext:value-type="string">
            <text:p>01001000</text:p>
          </table:table-cell>
          <table:table-cell table:style-name="ce10" table:formula="of:=LEFT([.AL3];4)" office:value-type="string" office:string-value="0100" calcext:value-type="string">
            <text:p>0100</text:p>
          </table:table-cell>
          <table:table-cell table:style-name="ce10" table:formula="of:=RIGHT([.AM3];1)" office:value-type="string" office:string-value="0" calcext:value-type="string">
            <text:p>0</text:p>
          </table:table-cell>
          <table:table-cell table:style-name="ce30" table:formula="of:=HEX2BIN([.X3];8)" office:value-type="string" office:string-value="00111010" calcext:value-type="string">
            <text:p>00111010</text:p>
          </table:table-cell>
          <table:table-cell table:style-name="ce32" table:formula="of:=LEFT([.AO3];1)" office:value-type="string" office:string-value="0" calcext:value-type="string">
            <text:p>0</text:p>
          </table:table-cell>
          <table:table-cell table:style-name="ce32" table:formula="of:=RIGHT(LEFT([.AO3];2);1)" office:value-type="string" office:string-value="0" calcext:value-type="string">
            <text:p>0</text:p>
          </table:table-cell>
          <table:table-cell table:style-name="ce32" table:formula="of:=RIGHT(LEFT([.AO3];3);1)" office:value-type="string" office:string-value="1" calcext:value-type="string">
            <text:p>1</text:p>
          </table:table-cell>
          <table:table-cell table:style-name="ce32" table:formula="of:=RIGHT(LEFT([.$AO3];4);1)" office:value-type="string" office:string-value="1" calcext:value-type="string">
            <text:p>1</text:p>
          </table:table-cell>
          <table:table-cell table:style-name="ce32" table:formula="of:=RIGHT(LEFT([.$AO3];5);1)" office:value-type="string" office:string-value="1" calcext:value-type="string">
            <text:p>1</text:p>
          </table:table-cell>
          <table:table-cell table:style-name="ce32" table:formula="of:=RIGHT(LEFT([.$AO3];6);1)" office:value-type="string" office:string-value="0" calcext:value-type="string">
            <text:p>0</text:p>
          </table:table-cell>
          <table:table-cell table:style-name="ce32" table:formula="of:=RIGHT(LEFT([.$AO3];7);1)" office:value-type="string" office:string-value="1" calcext:value-type="string">
            <text:p>1</text:p>
          </table:table-cell>
          <table:table-cell table:style-name="ce32" table:formula="of:=RIGHT(LEFT([.$AO3];8);1)" office:value-type="string" office:string-value="0" calcext:value-type="string">
            <text:p>0</text:p>
          </table:table-cell>
          <table:table-cell/>
          <table:table-cell table:style-name="ce6" table:formula="of:=[.AS3]" office:value-type="string" office:string-value="1" calcext:value-type="string">
            <text:p>1</text:p>
          </table:table-cell>
          <table:table-cell table:style-name="ce6" table:formula="of:=[.AT3]" office:value-type="string" office:string-value="1" calcext:value-type="string">
            <text:p>1</text:p>
          </table:table-cell>
          <table:table-cell table:style-name="ce6" table:formula="of:=[.AU3]" office:value-type="string" office:string-value="0" calcext:value-type="string">
            <text:p>0</text:p>
          </table:table-cell>
          <table:table-cell table:style-name="ce6" table:formula="of:=[.AV3]" office:value-type="string" office:string-value="1" calcext:value-type="string">
            <text:p>1</text:p>
          </table:table-cell>
          <table:table-cell table:formula="of:=BIN2DEC([.AY3]&amp;[.AZ3]&amp;[.BA3]&amp;[.BB3])" office:value-type="float" office:value="13" calcext:value-type="float">
            <text:p>13</text:p>
          </table:table-cell>
          <table:table-cell table:style-name="ce36" table:formula="of:=16+[.BC3]" office:value-type="float" office:value="29" calcext:value-type="float">
            <text:p>29</text:p>
          </table:table-cell>
          <table:table-cell/>
          <table:table-cell table:style-name="ce39" table:formula="of:=HEX2BIN([.Z3];8)" office:value-type="string" office:string-value="10101111" calcext:value-type="string">
            <text:p>10101111</text:p>
          </table:table-cell>
          <table:table-cell table:style-name="ce6" table:formula="of:=LEFT([.BF3];4)" office:value-type="string" office:string-value="1010" calcext:value-type="string">
            <text:p>1010</text:p>
          </table:table-cell>
          <table:table-cell table:style-name="ce6" table:formula="of:=RIGHT([.BF3];4)" office:value-type="string" office:string-value="1111" calcext:value-type="string">
            <text:p>1111</text:p>
          </table:table-cell>
          <table:table-cell/>
          <table:table-cell table:style-name="ce10" table:formula="of:=HEX2BIN([.AE3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])+HEX2DEC([.S3]);256)" office:value-type="float" office:value="34" calcext:value-type="float">
            <text:p>34</text:p>
          </table:table-cell>
          <table:table-cell table:formula="of:=MOD([.BM3]+HEX2DEC([.T3]);256)" office:value-type="float" office:value="2" calcext:value-type="float">
            <text:p>2</text:p>
          </table:table-cell>
          <table:table-cell table:formula="of:=MOD([.BN3]+HEX2DEC([.U3]);256)" office:value-type="float" office:value="6" calcext:value-type="float">
            <text:p>6</text:p>
          </table:table-cell>
          <table:table-cell table:formula="of:=MOD([.BO3]+HEX2DEC([.V3]);256)" office:value-type="float" office:value="6" calcext:value-type="float">
            <text:p>6</text:p>
          </table:table-cell>
          <table:table-cell table:formula="of:=MOD([.BP3]+HEX2DEC([.W3]);256)" office:value-type="float" office:value="78" calcext:value-type="float">
            <text:p>78</text:p>
          </table:table-cell>
          <table:table-cell table:formula="of:=MOD([.BQ3]+HEX2DEC([.X3]);256)" office:value-type="float" office:value="136" calcext:value-type="float">
            <text:p>136</text:p>
          </table:table-cell>
          <table:table-cell table:formula="of:=MOD([.BR3]+HEX2DEC([.Y3]);256)" office:value-type="float" office:value="8" calcext:value-type="float">
            <text:p>8</text:p>
          </table:table-cell>
          <table:table-cell table:formula="of:=MOD([.BS3]+HEX2DEC([.Z3]);256)" office:value-type="float" office:value="183" calcext:value-type="float">
            <text:p>183</text:p>
          </table:table-cell>
          <table:table-cell table:formula="of:=MOD([.BT3]+HEX2DEC([.AA3]);256)" office:value-type="float" office:value="183" calcext:value-type="float">
            <text:p>183</text:p>
          </table:table-cell>
          <table:table-cell table:formula="of:=MOD([.BU3]+HEX2DEC([.AB3]);256)" office:value-type="float" office:value="183" calcext:value-type="float">
            <text:p>183</text:p>
          </table:table-cell>
          <table:table-cell table:formula="of:=MOD([.BV3]+HEX2DEC([.AC3]);256)" office:value-type="float" office:value="197" calcext:value-type="float">
            <text:p>197</text:p>
          </table:table-cell>
          <table:table-cell table:formula="of:=MOD([.BW3]+HEX2DEC([.AD3]);256)" office:value-type="float" office:value="165" calcext:value-type="float">
            <text:p>165</text:p>
          </table:table-cell>
          <table:table-cell table:formula="of:=MOD([.BX3]+HEX2DEC([.AE3]);256)" office:value-type="float" office:value="181" calcext:value-type="float">
            <text:p>181</text:p>
          </table:table-cell>
          <table:table-cell table:formula="of:=MOD([.BY3]+HEX2DEC([.AF3]);256)" office:value-type="float" office:value="181" calcext:value-type="float">
            <text:p>181</text:p>
          </table:table-cell>
          <table:table-cell table:formula="of:=MOD([.BZ3]+HEX2DEC([.AG3]);256)" office:value-type="float" office:value="182" calcext:value-type="float">
            <text:p>182</text:p>
          </table:table-cell>
          <table:table-cell table:formula="of:=MOD([.CA3]+HEX2DEC([.AH3]);256)" office:value-type="float" office:value="182" calcext:value-type="float">
            <text:p>182</text:p>
          </table:table-cell>
          <table:table-cell table:formula="of:=MOD([.CB3]+HEX2DEC([.AI3]);256)" office:value-type="float" office:value="188" calcext:value-type="float">
            <text:p>188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880AF00000EE01000010006BA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32;0|8;8828;408;1|9;9236;460;0|10;9696;408;1|11;10104;460;0|12;10564;408;1|13;10972;460;0|14;11432;412;1|15;11844;460;0|16;12304;408;1|17;12712;460;0|18;13172;408;1|19;13580;464;0|20;14044;408;1|21;14452;460;0|22;14912;408;1|23;15320;460;0|24;15780;408;1|25;16188;460;0|26;16648;412;1|27;17060;460;0|28;17520;408;1|29;17928;464;0|30;18392;408;1|31;18800;1328;0|32;20128;408;1|33;20536;464;0|34;21000;408;1|35;21408;460;0|36;21868;408;1|37;22276;460;0|38;22736;408;1|39;23144;464;0|40;23608;408;1|41;24016;460;0|42;24476;408;1|43;24884;460;0|44;25344;412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64;1|67;38852;408;0|68;39260;408;1|69;39668;460;0|70;40128;408;1|71;40536;464;0|72;41000;404;1|73;41404;464;0|74;41868;408;1|75;42276;460;0|76;42736;408;1|77;43144;464;0|78;43608;404;1|79;44012;464;0|80;44476;408;1|81;44884;460;0|82;45344;408;1|83;45752;464;0|84;46216;408;1|85;46624;460;0|86;47084;408;1|87;47492;460;0|88;47952;408;1|89;48360;464;0|90;48824;408;1|91;49232;460;0|92;49692;408;1|93;50100;464;0|94;50564;408;1|95;50972;460;0|96;51432;408;1|97;51840;460;0|98;52300;408;1|99;52708;464;0|100;53172;408;1|101;53580;460;0|102;54040;408;1|103;54448;464;0|104;54912;404;1|105;55316;464;0|106;55780;408;1|107;56188;460;0|108;56648;412;1|109;57060;460;0|110;57520;408;1|111;57928;460;0|112;58388;408;1|113;58796;460;0|114;59256;408;1|115;59664;464;0|116;60128;408;1|117;60536;460;0|118;60996;408;1|119;61404;1332;0|120;62736;408;1|121;63144;1332;0|122;64476;408;1|123;64884;460;0|124;65344;408;1|125;65752;464;0|126;66216;404;1|127;66620;464;0|128;67084;408;1|129;67492;460;0|130;67952;408;1|131;68360;464;0|132;68824;404;1|133;69228;10024;0|134;79252;3456;1|135;82708;1764;0|136;84472;408;1|137;84880;464;0|138;85344;408;1|139;85752;1332;0|140;87084;404;1|141;87488;464;0|142;87952;408;1|143;88360;460;0|144;88820;408;1|145;89228;464;0|146;89692;408;1|147;90100;460;0|148;90560;408;1|149;90968;460;0|150;91428;408;1|151;91836;464;0|152;92300;408;1|153;92708;460;0|154;93168;408;1|155;93576;460;0|156;94036;408;1|157;94444;464;0|158;94908;408;1|159;95316;460;0|160;95776;408;1|161;96184;464;0|162;96648;404;1|163;97052;1332;0|164;98384;408;1|165;98792;464;0|166;99256;408;1|167;99664;460;0|168;100124;408;1|169;100532;464;0|170;100996;404;1|171;101400;464;0|172;101864;408;1|173;102272;460;0|174;102732;408;1|175;103140;464;0|176;103604;408;1|177;104012;460;0|178;104472;408;1|179;104880;1332;0|180;106212;408;1|181;106620;1328;0|182;107948;408;1|183;108356;1332;0|184;109688;408;1|185;110096;464;0|186;110560;408;1|187;110968;460;0|188;111428;408;1|189;111836;1332;0|190;113168;408;1|191;113576;460;0|192;114036;408;1|193;114444;464;0|194;114908;408;1|195;115316;460;0|196;115776;408;1|197;116184;460;0|198;116644;408;1|199;117052;464;0|200;117516;408;1|201;117924;460;0|202;118384;408;1|203;118792;460;0|204;119252;408;1|205;119660;464;0|206;120124;408;1|207;120532;460;0|208;120992;408;1|209;121400;460;0|210;121860;408;1|211;122268;464;0|212;122732;408;1|213;123140;460;0|214;123600;408;1|215;124008;464;0|216;124472;408;1|217;124880;460;0|218;125340;408;1|219;125748;464;0|220;126212;404;1|221;126616;464;0|222;127080;408;1|223;127488;1332;0|224;128820;408;1|225;129228;460;0|226;129688;408;1|227;130096;460;0|228;130556;408;1|229;130964;1332;0|230;132296;408;1|231;132704;460;0|232;133164;408;1|233;133572;464;0|234;134036;408;1|235;134444;460;0|236;134904;408;1|237;135312;460;0|238;135772;408;1|239;136180;1332;0|240;137512;408;1|241;137920;1332;0|242;139252;408;1|243;139660;1332;0|244;140992;408;1|245;141400;460;0|246;141860;408;1|247;142268;464;0|248;142732;404;1|249;143136;464;0|250;143600;408;1|251;144008;460;0|252;144468;408;1|253;144876;464;0|254;145340;408;1|255;145748;460;0|256;146208;408;1|257;146616;460;0|258;147076;408;1|259;147484;464;0|260;147948;408;1|261;148356;460;0|262;148816;408;1|263;149224;1332;0|264;150556;408;1|265;150964;1332;0|266;152296;408;1|267;152704;1328;0|268;154032;408;1|269;154440;1332;0|270;155772;408;1|271;156180;1332;0|272;157512;408;1|273;157920;460;0|274;158380;408;1|275;158788;1332;0|276;160120;408;1|277;160528;460;0|278;160988;408;1|279;161396;1332;0|280;162728;408;1|281;163136;464;0|282;163600;404;1|283;164004;464;0|284;164468;408;1|285;164876;460;0|286;165336;408;1|287;165744;464;0|288;166208;408;1|289;166616;460;0|290;167076;408;1|291;167484;464;0|292;167948;404;1|293;168352;464;0|294;168816;408;1|295;169224;460;0|296;169684;408;1|297;170092;460;0|298;170552;412;1|299;170964;460;0|300;171424;408;1|301;171832;460;0|302;172292;408;1|303;172700;464;0|304;173164;464;1|305;173628;404;0|306;174032;408;1|307;174440;464;0|308;174904;404;1|309;175308;464;0|310;175772;408;1|311;176180;460;0|312;176640;408;1|313;177048;464;0|314;177512;408;1|315;177920;1328;0|316;179248;408;1|317;179656;1332;0|318;180988;408;1|319;181396;1332;0|320;182728;412;1|321;183140;456;0|322;183596;408;1|323;184004;464;0|324;184468;408;1|325;184876;460;0|326;185336;408;1|327;185744;464;0|328;186208;404;1|329;186612;464;0|330;187076;408;1|331;187484;460;0|332;187944;408;1|333;188352;460;0|334;188812;412;1|335;189224;460;0|336;189684;408;1|337;190092;460;0|338;190552;408;1|339;190960;1332;0|340;192292;408;1|341;192700;1332;0|342;194032;408;1|343;194440;1328;0|344;195768;412;1|345;196180;460;0|346;196640;408;1|347;197048;460;0|348;197508;408;1|349;197916;464;0|350;198380;408;1|351;198788;460;0|352;199248;408;1|353;199656;1332;0|354;200988;408;1|355;201396;460;0|356;201856;408;1|357;202264;464;0|358;202728;408;1|359;203136;460;0|360;203596;408;1|361;204004;460;0|362;204464;408;1|363;204872;464;0|364;205336;408;1|365;205744;460;0|366;206204;408;1|367;206612;460;0|368;207072;408;1|369;207480;464;0|370;207944;408;1|371;208352;460;0|372;208812;408;1|373;209220;464;0|374;209684;408;1|375;210092;456;0|376;210548;412;1|377;210960;1332;0|378;212292;408;1|379;212700;460;0|380;213160;408;1|381;213568;460;0|382;214028;412;1|383;214440;460;0|384;214900;408;1|385;215308;460;0|386;215768;408;1|387;216176;464;0|388;216640;408;1|389;217048;460;0|390;217508;408;1|391;217916;460;0|392;218376;408;1|393;218784;464;0|394;219248;408;1|395;219656;460;0|396;220116;408;1|397;220524;460;0|398;220984;412;1|399;221396;460;0|400;221856;408;1|401;222264;464;0|402;222728;404;1|403;223132;464;0|404;223596;408;1|405;224004;460;0|406;224464;408;1|407;224872;460;0|408;225332;412;1|409;225744;460;0|410;226204;408;1|411;226612;1328;0|412;227940;412;1|413;228352;1328;0|414;229680;408;1|415;230088;464;0|416;230552;408;1|417;230960;460;0|418;231420;408;1|419;231828;464;0|420;232292;408;1|421;232700;460;0|422;233160;408;1|423;233568;464;0|424;234032;404;1|425;234436;460;0|426;234896;412;1|427;235308;1328;0|428;236636;408;1|429;237044;460;0|430;237504;412;1|431;237916;1328;0|432;239244;408;1|433;239652;1332;0|434;240984;408;1|435;241392;1332;0|436;242724;408;1|437;243132;460;0|438;243592;408;1|439;244000;1332;0|440;245332;408;1|</text:p>
          </table:table-cell>
          <table:table-cell table:style-name="ce7" table:formula="of:=LEFT([.D4];16)" office:value-type="string" office:string-value="0220E00400000006" calcext:value-type="string">
            <text:p>0220E00400000006</text:p>
          </table:table-cell>
          <table:table-cell table:style-name="ce7" table:formula="of:=RIGHT([.D4];(27*2)-16)" office:value-type="string" office:string-value="0220E00400483880AF00000EE01000010006BA" calcext:value-type="string">
            <text:p>0220E00400483880AF00000EE01000010006BA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4];2*[.R$1]);2);8);4) &amp; RIGHT(HEX2BIN(RIGHT(LEFT([.$J4];2*[.R$1]);2);8);4);2)" office:value-type="string" office:string-value="02" calcext:value-type="string">
            <text:p>02</text:p>
          </table:table-cell>
          <table:table-cell table:style-name="ce6" table:formula="of:=BIN2HEX(LEFT(HEX2BIN(RIGHT(LEFT([.$J4];2*[.S$1]);2);8);4) &amp; RIGHT(HEX2BIN(RIGHT(LEFT([.$J4];2*[.S$1]);2);8);4);2)" office:value-type="string" office:string-value="20" calcext:value-type="string">
            <text:p>20</text:p>
          </table:table-cell>
          <table:table-cell table:style-name="ce6" table:formula="of:=BIN2HEX(LEFT(HEX2BIN(RIGHT(LEFT([.$J4];2*[.T$1]);2);8);4) &amp; RIGHT(HEX2BIN(RIGHT(LEFT([.$J4];2*[.T$1]);2);8);4);2)" office:value-type="string" office:string-value="E0" calcext:value-type="string">
            <text:p>E0</text:p>
          </table:table-cell>
          <table:table-cell table:style-name="ce6" table:formula="of:=BIN2HEX(LEFT(HEX2BIN(RIGHT(LEFT([.$J4];2*[.U$1]);2);8);4) &amp; RIGHT(HEX2BIN(RIGHT(LEFT([.$J4];2*[.U$1]);2);8);4);2)" office:value-type="string" office:string-value="04" calcext:value-type="string">
            <text:p>04</text:p>
          </table:table-cell>
          <table:table-cell table:style-name="ce6" table:formula="of:=BIN2HEX(LEFT(HEX2BIN(RIGHT(LEFT([.$J4];2*[.V$1]);2);8);4) &amp; RIGHT(HEX2BIN(RIGHT(LEFT([.$J4];2*[.V$1]);2);8);4);2)" office:value-type="string" office:string-value="00" calcext:value-type="string">
            <text:p>00</text:p>
          </table:table-cell>
          <table:table-cell table:style-name="ce14" table:formula="of:=BIN2HEX(LEFT(HEX2BIN(RIGHT(LEFT([.$J4];2*[.W$1]);2);8);4) &amp; RIGHT(HEX2BIN(RIGHT(LEFT([.$J4];2*[.W$1]);2);8);4);2)" office:value-type="string" office:string-value="48" calcext:value-type="string">
            <text:p>48</text:p>
          </table:table-cell>
          <table:table-cell table:style-name="ce17" table:formula="of:=BIN2HEX(LEFT(HEX2BIN(RIGHT(LEFT([.$J4];2*[.X$1]);2);8);4) &amp; RIGHT(HEX2BIN(RIGHT(LEFT([.$J4];2*[.X$1]);2);8);4);2)" office:value-type="string" office:string-value="38" calcext:value-type="string">
            <text:p>38</text:p>
          </table:table-cell>
          <table:table-cell table:style-name="ce6" table:formula="of:=BIN2HEX(LEFT(HEX2BIN(RIGHT(LEFT([.$J4];2*[.Y$1]);2);8);4) &amp; RIGHT(HEX2BIN(RIGHT(LEFT([.$J4];2*[.Y$1]);2);8);4);2)" office:value-type="string" office:string-value="80" calcext:value-type="string">
            <text:p>80</text:p>
          </table:table-cell>
          <table:table-cell table:style-name="ce6" table:formula="of:=BIN2HEX(LEFT(HEX2BIN(RIGHT(LEFT([.$J4];2*[.Z$1]);2);8);4) &amp; RIGHT(HEX2BIN(RIGHT(LEFT([.$J4];2*[.Z$1]);2);8);4);2)" office:value-type="string" office:string-value="AF" calcext:value-type="string">
            <text:p>AF</text:p>
          </table:table-cell>
          <table:table-cell table:style-name="ce6" table:formula="of:=BIN2HEX(LEFT(HEX2BIN(RIGHT(LEFT([.$J4];2*[.AA$1]);2);8);4) &amp; RIGHT(HEX2BIN(RIGHT(LEFT([.$J4];2*[.AA$1]);2);8);4);2)" office:value-type="string" office:string-value="00" calcext:value-type="string">
            <text:p>00</text:p>
          </table:table-cell>
          <table:table-cell table:style-name="ce6" table:formula="of:=BIN2HEX(LEFT(HEX2BIN(RIGHT(LEFT([.$J4];2*[.AB$1]);2);8);4) &amp; RIGHT(HEX2BIN(RIGHT(LEFT([.$J4];2*[.AB$1]);2);8);4);2)" office:value-type="string" office:string-value="00" calcext:value-type="string">
            <text:p>00</text:p>
          </table:table-cell>
          <table:table-cell table:style-name="ce6" table:formula="of:=BIN2HEX(LEFT(HEX2BIN(RIGHT(LEFT([.$J4];2*[.AC$1]);2);8);4) &amp; RIGHT(HEX2BIN(RIGHT(LEFT([.$J4];2*[.AC$1]);2);8);4);2)" office:value-type="string" office:string-value="0E" calcext:value-type="string">
            <text:p>0E</text:p>
          </table:table-cell>
          <table:table-cell table:style-name="ce6" table:formula="of:=BIN2HEX(LEFT(HEX2BIN(RIGHT(LEFT([.$J4];2*[.AD$1]);2);8);4) &amp; RIGHT(HEX2BIN(RIGHT(LEFT([.$J4];2*[.AD$1]);2);8);4);2)" office:value-type="string" office:string-value="E0" calcext:value-type="string">
            <text:p>E0</text:p>
          </table:table-cell>
          <table:table-cell table:style-name="ce6" table:formula="of:=BIN2HEX(LEFT(HEX2BIN(RIGHT(LEFT([.$J4];2*[.AE$1]);2);8);4) &amp; RIGHT(HEX2BIN(RIGHT(LEFT([.$J4];2*[.AE$1]);2);8);4);2)" office:value-type="string" office:string-value="10" calcext:value-type="string">
            <text:p>10</text:p>
          </table:table-cell>
          <table:table-cell table:style-name="ce6" table:formula="of:=BIN2HEX(LEFT(HEX2BIN(RIGHT(LEFT([.$J4];2*[.AF$1]);2);8);4) &amp; RIGHT(HEX2BIN(RIGHT(LEFT([.$J4];2*[.AF$1]);2);8);4);2)" office:value-type="string" office:string-value="00" calcext:value-type="string">
            <text:p>00</text:p>
          </table:table-cell>
          <table:table-cell table:style-name="ce6" table:formula="of:=BIN2HEX(LEFT(HEX2BIN(RIGHT(LEFT([.$J4];2*[.AG$1]);2);8);4) &amp; RIGHT(HEX2BIN(RIGHT(LEFT([.$J4];2*[.AG$1]);2);8);4);2)" office:value-type="string" office:string-value="01" calcext:value-type="string">
            <text:p>01</text:p>
          </table:table-cell>
          <table:table-cell table:style-name="ce6" table:formula="of:=BIN2HEX(LEFT(HEX2BIN(RIGHT(LEFT([.$J4];2*[.AH$1]);2);8);4) &amp; RIGHT(HEX2BIN(RIGHT(LEFT([.$J4];2*[.AH$1]);2);8);4);2)" office:value-type="string" office:string-value="00" calcext:value-type="string">
            <text:p>00</text:p>
          </table:table-cell>
          <table:table-cell table:style-name="ce6" table:formula="of:=BIN2HEX(LEFT(HEX2BIN(RIGHT(LEFT([.$J4];2*[.AI$1]);2);8);4) &amp; RIGHT(HEX2BIN(RIGHT(LEFT([.$J4];2*[.AI$1]);2);8);4);2)" office:value-type="string" office:string-value="06" calcext:value-type="string">
            <text:p>06</text:p>
          </table:table-cell>
          <table:table-cell table:style-name="ce21" table:formula="of:=BIN2HEX(LEFT(HEX2BIN(RIGHT(LEFT([.$J4];2*[.AJ$1]);2);8);4) &amp; RIGHT(HEX2BIN(RIGHT(LEFT([.$J4];2*[.AJ$1]);2);8);4);2)" office:value-type="string" office:string-value="BA" calcext:value-type="string">
            <text:p>BA</text:p>
          </table:table-cell>
          <table:table-cell table:style-name="ce23" table:formula="of:=DEC2HEX([.CC4];2)" office:value-type="string" office:string-value="BA" calcext:value-type="string">
            <text:p>BA</text:p>
          </table:table-cell>
          <table:table-cell table:style-name="ce27" table:formula="of:=HEX2BIN([.W4];8)" office:value-type="string" office:string-value="01001000" calcext:value-type="string">
            <text:p>01001000</text:p>
          </table:table-cell>
          <table:table-cell table:style-name="ce10" table:formula="of:=LEFT([.AL4];4)" office:value-type="string" office:string-value="0100" calcext:value-type="string">
            <text:p>0100</text:p>
          </table:table-cell>
          <table:table-cell table:style-name="ce10" table:formula="of:=RIGHT([.AM4];1)" office:value-type="string" office:string-value="0" calcext:value-type="string">
            <text:p>0</text:p>
          </table:table-cell>
          <table:table-cell table:style-name="ce30" table:formula="of:=HEX2BIN([.X4];8)" office:value-type="string" office:string-value="00111000" calcext:value-type="string">
            <text:p>00111000</text:p>
          </table:table-cell>
          <table:table-cell table:style-name="ce32" table:formula="of:=LEFT([.AO4];1)" office:value-type="string" office:string-value="0" calcext:value-type="string">
            <text:p>0</text:p>
          </table:table-cell>
          <table:table-cell table:style-name="ce32" table:formula="of:=RIGHT(LEFT([.AO4];2);1)" office:value-type="string" office:string-value="0" calcext:value-type="string">
            <text:p>0</text:p>
          </table:table-cell>
          <table:table-cell table:style-name="ce32" table:formula="of:=RIGHT(LEFT([.AO4];3);1)" office:value-type="string" office:string-value="1" calcext:value-type="string">
            <text:p>1</text:p>
          </table:table-cell>
          <table:table-cell table:style-name="ce32" table:formula="of:=RIGHT(LEFT([.$AO4];4);1)" office:value-type="string" office:string-value="1" calcext:value-type="string">
            <text:p>1</text:p>
          </table:table-cell>
          <table:table-cell table:style-name="ce32" table:formula="of:=RIGHT(LEFT([.$AO4];5);1)" office:value-type="string" office:string-value="1" calcext:value-type="string">
            <text:p>1</text:p>
          </table:table-cell>
          <table:table-cell table:style-name="ce32" table:formula="of:=RIGHT(LEFT([.$AO4];6);1)" office:value-type="string" office:string-value="0" calcext:value-type="string">
            <text:p>0</text:p>
          </table:table-cell>
          <table:table-cell table:style-name="ce32" table:formula="of:=RIGHT(LEFT([.$AO4];7);1)" office:value-type="string" office:string-value="0" calcext:value-type="string">
            <text:p>0</text:p>
          </table:table-cell>
          <table:table-cell table:style-name="ce32" table:formula="of:=RIGHT(LEFT([.$AO4];8);1)" office:value-type="string" office:string-value="0" calcext:value-type="string">
            <text:p>0</text:p>
          </table:table-cell>
          <table:table-cell/>
          <table:table-cell table:style-name="ce6" table:formula="of:=[.AS4]" office:value-type="string" office:string-value="1" calcext:value-type="string">
            <text:p>1</text:p>
          </table:table-cell>
          <table:table-cell table:style-name="ce6" table:formula="of:=[.AT4]" office:value-type="string" office:string-value="1" calcext:value-type="string">
            <text:p>1</text:p>
          </table:table-cell>
          <table:table-cell table:style-name="ce6" table:formula="of:=[.AU4]" office:value-type="string" office:string-value="0" calcext:value-type="string">
            <text:p>0</text:p>
          </table:table-cell>
          <table:table-cell table:style-name="ce6" table:formula="of:=[.AV4]" office:value-type="string" office:string-value="0" calcext:value-type="string">
            <text:p>0</text:p>
          </table:table-cell>
          <table:table-cell table:formula="of:=BIN2DEC([.AY4]&amp;[.AZ4]&amp;[.BA4]&amp;[.BB4])" office:value-type="float" office:value="12" calcext:value-type="float">
            <text:p>12</text:p>
          </table:table-cell>
          <table:table-cell table:style-name="ce36" table:formula="of:=16+[.BC4]" office:value-type="float" office:value="28" calcext:value-type="float">
            <text:p>28</text:p>
          </table:table-cell>
          <table:table-cell/>
          <table:table-cell table:style-name="ce39" table:formula="of:=HEX2BIN([.Z4];8)" office:value-type="string" office:string-value="10101111" calcext:value-type="string">
            <text:p>10101111</text:p>
          </table:table-cell>
          <table:table-cell table:style-name="ce6" table:formula="of:=LEFT([.BF4];4)" office:value-type="string" office:string-value="1010" calcext:value-type="string">
            <text:p>1010</text:p>
          </table:table-cell>
          <table:table-cell table:style-name="ce6" table:formula="of:=RIGHT([.BF4];4)" office:value-type="string" office:string-value="1111" calcext:value-type="string">
            <text:p>1111</text:p>
          </table:table-cell>
          <table:table-cell/>
          <table:table-cell table:style-name="ce10" table:formula="of:=HEX2BIN([.AE4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4])+HEX2DEC([.S4]);256)" office:value-type="float" office:value="34" calcext:value-type="float">
            <text:p>34</text:p>
          </table:table-cell>
          <table:table-cell table:formula="of:=MOD([.BM4]+HEX2DEC([.T4]);256)" office:value-type="float" office:value="2" calcext:value-type="float">
            <text:p>2</text:p>
          </table:table-cell>
          <table:table-cell table:formula="of:=MOD([.BN4]+HEX2DEC([.U4]);256)" office:value-type="float" office:value="6" calcext:value-type="float">
            <text:p>6</text:p>
          </table:table-cell>
          <table:table-cell table:formula="of:=MOD([.BO4]+HEX2DEC([.V4]);256)" office:value-type="float" office:value="6" calcext:value-type="float">
            <text:p>6</text:p>
          </table:table-cell>
          <table:table-cell table:formula="of:=MOD([.BP4]+HEX2DEC([.W4]);256)" office:value-type="float" office:value="78" calcext:value-type="float">
            <text:p>78</text:p>
          </table:table-cell>
          <table:table-cell table:formula="of:=MOD([.BQ4]+HEX2DEC([.X4]);256)" office:value-type="float" office:value="134" calcext:value-type="float">
            <text:p>134</text:p>
          </table:table-cell>
          <table:table-cell table:formula="of:=MOD([.BR4]+HEX2DEC([.Y4]);256)" office:value-type="float" office:value="6" calcext:value-type="float">
            <text:p>6</text:p>
          </table:table-cell>
          <table:table-cell table:formula="of:=MOD([.BS4]+HEX2DEC([.Z4]);256)" office:value-type="float" office:value="181" calcext:value-type="float">
            <text:p>181</text:p>
          </table:table-cell>
          <table:table-cell table:formula="of:=MOD([.BT4]+HEX2DEC([.AA4]);256)" office:value-type="float" office:value="181" calcext:value-type="float">
            <text:p>181</text:p>
          </table:table-cell>
          <table:table-cell table:formula="of:=MOD([.BU4]+HEX2DEC([.AB4]);256)" office:value-type="float" office:value="181" calcext:value-type="float">
            <text:p>181</text:p>
          </table:table-cell>
          <table:table-cell table:formula="of:=MOD([.BV4]+HEX2DEC([.AC4]);256)" office:value-type="float" office:value="195" calcext:value-type="float">
            <text:p>195</text:p>
          </table:table-cell>
          <table:table-cell table:formula="of:=MOD([.BW4]+HEX2DEC([.AD4]);256)" office:value-type="float" office:value="163" calcext:value-type="float">
            <text:p>163</text:p>
          </table:table-cell>
          <table:table-cell table:formula="of:=MOD([.BX4]+HEX2DEC([.AE4]);256)" office:value-type="float" office:value="179" calcext:value-type="float">
            <text:p>179</text:p>
          </table:table-cell>
          <table:table-cell table:formula="of:=MOD([.BY4]+HEX2DEC([.AF4]);256)" office:value-type="float" office:value="179" calcext:value-type="float">
            <text:p>179</text:p>
          </table:table-cell>
          <table:table-cell table:formula="of:=MOD([.BZ4]+HEX2DEC([.AG4]);256)" office:value-type="float" office:value="180" calcext:value-type="float">
            <text:p>180</text:p>
          </table:table-cell>
          <table:table-cell table:formula="of:=MOD([.CA4]+HEX2DEC([.AH4]);256)" office:value-type="float" office:value="180" calcext:value-type="float">
            <text:p>180</text:p>
          </table:table-cell>
          <table:table-cell table:formula="of:=MOD([.CB4]+HEX2DEC([.AI4]);256)" office:value-type="float" office:value="186" calcext:value-type="float">
            <text:p>186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680AF00000EE01000010006B8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8;0|4;6220;408;1|5;6628;464;0|6;7092;404;1|7;7496;1332;0|8;8828;408;1|9;9236;460;0|10;9696;412;1|11;10108;460;0|12;10568;408;1|13;10976;460;0|14;11436;408;1|15;11844;464;0|16;12308;404;1|17;12712;464;0|18;13176;408;1|19;13584;460;0|20;14044;408;1|21;14452;460;0|22;14912;412;1|23;15324;460;0|24;15784;408;1|25;16192;460;0|26;16652;408;1|27;17060;464;0|28;17524;408;1|29;17932;460;0|30;18392;408;1|31;18800;1332;0|32;20132;408;1|33;20540;460;0|34;21000;408;1|35;21408;464;0|36;21872;408;1|37;22280;460;0|38;22740;408;1|39;23148;464;0|40;23612;404;1|41;24016;464;0|42;24480;408;1|43;24888;460;0|44;25348;408;1|45;25756;464;0|46;26220;404;1|47;26624;1332;0|48;27956;408;1|49;28364;1332;0|50;29696;408;1|51;30104;1332;0|52;31436;408;1|53;31844;460;0|54;32304;408;1|55;32712;460;0|56;33172;412;1|57;33584;1328;0|58;34912;408;1|59;35320;460;0|60;35780;412;1|61;36192;460;0|62;36652;408;1|63;37060;460;0|64;37520;412;1|65;37932;460;0|66;38392;408;1|67;38800;460;0|68;39260;408;1|69;39668;464;0|70;40132;408;1|71;40540;460;0|72;41000;408;1|73;41408;460;0|74;41868;408;1|75;42276;464;0|76;42740;408;1|77;43148;460;0|78;43608;408;1|79;44016;464;0|80;44480;408;1|81;44888;460;0|82;45348;408;1|83;45756;460;0|84;46216;408;1|85;46624;464;0|86;47088;404;1|87;47492;464;0|88;47956;408;1|89;48364;460;0|90;48824;408;1|91;49232;464;0|92;49696;408;1|93;50104;460;0|94;50564;408;1|95;50972;460;0|96;51432;408;1|97;51840;464;0|98;52304;408;1|99;52712;460;0|100;53172;408;1|101;53580;464;0|102;54044;408;1|103;54452;460;0|104;54912;408;1|105;55320;460;0|106;55780;408;1|107;56188;464;0|108;56652;408;1|109;57060;460;0|110;57520;408;1|111;57928;460;0|112;58388;408;1|113;58796;464;0|114;59260;408;1|115;59668;460;0|116;60128;408;1|117;60536;464;0|118;61000;408;1|119;61408;1328;0|120;62736;408;1|121;63144;1332;0|122;64476;408;1|123;64884;464;0|124;65348;408;1|125;65756;460;0|126;66216;408;1|127;66624;464;0|128;67088;404;1|129;67492;464;0|130;67956;408;1|131;68364;460;0|132;68824;408;1|133;69232;10028;0|134;79260;3456;1|135;82716;1764;0|136;84480;408;1|137;84888;460;0|138;85348;408;1|139;85756;1332;0|140;87088;408;1|141;87496;460;0|142;87956;408;1|143;88364;464;0|144;88828;408;1|145;89236;460;0|146;89696;408;1|147;90104;460;0|148;90564;412;1|149;90976;460;0|150;91436;408;1|151;91844;460;0|152;92304;408;1|153;92712;464;0|154;93176;408;1|155;93584;460;0|156;94044;408;1|157;94452;460;0|158;94912;412;1|159;95324;460;0|160;95784;408;1|161;96192;460;0|162;96652;408;1|163;97060;1332;0|164;98392;408;1|165;98800;460;0|166;99260;408;1|167;99668;464;0|168;100132;408;1|169;100540;460;0|170;101000;408;1|171;101408;460;0|172;101868;408;1|173;102276;464;0|174;102740;408;1|175;103148;460;0|176;103608;408;1|177;104016;464;0|178;104480;408;1|179;104888;1328;0|180;106216;408;1|181;106624;1332;0|182;107956;408;1|183;108364;1332;0|184;109696;408;1|185;110104;460;0|186;110564;408;1|187;110972;464;0|188;111436;408;1|189;111844;1328;0|190;113172;408;1|191;113580;464;0|192;114044;408;1|193;114452;460;0|194;114912;408;1|195;115320;460;0|196;115780;408;1|197;116188;464;0|198;116652;408;1|199;117060;460;0|200;117520;412;1|201;117932;460;0|202;118392;408;1|203;118800;456;0|204;119256;412;1|205;119668;460;0|206;120128;408;1|207;120536;468;0|208;121004;404;1|209;121408;460;0|210;121868;408;1|211;122276;460;0|212;122736;464;1|213;123200;408;0|214;123608;408;1|215;124016;460;0|216;124476;408;1|217;124884;464;0|218;125348;408;1|219;125756;460;0|220;126216;408;1|221;126624;464;0|222;127088;404;1|223;127492;1332;0|224;128824;408;1|225;129232;460;0|226;129692;412;1|227;130104;460;0|228;130564;408;1|229;130972;1328;0|230;132300;412;1|231;132712;460;0|232;133172;408;1|233;133580;460;0|234;134040;412;1|235;134452;1328;0|236;135780;408;1|237;136188;1332;0|238;137520;408;1|239;137928;460;0|240;138388;408;1|241;138796;1332;0|242;140128;408;1|243;140536;1332;0|244;141868;408;1|245;142276;460;0|246;142736;408;1|247;143144;460;0|248;143604;412;1|249;144016;460;0|250;144476;408;1|251;144884;460;0|252;145344;408;1|253;145752;464;0|254;146216;408;1|255;146624;460;0|256;147084;408;1|257;147492;460;0|258;147952;408;1|259;148360;464;0|260;148824;408;1|261;149232;460;0|262;149692;408;1|263;150100;1332;0|264;151432;408;1|265;151840;1332;0|266;153172;408;1|267;153580;1328;0|268;154908;408;1|269;155316;1332;0|270;156648;408;1|271;157056;1332;0|272;158388;408;1|273;158796;460;0|274;159256;408;1|275;159664;1332;0|276;160996;408;1|277;161404;464;0|278;161868;408;1|279;162276;1328;0|280;163604;408;1|281;164012;464;0|282;164476;408;1|283;164884;460;0|284;165344;408;1|285;165752;460;0|286;166212;408;1|287;166620;464;0|288;167084;408;1|289;167492;460;0|290;167952;408;1|291;168360;460;0|292;168820;408;1|293;169228;464;0|294;169692;408;1|295;170100;460;0|296;170560;408;1|297;170968;464;0|298;171432;408;1|299;171840;460;0|300;172300;408;1|301;172708;460;0|302;173168;408;1|303;173576;460;0|304;174036;412;1|305;174448;460;0|306;174908;408;1|307;175316;464;0|308;175780;408;1|309;176188;460;0|310;176648;408;1|311;177056;460;0|312;177516;408;1|313;177924;464;0|314;178388;408;1|315;178796;1332;0|316;180128;404;1|317;180532;1332;0|318;181864;408;1|319;182272;1332;0|320;183604;408;1|321;184012;460;0|322;184472;408;1|323;184880;464;0|324;185344;408;1|325;185752;460;0|326;186212;408;1|327;186620;460;0|328;187080;408;1|329;187488;464;0|330;187952;408;1|331;188360;460;0|332;188820;408;1|333;189228;464;0|334;189692;404;1|335;190096;464;0|336;190560;408;1|337;190968;460;0|338;191428;408;1|339;191836;1332;0|340;193168;408;1|341;193576;1332;0|342;194908;408;1|343;195316;1328;0|344;196644;420;1|345;197064;452;0|346;197516;408;1|347;197924;460;0|348;198384;408;1|349;198792;464;0|350;199256;408;1|351;199664;460;0|352;200124;408;1|353;200532;1332;0|354;201864;408;1|355;202272;460;0|356;202732;408;1|357;203140;464;0|358;203604;408;1|359;204012;460;0|360;204472;408;1|361;204880;460;0|362;205340;408;1|363;205748;464;0|364;206212;408;1|365;206620;460;0|366;207080;408;1|367;207488;464;0|368;207952;408;1|369;208360;460;0|370;208820;408;1|371;209228;460;0|372;209688;408;1|373;210096;464;0|374;210560;408;1|375;210968;460;0|376;211428;408;1|377;211836;1332;0|378;213168;408;1|379;213576;460;0|380;214036;408;1|381;214444;460;0|382;214904;408;1|383;215312;464;0|384;215776;408;1|385;216184;460;0|386;216644;408;1|387;217052;460;0|388;217512;412;1|389;217924;460;0|390;218384;408;1|391;218792;464;0|392;219256;408;1|393;219664;460;0|394;220124;408;1|395;220532;460;0|396;220992;408;1|397;221400;464;0|398;221864;408;1|399;222272;460;0|400;222732;408;1|401;223140;460;0|402;223600;408;1|403;224008;464;0|404;224472;408;1|405;224880;460;0|406;225340;408;1|407;225748;460;0|408;226208;412;1|409;226620;460;0|410;227080;408;1|411;227488;1332;0|412;228820;408;1|413;229228;1328;0|414;230556;408;1|415;230964;460;0|416;231424;412;1|417;231836;460;0|418;232296;464;1|419;232760;408;0|420;233168;408;1|421;233576;460;0|422;234036;408;1|423;234444;460;0|424;234904;408;1|425;235312;464;0|426;235776;408;1|427;236184;460;0|428;236644;408;1|429;237052;460;0|430;237512;408;1|431;237920;1332;0|432;239252;408;1|433;239660;1332;0|434;240992;408;1|435;241400;1328;0|436;242728;412;1|437;243140;460;0|438;243600;408;1|439;244008;1332;0|440;245340;408;1|</text:p>
          </table:table-cell>
          <table:table-cell table:style-name="ce7" table:formula="of:=LEFT([.D5];16)" office:value-type="string" office:string-value="0220E00400000006" calcext:value-type="string">
            <text:p>0220E00400000006</text:p>
          </table:table-cell>
          <table:table-cell table:style-name="ce7" table:formula="of:=RIGHT([.D5];(27*2)-16)" office:value-type="string" office:string-value="0220E00400483680AF00000EE01000010006B8" calcext:value-type="string">
            <text:p>0220E00400483680AF00000EE01000010006B8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5];2*[.R$1]);2);8);4) &amp; RIGHT(HEX2BIN(RIGHT(LEFT([.$J5];2*[.R$1]);2);8);4);2)" office:value-type="string" office:string-value="02" calcext:value-type="string">
            <text:p>02</text:p>
          </table:table-cell>
          <table:table-cell table:style-name="ce6" table:formula="of:=BIN2HEX(LEFT(HEX2BIN(RIGHT(LEFT([.$J5];2*[.S$1]);2);8);4) &amp; RIGHT(HEX2BIN(RIGHT(LEFT([.$J5];2*[.S$1]);2);8);4);2)" office:value-type="string" office:string-value="20" calcext:value-type="string">
            <text:p>20</text:p>
          </table:table-cell>
          <table:table-cell table:style-name="ce6" table:formula="of:=BIN2HEX(LEFT(HEX2BIN(RIGHT(LEFT([.$J5];2*[.T$1]);2);8);4) &amp; RIGHT(HEX2BIN(RIGHT(LEFT([.$J5];2*[.T$1]);2);8);4);2)" office:value-type="string" office:string-value="E0" calcext:value-type="string">
            <text:p>E0</text:p>
          </table:table-cell>
          <table:table-cell table:style-name="ce6" table:formula="of:=BIN2HEX(LEFT(HEX2BIN(RIGHT(LEFT([.$J5];2*[.U$1]);2);8);4) &amp; RIGHT(HEX2BIN(RIGHT(LEFT([.$J5];2*[.U$1]);2);8);4);2)" office:value-type="string" office:string-value="04" calcext:value-type="string">
            <text:p>04</text:p>
          </table:table-cell>
          <table:table-cell table:style-name="ce6" table:formula="of:=BIN2HEX(LEFT(HEX2BIN(RIGHT(LEFT([.$J5];2*[.V$1]);2);8);4) &amp; RIGHT(HEX2BIN(RIGHT(LEFT([.$J5];2*[.V$1]);2);8);4);2)" office:value-type="string" office:string-value="00" calcext:value-type="string">
            <text:p>00</text:p>
          </table:table-cell>
          <table:table-cell table:style-name="ce14" table:formula="of:=BIN2HEX(LEFT(HEX2BIN(RIGHT(LEFT([.$J5];2*[.W$1]);2);8);4) &amp; RIGHT(HEX2BIN(RIGHT(LEFT([.$J5];2*[.W$1]);2);8);4);2)" office:value-type="string" office:string-value="48" calcext:value-type="string">
            <text:p>48</text:p>
          </table:table-cell>
          <table:table-cell table:style-name="ce17" table:formula="of:=BIN2HEX(LEFT(HEX2BIN(RIGHT(LEFT([.$J5];2*[.X$1]);2);8);4) &amp; RIGHT(HEX2BIN(RIGHT(LEFT([.$J5];2*[.X$1]);2);8);4);2)" office:value-type="string" office:string-value="36" calcext:value-type="string">
            <text:p>36</text:p>
          </table:table-cell>
          <table:table-cell table:style-name="ce6" table:formula="of:=BIN2HEX(LEFT(HEX2BIN(RIGHT(LEFT([.$J5];2*[.Y$1]);2);8);4) &amp; RIGHT(HEX2BIN(RIGHT(LEFT([.$J5];2*[.Y$1]);2);8);4);2)" office:value-type="string" office:string-value="80" calcext:value-type="string">
            <text:p>80</text:p>
          </table:table-cell>
          <table:table-cell table:style-name="ce6" table:formula="of:=BIN2HEX(LEFT(HEX2BIN(RIGHT(LEFT([.$J5];2*[.Z$1]);2);8);4) &amp; RIGHT(HEX2BIN(RIGHT(LEFT([.$J5];2*[.Z$1]);2);8);4);2)" office:value-type="string" office:string-value="AF" calcext:value-type="string">
            <text:p>AF</text:p>
          </table:table-cell>
          <table:table-cell table:style-name="ce6" table:formula="of:=BIN2HEX(LEFT(HEX2BIN(RIGHT(LEFT([.$J5];2*[.AA$1]);2);8);4) &amp; RIGHT(HEX2BIN(RIGHT(LEFT([.$J5];2*[.AA$1]);2);8);4);2)" office:value-type="string" office:string-value="00" calcext:value-type="string">
            <text:p>00</text:p>
          </table:table-cell>
          <table:table-cell table:style-name="ce6" table:formula="of:=BIN2HEX(LEFT(HEX2BIN(RIGHT(LEFT([.$J5];2*[.AB$1]);2);8);4) &amp; RIGHT(HEX2BIN(RIGHT(LEFT([.$J5];2*[.AB$1]);2);8);4);2)" office:value-type="string" office:string-value="00" calcext:value-type="string">
            <text:p>00</text:p>
          </table:table-cell>
          <table:table-cell table:style-name="ce6" table:formula="of:=BIN2HEX(LEFT(HEX2BIN(RIGHT(LEFT([.$J5];2*[.AC$1]);2);8);4) &amp; RIGHT(HEX2BIN(RIGHT(LEFT([.$J5];2*[.AC$1]);2);8);4);2)" office:value-type="string" office:string-value="0E" calcext:value-type="string">
            <text:p>0E</text:p>
          </table:table-cell>
          <table:table-cell table:style-name="ce6" table:formula="of:=BIN2HEX(LEFT(HEX2BIN(RIGHT(LEFT([.$J5];2*[.AD$1]);2);8);4) &amp; RIGHT(HEX2BIN(RIGHT(LEFT([.$J5];2*[.AD$1]);2);8);4);2)" office:value-type="string" office:string-value="E0" calcext:value-type="string">
            <text:p>E0</text:p>
          </table:table-cell>
          <table:table-cell table:style-name="ce6" table:formula="of:=BIN2HEX(LEFT(HEX2BIN(RIGHT(LEFT([.$J5];2*[.AE$1]);2);8);4) &amp; RIGHT(HEX2BIN(RIGHT(LEFT([.$J5];2*[.AE$1]);2);8);4);2)" office:value-type="string" office:string-value="10" calcext:value-type="string">
            <text:p>10</text:p>
          </table:table-cell>
          <table:table-cell table:style-name="ce6" table:formula="of:=BIN2HEX(LEFT(HEX2BIN(RIGHT(LEFT([.$J5];2*[.AF$1]);2);8);4) &amp; RIGHT(HEX2BIN(RIGHT(LEFT([.$J5];2*[.AF$1]);2);8);4);2)" office:value-type="string" office:string-value="00" calcext:value-type="string">
            <text:p>00</text:p>
          </table:table-cell>
          <table:table-cell table:style-name="ce6" table:formula="of:=BIN2HEX(LEFT(HEX2BIN(RIGHT(LEFT([.$J5];2*[.AG$1]);2);8);4) &amp; RIGHT(HEX2BIN(RIGHT(LEFT([.$J5];2*[.AG$1]);2);8);4);2)" office:value-type="string" office:string-value="01" calcext:value-type="string">
            <text:p>01</text:p>
          </table:table-cell>
          <table:table-cell table:style-name="ce6" table:formula="of:=BIN2HEX(LEFT(HEX2BIN(RIGHT(LEFT([.$J5];2*[.AH$1]);2);8);4) &amp; RIGHT(HEX2BIN(RIGHT(LEFT([.$J5];2*[.AH$1]);2);8);4);2)" office:value-type="string" office:string-value="00" calcext:value-type="string">
            <text:p>00</text:p>
          </table:table-cell>
          <table:table-cell table:style-name="ce6" table:formula="of:=BIN2HEX(LEFT(HEX2BIN(RIGHT(LEFT([.$J5];2*[.AI$1]);2);8);4) &amp; RIGHT(HEX2BIN(RIGHT(LEFT([.$J5];2*[.AI$1]);2);8);4);2)" office:value-type="string" office:string-value="06" calcext:value-type="string">
            <text:p>06</text:p>
          </table:table-cell>
          <table:table-cell table:style-name="ce21" table:formula="of:=BIN2HEX(LEFT(HEX2BIN(RIGHT(LEFT([.$J5];2*[.AJ$1]);2);8);4) &amp; RIGHT(HEX2BIN(RIGHT(LEFT([.$J5];2*[.AJ$1]);2);8);4);2)" office:value-type="string" office:string-value="B8" calcext:value-type="string">
            <text:p>B8</text:p>
          </table:table-cell>
          <table:table-cell table:style-name="ce23" table:formula="of:=DEC2HEX([.CC5];2)" office:value-type="string" office:string-value="B8" calcext:value-type="string">
            <text:p>B8</text:p>
          </table:table-cell>
          <table:table-cell table:style-name="ce27" table:formula="of:=HEX2BIN([.W5];8)" office:value-type="string" office:string-value="01001000" calcext:value-type="string">
            <text:p>01001000</text:p>
          </table:table-cell>
          <table:table-cell table:style-name="ce10" table:formula="of:=LEFT([.AL5];4)" office:value-type="string" office:string-value="0100" calcext:value-type="string">
            <text:p>0100</text:p>
          </table:table-cell>
          <table:table-cell table:style-name="ce10" table:formula="of:=RIGHT([.AM5];1)" office:value-type="string" office:string-value="0" calcext:value-type="string">
            <text:p>0</text:p>
          </table:table-cell>
          <table:table-cell table:style-name="ce30" table:formula="of:=HEX2BIN([.X5];8)" office:value-type="string" office:string-value="00110110" calcext:value-type="string">
            <text:p>00110110</text:p>
          </table:table-cell>
          <table:table-cell table:style-name="ce32" table:formula="of:=LEFT([.AO5];1)" office:value-type="string" office:string-value="0" calcext:value-type="string">
            <text:p>0</text:p>
          </table:table-cell>
          <table:table-cell table:style-name="ce32" table:formula="of:=RIGHT(LEFT([.AO5];2);1)" office:value-type="string" office:string-value="0" calcext:value-type="string">
            <text:p>0</text:p>
          </table:table-cell>
          <table:table-cell table:style-name="ce32" table:formula="of:=RIGHT(LEFT([.AO5];3);1)" office:value-type="string" office:string-value="1" calcext:value-type="string">
            <text:p>1</text:p>
          </table:table-cell>
          <table:table-cell table:style-name="ce32" table:formula="of:=RIGHT(LEFT([.$AO5];4);1)" office:value-type="string" office:string-value="1" calcext:value-type="string">
            <text:p>1</text:p>
          </table:table-cell>
          <table:table-cell table:style-name="ce32" table:formula="of:=RIGHT(LEFT([.$AO5];5);1)" office:value-type="string" office:string-value="0" calcext:value-type="string">
            <text:p>0</text:p>
          </table:table-cell>
          <table:table-cell table:style-name="ce32" table:formula="of:=RIGHT(LEFT([.$AO5];6);1)" office:value-type="string" office:string-value="1" calcext:value-type="string">
            <text:p>1</text:p>
          </table:table-cell>
          <table:table-cell table:style-name="ce32" table:formula="of:=RIGHT(LEFT([.$AO5];7);1)" office:value-type="string" office:string-value="1" calcext:value-type="string">
            <text:p>1</text:p>
          </table:table-cell>
          <table:table-cell table:style-name="ce32" table:formula="of:=RIGHT(LEFT([.$AO5];8);1)" office:value-type="string" office:string-value="0" calcext:value-type="string">
            <text:p>0</text:p>
          </table:table-cell>
          <table:table-cell/>
          <table:table-cell table:style-name="ce6" table:formula="of:=[.AS5]" office:value-type="string" office:string-value="1" calcext:value-type="string">
            <text:p>1</text:p>
          </table:table-cell>
          <table:table-cell table:style-name="ce6" table:formula="of:=[.AT5]" office:value-type="string" office:string-value="0" calcext:value-type="string">
            <text:p>0</text:p>
          </table:table-cell>
          <table:table-cell table:style-name="ce6" table:formula="of:=[.AU5]" office:value-type="string" office:string-value="1" calcext:value-type="string">
            <text:p>1</text:p>
          </table:table-cell>
          <table:table-cell table:style-name="ce6" table:formula="of:=[.AV5]" office:value-type="string" office:string-value="1" calcext:value-type="string">
            <text:p>1</text:p>
          </table:table-cell>
          <table:table-cell table:formula="of:=BIN2DEC([.AY5]&amp;[.AZ5]&amp;[.BA5]&amp;[.BB5])" office:value-type="float" office:value="11" calcext:value-type="float">
            <text:p>11</text:p>
          </table:table-cell>
          <table:table-cell table:style-name="ce36" table:formula="of:=16+[.BC5]" office:value-type="float" office:value="27" calcext:value-type="float">
            <text:p>27</text:p>
          </table:table-cell>
          <table:table-cell/>
          <table:table-cell table:style-name="ce39" table:formula="of:=HEX2BIN([.Z5];8)" office:value-type="string" office:string-value="10101111" calcext:value-type="string">
            <text:p>10101111</text:p>
          </table:table-cell>
          <table:table-cell table:style-name="ce6" table:formula="of:=LEFT([.BF5];4)" office:value-type="string" office:string-value="1010" calcext:value-type="string">
            <text:p>1010</text:p>
          </table:table-cell>
          <table:table-cell table:style-name="ce6" table:formula="of:=RIGHT([.BF5];4)" office:value-type="string" office:string-value="1111" calcext:value-type="string">
            <text:p>1111</text:p>
          </table:table-cell>
          <table:table-cell/>
          <table:table-cell table:style-name="ce10" table:formula="of:=HEX2BIN([.AE5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5])+HEX2DEC([.S5]);256)" office:value-type="float" office:value="34" calcext:value-type="float">
            <text:p>34</text:p>
          </table:table-cell>
          <table:table-cell table:formula="of:=MOD([.BM5]+HEX2DEC([.T5]);256)" office:value-type="float" office:value="2" calcext:value-type="float">
            <text:p>2</text:p>
          </table:table-cell>
          <table:table-cell table:formula="of:=MOD([.BN5]+HEX2DEC([.U5]);256)" office:value-type="float" office:value="6" calcext:value-type="float">
            <text:p>6</text:p>
          </table:table-cell>
          <table:table-cell table:formula="of:=MOD([.BO5]+HEX2DEC([.V5]);256)" office:value-type="float" office:value="6" calcext:value-type="float">
            <text:p>6</text:p>
          </table:table-cell>
          <table:table-cell table:formula="of:=MOD([.BP5]+HEX2DEC([.W5]);256)" office:value-type="float" office:value="78" calcext:value-type="float">
            <text:p>78</text:p>
          </table:table-cell>
          <table:table-cell table:formula="of:=MOD([.BQ5]+HEX2DEC([.X5]);256)" office:value-type="float" office:value="132" calcext:value-type="float">
            <text:p>132</text:p>
          </table:table-cell>
          <table:table-cell table:formula="of:=MOD([.BR5]+HEX2DEC([.Y5]);256)" office:value-type="float" office:value="4" calcext:value-type="float">
            <text:p>4</text:p>
          </table:table-cell>
          <table:table-cell table:formula="of:=MOD([.BS5]+HEX2DEC([.Z5]);256)" office:value-type="float" office:value="179" calcext:value-type="float">
            <text:p>179</text:p>
          </table:table-cell>
          <table:table-cell table:formula="of:=MOD([.BT5]+HEX2DEC([.AA5]);256)" office:value-type="float" office:value="179" calcext:value-type="float">
            <text:p>179</text:p>
          </table:table-cell>
          <table:table-cell table:formula="of:=MOD([.BU5]+HEX2DEC([.AB5]);256)" office:value-type="float" office:value="179" calcext:value-type="float">
            <text:p>179</text:p>
          </table:table-cell>
          <table:table-cell table:formula="of:=MOD([.BV5]+HEX2DEC([.AC5]);256)" office:value-type="float" office:value="193" calcext:value-type="float">
            <text:p>193</text:p>
          </table:table-cell>
          <table:table-cell table:formula="of:=MOD([.BW5]+HEX2DEC([.AD5]);256)" office:value-type="float" office:value="161" calcext:value-type="float">
            <text:p>161</text:p>
          </table:table-cell>
          <table:table-cell table:formula="of:=MOD([.BX5]+HEX2DEC([.AE5]);256)" office:value-type="float" office:value="177" calcext:value-type="float">
            <text:p>177</text:p>
          </table:table-cell>
          <table:table-cell table:formula="of:=MOD([.BY5]+HEX2DEC([.AF5]);256)" office:value-type="float" office:value="177" calcext:value-type="float">
            <text:p>177</text:p>
          </table:table-cell>
          <table:table-cell table:formula="of:=MOD([.BZ5]+HEX2DEC([.AG5]);256)" office:value-type="float" office:value="178" calcext:value-type="float">
            <text:p>178</text:p>
          </table:table-cell>
          <table:table-cell table:formula="of:=MOD([.CA5]+HEX2DEC([.AH5]);256)" office:value-type="float" office:value="178" calcext:value-type="float">
            <text:p>178</text:p>
          </table:table-cell>
          <table:table-cell table:formula="of:=MOD([.CB5]+HEX2DEC([.AI5]);256)" office:value-type="float" office:value="184" calcext:value-type="float">
            <text:p>184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480AF00000EE01000010006B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4;0|6;7092;408;1|7;7500;1328;0|8;8828;408;1|9;9236;464;0|10;9700;408;1|11;10108;460;0|12;10568;408;1|13;10976;460;0|14;11436;408;1|15;11844;460;0|16;12304;412;1|17;12716;460;0|18;13176;408;1|19;13584;464;0|20;14048;404;1|21;14452;464;0|22;14916;408;1|23;15324;460;0|24;15784;408;1|25;16192;460;0|26;16652;408;1|27;17060;464;0|28;17524;408;1|29;17932;460;0|30;18392;408;1|31;18800;1332;0|32;20132;408;1|33;20540;460;0|34;21000;408;1|35;21408;464;0|36;21872;408;1|37;22280;460;0|38;22740;408;1|39;23148;464;0|40;23612;408;1|41;24020;456;0|42;24476;412;1|43;24888;464;0|44;25352;404;1|45;25756;464;0|46;26220;408;1|47;26628;1328;0|48;27956;412;1|49;28368;1328;0|50;29696;408;1|51;30104;1332;0|52;31436;408;1|53;31844;460;0|54;32304;408;1|55;32712;464;0|56;33176;408;1|57;33584;1328;0|58;34912;408;1|59;35320;464;0|60;35784;408;1|61;36192;460;0|62;36652;408;1|63;37060;460;0|64;37520;412;1|65;37932;460;0|66;38392;408;1|67;38800;460;0|68;39260;408;1|69;39668;464;0|70;40132;408;1|71;40540;460;0|72;41000;408;1|73;41408;460;0|74;41868;408;1|75;42276;464;0|76;42740;408;1|77;43148;460;0|78;43608;408;1|79;44016;464;0|80;44480;408;1|81;44888;460;0|82;45348;408;1|83;45756;464;0|84;46220;404;1|85;46624;464;0|86;47088;408;1|87;47496;460;0|88;47956;408;1|89;48364;460;0|90;48824;412;1|91;49236;460;0|92;49696;408;1|93;50104;460;0|94;50564;408;1|95;50972;464;0|96;51436;408;1|97;51844;460;0|98;52304;408;1|99;52712;464;0|100;53176;404;1|101;53580;464;0|102;54044;408;1|103;54452;460;0|104;54912;408;1|105;55320;464;0|106;55784;404;1|107;56188;464;0|108;56652;408;1|109;57060;460;0|110;57520;408;1|111;57928;464;0|112;58392;408;1|113;58800;460;0|114;59260;408;1|115;59668;460;0|116;60128;408;1|117;60536;464;0|118;61000;408;1|119;61408;1332;0|120;62740;408;1|121;63148;1328;0|122;64476;408;1|123;64884;464;0|124;65348;408;1|125;65756;460;0|126;66216;408;1|127;66624;464;0|128;67088;408;1|129;67496;460;0|130;67956;408;1|131;68364;460;0|132;68824;408;1|133;69232;10028;0|134;79260;3456;1|135;82716;1764;0|136;84480;408;1|137;84888;460;0|138;85348;408;1|139;85756;1332;0|140;87088;408;1|141;87496;460;0|142;87956;412;1|143;88368;456;0|144;88824;412;1|145;89236;460;0|146;89696;408;1|147;90104;464;0|148;90568;408;1|149;90976;460;0|150;91436;408;1|151;91844;464;0|152;92308;404;1|153;92712;464;0|154;93176;408;1|155;93584;460;0|156;94044;408;1|157;94452;464;0|158;94916;408;1|159;95324;460;0|160;95784;408;1|161;96192;460;0|162;96652;408;1|163;97060;1332;0|164;98392;408;1|165;98800;464;0|166;99264;408;1|167;99672;460;0|168;100132;408;1|169;100540;460;0|170;101000;408;1|171;101408;460;0|172;101868;412;1|173;102280;460;0|174;102740;408;1|175;103148;460;0|176;103608;408;1|177;104016;464;0|178;104480;408;1|179;104888;1328;0|180;106216;412;1|181;106628;1328;0|182;107956;408;1|183;108364;1332;0|184;109696;408;1|185;110104;460;0|186;110564;412;1|187;110976;460;0|188;111436;408;1|189;111844;1328;0|190;113172;412;1|191;113584;460;0|192;114044;408;1|193;114452;460;0|194;114912;408;1|195;115320;464;0|196;115784;408;1|197;116192;460;0|198;116652;408;1|199;117060;460;0|200;117520;468;1|201;117988;404;0|202;118392;408;1|203;118800;460;0|204;119260;408;1|205;119668;464;0|206;120132;408;1|207;120540;460;0|208;121000;408;1|209;121408;460;0|210;121868;408;1|211;122276;464;0|212;122740;408;1|213;123148;460;0|214;123608;408;1|215;124016;464;0|216;124480;404;1|217;124884;464;0|218;125348;408;1|219;125756;460;0|220;126216;408;1|221;126624;464;0|222;127088;408;1|223;127496;1328;0|224;128824;408;1|225;129232;464;0|226;129696;408;1|227;130104;460;0|228;130564;408;1|229;130972;1332;0|230;132304;408;1|231;132712;460;0|232;133172;408;1|233;133580;464;0|234;134044;408;1|235;134452;460;0|236;134912;408;1|237;135320;1332;0|238;136652;408;1|239;137060;460;0|240;137520;408;1|241;137928;1332;0|242;139260;408;1|243;139668;1328;0|244;140996;412;1|245;141408;460;0|246;141868;408;1|247;142276;460;0|248;142736;408;1|249;143144;464;0|250;143608;408;1|251;144016;464;0|252;144480;404;1|253;144884;460;0|254;145344;412;1|255;145756;460;0|256;146216;408;1|257;146624;460;0|258;147084;408;1|259;147492;464;0|260;147956;408;1|261;148364;460;0|262;148824;408;1|263;149232;1332;0|264;150564;408;1|265;150972;1332;0|266;152304;408;1|267;152712;1328;0|268;154040;408;1|269;154448;1332;0|270;155780;408;1|271;156188;1332;0|272;157520;408;1|273;157928;460;0|274;158388;408;1|275;158796;1328;0|276;160124;412;1|277;160536;460;0|278;160996;408;1|279;161404;1332;0|280;162736;408;1|281;163144;464;0|282;163608;404;1|283;164012;464;0|284;164476;408;1|285;164884;460;0|286;165344;408;1|287;165752;464;0|288;166216;408;1|289;166624;460;0|290;167084;408;1|291;167492;460;0|292;167952;408;1|293;168360;464;0|294;168824;408;1|295;169232;460;0|296;169692;408;1|297;170100;464;0|298;170564;404;1|299;170968;464;0|300;171432;408;1|301;171840;460;0|302;172300;408;1|303;172708;464;0|304;173172;404;1|305;173576;464;0|306;174040;408;1|307;174448;460;0|308;174908;408;1|309;175316;464;0|310;175780;408;1|311;176188;460;0|312;176648;408;1|313;177056;464;0|314;177520;408;1|315;177928;1328;0|316;179256;408;1|317;179664;1332;0|318;180996;408;1|319;181404;1332;0|320;182736;408;1|321;183144;460;0|322;183604;408;1|323;184012;460;0|324;184472;408;1|325;184880;464;0|326;185344;408;1|327;185752;460;0|328;186212;408;1|329;186620;464;0|330;187084;408;1|331;187492;460;0|332;187952;408;1|333;188360;460;0|334;188820;408;1|335;189228;464;0|336;189692;408;1|337;190100;460;0|338;190560;408;1|339;190968;1332;0|340;192300;408;1|341;192708;1332;0|342;194040;408;1|343;194448;1328;0|344;195776;408;1|345;196184;464;0|346;196648;408;1|347;197056;460;0|348;197516;408;1|349;197924;464;0|350;198388;404;1|351;198792;464;0|352;199256;408;1|353;199664;1332;0|354;200996;408;1|355;201404;460;0|356;201864;408;1|357;202272;464;0|358;202736;408;1|359;203144;460;0|360;203604;408;1|361;204012;460;0|362;204472;408;1|363;204880;464;0|364;205344;408;1|365;205752;460;0|366;206212;408;1|367;206620;460;0|368;207080;408;1|369;207488;464;0|370;207952;408;1|371;208360;460;0|372;208820;408;1|373;209228;460;0|374;209688;408;1|375;210096;464;0|376;210560;408;1|377;210968;1328;0|378;212296;412;1|379;212708;460;0|380;213168;408;1|381;213576;460;0|382;214036;408;1|383;214444;464;0|384;214908;408;1|385;215316;460;0|386;215776;408;1|387;216184;464;0|388;216648;408;1|389;217056;460;0|390;217516;408;1|391;217924;460;0|392;218384;408;1|393;218792;464;0|394;219256;408;1|395;219664;460;0|396;220124;408;1|397;220532;460;0|398;220992;408;1|399;221400;464;0|400;221864;408;1|401;222272;460;0|402;222732;408;1|403;223140;460;0|404;223600;408;1|405;224008;464;0|406;224472;408;1|407;224880;460;0|408;225340;408;1|409;225748;464;0|410;226212;408;1|411;226620;1332;0|412;227952;408;1|413;228360;1328;0|414;229688;408;1|415;230096;464;0|416;230560;408;1|417;230968;460;0|418;231428;408;1|419;231836;460;0|420;232296;408;1|421;232704;464;0|422;233168;408;1|423;233576;460;0|424;234036;464;1|425;234500;404;0|426;234904;412;1|427;235316;1328;0|428;236644;408;1|429;237052;1332;0|430;238384;408;1|431;238792;460;0|432;239252;408;1|433;239660;1332;0|434;240992;408;1|435;241400;1332;0|436;242732;408;1|437;243140;460;0|438;243600;408;1|439;244008;1332;0|440;245340;408;1|</text:p>
          </table:table-cell>
          <table:table-cell table:style-name="ce7" table:formula="of:=LEFT([.D6];16)" office:value-type="string" office:string-value="0220E00400000006" calcext:value-type="string">
            <text:p>0220E00400000006</text:p>
          </table:table-cell>
          <table:table-cell table:style-name="ce7" table:formula="of:=RIGHT([.D6];(27*2)-16)" office:value-type="string" office:string-value="0220E00400483480AF00000EE01000010006B6" calcext:value-type="string">
            <text:p>0220E00400483480AF00000EE01000010006B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6];2*[.R$1]);2);8);4) &amp; RIGHT(HEX2BIN(RIGHT(LEFT([.$J6];2*[.R$1]);2);8);4);2)" office:value-type="string" office:string-value="02" calcext:value-type="string">
            <text:p>02</text:p>
          </table:table-cell>
          <table:table-cell table:style-name="ce6" table:formula="of:=BIN2HEX(LEFT(HEX2BIN(RIGHT(LEFT([.$J6];2*[.S$1]);2);8);4) &amp; RIGHT(HEX2BIN(RIGHT(LEFT([.$J6];2*[.S$1]);2);8);4);2)" office:value-type="string" office:string-value="20" calcext:value-type="string">
            <text:p>20</text:p>
          </table:table-cell>
          <table:table-cell table:style-name="ce6" table:formula="of:=BIN2HEX(LEFT(HEX2BIN(RIGHT(LEFT([.$J6];2*[.T$1]);2);8);4) &amp; RIGHT(HEX2BIN(RIGHT(LEFT([.$J6];2*[.T$1]);2);8);4);2)" office:value-type="string" office:string-value="E0" calcext:value-type="string">
            <text:p>E0</text:p>
          </table:table-cell>
          <table:table-cell table:style-name="ce6" table:formula="of:=BIN2HEX(LEFT(HEX2BIN(RIGHT(LEFT([.$J6];2*[.U$1]);2);8);4) &amp; RIGHT(HEX2BIN(RIGHT(LEFT([.$J6];2*[.U$1]);2);8);4);2)" office:value-type="string" office:string-value="04" calcext:value-type="string">
            <text:p>04</text:p>
          </table:table-cell>
          <table:table-cell table:style-name="ce6" table:formula="of:=BIN2HEX(LEFT(HEX2BIN(RIGHT(LEFT([.$J6];2*[.V$1]);2);8);4) &amp; RIGHT(HEX2BIN(RIGHT(LEFT([.$J6];2*[.V$1]);2);8);4);2)" office:value-type="string" office:string-value="00" calcext:value-type="string">
            <text:p>00</text:p>
          </table:table-cell>
          <table:table-cell table:style-name="ce14" table:formula="of:=BIN2HEX(LEFT(HEX2BIN(RIGHT(LEFT([.$J6];2*[.W$1]);2);8);4) &amp; RIGHT(HEX2BIN(RIGHT(LEFT([.$J6];2*[.W$1]);2);8);4);2)" office:value-type="string" office:string-value="48" calcext:value-type="string">
            <text:p>48</text:p>
          </table:table-cell>
          <table:table-cell table:style-name="ce17" table:formula="of:=BIN2HEX(LEFT(HEX2BIN(RIGHT(LEFT([.$J6];2*[.X$1]);2);8);4) &amp; RIGHT(HEX2BIN(RIGHT(LEFT([.$J6];2*[.X$1]);2);8);4);2)" office:value-type="string" office:string-value="34" calcext:value-type="string">
            <text:p>34</text:p>
          </table:table-cell>
          <table:table-cell table:style-name="ce6" table:formula="of:=BIN2HEX(LEFT(HEX2BIN(RIGHT(LEFT([.$J6];2*[.Y$1]);2);8);4) &amp; RIGHT(HEX2BIN(RIGHT(LEFT([.$J6];2*[.Y$1]);2);8);4);2)" office:value-type="string" office:string-value="80" calcext:value-type="string">
            <text:p>80</text:p>
          </table:table-cell>
          <table:table-cell table:style-name="ce6" table:formula="of:=BIN2HEX(LEFT(HEX2BIN(RIGHT(LEFT([.$J6];2*[.Z$1]);2);8);4) &amp; RIGHT(HEX2BIN(RIGHT(LEFT([.$J6];2*[.Z$1]);2);8);4);2)" office:value-type="string" office:string-value="AF" calcext:value-type="string">
            <text:p>AF</text:p>
          </table:table-cell>
          <table:table-cell table:style-name="ce6" table:formula="of:=BIN2HEX(LEFT(HEX2BIN(RIGHT(LEFT([.$J6];2*[.AA$1]);2);8);4) &amp; RIGHT(HEX2BIN(RIGHT(LEFT([.$J6];2*[.AA$1]);2);8);4);2)" office:value-type="string" office:string-value="00" calcext:value-type="string">
            <text:p>00</text:p>
          </table:table-cell>
          <table:table-cell table:style-name="ce6" table:formula="of:=BIN2HEX(LEFT(HEX2BIN(RIGHT(LEFT([.$J6];2*[.AB$1]);2);8);4) &amp; RIGHT(HEX2BIN(RIGHT(LEFT([.$J6];2*[.AB$1]);2);8);4);2)" office:value-type="string" office:string-value="00" calcext:value-type="string">
            <text:p>00</text:p>
          </table:table-cell>
          <table:table-cell table:style-name="ce6" table:formula="of:=BIN2HEX(LEFT(HEX2BIN(RIGHT(LEFT([.$J6];2*[.AC$1]);2);8);4) &amp; RIGHT(HEX2BIN(RIGHT(LEFT([.$J6];2*[.AC$1]);2);8);4);2)" office:value-type="string" office:string-value="0E" calcext:value-type="string">
            <text:p>0E</text:p>
          </table:table-cell>
          <table:table-cell table:style-name="ce6" table:formula="of:=BIN2HEX(LEFT(HEX2BIN(RIGHT(LEFT([.$J6];2*[.AD$1]);2);8);4) &amp; RIGHT(HEX2BIN(RIGHT(LEFT([.$J6];2*[.AD$1]);2);8);4);2)" office:value-type="string" office:string-value="E0" calcext:value-type="string">
            <text:p>E0</text:p>
          </table:table-cell>
          <table:table-cell table:style-name="ce6" table:formula="of:=BIN2HEX(LEFT(HEX2BIN(RIGHT(LEFT([.$J6];2*[.AE$1]);2);8);4) &amp; RIGHT(HEX2BIN(RIGHT(LEFT([.$J6];2*[.AE$1]);2);8);4);2)" office:value-type="string" office:string-value="10" calcext:value-type="string">
            <text:p>10</text:p>
          </table:table-cell>
          <table:table-cell table:style-name="ce6" table:formula="of:=BIN2HEX(LEFT(HEX2BIN(RIGHT(LEFT([.$J6];2*[.AF$1]);2);8);4) &amp; RIGHT(HEX2BIN(RIGHT(LEFT([.$J6];2*[.AF$1]);2);8);4);2)" office:value-type="string" office:string-value="00" calcext:value-type="string">
            <text:p>00</text:p>
          </table:table-cell>
          <table:table-cell table:style-name="ce6" table:formula="of:=BIN2HEX(LEFT(HEX2BIN(RIGHT(LEFT([.$J6];2*[.AG$1]);2);8);4) &amp; RIGHT(HEX2BIN(RIGHT(LEFT([.$J6];2*[.AG$1]);2);8);4);2)" office:value-type="string" office:string-value="01" calcext:value-type="string">
            <text:p>01</text:p>
          </table:table-cell>
          <table:table-cell table:style-name="ce6" table:formula="of:=BIN2HEX(LEFT(HEX2BIN(RIGHT(LEFT([.$J6];2*[.AH$1]);2);8);4) &amp; RIGHT(HEX2BIN(RIGHT(LEFT([.$J6];2*[.AH$1]);2);8);4);2)" office:value-type="string" office:string-value="00" calcext:value-type="string">
            <text:p>00</text:p>
          </table:table-cell>
          <table:table-cell table:style-name="ce6" table:formula="of:=BIN2HEX(LEFT(HEX2BIN(RIGHT(LEFT([.$J6];2*[.AI$1]);2);8);4) &amp; RIGHT(HEX2BIN(RIGHT(LEFT([.$J6];2*[.AI$1]);2);8);4);2)" office:value-type="string" office:string-value="06" calcext:value-type="string">
            <text:p>06</text:p>
          </table:table-cell>
          <table:table-cell table:style-name="ce21" table:formula="of:=BIN2HEX(LEFT(HEX2BIN(RIGHT(LEFT([.$J6];2*[.AJ$1]);2);8);4) &amp; RIGHT(HEX2BIN(RIGHT(LEFT([.$J6];2*[.AJ$1]);2);8);4);2)" office:value-type="string" office:string-value="B6" calcext:value-type="string">
            <text:p>B6</text:p>
          </table:table-cell>
          <table:table-cell table:style-name="ce23" table:formula="of:=DEC2HEX([.CC6];2)" office:value-type="string" office:string-value="B6" calcext:value-type="string">
            <text:p>B6</text:p>
          </table:table-cell>
          <table:table-cell table:style-name="ce27" table:formula="of:=HEX2BIN([.W6];8)" office:value-type="string" office:string-value="01001000" calcext:value-type="string">
            <text:p>01001000</text:p>
          </table:table-cell>
          <table:table-cell table:style-name="ce10" table:formula="of:=LEFT([.AL6];4)" office:value-type="string" office:string-value="0100" calcext:value-type="string">
            <text:p>0100</text:p>
          </table:table-cell>
          <table:table-cell table:style-name="ce10" table:formula="of:=RIGHT([.AM6];1)" office:value-type="string" office:string-value="0" calcext:value-type="string">
            <text:p>0</text:p>
          </table:table-cell>
          <table:table-cell table:style-name="ce30" table:formula="of:=HEX2BIN([.X6];8)" office:value-type="string" office:string-value="00110100" calcext:value-type="string">
            <text:p>00110100</text:p>
          </table:table-cell>
          <table:table-cell table:style-name="ce32" table:formula="of:=LEFT([.AO6];1)" office:value-type="string" office:string-value="0" calcext:value-type="string">
            <text:p>0</text:p>
          </table:table-cell>
          <table:table-cell table:style-name="ce32" table:formula="of:=RIGHT(LEFT([.AO6];2);1)" office:value-type="string" office:string-value="0" calcext:value-type="string">
            <text:p>0</text:p>
          </table:table-cell>
          <table:table-cell table:style-name="ce32" table:formula="of:=RIGHT(LEFT([.AO6];3);1)" office:value-type="string" office:string-value="1" calcext:value-type="string">
            <text:p>1</text:p>
          </table:table-cell>
          <table:table-cell table:style-name="ce32" table:formula="of:=RIGHT(LEFT([.$AO6];4);1)" office:value-type="string" office:string-value="1" calcext:value-type="string">
            <text:p>1</text:p>
          </table:table-cell>
          <table:table-cell table:style-name="ce32" table:formula="of:=RIGHT(LEFT([.$AO6];5);1)" office:value-type="string" office:string-value="0" calcext:value-type="string">
            <text:p>0</text:p>
          </table:table-cell>
          <table:table-cell table:style-name="ce32" table:formula="of:=RIGHT(LEFT([.$AO6];6);1)" office:value-type="string" office:string-value="1" calcext:value-type="string">
            <text:p>1</text:p>
          </table:table-cell>
          <table:table-cell table:style-name="ce32" table:formula="of:=RIGHT(LEFT([.$AO6];7);1)" office:value-type="string" office:string-value="0" calcext:value-type="string">
            <text:p>0</text:p>
          </table:table-cell>
          <table:table-cell table:style-name="ce32" table:formula="of:=RIGHT(LEFT([.$AO6];8);1)" office:value-type="string" office:string-value="0" calcext:value-type="string">
            <text:p>0</text:p>
          </table:table-cell>
          <table:table-cell/>
          <table:table-cell table:style-name="ce6" table:formula="of:=[.AS6]" office:value-type="string" office:string-value="1" calcext:value-type="string">
            <text:p>1</text:p>
          </table:table-cell>
          <table:table-cell table:style-name="ce6" table:formula="of:=[.AT6]" office:value-type="string" office:string-value="0" calcext:value-type="string">
            <text:p>0</text:p>
          </table:table-cell>
          <table:table-cell table:style-name="ce6" table:formula="of:=[.AU6]" office:value-type="string" office:string-value="1" calcext:value-type="string">
            <text:p>1</text:p>
          </table:table-cell>
          <table:table-cell table:style-name="ce6" table:formula="of:=[.AV6]" office:value-type="string" office:string-value="0" calcext:value-type="string">
            <text:p>0</text:p>
          </table:table-cell>
          <table:table-cell table:formula="of:=BIN2DEC([.AY6]&amp;[.AZ6]&amp;[.BA6]&amp;[.BB6])" office:value-type="float" office:value="10" calcext:value-type="float">
            <text:p>10</text:p>
          </table:table-cell>
          <table:table-cell table:style-name="ce36" table:formula="of:=16+[.BC6]" office:value-type="float" office:value="26" calcext:value-type="float">
            <text:p>26</text:p>
          </table:table-cell>
          <table:table-cell/>
          <table:table-cell table:style-name="ce39" table:formula="of:=HEX2BIN([.Z6];8)" office:value-type="string" office:string-value="10101111" calcext:value-type="string">
            <text:p>10101111</text:p>
          </table:table-cell>
          <table:table-cell table:style-name="ce6" table:formula="of:=LEFT([.BF6];4)" office:value-type="string" office:string-value="1010" calcext:value-type="string">
            <text:p>1010</text:p>
          </table:table-cell>
          <table:table-cell table:style-name="ce6" table:formula="of:=RIGHT([.BF6];4)" office:value-type="string" office:string-value="1111" calcext:value-type="string">
            <text:p>1111</text:p>
          </table:table-cell>
          <table:table-cell/>
          <table:table-cell table:style-name="ce10" table:formula="of:=HEX2BIN([.AE6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6])+HEX2DEC([.S6]);256)" office:value-type="float" office:value="34" calcext:value-type="float">
            <text:p>34</text:p>
          </table:table-cell>
          <table:table-cell table:formula="of:=MOD([.BM6]+HEX2DEC([.T6]);256)" office:value-type="float" office:value="2" calcext:value-type="float">
            <text:p>2</text:p>
          </table:table-cell>
          <table:table-cell table:formula="of:=MOD([.BN6]+HEX2DEC([.U6]);256)" office:value-type="float" office:value="6" calcext:value-type="float">
            <text:p>6</text:p>
          </table:table-cell>
          <table:table-cell table:formula="of:=MOD([.BO6]+HEX2DEC([.V6]);256)" office:value-type="float" office:value="6" calcext:value-type="float">
            <text:p>6</text:p>
          </table:table-cell>
          <table:table-cell table:formula="of:=MOD([.BP6]+HEX2DEC([.W6]);256)" office:value-type="float" office:value="78" calcext:value-type="float">
            <text:p>78</text:p>
          </table:table-cell>
          <table:table-cell table:formula="of:=MOD([.BQ6]+HEX2DEC([.X6]);256)" office:value-type="float" office:value="130" calcext:value-type="float">
            <text:p>130</text:p>
          </table:table-cell>
          <table:table-cell table:formula="of:=MOD([.BR6]+HEX2DEC([.Y6]);256)" office:value-type="float" office:value="2" calcext:value-type="float">
            <text:p>2</text:p>
          </table:table-cell>
          <table:table-cell table:formula="of:=MOD([.BS6]+HEX2DEC([.Z6]);256)" office:value-type="float" office:value="177" calcext:value-type="float">
            <text:p>177</text:p>
          </table:table-cell>
          <table:table-cell table:formula="of:=MOD([.BT6]+HEX2DEC([.AA6]);256)" office:value-type="float" office:value="177" calcext:value-type="float">
            <text:p>177</text:p>
          </table:table-cell>
          <table:table-cell table:formula="of:=MOD([.BU6]+HEX2DEC([.AB6]);256)" office:value-type="float" office:value="177" calcext:value-type="float">
            <text:p>177</text:p>
          </table:table-cell>
          <table:table-cell table:formula="of:=MOD([.BV6]+HEX2DEC([.AC6]);256)" office:value-type="float" office:value="191" calcext:value-type="float">
            <text:p>191</text:p>
          </table:table-cell>
          <table:table-cell table:formula="of:=MOD([.BW6]+HEX2DEC([.AD6]);256)" office:value-type="float" office:value="159" calcext:value-type="float">
            <text:p>159</text:p>
          </table:table-cell>
          <table:table-cell table:formula="of:=MOD([.BX6]+HEX2DEC([.AE6]);256)" office:value-type="float" office:value="175" calcext:value-type="float">
            <text:p>175</text:p>
          </table:table-cell>
          <table:table-cell table:formula="of:=MOD([.BY6]+HEX2DEC([.AF6]);256)" office:value-type="float" office:value="175" calcext:value-type="float">
            <text:p>175</text:p>
          </table:table-cell>
          <table:table-cell table:formula="of:=MOD([.BZ6]+HEX2DEC([.AG6]);256)" office:value-type="float" office:value="176" calcext:value-type="float">
            <text:p>176</text:p>
          </table:table-cell>
          <table:table-cell table:formula="of:=MOD([.CA6]+HEX2DEC([.AH6]);256)" office:value-type="float" office:value="176" calcext:value-type="float">
            <text:p>176</text:p>
          </table:table-cell>
          <table:table-cell table:formula="of:=MOD([.CB6]+HEX2DEC([.AI6]);256)" office:value-type="float" office:value="182" calcext:value-type="float">
            <text:p>182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280AF00000EE01000010006B4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28;0|8;8824;408;1|9;9232;464;0|10;9696;408;1|11;10104;460;0|12;10564;408;1|13;10972;464;0|14;11436;408;1|15;11844;460;0|16;12304;408;1|17;12712;464;0|18;13176;408;1|19;13584;460;0|20;14044;408;1|21;14452;460;0|22;14912;408;1|23;15320;464;0|24;15784;404;1|25;16188;464;0|26;16652;408;1|27;17060;464;0|28;17524;404;1|29;17928;464;0|30;18392;408;1|31;18800;1328;0|32;20128;408;1|33;20536;464;0|34;21000;408;1|35;21408;460;0|36;21868;408;1|37;22276;460;0|38;22736;412;1|39;23148;460;0|40;23608;408;1|41;24016;464;0|42;24480;404;1|43;24884;464;0|44;25348;408;1|45;25756;460;0|46;26216;408;1|47;26624;1332;0|48;27956;408;1|49;28364;1332;0|50;29696;408;1|51;30104;1328;0|52;31432;464;1|53;31896;408;0|54;32304;408;1|55;32712;460;0|56;33172;408;1|57;33580;1332;0|58;34912;408;1|59;35320;460;0|60;35780;408;1|61;36188;460;0|62;36648;412;1|63;37060;460;0|64;37520;408;1|65;37928;460;0|66;38388;412;1|67;38800;460;0|68;39260;408;1|69;39668;460;0|70;40128;408;1|71;40536;464;0|72;41000;404;1|73;41404;464;0|74;41868;408;1|75;42276;460;0|76;42736;408;1|77;43144;464;0|78;43608;408;1|79;44016;460;0|80;44476;408;1|81;44884;460;0|82;45344;408;1|83;45752;464;0|84;46216;408;1|85;46624;460;0|86;47084;408;1|87;47492;460;0|88;47952;412;1|89;48364;460;0|90;48824;408;1|91;49232;464;0|92;49696;408;1|93;50104;460;0|94;50564;408;1|95;50972;460;0|96;51432;408;1|97;51840;464;0|98;52304;404;1|99;52708;464;0|100;53172;408;1|101;53580;444;0|102;54024;424;1|103;54448;464;0|104;54912;408;1|105;55320;460;0|106;55780;408;1|107;56188;460;0|108;56648;408;1|109;57056;464;0|110;57520;408;1|111;57928;460;0|112;58388;408;1|113;58796;460;0|114;59256;408;1|115;59664;464;0|116;60128;408;1|117;60536;460;0|118;60996;412;1|119;61408;1328;0|120;62736;408;1|121;63144;1332;0|122;64476;408;1|123;64884;460;0|124;65344;408;1|125;65752;464;0|126;66216;408;1|127;66624;460;0|128;67084;408;1|129;67492;460;0|130;67952;408;1|131;68360;464;0|132;68824;408;1|133;69232;10024;0|134;79256;3452;1|135;82708;1764;0|136;84472;412;1|137;84884;460;0|138;85344;408;1|139;85752;1332;0|140;87084;408;1|141;87492;460;0|142;87952;408;1|143;88360;464;0|144;88824;408;1|145;89232;460;0|146;89692;408;1|147;90100;460;0|148;90560;412;1|149;90972;460;0|150;91432;408;1|151;91840;460;0|152;92300;412;1|153;92712;460;0|154;93172;408;1|155;93580;460;0|156;94040;408;1|157;94448;460;0|158;94908;412;1|159;95320;460;0|160;95780;408;1|161;96188;460;0|162;96648;408;1|163;97056;1332;0|164;98388;408;1|165;98796;460;0|166;99256;408;1|167;99664;464;0|168;100128;408;1|169;100536;460;0|170;100996;408;1|171;101404;460;0|172;101864;408;1|173;102272;464;0|174;102736;408;1|175;103144;460;0|176;103604;408;1|177;104012;464;0|178;104476;408;1|179;104884;1328;0|180;106212;408;1|181;106620;1332;0|182;107952;408;1|183;108360;1332;0|184;109692;408;1|185;110100;460;0|186;110560;408;1|187;110968;464;0|188;111432;408;1|189;111840;1328;0|190;113168;412;1|191;113580;460;0|192;114040;408;1|193;114448;460;0|194;114908;408;1|195;115316;464;0|196;115780;408;1|197;116188;460;0|198;116648;408;1|199;117056;460;0|200;117516;408;1|201;117924;464;0|202;118388;408;1|203;118796;460;0|204;119256;408;1|205;119664;460;0|206;120124;408;1|207;120532;464;0|208;120996;408;1|209;121404;460;0|210;121864;408;1|211;122272;460;0|212;122732;412;1|213;123144;460;0|214;123604;408;1|215;124012;460;0|216;124472;412;1|217;124884;456;0|218;125340;412;1|219;125752;460;0|220;126212;408;1|221;126620;464;0|222;127084;408;1|223;127492;1328;0|224;128820;408;1|225;129228;464;0|226;129692;408;1|227;130100;460;0|228;130560;408;1|229;130968;1332;0|230;132300;408;1|231;132708;460;0|232;133168;408;1|233;133576;460;0|234;134036;408;1|235;134444;1332;0|236;135776;408;1|237;136184;464;0|238;136648;408;1|239;137056;460;0|240;137516;408;1|241;137924;1332;0|242;139256;408;1|243;139664;1332;0|244;140996;408;1|245;141404;460;0|246;141864;408;1|247;142272;460;0|248;142732;408;1|249;143140;464;0|250;143604;408;1|251;144012;460;0|252;144472;408;1|253;144880;460;0|254;145340;408;1|255;145748;464;0|256;146212;408;1|257;146620;460;0|258;147080;408;1|259;147488;464;0|260;147952;404;1|261;148356;464;0|262;148820;408;1|263;149228;1328;0|264;150556;412;1|265;150968;1328;0|266;152296;412;1|267;152708;1328;0|268;154036;408;1|269;154444;1332;0|270;155776;408;1|271;156184;1332;0|272;157516;408;1|273;157924;460;0|274;158384;408;1|275;158792;1332;0|276;160124;408;1|277;160532;460;0|278;160992;408;1|279;161400;1332;0|280;162732;408;1|281;163140;460;0|282;163600;408;1|283;164008;464;0|284;164472;408;1|285;164880;460;0|286;165340;408;1|287;165748;464;0|288;166212;404;1|289;166616;464;0|290;167080;408;1|291;167488;460;0|292;167948;408;1|293;168356;464;0|294;168820;408;1|295;169228;460;0|296;169688;408;1|297;170096;460;0|298;170556;412;1|299;170968;460;0|300;171428;408;1|301;171836;460;0|302;172296;408;1|303;172704;460;0|304;173164;408;1|305;173572;464;0|306;174036;408;1|307;174444;460;0|308;174904;408;1|309;175312;460;0|310;175772;412;1|311;176184;460;0|312;176644;408;1|313;177052;464;0|314;177516;408;1|315;177924;1328;0|316;179252;408;1|317;179660;1332;0|318;180992;408;1|319;181400;1332;0|320;182732;408;1|321;183140;460;0|322;183600;408;1|323;184008;460;0|324;184468;408;1|325;184876;464;0|326;185340;408;1|327;185748;460;0|328;186208;408;1|329;186616;460;0|330;187076;412;1|331;187488;460;0|332;187948;408;1|333;188356;460;0|334;188816;408;1|335;189224;464;0|336;189688;408;1|337;190096;460;0|338;190556;408;1|339;190964;1332;0|340;192296;408;1|341;192704;1332;0|342;194036;408;1|343;194444;1328;0|344;195772;408;1|345;196180;464;0|346;196644;408;1|347;197052;460;0|348;197512;408;1|349;197920;464;0|350;198384;404;1|351;198788;464;0|352;199252;408;1|353;199660;1328;0|354;200988;412;1|355;201400;460;0|356;201860;408;1|357;202268;460;0|358;202728;408;1|359;203136;460;0|360;203596;412;1|361;204008;460;0|362;204468;408;1|363;204876;464;0|364;205340;404;1|365;205744;464;0|366;206208;408;1|367;206616;460;0|368;207076;408;1|369;207484;464;0|370;207948;408;1|371;208356;460;0|372;208816;408;1|373;209224;460;0|374;209684;408;1|375;210092;464;0|376;210556;408;1|377;210964;1328;0|378;212292;412;1|379;212704;460;0|380;213164;408;1|381;213572;460;0|382;214032;408;1|383;214440;460;0|384;214900;412;1|385;215312;460;0|386;215772;408;1|387;216180;460;0|388;216640;408;1|389;217048;464;0|390;217512;408;1|391;217920;460;0|392;218380;408;1|393;218788;464;0|394;219252;404;1|395;219656;464;0|396;220120;408;1|397;220528;460;0|398;220988;408;1|399;221396;464;0|400;221860;408;1|401;222268;460;0|402;222728;408;1|403;223136;464;0|404;223600;404;1|405;224004;464;0|406;224468;408;1|407;224876;460;0|408;225336;408;1|409;225744;464;0|410;226208;408;1|411;226616;1328;0|412;227944;408;1|413;228352;1332;0|414;229684;408;1|415;230092;460;0|416;230552;408;1|417;230960;464;0|418;231424;408;1|419;231832;460;0|420;232292;408;1|421;232700;464;0|422;233164;408;1|423;233572;460;0|424;234032;408;1|425;234440;464;0|426;234904;408;1|427;235312;460;0|428;235772;408;1|429;236180;1332;0|430;237512;404;1|431;237916;464;0|432;238380;408;1|433;238788;1332;0|434;240120;408;1|435;240528;1328;0|436;241856;412;1|437;242268;460;0|438;242728;408;1|439;243136;1328;0|440;244464;412;1|</text:p>
          </table:table-cell>
          <table:table-cell table:style-name="ce7" table:formula="of:=LEFT([.D7];16)" office:value-type="string" office:string-value="0220E00400000006" calcext:value-type="string">
            <text:p>0220E00400000006</text:p>
          </table:table-cell>
          <table:table-cell table:style-name="ce7" table:formula="of:=RIGHT([.D7];(27*2)-16)" office:value-type="string" office:string-value="0220E00400483280AF00000EE01000010006B4" calcext:value-type="string">
            <text:p>0220E00400483280AF00000EE01000010006B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7];2*[.R$1]);2);8);4) &amp; RIGHT(HEX2BIN(RIGHT(LEFT([.$J7];2*[.R$1]);2);8);4);2)" office:value-type="string" office:string-value="02" calcext:value-type="string">
            <text:p>02</text:p>
          </table:table-cell>
          <table:table-cell table:style-name="ce6" table:formula="of:=BIN2HEX(LEFT(HEX2BIN(RIGHT(LEFT([.$J7];2*[.S$1]);2);8);4) &amp; RIGHT(HEX2BIN(RIGHT(LEFT([.$J7];2*[.S$1]);2);8);4);2)" office:value-type="string" office:string-value="20" calcext:value-type="string">
            <text:p>20</text:p>
          </table:table-cell>
          <table:table-cell table:style-name="ce6" table:formula="of:=BIN2HEX(LEFT(HEX2BIN(RIGHT(LEFT([.$J7];2*[.T$1]);2);8);4) &amp; RIGHT(HEX2BIN(RIGHT(LEFT([.$J7];2*[.T$1]);2);8);4);2)" office:value-type="string" office:string-value="E0" calcext:value-type="string">
            <text:p>E0</text:p>
          </table:table-cell>
          <table:table-cell table:style-name="ce6" table:formula="of:=BIN2HEX(LEFT(HEX2BIN(RIGHT(LEFT([.$J7];2*[.U$1]);2);8);4) &amp; RIGHT(HEX2BIN(RIGHT(LEFT([.$J7];2*[.U$1]);2);8);4);2)" office:value-type="string" office:string-value="04" calcext:value-type="string">
            <text:p>04</text:p>
          </table:table-cell>
          <table:table-cell table:style-name="ce6" table:formula="of:=BIN2HEX(LEFT(HEX2BIN(RIGHT(LEFT([.$J7];2*[.V$1]);2);8);4) &amp; RIGHT(HEX2BIN(RIGHT(LEFT([.$J7];2*[.V$1]);2);8);4);2)" office:value-type="string" office:string-value="00" calcext:value-type="string">
            <text:p>00</text:p>
          </table:table-cell>
          <table:table-cell table:style-name="ce14" table:formula="of:=BIN2HEX(LEFT(HEX2BIN(RIGHT(LEFT([.$J7];2*[.W$1]);2);8);4) &amp; RIGHT(HEX2BIN(RIGHT(LEFT([.$J7];2*[.W$1]);2);8);4);2)" office:value-type="string" office:string-value="48" calcext:value-type="string">
            <text:p>48</text:p>
          </table:table-cell>
          <table:table-cell table:style-name="ce17" table:formula="of:=BIN2HEX(LEFT(HEX2BIN(RIGHT(LEFT([.$J7];2*[.X$1]);2);8);4) &amp; RIGHT(HEX2BIN(RIGHT(LEFT([.$J7];2*[.X$1]);2);8);4);2)" office:value-type="string" office:string-value="32" calcext:value-type="string">
            <text:p>32</text:p>
          </table:table-cell>
          <table:table-cell table:style-name="ce6" table:formula="of:=BIN2HEX(LEFT(HEX2BIN(RIGHT(LEFT([.$J7];2*[.Y$1]);2);8);4) &amp; RIGHT(HEX2BIN(RIGHT(LEFT([.$J7];2*[.Y$1]);2);8);4);2)" office:value-type="string" office:string-value="80" calcext:value-type="string">
            <text:p>80</text:p>
          </table:table-cell>
          <table:table-cell table:style-name="ce6" table:formula="of:=BIN2HEX(LEFT(HEX2BIN(RIGHT(LEFT([.$J7];2*[.Z$1]);2);8);4) &amp; RIGHT(HEX2BIN(RIGHT(LEFT([.$J7];2*[.Z$1]);2);8);4);2)" office:value-type="string" office:string-value="AF" calcext:value-type="string">
            <text:p>AF</text:p>
          </table:table-cell>
          <table:table-cell table:style-name="ce6" table:formula="of:=BIN2HEX(LEFT(HEX2BIN(RIGHT(LEFT([.$J7];2*[.AA$1]);2);8);4) &amp; RIGHT(HEX2BIN(RIGHT(LEFT([.$J7];2*[.AA$1]);2);8);4);2)" office:value-type="string" office:string-value="00" calcext:value-type="string">
            <text:p>00</text:p>
          </table:table-cell>
          <table:table-cell table:style-name="ce6" table:formula="of:=BIN2HEX(LEFT(HEX2BIN(RIGHT(LEFT([.$J7];2*[.AB$1]);2);8);4) &amp; RIGHT(HEX2BIN(RIGHT(LEFT([.$J7];2*[.AB$1]);2);8);4);2)" office:value-type="string" office:string-value="00" calcext:value-type="string">
            <text:p>00</text:p>
          </table:table-cell>
          <table:table-cell table:style-name="ce6" table:formula="of:=BIN2HEX(LEFT(HEX2BIN(RIGHT(LEFT([.$J7];2*[.AC$1]);2);8);4) &amp; RIGHT(HEX2BIN(RIGHT(LEFT([.$J7];2*[.AC$1]);2);8);4);2)" office:value-type="string" office:string-value="0E" calcext:value-type="string">
            <text:p>0E</text:p>
          </table:table-cell>
          <table:table-cell table:style-name="ce6" table:formula="of:=BIN2HEX(LEFT(HEX2BIN(RIGHT(LEFT([.$J7];2*[.AD$1]);2);8);4) &amp; RIGHT(HEX2BIN(RIGHT(LEFT([.$J7];2*[.AD$1]);2);8);4);2)" office:value-type="string" office:string-value="E0" calcext:value-type="string">
            <text:p>E0</text:p>
          </table:table-cell>
          <table:table-cell table:style-name="ce6" table:formula="of:=BIN2HEX(LEFT(HEX2BIN(RIGHT(LEFT([.$J7];2*[.AE$1]);2);8);4) &amp; RIGHT(HEX2BIN(RIGHT(LEFT([.$J7];2*[.AE$1]);2);8);4);2)" office:value-type="string" office:string-value="10" calcext:value-type="string">
            <text:p>10</text:p>
          </table:table-cell>
          <table:table-cell table:style-name="ce6" table:formula="of:=BIN2HEX(LEFT(HEX2BIN(RIGHT(LEFT([.$J7];2*[.AF$1]);2);8);4) &amp; RIGHT(HEX2BIN(RIGHT(LEFT([.$J7];2*[.AF$1]);2);8);4);2)" office:value-type="string" office:string-value="00" calcext:value-type="string">
            <text:p>00</text:p>
          </table:table-cell>
          <table:table-cell table:style-name="ce6" table:formula="of:=BIN2HEX(LEFT(HEX2BIN(RIGHT(LEFT([.$J7];2*[.AG$1]);2);8);4) &amp; RIGHT(HEX2BIN(RIGHT(LEFT([.$J7];2*[.AG$1]);2);8);4);2)" office:value-type="string" office:string-value="01" calcext:value-type="string">
            <text:p>01</text:p>
          </table:table-cell>
          <table:table-cell table:style-name="ce6" table:formula="of:=BIN2HEX(LEFT(HEX2BIN(RIGHT(LEFT([.$J7];2*[.AH$1]);2);8);4) &amp; RIGHT(HEX2BIN(RIGHT(LEFT([.$J7];2*[.AH$1]);2);8);4);2)" office:value-type="string" office:string-value="00" calcext:value-type="string">
            <text:p>00</text:p>
          </table:table-cell>
          <table:table-cell table:style-name="ce6" table:formula="of:=BIN2HEX(LEFT(HEX2BIN(RIGHT(LEFT([.$J7];2*[.AI$1]);2);8);4) &amp; RIGHT(HEX2BIN(RIGHT(LEFT([.$J7];2*[.AI$1]);2);8);4);2)" office:value-type="string" office:string-value="06" calcext:value-type="string">
            <text:p>06</text:p>
          </table:table-cell>
          <table:table-cell table:style-name="ce21" table:formula="of:=BIN2HEX(LEFT(HEX2BIN(RIGHT(LEFT([.$J7];2*[.AJ$1]);2);8);4) &amp; RIGHT(HEX2BIN(RIGHT(LEFT([.$J7];2*[.AJ$1]);2);8);4);2)" office:value-type="string" office:string-value="B4" calcext:value-type="string">
            <text:p>B4</text:p>
          </table:table-cell>
          <table:table-cell table:style-name="ce23" table:formula="of:=DEC2HEX([.CC7];2)" office:value-type="string" office:string-value="B4" calcext:value-type="string">
            <text:p>B4</text:p>
          </table:table-cell>
          <table:table-cell table:style-name="ce27" table:formula="of:=HEX2BIN([.W7];8)" office:value-type="string" office:string-value="01001000" calcext:value-type="string">
            <text:p>01001000</text:p>
          </table:table-cell>
          <table:table-cell table:style-name="ce10" table:formula="of:=LEFT([.AL7];4)" office:value-type="string" office:string-value="0100" calcext:value-type="string">
            <text:p>0100</text:p>
          </table:table-cell>
          <table:table-cell table:style-name="ce10" table:formula="of:=RIGHT([.AM7];1)" office:value-type="string" office:string-value="0" calcext:value-type="string">
            <text:p>0</text:p>
          </table:table-cell>
          <table:table-cell table:style-name="ce30" table:formula="of:=HEX2BIN([.X7];8)" office:value-type="string" office:string-value="00110010" calcext:value-type="string">
            <text:p>00110010</text:p>
          </table:table-cell>
          <table:table-cell table:style-name="ce32" table:formula="of:=LEFT([.AO7];1)" office:value-type="string" office:string-value="0" calcext:value-type="string">
            <text:p>0</text:p>
          </table:table-cell>
          <table:table-cell table:style-name="ce32" table:formula="of:=RIGHT(LEFT([.AO7];2);1)" office:value-type="string" office:string-value="0" calcext:value-type="string">
            <text:p>0</text:p>
          </table:table-cell>
          <table:table-cell table:style-name="ce32" table:formula="of:=RIGHT(LEFT([.AO7];3);1)" office:value-type="string" office:string-value="1" calcext:value-type="string">
            <text:p>1</text:p>
          </table:table-cell>
          <table:table-cell table:style-name="ce32" table:formula="of:=RIGHT(LEFT([.$AO7];4);1)" office:value-type="string" office:string-value="1" calcext:value-type="string">
            <text:p>1</text:p>
          </table:table-cell>
          <table:table-cell table:style-name="ce32" table:formula="of:=RIGHT(LEFT([.$AO7];5);1)" office:value-type="string" office:string-value="0" calcext:value-type="string">
            <text:p>0</text:p>
          </table:table-cell>
          <table:table-cell table:style-name="ce32" table:formula="of:=RIGHT(LEFT([.$AO7];6);1)" office:value-type="string" office:string-value="0" calcext:value-type="string">
            <text:p>0</text:p>
          </table:table-cell>
          <table:table-cell table:style-name="ce32" table:formula="of:=RIGHT(LEFT([.$AO7];7);1)" office:value-type="string" office:string-value="1" calcext:value-type="string">
            <text:p>1</text:p>
          </table:table-cell>
          <table:table-cell table:style-name="ce32" table:formula="of:=RIGHT(LEFT([.$AO7];8);1)" office:value-type="string" office:string-value="0" calcext:value-type="string">
            <text:p>0</text:p>
          </table:table-cell>
          <table:table-cell/>
          <table:table-cell table:style-name="ce6" table:formula="of:=[.AS7]" office:value-type="string" office:string-value="1" calcext:value-type="string">
            <text:p>1</text:p>
          </table:table-cell>
          <table:table-cell table:style-name="ce6" table:formula="of:=[.AT7]" office:value-type="string" office:string-value="0" calcext:value-type="string">
            <text:p>0</text:p>
          </table:table-cell>
          <table:table-cell table:style-name="ce6" table:formula="of:=[.AU7]" office:value-type="string" office:string-value="0" calcext:value-type="string">
            <text:p>0</text:p>
          </table:table-cell>
          <table:table-cell table:style-name="ce6" table:formula="of:=[.AV7]" office:value-type="string" office:string-value="1" calcext:value-type="string">
            <text:p>1</text:p>
          </table:table-cell>
          <table:table-cell table:formula="of:=BIN2DEC([.AY7]&amp;[.AZ7]&amp;[.BA7]&amp;[.BB7])" office:value-type="float" office:value="9" calcext:value-type="float">
            <text:p>9</text:p>
          </table:table-cell>
          <table:table-cell table:style-name="ce36" table:formula="of:=16+[.BC7]" office:value-type="float" office:value="25" calcext:value-type="float">
            <text:p>25</text:p>
          </table:table-cell>
          <table:table-cell/>
          <table:table-cell table:style-name="ce39" table:formula="of:=HEX2BIN([.Z7];8)" office:value-type="string" office:string-value="10101111" calcext:value-type="string">
            <text:p>10101111</text:p>
          </table:table-cell>
          <table:table-cell table:style-name="ce6" table:formula="of:=LEFT([.BF7];4)" office:value-type="string" office:string-value="1010" calcext:value-type="string">
            <text:p>1010</text:p>
          </table:table-cell>
          <table:table-cell table:style-name="ce6" table:formula="of:=RIGHT([.BF7];4)" office:value-type="string" office:string-value="1111" calcext:value-type="string">
            <text:p>1111</text:p>
          </table:table-cell>
          <table:table-cell/>
          <table:table-cell table:style-name="ce10" table:formula="of:=HEX2BIN([.AE7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7])+HEX2DEC([.S7]);256)" office:value-type="float" office:value="34" calcext:value-type="float">
            <text:p>34</text:p>
          </table:table-cell>
          <table:table-cell table:formula="of:=MOD([.BM7]+HEX2DEC([.T7]);256)" office:value-type="float" office:value="2" calcext:value-type="float">
            <text:p>2</text:p>
          </table:table-cell>
          <table:table-cell table:formula="of:=MOD([.BN7]+HEX2DEC([.U7]);256)" office:value-type="float" office:value="6" calcext:value-type="float">
            <text:p>6</text:p>
          </table:table-cell>
          <table:table-cell table:formula="of:=MOD([.BO7]+HEX2DEC([.V7]);256)" office:value-type="float" office:value="6" calcext:value-type="float">
            <text:p>6</text:p>
          </table:table-cell>
          <table:table-cell table:formula="of:=MOD([.BP7]+HEX2DEC([.W7]);256)" office:value-type="float" office:value="78" calcext:value-type="float">
            <text:p>78</text:p>
          </table:table-cell>
          <table:table-cell table:formula="of:=MOD([.BQ7]+HEX2DEC([.X7]);256)" office:value-type="float" office:value="128" calcext:value-type="float">
            <text:p>128</text:p>
          </table:table-cell>
          <table:table-cell table:formula="of:=MOD([.BR7]+HEX2DEC([.Y7]);256)" office:value-type="float" office:value="0" calcext:value-type="float">
            <text:p>0</text:p>
          </table:table-cell>
          <table:table-cell table:formula="of:=MOD([.BS7]+HEX2DEC([.Z7]);256)" office:value-type="float" office:value="175" calcext:value-type="float">
            <text:p>175</text:p>
          </table:table-cell>
          <table:table-cell table:formula="of:=MOD([.BT7]+HEX2DEC([.AA7]);256)" office:value-type="float" office:value="175" calcext:value-type="float">
            <text:p>175</text:p>
          </table:table-cell>
          <table:table-cell table:formula="of:=MOD([.BU7]+HEX2DEC([.AB7]);256)" office:value-type="float" office:value="175" calcext:value-type="float">
            <text:p>175</text:p>
          </table:table-cell>
          <table:table-cell table:formula="of:=MOD([.BV7]+HEX2DEC([.AC7]);256)" office:value-type="float" office:value="189" calcext:value-type="float">
            <text:p>189</text:p>
          </table:table-cell>
          <table:table-cell table:formula="of:=MOD([.BW7]+HEX2DEC([.AD7]);256)" office:value-type="float" office:value="157" calcext:value-type="float">
            <text:p>157</text:p>
          </table:table-cell>
          <table:table-cell table:formula="of:=MOD([.BX7]+HEX2DEC([.AE7]);256)" office:value-type="float" office:value="173" calcext:value-type="float">
            <text:p>173</text:p>
          </table:table-cell>
          <table:table-cell table:formula="of:=MOD([.BY7]+HEX2DEC([.AF7]);256)" office:value-type="float" office:value="173" calcext:value-type="float">
            <text:p>173</text:p>
          </table:table-cell>
          <table:table-cell table:formula="of:=MOD([.BZ7]+HEX2DEC([.AG7]);256)" office:value-type="float" office:value="174" calcext:value-type="float">
            <text:p>174</text:p>
          </table:table-cell>
          <table:table-cell table:formula="of:=MOD([.CA7]+HEX2DEC([.AH7]);256)" office:value-type="float" office:value="174" calcext:value-type="float">
            <text:p>174</text:p>
          </table:table-cell>
          <table:table-cell table:formula="of:=MOD([.CB7]+HEX2DEC([.AI7]);256)" office:value-type="float" office:value="180" calcext:value-type="float">
            <text:p>18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080AF00000EE01000010006B2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4;0|6;7092;408;1|7;7500;1332;0|8;8832;408;1|9;9240;460;0|10;9700;408;1|11;10108;460;0|12;10568;408;1|13;10976;464;0|14;11440;408;1|15;11848;460;0|16;12308;408;1|17;12716;464;0|18;13180;404;1|19;13584;464;0|20;14048;408;1|21;14456;460;0|22;14916;408;1|23;15324;460;0|24;15784;412;1|25;16196;460;0|26;16656;408;1|27;17064;460;0|28;17524;408;1|29;17932;464;0|30;18396;408;1|31;18804;1328;0|32;20132;412;1|33;20544;460;0|34;21004;408;1|35;21412;460;0|36;21872;408;1|37;22280;464;0|38;22744;408;1|39;23152;460;0|40;23612;408;1|41;24020;460;0|42;24480;408;1|43;24888;464;0|44;25352;408;1|45;25760;460;0|46;26220;408;1|47;26628;1332;0|48;27960;408;1|49;28368;1332;0|50;29700;408;1|51;30108;1328;0|52;31436;408;1|53;31844;464;0|54;32308;408;1|55;32716;460;0|56;33176;408;1|57;33584;1332;0|58;34916;408;1|59;35324;460;0|60;35784;408;1|61;36192;460;0|62;36652;412;1|63;37064;460;0|64;37524;408;1|65;37932;460;0|66;38392;408;1|67;38800;464;0|68;39264;408;1|69;39672;460;0|70;40132;408;1|71;40540;460;0|72;41000;412;1|73;41412;460;0|74;41872;408;1|75;42280;464;0|76;42744;404;1|77;43148;464;0|78;43612;408;1|79;44020;456;0|80;44476;412;1|81;44888;460;0|82;45348;408;1|83;45756;464;0|84;46220;408;1|85;46628;460;0|86;47088;408;1|87;47496;464;0|88;47960;408;1|89;48368;460;0|90;48828;408;1|91;49236;460;0|92;49696;408;1|93;50104;460;0|94;50564;412;1|95;50976;460;0|96;51436;408;1|97;51844;460;0|98;52304;408;1|99;52712;464;0|100;53176;408;1|101;53584;460;0|102;54044;408;1|103;54452;464;0|104;54916;404;1|105;55320;464;0|106;55784;408;1|107;56192;460;0|108;56652;408;1|109;57060;464;0|110;57524;408;1|111;57932;460;0|112;58392;408;1|113;58800;460;0|114;59260;412;1|115;59672;460;0|116;60132;408;1|117;60540;460;0|118;61000;408;1|119;61408;1332;0|120;62740;408;1|121;63148;1328;0|122;64476;412;1|123;64888;460;0|124;65348;408;1|125;65756;460;0|126;66216;408;1|127;66624;464;0|128;67088;408;1|129;67496;460;0|130;67956;408;1|131;68364;464;0|132;68828;408;1|133;69236;10024;0|134;79260;3452;1|135;82712;1764;0|136;84476;408;1|137;84884;464;0|138;85348;408;1|139;85756;1328;0|140;87084;408;1|141;87492;464;0|142;87956;408;1|143;88364;460;0|144;88824;408;1|145;89232;464;0|146;89696;408;1|147;90104;460;0|148;90564;408;1|149;90972;460;0|150;91432;408;1|151;91840;464;0|152;92304;408;1|153;92712;460;0|154;93172;408;1|155;93580;460;0|156;94040;408;1|157;94448;464;0|158;94912;408;1|159;95320;460;0|160;95780;408;1|161;96188;460;0|162;96648;408;1|163;97056;1332;0|164;98388;408;1|165;98796;464;0|166;99260;408;1|167;99668;460;0|168;100128;408;1|169;100536;464;0|170;101000;408;1|171;101408;460;0|172;101868;408;1|173;102276;460;0|174;102736;408;1|175;103144;464;0|176;103608;408;1|177;104016;460;0|178;104476;408;1|179;104884;1332;0|180;106216;408;1|181;106624;1332;0|182;107956;408;1|183;108364;1328;0|184;109692;408;1|185;110100;464;0|186;110564;408;1|187;110972;460;0|188;111432;408;1|189;111840;1332;0|190;113172;408;1|191;113580;444;0|192;114024;424;1|193;114448;460;0|194;114908;412;1|195;115320;460;0|196;115780;408;1|197;116188;460;0|198;116648;408;1|199;117056;464;0|200;117520;408;1|201;117928;460;0|202;118388;408;1|203;118796;464;0|204;119260;404;1|205;119664;464;0|206;120128;408;1|207;120536;460;0|208;120996;408;1|209;121404;460;0|210;121864;408;1|211;122272;464;0|212;122736;408;1|213;123144;460;0|214;123604;408;1|215;124012;464;0|216;124476;408;1|217;124884;460;0|218;125344;408;1|219;125752;464;0|220;126216;408;1|221;126624;460;0|222;127084;408;1|223;127492;1332;0|224;128824;408;1|225;129232;460;0|226;129692;412;1|227;130104;456;0|228;130560;408;1|229;130968;1332;0|230;132300;408;1|231;132708;460;0|232;133168;408;1|233;133576;464;0|234;134040;408;1|235;134448;460;0|236;134908;408;1|237;135316;460;0|238;135776;412;1|239;136188;460;0|240;136648;408;1|241;137056;1332;0|242;138388;460;1|243;138848;1276;0|244;140124;412;1|245;140536;456;0|246;140992;412;1|247;141404;460;0|248;141864;408;1|249;142272;464;0|250;142736;408;1|251;143144;460;0|252;143604;408;1|253;144012;460;0|254;144472;408;1|255;144880;464;0|256;145344;408;1|257;145752;460;0|258;146212;408;1|259;146620;460;0|260;147080;412;1|261;147492;460;0|262;147952;408;1|263;148360;1328;0|264;149688;412;1|265;150100;1332;0|266;151432;408;1|267;151840;1328;0|268;153168;408;1|269;153576;1332;0|270;154908;408;1|271;155316;1332;0|272;156648;408;1|273;157056;460;0|274;157516;408;1|275;157924;1332;0|276;159256;408;1|277;159664;460;0|278;160124;408;1|279;160532;1332;0|280;161864;408;1|281;162272;460;0|282;162732;408;1|283;163140;464;0|284;163604;408;1|285;164012;460;0|286;164472;408;1|287;164880;464;0|288;165344;408;1|289;165752;460;0|290;166212;408;1|291;166620;460;0|292;167080;408;1|293;167488;464;0|294;167952;408;1|295;168360;460;0|296;168820;408;1|297;169228;460;0|298;169688;408;1|299;170096;464;0|300;170560;408;1|301;170968;460;0|302;171428;408;1|303;171836;460;0|304;172296;412;1|305;172708;460;0|306;173168;408;1|307;173576;460;0|308;174036;408;1|309;174444;460;0|310;174904;412;1|311;175316;460;0|312;175776;408;1|313;176184;460;0|314;176644;412;1|315;177056;1328;0|316;178384;408;1|317;178792;1332;0|318;180124;408;1|319;180532;1332;0|320;181864;408;1|321;182272;460;0|322;182732;408;1|323;183140;460;0|324;183600;412;1|325;184012;460;0|326;184472;408;1|327;184880;460;0|328;185340;408;1|329;185748;464;0|330;186212;408;1|331;186620;460;0|332;187080;408;1|333;187488;460;0|334;187948;408;1|335;188356;464;0|336;188820;408;1|337;189228;460;0|338;189688;408;1|339;190096;1332;0|340;191428;408;1|341;191836;1332;0|342;193168;408;1|343;193576;1328;0|344;194904;412;1|345;195316;460;0|346;195776;408;1|347;196184;460;0|348;196644;408;1|349;197052;464;0|350;197516;408;1|351;197924;460;0|352;198384;408;1|353;198792;1332;0|354;200124;408;1|355;200532;460;0|356;200992;408;1|357;201400;460;0|358;201860;408;1|359;202268;464;0|360;202732;408;1|361;203140;460;0|362;203600;408;1|363;204008;464;0|364;204472;404;1|365;204876;464;0|366;205340;408;1|367;205748;460;0|368;206208;408;1|369;206616;464;0|370;207080;408;1|371;207488;460;0|372;207948;408;1|373;208356;460;0|374;208816;412;1|375;209228;460;0|376;209688;408;1|377;210096;1332;0|378;211428;408;1|379;211836;460;0|380;212296;408;1|381;212704;460;0|382;213164;408;1|383;213572;464;0|384;214036;408;1|385;214444;460;0|386;214904;408;1|387;215312;460;0|388;215772;408;1|389;216180;464;0|390;216644;408;1|391;217052;460;0|392;217512;408;1|393;217920;464;0|394;218384;408;1|395;218792;460;0|396;219252;408;1|397;219660;460;0|398;220120;408;1|399;220528;464;0|400;220992;408;1|401;221400;460;0|402;221860;408;1|403;222268;464;0|404;222732;408;1|405;223140;460;0|406;223600;408;1|407;224008;460;0|408;224468;408;1|409;224876;464;0|410;225340;408;1|411;225748;1328;0|412;227076;408;1|413;227484;1332;0|414;228816;408;1|415;229224;460;0|416;229684;412;1|417;230096;460;0|418;230556;408;1|419;230964;460;0|420;231424;408;1|421;231832;460;0|422;232292;412;1|423;232704;460;0|424;233164;408;1|425;233572;464;0|426;234036;404;1|427;234440;1332;0|428;235772;408;1|429;236180;464;0|430;236644;408;1|431;237052;460;0|432;237512;408;1|433;237920;1332;0|434;239252;408;1|435;239660;1328;0|436;240988;416;1|437;241404;456;0|438;241860;408;1|439;242268;1328;0|440;243596;412;1|</text:p>
          </table:table-cell>
          <table:table-cell table:style-name="ce7" table:formula="of:=LEFT([.D8];16)" office:value-type="string" office:string-value="0220E00400000006" calcext:value-type="string">
            <text:p>0220E00400000006</text:p>
          </table:table-cell>
          <table:table-cell table:style-name="ce7" table:formula="of:=RIGHT([.D8];(27*2)-16)" office:value-type="string" office:string-value="0220E00400483080AF00000EE01000010006B2" calcext:value-type="string">
            <text:p>0220E00400483080AF00000EE01000010006B2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8];2*[.R$1]);2);8);4) &amp; RIGHT(HEX2BIN(RIGHT(LEFT([.$J8];2*[.R$1]);2);8);4);2)" office:value-type="string" office:string-value="02" calcext:value-type="string">
            <text:p>02</text:p>
          </table:table-cell>
          <table:table-cell table:style-name="ce6" table:formula="of:=BIN2HEX(LEFT(HEX2BIN(RIGHT(LEFT([.$J8];2*[.S$1]);2);8);4) &amp; RIGHT(HEX2BIN(RIGHT(LEFT([.$J8];2*[.S$1]);2);8);4);2)" office:value-type="string" office:string-value="20" calcext:value-type="string">
            <text:p>20</text:p>
          </table:table-cell>
          <table:table-cell table:style-name="ce6" table:formula="of:=BIN2HEX(LEFT(HEX2BIN(RIGHT(LEFT([.$J8];2*[.T$1]);2);8);4) &amp; RIGHT(HEX2BIN(RIGHT(LEFT([.$J8];2*[.T$1]);2);8);4);2)" office:value-type="string" office:string-value="E0" calcext:value-type="string">
            <text:p>E0</text:p>
          </table:table-cell>
          <table:table-cell table:style-name="ce6" table:formula="of:=BIN2HEX(LEFT(HEX2BIN(RIGHT(LEFT([.$J8];2*[.U$1]);2);8);4) &amp; RIGHT(HEX2BIN(RIGHT(LEFT([.$J8];2*[.U$1]);2);8);4);2)" office:value-type="string" office:string-value="04" calcext:value-type="string">
            <text:p>04</text:p>
          </table:table-cell>
          <table:table-cell table:style-name="ce6" table:formula="of:=BIN2HEX(LEFT(HEX2BIN(RIGHT(LEFT([.$J8];2*[.V$1]);2);8);4) &amp; RIGHT(HEX2BIN(RIGHT(LEFT([.$J8];2*[.V$1]);2);8);4);2)" office:value-type="string" office:string-value="00" calcext:value-type="string">
            <text:p>00</text:p>
          </table:table-cell>
          <table:table-cell table:style-name="ce14" table:formula="of:=BIN2HEX(LEFT(HEX2BIN(RIGHT(LEFT([.$J8];2*[.W$1]);2);8);4) &amp; RIGHT(HEX2BIN(RIGHT(LEFT([.$J8];2*[.W$1]);2);8);4);2)" office:value-type="string" office:string-value="48" calcext:value-type="string">
            <text:p>48</text:p>
          </table:table-cell>
          <table:table-cell table:style-name="ce17" table:formula="of:=BIN2HEX(LEFT(HEX2BIN(RIGHT(LEFT([.$J8];2*[.X$1]);2);8);4) &amp; RIGHT(HEX2BIN(RIGHT(LEFT([.$J8];2*[.X$1]);2);8);4);2)" office:value-type="string" office:string-value="30" calcext:value-type="string">
            <text:p>30</text:p>
          </table:table-cell>
          <table:table-cell table:style-name="ce6" table:formula="of:=BIN2HEX(LEFT(HEX2BIN(RIGHT(LEFT([.$J8];2*[.Y$1]);2);8);4) &amp; RIGHT(HEX2BIN(RIGHT(LEFT([.$J8];2*[.Y$1]);2);8);4);2)" office:value-type="string" office:string-value="80" calcext:value-type="string">
            <text:p>80</text:p>
          </table:table-cell>
          <table:table-cell table:style-name="ce6" table:formula="of:=BIN2HEX(LEFT(HEX2BIN(RIGHT(LEFT([.$J8];2*[.Z$1]);2);8);4) &amp; RIGHT(HEX2BIN(RIGHT(LEFT([.$J8];2*[.Z$1]);2);8);4);2)" office:value-type="string" office:string-value="AF" calcext:value-type="string">
            <text:p>AF</text:p>
          </table:table-cell>
          <table:table-cell table:style-name="ce6" table:formula="of:=BIN2HEX(LEFT(HEX2BIN(RIGHT(LEFT([.$J8];2*[.AA$1]);2);8);4) &amp; RIGHT(HEX2BIN(RIGHT(LEFT([.$J8];2*[.AA$1]);2);8);4);2)" office:value-type="string" office:string-value="00" calcext:value-type="string">
            <text:p>00</text:p>
          </table:table-cell>
          <table:table-cell table:style-name="ce6" table:formula="of:=BIN2HEX(LEFT(HEX2BIN(RIGHT(LEFT([.$J8];2*[.AB$1]);2);8);4) &amp; RIGHT(HEX2BIN(RIGHT(LEFT([.$J8];2*[.AB$1]);2);8);4);2)" office:value-type="string" office:string-value="00" calcext:value-type="string">
            <text:p>00</text:p>
          </table:table-cell>
          <table:table-cell table:style-name="ce6" table:formula="of:=BIN2HEX(LEFT(HEX2BIN(RIGHT(LEFT([.$J8];2*[.AC$1]);2);8);4) &amp; RIGHT(HEX2BIN(RIGHT(LEFT([.$J8];2*[.AC$1]);2);8);4);2)" office:value-type="string" office:string-value="0E" calcext:value-type="string">
            <text:p>0E</text:p>
          </table:table-cell>
          <table:table-cell table:style-name="ce6" table:formula="of:=BIN2HEX(LEFT(HEX2BIN(RIGHT(LEFT([.$J8];2*[.AD$1]);2);8);4) &amp; RIGHT(HEX2BIN(RIGHT(LEFT([.$J8];2*[.AD$1]);2);8);4);2)" office:value-type="string" office:string-value="E0" calcext:value-type="string">
            <text:p>E0</text:p>
          </table:table-cell>
          <table:table-cell table:style-name="ce6" table:formula="of:=BIN2HEX(LEFT(HEX2BIN(RIGHT(LEFT([.$J8];2*[.AE$1]);2);8);4) &amp; RIGHT(HEX2BIN(RIGHT(LEFT([.$J8];2*[.AE$1]);2);8);4);2)" office:value-type="string" office:string-value="10" calcext:value-type="string">
            <text:p>10</text:p>
          </table:table-cell>
          <table:table-cell table:style-name="ce6" table:formula="of:=BIN2HEX(LEFT(HEX2BIN(RIGHT(LEFT([.$J8];2*[.AF$1]);2);8);4) &amp; RIGHT(HEX2BIN(RIGHT(LEFT([.$J8];2*[.AF$1]);2);8);4);2)" office:value-type="string" office:string-value="00" calcext:value-type="string">
            <text:p>00</text:p>
          </table:table-cell>
          <table:table-cell table:style-name="ce6" table:formula="of:=BIN2HEX(LEFT(HEX2BIN(RIGHT(LEFT([.$J8];2*[.AG$1]);2);8);4) &amp; RIGHT(HEX2BIN(RIGHT(LEFT([.$J8];2*[.AG$1]);2);8);4);2)" office:value-type="string" office:string-value="01" calcext:value-type="string">
            <text:p>01</text:p>
          </table:table-cell>
          <table:table-cell table:style-name="ce6" table:formula="of:=BIN2HEX(LEFT(HEX2BIN(RIGHT(LEFT([.$J8];2*[.AH$1]);2);8);4) &amp; RIGHT(HEX2BIN(RIGHT(LEFT([.$J8];2*[.AH$1]);2);8);4);2)" office:value-type="string" office:string-value="00" calcext:value-type="string">
            <text:p>00</text:p>
          </table:table-cell>
          <table:table-cell table:style-name="ce6" table:formula="of:=BIN2HEX(LEFT(HEX2BIN(RIGHT(LEFT([.$J8];2*[.AI$1]);2);8);4) &amp; RIGHT(HEX2BIN(RIGHT(LEFT([.$J8];2*[.AI$1]);2);8);4);2)" office:value-type="string" office:string-value="06" calcext:value-type="string">
            <text:p>06</text:p>
          </table:table-cell>
          <table:table-cell table:style-name="ce21" table:formula="of:=BIN2HEX(LEFT(HEX2BIN(RIGHT(LEFT([.$J8];2*[.AJ$1]);2);8);4) &amp; RIGHT(HEX2BIN(RIGHT(LEFT([.$J8];2*[.AJ$1]);2);8);4);2)" office:value-type="string" office:string-value="B2" calcext:value-type="string">
            <text:p>B2</text:p>
          </table:table-cell>
          <table:table-cell table:style-name="ce23" table:formula="of:=DEC2HEX([.CC8];2)" office:value-type="string" office:string-value="B2" calcext:value-type="string">
            <text:p>B2</text:p>
          </table:table-cell>
          <table:table-cell table:style-name="ce27" table:formula="of:=HEX2BIN([.W8];8)" office:value-type="string" office:string-value="01001000" calcext:value-type="string">
            <text:p>01001000</text:p>
          </table:table-cell>
          <table:table-cell table:style-name="ce10" table:formula="of:=LEFT([.AL8];4)" office:value-type="string" office:string-value="0100" calcext:value-type="string">
            <text:p>0100</text:p>
          </table:table-cell>
          <table:table-cell table:style-name="ce10" table:formula="of:=RIGHT([.AM8];1)" office:value-type="string" office:string-value="0" calcext:value-type="string">
            <text:p>0</text:p>
          </table:table-cell>
          <table:table-cell table:style-name="ce30" table:formula="of:=HEX2BIN([.X8];8)" office:value-type="string" office:string-value="00110000" calcext:value-type="string">
            <text:p>00110000</text:p>
          </table:table-cell>
          <table:table-cell table:style-name="ce32" table:formula="of:=LEFT([.AO8];1)" office:value-type="string" office:string-value="0" calcext:value-type="string">
            <text:p>0</text:p>
          </table:table-cell>
          <table:table-cell table:style-name="ce32" table:formula="of:=RIGHT(LEFT([.AO8];2);1)" office:value-type="string" office:string-value="0" calcext:value-type="string">
            <text:p>0</text:p>
          </table:table-cell>
          <table:table-cell table:style-name="ce32" table:formula="of:=RIGHT(LEFT([.AO8];3);1)" office:value-type="string" office:string-value="1" calcext:value-type="string">
            <text:p>1</text:p>
          </table:table-cell>
          <table:table-cell table:style-name="ce32" table:formula="of:=RIGHT(LEFT([.$AO8];4);1)" office:value-type="string" office:string-value="1" calcext:value-type="string">
            <text:p>1</text:p>
          </table:table-cell>
          <table:table-cell table:style-name="ce32" table:formula="of:=RIGHT(LEFT([.$AO8];5);1)" office:value-type="string" office:string-value="0" calcext:value-type="string">
            <text:p>0</text:p>
          </table:table-cell>
          <table:table-cell table:style-name="ce32" table:formula="of:=RIGHT(LEFT([.$AO8];6);1)" office:value-type="string" office:string-value="0" calcext:value-type="string">
            <text:p>0</text:p>
          </table:table-cell>
          <table:table-cell table:style-name="ce32" table:formula="of:=RIGHT(LEFT([.$AO8];7);1)" office:value-type="string" office:string-value="0" calcext:value-type="string">
            <text:p>0</text:p>
          </table:table-cell>
          <table:table-cell table:style-name="ce32" table:formula="of:=RIGHT(LEFT([.$AO8];8);1)" office:value-type="string" office:string-value="0" calcext:value-type="string">
            <text:p>0</text:p>
          </table:table-cell>
          <table:table-cell/>
          <table:table-cell table:style-name="ce6" table:formula="of:=[.AS8]" office:value-type="string" office:string-value="1" calcext:value-type="string">
            <text:p>1</text:p>
          </table:table-cell>
          <table:table-cell table:style-name="ce6" table:formula="of:=[.AT8]" office:value-type="string" office:string-value="0" calcext:value-type="string">
            <text:p>0</text:p>
          </table:table-cell>
          <table:table-cell table:style-name="ce6" table:formula="of:=[.AU8]" office:value-type="string" office:string-value="0" calcext:value-type="string">
            <text:p>0</text:p>
          </table:table-cell>
          <table:table-cell table:style-name="ce6" table:formula="of:=[.AV8]" office:value-type="string" office:string-value="0" calcext:value-type="string">
            <text:p>0</text:p>
          </table:table-cell>
          <table:table-cell table:formula="of:=BIN2DEC([.AY8]&amp;[.AZ8]&amp;[.BA8]&amp;[.BB8])" office:value-type="float" office:value="8" calcext:value-type="float">
            <text:p>8</text:p>
          </table:table-cell>
          <table:table-cell table:style-name="ce36" table:formula="of:=16+[.BC8]" office:value-type="float" office:value="24" calcext:value-type="float">
            <text:p>24</text:p>
          </table:table-cell>
          <table:table-cell/>
          <table:table-cell table:style-name="ce39" table:formula="of:=HEX2BIN([.Z8];8)" office:value-type="string" office:string-value="10101111" calcext:value-type="string">
            <text:p>10101111</text:p>
          </table:table-cell>
          <table:table-cell table:style-name="ce6" table:formula="of:=LEFT([.BF8];4)" office:value-type="string" office:string-value="1010" calcext:value-type="string">
            <text:p>1010</text:p>
          </table:table-cell>
          <table:table-cell table:style-name="ce6" table:formula="of:=RIGHT([.BF8];4)" office:value-type="string" office:string-value="1111" calcext:value-type="string">
            <text:p>1111</text:p>
          </table:table-cell>
          <table:table-cell/>
          <table:table-cell table:style-name="ce10" table:formula="of:=HEX2BIN([.AE8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8])+HEX2DEC([.S8]);256)" office:value-type="float" office:value="34" calcext:value-type="float">
            <text:p>34</text:p>
          </table:table-cell>
          <table:table-cell table:formula="of:=MOD([.BM8]+HEX2DEC([.T8]);256)" office:value-type="float" office:value="2" calcext:value-type="float">
            <text:p>2</text:p>
          </table:table-cell>
          <table:table-cell table:formula="of:=MOD([.BN8]+HEX2DEC([.U8]);256)" office:value-type="float" office:value="6" calcext:value-type="float">
            <text:p>6</text:p>
          </table:table-cell>
          <table:table-cell table:formula="of:=MOD([.BO8]+HEX2DEC([.V8]);256)" office:value-type="float" office:value="6" calcext:value-type="float">
            <text:p>6</text:p>
          </table:table-cell>
          <table:table-cell table:formula="of:=MOD([.BP8]+HEX2DEC([.W8]);256)" office:value-type="float" office:value="78" calcext:value-type="float">
            <text:p>78</text:p>
          </table:table-cell>
          <table:table-cell table:formula="of:=MOD([.BQ8]+HEX2DEC([.X8]);256)" office:value-type="float" office:value="126" calcext:value-type="float">
            <text:p>126</text:p>
          </table:table-cell>
          <table:table-cell table:formula="of:=MOD([.BR8]+HEX2DEC([.Y8]);256)" office:value-type="float" office:value="254" calcext:value-type="float">
            <text:p>254</text:p>
          </table:table-cell>
          <table:table-cell table:formula="of:=MOD([.BS8]+HEX2DEC([.Z8]);256)" office:value-type="float" office:value="173" calcext:value-type="float">
            <text:p>173</text:p>
          </table:table-cell>
          <table:table-cell table:formula="of:=MOD([.BT8]+HEX2DEC([.AA8]);256)" office:value-type="float" office:value="173" calcext:value-type="float">
            <text:p>173</text:p>
          </table:table-cell>
          <table:table-cell table:formula="of:=MOD([.BU8]+HEX2DEC([.AB8]);256)" office:value-type="float" office:value="173" calcext:value-type="float">
            <text:p>173</text:p>
          </table:table-cell>
          <table:table-cell table:formula="of:=MOD([.BV8]+HEX2DEC([.AC8]);256)" office:value-type="float" office:value="187" calcext:value-type="float">
            <text:p>187</text:p>
          </table:table-cell>
          <table:table-cell table:formula="of:=MOD([.BW8]+HEX2DEC([.AD8]);256)" office:value-type="float" office:value="155" calcext:value-type="float">
            <text:p>155</text:p>
          </table:table-cell>
          <table:table-cell table:formula="of:=MOD([.BX8]+HEX2DEC([.AE8]);256)" office:value-type="float" office:value="171" calcext:value-type="float">
            <text:p>171</text:p>
          </table:table-cell>
          <table:table-cell table:formula="of:=MOD([.BY8]+HEX2DEC([.AF8]);256)" office:value-type="float" office:value="171" calcext:value-type="float">
            <text:p>171</text:p>
          </table:table-cell>
          <table:table-cell table:formula="of:=MOD([.BZ8]+HEX2DEC([.AG8]);256)" office:value-type="float" office:value="172" calcext:value-type="float">
            <text:p>172</text:p>
          </table:table-cell>
          <table:table-cell table:formula="of:=MOD([.CA8]+HEX2DEC([.AH8]);256)" office:value-type="float" office:value="172" calcext:value-type="float">
            <text:p>172</text:p>
          </table:table-cell>
          <table:table-cell table:formula="of:=MOD([.CB8]+HEX2DEC([.AI8]);256)" office:value-type="float" office:value="178" calcext:value-type="float">
            <text:p>178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E80AF00000EE01000010006B0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4;0|16;12308;408;1|17;12716;460;0|18;13176;408;1|19;13584;464;0|20;14048;404;1|21;14452;464;0|22;14916;408;1|23;15324;460;0|24;15784;408;1|25;16192;460;0|26;16652;408;1|27;17060;464;0|28;17524;408;1|29;17932;460;0|30;18392;408;1|31;18800;1332;0|32;20132;408;1|33;20540;460;0|34;21000;408;1|35;21408;464;0|36;21872;408;1|37;22280;460;0|38;22740;408;1|39;23148;464;0|40;23612;408;1|41;24020;460;0|42;24480;408;1|43;24888;460;0|44;25348;408;1|45;25756;464;0|46;26220;408;1|47;26628;1328;0|48;27956;408;1|49;28364;1332;0|50;29696;408;1|51;30104;1332;0|52;31436;408;1|53;31844;460;0|54;32304;408;1|55;32712;464;0|56;33176;408;1|57;33584;1328;0|58;34912;408;1|59;35320;464;0|60;35784;408;1|61;36192;460;0|62;36652;408;1|63;37060;464;0|64;37524;408;1|65;37932;460;0|66;38392;408;1|67;38800;460;0|68;39260;408;1|69;39668;460;0|70;40128;412;1|71;40540;460;0|72;41000;408;1|73;41408;464;0|74;41872;408;1|75;42280;460;0|76;42740;408;1|77;43148;460;0|78;43608;408;1|79;44016;464;0|80;44480;408;1|81;44888;460;0|82;45348;408;1|83;45756;460;0|84;46216;408;1|85;46624;464;0|86;47088;408;1|87;47496;460;0|88;47956;408;1|89;48364;460;0|90;48824;408;1|91;49232;464;0|92;49696;408;1|93;50104;460;0|94;50564;408;1|95;50972;460;0|96;51432;412;1|97;51844;460;0|98;52304;408;1|99;52712;464;0|100;53176;404;1|101;53580;464;0|102;54044;408;1|103;54452;460;0|104;54912;408;1|105;55320;464;0|106;55784;408;1|107;56192;460;0|108;56652;408;1|109;57060;460;0|110;57520;408;1|111;57928;464;0|112;58392;408;1|113;58800;460;0|114;59260;408;1|115;59668;460;0|116;60128;408;1|117;60536;464;0|118;61000;408;1|119;61408;1328;0|120;62736;408;1|121;63144;1332;0|122;64476;408;1|123;64884;464;0|124;65348;408;1|125;65756;460;0|126;66216;408;1|127;66624;464;0|128;67088;404;1|129;67492;464;0|130;67956;408;1|131;68364;460;0|132;68824;408;1|133;69232;10032;0|134;79264;3452;1|135;82716;1764;0|136;84480;412;1|137;84892;460;0|138;85352;408;1|139;85760;1332;0|140;87092;408;1|141;87500;460;0|142;87960;408;1|143;88368;464;0|144;88832;404;1|145;89236;464;0|146;89700;408;1|147;90108;460;0|148;90568;408;1|149;90976;464;0|150;91440;408;1|151;91848;460;0|152;92308;408;1|153;92716;460;0|154;93176;408;1|155;93584;464;0|156;94048;408;1|157;94456;460;0|158;94916;408;1|159;95324;460;0|160;95784;412;1|161;96196;460;0|162;96656;408;1|163;97064;1332;0|164;98396;408;1|165;98804;460;0|166;99264;408;1|167;99672;460;0|168;100132;408;1|169;100540;464;0|170;101004;408;1|171;101412;460;0|172;101872;408;1|173;102280;464;0|174;102744;408;1|175;103152;460;0|176;103612;408;1|177;104020;460;0|178;104480;408;1|179;104888;1332;0|180;106220;464;1|181;106684;1276;0|182;107960;408;1|183;108368;1328;0|184;109696;412;1|185;110108;460;0|186;110568;408;1|187;110976;460;0|188;111436;408;1|189;111844;1332;0|190;113176;408;1|191;113584;460;0|192;114044;408;1|193;114452;464;0|194;114916;408;1|195;115324;460;0|196;115784;408;1|197;116192;464;0|198;116656;408;1|199;117064;460;0|200;117524;408;1|201;117932;460;0|202;118392;408;1|203;118800;464;0|204;119264;408;1|205;119672;460;0|206;120132;412;1|207;120544;460;0|208;121004;404;1|209;121408;464;0|210;121872;408;1|211;122280;460;0|212;122740;408;1|213;123148;464;0|214;123612;408;1|215;124020;460;0|216;124480;408;1|217;124888;460;0|218;125348;408;1|219;125756;464;0|220;126220;408;1|221;126628;460;0|222;127088;408;1|223;127496;1332;0|224;128828;408;1|225;129236;460;0|226;129696;408;1|227;130104;464;0|228;130568;404;1|229;130972;1336;0|230;132308;404;1|231;132712;464;0|232;133176;408;1|233;133584;460;0|234;134044;408;1|235;134452;1332;0|236;135784;408;1|237;136192;1332;0|238;137524;408;1|239;137932;1328;0|240;139260;408;1|241;139668;464;0|242;140132;408;1|243;140540;1332;0|244;141872;460;1|245;142332;408;0|246;142740;408;1|247;143148;460;0|248;143608;408;1|249;144016;464;0|250;144480;408;1|251;144888;460;0|252;145348;408;1|253;145756;460;0|254;146216;412;1|255;146628;460;0|256;147088;408;1|257;147496;460;0|258;147956;408;1|259;148364;464;0|260;148828;408;1|261;149236;456;0|262;149692;412;1|263;150104;1332;0|264;151436;408;1|265;151844;1328;0|266;153172;412;1|267;153584;1328;0|268;154912;408;1|269;155320;1332;0|270;156652;408;1|271;157060;1328;0|272;158388;412;1|273;158800;460;0|274;159260;408;1|275;159668;1328;0|276;160996;412;1|277;161408;460;0|278;161868;408;1|279;162276;1332;0|280;163608;408;1|281;164016;460;0|282;164476;412;1|283;164888;460;0|284;165348;408;1|285;165756;460;0|286;166216;408;1|287;166624;460;0|288;167084;412;1|289;167496;460;0|290;167956;408;1|291;168364;460;0|292;168824;408;1|293;169232;464;0|294;169696;408;1|295;170104;460;0|296;170564;408;1|297;170972;460;0|298;171432;412;1|299;171844;460;0|300;172304;464;1|301;172768;404;0|302;173172;408;1|303;173580;460;0|304;174040;412;1|305;174452;460;0|306;174912;408;1|307;175320;460;0|308;175780;408;1|309;176188;464;0|310;176652;408;1|311;177060;460;0|312;177520;408;1|313;177928;460;0|314;178388;408;1|315;178796;1332;0|316;180128;408;1|317;180536;1332;0|318;181868;408;1|319;182276;1328;0|320;183604;412;1|321;184016;460;0|322;184476;408;1|323;184884;460;0|324;185344;408;1|325;185752;464;0|326;186216;408;1|327;186624;460;0|328;187084;408;1|329;187492;464;0|330;187956;408;1|331;188364;460;0|332;188824;408;1|333;189232;460;0|334;189692;408;1|335;190100;464;0|336;190564;408;1|337;190972;460;0|338;191432;408;1|339;191840;1332;0|340;193172;408;1|341;193580;1328;0|342;194908;412;1|343;195320;1328;0|344;196648;408;1|345;197056;464;0|346;197520;408;1|347;197928;460;0|348;198388;408;1|349;198796;464;0|350;199260;404;1|351;199664;464;0|352;200128;408;1|353;200536;1332;0|354;201868;408;1|355;202276;460;0|356;202736;408;1|357;203144;460;0|358;203604;408;1|359;204012;464;0|360;204476;408;1|361;204884;460;0|362;205344;408;1|363;205752;464;0|364;206216;408;1|365;206624;460;0|366;207084;408;1|367;207492;460;0|368;207952;408;1|369;208360;464;0|370;208824;408;1|371;209232;460;0|372;209692;408;1|373;210100;460;0|374;210560;408;1|375;210968;464;0|376;211432;408;1|377;211840;1332;0|378;213172;408;1|379;213580;460;0|380;214040;408;1|381;214448;460;0|382;214908;408;1|383;215316;464;0|384;215780;408;1|385;216188;460;0|386;216648;408;1|387;217056;464;0|388;217520;408;1|389;217928;460;0|390;218388;408;1|391;218796;460;0|392;219256;408;1|393;219664;464;0|394;220128;408;1|395;220536;460;0|396;220996;408;1|397;221404;460;0|398;221864;408;1|399;222272;464;0|400;222736;408;1|401;223144;460;0|402;223604;408;1|403;224012;460;0|404;224472;408;1|405;224880;464;0|406;225344;408;1|407;225752;460;0|408;226212;408;1|409;226620;464;0|410;227084;404;1|411;227488;1332;0|412;228820;412;1|413;229232;1328;0|414;230560;408;1|415;230968;464;0|416;231432;404;1|417;231836;464;0|418;232300;408;1|419;232708;460;0|420;233168;408;1|421;233576;464;0|422;234040;408;1|423;234448;460;0|424;234908;408;1|425;235316;460;0|426;235776;408;1|427;236184;464;0|428;236648;408;1|429;237056;460;0|430;237516;408;1|431;237924;464;0|432;238388;404;1|433;238792;1332;0|434;240124;408;1|435;240532;1332;0|436;241864;408;1|437;242272;464;0|438;242736;408;1|439;243144;1328;0|440;244472;464;1|</text:p>
          </table:table-cell>
          <table:table-cell table:style-name="ce7" table:formula="of:=LEFT([.D9];16)" office:value-type="string" office:string-value="0220E00400000006" calcext:value-type="string">
            <text:p>0220E00400000006</text:p>
          </table:table-cell>
          <table:table-cell table:style-name="ce7" table:formula="of:=RIGHT([.D9];(27*2)-16)" office:value-type="string" office:string-value="0220E00400482E80AF00000EE01000010006B0" calcext:value-type="string">
            <text:p>0220E00400482E80AF00000EE01000010006B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9];2*[.R$1]);2);8);4) &amp; RIGHT(HEX2BIN(RIGHT(LEFT([.$J9];2*[.R$1]);2);8);4);2)" office:value-type="string" office:string-value="02" calcext:value-type="string">
            <text:p>02</text:p>
          </table:table-cell>
          <table:table-cell table:style-name="ce6" table:formula="of:=BIN2HEX(LEFT(HEX2BIN(RIGHT(LEFT([.$J9];2*[.S$1]);2);8);4) &amp; RIGHT(HEX2BIN(RIGHT(LEFT([.$J9];2*[.S$1]);2);8);4);2)" office:value-type="string" office:string-value="20" calcext:value-type="string">
            <text:p>20</text:p>
          </table:table-cell>
          <table:table-cell table:style-name="ce6" table:formula="of:=BIN2HEX(LEFT(HEX2BIN(RIGHT(LEFT([.$J9];2*[.T$1]);2);8);4) &amp; RIGHT(HEX2BIN(RIGHT(LEFT([.$J9];2*[.T$1]);2);8);4);2)" office:value-type="string" office:string-value="E0" calcext:value-type="string">
            <text:p>E0</text:p>
          </table:table-cell>
          <table:table-cell table:style-name="ce6" table:formula="of:=BIN2HEX(LEFT(HEX2BIN(RIGHT(LEFT([.$J9];2*[.U$1]);2);8);4) &amp; RIGHT(HEX2BIN(RIGHT(LEFT([.$J9];2*[.U$1]);2);8);4);2)" office:value-type="string" office:string-value="04" calcext:value-type="string">
            <text:p>04</text:p>
          </table:table-cell>
          <table:table-cell table:style-name="ce6" table:formula="of:=BIN2HEX(LEFT(HEX2BIN(RIGHT(LEFT([.$J9];2*[.V$1]);2);8);4) &amp; RIGHT(HEX2BIN(RIGHT(LEFT([.$J9];2*[.V$1]);2);8);4);2)" office:value-type="string" office:string-value="00" calcext:value-type="string">
            <text:p>00</text:p>
          </table:table-cell>
          <table:table-cell table:style-name="ce14" table:formula="of:=BIN2HEX(LEFT(HEX2BIN(RIGHT(LEFT([.$J9];2*[.W$1]);2);8);4) &amp; RIGHT(HEX2BIN(RIGHT(LEFT([.$J9];2*[.W$1]);2);8);4);2)" office:value-type="string" office:string-value="48" calcext:value-type="string">
            <text:p>48</text:p>
          </table:table-cell>
          <table:table-cell table:style-name="ce17" table:formula="of:=BIN2HEX(LEFT(HEX2BIN(RIGHT(LEFT([.$J9];2*[.X$1]);2);8);4) &amp; RIGHT(HEX2BIN(RIGHT(LEFT([.$J9];2*[.X$1]);2);8);4);2)" office:value-type="string" office:string-value="2E" calcext:value-type="string">
            <text:p>2E</text:p>
          </table:table-cell>
          <table:table-cell table:style-name="ce6" table:formula="of:=BIN2HEX(LEFT(HEX2BIN(RIGHT(LEFT([.$J9];2*[.Y$1]);2);8);4) &amp; RIGHT(HEX2BIN(RIGHT(LEFT([.$J9];2*[.Y$1]);2);8);4);2)" office:value-type="string" office:string-value="80" calcext:value-type="string">
            <text:p>80</text:p>
          </table:table-cell>
          <table:table-cell table:style-name="ce6" table:formula="of:=BIN2HEX(LEFT(HEX2BIN(RIGHT(LEFT([.$J9];2*[.Z$1]);2);8);4) &amp; RIGHT(HEX2BIN(RIGHT(LEFT([.$J9];2*[.Z$1]);2);8);4);2)" office:value-type="string" office:string-value="AF" calcext:value-type="string">
            <text:p>AF</text:p>
          </table:table-cell>
          <table:table-cell table:style-name="ce6" table:formula="of:=BIN2HEX(LEFT(HEX2BIN(RIGHT(LEFT([.$J9];2*[.AA$1]);2);8);4) &amp; RIGHT(HEX2BIN(RIGHT(LEFT([.$J9];2*[.AA$1]);2);8);4);2)" office:value-type="string" office:string-value="00" calcext:value-type="string">
            <text:p>00</text:p>
          </table:table-cell>
          <table:table-cell table:style-name="ce6" table:formula="of:=BIN2HEX(LEFT(HEX2BIN(RIGHT(LEFT([.$J9];2*[.AB$1]);2);8);4) &amp; RIGHT(HEX2BIN(RIGHT(LEFT([.$J9];2*[.AB$1]);2);8);4);2)" office:value-type="string" office:string-value="00" calcext:value-type="string">
            <text:p>00</text:p>
          </table:table-cell>
          <table:table-cell table:style-name="ce6" table:formula="of:=BIN2HEX(LEFT(HEX2BIN(RIGHT(LEFT([.$J9];2*[.AC$1]);2);8);4) &amp; RIGHT(HEX2BIN(RIGHT(LEFT([.$J9];2*[.AC$1]);2);8);4);2)" office:value-type="string" office:string-value="0E" calcext:value-type="string">
            <text:p>0E</text:p>
          </table:table-cell>
          <table:table-cell table:style-name="ce6" table:formula="of:=BIN2HEX(LEFT(HEX2BIN(RIGHT(LEFT([.$J9];2*[.AD$1]);2);8);4) &amp; RIGHT(HEX2BIN(RIGHT(LEFT([.$J9];2*[.AD$1]);2);8);4);2)" office:value-type="string" office:string-value="E0" calcext:value-type="string">
            <text:p>E0</text:p>
          </table:table-cell>
          <table:table-cell table:style-name="ce6" table:formula="of:=BIN2HEX(LEFT(HEX2BIN(RIGHT(LEFT([.$J9];2*[.AE$1]);2);8);4) &amp; RIGHT(HEX2BIN(RIGHT(LEFT([.$J9];2*[.AE$1]);2);8);4);2)" office:value-type="string" office:string-value="10" calcext:value-type="string">
            <text:p>10</text:p>
          </table:table-cell>
          <table:table-cell table:style-name="ce6" table:formula="of:=BIN2HEX(LEFT(HEX2BIN(RIGHT(LEFT([.$J9];2*[.AF$1]);2);8);4) &amp; RIGHT(HEX2BIN(RIGHT(LEFT([.$J9];2*[.AF$1]);2);8);4);2)" office:value-type="string" office:string-value="00" calcext:value-type="string">
            <text:p>00</text:p>
          </table:table-cell>
          <table:table-cell table:style-name="ce6" table:formula="of:=BIN2HEX(LEFT(HEX2BIN(RIGHT(LEFT([.$J9];2*[.AG$1]);2);8);4) &amp; RIGHT(HEX2BIN(RIGHT(LEFT([.$J9];2*[.AG$1]);2);8);4);2)" office:value-type="string" office:string-value="01" calcext:value-type="string">
            <text:p>01</text:p>
          </table:table-cell>
          <table:table-cell table:style-name="ce6" table:formula="of:=BIN2HEX(LEFT(HEX2BIN(RIGHT(LEFT([.$J9];2*[.AH$1]);2);8);4) &amp; RIGHT(HEX2BIN(RIGHT(LEFT([.$J9];2*[.AH$1]);2);8);4);2)" office:value-type="string" office:string-value="00" calcext:value-type="string">
            <text:p>00</text:p>
          </table:table-cell>
          <table:table-cell table:style-name="ce6" table:formula="of:=BIN2HEX(LEFT(HEX2BIN(RIGHT(LEFT([.$J9];2*[.AI$1]);2);8);4) &amp; RIGHT(HEX2BIN(RIGHT(LEFT([.$J9];2*[.AI$1]);2);8);4);2)" office:value-type="string" office:string-value="06" calcext:value-type="string">
            <text:p>06</text:p>
          </table:table-cell>
          <table:table-cell table:style-name="ce21" table:formula="of:=BIN2HEX(LEFT(HEX2BIN(RIGHT(LEFT([.$J9];2*[.AJ$1]);2);8);4) &amp; RIGHT(HEX2BIN(RIGHT(LEFT([.$J9];2*[.AJ$1]);2);8);4);2)" office:value-type="string" office:string-value="B0" calcext:value-type="string">
            <text:p>B0</text:p>
          </table:table-cell>
          <table:table-cell table:style-name="ce23" table:formula="of:=DEC2HEX([.CC9];2)" office:value-type="string" office:string-value="B0" calcext:value-type="string">
            <text:p>B0</text:p>
          </table:table-cell>
          <table:table-cell table:style-name="ce27" table:formula="of:=HEX2BIN([.W9];8)" office:value-type="string" office:string-value="01001000" calcext:value-type="string">
            <text:p>01001000</text:p>
          </table:table-cell>
          <table:table-cell table:style-name="ce10" table:formula="of:=LEFT([.AL9];4)" office:value-type="string" office:string-value="0100" calcext:value-type="string">
            <text:p>0100</text:p>
          </table:table-cell>
          <table:table-cell table:style-name="ce10" table:formula="of:=RIGHT([.AM9];1)" office:value-type="string" office:string-value="0" calcext:value-type="string">
            <text:p>0</text:p>
          </table:table-cell>
          <table:table-cell table:style-name="ce30" table:formula="of:=HEX2BIN([.X9];8)" office:value-type="string" office:string-value="00101110" calcext:value-type="string">
            <text:p>00101110</text:p>
          </table:table-cell>
          <table:table-cell table:style-name="ce32" table:formula="of:=LEFT([.AO9];1)" office:value-type="string" office:string-value="0" calcext:value-type="string">
            <text:p>0</text:p>
          </table:table-cell>
          <table:table-cell table:style-name="ce32" table:formula="of:=RIGHT(LEFT([.AO9];2);1)" office:value-type="string" office:string-value="0" calcext:value-type="string">
            <text:p>0</text:p>
          </table:table-cell>
          <table:table-cell table:style-name="ce32" table:formula="of:=RIGHT(LEFT([.AO9];3);1)" office:value-type="string" office:string-value="1" calcext:value-type="string">
            <text:p>1</text:p>
          </table:table-cell>
          <table:table-cell table:style-name="ce32" table:formula="of:=RIGHT(LEFT([.$AO9];4);1)" office:value-type="string" office:string-value="0" calcext:value-type="string">
            <text:p>0</text:p>
          </table:table-cell>
          <table:table-cell table:style-name="ce32" table:formula="of:=RIGHT(LEFT([.$AO9];5);1)" office:value-type="string" office:string-value="1" calcext:value-type="string">
            <text:p>1</text:p>
          </table:table-cell>
          <table:table-cell table:style-name="ce32" table:formula="of:=RIGHT(LEFT([.$AO9];6);1)" office:value-type="string" office:string-value="1" calcext:value-type="string">
            <text:p>1</text:p>
          </table:table-cell>
          <table:table-cell table:style-name="ce32" table:formula="of:=RIGHT(LEFT([.$AO9];7);1)" office:value-type="string" office:string-value="1" calcext:value-type="string">
            <text:p>1</text:p>
          </table:table-cell>
          <table:table-cell table:style-name="ce32" table:formula="of:=RIGHT(LEFT([.$AO9];8);1)" office:value-type="string" office:string-value="0" calcext:value-type="string">
            <text:p>0</text:p>
          </table:table-cell>
          <table:table-cell/>
          <table:table-cell table:style-name="ce6" table:formula="of:=[.AS9]" office:value-type="string" office:string-value="0" calcext:value-type="string">
            <text:p>0</text:p>
          </table:table-cell>
          <table:table-cell table:style-name="ce6" table:formula="of:=[.AT9]" office:value-type="string" office:string-value="1" calcext:value-type="string">
            <text:p>1</text:p>
          </table:table-cell>
          <table:table-cell table:style-name="ce6" table:formula="of:=[.AU9]" office:value-type="string" office:string-value="1" calcext:value-type="string">
            <text:p>1</text:p>
          </table:table-cell>
          <table:table-cell table:style-name="ce6" table:formula="of:=[.AV9]" office:value-type="string" office:string-value="1" calcext:value-type="string">
            <text:p>1</text:p>
          </table:table-cell>
          <table:table-cell table:formula="of:=BIN2DEC([.AY9]&amp;[.AZ9]&amp;[.BA9]&amp;[.BB9])" office:value-type="float" office:value="7" calcext:value-type="float">
            <text:p>7</text:p>
          </table:table-cell>
          <table:table-cell table:style-name="ce36" table:formula="of:=16+[.BC9]" office:value-type="float" office:value="23" calcext:value-type="float">
            <text:p>23</text:p>
          </table:table-cell>
          <table:table-cell/>
          <table:table-cell table:style-name="ce39" table:formula="of:=HEX2BIN([.Z9];8)" office:value-type="string" office:string-value="10101111" calcext:value-type="string">
            <text:p>10101111</text:p>
          </table:table-cell>
          <table:table-cell table:style-name="ce6" table:formula="of:=LEFT([.BF9];4)" office:value-type="string" office:string-value="1010" calcext:value-type="string">
            <text:p>1010</text:p>
          </table:table-cell>
          <table:table-cell table:style-name="ce6" table:formula="of:=RIGHT([.BF9];4)" office:value-type="string" office:string-value="1111" calcext:value-type="string">
            <text:p>1111</text:p>
          </table:table-cell>
          <table:table-cell/>
          <table:table-cell table:style-name="ce10" table:formula="of:=HEX2BIN([.AE9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9])+HEX2DEC([.S9]);256)" office:value-type="float" office:value="34" calcext:value-type="float">
            <text:p>34</text:p>
          </table:table-cell>
          <table:table-cell table:formula="of:=MOD([.BM9]+HEX2DEC([.T9]);256)" office:value-type="float" office:value="2" calcext:value-type="float">
            <text:p>2</text:p>
          </table:table-cell>
          <table:table-cell table:formula="of:=MOD([.BN9]+HEX2DEC([.U9]);256)" office:value-type="float" office:value="6" calcext:value-type="float">
            <text:p>6</text:p>
          </table:table-cell>
          <table:table-cell table:formula="of:=MOD([.BO9]+HEX2DEC([.V9]);256)" office:value-type="float" office:value="6" calcext:value-type="float">
            <text:p>6</text:p>
          </table:table-cell>
          <table:table-cell table:formula="of:=MOD([.BP9]+HEX2DEC([.W9]);256)" office:value-type="float" office:value="78" calcext:value-type="float">
            <text:p>78</text:p>
          </table:table-cell>
          <table:table-cell table:formula="of:=MOD([.BQ9]+HEX2DEC([.X9]);256)" office:value-type="float" office:value="124" calcext:value-type="float">
            <text:p>124</text:p>
          </table:table-cell>
          <table:table-cell table:formula="of:=MOD([.BR9]+HEX2DEC([.Y9]);256)" office:value-type="float" office:value="252" calcext:value-type="float">
            <text:p>252</text:p>
          </table:table-cell>
          <table:table-cell table:formula="of:=MOD([.BS9]+HEX2DEC([.Z9]);256)" office:value-type="float" office:value="171" calcext:value-type="float">
            <text:p>171</text:p>
          </table:table-cell>
          <table:table-cell table:formula="of:=MOD([.BT9]+HEX2DEC([.AA9]);256)" office:value-type="float" office:value="171" calcext:value-type="float">
            <text:p>171</text:p>
          </table:table-cell>
          <table:table-cell table:formula="of:=MOD([.BU9]+HEX2DEC([.AB9]);256)" office:value-type="float" office:value="171" calcext:value-type="float">
            <text:p>171</text:p>
          </table:table-cell>
          <table:table-cell table:formula="of:=MOD([.BV9]+HEX2DEC([.AC9]);256)" office:value-type="float" office:value="185" calcext:value-type="float">
            <text:p>185</text:p>
          </table:table-cell>
          <table:table-cell table:formula="of:=MOD([.BW9]+HEX2DEC([.AD9]);256)" office:value-type="float" office:value="153" calcext:value-type="float">
            <text:p>153</text:p>
          </table:table-cell>
          <table:table-cell table:formula="of:=MOD([.BX9]+HEX2DEC([.AE9]);256)" office:value-type="float" office:value="169" calcext:value-type="float">
            <text:p>169</text:p>
          </table:table-cell>
          <table:table-cell table:formula="of:=MOD([.BY9]+HEX2DEC([.AF9]);256)" office:value-type="float" office:value="169" calcext:value-type="float">
            <text:p>169</text:p>
          </table:table-cell>
          <table:table-cell table:formula="of:=MOD([.BZ9]+HEX2DEC([.AG9]);256)" office:value-type="float" office:value="170" calcext:value-type="float">
            <text:p>170</text:p>
          </table:table-cell>
          <table:table-cell table:formula="of:=MOD([.CA9]+HEX2DEC([.AH9]);256)" office:value-type="float" office:value="170" calcext:value-type="float">
            <text:p>170</text:p>
          </table:table-cell>
          <table:table-cell table:formula="of:=MOD([.CB9]+HEX2DEC([.AI9]);256)" office:value-type="float" office:value="176" calcext:value-type="float">
            <text:p>176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C80AF00000EE01000010006A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36;1|5;6652;436;0|6;7088;408;1|7;7496;1328;0|8;8824;412;1|9;9236;460;0|10;9696;408;1|11;10104;464;0|12;10568;404;1|13;10972;460;0|14;11432;412;1|15;11844;460;0|16;12304;408;1|17;12712;464;0|18;13176;404;1|19;13580;464;0|20;14044;408;1|21;14452;460;0|22;14912;408;1|23;15320;464;0|24;15784;408;1|25;16192;460;0|26;16652;408;1|27;17060;460;0|28;17520;408;1|29;17928;464;0|30;18392;408;1|31;18800;1328;0|32;20128;412;1|33;20540;460;0|34;21000;408;1|35;21408;460;0|36;21868;408;1|37;22276;464;0|38;22740;408;1|39;23148;460;0|40;23608;408;1|41;24016;460;0|42;24476;408;1|43;24884;464;0|44;25348;408;1|45;25756;460;0|46;26216;408;1|47;26624;1332;0|48;27956;408;1|49;28364;1332;0|50;29696;408;1|51;30104;1328;0|52;31432;412;1|53;31844;460;0|54;32304;408;1|55;32712;460;0|56;33172;408;1|57;33580;1332;0|58;34912;408;1|59;35320;460;0|60;35780;408;1|61;36188;464;0|62;36652;408;1|63;37060;460;0|64;37520;408;1|65;37928;464;0|66;38392;404;1|67;38796;464;0|68;39260;408;1|69;39668;460;0|70;40128;408;1|71;40536;464;0|72;41000;408;1|73;41408;460;0|74;41868;408;1|75;42276;460;0|76;42736;412;1|77;43148;460;0|78;43608;408;1|79;44016;460;0|80;44476;408;1|81;44884;464;0|82;45348;404;1|83;45752;464;0|84;46216;408;1|85;46624;460;0|86;47084;408;1|87;47492;464;0|88;47956;408;1|89;48364;460;0|90;48824;408;1|91;49232;460;0|92;49692;408;1|93;50100;464;0|94;50564;408;1|95;50972;460;0|96;51432;408;1|97;51840;464;0|98;52304;404;1|99;52708;464;0|100;53172;408;1|101;53580;460;0|102;54040;408;1|103;54448;464;0|104;54912;408;1|105;55320;460;0|106;55780;408;1|107;56188;460;0|108;56648;412;1|109;57060;460;0|110;57520;408;1|111;57928;460;0|112;58388;408;1|113;58796;464;0|114;59260;408;1|115;59668;460;0|116;60128;408;1|117;60536;460;0|118;60996;408;1|119;61404;1332;0|120;62736;408;1|121;63144;1332;0|122;64476;408;1|123;64884;460;0|124;65344;408;1|125;65752;464;0|126;66216;408;1|127;66624;460;0|128;67084;464;1|129;67548;404;0|130;67952;408;1|131;68360;464;0|132;68824;408;1|133;69232;10028;0|134;79260;3452;1|135;82712;1764;0|136;84476;412;1|137;84888;460;0|138;85348;408;1|139;85756;1332;0|140;87088;408;1|141;87496;460;0|142;87956;408;1|143;88364;464;0|144;88828;408;1|145;89236;460;0|146;89696;408;1|147;90104;460;0|148;90564;408;1|149;90972;464;0|150;91436;408;1|151;91844;460;0|152;92304;408;1|153;92712;460;0|154;93172;408;1|155;93580;464;0|156;94044;408;1|157;94452;460;0|158;94912;408;1|159;95320;460;0|160;95780;412;1|161;96192;460;0|162;96652;408;1|163;97060;1328;0|164;98388;412;1|165;98800;460;0|166;99260;408;1|167;99668;464;0|168;100132;404;1|169;100536;464;0|170;101000;408;1|171;101408;460;0|172;101868;408;1|173;102276;464;0|174;102740;408;1|175;103148;460;0|176;103608;408;1|177;104016;460;0|178;104476;408;1|179;104884;1332;0|180;106216;408;1|181;106624;1332;0|182;107956;408;1|183;108364;1328;0|184;109692;412;1|185;110104;460;0|186;110564;408;1|187;110972;460;0|188;111432;408;1|189;111840;1332;0|190;113172;408;1|191;113580;464;0|192;114044;408;1|193;114452;460;0|194;114912;408;1|195;115320;460;0|196;115780;408;1|197;116188;464;0|198;116652;408;1|199;117060;460;0|200;117520;408;1|201;117928;460;0|202;118388;408;1|203;118796;464;0|204;119260;408;1|205;119668;460;0|206;120128;408;1|207;120536;460;0|208;120996;412;1|209;121408;460;0|210;121868;408;1|211;122276;460;0|212;122736;408;1|213;123144;464;0|214;123608;408;1|215;124016;460;0|216;124476;408;1|217;124884;464;0|218;125348;404;1|219;125752;464;0|220;126216;408;1|221;126624;460;0|222;127084;408;1|223;127492;1332;0|224;128824;408;1|225;129232;460;0|226;129692;412;1|227;130104;460;0|228;130564;408;1|229;130972;1328;0|230;132300;412;1|231;132712;460;0|232;133172;408;1|233;133580;460;0|234;134040;408;1|235;134448;460;0|236;134908;412;1|237;135320;1328;0|238;136648;408;1|239;137056;1332;0|240;138388;408;1|241;138796;460;0|242;139256;412;1|243;139668;1328;0|244;140996;408;1|245;141404;460;0|246;141864;412;1|247;142276;464;0|248;142740;404;1|249;143144;464;0|250;143608;404;1|251;144012;464;0|252;144476;408;1|253;144884;460;0|254;145344;408;1|255;145752;464;0|256;146216;408;1|257;146624;460;0|258;147084;408;1|259;147492;460;0|260;147952;408;1|261;148360;464;0|262;148824;408;1|263;149232;1328;0|264;150560;408;1|265;150968;1332;0|266;152300;408;1|267;152708;1332;0|268;154040;408;1|269;154448;1328;0|270;155776;412;1|271;156188;1332;0|272;157520;404;1|273;157924;464;0|274;158388;408;1|275;158796;1332;0|276;160128;408;1|277;160536;460;0|278;160996;408;1|279;161404;1332;0|280;162736;408;1|281;163144;460;0|282;163604;408;1|283;164012;460;0|284;164472;412;1|285;164884;460;0|286;165344;408;1|287;165752;460;0|288;166212;408;1|289;166620;464;0|290;167084;408;1|291;167492;460;0|292;167952;408;1|293;168360;464;0|294;168824;404;1|295;169228;464;0|296;169692;408;1|297;170100;460;0|298;170560;408;1|299;170968;464;0|300;171432;408;1|301;171840;460;0|302;172300;408;1|303;172708;460;0|304;173168;408;1|305;173576;464;0|306;174040;408;1|307;174448;460;0|308;174908;408;1|309;175316;460;0|310;175776;408;1|311;176184;464;0|312;176648;408;1|313;177056;460;0|314;177516;408;1|315;177924;1332;0|316;179256;408;1|317;179664;1332;0|318;180996;408;1|319;181404;1328;0|320;182732;412;1|321;183144;460;0|322;183604;408;1|323;184012;460;0|324;184472;408;1|325;184880;464;0|326;185344;404;1|327;185748;464;0|328;186212;408;1|329;186620;460;0|330;187080;408;1|331;187488;464;0|332;187952;408;1|333;188360;460;0|334;188820;408;1|335;189228;460;0|336;189688;408;1|337;190096;464;0|338;190560;408;1|339;190968;1332;0|340;192300;408;1|341;192708;1328;0|342;194036;408;1|343;194444;1332;0|344;195776;436;1|345;196212;432;0|346;196644;408;1|347;197052;464;0|348;197516;408;1|349;197924;460;0|350;198384;408;1|351;198792;460;0|352;199252;412;1|353;199664;1328;0|354;200992;408;1|355;201400;464;0|356;201864;408;1|357;202272;460;0|358;202732;408;1|359;203140;464;0|360;203604;404;1|361;204008;464;0|362;204472;408;1|363;204880;464;0|364;205344;404;1|365;205748;460;0|366;206208;408;1|367;206616;464;0|368;207080;408;1|369;207488;464;0|370;207952;404;1|371;208356;464;0|372;208820;408;1|373;209228;460;0|374;209688;408;1|375;210096;464;0|376;210560;404;1|377;210964;1332;0|378;212296;408;1|379;212704;464;0|380;213168;408;1|381;213576;460;0|382;214036;408;1|383;214444;460;0|384;214904;408;1|385;215312;464;0|386;215776;408;1|387;216184;460;0|388;216644;408;1|389;217052;460;0|390;217512;412;1|391;217924;460;0|392;218384;408;1|393;218792;460;0|394;219252;408;1|395;219660;464;0|396;220124;408;1|397;220532;460;0|398;220992;408;1|399;221400;464;0|400;221864;404;1|401;222268;464;0|402;222732;408;1|403;223140;460;0|404;223600;408;1|405;224008;464;0|406;224472;408;1|407;224880;460;0|408;225340;408;1|409;225748;460;0|410;226208;408;1|411;226616;1332;0|412;227948;408;1|413;228356;1332;0|414;229688;408;1|415;230096;460;0|416;230556;408;1|417;230964;464;0|418;231428;404;1|419;231832;464;0|420;232296;408;1|421;232704;464;0|422;233168;404;1|423;233572;464;0|424;234036;408;1|425;234444;460;0|426;234904;408;1|427;235312;1332;0|428;236644;408;1|429;237052;1332;0|430;238384;408;1|431;238792;1328;0|432;240120;408;1|433;240528;464;0|434;240992;408;1|435;241400;1332;0|436;242732;408;1|437;243140;460;0|438;243600;408;1|439;244008;1332;0|440;245340;408;1|</text:p>
          </table:table-cell>
          <table:table-cell table:style-name="ce7" table:formula="of:=LEFT([.D10];16)" office:value-type="string" office:string-value="0220E00400000006" calcext:value-type="string">
            <text:p>0220E00400000006</text:p>
          </table:table-cell>
          <table:table-cell table:style-name="ce7" table:formula="of:=RIGHT([.D10];(27*2)-16)" office:value-type="string" office:string-value="0220E00400482C80AF00000EE01000010006AE" calcext:value-type="string">
            <text:p>0220E00400482C80AF00000EE01000010006A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0];2*[.R$1]);2);8);4) &amp; RIGHT(HEX2BIN(RIGHT(LEFT([.$J10];2*[.R$1]);2);8);4);2)" office:value-type="string" office:string-value="02" calcext:value-type="string">
            <text:p>02</text:p>
          </table:table-cell>
          <table:table-cell table:style-name="ce6" table:formula="of:=BIN2HEX(LEFT(HEX2BIN(RIGHT(LEFT([.$J10];2*[.S$1]);2);8);4) &amp; RIGHT(HEX2BIN(RIGHT(LEFT([.$J10];2*[.S$1]);2);8);4);2)" office:value-type="string" office:string-value="20" calcext:value-type="string">
            <text:p>20</text:p>
          </table:table-cell>
          <table:table-cell table:style-name="ce6" table:formula="of:=BIN2HEX(LEFT(HEX2BIN(RIGHT(LEFT([.$J10];2*[.T$1]);2);8);4) &amp; RIGHT(HEX2BIN(RIGHT(LEFT([.$J10];2*[.T$1]);2);8);4);2)" office:value-type="string" office:string-value="E0" calcext:value-type="string">
            <text:p>E0</text:p>
          </table:table-cell>
          <table:table-cell table:style-name="ce6" table:formula="of:=BIN2HEX(LEFT(HEX2BIN(RIGHT(LEFT([.$J10];2*[.U$1]);2);8);4) &amp; RIGHT(HEX2BIN(RIGHT(LEFT([.$J10];2*[.U$1]);2);8);4);2)" office:value-type="string" office:string-value="04" calcext:value-type="string">
            <text:p>04</text:p>
          </table:table-cell>
          <table:table-cell table:style-name="ce6" table:formula="of:=BIN2HEX(LEFT(HEX2BIN(RIGHT(LEFT([.$J10];2*[.V$1]);2);8);4) &amp; RIGHT(HEX2BIN(RIGHT(LEFT([.$J10];2*[.V$1]);2);8);4);2)" office:value-type="string" office:string-value="00" calcext:value-type="string">
            <text:p>00</text:p>
          </table:table-cell>
          <table:table-cell table:style-name="ce14" table:formula="of:=BIN2HEX(LEFT(HEX2BIN(RIGHT(LEFT([.$J10];2*[.W$1]);2);8);4) &amp; RIGHT(HEX2BIN(RIGHT(LEFT([.$J10];2*[.W$1]);2);8);4);2)" office:value-type="string" office:string-value="48" calcext:value-type="string">
            <text:p>48</text:p>
          </table:table-cell>
          <table:table-cell table:style-name="ce17" table:formula="of:=BIN2HEX(LEFT(HEX2BIN(RIGHT(LEFT([.$J10];2*[.X$1]);2);8);4) &amp; RIGHT(HEX2BIN(RIGHT(LEFT([.$J10];2*[.X$1]);2);8);4);2)" office:value-type="string" office:string-value="2C" calcext:value-type="string">
            <text:p>2C</text:p>
          </table:table-cell>
          <table:table-cell table:style-name="ce6" table:formula="of:=BIN2HEX(LEFT(HEX2BIN(RIGHT(LEFT([.$J10];2*[.Y$1]);2);8);4) &amp; RIGHT(HEX2BIN(RIGHT(LEFT([.$J10];2*[.Y$1]);2);8);4);2)" office:value-type="string" office:string-value="80" calcext:value-type="string">
            <text:p>80</text:p>
          </table:table-cell>
          <table:table-cell table:style-name="ce6" table:formula="of:=BIN2HEX(LEFT(HEX2BIN(RIGHT(LEFT([.$J10];2*[.Z$1]);2);8);4) &amp; RIGHT(HEX2BIN(RIGHT(LEFT([.$J10];2*[.Z$1]);2);8);4);2)" office:value-type="string" office:string-value="AF" calcext:value-type="string">
            <text:p>AF</text:p>
          </table:table-cell>
          <table:table-cell table:style-name="ce6" table:formula="of:=BIN2HEX(LEFT(HEX2BIN(RIGHT(LEFT([.$J10];2*[.AA$1]);2);8);4) &amp; RIGHT(HEX2BIN(RIGHT(LEFT([.$J10];2*[.AA$1]);2);8);4);2)" office:value-type="string" office:string-value="00" calcext:value-type="string">
            <text:p>00</text:p>
          </table:table-cell>
          <table:table-cell table:style-name="ce6" table:formula="of:=BIN2HEX(LEFT(HEX2BIN(RIGHT(LEFT([.$J10];2*[.AB$1]);2);8);4) &amp; RIGHT(HEX2BIN(RIGHT(LEFT([.$J10];2*[.AB$1]);2);8);4);2)" office:value-type="string" office:string-value="00" calcext:value-type="string">
            <text:p>00</text:p>
          </table:table-cell>
          <table:table-cell table:style-name="ce6" table:formula="of:=BIN2HEX(LEFT(HEX2BIN(RIGHT(LEFT([.$J10];2*[.AC$1]);2);8);4) &amp; RIGHT(HEX2BIN(RIGHT(LEFT([.$J10];2*[.AC$1]);2);8);4);2)" office:value-type="string" office:string-value="0E" calcext:value-type="string">
            <text:p>0E</text:p>
          </table:table-cell>
          <table:table-cell table:style-name="ce6" table:formula="of:=BIN2HEX(LEFT(HEX2BIN(RIGHT(LEFT([.$J10];2*[.AD$1]);2);8);4) &amp; RIGHT(HEX2BIN(RIGHT(LEFT([.$J10];2*[.AD$1]);2);8);4);2)" office:value-type="string" office:string-value="E0" calcext:value-type="string">
            <text:p>E0</text:p>
          </table:table-cell>
          <table:table-cell table:style-name="ce6" table:formula="of:=BIN2HEX(LEFT(HEX2BIN(RIGHT(LEFT([.$J10];2*[.AE$1]);2);8);4) &amp; RIGHT(HEX2BIN(RIGHT(LEFT([.$J10];2*[.AE$1]);2);8);4);2)" office:value-type="string" office:string-value="10" calcext:value-type="string">
            <text:p>10</text:p>
          </table:table-cell>
          <table:table-cell table:style-name="ce6" table:formula="of:=BIN2HEX(LEFT(HEX2BIN(RIGHT(LEFT([.$J10];2*[.AF$1]);2);8);4) &amp; RIGHT(HEX2BIN(RIGHT(LEFT([.$J10];2*[.AF$1]);2);8);4);2)" office:value-type="string" office:string-value="00" calcext:value-type="string">
            <text:p>00</text:p>
          </table:table-cell>
          <table:table-cell table:style-name="ce6" table:formula="of:=BIN2HEX(LEFT(HEX2BIN(RIGHT(LEFT([.$J10];2*[.AG$1]);2);8);4) &amp; RIGHT(HEX2BIN(RIGHT(LEFT([.$J10];2*[.AG$1]);2);8);4);2)" office:value-type="string" office:string-value="01" calcext:value-type="string">
            <text:p>01</text:p>
          </table:table-cell>
          <table:table-cell table:style-name="ce6" table:formula="of:=BIN2HEX(LEFT(HEX2BIN(RIGHT(LEFT([.$J10];2*[.AH$1]);2);8);4) &amp; RIGHT(HEX2BIN(RIGHT(LEFT([.$J10];2*[.AH$1]);2);8);4);2)" office:value-type="string" office:string-value="00" calcext:value-type="string">
            <text:p>00</text:p>
          </table:table-cell>
          <table:table-cell table:style-name="ce6" table:formula="of:=BIN2HEX(LEFT(HEX2BIN(RIGHT(LEFT([.$J10];2*[.AI$1]);2);8);4) &amp; RIGHT(HEX2BIN(RIGHT(LEFT([.$J10];2*[.AI$1]);2);8);4);2)" office:value-type="string" office:string-value="06" calcext:value-type="string">
            <text:p>06</text:p>
          </table:table-cell>
          <table:table-cell table:style-name="ce21" table:formula="of:=BIN2HEX(LEFT(HEX2BIN(RIGHT(LEFT([.$J10];2*[.AJ$1]);2);8);4) &amp; RIGHT(HEX2BIN(RIGHT(LEFT([.$J10];2*[.AJ$1]);2);8);4);2)" office:value-type="string" office:string-value="AE" calcext:value-type="string">
            <text:p>AE</text:p>
          </table:table-cell>
          <table:table-cell table:style-name="ce23" table:formula="of:=DEC2HEX([.CC10];2)" office:value-type="string" office:string-value="AE" calcext:value-type="string">
            <text:p>AE</text:p>
          </table:table-cell>
          <table:table-cell table:style-name="ce27" table:formula="of:=HEX2BIN([.W10];8)" office:value-type="string" office:string-value="01001000" calcext:value-type="string">
            <text:p>01001000</text:p>
          </table:table-cell>
          <table:table-cell table:style-name="ce10" table:formula="of:=LEFT([.AL10];4)" office:value-type="string" office:string-value="0100" calcext:value-type="string">
            <text:p>0100</text:p>
          </table:table-cell>
          <table:table-cell table:style-name="ce10" table:formula="of:=RIGHT([.AM10];1)" office:value-type="string" office:string-value="0" calcext:value-type="string">
            <text:p>0</text:p>
          </table:table-cell>
          <table:table-cell table:style-name="ce30" table:formula="of:=HEX2BIN([.X10];8)" office:value-type="string" office:string-value="00101100" calcext:value-type="string">
            <text:p>00101100</text:p>
          </table:table-cell>
          <table:table-cell table:style-name="ce32" table:formula="of:=LEFT([.AO10];1)" office:value-type="string" office:string-value="0" calcext:value-type="string">
            <text:p>0</text:p>
          </table:table-cell>
          <table:table-cell table:style-name="ce32" table:formula="of:=RIGHT(LEFT([.AO10];2);1)" office:value-type="string" office:string-value="0" calcext:value-type="string">
            <text:p>0</text:p>
          </table:table-cell>
          <table:table-cell table:style-name="ce32" table:formula="of:=RIGHT(LEFT([.AO10];3);1)" office:value-type="string" office:string-value="1" calcext:value-type="string">
            <text:p>1</text:p>
          </table:table-cell>
          <table:table-cell table:style-name="ce32" table:formula="of:=RIGHT(LEFT([.$AO10];4);1)" office:value-type="string" office:string-value="0" calcext:value-type="string">
            <text:p>0</text:p>
          </table:table-cell>
          <table:table-cell table:style-name="ce32" table:formula="of:=RIGHT(LEFT([.$AO10];5);1)" office:value-type="string" office:string-value="1" calcext:value-type="string">
            <text:p>1</text:p>
          </table:table-cell>
          <table:table-cell table:style-name="ce32" table:formula="of:=RIGHT(LEFT([.$AO10];6);1)" office:value-type="string" office:string-value="1" calcext:value-type="string">
            <text:p>1</text:p>
          </table:table-cell>
          <table:table-cell table:style-name="ce32" table:formula="of:=RIGHT(LEFT([.$AO10];7);1)" office:value-type="string" office:string-value="0" calcext:value-type="string">
            <text:p>0</text:p>
          </table:table-cell>
          <table:table-cell table:style-name="ce32" table:formula="of:=RIGHT(LEFT([.$AO10];8);1)" office:value-type="string" office:string-value="0" calcext:value-type="string">
            <text:p>0</text:p>
          </table:table-cell>
          <table:table-cell/>
          <table:table-cell table:style-name="ce6" table:formula="of:=[.AS10]" office:value-type="string" office:string-value="0" calcext:value-type="string">
            <text:p>0</text:p>
          </table:table-cell>
          <table:table-cell table:style-name="ce6" table:formula="of:=[.AT10]" office:value-type="string" office:string-value="1" calcext:value-type="string">
            <text:p>1</text:p>
          </table:table-cell>
          <table:table-cell table:style-name="ce6" table:formula="of:=[.AU10]" office:value-type="string" office:string-value="1" calcext:value-type="string">
            <text:p>1</text:p>
          </table:table-cell>
          <table:table-cell table:style-name="ce6" table:formula="of:=[.AV10]" office:value-type="string" office:string-value="0" calcext:value-type="string">
            <text:p>0</text:p>
          </table:table-cell>
          <table:table-cell table:formula="of:=BIN2DEC([.AY10]&amp;[.AZ10]&amp;[.BA10]&amp;[.BB10])" office:value-type="float" office:value="6" calcext:value-type="float">
            <text:p>6</text:p>
          </table:table-cell>
          <table:table-cell table:style-name="ce36" table:formula="of:=16+[.BC10]" office:value-type="float" office:value="22" calcext:value-type="float">
            <text:p>22</text:p>
          </table:table-cell>
          <table:table-cell/>
          <table:table-cell table:style-name="ce39" table:formula="of:=HEX2BIN([.Z10];8)" office:value-type="string" office:string-value="10101111" calcext:value-type="string">
            <text:p>10101111</text:p>
          </table:table-cell>
          <table:table-cell table:style-name="ce6" table:formula="of:=LEFT([.BF10];4)" office:value-type="string" office:string-value="1010" calcext:value-type="string">
            <text:p>1010</text:p>
          </table:table-cell>
          <table:table-cell table:style-name="ce6" table:formula="of:=RIGHT([.BF10];4)" office:value-type="string" office:string-value="1111" calcext:value-type="string">
            <text:p>1111</text:p>
          </table:table-cell>
          <table:table-cell/>
          <table:table-cell table:style-name="ce10" table:formula="of:=HEX2BIN([.AE10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0])+HEX2DEC([.S10]);256)" office:value-type="float" office:value="34" calcext:value-type="float">
            <text:p>34</text:p>
          </table:table-cell>
          <table:table-cell table:formula="of:=MOD([.BM10]+HEX2DEC([.T10]);256)" office:value-type="float" office:value="2" calcext:value-type="float">
            <text:p>2</text:p>
          </table:table-cell>
          <table:table-cell table:formula="of:=MOD([.BN10]+HEX2DEC([.U10]);256)" office:value-type="float" office:value="6" calcext:value-type="float">
            <text:p>6</text:p>
          </table:table-cell>
          <table:table-cell table:formula="of:=MOD([.BO10]+HEX2DEC([.V10]);256)" office:value-type="float" office:value="6" calcext:value-type="float">
            <text:p>6</text:p>
          </table:table-cell>
          <table:table-cell table:formula="of:=MOD([.BP10]+HEX2DEC([.W10]);256)" office:value-type="float" office:value="78" calcext:value-type="float">
            <text:p>78</text:p>
          </table:table-cell>
          <table:table-cell table:formula="of:=MOD([.BQ10]+HEX2DEC([.X10]);256)" office:value-type="float" office:value="122" calcext:value-type="float">
            <text:p>122</text:p>
          </table:table-cell>
          <table:table-cell table:formula="of:=MOD([.BR10]+HEX2DEC([.Y10]);256)" office:value-type="float" office:value="250" calcext:value-type="float">
            <text:p>250</text:p>
          </table:table-cell>
          <table:table-cell table:formula="of:=MOD([.BS10]+HEX2DEC([.Z10]);256)" office:value-type="float" office:value="169" calcext:value-type="float">
            <text:p>169</text:p>
          </table:table-cell>
          <table:table-cell table:formula="of:=MOD([.BT10]+HEX2DEC([.AA10]);256)" office:value-type="float" office:value="169" calcext:value-type="float">
            <text:p>169</text:p>
          </table:table-cell>
          <table:table-cell table:formula="of:=MOD([.BU10]+HEX2DEC([.AB10]);256)" office:value-type="float" office:value="169" calcext:value-type="float">
            <text:p>169</text:p>
          </table:table-cell>
          <table:table-cell table:formula="of:=MOD([.BV10]+HEX2DEC([.AC10]);256)" office:value-type="float" office:value="183" calcext:value-type="float">
            <text:p>183</text:p>
          </table:table-cell>
          <table:table-cell table:formula="of:=MOD([.BW10]+HEX2DEC([.AD10]);256)" office:value-type="float" office:value="151" calcext:value-type="float">
            <text:p>151</text:p>
          </table:table-cell>
          <table:table-cell table:formula="of:=MOD([.BX10]+HEX2DEC([.AE10]);256)" office:value-type="float" office:value="167" calcext:value-type="float">
            <text:p>167</text:p>
          </table:table-cell>
          <table:table-cell table:formula="of:=MOD([.BY10]+HEX2DEC([.AF10]);256)" office:value-type="float" office:value="167" calcext:value-type="float">
            <text:p>167</text:p>
          </table:table-cell>
          <table:table-cell table:formula="of:=MOD([.BZ10]+HEX2DEC([.AG10]);256)" office:value-type="float" office:value="168" calcext:value-type="float">
            <text:p>168</text:p>
          </table:table-cell>
          <table:table-cell table:formula="of:=MOD([.CA10]+HEX2DEC([.AH10]);256)" office:value-type="float" office:value="168" calcext:value-type="float">
            <text:p>168</text:p>
          </table:table-cell>
          <table:table-cell table:formula="of:=MOD([.CB10]+HEX2DEC([.AI10]);256)" office:value-type="float" office:value="174" calcext:value-type="float">
            <text:p>174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A80AF00000EE01000010006AC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32;0|8;8828;404;1|9;9232;464;0|10;9696;408;1|11;10104;460;0|12;10564;408;1|13;10972;464;0|14;11436;408;1|15;11844;460;0|16;12304;408;1|17;12712;460;0|18;13172;408;1|19;13580;464;0|20;14044;408;1|21;14452;460;0|22;14912;408;1|23;15320;460;0|24;15780;408;1|25;16188;464;0|26;16652;408;1|27;17060;460;0|28;17520;408;1|29;17928;460;0|30;18388;412;1|31;18800;1328;0|32;20128;412;1|33;20540;456;0|34;20996;412;1|35;21408;460;0|36;21868;408;1|37;22276;464;0|38;22740;404;1|39;23144;464;0|40;23608;408;1|41;24016;460;0|42;24476;408;1|43;24884;464;0|44;25348;408;1|45;25756;460;0|46;26216;464;1|47;26680;1276;0|48;27956;408;1|49;28364;1328;0|50;29692;412;1|51;30104;1328;0|52;31432;408;1|53;31840;460;0|54;32300;412;1|55;32712;460;0|56;33172;408;1|57;33580;1332;0|58;34912;408;1|59;35320;460;0|60;35780;408;1|61;36188;464;0|62;36652;408;1|63;37060;460;0|64;37520;408;1|65;37928;460;0|66;38388;408;1|67;38796;464;0|68;39260;408;1|69;39668;460;0|70;40128;408;1|71;40536;460;0|72;40996;408;1|73;41404;464;0|74;41868;408;1|75;42276;460;0|76;42736;408;1|77;43144;460;0|78;43604;412;1|79;44016;460;0|80;44476;408;1|81;44884;460;0|82;45344;412;1|83;45756;460;0|84;46216;408;1|85;46624;460;0|86;47084;408;1|87;47492;460;0|88;47952;408;1|89;48360;468;0|90;48828;404;1|91;49232;460;0|92;49692;408;1|93;50100;464;0|94;50564;408;1|95;50972;460;0|96;51432;408;1|97;51840;460;0|98;52300;408;1|99;52708;464;0|100;53172;408;1|101;53580;460;0|102;54040;408;1|103;54448;464;0|104;54912;404;1|105;55316;464;0|106;55780;408;1|107;56188;460;0|108;56648;408;1|109;57056;460;0|110;57516;412;1|111;57928;460;0|112;58388;408;1|113;58796;460;0|114;59256;408;1|115;59664;464;0|116;60128;408;1|117;60536;460;0|118;60996;408;1|119;61404;1332;0|120;62736;408;1|121;63144;1332;0|122;64476;408;1|123;64884;460;0|124;65344;408;1|125;65752;460;0|126;66212;408;1|127;66620;464;0|128;67084;408;1|129;67492;460;0|130;67952;408;1|131;68360;464;0|132;68824;408;1|133;69232;10024;0|134;79256;3452;1|135;82708;1764;0|136;84472;408;1|137;84880;464;0|138;85344;408;1|139;85752;1328;0|140;87080;412;1|141;87492;460;0|142;87952;408;1|143;88360;460;0|144;88820;408;1|145;89228;464;0|146;89692;408;1|147;90100;460;0|148;90560;408;1|149;90968;464;0|150;91432;404;1|151;91836;464;0|152;92300;408;1|153;92708;460;0|154;93168;408;1|155;93576;464;0|156;94040;404;1|157;94444;464;0|158;94908;408;1|159;95316;460;0|160;95776;408;1|161;96184;464;0|162;96648;408;1|163;97056;1328;0|164;98384;408;1|165;98792;464;0|166;99256;408;1|167;99664;460;0|168;100124;408;1|169;100532;460;0|170;100992;412;1|171;101404;460;0|172;101864;408;1|173;102272;460;0|174;102732;408;1|175;103140;464;0|176;103604;408;1|177;104012;460;0|178;104472;408;1|179;104880;1332;0|180;106212;408;1|181;106620;1328;0|182;107948;412;1|183;108360;1328;0|184;109688;408;1|185;110096;464;0|186;110560;408;1|187;110968;460;0|188;111428;408;1|189;111836;1332;0|190;113168;408;1|191;113576;460;0|192;114036;408;1|193;114444;464;0|194;114908;408;1|195;115316;460;0|196;115776;408;1|197;116184;460;0|198;116644;408;1|199;117052;464;0|200;117516;408;1|201;117924;460;0|202;118384;408;1|203;118792;460;0|204;119252;408;1|205;119660;464;0|206;120124;408;1|207;120532;460;0|208;120992;408;1|209;121400;464;0|210;121864;408;1|211;122272;460;0|212;122732;408;1|213;123140;464;0|214;123604;404;1|215;124008;464;0|216;124472;408;1|217;124880;460;0|218;125340;408;1|219;125748;464;0|220;126212;404;1|221;126616;464;0|222;127080;408;1|223;127488;1332;0|224;128820;408;1|225;129228;460;0|226;129688;408;1|227;130096;460;0|228;130556;408;1|229;130964;1332;0|230;132296;408;1|231;132704;464;0|232;133168;404;1|233;133572;464;0|234;134036;408;1|235;134444;1328;0|236;135772;412;1|237;136184;460;0|238;136644;408;1|239;137052;1332;0|240;138384;408;1|241;138792;460;0|242;139252;408;1|243;139660;1332;0|244;140992;408;1|245;141400;460;0|246;141860;408;1|247;142268;460;0|248;142728;412;1|249;143140;460;0|250;143600;408;1|251;144008;460;0|252;144468;412;1|253;144880;460;0|254;145340;408;1|255;145748;460;0|256;146208;408;1|257;146616;460;0|258;147076;412;1|259;147488;460;0|260;147948;408;1|261;148356;460;0|262;148816;408;1|263;149224;1332;0|264;150556;408;1|265;150964;1332;0|266;152296;408;1|267;152704;1328;0|268;154032;412;1|269;154444;1328;0|270;155772;408;1|271;156180;1332;0|272;157512;408;1|273;157920;460;0|274;158380;408;1|275;158788;1332;0|276;160120;408;1|277;160528;460;0|278;160988;408;1|279;161396;1332;0|280;162728;408;1|281;163136;464;0|282;163600;408;1|283;164008;460;0|284;164468;408;1|285;164876;460;0|286;165336;408;1|287;165744;464;0|288;166208;408;1|289;166616;460;0|290;167076;408;1|291;167484;464;0|292;167948;408;1|293;168356;460;0|294;168816;408;1|295;169224;460;0|296;169684;412;1|297;170096;460;0|298;170556;408;1|299;170964;460;0|300;171424;408;1|301;171832;464;0|302;172296;404;1|303;172700;464;0|304;173164;408;1|305;173572;460;0|306;174032;408;1|307;174440;464;0|308;174904;408;1|309;175312;460;0|310;175772;408;1|311;176180;460;0|312;176640;412;1|313;177052;460;0|314;177512;408;1|315;177920;1328;0|316;179248;412;1|317;179660;1328;0|318;180988;408;1|319;181396;1332;0|320;182728;408;1|321;183136;460;0|322;183596;408;1|323;184004;464;0|324;184468;408;1|325;184876;460;0|326;185336;408;1|327;185744;464;0|328;186208;408;1|329;186616;460;0|330;187076;408;1|331;187484;460;0|332;187944;408;1|333;188352;464;0|334;188816;408;1|335;189224;460;0|336;189684;408;1|337;190092;464;0|338;190556;404;1|339;190960;1332;0|340;192292;408;1|341;192700;1332;0|342;194032;408;1|343;194440;1332;0|344;195772;408;1|345;196180;460;0|346;196640;408;1|347;197048;460;0|348;197508;408;1|349;197916;464;0|350;198380;408;1|351;198788;460;0|352;199248;408;1|353;199656;1332;0|354;200988;408;1|355;201396;460;0|356;201856;408;1|357;202264;464;0|358;202728;408;1|359;203136;460;0|360;203596;408;1|361;204004;464;0|362;204468;404;1|363;204872;464;0|364;205336;408;1|365;205744;460;0|366;206204;408;1|367;206612;460;0|368;207072;412;1|369;207484;460;0|370;207944;408;1|371;208352;460;0|372;208812;408;1|373;209220;464;0|374;209684;408;1|375;210092;460;0|376;210552;408;1|377;210960;1332;0|378;212292;408;1|379;212700;460;0|380;213160;408;1|381;213568;464;0|382;214032;408;1|383;214440;460;0|384;214900;408;1|385;215308;460;0|386;215768;408;1|387;216176;464;0|388;216640;408;1|389;217048;460;0|390;217508;408;1|391;217916;464;0|392;218380;404;1|393;218784;464;0|394;219248;408;1|395;219656;460;0|396;220116;408;1|397;220524;464;0|398;220988;408;1|399;221396;460;0|400;221856;408;1|401;222264;460;0|402;222724;408;1|403;223132;464;0|404;223596;408;1|405;224004;460;0|406;224464;408;1|407;224872;464;0|408;225336;408;1|409;225744;460;0|410;226204;408;1|411;226612;1332;0|412;227944;408;1|413;228352;1328;0|414;229680;408;1|415;230088;464;0|416;230552;408;1|417;230960;460;0|418;231420;408;1|419;231828;464;0|420;232292;404;1|421;232696;464;0|422;233160;408;1|423;233568;460;0|424;234028;412;1|425;234440;460;0|426;234900;408;1|427;235308;460;0|428;235768;408;1|429;236176;1332;0|430;237508;408;1|431;237916;1332;0|432;239248;408;1|433;239656;460;0|434;240116;408;1|435;240524;1332;0|436;241856;408;1|437;242264;460;0|438;242724;408;1|439;243132;1332;0|440;244464;408;1|</text:p>
          </table:table-cell>
          <table:table-cell table:style-name="ce7" table:formula="of:=LEFT([.D11];16)" office:value-type="string" office:string-value="0220E00400000006" calcext:value-type="string">
            <text:p>0220E00400000006</text:p>
          </table:table-cell>
          <table:table-cell table:style-name="ce7" table:formula="of:=RIGHT([.D11];(27*2)-16)" office:value-type="string" office:string-value="0220E00400482A80AF00000EE01000010006AC" calcext:value-type="string">
            <text:p>0220E00400482A80AF00000EE01000010006AC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1];2*[.R$1]);2);8);4) &amp; RIGHT(HEX2BIN(RIGHT(LEFT([.$J11];2*[.R$1]);2);8);4);2)" office:value-type="string" office:string-value="02" calcext:value-type="string">
            <text:p>02</text:p>
          </table:table-cell>
          <table:table-cell table:style-name="ce6" table:formula="of:=BIN2HEX(LEFT(HEX2BIN(RIGHT(LEFT([.$J11];2*[.S$1]);2);8);4) &amp; RIGHT(HEX2BIN(RIGHT(LEFT([.$J11];2*[.S$1]);2);8);4);2)" office:value-type="string" office:string-value="20" calcext:value-type="string">
            <text:p>20</text:p>
          </table:table-cell>
          <table:table-cell table:style-name="ce6" table:formula="of:=BIN2HEX(LEFT(HEX2BIN(RIGHT(LEFT([.$J11];2*[.T$1]);2);8);4) &amp; RIGHT(HEX2BIN(RIGHT(LEFT([.$J11];2*[.T$1]);2);8);4);2)" office:value-type="string" office:string-value="E0" calcext:value-type="string">
            <text:p>E0</text:p>
          </table:table-cell>
          <table:table-cell table:style-name="ce6" table:formula="of:=BIN2HEX(LEFT(HEX2BIN(RIGHT(LEFT([.$J11];2*[.U$1]);2);8);4) &amp; RIGHT(HEX2BIN(RIGHT(LEFT([.$J11];2*[.U$1]);2);8);4);2)" office:value-type="string" office:string-value="04" calcext:value-type="string">
            <text:p>04</text:p>
          </table:table-cell>
          <table:table-cell table:style-name="ce6" table:formula="of:=BIN2HEX(LEFT(HEX2BIN(RIGHT(LEFT([.$J11];2*[.V$1]);2);8);4) &amp; RIGHT(HEX2BIN(RIGHT(LEFT([.$J11];2*[.V$1]);2);8);4);2)" office:value-type="string" office:string-value="00" calcext:value-type="string">
            <text:p>00</text:p>
          </table:table-cell>
          <table:table-cell table:style-name="ce14" table:formula="of:=BIN2HEX(LEFT(HEX2BIN(RIGHT(LEFT([.$J11];2*[.W$1]);2);8);4) &amp; RIGHT(HEX2BIN(RIGHT(LEFT([.$J11];2*[.W$1]);2);8);4);2)" office:value-type="string" office:string-value="48" calcext:value-type="string">
            <text:p>48</text:p>
          </table:table-cell>
          <table:table-cell table:style-name="ce17" table:formula="of:=BIN2HEX(LEFT(HEX2BIN(RIGHT(LEFT([.$J11];2*[.X$1]);2);8);4) &amp; RIGHT(HEX2BIN(RIGHT(LEFT([.$J11];2*[.X$1]);2);8);4);2)" office:value-type="string" office:string-value="2A" calcext:value-type="string">
            <text:p>2A</text:p>
          </table:table-cell>
          <table:table-cell table:style-name="ce6" table:formula="of:=BIN2HEX(LEFT(HEX2BIN(RIGHT(LEFT([.$J11];2*[.Y$1]);2);8);4) &amp; RIGHT(HEX2BIN(RIGHT(LEFT([.$J11];2*[.Y$1]);2);8);4);2)" office:value-type="string" office:string-value="80" calcext:value-type="string">
            <text:p>80</text:p>
          </table:table-cell>
          <table:table-cell table:style-name="ce6" table:formula="of:=BIN2HEX(LEFT(HEX2BIN(RIGHT(LEFT([.$J11];2*[.Z$1]);2);8);4) &amp; RIGHT(HEX2BIN(RIGHT(LEFT([.$J11];2*[.Z$1]);2);8);4);2)" office:value-type="string" office:string-value="AF" calcext:value-type="string">
            <text:p>AF</text:p>
          </table:table-cell>
          <table:table-cell table:style-name="ce6" table:formula="of:=BIN2HEX(LEFT(HEX2BIN(RIGHT(LEFT([.$J11];2*[.AA$1]);2);8);4) &amp; RIGHT(HEX2BIN(RIGHT(LEFT([.$J11];2*[.AA$1]);2);8);4);2)" office:value-type="string" office:string-value="00" calcext:value-type="string">
            <text:p>00</text:p>
          </table:table-cell>
          <table:table-cell table:style-name="ce6" table:formula="of:=BIN2HEX(LEFT(HEX2BIN(RIGHT(LEFT([.$J11];2*[.AB$1]);2);8);4) &amp; RIGHT(HEX2BIN(RIGHT(LEFT([.$J11];2*[.AB$1]);2);8);4);2)" office:value-type="string" office:string-value="00" calcext:value-type="string">
            <text:p>00</text:p>
          </table:table-cell>
          <table:table-cell table:style-name="ce6" table:formula="of:=BIN2HEX(LEFT(HEX2BIN(RIGHT(LEFT([.$J11];2*[.AC$1]);2);8);4) &amp; RIGHT(HEX2BIN(RIGHT(LEFT([.$J11];2*[.AC$1]);2);8);4);2)" office:value-type="string" office:string-value="0E" calcext:value-type="string">
            <text:p>0E</text:p>
          </table:table-cell>
          <table:table-cell table:style-name="ce6" table:formula="of:=BIN2HEX(LEFT(HEX2BIN(RIGHT(LEFT([.$J11];2*[.AD$1]);2);8);4) &amp; RIGHT(HEX2BIN(RIGHT(LEFT([.$J11];2*[.AD$1]);2);8);4);2)" office:value-type="string" office:string-value="E0" calcext:value-type="string">
            <text:p>E0</text:p>
          </table:table-cell>
          <table:table-cell table:style-name="ce6" table:formula="of:=BIN2HEX(LEFT(HEX2BIN(RIGHT(LEFT([.$J11];2*[.AE$1]);2);8);4) &amp; RIGHT(HEX2BIN(RIGHT(LEFT([.$J11];2*[.AE$1]);2);8);4);2)" office:value-type="string" office:string-value="10" calcext:value-type="string">
            <text:p>10</text:p>
          </table:table-cell>
          <table:table-cell table:style-name="ce6" table:formula="of:=BIN2HEX(LEFT(HEX2BIN(RIGHT(LEFT([.$J11];2*[.AF$1]);2);8);4) &amp; RIGHT(HEX2BIN(RIGHT(LEFT([.$J11];2*[.AF$1]);2);8);4);2)" office:value-type="string" office:string-value="00" calcext:value-type="string">
            <text:p>00</text:p>
          </table:table-cell>
          <table:table-cell table:style-name="ce6" table:formula="of:=BIN2HEX(LEFT(HEX2BIN(RIGHT(LEFT([.$J11];2*[.AG$1]);2);8);4) &amp; RIGHT(HEX2BIN(RIGHT(LEFT([.$J11];2*[.AG$1]);2);8);4);2)" office:value-type="string" office:string-value="01" calcext:value-type="string">
            <text:p>01</text:p>
          </table:table-cell>
          <table:table-cell table:style-name="ce6" table:formula="of:=BIN2HEX(LEFT(HEX2BIN(RIGHT(LEFT([.$J11];2*[.AH$1]);2);8);4) &amp; RIGHT(HEX2BIN(RIGHT(LEFT([.$J11];2*[.AH$1]);2);8);4);2)" office:value-type="string" office:string-value="00" calcext:value-type="string">
            <text:p>00</text:p>
          </table:table-cell>
          <table:table-cell table:style-name="ce6" table:formula="of:=BIN2HEX(LEFT(HEX2BIN(RIGHT(LEFT([.$J11];2*[.AI$1]);2);8);4) &amp; RIGHT(HEX2BIN(RIGHT(LEFT([.$J11];2*[.AI$1]);2);8);4);2)" office:value-type="string" office:string-value="06" calcext:value-type="string">
            <text:p>06</text:p>
          </table:table-cell>
          <table:table-cell table:style-name="ce21" table:formula="of:=BIN2HEX(LEFT(HEX2BIN(RIGHT(LEFT([.$J11];2*[.AJ$1]);2);8);4) &amp; RIGHT(HEX2BIN(RIGHT(LEFT([.$J11];2*[.AJ$1]);2);8);4);2)" office:value-type="string" office:string-value="AC" calcext:value-type="string">
            <text:p>AC</text:p>
          </table:table-cell>
          <table:table-cell table:style-name="ce23" table:formula="of:=DEC2HEX([.CC11];2)" office:value-type="string" office:string-value="AC" calcext:value-type="string">
            <text:p>AC</text:p>
          </table:table-cell>
          <table:table-cell table:style-name="ce27" table:formula="of:=HEX2BIN([.W11];8)" office:value-type="string" office:string-value="01001000" calcext:value-type="string">
            <text:p>01001000</text:p>
          </table:table-cell>
          <table:table-cell table:style-name="ce10" table:formula="of:=LEFT([.AL11];4)" office:value-type="string" office:string-value="0100" calcext:value-type="string">
            <text:p>0100</text:p>
          </table:table-cell>
          <table:table-cell table:style-name="ce10" table:formula="of:=RIGHT([.AM11];1)" office:value-type="string" office:string-value="0" calcext:value-type="string">
            <text:p>0</text:p>
          </table:table-cell>
          <table:table-cell table:style-name="ce30" table:formula="of:=HEX2BIN([.X11];8)" office:value-type="string" office:string-value="00101010" calcext:value-type="string">
            <text:p>00101010</text:p>
          </table:table-cell>
          <table:table-cell table:style-name="ce32" table:formula="of:=LEFT([.AO11];1)" office:value-type="string" office:string-value="0" calcext:value-type="string">
            <text:p>0</text:p>
          </table:table-cell>
          <table:table-cell table:style-name="ce32" table:formula="of:=RIGHT(LEFT([.AO11];2);1)" office:value-type="string" office:string-value="0" calcext:value-type="string">
            <text:p>0</text:p>
          </table:table-cell>
          <table:table-cell table:style-name="ce32" table:formula="of:=RIGHT(LEFT([.AO11];3);1)" office:value-type="string" office:string-value="1" calcext:value-type="string">
            <text:p>1</text:p>
          </table:table-cell>
          <table:table-cell table:style-name="ce32" table:formula="of:=RIGHT(LEFT([.$AO11];4);1)" office:value-type="string" office:string-value="0" calcext:value-type="string">
            <text:p>0</text:p>
          </table:table-cell>
          <table:table-cell table:style-name="ce32" table:formula="of:=RIGHT(LEFT([.$AO11];5);1)" office:value-type="string" office:string-value="1" calcext:value-type="string">
            <text:p>1</text:p>
          </table:table-cell>
          <table:table-cell table:style-name="ce32" table:formula="of:=RIGHT(LEFT([.$AO11];6);1)" office:value-type="string" office:string-value="0" calcext:value-type="string">
            <text:p>0</text:p>
          </table:table-cell>
          <table:table-cell table:style-name="ce32" table:formula="of:=RIGHT(LEFT([.$AO11];7);1)" office:value-type="string" office:string-value="1" calcext:value-type="string">
            <text:p>1</text:p>
          </table:table-cell>
          <table:table-cell table:style-name="ce32" table:formula="of:=RIGHT(LEFT([.$AO11];8);1)" office:value-type="string" office:string-value="0" calcext:value-type="string">
            <text:p>0</text:p>
          </table:table-cell>
          <table:table-cell/>
          <table:table-cell table:style-name="ce6" table:formula="of:=[.AS11]" office:value-type="string" office:string-value="0" calcext:value-type="string">
            <text:p>0</text:p>
          </table:table-cell>
          <table:table-cell table:style-name="ce6" table:formula="of:=[.AT11]" office:value-type="string" office:string-value="1" calcext:value-type="string">
            <text:p>1</text:p>
          </table:table-cell>
          <table:table-cell table:style-name="ce6" table:formula="of:=[.AU11]" office:value-type="string" office:string-value="0" calcext:value-type="string">
            <text:p>0</text:p>
          </table:table-cell>
          <table:table-cell table:style-name="ce6" table:formula="of:=[.AV11]" office:value-type="string" office:string-value="1" calcext:value-type="string">
            <text:p>1</text:p>
          </table:table-cell>
          <table:table-cell table:formula="of:=BIN2DEC([.AY11]&amp;[.AZ11]&amp;[.BA11]&amp;[.BB11])" office:value-type="float" office:value="5" calcext:value-type="float">
            <text:p>5</text:p>
          </table:table-cell>
          <table:table-cell table:style-name="ce36" table:formula="of:=16+[.BC11]" office:value-type="float" office:value="21" calcext:value-type="float">
            <text:p>21</text:p>
          </table:table-cell>
          <table:table-cell/>
          <table:table-cell table:style-name="ce39" table:formula="of:=HEX2BIN([.Z11];8)" office:value-type="string" office:string-value="10101111" calcext:value-type="string">
            <text:p>10101111</text:p>
          </table:table-cell>
          <table:table-cell table:style-name="ce6" table:formula="of:=LEFT([.BF11];4)" office:value-type="string" office:string-value="1010" calcext:value-type="string">
            <text:p>1010</text:p>
          </table:table-cell>
          <table:table-cell table:style-name="ce6" table:formula="of:=RIGHT([.BF11];4)" office:value-type="string" office:string-value="1111" calcext:value-type="string">
            <text:p>1111</text:p>
          </table:table-cell>
          <table:table-cell/>
          <table:table-cell table:style-name="ce10" table:formula="of:=HEX2BIN([.AE11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1])+HEX2DEC([.S11]);256)" office:value-type="float" office:value="34" calcext:value-type="float">
            <text:p>34</text:p>
          </table:table-cell>
          <table:table-cell table:formula="of:=MOD([.BM11]+HEX2DEC([.T11]);256)" office:value-type="float" office:value="2" calcext:value-type="float">
            <text:p>2</text:p>
          </table:table-cell>
          <table:table-cell table:formula="of:=MOD([.BN11]+HEX2DEC([.U11]);256)" office:value-type="float" office:value="6" calcext:value-type="float">
            <text:p>6</text:p>
          </table:table-cell>
          <table:table-cell table:formula="of:=MOD([.BO11]+HEX2DEC([.V11]);256)" office:value-type="float" office:value="6" calcext:value-type="float">
            <text:p>6</text:p>
          </table:table-cell>
          <table:table-cell table:formula="of:=MOD([.BP11]+HEX2DEC([.W11]);256)" office:value-type="float" office:value="78" calcext:value-type="float">
            <text:p>78</text:p>
          </table:table-cell>
          <table:table-cell table:formula="of:=MOD([.BQ11]+HEX2DEC([.X11]);256)" office:value-type="float" office:value="120" calcext:value-type="float">
            <text:p>120</text:p>
          </table:table-cell>
          <table:table-cell table:formula="of:=MOD([.BR11]+HEX2DEC([.Y11]);256)" office:value-type="float" office:value="248" calcext:value-type="float">
            <text:p>248</text:p>
          </table:table-cell>
          <table:table-cell table:formula="of:=MOD([.BS11]+HEX2DEC([.Z11]);256)" office:value-type="float" office:value="167" calcext:value-type="float">
            <text:p>167</text:p>
          </table:table-cell>
          <table:table-cell table:formula="of:=MOD([.BT11]+HEX2DEC([.AA11]);256)" office:value-type="float" office:value="167" calcext:value-type="float">
            <text:p>167</text:p>
          </table:table-cell>
          <table:table-cell table:formula="of:=MOD([.BU11]+HEX2DEC([.AB11]);256)" office:value-type="float" office:value="167" calcext:value-type="float">
            <text:p>167</text:p>
          </table:table-cell>
          <table:table-cell table:formula="of:=MOD([.BV11]+HEX2DEC([.AC11]);256)" office:value-type="float" office:value="181" calcext:value-type="float">
            <text:p>181</text:p>
          </table:table-cell>
          <table:table-cell table:formula="of:=MOD([.BW11]+HEX2DEC([.AD11]);256)" office:value-type="float" office:value="149" calcext:value-type="float">
            <text:p>149</text:p>
          </table:table-cell>
          <table:table-cell table:formula="of:=MOD([.BX11]+HEX2DEC([.AE11]);256)" office:value-type="float" office:value="165" calcext:value-type="float">
            <text:p>165</text:p>
          </table:table-cell>
          <table:table-cell table:formula="of:=MOD([.BY11]+HEX2DEC([.AF11]);256)" office:value-type="float" office:value="165" calcext:value-type="float">
            <text:p>165</text:p>
          </table:table-cell>
          <table:table-cell table:formula="of:=MOD([.BZ11]+HEX2DEC([.AG11]);256)" office:value-type="float" office:value="166" calcext:value-type="float">
            <text:p>166</text:p>
          </table:table-cell>
          <table:table-cell table:formula="of:=MOD([.CA11]+HEX2DEC([.AH11]);256)" office:value-type="float" office:value="166" calcext:value-type="float">
            <text:p>166</text:p>
          </table:table-cell>
          <table:table-cell table:formula="of:=MOD([.CB11]+HEX2DEC([.AI11]);256)" office:value-type="float" office:value="172" calcext:value-type="float">
            <text:p>172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880AF00000EE01000010006AA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48;1|3;4448;1764;0|4;6212;412;1|5;6624;460;0|6;7084;408;1|7;7492;1332;0|8;8824;408;1|9;9232;460;0|10;9692;408;1|11;10100;460;0|12;10560;412;1|13;10972;460;0|14;11432;408;1|15;11840;464;0|16;12304;408;1|17;12712;460;0|18;13172;408;1|19;13580;460;0|20;14040;408;1|21;14448;460;0|22;14908;412;1|23;15320;460;0|24;15780;408;1|25;16188;460;0|26;16648;408;1|27;17056;464;0|28;17520;408;1|29;17928;460;0|30;18388;408;1|31;18796;1328;0|32;20124;412;1|33;20536;460;0|34;20996;408;1|35;21404;464;0|36;21868;408;1|37;22276;460;0|38;22736;408;1|39;23144;460;0|40;23604;408;1|41;24012;464;0|42;24476;408;1|43;24884;460;0|44;25344;408;1|45;25752;464;0|46;26216;404;1|47;26620;1332;0|48;27952;408;1|49;28360;1332;0|50;29692;408;1|51;30100;1332;0|52;31432;408;1|53;31840;460;0|54;32300;408;1|55;32708;460;0|56;33168;412;1|57;33580;1328;0|58;34908;408;1|59;35316;460;0|60;35776;412;1|61;36188;460;0|62;36648;408;1|63;37056;464;0|64;37520;404;1|65;37924;464;0|66;38388;408;1|67;38796;460;0|68;39256;408;1|69;39664;460;0|70;40124;408;1|71;40532;464;0|72;40996;408;1|73;41404;460;0|74;41864;408;1|75;42272;464;0|76;42736;404;1|77;43140;464;0|78;43604;408;1|79;44012;460;0|80;44472;408;1|81;44880;464;0|82;45344;408;1|83;45752;460;0|84;46212;408;1|85;46620;460;0|86;47080;408;1|87;47488;464;0|88;47952;408;1|89;48360;460;0|90;48820;408;1|91;49228;464;0|92;49692;464;1|93;50156;404;0|94;50560;408;1|95;50968;460;0|96;51428;408;1|97;51836;464;0|98;52300;408;1|99;52708;460;0|100;53168;408;1|101;53576;460;0|102;54036;412;1|103;54448;460;0|104;54908;408;1|105;55316;460;0|106;55776;408;1|107;56184;464;0|108;56648;408;1|109;57056;460;0|110;57516;408;1|111;57924;464;0|112;58388;408;1|113;58796;460;0|114;59256;408;1|115;59664;460;0|116;60124;408;1|117;60532;460;0|118;60992;412;1|119;61404;1328;0|120;62732;408;1|121;63140;1332;0|122;64472;408;1|123;64880;460;0|124;65340;412;1|125;65752;460;0|126;66212;408;1|127;66620;460;0|128;67080;408;1|129;67488;464;0|130;67952;408;1|131;68360;460;0|132;68820;464;1|133;69284;9968;0|134;79252;3452;1|135;82704;1768;0|136;84472;408;1|137;84880;460;0|138;85340;408;1|139;85748;1332;0|140;87080;408;1|141;87488;460;0|142;87948;408;1|143;88356;464;0|144;88820;408;1|145;89228;460;0|146;89688;408;1|147;90096;460;0|148;90556;412;1|149;90968;460;0|150;91428;408;1|151;91836;464;0|152;92300;404;1|153;92704;464;0|154;93168;408;1|155;93576;460;0|156;94036;408;1|157;94444;460;0|158;94904;408;1|159;95312;464;0|160;95776;408;1|161;96184;460;0|162;96644;408;1|163;97052;1332;0|164;98384;408;1|165;98792;460;0|166;99252;412;1|167;99664;460;0|168;100124;408;1|169;100532;460;0|170;100992;408;1|171;101400;460;0|172;101860;408;1|173;102268;464;0|174;102732;408;1|175;103140;460;0|176;103600;408;1|177;104008;460;0|178;104468;408;1|179;104876;1332;0|180;106208;408;1|181;106616;1332;0|182;107948;408;1|183;108356;1332;0|184;109688;408;1|185;110096;460;0|186;110556;408;1|187;110964;460;0|188;111424;412;1|189;111836;1328;0|190;113164;408;1|191;113572;460;0|192;114032;412;1|193;114444;460;0|194;114904;408;1|195;115312;464;0|196;115776;408;1|197;116184;460;0|198;116644;408;1|199;117052;460;0|200;117512;408;1|201;117920;464;0|202;118384;404;1|203;118788;464;0|204;119252;408;1|205;119660;460;0|206;120120;408;1|207;120528;464;0|208;120992;408;1|209;121400;460;0|210;121860;408;1|211;122268;460;0|212;122728;412;1|213;123140;460;0|214;123600;460;1|215;124060;408;0|216;124468;408;1|217;124876;464;0|218;125340;408;1|219;125748;460;0|220;126208;408;1|221;126616;460;0|222;127076;408;1|223;127484;1332;0|224;128816;408;1|225;129224;460;0|226;129684;412;1|227;130096;460;0|228;130556;408;1|229;130964;1332;0|230;132296;408;1|231;132704;460;0|232;133164;408;1|233;133572;460;0|234;134032;408;1|235;134440;464;0|236;134904;408;1|237;135312;460;0|238;135772;408;1|239;136180;1332;0|240;137512;408;1|241;137920;460;0|242;138380;408;1|243;138788;1332;0|244;140120;408;1|245;140528;460;0|246;140988;412;1|247;141400;460;0|248;141860;408;1|249;142268;460;0|250;142728;408;1|251;143136;460;0|252;143596;412;1|253;144008;460;0|254;144468;408;1|255;144876;460;0|256;145336;408;1|257;145744;464;0|258;146208;408;1|259;146616;460;0|260;147076;408;1|261;147484;460;0|262;147944;412;1|263;148356;1328;0|264;149684;408;1|265;150092;1328;0|266;151420;412;1|267;151832;1332;0|268;153164;408;1|269;153572;1328;0|270;154900;408;1|271;155308;1332;0|272;156640;408;1|273;157048;464;0|274;157512;408;1|275;157920;1328;0|276;159248;408;1|277;159656;460;0|278;160116;412;1|279;160528;1332;0|280;161860;404;1|281;162264;464;0|282;162728;408;1|283;163136;460;0|284;163596;408;1|285;164004;464;0|286;164468;408;1|287;164876;460;0|288;165336;408;1|289;165744;464;0|290;166208;408;1|291;166616;460;0|292;167076;408;1|293;167484;460;0|294;167944;408;1|295;168352;464;0|296;168816;408;1|297;169224;460;0|298;169684;408;1|299;170092;460;0|300;170552;408;1|301;170960;464;0|302;171424;408;1|303;171832;460;0|304;172292;408;1|305;172700;460;0|306;173160;408;1|307;173568;464;0|308;174032;408;1|309;174440;460;0|310;174900;408;1|311;175308;460;0|312;175768;412;1|313;176180;460;0|314;176640;408;1|315;177048;1332;0|316;178380;408;1|317;178788;1328;0|318;180116;412;1|319;180528;1328;0|320;181856;408;1|321;182264;464;0|322;182728;408;1|323;183136;460;0|324;183596;408;1|325;184004;460;0|326;184464;408;1|327;184872;464;0|328;185336;408;1|329;185744;460;0|330;186204;408;1|331;186612;460;0|332;187072;408;1|333;187480;464;0|334;187944;408;1|335;188352;460;0|336;188812;408;1|337;189220;460;0|338;189680;408;1|339;190088;1332;0|340;191420;408;1|341;191828;1332;0|342;193160;408;1|343;193568;1332;0|344;194900;408;1|345;195308;460;0|346;195768;408;1|347;196176;464;0|348;196640;408;1|349;197048;460;0|350;197508;408;1|351;197916;464;0|352;198380;404;1|353;198784;1332;0|354;200116;408;1|355;200524;460;0|356;200984;408;1|357;201392;464;0|358;201856;408;1|359;202264;460;0|360;202724;408;1|361;203132;464;0|362;203596;408;1|363;204004;460;0|364;204464;408;1|365;204872;460;0|366;205332;408;1|367;205740;464;0|368;206204;408;1|369;206612;460;0|370;207072;408;1|371;207480;464;0|372;207944;408;1|373;208352;460;0|374;208812;408;1|375;209220;460;0|376;209680;408;1|377;210088;1332;0|378;211420;408;1|379;211828;460;0|380;212288;408;1|381;212696;464;0|382;213160;408;1|383;213568;460;0|384;214028;408;1|385;214436;464;0|386;214900;408;1|387;215308;460;0|388;215768;408;1|389;216176;460;0|390;216636;412;1|391;217048;460;0|392;217508;408;1|393;217916;460;0|394;218376;408;1|395;218784;464;0|396;219248;408;1|397;219656;460;0|398;220116;408;1|399;220524;460;0|400;220984;408;1|401;221392;464;0|402;221856;408;1|403;222264;460;0|404;222724;408;1|405;223132;460;0|406;223592;408;1|407;224000;464;0|408;224464;408;1|409;224872;460;0|410;225332;408;1|411;225740;1332;0|412;227072;408;1|413;227480;1328;0|414;228808;412;1|415;229220;460;0|416;229680;408;1|417;230088;460;0|418;230548;408;1|419;230956;464;0|420;231420;408;1|421;231828;464;0|422;232292;404;1|423;232696;464;0|424;233160;408;1|425;233568;460;0|426;234028;408;1|427;234436;1332;0|428;235768;408;1|429;236176;460;0|430;236636;408;1|431;237044;1332;0|432;238376;408;1|433;238784;460;0|434;239244;412;1|435;239656;1328;0|436;240984;408;1|437;241392;460;0|438;241852;408;1|439;242260;1332;0|440;243592;408;1|</text:p>
          </table:table-cell>
          <table:table-cell table:style-name="ce7" table:formula="of:=LEFT([.D12];16)" office:value-type="string" office:string-value="0220E00400000006" calcext:value-type="string">
            <text:p>0220E00400000006</text:p>
          </table:table-cell>
          <table:table-cell table:style-name="ce7" table:formula="of:=RIGHT([.D12];(27*2)-16)" office:value-type="string" office:string-value="0220E00400482880AF00000EE01000010006AA" calcext:value-type="string">
            <text:p>0220E00400482880AF00000EE01000010006AA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2];2*[.R$1]);2);8);4) &amp; RIGHT(HEX2BIN(RIGHT(LEFT([.$J12];2*[.R$1]);2);8);4);2)" office:value-type="string" office:string-value="02" calcext:value-type="string">
            <text:p>02</text:p>
          </table:table-cell>
          <table:table-cell table:style-name="ce6" table:formula="of:=BIN2HEX(LEFT(HEX2BIN(RIGHT(LEFT([.$J12];2*[.S$1]);2);8);4) &amp; RIGHT(HEX2BIN(RIGHT(LEFT([.$J12];2*[.S$1]);2);8);4);2)" office:value-type="string" office:string-value="20" calcext:value-type="string">
            <text:p>20</text:p>
          </table:table-cell>
          <table:table-cell table:style-name="ce6" table:formula="of:=BIN2HEX(LEFT(HEX2BIN(RIGHT(LEFT([.$J12];2*[.T$1]);2);8);4) &amp; RIGHT(HEX2BIN(RIGHT(LEFT([.$J12];2*[.T$1]);2);8);4);2)" office:value-type="string" office:string-value="E0" calcext:value-type="string">
            <text:p>E0</text:p>
          </table:table-cell>
          <table:table-cell table:style-name="ce6" table:formula="of:=BIN2HEX(LEFT(HEX2BIN(RIGHT(LEFT([.$J12];2*[.U$1]);2);8);4) &amp; RIGHT(HEX2BIN(RIGHT(LEFT([.$J12];2*[.U$1]);2);8);4);2)" office:value-type="string" office:string-value="04" calcext:value-type="string">
            <text:p>04</text:p>
          </table:table-cell>
          <table:table-cell table:style-name="ce6" table:formula="of:=BIN2HEX(LEFT(HEX2BIN(RIGHT(LEFT([.$J12];2*[.V$1]);2);8);4) &amp; RIGHT(HEX2BIN(RIGHT(LEFT([.$J12];2*[.V$1]);2);8);4);2)" office:value-type="string" office:string-value="00" calcext:value-type="string">
            <text:p>00</text:p>
          </table:table-cell>
          <table:table-cell table:style-name="ce14" table:formula="of:=BIN2HEX(LEFT(HEX2BIN(RIGHT(LEFT([.$J12];2*[.W$1]);2);8);4) &amp; RIGHT(HEX2BIN(RIGHT(LEFT([.$J12];2*[.W$1]);2);8);4);2)" office:value-type="string" office:string-value="48" calcext:value-type="string">
            <text:p>48</text:p>
          </table:table-cell>
          <table:table-cell table:style-name="ce17" table:formula="of:=BIN2HEX(LEFT(HEX2BIN(RIGHT(LEFT([.$J12];2*[.X$1]);2);8);4) &amp; RIGHT(HEX2BIN(RIGHT(LEFT([.$J12];2*[.X$1]);2);8);4);2)" office:value-type="string" office:string-value="28" calcext:value-type="string">
            <text:p>28</text:p>
          </table:table-cell>
          <table:table-cell table:style-name="ce6" table:formula="of:=BIN2HEX(LEFT(HEX2BIN(RIGHT(LEFT([.$J12];2*[.Y$1]);2);8);4) &amp; RIGHT(HEX2BIN(RIGHT(LEFT([.$J12];2*[.Y$1]);2);8);4);2)" office:value-type="string" office:string-value="80" calcext:value-type="string">
            <text:p>80</text:p>
          </table:table-cell>
          <table:table-cell table:style-name="ce6" table:formula="of:=BIN2HEX(LEFT(HEX2BIN(RIGHT(LEFT([.$J12];2*[.Z$1]);2);8);4) &amp; RIGHT(HEX2BIN(RIGHT(LEFT([.$J12];2*[.Z$1]);2);8);4);2)" office:value-type="string" office:string-value="AF" calcext:value-type="string">
            <text:p>AF</text:p>
          </table:table-cell>
          <table:table-cell table:style-name="ce6" table:formula="of:=BIN2HEX(LEFT(HEX2BIN(RIGHT(LEFT([.$J12];2*[.AA$1]);2);8);4) &amp; RIGHT(HEX2BIN(RIGHT(LEFT([.$J12];2*[.AA$1]);2);8);4);2)" office:value-type="string" office:string-value="00" calcext:value-type="string">
            <text:p>00</text:p>
          </table:table-cell>
          <table:table-cell table:style-name="ce6" table:formula="of:=BIN2HEX(LEFT(HEX2BIN(RIGHT(LEFT([.$J12];2*[.AB$1]);2);8);4) &amp; RIGHT(HEX2BIN(RIGHT(LEFT([.$J12];2*[.AB$1]);2);8);4);2)" office:value-type="string" office:string-value="00" calcext:value-type="string">
            <text:p>00</text:p>
          </table:table-cell>
          <table:table-cell table:style-name="ce6" table:formula="of:=BIN2HEX(LEFT(HEX2BIN(RIGHT(LEFT([.$J12];2*[.AC$1]);2);8);4) &amp; RIGHT(HEX2BIN(RIGHT(LEFT([.$J12];2*[.AC$1]);2);8);4);2)" office:value-type="string" office:string-value="0E" calcext:value-type="string">
            <text:p>0E</text:p>
          </table:table-cell>
          <table:table-cell table:style-name="ce6" table:formula="of:=BIN2HEX(LEFT(HEX2BIN(RIGHT(LEFT([.$J12];2*[.AD$1]);2);8);4) &amp; RIGHT(HEX2BIN(RIGHT(LEFT([.$J12];2*[.AD$1]);2);8);4);2)" office:value-type="string" office:string-value="E0" calcext:value-type="string">
            <text:p>E0</text:p>
          </table:table-cell>
          <table:table-cell table:style-name="ce6" table:formula="of:=BIN2HEX(LEFT(HEX2BIN(RIGHT(LEFT([.$J12];2*[.AE$1]);2);8);4) &amp; RIGHT(HEX2BIN(RIGHT(LEFT([.$J12];2*[.AE$1]);2);8);4);2)" office:value-type="string" office:string-value="10" calcext:value-type="string">
            <text:p>10</text:p>
          </table:table-cell>
          <table:table-cell table:style-name="ce6" table:formula="of:=BIN2HEX(LEFT(HEX2BIN(RIGHT(LEFT([.$J12];2*[.AF$1]);2);8);4) &amp; RIGHT(HEX2BIN(RIGHT(LEFT([.$J12];2*[.AF$1]);2);8);4);2)" office:value-type="string" office:string-value="00" calcext:value-type="string">
            <text:p>00</text:p>
          </table:table-cell>
          <table:table-cell table:style-name="ce6" table:formula="of:=BIN2HEX(LEFT(HEX2BIN(RIGHT(LEFT([.$J12];2*[.AG$1]);2);8);4) &amp; RIGHT(HEX2BIN(RIGHT(LEFT([.$J12];2*[.AG$1]);2);8);4);2)" office:value-type="string" office:string-value="01" calcext:value-type="string">
            <text:p>01</text:p>
          </table:table-cell>
          <table:table-cell table:style-name="ce6" table:formula="of:=BIN2HEX(LEFT(HEX2BIN(RIGHT(LEFT([.$J12];2*[.AH$1]);2);8);4) &amp; RIGHT(HEX2BIN(RIGHT(LEFT([.$J12];2*[.AH$1]);2);8);4);2)" office:value-type="string" office:string-value="00" calcext:value-type="string">
            <text:p>00</text:p>
          </table:table-cell>
          <table:table-cell table:style-name="ce6" table:formula="of:=BIN2HEX(LEFT(HEX2BIN(RIGHT(LEFT([.$J12];2*[.AI$1]);2);8);4) &amp; RIGHT(HEX2BIN(RIGHT(LEFT([.$J12];2*[.AI$1]);2);8);4);2)" office:value-type="string" office:string-value="06" calcext:value-type="string">
            <text:p>06</text:p>
          </table:table-cell>
          <table:table-cell table:style-name="ce21" table:formula="of:=BIN2HEX(LEFT(HEX2BIN(RIGHT(LEFT([.$J12];2*[.AJ$1]);2);8);4) &amp; RIGHT(HEX2BIN(RIGHT(LEFT([.$J12];2*[.AJ$1]);2);8);4);2)" office:value-type="string" office:string-value="AA" calcext:value-type="string">
            <text:p>AA</text:p>
          </table:table-cell>
          <table:table-cell table:style-name="ce23" table:formula="of:=DEC2HEX([.CC12];2)" office:value-type="string" office:string-value="AA" calcext:value-type="string">
            <text:p>AA</text:p>
          </table:table-cell>
          <table:table-cell table:style-name="ce27" table:formula="of:=HEX2BIN([.W12];8)" office:value-type="string" office:string-value="01001000" calcext:value-type="string">
            <text:p>01001000</text:p>
          </table:table-cell>
          <table:table-cell table:style-name="ce10" table:formula="of:=LEFT([.AL12];4)" office:value-type="string" office:string-value="0100" calcext:value-type="string">
            <text:p>0100</text:p>
          </table:table-cell>
          <table:table-cell table:style-name="ce10" table:formula="of:=RIGHT([.AM12];1)" office:value-type="string" office:string-value="0" calcext:value-type="string">
            <text:p>0</text:p>
          </table:table-cell>
          <table:table-cell table:style-name="ce30" table:formula="of:=HEX2BIN([.X12];8)" office:value-type="string" office:string-value="00101000" calcext:value-type="string">
            <text:p>00101000</text:p>
          </table:table-cell>
          <table:table-cell table:style-name="ce32" table:formula="of:=LEFT([.AO12];1)" office:value-type="string" office:string-value="0" calcext:value-type="string">
            <text:p>0</text:p>
          </table:table-cell>
          <table:table-cell table:style-name="ce32" table:formula="of:=RIGHT(LEFT([.AO12];2);1)" office:value-type="string" office:string-value="0" calcext:value-type="string">
            <text:p>0</text:p>
          </table:table-cell>
          <table:table-cell table:style-name="ce32" table:formula="of:=RIGHT(LEFT([.AO12];3);1)" office:value-type="string" office:string-value="1" calcext:value-type="string">
            <text:p>1</text:p>
          </table:table-cell>
          <table:table-cell table:style-name="ce32" table:formula="of:=RIGHT(LEFT([.$AO12];4);1)" office:value-type="string" office:string-value="0" calcext:value-type="string">
            <text:p>0</text:p>
          </table:table-cell>
          <table:table-cell table:style-name="ce32" table:formula="of:=RIGHT(LEFT([.$AO12];5);1)" office:value-type="string" office:string-value="1" calcext:value-type="string">
            <text:p>1</text:p>
          </table:table-cell>
          <table:table-cell table:style-name="ce32" table:formula="of:=RIGHT(LEFT([.$AO12];6);1)" office:value-type="string" office:string-value="0" calcext:value-type="string">
            <text:p>0</text:p>
          </table:table-cell>
          <table:table-cell table:style-name="ce32" table:formula="of:=RIGHT(LEFT([.$AO12];7);1)" office:value-type="string" office:string-value="0" calcext:value-type="string">
            <text:p>0</text:p>
          </table:table-cell>
          <table:table-cell table:style-name="ce32" table:formula="of:=RIGHT(LEFT([.$AO12];8);1)" office:value-type="string" office:string-value="0" calcext:value-type="string">
            <text:p>0</text:p>
          </table:table-cell>
          <table:table-cell/>
          <table:table-cell table:style-name="ce6" table:formula="of:=[.AS12]" office:value-type="string" office:string-value="0" calcext:value-type="string">
            <text:p>0</text:p>
          </table:table-cell>
          <table:table-cell table:style-name="ce6" table:formula="of:=[.AT12]" office:value-type="string" office:string-value="1" calcext:value-type="string">
            <text:p>1</text:p>
          </table:table-cell>
          <table:table-cell table:style-name="ce6" table:formula="of:=[.AU12]" office:value-type="string" office:string-value="0" calcext:value-type="string">
            <text:p>0</text:p>
          </table:table-cell>
          <table:table-cell table:style-name="ce6" table:formula="of:=[.AV12]" office:value-type="string" office:string-value="0" calcext:value-type="string">
            <text:p>0</text:p>
          </table:table-cell>
          <table:table-cell table:formula="of:=BIN2DEC([.AY12]&amp;[.AZ12]&amp;[.BA12]&amp;[.BB12])" office:value-type="float" office:value="4" calcext:value-type="float">
            <text:p>4</text:p>
          </table:table-cell>
          <table:table-cell table:style-name="ce36" table:formula="of:=16+[.BC12]" office:value-type="float" office:value="20" calcext:value-type="float">
            <text:p>20</text:p>
          </table:table-cell>
          <table:table-cell/>
          <table:table-cell table:style-name="ce39" table:formula="of:=HEX2BIN([.Z12];8)" office:value-type="string" office:string-value="10101111" calcext:value-type="string">
            <text:p>10101111</text:p>
          </table:table-cell>
          <table:table-cell table:style-name="ce6" table:formula="of:=LEFT([.BF12];4)" office:value-type="string" office:string-value="1010" calcext:value-type="string">
            <text:p>1010</text:p>
          </table:table-cell>
          <table:table-cell table:style-name="ce6" table:formula="of:=RIGHT([.BF12];4)" office:value-type="string" office:string-value="1111" calcext:value-type="string">
            <text:p>1111</text:p>
          </table:table-cell>
          <table:table-cell/>
          <table:table-cell table:style-name="ce10" table:formula="of:=HEX2BIN([.AE12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2])+HEX2DEC([.S12]);256)" office:value-type="float" office:value="34" calcext:value-type="float">
            <text:p>34</text:p>
          </table:table-cell>
          <table:table-cell table:formula="of:=MOD([.BM12]+HEX2DEC([.T12]);256)" office:value-type="float" office:value="2" calcext:value-type="float">
            <text:p>2</text:p>
          </table:table-cell>
          <table:table-cell table:formula="of:=MOD([.BN12]+HEX2DEC([.U12]);256)" office:value-type="float" office:value="6" calcext:value-type="float">
            <text:p>6</text:p>
          </table:table-cell>
          <table:table-cell table:formula="of:=MOD([.BO12]+HEX2DEC([.V12]);256)" office:value-type="float" office:value="6" calcext:value-type="float">
            <text:p>6</text:p>
          </table:table-cell>
          <table:table-cell table:formula="of:=MOD([.BP12]+HEX2DEC([.W12]);256)" office:value-type="float" office:value="78" calcext:value-type="float">
            <text:p>78</text:p>
          </table:table-cell>
          <table:table-cell table:formula="of:=MOD([.BQ12]+HEX2DEC([.X12]);256)" office:value-type="float" office:value="118" calcext:value-type="float">
            <text:p>118</text:p>
          </table:table-cell>
          <table:table-cell table:formula="of:=MOD([.BR12]+HEX2DEC([.Y12]);256)" office:value-type="float" office:value="246" calcext:value-type="float">
            <text:p>246</text:p>
          </table:table-cell>
          <table:table-cell table:formula="of:=MOD([.BS12]+HEX2DEC([.Z12]);256)" office:value-type="float" office:value="165" calcext:value-type="float">
            <text:p>165</text:p>
          </table:table-cell>
          <table:table-cell table:formula="of:=MOD([.BT12]+HEX2DEC([.AA12]);256)" office:value-type="float" office:value="165" calcext:value-type="float">
            <text:p>165</text:p>
          </table:table-cell>
          <table:table-cell table:formula="of:=MOD([.BU12]+HEX2DEC([.AB12]);256)" office:value-type="float" office:value="165" calcext:value-type="float">
            <text:p>165</text:p>
          </table:table-cell>
          <table:table-cell table:formula="of:=MOD([.BV12]+HEX2DEC([.AC12]);256)" office:value-type="float" office:value="179" calcext:value-type="float">
            <text:p>179</text:p>
          </table:table-cell>
          <table:table-cell table:formula="of:=MOD([.BW12]+HEX2DEC([.AD12]);256)" office:value-type="float" office:value="147" calcext:value-type="float">
            <text:p>147</text:p>
          </table:table-cell>
          <table:table-cell table:formula="of:=MOD([.BX12]+HEX2DEC([.AE12]);256)" office:value-type="float" office:value="163" calcext:value-type="float">
            <text:p>163</text:p>
          </table:table-cell>
          <table:table-cell table:formula="of:=MOD([.BY12]+HEX2DEC([.AF12]);256)" office:value-type="float" office:value="163" calcext:value-type="float">
            <text:p>163</text:p>
          </table:table-cell>
          <table:table-cell table:formula="of:=MOD([.BZ12]+HEX2DEC([.AG12]);256)" office:value-type="float" office:value="164" calcext:value-type="float">
            <text:p>164</text:p>
          </table:table-cell>
          <table:table-cell table:formula="of:=MOD([.CA12]+HEX2DEC([.AH12]);256)" office:value-type="float" office:value="164" calcext:value-type="float">
            <text:p>164</text:p>
          </table:table-cell>
          <table:table-cell table:formula="of:=MOD([.CB12]+HEX2DEC([.AI12]);256)" office:value-type="float" office:value="170" calcext:value-type="float">
            <text:p>17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680AF00000EE01000010006A8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508;1|3;4508;1708;0|4;6216;468;1|5;6684;404;0|6;7088;464;1|7;7552;1276;0|8;8828;460;1|9;9288;408;0|10;9696;408;1|11;10104;464;0|12;10568;404;1|13;10972;464;0|14;11436;464;1|15;11900;404;0|16;12304;408;1|17;12712;464;0|18;13176;464;1|19;13640;404;0|20;14044;408;1|21;14452;460;0|22;14912;408;1|23;15320;464;0|24;15784;464;1|25;16248;404;0|26;16652;408;1|27;17060;464;0|28;17524;404;1|29;17928;464;0|30;18392;464;1|31;18856;1272;0|32;20128;468;1|33;20596;404;0|34;21000;408;1|35;21408;460;0|36;21868;412;1|37;22280;460;0|38;22740;460;1|39;23200;408;0|40;23608;408;1|41;24016;464;0|42;24480;464;1|43;24944;404;0|44;25348;464;1|45;25812;404;0|46;26216;408;1|47;26624;1332;0|48;27956;408;1|49;28364;1332;0|50;29696;464;1|51;30160;1272;0|52;31432;468;1|53;31900;404;0|54;32304;408;1|55;32712;460;0|56;33172;408;1|57;33580;1332;0|58;34912;408;1|59;35320;464;0|60;35784;404;1|61;36188;464;0|62;36652;408;1|63;37060;460;0|64;37520;408;1|65;37928;464;0|66;38392;464;1|67;38856;404;0|68;39260;408;1|69;39668;460;0|70;40128;408;1|71;40536;464;0|72;41000;464;1|73;41464;404;0|74;41868;408;1|75;42276;460;0|76;42736;468;1|77;43204;404;0|78;43608;464;1|79;44072;404;0|80;44476;408;1|81;44884;464;0|82;45348;464;1|83;45812;404;0|84;46216;408;1|85;46624;464;0|86;47088;404;1|87;47492;464;0|88;47956;464;1|89;48420;404;0|90;48824;408;1|91;49232;464;0|92;49696;464;1|93;50160;404;0|94;50564;408;1|95;50972;460;0|96;51432;408;1|97;51840;464;0|98;52304;464;1|99;52768;404;0|100;53172;408;1|101;53580;460;0|102;54040;412;1|103;54452;460;0|104;54912;464;1|105;55376;404;0|106;55780;408;1|107;56188;460;0|108;56648;464;1|109;57112;408;0|110;57520;408;1|111;57928;464;0|112;58392;404;1|113;58796;464;0|114;59260;464;1|115;59724;404;0|116;60128;408;1|117;60536;464;0|118;61000;460;1|119;61460;1276;0|120;62736;408;1|121;63144;1332;0|122;64476;408;1|123;64884;460;0|124;65344;408;1|125;65752;464;0|126;66216;464;1|127;66680;404;0|128;67084;408;1|129;67492;460;0|130;67952;468;1|131;68420;404;0|132;68824;464;1|133;69288;9968;0|134;79256;3512;1|135;82768;1708;0|136;84476;464;1|137;84940;404;0|138;85344;412;1|139;85756;1328;0|140;87084;468;1|141;87552;400;0|142;87952;412;1|143;88364;460;0|144;88824;468;1|145;89292;404;0|146;89696;404;1|147;90100;464;0|148;90564;408;1|149;90972;460;0|150;91432;464;1|151;91896;408;0|152;92304;404;1|153;92708;464;0|154;93172;464;1|155;93636;404;0|156;94040;408;1|157;94448;464;0|158;94912;408;1|159;95320;460;0|160;95780;464;1|161;96244;408;0|162;96652;404;1|163;97056;1332;0|164;98388;464;1|165;98852;408;0|166;99260;408;1|167;99668;460;0|168;100128;408;1|169;100536;460;0|170;100996;408;1|171;101404;464;0|172;101868;408;1|173;102276;460;0|174;102736;464;1|175;103200;408;0|176;103608;404;1|177;104012;464;0|178;104476;464;1|179;104940;1276;0|180;106216;404;1|181;106620;1332;0|182;107952;408;1|183;108360;1332;0|184;109692;468;1|185;110160;400;0|186;110560;412;1|187;110972;460;0|188;111432;464;1|189;111896;1276;0|190;113172;408;1|191;113580;460;0|192;114040;456;1|193;114496;412;0|194;114908;408;1|195;115316;464;0|196;115780;408;1|197;116188;460;0|198;116648;464;1|199;117112;404;0|200;117516;408;1|201;117924;464;0|202;118388;408;1|203;118796;460;0|204;119256;408;1|205;119664;464;0|206;120128;408;1|207;120536;460;0|208;120996;408;1|209;121404;460;0|210;121864;412;1|211;122276;460;0|212;122736;464;1|213;123200;404;0|214;123604;464;1|215;124068;408;0|216;124476;408;1|217;124884;460;0|218;125344;464;1|219;125808;404;0|220;126212;408;1|221;126620;464;0|222;127084;408;1|223;127492;1328;0|224;128820;408;1|225;129228;464;0|226;129692;464;1|227;130156;404;0|228;130560;408;1|229;130968;1332;0|230;132300;464;1|231;132764;404;0|232;133168;408;1|233;133576;464;0|234;134040;408;1|235;134448;1328;0|236;135776;412;1|237;136188;1328;0|238;137516;408;1|239;137924;464;0|240;138388;408;1|241;138796;460;0|242;139256;464;1|243;139720;1276;0|244;140996;464;1|245;141460;404;0|246;141864;408;1|247;142272;464;0|248;142736;404;1|249;143140;464;0|250;143604;408;1|251;144012;464;0|252;144476;404;1|253;144880;464;0|254;145344;404;1|255;145748;464;0|256;146212;408;1|257;146620;464;0|258;147084;408;1|259;147492;460;0|260;147952;464;1|261;148416;404;0|262;148820;408;1|263;149228;1332;0|264;150560;464;1|265;151024;1276;0|266;152300;412;1|267;152712;1324;0|268;154036;408;1|269;154444;1332;0|270;155776;408;1|271;156184;1332;0|272;157516;468;1|273;157984;400;0|274;158384;408;1|275;158792;1332;0|276;160124;464;1|277;160588;408;0|278;160996;408;1|279;161404;1328;0|280;162732;408;1|281;163140;464;0|282;163604;408;1|283;164012;460;0|284;164472;464;1|285;164936;404;0|286;165340;408;1|287;165748;464;0|288;166212;464;1|289;166676;404;0|290;167080;408;1|291;167488;460;0|292;167948;408;1|293;168356;464;0|294;168820;408;1|295;169228;460;0|296;169688;408;1|297;170096;460;0|298;170556;412;1|299;170968;460;0|300;171428;408;1|301;171836;464;0|302;172300;404;1|303;172704;464;0|304;173168;408;1|305;173576;460;0|306;174036;408;1|307;174444;464;0|308;174908;408;1|309;175316;460;0|310;175776;408;1|311;176184;464;0|312;176648;404;1|313;177052;464;0|314;177516;408;1|315;177924;1328;0|316;179252;436;1|317;179688;1304;0|318;180992;408;1|319;181400;1332;0|320;182732;408;1|321;183140;460;0|322;183600;408;1|323;184008;464;0|324;184472;460;1|325;184932;408;0|326;185340;468;1|327;185808;404;0|328;186212;404;1|329;186616;464;0|330;187080;468;1|331;187548;400;0|332;187948;408;1|333;188356;464;0|334;188820;408;1|335;189228;460;0|336;189688;464;1|337;190152;404;0|338;190556;408;1|339;190964;1332;0|340;192296;408;1|341;192704;1332;0|342;194036;464;1|343;194500;1272;0|344;195772;412;1|345;196184;460;0|346;196644;408;1|347;197052;460;0|348;197512;408;1|349;197920;464;0|350;198384;464;1|351;198848;404;0|352;199252;408;1|353;199660;1332;0|354;200992;464;1|355;201456;408;0|356;201864;404;1|357;202268;464;0|358;202732;464;1|359;203196;404;0|360;203600;468;1|361;204068;404;0|362;204472;408;1|363;204880;460;0|364;205340;464;1|365;205804;404;0|366;206208;408;1|367;206616;464;0|368;207080;408;1|369;207488;460;0|370;207948;408;1|371;208356;460;0|372;208816;408;1|373;209224;464;0|374;209688;408;1|375;210096;460;0|376;210556;408;1|377;210964;1332;0|378;212296;464;1|379;212760;404;0|380;213164;408;1|381;213572;464;0|382;214036;408;1|383;214444;460;0|384;214904;464;1|385;215368;404;0|386;215772;408;1|387;216180;464;0|388;216644;464;1|389;217108;404;0|390;217512;408;1|391;217920;464;0|392;218384;404;1|393;218788;464;0|394;219252;464;1|395;219716;404;0|396;220120;408;1|397;220528;464;0|398;220992;464;1|399;221456;404;0|400;221860;468;1|401;222328;400;0|402;222728;408;1|403;223136;464;0|404;223600;464;1|405;224064;404;0|406;224468;408;1|407;224876;460;0|408;225336;408;1|409;225744;464;0|410;226208;464;1|411;226672;1272;0|412;227944;468;1|413;228412;1272;0|414;229684;412;1|415;230096;460;0|416;230556;464;1|417;231020;404;0|418;231424;408;1|419;231832;464;0|420;232296;408;1|421;232704;460;0|422;233164;464;1|423;233628;404;0|424;234032;408;1|425;234440;464;0|426;234904;464;1|427;235368;404;0|428;235772;408;1|429;236180;460;0|430;236640;408;1|431;237048;1332;0|432;238380;408;1|433;238788;460;0|434;239248;468;1|435;239716;1276;0|436;240992;404;1|437;241396;464;0|438;241860;464;1|439;242324;1276;0|440;243600;408;1|</text:p>
          </table:table-cell>
          <table:table-cell table:style-name="ce7" table:formula="of:=LEFT([.D13];16)" office:value-type="string" office:string-value="0220E00400000006" calcext:value-type="string">
            <text:p>0220E00400000006</text:p>
          </table:table-cell>
          <table:table-cell table:style-name="ce7" table:formula="of:=RIGHT([.D13];(27*2)-16)" office:value-type="string" office:string-value="0220E00400482680AF00000EE01000010006A8" calcext:value-type="string">
            <text:p>0220E00400482680AF00000EE01000010006A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3];2*[.R$1]);2);8);4) &amp; RIGHT(HEX2BIN(RIGHT(LEFT([.$J13];2*[.R$1]);2);8);4);2)" office:value-type="string" office:string-value="02" calcext:value-type="string">
            <text:p>02</text:p>
          </table:table-cell>
          <table:table-cell table:style-name="ce6" table:formula="of:=BIN2HEX(LEFT(HEX2BIN(RIGHT(LEFT([.$J13];2*[.S$1]);2);8);4) &amp; RIGHT(HEX2BIN(RIGHT(LEFT([.$J13];2*[.S$1]);2);8);4);2)" office:value-type="string" office:string-value="20" calcext:value-type="string">
            <text:p>20</text:p>
          </table:table-cell>
          <table:table-cell table:style-name="ce6" table:formula="of:=BIN2HEX(LEFT(HEX2BIN(RIGHT(LEFT([.$J13];2*[.T$1]);2);8);4) &amp; RIGHT(HEX2BIN(RIGHT(LEFT([.$J13];2*[.T$1]);2);8);4);2)" office:value-type="string" office:string-value="E0" calcext:value-type="string">
            <text:p>E0</text:p>
          </table:table-cell>
          <table:table-cell table:style-name="ce6" table:formula="of:=BIN2HEX(LEFT(HEX2BIN(RIGHT(LEFT([.$J13];2*[.U$1]);2);8);4) &amp; RIGHT(HEX2BIN(RIGHT(LEFT([.$J13];2*[.U$1]);2);8);4);2)" office:value-type="string" office:string-value="04" calcext:value-type="string">
            <text:p>04</text:p>
          </table:table-cell>
          <table:table-cell table:style-name="ce6" table:formula="of:=BIN2HEX(LEFT(HEX2BIN(RIGHT(LEFT([.$J13];2*[.V$1]);2);8);4) &amp; RIGHT(HEX2BIN(RIGHT(LEFT([.$J13];2*[.V$1]);2);8);4);2)" office:value-type="string" office:string-value="00" calcext:value-type="string">
            <text:p>00</text:p>
          </table:table-cell>
          <table:table-cell table:style-name="ce14" table:formula="of:=BIN2HEX(LEFT(HEX2BIN(RIGHT(LEFT([.$J13];2*[.W$1]);2);8);4) &amp; RIGHT(HEX2BIN(RIGHT(LEFT([.$J13];2*[.W$1]);2);8);4);2)" office:value-type="string" office:string-value="48" calcext:value-type="string">
            <text:p>48</text:p>
          </table:table-cell>
          <table:table-cell table:style-name="ce17" table:formula="of:=BIN2HEX(LEFT(HEX2BIN(RIGHT(LEFT([.$J13];2*[.X$1]);2);8);4) &amp; RIGHT(HEX2BIN(RIGHT(LEFT([.$J13];2*[.X$1]);2);8);4);2)" office:value-type="string" office:string-value="26" calcext:value-type="string">
            <text:p>26</text:p>
          </table:table-cell>
          <table:table-cell table:style-name="ce6" table:formula="of:=BIN2HEX(LEFT(HEX2BIN(RIGHT(LEFT([.$J13];2*[.Y$1]);2);8);4) &amp; RIGHT(HEX2BIN(RIGHT(LEFT([.$J13];2*[.Y$1]);2);8);4);2)" office:value-type="string" office:string-value="80" calcext:value-type="string">
            <text:p>80</text:p>
          </table:table-cell>
          <table:table-cell table:style-name="ce6" table:formula="of:=BIN2HEX(LEFT(HEX2BIN(RIGHT(LEFT([.$J13];2*[.Z$1]);2);8);4) &amp; RIGHT(HEX2BIN(RIGHT(LEFT([.$J13];2*[.Z$1]);2);8);4);2)" office:value-type="string" office:string-value="AF" calcext:value-type="string">
            <text:p>AF</text:p>
          </table:table-cell>
          <table:table-cell table:style-name="ce6" table:formula="of:=BIN2HEX(LEFT(HEX2BIN(RIGHT(LEFT([.$J13];2*[.AA$1]);2);8);4) &amp; RIGHT(HEX2BIN(RIGHT(LEFT([.$J13];2*[.AA$1]);2);8);4);2)" office:value-type="string" office:string-value="00" calcext:value-type="string">
            <text:p>00</text:p>
          </table:table-cell>
          <table:table-cell table:style-name="ce6" table:formula="of:=BIN2HEX(LEFT(HEX2BIN(RIGHT(LEFT([.$J13];2*[.AB$1]);2);8);4) &amp; RIGHT(HEX2BIN(RIGHT(LEFT([.$J13];2*[.AB$1]);2);8);4);2)" office:value-type="string" office:string-value="00" calcext:value-type="string">
            <text:p>00</text:p>
          </table:table-cell>
          <table:table-cell table:style-name="ce6" table:formula="of:=BIN2HEX(LEFT(HEX2BIN(RIGHT(LEFT([.$J13];2*[.AC$1]);2);8);4) &amp; RIGHT(HEX2BIN(RIGHT(LEFT([.$J13];2*[.AC$1]);2);8);4);2)" office:value-type="string" office:string-value="0E" calcext:value-type="string">
            <text:p>0E</text:p>
          </table:table-cell>
          <table:table-cell table:style-name="ce6" table:formula="of:=BIN2HEX(LEFT(HEX2BIN(RIGHT(LEFT([.$J13];2*[.AD$1]);2);8);4) &amp; RIGHT(HEX2BIN(RIGHT(LEFT([.$J13];2*[.AD$1]);2);8);4);2)" office:value-type="string" office:string-value="E0" calcext:value-type="string">
            <text:p>E0</text:p>
          </table:table-cell>
          <table:table-cell table:style-name="ce6" table:formula="of:=BIN2HEX(LEFT(HEX2BIN(RIGHT(LEFT([.$J13];2*[.AE$1]);2);8);4) &amp; RIGHT(HEX2BIN(RIGHT(LEFT([.$J13];2*[.AE$1]);2);8);4);2)" office:value-type="string" office:string-value="10" calcext:value-type="string">
            <text:p>10</text:p>
          </table:table-cell>
          <table:table-cell table:style-name="ce6" table:formula="of:=BIN2HEX(LEFT(HEX2BIN(RIGHT(LEFT([.$J13];2*[.AF$1]);2);8);4) &amp; RIGHT(HEX2BIN(RIGHT(LEFT([.$J13];2*[.AF$1]);2);8);4);2)" office:value-type="string" office:string-value="00" calcext:value-type="string">
            <text:p>00</text:p>
          </table:table-cell>
          <table:table-cell table:style-name="ce6" table:formula="of:=BIN2HEX(LEFT(HEX2BIN(RIGHT(LEFT([.$J13];2*[.AG$1]);2);8);4) &amp; RIGHT(HEX2BIN(RIGHT(LEFT([.$J13];2*[.AG$1]);2);8);4);2)" office:value-type="string" office:string-value="01" calcext:value-type="string">
            <text:p>01</text:p>
          </table:table-cell>
          <table:table-cell table:style-name="ce6" table:formula="of:=BIN2HEX(LEFT(HEX2BIN(RIGHT(LEFT([.$J13];2*[.AH$1]);2);8);4) &amp; RIGHT(HEX2BIN(RIGHT(LEFT([.$J13];2*[.AH$1]);2);8);4);2)" office:value-type="string" office:string-value="00" calcext:value-type="string">
            <text:p>00</text:p>
          </table:table-cell>
          <table:table-cell table:style-name="ce6" table:formula="of:=BIN2HEX(LEFT(HEX2BIN(RIGHT(LEFT([.$J13];2*[.AI$1]);2);8);4) &amp; RIGHT(HEX2BIN(RIGHT(LEFT([.$J13];2*[.AI$1]);2);8);4);2)" office:value-type="string" office:string-value="06" calcext:value-type="string">
            <text:p>06</text:p>
          </table:table-cell>
          <table:table-cell table:style-name="ce21" table:formula="of:=BIN2HEX(LEFT(HEX2BIN(RIGHT(LEFT([.$J13];2*[.AJ$1]);2);8);4) &amp; RIGHT(HEX2BIN(RIGHT(LEFT([.$J13];2*[.AJ$1]);2);8);4);2)" office:value-type="string" office:string-value="A8" calcext:value-type="string">
            <text:p>A8</text:p>
          </table:table-cell>
          <table:table-cell table:style-name="ce23" table:formula="of:=DEC2HEX([.CC13];2)" office:value-type="string" office:string-value="A8" calcext:value-type="string">
            <text:p>A8</text:p>
          </table:table-cell>
          <table:table-cell table:style-name="ce27" table:formula="of:=HEX2BIN([.W13];8)" office:value-type="string" office:string-value="01001000" calcext:value-type="string">
            <text:p>01001000</text:p>
          </table:table-cell>
          <table:table-cell table:style-name="ce10" table:formula="of:=LEFT([.AL13];4)" office:value-type="string" office:string-value="0100" calcext:value-type="string">
            <text:p>0100</text:p>
          </table:table-cell>
          <table:table-cell table:style-name="ce10" table:formula="of:=RIGHT([.AM13];1)" office:value-type="string" office:string-value="0" calcext:value-type="string">
            <text:p>0</text:p>
          </table:table-cell>
          <table:table-cell table:style-name="ce30" table:formula="of:=HEX2BIN([.X13];8)" office:value-type="string" office:string-value="00100110" calcext:value-type="string">
            <text:p>00100110</text:p>
          </table:table-cell>
          <table:table-cell table:style-name="ce32" table:formula="of:=LEFT([.AO13];1)" office:value-type="string" office:string-value="0" calcext:value-type="string">
            <text:p>0</text:p>
          </table:table-cell>
          <table:table-cell table:style-name="ce32" table:formula="of:=RIGHT(LEFT([.AO13];2);1)" office:value-type="string" office:string-value="0" calcext:value-type="string">
            <text:p>0</text:p>
          </table:table-cell>
          <table:table-cell table:style-name="ce32" table:formula="of:=RIGHT(LEFT([.AO13];3);1)" office:value-type="string" office:string-value="1" calcext:value-type="string">
            <text:p>1</text:p>
          </table:table-cell>
          <table:table-cell table:style-name="ce32" table:formula="of:=RIGHT(LEFT([.$AO13];4);1)" office:value-type="string" office:string-value="0" calcext:value-type="string">
            <text:p>0</text:p>
          </table:table-cell>
          <table:table-cell table:style-name="ce32" table:formula="of:=RIGHT(LEFT([.$AO13];5);1)" office:value-type="string" office:string-value="0" calcext:value-type="string">
            <text:p>0</text:p>
          </table:table-cell>
          <table:table-cell table:style-name="ce32" table:formula="of:=RIGHT(LEFT([.$AO13];6);1)" office:value-type="string" office:string-value="1" calcext:value-type="string">
            <text:p>1</text:p>
          </table:table-cell>
          <table:table-cell table:style-name="ce32" table:formula="of:=RIGHT(LEFT([.$AO13];7);1)" office:value-type="string" office:string-value="1" calcext:value-type="string">
            <text:p>1</text:p>
          </table:table-cell>
          <table:table-cell table:style-name="ce32" table:formula="of:=RIGHT(LEFT([.$AO13];8);1)" office:value-type="string" office:string-value="0" calcext:value-type="string">
            <text:p>0</text:p>
          </table:table-cell>
          <table:table-cell/>
          <table:table-cell table:style-name="ce6" table:formula="of:=[.AS13]" office:value-type="string" office:string-value="0" calcext:value-type="string">
            <text:p>0</text:p>
          </table:table-cell>
          <table:table-cell table:style-name="ce6" table:formula="of:=[.AT13]" office:value-type="string" office:string-value="0" calcext:value-type="string">
            <text:p>0</text:p>
          </table:table-cell>
          <table:table-cell table:style-name="ce6" table:formula="of:=[.AU13]" office:value-type="string" office:string-value="1" calcext:value-type="string">
            <text:p>1</text:p>
          </table:table-cell>
          <table:table-cell table:style-name="ce6" table:formula="of:=[.AV13]" office:value-type="string" office:string-value="1" calcext:value-type="string">
            <text:p>1</text:p>
          </table:table-cell>
          <table:table-cell table:formula="of:=BIN2DEC([.AY13]&amp;[.AZ13]&amp;[.BA13]&amp;[.BB13])" office:value-type="float" office:value="3" calcext:value-type="float">
            <text:p>3</text:p>
          </table:table-cell>
          <table:table-cell table:style-name="ce36" table:formula="of:=16+[.BC13]" office:value-type="float" office:value="19" calcext:value-type="float">
            <text:p>19</text:p>
          </table:table-cell>
          <table:table-cell/>
          <table:table-cell table:style-name="ce39" table:formula="of:=HEX2BIN([.Z13];8)" office:value-type="string" office:string-value="10101111" calcext:value-type="string">
            <text:p>10101111</text:p>
          </table:table-cell>
          <table:table-cell table:style-name="ce6" table:formula="of:=LEFT([.BF13];4)" office:value-type="string" office:string-value="1010" calcext:value-type="string">
            <text:p>1010</text:p>
          </table:table-cell>
          <table:table-cell table:style-name="ce6" table:formula="of:=RIGHT([.BF13];4)" office:value-type="string" office:string-value="1111" calcext:value-type="string">
            <text:p>1111</text:p>
          </table:table-cell>
          <table:table-cell/>
          <table:table-cell table:style-name="ce10" table:formula="of:=HEX2BIN([.AE13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3])+HEX2DEC([.S13]);256)" office:value-type="float" office:value="34" calcext:value-type="float">
            <text:p>34</text:p>
          </table:table-cell>
          <table:table-cell table:formula="of:=MOD([.BM13]+HEX2DEC([.T13]);256)" office:value-type="float" office:value="2" calcext:value-type="float">
            <text:p>2</text:p>
          </table:table-cell>
          <table:table-cell table:formula="of:=MOD([.BN13]+HEX2DEC([.U13]);256)" office:value-type="float" office:value="6" calcext:value-type="float">
            <text:p>6</text:p>
          </table:table-cell>
          <table:table-cell table:formula="of:=MOD([.BO13]+HEX2DEC([.V13]);256)" office:value-type="float" office:value="6" calcext:value-type="float">
            <text:p>6</text:p>
          </table:table-cell>
          <table:table-cell table:formula="of:=MOD([.BP13]+HEX2DEC([.W13]);256)" office:value-type="float" office:value="78" calcext:value-type="float">
            <text:p>78</text:p>
          </table:table-cell>
          <table:table-cell table:formula="of:=MOD([.BQ13]+HEX2DEC([.X13]);256)" office:value-type="float" office:value="116" calcext:value-type="float">
            <text:p>116</text:p>
          </table:table-cell>
          <table:table-cell table:formula="of:=MOD([.BR13]+HEX2DEC([.Y13]);256)" office:value-type="float" office:value="244" calcext:value-type="float">
            <text:p>244</text:p>
          </table:table-cell>
          <table:table-cell table:formula="of:=MOD([.BS13]+HEX2DEC([.Z13]);256)" office:value-type="float" office:value="163" calcext:value-type="float">
            <text:p>163</text:p>
          </table:table-cell>
          <table:table-cell table:formula="of:=MOD([.BT13]+HEX2DEC([.AA13]);256)" office:value-type="float" office:value="163" calcext:value-type="float">
            <text:p>163</text:p>
          </table:table-cell>
          <table:table-cell table:formula="of:=MOD([.BU13]+HEX2DEC([.AB13]);256)" office:value-type="float" office:value="163" calcext:value-type="float">
            <text:p>163</text:p>
          </table:table-cell>
          <table:table-cell table:formula="of:=MOD([.BV13]+HEX2DEC([.AC13]);256)" office:value-type="float" office:value="177" calcext:value-type="float">
            <text:p>177</text:p>
          </table:table-cell>
          <table:table-cell table:formula="of:=MOD([.BW13]+HEX2DEC([.AD13]);256)" office:value-type="float" office:value="145" calcext:value-type="float">
            <text:p>145</text:p>
          </table:table-cell>
          <table:table-cell table:formula="of:=MOD([.BX13]+HEX2DEC([.AE13]);256)" office:value-type="float" office:value="161" calcext:value-type="float">
            <text:p>161</text:p>
          </table:table-cell>
          <table:table-cell table:formula="of:=MOD([.BY13]+HEX2DEC([.AF13]);256)" office:value-type="float" office:value="161" calcext:value-type="float">
            <text:p>161</text:p>
          </table:table-cell>
          <table:table-cell table:formula="of:=MOD([.BZ13]+HEX2DEC([.AG13]);256)" office:value-type="float" office:value="162" calcext:value-type="float">
            <text:p>162</text:p>
          </table:table-cell>
          <table:table-cell table:formula="of:=MOD([.CA13]+HEX2DEC([.AH13]);256)" office:value-type="float" office:value="162" calcext:value-type="float">
            <text:p>162</text:p>
          </table:table-cell>
          <table:table-cell table:formula="of:=MOD([.CB13]+HEX2DEC([.AI13]);256)" office:value-type="float" office:value="168" calcext:value-type="float">
            <text:p>168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480AF00000EE01000010006A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12;1|5;6628;460;0|6;7088;408;1|7;7496;1332;0|8;8828;408;1|9;9236;460;0|10;9696;408;1|11;10104;464;0|12;10568;408;1|13;10976;460;0|14;11436;408;1|15;11844;460;0|16;12304;408;1|17;12712;464;0|18;13176;408;1|19;13584;460;0|20;14044;408;1|21;14452;460;0|22;14912;408;1|23;15320;464;0|24;15784;408;1|25;16192;460;0|26;16652;408;1|27;17060;464;0|28;17524;404;1|29;17928;464;0|30;18392;408;1|31;18800;1328;0|32;20128;412;1|33;20540;460;0|34;21000;408;1|35;21408;464;0|36;21872;408;1|37;22280;460;0|38;22740;408;1|39;23148;460;0|40;23608;408;1|41;24016;464;0|42;24480;408;1|43;24888;460;0|44;25348;408;1|45;25756;460;0|46;26216;408;1|47;26624;1332;0|48;27956;408;1|49;28364;1332;0|50;29696;408;1|51;30104;1328;0|52;31432;412;1|53;31844;460;0|54;32304;408;1|55;32712;464;0|56;33176;408;1|57;33584;1328;0|58;34912;408;1|59;35320;464;0|60;35784;408;1|61;36192;460;0|62;36652;408;1|63;37060;460;0|64;37520;408;1|65;37928;464;0|66;38392;408;1|67;38800;460;0|68;39260;408;1|69;39668;460;0|70;40128;408;1|71;40536;464;0|72;41000;408;1|73;41408;460;0|74;41868;408;1|75;42276;460;0|76;42736;408;1|77;43144;464;0|78;43608;408;1|79;44016;460;0|80;44476;408;1|81;44884;464;0|82;45348;408;1|83;45756;460;0|84;46216;408;1|85;46624;464;0|86;47088;404;1|87;47492;464;0|88;47956;408;1|89;48364;460;0|90;48824;408;1|91;49232;464;0|92;49696;404;1|93;50100;464;0|94;50564;408;1|95;50972;460;0|96;51432;408;1|97;51840;464;0|98;52304;408;1|99;52712;460;0|100;53172;408;1|101;53580;460;0|102;54040;412;1|103;54452;460;0|104;54912;408;1|105;55320;460;0|106;55780;408;1|107;56188;464;0|108;56652;408;1|109;57060;460;0|110;57520;464;1|111;57984;404;0|112;58388;408;1|113;58796;464;0|114;59260;408;1|115;59668;460;0|116;60128;408;1|117;60536;460;0|118;60996;412;1|119;61408;1332;0|120;62740;408;1|121;63148;1328;0|122;64476;408;1|123;64884;460;0|124;65344;412;1|125;65756;460;0|126;66216;408;1|127;66624;460;0|128;67084;408;1|129;67492;464;0|130;67956;404;1|131;68360;464;0|132;68824;408;1|133;69232;10028;0|134;79260;3452;1|135;82712;1764;0|136;84476;464;1|137;84940;408;0|138;85348;408;1|139;85756;1328;0|140;87084;412;1|141;87496;460;0|142;87956;408;1|143;88364;460;0|144;88824;408;1|145;89232;464;0|146;89696;404;1|147;90100;464;0|148;90564;408;1|149;90972;460;0|150;91432;408;1|151;91840;464;0|152;92304;408;1|153;92712;460;0|154;93172;408;1|155;93580;460;0|156;94040;408;1|157;94448;464;0|158;94912;408;1|159;95320;460;0|160;95780;408;1|161;96188;464;0|162;96652;408;1|163;97060;1328;0|164;98388;412;1|165;98800;460;0|166;99260;408;1|167;99668;460;0|168;100128;408;1|169;100536;464;0|170;101000;408;1|171;101408;460;0|172;101868;408;1|173;102276;460;0|174;102736;408;1|175;103144;464;0|176;103608;408;1|177;104016;460;0|178;104476;408;1|179;104884;1332;0|180;106216;408;1|181;106624;1328;0|182;107952;412;1|183;108364;1328;0|184;109692;408;1|185;110100;464;0|186;110564;408;1|187;110972;460;0|188;111432;408;1|189;111840;1332;0|190;113172;408;1|191;113580;460;0|192;114040;408;1|193;114448;464;0|194;114912;404;1|195;115316;464;0|196;115780;408;1|197;116188;460;0|198;116648;408;1|199;117056;464;0|200;117520;408;1|201;117928;460;0|202;118388;408;1|203;118796;460;0|204;119256;408;1|205;119664;464;0|206;120128;408;1|207;120536;460;0|208;120996;408;1|209;121404;464;0|210;121868;408;1|211;122276;460;0|212;122736;408;1|213;123144;460;0|214;123604;408;1|215;124012;464;0|216;124476;408;1|217;124884;460;0|218;125344;408;1|219;125752;464;0|220;126216;408;1|221;126624;460;0|222;127084;408;1|223;127492;1328;0|224;128820;412;1|225;129232;460;0|226;129692;408;1|227;130100;460;0|228;130560;408;1|229;130968;1332;0|230;132300;408;1|231;132708;460;0|232;133168;408;1|233;133576;464;0|234;134040;408;1|235;134448;460;0|236;134908;408;1|237;135316;1332;0|238;136648;464;1|239;137112;404;0|240;137516;412;1|241;137928;460;0|242;138388;408;1|243;138796;1332;0|244;140128;408;1|245;140536;460;0|246;140996;408;1|247;141404;460;0|248;141864;408;1|249;142272;464;0|250;142736;408;1|251;143144;460;0|252;143604;408;1|253;144012;460;0|254;144472;408;1|255;144880;464;0|256;145344;408;1|257;145752;460;0|258;146212;408;1|259;146620;464;0|260;147084;408;1|261;147492;460;0|262;147952;408;1|263;148360;1328;0|264;149688;412;1|265;150100;1328;0|266;151428;412;1|267;151840;1328;0|268;153168;408;1|269;153576;1332;0|270;154908;408;1|271;155316;1332;0|272;156648;408;1|273;157056;460;0|274;157516;408;1|275;157924;1332;0|276;159256;408;1|277;159664;460;0|278;160124;408;1|279;160532;1332;0|280;161864;408;1|281;162272;460;0|282;162732;412;1|283;163144;460;0|284;163604;408;1|285;164012;460;0|286;164472;408;1|287;164880;464;0|288;165344;408;1|289;165752;460;0|290;166212;408;1|291;166620;460;0|292;167080;408;1|293;167488;464;0|294;167952;408;1|295;168360;460;0|296;168820;408;1|297;169228;460;0|298;169688;412;1|299;170100;460;0|300;170560;408;1|301;170968;460;0|302;171428;408;1|303;171836;464;0|304;172300;408;1|305;172708;460;0|306;173168;408;1|307;173576;460;0|308;174036;468;1|309;174504;404;0|310;174908;408;1|311;175316;460;0|312;175776;408;1|313;176184;460;0|314;176644;408;1|315;177052;1332;0|316;178384;408;1|317;178792;1332;0|318;180124;408;1|319;180532;1328;0|320;181860;412;1|321;182272;460;0|322;182732;464;1|323;183196;408;0|324;183604;408;1|325;184012;460;0|326;184472;408;1|327;184880;460;0|328;185340;408;1|329;185748;464;0|330;186212;408;1|331;186620;460;0|332;187080;408;1|333;187488;460;0|334;187948;408;1|335;188356;464;0|336;188820;408;1|337;189228;460;0|338;189688;408;1|339;190096;1332;0|340;191428;408;1|341;191836;1328;0|342;193164;412;1|343;193576;1328;0|344;194904;408;1|345;195312;464;0|346;195776;408;1|347;196184;460;0|348;196644;408;1|349;197052;464;0|350;197516;408;1|351;197924;460;0|352;198384;408;1|353;198792;1332;0|354;200124;408;1|355;200532;460;0|356;200992;408;1|357;201400;464;0|358;201864;404;1|359;202268;464;0|360;202732;408;1|361;203140;460;0|362;203600;408;1|363;204008;460;0|364;204468;412;1|365;204880;460;0|366;205340;408;1|367;205748;460;0|368;206208;408;1|369;206616;464;0|370;207080;408;1|371;207488;460;0|372;207948;408;1|373;208356;460;0|374;208816;408;1|375;209224;464;0|376;209688;408;1|377;210096;1332;0|378;211428;408;1|379;211836;460;0|380;212296;408;1|381;212704;460;0|382;213164;408;1|383;213572;464;0|384;214036;408;1|385;214444;460;0|386;214904;408;1|387;215312;460;0|388;215772;412;1|389;216184;460;0|390;216644;408;1|391;217052;460;0|392;217512;408;1|393;217920;464;0|394;218384;408;1|395;218792;460;0|396;219252;408;1|397;219660;464;0|398;220124;404;1|399;220528;464;0|400;220992;408;1|401;221400;460;0|402;221860;408;1|403;222268;464;0|404;222732;408;1|405;223140;460;0|406;223600;408;1|407;224008;460;0|408;224468;408;1|409;224876;464;0|410;225340;408;1|411;225748;1332;0|412;227080;408;1|413;227488;1328;0|414;228816;468;1|415;229284;400;0|416;229684;412;1|417;230096;460;0|418;230556;408;1|419;230964;464;0|420;231428;404;1|421;231832;460;0|422;232292;412;1|423;232704;460;0|424;233164;408;1|425;233572;464;0|426;234036;408;1|427;234444;1328;0|428;235772;408;1|429;236180;1332;0|430;237512;408;1|431;237920;460;0|432;238380;412;1|433;238792;460;0|434;239252;408;1|435;239660;1328;0|436;240988;412;1|437;241400;460;0|438;241860;408;1|439;242268;1328;0|440;243596;412;1|</text:p>
          </table:table-cell>
          <table:table-cell table:style-name="ce7" table:formula="of:=LEFT([.D14];16)" office:value-type="string" office:string-value="0220E00400000006" calcext:value-type="string">
            <text:p>0220E00400000006</text:p>
          </table:table-cell>
          <table:table-cell table:style-name="ce7" table:formula="of:=RIGHT([.D14];(27*2)-16)" office:value-type="string" office:string-value="0220E00400482480AF00000EE01000010006A6" calcext:value-type="string">
            <text:p>0220E00400482480AF00000EE01000010006A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4];2*[.R$1]);2);8);4) &amp; RIGHT(HEX2BIN(RIGHT(LEFT([.$J14];2*[.R$1]);2);8);4);2)" office:value-type="string" office:string-value="02" calcext:value-type="string">
            <text:p>02</text:p>
          </table:table-cell>
          <table:table-cell table:style-name="ce6" table:formula="of:=BIN2HEX(LEFT(HEX2BIN(RIGHT(LEFT([.$J14];2*[.S$1]);2);8);4) &amp; RIGHT(HEX2BIN(RIGHT(LEFT([.$J14];2*[.S$1]);2);8);4);2)" office:value-type="string" office:string-value="20" calcext:value-type="string">
            <text:p>20</text:p>
          </table:table-cell>
          <table:table-cell table:style-name="ce6" table:formula="of:=BIN2HEX(LEFT(HEX2BIN(RIGHT(LEFT([.$J14];2*[.T$1]);2);8);4) &amp; RIGHT(HEX2BIN(RIGHT(LEFT([.$J14];2*[.T$1]);2);8);4);2)" office:value-type="string" office:string-value="E0" calcext:value-type="string">
            <text:p>E0</text:p>
          </table:table-cell>
          <table:table-cell table:style-name="ce6" table:formula="of:=BIN2HEX(LEFT(HEX2BIN(RIGHT(LEFT([.$J14];2*[.U$1]);2);8);4) &amp; RIGHT(HEX2BIN(RIGHT(LEFT([.$J14];2*[.U$1]);2);8);4);2)" office:value-type="string" office:string-value="04" calcext:value-type="string">
            <text:p>04</text:p>
          </table:table-cell>
          <table:table-cell table:style-name="ce6" table:formula="of:=BIN2HEX(LEFT(HEX2BIN(RIGHT(LEFT([.$J14];2*[.V$1]);2);8);4) &amp; RIGHT(HEX2BIN(RIGHT(LEFT([.$J14];2*[.V$1]);2);8);4);2)" office:value-type="string" office:string-value="00" calcext:value-type="string">
            <text:p>00</text:p>
          </table:table-cell>
          <table:table-cell table:style-name="ce14" table:formula="of:=BIN2HEX(LEFT(HEX2BIN(RIGHT(LEFT([.$J14];2*[.W$1]);2);8);4) &amp; RIGHT(HEX2BIN(RIGHT(LEFT([.$J14];2*[.W$1]);2);8);4);2)" office:value-type="string" office:string-value="48" calcext:value-type="string">
            <text:p>48</text:p>
          </table:table-cell>
          <table:table-cell table:style-name="ce17" table:formula="of:=BIN2HEX(LEFT(HEX2BIN(RIGHT(LEFT([.$J14];2*[.X$1]);2);8);4) &amp; RIGHT(HEX2BIN(RIGHT(LEFT([.$J14];2*[.X$1]);2);8);4);2)" office:value-type="string" office:string-value="24" calcext:value-type="string">
            <text:p>24</text:p>
          </table:table-cell>
          <table:table-cell table:style-name="ce6" table:formula="of:=BIN2HEX(LEFT(HEX2BIN(RIGHT(LEFT([.$J14];2*[.Y$1]);2);8);4) &amp; RIGHT(HEX2BIN(RIGHT(LEFT([.$J14];2*[.Y$1]);2);8);4);2)" office:value-type="string" office:string-value="80" calcext:value-type="string">
            <text:p>80</text:p>
          </table:table-cell>
          <table:table-cell table:style-name="ce6" table:formula="of:=BIN2HEX(LEFT(HEX2BIN(RIGHT(LEFT([.$J14];2*[.Z$1]);2);8);4) &amp; RIGHT(HEX2BIN(RIGHT(LEFT([.$J14];2*[.Z$1]);2);8);4);2)" office:value-type="string" office:string-value="AF" calcext:value-type="string">
            <text:p>AF</text:p>
          </table:table-cell>
          <table:table-cell table:style-name="ce6" table:formula="of:=BIN2HEX(LEFT(HEX2BIN(RIGHT(LEFT([.$J14];2*[.AA$1]);2);8);4) &amp; RIGHT(HEX2BIN(RIGHT(LEFT([.$J14];2*[.AA$1]);2);8);4);2)" office:value-type="string" office:string-value="00" calcext:value-type="string">
            <text:p>00</text:p>
          </table:table-cell>
          <table:table-cell table:style-name="ce6" table:formula="of:=BIN2HEX(LEFT(HEX2BIN(RIGHT(LEFT([.$J14];2*[.AB$1]);2);8);4) &amp; RIGHT(HEX2BIN(RIGHT(LEFT([.$J14];2*[.AB$1]);2);8);4);2)" office:value-type="string" office:string-value="00" calcext:value-type="string">
            <text:p>00</text:p>
          </table:table-cell>
          <table:table-cell table:style-name="ce6" table:formula="of:=BIN2HEX(LEFT(HEX2BIN(RIGHT(LEFT([.$J14];2*[.AC$1]);2);8);4) &amp; RIGHT(HEX2BIN(RIGHT(LEFT([.$J14];2*[.AC$1]);2);8);4);2)" office:value-type="string" office:string-value="0E" calcext:value-type="string">
            <text:p>0E</text:p>
          </table:table-cell>
          <table:table-cell table:style-name="ce6" table:formula="of:=BIN2HEX(LEFT(HEX2BIN(RIGHT(LEFT([.$J14];2*[.AD$1]);2);8);4) &amp; RIGHT(HEX2BIN(RIGHT(LEFT([.$J14];2*[.AD$1]);2);8);4);2)" office:value-type="string" office:string-value="E0" calcext:value-type="string">
            <text:p>E0</text:p>
          </table:table-cell>
          <table:table-cell table:style-name="ce6" table:formula="of:=BIN2HEX(LEFT(HEX2BIN(RIGHT(LEFT([.$J14];2*[.AE$1]);2);8);4) &amp; RIGHT(HEX2BIN(RIGHT(LEFT([.$J14];2*[.AE$1]);2);8);4);2)" office:value-type="string" office:string-value="10" calcext:value-type="string">
            <text:p>10</text:p>
          </table:table-cell>
          <table:table-cell table:style-name="ce6" table:formula="of:=BIN2HEX(LEFT(HEX2BIN(RIGHT(LEFT([.$J14];2*[.AF$1]);2);8);4) &amp; RIGHT(HEX2BIN(RIGHT(LEFT([.$J14];2*[.AF$1]);2);8);4);2)" office:value-type="string" office:string-value="00" calcext:value-type="string">
            <text:p>00</text:p>
          </table:table-cell>
          <table:table-cell table:style-name="ce6" table:formula="of:=BIN2HEX(LEFT(HEX2BIN(RIGHT(LEFT([.$J14];2*[.AG$1]);2);8);4) &amp; RIGHT(HEX2BIN(RIGHT(LEFT([.$J14];2*[.AG$1]);2);8);4);2)" office:value-type="string" office:string-value="01" calcext:value-type="string">
            <text:p>01</text:p>
          </table:table-cell>
          <table:table-cell table:style-name="ce6" table:formula="of:=BIN2HEX(LEFT(HEX2BIN(RIGHT(LEFT([.$J14];2*[.AH$1]);2);8);4) &amp; RIGHT(HEX2BIN(RIGHT(LEFT([.$J14];2*[.AH$1]);2);8);4);2)" office:value-type="string" office:string-value="00" calcext:value-type="string">
            <text:p>00</text:p>
          </table:table-cell>
          <table:table-cell table:style-name="ce6" table:formula="of:=BIN2HEX(LEFT(HEX2BIN(RIGHT(LEFT([.$J14];2*[.AI$1]);2);8);4) &amp; RIGHT(HEX2BIN(RIGHT(LEFT([.$J14];2*[.AI$1]);2);8);4);2)" office:value-type="string" office:string-value="06" calcext:value-type="string">
            <text:p>06</text:p>
          </table:table-cell>
          <table:table-cell table:style-name="ce21" table:formula="of:=BIN2HEX(LEFT(HEX2BIN(RIGHT(LEFT([.$J14];2*[.AJ$1]);2);8);4) &amp; RIGHT(HEX2BIN(RIGHT(LEFT([.$J14];2*[.AJ$1]);2);8);4);2)" office:value-type="string" office:string-value="A6" calcext:value-type="string">
            <text:p>A6</text:p>
          </table:table-cell>
          <table:table-cell table:style-name="ce23" table:formula="of:=DEC2HEX([.CC14];2)" office:value-type="string" office:string-value="A6" calcext:value-type="string">
            <text:p>A6</text:p>
          </table:table-cell>
          <table:table-cell table:style-name="ce27" table:formula="of:=HEX2BIN([.W14];8)" office:value-type="string" office:string-value="01001000" calcext:value-type="string">
            <text:p>01001000</text:p>
          </table:table-cell>
          <table:table-cell table:style-name="ce10" table:formula="of:=LEFT([.AL14];4)" office:value-type="string" office:string-value="0100" calcext:value-type="string">
            <text:p>0100</text:p>
          </table:table-cell>
          <table:table-cell table:style-name="ce10" table:formula="of:=RIGHT([.AM14];1)" office:value-type="string" office:string-value="0" calcext:value-type="string">
            <text:p>0</text:p>
          </table:table-cell>
          <table:table-cell table:style-name="ce30" table:formula="of:=HEX2BIN([.X14];8)" office:value-type="string" office:string-value="00100100" calcext:value-type="string">
            <text:p>00100100</text:p>
          </table:table-cell>
          <table:table-cell table:style-name="ce32" table:formula="of:=LEFT([.AO14];1)" office:value-type="string" office:string-value="0" calcext:value-type="string">
            <text:p>0</text:p>
          </table:table-cell>
          <table:table-cell table:style-name="ce32" table:formula="of:=RIGHT(LEFT([.AO14];2);1)" office:value-type="string" office:string-value="0" calcext:value-type="string">
            <text:p>0</text:p>
          </table:table-cell>
          <table:table-cell table:style-name="ce32" table:formula="of:=RIGHT(LEFT([.AO14];3);1)" office:value-type="string" office:string-value="1" calcext:value-type="string">
            <text:p>1</text:p>
          </table:table-cell>
          <table:table-cell table:style-name="ce32" table:formula="of:=RIGHT(LEFT([.$AO14];4);1)" office:value-type="string" office:string-value="0" calcext:value-type="string">
            <text:p>0</text:p>
          </table:table-cell>
          <table:table-cell table:style-name="ce32" table:formula="of:=RIGHT(LEFT([.$AO14];5);1)" office:value-type="string" office:string-value="0" calcext:value-type="string">
            <text:p>0</text:p>
          </table:table-cell>
          <table:table-cell table:style-name="ce32" table:formula="of:=RIGHT(LEFT([.$AO14];6);1)" office:value-type="string" office:string-value="1" calcext:value-type="string">
            <text:p>1</text:p>
          </table:table-cell>
          <table:table-cell table:style-name="ce32" table:formula="of:=RIGHT(LEFT([.$AO14];7);1)" office:value-type="string" office:string-value="0" calcext:value-type="string">
            <text:p>0</text:p>
          </table:table-cell>
          <table:table-cell table:style-name="ce32" table:formula="of:=RIGHT(LEFT([.$AO14];8);1)" office:value-type="string" office:string-value="0" calcext:value-type="string">
            <text:p>0</text:p>
          </table:table-cell>
          <table:table-cell/>
          <table:table-cell table:style-name="ce6" table:formula="of:=[.AS14]" office:value-type="string" office:string-value="0" calcext:value-type="string">
            <text:p>0</text:p>
          </table:table-cell>
          <table:table-cell table:style-name="ce6" table:formula="of:=[.AT14]" office:value-type="string" office:string-value="0" calcext:value-type="string">
            <text:p>0</text:p>
          </table:table-cell>
          <table:table-cell table:style-name="ce6" table:formula="of:=[.AU14]" office:value-type="string" office:string-value="1" calcext:value-type="string">
            <text:p>1</text:p>
          </table:table-cell>
          <table:table-cell table:style-name="ce6" table:formula="of:=[.AV14]" office:value-type="string" office:string-value="0" calcext:value-type="string">
            <text:p>0</text:p>
          </table:table-cell>
          <table:table-cell table:formula="of:=BIN2DEC([.AY14]&amp;[.AZ14]&amp;[.BA14]&amp;[.BB14])" office:value-type="float" office:value="2" calcext:value-type="float">
            <text:p>2</text:p>
          </table:table-cell>
          <table:table-cell table:style-name="ce36" table:formula="of:=16+[.BC14]" office:value-type="float" office:value="18" calcext:value-type="float">
            <text:p>18</text:p>
          </table:table-cell>
          <table:table-cell/>
          <table:table-cell table:style-name="ce39" table:formula="of:=HEX2BIN([.Z14];8)" office:value-type="string" office:string-value="10101111" calcext:value-type="string">
            <text:p>10101111</text:p>
          </table:table-cell>
          <table:table-cell table:style-name="ce6" table:formula="of:=LEFT([.BF14];4)" office:value-type="string" office:string-value="1010" calcext:value-type="string">
            <text:p>1010</text:p>
          </table:table-cell>
          <table:table-cell table:style-name="ce6" table:formula="of:=RIGHT([.BF14];4)" office:value-type="string" office:string-value="1111" calcext:value-type="string">
            <text:p>1111</text:p>
          </table:table-cell>
          <table:table-cell/>
          <table:table-cell table:style-name="ce10" table:formula="of:=HEX2BIN([.AE14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4])+HEX2DEC([.S14]);256)" office:value-type="float" office:value="34" calcext:value-type="float">
            <text:p>34</text:p>
          </table:table-cell>
          <table:table-cell table:formula="of:=MOD([.BM14]+HEX2DEC([.T14]);256)" office:value-type="float" office:value="2" calcext:value-type="float">
            <text:p>2</text:p>
          </table:table-cell>
          <table:table-cell table:formula="of:=MOD([.BN14]+HEX2DEC([.U14]);256)" office:value-type="float" office:value="6" calcext:value-type="float">
            <text:p>6</text:p>
          </table:table-cell>
          <table:table-cell table:formula="of:=MOD([.BO14]+HEX2DEC([.V14]);256)" office:value-type="float" office:value="6" calcext:value-type="float">
            <text:p>6</text:p>
          </table:table-cell>
          <table:table-cell table:formula="of:=MOD([.BP14]+HEX2DEC([.W14]);256)" office:value-type="float" office:value="78" calcext:value-type="float">
            <text:p>78</text:p>
          </table:table-cell>
          <table:table-cell table:formula="of:=MOD([.BQ14]+HEX2DEC([.X14]);256)" office:value-type="float" office:value="114" calcext:value-type="float">
            <text:p>114</text:p>
          </table:table-cell>
          <table:table-cell table:formula="of:=MOD([.BR14]+HEX2DEC([.Y14]);256)" office:value-type="float" office:value="242" calcext:value-type="float">
            <text:p>242</text:p>
          </table:table-cell>
          <table:table-cell table:formula="of:=MOD([.BS14]+HEX2DEC([.Z14]);256)" office:value-type="float" office:value="161" calcext:value-type="float">
            <text:p>161</text:p>
          </table:table-cell>
          <table:table-cell table:formula="of:=MOD([.BT14]+HEX2DEC([.AA14]);256)" office:value-type="float" office:value="161" calcext:value-type="float">
            <text:p>161</text:p>
          </table:table-cell>
          <table:table-cell table:formula="of:=MOD([.BU14]+HEX2DEC([.AB14]);256)" office:value-type="float" office:value="161" calcext:value-type="float">
            <text:p>161</text:p>
          </table:table-cell>
          <table:table-cell table:formula="of:=MOD([.BV14]+HEX2DEC([.AC14]);256)" office:value-type="float" office:value="175" calcext:value-type="float">
            <text:p>175</text:p>
          </table:table-cell>
          <table:table-cell table:formula="of:=MOD([.BW14]+HEX2DEC([.AD14]);256)" office:value-type="float" office:value="143" calcext:value-type="float">
            <text:p>143</text:p>
          </table:table-cell>
          <table:table-cell table:formula="of:=MOD([.BX14]+HEX2DEC([.AE14]);256)" office:value-type="float" office:value="159" calcext:value-type="float">
            <text:p>159</text:p>
          </table:table-cell>
          <table:table-cell table:formula="of:=MOD([.BY14]+HEX2DEC([.AF14]);256)" office:value-type="float" office:value="159" calcext:value-type="float">
            <text:p>159</text:p>
          </table:table-cell>
          <table:table-cell table:formula="of:=MOD([.BZ14]+HEX2DEC([.AG14]);256)" office:value-type="float" office:value="160" calcext:value-type="float">
            <text:p>160</text:p>
          </table:table-cell>
          <table:table-cell table:formula="of:=MOD([.CA14]+HEX2DEC([.AH14]);256)" office:value-type="float" office:value="160" calcext:value-type="float">
            <text:p>160</text:p>
          </table:table-cell>
          <table:table-cell table:formula="of:=MOD([.CB14]+HEX2DEC([.AI14]);256)" office:value-type="float" office:value="166" calcext:value-type="float">
            <text:p>166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280AF00000EE01000010006A4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28;0|8;8824;412;1|9;9236;460;0|10;9696;408;1|11;10104;460;0|12;10564;408;1|13;10972;464;0|14;11436;408;1|15;11844;460;0|16;12304;408;1|17;12712;460;0|18;13172;412;1|19;13584;460;0|20;14044;408;1|21;14452;460;0|22;14912;408;1|23;15320;464;0|24;15784;408;1|25;16192;460;0|26;16652;408;1|27;17060;460;0|28;17520;408;1|29;17928;464;0|30;18392;408;1|31;18800;1328;0|32;20128;408;1|33;20536;464;0|34;21000;408;1|35;21408;460;0|36;21868;408;1|37;22276;464;0|38;22740;408;1|39;23148;460;0|40;23608;408;1|41;24016;464;0|42;24480;404;1|43;24884;464;0|44;25348;408;1|45;25756;460;0|46;26216;408;1|47;26624;1332;0|48;27956;408;1|49;28364;1332;0|50;29696;408;1|51;30104;1328;0|52;31432;408;1|53;31840;460;0|54;32300;412;1|55;32712;460;0|56;33172;408;1|57;33580;1332;0|58;34912;408;1|59;35320;460;0|60;35780;408;1|61;36188;460;0|62;36648;412;1|63;37060;460;0|64;37520;408;1|65;37928;464;0|66;38392;404;1|67;38796;464;0|68;39260;408;1|69;39668;460;0|70;40128;408;1|71;40536;464;0|72;41000;404;1|73;41404;464;0|74;41868;408;1|75;42276;460;0|76;42736;408;1|77;43144;464;0|78;43608;408;1|79;44016;460;0|80;44476;408;1|81;44884;460;0|82;45344;408;1|83;45752;464;0|84;46216;408;1|85;46624;460;0|86;47084;408;1|87;47492;460;0|88;47952;408;1|89;48360;464;0|90;48824;408;1|91;49232;460;0|92;49692;408;1|93;50100;464;0|94;50564;408;1|95;50972;460;0|96;51432;408;1|97;51840;464;0|98;52304;408;1|99;52712;460;0|100;53172;408;1|101;53580;460;0|102;54040;408;1|103;54448;464;0|104;54912;408;1|105;55320;460;0|106;55780;408;1|107;56188;460;0|108;56648;408;1|109;57056;464;0|110;57520;408;1|111;57928;460;0|112;58388;408;1|113;58796;460;0|114;59256;408;1|115;59664;464;0|116;60128;408;1|117;60536;460;0|118;60996;408;1|119;61404;1332;0|120;62736;408;1|121;63144;1328;0|122;64472;412;1|123;64884;460;0|124;65344;408;1|125;65752;464;0|126;66216;408;1|127;66624;460;0|128;67084;464;1|129;67548;404;0|130;67952;408;1|131;68360;464;0|132;68824;408;1|133;69232;10028;0|134;79260;3452;1|135;82712;1764;0|136;84476;412;1|137;84888;460;0|138;85348;468;1|139;85816;1272;0|140;87088;408;1|141;87496;460;0|142;87956;408;1|143;88364;464;0|144;88828;404;1|145;89232;464;0|146;89696;408;1|147;90104;460;0|148;90564;408;1|149;90972;464;0|150;91436;408;1|151;91844;460;0|152;92304;408;1|153;92712;460;0|154;93172;408;1|155;93580;464;0|156;94044;408;1|157;94452;460;0|158;94912;408;1|159;95320;460;0|160;95780;408;1|161;96188;464;0|162;96652;408;1|163;97060;1332;0|164;98392;408;1|165;98800;460;0|166;99260;408;1|167;99668;464;0|168;100132;408;1|169;100540;460;0|170;101000;408;1|171;101408;460;0|172;101868;408;1|173;102276;464;0|174;102740;408;1|175;103148;460;0|176;103608;408;1|177;104016;444;0|178;104460;424;1|179;104884;1332;0|180;106216;408;1|181;106624;1328;0|182;107952;412;1|183;108364;1328;0|184;109692;412;1|185;110104;460;0|186;110564;408;1|187;110972;460;0|188;111432;408;1|189;111840;1332;0|190;113172;408;1|191;113580;464;0|192;114044;408;1|193;114452;460;0|194;114912;408;1|195;115320;460;0|196;115780;408;1|197;116188;464;0|198;116652;408;1|199;117060;460;0|200;117520;408;1|201;117928;460;0|202;118388;408;1|203;118796;464;0|204;119260;408;1|205;119668;460;0|206;120128;408;1|207;120536;460;0|208;120996;408;1|209;121404;464;0|210;121868;408;1|211;122276;460;0|212;122736;408;1|213;123144;464;0|214;123608;408;1|215;124016;460;0|216;124476;408;1|217;124884;460;0|218;125344;412;1|219;125756;460;0|220;126216;408;1|221;126624;460;0|222;127084;408;1|223;127492;1332;0|224;128824;408;1|225;129232;460;0|226;129692;408;1|227;130100;464;0|228;130564;408;1|229;130972;1328;0|230;132300;412;1|231;132712;460;0|232;133172;408;1|233;133580;460;0|234;134040;408;1|235;134448;1332;0|236;135780;408;1|237;136188;460;0|238;136648;408;1|239;137056;464;0|240;137520;408;1|241;137928;460;0|242;138388;408;1|243;138796;1332;0|244;140128;408;1|245;140536;460;0|246;140996;408;1|247;141404;464;0|248;141868;408;1|249;142276;460;0|250;142736;408;1|251;143144;464;0|252;143608;404;1|253;144012;464;0|254;144476;408;1|255;144884;460;0|256;145344;408;1|257;145752;464;0|258;146216;404;1|259;146620;464;0|260;147084;408;1|261;147492;464;0|262;147956;404;1|263;148360;1332;0|264;149692;412;1|265;150104;1328;0|266;151432;408;1|267;151840;1336;0|268;153176;404;1|269;153580;1328;0|270;154908;408;1|271;155316;1332;0|272;156648;408;1|273;157056;460;0|274;157516;412;1|275;157928;1328;0|276;159256;408;1|277;159664;460;0|278;160124;412;1|279;160536;1328;0|280;161864;408;1|281;162272;460;0|282;162732;412;1|283;163144;460;0|284;163604;408;1|285;164012;460;0|286;164472;408;1|287;164880;464;0|288;165344;408;1|289;165752;460;0|290;166212;408;1|291;166620;464;0|292;167084;408;1|293;167492;460;0|294;167952;408;1|295;168360;464;0|296;168824;404;1|297;169228;464;0|298;169692;408;1|299;170100;460;0|300;170560;408;1|301;170968;464;0|302;171432;404;1|303;171836;464;0|304;172300;408;1|305;172708;460;0|306;173168;408;1|307;173576;464;0|308;174040;408;1|309;174448;460;0|310;174908;408;1|311;175316;460;0|312;175776;408;1|313;176184;464;0|314;176648;408;1|315;177056;1328;0|316;178384;412;1|317;178796;1328;0|318;180124;408;1|319;180532;1332;0|320;181864;408;1|321;182272;464;0|322;182736;404;1|323;183140;464;0|324;183604;408;1|325;184012;460;0|326;184472;408;1|327;184880;464;0|328;185344;408;1|329;185752;460;0|330;186212;408;1|331;186620;460;0|332;187080;408;1|333;187488;464;0|334;187952;408;1|335;188360;460;0|336;188820;408;1|337;189228;460;0|338;189688;408;1|339;190096;1332;0|340;191428;408;1|341;191836;1328;0|342;193164;412;1|343;193576;1332;0|344;194908;408;1|345;195316;460;0|346;195776;408;1|347;196184;464;0|348;196648;408;1|349;197056;460;0|350;197516;408;1|351;197924;460;0|352;198384;408;1|353;198792;1332;0|354;200124;408;1|355;200532;460;0|356;200992;408;1|357;201400;464;0|358;201864;408;1|359;202272;460;0|360;202732;408;1|361;203140;448;0|362;203588;424;1|363;204012;460;0|364;204472;408;1|365;204880;460;0|366;205340;408;1|367;205748;464;0|368;206212;408;1|369;206620;460;0|370;207080;408;1|371;207488;464;0|372;207952;404;1|373;208356;464;0|374;208820;408;1|375;209228;460;0|376;209688;408;1|377;210096;1332;0|378;211428;408;1|379;211836;460;0|380;212296;408;1|381;212704;464;0|382;213168;408;1|383;213576;460;0|384;214036;408;1|385;214444;460;0|386;214904;412;1|387;215316;460;0|388;215776;408;1|389;216184;460;0|390;216644;408;1|391;217052;464;0|392;217516;404;1|393;217920;464;0|394;218384;408;1|395;218792;460;0|396;219252;408;1|397;219660;464;0|398;220124;408;1|399;220532;460;0|400;220992;408;1|401;221400;464;0|402;221864;404;1|403;222268;464;0|404;222732;408;1|405;223140;460;0|406;223600;408;1|407;224008;464;0|408;224472;408;1|409;224880;460;0|410;225340;408;1|411;225748;1332;0|412;227080;408;1|413;227488;1332;0|414;228820;408;1|415;229228;460;0|416;229688;408;1|417;230096;460;0|418;230556;408;1|419;230964;464;0|420;231428;408;1|421;231836;460;0|422;232296;408;1|423;232704;464;0|424;233168;404;1|425;233572;464;0|426;234036;408;1|427;234444;460;0|428;234904;408;1|429;235312;1332;0|430;236644;408;1|431;237052;460;0|432;237512;412;1|433;237924;460;0|434;238384;408;1|435;238792;1328;0|436;240120;412;1|437;240532;460;0|438;240992;408;1|439;241400;1328;0|440;242728;412;1|</text:p>
          </table:table-cell>
          <table:table-cell table:style-name="ce7" table:formula="of:=LEFT([.D15];16)" office:value-type="string" office:string-value="0220E00400000006" calcext:value-type="string">
            <text:p>0220E00400000006</text:p>
          </table:table-cell>
          <table:table-cell table:style-name="ce7" table:formula="of:=RIGHT([.D15];(27*2)-16)" office:value-type="string" office:string-value="0220E00400482280AF00000EE01000010006A4" calcext:value-type="string">
            <text:p>0220E00400482280AF00000EE01000010006A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5];2*[.R$1]);2);8);4) &amp; RIGHT(HEX2BIN(RIGHT(LEFT([.$J15];2*[.R$1]);2);8);4);2)" office:value-type="string" office:string-value="02" calcext:value-type="string">
            <text:p>02</text:p>
          </table:table-cell>
          <table:table-cell table:style-name="ce6" table:formula="of:=BIN2HEX(LEFT(HEX2BIN(RIGHT(LEFT([.$J15];2*[.S$1]);2);8);4) &amp; RIGHT(HEX2BIN(RIGHT(LEFT([.$J15];2*[.S$1]);2);8);4);2)" office:value-type="string" office:string-value="20" calcext:value-type="string">
            <text:p>20</text:p>
          </table:table-cell>
          <table:table-cell table:style-name="ce6" table:formula="of:=BIN2HEX(LEFT(HEX2BIN(RIGHT(LEFT([.$J15];2*[.T$1]);2);8);4) &amp; RIGHT(HEX2BIN(RIGHT(LEFT([.$J15];2*[.T$1]);2);8);4);2)" office:value-type="string" office:string-value="E0" calcext:value-type="string">
            <text:p>E0</text:p>
          </table:table-cell>
          <table:table-cell table:style-name="ce6" table:formula="of:=BIN2HEX(LEFT(HEX2BIN(RIGHT(LEFT([.$J15];2*[.U$1]);2);8);4) &amp; RIGHT(HEX2BIN(RIGHT(LEFT([.$J15];2*[.U$1]);2);8);4);2)" office:value-type="string" office:string-value="04" calcext:value-type="string">
            <text:p>04</text:p>
          </table:table-cell>
          <table:table-cell table:style-name="ce6" table:formula="of:=BIN2HEX(LEFT(HEX2BIN(RIGHT(LEFT([.$J15];2*[.V$1]);2);8);4) &amp; RIGHT(HEX2BIN(RIGHT(LEFT([.$J15];2*[.V$1]);2);8);4);2)" office:value-type="string" office:string-value="00" calcext:value-type="string">
            <text:p>00</text:p>
          </table:table-cell>
          <table:table-cell table:style-name="ce14" table:formula="of:=BIN2HEX(LEFT(HEX2BIN(RIGHT(LEFT([.$J15];2*[.W$1]);2);8);4) &amp; RIGHT(HEX2BIN(RIGHT(LEFT([.$J15];2*[.W$1]);2);8);4);2)" office:value-type="string" office:string-value="48" calcext:value-type="string">
            <text:p>48</text:p>
          </table:table-cell>
          <table:table-cell table:style-name="ce17" table:formula="of:=BIN2HEX(LEFT(HEX2BIN(RIGHT(LEFT([.$J15];2*[.X$1]);2);8);4) &amp; RIGHT(HEX2BIN(RIGHT(LEFT([.$J15];2*[.X$1]);2);8);4);2)" office:value-type="string" office:string-value="22" calcext:value-type="string">
            <text:p>22</text:p>
          </table:table-cell>
          <table:table-cell table:style-name="ce6" table:formula="of:=BIN2HEX(LEFT(HEX2BIN(RIGHT(LEFT([.$J15];2*[.Y$1]);2);8);4) &amp; RIGHT(HEX2BIN(RIGHT(LEFT([.$J15];2*[.Y$1]);2);8);4);2)" office:value-type="string" office:string-value="80" calcext:value-type="string">
            <text:p>80</text:p>
          </table:table-cell>
          <table:table-cell table:style-name="ce6" table:formula="of:=BIN2HEX(LEFT(HEX2BIN(RIGHT(LEFT([.$J15];2*[.Z$1]);2);8);4) &amp; RIGHT(HEX2BIN(RIGHT(LEFT([.$J15];2*[.Z$1]);2);8);4);2)" office:value-type="string" office:string-value="AF" calcext:value-type="string">
            <text:p>AF</text:p>
          </table:table-cell>
          <table:table-cell table:style-name="ce6" table:formula="of:=BIN2HEX(LEFT(HEX2BIN(RIGHT(LEFT([.$J15];2*[.AA$1]);2);8);4) &amp; RIGHT(HEX2BIN(RIGHT(LEFT([.$J15];2*[.AA$1]);2);8);4);2)" office:value-type="string" office:string-value="00" calcext:value-type="string">
            <text:p>00</text:p>
          </table:table-cell>
          <table:table-cell table:style-name="ce6" table:formula="of:=BIN2HEX(LEFT(HEX2BIN(RIGHT(LEFT([.$J15];2*[.AB$1]);2);8);4) &amp; RIGHT(HEX2BIN(RIGHT(LEFT([.$J15];2*[.AB$1]);2);8);4);2)" office:value-type="string" office:string-value="00" calcext:value-type="string">
            <text:p>00</text:p>
          </table:table-cell>
          <table:table-cell table:style-name="ce6" table:formula="of:=BIN2HEX(LEFT(HEX2BIN(RIGHT(LEFT([.$J15];2*[.AC$1]);2);8);4) &amp; RIGHT(HEX2BIN(RIGHT(LEFT([.$J15];2*[.AC$1]);2);8);4);2)" office:value-type="string" office:string-value="0E" calcext:value-type="string">
            <text:p>0E</text:p>
          </table:table-cell>
          <table:table-cell table:style-name="ce6" table:formula="of:=BIN2HEX(LEFT(HEX2BIN(RIGHT(LEFT([.$J15];2*[.AD$1]);2);8);4) &amp; RIGHT(HEX2BIN(RIGHT(LEFT([.$J15];2*[.AD$1]);2);8);4);2)" office:value-type="string" office:string-value="E0" calcext:value-type="string">
            <text:p>E0</text:p>
          </table:table-cell>
          <table:table-cell table:style-name="ce6" table:formula="of:=BIN2HEX(LEFT(HEX2BIN(RIGHT(LEFT([.$J15];2*[.AE$1]);2);8);4) &amp; RIGHT(HEX2BIN(RIGHT(LEFT([.$J15];2*[.AE$1]);2);8);4);2)" office:value-type="string" office:string-value="10" calcext:value-type="string">
            <text:p>10</text:p>
          </table:table-cell>
          <table:table-cell table:style-name="ce6" table:formula="of:=BIN2HEX(LEFT(HEX2BIN(RIGHT(LEFT([.$J15];2*[.AF$1]);2);8);4) &amp; RIGHT(HEX2BIN(RIGHT(LEFT([.$J15];2*[.AF$1]);2);8);4);2)" office:value-type="string" office:string-value="00" calcext:value-type="string">
            <text:p>00</text:p>
          </table:table-cell>
          <table:table-cell table:style-name="ce6" table:formula="of:=BIN2HEX(LEFT(HEX2BIN(RIGHT(LEFT([.$J15];2*[.AG$1]);2);8);4) &amp; RIGHT(HEX2BIN(RIGHT(LEFT([.$J15];2*[.AG$1]);2);8);4);2)" office:value-type="string" office:string-value="01" calcext:value-type="string">
            <text:p>01</text:p>
          </table:table-cell>
          <table:table-cell table:style-name="ce6" table:formula="of:=BIN2HEX(LEFT(HEX2BIN(RIGHT(LEFT([.$J15];2*[.AH$1]);2);8);4) &amp; RIGHT(HEX2BIN(RIGHT(LEFT([.$J15];2*[.AH$1]);2);8);4);2)" office:value-type="string" office:string-value="00" calcext:value-type="string">
            <text:p>00</text:p>
          </table:table-cell>
          <table:table-cell table:style-name="ce6" table:formula="of:=BIN2HEX(LEFT(HEX2BIN(RIGHT(LEFT([.$J15];2*[.AI$1]);2);8);4) &amp; RIGHT(HEX2BIN(RIGHT(LEFT([.$J15];2*[.AI$1]);2);8);4);2)" office:value-type="string" office:string-value="06" calcext:value-type="string">
            <text:p>06</text:p>
          </table:table-cell>
          <table:table-cell table:style-name="ce21" table:formula="of:=BIN2HEX(LEFT(HEX2BIN(RIGHT(LEFT([.$J15];2*[.AJ$1]);2);8);4) &amp; RIGHT(HEX2BIN(RIGHT(LEFT([.$J15];2*[.AJ$1]);2);8);4);2)" office:value-type="string" office:string-value="A4" calcext:value-type="string">
            <text:p>A4</text:p>
          </table:table-cell>
          <table:table-cell table:style-name="ce23" table:formula="of:=DEC2HEX([.CC15];2)" office:value-type="string" office:string-value="A4" calcext:value-type="string">
            <text:p>A4</text:p>
          </table:table-cell>
          <table:table-cell table:style-name="ce27" table:formula="of:=HEX2BIN([.W15];8)" office:value-type="string" office:string-value="01001000" calcext:value-type="string">
            <text:p>01001000</text:p>
          </table:table-cell>
          <table:table-cell table:style-name="ce10" table:formula="of:=LEFT([.AL15];4)" office:value-type="string" office:string-value="0100" calcext:value-type="string">
            <text:p>0100</text:p>
          </table:table-cell>
          <table:table-cell table:style-name="ce10" table:formula="of:=RIGHT([.AM15];1)" office:value-type="string" office:string-value="0" calcext:value-type="string">
            <text:p>0</text:p>
          </table:table-cell>
          <table:table-cell table:style-name="ce30" table:formula="of:=HEX2BIN([.X15];8)" office:value-type="string" office:string-value="00100010" calcext:value-type="string">
            <text:p>00100010</text:p>
          </table:table-cell>
          <table:table-cell table:style-name="ce32" table:formula="of:=LEFT([.AO15];1)" office:value-type="string" office:string-value="0" calcext:value-type="string">
            <text:p>0</text:p>
          </table:table-cell>
          <table:table-cell table:style-name="ce32" table:formula="of:=RIGHT(LEFT([.AO15];2);1)" office:value-type="string" office:string-value="0" calcext:value-type="string">
            <text:p>0</text:p>
          </table:table-cell>
          <table:table-cell table:style-name="ce32" table:formula="of:=RIGHT(LEFT([.AO15];3);1)" office:value-type="string" office:string-value="1" calcext:value-type="string">
            <text:p>1</text:p>
          </table:table-cell>
          <table:table-cell table:style-name="ce32" table:formula="of:=RIGHT(LEFT([.$AO15];4);1)" office:value-type="string" office:string-value="0" calcext:value-type="string">
            <text:p>0</text:p>
          </table:table-cell>
          <table:table-cell table:style-name="ce32" table:formula="of:=RIGHT(LEFT([.$AO15];5);1)" office:value-type="string" office:string-value="0" calcext:value-type="string">
            <text:p>0</text:p>
          </table:table-cell>
          <table:table-cell table:style-name="ce32" table:formula="of:=RIGHT(LEFT([.$AO15];6);1)" office:value-type="string" office:string-value="0" calcext:value-type="string">
            <text:p>0</text:p>
          </table:table-cell>
          <table:table-cell table:style-name="ce32" table:formula="of:=RIGHT(LEFT([.$AO15];7);1)" office:value-type="string" office:string-value="1" calcext:value-type="string">
            <text:p>1</text:p>
          </table:table-cell>
          <table:table-cell table:style-name="ce32" table:formula="of:=RIGHT(LEFT([.$AO15];8);1)" office:value-type="string" office:string-value="0" calcext:value-type="string">
            <text:p>0</text:p>
          </table:table-cell>
          <table:table-cell/>
          <table:table-cell table:style-name="ce6" table:formula="of:=[.AS15]" office:value-type="string" office:string-value="0" calcext:value-type="string">
            <text:p>0</text:p>
          </table:table-cell>
          <table:table-cell table:style-name="ce6" table:formula="of:=[.AT15]" office:value-type="string" office:string-value="0" calcext:value-type="string">
            <text:p>0</text:p>
          </table:table-cell>
          <table:table-cell table:style-name="ce6" table:formula="of:=[.AU15]" office:value-type="string" office:string-value="0" calcext:value-type="string">
            <text:p>0</text:p>
          </table:table-cell>
          <table:table-cell table:style-name="ce6" table:formula="of:=[.AV15]" office:value-type="string" office:string-value="1" calcext:value-type="string">
            <text:p>1</text:p>
          </table:table-cell>
          <table:table-cell table:formula="of:=BIN2DEC([.AY15]&amp;[.AZ15]&amp;[.BA15]&amp;[.BB15])" office:value-type="float" office:value="1" calcext:value-type="float">
            <text:p>1</text:p>
          </table:table-cell>
          <table:table-cell table:style-name="ce36" table:formula="of:=16+[.BC15]" office:value-type="float" office:value="17" calcext:value-type="float">
            <text:p>17</text:p>
          </table:table-cell>
          <table:table-cell/>
          <table:table-cell table:style-name="ce39" table:formula="of:=HEX2BIN([.Z15];8)" office:value-type="string" office:string-value="10101111" calcext:value-type="string">
            <text:p>10101111</text:p>
          </table:table-cell>
          <table:table-cell table:style-name="ce6" table:formula="of:=LEFT([.BF15];4)" office:value-type="string" office:string-value="1010" calcext:value-type="string">
            <text:p>1010</text:p>
          </table:table-cell>
          <table:table-cell table:style-name="ce6" table:formula="of:=RIGHT([.BF15];4)" office:value-type="string" office:string-value="1111" calcext:value-type="string">
            <text:p>1111</text:p>
          </table:table-cell>
          <table:table-cell/>
          <table:table-cell table:style-name="ce10" table:formula="of:=HEX2BIN([.AE15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5])+HEX2DEC([.S15]);256)" office:value-type="float" office:value="34" calcext:value-type="float">
            <text:p>34</text:p>
          </table:table-cell>
          <table:table-cell table:formula="of:=MOD([.BM15]+HEX2DEC([.T15]);256)" office:value-type="float" office:value="2" calcext:value-type="float">
            <text:p>2</text:p>
          </table:table-cell>
          <table:table-cell table:formula="of:=MOD([.BN15]+HEX2DEC([.U15]);256)" office:value-type="float" office:value="6" calcext:value-type="float">
            <text:p>6</text:p>
          </table:table-cell>
          <table:table-cell table:formula="of:=MOD([.BO15]+HEX2DEC([.V15]);256)" office:value-type="float" office:value="6" calcext:value-type="float">
            <text:p>6</text:p>
          </table:table-cell>
          <table:table-cell table:formula="of:=MOD([.BP15]+HEX2DEC([.W15]);256)" office:value-type="float" office:value="78" calcext:value-type="float">
            <text:p>78</text:p>
          </table:table-cell>
          <table:table-cell table:formula="of:=MOD([.BQ15]+HEX2DEC([.X15]);256)" office:value-type="float" office:value="112" calcext:value-type="float">
            <text:p>112</text:p>
          </table:table-cell>
          <table:table-cell table:formula="of:=MOD([.BR15]+HEX2DEC([.Y15]);256)" office:value-type="float" office:value="240" calcext:value-type="float">
            <text:p>240</text:p>
          </table:table-cell>
          <table:table-cell table:formula="of:=MOD([.BS15]+HEX2DEC([.Z15]);256)" office:value-type="float" office:value="159" calcext:value-type="float">
            <text:p>159</text:p>
          </table:table-cell>
          <table:table-cell table:formula="of:=MOD([.BT15]+HEX2DEC([.AA15]);256)" office:value-type="float" office:value="159" calcext:value-type="float">
            <text:p>159</text:p>
          </table:table-cell>
          <table:table-cell table:formula="of:=MOD([.BU15]+HEX2DEC([.AB15]);256)" office:value-type="float" office:value="159" calcext:value-type="float">
            <text:p>159</text:p>
          </table:table-cell>
          <table:table-cell table:formula="of:=MOD([.BV15]+HEX2DEC([.AC15]);256)" office:value-type="float" office:value="173" calcext:value-type="float">
            <text:p>173</text:p>
          </table:table-cell>
          <table:table-cell table:formula="of:=MOD([.BW15]+HEX2DEC([.AD15]);256)" office:value-type="float" office:value="141" calcext:value-type="float">
            <text:p>141</text:p>
          </table:table-cell>
          <table:table-cell table:formula="of:=MOD([.BX15]+HEX2DEC([.AE15]);256)" office:value-type="float" office:value="157" calcext:value-type="float">
            <text:p>157</text:p>
          </table:table-cell>
          <table:table-cell table:formula="of:=MOD([.BY15]+HEX2DEC([.AF15]);256)" office:value-type="float" office:value="157" calcext:value-type="float">
            <text:p>157</text:p>
          </table:table-cell>
          <table:table-cell table:formula="of:=MOD([.BZ15]+HEX2DEC([.AG15]);256)" office:value-type="float" office:value="158" calcext:value-type="float">
            <text:p>158</text:p>
          </table:table-cell>
          <table:table-cell table:formula="of:=MOD([.CA15]+HEX2DEC([.AH15]);256)" office:value-type="float" office:value="158" calcext:value-type="float">
            <text:p>158</text:p>
          </table:table-cell>
          <table:table-cell table:formula="of:=MOD([.CB15]+HEX2DEC([.AI15]);256)" office:value-type="float" office:value="164" calcext:value-type="float">
            <text:p>164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2080AF00000EE01000010006A2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4;0|6;7092;408;1|7;7500;1332;0|8;8832;408;1|9;9240;460;0|10;9700;408;1|11;10108;460;0|12;10568;408;1|13;10976;464;0|14;11440;408;1|15;11848;460;0|16;12308;408;1|17;12716;464;0|18;13180;404;1|19;13584;464;0|20;14048;408;1|21;14456;460;0|22;14916;408;1|23;15324;464;0|24;15788;408;1|25;16196;460;0|26;16656;408;1|27;17064;460;0|28;17524;408;1|29;17932;464;0|30;18396;408;1|31;18804;1332;0|32;20136;408;1|33;20544;460;0|34;21004;408;1|35;21412;460;0|36;21872;408;1|37;22280;460;0|38;22740;412;1|39;23152;460;0|40;23612;408;1|41;24020;460;0|42;24480;408;1|43;24888;464;0|44;25352;408;1|45;25760;464;0|46;26224;404;1|47;26628;1332;0|48;27960;408;1|49;28368;1332;0|50;29700;408;1|51;30108;1328;0|52;31436;412;1|53;31848;460;0|54;32308;408;1|55;32716;460;0|56;33176;408;1|57;33584;1332;0|58;34916;408;1|59;35324;460;0|60;35784;408;1|61;36192;464;0|62;36656;408;1|63;37064;460;0|64;37524;408;1|65;37932;460;0|66;38392;408;1|67;38800;464;0|68;39264;408;1|69;39672;460;0|70;40132;408;1|71;40540;464;0|72;41004;408;1|73;41412;460;0|74;41872;408;1|75;42280;464;0|76;42744;404;1|77;43148;464;0|78;43612;408;1|79;44020;460;0|80;44480;408;1|81;44888;460;0|82;45348;408;1|83;45756;464;0|84;46220;408;1|85;46628;460;0|86;47088;408;1|87;47496;464;0|88;47960;408;1|89;48368;460;0|90;48828;408;1|91;49236;460;0|92;49696;412;1|93;50108;460;0|94;50568;408;1|95;50976;460;0|96;51436;408;1|97;51844;464;0|98;52308;408;1|99;52716;460;0|100;53176;408;1|101;53584;460;0|102;54044;408;1|103;54452;464;0|104;54916;408;1|105;55324;444;0|106;55768;424;1|107;56192;464;0|108;56656;404;1|109;57060;464;0|110;57524;408;1|111;57932;460;0|112;58392;408;1|113;58800;464;0|114;59264;408;1|115;59672;460;0|116;60132;408;1|117;60540;460;0|118;61000;412;1|119;61412;1328;0|120;62740;408;1|121;63148;1332;0|122;64480;408;1|123;64888;460;0|124;65348;408;1|125;65756;464;0|126;66220;408;1|127;66628;460;0|128;67088;408;1|129;67496;464;0|130;67960;404;1|131;68364;464;0|132;68828;408;1|133;69236;10024;0|134;79260;3452;1|135;82712;1764;0|136;84476;412;1|137;84888;456;0|138;85344;412;1|139;85756;1332;0|140;87088;408;1|141;87496;460;0|142;87956;408;1|143;88364;460;0|144;88824;412;1|145;89236;460;0|146;89696;408;1|147;90104;460;0|148;90564;408;1|149;90972;464;0|150;91436;408;1|151;91844;460;0|152;92304;408;1|153;92712;460;0|154;93172;408;1|155;93580;464;0|156;94044;408;1|157;94452;464;0|158;94916;404;1|159;95320;464;0|160;95784;408;1|161;96192;460;0|162;96652;408;1|163;97060;1332;0|164;98392;464;1|165;98856;404;0|166;99260;408;1|167;99668;460;0|168;100128;408;1|169;100536;464;0|170;101000;408;1|171;101408;460;0|172;101868;408;1|173;102276;460;0|174;102736;412;1|175;103148;460;0|176;103608;408;1|177;104016;460;0|178;104476;408;1|179;104884;1332;0|180;106216;408;1|181;106624;1332;0|182;107956;408;1|183;108364;1328;0|184;109692;412;1|185;110104;460;0|186;110564;408;1|187;110972;464;0|188;111436;404;1|189;111840;1332;0|190;113172;408;1|191;113580;460;0|192;114040;408;1|193;114448;464;0|194;114912;408;1|195;115320;460;0|196;115780;408;1|197;116188;464;0|198;116652;408;1|199;117060;460;0|200;117520;408;1|201;117928;464;0|202;118392;404;1|203;118796;464;0|204;119260;408;1|205;119668;460;0|206;120128;408;1|207;120536;464;0|208;121000;408;1|209;121408;460;0|210;121868;408;1|211;122276;464;0|212;122740;404;1|213;123144;464;0|214;123608;408;1|215;124016;460;0|216;124476;408;1|217;124884;460;0|218;125344;408;1|219;125752;464;0|220;126216;408;1|221;126624;460;0|222;127084;408;1|223;127492;1332;0|224;128824;408;1|225;129232;460;0|226;129692;408;1|227;130100;464;0|228;130564;408;1|229;130972;1328;0|230;132300;412;1|231;132712;460;0|232;133172;408;1|233;133580;460;0|234;134040;408;1|235;134448;464;0|236;134912;404;1|237;135316;464;0|238;135780;408;1|239;136188;460;0|240;136648;408;1|241;137056;464;0|242;137520;408;1|243;137928;1328;0|244;139256;408;1|245;139664;464;0|246;140128;408;1|247;140536;460;0|248;140996;408;1|249;141404;464;0|250;141868;408;1|251;142276;460;0|252;142736;408;1|253;143144;460;0|254;143604;408;1|255;144012;464;0|256;144476;408;1|257;144884;460;0|258;145344;408;1|259;145752;460;0|260;146212;412;1|261;146624;448;0|262;147072;420;1|263;147492;1332;0|264;148824;408;1|265;149232;1328;0|266;150560;408;1|267;150968;1332;0|268;152300;408;1|269;152708;1332;0|270;154040;408;1|271;154448;1332;0|272;155780;408;1|273;156188;460;0|274;156648;408;1|275;157056;1332;0|276;158388;408;1|277;158796;460;0|278;159256;408;1|279;159664;1332;0|280;160996;412;1|281;161408;456;0|282;161864;408;1|283;162272;464;0|284;162736;408;1|285;163144;460;0|286;163604;408;1|287;164012;460;0|288;164472;412;1|289;164884;460;0|290;165344;408;1|291;165752;460;0|292;166212;408;1|293;166620;464;0|294;167084;408;1|295;167492;460;0|296;167952;408;1|297;168360;464;0|298;168824;404;1|299;169228;464;0|300;169692;408;1|301;170100;460;0|302;170560;408;1|303;170968;460;0|304;171428;408;1|305;171836;464;0|306;172300;408;1|307;172708;464;0|308;173172;404;1|309;173576;464;0|310;174040;408;1|311;174448;460;0|312;174908;408;1|313;175316;460;0|314;175776;408;1|315;176184;1332;0|316;177516;408;1|317;177924;1332;0|318;179256;408;1|319;179664;1328;0|320;180992;412;1|321;181404;460;0|322;181864;408;1|323;182272;460;0|324;182732;408;1|325;183140;464;0|326;183604;408;1|327;184012;460;0|328;184472;408;1|329;184880;464;0|330;185344;408;1|331;185752;460;0|332;186212;408;1|333;186620;460;0|334;187080;408;1|335;187488;460;0|336;187948;412;1|337;188360;460;0|338;188820;408;1|339;189228;1332;0|340;190560;408;1|341;190968;1332;0|342;192300;408;1|343;192708;1328;0|344;194036;408;1|345;194444;464;0|346;194908;408;1|347;195316;460;0|348;195776;468;1|349;196244;404;0|350;196648;408;1|351;197056;460;0|352;197516;408;1|353;197924;1332;0|354;199256;408;1|355;199664;460;0|356;200124;408;1|357;200532;460;0|358;200992;412;1|359;201404;460;0|360;201864;408;1|361;202272;460;0|362;202732;408;1|363;203140;460;0|364;203600;412;1|365;204012;460;0|366;204472;408;1|367;204880;460;0|368;205340;408;1|369;205748;464;0|370;206212;408;1|371;206620;460;0|372;207080;408;1|373;207488;464;0|374;207952;404;1|375;208356;464;0|376;208820;408;1|377;209228;1332;0|378;210560;408;1|379;210968;460;0|380;211428;408;1|381;211836;460;0|382;212296;464;1|383;212760;408;0|384;213168;408;1|385;213576;460;0|386;214036;464;1|387;214500;408;0|388;214908;464;1|389;215372;404;0|390;215776;408;1|391;216184;460;0|392;216644;408;1|393;217052;464;0|394;217516;408;1|395;217924;460;0|396;218384;408;1|397;218792;460;0|398;219252;408;1|399;219660;464;0|400;220124;408;1|401;220532;460;0|402;220992;408;1|403;221400;464;0|404;221864;408;1|405;222272;460;0|406;222732;408;1|407;223140;460;0|408;223600;408;1|409;224008;464;0|410;224472;408;1|411;224880;1328;0|412;226208;412;1|413;226620;1328;0|414;227948;408;1|415;228356;464;0|416;228820;404;1|417;229224;464;0|418;229688;408;1|419;230096;460;0|420;230556;464;1|421;231020;408;0|422;231428;408;1|423;231836;460;0|424;232296;408;1|425;232704;460;0|426;233164;468;1|427;233632;1272;0|428;234904;408;1|429;235312;464;0|430;235776;408;1|431;236184;460;0|432;236644;408;1|433;237052;464;0|434;237516;404;1|435;237920;1332;0|436;239252;408;1|437;239660;464;0|438;240124;404;1|439;240528;1332;0|440;241860;408;1|</text:p>
          </table:table-cell>
          <table:table-cell table:style-name="ce7" table:formula="of:=LEFT([.D16];16)" office:value-type="string" office:string-value="0220E00400000006" calcext:value-type="string">
            <text:p>0220E00400000006</text:p>
          </table:table-cell>
          <table:table-cell table:style-name="ce7" table:formula="of:=RIGHT([.D16];(27*2)-16)" office:value-type="string" office:string-value="0220E00400482080AF00000EE01000010006A2" calcext:value-type="string">
            <text:p>0220E00400482080AF00000EE01000010006A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6];2*[.R$1]);2);8);4) &amp; RIGHT(HEX2BIN(RIGHT(LEFT([.$J16];2*[.R$1]);2);8);4);2)" office:value-type="string" office:string-value="02" calcext:value-type="string">
            <text:p>02</text:p>
          </table:table-cell>
          <table:table-cell table:style-name="ce6" table:formula="of:=BIN2HEX(LEFT(HEX2BIN(RIGHT(LEFT([.$J16];2*[.S$1]);2);8);4) &amp; RIGHT(HEX2BIN(RIGHT(LEFT([.$J16];2*[.S$1]);2);8);4);2)" office:value-type="string" office:string-value="20" calcext:value-type="string">
            <text:p>20</text:p>
          </table:table-cell>
          <table:table-cell table:style-name="ce6" table:formula="of:=BIN2HEX(LEFT(HEX2BIN(RIGHT(LEFT([.$J16];2*[.T$1]);2);8);4) &amp; RIGHT(HEX2BIN(RIGHT(LEFT([.$J16];2*[.T$1]);2);8);4);2)" office:value-type="string" office:string-value="E0" calcext:value-type="string">
            <text:p>E0</text:p>
          </table:table-cell>
          <table:table-cell table:style-name="ce6" table:formula="of:=BIN2HEX(LEFT(HEX2BIN(RIGHT(LEFT([.$J16];2*[.U$1]);2);8);4) &amp; RIGHT(HEX2BIN(RIGHT(LEFT([.$J16];2*[.U$1]);2);8);4);2)" office:value-type="string" office:string-value="04" calcext:value-type="string">
            <text:p>04</text:p>
          </table:table-cell>
          <table:table-cell table:style-name="ce6" table:formula="of:=BIN2HEX(LEFT(HEX2BIN(RIGHT(LEFT([.$J16];2*[.V$1]);2);8);4) &amp; RIGHT(HEX2BIN(RIGHT(LEFT([.$J16];2*[.V$1]);2);8);4);2)" office:value-type="string" office:string-value="00" calcext:value-type="string">
            <text:p>00</text:p>
          </table:table-cell>
          <table:table-cell table:style-name="ce14" table:formula="of:=BIN2HEX(LEFT(HEX2BIN(RIGHT(LEFT([.$J16];2*[.W$1]);2);8);4) &amp; RIGHT(HEX2BIN(RIGHT(LEFT([.$J16];2*[.W$1]);2);8);4);2)" office:value-type="string" office:string-value="48" calcext:value-type="string">
            <text:p>48</text:p>
          </table:table-cell>
          <table:table-cell table:style-name="ce17" table:formula="of:=BIN2HEX(LEFT(HEX2BIN(RIGHT(LEFT([.$J16];2*[.X$1]);2);8);4) &amp; RIGHT(HEX2BIN(RIGHT(LEFT([.$J16];2*[.X$1]);2);8);4);2)" office:value-type="string" office:string-value="20" calcext:value-type="string">
            <text:p>20</text:p>
          </table:table-cell>
          <table:table-cell table:style-name="ce6" table:formula="of:=BIN2HEX(LEFT(HEX2BIN(RIGHT(LEFT([.$J16];2*[.Y$1]);2);8);4) &amp; RIGHT(HEX2BIN(RIGHT(LEFT([.$J16];2*[.Y$1]);2);8);4);2)" office:value-type="string" office:string-value="80" calcext:value-type="string">
            <text:p>80</text:p>
          </table:table-cell>
          <table:table-cell table:style-name="ce6" table:formula="of:=BIN2HEX(LEFT(HEX2BIN(RIGHT(LEFT([.$J16];2*[.Z$1]);2);8);4) &amp; RIGHT(HEX2BIN(RIGHT(LEFT([.$J16];2*[.Z$1]);2);8);4);2)" office:value-type="string" office:string-value="AF" calcext:value-type="string">
            <text:p>AF</text:p>
          </table:table-cell>
          <table:table-cell table:style-name="ce6" table:formula="of:=BIN2HEX(LEFT(HEX2BIN(RIGHT(LEFT([.$J16];2*[.AA$1]);2);8);4) &amp; RIGHT(HEX2BIN(RIGHT(LEFT([.$J16];2*[.AA$1]);2);8);4);2)" office:value-type="string" office:string-value="00" calcext:value-type="string">
            <text:p>00</text:p>
          </table:table-cell>
          <table:table-cell table:style-name="ce6" table:formula="of:=BIN2HEX(LEFT(HEX2BIN(RIGHT(LEFT([.$J16];2*[.AB$1]);2);8);4) &amp; RIGHT(HEX2BIN(RIGHT(LEFT([.$J16];2*[.AB$1]);2);8);4);2)" office:value-type="string" office:string-value="00" calcext:value-type="string">
            <text:p>00</text:p>
          </table:table-cell>
          <table:table-cell table:style-name="ce6" table:formula="of:=BIN2HEX(LEFT(HEX2BIN(RIGHT(LEFT([.$J16];2*[.AC$1]);2);8);4) &amp; RIGHT(HEX2BIN(RIGHT(LEFT([.$J16];2*[.AC$1]);2);8);4);2)" office:value-type="string" office:string-value="0E" calcext:value-type="string">
            <text:p>0E</text:p>
          </table:table-cell>
          <table:table-cell table:style-name="ce6" table:formula="of:=BIN2HEX(LEFT(HEX2BIN(RIGHT(LEFT([.$J16];2*[.AD$1]);2);8);4) &amp; RIGHT(HEX2BIN(RIGHT(LEFT([.$J16];2*[.AD$1]);2);8);4);2)" office:value-type="string" office:string-value="E0" calcext:value-type="string">
            <text:p>E0</text:p>
          </table:table-cell>
          <table:table-cell table:style-name="ce6" table:formula="of:=BIN2HEX(LEFT(HEX2BIN(RIGHT(LEFT([.$J16];2*[.AE$1]);2);8);4) &amp; RIGHT(HEX2BIN(RIGHT(LEFT([.$J16];2*[.AE$1]);2);8);4);2)" office:value-type="string" office:string-value="10" calcext:value-type="string">
            <text:p>10</text:p>
          </table:table-cell>
          <table:table-cell table:style-name="ce6" table:formula="of:=BIN2HEX(LEFT(HEX2BIN(RIGHT(LEFT([.$J16];2*[.AF$1]);2);8);4) &amp; RIGHT(HEX2BIN(RIGHT(LEFT([.$J16];2*[.AF$1]);2);8);4);2)" office:value-type="string" office:string-value="00" calcext:value-type="string">
            <text:p>00</text:p>
          </table:table-cell>
          <table:table-cell table:style-name="ce6" table:formula="of:=BIN2HEX(LEFT(HEX2BIN(RIGHT(LEFT([.$J16];2*[.AG$1]);2);8);4) &amp; RIGHT(HEX2BIN(RIGHT(LEFT([.$J16];2*[.AG$1]);2);8);4);2)" office:value-type="string" office:string-value="01" calcext:value-type="string">
            <text:p>01</text:p>
          </table:table-cell>
          <table:table-cell table:style-name="ce6" table:formula="of:=BIN2HEX(LEFT(HEX2BIN(RIGHT(LEFT([.$J16];2*[.AH$1]);2);8);4) &amp; RIGHT(HEX2BIN(RIGHT(LEFT([.$J16];2*[.AH$1]);2);8);4);2)" office:value-type="string" office:string-value="00" calcext:value-type="string">
            <text:p>00</text:p>
          </table:table-cell>
          <table:table-cell table:style-name="ce6" table:formula="of:=BIN2HEX(LEFT(HEX2BIN(RIGHT(LEFT([.$J16];2*[.AI$1]);2);8);4) &amp; RIGHT(HEX2BIN(RIGHT(LEFT([.$J16];2*[.AI$1]);2);8);4);2)" office:value-type="string" office:string-value="06" calcext:value-type="string">
            <text:p>06</text:p>
          </table:table-cell>
          <table:table-cell table:style-name="ce21" table:formula="of:=BIN2HEX(LEFT(HEX2BIN(RIGHT(LEFT([.$J16];2*[.AJ$1]);2);8);4) &amp; RIGHT(HEX2BIN(RIGHT(LEFT([.$J16];2*[.AJ$1]);2);8);4);2)" office:value-type="string" office:string-value="A2" calcext:value-type="string">
            <text:p>A2</text:p>
          </table:table-cell>
          <table:table-cell table:style-name="ce23" table:formula="of:=DEC2HEX([.CC16];2)" office:value-type="string" office:string-value="A2" calcext:value-type="string">
            <text:p>A2</text:p>
          </table:table-cell>
          <table:table-cell table:style-name="ce27" table:formula="of:=HEX2BIN([.W16];8)" office:value-type="string" office:string-value="01001000" calcext:value-type="string">
            <text:p>01001000</text:p>
          </table:table-cell>
          <table:table-cell table:style-name="ce10" table:formula="of:=LEFT([.AL16];4)" office:value-type="string" office:string-value="0100" calcext:value-type="string">
            <text:p>0100</text:p>
          </table:table-cell>
          <table:table-cell table:style-name="ce10" table:formula="of:=RIGHT([.AM16];1)" office:value-type="string" office:string-value="0" calcext:value-type="string">
            <text:p>0</text:p>
          </table:table-cell>
          <table:table-cell table:style-name="ce30" table:formula="of:=HEX2BIN([.X16];8)" office:value-type="string" office:string-value="00100000" calcext:value-type="string">
            <text:p>00100000</text:p>
          </table:table-cell>
          <table:table-cell table:style-name="ce32" table:formula="of:=LEFT([.AO16];1)" office:value-type="string" office:string-value="0" calcext:value-type="string">
            <text:p>0</text:p>
          </table:table-cell>
          <table:table-cell table:style-name="ce32" table:formula="of:=RIGHT(LEFT([.AO16];2);1)" office:value-type="string" office:string-value="0" calcext:value-type="string">
            <text:p>0</text:p>
          </table:table-cell>
          <table:table-cell table:style-name="ce32" table:formula="of:=RIGHT(LEFT([.AO16];3);1)" office:value-type="string" office:string-value="1" calcext:value-type="string">
            <text:p>1</text:p>
          </table:table-cell>
          <table:table-cell table:style-name="ce32" table:formula="of:=RIGHT(LEFT([.$AO16];4);1)" office:value-type="string" office:string-value="0" calcext:value-type="string">
            <text:p>0</text:p>
          </table:table-cell>
          <table:table-cell table:style-name="ce32" table:formula="of:=RIGHT(LEFT([.$AO16];5);1)" office:value-type="string" office:string-value="0" calcext:value-type="string">
            <text:p>0</text:p>
          </table:table-cell>
          <table:table-cell table:style-name="ce32" table:formula="of:=RIGHT(LEFT([.$AO16];6);1)" office:value-type="string" office:string-value="0" calcext:value-type="string">
            <text:p>0</text:p>
          </table:table-cell>
          <table:table-cell table:style-name="ce32" table:formula="of:=RIGHT(LEFT([.$AO16];7);1)" office:value-type="string" office:string-value="0" calcext:value-type="string">
            <text:p>0</text:p>
          </table:table-cell>
          <table:table-cell table:style-name="ce32" table:formula="of:=RIGHT(LEFT([.$AO16];8);1)" office:value-type="string" office:string-value="0" calcext:value-type="string">
            <text:p>0</text:p>
          </table:table-cell>
          <table:table-cell/>
          <table:table-cell table:style-name="ce6" table:formula="of:=[.AS16]" office:value-type="string" office:string-value="0" calcext:value-type="string">
            <text:p>0</text:p>
          </table:table-cell>
          <table:table-cell table:style-name="ce6" table:formula="of:=[.AT16]" office:value-type="string" office:string-value="0" calcext:value-type="string">
            <text:p>0</text:p>
          </table:table-cell>
          <table:table-cell table:style-name="ce6" table:formula="of:=[.AU16]" office:value-type="string" office:string-value="0" calcext:value-type="string">
            <text:p>0</text:p>
          </table:table-cell>
          <table:table-cell table:style-name="ce6" table:formula="of:=[.AV16]" office:value-type="string" office:string-value="0" calcext:value-type="string">
            <text:p>0</text:p>
          </table:table-cell>
          <table:table-cell table:formula="of:=BIN2DEC([.AY16]&amp;[.AZ16]&amp;[.BA16]&amp;[.BB16])" office:value-type="float" office:value="0" calcext:value-type="float">
            <text:p>0</text:p>
          </table:table-cell>
          <table:table-cell table:style-name="ce36" table:formula="of:=16+[.BC16]" office:value-type="float" office:value="16" calcext:value-type="float">
            <text:p>16</text:p>
          </table:table-cell>
          <table:table-cell/>
          <table:table-cell table:style-name="ce39" table:formula="of:=HEX2BIN([.Z16];8)" office:value-type="string" office:string-value="10101111" calcext:value-type="string">
            <text:p>10101111</text:p>
          </table:table-cell>
          <table:table-cell table:style-name="ce6" table:formula="of:=LEFT([.BF16];4)" office:value-type="string" office:string-value="1010" calcext:value-type="string">
            <text:p>1010</text:p>
          </table:table-cell>
          <table:table-cell table:style-name="ce6" table:formula="of:=RIGHT([.BF16];4)" office:value-type="string" office:string-value="1111" calcext:value-type="string">
            <text:p>1111</text:p>
          </table:table-cell>
          <table:table-cell/>
          <table:table-cell table:style-name="ce10" table:formula="of:=HEX2BIN([.AE16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6])+HEX2DEC([.S16]);256)" office:value-type="float" office:value="34" calcext:value-type="float">
            <text:p>34</text:p>
          </table:table-cell>
          <table:table-cell table:formula="of:=MOD([.BM16]+HEX2DEC([.T16]);256)" office:value-type="float" office:value="2" calcext:value-type="float">
            <text:p>2</text:p>
          </table:table-cell>
          <table:table-cell table:formula="of:=MOD([.BN16]+HEX2DEC([.U16]);256)" office:value-type="float" office:value="6" calcext:value-type="float">
            <text:p>6</text:p>
          </table:table-cell>
          <table:table-cell table:formula="of:=MOD([.BO16]+HEX2DEC([.V16]);256)" office:value-type="float" office:value="6" calcext:value-type="float">
            <text:p>6</text:p>
          </table:table-cell>
          <table:table-cell table:formula="of:=MOD([.BP16]+HEX2DEC([.W16]);256)" office:value-type="float" office:value="78" calcext:value-type="float">
            <text:p>78</text:p>
          </table:table-cell>
          <table:table-cell table:formula="of:=MOD([.BQ16]+HEX2DEC([.X16]);256)" office:value-type="float" office:value="110" calcext:value-type="float">
            <text:p>110</text:p>
          </table:table-cell>
          <table:table-cell table:formula="of:=MOD([.BR16]+HEX2DEC([.Y16]);256)" office:value-type="float" office:value="238" calcext:value-type="float">
            <text:p>238</text:p>
          </table:table-cell>
          <table:table-cell table:formula="of:=MOD([.BS16]+HEX2DEC([.Z16]);256)" office:value-type="float" office:value="157" calcext:value-type="float">
            <text:p>157</text:p>
          </table:table-cell>
          <table:table-cell table:formula="of:=MOD([.BT16]+HEX2DEC([.AA16]);256)" office:value-type="float" office:value="157" calcext:value-type="float">
            <text:p>157</text:p>
          </table:table-cell>
          <table:table-cell table:formula="of:=MOD([.BU16]+HEX2DEC([.AB16]);256)" office:value-type="float" office:value="157" calcext:value-type="float">
            <text:p>157</text:p>
          </table:table-cell>
          <table:table-cell table:formula="of:=MOD([.BV16]+HEX2DEC([.AC16]);256)" office:value-type="float" office:value="171" calcext:value-type="float">
            <text:p>171</text:p>
          </table:table-cell>
          <table:table-cell table:formula="of:=MOD([.BW16]+HEX2DEC([.AD16]);256)" office:value-type="float" office:value="139" calcext:value-type="float">
            <text:p>139</text:p>
          </table:table-cell>
          <table:table-cell table:formula="of:=MOD([.BX16]+HEX2DEC([.AE16]);256)" office:value-type="float" office:value="155" calcext:value-type="float">
            <text:p>155</text:p>
          </table:table-cell>
          <table:table-cell table:formula="of:=MOD([.BY16]+HEX2DEC([.AF16]);256)" office:value-type="float" office:value="155" calcext:value-type="float">
            <text:p>155</text:p>
          </table:table-cell>
          <table:table-cell table:formula="of:=MOD([.BZ16]+HEX2DEC([.AG16]);256)" office:value-type="float" office:value="156" calcext:value-type="float">
            <text:p>156</text:p>
          </table:table-cell>
          <table:table-cell table:formula="of:=MOD([.CA16]+HEX2DEC([.AH16]);256)" office:value-type="float" office:value="156" calcext:value-type="float">
            <text:p>156</text:p>
          </table:table-cell>
          <table:table-cell table:formula="of:=MOD([.CB16]+HEX2DEC([.AI16]);256)" office:value-type="float" office:value="162" calcext:value-type="float">
            <text:p>162</text:p>
          </table:table-cell>
          <table:table-cell table:number-columns-repeated="943"/>
        </table:table-row>
        <table:table-row table:style-name="ro1">
          <table:table-cell table:style-name="ce2" table:number-columns-repeated="9"/>
          <table:table-cell table:style-name="ce8"/>
          <table:table-cell table:style-name="ce9" table:number-columns-repeated="6"/>
          <table:table-cell table:style-name="ce11"/>
          <table:table-cell table:style-name="ce9" table:number-columns-repeated="19"/>
          <table:table-cell table:style-name="ce24"/>
          <table:table-cell table:style-name="ce11" table:number-columns-repeated="17"/>
          <table:table-cell table:style-name="ce29"/>
          <table:table-cell table:style-name="ce33"/>
          <table:table-cell/>
          <table:table-cell table:style-name="ce29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960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48;0|6;7072;420;1|7;7492;1332;0|8;8824;408;1|9;9232;460;0|10;9692;408;1|11;10100;464;0|12;10564;404;1|13;10968;464;0|14;11432;408;1|15;11840;460;0|16;12300;408;1|17;12708;464;0|18;13172;404;1|19;13576;464;0|20;14040;408;1|21;14448;460;0|22;14908;408;1|23;15316;464;0|24;15780;404;1|25;16184;468;0|26;16652;404;1|27;17056;460;0|28;17516;408;1|29;17924;464;0|30;18388;408;1|31;18796;1328;0|32;20124;412;1|33;20536;460;0|34;20996;408;1|35;21404;460;0|36;21864;404;1|37;22268;468;0|38;22736;404;1|39;23140;464;0|40;23604;408;1|41;24012;460;0|42;24472;408;1|43;24880;464;0|44;25344;404;1|45;25748;464;0|46;26212;408;1|47;26620;1332;0|48;27952;404;1|49;28356;1332;0|50;29688;408;1|51;30096;1332;0|52;31428;408;1|53;31836;460;0|54;32296;408;1|55;32704;464;0|56;33168;408;1|57;33576;1332;0|58;34908;404;1|59;35312;464;0|60;35776;408;1|61;36184;460;0|62;36644;408;1|63;37052;464;0|64;37516;404;1|65;37920;460;0|66;38380;412;1|67;38792;460;0|68;39252;408;1|69;39660;464;0|70;40124;404;1|71;40528;464;0|72;40992;408;1|73;41400;464;0|74;41864;404;1|75;42268;464;0|76;42732;404;1|77;43136;464;0|78;43600;408;1|79;44008;460;0|80;44468;408;1|81;44876;464;0|82;45340;408;1|83;45748;460;0|84;46208;408;1|85;46616;464;0|86;47080;404;1|87;47484;464;0|88;47948;408;1|89;48356;460;0|90;48816;408;1|91;49224;464;0|92;49688;404;1|93;50092;464;0|94;50556;404;1|95;50960;464;0|96;51424;408;1|97;51832;464;0|98;52296;404;1|99;52700;464;0|100;53164;404;1|101;53568;464;0|102;54032;408;1|103;54440;460;0|104;54900;408;1|105;55308;464;0|106;55772;404;1|107;56176;464;0|108;56640;408;1|109;57048;464;0|110;57512;408;1|111;57920;460;0|112;58380;404;1|113;58784;464;0|114;59248;408;1|115;59656;464;0|116;60120;408;1|117;60528;460;0|118;60988;408;1|119;61396;1332;0|120;62728;404;1|121;63132;1336;0|122;64468;404;1|123;64872;464;0|124;65336;408;1|125;65744;460;0|126;66204;408;1|127;66612;464;0|128;67076;404;1|129;67480;464;0|130;67944;408;1|131;68352;460;0|132;68812;384;1|133;69196;10052;0|134;79248;3452;1|135;82700;1764;0|136;84464;412;1|137;84876;460;0|138;85336;404;1|139;85740;1336;0|140;87076;408;1|141;87484;444;0|142;87928;424;1|143;88352;460;0|144;88812;408;1|145;89220;464;0|146;89684;408;1|147;90092;460;0|148;90552;408;1|149;90960;464;0|150;91424;404;1|151;91828;464;0|152;92292;380;1|153;92672;488;0|154;93160;408;1|155;93568;464;0|156;94032;408;1|157;94440;460;0|158;94900;404;1|159;95304;464;0|160;95768;408;1|161;96176;464;0|162;96640;408;1|163;97048;1328;0|164;98376;408;1|165;98784;464;0|166;99248;408;1|167;99656;460;0|168;100116;408;1|169;100524;460;0|170;100984;408;1|171;101392;464;0|172;101856;408;1|173;102264;460;0|174;102724;408;1|175;103132;460;0|176;103592;408;1|177;104000;464;0|178;104464;408;1|179;104872;1332;0|180;106204;432;1|181;106636;1304;0|182;107940;408;1|183;108348;1332;0|184;109680;408;1|185;110088;464;0|186;110552;404;1|187;110956;460;0|188;111416;408;1|189;111824;1332;0|190;113156;408;1|191;113564;464;0|192;114028;404;1|193;114432;464;0|194;114896;408;1|195;115304;464;0|196;115768;404;1|197;116172;464;0|198;116636;408;1|199;117044;460;0|200;117504;408;1|201;117912;460;0|202;118372;408;1|203;118780;464;0|204;119244;404;1|205;119648;468;0|206;120116;404;1|207;120520;460;0|208;120980;408;1|209;121388;464;0|210;121852;408;1|211;122260;464;0|212;122724;404;1|213;123128;464;0|214;123592;404;1|215;123996;464;0|216;124460;432;1|217;124892;440;0|218;125332;404;1|219;125736;464;0|220;126200;380;1|221;126580;488;0|222;127068;408;1|223;127476;1332;0|224;128808;404;1|225;129212;464;0|226;129676;408;1|227;130084;464;0|228;130548;404;1|229;130952;1332;0|230;132284;408;1|231;132692;464;0|232;133156;404;1|233;133560;464;0|234;134024;408;1|235;134432;460;0|236;134892;408;1|237;135300;1332;0|238;136632;408;1|239;137040;1332;0|240;138372;404;1|241;138776;1332;0|242;140108;408;1|243;140516;1332;0|244;141848;416;1|245;142264;452;0|246;142716;408;1|247;143124;464;0|248;143588;404;1|249;143992;464;0|250;144456;404;1|251;144860;464;0|252;145324;408;1|253;145732;464;0|254;146196;404;1|255;146600;464;0|256;147064;404;1|257;147468;468;0|258;147936;408;1|259;148344;460;0|260;148804;408;1|261;149212;460;0|262;149672;408;1|263;150080;1332;0|264;151412;408;1|265;151820;1332;0|266;153152;404;1|267;153556;1332;0|268;154888;408;1|269;155296;1332;0|270;156628;408;1|271;157036;1332;0|272;158368;436;1|273;158804;432;0|274;159236;408;1|275;159644;1332;0|276;160976;408;1|277;161384;460;0|278;161844;408;1|279;162252;1332;0|280;163584;408;1|281;163992;460;0|282;164452;408;1|283;164860;464;0|284;165324;404;1|285;165728;464;0|286;166192;408;1|287;166600;464;0|288;167064;404;1|289;167468;464;0|290;167932;404;1|291;168336;464;0|292;168800;408;1|293;169208;464;0|294;169672;404;1|295;170076;464;0|296;170540;408;1|297;170948;460;0|298;171408;408;1|299;171816;464;0|300;172280;404;1|301;172684;460;0|302;173144;412;1|303;173556;460;0|304;174016;408;1|305;174424;460;0|306;174884;408;1|307;175292;464;0|308;175756;408;1|309;176164;464;0|310;176628;404;1|311;177032;460;0|312;177492;408;1|313;177900;464;0|314;178364;408;1|315;178772;1332;0|316;180104;404;1|317;180508;1332;0|318;181840;408;1|319;182248;1332;0|320;183580;436;1|321;184016;436;0|322;184452;404;1|323;184856;464;0|324;185320;404;1|325;185724;464;0|326;186188;408;1|327;186596;460;0|328;187056;408;1|329;187464;464;0|330;187928;404;1|331;188332;464;0|332;188796;408;1|333;189204;464;0|334;189668;404;1|335;190072;464;0|336;190536;404;1|337;190940;464;0|338;191404;408;1|339;191812;1332;0|340;193144;404;1|341;193548;1336;0|342;194884;408;1|343;195292;1328;0|344;196620;408;1|345;197028;464;0|346;197492;408;1|347;197900;460;0|348;198360;408;1|349;198768;460;0|350;199228;408;1|351;199636;464;0|352;200100;404;1|353;200504;1332;0|354;201836;412;1|355;202248;460;0|356;202708;404;1|357;203112;464;0|358;203576;408;1|359;203984;464;0|360;204448;404;1|361;204852;464;0|362;205316;408;1|363;205724;460;0|364;206184;408;1|365;206592;464;0|366;207056;404;1|367;207460;464;0|368;207924;408;1|369;208332;460;0|370;208792;408;1|371;209200;460;0|372;209660;408;1|373;210068;464;0|374;210532;408;1|375;210940;464;0|376;211404;404;1|377;211808;1332;0|378;213140;408;1|379;213548;460;0|380;214008;408;1|381;214416;464;0|382;214880;404;1|383;215284;468;0|384;215752;404;1|385;216156;460;0|386;216616;408;1|387;217024;464;0|388;217488;408;1|389;217896;460;0|390;218356;404;1|391;218760;468;0|392;219228;404;1|393;219632;464;0|394;220096;408;1|395;220504;460;0|396;220964;408;1|397;221372;464;0|398;221836;404;1|399;222240;464;0|400;222704;408;1|401;223112;460;0|402;223572;408;1|403;223980;464;0|404;224444;404;1|405;224848;464;0|406;225312;408;1|407;225720;460;0|408;226180;408;1|409;226588;464;0|410;227052;404;1|411;227456;1336;0|412;228792;404;1|413;229196;1332;0|414;230528;408;1|415;230936;464;0|416;231400;404;1|417;231804;464;0|418;232268;404;1|419;232672;468;0|420;233140;404;1|421;233544;464;0|422;234008;404;1|423;234412;464;0|424;234876;404;1|425;235280;464;0|426;235744;408;1|427;236152;1332;0|428;237484;408;1|429;237892;1332;0|430;239224;404;1|431;239628;1336;0|432;240964;404;1|433;241368;1332;0|434;242700;408;1|435;243108;1332;0|436;244440;404;1|437;244844;464;0|438;245308;408;1|439;245716;1332;0|440;247048;408;1|</text:p>
          </table:table-cell>
          <table:table-cell table:style-name="ce7" table:formula="of:=LEFT([.D18];16)" office:value-type="string" office:string-value="0220E00400000006" calcext:value-type="string">
            <text:p>0220E00400000006</text:p>
          </table:table-cell>
          <table:table-cell table:style-name="ce7" table:formula="of:=RIGHT([.D18];(27*2)-16)" office:value-type="string" office:string-value="0220E00400483C80AF00000EE01000010006BE" calcext:value-type="string">
            <text:p>0220E00400483C80AF00000EE01000010006B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8];2*[.R$1]);2);8);4) &amp; RIGHT(HEX2BIN(RIGHT(LEFT([.$J18];2*[.R$1]);2);8);4);2)" office:value-type="string" office:string-value="02" calcext:value-type="string">
            <text:p>02</text:p>
          </table:table-cell>
          <table:table-cell table:style-name="ce6" table:formula="of:=BIN2HEX(LEFT(HEX2BIN(RIGHT(LEFT([.$J18];2*[.S$1]);2);8);4) &amp; RIGHT(HEX2BIN(RIGHT(LEFT([.$J18];2*[.S$1]);2);8);4);2)" office:value-type="string" office:string-value="20" calcext:value-type="string">
            <text:p>20</text:p>
          </table:table-cell>
          <table:table-cell table:style-name="ce6" table:formula="of:=BIN2HEX(LEFT(HEX2BIN(RIGHT(LEFT([.$J18];2*[.T$1]);2);8);4) &amp; RIGHT(HEX2BIN(RIGHT(LEFT([.$J18];2*[.T$1]);2);8);4);2)" office:value-type="string" office:string-value="E0" calcext:value-type="string">
            <text:p>E0</text:p>
          </table:table-cell>
          <table:table-cell table:style-name="ce6" table:formula="of:=BIN2HEX(LEFT(HEX2BIN(RIGHT(LEFT([.$J18];2*[.U$1]);2);8);4) &amp; RIGHT(HEX2BIN(RIGHT(LEFT([.$J18];2*[.U$1]);2);8);4);2)" office:value-type="string" office:string-value="04" calcext:value-type="string">
            <text:p>04</text:p>
          </table:table-cell>
          <table:table-cell table:style-name="ce6" table:formula="of:=BIN2HEX(LEFT(HEX2BIN(RIGHT(LEFT([.$J18];2*[.V$1]);2);8);4) &amp; RIGHT(HEX2BIN(RIGHT(LEFT([.$J18];2*[.V$1]);2);8);4);2)" office:value-type="string" office:string-value="00" calcext:value-type="string">
            <text:p>00</text:p>
          </table:table-cell>
          <table:table-cell table:style-name="ce14" table:formula="of:=BIN2HEX(LEFT(HEX2BIN(RIGHT(LEFT([.$J18];2*[.W$1]);2);8);4) &amp; RIGHT(HEX2BIN(RIGHT(LEFT([.$J18];2*[.W$1]);2);8);4);2)" office:value-type="string" office:string-value="48" calcext:value-type="string">
            <text:p>48</text:p>
          </table:table-cell>
          <table:table-cell table:style-name="ce17" table:formula="of:=BIN2HEX(LEFT(HEX2BIN(RIGHT(LEFT([.$J18];2*[.X$1]);2);8);4) &amp; RIGHT(HEX2BIN(RIGHT(LEFT([.$J18];2*[.X$1]);2);8);4);2)" office:value-type="string" office:string-value="3C" calcext:value-type="string">
            <text:p>3C</text:p>
          </table:table-cell>
          <table:table-cell table:style-name="ce6" table:formula="of:=BIN2HEX(LEFT(HEX2BIN(RIGHT(LEFT([.$J18];2*[.Y$1]);2);8);4) &amp; RIGHT(HEX2BIN(RIGHT(LEFT([.$J18];2*[.Y$1]);2);8);4);2)" office:value-type="string" office:string-value="80" calcext:value-type="string">
            <text:p>80</text:p>
          </table:table-cell>
          <table:table-cell table:style-name="ce6" table:formula="of:=BIN2HEX(LEFT(HEX2BIN(RIGHT(LEFT([.$J18];2*[.Z$1]);2);8);4) &amp; RIGHT(HEX2BIN(RIGHT(LEFT([.$J18];2*[.Z$1]);2);8);4);2)" office:value-type="string" office:string-value="AF" calcext:value-type="string">
            <text:p>AF</text:p>
          </table:table-cell>
          <table:table-cell table:style-name="ce6" table:formula="of:=BIN2HEX(LEFT(HEX2BIN(RIGHT(LEFT([.$J18];2*[.AA$1]);2);8);4) &amp; RIGHT(HEX2BIN(RIGHT(LEFT([.$J18];2*[.AA$1]);2);8);4);2)" office:value-type="string" office:string-value="00" calcext:value-type="string">
            <text:p>00</text:p>
          </table:table-cell>
          <table:table-cell table:style-name="ce6" table:formula="of:=BIN2HEX(LEFT(HEX2BIN(RIGHT(LEFT([.$J18];2*[.AB$1]);2);8);4) &amp; RIGHT(HEX2BIN(RIGHT(LEFT([.$J18];2*[.AB$1]);2);8);4);2)" office:value-type="string" office:string-value="00" calcext:value-type="string">
            <text:p>00</text:p>
          </table:table-cell>
          <table:table-cell table:style-name="ce6" table:formula="of:=BIN2HEX(LEFT(HEX2BIN(RIGHT(LEFT([.$J18];2*[.AC$1]);2);8);4) &amp; RIGHT(HEX2BIN(RIGHT(LEFT([.$J18];2*[.AC$1]);2);8);4);2)" office:value-type="string" office:string-value="0E" calcext:value-type="string">
            <text:p>0E</text:p>
          </table:table-cell>
          <table:table-cell table:style-name="ce6" table:formula="of:=BIN2HEX(LEFT(HEX2BIN(RIGHT(LEFT([.$J18];2*[.AD$1]);2);8);4) &amp; RIGHT(HEX2BIN(RIGHT(LEFT([.$J18];2*[.AD$1]);2);8);4);2)" office:value-type="string" office:string-value="E0" calcext:value-type="string">
            <text:p>E0</text:p>
          </table:table-cell>
          <table:table-cell table:style-name="ce6" table:formula="of:=BIN2HEX(LEFT(HEX2BIN(RIGHT(LEFT([.$J18];2*[.AE$1]);2);8);4) &amp; RIGHT(HEX2BIN(RIGHT(LEFT([.$J18];2*[.AE$1]);2);8);4);2)" office:value-type="string" office:string-value="10" calcext:value-type="string">
            <text:p>10</text:p>
          </table:table-cell>
          <table:table-cell table:style-name="ce6" table:formula="of:=BIN2HEX(LEFT(HEX2BIN(RIGHT(LEFT([.$J18];2*[.AF$1]);2);8);4) &amp; RIGHT(HEX2BIN(RIGHT(LEFT([.$J18];2*[.AF$1]);2);8);4);2)" office:value-type="string" office:string-value="00" calcext:value-type="string">
            <text:p>00</text:p>
          </table:table-cell>
          <table:table-cell table:style-name="ce6" table:formula="of:=BIN2HEX(LEFT(HEX2BIN(RIGHT(LEFT([.$J18];2*[.AG$1]);2);8);4) &amp; RIGHT(HEX2BIN(RIGHT(LEFT([.$J18];2*[.AG$1]);2);8);4);2)" office:value-type="string" office:string-value="01" calcext:value-type="string">
            <text:p>01</text:p>
          </table:table-cell>
          <table:table-cell table:style-name="ce6" table:formula="of:=BIN2HEX(LEFT(HEX2BIN(RIGHT(LEFT([.$J18];2*[.AH$1]);2);8);4) &amp; RIGHT(HEX2BIN(RIGHT(LEFT([.$J18];2*[.AH$1]);2);8);4);2)" office:value-type="string" office:string-value="00" calcext:value-type="string">
            <text:p>00</text:p>
          </table:table-cell>
          <table:table-cell table:style-name="ce6" table:formula="of:=BIN2HEX(LEFT(HEX2BIN(RIGHT(LEFT([.$J18];2*[.AI$1]);2);8);4) &amp; RIGHT(HEX2BIN(RIGHT(LEFT([.$J18];2*[.AI$1]);2);8);4);2)" office:value-type="string" office:string-value="06" calcext:value-type="string">
            <text:p>06</text:p>
          </table:table-cell>
          <table:table-cell table:style-name="ce21" table:formula="of:=BIN2HEX(LEFT(HEX2BIN(RIGHT(LEFT([.$J18];2*[.AJ$1]);2);8);4) &amp; RIGHT(HEX2BIN(RIGHT(LEFT([.$J18];2*[.AJ$1]);2);8);4);2)" office:value-type="string" office:string-value="BE" calcext:value-type="string">
            <text:p>BE</text:p>
          </table:table-cell>
          <table:table-cell table:style-name="ce23" table:formula="of:=DEC2HEX([.CC18];2)" office:value-type="string" office:string-value="BE" calcext:value-type="string">
            <text:p>BE</text:p>
          </table:table-cell>
          <table:table-cell table:style-name="ce27" table:formula="of:=HEX2BIN([.W18];8)" office:value-type="string" office:string-value="01001000" calcext:value-type="string">
            <text:p>01001000</text:p>
          </table:table-cell>
          <table:table-cell table:style-name="ce10" table:formula="of:=LEFT([.AL18];4)" office:value-type="string" office:string-value="0100" calcext:value-type="string">
            <text:p>0100</text:p>
          </table:table-cell>
          <table:table-cell table:style-name="ce10" table:formula="of:=RIGHT([.AM18];1)" office:value-type="string" office:string-value="0" calcext:value-type="string">
            <text:p>0</text:p>
          </table:table-cell>
          <table:table-cell table:style-name="ce30" table:formula="of:=HEX2BIN([.X18];8)" office:value-type="string" office:string-value="00111100" calcext:value-type="string">
            <text:p>00111100</text:p>
          </table:table-cell>
          <table:table-cell table:style-name="ce32" table:formula="of:=LEFT([.AO18];1)" office:value-type="string" office:string-value="0" calcext:value-type="string">
            <text:p>0</text:p>
          </table:table-cell>
          <table:table-cell table:style-name="ce32" table:formula="of:=RIGHT(LEFT([.AO18];2);1)" office:value-type="string" office:string-value="0" calcext:value-type="string">
            <text:p>0</text:p>
          </table:table-cell>
          <table:table-cell table:style-name="ce32" table:formula="of:=RIGHT(LEFT([.AO18];3);1)" office:value-type="string" office:string-value="1" calcext:value-type="string">
            <text:p>1</text:p>
          </table:table-cell>
          <table:table-cell table:style-name="ce32" table:formula="of:=RIGHT(LEFT([.$AO18];4);1)" office:value-type="string" office:string-value="1" calcext:value-type="string">
            <text:p>1</text:p>
          </table:table-cell>
          <table:table-cell table:style-name="ce32" table:formula="of:=RIGHT(LEFT([.$AO18];5);1)" office:value-type="string" office:string-value="1" calcext:value-type="string">
            <text:p>1</text:p>
          </table:table-cell>
          <table:table-cell table:style-name="ce32" table:formula="of:=RIGHT(LEFT([.$AO18];6);1)" office:value-type="string" office:string-value="1" calcext:value-type="string">
            <text:p>1</text:p>
          </table:table-cell>
          <table:table-cell table:style-name="ce32" table:formula="of:=RIGHT(LEFT([.$AO18];7);1)" office:value-type="string" office:string-value="0" calcext:value-type="string">
            <text:p>0</text:p>
          </table:table-cell>
          <table:table-cell table:style-name="ce32" table:formula="of:=RIGHT(LEFT([.$AO18];8);1)" office:value-type="string" office:string-value="0" calcext:value-type="string">
            <text:p>0</text:p>
          </table:table-cell>
          <table:table-cell/>
          <table:table-cell table:style-name="ce6" table:formula="of:=[.AS18]" office:value-type="string" office:string-value="1" calcext:value-type="string">
            <text:p>1</text:p>
          </table:table-cell>
          <table:table-cell table:style-name="ce6" table:formula="of:=[.AT18]" office:value-type="string" office:string-value="1" calcext:value-type="string">
            <text:p>1</text:p>
          </table:table-cell>
          <table:table-cell table:style-name="ce6" table:formula="of:=[.AU18]" office:value-type="string" office:string-value="1" calcext:value-type="string">
            <text:p>1</text:p>
          </table:table-cell>
          <table:table-cell table:style-name="ce6" table:formula="of:=[.AV18]" office:value-type="string" office:string-value="0" calcext:value-type="string">
            <text:p>0</text:p>
          </table:table-cell>
          <table:table-cell table:formula="of:=BIN2DEC([.AY18]&amp;[.AZ18]&amp;[.BA18]&amp;[.BB18])" office:value-type="float" office:value="14" calcext:value-type="float">
            <text:p>14</text:p>
          </table:table-cell>
          <table:table-cell table:style-name="ce36" table:formula="of:=16+[.BC18]" office:value-type="float" office:value="30" calcext:value-type="float">
            <text:p>30</text:p>
          </table:table-cell>
          <table:table-cell/>
          <table:table-cell table:style-name="ce39" table:formula="of:=HEX2BIN([.Z18];8)" office:value-type="string" office:string-value="10101111" calcext:value-type="string">
            <text:p>10101111</text:p>
          </table:table-cell>
          <table:table-cell table:style-name="ce6" table:formula="of:=LEFT([.BF18];4)" office:value-type="string" office:string-value="1010" calcext:value-type="string">
            <text:p>1010</text:p>
          </table:table-cell>
          <table:table-cell table:style-name="ce6" table:formula="of:=RIGHT([.BF18];4)" office:value-type="string" office:string-value="1111" calcext:value-type="string">
            <text:p>1111</text:p>
          </table:table-cell>
          <table:table-cell/>
          <table:table-cell table:style-name="ce10" table:formula="of:=HEX2BIN([.AE18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8])+HEX2DEC([.S18]);256)" office:value-type="float" office:value="34" calcext:value-type="float">
            <text:p>34</text:p>
          </table:table-cell>
          <table:table-cell table:formula="of:=MOD([.BM18]+HEX2DEC([.T18]);256)" office:value-type="float" office:value="2" calcext:value-type="float">
            <text:p>2</text:p>
          </table:table-cell>
          <table:table-cell table:formula="of:=MOD([.BN18]+HEX2DEC([.U18]);256)" office:value-type="float" office:value="6" calcext:value-type="float">
            <text:p>6</text:p>
          </table:table-cell>
          <table:table-cell table:formula="of:=MOD([.BO18]+HEX2DEC([.V18]);256)" office:value-type="float" office:value="6" calcext:value-type="float">
            <text:p>6</text:p>
          </table:table-cell>
          <table:table-cell table:formula="of:=MOD([.BP18]+HEX2DEC([.W18]);256)" office:value-type="float" office:value="78" calcext:value-type="float">
            <text:p>78</text:p>
          </table:table-cell>
          <table:table-cell table:formula="of:=MOD([.BQ18]+HEX2DEC([.X18]);256)" office:value-type="float" office:value="138" calcext:value-type="float">
            <text:p>138</text:p>
          </table:table-cell>
          <table:table-cell table:formula="of:=MOD([.BR18]+HEX2DEC([.Y18]);256)" office:value-type="float" office:value="10" calcext:value-type="float">
            <text:p>10</text:p>
          </table:table-cell>
          <table:table-cell table:formula="of:=MOD([.BS18]+HEX2DEC([.Z18]);256)" office:value-type="float" office:value="185" calcext:value-type="float">
            <text:p>185</text:p>
          </table:table-cell>
          <table:table-cell table:formula="of:=MOD([.BT18]+HEX2DEC([.AA18]);256)" office:value-type="float" office:value="185" calcext:value-type="float">
            <text:p>185</text:p>
          </table:table-cell>
          <table:table-cell table:formula="of:=MOD([.BU18]+HEX2DEC([.AB18]);256)" office:value-type="float" office:value="185" calcext:value-type="float">
            <text:p>185</text:p>
          </table:table-cell>
          <table:table-cell table:formula="of:=MOD([.BV18]+HEX2DEC([.AC18]);256)" office:value-type="float" office:value="199" calcext:value-type="float">
            <text:p>199</text:p>
          </table:table-cell>
          <table:table-cell table:formula="of:=MOD([.BW18]+HEX2DEC([.AD18]);256)" office:value-type="float" office:value="167" calcext:value-type="float">
            <text:p>167</text:p>
          </table:table-cell>
          <table:table-cell table:formula="of:=MOD([.BX18]+HEX2DEC([.AE18]);256)" office:value-type="float" office:value="183" calcext:value-type="float">
            <text:p>183</text:p>
          </table:table-cell>
          <table:table-cell table:formula="of:=MOD([.BY18]+HEX2DEC([.AF18]);256)" office:value-type="float" office:value="183" calcext:value-type="float">
            <text:p>183</text:p>
          </table:table-cell>
          <table:table-cell table:formula="of:=MOD([.BZ18]+HEX2DEC([.AG18]);256)" office:value-type="float" office:value="184" calcext:value-type="float">
            <text:p>184</text:p>
          </table:table-cell>
          <table:table-cell table:formula="of:=MOD([.CA18]+HEX2DEC([.AH18]);256)" office:value-type="float" office:value="184" calcext:value-type="float">
            <text:p>184</text:p>
          </table:table-cell>
          <table:table-cell table:formula="of:=MOD([.CB18]+HEX2DEC([.AI18]);256)" office:value-type="float" office:value="190" calcext:value-type="float">
            <text:p>19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082080AF00000EE0100001000662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4;1|7;7492;1336;0|8;8828;404;1|9;9232;464;0|10;9696;404;1|11;10100;464;0|12;10564;404;1|13;10968;468;0|14;11436;404;1|15;11840;460;0|16;12300;408;1|17;12708;464;0|18;13172;408;1|19;13580;464;0|20;14044;404;1|21;14448;464;0|22;14912;404;1|23;15316;464;0|24;15780;408;1|25;16188;464;0|26;16652;404;1|27;17056;464;0|28;17520;404;1|29;17924;464;0|30;18388;408;1|31;18796;1332;0|32;20128;404;1|33;20532;464;0|34;20996;408;1|35;21404;464;0|36;21868;404;1|37;22272;464;0|38;22736;404;1|39;23140;464;0|40;23604;408;1|41;24012;464;0|42;24476;380;1|43;24856;488;0|44;25344;408;1|45;25752;460;0|46;26212;408;1|47;26620;1332;0|48;27952;408;1|49;28360;1332;0|50;29692;404;1|51;30096;1332;0|52;31428;408;1|53;31836;464;0|54;32300;404;1|55;32704;464;0|56;33168;408;1|57;33576;1332;0|58;34908;408;1|59;35316;460;0|60;35776;408;1|61;36184;460;0|62;36644;408;1|63;37052;464;0|64;37516;408;1|65;37924;460;0|66;38384;408;1|67;38792;460;0|68;39252;408;1|69;39660;464;0|70;40124;408;1|71;40532;460;0|72;40992;408;1|73;41400;464;0|74;41864;404;1|75;42268;464;0|76;42732;408;1|77;43140;460;0|78;43600;408;1|79;44008;464;0|80;44472;408;1|81;44880;460;0|82;45340;408;1|83;45748;460;0|84;46208;408;1|85;46616;464;0|86;47080;404;1|87;47484;464;0|88;47948;408;1|89;48356;464;0|90;48820;404;1|91;49224;464;0|92;49688;408;1|93;50096;464;0|94;50560;404;1|95;50964;464;0|96;51428;404;1|97;51832;464;0|98;52296;436;1|99;52732;432;0|100;53164;408;1|101;53572;464;0|102;54036;404;1|103;54440;464;0|104;54904;408;1|105;55312;460;0|106;55772;408;1|107;56180;464;0|108;56644;404;1|109;57048;464;0|110;57512;408;1|111;57920;464;0|112;58384;404;1|113;58788;464;0|114;59252;404;1|115;59656;464;0|116;60120;408;1|117;60528;464;0|118;60992;404;1|119;61396;1332;0|120;62728;408;1|121;63136;1332;0|122;64468;408;1|123;64876;460;0|124;65336;408;1|125;65744;464;0|126;66208;404;1|127;66612;464;0|128;67076;404;1|129;67480;464;0|130;67944;408;1|131;68352;464;0|132;68816;404;1|133;69220;10032;0|134;79252;3452;1|135;82704;1764;0|136;84468;408;1|137;84876;464;0|138;85340;408;1|139;85748;1328;0|140;87076;412;1|141;87488;460;0|142;87948;408;1|143;88356;464;0|144;88820;404;1|145;89224;460;0|146;89684;408;1|147;90092;464;0|148;90556;408;1|149;90964;464;0|150;91428;404;1|151;91832;464;0|152;92296;408;1|153;92704;460;0|154;93164;408;1|155;93572;464;0|156;94036;408;1|157;94444;460;0|158;94904;408;1|159;95312;460;0|160;95772;408;1|161;96180;464;0|162;96644;404;1|163;97048;1332;0|164;98380;408;1|165;98788;464;0|166;99252;404;1|167;99656;464;0|168;100120;408;1|169;100528;460;0|170;100988;408;1|171;101396;464;0|172;101860;408;1|173;102268;460;0|174;102728;408;1|175;103136;460;0|176;103596;408;1|177;104004;464;0|178;104468;380;1|179;104848;1356;0|180;106204;408;1|181;106612;1332;0|182;107944;408;1|183;108352;1332;0|184;109684;404;1|185;110088;464;0|186;110552;408;1|187;110960;464;0|188;111424;408;1|189;111832;1328;0|190;113160;408;1|191;113568;464;0|192;114032;432;1|193;114464;436;0|194;114900;408;1|195;115308;464;0|196;115772;404;1|197;116176;464;0|198;116640;404;1|199;117044;464;0|200;117508;408;1|201;117916;460;0|202;118376;408;1|203;118784;464;0|204;119248;404;1|205;119652;464;0|206;120116;408;1|207;120524;460;0|208;120984;464;1|209;121448;408;0|210;121856;404;1|211;122260;464;0|212;122724;404;1|213;123128;464;0|214;123592;408;1|215;124000;464;0|216;124464;408;1|217;124872;464;0|218;125336;404;1|219;125740;460;0|220;126200;408;1|221;126608;464;0|222;127072;408;1|223;127480;1328;0|224;128808;408;1|225;129216;464;0|226;129680;408;1|227;130088;460;0|228;130548;408;1|229;130956;464;0|230;131420;404;1|231;131824;464;0|232;132288;408;1|233;132696;460;0|234;133156;408;1|235;133564;464;0|236;134028;404;1|237;134432;464;0|238;134896;408;1|239;135304;464;0|240;135768;404;1|241;136172;464;0|242;136636;408;1|243;137044;1328;0|244;138372;412;1|245;138784;460;0|246;139244;432;1|247;139676;396;0|248;140072;452;1|249;140524;460;0|250;140984;380;1|251;141364;488;0|252;141852;408;1|253;142260;464;0|254;142724;404;1|255;143128;468;0|256;143596;400;1|257;143996;464;0|258;144460;408;1|259;144868;464;0|260;145332;404;1|261;145736;464;0|262;146200;404;1|263;146604;1332;0|264;147936;408;1|265;148344;1332;0|266;149676;408;1|267;150084;1332;0|268;151416;408;1|269;151824;1332;0|270;153156;408;1|271;153564;1328;0|272;154892;416;1|273;155308;436;0|274;155744;428;1|275;156172;1328;0|276;157500;436;1|277;157936;436;0|278;158372;404;1|279;158776;1332;0|280;160108;408;1|281;160516;464;0|282;160980;408;1|283;161388;460;0|284;161848;404;1|285;162252;468;0|286;162720;404;1|287;163124;464;0|288;163588;408;1|289;163996;460;0|290;164456;408;1|291;164864;464;0|292;165328;404;1|293;165732;464;0|294;166196;408;1|295;166604;460;0|296;167064;408;1|297;167472;464;0|298;167936;404;1|299;168340;464;0|300;168804;408;1|301;169212;460;0|302;169672;408;1|303;170080;464;0|304;170544;404;1|305;170948;464;0|306;171412;408;1|307;171820;464;0|308;172284;404;1|309;172688;464;0|310;173152;404;1|311;173556;464;0|312;174020;408;1|313;174428;460;0|314;174888;408;1|315;175296;1332;0|316;176628;408;1|317;177036;1328;0|318;178364;412;1|319;178776;1332;0|320;180108;404;1|321;180512;464;0|322;180976;408;1|323;181384;460;0|324;181844;408;1|325;182252;464;0|326;182716;404;1|327;183120;464;0|328;183584;408;1|329;183992;464;0|330;184456;404;1|331;184860;460;0|332;185320;408;1|333;185728;464;0|334;186192;412;1|335;186604;460;0|336;187064;404;1|337;187468;460;0|338;187928;412;1|339;188340;1328;0|340;189668;408;1|341;190076;1332;0|342;191408;408;1|343;191816;1328;0|344;193144;412;1|345;193556;460;0|346;194016;436;1|347;194452;436;0|348;194888;404;1|349;195292;464;0|350;195756;404;1|351;196160;464;0|352;196624;408;1|353;197032;1332;0|354;198364;432;1|355;198796;440;0|356;199236;404;1|357;199640;464;0|358;200104;408;1|359;200512;460;0|360;200972;404;1|361;201376;468;0|362;201844;404;1|363;202248;460;0|364;202708;384;1|365;203092;488;0|366;203580;408;1|367;203988;464;0|368;204452;404;1|369;204856;464;0|370;205320;404;1|371;205724;464;0|372;206188;408;1|373;206596;464;0|374;207060;404;1|375;207464;464;0|376;207928;404;1|377;208332;1336;0|378;209668;408;1|379;210076;460;0|380;210536;404;1|381;210940;468;0|382;211408;404;1|383;211812;460;0|384;212272;408;1|385;212680;464;0|386;213144;408;1|387;213552;460;0|388;214012;408;1|389;214420;464;0|390;214884;408;1|391;215292;460;0|392;215752;408;1|393;216160;460;0|394;216620;408;1|395;217028;464;0|396;217492;404;1|397;217896;464;0|398;218360;408;1|399;218768;460;0|400;219228;408;1|401;219636;464;0|402;220100;408;1|403;220508;460;0|404;220968;408;1|405;221376;460;0|406;221836;408;1|407;222244;464;0|408;222708;408;1|409;223116;460;0|410;223576;408;1|411;223984;1332;0|412;225316;408;1|413;225724;1332;0|414;227056;404;1|415;227460;464;0|416;227924;408;1|417;228332;460;0|418;228792;408;1|419;229200;464;0|420;229664;404;1|421;230068;464;0|422;230532;408;1|423;230940;460;0|424;231400;408;1|425;231808;464;0|426;232272;404;1|427;232676;1332;0|428;234008;408;1|429;234416;464;0|430;234880;404;1|431;235284;468;0|432;235752;404;1|433;236156;464;0|434;236620;404;1|435;237024;1332;0|436;238356;408;1|437;238764;1332;0|438;240096;408;1|439;240504;460;0|440;240964;408;1|</text:p>
          </table:table-cell>
          <table:table-cell table:style-name="ce7" table:formula="of:=LEFT([.D19];16)" office:value-type="string" office:string-value="0220E00400000006" calcext:value-type="string">
            <text:p>0220E00400000006</text:p>
          </table:table-cell>
          <table:table-cell table:style-name="ce7" table:formula="of:=RIGHT([.D19];(27*2)-16)" office:value-type="string" office:string-value="0220E00400082080AF00000EE0100001000662" calcext:value-type="string">
            <text:p>0220E00400082080AF00000EE0100001000662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AUTO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19];2*[.R$1]);2);8);4) &amp; RIGHT(HEX2BIN(RIGHT(LEFT([.$J19];2*[.R$1]);2);8);4);2)" office:value-type="string" office:string-value="02" calcext:value-type="string">
            <text:p>02</text:p>
          </table:table-cell>
          <table:table-cell table:style-name="ce6" table:formula="of:=BIN2HEX(LEFT(HEX2BIN(RIGHT(LEFT([.$J19];2*[.S$1]);2);8);4) &amp; RIGHT(HEX2BIN(RIGHT(LEFT([.$J19];2*[.S$1]);2);8);4);2)" office:value-type="string" office:string-value="20" calcext:value-type="string">
            <text:p>20</text:p>
          </table:table-cell>
          <table:table-cell table:style-name="ce6" table:formula="of:=BIN2HEX(LEFT(HEX2BIN(RIGHT(LEFT([.$J19];2*[.T$1]);2);8);4) &amp; RIGHT(HEX2BIN(RIGHT(LEFT([.$J19];2*[.T$1]);2);8);4);2)" office:value-type="string" office:string-value="E0" calcext:value-type="string">
            <text:p>E0</text:p>
          </table:table-cell>
          <table:table-cell table:style-name="ce6" table:formula="of:=BIN2HEX(LEFT(HEX2BIN(RIGHT(LEFT([.$J19];2*[.U$1]);2);8);4) &amp; RIGHT(HEX2BIN(RIGHT(LEFT([.$J19];2*[.U$1]);2);8);4);2)" office:value-type="string" office:string-value="04" calcext:value-type="string">
            <text:p>04</text:p>
          </table:table-cell>
          <table:table-cell table:style-name="ce6" table:formula="of:=BIN2HEX(LEFT(HEX2BIN(RIGHT(LEFT([.$J19];2*[.V$1]);2);8);4) &amp; RIGHT(HEX2BIN(RIGHT(LEFT([.$J19];2*[.V$1]);2);8);4);2)" office:value-type="string" office:string-value="00" calcext:value-type="string">
            <text:p>00</text:p>
          </table:table-cell>
          <table:table-cell table:style-name="ce14" table:formula="of:=BIN2HEX(LEFT(HEX2BIN(RIGHT(LEFT([.$J19];2*[.W$1]);2);8);4) &amp; RIGHT(HEX2BIN(RIGHT(LEFT([.$J19];2*[.W$1]);2);8);4);2)" office:value-type="string" office:string-value="08" calcext:value-type="string">
            <text:p>08</text:p>
          </table:table-cell>
          <table:table-cell table:style-name="ce17" table:formula="of:=BIN2HEX(LEFT(HEX2BIN(RIGHT(LEFT([.$J19];2*[.X$1]);2);8);4) &amp; RIGHT(HEX2BIN(RIGHT(LEFT([.$J19];2*[.X$1]);2);8);4);2)" office:value-type="string" office:string-value="20" calcext:value-type="string">
            <text:p>20</text:p>
          </table:table-cell>
          <table:table-cell table:style-name="ce6" table:formula="of:=BIN2HEX(LEFT(HEX2BIN(RIGHT(LEFT([.$J19];2*[.Y$1]);2);8);4) &amp; RIGHT(HEX2BIN(RIGHT(LEFT([.$J19];2*[.Y$1]);2);8);4);2)" office:value-type="string" office:string-value="80" calcext:value-type="string">
            <text:p>80</text:p>
          </table:table-cell>
          <table:table-cell table:style-name="ce6" table:formula="of:=BIN2HEX(LEFT(HEX2BIN(RIGHT(LEFT([.$J19];2*[.Z$1]);2);8);4) &amp; RIGHT(HEX2BIN(RIGHT(LEFT([.$J19];2*[.Z$1]);2);8);4);2)" office:value-type="string" office:string-value="AF" calcext:value-type="string">
            <text:p>AF</text:p>
          </table:table-cell>
          <table:table-cell table:style-name="ce6" table:formula="of:=BIN2HEX(LEFT(HEX2BIN(RIGHT(LEFT([.$J19];2*[.AA$1]);2);8);4) &amp; RIGHT(HEX2BIN(RIGHT(LEFT([.$J19];2*[.AA$1]);2);8);4);2)" office:value-type="string" office:string-value="00" calcext:value-type="string">
            <text:p>00</text:p>
          </table:table-cell>
          <table:table-cell table:style-name="ce6" table:formula="of:=BIN2HEX(LEFT(HEX2BIN(RIGHT(LEFT([.$J19];2*[.AB$1]);2);8);4) &amp; RIGHT(HEX2BIN(RIGHT(LEFT([.$J19];2*[.AB$1]);2);8);4);2)" office:value-type="string" office:string-value="00" calcext:value-type="string">
            <text:p>00</text:p>
          </table:table-cell>
          <table:table-cell table:style-name="ce6" table:formula="of:=BIN2HEX(LEFT(HEX2BIN(RIGHT(LEFT([.$J19];2*[.AC$1]);2);8);4) &amp; RIGHT(HEX2BIN(RIGHT(LEFT([.$J19];2*[.AC$1]);2);8);4);2)" office:value-type="string" office:string-value="0E" calcext:value-type="string">
            <text:p>0E</text:p>
          </table:table-cell>
          <table:table-cell table:style-name="ce6" table:formula="of:=BIN2HEX(LEFT(HEX2BIN(RIGHT(LEFT([.$J19];2*[.AD$1]);2);8);4) &amp; RIGHT(HEX2BIN(RIGHT(LEFT([.$J19];2*[.AD$1]);2);8);4);2)" office:value-type="string" office:string-value="E0" calcext:value-type="string">
            <text:p>E0</text:p>
          </table:table-cell>
          <table:table-cell table:style-name="ce6" table:formula="of:=BIN2HEX(LEFT(HEX2BIN(RIGHT(LEFT([.$J19];2*[.AE$1]);2);8);4) &amp; RIGHT(HEX2BIN(RIGHT(LEFT([.$J19];2*[.AE$1]);2);8);4);2)" office:value-type="string" office:string-value="10" calcext:value-type="string">
            <text:p>10</text:p>
          </table:table-cell>
          <table:table-cell table:style-name="ce6" table:formula="of:=BIN2HEX(LEFT(HEX2BIN(RIGHT(LEFT([.$J19];2*[.AF$1]);2);8);4) &amp; RIGHT(HEX2BIN(RIGHT(LEFT([.$J19];2*[.AF$1]);2);8);4);2)" office:value-type="string" office:string-value="00" calcext:value-type="string">
            <text:p>00</text:p>
          </table:table-cell>
          <table:table-cell table:style-name="ce6" table:formula="of:=BIN2HEX(LEFT(HEX2BIN(RIGHT(LEFT([.$J19];2*[.AG$1]);2);8);4) &amp; RIGHT(HEX2BIN(RIGHT(LEFT([.$J19];2*[.AG$1]);2);8);4);2)" office:value-type="string" office:string-value="01" calcext:value-type="string">
            <text:p>01</text:p>
          </table:table-cell>
          <table:table-cell table:style-name="ce6" table:formula="of:=BIN2HEX(LEFT(HEX2BIN(RIGHT(LEFT([.$J19];2*[.AH$1]);2);8);4) &amp; RIGHT(HEX2BIN(RIGHT(LEFT([.$J19];2*[.AH$1]);2);8);4);2)" office:value-type="string" office:string-value="00" calcext:value-type="string">
            <text:p>00</text:p>
          </table:table-cell>
          <table:table-cell table:style-name="ce6" table:formula="of:=BIN2HEX(LEFT(HEX2BIN(RIGHT(LEFT([.$J19];2*[.AI$1]);2);8);4) &amp; RIGHT(HEX2BIN(RIGHT(LEFT([.$J19];2*[.AI$1]);2);8);4);2)" office:value-type="string" office:string-value="06" calcext:value-type="string">
            <text:p>06</text:p>
          </table:table-cell>
          <table:table-cell table:style-name="ce21" table:formula="of:=BIN2HEX(LEFT(HEX2BIN(RIGHT(LEFT([.$J19];2*[.AJ$1]);2);8);4) &amp; RIGHT(HEX2BIN(RIGHT(LEFT([.$J19];2*[.AJ$1]);2);8);4);2)" office:value-type="string" office:string-value="62" calcext:value-type="string">
            <text:p>62</text:p>
          </table:table-cell>
          <table:table-cell table:style-name="ce23" table:formula="of:=DEC2HEX([.CC19];2)" office:value-type="string" office:string-value="62" calcext:value-type="string">
            <text:p>62</text:p>
          </table:table-cell>
          <table:table-cell table:style-name="ce27" table:formula="of:=HEX2BIN([.W19];8)" office:value-type="string" office:string-value="00001000" calcext:value-type="string">
            <text:p>00001000</text:p>
          </table:table-cell>
          <table:table-cell table:style-name="ce10" table:formula="of:=LEFT([.AL19];4)" office:value-type="string" office:string-value="0000" calcext:value-type="string">
            <text:p>0000</text:p>
          </table:table-cell>
          <table:table-cell table:style-name="ce10" table:formula="of:=RIGHT([.AM19];1)" office:value-type="string" office:string-value="0" calcext:value-type="string">
            <text:p>0</text:p>
          </table:table-cell>
          <table:table-cell table:style-name="ce30" table:formula="of:=HEX2BIN([.X19];8)" office:value-type="string" office:string-value="00100000" calcext:value-type="string">
            <text:p>00100000</text:p>
          </table:table-cell>
          <table:table-cell table:style-name="ce32" table:formula="of:=LEFT([.AO19];1)" office:value-type="string" office:string-value="0" calcext:value-type="string">
            <text:p>0</text:p>
          </table:table-cell>
          <table:table-cell table:style-name="ce32" table:formula="of:=RIGHT(LEFT([.AO19];2);1)" office:value-type="string" office:string-value="0" calcext:value-type="string">
            <text:p>0</text:p>
          </table:table-cell>
          <table:table-cell table:style-name="ce32" table:formula="of:=RIGHT(LEFT([.AO19];3);1)" office:value-type="string" office:string-value="1" calcext:value-type="string">
            <text:p>1</text:p>
          </table:table-cell>
          <table:table-cell table:style-name="ce32" table:formula="of:=RIGHT(LEFT([.$AO19];4);1)" office:value-type="string" office:string-value="0" calcext:value-type="string">
            <text:p>0</text:p>
          </table:table-cell>
          <table:table-cell table:style-name="ce32" table:formula="of:=RIGHT(LEFT([.$AO19];5);1)" office:value-type="string" office:string-value="0" calcext:value-type="string">
            <text:p>0</text:p>
          </table:table-cell>
          <table:table-cell table:style-name="ce32" table:formula="of:=RIGHT(LEFT([.$AO19];6);1)" office:value-type="string" office:string-value="0" calcext:value-type="string">
            <text:p>0</text:p>
          </table:table-cell>
          <table:table-cell table:style-name="ce32" table:formula="of:=RIGHT(LEFT([.$AO19];7);1)" office:value-type="string" office:string-value="0" calcext:value-type="string">
            <text:p>0</text:p>
          </table:table-cell>
          <table:table-cell table:style-name="ce32" table:formula="of:=RIGHT(LEFT([.$AO19];8);1)" office:value-type="string" office:string-value="0" calcext:value-type="string">
            <text:p>0</text:p>
          </table:table-cell>
          <table:table-cell/>
          <table:table-cell table:style-name="ce6" table:formula="of:=[.AS19]" office:value-type="string" office:string-value="0" calcext:value-type="string">
            <text:p>0</text:p>
          </table:table-cell>
          <table:table-cell table:style-name="ce6" table:formula="of:=[.AT19]" office:value-type="string" office:string-value="0" calcext:value-type="string">
            <text:p>0</text:p>
          </table:table-cell>
          <table:table-cell table:style-name="ce6" table:formula="of:=[.AU19]" office:value-type="string" office:string-value="0" calcext:value-type="string">
            <text:p>0</text:p>
          </table:table-cell>
          <table:table-cell table:style-name="ce6" table:formula="of:=[.AV19]" office:value-type="string" office:string-value="0" calcext:value-type="string">
            <text:p>0</text:p>
          </table:table-cell>
          <table:table-cell table:formula="of:=BIN2DEC([.AY19]&amp;[.AZ19]&amp;[.BA19]&amp;[.BB19])" office:value-type="float" office:value="0" calcext:value-type="float">
            <text:p>0</text:p>
          </table:table-cell>
          <table:table-cell table:style-name="ce36" table:formula="of:=16+[.BC19]" office:value-type="float" office:value="16" calcext:value-type="float">
            <text:p>16</text:p>
          </table:table-cell>
          <table:table-cell/>
          <table:table-cell table:style-name="ce39" table:formula="of:=HEX2BIN([.Z19];8)" office:value-type="string" office:string-value="10101111" calcext:value-type="string">
            <text:p>10101111</text:p>
          </table:table-cell>
          <table:table-cell table:style-name="ce6" table:formula="of:=LEFT([.BF19];4)" office:value-type="string" office:string-value="1010" calcext:value-type="string">
            <text:p>1010</text:p>
          </table:table-cell>
          <table:table-cell table:style-name="ce6" table:formula="of:=RIGHT([.BF19];4)" office:value-type="string" office:string-value="1111" calcext:value-type="string">
            <text:p>1111</text:p>
          </table:table-cell>
          <table:table-cell/>
          <table:table-cell table:style-name="ce10" table:formula="of:=HEX2BIN([.AE19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19])+HEX2DEC([.S19]);256)" office:value-type="float" office:value="34" calcext:value-type="float">
            <text:p>34</text:p>
          </table:table-cell>
          <table:table-cell table:formula="of:=MOD([.BM19]+HEX2DEC([.T19]);256)" office:value-type="float" office:value="2" calcext:value-type="float">
            <text:p>2</text:p>
          </table:table-cell>
          <table:table-cell table:formula="of:=MOD([.BN19]+HEX2DEC([.U19]);256)" office:value-type="float" office:value="6" calcext:value-type="float">
            <text:p>6</text:p>
          </table:table-cell>
          <table:table-cell table:formula="of:=MOD([.BO19]+HEX2DEC([.V19]);256)" office:value-type="float" office:value="6" calcext:value-type="float">
            <text:p>6</text:p>
          </table:table-cell>
          <table:table-cell table:formula="of:=MOD([.BP19]+HEX2DEC([.W19]);256)" office:value-type="float" office:value="14" calcext:value-type="float">
            <text:p>14</text:p>
          </table:table-cell>
          <table:table-cell table:formula="of:=MOD([.BQ19]+HEX2DEC([.X19]);256)" office:value-type="float" office:value="46" calcext:value-type="float">
            <text:p>46</text:p>
          </table:table-cell>
          <table:table-cell table:formula="of:=MOD([.BR19]+HEX2DEC([.Y19]);256)" office:value-type="float" office:value="174" calcext:value-type="float">
            <text:p>174</text:p>
          </table:table-cell>
          <table:table-cell table:formula="of:=MOD([.BS19]+HEX2DEC([.Z19]);256)" office:value-type="float" office:value="93" calcext:value-type="float">
            <text:p>93</text:p>
          </table:table-cell>
          <table:table-cell table:formula="of:=MOD([.BT19]+HEX2DEC([.AA19]);256)" office:value-type="float" office:value="93" calcext:value-type="float">
            <text:p>93</text:p>
          </table:table-cell>
          <table:table-cell table:formula="of:=MOD([.BU19]+HEX2DEC([.AB19]);256)" office:value-type="float" office:value="93" calcext:value-type="float">
            <text:p>93</text:p>
          </table:table-cell>
          <table:table-cell table:formula="of:=MOD([.BV19]+HEX2DEC([.AC19]);256)" office:value-type="float" office:value="107" calcext:value-type="float">
            <text:p>107</text:p>
          </table:table-cell>
          <table:table-cell table:formula="of:=MOD([.BW19]+HEX2DEC([.AD19]);256)" office:value-type="float" office:value="75" calcext:value-type="float">
            <text:p>75</text:p>
          </table:table-cell>
          <table:table-cell table:formula="of:=MOD([.BX19]+HEX2DEC([.AE19]);256)" office:value-type="float" office:value="91" calcext:value-type="float">
            <text:p>91</text:p>
          </table:table-cell>
          <table:table-cell table:formula="of:=MOD([.BY19]+HEX2DEC([.AF19]);256)" office:value-type="float" office:value="91" calcext:value-type="float">
            <text:p>91</text:p>
          </table:table-cell>
          <table:table-cell table:formula="of:=MOD([.BZ19]+HEX2DEC([.AG19]);256)" office:value-type="float" office:value="92" calcext:value-type="float">
            <text:p>92</text:p>
          </table:table-cell>
          <table:table-cell table:formula="of:=MOD([.CA19]+HEX2DEC([.AH19]);256)" office:value-type="float" office:value="92" calcext:value-type="float">
            <text:p>92</text:p>
          </table:table-cell>
          <table:table-cell table:formula="of:=MOD([.CB19]+HEX2DEC([.AI19]);256)" office:value-type="float" office:value="98" calcext:value-type="float">
            <text:p>98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683680AF00000EE01000010006D8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32;0|8;8828;408;1|9;9236;460;0|10;9696;408;1|11;10104;460;0|12;10564;408;1|13;10972;464;0|14;11436;408;1|15;11844;460;0|16;12304;384;1|17;12688;484;0|18;13172;408;1|19;13580;464;0|20;14044;408;1|21;14452;464;0|22;14916;404;1|23;15320;460;0|24;15780;408;1|25;16188;464;0|26;16652;408;1|27;17060;460;0|28;17520;408;1|29;17928;464;0|30;18392;404;1|31;18796;1336;0|32;20132;404;1|33;20536;464;0|34;21000;404;1|35;21404;464;0|36;21868;408;1|37;22276;464;0|38;22740;404;1|39;23144;464;0|40;23608;404;1|41;24012;464;0|42;24476;404;1|43;24880;464;0|44;25344;408;1|45;25752;464;0|46;26216;404;1|47;26620;1332;0|48;27952;408;1|49;28360;1332;0|50;29692;408;1|51;30100;1332;0|52;31432;408;1|53;31840;460;0|54;32300;408;1|55;32708;464;0|56;33172;404;1|57;33576;1332;0|58;34908;408;1|59;35316;464;0|60;35780;404;1|61;36184;464;0|62;36648;408;1|63;37056;464;0|64;37520;404;1|65;37924;464;0|66;38388;404;1|67;38792;464;0|68;39256;408;1|69;39664;464;0|70;40128;404;1|71;40532;464;0|72;40996;408;1|73;41404;460;0|74;41864;408;1|75;42272;464;0|76;42736;404;1|77;43140;464;0|78;43604;404;1|79;44008;464;0|80;44472;408;1|81;44880;460;0|82;45340;408;1|83;45748;464;0|84;46212;408;1|85;46620;460;0|86;47080;408;1|87;47488;460;0|88;47948;408;1|89;48356;464;0|90;48820;404;1|91;49224;464;0|92;49688;408;1|93;50096;464;0|94;50560;408;1|95;50968;460;0|96;51428;404;1|97;51832;464;0|98;52296;408;1|99;52704;464;0|100;53168;408;1|101;53576;460;0|102;54036;404;1|103;54440;464;0|104;54904;408;1|105;55312;464;0|106;55776;404;1|107;56180;464;0|108;56644;408;1|109;57052;464;0|110;57516;404;1|111;57920;464;0|112;58384;408;1|113;58792;460;0|114;59252;408;1|115;59660;464;0|116;60124;408;1|117;60532;460;0|118;60992;408;1|119;61400;1332;0|120;62732;408;1|121;63140;1328;0|122;64468;408;1|123;64876;460;0|124;65336;412;1|125;65748;460;0|126;66208;408;1|127;66616;460;0|128;67076;408;1|129;67484;464;0|130;67948;404;1|131;68352;464;0|132;68816;408;1|133;69224;10028;0|134;79252;3456;1|135;82708;1764;0|136;84472;408;1|137;84880;460;0|138;85340;408;1|139;85748;1332;0|140;87080;408;1|141;87488;464;0|142;87952;404;1|143;88356;464;0|144;88820;404;1|145;89224;464;0|146;89688;408;1|147;90096;464;0|148;90560;408;1|149;90968;460;0|150;91428;408;1|151;91836;460;0|152;92296;408;1|153;92704;464;0|154;93168;408;1|155;93576;460;0|156;94036;408;1|157;94444;460;0|158;94904;408;1|159;95312;464;0|160;95776;408;1|161;96184;460;0|162;96644;384;1|163;97028;1356;0|164;98384;408;1|165;98792;460;0|166;99252;380;1|167;99632;488;0|168;100120;408;1|169;100528;464;0|170;100992;408;1|171;101400;460;0|172;101860;404;1|173;102264;468;0|174;102732;404;1|175;103136;464;0|176;103600;408;1|177;104008;460;0|178;104468;408;1|179;104876;1332;0|180;106208;408;1|181;106616;1332;0|182;107948;404;1|183;108352;1332;0|184;109684;408;1|185;110092;460;0|186;110552;408;1|187;110960;464;0|188;111424;408;1|189;111832;1332;0|190;113164;404;1|191;113568;464;0|192;114032;408;1|193;114440;464;0|194;114904;404;1|195;115308;464;0|196;115772;408;1|197;116180;460;0|198;116640;408;1|199;117048;464;0|200;117512;404;1|201;117916;464;0|202;118380;404;1|203;118784;464;0|204;119248;408;1|205;119656;460;0|206;120116;408;1|207;120524;464;0|208;120988;408;1|209;121396;460;0|210;121856;408;1|211;122264;464;0|212;122728;404;1|213;123132;464;0|214;123596;408;1|215;124004;464;0|216;124468;404;1|217;124872;464;0|218;125336;404;1|219;125740;464;0|220;126204;408;1|221;126612;464;0|222;127076;404;1|223;127480;1332;0|224;128812;408;1|225;129220;464;0|226;129684;404;1|227;130088;1332;0|228;131420;436;1|229;131856;1304;0|230;133160;404;1|231;133564;464;0|232;134028;408;1|233;134436;460;0|234;134896;408;1|235;135304;1332;0|236;136636;408;1|237;137044;1332;0|238;138376;408;1|239;138784;460;0|240;139244;408;1|241;139652;1332;0|242;140984;408;1|243;141392;1332;0|244;142724;408;1|245;143132;460;0|246;143592;408;1|247;144000;460;0|248;144460;408;1|249;144868;464;0|250;145332;404;1|251;145736;464;0|252;146200;408;1|253;146608;460;0|254;147068;408;1|255;147476;464;0|256;147940;404;1|257;148344;464;0|258;148808;408;1|259;149216;460;0|260;149676;440;1|261;150116;432;0|262;150548;408;1|263;150956;1328;0|264;152284;412;1|265;152696;1328;0|266;154024;408;1|267;154432;1332;0|268;155764;408;1|269;156172;1332;0|270;157504;408;1|271;157912;1328;0|272;159240;408;1|273;159648;464;0|274;160112;408;1|275;160520;1328;0|276;161848;408;1|277;162256;464;0|278;162720;404;1|279;163124;1336;0|280;164460;404;1|281;164864;464;0|282;165328;408;1|283;165736;464;0|284;166200;404;1|285;166604;464;0|286;167068;404;1|287;167472;464;0|288;167936;432;1|289;168368;440;0|290;168808;404;1|291;169212;464;0|292;169676;404;1|293;170080;464;0|294;170544;408;1|295;170952;464;0|296;171416;404;1|297;171820;464;0|298;172284;404;1|299;172688;464;0|300;173152;408;1|301;173560;464;0|302;174024;404;1|303;174428;464;0|304;174892;404;1|305;175296;464;0|306;175760;408;1|307;176168;464;0|308;176632;404;1|309;177036;464;0|310;177500;408;1|311;177908;460;0|312;178368;408;1|313;178776;464;0|314;179240;404;1|315;179644;1336;0|316;180980;404;1|317;181384;1332;0|318;182716;408;1|319;183124;1332;0|320;184456;404;1|321;184860;464;0|322;185324;408;1|323;185732;464;0|324;186196;436;1|325;186632;432;0|326;187064;404;1|327;187468;464;0|328;187932;404;1|329;188336;468;0|330;188804;404;1|331;189208;464;0|332;189672;408;1|333;190080;460;0|334;190540;408;1|335;190948;464;0|336;191412;404;1|337;191816;464;0|338;192280;408;1|339;192688;1328;0|340;194016;412;1|341;194428;1328;0|342;195756;408;1|343;196164;1332;0|344;197496;408;1|345;197904;460;0|346;198364;408;1|347;198772;464;0|348;199236;404;1|349;199640;464;0|350;200104;408;1|351;200512;460;0|352;200972;408;1|353;201380;1332;0|354;202712;408;1|355;203120;464;0|356;203584;404;1|357;203988;464;0|358;204452;408;1|359;204860;460;0|360;205320;408;1|361;205728;460;0|362;206188;408;1|363;206596;464;0|364;207060;436;1|365;207496;432;0|366;207928;408;1|367;208336;464;0|368;208800;404;1|369;209204;464;0|370;209668;408;1|371;210076;460;0|372;210536;408;1|373;210944;460;0|374;211404;408;1|375;211812;464;0|376;212276;408;1|377;212684;1328;0|378;214012;412;1|379;214424;460;0|380;214884;408;1|381;215292;464;0|382;215756;404;1|383;216160;464;0|384;216624;408;1|385;217032;460;0|386;217492;408;1|387;217900;464;0|388;218364;404;1|389;218768;460;0|390;219228;412;1|391;219640;460;0|392;220100;408;1|393;220508;464;0|394;220972;404;1|395;221376;464;0|396;221840;408;1|397;222248;460;0|398;222708;408;1|399;223116;464;0|400;223580;404;1|401;223984;464;0|402;224448;408;1|403;224856;460;0|404;225316;408;1|405;225724;464;0|406;226188;408;1|407;226596;460;0|408;227056;404;1|409;227460;464;0|410;227924;408;1|411;228332;1332;0|412;229664;408;1|413;230072;1332;0|414;231404;408;1|415;231812;460;0|416;232272;408;1|417;232680;460;0|418;233140;408;1|419;233548;464;0|420;234012;404;1|421;234416;464;0|422;234880;408;1|423;235288;464;0|424;235752;404;1|425;236156;464;0|426;236620;404;1|427;237024;464;0|428;237488;408;1|429;237896;464;0|430;238360;408;1|431;238768;1332;0|432;240100;404;1|433;240504;1332;0|434;241836;408;1|435;242244;460;0|436;242704;408;1|437;243112;1332;0|438;244444;408;1|439;244852;1332;0|440;246184;408;1|</text:p>
          </table:table-cell>
          <table:table-cell table:style-name="ce7" table:formula="of:=LEFT([.D20];16)" office:value-type="string" office:string-value="0220E00400000006" calcext:value-type="string">
            <text:p>0220E00400000006</text:p>
          </table:table-cell>
          <table:table-cell table:style-name="ce7" table:formula="of:=RIGHT([.D20];(27*2)-16)" office:value-type="string" office:string-value="0220E00400683680AF00000EE01000010006D8" calcext:value-type="string">
            <text:p>0220E00400683680AF00000EE01000010006D8</text:p>
          </table:table-cell>
          <table:table-cell table:style-name="ce6"/>
          <table:table-cell table:style-name="ce6" office:value-type="string" calcext:value-type="string">
            <text:p>FAN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0];2*[.R$1]);2);8);4) &amp; RIGHT(HEX2BIN(RIGHT(LEFT([.$J20];2*[.R$1]);2);8);4);2)" office:value-type="string" office:string-value="02" calcext:value-type="string">
            <text:p>02</text:p>
          </table:table-cell>
          <table:table-cell table:style-name="ce6" table:formula="of:=BIN2HEX(LEFT(HEX2BIN(RIGHT(LEFT([.$J20];2*[.S$1]);2);8);4) &amp; RIGHT(HEX2BIN(RIGHT(LEFT([.$J20];2*[.S$1]);2);8);4);2)" office:value-type="string" office:string-value="20" calcext:value-type="string">
            <text:p>20</text:p>
          </table:table-cell>
          <table:table-cell table:style-name="ce6" table:formula="of:=BIN2HEX(LEFT(HEX2BIN(RIGHT(LEFT([.$J20];2*[.T$1]);2);8);4) &amp; RIGHT(HEX2BIN(RIGHT(LEFT([.$J20];2*[.T$1]);2);8);4);2)" office:value-type="string" office:string-value="E0" calcext:value-type="string">
            <text:p>E0</text:p>
          </table:table-cell>
          <table:table-cell table:style-name="ce6" table:formula="of:=BIN2HEX(LEFT(HEX2BIN(RIGHT(LEFT([.$J20];2*[.U$1]);2);8);4) &amp; RIGHT(HEX2BIN(RIGHT(LEFT([.$J20];2*[.U$1]);2);8);4);2)" office:value-type="string" office:string-value="04" calcext:value-type="string">
            <text:p>04</text:p>
          </table:table-cell>
          <table:table-cell table:style-name="ce6" table:formula="of:=BIN2HEX(LEFT(HEX2BIN(RIGHT(LEFT([.$J20];2*[.V$1]);2);8);4) &amp; RIGHT(HEX2BIN(RIGHT(LEFT([.$J20];2*[.V$1]);2);8);4);2)" office:value-type="string" office:string-value="00" calcext:value-type="string">
            <text:p>00</text:p>
          </table:table-cell>
          <table:table-cell table:style-name="ce14" table:formula="of:=BIN2HEX(LEFT(HEX2BIN(RIGHT(LEFT([.$J20];2*[.W$1]);2);8);4) &amp; RIGHT(HEX2BIN(RIGHT(LEFT([.$J20];2*[.W$1]);2);8);4);2)" office:value-type="string" office:string-value="68" calcext:value-type="string">
            <text:p>68</text:p>
          </table:table-cell>
          <table:table-cell table:style-name="ce17" table:formula="of:=BIN2HEX(LEFT(HEX2BIN(RIGHT(LEFT([.$J20];2*[.X$1]);2);8);4) &amp; RIGHT(HEX2BIN(RIGHT(LEFT([.$J20];2*[.X$1]);2);8);4);2)" office:value-type="string" office:string-value="36" calcext:value-type="string">
            <text:p>36</text:p>
          </table:table-cell>
          <table:table-cell table:style-name="ce6" table:formula="of:=BIN2HEX(LEFT(HEX2BIN(RIGHT(LEFT([.$J20];2*[.Y$1]);2);8);4) &amp; RIGHT(HEX2BIN(RIGHT(LEFT([.$J20];2*[.Y$1]);2);8);4);2)" office:value-type="string" office:string-value="80" calcext:value-type="string">
            <text:p>80</text:p>
          </table:table-cell>
          <table:table-cell table:style-name="ce6" table:formula="of:=BIN2HEX(LEFT(HEX2BIN(RIGHT(LEFT([.$J20];2*[.Z$1]);2);8);4) &amp; RIGHT(HEX2BIN(RIGHT(LEFT([.$J20];2*[.Z$1]);2);8);4);2)" office:value-type="string" office:string-value="AF" calcext:value-type="string">
            <text:p>AF</text:p>
          </table:table-cell>
          <table:table-cell table:style-name="ce6" table:formula="of:=BIN2HEX(LEFT(HEX2BIN(RIGHT(LEFT([.$J20];2*[.AA$1]);2);8);4) &amp; RIGHT(HEX2BIN(RIGHT(LEFT([.$J20];2*[.AA$1]);2);8);4);2)" office:value-type="string" office:string-value="00" calcext:value-type="string">
            <text:p>00</text:p>
          </table:table-cell>
          <table:table-cell table:style-name="ce6" table:formula="of:=BIN2HEX(LEFT(HEX2BIN(RIGHT(LEFT([.$J20];2*[.AB$1]);2);8);4) &amp; RIGHT(HEX2BIN(RIGHT(LEFT([.$J20];2*[.AB$1]);2);8);4);2)" office:value-type="string" office:string-value="00" calcext:value-type="string">
            <text:p>00</text:p>
          </table:table-cell>
          <table:table-cell table:style-name="ce6" table:formula="of:=BIN2HEX(LEFT(HEX2BIN(RIGHT(LEFT([.$J20];2*[.AC$1]);2);8);4) &amp; RIGHT(HEX2BIN(RIGHT(LEFT([.$J20];2*[.AC$1]);2);8);4);2)" office:value-type="string" office:string-value="0E" calcext:value-type="string">
            <text:p>0E</text:p>
          </table:table-cell>
          <table:table-cell table:style-name="ce6" table:formula="of:=BIN2HEX(LEFT(HEX2BIN(RIGHT(LEFT([.$J20];2*[.AD$1]);2);8);4) &amp; RIGHT(HEX2BIN(RIGHT(LEFT([.$J20];2*[.AD$1]);2);8);4);2)" office:value-type="string" office:string-value="E0" calcext:value-type="string">
            <text:p>E0</text:p>
          </table:table-cell>
          <table:table-cell table:style-name="ce6" table:formula="of:=BIN2HEX(LEFT(HEX2BIN(RIGHT(LEFT([.$J20];2*[.AE$1]);2);8);4) &amp; RIGHT(HEX2BIN(RIGHT(LEFT([.$J20];2*[.AE$1]);2);8);4);2)" office:value-type="string" office:string-value="10" calcext:value-type="string">
            <text:p>10</text:p>
          </table:table-cell>
          <table:table-cell table:style-name="ce6" table:formula="of:=BIN2HEX(LEFT(HEX2BIN(RIGHT(LEFT([.$J20];2*[.AF$1]);2);8);4) &amp; RIGHT(HEX2BIN(RIGHT(LEFT([.$J20];2*[.AF$1]);2);8);4);2)" office:value-type="string" office:string-value="00" calcext:value-type="string">
            <text:p>00</text:p>
          </table:table-cell>
          <table:table-cell table:style-name="ce6" table:formula="of:=BIN2HEX(LEFT(HEX2BIN(RIGHT(LEFT([.$J20];2*[.AG$1]);2);8);4) &amp; RIGHT(HEX2BIN(RIGHT(LEFT([.$J20];2*[.AG$1]);2);8);4);2)" office:value-type="string" office:string-value="01" calcext:value-type="string">
            <text:p>01</text:p>
          </table:table-cell>
          <table:table-cell table:style-name="ce6" table:formula="of:=BIN2HEX(LEFT(HEX2BIN(RIGHT(LEFT([.$J20];2*[.AH$1]);2);8);4) &amp; RIGHT(HEX2BIN(RIGHT(LEFT([.$J20];2*[.AH$1]);2);8);4);2)" office:value-type="string" office:string-value="00" calcext:value-type="string">
            <text:p>00</text:p>
          </table:table-cell>
          <table:table-cell table:style-name="ce6" table:formula="of:=BIN2HEX(LEFT(HEX2BIN(RIGHT(LEFT([.$J20];2*[.AI$1]);2);8);4) &amp; RIGHT(HEX2BIN(RIGHT(LEFT([.$J20];2*[.AI$1]);2);8);4);2)" office:value-type="string" office:string-value="06" calcext:value-type="string">
            <text:p>06</text:p>
          </table:table-cell>
          <table:table-cell table:style-name="ce21" table:formula="of:=BIN2HEX(LEFT(HEX2BIN(RIGHT(LEFT([.$J20];2*[.AJ$1]);2);8);4) &amp; RIGHT(HEX2BIN(RIGHT(LEFT([.$J20];2*[.AJ$1]);2);8);4);2)" office:value-type="string" office:string-value="D8" calcext:value-type="string">
            <text:p>D8</text:p>
          </table:table-cell>
          <table:table-cell table:style-name="ce23" table:formula="of:=DEC2HEX([.CC20];2)" office:value-type="string" office:string-value="D8" calcext:value-type="string">
            <text:p>D8</text:p>
          </table:table-cell>
          <table:table-cell table:style-name="ce27" table:formula="of:=HEX2BIN([.W20];8)" office:value-type="string" office:string-value="01101000" calcext:value-type="string">
            <text:p>01101000</text:p>
          </table:table-cell>
          <table:table-cell table:style-name="ce10" table:formula="of:=LEFT([.AL20];4)" office:value-type="string" office:string-value="0110" calcext:value-type="string">
            <text:p>0110</text:p>
          </table:table-cell>
          <table:table-cell table:style-name="ce10" table:formula="of:=RIGHT([.AM20];1)" office:value-type="string" office:string-value="0" calcext:value-type="string">
            <text:p>0</text:p>
          </table:table-cell>
          <table:table-cell table:style-name="ce30" table:formula="of:=HEX2BIN([.X20];8)" office:value-type="string" office:string-value="00110110" calcext:value-type="string">
            <text:p>00110110</text:p>
          </table:table-cell>
          <table:table-cell table:style-name="ce32" table:formula="of:=LEFT([.AO20];1)" office:value-type="string" office:string-value="0" calcext:value-type="string">
            <text:p>0</text:p>
          </table:table-cell>
          <table:table-cell table:style-name="ce32" table:formula="of:=RIGHT(LEFT([.AO20];2);1)" office:value-type="string" office:string-value="0" calcext:value-type="string">
            <text:p>0</text:p>
          </table:table-cell>
          <table:table-cell table:style-name="ce32" table:formula="of:=RIGHT(LEFT([.AO20];3);1)" office:value-type="string" office:string-value="1" calcext:value-type="string">
            <text:p>1</text:p>
          </table:table-cell>
          <table:table-cell table:style-name="ce32" table:formula="of:=RIGHT(LEFT([.$AO20];4);1)" office:value-type="string" office:string-value="1" calcext:value-type="string">
            <text:p>1</text:p>
          </table:table-cell>
          <table:table-cell table:style-name="ce32" table:formula="of:=RIGHT(LEFT([.$AO20];5);1)" office:value-type="string" office:string-value="0" calcext:value-type="string">
            <text:p>0</text:p>
          </table:table-cell>
          <table:table-cell table:style-name="ce32" table:formula="of:=RIGHT(LEFT([.$AO20];6);1)" office:value-type="string" office:string-value="1" calcext:value-type="string">
            <text:p>1</text:p>
          </table:table-cell>
          <table:table-cell table:style-name="ce32" table:formula="of:=RIGHT(LEFT([.$AO20];7);1)" office:value-type="string" office:string-value="1" calcext:value-type="string">
            <text:p>1</text:p>
          </table:table-cell>
          <table:table-cell table:style-name="ce32" table:formula="of:=RIGHT(LEFT([.$AO20];8);1)" office:value-type="string" office:string-value="0" calcext:value-type="string">
            <text:p>0</text:p>
          </table:table-cell>
          <table:table-cell/>
          <table:table-cell table:style-name="ce6" table:formula="of:=[.AS20]" office:value-type="string" office:string-value="1" calcext:value-type="string">
            <text:p>1</text:p>
          </table:table-cell>
          <table:table-cell table:style-name="ce6" table:formula="of:=[.AT20]" office:value-type="string" office:string-value="0" calcext:value-type="string">
            <text:p>0</text:p>
          </table:table-cell>
          <table:table-cell table:style-name="ce6" table:formula="of:=[.AU20]" office:value-type="string" office:string-value="1" calcext:value-type="string">
            <text:p>1</text:p>
          </table:table-cell>
          <table:table-cell table:style-name="ce6" table:formula="of:=[.AV20]" office:value-type="string" office:string-value="1" calcext:value-type="string">
            <text:p>1</text:p>
          </table:table-cell>
          <table:table-cell table:formula="of:=BIN2DEC([.AY20]&amp;[.AZ20]&amp;[.BA20]&amp;[.BB20])" office:value-type="float" office:value="11" calcext:value-type="float">
            <text:p>11</text:p>
          </table:table-cell>
          <table:table-cell table:style-name="ce36" table:formula="of:=16+[.BC20]" office:value-type="float" office:value="27" calcext:value-type="float">
            <text:p>27</text:p>
          </table:table-cell>
          <table:table-cell/>
          <table:table-cell table:style-name="ce39" table:formula="of:=HEX2BIN([.Z20];8)" office:value-type="string" office:string-value="10101111" calcext:value-type="string">
            <text:p>10101111</text:p>
          </table:table-cell>
          <table:table-cell table:style-name="ce6" table:formula="of:=LEFT([.BF20];4)" office:value-type="string" office:string-value="1010" calcext:value-type="string">
            <text:p>1010</text:p>
          </table:table-cell>
          <table:table-cell table:style-name="ce6" table:formula="of:=RIGHT([.BF20];4)" office:value-type="string" office:string-value="1111" calcext:value-type="string">
            <text:p>1111</text:p>
          </table:table-cell>
          <table:table-cell/>
          <table:table-cell table:style-name="ce10" table:formula="of:=HEX2BIN([.AE20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20])+HEX2DEC([.S20]);256)" office:value-type="float" office:value="34" calcext:value-type="float">
            <text:p>34</text:p>
          </table:table-cell>
          <table:table-cell table:formula="of:=MOD([.BM20]+HEX2DEC([.T20]);256)" office:value-type="float" office:value="2" calcext:value-type="float">
            <text:p>2</text:p>
          </table:table-cell>
          <table:table-cell table:formula="of:=MOD([.BN20]+HEX2DEC([.U20]);256)" office:value-type="float" office:value="6" calcext:value-type="float">
            <text:p>6</text:p>
          </table:table-cell>
          <table:table-cell table:formula="of:=MOD([.BO20]+HEX2DEC([.V20]);256)" office:value-type="float" office:value="6" calcext:value-type="float">
            <text:p>6</text:p>
          </table:table-cell>
          <table:table-cell table:formula="of:=MOD([.BP20]+HEX2DEC([.W20]);256)" office:value-type="float" office:value="110" calcext:value-type="float">
            <text:p>110</text:p>
          </table:table-cell>
          <table:table-cell table:formula="of:=MOD([.BQ20]+HEX2DEC([.X20]);256)" office:value-type="float" office:value="164" calcext:value-type="float">
            <text:p>164</text:p>
          </table:table-cell>
          <table:table-cell table:formula="of:=MOD([.BR20]+HEX2DEC([.Y20]);256)" office:value-type="float" office:value="36" calcext:value-type="float">
            <text:p>36</text:p>
          </table:table-cell>
          <table:table-cell table:formula="of:=MOD([.BS20]+HEX2DEC([.Z20]);256)" office:value-type="float" office:value="211" calcext:value-type="float">
            <text:p>211</text:p>
          </table:table-cell>
          <table:table-cell table:formula="of:=MOD([.BT20]+HEX2DEC([.AA20]);256)" office:value-type="float" office:value="211" calcext:value-type="float">
            <text:p>211</text:p>
          </table:table-cell>
          <table:table-cell table:formula="of:=MOD([.BU20]+HEX2DEC([.AB20]);256)" office:value-type="float" office:value="211" calcext:value-type="float">
            <text:p>211</text:p>
          </table:table-cell>
          <table:table-cell table:formula="of:=MOD([.BV20]+HEX2DEC([.AC20]);256)" office:value-type="float" office:value="225" calcext:value-type="float">
            <text:p>225</text:p>
          </table:table-cell>
          <table:table-cell table:formula="of:=MOD([.BW20]+HEX2DEC([.AD20]);256)" office:value-type="float" office:value="193" calcext:value-type="float">
            <text:p>193</text:p>
          </table:table-cell>
          <table:table-cell table:formula="of:=MOD([.BX20]+HEX2DEC([.AE20]);256)" office:value-type="float" office:value="209" calcext:value-type="float">
            <text:p>209</text:p>
          </table:table-cell>
          <table:table-cell table:formula="of:=MOD([.BY20]+HEX2DEC([.AF20]);256)" office:value-type="float" office:value="209" calcext:value-type="float">
            <text:p>209</text:p>
          </table:table-cell>
          <table:table-cell table:formula="of:=MOD([.BZ20]+HEX2DEC([.AG20]);256)" office:value-type="float" office:value="210" calcext:value-type="float">
            <text:p>210</text:p>
          </table:table-cell>
          <table:table-cell table:formula="of:=MOD([.CA20]+HEX2DEC([.AH20]);256)" office:value-type="float" office:value="210" calcext:value-type="float">
            <text:p>210</text:p>
          </table:table-cell>
          <table:table-cell table:formula="of:=MOD([.CB20]+HEX2DEC([.AI20]);256)" office:value-type="float" office:value="216" calcext:value-type="float">
            <text:p>216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283280AF00000EE0100001000694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4;1|7;7492;1332;0|8;8824;408;1|9;9232;464;0|10;9696;404;1|11;10100;464;0|12;10564;408;1|13;10972;464;0|14;11436;404;1|15;11840;460;0|16;12300;408;1|17;12708;464;0|18;13172;408;1|19;13580;460;0|20;14040;408;1|21;14448;464;0|22;14912;404;1|23;15316;464;0|24;15780;412;1|25;16192;456;0|26;16648;384;1|27;17032;484;0|28;17516;408;1|29;17924;464;0|30;18388;408;1|31;18796;1332;0|32;20128;408;1|33;20536;460;0|34;20996;408;1|35;21404;464;0|36;21868;380;1|37;22248;488;0|38;22736;408;1|39;23144;460;0|40;23604;408;1|41;24012;464;0|42;24476;404;1|43;24880;464;0|44;25344;408;1|45;25752;464;0|46;26216;404;1|47;26620;1332;0|48;27952;408;1|49;28360;1328;0|50;29688;412;1|51;30100;1332;0|52;31432;404;1|53;31836;464;0|54;32300;404;1|55;32704;464;0|56;33168;436;1|57;33604;1304;0|58;34908;408;1|59;35316;460;0|60;35776;408;1|61;36184;460;0|62;36644;408;1|63;37052;464;0|64;37516;408;1|65;37924;460;0|66;38384;408;1|67;38792;460;0|68;39252;408;1|69;39660;464;0|70;40124;384;1|71;40508;488;0|72;40996;404;1|73;41400;464;0|74;41864;408;1|75;42272;460;0|76;42732;404;1|77;43136;464;0|78;43600;408;1|79;44008;464;0|80;44472;404;1|81;44876;464;0|82;45340;408;1|83;45748;460;0|84;46208;408;1|85;46616;464;0|86;47080;408;1|87;47488;460;0|88;47948;408;1|89;48356;464;0|90;48820;404;1|91;49224;464;0|92;49688;404;1|93;50092;464;0|94;50556;408;1|95;50964;460;0|96;51424;408;1|97;51832;464;0|98;52296;404;1|99;52700;468;0|100;53168;404;1|101;53572;464;0|102;54036;404;1|103;54440;464;0|104;54904;408;1|105;55312;460;0|106;55772;404;1|107;56176;468;0|108;56644;404;1|109;57048;464;0|110;57512;408;1|111;57920;460;0|112;58380;404;1|113;58784;464;0|114;59248;408;1|115;59656;464;0|116;60120;408;1|117;60528;464;0|118;60992;404;1|119;61396;1332;0|120;62728;408;1|121;63136;1332;0|122;64468;404;1|123;64872;464;0|124;65336;408;1|125;65744;464;0|126;66208;404;1|127;66612;464;0|128;67076;408;1|129;67484;460;0|130;67944;408;1|131;68352;460;0|132;68812;408;1|133;69220;10032;0|134;79252;3448;1|135;82700;1768;0|136;84468;408;1|137;84876;460;0|138;85336;384;1|139;85720;1356;0|140;87076;408;1|141;87484;464;0|142;87948;404;1|143;88352;464;0|144;88816;404;1|145;89220;464;0|146;89684;408;1|147;90092;460;0|148;90552;408;1|149;90960;464;0|150;91424;408;1|151;91832;460;0|152;92292;408;1|153;92700;464;0|154;93164;404;1|155;93568;464;0|156;94032;408;1|157;94440;460;0|158;94900;408;1|159;95308;460;0|160;95768;408;1|161;96176;464;0|162;96640;408;1|163;97048;1328;0|164;98376;412;1|165;98788;460;0|166;99248;432;1|167;99680;440;0|168;100120;404;1|169;100524;460;0|170;100984;408;1|171;101392;464;0|172;101856;408;1|173;102264;460;0|174;102724;408;1|175;103132;464;0|176;103596;404;1|177;104000;464;0|178;104464;408;1|179;104872;1332;0|180;106204;404;1|181;106608;1336;0|182;107944;408;1|183;108352;1328;0|184;109680;408;1|185;110088;464;0|186;110552;404;1|187;110956;468;0|188;111424;400;1|189;111824;1336;0|190;113160;408;1|191;113568;460;0|192;114028;408;1|193;114436;460;0|194;114896;408;1|195;115304;464;0|196;115768;404;1|197;116172;464;0|198;116636;408;1|199;117044;460;0|200;117504;408;1|201;117912;464;0|202;118376;408;1|203;118784;460;0|204;119244;408;1|205;119652;464;0|206;120116;404;1|207;120520;464;0|208;120984;408;1|209;121392;460;0|210;121852;408;1|211;122260;460;0|212;122720;412;1|213;123132;460;0|214;123592;408;1|215;124000;464;0|216;124464;404;1|217;124868;460;0|218;125328;408;1|219;125736;464;0|220;126200;408;1|221;126608;464;0|222;127072;400;1|223;127472;1336;0|224;128808;408;1|225;129216;448;0|226;129664;420;1|227;130084;1332;0|228;131416;408;1|229;131824;460;0|230;132284;408;1|231;132692;464;0|232;133156;404;1|233;133560;468;0|234;134028;404;1|235;134432;1332;0|236;135764;408;1|237;136172;464;0|238;136636;404;1|239;137040;460;0|240;137500;464;1|241;137964;1276;0|242;139240;408;1|243;139648;1332;0|244;140980;408;1|245;141388;460;0|246;141848;408;1|247;142256;464;0|248;142720;404;1|249;143124;464;0|250;143588;408;1|251;143996;464;0|252;144460;404;1|253;144864;460;0|254;145324;408;1|255;145732;464;0|256;146196;408;1|257;146604;464;0|258;147068;404;1|259;147472;464;0|260;147936;408;1|261;148344;460;0|262;148804;408;1|263;149212;1332;0|264;150544;408;1|265;150952;1332;0|266;152284;404;1|267;152688;1332;0|268;154020;436;1|269;154456;1304;0|270;155760;408;1|271;156168;1336;0|272;157504;404;1|273;157908;460;0|274;158368;404;1|275;158772;1336;0|276;160108;404;1|277;160512;464;0|278;160976;408;1|279;161384;1332;0|280;162716;408;1|281;163124;460;0|282;163584;408;1|283;163992;460;0|284;164452;408;1|285;164860;464;0|286;165324;408;1|287;165732;460;0|288;166192;408;1|289;166600;464;0|290;167064;404;1|291;167468;464;0|292;167932;408;1|293;168340;460;0|294;168800;408;1|295;169208;460;0|296;169668;408;1|297;170076;464;0|298;170540;408;1|299;170948;460;0|300;171408;408;1|301;171816;464;0|302;172280;408;1|303;172688;460;0|304;173148;408;1|305;173556;460;0|306;174016;408;1|307;174424;460;0|308;174884;412;1|309;175296;464;0|310;175760;404;1|311;176164;464;0|312;176628;404;1|313;177032;464;0|314;177496;408;1|315;177904;1328;0|316;179232;408;1|317;179640;1332;0|318;180972;408;1|319;181380;1332;0|320;182712;408;1|321;183120;460;0|322;183580;408;1|323;183988;460;0|324;184448;408;1|325;184856;464;0|326;185320;408;1|327;185728;464;0|328;186192;404;1|329;186596;464;0|330;187060;408;1|331;187468;460;0|332;187928;408;1|333;188336;464;0|334;188800;404;1|335;189204;464;0|336;189668;404;1|337;190072;464;0|338;190536;408;1|339;190944;1332;0|340;192276;408;1|341;192684;1332;0|342;194016;404;1|343;194420;1332;0|344;195752;408;1|345;196160;464;0|346;196624;404;1|347;197028;464;0|348;197492;404;1|349;197896;464;0|350;198360;408;1|351;198768;464;0|352;199232;408;1|353;199640;1328;0|354;200968;408;1|355;201376;464;0|356;201840;408;1|357;202248;460;0|358;202708;408;1|359;203116;460;0|360;203576;408;1|361;203984;464;0|362;204448;408;1|363;204856;460;0|364;205316;408;1|365;205724;464;0|366;206188;404;1|367;206592;464;0|368;207056;408;1|369;207464;460;0|370;207924;408;1|371;208332;464;0|372;208796;404;1|373;209200;464;0|374;209664;404;1|375;210068;464;0|376;210532;408;1|377;210940;1332;0|378;212272;408;1|379;212680;460;0|380;213140;408;1|381;213548;464;0|382;214012;408;1|383;214420;460;0|384;214880;408;1|385;215288;460;0|386;215748;408;1|387;216156;464;0|388;216620;408;1|389;217028;460;0|390;217488;408;1|391;217896;460;0|392;218356;408;1|393;218764;464;0|394;219228;408;1|395;219636;460;0|396;220096;408;1|397;220504;464;0|398;220968;404;1|399;221372;464;0|400;221836;408;1|401;222244;460;0|402;222704;408;1|403;223112;464;0|404;223576;404;1|405;223980;464;0|406;224444;404;1|407;224848;468;0|408;225316;404;1|409;225720;460;0|410;226180;408;1|411;226588;1336;0|412;227924;404;1|413;228328;1332;0|414;229660;436;1|415;230096;436;0|416;230532;404;1|417;230936;464;0|418;231400;404;1|419;231804;464;0|420;232268;408;1|421;232676;464;0|422;233140;404;1|423;233544;464;0|424;234008;404;1|425;234412;464;0|426;234876;408;1|427;235284;464;0|428;235748;408;1|429;236156;1328;0|430;237484;408;1|431;237892;460;0|432;238352;408;1|433;238760;1332;0|434;240092;408;1|435;240500;464;0|436;240964;404;1|437;241368;464;0|438;241832;408;1|439;242240;1332;0|440;243572;408;1|</text:p>
          </table:table-cell>
          <table:table-cell table:style-name="ce7" table:formula="of:=LEFT([.D21];16)" office:value-type="string" office:string-value="0220E00400000006" calcext:value-type="string">
            <text:p>0220E00400000006</text:p>
          </table:table-cell>
          <table:table-cell table:style-name="ce7" table:formula="of:=RIGHT([.D21];(27*2)-16)" office:value-type="string" office:string-value="0220E00400283280AF00000EE0100001000694" calcext:value-type="string">
            <text:p>0220E00400283280AF00000EE010000100069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string" calcext:value-type="string">
            <text:p>DRY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1];2*[.R$1]);2);8);4) &amp; RIGHT(HEX2BIN(RIGHT(LEFT([.$J21];2*[.R$1]);2);8);4);2)" office:value-type="string" office:string-value="02" calcext:value-type="string">
            <text:p>02</text:p>
          </table:table-cell>
          <table:table-cell table:style-name="ce6" table:formula="of:=BIN2HEX(LEFT(HEX2BIN(RIGHT(LEFT([.$J21];2*[.S$1]);2);8);4) &amp; RIGHT(HEX2BIN(RIGHT(LEFT([.$J21];2*[.S$1]);2);8);4);2)" office:value-type="string" office:string-value="20" calcext:value-type="string">
            <text:p>20</text:p>
          </table:table-cell>
          <table:table-cell table:style-name="ce6" table:formula="of:=BIN2HEX(LEFT(HEX2BIN(RIGHT(LEFT([.$J21];2*[.T$1]);2);8);4) &amp; RIGHT(HEX2BIN(RIGHT(LEFT([.$J21];2*[.T$1]);2);8);4);2)" office:value-type="string" office:string-value="E0" calcext:value-type="string">
            <text:p>E0</text:p>
          </table:table-cell>
          <table:table-cell table:style-name="ce6" table:formula="of:=BIN2HEX(LEFT(HEX2BIN(RIGHT(LEFT([.$J21];2*[.U$1]);2);8);4) &amp; RIGHT(HEX2BIN(RIGHT(LEFT([.$J21];2*[.U$1]);2);8);4);2)" office:value-type="string" office:string-value="04" calcext:value-type="string">
            <text:p>04</text:p>
          </table:table-cell>
          <table:table-cell table:style-name="ce6" table:formula="of:=BIN2HEX(LEFT(HEX2BIN(RIGHT(LEFT([.$J21];2*[.V$1]);2);8);4) &amp; RIGHT(HEX2BIN(RIGHT(LEFT([.$J21];2*[.V$1]);2);8);4);2)" office:value-type="string" office:string-value="00" calcext:value-type="string">
            <text:p>00</text:p>
          </table:table-cell>
          <table:table-cell table:style-name="ce14" table:formula="of:=BIN2HEX(LEFT(HEX2BIN(RIGHT(LEFT([.$J21];2*[.W$1]);2);8);4) &amp; RIGHT(HEX2BIN(RIGHT(LEFT([.$J21];2*[.W$1]);2);8);4);2)" office:value-type="string" office:string-value="28" calcext:value-type="string">
            <text:p>28</text:p>
          </table:table-cell>
          <table:table-cell table:style-name="ce17" table:formula="of:=BIN2HEX(LEFT(HEX2BIN(RIGHT(LEFT([.$J21];2*[.X$1]);2);8);4) &amp; RIGHT(HEX2BIN(RIGHT(LEFT([.$J21];2*[.X$1]);2);8);4);2)" office:value-type="string" office:string-value="32" calcext:value-type="string">
            <text:p>32</text:p>
          </table:table-cell>
          <table:table-cell table:style-name="ce6" table:formula="of:=BIN2HEX(LEFT(HEX2BIN(RIGHT(LEFT([.$J21];2*[.Y$1]);2);8);4) &amp; RIGHT(HEX2BIN(RIGHT(LEFT([.$J21];2*[.Y$1]);2);8);4);2)" office:value-type="string" office:string-value="80" calcext:value-type="string">
            <text:p>80</text:p>
          </table:table-cell>
          <table:table-cell table:style-name="ce6" table:formula="of:=BIN2HEX(LEFT(HEX2BIN(RIGHT(LEFT([.$J21];2*[.Z$1]);2);8);4) &amp; RIGHT(HEX2BIN(RIGHT(LEFT([.$J21];2*[.Z$1]);2);8);4);2)" office:value-type="string" office:string-value="AF" calcext:value-type="string">
            <text:p>AF</text:p>
          </table:table-cell>
          <table:table-cell table:style-name="ce6" table:formula="of:=BIN2HEX(LEFT(HEX2BIN(RIGHT(LEFT([.$J21];2*[.AA$1]);2);8);4) &amp; RIGHT(HEX2BIN(RIGHT(LEFT([.$J21];2*[.AA$1]);2);8);4);2)" office:value-type="string" office:string-value="00" calcext:value-type="string">
            <text:p>00</text:p>
          </table:table-cell>
          <table:table-cell table:style-name="ce6" table:formula="of:=BIN2HEX(LEFT(HEX2BIN(RIGHT(LEFT([.$J21];2*[.AB$1]);2);8);4) &amp; RIGHT(HEX2BIN(RIGHT(LEFT([.$J21];2*[.AB$1]);2);8);4);2)" office:value-type="string" office:string-value="00" calcext:value-type="string">
            <text:p>00</text:p>
          </table:table-cell>
          <table:table-cell table:style-name="ce6" table:formula="of:=BIN2HEX(LEFT(HEX2BIN(RIGHT(LEFT([.$J21];2*[.AC$1]);2);8);4) &amp; RIGHT(HEX2BIN(RIGHT(LEFT([.$J21];2*[.AC$1]);2);8);4);2)" office:value-type="string" office:string-value="0E" calcext:value-type="string">
            <text:p>0E</text:p>
          </table:table-cell>
          <table:table-cell table:style-name="ce6" table:formula="of:=BIN2HEX(LEFT(HEX2BIN(RIGHT(LEFT([.$J21];2*[.AD$1]);2);8);4) &amp; RIGHT(HEX2BIN(RIGHT(LEFT([.$J21];2*[.AD$1]);2);8);4);2)" office:value-type="string" office:string-value="E0" calcext:value-type="string">
            <text:p>E0</text:p>
          </table:table-cell>
          <table:table-cell table:style-name="ce6" table:formula="of:=BIN2HEX(LEFT(HEX2BIN(RIGHT(LEFT([.$J21];2*[.AE$1]);2);8);4) &amp; RIGHT(HEX2BIN(RIGHT(LEFT([.$J21];2*[.AE$1]);2);8);4);2)" office:value-type="string" office:string-value="10" calcext:value-type="string">
            <text:p>10</text:p>
          </table:table-cell>
          <table:table-cell table:style-name="ce6" table:formula="of:=BIN2HEX(LEFT(HEX2BIN(RIGHT(LEFT([.$J21];2*[.AF$1]);2);8);4) &amp; RIGHT(HEX2BIN(RIGHT(LEFT([.$J21];2*[.AF$1]);2);8);4);2)" office:value-type="string" office:string-value="00" calcext:value-type="string">
            <text:p>00</text:p>
          </table:table-cell>
          <table:table-cell table:style-name="ce6" table:formula="of:=BIN2HEX(LEFT(HEX2BIN(RIGHT(LEFT([.$J21];2*[.AG$1]);2);8);4) &amp; RIGHT(HEX2BIN(RIGHT(LEFT([.$J21];2*[.AG$1]);2);8);4);2)" office:value-type="string" office:string-value="01" calcext:value-type="string">
            <text:p>01</text:p>
          </table:table-cell>
          <table:table-cell table:style-name="ce6" table:formula="of:=BIN2HEX(LEFT(HEX2BIN(RIGHT(LEFT([.$J21];2*[.AH$1]);2);8);4) &amp; RIGHT(HEX2BIN(RIGHT(LEFT([.$J21];2*[.AH$1]);2);8);4);2)" office:value-type="string" office:string-value="00" calcext:value-type="string">
            <text:p>00</text:p>
          </table:table-cell>
          <table:table-cell table:style-name="ce6" table:formula="of:=BIN2HEX(LEFT(HEX2BIN(RIGHT(LEFT([.$J21];2*[.AI$1]);2);8);4) &amp; RIGHT(HEX2BIN(RIGHT(LEFT([.$J21];2*[.AI$1]);2);8);4);2)" office:value-type="string" office:string-value="06" calcext:value-type="string">
            <text:p>06</text:p>
          </table:table-cell>
          <table:table-cell table:style-name="ce21" table:formula="of:=BIN2HEX(LEFT(HEX2BIN(RIGHT(LEFT([.$J21];2*[.AJ$1]);2);8);4) &amp; RIGHT(HEX2BIN(RIGHT(LEFT([.$J21];2*[.AJ$1]);2);8);4);2)" office:value-type="string" office:string-value="94" calcext:value-type="string">
            <text:p>94</text:p>
          </table:table-cell>
          <table:table-cell table:style-name="ce23" table:formula="of:=DEC2HEX([.CC21];2)" office:value-type="string" office:string-value="94" calcext:value-type="string">
            <text:p>94</text:p>
          </table:table-cell>
          <table:table-cell table:style-name="ce27" table:formula="of:=HEX2BIN([.W21];8)" office:value-type="string" office:string-value="00101000" calcext:value-type="string">
            <text:p>00101000</text:p>
          </table:table-cell>
          <table:table-cell table:style-name="ce10" table:formula="of:=LEFT([.AL21];4)" office:value-type="string" office:string-value="0010" calcext:value-type="string">
            <text:p>0010</text:p>
          </table:table-cell>
          <table:table-cell table:style-name="ce10" table:formula="of:=RIGHT([.AM21];1)" office:value-type="string" office:string-value="0" calcext:value-type="string">
            <text:p>0</text:p>
          </table:table-cell>
          <table:table-cell table:style-name="ce30" table:formula="of:=HEX2BIN([.X21];8)" office:value-type="string" office:string-value="00110010" calcext:value-type="string">
            <text:p>00110010</text:p>
          </table:table-cell>
          <table:table-cell table:style-name="ce32" table:formula="of:=LEFT([.AO21];1)" office:value-type="string" office:string-value="0" calcext:value-type="string">
            <text:p>0</text:p>
          </table:table-cell>
          <table:table-cell table:style-name="ce32" table:formula="of:=RIGHT(LEFT([.AO21];2);1)" office:value-type="string" office:string-value="0" calcext:value-type="string">
            <text:p>0</text:p>
          </table:table-cell>
          <table:table-cell table:style-name="ce32" table:formula="of:=RIGHT(LEFT([.AO21];3);1)" office:value-type="string" office:string-value="1" calcext:value-type="string">
            <text:p>1</text:p>
          </table:table-cell>
          <table:table-cell table:style-name="ce32" table:formula="of:=RIGHT(LEFT([.$AO21];4);1)" office:value-type="string" office:string-value="1" calcext:value-type="string">
            <text:p>1</text:p>
          </table:table-cell>
          <table:table-cell table:style-name="ce32" table:formula="of:=RIGHT(LEFT([.$AO21];5);1)" office:value-type="string" office:string-value="0" calcext:value-type="string">
            <text:p>0</text:p>
          </table:table-cell>
          <table:table-cell table:style-name="ce32" table:formula="of:=RIGHT(LEFT([.$AO21];6);1)" office:value-type="string" office:string-value="0" calcext:value-type="string">
            <text:p>0</text:p>
          </table:table-cell>
          <table:table-cell table:style-name="ce32" table:formula="of:=RIGHT(LEFT([.$AO21];7);1)" office:value-type="string" office:string-value="1" calcext:value-type="string">
            <text:p>1</text:p>
          </table:table-cell>
          <table:table-cell table:style-name="ce32" table:formula="of:=RIGHT(LEFT([.$AO21];8);1)" office:value-type="string" office:string-value="0" calcext:value-type="string">
            <text:p>0</text:p>
          </table:table-cell>
          <table:table-cell/>
          <table:table-cell table:style-name="ce6" table:formula="of:=[.AS21]" office:value-type="string" office:string-value="1" calcext:value-type="string">
            <text:p>1</text:p>
          </table:table-cell>
          <table:table-cell table:style-name="ce6" table:formula="of:=[.AT21]" office:value-type="string" office:string-value="0" calcext:value-type="string">
            <text:p>0</text:p>
          </table:table-cell>
          <table:table-cell table:style-name="ce6" table:formula="of:=[.AU21]" office:value-type="string" office:string-value="0" calcext:value-type="string">
            <text:p>0</text:p>
          </table:table-cell>
          <table:table-cell table:style-name="ce6" table:formula="of:=[.AV21]" office:value-type="string" office:string-value="1" calcext:value-type="string">
            <text:p>1</text:p>
          </table:table-cell>
          <table:table-cell table:formula="of:=BIN2DEC([.AY21]&amp;[.AZ21]&amp;[.BA21]&amp;[.BB21])" office:value-type="float" office:value="9" calcext:value-type="float">
            <text:p>9</text:p>
          </table:table-cell>
          <table:table-cell table:style-name="ce36" table:formula="of:=16+[.BC21]" office:value-type="float" office:value="25" calcext:value-type="float">
            <text:p>25</text:p>
          </table:table-cell>
          <table:table-cell/>
          <table:table-cell table:style-name="ce39" table:formula="of:=HEX2BIN([.Z21];8)" office:value-type="string" office:string-value="10101111" calcext:value-type="string">
            <text:p>10101111</text:p>
          </table:table-cell>
          <table:table-cell table:style-name="ce6" table:formula="of:=LEFT([.BF21];4)" office:value-type="string" office:string-value="1010" calcext:value-type="string">
            <text:p>1010</text:p>
          </table:table-cell>
          <table:table-cell table:style-name="ce6" table:formula="of:=RIGHT([.BF21];4)" office:value-type="string" office:string-value="1111" calcext:value-type="string">
            <text:p>1111</text:p>
          </table:table-cell>
          <table:table-cell/>
          <table:table-cell table:style-name="ce10" table:formula="of:=HEX2BIN([.AE21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21])+HEX2DEC([.S21]);256)" office:value-type="float" office:value="34" calcext:value-type="float">
            <text:p>34</text:p>
          </table:table-cell>
          <table:table-cell table:formula="of:=MOD([.BM21]+HEX2DEC([.T21]);256)" office:value-type="float" office:value="2" calcext:value-type="float">
            <text:p>2</text:p>
          </table:table-cell>
          <table:table-cell table:formula="of:=MOD([.BN21]+HEX2DEC([.U21]);256)" office:value-type="float" office:value="6" calcext:value-type="float">
            <text:p>6</text:p>
          </table:table-cell>
          <table:table-cell table:formula="of:=MOD([.BO21]+HEX2DEC([.V21]);256)" office:value-type="float" office:value="6" calcext:value-type="float">
            <text:p>6</text:p>
          </table:table-cell>
          <table:table-cell table:formula="of:=MOD([.BP21]+HEX2DEC([.W21]);256)" office:value-type="float" office:value="46" calcext:value-type="float">
            <text:p>46</text:p>
          </table:table-cell>
          <table:table-cell table:formula="of:=MOD([.BQ21]+HEX2DEC([.X21]);256)" office:value-type="float" office:value="96" calcext:value-type="float">
            <text:p>96</text:p>
          </table:table-cell>
          <table:table-cell table:formula="of:=MOD([.BR21]+HEX2DEC([.Y21]);256)" office:value-type="float" office:value="224" calcext:value-type="float">
            <text:p>224</text:p>
          </table:table-cell>
          <table:table-cell table:formula="of:=MOD([.BS21]+HEX2DEC([.Z21]);256)" office:value-type="float" office:value="143" calcext:value-type="float">
            <text:p>143</text:p>
          </table:table-cell>
          <table:table-cell table:formula="of:=MOD([.BT21]+HEX2DEC([.AA21]);256)" office:value-type="float" office:value="143" calcext:value-type="float">
            <text:p>143</text:p>
          </table:table-cell>
          <table:table-cell table:formula="of:=MOD([.BU21]+HEX2DEC([.AB21]);256)" office:value-type="float" office:value="143" calcext:value-type="float">
            <text:p>143</text:p>
          </table:table-cell>
          <table:table-cell table:formula="of:=MOD([.BV21]+HEX2DEC([.AC21]);256)" office:value-type="float" office:value="157" calcext:value-type="float">
            <text:p>157</text:p>
          </table:table-cell>
          <table:table-cell table:formula="of:=MOD([.BW21]+HEX2DEC([.AD21]);256)" office:value-type="float" office:value="125" calcext:value-type="float">
            <text:p>125</text:p>
          </table:table-cell>
          <table:table-cell table:formula="of:=MOD([.BX21]+HEX2DEC([.AE21]);256)" office:value-type="float" office:value="141" calcext:value-type="float">
            <text:p>141</text:p>
          </table:table-cell>
          <table:table-cell table:formula="of:=MOD([.BY21]+HEX2DEC([.AF21]);256)" office:value-type="float" office:value="141" calcext:value-type="float">
            <text:p>141</text:p>
          </table:table-cell>
          <table:table-cell table:formula="of:=MOD([.BZ21]+HEX2DEC([.AG21]);256)" office:value-type="float" office:value="142" calcext:value-type="float">
            <text:p>142</text:p>
          </table:table-cell>
          <table:table-cell table:formula="of:=MOD([.CA21]+HEX2DEC([.AH21]);256)" office:value-type="float" office:value="142" calcext:value-type="float">
            <text:p>142</text:p>
          </table:table-cell>
          <table:table-cell table:formula="of:=MOD([.CB21]+HEX2DEC([.AI21]);256)" office:value-type="float" office:value="148" calcext:value-type="float">
            <text:p>148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383C80AF00000EE01000010006A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32;1|5;6648;440;0|6;7088;404;1|7;7492;1332;0|8;8824;408;1|9;9232;460;0|10;9692;408;1|11;10100;464;0|12;10564;380;1|13;10944;488;0|14;11432;408;1|15;11840;464;0|16;12304;404;1|17;12708;464;0|18;13172;380;1|19;13552;488;0|20;14040;404;1|21;14444;464;0|22;14908;412;1|23;15320;456;0|24;15776;384;1|25;16160;488;0|26;16648;408;1|27;17056;460;0|28;17516;408;1|29;17924;464;0|30;18388;404;1|31;18792;1336;0|32;20128;404;1|33;20532;464;0|34;20996;408;1|35;21404;460;0|36;21864;408;1|37;22272;464;0|38;22736;408;1|39;23144;464;0|40;23608;404;1|41;24012;460;0|42;24472;408;1|43;24880;464;0|44;25344;380;1|45;25724;488;0|46;26212;408;1|47;26620;1332;0|48;27952;408;1|49;28360;1328;0|50;29688;412;1|51;30100;1328;0|52;31428;408;1|53;31836;464;0|54;32300;404;1|55;32704;464;0|56;33168;408;1|57;33576;1332;0|58;34908;404;1|59;35312;464;0|60;35776;408;1|61;36184;460;0|62;36644;408;1|63;37052;460;0|64;37512;408;1|65;37920;468;0|66;38388;404;1|67;38792;460;0|68;39252;408;1|69;39660;464;0|70;40124;404;1|71;40528;464;0|72;40992;380;1|73;41372;488;0|74;41860;408;1|75;42268;464;0|76;42732;404;1|77;43136;464;0|78;43600;408;1|79;44008;460;0|80;44468;408;1|81;44876;464;0|82;45340;408;1|83;45748;460;0|84;46208;408;1|85;46616;464;0|86;47080;380;1|87;47460;488;0|88;47948;408;1|89;48356;460;0|90;48816;408;1|91;49224;464;0|92;49688;404;1|93;50092;464;0|94;50556;408;1|95;50964;460;0|96;51424;408;1|97;51832;464;0|98;52296;404;1|99;52700;464;0|100;53164;408;1|101;53572;460;0|102;54032;408;1|103;54440;460;0|104;54900;412;1|105;55312;460;0|106;55772;408;1|107;56180;464;0|108;56644;380;1|109;57024;484;0|110;57508;412;1|111;57920;460;0|112;58380;408;1|113;58788;464;0|114;59252;380;1|115;59632;488;0|116;60120;408;1|117;60528;460;0|118;60988;408;1|119;61396;1332;0|120;62728;408;1|121;63136;1332;0|122;64468;408;1|123;64876;460;0|124;65336;408;1|125;65744;460;0|126;66204;408;1|127;66612;464;0|128;67076;404;1|129;67480;464;0|130;67944;408;1|131;68352;464;0|132;68816;404;1|133;69220;10028;0|134;79248;3452;1|135;82700;1764;0|136;84464;408;1|137;84872;464;0|138;85336;404;1|139;85740;1332;0|140;87072;408;1|141;87480;452;0|142;87932;420;1|143;88352;460;0|144;88812;408;1|145;89220;460;0|146;89680;408;1|147;90088;464;0|148;90552;404;1|149;90956;464;0|150;91420;408;1|151;91828;464;0|152;92292;404;1|153;92696;464;0|154;93160;408;1|155;93568;460;0|156;94028;408;1|157;94436;460;0|158;94896;408;1|159;95304;464;0|160;95768;380;1|161;96148;488;0|162;96636;408;1|163;97044;1332;0|164;98376;408;1|165;98784;444;0|166;99228;424;1|167;99652;464;0|168;100116;404;1|169;100520;464;0|170;100984;408;1|171;101392;460;0|172;101852;408;1|173;102260;464;0|174;102724;408;1|175;103132;460;0|176;103592;408;1|177;104000;464;0|178;104464;404;1|179;104868;1332;0|180;106200;408;1|181;106608;1332;0|182;107940;408;1|183;108348;1328;0|184;109676;436;1|185;110112;436;0|186;110548;408;1|187;110956;464;0|188;111420;400;1|189;111820;1336;0|190;113156;408;1|191;113564;460;0|192;114024;404;1|193;114428;464;0|194;114892;408;1|195;115300;464;0|196;115764;384;1|197;116148;488;0|198;116636;404;1|199;117040;464;0|200;117504;408;1|201;117912;460;0|202;118372;408;1|203;118780;460;0|204;119240;408;1|205;119648;464;0|206;120112;408;1|207;120520;460;0|208;120980;384;1|209;121364;484;0|210;121848;408;1|211;122256;464;0|212;122720;408;1|213;123128;464;0|214;123592;404;1|215;123996;464;0|216;124460;404;1|217;124864;464;0|218;125328;408;1|219;125736;464;0|220;126200;404;1|221;126604;464;0|222;127068;380;1|223;127448;1356;0|224;128804;408;1|225;129212;1332;0|226;130544;408;1|227;130952;1328;0|228;132280;408;1|229;132688;464;0|230;133152;408;1|231;133560;460;0|232;134020;408;1|233;134428;464;0|234;134892;404;1|235;135296;464;0|236;135760;408;1|237;136168;1332;0|238;137500;408;1|239;137908;1328;0|240;139236;384;1|241;139620;1356;0|242;140976;408;1|243;141384;1332;0|244;142716;408;1|245;143124;460;0|246;143584;408;1|247;143992;460;0|248;144452;412;1|249;144864;460;0|250;145324;404;1|251;145728;464;0|252;146192;408;1|253;146600;464;0|254;147064;408;1|255;147472;460;0|256;147932;404;1|257;148336;468;0|258;148804;404;1|259;149208;464;0|260;149672;404;1|261;150076;464;0|262;150540;408;1|263;150948;1332;0|264;152280;408;1|265;152688;1328;0|266;154016;408;1|267;154424;1328;0|268;155752;412;1|269;156164;1332;0|270;157496;380;1|271;157876;1360;0|272;159236;408;1|273;159644;460;0|274;160104;408;1|275;160512;1332;0|276;161844;408;1|277;162252;460;0|278;162712;408;1|279;163120;1328;0|280;164448;412;1|281;164860;460;0|282;165320;408;1|283;165728;460;0|284;166188;408;1|285;166596;464;0|286;167060;404;1|287;167464;464;0|288;167928;408;1|289;168336;460;0|290;168796;408;1|291;169204;464;0|292;169668;408;1|293;170076;460;0|294;170536;384;1|295;170920;484;0|296;171404;412;1|297;171816;460;0|298;172276;408;1|299;172684;464;0|300;173148;380;1|301;173528;488;0|302;174016;404;1|303;174420;464;0|304;174884;408;1|305;175292;460;0|306;175752;408;1|307;176160;464;0|308;176624;404;1|309;177028;464;0|310;177492;384;1|311;177876;488;0|312;178364;404;1|313;178768;464;0|314;179232;408;1|315;179640;1328;0|316;180968;408;1|317;181376;1332;0|318;182708;408;1|319;183116;1332;0|320;184448;408;1|321;184856;464;0|322;185320;404;1|323;185724;464;0|324;186188;404;1|325;186592;464;0|326;187056;408;1|327;187464;460;0|328;187924;408;1|329;188332;464;0|330;188796;404;1|331;189200;464;0|332;189664;408;1|333;190072;464;0|334;190536;404;1|335;190940;464;0|336;191404;380;1|337;191784;488;0|338;192272;408;1|339;192680;1332;0|340;194012;404;1|341;194416;1336;0|342;195752;408;1|343;196160;1328;0|344;197488;408;1|345;197896;464;0|346;198360;408;1|347;198768;460;0|348;199228;408;1|349;199636;460;0|350;200096;408;1|351;200504;464;0|352;200968;380;1|353;201348;1356;0|354;202704;408;1|355;203112;464;0|356;203576;408;1|357;203984;460;0|358;204444;408;1|359;204852;460;0|360;205312;408;1|361;205720;464;0|362;206184;404;1|363;206588;464;0|364;207052;404;1|365;207456;464;0|366;207920;408;1|367;208328;464;0|368;208792;408;1|369;209200;464;0|370;209664;380;1|371;210044;488;0|372;210532;404;1|373;210936;464;0|374;211400;408;1|375;211808;460;0|376;212268;384;1|377;212652;1356;0|378;214008;408;1|379;214416;460;0|380;214876;408;1|381;215284;464;0|382;215748;404;1|383;216152;464;0|384;216616;384;1|385;217000;484;0|386;217484;408;1|387;217892;464;0|388;218356;404;1|389;218760;464;0|390;219224;408;1|391;219632;460;0|392;220092;408;1|393;220500;464;0|394;220964;408;1|395;221372;460;0|396;221832;408;1|397;222240;464;0|398;222704;404;1|399;223108;464;0|400;223572;408;1|401;223980;464;0|402;224444;404;1|403;224848;464;0|404;225312;380;1|405;225692;488;0|406;226180;408;1|407;226588;460;0|408;227048;408;1|409;227456;464;0|410;227920;404;1|411;228324;1332;0|412;229656;408;1|413;230064;1332;0|414;231396;408;1|415;231804;460;0|416;232264;384;1|417;232648;488;0|418;233136;404;1|419;233540;464;0|420;234004;408;1|421;234412;464;0|422;234876;404;1|423;235280;464;0|424;235744;408;1|425;236152;464;0|426;236616;404;1|427;237020;1332;0|428;238352;408;1|429;238760;1332;0|430;240092;404;1|431;240496;1332;0|432;241828;408;1|433;242236;464;0|434;242700;408;1|435;243108;1328;0|436;244436;408;1|437;244844;464;0|438;245308;408;1|439;245716;1328;0|440;247044;408;1|</text:p>
          </table:table-cell>
          <table:table-cell table:style-name="ce7" table:formula="of:=LEFT([.D22];16)" office:value-type="string" office:string-value="0220E00400000006" calcext:value-type="string">
            <text:p>0220E00400000006</text:p>
          </table:table-cell>
          <table:table-cell table:style-name="ce7" table:formula="of:=RIGHT([.D22];(27*2)-16)" office:value-type="string" office:string-value="0220E00400383C80AF00000EE01000010006AE" calcext:value-type="string">
            <text:p>0220E00400383C80AF00000EE01000010006A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COOL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2];2*[.R$1]);2);8);4) &amp; RIGHT(HEX2BIN(RIGHT(LEFT([.$J22];2*[.R$1]);2);8);4);2)" office:value-type="string" office:string-value="02" calcext:value-type="string">
            <text:p>02</text:p>
          </table:table-cell>
          <table:table-cell table:style-name="ce6" table:formula="of:=BIN2HEX(LEFT(HEX2BIN(RIGHT(LEFT([.$J22];2*[.S$1]);2);8);4) &amp; RIGHT(HEX2BIN(RIGHT(LEFT([.$J22];2*[.S$1]);2);8);4);2)" office:value-type="string" office:string-value="20" calcext:value-type="string">
            <text:p>20</text:p>
          </table:table-cell>
          <table:table-cell table:style-name="ce6" table:formula="of:=BIN2HEX(LEFT(HEX2BIN(RIGHT(LEFT([.$J22];2*[.T$1]);2);8);4) &amp; RIGHT(HEX2BIN(RIGHT(LEFT([.$J22];2*[.T$1]);2);8);4);2)" office:value-type="string" office:string-value="E0" calcext:value-type="string">
            <text:p>E0</text:p>
          </table:table-cell>
          <table:table-cell table:style-name="ce6" table:formula="of:=BIN2HEX(LEFT(HEX2BIN(RIGHT(LEFT([.$J22];2*[.U$1]);2);8);4) &amp; RIGHT(HEX2BIN(RIGHT(LEFT([.$J22];2*[.U$1]);2);8);4);2)" office:value-type="string" office:string-value="04" calcext:value-type="string">
            <text:p>04</text:p>
          </table:table-cell>
          <table:table-cell table:style-name="ce6" table:formula="of:=BIN2HEX(LEFT(HEX2BIN(RIGHT(LEFT([.$J22];2*[.V$1]);2);8);4) &amp; RIGHT(HEX2BIN(RIGHT(LEFT([.$J22];2*[.V$1]);2);8);4);2)" office:value-type="string" office:string-value="00" calcext:value-type="string">
            <text:p>00</text:p>
          </table:table-cell>
          <table:table-cell table:style-name="ce14" table:formula="of:=BIN2HEX(LEFT(HEX2BIN(RIGHT(LEFT([.$J22];2*[.W$1]);2);8);4) &amp; RIGHT(HEX2BIN(RIGHT(LEFT([.$J22];2*[.W$1]);2);8);4);2)" office:value-type="string" office:string-value="38" calcext:value-type="string">
            <text:p>38</text:p>
          </table:table-cell>
          <table:table-cell table:style-name="ce17" table:formula="of:=BIN2HEX(LEFT(HEX2BIN(RIGHT(LEFT([.$J22];2*[.X$1]);2);8);4) &amp; RIGHT(HEX2BIN(RIGHT(LEFT([.$J22];2*[.X$1]);2);8);4);2)" office:value-type="string" office:string-value="3C" calcext:value-type="string">
            <text:p>3C</text:p>
          </table:table-cell>
          <table:table-cell table:style-name="ce6" table:formula="of:=BIN2HEX(LEFT(HEX2BIN(RIGHT(LEFT([.$J22];2*[.Y$1]);2);8);4) &amp; RIGHT(HEX2BIN(RIGHT(LEFT([.$J22];2*[.Y$1]);2);8);4);2)" office:value-type="string" office:string-value="80" calcext:value-type="string">
            <text:p>80</text:p>
          </table:table-cell>
          <table:table-cell table:style-name="ce6" table:formula="of:=BIN2HEX(LEFT(HEX2BIN(RIGHT(LEFT([.$J22];2*[.Z$1]);2);8);4) &amp; RIGHT(HEX2BIN(RIGHT(LEFT([.$J22];2*[.Z$1]);2);8);4);2)" office:value-type="string" office:string-value="AF" calcext:value-type="string">
            <text:p>AF</text:p>
          </table:table-cell>
          <table:table-cell table:style-name="ce6" table:formula="of:=BIN2HEX(LEFT(HEX2BIN(RIGHT(LEFT([.$J22];2*[.AA$1]);2);8);4) &amp; RIGHT(HEX2BIN(RIGHT(LEFT([.$J22];2*[.AA$1]);2);8);4);2)" office:value-type="string" office:string-value="00" calcext:value-type="string">
            <text:p>00</text:p>
          </table:table-cell>
          <table:table-cell table:style-name="ce6" table:formula="of:=BIN2HEX(LEFT(HEX2BIN(RIGHT(LEFT([.$J22];2*[.AB$1]);2);8);4) &amp; RIGHT(HEX2BIN(RIGHT(LEFT([.$J22];2*[.AB$1]);2);8);4);2)" office:value-type="string" office:string-value="00" calcext:value-type="string">
            <text:p>00</text:p>
          </table:table-cell>
          <table:table-cell table:style-name="ce6" table:formula="of:=BIN2HEX(LEFT(HEX2BIN(RIGHT(LEFT([.$J22];2*[.AC$1]);2);8);4) &amp; RIGHT(HEX2BIN(RIGHT(LEFT([.$J22];2*[.AC$1]);2);8);4);2)" office:value-type="string" office:string-value="0E" calcext:value-type="string">
            <text:p>0E</text:p>
          </table:table-cell>
          <table:table-cell table:style-name="ce6" table:formula="of:=BIN2HEX(LEFT(HEX2BIN(RIGHT(LEFT([.$J22];2*[.AD$1]);2);8);4) &amp; RIGHT(HEX2BIN(RIGHT(LEFT([.$J22];2*[.AD$1]);2);8);4);2)" office:value-type="string" office:string-value="E0" calcext:value-type="string">
            <text:p>E0</text:p>
          </table:table-cell>
          <table:table-cell table:style-name="ce6" table:formula="of:=BIN2HEX(LEFT(HEX2BIN(RIGHT(LEFT([.$J22];2*[.AE$1]);2);8);4) &amp; RIGHT(HEX2BIN(RIGHT(LEFT([.$J22];2*[.AE$1]);2);8);4);2)" office:value-type="string" office:string-value="10" calcext:value-type="string">
            <text:p>10</text:p>
          </table:table-cell>
          <table:table-cell table:style-name="ce6" table:formula="of:=BIN2HEX(LEFT(HEX2BIN(RIGHT(LEFT([.$J22];2*[.AF$1]);2);8);4) &amp; RIGHT(HEX2BIN(RIGHT(LEFT([.$J22];2*[.AF$1]);2);8);4);2)" office:value-type="string" office:string-value="00" calcext:value-type="string">
            <text:p>00</text:p>
          </table:table-cell>
          <table:table-cell table:style-name="ce6" table:formula="of:=BIN2HEX(LEFT(HEX2BIN(RIGHT(LEFT([.$J22];2*[.AG$1]);2);8);4) &amp; RIGHT(HEX2BIN(RIGHT(LEFT([.$J22];2*[.AG$1]);2);8);4);2)" office:value-type="string" office:string-value="01" calcext:value-type="string">
            <text:p>01</text:p>
          </table:table-cell>
          <table:table-cell table:style-name="ce6" table:formula="of:=BIN2HEX(LEFT(HEX2BIN(RIGHT(LEFT([.$J22];2*[.AH$1]);2);8);4) &amp; RIGHT(HEX2BIN(RIGHT(LEFT([.$J22];2*[.AH$1]);2);8);4);2)" office:value-type="string" office:string-value="00" calcext:value-type="string">
            <text:p>00</text:p>
          </table:table-cell>
          <table:table-cell table:style-name="ce6" table:formula="of:=BIN2HEX(LEFT(HEX2BIN(RIGHT(LEFT([.$J22];2*[.AI$1]);2);8);4) &amp; RIGHT(HEX2BIN(RIGHT(LEFT([.$J22];2*[.AI$1]);2);8);4);2)" office:value-type="string" office:string-value="06" calcext:value-type="string">
            <text:p>06</text:p>
          </table:table-cell>
          <table:table-cell table:style-name="ce21" table:formula="of:=BIN2HEX(LEFT(HEX2BIN(RIGHT(LEFT([.$J22];2*[.AJ$1]);2);8);4) &amp; RIGHT(HEX2BIN(RIGHT(LEFT([.$J22];2*[.AJ$1]);2);8);4);2)" office:value-type="string" office:string-value="AE" calcext:value-type="string">
            <text:p>AE</text:p>
          </table:table-cell>
          <table:table-cell table:style-name="ce23" table:formula="of:=DEC2HEX([.CC22];2)" office:value-type="string" office:string-value="AE" calcext:value-type="string">
            <text:p>AE</text:p>
          </table:table-cell>
          <table:table-cell table:style-name="ce27" table:formula="of:=HEX2BIN([.W22];8)" office:value-type="string" office:string-value="00111000" calcext:value-type="string">
            <text:p>00111000</text:p>
          </table:table-cell>
          <table:table-cell table:style-name="ce10" table:formula="of:=LEFT([.AL22];4)" office:value-type="string" office:string-value="0011" calcext:value-type="string">
            <text:p>0011</text:p>
          </table:table-cell>
          <table:table-cell table:style-name="ce10" table:formula="of:=RIGHT([.AM22];1)" office:value-type="string" office:string-value="1" calcext:value-type="string">
            <text:p>1</text:p>
          </table:table-cell>
          <table:table-cell table:style-name="ce30" table:formula="of:=HEX2BIN([.X22];8)" office:value-type="string" office:string-value="00111100" calcext:value-type="string">
            <text:p>00111100</text:p>
          </table:table-cell>
          <table:table-cell table:style-name="ce32" table:formula="of:=LEFT([.AO22];1)" office:value-type="string" office:string-value="0" calcext:value-type="string">
            <text:p>0</text:p>
          </table:table-cell>
          <table:table-cell table:style-name="ce32" table:formula="of:=RIGHT(LEFT([.AO22];2);1)" office:value-type="string" office:string-value="0" calcext:value-type="string">
            <text:p>0</text:p>
          </table:table-cell>
          <table:table-cell table:style-name="ce32" table:formula="of:=RIGHT(LEFT([.AO22];3);1)" office:value-type="string" office:string-value="1" calcext:value-type="string">
            <text:p>1</text:p>
          </table:table-cell>
          <table:table-cell table:style-name="ce32" table:formula="of:=RIGHT(LEFT([.$AO22];4);1)" office:value-type="string" office:string-value="1" calcext:value-type="string">
            <text:p>1</text:p>
          </table:table-cell>
          <table:table-cell table:style-name="ce32" table:formula="of:=RIGHT(LEFT([.$AO22];5);1)" office:value-type="string" office:string-value="1" calcext:value-type="string">
            <text:p>1</text:p>
          </table:table-cell>
          <table:table-cell table:style-name="ce32" table:formula="of:=RIGHT(LEFT([.$AO22];6);1)" office:value-type="string" office:string-value="1" calcext:value-type="string">
            <text:p>1</text:p>
          </table:table-cell>
          <table:table-cell table:style-name="ce32" table:formula="of:=RIGHT(LEFT([.$AO22];7);1)" office:value-type="string" office:string-value="0" calcext:value-type="string">
            <text:p>0</text:p>
          </table:table-cell>
          <table:table-cell table:style-name="ce32" table:formula="of:=RIGHT(LEFT([.$AO22];8);1)" office:value-type="string" office:string-value="0" calcext:value-type="string">
            <text:p>0</text:p>
          </table:table-cell>
          <table:table-cell/>
          <table:table-cell table:style-name="ce6" table:formula="of:=[.AS22]" office:value-type="string" office:string-value="1" calcext:value-type="string">
            <text:p>1</text:p>
          </table:table-cell>
          <table:table-cell table:style-name="ce6" table:formula="of:=[.AT22]" office:value-type="string" office:string-value="1" calcext:value-type="string">
            <text:p>1</text:p>
          </table:table-cell>
          <table:table-cell table:style-name="ce6" table:formula="of:=[.AU22]" office:value-type="string" office:string-value="1" calcext:value-type="string">
            <text:p>1</text:p>
          </table:table-cell>
          <table:table-cell table:style-name="ce6" table:formula="of:=[.AV22]" office:value-type="string" office:string-value="0" calcext:value-type="string">
            <text:p>0</text:p>
          </table:table-cell>
          <table:table-cell table:formula="of:=BIN2DEC([.AY22]&amp;[.AZ22]&amp;[.BA22]&amp;[.BB22])" office:value-type="float" office:value="14" calcext:value-type="float">
            <text:p>14</text:p>
          </table:table-cell>
          <table:table-cell table:style-name="ce36" table:formula="of:=16+[.BC22]" office:value-type="float" office:value="30" calcext:value-type="float">
            <text:p>30</text:p>
          </table:table-cell>
          <table:table-cell/>
          <table:table-cell table:style-name="ce39" table:formula="of:=HEX2BIN([.Z22];8)" office:value-type="string" office:string-value="10101111" calcext:value-type="string">
            <text:p>10101111</text:p>
          </table:table-cell>
          <table:table-cell table:style-name="ce6" table:formula="of:=LEFT([.BF22];4)" office:value-type="string" office:string-value="1010" calcext:value-type="string">
            <text:p>1010</text:p>
          </table:table-cell>
          <table:table-cell table:style-name="ce6" table:formula="of:=RIGHT([.BF22];4)" office:value-type="string" office:string-value="1111" calcext:value-type="string">
            <text:p>1111</text:p>
          </table:table-cell>
          <table:table-cell/>
          <table:table-cell table:style-name="ce10" table:formula="of:=HEX2BIN([.AE22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22])+HEX2DEC([.S22]);256)" office:value-type="float" office:value="34" calcext:value-type="float">
            <text:p>34</text:p>
          </table:table-cell>
          <table:table-cell table:formula="of:=MOD([.BM22]+HEX2DEC([.T22]);256)" office:value-type="float" office:value="2" calcext:value-type="float">
            <text:p>2</text:p>
          </table:table-cell>
          <table:table-cell table:formula="of:=MOD([.BN22]+HEX2DEC([.U22]);256)" office:value-type="float" office:value="6" calcext:value-type="float">
            <text:p>6</text:p>
          </table:table-cell>
          <table:table-cell table:formula="of:=MOD([.BO22]+HEX2DEC([.V22]);256)" office:value-type="float" office:value="6" calcext:value-type="float">
            <text:p>6</text:p>
          </table:table-cell>
          <table:table-cell table:formula="of:=MOD([.BP22]+HEX2DEC([.W22]);256)" office:value-type="float" office:value="62" calcext:value-type="float">
            <text:p>62</text:p>
          </table:table-cell>
          <table:table-cell table:formula="of:=MOD([.BQ22]+HEX2DEC([.X22]);256)" office:value-type="float" office:value="122" calcext:value-type="float">
            <text:p>122</text:p>
          </table:table-cell>
          <table:table-cell table:formula="of:=MOD([.BR22]+HEX2DEC([.Y22]);256)" office:value-type="float" office:value="250" calcext:value-type="float">
            <text:p>250</text:p>
          </table:table-cell>
          <table:table-cell table:formula="of:=MOD([.BS22]+HEX2DEC([.Z22]);256)" office:value-type="float" office:value="169" calcext:value-type="float">
            <text:p>169</text:p>
          </table:table-cell>
          <table:table-cell table:formula="of:=MOD([.BT22]+HEX2DEC([.AA22]);256)" office:value-type="float" office:value="169" calcext:value-type="float">
            <text:p>169</text:p>
          </table:table-cell>
          <table:table-cell table:formula="of:=MOD([.BU22]+HEX2DEC([.AB22]);256)" office:value-type="float" office:value="169" calcext:value-type="float">
            <text:p>169</text:p>
          </table:table-cell>
          <table:table-cell table:formula="of:=MOD([.BV22]+HEX2DEC([.AC22]);256)" office:value-type="float" office:value="183" calcext:value-type="float">
            <text:p>183</text:p>
          </table:table-cell>
          <table:table-cell table:formula="of:=MOD([.BW22]+HEX2DEC([.AD22]);256)" office:value-type="float" office:value="151" calcext:value-type="float">
            <text:p>151</text:p>
          </table:table-cell>
          <table:table-cell table:formula="of:=MOD([.BX22]+HEX2DEC([.AE22]);256)" office:value-type="float" office:value="167" calcext:value-type="float">
            <text:p>167</text:p>
          </table:table-cell>
          <table:table-cell table:formula="of:=MOD([.BY22]+HEX2DEC([.AF22]);256)" office:value-type="float" office:value="167" calcext:value-type="float">
            <text:p>167</text:p>
          </table:table-cell>
          <table:table-cell table:formula="of:=MOD([.BZ22]+HEX2DEC([.AG22]);256)" office:value-type="float" office:value="168" calcext:value-type="float">
            <text:p>168</text:p>
          </table:table-cell>
          <table:table-cell table:formula="of:=MOD([.CA22]+HEX2DEC([.AH22]);256)" office:value-type="float" office:value="168" calcext:value-type="float">
            <text:p>168</text:p>
          </table:table-cell>
          <table:table-cell table:formula="of:=MOD([.CB22]+HEX2DEC([.AI22]);256)" office:value-type="float" office:value="174" calcext:value-type="float">
            <text:p>174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93C80AF00000EE01000010006BF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32;0|8;8828;404;1|9;9232;464;0|10;9696;408;1|11;10104;460;0|12;10564;408;1|13;10972;464;0|14;11436;408;1|15;11844;460;0|16;12304;408;1|17;12712;460;0|18;13172;408;1|19;13580;464;0|20;14044;408;1|21;14452;460;0|22;14912;408;1|23;15320;464;0|24;15784;404;1|25;16188;464;0|26;16652;408;1|27;17060;460;0|28;17520;408;1|29;17928;464;0|30;18392;404;1|31;18796;1332;0|32;20128;408;1|33;20536;464;0|34;21000;404;1|35;21404;464;0|36;21868;408;1|37;22276;460;0|38;22736;384;1|39;23120;488;0|40;23608;404;1|41;24012;464;0|42;24476;408;1|43;24884;460;0|44;25344;384;1|45;25728;488;0|46;26216;404;1|47;26620;1332;0|48;27952;408;1|49;28360;1332;0|50;29692;408;1|51;30100;1328;0|52;31428;408;1|53;31836;464;0|54;32300;408;1|55;32708;460;0|56;33168;408;1|57;33576;1332;0|58;34908;408;1|59;35316;460;0|60;35776;408;1|61;36184;464;0|62;36648;408;1|63;37056;464;0|64;37520;404;1|65;37924;464;0|66;38388;404;1|67;38792;464;0|68;39256;408;1|69;39664;460;0|70;40124;408;1|71;40532;460;0|72;40992;384;1|73;41376;488;0|74;41864;404;1|75;42268;464;0|76;42732;408;1|77;43140;464;0|78;43604;380;1|79;43984;488;0|80;44472;380;1|81;44852;488;0|82;45340;408;1|83;45748;464;0|84;46212;380;1|85;46592;488;0|86;47080;408;1|87;47488;460;0|88;47948;384;1|89;48332;488;0|90;48820;404;1|91;49224;464;0|92;49688;408;1|93;50096;464;0|94;50560;380;1|95;50940;488;0|96;51428;404;1|97;51832;464;0|98;52296;408;1|99;52704;460;0|100;53164;384;1|101;53548;488;0|102;54036;404;1|103;54440;464;0|104;54904;408;1|105;55312;464;0|106;55776;404;1|107;56180;464;0|108;56644;380;1|109;57024;488;0|110;57512;408;1|111;57920;460;0|112;58380;408;1|113;58788;464;0|114;59252;380;1|115;59632;488;0|116;60120;408;1|117;60528;464;0|118;60992;404;1|119;61396;1332;0|120;62728;408;1|121;63136;1332;0|122;64468;404;1|123;64872;464;0|124;65336;408;1|125;65744;464;0|126;66208;404;1|127;66612;464;0|128;67076;408;1|129;67484;464;0|130;67948;404;1|131;68352;464;0|132;68816;404;1|133;69220;10032;0|134;79252;3452;1|135;82704;1768;0|136;84472;404;1|137;84876;464;0|138;85340;392;1|139;85732;1344;0|140;87076;408;1|141;87484;464;0|142;87948;408;1|143;88356;460;0|144;88816;408;1|145;89224;464;0|146;89688;404;1|147;90092;464;0|148;90556;408;1|149;90964;464;0|150;91428;380;1|151;91808;484;0|152;92292;384;1|153;92676;492;0|154;93168;404;1|155;93572;460;0|156;94032;384;1|157;94416;488;0|158;94904;404;1|159;95308;464;0|160;95772;408;1|161;96180;464;0|162;96644;404;1|163;97048;1332;0|164;98380;408;1|165;98788;460;0|166;99248;408;1|167;99656;464;0|168;100120;380;1|169;100500;488;0|170;100988;384;1|171;101372;484;0|172;101856;408;1|173;102264;464;0|174;102728;408;1|175;103136;464;0|176;103600;380;1|177;103980;488;0|178;104468;404;1|179;104872;1332;0|180;106204;408;1|181;106612;1332;0|182;107944;436;1|183;108380;1304;0|184;109684;404;1|185;110088;464;0|186;110552;408;1|187;110960;460;0|188;111420;408;1|189;111828;1332;0|190;113160;408;1|191;113568;460;0|192;114028;408;1|193;114436;460;0|194;114896;408;1|195;115304;464;0|196;115768;380;1|197;116148;492;0|198;116640;380;1|199;117020;488;0|200;117508;408;1|201;117916;460;0|202;118376;408;1|203;118784;460;0|204;119244;408;1|205;119652;464;0|206;120116;380;1|207;120496;488;0|208;120984;408;1|209;121392;464;0|210;121856;380;1|211;122236;488;0|212;122724;404;1|213;123128;464;0|214;123592;408;1|215;124000;464;0|216;124464;404;1|217;124868;1332;0|218;126200;408;1|219;126608;464;0|220;127072;404;1|221;127476;464;0|222;127940;404;1|223;128344;1336;0|224;129680;408;1|225;130088;460;0|226;130548;404;1|227;130952;464;0|228;131416;408;1|229;131824;1332;0|230;133156;408;1|231;133564;460;0|232;134024;408;1|233;134432;464;0|234;134896;408;1|235;135304;460;0|236;135764;408;1|237;136172;1332;0|238;137504;408;1|239;137912;1328;0|240;139240;408;1|241;139648;1332;0|242;140980;408;1|243;141388;1332;0|244;142720;408;1|245;143128;460;0|246;143588;388;1|247;143976;484;0|248;144460;408;1|249;144868;460;0|250;145328;408;1|251;145736;460;0|252;146196;384;1|253;146580;488;0|254;147068;404;1|255;147472;464;0|256;147936;408;1|257;148344;460;0|258;148804;408;1|259;149212;464;0|260;149676;404;1|261;150080;464;0|262;150544;404;1|263;150948;1336;0|264;152284;408;1|265;152692;1328;0|266;154020;408;1|267;154428;1332;0|268;155760;404;1|269;156164;1332;0|270;157496;412;1|271;157908;1332;0|272;159240;404;1|273;159644;464;0|274;160108;408;1|275;160516;1328;0|276;161844;408;1|277;162252;464;0|278;162716;384;1|279;163100;1352;0|280;164452;408;1|281;164860;464;0|282;165324;408;1|283;165732;460;0|284;166192;408;1|285;166600;460;0|286;167060;408;1|287;167468;464;0|288;167932;408;1|289;168340;460;0|290;168800;384;1|291;169184;488;0|292;169672;408;1|293;170080;460;0|294;170540;408;1|295;170948;460;0|296;171408;380;1|297;171788;492;0|298;172280;404;1|299;172684;464;0|300;173148;408;1|301;173556;460;0|302;174016;384;1|303;174400;484;0|304;174884;412;1|305;175296;460;0|306;175756;408;1|307;176164;460;0|308;176624;408;1|309;177032;464;0|310;177496;380;1|311;177876;488;0|312;178364;384;1|313;178748;484;0|314;179232;408;1|315;179640;1332;0|316;180972;408;1|317;181380;1332;0|318;182712;408;1|319;183120;1328;0|320;184448;408;1|321;184856;460;0|322;185316;412;1|323;185728;464;0|324;186192;404;1|325;186596;464;0|326;187060;380;1|327;187440;488;0|328;187928;408;1|329;188336;460;0|330;188796;408;1|331;189204;464;0|332;189668;380;1|333;190048;488;0|334;190536;408;1|335;190944;460;0|336;191404;408;1|337;191812;464;0|338;192276;404;1|339;192680;1332;0|340;194012;408;1|341;194420;1332;0|342;195752;408;1|343;196160;1328;0|344;197488;412;1|345;197900;460;0|346;198360;408;1|347;198768;464;0|348;199232;380;1|349;199612;488;0|350;200100;404;1|351;200504;464;0|352;200968;408;1|353;201376;1332;0|354;202708;408;1|355;203116;460;0|356;203576;408;1|357;203984;464;0|358;204448;404;1|359;204852;464;0|360;205316;404;1|361;205720;464;0|362;206184;408;1|363;206592;464;0|364;207056;404;1|365;207460;464;0|366;207924;408;1|367;208332;460;0|368;208792;408;1|369;209200;464;0|370;209664;404;1|371;210068;464;0|372;210532;408;1|373;210940;460;0|374;211400;384;1|375;211784;488;0|376;212272;404;1|377;212676;1332;0|378;214008;408;1|379;214416;464;0|380;214880;384;1|381;215264;484;0|382;215748;408;1|383;216156;460;0|384;216616;408;1|385;217024;464;0|386;217488;380;1|387;217868;488;0|388;218356;408;1|389;218764;460;0|390;219224;408;1|391;219632;464;0|392;220096;404;1|393;220500;464;0|394;220964;408;1|395;221372;464;0|396;221836;404;1|397;222240;464;0|398;222704;408;1|399;223112;460;0|400;223572;408;1|401;223980;464;0|402;224444;408;1|403;224852;460;0|404;225312;408;1|405;225720;460;0|406;226180;408;1|407;226588;464;0|408;227052;404;1|409;227456;464;0|410;227920;408;1|411;228328;1328;0|412;229656;408;1|413;230064;1332;0|414;231396;408;1|415;231804;460;0|416;232264;412;1|417;232676;460;0|418;233136;380;1|419;233516;488;0|420;234004;384;1|421;234388;488;0|422;234876;408;1|423;235284;460;0|424;235744;380;1|425;236124;1360;0|426;237484;408;1|427;237892;1328;0|428;239220;408;1|429;239628;1332;0|430;240960;408;1|431;241368;1332;0|432;242700;408;1|433;243108;1328;0|434;244436;412;1|435;244848;1328;0|436;246176;408;1|437;246584;460;0|438;247044;408;1|439;247452;1332;0|440;248784;408;1|</text:p>
          </table:table-cell>
          <table:table-cell table:style-name="ce7" table:formula="of:=LEFT([.D23];16)" office:value-type="string" office:string-value="0220E00400000006" calcext:value-type="string">
            <text:p>0220E00400000006</text:p>
          </table:table-cell>
          <table:table-cell table:style-name="ce7" table:formula="of:=RIGHT([.D23];(27*2)-16)" office:value-type="string" office:string-value="0220E00400493C80AF00000EE01000010006BF" calcext:value-type="string">
            <text:p>0220E00400493C80AF00000EE01000010006BF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 (S)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3];2*[.R$1]);2);8);4) &amp; RIGHT(HEX2BIN(RIGHT(LEFT([.$J23];2*[.R$1]);2);8);4);2)" office:value-type="string" office:string-value="02" calcext:value-type="string">
            <text:p>02</text:p>
          </table:table-cell>
          <table:table-cell table:style-name="ce6" table:formula="of:=BIN2HEX(LEFT(HEX2BIN(RIGHT(LEFT([.$J23];2*[.S$1]);2);8);4) &amp; RIGHT(HEX2BIN(RIGHT(LEFT([.$J23];2*[.S$1]);2);8);4);2)" office:value-type="string" office:string-value="20" calcext:value-type="string">
            <text:p>20</text:p>
          </table:table-cell>
          <table:table-cell table:style-name="ce6" table:formula="of:=BIN2HEX(LEFT(HEX2BIN(RIGHT(LEFT([.$J23];2*[.T$1]);2);8);4) &amp; RIGHT(HEX2BIN(RIGHT(LEFT([.$J23];2*[.T$1]);2);8);4);2)" office:value-type="string" office:string-value="E0" calcext:value-type="string">
            <text:p>E0</text:p>
          </table:table-cell>
          <table:table-cell table:style-name="ce6" table:formula="of:=BIN2HEX(LEFT(HEX2BIN(RIGHT(LEFT([.$J23];2*[.U$1]);2);8);4) &amp; RIGHT(HEX2BIN(RIGHT(LEFT([.$J23];2*[.U$1]);2);8);4);2)" office:value-type="string" office:string-value="04" calcext:value-type="string">
            <text:p>04</text:p>
          </table:table-cell>
          <table:table-cell table:style-name="ce6" table:formula="of:=BIN2HEX(LEFT(HEX2BIN(RIGHT(LEFT([.$J23];2*[.V$1]);2);8);4) &amp; RIGHT(HEX2BIN(RIGHT(LEFT([.$J23];2*[.V$1]);2);8);4);2)" office:value-type="string" office:string-value="00" calcext:value-type="string">
            <text:p>00</text:p>
          </table:table-cell>
          <table:table-cell table:style-name="ce14" table:formula="of:=BIN2HEX(LEFT(HEX2BIN(RIGHT(LEFT([.$J23];2*[.W$1]);2);8);4) &amp; RIGHT(HEX2BIN(RIGHT(LEFT([.$J23];2*[.W$1]);2);8);4);2)" office:value-type="string" office:string-value="49" calcext:value-type="string">
            <text:p>49</text:p>
          </table:table-cell>
          <table:table-cell table:style-name="ce17" table:formula="of:=BIN2HEX(LEFT(HEX2BIN(RIGHT(LEFT([.$J23];2*[.X$1]);2);8);4) &amp; RIGHT(HEX2BIN(RIGHT(LEFT([.$J23];2*[.X$1]);2);8);4);2)" office:value-type="string" office:string-value="3C" calcext:value-type="string">
            <text:p>3C</text:p>
          </table:table-cell>
          <table:table-cell table:style-name="ce6" table:formula="of:=BIN2HEX(LEFT(HEX2BIN(RIGHT(LEFT([.$J23];2*[.Y$1]);2);8);4) &amp; RIGHT(HEX2BIN(RIGHT(LEFT([.$J23];2*[.Y$1]);2);8);4);2)" office:value-type="string" office:string-value="80" calcext:value-type="string">
            <text:p>80</text:p>
          </table:table-cell>
          <table:table-cell table:style-name="ce6" table:formula="of:=BIN2HEX(LEFT(HEX2BIN(RIGHT(LEFT([.$J23];2*[.Z$1]);2);8);4) &amp; RIGHT(HEX2BIN(RIGHT(LEFT([.$J23];2*[.Z$1]);2);8);4);2)" office:value-type="string" office:string-value="AF" calcext:value-type="string">
            <text:p>AF</text:p>
          </table:table-cell>
          <table:table-cell table:style-name="ce6" table:formula="of:=BIN2HEX(LEFT(HEX2BIN(RIGHT(LEFT([.$J23];2*[.AA$1]);2);8);4) &amp; RIGHT(HEX2BIN(RIGHT(LEFT([.$J23];2*[.AA$1]);2);8);4);2)" office:value-type="string" office:string-value="00" calcext:value-type="string">
            <text:p>00</text:p>
          </table:table-cell>
          <table:table-cell table:style-name="ce6" table:formula="of:=BIN2HEX(LEFT(HEX2BIN(RIGHT(LEFT([.$J23];2*[.AB$1]);2);8);4) &amp; RIGHT(HEX2BIN(RIGHT(LEFT([.$J23];2*[.AB$1]);2);8);4);2)" office:value-type="string" office:string-value="00" calcext:value-type="string">
            <text:p>00</text:p>
          </table:table-cell>
          <table:table-cell table:style-name="ce6" table:formula="of:=BIN2HEX(LEFT(HEX2BIN(RIGHT(LEFT([.$J23];2*[.AC$1]);2);8);4) &amp; RIGHT(HEX2BIN(RIGHT(LEFT([.$J23];2*[.AC$1]);2);8);4);2)" office:value-type="string" office:string-value="0E" calcext:value-type="string">
            <text:p>0E</text:p>
          </table:table-cell>
          <table:table-cell table:style-name="ce6" table:formula="of:=BIN2HEX(LEFT(HEX2BIN(RIGHT(LEFT([.$J23];2*[.AD$1]);2);8);4) &amp; RIGHT(HEX2BIN(RIGHT(LEFT([.$J23];2*[.AD$1]);2);8);4);2)" office:value-type="string" office:string-value="E0" calcext:value-type="string">
            <text:p>E0</text:p>
          </table:table-cell>
          <table:table-cell table:style-name="ce6" table:formula="of:=BIN2HEX(LEFT(HEX2BIN(RIGHT(LEFT([.$J23];2*[.AE$1]);2);8);4) &amp; RIGHT(HEX2BIN(RIGHT(LEFT([.$J23];2*[.AE$1]);2);8);4);2)" office:value-type="string" office:string-value="10" calcext:value-type="string">
            <text:p>10</text:p>
          </table:table-cell>
          <table:table-cell table:style-name="ce6" table:formula="of:=BIN2HEX(LEFT(HEX2BIN(RIGHT(LEFT([.$J23];2*[.AF$1]);2);8);4) &amp; RIGHT(HEX2BIN(RIGHT(LEFT([.$J23];2*[.AF$1]);2);8);4);2)" office:value-type="string" office:string-value="00" calcext:value-type="string">
            <text:p>00</text:p>
          </table:table-cell>
          <table:table-cell table:style-name="ce6" table:formula="of:=BIN2HEX(LEFT(HEX2BIN(RIGHT(LEFT([.$J23];2*[.AG$1]);2);8);4) &amp; RIGHT(HEX2BIN(RIGHT(LEFT([.$J23];2*[.AG$1]);2);8);4);2)" office:value-type="string" office:string-value="01" calcext:value-type="string">
            <text:p>01</text:p>
          </table:table-cell>
          <table:table-cell table:style-name="ce6" table:formula="of:=BIN2HEX(LEFT(HEX2BIN(RIGHT(LEFT([.$J23];2*[.AH$1]);2);8);4) &amp; RIGHT(HEX2BIN(RIGHT(LEFT([.$J23];2*[.AH$1]);2);8);4);2)" office:value-type="string" office:string-value="00" calcext:value-type="string">
            <text:p>00</text:p>
          </table:table-cell>
          <table:table-cell table:style-name="ce6" table:formula="of:=BIN2HEX(LEFT(HEX2BIN(RIGHT(LEFT([.$J23];2*[.AI$1]);2);8);4) &amp; RIGHT(HEX2BIN(RIGHT(LEFT([.$J23];2*[.AI$1]);2);8);4);2)" office:value-type="string" office:string-value="06" calcext:value-type="string">
            <text:p>06</text:p>
          </table:table-cell>
          <table:table-cell table:style-name="ce21" table:formula="of:=BIN2HEX(LEFT(HEX2BIN(RIGHT(LEFT([.$J23];2*[.AJ$1]);2);8);4) &amp; RIGHT(HEX2BIN(RIGHT(LEFT([.$J23];2*[.AJ$1]);2);8);4);2)" office:value-type="string" office:string-value="BF" calcext:value-type="string">
            <text:p>BF</text:p>
          </table:table-cell>
          <table:table-cell table:style-name="ce23" table:formula="of:=DEC2HEX([.CC23];2)" office:value-type="string" office:string-value="BF" calcext:value-type="string">
            <text:p>BF</text:p>
          </table:table-cell>
          <table:table-cell table:style-name="ce27" table:formula="of:=HEX2BIN([.W23];8)" office:value-type="string" office:string-value="01001001" calcext:value-type="string">
            <text:p>01001001</text:p>
          </table:table-cell>
          <table:table-cell table:style-name="ce10" table:formula="of:=LEFT([.AL23];4)" office:value-type="string" office:string-value="0100" calcext:value-type="string">
            <text:p>0100</text:p>
          </table:table-cell>
          <table:table-cell table:style-name="ce10" table:formula="of:=RIGHT([.AM23];1)" office:value-type="string" office:string-value="0" calcext:value-type="string">
            <text:p>0</text:p>
          </table:table-cell>
          <table:table-cell table:style-name="ce30" table:formula="of:=HEX2BIN([.X23];8)" office:value-type="string" office:string-value="00111100" calcext:value-type="string">
            <text:p>00111100</text:p>
          </table:table-cell>
          <table:table-cell table:style-name="ce32" table:formula="of:=LEFT([.AO23];1)" office:value-type="string" office:string-value="0" calcext:value-type="string">
            <text:p>0</text:p>
          </table:table-cell>
          <table:table-cell table:style-name="ce32" table:formula="of:=RIGHT(LEFT([.AO23];2);1)" office:value-type="string" office:string-value="0" calcext:value-type="string">
            <text:p>0</text:p>
          </table:table-cell>
          <table:table-cell table:style-name="ce32" table:formula="of:=RIGHT(LEFT([.AO23];3);1)" office:value-type="string" office:string-value="1" calcext:value-type="string">
            <text:p>1</text:p>
          </table:table-cell>
          <table:table-cell table:style-name="ce32" table:formula="of:=RIGHT(LEFT([.$AO23];4);1)" office:value-type="string" office:string-value="1" calcext:value-type="string">
            <text:p>1</text:p>
          </table:table-cell>
          <table:table-cell table:style-name="ce32" table:formula="of:=RIGHT(LEFT([.$AO23];5);1)" office:value-type="string" office:string-value="1" calcext:value-type="string">
            <text:p>1</text:p>
          </table:table-cell>
          <table:table-cell table:style-name="ce32" table:formula="of:=RIGHT(LEFT([.$AO23];6);1)" office:value-type="string" office:string-value="1" calcext:value-type="string">
            <text:p>1</text:p>
          </table:table-cell>
          <table:table-cell table:style-name="ce32" table:formula="of:=RIGHT(LEFT([.$AO23];7);1)" office:value-type="string" office:string-value="0" calcext:value-type="string">
            <text:p>0</text:p>
          </table:table-cell>
          <table:table-cell table:style-name="ce32" table:formula="of:=RIGHT(LEFT([.$AO23];8);1)" office:value-type="string" office:string-value="0" calcext:value-type="string">
            <text:p>0</text:p>
          </table:table-cell>
          <table:table-cell/>
          <table:table-cell table:style-name="ce6" table:formula="of:=[.AS23]" office:value-type="string" office:string-value="1" calcext:value-type="string">
            <text:p>1</text:p>
          </table:table-cell>
          <table:table-cell table:style-name="ce6" table:formula="of:=[.AT23]" office:value-type="string" office:string-value="1" calcext:value-type="string">
            <text:p>1</text:p>
          </table:table-cell>
          <table:table-cell table:style-name="ce6" table:formula="of:=[.AU23]" office:value-type="string" office:string-value="1" calcext:value-type="string">
            <text:p>1</text:p>
          </table:table-cell>
          <table:table-cell table:style-name="ce6" table:formula="of:=[.AV23]" office:value-type="string" office:string-value="0" calcext:value-type="string">
            <text:p>0</text:p>
          </table:table-cell>
          <table:table-cell table:formula="of:=BIN2DEC([.AY23]&amp;[.AZ23]&amp;[.BA23]&amp;[.BB23])" office:value-type="float" office:value="14" calcext:value-type="float">
            <text:p>14</text:p>
          </table:table-cell>
          <table:table-cell table:style-name="ce36" table:formula="of:=16+[.BC23]" office:value-type="float" office:value="30" calcext:value-type="float">
            <text:p>30</text:p>
          </table:table-cell>
          <table:table-cell/>
          <table:table-cell table:style-name="ce39" table:formula="of:=HEX2BIN([.Z23];8)" office:value-type="string" office:string-value="10101111" calcext:value-type="string">
            <text:p>10101111</text:p>
          </table:table-cell>
          <table:table-cell table:style-name="ce6" table:formula="of:=LEFT([.BF23];4)" office:value-type="string" office:string-value="1010" calcext:value-type="string">
            <text:p>1010</text:p>
          </table:table-cell>
          <table:table-cell table:style-name="ce6" table:formula="of:=RIGHT([.BF23];4)" office:value-type="string" office:string-value="1111" calcext:value-type="string">
            <text:p>1111</text:p>
          </table:table-cell>
          <table:table-cell/>
          <table:table-cell table:style-name="ce10" table:formula="of:=HEX2BIN([.AE23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23])+HEX2DEC([.S23]);256)" office:value-type="float" office:value="34" calcext:value-type="float">
            <text:p>34</text:p>
          </table:table-cell>
          <table:table-cell table:formula="of:=MOD([.BM23]+HEX2DEC([.T23]);256)" office:value-type="float" office:value="2" calcext:value-type="float">
            <text:p>2</text:p>
          </table:table-cell>
          <table:table-cell table:formula="of:=MOD([.BN23]+HEX2DEC([.U23]);256)" office:value-type="float" office:value="6" calcext:value-type="float">
            <text:p>6</text:p>
          </table:table-cell>
          <table:table-cell table:formula="of:=MOD([.BO23]+HEX2DEC([.V23]);256)" office:value-type="float" office:value="6" calcext:value-type="float">
            <text:p>6</text:p>
          </table:table-cell>
          <table:table-cell table:formula="of:=MOD([.BP23]+HEX2DEC([.W23]);256)" office:value-type="float" office:value="79" calcext:value-type="float">
            <text:p>79</text:p>
          </table:table-cell>
          <table:table-cell table:formula="of:=MOD([.BQ23]+HEX2DEC([.X23]);256)" office:value-type="float" office:value="139" calcext:value-type="float">
            <text:p>139</text:p>
          </table:table-cell>
          <table:table-cell table:formula="of:=MOD([.BR23]+HEX2DEC([.Y23]);256)" office:value-type="float" office:value="11" calcext:value-type="float">
            <text:p>11</text:p>
          </table:table-cell>
          <table:table-cell table:formula="of:=MOD([.BS23]+HEX2DEC([.Z23]);256)" office:value-type="float" office:value="186" calcext:value-type="float">
            <text:p>186</text:p>
          </table:table-cell>
          <table:table-cell table:formula="of:=MOD([.BT23]+HEX2DEC([.AA23]);256)" office:value-type="float" office:value="186" calcext:value-type="float">
            <text:p>186</text:p>
          </table:table-cell>
          <table:table-cell table:formula="of:=MOD([.BU23]+HEX2DEC([.AB23]);256)" office:value-type="float" office:value="186" calcext:value-type="float">
            <text:p>186</text:p>
          </table:table-cell>
          <table:table-cell table:formula="of:=MOD([.BV23]+HEX2DEC([.AC23]);256)" office:value-type="float" office:value="200" calcext:value-type="float">
            <text:p>200</text:p>
          </table:table-cell>
          <table:table-cell table:formula="of:=MOD([.BW23]+HEX2DEC([.AD23]);256)" office:value-type="float" office:value="168" calcext:value-type="float">
            <text:p>168</text:p>
          </table:table-cell>
          <table:table-cell table:formula="of:=MOD([.BX23]+HEX2DEC([.AE23]);256)" office:value-type="float" office:value="184" calcext:value-type="float">
            <text:p>184</text:p>
          </table:table-cell>
          <table:table-cell table:formula="of:=MOD([.BY23]+HEX2DEC([.AF23]);256)" office:value-type="float" office:value="184" calcext:value-type="float">
            <text:p>184</text:p>
          </table:table-cell>
          <table:table-cell table:formula="of:=MOD([.BZ23]+HEX2DEC([.AG23]);256)" office:value-type="float" office:value="185" calcext:value-type="float">
            <text:p>185</text:p>
          </table:table-cell>
          <table:table-cell table:formula="of:=MOD([.CA23]+HEX2DEC([.AH23]);256)" office:value-type="float" office:value="185" calcext:value-type="float">
            <text:p>185</text:p>
          </table:table-cell>
          <table:table-cell table:formula="of:=MOD([.CB23]+HEX2DEC([.AI23]);256)" office:value-type="float" office:value="191" calcext:value-type="float">
            <text:p>191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0;0|4;6216;412;1|5;6628;460;0|6;7088;408;1|7;7496;1328;0|8;8824;412;1|9;9236;460;0|10;9696;408;1|11;10104;460;0|12;10564;408;1|13;10972;464;0|14;11436;404;1|15;11840;468;0|16;12308;404;1|17;12712;460;0|18;13172;408;1|19;13580;464;0|20;14044;404;1|21;14448;464;0|22;14912;380;1|23;15292;488;0|24;15780;408;1|25;16188;464;0|26;16652;404;1|27;17056;464;0|28;17520;408;1|29;17928;464;0|30;18392;404;1|31;18796;1332;0|32;20128;408;1|33;20536;464;0|34;21000;380;1|35;21380;488;0|36;21868;408;1|37;22276;460;0|38;22736;408;1|39;23144;464;0|40;23608;380;1|41;23988;488;0|42;24476;408;1|43;24884;460;0|44;25344;408;1|45;25752;464;0|46;26216;380;1|47;26596;1356;0|48;27952;408;1|49;28360;1332;0|50;29692;408;1|51;30100;1328;0|52;31428;412;1|53;31840;460;0|54;32300;408;1|55;32708;464;0|56;33172;380;1|57;33552;1356;0|58;34908;408;1|59;35316;460;0|60;35776;408;1|61;36184;464;0|62;36648;380;1|63;37028;488;0|64;37516;408;1|65;37924;464;0|66;38388;404;1|67;38792;464;0|68;39256;404;1|69;39660;464;0|70;40124;408;1|71;40532;464;0|72;40996;404;1|73;41400;464;0|74;41864;404;1|75;42268;468;0|76;42736;404;1|77;43140;464;0|78;43604;408;1|79;44012;460;0|80;44472;404;1|81;44876;464;0|82;45340;408;1|83;45748;464;0|84;46212;380;1|85;46592;488;0|86;47080;408;1|87;47488;460;0|88;47948;408;1|89;48356;464;0|90;48820;380;1|91;49200;488;0|92;49688;408;1|93;50096;464;0|94;50560;404;1|95;50964;464;0|96;51428;380;1|97;51808;488;0|98;52296;408;1|99;52704;464;0|100;53168;404;1|101;53572;464;0|102;54036;408;1|103;54444;460;0|104;54904;384;1|105;55288;488;0|106;55776;404;1|107;56180;464;0|108;56644;380;1|109;57024;488;0|110;57512;408;1|111;57920;464;0|112;58384;404;1|113;58788;464;0|114;59252;404;1|115;59656;464;0|116;60120;408;1|117;60528;464;0|118;60992;404;1|119;61396;1332;0|120;62728;408;1|121;63136;1332;0|122;64468;404;1|123;64872;464;0|124;65336;408;1|125;65744;464;0|126;66208;408;1|127;66616;460;0|128;67076;380;1|129;67456;488;0|130;67944;408;1|131;68352;464;0|132;68816;408;1|133;69224;10028;0|134;79252;3476;1|135;82728;1740;0|136;84468;408;1|137;84876;460;0|138;85336;384;1|139;85720;1356;0|140;87076;408;1|141;87484;460;0|142;87944;408;1|143;88352;464;0|144;88816;408;1|145;89224;460;0|146;89684;408;1|147;90092;464;0|148;90556;404;1|149;90960;464;0|150;91424;408;1|151;91832;460;0|152;92292;408;1|153;92700;460;0|154;93160;408;1|155;93568;464;0|156;94032;408;1|157;94440;460;0|158;94900;384;1|159;95284;484;0|160;95768;384;1|161;96152;488;0|162;96640;404;1|163;97044;1336;0|164;98380;404;1|165;98784;464;0|166;99248;408;1|167;99656;460;0|168;100116;408;1|169;100524;464;0|170;100988;404;1|171;101392;464;0|172;101856;408;1|173;102264;464;0|174;102728;404;1|175;103132;464;0|176;103596;380;1|177;103976;488;0|178;104464;404;1|179;104868;1332;0|180;106200;408;1|181;106608;1336;0|182;107944;404;1|183;108348;1332;0|184;109680;408;1|185;110088;464;0|186;110552;404;1|187;110956;464;0|188;111420;404;1|189;111824;1336;0|190;113160;380;1|191;113540;488;0|192;114028;408;1|193;114436;460;0|194;114896;408;1|195;115304;460;0|196;115764;408;1|197;116172;464;0|198;116636;380;1|199;117016;488;0|200;117504;408;1|201;117912;464;0|202;118376;404;1|203;118780;464;0|204;119244;404;1|205;119648;464;0|206;120112;384;1|207;120496;488;0|208;120984;404;1|209;121388;464;0|210;121852;380;1|211;122232;492;0|212;122724;404;1|213;123128;464;0|214;123592;380;1|215;123972;488;0|216;124460;380;1|217;124840;488;0|218;125328;408;1|219;125736;464;0|220;126200;380;1|221;126580;488;0|222;127068;408;1|223;127476;1332;0|224;128808;408;1|225;129216;460;0|226;129676;408;1|227;130084;464;0|228;130548;404;1|229;130952;1332;0|230;132284;408;1|231;132692;460;0|232;133152;412;1|233;133564;460;0|234;134024;408;1|235;134432;460;0|236;134892;408;1|237;135300;1332;0|238;136632;408;1|239;137040;1332;0|240;138372;404;1|241;138776;1332;0|242;140108;408;1|243;140516;1332;0|244;141848;408;1|245;142256;460;0|246;142716;408;1|247;143124;464;0|248;143588;408;1|249;143996;460;0|250;144456;384;1|251;144840;484;0|252;145324;408;1|253;145732;464;0|254;146196;408;1|255;146604;460;0|256;147064;384;1|257;147448;484;0|258;147932;408;1|259;148340;464;0|260;148804;404;1|261;149208;464;0|262;149672;404;1|263;150076;1336;0|264;151412;408;1|265;151820;1332;0|266;153152;404;1|267;153556;1332;0|268;154888;408;1|269;155296;1332;0|270;156628;404;1|271;157032;1332;0|272;158364;436;1|273;158800;436;0|274;159236;408;1|275;159644;1328;0|276;160972;412;1|277;161384;464;0|278;161848;404;1|279;162252;1328;0|280;163580;408;1|281;163988;464;0|282;164452;408;1|283;164860;460;0|284;165320;404;1|285;165724;468;0|286;166192;408;1|287;166600;460;0|288;167060;408;1|289;167468;460;0|290;167928;408;1|291;168336;464;0|292;168800;404;1|293;169204;464;0|294;169668;384;1|295;170052;484;0|296;170536;408;1|297;170944;464;0|298;171408;408;1|299;171816;460;0|300;172276;384;1|301;172660;488;0|302;173148;404;1|303;173552;464;0|304;174016;408;1|305;174424;460;0|306;174884;408;1|307;175292;460;0|308;175752;408;1|309;176160;464;0|310;176624;408;1|311;177032;460;0|312;177492;408;1|313;177900;464;0|314;178364;404;1|315;178768;1332;0|316;180100;408;1|317;180508;1332;0|318;181840;408;1|319;182248;1328;0|320;183576;412;1|321;183988;460;0|322;184448;408;1|323;184856;460;0|324;185316;384;1|325;185700;488;0|326;186188;408;1|327;186596;460;0|328;187056;408;1|329;187464;464;0|330;187928;380;1|331;188308;484;0|332;188792;384;1|333;189176;488;0|334;189664;408;1|335;190072;460;0|336;190532;384;1|337;190916;488;0|338;191404;408;1|339;191812;1328;0|340;193140;408;1|341;193548;1332;0|342;194880;408;1|343;195288;1332;0|344;196620;408;1|345;197028;460;0|346;197488;408;1|347;197896;464;0|348;198360;404;1|349;198764;464;0|350;199228;408;1|351;199636;464;0|352;200100;404;1|353;200504;1332;0|354;201836;408;1|355;202244;460;0|356;202704;408;1|357;203112;460;0|358;203572;384;1|359;203956;488;0|360;204444;408;1|361;204852;460;0|362;205312;384;1|363;205696;484;0|364;206180;408;1|365;206588;464;0|366;207052;404;1|367;207456;464;0|368;207920;408;1|369;208328;460;0|370;208788;408;1|371;209196;464;0|372;209660;408;1|373;210068;464;0|374;210532;404;1|375;210936;464;0|376;211400;404;1|377;211804;1332;0|378;213136;384;1|379;213520;488;0|380;214008;408;1|381;214416;460;0|382;214876;408;1|383;215284;464;0|384;215748;380;1|385;216128;488;0|386;216616;404;1|387;217020;464;0|388;217484;408;1|389;217892;464;0|390;218356;404;1|391;218760;464;0|392;219224;404;1|393;219628;464;0|394;220092;408;1|395;220500;460;0|396;220960;408;1|397;221368;464;0|398;221832;404;1|399;222236;468;0|400;222704;404;1|401;223108;464;0|402;223572;404;1|403;223976;464;0|404;224440;408;1|405;224848;464;0|406;225312;380;1|407;225692;488;0|408;226180;404;1|409;226584;464;0|410;227048;408;1|411;227456;1332;0|412;228788;380;1|413;229168;1356;0|414;230524;408;1|415;230932;464;0|416;231396;380;1|417;231776;488;0|418;232264;408;1|419;232672;460;0|420;233132;408;1|421;233540;464;0|422;234004;380;1|423;234384;488;0|424;234872;408;1|425;235280;464;0|426;235744;404;1|427;236148;1332;0|428;237480;408;1|429;237888;1332;0|430;239220;408;1|431;239628;1332;0|432;240960;408;1|433;241368;1332;0|434;242700;404;1|435;243104;1332;0|436;244436;408;1|437;244844;460;0|438;245304;408;1|439;245712;1332;0|440;247044;380;1|</text:p>
          </table:table-cell>
          <table:table-cell table:style-name="ce7" table:formula="of:=LEFT([.D24];16)" office:value-type="string" office:string-value="0220E00400000006" calcext:value-type="string">
            <text:p>0220E00400000006</text:p>
          </table:table-cell>
          <table:table-cell table:style-name="ce7" table:formula="of:=RIGHT([.D24];(27*2)-16)" office:value-type="string" office:string-value="0220E00400483C80AF00000EE01000010006BE" calcext:value-type="string">
            <text:p>0220E00400483C80AF00000EE01000010006B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4];2*[.R$1]);2);8);4) &amp; RIGHT(HEX2BIN(RIGHT(LEFT([.$J24];2*[.R$1]);2);8);4);2)" office:value-type="string" office:string-value="02" calcext:value-type="string">
            <text:p>02</text:p>
          </table:table-cell>
          <table:table-cell table:style-name="ce6" table:formula="of:=BIN2HEX(LEFT(HEX2BIN(RIGHT(LEFT([.$J24];2*[.S$1]);2);8);4) &amp; RIGHT(HEX2BIN(RIGHT(LEFT([.$J24];2*[.S$1]);2);8);4);2)" office:value-type="string" office:string-value="20" calcext:value-type="string">
            <text:p>20</text:p>
          </table:table-cell>
          <table:table-cell table:style-name="ce6" table:formula="of:=BIN2HEX(LEFT(HEX2BIN(RIGHT(LEFT([.$J24];2*[.T$1]);2);8);4) &amp; RIGHT(HEX2BIN(RIGHT(LEFT([.$J24];2*[.T$1]);2);8);4);2)" office:value-type="string" office:string-value="E0" calcext:value-type="string">
            <text:p>E0</text:p>
          </table:table-cell>
          <table:table-cell table:style-name="ce6" table:formula="of:=BIN2HEX(LEFT(HEX2BIN(RIGHT(LEFT([.$J24];2*[.U$1]);2);8);4) &amp; RIGHT(HEX2BIN(RIGHT(LEFT([.$J24];2*[.U$1]);2);8);4);2)" office:value-type="string" office:string-value="04" calcext:value-type="string">
            <text:p>04</text:p>
          </table:table-cell>
          <table:table-cell table:style-name="ce6" table:formula="of:=BIN2HEX(LEFT(HEX2BIN(RIGHT(LEFT([.$J24];2*[.V$1]);2);8);4) &amp; RIGHT(HEX2BIN(RIGHT(LEFT([.$J24];2*[.V$1]);2);8);4);2)" office:value-type="string" office:string-value="00" calcext:value-type="string">
            <text:p>00</text:p>
          </table:table-cell>
          <table:table-cell table:style-name="ce14" table:formula="of:=BIN2HEX(LEFT(HEX2BIN(RIGHT(LEFT([.$J24];2*[.W$1]);2);8);4) &amp; RIGHT(HEX2BIN(RIGHT(LEFT([.$J24];2*[.W$1]);2);8);4);2)" office:value-type="string" office:string-value="48" calcext:value-type="string">
            <text:p>48</text:p>
          </table:table-cell>
          <table:table-cell table:style-name="ce17" table:formula="of:=BIN2HEX(LEFT(HEX2BIN(RIGHT(LEFT([.$J24];2*[.X$1]);2);8);4) &amp; RIGHT(HEX2BIN(RIGHT(LEFT([.$J24];2*[.X$1]);2);8);4);2)" office:value-type="string" office:string-value="3C" calcext:value-type="string">
            <text:p>3C</text:p>
          </table:table-cell>
          <table:table-cell table:style-name="ce6" table:formula="of:=BIN2HEX(LEFT(HEX2BIN(RIGHT(LEFT([.$J24];2*[.Y$1]);2);8);4) &amp; RIGHT(HEX2BIN(RIGHT(LEFT([.$J24];2*[.Y$1]);2);8);4);2)" office:value-type="string" office:string-value="80" calcext:value-type="string">
            <text:p>80</text:p>
          </table:table-cell>
          <table:table-cell table:style-name="ce6" table:formula="of:=BIN2HEX(LEFT(HEX2BIN(RIGHT(LEFT([.$J24];2*[.Z$1]);2);8);4) &amp; RIGHT(HEX2BIN(RIGHT(LEFT([.$J24];2*[.Z$1]);2);8);4);2)" office:value-type="string" office:string-value="AF" calcext:value-type="string">
            <text:p>AF</text:p>
          </table:table-cell>
          <table:table-cell table:style-name="ce6" table:formula="of:=BIN2HEX(LEFT(HEX2BIN(RIGHT(LEFT([.$J24];2*[.AA$1]);2);8);4) &amp; RIGHT(HEX2BIN(RIGHT(LEFT([.$J24];2*[.AA$1]);2);8);4);2)" office:value-type="string" office:string-value="00" calcext:value-type="string">
            <text:p>00</text:p>
          </table:table-cell>
          <table:table-cell table:style-name="ce6" table:formula="of:=BIN2HEX(LEFT(HEX2BIN(RIGHT(LEFT([.$J24];2*[.AB$1]);2);8);4) &amp; RIGHT(HEX2BIN(RIGHT(LEFT([.$J24];2*[.AB$1]);2);8);4);2)" office:value-type="string" office:string-value="00" calcext:value-type="string">
            <text:p>00</text:p>
          </table:table-cell>
          <table:table-cell table:style-name="ce6" table:formula="of:=BIN2HEX(LEFT(HEX2BIN(RIGHT(LEFT([.$J24];2*[.AC$1]);2);8);4) &amp; RIGHT(HEX2BIN(RIGHT(LEFT([.$J24];2*[.AC$1]);2);8);4);2)" office:value-type="string" office:string-value="0E" calcext:value-type="string">
            <text:p>0E</text:p>
          </table:table-cell>
          <table:table-cell table:style-name="ce6" table:formula="of:=BIN2HEX(LEFT(HEX2BIN(RIGHT(LEFT([.$J24];2*[.AD$1]);2);8);4) &amp; RIGHT(HEX2BIN(RIGHT(LEFT([.$J24];2*[.AD$1]);2);8);4);2)" office:value-type="string" office:string-value="E0" calcext:value-type="string">
            <text:p>E0</text:p>
          </table:table-cell>
          <table:table-cell table:style-name="ce6" table:formula="of:=BIN2HEX(LEFT(HEX2BIN(RIGHT(LEFT([.$J24];2*[.AE$1]);2);8);4) &amp; RIGHT(HEX2BIN(RIGHT(LEFT([.$J24];2*[.AE$1]);2);8);4);2)" office:value-type="string" office:string-value="10" calcext:value-type="string">
            <text:p>10</text:p>
          </table:table-cell>
          <table:table-cell table:style-name="ce6" table:formula="of:=BIN2HEX(LEFT(HEX2BIN(RIGHT(LEFT([.$J24];2*[.AF$1]);2);8);4) &amp; RIGHT(HEX2BIN(RIGHT(LEFT([.$J24];2*[.AF$1]);2);8);4);2)" office:value-type="string" office:string-value="00" calcext:value-type="string">
            <text:p>00</text:p>
          </table:table-cell>
          <table:table-cell table:style-name="ce6" table:formula="of:=BIN2HEX(LEFT(HEX2BIN(RIGHT(LEFT([.$J24];2*[.AG$1]);2);8);4) &amp; RIGHT(HEX2BIN(RIGHT(LEFT([.$J24];2*[.AG$1]);2);8);4);2)" office:value-type="string" office:string-value="01" calcext:value-type="string">
            <text:p>01</text:p>
          </table:table-cell>
          <table:table-cell table:style-name="ce6" table:formula="of:=BIN2HEX(LEFT(HEX2BIN(RIGHT(LEFT([.$J24];2*[.AH$1]);2);8);4) &amp; RIGHT(HEX2BIN(RIGHT(LEFT([.$J24];2*[.AH$1]);2);8);4);2)" office:value-type="string" office:string-value="00" calcext:value-type="string">
            <text:p>00</text:p>
          </table:table-cell>
          <table:table-cell table:style-name="ce6" table:formula="of:=BIN2HEX(LEFT(HEX2BIN(RIGHT(LEFT([.$J24];2*[.AI$1]);2);8);4) &amp; RIGHT(HEX2BIN(RIGHT(LEFT([.$J24];2*[.AI$1]);2);8);4);2)" office:value-type="string" office:string-value="06" calcext:value-type="string">
            <text:p>06</text:p>
          </table:table-cell>
          <table:table-cell table:style-name="ce21" table:formula="of:=BIN2HEX(LEFT(HEX2BIN(RIGHT(LEFT([.$J24];2*[.AJ$1]);2);8);4) &amp; RIGHT(HEX2BIN(RIGHT(LEFT([.$J24];2*[.AJ$1]);2);8);4);2)" office:value-type="string" office:string-value="BE" calcext:value-type="string">
            <text:p>BE</text:p>
          </table:table-cell>
          <table:table-cell table:style-name="ce23" table:formula="of:=DEC2HEX([.CC24];2)" office:value-type="string" office:string-value="BE" calcext:value-type="string">
            <text:p>BE</text:p>
          </table:table-cell>
          <table:table-cell table:style-name="ce27" table:formula="of:=HEX2BIN([.W24];8)" office:value-type="string" office:string-value="01001000" calcext:value-type="string">
            <text:p>01001000</text:p>
          </table:table-cell>
          <table:table-cell table:style-name="ce10" table:formula="of:=LEFT([.AL24];4)" office:value-type="string" office:string-value="0100" calcext:value-type="string">
            <text:p>0100</text:p>
          </table:table-cell>
          <table:table-cell table:style-name="ce10" table:formula="of:=RIGHT([.AM24];1)" office:value-type="string" office:string-value="0" calcext:value-type="string">
            <text:p>0</text:p>
          </table:table-cell>
          <table:table-cell table:style-name="ce30" table:formula="of:=HEX2BIN([.X24];8)" office:value-type="string" office:string-value="00111100" calcext:value-type="string">
            <text:p>00111100</text:p>
          </table:table-cell>
          <table:table-cell table:style-name="ce32" table:formula="of:=LEFT([.AO24];1)" office:value-type="string" office:string-value="0" calcext:value-type="string">
            <text:p>0</text:p>
          </table:table-cell>
          <table:table-cell table:style-name="ce32" table:formula="of:=RIGHT(LEFT([.AO24];2);1)" office:value-type="string" office:string-value="0" calcext:value-type="string">
            <text:p>0</text:p>
          </table:table-cell>
          <table:table-cell table:style-name="ce32" table:formula="of:=RIGHT(LEFT([.AO24];3);1)" office:value-type="string" office:string-value="1" calcext:value-type="string">
            <text:p>1</text:p>
          </table:table-cell>
          <table:table-cell table:style-name="ce32" table:formula="of:=RIGHT(LEFT([.$AO24];4);1)" office:value-type="string" office:string-value="1" calcext:value-type="string">
            <text:p>1</text:p>
          </table:table-cell>
          <table:table-cell table:style-name="ce32" table:formula="of:=RIGHT(LEFT([.$AO24];5);1)" office:value-type="string" office:string-value="1" calcext:value-type="string">
            <text:p>1</text:p>
          </table:table-cell>
          <table:table-cell table:style-name="ce32" table:formula="of:=RIGHT(LEFT([.$AO24];6);1)" office:value-type="string" office:string-value="1" calcext:value-type="string">
            <text:p>1</text:p>
          </table:table-cell>
          <table:table-cell table:style-name="ce32" table:formula="of:=RIGHT(LEFT([.$AO24];7);1)" office:value-type="string" office:string-value="0" calcext:value-type="string">
            <text:p>0</text:p>
          </table:table-cell>
          <table:table-cell table:style-name="ce32" table:formula="of:=RIGHT(LEFT([.$AO24];8);1)" office:value-type="string" office:string-value="0" calcext:value-type="string">
            <text:p>0</text:p>
          </table:table-cell>
          <table:table-cell/>
          <table:table-cell table:style-name="ce6" table:formula="of:=[.AS24]" office:value-type="string" office:string-value="1" calcext:value-type="string">
            <text:p>1</text:p>
          </table:table-cell>
          <table:table-cell table:style-name="ce6" table:formula="of:=[.AT24]" office:value-type="string" office:string-value="1" calcext:value-type="string">
            <text:p>1</text:p>
          </table:table-cell>
          <table:table-cell table:style-name="ce6" table:formula="of:=[.AU24]" office:value-type="string" office:string-value="1" calcext:value-type="string">
            <text:p>1</text:p>
          </table:table-cell>
          <table:table-cell table:style-name="ce6" table:formula="of:=[.AV24]" office:value-type="string" office:string-value="0" calcext:value-type="string">
            <text:p>0</text:p>
          </table:table-cell>
          <table:table-cell table:formula="of:=BIN2DEC([.AY24]&amp;[.AZ24]&amp;[.BA24]&amp;[.BB24])" office:value-type="float" office:value="14" calcext:value-type="float">
            <text:p>14</text:p>
          </table:table-cell>
          <table:table-cell table:style-name="ce36" table:formula="of:=16+[.BC24]" office:value-type="float" office:value="30" calcext:value-type="float">
            <text:p>30</text:p>
          </table:table-cell>
          <table:table-cell/>
          <table:table-cell table:style-name="ce39" table:formula="of:=HEX2BIN([.Z24];8)" office:value-type="string" office:string-value="10101111" calcext:value-type="string">
            <text:p>10101111</text:p>
          </table:table-cell>
          <table:table-cell table:style-name="ce6" table:formula="of:=LEFT([.BF24];4)" office:value-type="string" office:string-value="1010" calcext:value-type="string">
            <text:p>1010</text:p>
          </table:table-cell>
          <table:table-cell table:style-name="ce6" table:formula="of:=RIGHT([.BF24];4)" office:value-type="string" office:string-value="1111" calcext:value-type="string">
            <text:p>1111</text:p>
          </table:table-cell>
          <table:table-cell/>
          <table:table-cell table:style-name="ce10" table:formula="of:=HEX2BIN([.AE24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24])+HEX2DEC([.S24]);256)" office:value-type="float" office:value="34" calcext:value-type="float">
            <text:p>34</text:p>
          </table:table-cell>
          <table:table-cell table:formula="of:=MOD([.BM24]+HEX2DEC([.T24]);256)" office:value-type="float" office:value="2" calcext:value-type="float">
            <text:p>2</text:p>
          </table:table-cell>
          <table:table-cell table:formula="of:=MOD([.BN24]+HEX2DEC([.U24]);256)" office:value-type="float" office:value="6" calcext:value-type="float">
            <text:p>6</text:p>
          </table:table-cell>
          <table:table-cell table:formula="of:=MOD([.BO24]+HEX2DEC([.V24]);256)" office:value-type="float" office:value="6" calcext:value-type="float">
            <text:p>6</text:p>
          </table:table-cell>
          <table:table-cell table:formula="of:=MOD([.BP24]+HEX2DEC([.W24]);256)" office:value-type="float" office:value="78" calcext:value-type="float">
            <text:p>78</text:p>
          </table:table-cell>
          <table:table-cell table:formula="of:=MOD([.BQ24]+HEX2DEC([.X24]);256)" office:value-type="float" office:value="138" calcext:value-type="float">
            <text:p>138</text:p>
          </table:table-cell>
          <table:table-cell table:formula="of:=MOD([.BR24]+HEX2DEC([.Y24]);256)" office:value-type="float" office:value="10" calcext:value-type="float">
            <text:p>10</text:p>
          </table:table-cell>
          <table:table-cell table:formula="of:=MOD([.BS24]+HEX2DEC([.Z24]);256)" office:value-type="float" office:value="185" calcext:value-type="float">
            <text:p>185</text:p>
          </table:table-cell>
          <table:table-cell table:formula="of:=MOD([.BT24]+HEX2DEC([.AA24]);256)" office:value-type="float" office:value="185" calcext:value-type="float">
            <text:p>185</text:p>
          </table:table-cell>
          <table:table-cell table:formula="of:=MOD([.BU24]+HEX2DEC([.AB24]);256)" office:value-type="float" office:value="185" calcext:value-type="float">
            <text:p>185</text:p>
          </table:table-cell>
          <table:table-cell table:formula="of:=MOD([.BV24]+HEX2DEC([.AC24]);256)" office:value-type="float" office:value="199" calcext:value-type="float">
            <text:p>199</text:p>
          </table:table-cell>
          <table:table-cell table:formula="of:=MOD([.BW24]+HEX2DEC([.AD24]);256)" office:value-type="float" office:value="167" calcext:value-type="float">
            <text:p>167</text:p>
          </table:table-cell>
          <table:table-cell table:formula="of:=MOD([.BX24]+HEX2DEC([.AE24]);256)" office:value-type="float" office:value="183" calcext:value-type="float">
            <text:p>183</text:p>
          </table:table-cell>
          <table:table-cell table:formula="of:=MOD([.BY24]+HEX2DEC([.AF24]);256)" office:value-type="float" office:value="183" calcext:value-type="float">
            <text:p>183</text:p>
          </table:table-cell>
          <table:table-cell table:formula="of:=MOD([.BZ24]+HEX2DEC([.AG24]);256)" office:value-type="float" office:value="184" calcext:value-type="float">
            <text:p>184</text:p>
          </table:table-cell>
          <table:table-cell table:formula="of:=MOD([.CA24]+HEX2DEC([.AH24]);256)" office:value-type="float" office:value="184" calcext:value-type="float">
            <text:p>184</text:p>
          </table:table-cell>
          <table:table-cell table:formula="of:=MOD([.CB24]+HEX2DEC([.AI24]);256)" office:value-type="float" office:value="190" calcext:value-type="float">
            <text:p>190</text:p>
          </table:table-cell>
          <table:table-cell table:number-columns-repeated="943"/>
        </table:table-row>
        <table:table-row table:style-name="ro1">
          <table:table-cell table:style-name="ce2" table:number-columns-repeated="8"/>
          <table:table-cell table:style-name="ce8" table:number-columns-repeated="2"/>
          <table:table-cell table:style-name="ce9" table:number-columns-repeated="6"/>
          <table:table-cell table:style-name="ce11"/>
          <table:table-cell table:style-name="ce9" table:number-columns-repeated="19"/>
          <table:table-cell table:style-name="ce25"/>
          <table:table-cell table:style-name="ce28"/>
          <table:table-cell table:style-name="ce29" table:number-columns-repeated="2"/>
          <table:table-cell table:style-name="ce8"/>
          <table:table-cell table:style-name="ce33" table:number-columns-repeated="8"/>
          <table:table-cell table:style-name="ce11"/>
          <table:table-cell table:style-name="ce9" table:number-columns-repeated="4"/>
          <table:table-cell table:style-name="ce29"/>
          <table:table-cell table:style-name="ce37"/>
          <table:table-cell/>
          <table:table-cell table:style-name="ce29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960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1100010006BF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8;0|4;6220;404;1|5;6624;464;0|6;7088;408;1|7;7496;1332;0|8;8828;404;1|9;9232;464;0|10;9696;404;1|11;10100;464;0|12;10564;408;1|13;10972;464;0|14;11436;404;1|15;11840;464;0|16;12304;408;1|17;12712;460;0|18;13172;408;1|19;13580;464;0|20;14044;380;1|21;14424;488;0|22;14912;404;1|23;15316;464;0|24;15780;408;1|25;16188;460;0|26;16648;404;1|27;17052;468;0|28;17520;404;1|29;17924;464;0|30;18388;408;1|31;18796;1328;0|32;20124;412;1|33;20536;460;0|34;20996;408;1|35;21404;460;0|36;21864;408;1|37;22272;464;0|38;22736;408;1|39;23144;460;0|40;23604;384;1|41;23988;484;0|42;24472;408;1|43;24880;464;0|44;25344;408;1|45;25752;460;0|46;26212;408;1|47;26620;1332;0|48;27952;384;1|49;28336;1352;0|50;29688;408;1|51;30096;1332;0|52;31428;408;1|53;31836;460;0|54;32296;408;1|55;32704;464;0|56;33168;404;1|57;33572;1332;0|58;34904;436;1|59;35340;436;0|60;35776;404;1|61;36180;464;0|62;36644;404;1|63;37048;464;0|64;37512;408;1|65;37920;464;0|66;38384;408;1|67;38792;460;0|68;39252;384;1|69;39636;484;0|70;40120;408;1|71;40528;464;0|72;40992;408;1|73;41400;460;0|74;41860;404;1|75;42264;464;0|76;42728;408;1|77;43136;464;0|78;43600;404;1|79;44004;464;0|80;44468;404;1|81;44872;468;0|82;45340;404;1|83;45744;464;0|84;46208;404;1|85;46612;464;0|86;47076;408;1|87;47484;460;0|88;47944;408;1|89;48352;464;0|90;48816;404;1|91;49220;464;0|92;49684;408;1|93;50092;464;0|94;50556;404;1|95;50960;464;0|96;51424;408;1|97;51832;460;0|98;52292;408;1|99;52700;460;0|100;53160;384;1|101;53544;488;0|102;54032;404;1|103;54436;464;0|104;54900;408;1|105;55308;460;0|106;55768;384;1|107;56152;488;0|108;56640;408;1|109;57048;460;0|110;57508;408;1|111;57916;464;0|112;58380;404;1|113;58784;464;0|114;59248;404;1|115;59652;464;0|116;60116;408;1|117;60524;464;0|118;60988;404;1|119;61392;1332;0|120;62724;408;1|121;63132;1328;0|122;64460;408;1|123;64868;464;0|124;65332;408;1|125;65740;464;0|126;66204;404;1|127;66608;464;0|128;67072;408;1|129;67480;460;0|130;67940;408;1|131;68348;464;0|132;68812;404;1|133;69216;10032;0|134;79248;3452;1|135;82700;1764;0|136;84464;436;1|137;84900;432;0|138;85332;384;1|139;85716;1356;0|140;87072;408;1|141;87480;460;0|142;87940;408;1|143;88348;464;0|144;88812;408;1|145;89220;460;0|146;89680;408;1|147;90088;460;0|148;90548;408;1|149;90956;464;0|150;91420;404;1|151;91824;468;0|152;92292;404;1|153;92696;464;0|154;93160;404;1|155;93564;464;0|156;94028;408;1|157;94436;464;0|158;94900;408;1|159;95308;460;0|160;95768;404;1|161;96172;464;0|162;96636;408;1|163;97044;1332;0|164;98376;404;1|165;98780;464;0|166;99244;408;1|167;99652;460;0|168;100112;408;1|169;100520;464;0|170;100984;380;1|171;101364;488;0|172;101852;408;1|173;102260;460;0|174;102720;408;1|175;103128;464;0|176;103592;404;1|177;103996;464;0|178;104460;408;1|179;104868;1328;0|180;106196;408;1|181;106604;1332;0|182;107936;408;1|183;108344;1332;0|184;109676;408;1|185;110084;460;0|186;110544;408;1|187;110952;464;0|188;111416;404;1|189;111820;1332;0|190;113152;408;1|191;113560;460;0|192;114020;408;1|193;114428;464;0|194;114892;384;1|195;115276;484;0|196;115760;408;1|197;116168;460;0|198;116628;412;1|199;117040;460;0|200;117500;408;1|201;117908;460;0|202;118368;408;1|203;118776;460;0|204;119236;408;1|205;119644;464;0|206;120108;408;1|207;120516;460;0|208;120976;384;1|209;121360;484;0|210;121844;412;1|211;122256;460;0|212;122716;408;1|213;123124;460;0|214;123584;404;1|215;123988;468;0|216;124456;404;1|217;124860;464;0|218;125324;408;1|219;125732;460;0|220;126192;408;1|221;126600;464;0|222;127064;404;1|223;127468;1332;0|224;128800;408;1|225;129208;448;0|226;129656;424;1|227;130080;460;0|228;130540;384;1|229;130924;1356;0|230;132280;404;1|231;132684;464;0|232;133148;408;1|233;133556;460;0|234;134016;408;1|235;134424;464;0|236;134888;404;1|237;135292;1332;0|238;136624;408;1|239;137032;1332;0|240;138364;408;1|241;138772;1328;0|242;140100;408;1|243;140508;1332;0|244;141840;408;1|245;142248;464;0|246;142712;404;1|247;143116;464;0|248;143580;408;1|249;143988;460;0|250;144448;408;1|251;144856;464;0|252;145320;404;1|253;145724;464;0|254;146188;404;1|255;146592;464;0|256;147056;408;1|257;147464;464;0|258;147928;408;1|259;148336;460;0|260;148796;404;1|261;149200;468;0|262;149668;404;1|263;150072;1328;0|264;151400;412;1|265;151812;1332;0|266;153144;404;1|267;153548;1332;0|268;154880;408;1|269;155288;1332;0|270;156620;408;1|271;157028;1328;0|272;158356;408;1|273;158764;464;0|274;159228;408;1|275;159636;1328;0|276;160964;412;1|277;161376;460;0|278;161836;408;1|279;162244;1332;0|280;163576;408;1|281;163984;460;0|282;164444;408;1|283;164852;464;0|284;165316;404;1|285;165720;464;0|286;166184;408;1|287;166592;460;0|288;167052;408;1|289;167460;460;0|290;167920;408;1|291;168328;464;0|292;168792;404;1|293;169196;464;0|294;169660;408;1|295;170068;460;0|296;170528;408;1|297;170936;464;0|298;171400;404;1|299;171804;464;0|300;172268;408;1|301;172676;460;0|302;173136;408;1|303;173544;464;0|304;174008;404;1|305;174412;468;0|306;174880;404;1|307;175284;464;0|308;175748;404;1|309;176152;464;0|310;176616;404;1|311;177020;464;0|312;177484;408;1|313;177892;460;0|314;178352;408;1|315;178760;1332;0|316;180092;408;1|317;180500;1332;0|318;181832;408;1|319;182240;1328;0|320;183568;408;1|321;183976;464;0|322;184440;408;1|323;184848;460;0|324;185308;408;1|325;185716;460;0|326;186176;408;1|327;186584;464;0|328;187048;404;1|329;187452;464;0|330;187916;408;1|331;188324;464;0|332;188788;404;1|333;189192;464;0|334;189656;408;1|335;190064;460;0|336;190524;384;1|337;190908;484;0|338;191392;408;1|339;191800;1336;0|340;193136;404;1|341;193540;1332;0|342;194872;408;1|343;195280;1328;0|344;196608;408;1|345;197016;1332;0|346;198348;408;1|347;198756;460;0|348;199216;404;1|349;199620;468;0|350;200088;408;1|351;200496;460;0|352;200956;408;1|353;201364;1332;0|354;202696;408;1|355;203104;460;0|356;203564;384;1|357;203948;484;0|358;204432;408;1|359;204840;464;0|360;205304;408;1|361;205712;460;0|362;206172;384;1|363;206556;484;0|364;207040;412;1|365;207452;460;0|366;207912;408;1|367;208320;460;0|368;208780;404;1|369;209184;468;0|370;209652;404;1|371;210056;464;0|372;210520;408;1|373;210928;460;0|374;211388;408;1|375;211796;464;0|376;212260;404;1|377;212664;1332;0|378;213996;408;1|379;214404;460;0|380;214864;412;1|381;215276;460;0|382;215736;408;1|383;216144;460;0|384;216604;408;1|385;217012;464;0|386;217476;404;1|387;217880;464;0|388;218344;408;1|389;218752;464;0|390;219216;392;1|391;219608;476;0|392;220084;404;1|393;220488;464;0|394;220952;408;1|395;221360;460;0|396;221820;408;1|397;222228;464;0|398;222692;404;1|399;223096;464;0|400;223560;408;1|401;223968;460;0|402;224428;408;1|403;224836;464;0|404;225300;404;1|405;225704;464;0|406;226168;408;1|407;226576;460;0|408;227036;408;1|409;227444;464;0|410;227908;404;1|411;228312;1332;0|412;229644;408;1|413;230052;1332;0|414;231384;388;1|415;231772;480;0|416;232252;408;1|417;232660;464;0|418;233124;404;1|419;233528;464;0|420;233992;404;1|421;234396;464;0|422;234860;408;1|423;235268;464;0|424;235732;380;1|425;236112;1356;0|426;237468;408;1|427;237876;1332;0|428;239208;408;1|429;239616;1328;0|430;240944;408;1|431;241352;1332;0|432;242684;408;1|433;243092;1332;0|434;244424;404;1|435;244828;1332;0|436;246160;412;1|437;246572;460;0|438;247032;408;1|439;247440;1328;0|440;248768;412;1|</text:p>
          </table:table-cell>
          <table:table-cell table:style-name="ce7" table:formula="of:=LEFT([.D26];16)" office:value-type="string" office:string-value="0220E00400000006" calcext:value-type="string">
            <text:p>0220E00400000006</text:p>
          </table:table-cell>
          <table:table-cell table:style-name="ce7" table:formula="of:=RIGHT([.D26];(27*2)-16)" office:value-type="string" office:string-value="0220E00400483C80AF00000EE01100010006BF" calcext:value-type="string">
            <text:p>0220E00400483C80AF00000EE01100010006BF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style-name="ce6"/>
          <table:table-cell table:style-name="ce6" office:value-type="string" calcext:value-type="string">
            <text:p>YES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6];2*[.R$1]);2);8);4) &amp; RIGHT(HEX2BIN(RIGHT(LEFT([.$J26];2*[.R$1]);2);8);4);2)" office:value-type="string" office:string-value="02" calcext:value-type="string">
            <text:p>02</text:p>
          </table:table-cell>
          <table:table-cell table:style-name="ce6" table:formula="of:=BIN2HEX(LEFT(HEX2BIN(RIGHT(LEFT([.$J26];2*[.S$1]);2);8);4) &amp; RIGHT(HEX2BIN(RIGHT(LEFT([.$J26];2*[.S$1]);2);8);4);2)" office:value-type="string" office:string-value="20" calcext:value-type="string">
            <text:p>20</text:p>
          </table:table-cell>
          <table:table-cell table:style-name="ce6" table:formula="of:=BIN2HEX(LEFT(HEX2BIN(RIGHT(LEFT([.$J26];2*[.T$1]);2);8);4) &amp; RIGHT(HEX2BIN(RIGHT(LEFT([.$J26];2*[.T$1]);2);8);4);2)" office:value-type="string" office:string-value="E0" calcext:value-type="string">
            <text:p>E0</text:p>
          </table:table-cell>
          <table:table-cell table:style-name="ce6" table:formula="of:=BIN2HEX(LEFT(HEX2BIN(RIGHT(LEFT([.$J26];2*[.U$1]);2);8);4) &amp; RIGHT(HEX2BIN(RIGHT(LEFT([.$J26];2*[.U$1]);2);8);4);2)" office:value-type="string" office:string-value="04" calcext:value-type="string">
            <text:p>04</text:p>
          </table:table-cell>
          <table:table-cell table:style-name="ce6" table:formula="of:=BIN2HEX(LEFT(HEX2BIN(RIGHT(LEFT([.$J26];2*[.V$1]);2);8);4) &amp; RIGHT(HEX2BIN(RIGHT(LEFT([.$J26];2*[.V$1]);2);8);4);2)" office:value-type="string" office:string-value="00" calcext:value-type="string">
            <text:p>00</text:p>
          </table:table-cell>
          <table:table-cell table:style-name="ce14" table:formula="of:=BIN2HEX(LEFT(HEX2BIN(RIGHT(LEFT([.$J26];2*[.W$1]);2);8);4) &amp; RIGHT(HEX2BIN(RIGHT(LEFT([.$J26];2*[.W$1]);2);8);4);2)" office:value-type="string" office:string-value="48" calcext:value-type="string">
            <text:p>48</text:p>
          </table:table-cell>
          <table:table-cell table:style-name="ce17" table:formula="of:=BIN2HEX(LEFT(HEX2BIN(RIGHT(LEFT([.$J26];2*[.X$1]);2);8);4) &amp; RIGHT(HEX2BIN(RIGHT(LEFT([.$J26];2*[.X$1]);2);8);4);2)" office:value-type="string" office:string-value="3C" calcext:value-type="string">
            <text:p>3C</text:p>
          </table:table-cell>
          <table:table-cell table:style-name="ce6" table:formula="of:=BIN2HEX(LEFT(HEX2BIN(RIGHT(LEFT([.$J26];2*[.Y$1]);2);8);4) &amp; RIGHT(HEX2BIN(RIGHT(LEFT([.$J26];2*[.Y$1]);2);8);4);2)" office:value-type="string" office:string-value="80" calcext:value-type="string">
            <text:p>80</text:p>
          </table:table-cell>
          <table:table-cell table:style-name="ce6" table:formula="of:=BIN2HEX(LEFT(HEX2BIN(RIGHT(LEFT([.$J26];2*[.Z$1]);2);8);4) &amp; RIGHT(HEX2BIN(RIGHT(LEFT([.$J26];2*[.Z$1]);2);8);4);2)" office:value-type="string" office:string-value="AF" calcext:value-type="string">
            <text:p>AF</text:p>
          </table:table-cell>
          <table:table-cell table:style-name="ce6" table:formula="of:=BIN2HEX(LEFT(HEX2BIN(RIGHT(LEFT([.$J26];2*[.AA$1]);2);8);4) &amp; RIGHT(HEX2BIN(RIGHT(LEFT([.$J26];2*[.AA$1]);2);8);4);2)" office:value-type="string" office:string-value="00" calcext:value-type="string">
            <text:p>00</text:p>
          </table:table-cell>
          <table:table-cell table:style-name="ce6" table:formula="of:=BIN2HEX(LEFT(HEX2BIN(RIGHT(LEFT([.$J26];2*[.AB$1]);2);8);4) &amp; RIGHT(HEX2BIN(RIGHT(LEFT([.$J26];2*[.AB$1]);2);8);4);2)" office:value-type="string" office:string-value="00" calcext:value-type="string">
            <text:p>00</text:p>
          </table:table-cell>
          <table:table-cell table:style-name="ce6" table:formula="of:=BIN2HEX(LEFT(HEX2BIN(RIGHT(LEFT([.$J26];2*[.AC$1]);2);8);4) &amp; RIGHT(HEX2BIN(RIGHT(LEFT([.$J26];2*[.AC$1]);2);8);4);2)" office:value-type="string" office:string-value="0E" calcext:value-type="string">
            <text:p>0E</text:p>
          </table:table-cell>
          <table:table-cell table:style-name="ce6" table:formula="of:=BIN2HEX(LEFT(HEX2BIN(RIGHT(LEFT([.$J26];2*[.AD$1]);2);8);4) &amp; RIGHT(HEX2BIN(RIGHT(LEFT([.$J26];2*[.AD$1]);2);8);4);2)" office:value-type="string" office:string-value="E0" calcext:value-type="string">
            <text:p>E0</text:p>
          </table:table-cell>
          <table:table-cell table:style-name="ce6" table:formula="of:=BIN2HEX(LEFT(HEX2BIN(RIGHT(LEFT([.$J26];2*[.AE$1]);2);8);4) &amp; RIGHT(HEX2BIN(RIGHT(LEFT([.$J26];2*[.AE$1]);2);8);4);2)" office:value-type="string" office:string-value="11" calcext:value-type="string">
            <text:p>11</text:p>
          </table:table-cell>
          <table:table-cell table:style-name="ce6" table:formula="of:=BIN2HEX(LEFT(HEX2BIN(RIGHT(LEFT([.$J26];2*[.AF$1]);2);8);4) &amp; RIGHT(HEX2BIN(RIGHT(LEFT([.$J26];2*[.AF$1]);2);8);4);2)" office:value-type="string" office:string-value="00" calcext:value-type="string">
            <text:p>00</text:p>
          </table:table-cell>
          <table:table-cell table:style-name="ce6" table:formula="of:=BIN2HEX(LEFT(HEX2BIN(RIGHT(LEFT([.$J26];2*[.AG$1]);2);8);4) &amp; RIGHT(HEX2BIN(RIGHT(LEFT([.$J26];2*[.AG$1]);2);8);4);2)" office:value-type="string" office:string-value="01" calcext:value-type="string">
            <text:p>01</text:p>
          </table:table-cell>
          <table:table-cell table:style-name="ce6" table:formula="of:=BIN2HEX(LEFT(HEX2BIN(RIGHT(LEFT([.$J26];2*[.AH$1]);2);8);4) &amp; RIGHT(HEX2BIN(RIGHT(LEFT([.$J26];2*[.AH$1]);2);8);4);2)" office:value-type="string" office:string-value="00" calcext:value-type="string">
            <text:p>00</text:p>
          </table:table-cell>
          <table:table-cell table:style-name="ce6" table:formula="of:=BIN2HEX(LEFT(HEX2BIN(RIGHT(LEFT([.$J26];2*[.AI$1]);2);8);4) &amp; RIGHT(HEX2BIN(RIGHT(LEFT([.$J26];2*[.AI$1]);2);8);4);2)" office:value-type="string" office:string-value="06" calcext:value-type="string">
            <text:p>06</text:p>
          </table:table-cell>
          <table:table-cell table:style-name="ce21" table:formula="of:=BIN2HEX(LEFT(HEX2BIN(RIGHT(LEFT([.$J26];2*[.AJ$1]);2);8);4) &amp; RIGHT(HEX2BIN(RIGHT(LEFT([.$J26];2*[.AJ$1]);2);8);4);2)" office:value-type="string" office:string-value="BF" calcext:value-type="string">
            <text:p>BF</text:p>
          </table:table-cell>
          <table:table-cell table:style-name="ce23" table:formula="of:=DEC2HEX([.CC26];2)" office:value-type="string" office:string-value="BF" calcext:value-type="string">
            <text:p>BF</text:p>
          </table:table-cell>
          <table:table-cell table:style-name="ce27" table:formula="of:=HEX2BIN([.W26];8)" office:value-type="string" office:string-value="01001000" calcext:value-type="string">
            <text:p>01001000</text:p>
          </table:table-cell>
          <table:table-cell table:style-name="ce10" table:formula="of:=LEFT([.AL26];4)" office:value-type="string" office:string-value="0100" calcext:value-type="string">
            <text:p>0100</text:p>
          </table:table-cell>
          <table:table-cell table:style-name="ce10" table:formula="of:=RIGHT([.AM26];1)" office:value-type="string" office:string-value="0" calcext:value-type="string">
            <text:p>0</text:p>
          </table:table-cell>
          <table:table-cell table:style-name="ce30" table:formula="of:=HEX2BIN([.X26];8)" office:value-type="string" office:string-value="00111100" calcext:value-type="string">
            <text:p>00111100</text:p>
          </table:table-cell>
          <table:table-cell table:style-name="ce32" table:formula="of:=LEFT([.AO26];1)" office:value-type="string" office:string-value="0" calcext:value-type="string">
            <text:p>0</text:p>
          </table:table-cell>
          <table:table-cell table:style-name="ce32" table:formula="of:=RIGHT(LEFT([.AO26];2);1)" office:value-type="string" office:string-value="0" calcext:value-type="string">
            <text:p>0</text:p>
          </table:table-cell>
          <table:table-cell table:style-name="ce32" table:formula="of:=RIGHT(LEFT([.AO26];3);1)" office:value-type="string" office:string-value="1" calcext:value-type="string">
            <text:p>1</text:p>
          </table:table-cell>
          <table:table-cell table:style-name="ce32" table:formula="of:=RIGHT(LEFT([.$AO26];4);1)" office:value-type="string" office:string-value="1" calcext:value-type="string">
            <text:p>1</text:p>
          </table:table-cell>
          <table:table-cell table:style-name="ce32" table:formula="of:=RIGHT(LEFT([.$AO26];5);1)" office:value-type="string" office:string-value="1" calcext:value-type="string">
            <text:p>1</text:p>
          </table:table-cell>
          <table:table-cell table:style-name="ce32" table:formula="of:=RIGHT(LEFT([.$AO26];6);1)" office:value-type="string" office:string-value="1" calcext:value-type="string">
            <text:p>1</text:p>
          </table:table-cell>
          <table:table-cell table:style-name="ce32" table:formula="of:=RIGHT(LEFT([.$AO26];7);1)" office:value-type="string" office:string-value="0" calcext:value-type="string">
            <text:p>0</text:p>
          </table:table-cell>
          <table:table-cell table:style-name="ce32" table:formula="of:=RIGHT(LEFT([.$AO26];8);1)" office:value-type="string" office:string-value="0" calcext:value-type="string">
            <text:p>0</text:p>
          </table:table-cell>
          <table:table-cell/>
          <table:table-cell table:style-name="ce6" table:formula="of:=[.AS26]" office:value-type="string" office:string-value="1" calcext:value-type="string">
            <text:p>1</text:p>
          </table:table-cell>
          <table:table-cell table:style-name="ce6" table:formula="of:=[.AT26]" office:value-type="string" office:string-value="1" calcext:value-type="string">
            <text:p>1</text:p>
          </table:table-cell>
          <table:table-cell table:style-name="ce6" table:formula="of:=[.AU26]" office:value-type="string" office:string-value="1" calcext:value-type="string">
            <text:p>1</text:p>
          </table:table-cell>
          <table:table-cell table:style-name="ce6" table:formula="of:=[.AV26]" office:value-type="string" office:string-value="0" calcext:value-type="string">
            <text:p>0</text:p>
          </table:table-cell>
          <table:table-cell table:formula="of:=BIN2DEC([.AY26]&amp;[.AZ26]&amp;[.BA26]&amp;[.BB26])" office:value-type="float" office:value="14" calcext:value-type="float">
            <text:p>14</text:p>
          </table:table-cell>
          <table:table-cell table:style-name="ce36" table:formula="of:=16+[.BC26]" office:value-type="float" office:value="30" calcext:value-type="float">
            <text:p>30</text:p>
          </table:table-cell>
          <table:table-cell/>
          <table:table-cell table:style-name="ce39" table:formula="of:=HEX2BIN([.Z26];8)" office:value-type="string" office:string-value="10101111" calcext:value-type="string">
            <text:p>10101111</text:p>
          </table:table-cell>
          <table:table-cell table:style-name="ce6" table:formula="of:=LEFT([.BF26];4)" office:value-type="string" office:string-value="1010" calcext:value-type="string">
            <text:p>1010</text:p>
          </table:table-cell>
          <table:table-cell table:style-name="ce6" table:formula="of:=RIGHT([.BF26];4)" office:value-type="string" office:string-value="1111" calcext:value-type="string">
            <text:p>1111</text:p>
          </table:table-cell>
          <table:table-cell/>
          <table:table-cell table:style-name="ce10" table:formula="of:=HEX2BIN([.AE26];8)" office:value-type="string" office:string-value="00010001" calcext:value-type="string">
            <text:p>00010001</text:p>
          </table:table-cell>
          <table:table-cell table:number-columns-repeated="2"/>
          <table:table-cell table:formula="of:=MOD(HEX2DEC([.R26])+HEX2DEC([.S26]);256)" office:value-type="float" office:value="34" calcext:value-type="float">
            <text:p>34</text:p>
          </table:table-cell>
          <table:table-cell table:formula="of:=MOD([.BM26]+HEX2DEC([.T26]);256)" office:value-type="float" office:value="2" calcext:value-type="float">
            <text:p>2</text:p>
          </table:table-cell>
          <table:table-cell table:formula="of:=MOD([.BN26]+HEX2DEC([.U26]);256)" office:value-type="float" office:value="6" calcext:value-type="float">
            <text:p>6</text:p>
          </table:table-cell>
          <table:table-cell table:formula="of:=MOD([.BO26]+HEX2DEC([.V26]);256)" office:value-type="float" office:value="6" calcext:value-type="float">
            <text:p>6</text:p>
          </table:table-cell>
          <table:table-cell table:formula="of:=MOD([.BP26]+HEX2DEC([.W26]);256)" office:value-type="float" office:value="78" calcext:value-type="float">
            <text:p>78</text:p>
          </table:table-cell>
          <table:table-cell table:formula="of:=MOD([.BQ26]+HEX2DEC([.X26]);256)" office:value-type="float" office:value="138" calcext:value-type="float">
            <text:p>138</text:p>
          </table:table-cell>
          <table:table-cell table:formula="of:=MOD([.BR26]+HEX2DEC([.Y26]);256)" office:value-type="float" office:value="10" calcext:value-type="float">
            <text:p>10</text:p>
          </table:table-cell>
          <table:table-cell table:formula="of:=MOD([.BS26]+HEX2DEC([.Z26]);256)" office:value-type="float" office:value="185" calcext:value-type="float">
            <text:p>185</text:p>
          </table:table-cell>
          <table:table-cell table:formula="of:=MOD([.BT26]+HEX2DEC([.AA26]);256)" office:value-type="float" office:value="185" calcext:value-type="float">
            <text:p>185</text:p>
          </table:table-cell>
          <table:table-cell table:formula="of:=MOD([.BU26]+HEX2DEC([.AB26]);256)" office:value-type="float" office:value="185" calcext:value-type="float">
            <text:p>185</text:p>
          </table:table-cell>
          <table:table-cell table:formula="of:=MOD([.BV26]+HEX2DEC([.AC26]);256)" office:value-type="float" office:value="199" calcext:value-type="float">
            <text:p>199</text:p>
          </table:table-cell>
          <table:table-cell table:formula="of:=MOD([.BW26]+HEX2DEC([.AD26]);256)" office:value-type="float" office:value="167" calcext:value-type="float">
            <text:p>167</text:p>
          </table:table-cell>
          <table:table-cell table:formula="of:=MOD([.BX26]+HEX2DEC([.AE26]);256)" office:value-type="float" office:value="184" calcext:value-type="float">
            <text:p>184</text:p>
          </table:table-cell>
          <table:table-cell table:formula="of:=MOD([.BY26]+HEX2DEC([.AF26]);256)" office:value-type="float" office:value="184" calcext:value-type="float">
            <text:p>184</text:p>
          </table:table-cell>
          <table:table-cell table:formula="of:=MOD([.BZ26]+HEX2DEC([.AG26]);256)" office:value-type="float" office:value="185" calcext:value-type="float">
            <text:p>185</text:p>
          </table:table-cell>
          <table:table-cell table:formula="of:=MOD([.CA26]+HEX2DEC([.AH26]);256)" office:value-type="float" office:value="185" calcext:value-type="float">
            <text:p>185</text:p>
          </table:table-cell>
          <table:table-cell table:formula="of:=MOD([.CB26]+HEX2DEC([.AI26]);256)" office:value-type="float" office:value="191" calcext:value-type="float">
            <text:p>191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3000010006D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0;0|6;7084;408;1|7;7492;1332;0|8;8824;408;1|9;9232;460;0|10;9692;408;1|11;10100;464;0|12;10564;380;1|13;10944;488;0|14;11432;408;1|15;11840;460;0|16;12300;412;1|17;12712;460;0|18;13172;408;1|19;13580;460;0|20;14040;408;1|21;14448;460;0|22;14908;408;1|23;15316;464;0|24;15780;408;1|25;16188;460;0|26;16648;408;1|27;17056;464;0|28;17520;404;1|29;17924;464;0|30;18388;408;1|31;18796;1332;0|32;20128;404;1|33;20532;464;0|34;20996;404;1|35;21400;464;0|36;21864;408;1|37;22272;460;0|38;22732;408;1|39;23140;464;0|40;23604;404;1|41;24008;464;0|42;24472;408;1|43;24880;460;0|44;25340;408;1|45;25748;464;0|46;26212;380;1|47;26592;1360;0|48;27952;404;1|49;28356;1332;0|50;29688;408;1|51;30096;1328;0|52;31424;412;1|53;31836;464;0|54;32300;404;1|55;32704;464;0|56;33168;404;1|57;33572;1332;0|58;34904;408;1|59;35312;460;0|60;35772;408;1|61;36180;464;0|62;36644;408;1|63;37052;460;0|64;37512;408;1|65;37920;460;0|66;38380;408;1|67;38788;464;0|68;39252;404;1|69;39656;464;0|70;40120;408;1|71;40528;460;0|72;40988;408;1|73;41396;464;0|74;41860;408;1|75;42268;460;0|76;42728;408;1|77;43136;464;0|78;43600;404;1|79;44004;464;0|80;44468;408;1|81;44876;460;0|82;45336;408;1|83;45744;460;0|84;46204;408;1|85;46612;464;0|86;47076;408;1|87;47484;460;0|88;47944;408;1|89;48352;464;0|90;48816;404;1|91;49220;464;0|92;49684;408;1|93;50092;460;0|94;50552;408;1|95;50960;460;0|96;51420;408;1|97;51828;464;0|98;52292;408;1|99;52700;460;0|100;53160;408;1|101;53568;460;0|102;54028;408;1|103;54436;464;0|104;54900;408;1|105;55308;464;0|106;55772;404;1|107;56176;460;0|108;56636;408;1|109;57044;464;0|110;57508;408;1|111;57916;460;0|112;58376;408;1|113;58784;460;0|114;59244;412;1|115;59656;460;0|116;60116;408;1|117;60524;460;0|118;60984;408;1|119;61392;1332;0|120;62724;408;1|121;63132;1328;0|122;64460;408;1|123;64868;464;0|124;65332;384;1|125;65716;484;0|126;66200;408;1|127;66608;464;0|128;67072;408;1|129;67480;460;0|130;67940;408;1|131;68348;460;0|132;68808;408;1|133;69216;10024;0|134;79240;3456;1|135;82696;1764;0|136;84460;408;1|137;84868;460;0|138;85328;408;1|139;85736;1332;0|140;87068;408;1|141;87476;460;0|142;87936;408;1|143;88344;460;0|144;88804;408;1|145;89212;464;0|146;89676;404;1|147;90080;464;0|148;90544;384;1|149;90928;488;0|150;91416;404;1|151;91820;460;0|152;92280;412;1|153;92692;464;0|154;93156;404;1|155;93560;464;0|156;94024;404;1|157;94428;464;0|158;94892;408;1|159;95300;460;0|160;95760;408;1|161;96168;464;0|162;96632;380;1|163;97012;1356;0|164;98368;408;1|165;98776;460;0|166;99236;408;1|167;99644;464;0|168;100108;408;1|169;100516;460;0|170;100976;408;1|171;101384;460;0|172;101844;408;1|173;102252;464;0|174;102716;408;1|175;103124;460;0|176;103584;408;1|177;103992;460;0|178;104452;408;1|179;104860;1332;0|180;106192;384;1|181;106576;1356;0|182;107932;408;1|183;108340;1332;0|184;109672;404;1|185;110076;464;0|186;110540;408;1|187;110948;460;0|188;111408;408;1|189;111816;1332;0|190;113148;408;1|191;113556;460;0|192;114016;408;1|193;114424;464;0|194;114888;408;1|195;115296;460;0|196;115756;404;1|197;116160;468;0|198;116628;404;1|199;117032;460;0|200;117492;412;1|201;117904;460;0|202;118364;408;1|203;118772;464;0|204;119236;400;1|205;119636;468;0|206;120104;408;1|207;120512;460;0|208;120972;408;1|209;121380;460;0|210;121840;404;1|211;122244;468;0|212;122712;404;1|213;123116;464;0|214;123580;408;1|215;123988;460;0|216;124448;408;1|217;124856;464;0|218;125320;404;1|219;125724;464;0|220;126188;404;1|221;126592;464;0|222;127056;408;1|223;127464;1332;0|224;128796;408;1|225;129204;460;0|226;129664;408;1|227;130072;464;0|228;130536;408;1|229;130944;1328;0|230;132272;408;1|231;132680;464;0|232;133144;408;1|233;133552;460;0|234;134012;408;1|235;134420;464;0|236;134884;404;1|237;135288;1332;0|238;136620;408;1|239;137028;1332;0|240;138360;404;1|241;138764;1332;0|242;140096;412;1|243;140508;1328;0|244;141836;408;1|245;142244;460;0|246;142704;408;1|247;143112;464;0|248;143576;404;1|249;143980;464;0|250;144444;408;1|251;144852;464;0|252;145316;404;1|253;145720;464;0|254;146184;404;1|255;146588;464;0|256;147052;408;1|257;147460;464;0|258;147924;404;1|259;148328;464;0|260;148792;404;1|261;149196;464;0|262;149660;408;1|263;150068;1332;0|264;151400;404;1|265;151804;1332;0|266;153136;408;1|267;153544;1332;0|268;154876;408;1|269;155284;1328;0|270;156612;408;1|271;157020;1336;0|272;158356;404;1|273;158760;460;0|274;159220;412;1|275;159632;1328;0|276;160960;408;1|277;161368;464;0|278;161832;404;1|279;162236;1332;0|280;163568;408;1|281;163976;464;0|282;164440;404;1|283;164844;464;0|284;165308;408;1|285;165716;460;0|286;166176;408;1|287;166584;464;0|288;167048;408;1|289;167456;460;0|290;167916;408;1|291;168324;464;0|292;168788;404;1|293;169192;464;0|294;169656;408;1|295;170064;460;0|296;170524;408;1|297;170932;464;0|298;171396;404;1|299;171800;464;0|300;172264;408;1|301;172672;460;0|302;173132;408;1|303;173540;464;0|304;174004;404;1|305;174408;464;0|306;174872;408;1|307;175280;460;0|308;175740;408;1|309;176148;460;0|310;176608;408;1|311;177016;464;0|312;177480;408;1|313;177888;460;0|314;178348;408;1|315;178756;1332;0|316;180088;408;1|317;180496;1328;0|318;181824;408;1|319;182232;1332;0|320;183564;404;1|321;183968;468;0|322;184436;404;1|323;184840;464;0|324;185304;408;1|325;185712;460;0|326;186172;404;1|327;186576;464;0|328;187040;408;1|329;187448;464;0|330;187912;408;1|331;188320;460;0|332;188780;408;1|333;189188;460;0|334;189648;408;1|335;190056;464;0|336;190520;380;1|337;190900;488;0|338;191388;408;1|339;191796;1332;0|340;193128;404;1|341;193532;1336;0|342;194868;404;1|343;195272;1332;0|344;196604;408;1|345;197012;460;0|346;197472;384;1|347;197856;488;0|348;198344;408;1|349;198752;464;0|350;199216;404;1|351;199620;464;0|352;200084;404;1|353;200488;1332;0|354;201820;408;1|355;202228;1332;0|356;203560;408;1|357;203968;460;0|358;204428;408;1|359;204836;464;0|360;205300;404;1|361;205704;464;0|362;206168;404;1|363;206572;464;0|364;207036;408;1|365;207444;464;0|366;207908;404;1|367;208312;464;0|368;208776;404;1|369;209180;464;0|370;209644;408;1|371;210052;464;0|372;210516;408;1|373;210924;460;0|374;211384;404;1|375;211788;464;0|376;212252;408;1|377;212660;1332;0|378;213992;408;1|379;214400;460;0|380;214860;408;1|381;215268;460;0|382;215728;408;1|383;216136;464;0|384;216600;408;1|385;217008;460;0|386;217468;408;1|387;217876;460;0|388;218336;408;1|389;218744;464;0|390;219208;408;1|391;219616;464;0|392;220080;404;1|393;220484;460;0|394;220944;408;1|395;221352;464;0|396;221816;408;1|397;222224;464;0|398;222688;404;1|399;223092;464;0|400;223556;404;1|401;223960;464;0|402;224424;408;1|403;224832;460;0|404;225292;384;1|405;225676;488;0|406;226164;408;1|407;226572;460;0|408;227032;408;1|409;227440;464;0|410;227904;404;1|411;228308;1332;0|412;229640;408;1|413;230048;1332;0|414;231380;404;1|415;231784;464;0|416;232248;408;1|417;232656;460;0|418;233116;408;1|419;233524;464;0|420;233988;408;1|421;234396;460;0|422;234856;408;1|423;235264;460;0|424;235724;408;1|425;236132;460;0|426;236592;412;1|427;237004;1332;0|428;238336;404;1|429;238740;1332;0|430;240072;408;1|431;240480;1328;0|432;241808;412;1|433;242220;1328;0|434;243548;408;1|435;243956;464;0|436;244420;404;1|437;244824;1332;0|438;246156;408;1|439;246564;1332;0|440;247896;408;1|</text:p>
          </table:table-cell>
          <table:table-cell table:style-name="ce7" table:formula="of:=LEFT([.D27];16)" office:value-type="string" office:string-value="0220E00400000006" calcext:value-type="string">
            <text:p>0220E00400000006</text:p>
          </table:table-cell>
          <table:table-cell table:style-name="ce7" table:formula="of:=RIGHT([.D27];(27*2)-16)" office:value-type="string" office:string-value="0220E00400483C80AF00000EE03000010006DE" calcext:value-type="string">
            <text:p>0220E00400483C80AF00000EE03000010006D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27];2*[.R$1]);2);8);4) &amp; RIGHT(HEX2BIN(RIGHT(LEFT([.$J27];2*[.R$1]);2);8);4);2)" office:value-type="string" office:string-value="02" calcext:value-type="string">
            <text:p>02</text:p>
          </table:table-cell>
          <table:table-cell table:style-name="ce6" table:formula="of:=BIN2HEX(LEFT(HEX2BIN(RIGHT(LEFT([.$J27];2*[.S$1]);2);8);4) &amp; RIGHT(HEX2BIN(RIGHT(LEFT([.$J27];2*[.S$1]);2);8);4);2)" office:value-type="string" office:string-value="20" calcext:value-type="string">
            <text:p>20</text:p>
          </table:table-cell>
          <table:table-cell table:style-name="ce6" table:formula="of:=BIN2HEX(LEFT(HEX2BIN(RIGHT(LEFT([.$J27];2*[.T$1]);2);8);4) &amp; RIGHT(HEX2BIN(RIGHT(LEFT([.$J27];2*[.T$1]);2);8);4);2)" office:value-type="string" office:string-value="E0" calcext:value-type="string">
            <text:p>E0</text:p>
          </table:table-cell>
          <table:table-cell table:style-name="ce6" table:formula="of:=BIN2HEX(LEFT(HEX2BIN(RIGHT(LEFT([.$J27];2*[.U$1]);2);8);4) &amp; RIGHT(HEX2BIN(RIGHT(LEFT([.$J27];2*[.U$1]);2);8);4);2)" office:value-type="string" office:string-value="04" calcext:value-type="string">
            <text:p>04</text:p>
          </table:table-cell>
          <table:table-cell table:style-name="ce6" table:formula="of:=BIN2HEX(LEFT(HEX2BIN(RIGHT(LEFT([.$J27];2*[.V$1]);2);8);4) &amp; RIGHT(HEX2BIN(RIGHT(LEFT([.$J27];2*[.V$1]);2);8);4);2)" office:value-type="string" office:string-value="00" calcext:value-type="string">
            <text:p>00</text:p>
          </table:table-cell>
          <table:table-cell table:style-name="ce14" table:formula="of:=BIN2HEX(LEFT(HEX2BIN(RIGHT(LEFT([.$J27];2*[.W$1]);2);8);4) &amp; RIGHT(HEX2BIN(RIGHT(LEFT([.$J27];2*[.W$1]);2);8);4);2)" office:value-type="string" office:string-value="48" calcext:value-type="string">
            <text:p>48</text:p>
          </table:table-cell>
          <table:table-cell table:style-name="ce17" table:formula="of:=BIN2HEX(LEFT(HEX2BIN(RIGHT(LEFT([.$J27];2*[.X$1]);2);8);4) &amp; RIGHT(HEX2BIN(RIGHT(LEFT([.$J27];2*[.X$1]);2);8);4);2)" office:value-type="string" office:string-value="3C" calcext:value-type="string">
            <text:p>3C</text:p>
          </table:table-cell>
          <table:table-cell table:style-name="ce6" table:formula="of:=BIN2HEX(LEFT(HEX2BIN(RIGHT(LEFT([.$J27];2*[.Y$1]);2);8);4) &amp; RIGHT(HEX2BIN(RIGHT(LEFT([.$J27];2*[.Y$1]);2);8);4);2)" office:value-type="string" office:string-value="80" calcext:value-type="string">
            <text:p>80</text:p>
          </table:table-cell>
          <table:table-cell table:style-name="ce6" table:formula="of:=BIN2HEX(LEFT(HEX2BIN(RIGHT(LEFT([.$J27];2*[.Z$1]);2);8);4) &amp; RIGHT(HEX2BIN(RIGHT(LEFT([.$J27];2*[.Z$1]);2);8);4);2)" office:value-type="string" office:string-value="AF" calcext:value-type="string">
            <text:p>AF</text:p>
          </table:table-cell>
          <table:table-cell table:style-name="ce6" table:formula="of:=BIN2HEX(LEFT(HEX2BIN(RIGHT(LEFT([.$J27];2*[.AA$1]);2);8);4) &amp; RIGHT(HEX2BIN(RIGHT(LEFT([.$J27];2*[.AA$1]);2);8);4);2)" office:value-type="string" office:string-value="00" calcext:value-type="string">
            <text:p>00</text:p>
          </table:table-cell>
          <table:table-cell table:style-name="ce6" table:formula="of:=BIN2HEX(LEFT(HEX2BIN(RIGHT(LEFT([.$J27];2*[.AB$1]);2);8);4) &amp; RIGHT(HEX2BIN(RIGHT(LEFT([.$J27];2*[.AB$1]);2);8);4);2)" office:value-type="string" office:string-value="00" calcext:value-type="string">
            <text:p>00</text:p>
          </table:table-cell>
          <table:table-cell table:style-name="ce6" table:formula="of:=BIN2HEX(LEFT(HEX2BIN(RIGHT(LEFT([.$J27];2*[.AC$1]);2);8);4) &amp; RIGHT(HEX2BIN(RIGHT(LEFT([.$J27];2*[.AC$1]);2);8);4);2)" office:value-type="string" office:string-value="0E" calcext:value-type="string">
            <text:p>0E</text:p>
          </table:table-cell>
          <table:table-cell table:style-name="ce6" table:formula="of:=BIN2HEX(LEFT(HEX2BIN(RIGHT(LEFT([.$J27];2*[.AD$1]);2);8);4) &amp; RIGHT(HEX2BIN(RIGHT(LEFT([.$J27];2*[.AD$1]);2);8);4);2)" office:value-type="string" office:string-value="E0" calcext:value-type="string">
            <text:p>E0</text:p>
          </table:table-cell>
          <table:table-cell table:style-name="ce6" table:formula="of:=BIN2HEX(LEFT(HEX2BIN(RIGHT(LEFT([.$J27];2*[.AE$1]);2);8);4) &amp; RIGHT(HEX2BIN(RIGHT(LEFT([.$J27];2*[.AE$1]);2);8);4);2)" office:value-type="string" office:string-value="30" calcext:value-type="string">
            <text:p>30</text:p>
          </table:table-cell>
          <table:table-cell table:style-name="ce6" table:formula="of:=BIN2HEX(LEFT(HEX2BIN(RIGHT(LEFT([.$J27];2*[.AF$1]);2);8);4) &amp; RIGHT(HEX2BIN(RIGHT(LEFT([.$J27];2*[.AF$1]);2);8);4);2)" office:value-type="string" office:string-value="00" calcext:value-type="string">
            <text:p>00</text:p>
          </table:table-cell>
          <table:table-cell table:style-name="ce6" table:formula="of:=BIN2HEX(LEFT(HEX2BIN(RIGHT(LEFT([.$J27];2*[.AG$1]);2);8);4) &amp; RIGHT(HEX2BIN(RIGHT(LEFT([.$J27];2*[.AG$1]);2);8);4);2)" office:value-type="string" office:string-value="01" calcext:value-type="string">
            <text:p>01</text:p>
          </table:table-cell>
          <table:table-cell table:style-name="ce6" table:formula="of:=BIN2HEX(LEFT(HEX2BIN(RIGHT(LEFT([.$J27];2*[.AH$1]);2);8);4) &amp; RIGHT(HEX2BIN(RIGHT(LEFT([.$J27];2*[.AH$1]);2);8);4);2)" office:value-type="string" office:string-value="00" calcext:value-type="string">
            <text:p>00</text:p>
          </table:table-cell>
          <table:table-cell table:style-name="ce6" table:formula="of:=BIN2HEX(LEFT(HEX2BIN(RIGHT(LEFT([.$J27];2*[.AI$1]);2);8);4) &amp; RIGHT(HEX2BIN(RIGHT(LEFT([.$J27];2*[.AI$1]);2);8);4);2)" office:value-type="string" office:string-value="06" calcext:value-type="string">
            <text:p>06</text:p>
          </table:table-cell>
          <table:table-cell table:style-name="ce21" table:formula="of:=BIN2HEX(LEFT(HEX2BIN(RIGHT(LEFT([.$J27];2*[.AJ$1]);2);8);4) &amp; RIGHT(HEX2BIN(RIGHT(LEFT([.$J27];2*[.AJ$1]);2);8);4);2)" office:value-type="string" office:string-value="DE" calcext:value-type="string">
            <text:p>DE</text:p>
          </table:table-cell>
          <table:table-cell table:style-name="ce23" table:formula="of:=DEC2HEX([.CC27];2)" office:value-type="string" office:string-value="DE" calcext:value-type="string">
            <text:p>DE</text:p>
          </table:table-cell>
          <table:table-cell table:style-name="ce27" table:formula="of:=HEX2BIN([.W27];8)" office:value-type="string" office:string-value="01001000" calcext:value-type="string">
            <text:p>01001000</text:p>
          </table:table-cell>
          <table:table-cell table:style-name="ce10" table:formula="of:=LEFT([.AL27];4)" office:value-type="string" office:string-value="0100" calcext:value-type="string">
            <text:p>0100</text:p>
          </table:table-cell>
          <table:table-cell table:style-name="ce10" table:formula="of:=RIGHT([.AM27];1)" office:value-type="string" office:string-value="0" calcext:value-type="string">
            <text:p>0</text:p>
          </table:table-cell>
          <table:table-cell table:style-name="ce30" table:formula="of:=HEX2BIN([.X27];8)" office:value-type="string" office:string-value="00111100" calcext:value-type="string">
            <text:p>00111100</text:p>
          </table:table-cell>
          <table:table-cell table:style-name="ce32" table:formula="of:=LEFT([.AO27];1)" office:value-type="string" office:string-value="0" calcext:value-type="string">
            <text:p>0</text:p>
          </table:table-cell>
          <table:table-cell table:style-name="ce32" table:formula="of:=RIGHT(LEFT([.AO27];2);1)" office:value-type="string" office:string-value="0" calcext:value-type="string">
            <text:p>0</text:p>
          </table:table-cell>
          <table:table-cell table:style-name="ce32" table:formula="of:=RIGHT(LEFT([.AO27];3);1)" office:value-type="string" office:string-value="1" calcext:value-type="string">
            <text:p>1</text:p>
          </table:table-cell>
          <table:table-cell table:style-name="ce32" table:formula="of:=RIGHT(LEFT([.$AO27];4);1)" office:value-type="string" office:string-value="1" calcext:value-type="string">
            <text:p>1</text:p>
          </table:table-cell>
          <table:table-cell table:style-name="ce32" table:formula="of:=RIGHT(LEFT([.$AO27];5);1)" office:value-type="string" office:string-value="1" calcext:value-type="string">
            <text:p>1</text:p>
          </table:table-cell>
          <table:table-cell table:style-name="ce32" table:formula="of:=RIGHT(LEFT([.$AO27];6);1)" office:value-type="string" office:string-value="1" calcext:value-type="string">
            <text:p>1</text:p>
          </table:table-cell>
          <table:table-cell table:style-name="ce32" table:formula="of:=RIGHT(LEFT([.$AO27];7);1)" office:value-type="string" office:string-value="0" calcext:value-type="string">
            <text:p>0</text:p>
          </table:table-cell>
          <table:table-cell table:style-name="ce32" table:formula="of:=RIGHT(LEFT([.$AO27];8);1)" office:value-type="string" office:string-value="0" calcext:value-type="string">
            <text:p>0</text:p>
          </table:table-cell>
          <table:table-cell/>
          <table:table-cell table:style-name="ce6" table:formula="of:=[.AS27]" office:value-type="string" office:string-value="1" calcext:value-type="string">
            <text:p>1</text:p>
          </table:table-cell>
          <table:table-cell table:style-name="ce6" table:formula="of:=[.AT27]" office:value-type="string" office:string-value="1" calcext:value-type="string">
            <text:p>1</text:p>
          </table:table-cell>
          <table:table-cell table:style-name="ce6" table:formula="of:=[.AU27]" office:value-type="string" office:string-value="1" calcext:value-type="string">
            <text:p>1</text:p>
          </table:table-cell>
          <table:table-cell table:style-name="ce6" table:formula="of:=[.AV27]" office:value-type="string" office:string-value="0" calcext:value-type="string">
            <text:p>0</text:p>
          </table:table-cell>
          <table:table-cell table:formula="of:=BIN2DEC([.AY27]&amp;[.AZ27]&amp;[.BA27]&amp;[.BB27])" office:value-type="float" office:value="14" calcext:value-type="float">
            <text:p>14</text:p>
          </table:table-cell>
          <table:table-cell table:style-name="ce36" table:formula="of:=16+[.BC27]" office:value-type="float" office:value="30" calcext:value-type="float">
            <text:p>30</text:p>
          </table:table-cell>
          <table:table-cell/>
          <table:table-cell table:style-name="ce39" table:formula="of:=HEX2BIN([.Z27];8)" office:value-type="string" office:string-value="10101111" calcext:value-type="string">
            <text:p>10101111</text:p>
          </table:table-cell>
          <table:table-cell table:style-name="ce6" table:formula="of:=LEFT([.BF27];4)" office:value-type="string" office:string-value="1010" calcext:value-type="string">
            <text:p>1010</text:p>
          </table:table-cell>
          <table:table-cell table:style-name="ce6" table:formula="of:=RIGHT([.BF27];4)" office:value-type="string" office:string-value="1111" calcext:value-type="string">
            <text:p>1111</text:p>
          </table:table-cell>
          <table:table-cell/>
          <table:table-cell table:style-name="ce10" table:formula="of:=HEX2BIN([.AE27];8)" office:value-type="string" office:string-value="00110000" calcext:value-type="string">
            <text:p>00110000</text:p>
          </table:table-cell>
          <table:table-cell table:number-columns-repeated="2"/>
          <table:table-cell table:formula="of:=MOD(HEX2DEC([.R27])+HEX2DEC([.S27]);256)" office:value-type="float" office:value="34" calcext:value-type="float">
            <text:p>34</text:p>
          </table:table-cell>
          <table:table-cell table:formula="of:=MOD([.BM27]+HEX2DEC([.T27]);256)" office:value-type="float" office:value="2" calcext:value-type="float">
            <text:p>2</text:p>
          </table:table-cell>
          <table:table-cell table:formula="of:=MOD([.BN27]+HEX2DEC([.U27]);256)" office:value-type="float" office:value="6" calcext:value-type="float">
            <text:p>6</text:p>
          </table:table-cell>
          <table:table-cell table:formula="of:=MOD([.BO27]+HEX2DEC([.V27]);256)" office:value-type="float" office:value="6" calcext:value-type="float">
            <text:p>6</text:p>
          </table:table-cell>
          <table:table-cell table:formula="of:=MOD([.BP27]+HEX2DEC([.W27]);256)" office:value-type="float" office:value="78" calcext:value-type="float">
            <text:p>78</text:p>
          </table:table-cell>
          <table:table-cell table:formula="of:=MOD([.BQ27]+HEX2DEC([.X27]);256)" office:value-type="float" office:value="138" calcext:value-type="float">
            <text:p>138</text:p>
          </table:table-cell>
          <table:table-cell table:formula="of:=MOD([.BR27]+HEX2DEC([.Y27]);256)" office:value-type="float" office:value="10" calcext:value-type="float">
            <text:p>10</text:p>
          </table:table-cell>
          <table:table-cell table:formula="of:=MOD([.BS27]+HEX2DEC([.Z27]);256)" office:value-type="float" office:value="185" calcext:value-type="float">
            <text:p>185</text:p>
          </table:table-cell>
          <table:table-cell table:formula="of:=MOD([.BT27]+HEX2DEC([.AA27]);256)" office:value-type="float" office:value="185" calcext:value-type="float">
            <text:p>185</text:p>
          </table:table-cell>
          <table:table-cell table:formula="of:=MOD([.BU27]+HEX2DEC([.AB27]);256)" office:value-type="float" office:value="185" calcext:value-type="float">
            <text:p>185</text:p>
          </table:table-cell>
          <table:table-cell table:formula="of:=MOD([.BV27]+HEX2DEC([.AC27]);256)" office:value-type="float" office:value="199" calcext:value-type="float">
            <text:p>199</text:p>
          </table:table-cell>
          <table:table-cell table:formula="of:=MOD([.BW27]+HEX2DEC([.AD27]);256)" office:value-type="float" office:value="167" calcext:value-type="float">
            <text:p>167</text:p>
          </table:table-cell>
          <table:table-cell table:formula="of:=MOD([.BX27]+HEX2DEC([.AE27]);256)" office:value-type="float" office:value="215" calcext:value-type="float">
            <text:p>215</text:p>
          </table:table-cell>
          <table:table-cell table:formula="of:=MOD([.BY27]+HEX2DEC([.AF27]);256)" office:value-type="float" office:value="215" calcext:value-type="float">
            <text:p>215</text:p>
          </table:table-cell>
          <table:table-cell table:formula="of:=MOD([.BZ27]+HEX2DEC([.AG27]);256)" office:value-type="float" office:value="216" calcext:value-type="float">
            <text:p>216</text:p>
          </table:table-cell>
          <table:table-cell table:formula="of:=MOD([.CA27]+HEX2DEC([.AH27]);256)" office:value-type="float" office:value="216" calcext:value-type="float">
            <text:p>216</text:p>
          </table:table-cell>
          <table:table-cell table:formula="of:=MOD([.CB27]+HEX2DEC([.AI27]);256)" office:value-type="float" office:value="222" calcext:value-type="float">
            <text:p>222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0;0|6;7084;412;1|7;7496;1328;0|8;8824;408;1|9;9232;460;0|10;9692;408;1|11;10100;464;0|12;10564;408;1|13;10972;460;0|14;11432;404;1|15;11836;468;0|16;12304;404;1|17;12708;464;0|18;13172;408;1|19;13580;460;0|20;14040;408;1|21;14448;464;0|22;14912;404;1|23;15316;464;0|24;15780;404;1|25;16184;464;0|26;16648;408;1|27;17056;460;0|28;17516;408;1|29;17924;464;0|30;18388;380;1|31;18768;1356;0|32;20124;408;1|33;20532;464;0|34;20996;408;1|35;21404;460;0|36;21864;408;1|37;22272;464;0|38;22736;408;1|39;23144;460;0|40;23604;408;1|41;24012;460;0|42;24472;408;1|43;24880;464;0|44;25344;380;1|45;25724;488;0|46;26212;408;1|47;26620;1332;0|48;27952;408;1|49;28360;1328;0|50;29688;436;1|51;30124;1304;0|52;31428;380;1|53;31808;488;0|54;32296;408;1|55;32704;464;0|56;33168;404;1|57;33572;1336;0|58;34908;404;1|59;35312;460;0|60;35772;412;1|61;36184;460;0|62;36644;408;1|63;37052;460;0|64;37512;408;1|65;37920;464;0|66;38384;404;1|67;38788;464;0|68;39252;408;1|69;39660;460;0|70;40120;408;1|71;40528;464;0|72;40992;404;1|73;41396;464;0|74;41860;408;1|75;42268;460;0|76;42728;408;1|77;43136;464;0|78;43600;380;1|79;43980;488;0|80;44468;408;1|81;44876;464;0|82;45340;404;1|83;45744;464;0|84;46208;408;1|85;46616;460;0|86;47076;404;1|87;47480;464;0|88;47944;384;1|89;48328;488;0|90;48816;404;1|91;49220;464;0|92;49684;408;1|93;50092;464;0|94;50556;404;1|95;50960;464;0|96;51424;404;1|97;51828;464;0|98;52292;408;1|99;52700;464;0|100;53164;404;1|101;53568;464;0|102;54032;380;1|103;54412;488;0|104;54900;408;1|105;55308;460;0|106;55768;408;1|107;56176;464;0|108;56640;404;1|109;57044;464;0|110;57508;408;1|111;57916;460;0|112;58376;408;1|113;58784;464;0|114;59248;404;1|115;59652;464;0|116;60116;408;1|117;60524;464;0|118;60988;404;1|119;61392;1332;0|120;62724;408;1|121;63132;1332;0|122;64464;408;1|123;64872;460;0|124;65332;408;1|125;65740;460;0|126;66200;384;1|127;66584;488;0|128;67072;408;1|129;67480;460;0|130;67940;408;1|131;68348;460;0|132;68808;408;1|133;69216;10028;0|134;79244;3452;1|135;82696;1768;0|136;84464;404;1|137;84868;460;0|138;85328;412;1|139;85740;1328;0|140;87068;384;1|141;87452;488;0|142;87940;408;1|143;88348;460;0|144;88808;408;1|145;89216;464;0|146;89680;404;1|147;90084;464;0|148;90548;408;1|149;90956;464;0|150;91420;404;1|151;91824;460;0|152;92284;408;1|153;92692;464;0|154;93156;408;1|155;93564;460;0|156;94024;384;1|157;94408;488;0|158;94896;404;1|159;95300;464;0|160;95764;408;1|161;96172;460;0|162;96632;408;1|163;97040;1332;0|164;98372;436;1|165;98808;432;0|166;99240;408;1|167;99648;464;0|168;100112;380;1|169;100492;488;0|170;100980;408;1|171;101388;460;0|172;101848;408;1|173;102256;460;0|174;102716;408;1|175;103124;464;0|176;103588;408;1|177;103996;460;0|178;104456;408;1|179;104864;1332;0|180;106196;408;1|181;106604;1328;0|182;107932;412;1|183;108344;1328;0|184;109672;408;1|185;110080;460;0|186;110540;408;1|187;110948;464;0|188;111412;408;1|189;111820;1328;0|190;113148;408;1|191;113556;464;0|192;114020;408;1|193;114428;460;0|194;114888;408;1|195;115296;464;0|196;115760;404;1|197;116164;468;0|198;116632;404;1|199;117036;460;0|200;117496;408;1|201;117904;464;0|202;118368;408;1|203;118776;464;0|204;119240;404;1|205;119644;460;0|206;120104;408;1|207;120512;464;0|208;120976;408;1|209;121384;460;0|210;121844;408;1|211;122252;460;0|212;122712;384;1|213;123096;488;0|214;123584;408;1|215;123992;460;0|216;124452;408;1|217;124860;460;0|218;125320;408;1|219;125728;464;0|220;126192;404;1|221;126596;464;0|222;127060;408;1|223;127468;1332;0|224;128800;408;1|225;129208;460;0|226;129668;408;1|227;130076;460;0|228;130536;408;1|229;130944;1332;0|230;132276;384;1|231;132660;484;0|232;133144;408;1|233;133552;464;0|234;134016;404;1|235;134420;464;0|236;134884;408;1|237;135292;1332;0|238;136624;408;1|239;137032;1332;0|240;138364;404;1|241;138768;1332;0|242;140100;408;1|243;140508;1332;0|244;141840;408;1|245;142248;460;0|246;142708;408;1|247;143116;460;0|248;143576;408;1|249;143984;464;0|250;144448;404;1|251;144852;464;0|252;145316;408;1|253;145724;464;0|254;146188;404;1|255;146592;464;0|256;147056;408;1|257;147464;460;0|258;147924;404;1|259;148328;468;0|260;148796;404;1|261;149200;464;0|262;149664;408;1|263;150072;1332;0|264;151404;404;1|265;151808;1332;0|266;153140;408;1|267;153548;1332;0|268;154880;408;1|269;155288;1328;0|270;156616;408;1|271;157024;1332;0|272;158356;408;1|273;158764;464;0|274;159228;408;1|275;159636;1328;0|276;160964;408;1|277;161372;460;0|278;161832;408;1|279;162240;1336;0|280;163576;404;1|281;163980;464;0|282;164444;380;1|283;164824;484;0|284;165308;412;1|285;165720;460;0|286;166180;408;1|287;166588;464;0|288;167052;380;1|289;167432;488;0|290;167920;408;1|291;168328;460;0|292;168788;408;1|293;169196;464;0|294;169660;404;1|295;170064;464;0|296;170528;380;1|297;170908;488;0|298;171396;408;1|299;171804;464;0|300;172268;408;1|301;172676;460;0|302;173136;404;1|303;173540;464;0|304;174004;408;1|305;174412;448;0|306;174860;424;1|307;175284;460;0|308;175744;408;1|309;176152;460;0|310;176612;408;1|311;177020;464;0|312;177484;404;1|313;177888;464;0|314;178352;408;1|315;178760;1332;0|316;180092;404;1|317;180496;1336;0|318;181832;404;1|319;182236;1332;0|320;183568;408;1|321;183976;460;0|322;184436;408;1|323;184844;460;0|324;185304;408;1|325;185712;464;0|326;186176;408;1|327;186584;460;0|328;187044;384;1|329;187428;484;0|330;187912;408;1|331;188320;464;0|332;188784;408;1|333;189192;464;0|334;189656;404;1|335;190060;464;0|336;190524;404;1|337;190928;464;0|338;191392;408;1|339;191800;1328;0|340;193128;412;1|341;193540;1328;0|342;194868;408;1|343;195276;1332;0|344;196608;408;1|345;197016;460;0|346;197476;408;1|347;197884;460;0|348;198344;408;1|349;198752;464;0|350;199216;408;1|351;199624;460;0|352;200084;408;1|353;200492;1332;0|354;201824;408;1|355;202232;460;0|356;202692;408;1|357;203100;464;0|358;203564;408;1|359;203972;460;0|360;204432;408;1|361;204840;464;0|362;205304;380;1|363;205684;488;0|364;206172;408;1|365;206580;460;0|366;207040;408;1|367;207448;464;0|368;207912;380;1|369;208292;488;0|370;208780;408;1|371;209188;460;0|372;209648;408;1|373;210056;464;0|374;210520;404;1|375;210924;464;0|376;211388;404;1|377;211792;1332;0|378;213124;408;1|379;213532;464;0|380;213996;404;1|381;214400;464;0|382;214864;408;1|383;215272;460;0|384;215732;408;1|385;216140;464;0|386;216604;408;1|387;217012;460;0|388;217472;384;1|389;217856;484;0|390;218340;408;1|391;218748;464;0|392;219212;408;1|393;219620;460;0|394;220080;408;1|395;220488;464;0|396;220952;380;1|397;221332;488;0|398;221820;404;1|399;222224;464;0|400;222688;408;1|401;223096;464;0|402;223560;404;1|403;223964;464;0|404;224428;380;1|405;224808;488;0|406;225296;408;1|407;225704;460;0|408;226164;408;1|409;226572;464;0|410;227036;408;1|411;227444;1328;0|412;228772;408;1|413;229180;1332;0|414;230512;404;1|415;230916;464;0|416;231380;408;1|417;231788;464;0|418;232252;408;1|419;232660;460;0|420;233120;404;1|421;233524;464;0|422;233988;408;1|423;234396;464;0|424;234860;408;1|425;235268;460;0|426;235728;408;1|427;236136;1332;0|428;237468;408;1|429;237876;1328;0|430;239204;408;1|431;239612;1332;0|432;240944;408;1|433;241352;1332;0|434;242684;408;1|435;243092;1328;0|436;244420;408;1|437;244828;464;0|438;245292;408;1|439;245700;1328;0|440;247028;408;1|</text:p>
          </table:table-cell>
          <table:table-cell table:style-name="ce7" table:formula="of:=LEFT([.D28];16)" office:value-type="string" office:string-value="0220E00400000006" calcext:value-type="string">
            <text:p>0220E00400000006</text:p>
          </table:table-cell>
          <table:table-cell table:style-name="ce7" table:formula="of:=RIGHT([.D28];(27*2)-16)" office:value-type="string" office:string-value="0220E00400483C80AF00000EE01000010006BE" calcext:value-type="string">
            <text:p>0220E00400483C80AF00000EE01000010006B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style-name="ce6" table:number-columns-repeated="4"/>
          <table:table-cell/>
          <table:table-cell table:style-name="ce6" table:formula="of:=BIN2HEX(LEFT(HEX2BIN(RIGHT(LEFT([.$J28];2*[.R$1]);2);8);4) &amp; RIGHT(HEX2BIN(RIGHT(LEFT([.$J28];2*[.R$1]);2);8);4);2)" office:value-type="string" office:string-value="02" calcext:value-type="string">
            <text:p>02</text:p>
          </table:table-cell>
          <table:table-cell table:style-name="ce6" table:formula="of:=BIN2HEX(LEFT(HEX2BIN(RIGHT(LEFT([.$J28];2*[.S$1]);2);8);4) &amp; RIGHT(HEX2BIN(RIGHT(LEFT([.$J28];2*[.S$1]);2);8);4);2)" office:value-type="string" office:string-value="20" calcext:value-type="string">
            <text:p>20</text:p>
          </table:table-cell>
          <table:table-cell table:style-name="ce6" table:formula="of:=BIN2HEX(LEFT(HEX2BIN(RIGHT(LEFT([.$J28];2*[.T$1]);2);8);4) &amp; RIGHT(HEX2BIN(RIGHT(LEFT([.$J28];2*[.T$1]);2);8);4);2)" office:value-type="string" office:string-value="E0" calcext:value-type="string">
            <text:p>E0</text:p>
          </table:table-cell>
          <table:table-cell table:style-name="ce6" table:formula="of:=BIN2HEX(LEFT(HEX2BIN(RIGHT(LEFT([.$J28];2*[.U$1]);2);8);4) &amp; RIGHT(HEX2BIN(RIGHT(LEFT([.$J28];2*[.U$1]);2);8);4);2)" office:value-type="string" office:string-value="04" calcext:value-type="string">
            <text:p>04</text:p>
          </table:table-cell>
          <table:table-cell table:style-name="ce6" table:formula="of:=BIN2HEX(LEFT(HEX2BIN(RIGHT(LEFT([.$J28];2*[.V$1]);2);8);4) &amp; RIGHT(HEX2BIN(RIGHT(LEFT([.$J28];2*[.V$1]);2);8);4);2)" office:value-type="string" office:string-value="00" calcext:value-type="string">
            <text:p>00</text:p>
          </table:table-cell>
          <table:table-cell table:style-name="ce14" table:formula="of:=BIN2HEX(LEFT(HEX2BIN(RIGHT(LEFT([.$J28];2*[.W$1]);2);8);4) &amp; RIGHT(HEX2BIN(RIGHT(LEFT([.$J28];2*[.W$1]);2);8);4);2)" office:value-type="string" office:string-value="48" calcext:value-type="string">
            <text:p>48</text:p>
          </table:table-cell>
          <table:table-cell table:style-name="ce17" table:formula="of:=BIN2HEX(LEFT(HEX2BIN(RIGHT(LEFT([.$J28];2*[.X$1]);2);8);4) &amp; RIGHT(HEX2BIN(RIGHT(LEFT([.$J28];2*[.X$1]);2);8);4);2)" office:value-type="string" office:string-value="3C" calcext:value-type="string">
            <text:p>3C</text:p>
          </table:table-cell>
          <table:table-cell table:style-name="ce6" table:formula="of:=BIN2HEX(LEFT(HEX2BIN(RIGHT(LEFT([.$J28];2*[.Y$1]);2);8);4) &amp; RIGHT(HEX2BIN(RIGHT(LEFT([.$J28];2*[.Y$1]);2);8);4);2)" office:value-type="string" office:string-value="80" calcext:value-type="string">
            <text:p>80</text:p>
          </table:table-cell>
          <table:table-cell table:style-name="ce6" table:formula="of:=BIN2HEX(LEFT(HEX2BIN(RIGHT(LEFT([.$J28];2*[.Z$1]);2);8);4) &amp; RIGHT(HEX2BIN(RIGHT(LEFT([.$J28];2*[.Z$1]);2);8);4);2)" office:value-type="string" office:string-value="AF" calcext:value-type="string">
            <text:p>AF</text:p>
          </table:table-cell>
          <table:table-cell table:style-name="ce6" table:formula="of:=BIN2HEX(LEFT(HEX2BIN(RIGHT(LEFT([.$J28];2*[.AA$1]);2);8);4) &amp; RIGHT(HEX2BIN(RIGHT(LEFT([.$J28];2*[.AA$1]);2);8);4);2)" office:value-type="string" office:string-value="00" calcext:value-type="string">
            <text:p>00</text:p>
          </table:table-cell>
          <table:table-cell table:style-name="ce6" table:formula="of:=BIN2HEX(LEFT(HEX2BIN(RIGHT(LEFT([.$J28];2*[.AB$1]);2);8);4) &amp; RIGHT(HEX2BIN(RIGHT(LEFT([.$J28];2*[.AB$1]);2);8);4);2)" office:value-type="string" office:string-value="00" calcext:value-type="string">
            <text:p>00</text:p>
          </table:table-cell>
          <table:table-cell table:style-name="ce6" table:formula="of:=BIN2HEX(LEFT(HEX2BIN(RIGHT(LEFT([.$J28];2*[.AC$1]);2);8);4) &amp; RIGHT(HEX2BIN(RIGHT(LEFT([.$J28];2*[.AC$1]);2);8);4);2)" office:value-type="string" office:string-value="0E" calcext:value-type="string">
            <text:p>0E</text:p>
          </table:table-cell>
          <table:table-cell table:style-name="ce6" table:formula="of:=BIN2HEX(LEFT(HEX2BIN(RIGHT(LEFT([.$J28];2*[.AD$1]);2);8);4) &amp; RIGHT(HEX2BIN(RIGHT(LEFT([.$J28];2*[.AD$1]);2);8);4);2)" office:value-type="string" office:string-value="E0" calcext:value-type="string">
            <text:p>E0</text:p>
          </table:table-cell>
          <table:table-cell table:style-name="ce6" table:formula="of:=BIN2HEX(LEFT(HEX2BIN(RIGHT(LEFT([.$J28];2*[.AE$1]);2);8);4) &amp; RIGHT(HEX2BIN(RIGHT(LEFT([.$J28];2*[.AE$1]);2);8);4);2)" office:value-type="string" office:string-value="10" calcext:value-type="string">
            <text:p>10</text:p>
          </table:table-cell>
          <table:table-cell table:style-name="ce6" table:formula="of:=BIN2HEX(LEFT(HEX2BIN(RIGHT(LEFT([.$J28];2*[.AF$1]);2);8);4) &amp; RIGHT(HEX2BIN(RIGHT(LEFT([.$J28];2*[.AF$1]);2);8);4);2)" office:value-type="string" office:string-value="00" calcext:value-type="string">
            <text:p>00</text:p>
          </table:table-cell>
          <table:table-cell table:style-name="ce6" table:formula="of:=BIN2HEX(LEFT(HEX2BIN(RIGHT(LEFT([.$J28];2*[.AG$1]);2);8);4) &amp; RIGHT(HEX2BIN(RIGHT(LEFT([.$J28];2*[.AG$1]);2);8);4);2)" office:value-type="string" office:string-value="01" calcext:value-type="string">
            <text:p>01</text:p>
          </table:table-cell>
          <table:table-cell table:style-name="ce6" table:formula="of:=BIN2HEX(LEFT(HEX2BIN(RIGHT(LEFT([.$J28];2*[.AH$1]);2);8);4) &amp; RIGHT(HEX2BIN(RIGHT(LEFT([.$J28];2*[.AH$1]);2);8);4);2)" office:value-type="string" office:string-value="00" calcext:value-type="string">
            <text:p>00</text:p>
          </table:table-cell>
          <table:table-cell table:style-name="ce6" table:formula="of:=BIN2HEX(LEFT(HEX2BIN(RIGHT(LEFT([.$J28];2*[.AI$1]);2);8);4) &amp; RIGHT(HEX2BIN(RIGHT(LEFT([.$J28];2*[.AI$1]);2);8);4);2)" office:value-type="string" office:string-value="06" calcext:value-type="string">
            <text:p>06</text:p>
          </table:table-cell>
          <table:table-cell table:style-name="ce21" table:formula="of:=BIN2HEX(LEFT(HEX2BIN(RIGHT(LEFT([.$J28];2*[.AJ$1]);2);8);4) &amp; RIGHT(HEX2BIN(RIGHT(LEFT([.$J28];2*[.AJ$1]);2);8);4);2)" office:value-type="string" office:string-value="BE" calcext:value-type="string">
            <text:p>BE</text:p>
          </table:table-cell>
          <table:table-cell table:style-name="ce23" table:formula="of:=DEC2HEX([.CC28];2)" office:value-type="string" office:string-value="BE" calcext:value-type="string">
            <text:p>BE</text:p>
          </table:table-cell>
          <table:table-cell table:style-name="ce27" table:formula="of:=HEX2BIN([.W28];8)" office:value-type="string" office:string-value="01001000" calcext:value-type="string">
            <text:p>01001000</text:p>
          </table:table-cell>
          <table:table-cell table:style-name="ce10" table:formula="of:=LEFT([.AL28];4)" office:value-type="string" office:string-value="0100" calcext:value-type="string">
            <text:p>0100</text:p>
          </table:table-cell>
          <table:table-cell table:style-name="ce10" table:formula="of:=RIGHT([.AM28];1)" office:value-type="string" office:string-value="0" calcext:value-type="string">
            <text:p>0</text:p>
          </table:table-cell>
          <table:table-cell table:style-name="ce30" table:formula="of:=HEX2BIN([.X28];8)" office:value-type="string" office:string-value="00111100" calcext:value-type="string">
            <text:p>00111100</text:p>
          </table:table-cell>
          <table:table-cell table:style-name="ce32" table:formula="of:=LEFT([.AO28];1)" office:value-type="string" office:string-value="0" calcext:value-type="string">
            <text:p>0</text:p>
          </table:table-cell>
          <table:table-cell table:style-name="ce32" table:formula="of:=RIGHT(LEFT([.AO28];2);1)" office:value-type="string" office:string-value="0" calcext:value-type="string">
            <text:p>0</text:p>
          </table:table-cell>
          <table:table-cell table:style-name="ce32" table:formula="of:=RIGHT(LEFT([.AO28];3);1)" office:value-type="string" office:string-value="1" calcext:value-type="string">
            <text:p>1</text:p>
          </table:table-cell>
          <table:table-cell table:style-name="ce32" table:formula="of:=RIGHT(LEFT([.$AO28];4);1)" office:value-type="string" office:string-value="1" calcext:value-type="string">
            <text:p>1</text:p>
          </table:table-cell>
          <table:table-cell table:style-name="ce32" table:formula="of:=RIGHT(LEFT([.$AO28];5);1)" office:value-type="string" office:string-value="1" calcext:value-type="string">
            <text:p>1</text:p>
          </table:table-cell>
          <table:table-cell table:style-name="ce32" table:formula="of:=RIGHT(LEFT([.$AO28];6);1)" office:value-type="string" office:string-value="1" calcext:value-type="string">
            <text:p>1</text:p>
          </table:table-cell>
          <table:table-cell table:style-name="ce32" table:formula="of:=RIGHT(LEFT([.$AO28];7);1)" office:value-type="string" office:string-value="0" calcext:value-type="string">
            <text:p>0</text:p>
          </table:table-cell>
          <table:table-cell table:style-name="ce32" table:formula="of:=RIGHT(LEFT([.$AO28];8);1)" office:value-type="string" office:string-value="0" calcext:value-type="string">
            <text:p>0</text:p>
          </table:table-cell>
          <table:table-cell/>
          <table:table-cell table:style-name="ce6" table:formula="of:=[.AS28]" office:value-type="string" office:string-value="1" calcext:value-type="string">
            <text:p>1</text:p>
          </table:table-cell>
          <table:table-cell table:style-name="ce6" table:formula="of:=[.AT28]" office:value-type="string" office:string-value="1" calcext:value-type="string">
            <text:p>1</text:p>
          </table:table-cell>
          <table:table-cell table:style-name="ce6" table:formula="of:=[.AU28]" office:value-type="string" office:string-value="1" calcext:value-type="string">
            <text:p>1</text:p>
          </table:table-cell>
          <table:table-cell table:style-name="ce6" table:formula="of:=[.AV28]" office:value-type="string" office:string-value="0" calcext:value-type="string">
            <text:p>0</text:p>
          </table:table-cell>
          <table:table-cell table:formula="of:=BIN2DEC([.AY28]&amp;[.AZ28]&amp;[.BA28]&amp;[.BB28])" office:value-type="float" office:value="14" calcext:value-type="float">
            <text:p>14</text:p>
          </table:table-cell>
          <table:table-cell table:style-name="ce36" table:formula="of:=16+[.BC28]" office:value-type="float" office:value="30" calcext:value-type="float">
            <text:p>30</text:p>
          </table:table-cell>
          <table:table-cell/>
          <table:table-cell table:style-name="ce39" table:formula="of:=HEX2BIN([.Z28];8)" office:value-type="string" office:string-value="10101111" calcext:value-type="string">
            <text:p>10101111</text:p>
          </table:table-cell>
          <table:table-cell table:style-name="ce6" table:formula="of:=LEFT([.BF28];4)" office:value-type="string" office:string-value="1010" calcext:value-type="string">
            <text:p>1010</text:p>
          </table:table-cell>
          <table:table-cell table:style-name="ce6" table:formula="of:=RIGHT([.BF28];4)" office:value-type="string" office:string-value="1111" calcext:value-type="string">
            <text:p>1111</text:p>
          </table:table-cell>
          <table:table-cell/>
          <table:table-cell table:style-name="ce10" table:formula="of:=HEX2BIN([.AE28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28])+HEX2DEC([.S28]);256)" office:value-type="float" office:value="34" calcext:value-type="float">
            <text:p>34</text:p>
          </table:table-cell>
          <table:table-cell table:formula="of:=MOD([.BM28]+HEX2DEC([.T28]);256)" office:value-type="float" office:value="2" calcext:value-type="float">
            <text:p>2</text:p>
          </table:table-cell>
          <table:table-cell table:formula="of:=MOD([.BN28]+HEX2DEC([.U28]);256)" office:value-type="float" office:value="6" calcext:value-type="float">
            <text:p>6</text:p>
          </table:table-cell>
          <table:table-cell table:formula="of:=MOD([.BO28]+HEX2DEC([.V28]);256)" office:value-type="float" office:value="6" calcext:value-type="float">
            <text:p>6</text:p>
          </table:table-cell>
          <table:table-cell table:formula="of:=MOD([.BP28]+HEX2DEC([.W28]);256)" office:value-type="float" office:value="78" calcext:value-type="float">
            <text:p>78</text:p>
          </table:table-cell>
          <table:table-cell table:formula="of:=MOD([.BQ28]+HEX2DEC([.X28]);256)" office:value-type="float" office:value="138" calcext:value-type="float">
            <text:p>138</text:p>
          </table:table-cell>
          <table:table-cell table:formula="of:=MOD([.BR28]+HEX2DEC([.Y28]);256)" office:value-type="float" office:value="10" calcext:value-type="float">
            <text:p>10</text:p>
          </table:table-cell>
          <table:table-cell table:formula="of:=MOD([.BS28]+HEX2DEC([.Z28]);256)" office:value-type="float" office:value="185" calcext:value-type="float">
            <text:p>185</text:p>
          </table:table-cell>
          <table:table-cell table:formula="of:=MOD([.BT28]+HEX2DEC([.AA28]);256)" office:value-type="float" office:value="185" calcext:value-type="float">
            <text:p>185</text:p>
          </table:table-cell>
          <table:table-cell table:formula="of:=MOD([.BU28]+HEX2DEC([.AB28]);256)" office:value-type="float" office:value="185" calcext:value-type="float">
            <text:p>185</text:p>
          </table:table-cell>
          <table:table-cell table:formula="of:=MOD([.BV28]+HEX2DEC([.AC28]);256)" office:value-type="float" office:value="199" calcext:value-type="float">
            <text:p>199</text:p>
          </table:table-cell>
          <table:table-cell table:formula="of:=MOD([.BW28]+HEX2DEC([.AD28]);256)" office:value-type="float" office:value="167" calcext:value-type="float">
            <text:p>167</text:p>
          </table:table-cell>
          <table:table-cell table:formula="of:=MOD([.BX28]+HEX2DEC([.AE28]);256)" office:value-type="float" office:value="183" calcext:value-type="float">
            <text:p>183</text:p>
          </table:table-cell>
          <table:table-cell table:formula="of:=MOD([.BY28]+HEX2DEC([.AF28]);256)" office:value-type="float" office:value="183" calcext:value-type="float">
            <text:p>183</text:p>
          </table:table-cell>
          <table:table-cell table:formula="of:=MOD([.BZ28]+HEX2DEC([.AG28]);256)" office:value-type="float" office:value="184" calcext:value-type="float">
            <text:p>184</text:p>
          </table:table-cell>
          <table:table-cell table:formula="of:=MOD([.CA28]+HEX2DEC([.AH28]);256)" office:value-type="float" office:value="184" calcext:value-type="float">
            <text:p>184</text:p>
          </table:table-cell>
          <table:table-cell table:formula="of:=MOD([.CB28]+HEX2DEC([.AI28]);256)" office:value-type="float" office:value="190" calcext:value-type="float">
            <text:p>190</text:p>
          </table:table-cell>
          <table:table-cell table:number-columns-repeated="943"/>
        </table:table-row>
        <table:table-row table:style-name="ro1">
          <table:table-cell table:style-name="ce2" table:number-columns-repeated="8"/>
          <table:table-cell table:style-name="ce8" table:number-columns-repeated="2"/>
          <table:table-cell table:style-name="ce9" table:number-columns-repeated="6"/>
          <table:table-cell table:style-name="ce11"/>
          <table:table-cell table:style-name="ce9" table:number-columns-repeated="19"/>
          <table:table-cell table:style-name="ce25"/>
          <table:table-cell table:style-name="ce28"/>
          <table:table-cell table:style-name="ce29" table:number-columns-repeated="2"/>
          <table:table-cell table:style-name="ce8"/>
          <table:table-cell table:style-name="ce33" table:number-columns-repeated="8"/>
          <table:table-cell table:style-name="ce11"/>
          <table:table-cell table:style-name="ce9" table:number-columns-repeated="4"/>
          <table:table-cell table:style-name="ce29"/>
          <table:table-cell table:style-name="ce37"/>
          <table:table-cell/>
          <table:table-cell table:style-name="ce29"/>
          <table:table-cell table:style-name="ce11" table:number-columns-repeated="2"/>
          <table:table-cell/>
          <table:table-cell table:style-name="ce11" table:number-columns-repeated="2"/>
          <table:table-cell/>
          <table:table-cell table:style-name="ce11" table:number-columns-repeated="960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4;0|16;12308;404;1|17;12712;464;0|18;13176;408;1|19;13584;460;0|20;14044;408;1|21;14452;464;0|22;14916;404;1|23;15320;464;0|24;15784;404;1|25;16188;464;0|26;16652;408;1|27;17060;464;0|28;17524;404;1|29;17928;464;0|30;18392;404;1|31;18796;1332;0|32;20128;412;1|33;20540;456;0|34;20996;408;1|35;21404;464;0|36;21868;408;1|37;22276;464;0|38;22740;380;1|39;23120;488;0|40;23608;404;1|41;24012;464;0|42;24476;408;1|43;24884;464;0|44;25348;380;1|45;25728;488;0|46;26216;408;1|47;26624;1332;0|48;27956;404;1|49;28360;1332;0|50;29692;408;1|51;30100;1332;0|52;31432;408;1|53;31840;464;0|54;32304;404;1|55;32708;460;0|56;33168;408;1|57;33576;1336;0|58;34912;404;1|59;35316;464;0|60;35780;404;1|61;36184;464;0|62;36648;408;1|63;37056;464;0|64;37520;404;1|65;37924;464;0|66;38388;404;1|67;38792;464;0|68;39256;408;1|69;39664;460;0|70;40124;408;1|71;40532;464;0|72;40996;380;1|73;41376;488;0|74;41864;408;1|75;42272;460;0|76;42732;408;1|77;43140;460;0|78;43600;408;1|79;44008;464;0|80;44472;408;1|81;44880;460;0|82;45340;408;1|83;45748;460;0|84;46208;408;1|85;46616;464;0|86;47080;408;1|87;47488;464;0|88;47952;404;1|89;48356;460;0|90;48816;408;1|91;49224;464;0|92;49688;408;1|93;50096;464;0|94;50560;380;1|95;50940;488;0|96;51428;404;1|97;51832;464;0|98;52296;408;1|99;52704;460;0|100;53164;404;1|101;53568;464;0|102;54032;408;1|103;54440;464;0|104;54904;408;1|105;55312;460;0|106;55772;408;1|107;56180;464;0|108;56644;404;1|109;57048;464;0|110;57512;408;1|111;57920;460;0|112;58380;408;1|113;58788;464;0|114;59252;404;1|115;59656;464;0|116;60120;384;1|117;60504;484;0|118;60988;408;1|119;61396;1332;0|120;62728;408;1|121;63136;1328;0|122;64464;412;1|123;64876;460;0|124;65336;408;1|125;65744;460;0|126;66204;408;1|127;66612;464;0|128;67076;404;1|129;67480;456;0|130;67936;416;1|131;68352;460;0|132;68812;408;1|133;69220;10032;0|134;79252;3452;1|135;82704;1760;0|136;84464;412;1|137;84876;460;0|138;85336;408;1|139;85744;1332;0|140;87076;408;1|141;87484;460;0|142;87944;408;1|143;88352;464;0|144;88816;404;1|145;89220;464;0|146;89684;408;1|147;90092;460;0|148;90552;408;1|149;90960;464;0|150;91424;408;1|151;91832;460;0|152;92292;408;1|153;92700;464;0|154;93164;404;1|155;93568;460;0|156;94028;412;1|157;94440;460;0|158;94900;408;1|159;95308;460;0|160;95768;408;1|161;96176;464;0|162;96640;408;1|163;97048;1328;0|164;98376;408;1|165;98784;464;0|166;99248;408;1|167;99656;460;0|168;100116;408;1|169;100524;460;0|170;100984;408;1|171;101392;464;0|172;101856;408;1|173;102264;460;0|174;102724;384;1|175;103108;484;0|176;103592;408;1|177;104000;464;0|178;104464;404;1|179;104868;1332;0|180;106200;408;1|181;106608;1332;0|182;107940;384;1|183;108324;1352;0|184;109676;412;1|185;110088;460;0|186;110548;408;1|187;110956;460;0|188;111416;408;1|189;111824;1332;0|190;113156;408;1|191;113564;464;0|192;114028;404;1|193;114432;464;0|194;114896;408;1|195;115304;464;0|196;115768;404;1|197;116172;460;0|198;116632;408;1|199;117040;464;0|200;117504;408;1|201;117912;460;0|202;118372;408;1|203;118780;464;0|204;119244;408;1|205;119652;460;0|206;120112;408;1|207;120520;460;0|208;120980;408;1|209;121388;460;0|210;121848;408;1|211;122256;464;0|212;122720;408;1|213;123128;460;0|214;123588;404;1|215;123992;464;0|216;124456;408;1|217;124864;464;0|218;125328;408;1|219;125736;460;0|220;126196;408;1|221;126604;460;0|222;127064;408;1|223;127472;1332;0|224;128804;408;1|225;129212;460;0|226;129672;412;1|227;130084;460;0|228;130544;380;1|229;130924;1356;0|230;132280;412;1|231;132692;460;0|232;133152;408;1|233;133560;460;0|234;134020;408;1|235;134428;464;0|236;134892;408;1|237;135300;1332;0|238;136632;404;1|239;137036;1332;0|240;138368;408;1|241;138776;1332;0|242;140108;404;1|243;140512;1332;0|244;141844;408;1|245;142252;464;0|246;142716;408;1|247;143124;460;0|248;143584;408;1|249;143992;460;0|250;144452;408;1|251;144860;464;0|252;145324;404;1|253;145728;464;0|254;146192;404;1|255;146596;464;0|256;147060;408;1|257;147468;464;0|258;147932;404;1|259;148336;464;0|260;148800;404;1|261;149204;464;0|262;149668;408;1|263;150076;1332;0|264;151408;404;1|265;151812;1336;0|266;153148;404;1|267;153552;1336;0|268;154888;404;1|269;155292;1332;0|270;156624;408;1|271;157032;1328;0|272;158360;408;1|273;158768;464;0|274;159232;408;1|275;159640;1332;0|276;160972;408;1|277;161380;460;0|278;161840;408;1|279;162248;1332;0|280;163580;408;1|281;163988;460;0|282;164448;408;1|283;164856;464;0|284;165320;404;1|285;165724;464;0|286;166188;404;1|287;166592;464;0|288;167056;408;1|289;167464;464;0|290;167928;404;1|291;168332;464;0|292;168796;404;1|293;169200;464;0|294;169664;408;1|295;170072;460;0|296;170532;408;1|297;170940;464;0|298;171404;404;1|299;171808;464;0|300;172272;408;1|301;172680;460;0|302;173140;408;1|303;173548;460;0|304;174008;408;1|305;174416;464;0|306;174880;408;1|307;175288;464;0|308;175752;404;1|309;176156;464;0|310;176620;404;1|311;177024;464;0|312;177488;408;1|313;177896;464;0|314;178360;380;1|315;178740;1356;0|316;180096;408;1|317;180504;1328;0|318;181832;412;1|319;182244;1328;0|320;183572;408;1|321;183980;464;0|322;184444;404;1|323;184848;464;0|324;185312;408;1|325;185720;464;0|326;186184;404;1|327;186588;464;0|328;187052;404;1|329;187456;464;0|330;187920;408;1|331;188328;460;0|332;188788;408;1|333;189196;464;0|334;189660;404;1|335;190064;464;0|336;190528;408;1|337;190936;464;0|338;191400;404;1|339;191804;1332;0|340;193136;408;1|341;193544;1332;0|342;194876;408;1|343;195284;1328;0|344;196612;408;1|345;197020;464;0|346;197484;404;1|347;197888;464;0|348;198352;408;1|349;198760;460;0|350;199220;384;1|351;199604;488;0|352;200092;408;1|353;200500;1328;0|354;201828;408;1|355;202236;464;0|356;202700;408;1|357;203108;464;0|358;203572;404;1|359;203976;460;0|360;204436;408;1|361;204844;460;0|362;205304;412;1|363;205716;460;0|364;206176;408;1|365;206584;464;0|366;207048;404;1|367;207452;464;0|368;207916;408;1|369;208324;460;0|370;208784;408;1|371;209192;460;0|372;209652;408;1|373;210060;464;0|374;210524;408;1|375;210932;460;0|376;211392;408;1|377;211800;1332;0|378;213132;408;1|379;213540;460;0|380;214000;408;1|381;214408;460;0|382;214868;408;1|383;215276;464;0|384;215740;408;1|385;216148;460;0|386;216608;408;1|387;217016;460;0|388;217476;412;1|389;217888;460;0|390;218348;412;1|391;218760;456;0|392;219216;408;1|393;219624;464;0|394;220088;408;1|395;220496;460;0|396;220956;408;1|397;221364;460;0|398;221824;408;1|399;222232;460;0|400;222692;408;1|401;223100;464;0|402;223564;408;1|403;223972;460;0|404;224432;404;1|405;224836;468;0|406;225304;408;1|407;225712;460;0|408;226172;408;1|409;226580;460;0|410;227040;408;1|411;227448;1332;0|412;228780;408;1|413;229188;1328;0|414;230516;412;1|415;230928;460;0|416;231388;404;1|417;231792;464;0|418;232256;408;1|419;232664;464;0|420;233128;404;1|421;233532;464;0|422;233996;408;1|423;234404;464;0|424;234868;404;1|425;235272;464;0|426;235736;408;1|427;236144;1328;0|428;237472;408;1|429;237880;1332;0|430;239212;408;1|431;239620;1332;0|432;240952;408;1|433;241360;1328;0|434;242688;408;1|435;243096;1328;0|436;244424;408;1|437;244832;464;0|438;245296;408;1|439;245704;1332;0|440;247036;404;1|</text:p>
          </table:table-cell>
          <table:table-cell table:style-name="ce7" table:formula="of:=LEFT([.D30];16)" office:value-type="string" office:string-value="0220E00400000006" calcext:value-type="string">
            <text:p>0220E00400000006</text:p>
          </table:table-cell>
          <table:table-cell table:style-name="ce7" table:formula="of:=RIGHT([.D30];(27*2)-16)" office:value-type="string" office:string-value="0220E00400483C80AF00000EE01000010006BE" calcext:value-type="string">
            <text:p>0220E00400483C80AF00000EE01000010006B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0];2*[.R$1]);2);8);4) &amp; RIGHT(HEX2BIN(RIGHT(LEFT([.$J30];2*[.R$1]);2);8);4);2)" office:value-type="string" office:string-value="02" calcext:value-type="string">
            <text:p>02</text:p>
          </table:table-cell>
          <table:table-cell table:style-name="ce6" table:formula="of:=BIN2HEX(LEFT(HEX2BIN(RIGHT(LEFT([.$J30];2*[.S$1]);2);8);4) &amp; RIGHT(HEX2BIN(RIGHT(LEFT([.$J30];2*[.S$1]);2);8);4);2)" office:value-type="string" office:string-value="20" calcext:value-type="string">
            <text:p>20</text:p>
          </table:table-cell>
          <table:table-cell table:style-name="ce6" table:formula="of:=BIN2HEX(LEFT(HEX2BIN(RIGHT(LEFT([.$J30];2*[.T$1]);2);8);4) &amp; RIGHT(HEX2BIN(RIGHT(LEFT([.$J30];2*[.T$1]);2);8);4);2)" office:value-type="string" office:string-value="E0" calcext:value-type="string">
            <text:p>E0</text:p>
          </table:table-cell>
          <table:table-cell table:style-name="ce6" table:formula="of:=BIN2HEX(LEFT(HEX2BIN(RIGHT(LEFT([.$J30];2*[.U$1]);2);8);4) &amp; RIGHT(HEX2BIN(RIGHT(LEFT([.$J30];2*[.U$1]);2);8);4);2)" office:value-type="string" office:string-value="04" calcext:value-type="string">
            <text:p>04</text:p>
          </table:table-cell>
          <table:table-cell table:style-name="ce6" table:formula="of:=BIN2HEX(LEFT(HEX2BIN(RIGHT(LEFT([.$J30];2*[.V$1]);2);8);4) &amp; RIGHT(HEX2BIN(RIGHT(LEFT([.$J30];2*[.V$1]);2);8);4);2)" office:value-type="string" office:string-value="00" calcext:value-type="string">
            <text:p>00</text:p>
          </table:table-cell>
          <table:table-cell table:style-name="ce14" table:formula="of:=BIN2HEX(LEFT(HEX2BIN(RIGHT(LEFT([.$J30];2*[.W$1]);2);8);4) &amp; RIGHT(HEX2BIN(RIGHT(LEFT([.$J30];2*[.W$1]);2);8);4);2)" office:value-type="string" office:string-value="48" calcext:value-type="string">
            <text:p>48</text:p>
          </table:table-cell>
          <table:table-cell table:style-name="ce17" table:formula="of:=BIN2HEX(LEFT(HEX2BIN(RIGHT(LEFT([.$J30];2*[.X$1]);2);8);4) &amp; RIGHT(HEX2BIN(RIGHT(LEFT([.$J30];2*[.X$1]);2);8);4);2)" office:value-type="string" office:string-value="3C" calcext:value-type="string">
            <text:p>3C</text:p>
          </table:table-cell>
          <table:table-cell table:style-name="ce6" table:formula="of:=BIN2HEX(LEFT(HEX2BIN(RIGHT(LEFT([.$J30];2*[.Y$1]);2);8);4) &amp; RIGHT(HEX2BIN(RIGHT(LEFT([.$J30];2*[.Y$1]);2);8);4);2)" office:value-type="string" office:string-value="80" calcext:value-type="string">
            <text:p>80</text:p>
          </table:table-cell>
          <table:table-cell table:style-name="ce6" table:formula="of:=BIN2HEX(LEFT(HEX2BIN(RIGHT(LEFT([.$J30];2*[.Z$1]);2);8);4) &amp; RIGHT(HEX2BIN(RIGHT(LEFT([.$J30];2*[.Z$1]);2);8);4);2)" office:value-type="string" office:string-value="AF" calcext:value-type="string">
            <text:p>AF</text:p>
          </table:table-cell>
          <table:table-cell table:style-name="ce6" table:formula="of:=BIN2HEX(LEFT(HEX2BIN(RIGHT(LEFT([.$J30];2*[.AA$1]);2);8);4) &amp; RIGHT(HEX2BIN(RIGHT(LEFT([.$J30];2*[.AA$1]);2);8);4);2)" office:value-type="string" office:string-value="00" calcext:value-type="string">
            <text:p>00</text:p>
          </table:table-cell>
          <table:table-cell table:style-name="ce6" table:formula="of:=BIN2HEX(LEFT(HEX2BIN(RIGHT(LEFT([.$J30];2*[.AB$1]);2);8);4) &amp; RIGHT(HEX2BIN(RIGHT(LEFT([.$J30];2*[.AB$1]);2);8);4);2)" office:value-type="string" office:string-value="00" calcext:value-type="string">
            <text:p>00</text:p>
          </table:table-cell>
          <table:table-cell table:style-name="ce6" table:formula="of:=BIN2HEX(LEFT(HEX2BIN(RIGHT(LEFT([.$J30];2*[.AC$1]);2);8);4) &amp; RIGHT(HEX2BIN(RIGHT(LEFT([.$J30];2*[.AC$1]);2);8);4);2)" office:value-type="string" office:string-value="0E" calcext:value-type="string">
            <text:p>0E</text:p>
          </table:table-cell>
          <table:table-cell table:style-name="ce6" table:formula="of:=BIN2HEX(LEFT(HEX2BIN(RIGHT(LEFT([.$J30];2*[.AD$1]);2);8);4) &amp; RIGHT(HEX2BIN(RIGHT(LEFT([.$J30];2*[.AD$1]);2);8);4);2)" office:value-type="string" office:string-value="E0" calcext:value-type="string">
            <text:p>E0</text:p>
          </table:table-cell>
          <table:table-cell table:style-name="ce6" table:formula="of:=BIN2HEX(LEFT(HEX2BIN(RIGHT(LEFT([.$J30];2*[.AE$1]);2);8);4) &amp; RIGHT(HEX2BIN(RIGHT(LEFT([.$J30];2*[.AE$1]);2);8);4);2)" office:value-type="string" office:string-value="10" calcext:value-type="string">
            <text:p>10</text:p>
          </table:table-cell>
          <table:table-cell table:style-name="ce6" table:formula="of:=BIN2HEX(LEFT(HEX2BIN(RIGHT(LEFT([.$J30];2*[.AF$1]);2);8);4) &amp; RIGHT(HEX2BIN(RIGHT(LEFT([.$J30];2*[.AF$1]);2);8);4);2)" office:value-type="string" office:string-value="00" calcext:value-type="string">
            <text:p>00</text:p>
          </table:table-cell>
          <table:table-cell table:style-name="ce6" table:formula="of:=BIN2HEX(LEFT(HEX2BIN(RIGHT(LEFT([.$J30];2*[.AG$1]);2);8);4) &amp; RIGHT(HEX2BIN(RIGHT(LEFT([.$J30];2*[.AG$1]);2);8);4);2)" office:value-type="string" office:string-value="01" calcext:value-type="string">
            <text:p>01</text:p>
          </table:table-cell>
          <table:table-cell table:style-name="ce6" table:formula="of:=BIN2HEX(LEFT(HEX2BIN(RIGHT(LEFT([.$J30];2*[.AH$1]);2);8);4) &amp; RIGHT(HEX2BIN(RIGHT(LEFT([.$J30];2*[.AH$1]);2);8);4);2)" office:value-type="string" office:string-value="00" calcext:value-type="string">
            <text:p>00</text:p>
          </table:table-cell>
          <table:table-cell table:style-name="ce6" table:formula="of:=BIN2HEX(LEFT(HEX2BIN(RIGHT(LEFT([.$J30];2*[.AI$1]);2);8);4) &amp; RIGHT(HEX2BIN(RIGHT(LEFT([.$J30];2*[.AI$1]);2);8);4);2)" office:value-type="string" office:string-value="06" calcext:value-type="string">
            <text:p>06</text:p>
          </table:table-cell>
          <table:table-cell table:style-name="ce21" table:formula="of:=BIN2HEX(LEFT(HEX2BIN(RIGHT(LEFT([.$J30];2*[.AJ$1]);2);8);4) &amp; RIGHT(HEX2BIN(RIGHT(LEFT([.$J30];2*[.AJ$1]);2);8);4);2)" office:value-type="string" office:string-value="BE" calcext:value-type="string">
            <text:p>BE</text:p>
          </table:table-cell>
          <table:table-cell table:style-name="ce23" table:formula="of:=DEC2HEX([.CC30];2)" office:value-type="string" office:string-value="BE" calcext:value-type="string">
            <text:p>BE</text:p>
          </table:table-cell>
          <table:table-cell table:style-name="ce27" table:formula="of:=HEX2BIN([.W30];8)" office:value-type="string" office:string-value="01001000" calcext:value-type="string">
            <text:p>01001000</text:p>
          </table:table-cell>
          <table:table-cell table:style-name="ce10" table:formula="of:=LEFT([.AL30];4)" office:value-type="string" office:string-value="0100" calcext:value-type="string">
            <text:p>0100</text:p>
          </table:table-cell>
          <table:table-cell table:style-name="ce10" table:formula="of:=RIGHT([.AM30];1)" office:value-type="string" office:string-value="0" calcext:value-type="string">
            <text:p>0</text:p>
          </table:table-cell>
          <table:table-cell table:style-name="ce30" table:formula="of:=HEX2BIN([.X30];8)" office:value-type="string" office:string-value="00111100" calcext:value-type="string">
            <text:p>00111100</text:p>
          </table:table-cell>
          <table:table-cell table:style-name="ce32" table:formula="of:=LEFT([.AO30];1)" office:value-type="string" office:string-value="0" calcext:value-type="string">
            <text:p>0</text:p>
          </table:table-cell>
          <table:table-cell table:style-name="ce32" table:formula="of:=RIGHT(LEFT([.AO30];2);1)" office:value-type="string" office:string-value="0" calcext:value-type="string">
            <text:p>0</text:p>
          </table:table-cell>
          <table:table-cell table:style-name="ce32" table:formula="of:=RIGHT(LEFT([.AO30];3);1)" office:value-type="string" office:string-value="1" calcext:value-type="string">
            <text:p>1</text:p>
          </table:table-cell>
          <table:table-cell table:style-name="ce32" table:formula="of:=RIGHT(LEFT([.$AO30];4);1)" office:value-type="string" office:string-value="1" calcext:value-type="string">
            <text:p>1</text:p>
          </table:table-cell>
          <table:table-cell table:style-name="ce32" table:formula="of:=RIGHT(LEFT([.$AO30];5);1)" office:value-type="string" office:string-value="1" calcext:value-type="string">
            <text:p>1</text:p>
          </table:table-cell>
          <table:table-cell table:style-name="ce32" table:formula="of:=RIGHT(LEFT([.$AO30];6);1)" office:value-type="string" office:string-value="1" calcext:value-type="string">
            <text:p>1</text:p>
          </table:table-cell>
          <table:table-cell table:style-name="ce32" table:formula="of:=RIGHT(LEFT([.$AO30];7);1)" office:value-type="string" office:string-value="0" calcext:value-type="string">
            <text:p>0</text:p>
          </table:table-cell>
          <table:table-cell table:style-name="ce32" table:formula="of:=RIGHT(LEFT([.$AO30];8);1)" office:value-type="string" office:string-value="0" calcext:value-type="string">
            <text:p>0</text:p>
          </table:table-cell>
          <table:table-cell/>
          <table:table-cell table:style-name="ce6" table:formula="of:=[.AS30]" office:value-type="string" office:string-value="1" calcext:value-type="string">
            <text:p>1</text:p>
          </table:table-cell>
          <table:table-cell table:style-name="ce6" table:formula="of:=[.AT30]" office:value-type="string" office:string-value="1" calcext:value-type="string">
            <text:p>1</text:p>
          </table:table-cell>
          <table:table-cell table:style-name="ce6" table:formula="of:=[.AU30]" office:value-type="string" office:string-value="1" calcext:value-type="string">
            <text:p>1</text:p>
          </table:table-cell>
          <table:table-cell table:style-name="ce6" table:formula="of:=[.AV30]" office:value-type="string" office:string-value="0" calcext:value-type="string">
            <text:p>0</text:p>
          </table:table-cell>
          <table:table-cell table:formula="of:=BIN2DEC([.AY30]&amp;[.AZ30]&amp;[.BA30]&amp;[.BB30])" office:value-type="float" office:value="14" calcext:value-type="float">
            <text:p>14</text:p>
          </table:table-cell>
          <table:table-cell table:style-name="ce36" table:formula="of:=16+[.BC30]" office:value-type="float" office:value="30" calcext:value-type="float">
            <text:p>30</text:p>
          </table:table-cell>
          <table:table-cell/>
          <table:table-cell table:style-name="ce39" table:formula="of:=HEX2BIN([.Z30];8)" office:value-type="string" office:string-value="10101111" calcext:value-type="string">
            <text:p>10101111</text:p>
          </table:table-cell>
          <table:table-cell table:style-name="ce6" table:formula="of:=LEFT([.BF30];4)" office:value-type="string" office:string-value="1010" calcext:value-type="string">
            <text:p>1010</text:p>
          </table:table-cell>
          <table:table-cell table:style-name="ce6" table:formula="of:=RIGHT([.BF30];4)" office:value-type="string" office:string-value="1111" calcext:value-type="string">
            <text:p>1111</text:p>
          </table:table-cell>
          <table:table-cell/>
          <table:table-cell table:style-name="ce10" table:formula="of:=HEX2BIN([.AE30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0])+HEX2DEC([.S30]);256)" office:value-type="float" office:value="34" calcext:value-type="float">
            <text:p>34</text:p>
          </table:table-cell>
          <table:table-cell table:formula="of:=MOD([.BM30]+HEX2DEC([.T30]);256)" office:value-type="float" office:value="2" calcext:value-type="float">
            <text:p>2</text:p>
          </table:table-cell>
          <table:table-cell table:formula="of:=MOD([.BN30]+HEX2DEC([.U30]);256)" office:value-type="float" office:value="6" calcext:value-type="float">
            <text:p>6</text:p>
          </table:table-cell>
          <table:table-cell table:formula="of:=MOD([.BO30]+HEX2DEC([.V30]);256)" office:value-type="float" office:value="6" calcext:value-type="float">
            <text:p>6</text:p>
          </table:table-cell>
          <table:table-cell table:formula="of:=MOD([.BP30]+HEX2DEC([.W30]);256)" office:value-type="float" office:value="78" calcext:value-type="float">
            <text:p>78</text:p>
          </table:table-cell>
          <table:table-cell table:formula="of:=MOD([.BQ30]+HEX2DEC([.X30]);256)" office:value-type="float" office:value="138" calcext:value-type="float">
            <text:p>138</text:p>
          </table:table-cell>
          <table:table-cell table:formula="of:=MOD([.BR30]+HEX2DEC([.Y30]);256)" office:value-type="float" office:value="10" calcext:value-type="float">
            <text:p>10</text:p>
          </table:table-cell>
          <table:table-cell table:formula="of:=MOD([.BS30]+HEX2DEC([.Z30]);256)" office:value-type="float" office:value="185" calcext:value-type="float">
            <text:p>185</text:p>
          </table:table-cell>
          <table:table-cell table:formula="of:=MOD([.BT30]+HEX2DEC([.AA30]);256)" office:value-type="float" office:value="185" calcext:value-type="float">
            <text:p>185</text:p>
          </table:table-cell>
          <table:table-cell table:formula="of:=MOD([.BU30]+HEX2DEC([.AB30]);256)" office:value-type="float" office:value="185" calcext:value-type="float">
            <text:p>185</text:p>
          </table:table-cell>
          <table:table-cell table:formula="of:=MOD([.BV30]+HEX2DEC([.AC30]);256)" office:value-type="float" office:value="199" calcext:value-type="float">
            <text:p>199</text:p>
          </table:table-cell>
          <table:table-cell table:formula="of:=MOD([.BW30]+HEX2DEC([.AD30]);256)" office:value-type="float" office:value="167" calcext:value-type="float">
            <text:p>167</text:p>
          </table:table-cell>
          <table:table-cell table:formula="of:=MOD([.BX30]+HEX2DEC([.AE30]);256)" office:value-type="float" office:value="183" calcext:value-type="float">
            <text:p>183</text:p>
          </table:table-cell>
          <table:table-cell table:formula="of:=MOD([.BY30]+HEX2DEC([.AF30]);256)" office:value-type="float" office:value="183" calcext:value-type="float">
            <text:p>183</text:p>
          </table:table-cell>
          <table:table-cell table:formula="of:=MOD([.BZ30]+HEX2DEC([.AG30]);256)" office:value-type="float" office:value="184" calcext:value-type="float">
            <text:p>184</text:p>
          </table:table-cell>
          <table:table-cell table:formula="of:=MOD([.CA30]+HEX2DEC([.AH30]);256)" office:value-type="float" office:value="184" calcext:value-type="float">
            <text:p>184</text:p>
          </table:table-cell>
          <table:table-cell table:formula="of:=MOD([.CB30]+HEX2DEC([.AI30]);256)" office:value-type="float" office:value="190" calcext:value-type="float">
            <text:p>19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500000EE01000010006B4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32;0|8;8828;404;1|9;9232;464;0|10;9696;408;1|11;10104;460;0|12;10564;408;1|13;10972;464;0|14;11436;404;1|15;11840;464;0|16;12304;408;1|17;12712;460;0|18;13172;404;1|19;13576;468;0|20;14044;408;1|21;14452;460;0|22;14912;408;1|23;15320;460;0|24;15780;408;1|25;16188;464;0|26;16652;408;1|27;17060;460;0|28;17520;408;1|29;17928;460;0|30;18388;408;1|31;18796;1332;0|32;20128;408;1|33;20536;464;0|34;21000;404;1|35;21404;464;0|36;21868;408;1|37;22276;460;0|38;22736;380;1|39;23116;492;0|40;23608;404;1|41;24012;464;0|42;24476;408;1|43;24884;460;0|44;25344;408;1|45;25752;460;0|46;26212;408;1|47;26620;1332;0|48;27952;408;1|49;28360;1332;0|50;29692;408;1|51;30100;1328;0|52;31428;408;1|53;31836;464;0|54;32300;408;1|55;32708;460;0|56;33168;408;1|57;33576;1332;0|58;34908;408;1|59;35316;460;0|60;35776;408;1|61;36184;460;0|62;36644;408;1|63;37052;464;0|64;37516;408;1|65;37924;460;0|66;38384;404;1|67;38788;464;0|68;39252;408;1|69;39660;464;0|70;40124;408;1|71;40532;460;0|72;40992;404;1|73;41396;468;0|74;41864;404;1|75;42268;464;0|76;42732;404;1|77;43136;464;0|78;43600;408;1|79;44008;460;0|80;44468;408;1|81;44876;464;0|82;45340;380;1|83;45720;488;0|84;46208;408;1|85;46616;464;0|86;47080;404;1|87;47484;464;0|88;47948;404;1|89;48352;464;0|90;48816;408;1|91;49224;464;0|92;49688;404;1|93;50092;464;0|94;50556;408;1|95;50964;460;0|96;51424;408;1|97;51832;464;0|98;52296;404;1|99;52700;464;0|100;53164;408;1|101;53572;460;0|102;54032;408;1|103;54440;464;0|104;54904;404;1|105;55308;464;0|106;55772;404;1|107;56176;464;0|108;56640;408;1|109;57048;464;0|110;57512;404;1|111;57916;464;0|112;58380;408;1|113;58788;460;0|114;59248;408;1|115;59656;460;0|116;60116;408;1|117;60524;464;0|118;60988;380;1|119;61368;1360;0|120;62728;408;1|121;63136;1328;0|122;64464;408;1|123;64872;464;0|124;65336;408;1|125;65744;460;0|126;66204;404;1|127;66608;464;0|128;67072;408;1|129;67480;464;0|130;67944;404;1|131;68348;464;0|132;68812;408;1|133;69220;10024;0|134;79244;3452;1|135;82696;1764;0|136;84460;408;1|137;84868;464;0|138;85332;408;1|139;85740;1328;0|140;87068;408;1|141;87476;464;0|142;87940;408;1|143;88348;460;0|144;88808;404;1|145;89212;468;0|146;89680;404;1|147;90084;464;0|148;90548;408;1|149;90956;460;0|150;91416;384;1|151;91800;484;0|152;92284;408;1|153;92692;464;0|154;93156;408;1|155;93564;460;0|156;94024;408;1|157;94432;460;0|158;94892;412;1|159;95304;460;0|160;95764;380;1|161;96144;488;0|162;96632;408;1|163;97040;1332;0|164;98372;408;1|165;98780;460;0|166;99240;408;1|167;99648;464;0|168;100112;404;1|169;100516;464;0|170;100980;408;1|171;101388;460;0|172;101848;408;1|173;102256;460;0|174;102716;408;1|175;103124;464;0|176;103588;408;1|177;103996;460;0|178;104456;404;1|179;104860;1336;0|180;106196;408;1|181;106604;1332;0|182;107936;404;1|183;108340;1332;0|184;109672;408;1|185;110080;464;0|186;110544;408;1|187;110952;460;0|188;111412;408;1|189;111820;1332;0|190;113152;404;1|191;113556;464;0|192;114020;380;1|193;114400;488;0|194;114888;408;1|195;115296;464;0|196;115760;408;1|197;116168;460;0|198;116628;404;1|199;117032;464;0|200;117496;408;1|201;117904;448;0|202;118352;424;1|203;118776;460;0|204;119236;408;1|205;119644;464;0|206;120108;404;1|207;120512;464;0|208;120976;404;1|209;121380;464;0|210;121844;408;1|211;122252;460;0|212;122712;408;1|213;123120;464;0|214;123584;380;1|215;123964;488;0|216;124452;408;1|217;124860;460;0|218;125320;408;1|219;125728;464;0|220;126192;404;1|221;126596;464;0|222;127060;408;1|223;127468;1328;0|224;128796;412;1|225;129208;460;0|226;129668;404;1|227;130072;464;0|228;130536;408;1|229;130944;1332;0|230;132276;408;1|231;132684;460;0|232;133144;408;1|233;133552;464;0|234;134016;404;1|235;134420;464;0|236;134884;404;1|237;135288;1336;0|238;136624;404;1|239;137028;1332;0|240;138360;408;1|241;138768;1332;0|242;140100;408;1|243;140508;1332;0|244;141840;404;1|245;142244;464;0|246;142708;408;1|247;143116;460;0|248;143576;408;1|249;143984;464;0|250;144448;404;1|251;144852;464;0|252;145316;408;1|253;145724;464;0|254;146188;404;1|255;146592;464;0|256;147056;408;1|257;147464;460;0|258;147924;408;1|259;148332;464;0|260;148796;404;1|261;149200;464;0|262;149664;408;1|263;150072;1328;0|264;151400;408;1|265;151808;1332;0|266;153140;436;1|267;153576;432;0|268;154008;408;1|269;154416;1332;0|270;155748;408;1|271;156156;460;0|272;156616;408;1|273;157024;460;0|274;157484;408;1|275;157892;1332;0|276;159224;408;1|277;159632;464;0|278;160096;408;1|279;160504;1332;0|280;161836;380;1|281;162216;484;0|282;162700;412;1|283;163112;460;0|284;163572;408;1|285;163980;464;0|286;164444;404;1|287;164848;464;0|288;165312;404;1|289;165716;464;0|290;166180;408;1|291;166588;464;0|292;167052;404;1|293;167456;464;0|294;167920;408;1|295;168328;460;0|296;168788;408;1|297;169196;464;0|298;169660;404;1|299;170064;464;0|300;170528;380;1|301;170908;488;0|302;171396;408;1|303;171804;464;0|304;172268;404;1|305;172672;464;0|306;173136;408;1|307;173544;460;0|308;174004;408;1|309;174412;460;0|310;174872;408;1|311;175280;464;0|312;175744;408;1|313;176152;460;0|314;176612;408;1|315;177020;1332;0|316;178352;408;1|317;178760;1328;0|318;180088;408;1|319;180496;1332;0|320;181828;408;1|321;182236;464;0|322;182700;404;1|323;183104;464;0|324;183568;408;1|325;183976;460;0|326;184436;408;1|327;184844;460;0|328;185304;408;1|329;185712;464;0|330;186176;408;1|331;186584;464;0|332;187048;404;1|333;187452;464;0|334;187916;404;1|335;188320;464;0|336;188784;404;1|337;189188;468;0|338;189656;404;1|339;190060;1332;0|340;191392;408;1|341;191800;1332;0|342;193132;408;1|343;193540;1328;0|344;194868;408;1|345;195276;464;0|346;195740;404;1|347;196144;464;0|348;196608;408;1|349;197016;460;0|350;197476;408;1|351;197884;448;0|352;198332;420;1|353;198752;1332;0|354;200084;408;1|355;200492;460;0|356;200952;408;1|357;201360;464;0|358;201824;408;1|359;202232;460;0|360;202692;408;1|361;203100;460;0|362;203560;408;1|363;203968;464;0|364;204432;408;1|365;204840;464;0|366;205304;404;1|367;205708;464;0|368;206172;404;1|369;206576;464;0|370;207040;408;1|371;207448;460;0|372;207908;404;1|373;208312;468;0|374;208780;404;1|375;209184;464;0|376;209648;408;1|377;210056;1332;0|378;211388;404;1|379;211792;464;0|380;212256;408;1|381;212664;460;0|382;213124;408;1|383;213532;464;0|384;213996;404;1|385;214400;464;0|386;214864;384;1|387;215248;484;0|388;215732;408;1|389;216140;464;0|390;216604;408;1|391;217012;464;0|392;217476;404;1|393;217880;460;0|394;218340;408;1|395;218748;464;0|396;219212;408;1|397;219620;460;0|398;220080;408;1|399;220488;464;0|400;220952;404;1|401;221356;464;0|402;221820;404;1|403;222224;464;0|404;222688;408;1|405;223096;460;0|406;223556;408;1|407;223964;464;0|408;224428;408;1|409;224836;460;0|410;225296;408;1|411;225704;1328;0|412;227032;412;1|413;227444;1328;0|414;228772;412;1|415;229184;460;0|416;229644;408;1|417;230052;460;0|418;230512;408;1|419;230920;464;0|420;231384;404;1|421;231788;464;0|422;232252;408;1|423;232660;460;0|424;233120;404;1|425;233524;464;0|426;233988;408;1|427;234396;464;0|428;234860;408;1|429;235268;1332;0|430;236600;404;1|431;237004;464;0|432;237468;408;1|433;237876;1328;0|434;239204;408;1|435;239612;1332;0|436;240944;408;1|437;241352;460;0|438;241812;408;1|439;242220;1332;0|440;243552;408;1|</text:p>
          </table:table-cell>
          <table:table-cell table:style-name="ce7" table:formula="of:=LEFT([.D31];16)" office:value-type="string" office:string-value="0220E00400000006" calcext:value-type="string">
            <text:p>0220E00400000006</text:p>
          </table:table-cell>
          <table:table-cell table:style-name="ce7" table:formula="of:=RIGHT([.D31];(27*2)-16)" office:value-type="string" office:string-value="0220E00400483C80A500000EE01000010006B4" calcext:value-type="string">
            <text:p>0220E00400483C80A500000EE01000010006B4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P5 (G)</text:p>
          </table:table-cell>
          <table:table-cell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1];2*[.R$1]);2);8);4) &amp; RIGHT(HEX2BIN(RIGHT(LEFT([.$J31];2*[.R$1]);2);8);4);2)" office:value-type="string" office:string-value="02" calcext:value-type="string">
            <text:p>02</text:p>
          </table:table-cell>
          <table:table-cell table:style-name="ce6" table:formula="of:=BIN2HEX(LEFT(HEX2BIN(RIGHT(LEFT([.$J31];2*[.S$1]);2);8);4) &amp; RIGHT(HEX2BIN(RIGHT(LEFT([.$J31];2*[.S$1]);2);8);4);2)" office:value-type="string" office:string-value="20" calcext:value-type="string">
            <text:p>20</text:p>
          </table:table-cell>
          <table:table-cell table:style-name="ce6" table:formula="of:=BIN2HEX(LEFT(HEX2BIN(RIGHT(LEFT([.$J31];2*[.T$1]);2);8);4) &amp; RIGHT(HEX2BIN(RIGHT(LEFT([.$J31];2*[.T$1]);2);8);4);2)" office:value-type="string" office:string-value="E0" calcext:value-type="string">
            <text:p>E0</text:p>
          </table:table-cell>
          <table:table-cell table:style-name="ce6" table:formula="of:=BIN2HEX(LEFT(HEX2BIN(RIGHT(LEFT([.$J31];2*[.U$1]);2);8);4) &amp; RIGHT(HEX2BIN(RIGHT(LEFT([.$J31];2*[.U$1]);2);8);4);2)" office:value-type="string" office:string-value="04" calcext:value-type="string">
            <text:p>04</text:p>
          </table:table-cell>
          <table:table-cell table:style-name="ce6" table:formula="of:=BIN2HEX(LEFT(HEX2BIN(RIGHT(LEFT([.$J31];2*[.V$1]);2);8);4) &amp; RIGHT(HEX2BIN(RIGHT(LEFT([.$J31];2*[.V$1]);2);8);4);2)" office:value-type="string" office:string-value="00" calcext:value-type="string">
            <text:p>00</text:p>
          </table:table-cell>
          <table:table-cell table:style-name="ce14" table:formula="of:=BIN2HEX(LEFT(HEX2BIN(RIGHT(LEFT([.$J31];2*[.W$1]);2);8);4) &amp; RIGHT(HEX2BIN(RIGHT(LEFT([.$J31];2*[.W$1]);2);8);4);2)" office:value-type="string" office:string-value="48" calcext:value-type="string">
            <text:p>48</text:p>
          </table:table-cell>
          <table:table-cell table:style-name="ce17" table:formula="of:=BIN2HEX(LEFT(HEX2BIN(RIGHT(LEFT([.$J31];2*[.X$1]);2);8);4) &amp; RIGHT(HEX2BIN(RIGHT(LEFT([.$J31];2*[.X$1]);2);8);4);2)" office:value-type="string" office:string-value="3C" calcext:value-type="string">
            <text:p>3C</text:p>
          </table:table-cell>
          <table:table-cell table:style-name="ce6" table:formula="of:=BIN2HEX(LEFT(HEX2BIN(RIGHT(LEFT([.$J31];2*[.Y$1]);2);8);4) &amp; RIGHT(HEX2BIN(RIGHT(LEFT([.$J31];2*[.Y$1]);2);8);4);2)" office:value-type="string" office:string-value="80" calcext:value-type="string">
            <text:p>80</text:p>
          </table:table-cell>
          <table:table-cell table:style-name="ce6" table:formula="of:=BIN2HEX(LEFT(HEX2BIN(RIGHT(LEFT([.$J31];2*[.Z$1]);2);8);4) &amp; RIGHT(HEX2BIN(RIGHT(LEFT([.$J31];2*[.Z$1]);2);8);4);2)" office:value-type="string" office:string-value="A5" calcext:value-type="string">
            <text:p>A5</text:p>
          </table:table-cell>
          <table:table-cell table:style-name="ce6" table:formula="of:=BIN2HEX(LEFT(HEX2BIN(RIGHT(LEFT([.$J31];2*[.AA$1]);2);8);4) &amp; RIGHT(HEX2BIN(RIGHT(LEFT([.$J31];2*[.AA$1]);2);8);4);2)" office:value-type="string" office:string-value="00" calcext:value-type="string">
            <text:p>00</text:p>
          </table:table-cell>
          <table:table-cell table:style-name="ce6" table:formula="of:=BIN2HEX(LEFT(HEX2BIN(RIGHT(LEFT([.$J31];2*[.AB$1]);2);8);4) &amp; RIGHT(HEX2BIN(RIGHT(LEFT([.$J31];2*[.AB$1]);2);8);4);2)" office:value-type="string" office:string-value="00" calcext:value-type="string">
            <text:p>00</text:p>
          </table:table-cell>
          <table:table-cell table:style-name="ce6" table:formula="of:=BIN2HEX(LEFT(HEX2BIN(RIGHT(LEFT([.$J31];2*[.AC$1]);2);8);4) &amp; RIGHT(HEX2BIN(RIGHT(LEFT([.$J31];2*[.AC$1]);2);8);4);2)" office:value-type="string" office:string-value="0E" calcext:value-type="string">
            <text:p>0E</text:p>
          </table:table-cell>
          <table:table-cell table:style-name="ce6" table:formula="of:=BIN2HEX(LEFT(HEX2BIN(RIGHT(LEFT([.$J31];2*[.AD$1]);2);8);4) &amp; RIGHT(HEX2BIN(RIGHT(LEFT([.$J31];2*[.AD$1]);2);8);4);2)" office:value-type="string" office:string-value="E0" calcext:value-type="string">
            <text:p>E0</text:p>
          </table:table-cell>
          <table:table-cell table:style-name="ce6" table:formula="of:=BIN2HEX(LEFT(HEX2BIN(RIGHT(LEFT([.$J31];2*[.AE$1]);2);8);4) &amp; RIGHT(HEX2BIN(RIGHT(LEFT([.$J31];2*[.AE$1]);2);8);4);2)" office:value-type="string" office:string-value="10" calcext:value-type="string">
            <text:p>10</text:p>
          </table:table-cell>
          <table:table-cell table:style-name="ce6" table:formula="of:=BIN2HEX(LEFT(HEX2BIN(RIGHT(LEFT([.$J31];2*[.AF$1]);2);8);4) &amp; RIGHT(HEX2BIN(RIGHT(LEFT([.$J31];2*[.AF$1]);2);8);4);2)" office:value-type="string" office:string-value="00" calcext:value-type="string">
            <text:p>00</text:p>
          </table:table-cell>
          <table:table-cell table:style-name="ce6" table:formula="of:=BIN2HEX(LEFT(HEX2BIN(RIGHT(LEFT([.$J31];2*[.AG$1]);2);8);4) &amp; RIGHT(HEX2BIN(RIGHT(LEFT([.$J31];2*[.AG$1]);2);8);4);2)" office:value-type="string" office:string-value="01" calcext:value-type="string">
            <text:p>01</text:p>
          </table:table-cell>
          <table:table-cell table:style-name="ce6" table:formula="of:=BIN2HEX(LEFT(HEX2BIN(RIGHT(LEFT([.$J31];2*[.AH$1]);2);8);4) &amp; RIGHT(HEX2BIN(RIGHT(LEFT([.$J31];2*[.AH$1]);2);8);4);2)" office:value-type="string" office:string-value="00" calcext:value-type="string">
            <text:p>00</text:p>
          </table:table-cell>
          <table:table-cell table:style-name="ce6" table:formula="of:=BIN2HEX(LEFT(HEX2BIN(RIGHT(LEFT([.$J31];2*[.AI$1]);2);8);4) &amp; RIGHT(HEX2BIN(RIGHT(LEFT([.$J31];2*[.AI$1]);2);8);4);2)" office:value-type="string" office:string-value="06" calcext:value-type="string">
            <text:p>06</text:p>
          </table:table-cell>
          <table:table-cell table:style-name="ce21" table:formula="of:=BIN2HEX(LEFT(HEX2BIN(RIGHT(LEFT([.$J31];2*[.AJ$1]);2);8);4) &amp; RIGHT(HEX2BIN(RIGHT(LEFT([.$J31];2*[.AJ$1]);2);8);4);2)" office:value-type="string" office:string-value="B4" calcext:value-type="string">
            <text:p>B4</text:p>
          </table:table-cell>
          <table:table-cell table:style-name="ce23" table:formula="of:=DEC2HEX([.CC31];2)" office:value-type="string" office:string-value="B4" calcext:value-type="string">
            <text:p>B4</text:p>
          </table:table-cell>
          <table:table-cell table:style-name="ce27" table:formula="of:=HEX2BIN([.W31];8)" office:value-type="string" office:string-value="01001000" calcext:value-type="string">
            <text:p>01001000</text:p>
          </table:table-cell>
          <table:table-cell table:style-name="ce10" table:formula="of:=LEFT([.AL31];4)" office:value-type="string" office:string-value="0100" calcext:value-type="string">
            <text:p>0100</text:p>
          </table:table-cell>
          <table:table-cell table:style-name="ce10" table:formula="of:=RIGHT([.AM31];1)" office:value-type="string" office:string-value="0" calcext:value-type="string">
            <text:p>0</text:p>
          </table:table-cell>
          <table:table-cell table:style-name="ce30" table:formula="of:=HEX2BIN([.X31];8)" office:value-type="string" office:string-value="00111100" calcext:value-type="string">
            <text:p>00111100</text:p>
          </table:table-cell>
          <table:table-cell table:style-name="ce32" table:formula="of:=LEFT([.AO31];1)" office:value-type="string" office:string-value="0" calcext:value-type="string">
            <text:p>0</text:p>
          </table:table-cell>
          <table:table-cell table:style-name="ce32" table:formula="of:=RIGHT(LEFT([.AO31];2);1)" office:value-type="string" office:string-value="0" calcext:value-type="string">
            <text:p>0</text:p>
          </table:table-cell>
          <table:table-cell table:style-name="ce32" table:formula="of:=RIGHT(LEFT([.AO31];3);1)" office:value-type="string" office:string-value="1" calcext:value-type="string">
            <text:p>1</text:p>
          </table:table-cell>
          <table:table-cell table:style-name="ce32" table:formula="of:=RIGHT(LEFT([.$AO31];4);1)" office:value-type="string" office:string-value="1" calcext:value-type="string">
            <text:p>1</text:p>
          </table:table-cell>
          <table:table-cell table:style-name="ce32" table:formula="of:=RIGHT(LEFT([.$AO31];5);1)" office:value-type="string" office:string-value="1" calcext:value-type="string">
            <text:p>1</text:p>
          </table:table-cell>
          <table:table-cell table:style-name="ce32" table:formula="of:=RIGHT(LEFT([.$AO31];6);1)" office:value-type="string" office:string-value="1" calcext:value-type="string">
            <text:p>1</text:p>
          </table:table-cell>
          <table:table-cell table:style-name="ce32" table:formula="of:=RIGHT(LEFT([.$AO31];7);1)" office:value-type="string" office:string-value="0" calcext:value-type="string">
            <text:p>0</text:p>
          </table:table-cell>
          <table:table-cell table:style-name="ce32" table:formula="of:=RIGHT(LEFT([.$AO31];8);1)" office:value-type="string" office:string-value="0" calcext:value-type="string">
            <text:p>0</text:p>
          </table:table-cell>
          <table:table-cell/>
          <table:table-cell table:style-name="ce6" table:formula="of:=[.AS31]" office:value-type="string" office:string-value="1" calcext:value-type="string">
            <text:p>1</text:p>
          </table:table-cell>
          <table:table-cell table:style-name="ce6" table:formula="of:=[.AT31]" office:value-type="string" office:string-value="1" calcext:value-type="string">
            <text:p>1</text:p>
          </table:table-cell>
          <table:table-cell table:style-name="ce6" table:formula="of:=[.AU31]" office:value-type="string" office:string-value="1" calcext:value-type="string">
            <text:p>1</text:p>
          </table:table-cell>
          <table:table-cell table:style-name="ce6" table:formula="of:=[.AV31]" office:value-type="string" office:string-value="0" calcext:value-type="string">
            <text:p>0</text:p>
          </table:table-cell>
          <table:table-cell table:formula="of:=BIN2DEC([.AY31]&amp;[.AZ31]&amp;[.BA31]&amp;[.BB31])" office:value-type="float" office:value="14" calcext:value-type="float">
            <text:p>14</text:p>
          </table:table-cell>
          <table:table-cell table:style-name="ce36" table:formula="of:=16+[.BC31]" office:value-type="float" office:value="30" calcext:value-type="float">
            <text:p>30</text:p>
          </table:table-cell>
          <table:table-cell/>
          <table:table-cell table:style-name="ce39" table:formula="of:=HEX2BIN([.Z31];8)" office:value-type="string" office:string-value="10100101" calcext:value-type="string">
            <text:p>10100101</text:p>
          </table:table-cell>
          <table:table-cell table:style-name="ce6" table:formula="of:=LEFT([.BF31];4)" office:value-type="string" office:string-value="1010" calcext:value-type="string">
            <text:p>1010</text:p>
          </table:table-cell>
          <table:table-cell table:style-name="ce6" table:formula="of:=RIGHT([.BF31];4)" office:value-type="string" office:string-value="0101" calcext:value-type="string">
            <text:p>0101</text:p>
          </table:table-cell>
          <table:table-cell/>
          <table:table-cell table:style-name="ce10" table:formula="of:=HEX2BIN([.AE31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1])+HEX2DEC([.S31]);256)" office:value-type="float" office:value="34" calcext:value-type="float">
            <text:p>34</text:p>
          </table:table-cell>
          <table:table-cell table:formula="of:=MOD([.BM31]+HEX2DEC([.T31]);256)" office:value-type="float" office:value="2" calcext:value-type="float">
            <text:p>2</text:p>
          </table:table-cell>
          <table:table-cell table:formula="of:=MOD([.BN31]+HEX2DEC([.U31]);256)" office:value-type="float" office:value="6" calcext:value-type="float">
            <text:p>6</text:p>
          </table:table-cell>
          <table:table-cell table:formula="of:=MOD([.BO31]+HEX2DEC([.V31]);256)" office:value-type="float" office:value="6" calcext:value-type="float">
            <text:p>6</text:p>
          </table:table-cell>
          <table:table-cell table:formula="of:=MOD([.BP31]+HEX2DEC([.W31]);256)" office:value-type="float" office:value="78" calcext:value-type="float">
            <text:p>78</text:p>
          </table:table-cell>
          <table:table-cell table:formula="of:=MOD([.BQ31]+HEX2DEC([.X31]);256)" office:value-type="float" office:value="138" calcext:value-type="float">
            <text:p>138</text:p>
          </table:table-cell>
          <table:table-cell table:formula="of:=MOD([.BR31]+HEX2DEC([.Y31]);256)" office:value-type="float" office:value="10" calcext:value-type="float">
            <text:p>10</text:p>
          </table:table-cell>
          <table:table-cell table:formula="of:=MOD([.BS31]+HEX2DEC([.Z31]);256)" office:value-type="float" office:value="175" calcext:value-type="float">
            <text:p>175</text:p>
          </table:table-cell>
          <table:table-cell table:formula="of:=MOD([.BT31]+HEX2DEC([.AA31]);256)" office:value-type="float" office:value="175" calcext:value-type="float">
            <text:p>175</text:p>
          </table:table-cell>
          <table:table-cell table:formula="of:=MOD([.BU31]+HEX2DEC([.AB31]);256)" office:value-type="float" office:value="175" calcext:value-type="float">
            <text:p>175</text:p>
          </table:table-cell>
          <table:table-cell table:formula="of:=MOD([.BV31]+HEX2DEC([.AC31]);256)" office:value-type="float" office:value="189" calcext:value-type="float">
            <text:p>189</text:p>
          </table:table-cell>
          <table:table-cell table:formula="of:=MOD([.BW31]+HEX2DEC([.AD31]);256)" office:value-type="float" office:value="157" calcext:value-type="float">
            <text:p>157</text:p>
          </table:table-cell>
          <table:table-cell table:formula="of:=MOD([.BX31]+HEX2DEC([.AE31]);256)" office:value-type="float" office:value="173" calcext:value-type="float">
            <text:p>173</text:p>
          </table:table-cell>
          <table:table-cell table:formula="of:=MOD([.BY31]+HEX2DEC([.AF31]);256)" office:value-type="float" office:value="173" calcext:value-type="float">
            <text:p>173</text:p>
          </table:table-cell>
          <table:table-cell table:formula="of:=MOD([.BZ31]+HEX2DEC([.AG31]);256)" office:value-type="float" office:value="174" calcext:value-type="float">
            <text:p>174</text:p>
          </table:table-cell>
          <table:table-cell table:formula="of:=MOD([.CA31]+HEX2DEC([.AH31]);256)" office:value-type="float" office:value="174" calcext:value-type="float">
            <text:p>174</text:p>
          </table:table-cell>
          <table:table-cell table:formula="of:=MOD([.CB31]+HEX2DEC([.AI31]);256)" office:value-type="float" office:value="180" calcext:value-type="float">
            <text:p>18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400000EE01000010006B3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0;0|4;6216;412;1|5;6628;460;0|6;7088;408;1|7;7496;1328;0|8;8824;436;1|9;9260;436;0|10;9696;408;1|11;10104;460;0|12;10564;408;1|13;10972;464;0|14;11436;404;1|15;11840;464;0|16;12304;404;1|17;12708;464;0|18;13172;408;1|19;13580;464;0|20;14044;404;1|21;14448;464;0|22;14912;408;1|23;15320;460;0|24;15780;408;1|25;16188;460;0|26;16648;408;1|27;17056;464;0|28;17520;404;1|29;17924;464;0|30;18388;408;1|31;18796;1332;0|32;20128;404;1|33;20532;464;0|34;20996;408;1|35;21404;464;0|36;21868;408;1|37;22276;460;0|38;22736;404;1|39;23140;464;0|40;23604;408;1|41;24012;464;0|42;24476;404;1|43;24880;464;0|44;25344;408;1|45;25752;464;0|46;26216;404;1|47;26620;1332;0|48;27952;408;1|49;28360;1332;0|50;29692;404;1|51;30096;1332;0|52;31428;408;1|53;31836;460;0|54;32296;408;1|55;32704;464;0|56;33168;404;1|57;33572;1332;0|58;34904;408;1|59;35312;464;0|60;35776;404;1|61;36180;468;0|62;36648;404;1|63;37052;460;0|64;37512;408;1|65;37920;464;0|66;38384;408;1|67;38792;460;0|68;39252;408;1|69;39660;464;0|70;40124;400;1|71;40524;468;0|72;40992;408;1|73;41400;460;0|74;41860;408;1|75;42268;464;0|76;42732;404;1|77;43136;464;0|78;43600;408;1|79;44008;460;0|80;44468;408;1|81;44876;460;0|82;45336;408;1|83;45744;464;0|84;46208;408;1|85;46616;460;0|86;47076;408;1|87;47484;464;0|88;47948;404;1|89;48352;464;0|90;48816;408;1|91;49224;464;0|92;49688;404;1|93;50092;460;0|94;50552;408;1|95;50960;464;0|96;51424;408;1|97;51832;460;0|98;52292;384;1|99;52676;488;0|100;53164;404;1|101;53568;464;0|102;54032;408;1|103;54440;464;0|104;54904;404;1|105;55308;460;0|106;55768;412;1|107;56180;460;0|108;56640;408;1|109;57048;460;0|110;57508;408;1|111;57916;464;0|112;58380;404;1|113;58784;464;0|114;59248;408;1|115;59656;464;0|116;60120;404;1|117;60524;464;0|118;60988;408;1|119;61396;1328;0|120;62724;408;1|121;63132;1336;0|122;64468;404;1|123;64872;460;0|124;65332;408;1|125;65740;460;0|126;66200;412;1|127;66612;460;0|128;67072;408;1|129;67480;448;0|130;67928;420;1|131;68348;464;0|132;68812;408;1|133;69220;10024;0|134;79244;3456;1|135;82700;1760;0|136;84460;412;1|137;84872;460;0|138;85332;408;1|139;85740;1332;0|140;87072;408;1|141;87480;460;0|142;87940;408;1|143;88348;464;0|144;88812;380;1|145;89192;488;0|146;89680;408;1|147;90088;460;0|148;90548;408;1|149;90956;460;0|150;91416;408;1|151;91824;464;0|152;92288;408;1|153;92696;460;0|154;93156;408;1|155;93564;460;0|156;94024;408;1|157;94432;464;0|158;94896;408;1|159;95304;464;0|160;95768;404;1|161;96172;464;0|162;96636;404;1|163;97040;1332;0|164;98372;408;1|165;98780;460;0|166;99240;408;1|167;99648;464;0|168;100112;436;1|169;100548;436;0|170;100984;404;1|171;101388;460;0|172;101848;408;1|173;102256;464;0|174;102720;408;1|175;103128;464;0|176;103592;404;1|177;103996;460;0|178;104456;408;1|179;104864;1332;0|180;106196;412;1|181;106608;1328;0|182;107936;408;1|183;108344;1332;0|184;109676;408;1|185;110084;460;0|186;110544;408;1|187;110952;460;0|188;111412;408;1|189;111820;1332;0|190;113152;408;1|191;113560;460;0|192;114020;404;1|193;114424;468;0|194;114892;408;1|195;115300;460;0|196;115760;408;1|197;116168;460;0|198;116628;408;1|199;117036;464;0|200;117500;404;1|201;117904;468;0|202;118372;404;1|203;118776;464;0|204;119240;404;1|205;119644;464;0|206;120108;408;1|207;120516;460;0|208;120976;408;1|209;121384;460;0|210;121844;408;1|211;122252;460;0|212;122712;412;1|213;123124;460;0|214;123584;408;1|215;123992;460;0|216;124452;408;1|217;124860;464;0|218;125324;408;1|219;125732;460;0|220;126192;408;1|221;126600;460;0|222;127060;408;1|223;127468;1332;0|224;128800;408;1|225;129208;460;0|226;129668;408;1|227;130076;464;0|228;130540;408;1|229;130948;1328;0|230;132276;436;1|231;132712;432;0|232;133144;412;1|233;133556;460;0|234;134016;408;1|235;134424;460;0|236;134884;408;1|237;135292;1332;0|238;136624;408;1|239;137032;1332;0|240;138364;408;1|241;138772;1328;0|242;140100;408;1|243;140508;1332;0|244;141840;408;1|245;142248;460;0|246;142708;408;1|247;143116;464;0|248;143580;408;1|249;143988;460;0|250;144448;408;1|251;144856;460;0|252;145316;408;1|253;145724;464;0|254;146188;404;1|255;146592;464;0|256;147056;408;1|257;147464;464;0|258;147928;404;1|259;148332;464;0|260;148796;408;1|261;149204;460;0|262;149664;408;1|263;150072;1328;0|264;151400;412;1|265;151812;460;0|266;152272;408;1|267;152680;464;0|268;153144;404;1|269;153548;1332;0|270;154880;408;1|271;155288;464;0|272;155752;404;1|273;156156;464;0|274;156620;404;1|275;157024;1336;0|276;158360;404;1|277;158764;464;0|278;159228;404;1|279;159632;1332;0|280;160964;408;1|281;161372;460;0|282;161832;408;1|283;162240;464;0|284;162704;408;1|285;163112;460;0|286;163572;408;1|287;163980;464;0|288;164444;404;1|289;164848;464;0|290;165312;408;1|291;165720;464;0|292;166184;404;1|293;166588;464;0|294;167052;408;1|295;167460;460;0|296;167920;408;1|297;168328;464;0|298;168792;404;1|299;169196;464;0|300;169660;408;1|301;170068;460;0|302;170528;408;1|303;170936;464;0|304;171400;404;1|305;171804;464;0|306;172268;408;1|307;172676;460;0|308;173136;408;1|309;173544;464;0|310;174008;404;1|311;174412;464;0|312;174876;408;1|313;175284;460;0|314;175744;408;1|315;176152;1332;0|316;177484;408;1|317;177892;1332;0|318;179224;408;1|319;179632;1328;0|320;180960;408;1|321;181368;464;0|322;181832;404;1|323;182236;464;0|324;182700;408;1|325;183108;460;0|326;183568;408;1|327;183976;460;0|328;184436;408;1|329;184844;464;0|330;185308;408;1|331;185716;460;0|332;186176;408;1|333;186584;460;0|334;187044;408;1|335;187452;464;0|336;187916;408;1|337;188324;464;0|338;188788;404;1|339;189192;1332;0|340;190524;408;1|341;190932;1328;0|342;192260;408;1|343;192668;1332;0|344;194000;408;1|345;194408;464;0|346;194872;408;1|347;195280;460;0|348;195740;408;1|349;196148;460;0|350;196608;408;1|351;197016;464;0|352;197480;404;1|353;197884;1332;0|354;199216;408;1|355;199624;460;0|356;200084;436;1|357;200520;436;0|358;200956;408;1|359;201364;460;0|360;201824;408;1|361;202232;464;0|362;202696;408;1|363;203104;460;0|364;203564;408;1|365;203972;460;0|366;204432;408;1|367;204840;464;0|368;205304;408;1|369;205712;460;0|370;206172;408;1|371;206580;464;0|372;207044;404;1|373;207448;464;0|374;207912;404;1|375;208316;464;0|376;208780;408;1|377;209188;1332;0|378;210520;408;1|379;210928;460;0|380;211388;408;1|381;211796;460;0|382;212256;408;1|383;212664;464;0|384;213128;404;1|385;213532;464;0|386;213996;384;1|387;214380;484;0|388;214864;408;1|389;215272;464;0|390;215736;404;1|391;216140;464;0|392;216604;404;1|393;217008;464;0|394;217472;408;1|395;217880;464;0|396;218344;408;1|397;218752;460;0|398;219212;408;1|399;219620;460;0|400;220080;408;1|401;220488;464;0|402;220952;408;1|403;221360;460;0|404;221820;408;1|405;222228;464;0|406;222692;404;1|407;223096;464;0|408;223560;408;1|409;223968;464;0|410;224432;404;1|411;224836;1332;0|412;226168;408;1|413;226576;1332;0|414;227908;408;1|415;228316;460;0|416;228776;408;1|417;229184;460;0|418;229644;404;1|419;230048;464;0|420;230512;408;1|421;230920;464;0|422;231384;408;1|423;231792;460;0|424;232252;408;1|425;232660;1332;0|426;233992;408;1|427;234400;1332;0|428;235732;408;1|429;236140;460;0|430;236600;404;1|431;237004;464;0|432;237468;408;1|433;237876;1332;0|434;239208;404;1|435;239612;1336;0|436;240948;404;1|437;241352;464;0|438;241816;404;1|439;242220;1336;0|440;243556;404;1|</text:p>
          </table:table-cell>
          <table:table-cell table:style-name="ce7" table:formula="of:=LEFT([.D32];16)" office:value-type="string" office:string-value="0220E00400000006" calcext:value-type="string">
            <text:p>0220E00400000006</text:p>
          </table:table-cell>
          <table:table-cell table:style-name="ce7" table:formula="of:=RIGHT([.D32];(27*2)-16)" office:value-type="string" office:string-value="0220E00400483C80A400000EE01000010006B3" calcext:value-type="string">
            <text:p>0220E00400483C80A400000EE01000010006B3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P4</text:p>
          </table:table-cell>
          <table:table-cell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2];2*[.R$1]);2);8);4) &amp; RIGHT(HEX2BIN(RIGHT(LEFT([.$J32];2*[.R$1]);2);8);4);2)" office:value-type="string" office:string-value="02" calcext:value-type="string">
            <text:p>02</text:p>
          </table:table-cell>
          <table:table-cell table:style-name="ce6" table:formula="of:=BIN2HEX(LEFT(HEX2BIN(RIGHT(LEFT([.$J32];2*[.S$1]);2);8);4) &amp; RIGHT(HEX2BIN(RIGHT(LEFT([.$J32];2*[.S$1]);2);8);4);2)" office:value-type="string" office:string-value="20" calcext:value-type="string">
            <text:p>20</text:p>
          </table:table-cell>
          <table:table-cell table:style-name="ce6" table:formula="of:=BIN2HEX(LEFT(HEX2BIN(RIGHT(LEFT([.$J32];2*[.T$1]);2);8);4) &amp; RIGHT(HEX2BIN(RIGHT(LEFT([.$J32];2*[.T$1]);2);8);4);2)" office:value-type="string" office:string-value="E0" calcext:value-type="string">
            <text:p>E0</text:p>
          </table:table-cell>
          <table:table-cell table:style-name="ce6" table:formula="of:=BIN2HEX(LEFT(HEX2BIN(RIGHT(LEFT([.$J32];2*[.U$1]);2);8);4) &amp; RIGHT(HEX2BIN(RIGHT(LEFT([.$J32];2*[.U$1]);2);8);4);2)" office:value-type="string" office:string-value="04" calcext:value-type="string">
            <text:p>04</text:p>
          </table:table-cell>
          <table:table-cell table:style-name="ce6" table:formula="of:=BIN2HEX(LEFT(HEX2BIN(RIGHT(LEFT([.$J32];2*[.V$1]);2);8);4) &amp; RIGHT(HEX2BIN(RIGHT(LEFT([.$J32];2*[.V$1]);2);8);4);2)" office:value-type="string" office:string-value="00" calcext:value-type="string">
            <text:p>00</text:p>
          </table:table-cell>
          <table:table-cell table:style-name="ce14" table:formula="of:=BIN2HEX(LEFT(HEX2BIN(RIGHT(LEFT([.$J32];2*[.W$1]);2);8);4) &amp; RIGHT(HEX2BIN(RIGHT(LEFT([.$J32];2*[.W$1]);2);8);4);2)" office:value-type="string" office:string-value="48" calcext:value-type="string">
            <text:p>48</text:p>
          </table:table-cell>
          <table:table-cell table:style-name="ce17" table:formula="of:=BIN2HEX(LEFT(HEX2BIN(RIGHT(LEFT([.$J32];2*[.X$1]);2);8);4) &amp; RIGHT(HEX2BIN(RIGHT(LEFT([.$J32];2*[.X$1]);2);8);4);2)" office:value-type="string" office:string-value="3C" calcext:value-type="string">
            <text:p>3C</text:p>
          </table:table-cell>
          <table:table-cell table:style-name="ce6" table:formula="of:=BIN2HEX(LEFT(HEX2BIN(RIGHT(LEFT([.$J32];2*[.Y$1]);2);8);4) &amp; RIGHT(HEX2BIN(RIGHT(LEFT([.$J32];2*[.Y$1]);2);8);4);2)" office:value-type="string" office:string-value="80" calcext:value-type="string">
            <text:p>80</text:p>
          </table:table-cell>
          <table:table-cell table:style-name="ce6" table:formula="of:=BIN2HEX(LEFT(HEX2BIN(RIGHT(LEFT([.$J32];2*[.Z$1]);2);8);4) &amp; RIGHT(HEX2BIN(RIGHT(LEFT([.$J32];2*[.Z$1]);2);8);4);2)" office:value-type="string" office:string-value="A4" calcext:value-type="string">
            <text:p>A4</text:p>
          </table:table-cell>
          <table:table-cell table:style-name="ce6" table:formula="of:=BIN2HEX(LEFT(HEX2BIN(RIGHT(LEFT([.$J32];2*[.AA$1]);2);8);4) &amp; RIGHT(HEX2BIN(RIGHT(LEFT([.$J32];2*[.AA$1]);2);8);4);2)" office:value-type="string" office:string-value="00" calcext:value-type="string">
            <text:p>00</text:p>
          </table:table-cell>
          <table:table-cell table:style-name="ce6" table:formula="of:=BIN2HEX(LEFT(HEX2BIN(RIGHT(LEFT([.$J32];2*[.AB$1]);2);8);4) &amp; RIGHT(HEX2BIN(RIGHT(LEFT([.$J32];2*[.AB$1]);2);8);4);2)" office:value-type="string" office:string-value="00" calcext:value-type="string">
            <text:p>00</text:p>
          </table:table-cell>
          <table:table-cell table:style-name="ce6" table:formula="of:=BIN2HEX(LEFT(HEX2BIN(RIGHT(LEFT([.$J32];2*[.AC$1]);2);8);4) &amp; RIGHT(HEX2BIN(RIGHT(LEFT([.$J32];2*[.AC$1]);2);8);4);2)" office:value-type="string" office:string-value="0E" calcext:value-type="string">
            <text:p>0E</text:p>
          </table:table-cell>
          <table:table-cell table:style-name="ce6" table:formula="of:=BIN2HEX(LEFT(HEX2BIN(RIGHT(LEFT([.$J32];2*[.AD$1]);2);8);4) &amp; RIGHT(HEX2BIN(RIGHT(LEFT([.$J32];2*[.AD$1]);2);8);4);2)" office:value-type="string" office:string-value="E0" calcext:value-type="string">
            <text:p>E0</text:p>
          </table:table-cell>
          <table:table-cell table:style-name="ce6" table:formula="of:=BIN2HEX(LEFT(HEX2BIN(RIGHT(LEFT([.$J32];2*[.AE$1]);2);8);4) &amp; RIGHT(HEX2BIN(RIGHT(LEFT([.$J32];2*[.AE$1]);2);8);4);2)" office:value-type="string" office:string-value="10" calcext:value-type="string">
            <text:p>10</text:p>
          </table:table-cell>
          <table:table-cell table:style-name="ce6" table:formula="of:=BIN2HEX(LEFT(HEX2BIN(RIGHT(LEFT([.$J32];2*[.AF$1]);2);8);4) &amp; RIGHT(HEX2BIN(RIGHT(LEFT([.$J32];2*[.AF$1]);2);8);4);2)" office:value-type="string" office:string-value="00" calcext:value-type="string">
            <text:p>00</text:p>
          </table:table-cell>
          <table:table-cell table:style-name="ce6" table:formula="of:=BIN2HEX(LEFT(HEX2BIN(RIGHT(LEFT([.$J32];2*[.AG$1]);2);8);4) &amp; RIGHT(HEX2BIN(RIGHT(LEFT([.$J32];2*[.AG$1]);2);8);4);2)" office:value-type="string" office:string-value="01" calcext:value-type="string">
            <text:p>01</text:p>
          </table:table-cell>
          <table:table-cell table:style-name="ce6" table:formula="of:=BIN2HEX(LEFT(HEX2BIN(RIGHT(LEFT([.$J32];2*[.AH$1]);2);8);4) &amp; RIGHT(HEX2BIN(RIGHT(LEFT([.$J32];2*[.AH$1]);2);8);4);2)" office:value-type="string" office:string-value="00" calcext:value-type="string">
            <text:p>00</text:p>
          </table:table-cell>
          <table:table-cell table:style-name="ce6" table:formula="of:=BIN2HEX(LEFT(HEX2BIN(RIGHT(LEFT([.$J32];2*[.AI$1]);2);8);4) &amp; RIGHT(HEX2BIN(RIGHT(LEFT([.$J32];2*[.AI$1]);2);8);4);2)" office:value-type="string" office:string-value="06" calcext:value-type="string">
            <text:p>06</text:p>
          </table:table-cell>
          <table:table-cell table:style-name="ce21" table:formula="of:=BIN2HEX(LEFT(HEX2BIN(RIGHT(LEFT([.$J32];2*[.AJ$1]);2);8);4) &amp; RIGHT(HEX2BIN(RIGHT(LEFT([.$J32];2*[.AJ$1]);2);8);4);2)" office:value-type="string" office:string-value="B3" calcext:value-type="string">
            <text:p>B3</text:p>
          </table:table-cell>
          <table:table-cell table:style-name="ce23" table:formula="of:=DEC2HEX([.CC32];2)" office:value-type="string" office:string-value="B3" calcext:value-type="string">
            <text:p>B3</text:p>
          </table:table-cell>
          <table:table-cell table:style-name="ce27" table:formula="of:=HEX2BIN([.W32];8)" office:value-type="string" office:string-value="01001000" calcext:value-type="string">
            <text:p>01001000</text:p>
          </table:table-cell>
          <table:table-cell table:style-name="ce10" table:formula="of:=LEFT([.AL32];4)" office:value-type="string" office:string-value="0100" calcext:value-type="string">
            <text:p>0100</text:p>
          </table:table-cell>
          <table:table-cell table:style-name="ce10" table:formula="of:=RIGHT([.AM32];1)" office:value-type="string" office:string-value="0" calcext:value-type="string">
            <text:p>0</text:p>
          </table:table-cell>
          <table:table-cell table:style-name="ce30" table:formula="of:=HEX2BIN([.X32];8)" office:value-type="string" office:string-value="00111100" calcext:value-type="string">
            <text:p>00111100</text:p>
          </table:table-cell>
          <table:table-cell table:style-name="ce32" table:formula="of:=LEFT([.AO32];1)" office:value-type="string" office:string-value="0" calcext:value-type="string">
            <text:p>0</text:p>
          </table:table-cell>
          <table:table-cell table:style-name="ce32" table:formula="of:=RIGHT(LEFT([.AO32];2);1)" office:value-type="string" office:string-value="0" calcext:value-type="string">
            <text:p>0</text:p>
          </table:table-cell>
          <table:table-cell table:style-name="ce32" table:formula="of:=RIGHT(LEFT([.AO32];3);1)" office:value-type="string" office:string-value="1" calcext:value-type="string">
            <text:p>1</text:p>
          </table:table-cell>
          <table:table-cell table:style-name="ce32" table:formula="of:=RIGHT(LEFT([.$AO32];4);1)" office:value-type="string" office:string-value="1" calcext:value-type="string">
            <text:p>1</text:p>
          </table:table-cell>
          <table:table-cell table:style-name="ce32" table:formula="of:=RIGHT(LEFT([.$AO32];5);1)" office:value-type="string" office:string-value="1" calcext:value-type="string">
            <text:p>1</text:p>
          </table:table-cell>
          <table:table-cell table:style-name="ce32" table:formula="of:=RIGHT(LEFT([.$AO32];6);1)" office:value-type="string" office:string-value="1" calcext:value-type="string">
            <text:p>1</text:p>
          </table:table-cell>
          <table:table-cell table:style-name="ce32" table:formula="of:=RIGHT(LEFT([.$AO32];7);1)" office:value-type="string" office:string-value="0" calcext:value-type="string">
            <text:p>0</text:p>
          </table:table-cell>
          <table:table-cell table:style-name="ce32" table:formula="of:=RIGHT(LEFT([.$AO32];8);1)" office:value-type="string" office:string-value="0" calcext:value-type="string">
            <text:p>0</text:p>
          </table:table-cell>
          <table:table-cell/>
          <table:table-cell table:style-name="ce6" table:formula="of:=[.AS32]" office:value-type="string" office:string-value="1" calcext:value-type="string">
            <text:p>1</text:p>
          </table:table-cell>
          <table:table-cell table:style-name="ce6" table:formula="of:=[.AT32]" office:value-type="string" office:string-value="1" calcext:value-type="string">
            <text:p>1</text:p>
          </table:table-cell>
          <table:table-cell table:style-name="ce6" table:formula="of:=[.AU32]" office:value-type="string" office:string-value="1" calcext:value-type="string">
            <text:p>1</text:p>
          </table:table-cell>
          <table:table-cell table:style-name="ce6" table:formula="of:=[.AV32]" office:value-type="string" office:string-value="0" calcext:value-type="string">
            <text:p>0</text:p>
          </table:table-cell>
          <table:table-cell table:formula="of:=BIN2DEC([.AY32]&amp;[.AZ32]&amp;[.BA32]&amp;[.BB32])" office:value-type="float" office:value="14" calcext:value-type="float">
            <text:p>14</text:p>
          </table:table-cell>
          <table:table-cell table:style-name="ce36" table:formula="of:=16+[.BC32]" office:value-type="float" office:value="30" calcext:value-type="float">
            <text:p>30</text:p>
          </table:table-cell>
          <table:table-cell/>
          <table:table-cell table:style-name="ce39" table:formula="of:=HEX2BIN([.Z32];8)" office:value-type="string" office:string-value="10100100" calcext:value-type="string">
            <text:p>10100100</text:p>
          </table:table-cell>
          <table:table-cell table:style-name="ce6" table:formula="of:=LEFT([.BF32];4)" office:value-type="string" office:string-value="1010" calcext:value-type="string">
            <text:p>1010</text:p>
          </table:table-cell>
          <table:table-cell table:style-name="ce6" table:formula="of:=RIGHT([.BF32];4)" office:value-type="string" office:string-value="0100" calcext:value-type="string">
            <text:p>0100</text:p>
          </table:table-cell>
          <table:table-cell/>
          <table:table-cell table:style-name="ce10" table:formula="of:=HEX2BIN([.AE32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2])+HEX2DEC([.S32]);256)" office:value-type="float" office:value="34" calcext:value-type="float">
            <text:p>34</text:p>
          </table:table-cell>
          <table:table-cell table:formula="of:=MOD([.BM32]+HEX2DEC([.T32]);256)" office:value-type="float" office:value="2" calcext:value-type="float">
            <text:p>2</text:p>
          </table:table-cell>
          <table:table-cell table:formula="of:=MOD([.BN32]+HEX2DEC([.U32]);256)" office:value-type="float" office:value="6" calcext:value-type="float">
            <text:p>6</text:p>
          </table:table-cell>
          <table:table-cell table:formula="of:=MOD([.BO32]+HEX2DEC([.V32]);256)" office:value-type="float" office:value="6" calcext:value-type="float">
            <text:p>6</text:p>
          </table:table-cell>
          <table:table-cell table:formula="of:=MOD([.BP32]+HEX2DEC([.W32]);256)" office:value-type="float" office:value="78" calcext:value-type="float">
            <text:p>78</text:p>
          </table:table-cell>
          <table:table-cell table:formula="of:=MOD([.BQ32]+HEX2DEC([.X32]);256)" office:value-type="float" office:value="138" calcext:value-type="float">
            <text:p>138</text:p>
          </table:table-cell>
          <table:table-cell table:formula="of:=MOD([.BR32]+HEX2DEC([.Y32]);256)" office:value-type="float" office:value="10" calcext:value-type="float">
            <text:p>10</text:p>
          </table:table-cell>
          <table:table-cell table:formula="of:=MOD([.BS32]+HEX2DEC([.Z32]);256)" office:value-type="float" office:value="174" calcext:value-type="float">
            <text:p>174</text:p>
          </table:table-cell>
          <table:table-cell table:formula="of:=MOD([.BT32]+HEX2DEC([.AA32]);256)" office:value-type="float" office:value="174" calcext:value-type="float">
            <text:p>174</text:p>
          </table:table-cell>
          <table:table-cell table:formula="of:=MOD([.BU32]+HEX2DEC([.AB32]);256)" office:value-type="float" office:value="174" calcext:value-type="float">
            <text:p>174</text:p>
          </table:table-cell>
          <table:table-cell table:formula="of:=MOD([.BV32]+HEX2DEC([.AC32]);256)" office:value-type="float" office:value="188" calcext:value-type="float">
            <text:p>188</text:p>
          </table:table-cell>
          <table:table-cell table:formula="of:=MOD([.BW32]+HEX2DEC([.AD32]);256)" office:value-type="float" office:value="156" calcext:value-type="float">
            <text:p>156</text:p>
          </table:table-cell>
          <table:table-cell table:formula="of:=MOD([.BX32]+HEX2DEC([.AE32]);256)" office:value-type="float" office:value="172" calcext:value-type="float">
            <text:p>172</text:p>
          </table:table-cell>
          <table:table-cell table:formula="of:=MOD([.BY32]+HEX2DEC([.AF32]);256)" office:value-type="float" office:value="172" calcext:value-type="float">
            <text:p>172</text:p>
          </table:table-cell>
          <table:table-cell table:formula="of:=MOD([.BZ32]+HEX2DEC([.AG32]);256)" office:value-type="float" office:value="173" calcext:value-type="float">
            <text:p>173</text:p>
          </table:table-cell>
          <table:table-cell table:formula="of:=MOD([.CA32]+HEX2DEC([.AH32]);256)" office:value-type="float" office:value="173" calcext:value-type="float">
            <text:p>173</text:p>
          </table:table-cell>
          <table:table-cell table:formula="of:=MOD([.CB32]+HEX2DEC([.AI32]);256)" office:value-type="float" office:value="179" calcext:value-type="float">
            <text:p>179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300000EE01000010006B2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80;1|3;4480;1736;0|4;6216;436;1|5;6652;436;0|6;7088;408;1|7;7496;1328;0|8;8824;412;1|9;9236;460;0|10;9696;408;1|11;10104;460;0|12;10564;384;1|13;10948;484;0|14;11432;408;1|15;11840;464;0|16;12304;408;1|17;12712;460;0|18;13172;404;1|19;13576;464;0|20;14040;408;1|21;14448;464;0|22;14912;404;1|23;15316;464;0|24;15780;408;1|25;16188;460;0|26;16648;408;1|27;17056;464;0|28;17520;408;1|29;17928;460;0|30;18388;408;1|31;18796;1332;0|32;20128;404;1|33;20532;464;0|34;20996;408;1|35;21404;464;0|36;21868;408;1|37;22276;460;0|38;22736;408;1|39;23144;460;0|40;23604;408;1|41;24012;464;0|42;24476;404;1|43;24880;464;0|44;25344;408;1|45;25752;460;0|46;26212;408;1|47;26620;1332;0|48;27952;408;1|49;28360;1332;0|50;29692;408;1|51;30100;1328;0|52;31428;408;1|53;31836;460;0|54;32296;408;1|55;32704;464;0|56;33168;408;1|57;33576;1328;0|58;34904;412;1|59;35316;460;0|60;35776;404;1|61;36180;464;0|62;36644;408;1|63;37052;464;0|64;37516;408;1|65;37924;460;0|66;38384;404;1|67;38788;464;0|68;39252;408;1|69;39660;464;0|70;40124;404;1|71;40528;464;0|72;40992;408;1|73;41400;460;0|74;41860;408;1|75;42268;464;0|76;42732;404;1|77;43136;464;0|78;43600;408;1|79;44008;460;0|80;44468;408;1|81;44876;464;0|82;45340;404;1|83;45744;464;0|84;46208;408;1|85;46616;460;0|86;47076;408;1|87;47484;464;0|88;47948;404;1|89;48352;464;0|90;48816;408;1|91;49224;460;0|92;49684;408;1|93;50092;460;0|94;50552;408;1|95;50960;464;0|96;51424;404;1|97;51828;468;0|98;52296;404;1|99;52700;464;0|100;53164;408;1|101;53572;460;0|102;54032;408;1|103;54440;460;0|104;54900;408;1|105;55308;464;0|106;55772;408;1|107;56180;460;0|108;56640;408;1|109;57048;460;0|110;57508;408;1|111;57916;464;0|112;58380;404;1|113;58784;464;0|114;59248;408;1|115;59656;464;0|116;60120;404;1|117;60524;464;0|118;60988;380;1|119;61368;1360;0|120;62728;408;1|121;63136;1328;0|122;64464;408;1|123;64872;460;0|124;65332;408;1|125;65740;464;0|126;66204;408;1|127;66612;460;0|128;67072;408;1|129;67480;464;0|130;67944;408;1|131;68352;460;0|132;68812;404;1|133;69216;10032;0|134;79248;3452;1|135;82700;1764;0|136;84464;408;1|137;84872;464;0|138;85336;408;1|139;85744;1328;0|140;87072;412;1|141;87484;448;0|142;87932;420;1|143;88352;460;0|144;88812;408;1|145;89220;460;0|146;89680;408;1|147;90088;464;0|148;90552;404;1|149;90956;464;0|150;91420;408;1|151;91828;464;0|152;92292;408;1|153;92700;456;0|154;93156;408;1|155;93564;464;0|156;94028;408;1|157;94436;464;0|158;94900;408;1|159;95308;460;0|160;95768;408;1|161;96176;460;0|162;96636;408;1|163;97044;1332;0|164;98376;404;1|165;98780;464;0|166;99244;408;1|167;99652;464;0|168;100116;404;1|169;100520;464;0|170;100984;408;1|171;101392;460;0|172;101852;408;1|173;102260;464;0|174;102724;404;1|175;103128;464;0|176;103592;404;1|177;103996;464;0|178;104460;432;1|179;104892;1308;0|180;106200;404;1|181;106604;1336;0|182;107940;404;1|183;108344;1332;0|184;109676;408;1|185;110084;460;0|186;110544;408;1|187;110952;464;0|188;111416;408;1|189;111824;1328;0|190;113152;412;1|191;113564;460;0|192;114024;408;1|193;114432;460;0|194;114892;408;1|195;115300;460;0|196;115760;408;1|197;116168;464;0|198;116632;408;1|199;117040;460;0|200;117500;408;1|201;117908;460;0|202;118368;408;1|203;118776;464;0|204;119240;408;1|205;119648;464;0|206;120112;404;1|207;120516;464;0|208;120980;404;1|209;121384;464;0|210;121848;408;1|211;122256;464;0|212;122720;404;1|213;123124;460;0|214;123584;408;1|215;123992;464;0|216;124456;408;1|217;124864;460;0|218;125324;408;1|219;125732;460;0|220;126192;408;1|221;126600;464;0|222;127064;408;1|223;127472;1328;0|224;128800;412;1|225;129212;460;0|226;129672;408;1|227;130080;460;0|228;130540;408;1|229;130948;1332;0|230;132280;408;1|231;132688;460;0|232;133148;408;1|233;133556;464;0|234;134020;404;1|235;134424;464;0|236;134888;408;1|237;135296;1332;0|238;136628;404;1|239;137032;1332;0|240;138364;408;1|241;138772;1332;0|242;140104;408;1|243;140512;1332;0|244;141844;408;1|245;142252;460;0|246;142712;408;1|247;143120;460;0|248;143580;408;1|249;143988;464;0|250;144452;404;1|251;144856;464;0|252;145320;408;1|253;145728;460;0|254;146188;408;1|255;146596;464;0|256;147060;404;1|257;147464;464;0|258;147928;384;1|259;148312;484;0|260;148796;408;1|261;149204;464;0|262;149668;408;1|263;150076;1328;0|264;151404;408;1|265;151812;1332;0|266;153144;408;1|267;153552;1332;0|268;154884;436;1|269;155320;432;0|270;155752;408;1|271;156160;464;0|272;156624;404;1|273;157028;464;0|274;157492;404;1|275;157896;1332;0|276;159228;408;1|277;159636;464;0|278;160100;408;1|279;160508;1328;0|280;161836;408;1|281;162244;460;0|282;162704;408;1|283;163112;464;0|284;163576;404;1|285;163980;464;0|286;164444;408;1|287;164852;464;0|288;165316;408;1|289;165724;460;0|290;166184;404;1|291;166588;464;0|292;167052;408;1|293;167460;464;0|294;167924;408;1|295;168332;460;0|296;168792;408;1|297;169200;464;0|298;169664;404;1|299;170068;464;0|300;170532;408;1|301;170940;460;0|302;171400;408;1|303;171808;464;0|304;172272;404;1|305;172676;464;0|306;173140;408;1|307;173548;460;0|308;174008;408;1|309;174416;464;0|310;174880;404;1|311;175284;464;0|312;175748;404;1|313;176152;464;0|314;176616;408;1|315;177024;1332;0|316;178356;408;1|317;178764;1332;0|318;180096;408;1|319;180504;1328;0|320;181832;408;1|321;182240;464;0|322;182704;404;1|323;183108;464;0|324;183572;408;1|325;183980;460;0|326;184440;408;1|327;184848;460;0|328;185308;408;1|329;185716;464;0|330;186180;404;1|331;186584;464;0|332;187048;408;1|333;187456;460;0|334;187916;408;1|335;188324;464;0|336;188788;380;1|337;189168;488;0|338;189656;408;1|339;190064;1332;0|340;191396;404;1|341;191800;1336;0|342;193136;408;1|343;193544;1328;0|344;194872;408;1|345;195280;464;0|346;195744;408;1|347;196152;460;0|348;196612;408;1|349;197020;460;0|350;197480;408;1|351;197888;460;0|352;198348;384;1|353;198732;1356;0|354;200088;436;1|355;200524;436;0|356;200960;404;1|357;201364;464;0|358;201828;408;1|359;202236;460;0|360;202696;408;1|361;203104;464;0|362;203568;408;1|363;203976;460;0|364;204436;404;1|365;204840;464;0|366;205304;408;1|367;205712;464;0|368;206176;404;1|369;206580;464;0|370;207044;408;1|371;207452;460;0|372;207912;408;1|373;208320;464;0|374;208784;408;1|375;209192;460;0|376;209652;408;1|377;210060;1328;0|378;211388;412;1|379;211800;460;0|380;212260;408;1|381;212668;460;0|382;213128;408;1|383;213536;464;0|384;214000;380;1|385;214380;488;0|386;214868;408;1|387;215276;464;0|388;215740;404;1|389;216144;464;0|390;216608;404;1|391;217012;464;0|392;217476;408;1|393;217884;464;0|394;218348;404;1|395;218752;464;0|396;219216;404;1|397;219620;464;0|398;220084;408;1|399;220492;464;0|400;220956;404;1|401;221360;464;0|402;221824;404;1|403;222228;464;0|404;222692;408;1|405;223100;464;0|406;223564;404;1|407;223968;464;0|408;224432;404;1|409;224836;464;0|410;225300;408;1|411;225708;1328;0|412;227036;408;1|413;227444;1332;0|414;228776;408;1|415;229184;444;0|416;229628;424;1|417;230052;464;0|418;230516;408;1|419;230924;464;0|420;231388;404;1|421;231792;464;0|422;232256;404;1|423;232660;464;0|424;233124;408;1|425;233532;460;0|426;233992;408;1|427;234400;1332;0|428;235732;408;1|429;236140;464;0|430;236604;400;1|431;237004;468;0|432;237472;408;1|433;237880;1328;0|434;239208;408;1|435;239616;1332;0|436;240948;408;1|437;241356;460;0|438;241816;408;1|439;242224;1332;0|440;243556;404;1|</text:p>
          </table:table-cell>
          <table:table-cell table:style-name="ce7" table:formula="of:=LEFT([.D33];16)" office:value-type="string" office:string-value="0220E00400000006" calcext:value-type="string">
            <text:p>0220E00400000006</text:p>
          </table:table-cell>
          <table:table-cell table:style-name="ce7" table:formula="of:=RIGHT([.D33];(27*2)-16)" office:value-type="string" office:string-value="0220E00400483C80A300000EE01000010006B2" calcext:value-type="string">
            <text:p>0220E00400483C80A300000EE01000010006B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P3</text:p>
          </table:table-cell>
          <table:table-cell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3];2*[.R$1]);2);8);4) &amp; RIGHT(HEX2BIN(RIGHT(LEFT([.$J33];2*[.R$1]);2);8);4);2)" office:value-type="string" office:string-value="02" calcext:value-type="string">
            <text:p>02</text:p>
          </table:table-cell>
          <table:table-cell table:style-name="ce6" table:formula="of:=BIN2HEX(LEFT(HEX2BIN(RIGHT(LEFT([.$J33];2*[.S$1]);2);8);4) &amp; RIGHT(HEX2BIN(RIGHT(LEFT([.$J33];2*[.S$1]);2);8);4);2)" office:value-type="string" office:string-value="20" calcext:value-type="string">
            <text:p>20</text:p>
          </table:table-cell>
          <table:table-cell table:style-name="ce6" table:formula="of:=BIN2HEX(LEFT(HEX2BIN(RIGHT(LEFT([.$J33];2*[.T$1]);2);8);4) &amp; RIGHT(HEX2BIN(RIGHT(LEFT([.$J33];2*[.T$1]);2);8);4);2)" office:value-type="string" office:string-value="E0" calcext:value-type="string">
            <text:p>E0</text:p>
          </table:table-cell>
          <table:table-cell table:style-name="ce6" table:formula="of:=BIN2HEX(LEFT(HEX2BIN(RIGHT(LEFT([.$J33];2*[.U$1]);2);8);4) &amp; RIGHT(HEX2BIN(RIGHT(LEFT([.$J33];2*[.U$1]);2);8);4);2)" office:value-type="string" office:string-value="04" calcext:value-type="string">
            <text:p>04</text:p>
          </table:table-cell>
          <table:table-cell table:style-name="ce6" table:formula="of:=BIN2HEX(LEFT(HEX2BIN(RIGHT(LEFT([.$J33];2*[.V$1]);2);8);4) &amp; RIGHT(HEX2BIN(RIGHT(LEFT([.$J33];2*[.V$1]);2);8);4);2)" office:value-type="string" office:string-value="00" calcext:value-type="string">
            <text:p>00</text:p>
          </table:table-cell>
          <table:table-cell table:style-name="ce14" table:formula="of:=BIN2HEX(LEFT(HEX2BIN(RIGHT(LEFT([.$J33];2*[.W$1]);2);8);4) &amp; RIGHT(HEX2BIN(RIGHT(LEFT([.$J33];2*[.W$1]);2);8);4);2)" office:value-type="string" office:string-value="48" calcext:value-type="string">
            <text:p>48</text:p>
          </table:table-cell>
          <table:table-cell table:style-name="ce17" table:formula="of:=BIN2HEX(LEFT(HEX2BIN(RIGHT(LEFT([.$J33];2*[.X$1]);2);8);4) &amp; RIGHT(HEX2BIN(RIGHT(LEFT([.$J33];2*[.X$1]);2);8);4);2)" office:value-type="string" office:string-value="3C" calcext:value-type="string">
            <text:p>3C</text:p>
          </table:table-cell>
          <table:table-cell table:style-name="ce6" table:formula="of:=BIN2HEX(LEFT(HEX2BIN(RIGHT(LEFT([.$J33];2*[.Y$1]);2);8);4) &amp; RIGHT(HEX2BIN(RIGHT(LEFT([.$J33];2*[.Y$1]);2);8);4);2)" office:value-type="string" office:string-value="80" calcext:value-type="string">
            <text:p>80</text:p>
          </table:table-cell>
          <table:table-cell table:style-name="ce6" table:formula="of:=BIN2HEX(LEFT(HEX2BIN(RIGHT(LEFT([.$J33];2*[.Z$1]);2);8);4) &amp; RIGHT(HEX2BIN(RIGHT(LEFT([.$J33];2*[.Z$1]);2);8);4);2)" office:value-type="string" office:string-value="A3" calcext:value-type="string">
            <text:p>A3</text:p>
          </table:table-cell>
          <table:table-cell table:style-name="ce6" table:formula="of:=BIN2HEX(LEFT(HEX2BIN(RIGHT(LEFT([.$J33];2*[.AA$1]);2);8);4) &amp; RIGHT(HEX2BIN(RIGHT(LEFT([.$J33];2*[.AA$1]);2);8);4);2)" office:value-type="string" office:string-value="00" calcext:value-type="string">
            <text:p>00</text:p>
          </table:table-cell>
          <table:table-cell table:style-name="ce6" table:formula="of:=BIN2HEX(LEFT(HEX2BIN(RIGHT(LEFT([.$J33];2*[.AB$1]);2);8);4) &amp; RIGHT(HEX2BIN(RIGHT(LEFT([.$J33];2*[.AB$1]);2);8);4);2)" office:value-type="string" office:string-value="00" calcext:value-type="string">
            <text:p>00</text:p>
          </table:table-cell>
          <table:table-cell table:style-name="ce6" table:formula="of:=BIN2HEX(LEFT(HEX2BIN(RIGHT(LEFT([.$J33];2*[.AC$1]);2);8);4) &amp; RIGHT(HEX2BIN(RIGHT(LEFT([.$J33];2*[.AC$1]);2);8);4);2)" office:value-type="string" office:string-value="0E" calcext:value-type="string">
            <text:p>0E</text:p>
          </table:table-cell>
          <table:table-cell table:style-name="ce6" table:formula="of:=BIN2HEX(LEFT(HEX2BIN(RIGHT(LEFT([.$J33];2*[.AD$1]);2);8);4) &amp; RIGHT(HEX2BIN(RIGHT(LEFT([.$J33];2*[.AD$1]);2);8);4);2)" office:value-type="string" office:string-value="E0" calcext:value-type="string">
            <text:p>E0</text:p>
          </table:table-cell>
          <table:table-cell table:style-name="ce6" table:formula="of:=BIN2HEX(LEFT(HEX2BIN(RIGHT(LEFT([.$J33];2*[.AE$1]);2);8);4) &amp; RIGHT(HEX2BIN(RIGHT(LEFT([.$J33];2*[.AE$1]);2);8);4);2)" office:value-type="string" office:string-value="10" calcext:value-type="string">
            <text:p>10</text:p>
          </table:table-cell>
          <table:table-cell table:style-name="ce6" table:formula="of:=BIN2HEX(LEFT(HEX2BIN(RIGHT(LEFT([.$J33];2*[.AF$1]);2);8);4) &amp; RIGHT(HEX2BIN(RIGHT(LEFT([.$J33];2*[.AF$1]);2);8);4);2)" office:value-type="string" office:string-value="00" calcext:value-type="string">
            <text:p>00</text:p>
          </table:table-cell>
          <table:table-cell table:style-name="ce6" table:formula="of:=BIN2HEX(LEFT(HEX2BIN(RIGHT(LEFT([.$J33];2*[.AG$1]);2);8);4) &amp; RIGHT(HEX2BIN(RIGHT(LEFT([.$J33];2*[.AG$1]);2);8);4);2)" office:value-type="string" office:string-value="01" calcext:value-type="string">
            <text:p>01</text:p>
          </table:table-cell>
          <table:table-cell table:style-name="ce6" table:formula="of:=BIN2HEX(LEFT(HEX2BIN(RIGHT(LEFT([.$J33];2*[.AH$1]);2);8);4) &amp; RIGHT(HEX2BIN(RIGHT(LEFT([.$J33];2*[.AH$1]);2);8);4);2)" office:value-type="string" office:string-value="00" calcext:value-type="string">
            <text:p>00</text:p>
          </table:table-cell>
          <table:table-cell table:style-name="ce6" table:formula="of:=BIN2HEX(LEFT(HEX2BIN(RIGHT(LEFT([.$J33];2*[.AI$1]);2);8);4) &amp; RIGHT(HEX2BIN(RIGHT(LEFT([.$J33];2*[.AI$1]);2);8);4);2)" office:value-type="string" office:string-value="06" calcext:value-type="string">
            <text:p>06</text:p>
          </table:table-cell>
          <table:table-cell table:style-name="ce21" table:formula="of:=BIN2HEX(LEFT(HEX2BIN(RIGHT(LEFT([.$J33];2*[.AJ$1]);2);8);4) &amp; RIGHT(HEX2BIN(RIGHT(LEFT([.$J33];2*[.AJ$1]);2);8);4);2)" office:value-type="string" office:string-value="B2" calcext:value-type="string">
            <text:p>B2</text:p>
          </table:table-cell>
          <table:table-cell table:style-name="ce23" table:formula="of:=DEC2HEX([.CC33];2)" office:value-type="string" office:string-value="B2" calcext:value-type="string">
            <text:p>B2</text:p>
          </table:table-cell>
          <table:table-cell table:style-name="ce27" table:formula="of:=HEX2BIN([.W33];8)" office:value-type="string" office:string-value="01001000" calcext:value-type="string">
            <text:p>01001000</text:p>
          </table:table-cell>
          <table:table-cell table:style-name="ce10" table:formula="of:=LEFT([.AL33];4)" office:value-type="string" office:string-value="0100" calcext:value-type="string">
            <text:p>0100</text:p>
          </table:table-cell>
          <table:table-cell table:style-name="ce10" table:formula="of:=RIGHT([.AM33];1)" office:value-type="string" office:string-value="0" calcext:value-type="string">
            <text:p>0</text:p>
          </table:table-cell>
          <table:table-cell table:style-name="ce30" table:formula="of:=HEX2BIN([.X33];8)" office:value-type="string" office:string-value="00111100" calcext:value-type="string">
            <text:p>00111100</text:p>
          </table:table-cell>
          <table:table-cell table:style-name="ce32" table:formula="of:=LEFT([.AO33];1)" office:value-type="string" office:string-value="0" calcext:value-type="string">
            <text:p>0</text:p>
          </table:table-cell>
          <table:table-cell table:style-name="ce32" table:formula="of:=RIGHT(LEFT([.AO33];2);1)" office:value-type="string" office:string-value="0" calcext:value-type="string">
            <text:p>0</text:p>
          </table:table-cell>
          <table:table-cell table:style-name="ce32" table:formula="of:=RIGHT(LEFT([.AO33];3);1)" office:value-type="string" office:string-value="1" calcext:value-type="string">
            <text:p>1</text:p>
          </table:table-cell>
          <table:table-cell table:style-name="ce32" table:formula="of:=RIGHT(LEFT([.$AO33];4);1)" office:value-type="string" office:string-value="1" calcext:value-type="string">
            <text:p>1</text:p>
          </table:table-cell>
          <table:table-cell table:style-name="ce32" table:formula="of:=RIGHT(LEFT([.$AO33];5);1)" office:value-type="string" office:string-value="1" calcext:value-type="string">
            <text:p>1</text:p>
          </table:table-cell>
          <table:table-cell table:style-name="ce32" table:formula="of:=RIGHT(LEFT([.$AO33];6);1)" office:value-type="string" office:string-value="1" calcext:value-type="string">
            <text:p>1</text:p>
          </table:table-cell>
          <table:table-cell table:style-name="ce32" table:formula="of:=RIGHT(LEFT([.$AO33];7);1)" office:value-type="string" office:string-value="0" calcext:value-type="string">
            <text:p>0</text:p>
          </table:table-cell>
          <table:table-cell table:style-name="ce32" table:formula="of:=RIGHT(LEFT([.$AO33];8);1)" office:value-type="string" office:string-value="0" calcext:value-type="string">
            <text:p>0</text:p>
          </table:table-cell>
          <table:table-cell/>
          <table:table-cell table:style-name="ce6" table:formula="of:=[.AS33]" office:value-type="string" office:string-value="1" calcext:value-type="string">
            <text:p>1</text:p>
          </table:table-cell>
          <table:table-cell table:style-name="ce6" table:formula="of:=[.AT33]" office:value-type="string" office:string-value="1" calcext:value-type="string">
            <text:p>1</text:p>
          </table:table-cell>
          <table:table-cell table:style-name="ce6" table:formula="of:=[.AU33]" office:value-type="string" office:string-value="1" calcext:value-type="string">
            <text:p>1</text:p>
          </table:table-cell>
          <table:table-cell table:style-name="ce6" table:formula="of:=[.AV33]" office:value-type="string" office:string-value="0" calcext:value-type="string">
            <text:p>0</text:p>
          </table:table-cell>
          <table:table-cell table:formula="of:=BIN2DEC([.AY33]&amp;[.AZ33]&amp;[.BA33]&amp;[.BB33])" office:value-type="float" office:value="14" calcext:value-type="float">
            <text:p>14</text:p>
          </table:table-cell>
          <table:table-cell table:style-name="ce36" table:formula="of:=16+[.BC33]" office:value-type="float" office:value="30" calcext:value-type="float">
            <text:p>30</text:p>
          </table:table-cell>
          <table:table-cell/>
          <table:table-cell table:style-name="ce39" table:formula="of:=HEX2BIN([.Z33];8)" office:value-type="string" office:string-value="10100011" calcext:value-type="string">
            <text:p>10100011</text:p>
          </table:table-cell>
          <table:table-cell table:style-name="ce6" table:formula="of:=LEFT([.BF33];4)" office:value-type="string" office:string-value="1010" calcext:value-type="string">
            <text:p>1010</text:p>
          </table:table-cell>
          <table:table-cell table:style-name="ce6" table:formula="of:=RIGHT([.BF33];4)" office:value-type="string" office:string-value="0011" calcext:value-type="string">
            <text:p>0011</text:p>
          </table:table-cell>
          <table:table-cell/>
          <table:table-cell table:style-name="ce10" table:formula="of:=HEX2BIN([.AE33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3])+HEX2DEC([.S33]);256)" office:value-type="float" office:value="34" calcext:value-type="float">
            <text:p>34</text:p>
          </table:table-cell>
          <table:table-cell table:formula="of:=MOD([.BM33]+HEX2DEC([.T33]);256)" office:value-type="float" office:value="2" calcext:value-type="float">
            <text:p>2</text:p>
          </table:table-cell>
          <table:table-cell table:formula="of:=MOD([.BN33]+HEX2DEC([.U33]);256)" office:value-type="float" office:value="6" calcext:value-type="float">
            <text:p>6</text:p>
          </table:table-cell>
          <table:table-cell table:formula="of:=MOD([.BO33]+HEX2DEC([.V33]);256)" office:value-type="float" office:value="6" calcext:value-type="float">
            <text:p>6</text:p>
          </table:table-cell>
          <table:table-cell table:formula="of:=MOD([.BP33]+HEX2DEC([.W33]);256)" office:value-type="float" office:value="78" calcext:value-type="float">
            <text:p>78</text:p>
          </table:table-cell>
          <table:table-cell table:formula="of:=MOD([.BQ33]+HEX2DEC([.X33]);256)" office:value-type="float" office:value="138" calcext:value-type="float">
            <text:p>138</text:p>
          </table:table-cell>
          <table:table-cell table:formula="of:=MOD([.BR33]+HEX2DEC([.Y33]);256)" office:value-type="float" office:value="10" calcext:value-type="float">
            <text:p>10</text:p>
          </table:table-cell>
          <table:table-cell table:formula="of:=MOD([.BS33]+HEX2DEC([.Z33]);256)" office:value-type="float" office:value="173" calcext:value-type="float">
            <text:p>173</text:p>
          </table:table-cell>
          <table:table-cell table:formula="of:=MOD([.BT33]+HEX2DEC([.AA33]);256)" office:value-type="float" office:value="173" calcext:value-type="float">
            <text:p>173</text:p>
          </table:table-cell>
          <table:table-cell table:formula="of:=MOD([.BU33]+HEX2DEC([.AB33]);256)" office:value-type="float" office:value="173" calcext:value-type="float">
            <text:p>173</text:p>
          </table:table-cell>
          <table:table-cell table:formula="of:=MOD([.BV33]+HEX2DEC([.AC33]);256)" office:value-type="float" office:value="187" calcext:value-type="float">
            <text:p>187</text:p>
          </table:table-cell>
          <table:table-cell table:formula="of:=MOD([.BW33]+HEX2DEC([.AD33]);256)" office:value-type="float" office:value="155" calcext:value-type="float">
            <text:p>155</text:p>
          </table:table-cell>
          <table:table-cell table:formula="of:=MOD([.BX33]+HEX2DEC([.AE33]);256)" office:value-type="float" office:value="171" calcext:value-type="float">
            <text:p>171</text:p>
          </table:table-cell>
          <table:table-cell table:formula="of:=MOD([.BY33]+HEX2DEC([.AF33]);256)" office:value-type="float" office:value="171" calcext:value-type="float">
            <text:p>171</text:p>
          </table:table-cell>
          <table:table-cell table:formula="of:=MOD([.BZ33]+HEX2DEC([.AG33]);256)" office:value-type="float" office:value="172" calcext:value-type="float">
            <text:p>172</text:p>
          </table:table-cell>
          <table:table-cell table:formula="of:=MOD([.CA33]+HEX2DEC([.AH33]);256)" office:value-type="float" office:value="172" calcext:value-type="float">
            <text:p>172</text:p>
          </table:table-cell>
          <table:table-cell table:formula="of:=MOD([.CB33]+HEX2DEC([.AI33]);256)" office:value-type="float" office:value="178" calcext:value-type="float">
            <text:p>178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200000EE01000010006B1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4;0|6;7092;404;1|7;7496;1332;0|8;8828;408;1|9;9236;460;0|10;9696;408;1|11;10104;460;0|12;10564;408;1|13;10972;464;0|14;11436;408;1|15;11844;460;0|16;12304;408;1|17;12712;464;0|18;13176;408;1|19;13584;460;0|20;14044;408;1|21;14452;460;0|22;14912;408;1|23;15320;464;0|24;15784;404;1|25;16188;464;0|26;16652;408;1|27;17060;460;0|28;17520;408;1|29;17928;460;0|30;18388;408;1|31;18796;1332;0|32;20128;408;1|33;20536;448;0|34;20984;448;1|35;21432;436;0|36;21868;408;1|37;22276;460;0|38;22736;408;1|39;23144;464;0|40;23608;408;1|41;24016;460;0|42;24476;408;1|43;24884;460;0|44;25344;384;1|45;25728;484;0|46;26212;412;1|47;26624;1328;0|48;27952;408;1|49;28360;1332;0|50;29692;408;1|51;30100;1332;0|52;31432;408;1|53;31840;460;0|54;32300;408;1|55;32708;464;0|56;33172;404;1|57;33576;1332;0|58;34908;408;1|59;35316;460;0|60;35776;408;1|61;36184;460;0|62;36644;412;1|63;37056;460;0|64;37516;408;1|65;37924;464;0|66;38388;404;1|67;38792;464;0|68;39256;408;1|69;39664;460;0|70;40124;408;1|71;40532;464;0|72;40996;404;1|73;41400;464;0|74;41864;404;1|75;42268;464;0|76;42732;408;1|77;43140;460;0|78;43600;408;1|79;44008;464;0|80;44472;404;1|81;44876;464;0|82;45340;408;1|83;45748;460;0|84;46208;408;1|85;46616;464;0|86;47080;404;1|87;47484;464;0|88;47948;404;1|89;48352;464;0|90;48816;408;1|91;49224;464;0|92;49688;404;1|93;50092;464;0|94;50556;408;1|95;50964;460;0|96;51424;408;1|97;51832;464;0|98;52296;408;1|99;52704;460;0|100;53164;404;1|101;53568;464;0|102;54032;408;1|103;54440;464;0|104;54904;404;1|105;55308;464;0|106;55772;408;1|107;56180;464;0|108;56644;404;1|109;57048;464;0|110;57512;404;1|111;57916;464;0|112;58380;408;1|113;58788;460;0|114;59248;408;1|115;59656;464;0|116;60120;404;1|117;60524;464;0|118;60988;408;1|119;61396;1332;0|120;62728;408;1|121;63136;1332;0|122;64468;404;1|123;64872;460;0|124;65332;412;1|125;65744;460;0|126;66204;408;1|127;66612;464;0|128;67076;404;1|129;67480;464;0|130;67944;408;1|131;68352;460;0|132;68812;408;1|133;69220;10028;0|134;79248;3452;1|135;82700;1764;0|136;84464;408;1|137;84872;464;0|138;85336;404;1|139;85740;1332;0|140;87072;436;1|141;87508;432;0|142;87940;408;1|143;88348;464;0|144;88812;408;1|145;89220;460;0|146;89680;408;1|147;90088;464;0|148;90552;404;1|149;90956;464;0|150;91420;380;1|151;91800;488;0|152;92288;408;1|153;92696;464;0|154;93160;404;1|155;93564;464;0|156;94028;404;1|157;94432;464;0|158;94896;408;1|159;95304;464;0|160;95768;408;1|161;96176;460;0|162;96636;408;1|163;97044;1332;0|164;98376;404;1|165;98780;464;0|166;99244;408;1|167;99652;464;0|168;100116;404;1|169;100520;464;0|170;100984;404;1|171;101388;464;0|172;101852;408;1|173;102260;460;0|174;102720;408;1|175;103128;464;0|176;103592;408;1|177;104000;460;0|178;104460;408;1|179;104868;1332;0|180;106200;408;1|181;106608;1328;0|182;107936;408;1|183;108344;1332;0|184;109676;432;1|185;110108;436;0|186;110544;408;1|187;110952;464;0|188;111416;408;1|189;111824;1332;0|190;113156;404;1|191;113560;464;0|192;114024;380;1|193;114404;488;0|194;114892;408;1|195;115300;460;0|196;115760;408;1|197;116168;464;0|198;116632;404;1|199;117036;464;0|200;117500;408;1|201;117908;464;0|202;118372;404;1|203;118776;464;0|204;119240;404;1|205;119644;464;0|206;120108;408;1|207;120516;464;0|208;120980;404;1|209;121384;464;0|210;121848;404;1|211;122252;464;0|212;122716;408;1|213;123124;460;0|214;123584;408;1|215;123992;464;0|216;124456;408;1|217;124864;460;0|218;125324;408;1|219;125732;464;0|220;126196;404;1|221;126600;464;0|222;127064;404;1|223;127468;1336;0|224;128804;404;1|225;129208;464;0|226;129672;404;1|227;130076;464;0|228;130540;408;1|229;130948;1332;0|230;132280;404;1|231;132684;468;0|232;133152;404;1|233;133556;464;0|234;134020;404;1|235;134424;464;0|236;134888;408;1|237;135296;1328;0|238;136624;408;1|239;137032;1332;0|240;138364;408;1|241;138772;1332;0|242;140104;408;1|243;140512;1332;0|244;141844;404;1|245;142248;464;0|246;142712;408;1|247;143120;460;0|248;143580;408;1|249;143988;460;0|250;144448;408;1|251;144856;464;0|252;145320;408;1|253;145728;464;0|254;146192;404;1|255;146596;460;0|256;147056;408;1|257;147464;464;0|258;147928;408;1|259;148336;460;0|260;148796;404;1|261;149200;468;0|262;149668;404;1|263;150072;1336;0|264;151408;404;1|265;151812;460;0|266;152272;408;1|267;152680;1336;0|268;154016;404;1|269;154420;464;0|270;154884;404;1|271;155288;464;0|272;155752;408;1|273;156160;460;0|274;156620;408;1|275;157028;1332;0|276;158360;408;1|277;158768;460;0|278;159228;408;1|279;159636;1332;0|280;160968;408;1|281;161376;460;0|282;161836;408;1|283;162244;464;0|284;162708;408;1|285;163116;460;0|286;163576;408;1|287;163984;464;0|288;164448;404;1|289;164852;464;0|290;165316;408;1|291;165724;460;0|292;166184;408;1|293;166592;460;0|294;167052;408;1|295;167460;464;0|296;167924;404;1|297;168328;464;0|298;168792;408;1|299;169200;464;0|300;169664;404;1|301;170068;464;0|302;170532;404;1|303;170936;464;0|304;171400;408;1|305;171808;460;0|306;172268;408;1|307;172676;464;0|308;173140;404;1|309;173544;464;0|310;174008;408;1|311;174416;464;0|312;174880;404;1|313;175284;464;0|314;175748;408;1|315;176156;1328;0|316;177484;408;1|317;177892;1332;0|318;179224;408;1|319;179632;1332;0|320;180964;408;1|321;181372;460;0|322;181832;408;1|323;182240;460;0|324;182700;408;1|325;183108;464;0|326;183572;408;1|327;183980;460;0|328;184440;408;1|329;184848;460;0|330;185308;408;1|331;185716;464;0|332;186180;404;1|333;186584;464;0|334;187048;408;1|335;187456;460;0|336;187916;408;1|337;188324;464;0|338;188788;404;1|339;189192;1332;0|340;190524;408;1|341;190932;1332;0|342;192264;408;1|343;192672;1332;0|344;194004;408;1|345;194412;444;0|346;194856;424;1|347;195280;460;0|348;195740;408;1|349;196148;464;0|350;196612;408;1|351;197020;460;0|352;197480;408;1|353;197888;1332;0|354;199220;404;1|355;199624;464;0|356;200088;408;1|357;200496;464;0|358;200960;408;1|359;201368;460;0|360;201828;404;1|361;202232;464;0|362;202696;408;1|363;203104;460;0|364;203564;408;1|365;203972;464;0|366;204436;408;1|367;204844;460;0|368;205304;412;1|369;205716;460;0|370;206176;404;1|371;206580;464;0|372;207044;408;1|373;207452;460;0|374;207912;408;1|375;208320;460;0|376;208780;408;1|377;209188;1332;0|378;210520;408;1|379;210928;464;0|380;211392;404;1|381;211796;444;0|382;212240;428;1|383;212668;460;0|384;213128;408;1|385;213536;464;0|386;214000;404;1|387;214404;464;0|388;214868;404;1|389;215272;464;0|390;215736;408;1|391;216144;460;0|392;216604;408;1|393;217012;464;0|394;217476;404;1|395;217880;464;0|396;218344;408;1|397;218752;464;0|398;219216;404;1|399;219620;464;0|400;220084;404;1|401;220488;464;0|402;220952;408;1|403;221360;464;0|404;221824;404;1|405;222228;464;0|406;222692;408;1|407;223100;460;0|408;223560;408;1|409;223968;464;0|410;224432;404;1|411;224836;1332;0|412;226168;432;1|413;226600;1308;0|414;227908;408;1|415;228316;460;0|416;228776;408;1|417;229184;464;0|418;229648;404;1|419;230052;464;0|420;230516;404;1|421;230920;464;0|422;231384;408;1|423;231792;460;0|424;232252;412;1|425;232664;1328;0|426;233992;408;1|427;234400;464;0|428;234864;404;1|429;235268;464;0|430;235732;408;1|431;236140;460;0|432;236600;408;1|433;237008;1328;0|434;238336;412;1|435;238748;1328;0|436;240076;408;1|437;240484;464;0|438;240948;408;1|439;241356;1332;0|440;242688;404;1|</text:p>
          </table:table-cell>
          <table:table-cell table:style-name="ce7" table:formula="of:=LEFT([.D34];16)" office:value-type="string" office:string-value="0220E00400000006" calcext:value-type="string">
            <text:p>0220E00400000006</text:p>
          </table:table-cell>
          <table:table-cell table:style-name="ce7" table:formula="of:=RIGHT([.D34];(27*2)-16)" office:value-type="string" office:string-value="0220E00400483C80A200000EE01000010006B1" calcext:value-type="string">
            <text:p>0220E00400483C80A200000EE01000010006B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4];2*[.R$1]);2);8);4) &amp; RIGHT(HEX2BIN(RIGHT(LEFT([.$J34];2*[.R$1]);2);8);4);2)" office:value-type="string" office:string-value="02" calcext:value-type="string">
            <text:p>02</text:p>
          </table:table-cell>
          <table:table-cell table:style-name="ce6" table:formula="of:=BIN2HEX(LEFT(HEX2BIN(RIGHT(LEFT([.$J34];2*[.S$1]);2);8);4) &amp; RIGHT(HEX2BIN(RIGHT(LEFT([.$J34];2*[.S$1]);2);8);4);2)" office:value-type="string" office:string-value="20" calcext:value-type="string">
            <text:p>20</text:p>
          </table:table-cell>
          <table:table-cell table:style-name="ce6" table:formula="of:=BIN2HEX(LEFT(HEX2BIN(RIGHT(LEFT([.$J34];2*[.T$1]);2);8);4) &amp; RIGHT(HEX2BIN(RIGHT(LEFT([.$J34];2*[.T$1]);2);8);4);2)" office:value-type="string" office:string-value="E0" calcext:value-type="string">
            <text:p>E0</text:p>
          </table:table-cell>
          <table:table-cell table:style-name="ce6" table:formula="of:=BIN2HEX(LEFT(HEX2BIN(RIGHT(LEFT([.$J34];2*[.U$1]);2);8);4) &amp; RIGHT(HEX2BIN(RIGHT(LEFT([.$J34];2*[.U$1]);2);8);4);2)" office:value-type="string" office:string-value="04" calcext:value-type="string">
            <text:p>04</text:p>
          </table:table-cell>
          <table:table-cell table:style-name="ce6" table:formula="of:=BIN2HEX(LEFT(HEX2BIN(RIGHT(LEFT([.$J34];2*[.V$1]);2);8);4) &amp; RIGHT(HEX2BIN(RIGHT(LEFT([.$J34];2*[.V$1]);2);8);4);2)" office:value-type="string" office:string-value="00" calcext:value-type="string">
            <text:p>00</text:p>
          </table:table-cell>
          <table:table-cell table:style-name="ce14" table:formula="of:=BIN2HEX(LEFT(HEX2BIN(RIGHT(LEFT([.$J34];2*[.W$1]);2);8);4) &amp; RIGHT(HEX2BIN(RIGHT(LEFT([.$J34];2*[.W$1]);2);8);4);2)" office:value-type="string" office:string-value="48" calcext:value-type="string">
            <text:p>48</text:p>
          </table:table-cell>
          <table:table-cell table:style-name="ce17" table:formula="of:=BIN2HEX(LEFT(HEX2BIN(RIGHT(LEFT([.$J34];2*[.X$1]);2);8);4) &amp; RIGHT(HEX2BIN(RIGHT(LEFT([.$J34];2*[.X$1]);2);8);4);2)" office:value-type="string" office:string-value="3C" calcext:value-type="string">
            <text:p>3C</text:p>
          </table:table-cell>
          <table:table-cell table:style-name="ce6" table:formula="of:=BIN2HEX(LEFT(HEX2BIN(RIGHT(LEFT([.$J34];2*[.Y$1]);2);8);4) &amp; RIGHT(HEX2BIN(RIGHT(LEFT([.$J34];2*[.Y$1]);2);8);4);2)" office:value-type="string" office:string-value="80" calcext:value-type="string">
            <text:p>80</text:p>
          </table:table-cell>
          <table:table-cell table:style-name="ce6" table:formula="of:=BIN2HEX(LEFT(HEX2BIN(RIGHT(LEFT([.$J34];2*[.Z$1]);2);8);4) &amp; RIGHT(HEX2BIN(RIGHT(LEFT([.$J34];2*[.Z$1]);2);8);4);2)" office:value-type="string" office:string-value="A2" calcext:value-type="string">
            <text:p>A2</text:p>
          </table:table-cell>
          <table:table-cell table:style-name="ce6" table:formula="of:=BIN2HEX(LEFT(HEX2BIN(RIGHT(LEFT([.$J34];2*[.AA$1]);2);8);4) &amp; RIGHT(HEX2BIN(RIGHT(LEFT([.$J34];2*[.AA$1]);2);8);4);2)" office:value-type="string" office:string-value="00" calcext:value-type="string">
            <text:p>00</text:p>
          </table:table-cell>
          <table:table-cell table:style-name="ce6" table:formula="of:=BIN2HEX(LEFT(HEX2BIN(RIGHT(LEFT([.$J34];2*[.AB$1]);2);8);4) &amp; RIGHT(HEX2BIN(RIGHT(LEFT([.$J34];2*[.AB$1]);2);8);4);2)" office:value-type="string" office:string-value="00" calcext:value-type="string">
            <text:p>00</text:p>
          </table:table-cell>
          <table:table-cell table:style-name="ce6" table:formula="of:=BIN2HEX(LEFT(HEX2BIN(RIGHT(LEFT([.$J34];2*[.AC$1]);2);8);4) &amp; RIGHT(HEX2BIN(RIGHT(LEFT([.$J34];2*[.AC$1]);2);8);4);2)" office:value-type="string" office:string-value="0E" calcext:value-type="string">
            <text:p>0E</text:p>
          </table:table-cell>
          <table:table-cell table:style-name="ce6" table:formula="of:=BIN2HEX(LEFT(HEX2BIN(RIGHT(LEFT([.$J34];2*[.AD$1]);2);8);4) &amp; RIGHT(HEX2BIN(RIGHT(LEFT([.$J34];2*[.AD$1]);2);8);4);2)" office:value-type="string" office:string-value="E0" calcext:value-type="string">
            <text:p>E0</text:p>
          </table:table-cell>
          <table:table-cell table:style-name="ce6" table:formula="of:=BIN2HEX(LEFT(HEX2BIN(RIGHT(LEFT([.$J34];2*[.AE$1]);2);8);4) &amp; RIGHT(HEX2BIN(RIGHT(LEFT([.$J34];2*[.AE$1]);2);8);4);2)" office:value-type="string" office:string-value="10" calcext:value-type="string">
            <text:p>10</text:p>
          </table:table-cell>
          <table:table-cell table:style-name="ce6" table:formula="of:=BIN2HEX(LEFT(HEX2BIN(RIGHT(LEFT([.$J34];2*[.AF$1]);2);8);4) &amp; RIGHT(HEX2BIN(RIGHT(LEFT([.$J34];2*[.AF$1]);2);8);4);2)" office:value-type="string" office:string-value="00" calcext:value-type="string">
            <text:p>00</text:p>
          </table:table-cell>
          <table:table-cell table:style-name="ce6" table:formula="of:=BIN2HEX(LEFT(HEX2BIN(RIGHT(LEFT([.$J34];2*[.AG$1]);2);8);4) &amp; RIGHT(HEX2BIN(RIGHT(LEFT([.$J34];2*[.AG$1]);2);8);4);2)" office:value-type="string" office:string-value="01" calcext:value-type="string">
            <text:p>01</text:p>
          </table:table-cell>
          <table:table-cell table:style-name="ce6" table:formula="of:=BIN2HEX(LEFT(HEX2BIN(RIGHT(LEFT([.$J34];2*[.AH$1]);2);8);4) &amp; RIGHT(HEX2BIN(RIGHT(LEFT([.$J34];2*[.AH$1]);2);8);4);2)" office:value-type="string" office:string-value="00" calcext:value-type="string">
            <text:p>00</text:p>
          </table:table-cell>
          <table:table-cell table:style-name="ce6" table:formula="of:=BIN2HEX(LEFT(HEX2BIN(RIGHT(LEFT([.$J34];2*[.AI$1]);2);8);4) &amp; RIGHT(HEX2BIN(RIGHT(LEFT([.$J34];2*[.AI$1]);2);8);4);2)" office:value-type="string" office:string-value="06" calcext:value-type="string">
            <text:p>06</text:p>
          </table:table-cell>
          <table:table-cell table:style-name="ce21" table:formula="of:=BIN2HEX(LEFT(HEX2BIN(RIGHT(LEFT([.$J34];2*[.AJ$1]);2);8);4) &amp; RIGHT(HEX2BIN(RIGHT(LEFT([.$J34];2*[.AJ$1]);2);8);4);2)" office:value-type="string" office:string-value="B1" calcext:value-type="string">
            <text:p>B1</text:p>
          </table:table-cell>
          <table:table-cell table:style-name="ce23" table:formula="of:=DEC2HEX([.CC34];2)" office:value-type="string" office:string-value="B1" calcext:value-type="string">
            <text:p>B1</text:p>
          </table:table-cell>
          <table:table-cell table:style-name="ce27" table:formula="of:=HEX2BIN([.W34];8)" office:value-type="string" office:string-value="01001000" calcext:value-type="string">
            <text:p>01001000</text:p>
          </table:table-cell>
          <table:table-cell table:style-name="ce10" table:formula="of:=LEFT([.AL34];4)" office:value-type="string" office:string-value="0100" calcext:value-type="string">
            <text:p>0100</text:p>
          </table:table-cell>
          <table:table-cell table:style-name="ce10" table:formula="of:=RIGHT([.AM34];1)" office:value-type="string" office:string-value="0" calcext:value-type="string">
            <text:p>0</text:p>
          </table:table-cell>
          <table:table-cell table:style-name="ce30" table:formula="of:=HEX2BIN([.X34];8)" office:value-type="string" office:string-value="00111100" calcext:value-type="string">
            <text:p>00111100</text:p>
          </table:table-cell>
          <table:table-cell table:style-name="ce32" table:formula="of:=LEFT([.AO34];1)" office:value-type="string" office:string-value="0" calcext:value-type="string">
            <text:p>0</text:p>
          </table:table-cell>
          <table:table-cell table:style-name="ce32" table:formula="of:=RIGHT(LEFT([.AO34];2);1)" office:value-type="string" office:string-value="0" calcext:value-type="string">
            <text:p>0</text:p>
          </table:table-cell>
          <table:table-cell table:style-name="ce32" table:formula="of:=RIGHT(LEFT([.AO34];3);1)" office:value-type="string" office:string-value="1" calcext:value-type="string">
            <text:p>1</text:p>
          </table:table-cell>
          <table:table-cell table:style-name="ce32" table:formula="of:=RIGHT(LEFT([.$AO34];4);1)" office:value-type="string" office:string-value="1" calcext:value-type="string">
            <text:p>1</text:p>
          </table:table-cell>
          <table:table-cell table:style-name="ce32" table:formula="of:=RIGHT(LEFT([.$AO34];5);1)" office:value-type="string" office:string-value="1" calcext:value-type="string">
            <text:p>1</text:p>
          </table:table-cell>
          <table:table-cell table:style-name="ce32" table:formula="of:=RIGHT(LEFT([.$AO34];6);1)" office:value-type="string" office:string-value="1" calcext:value-type="string">
            <text:p>1</text:p>
          </table:table-cell>
          <table:table-cell table:style-name="ce32" table:formula="of:=RIGHT(LEFT([.$AO34];7);1)" office:value-type="string" office:string-value="0" calcext:value-type="string">
            <text:p>0</text:p>
          </table:table-cell>
          <table:table-cell table:style-name="ce32" table:formula="of:=RIGHT(LEFT([.$AO34];8);1)" office:value-type="string" office:string-value="0" calcext:value-type="string">
            <text:p>0</text:p>
          </table:table-cell>
          <table:table-cell/>
          <table:table-cell table:style-name="ce6" table:formula="of:=[.AS34]" office:value-type="string" office:string-value="1" calcext:value-type="string">
            <text:p>1</text:p>
          </table:table-cell>
          <table:table-cell table:style-name="ce6" table:formula="of:=[.AT34]" office:value-type="string" office:string-value="1" calcext:value-type="string">
            <text:p>1</text:p>
          </table:table-cell>
          <table:table-cell table:style-name="ce6" table:formula="of:=[.AU34]" office:value-type="string" office:string-value="1" calcext:value-type="string">
            <text:p>1</text:p>
          </table:table-cell>
          <table:table-cell table:style-name="ce6" table:formula="of:=[.AV34]" office:value-type="string" office:string-value="0" calcext:value-type="string">
            <text:p>0</text:p>
          </table:table-cell>
          <table:table-cell table:formula="of:=BIN2DEC([.AY34]&amp;[.AZ34]&amp;[.BA34]&amp;[.BB34])" office:value-type="float" office:value="14" calcext:value-type="float">
            <text:p>14</text:p>
          </table:table-cell>
          <table:table-cell table:style-name="ce36" table:formula="of:=16+[.BC34]" office:value-type="float" office:value="30" calcext:value-type="float">
            <text:p>30</text:p>
          </table:table-cell>
          <table:table-cell/>
          <table:table-cell table:style-name="ce39" table:formula="of:=HEX2BIN([.Z34];8)" office:value-type="string" office:string-value="10100010" calcext:value-type="string">
            <text:p>10100010</text:p>
          </table:table-cell>
          <table:table-cell table:style-name="ce6" table:formula="of:=LEFT([.BF34];4)" office:value-type="string" office:string-value="1010" calcext:value-type="string">
            <text:p>1010</text:p>
          </table:table-cell>
          <table:table-cell table:style-name="ce6" table:formula="of:=RIGHT([.BF34];4)" office:value-type="string" office:string-value="0010" calcext:value-type="string">
            <text:p>0010</text:p>
          </table:table-cell>
          <table:table-cell/>
          <table:table-cell table:style-name="ce10" table:formula="of:=HEX2BIN([.AE34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4])+HEX2DEC([.S34]);256)" office:value-type="float" office:value="34" calcext:value-type="float">
            <text:p>34</text:p>
          </table:table-cell>
          <table:table-cell table:formula="of:=MOD([.BM34]+HEX2DEC([.T34]);256)" office:value-type="float" office:value="2" calcext:value-type="float">
            <text:p>2</text:p>
          </table:table-cell>
          <table:table-cell table:formula="of:=MOD([.BN34]+HEX2DEC([.U34]);256)" office:value-type="float" office:value="6" calcext:value-type="float">
            <text:p>6</text:p>
          </table:table-cell>
          <table:table-cell table:formula="of:=MOD([.BO34]+HEX2DEC([.V34]);256)" office:value-type="float" office:value="6" calcext:value-type="float">
            <text:p>6</text:p>
          </table:table-cell>
          <table:table-cell table:formula="of:=MOD([.BP34]+HEX2DEC([.W34]);256)" office:value-type="float" office:value="78" calcext:value-type="float">
            <text:p>78</text:p>
          </table:table-cell>
          <table:table-cell table:formula="of:=MOD([.BQ34]+HEX2DEC([.X34]);256)" office:value-type="float" office:value="138" calcext:value-type="float">
            <text:p>138</text:p>
          </table:table-cell>
          <table:table-cell table:formula="of:=MOD([.BR34]+HEX2DEC([.Y34]);256)" office:value-type="float" office:value="10" calcext:value-type="float">
            <text:p>10</text:p>
          </table:table-cell>
          <table:table-cell table:formula="of:=MOD([.BS34]+HEX2DEC([.Z34]);256)" office:value-type="float" office:value="172" calcext:value-type="float">
            <text:p>172</text:p>
          </table:table-cell>
          <table:table-cell table:formula="of:=MOD([.BT34]+HEX2DEC([.AA34]);256)" office:value-type="float" office:value="172" calcext:value-type="float">
            <text:p>172</text:p>
          </table:table-cell>
          <table:table-cell table:formula="of:=MOD([.BU34]+HEX2DEC([.AB34]);256)" office:value-type="float" office:value="172" calcext:value-type="float">
            <text:p>172</text:p>
          </table:table-cell>
          <table:table-cell table:formula="of:=MOD([.BV34]+HEX2DEC([.AC34]);256)" office:value-type="float" office:value="186" calcext:value-type="float">
            <text:p>186</text:p>
          </table:table-cell>
          <table:table-cell table:formula="of:=MOD([.BW34]+HEX2DEC([.AD34]);256)" office:value-type="float" office:value="154" calcext:value-type="float">
            <text:p>154</text:p>
          </table:table-cell>
          <table:table-cell table:formula="of:=MOD([.BX34]+HEX2DEC([.AE34]);256)" office:value-type="float" office:value="170" calcext:value-type="float">
            <text:p>170</text:p>
          </table:table-cell>
          <table:table-cell table:formula="of:=MOD([.BY34]+HEX2DEC([.AF34]);256)" office:value-type="float" office:value="170" calcext:value-type="float">
            <text:p>170</text:p>
          </table:table-cell>
          <table:table-cell table:formula="of:=MOD([.BZ34]+HEX2DEC([.AG34]);256)" office:value-type="float" office:value="171" calcext:value-type="float">
            <text:p>171</text:p>
          </table:table-cell>
          <table:table-cell table:formula="of:=MOD([.CA34]+HEX2DEC([.AH34]);256)" office:value-type="float" office:value="171" calcext:value-type="float">
            <text:p>171</text:p>
          </table:table-cell>
          <table:table-cell table:formula="of:=MOD([.CB34]+HEX2DEC([.AI34]);256)" office:value-type="float" office:value="177" calcext:value-type="float">
            <text:p>177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100000EE01000010006B0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8;0|4;6220;404;1|5;6624;464;0|6;7088;408;1|7;7496;1328;0|8;8824;460;1|9;9284;412;0|10;9696;408;1|11;10104;460;0|12;10564;408;1|13;10972;464;0|14;11436;404;1|15;11840;464;0|16;12304;408;1|17;12712;460;0|18;13172;408;1|19;13580;464;0|20;14044;404;1|21;14448;464;0|22;14912;408;1|23;15320;460;0|24;15780;408;1|25;16188;464;0|26;16652;404;1|27;17056;464;0|28;17520;408;1|29;17928;448;0|30;18376;420;1|31;18796;1332;0|32;20128;404;1|33;20532;468;0|34;21000;404;1|35;21404;464;0|36;21868;404;1|37;22272;464;0|38;22736;408;1|39;23144;464;0|40;23608;404;1|41;24012;464;0|42;24476;404;1|43;24880;464;0|44;25344;408;1|45;25752;464;0|46;26216;404;1|47;26620;1332;0|48;27952;436;1|49;28388;1304;0|50;29692;404;1|51;30096;1336;0|52;31432;404;1|53;31836;464;0|54;32300;404;1|55;32704;464;0|56;33168;408;1|57;33576;1332;0|58;34908;408;1|59;35316;460;0|60;35776;408;1|61;36184;464;0|62;36648;404;1|63;37052;464;0|64;37516;404;1|65;37920;464;0|66;38384;408;1|67;38792;460;0|68;39252;384;1|69;39636;488;0|70;40124;404;1|71;40528;464;0|72;40992;408;1|73;41400;460;0|74;41860;408;1|75;42268;464;0|76;42732;408;1|77;43140;464;0|78;43604;404;1|79;44008;460;0|80;44468;408;1|81;44876;460;0|82;45336;408;1|83;45744;464;0|84;46208;408;1|85;46616;460;0|86;47076;408;1|87;47484;464;0|88;47948;408;1|89;48356;460;0|90;48816;408;1|91;49224;464;0|92;49688;404;1|93;50092;464;0|94;50556;432;1|95;50988;436;0|96;51424;404;1|97;51828;464;0|98;52292;408;1|99;52700;464;0|100;53164;404;1|101;53568;464;0|102;54032;408;1|103;54440;460;0|104;54900;408;1|105;55308;460;0|106;55768;412;1|107;56180;460;0|108;56640;408;1|109;57048;460;0|110;57508;408;1|111;57916;464;0|112;58380;404;1|113;58784;464;0|114;59248;408;1|115;59656;460;0|116;60116;408;1|117;60524;464;0|118;60988;408;1|119;61396;1328;0|120;62724;408;1|121;63132;1332;0|122;64464;404;1|123;64868;468;0|124;65336;404;1|125;65740;460;0|126;66200;412;1|127;66612;460;0|128;67072;408;1|129;67480;460;0|130;67940;408;1|131;68348;464;0|132;68812;408;1|133;69220;10028;0|134;79248;3452;1|135;82700;1768;0|136;84468;404;1|137;84872;464;0|138;85336;408;1|139;85744;1328;0|140;87072;408;1|141;87480;464;0|142;87944;408;1|143;88352;460;0|144;88812;408;1|145;89220;464;0|146;89684;404;1|147;90088;464;0|148;90552;404;1|149;90956;468;0|150;91424;404;1|151;91828;464;0|152;92292;404;1|153;92696;464;0|154;93160;408;1|155;93568;460;0|156;94028;408;1|157;94436;464;0|158;94900;404;1|159;95304;464;0|160;95768;408;1|161;96176;460;0|162;96636;408;1|163;97044;1332;0|164;98376;408;1|165;98784;460;0|166;99244;408;1|167;99652;460;0|168;100112;408;1|169;100520;464;0|170;100984;408;1|171;101392;460;0|172;101852;408;1|173;102260;460;0|174;102720;408;1|175;103128;464;0|176;103592;408;1|177;104000;460;0|178;104460;408;1|179;104868;1332;0|180;106200;408;1|181;106608;1328;0|182;107936;412;1|183;108348;1328;0|184;109676;408;1|185;110084;464;0|186;110548;408;1|187;110956;460;0|188;111416;408;1|189;111824;1328;0|190;113152;412;1|191;113564;460;0|192;114024;408;1|193;114432;464;0|194;114896;404;1|195;115300;464;0|196;115764;404;1|197;116168;464;0|198;116632;408;1|199;117040;460;0|200;117500;408;1|201;117908;452;0|202;118360;416;1|203;118776;464;0|204;119240;404;1|205;119644;464;0|206;120108;408;1|207;120516;464;0|208;120980;408;1|209;121388;460;0|210;121848;408;1|211;122256;460;0|212;122716;408;1|213;123124;464;0|214;123588;408;1|215;123996;460;0|216;124456;408;1|217;124864;460;0|218;125324;408;1|219;125732;464;0|220;126196;404;1|221;126600;464;0|222;127064;408;1|223;127472;1332;0|224;128804;404;1|225;129208;464;0|226;129672;408;1|227;130080;460;0|228;130540;408;1|229;130948;1332;0|230;132280;404;1|231;132684;464;0|232;133148;408;1|233;133556;464;0|234;134020;408;1|235;134428;460;0|236;134888;404;1|237;135292;1336;0|238;136628;408;1|239;137036;1328;0|240;138364;408;1|241;138772;1332;0|242;140104;408;1|243;140512;1332;0|244;141844;408;1|245;142252;460;0|246;142712;408;1|247;143120;464;0|248;143584;404;1|249;143988;464;0|250;144452;404;1|251;144856;464;0|252;145320;408;1|253;145728;464;0|254;146192;404;1|255;146596;464;0|256;147060;408;1|257;147468;460;0|258;147928;408;1|259;148336;464;0|260;148800;404;1|261;149204;460;0|262;149664;412;1|263;150076;1332;0|264;151408;404;1|265;151812;1332;0|266;153144;408;1|267;153552;464;0|268;154016;404;1|269;154420;464;0|270;154884;408;1|271;155292;460;0|272;155752;408;1|273;156160;464;0|274;156624;404;1|275;157028;1328;0|276;158356;412;1|277;158768;464;0|278;159232;404;1|279;159636;1332;0|280;160968;408;1|281;161376;460;0|282;161836;412;1|283;162248;460;0|284;162708;404;1|285;163112;464;0|286;163576;408;1|287;163984;464;0|288;164448;404;1|289;164852;460;0|290;165312;412;1|291;165724;460;0|292;166184;408;1|293;166592;464;0|294;167056;380;1|295;167436;488;0|296;167924;408;1|297;168332;460;0|298;168792;408;1|299;169200;464;0|300;169664;408;1|301;170072;460;0|302;170532;408;1|303;170940;460;0|304;171400;408;1|305;171808;464;0|306;172272;408;1|307;172680;460;0|308;173140;408;1|309;173548;464;0|310;174012;404;1|311;174416;460;0|312;174876;408;1|313;175284;468;0|314;175752;400;1|315;176152;1336;0|316;177488;404;1|317;177892;1332;0|318;179224;408;1|319;179632;1328;0|320;180960;412;1|321;181372;460;0|322;181832;408;1|323;182240;464;0|324;182704;404;1|325;183108;464;0|326;183572;408;1|327;183980;460;0|328;184440;408;1|329;184848;460;0|330;185308;408;1|331;185716;464;0|332;186180;404;1|333;186584;464;0|334;187048;408;1|335;187456;460;0|336;187916;408;1|337;188324;464;0|338;188788;408;1|339;189196;1332;0|340;190528;408;1|341;190936;1328;0|342;192264;408;1|343;192672;1332;0|344;194004;432;1|345;194436;436;0|346;194872;408;1|347;195280;464;0|348;195744;404;1|349;196148;464;0|350;196612;408;1|351;197020;464;0|352;197484;404;1|353;197888;1332;0|354;199220;408;1|355;199628;460;0|356;200088;408;1|357;200496;464;0|358;200960;404;1|359;201364;464;0|360;201828;408;1|361;202236;460;0|362;202696;408;1|363;203104;460;0|364;203564;408;1|365;203972;464;0|366;204436;408;1|367;204844;464;0|368;205308;404;1|369;205712;464;0|370;206176;404;1|371;206580;464;0|372;207044;408;1|373;207452;464;0|374;207916;404;1|375;208320;460;0|376;208780;408;1|377;209188;1332;0|378;210520;408;1|379;210928;464;0|380;211392;408;1|381;211800;460;0|382;212260;408;1|383;212668;464;0|384;213132;404;1|385;213536;464;0|386;214000;404;1|387;214404;464;0|388;214868;408;1|389;215276;460;0|390;215736;408;1|391;216144;464;0|392;216608;404;1|393;217012;464;0|394;217476;408;1|395;217884;464;0|396;218348;404;1|397;218752;464;0|398;219216;408;1|399;219624;464;0|400;220088;404;1|401;220492;460;0|402;220952;408;1|403;221360;464;0|404;221824;408;1|405;222232;460;0|406;222692;408;1|407;223100;460;0|408;223560;408;1|409;223968;464;0|410;224432;408;1|411;224840;1332;0|412;226172;404;1|413;226576;1332;0|414;227908;408;1|415;228316;460;0|416;228776;408;1|417;229184;464;0|418;229648;404;1|419;230052;452;0|420;230504;420;1|421;230924;460;0|422;231384;408;1|423;231792;464;0|424;232256;404;1|425;232660;464;0|426;233124;384;1|427;233508;488;0|428;233996;404;1|429;234400;464;0|430;234864;408;1|431;235272;460;0|432;235732;384;1|433;236116;1356;0|434;237472;436;1|435;237908;1300;0|436;239208;408;1|437;239616;464;0|438;240080;408;1|439;240488;1332;0|440;241820;404;1|</text:p>
          </table:table-cell>
          <table:table-cell table:style-name="ce7" table:formula="of:=LEFT([.D35];16)" office:value-type="string" office:string-value="0220E00400000006" calcext:value-type="string">
            <text:p>0220E00400000006</text:p>
          </table:table-cell>
          <table:table-cell table:style-name="ce7" table:formula="of:=RIGHT([.D35];(27*2)-16)" office:value-type="string" office:string-value="0220E00400483C80A100000EE01000010006B0" calcext:value-type="string">
            <text:p>0220E00400483C80A100000EE01000010006B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P1 (H)</text:p>
          </table:table-cell>
          <table:table-cell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5];2*[.R$1]);2);8);4) &amp; RIGHT(HEX2BIN(RIGHT(LEFT([.$J35];2*[.R$1]);2);8);4);2)" office:value-type="string" office:string-value="02" calcext:value-type="string">
            <text:p>02</text:p>
          </table:table-cell>
          <table:table-cell table:style-name="ce6" table:formula="of:=BIN2HEX(LEFT(HEX2BIN(RIGHT(LEFT([.$J35];2*[.S$1]);2);8);4) &amp; RIGHT(HEX2BIN(RIGHT(LEFT([.$J35];2*[.S$1]);2);8);4);2)" office:value-type="string" office:string-value="20" calcext:value-type="string">
            <text:p>20</text:p>
          </table:table-cell>
          <table:table-cell table:style-name="ce6" table:formula="of:=BIN2HEX(LEFT(HEX2BIN(RIGHT(LEFT([.$J35];2*[.T$1]);2);8);4) &amp; RIGHT(HEX2BIN(RIGHT(LEFT([.$J35];2*[.T$1]);2);8);4);2)" office:value-type="string" office:string-value="E0" calcext:value-type="string">
            <text:p>E0</text:p>
          </table:table-cell>
          <table:table-cell table:style-name="ce6" table:formula="of:=BIN2HEX(LEFT(HEX2BIN(RIGHT(LEFT([.$J35];2*[.U$1]);2);8);4) &amp; RIGHT(HEX2BIN(RIGHT(LEFT([.$J35];2*[.U$1]);2);8);4);2)" office:value-type="string" office:string-value="04" calcext:value-type="string">
            <text:p>04</text:p>
          </table:table-cell>
          <table:table-cell table:style-name="ce6" table:formula="of:=BIN2HEX(LEFT(HEX2BIN(RIGHT(LEFT([.$J35];2*[.V$1]);2);8);4) &amp; RIGHT(HEX2BIN(RIGHT(LEFT([.$J35];2*[.V$1]);2);8);4);2)" office:value-type="string" office:string-value="00" calcext:value-type="string">
            <text:p>00</text:p>
          </table:table-cell>
          <table:table-cell table:style-name="ce14" table:formula="of:=BIN2HEX(LEFT(HEX2BIN(RIGHT(LEFT([.$J35];2*[.W$1]);2);8);4) &amp; RIGHT(HEX2BIN(RIGHT(LEFT([.$J35];2*[.W$1]);2);8);4);2)" office:value-type="string" office:string-value="48" calcext:value-type="string">
            <text:p>48</text:p>
          </table:table-cell>
          <table:table-cell table:style-name="ce17" table:formula="of:=BIN2HEX(LEFT(HEX2BIN(RIGHT(LEFT([.$J35];2*[.X$1]);2);8);4) &amp; RIGHT(HEX2BIN(RIGHT(LEFT([.$J35];2*[.X$1]);2);8);4);2)" office:value-type="string" office:string-value="3C" calcext:value-type="string">
            <text:p>3C</text:p>
          </table:table-cell>
          <table:table-cell table:style-name="ce6" table:formula="of:=BIN2HEX(LEFT(HEX2BIN(RIGHT(LEFT([.$J35];2*[.Y$1]);2);8);4) &amp; RIGHT(HEX2BIN(RIGHT(LEFT([.$J35];2*[.Y$1]);2);8);4);2)" office:value-type="string" office:string-value="80" calcext:value-type="string">
            <text:p>80</text:p>
          </table:table-cell>
          <table:table-cell table:style-name="ce6" table:formula="of:=BIN2HEX(LEFT(HEX2BIN(RIGHT(LEFT([.$J35];2*[.Z$1]);2);8);4) &amp; RIGHT(HEX2BIN(RIGHT(LEFT([.$J35];2*[.Z$1]);2);8);4);2)" office:value-type="string" office:string-value="A1" calcext:value-type="string">
            <text:p>A1</text:p>
          </table:table-cell>
          <table:table-cell table:style-name="ce6" table:formula="of:=BIN2HEX(LEFT(HEX2BIN(RIGHT(LEFT([.$J35];2*[.AA$1]);2);8);4) &amp; RIGHT(HEX2BIN(RIGHT(LEFT([.$J35];2*[.AA$1]);2);8);4);2)" office:value-type="string" office:string-value="00" calcext:value-type="string">
            <text:p>00</text:p>
          </table:table-cell>
          <table:table-cell table:style-name="ce6" table:formula="of:=BIN2HEX(LEFT(HEX2BIN(RIGHT(LEFT([.$J35];2*[.AB$1]);2);8);4) &amp; RIGHT(HEX2BIN(RIGHT(LEFT([.$J35];2*[.AB$1]);2);8);4);2)" office:value-type="string" office:string-value="00" calcext:value-type="string">
            <text:p>00</text:p>
          </table:table-cell>
          <table:table-cell table:style-name="ce6" table:formula="of:=BIN2HEX(LEFT(HEX2BIN(RIGHT(LEFT([.$J35];2*[.AC$1]);2);8);4) &amp; RIGHT(HEX2BIN(RIGHT(LEFT([.$J35];2*[.AC$1]);2);8);4);2)" office:value-type="string" office:string-value="0E" calcext:value-type="string">
            <text:p>0E</text:p>
          </table:table-cell>
          <table:table-cell table:style-name="ce6" table:formula="of:=BIN2HEX(LEFT(HEX2BIN(RIGHT(LEFT([.$J35];2*[.AD$1]);2);8);4) &amp; RIGHT(HEX2BIN(RIGHT(LEFT([.$J35];2*[.AD$1]);2);8);4);2)" office:value-type="string" office:string-value="E0" calcext:value-type="string">
            <text:p>E0</text:p>
          </table:table-cell>
          <table:table-cell table:style-name="ce6" table:formula="of:=BIN2HEX(LEFT(HEX2BIN(RIGHT(LEFT([.$J35];2*[.AE$1]);2);8);4) &amp; RIGHT(HEX2BIN(RIGHT(LEFT([.$J35];2*[.AE$1]);2);8);4);2)" office:value-type="string" office:string-value="10" calcext:value-type="string">
            <text:p>10</text:p>
          </table:table-cell>
          <table:table-cell table:style-name="ce6" table:formula="of:=BIN2HEX(LEFT(HEX2BIN(RIGHT(LEFT([.$J35];2*[.AF$1]);2);8);4) &amp; RIGHT(HEX2BIN(RIGHT(LEFT([.$J35];2*[.AF$1]);2);8);4);2)" office:value-type="string" office:string-value="00" calcext:value-type="string">
            <text:p>00</text:p>
          </table:table-cell>
          <table:table-cell table:style-name="ce6" table:formula="of:=BIN2HEX(LEFT(HEX2BIN(RIGHT(LEFT([.$J35];2*[.AG$1]);2);8);4) &amp; RIGHT(HEX2BIN(RIGHT(LEFT([.$J35];2*[.AG$1]);2);8);4);2)" office:value-type="string" office:string-value="01" calcext:value-type="string">
            <text:p>01</text:p>
          </table:table-cell>
          <table:table-cell table:style-name="ce6" table:formula="of:=BIN2HEX(LEFT(HEX2BIN(RIGHT(LEFT([.$J35];2*[.AH$1]);2);8);4) &amp; RIGHT(HEX2BIN(RIGHT(LEFT([.$J35];2*[.AH$1]);2);8);4);2)" office:value-type="string" office:string-value="00" calcext:value-type="string">
            <text:p>00</text:p>
          </table:table-cell>
          <table:table-cell table:style-name="ce6" table:formula="of:=BIN2HEX(LEFT(HEX2BIN(RIGHT(LEFT([.$J35];2*[.AI$1]);2);8);4) &amp; RIGHT(HEX2BIN(RIGHT(LEFT([.$J35];2*[.AI$1]);2);8);4);2)" office:value-type="string" office:string-value="06" calcext:value-type="string">
            <text:p>06</text:p>
          </table:table-cell>
          <table:table-cell table:style-name="ce21" table:formula="of:=BIN2HEX(LEFT(HEX2BIN(RIGHT(LEFT([.$J35];2*[.AJ$1]);2);8);4) &amp; RIGHT(HEX2BIN(RIGHT(LEFT([.$J35];2*[.AJ$1]);2);8);4);2)" office:value-type="string" office:string-value="B0" calcext:value-type="string">
            <text:p>B0</text:p>
          </table:table-cell>
          <table:table-cell table:style-name="ce23" table:formula="of:=DEC2HEX([.CC35];2)" office:value-type="string" office:string-value="B0" calcext:value-type="string">
            <text:p>B0</text:p>
          </table:table-cell>
          <table:table-cell table:style-name="ce27" table:formula="of:=HEX2BIN([.W35];8)" office:value-type="string" office:string-value="01001000" calcext:value-type="string">
            <text:p>01001000</text:p>
          </table:table-cell>
          <table:table-cell table:style-name="ce10" table:formula="of:=LEFT([.AL35];4)" office:value-type="string" office:string-value="0100" calcext:value-type="string">
            <text:p>0100</text:p>
          </table:table-cell>
          <table:table-cell table:style-name="ce10" table:formula="of:=RIGHT([.AM35];1)" office:value-type="string" office:string-value="0" calcext:value-type="string">
            <text:p>0</text:p>
          </table:table-cell>
          <table:table-cell table:style-name="ce30" table:formula="of:=HEX2BIN([.X35];8)" office:value-type="string" office:string-value="00111100" calcext:value-type="string">
            <text:p>00111100</text:p>
          </table:table-cell>
          <table:table-cell table:style-name="ce32" table:formula="of:=LEFT([.AO35];1)" office:value-type="string" office:string-value="0" calcext:value-type="string">
            <text:p>0</text:p>
          </table:table-cell>
          <table:table-cell table:style-name="ce32" table:formula="of:=RIGHT(LEFT([.AO35];2);1)" office:value-type="string" office:string-value="0" calcext:value-type="string">
            <text:p>0</text:p>
          </table:table-cell>
          <table:table-cell table:style-name="ce32" table:formula="of:=RIGHT(LEFT([.AO35];3);1)" office:value-type="string" office:string-value="1" calcext:value-type="string">
            <text:p>1</text:p>
          </table:table-cell>
          <table:table-cell table:style-name="ce32" table:formula="of:=RIGHT(LEFT([.$AO35];4);1)" office:value-type="string" office:string-value="1" calcext:value-type="string">
            <text:p>1</text:p>
          </table:table-cell>
          <table:table-cell table:style-name="ce32" table:formula="of:=RIGHT(LEFT([.$AO35];5);1)" office:value-type="string" office:string-value="1" calcext:value-type="string">
            <text:p>1</text:p>
          </table:table-cell>
          <table:table-cell table:style-name="ce32" table:formula="of:=RIGHT(LEFT([.$AO35];6);1)" office:value-type="string" office:string-value="1" calcext:value-type="string">
            <text:p>1</text:p>
          </table:table-cell>
          <table:table-cell table:style-name="ce32" table:formula="of:=RIGHT(LEFT([.$AO35];7);1)" office:value-type="string" office:string-value="0" calcext:value-type="string">
            <text:p>0</text:p>
          </table:table-cell>
          <table:table-cell table:style-name="ce32" table:formula="of:=RIGHT(LEFT([.$AO35];8);1)" office:value-type="string" office:string-value="0" calcext:value-type="string">
            <text:p>0</text:p>
          </table:table-cell>
          <table:table-cell/>
          <table:table-cell table:style-name="ce6" table:formula="of:=[.AS35]" office:value-type="string" office:string-value="1" calcext:value-type="string">
            <text:p>1</text:p>
          </table:table-cell>
          <table:table-cell table:style-name="ce6" table:formula="of:=[.AT35]" office:value-type="string" office:string-value="1" calcext:value-type="string">
            <text:p>1</text:p>
          </table:table-cell>
          <table:table-cell table:style-name="ce6" table:formula="of:=[.AU35]" office:value-type="string" office:string-value="1" calcext:value-type="string">
            <text:p>1</text:p>
          </table:table-cell>
          <table:table-cell table:style-name="ce6" table:formula="of:=[.AV35]" office:value-type="string" office:string-value="0" calcext:value-type="string">
            <text:p>0</text:p>
          </table:table-cell>
          <table:table-cell table:formula="of:=BIN2DEC([.AY35]&amp;[.AZ35]&amp;[.BA35]&amp;[.BB35])" office:value-type="float" office:value="14" calcext:value-type="float">
            <text:p>14</text:p>
          </table:table-cell>
          <table:table-cell table:style-name="ce36" table:formula="of:=16+[.BC35]" office:value-type="float" office:value="30" calcext:value-type="float">
            <text:p>30</text:p>
          </table:table-cell>
          <table:table-cell/>
          <table:table-cell table:style-name="ce39" table:formula="of:=HEX2BIN([.Z35];8)" office:value-type="string" office:string-value="10100001" calcext:value-type="string">
            <text:p>10100001</text:p>
          </table:table-cell>
          <table:table-cell table:style-name="ce6" table:formula="of:=LEFT([.BF35];4)" office:value-type="string" office:string-value="1010" calcext:value-type="string">
            <text:p>1010</text:p>
          </table:table-cell>
          <table:table-cell table:style-name="ce6" table:formula="of:=RIGHT([.BF35];4)" office:value-type="string" office:string-value="0001" calcext:value-type="string">
            <text:p>0001</text:p>
          </table:table-cell>
          <table:table-cell/>
          <table:table-cell table:style-name="ce10" table:formula="of:=HEX2BIN([.AE35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5])+HEX2DEC([.S35]);256)" office:value-type="float" office:value="34" calcext:value-type="float">
            <text:p>34</text:p>
          </table:table-cell>
          <table:table-cell table:formula="of:=MOD([.BM35]+HEX2DEC([.T35]);256)" office:value-type="float" office:value="2" calcext:value-type="float">
            <text:p>2</text:p>
          </table:table-cell>
          <table:table-cell table:formula="of:=MOD([.BN35]+HEX2DEC([.U35]);256)" office:value-type="float" office:value="6" calcext:value-type="float">
            <text:p>6</text:p>
          </table:table-cell>
          <table:table-cell table:formula="of:=MOD([.BO35]+HEX2DEC([.V35]);256)" office:value-type="float" office:value="6" calcext:value-type="float">
            <text:p>6</text:p>
          </table:table-cell>
          <table:table-cell table:formula="of:=MOD([.BP35]+HEX2DEC([.W35]);256)" office:value-type="float" office:value="78" calcext:value-type="float">
            <text:p>78</text:p>
          </table:table-cell>
          <table:table-cell table:formula="of:=MOD([.BQ35]+HEX2DEC([.X35]);256)" office:value-type="float" office:value="138" calcext:value-type="float">
            <text:p>138</text:p>
          </table:table-cell>
          <table:table-cell table:formula="of:=MOD([.BR35]+HEX2DEC([.Y35]);256)" office:value-type="float" office:value="10" calcext:value-type="float">
            <text:p>10</text:p>
          </table:table-cell>
          <table:table-cell table:formula="of:=MOD([.BS35]+HEX2DEC([.Z35]);256)" office:value-type="float" office:value="171" calcext:value-type="float">
            <text:p>171</text:p>
          </table:table-cell>
          <table:table-cell table:formula="of:=MOD([.BT35]+HEX2DEC([.AA35]);256)" office:value-type="float" office:value="171" calcext:value-type="float">
            <text:p>171</text:p>
          </table:table-cell>
          <table:table-cell table:formula="of:=MOD([.BU35]+HEX2DEC([.AB35]);256)" office:value-type="float" office:value="171" calcext:value-type="float">
            <text:p>171</text:p>
          </table:table-cell>
          <table:table-cell table:formula="of:=MOD([.BV35]+HEX2DEC([.AC35]);256)" office:value-type="float" office:value="185" calcext:value-type="float">
            <text:p>185</text:p>
          </table:table-cell>
          <table:table-cell table:formula="of:=MOD([.BW35]+HEX2DEC([.AD35]);256)" office:value-type="float" office:value="153" calcext:value-type="float">
            <text:p>153</text:p>
          </table:table-cell>
          <table:table-cell table:formula="of:=MOD([.BX35]+HEX2DEC([.AE35]);256)" office:value-type="float" office:value="169" calcext:value-type="float">
            <text:p>169</text:p>
          </table:table-cell>
          <table:table-cell table:formula="of:=MOD([.BY35]+HEX2DEC([.AF35]);256)" office:value-type="float" office:value="169" calcext:value-type="float">
            <text:p>169</text:p>
          </table:table-cell>
          <table:table-cell table:formula="of:=MOD([.BZ35]+HEX2DEC([.AG35]);256)" office:value-type="float" office:value="170" calcext:value-type="float">
            <text:p>170</text:p>
          </table:table-cell>
          <table:table-cell table:formula="of:=MOD([.CA35]+HEX2DEC([.AH35]);256)" office:value-type="float" office:value="170" calcext:value-type="float">
            <text:p>170</text:p>
          </table:table-cell>
          <table:table-cell table:formula="of:=MOD([.CB35]+HEX2DEC([.AI35]);256)" office:value-type="float" office:value="176" calcext:value-type="float">
            <text:p>176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12;1|5;6628;460;0|6;7088;408;1|7;7496;1332;0|8;8828;408;1|9;9236;460;0|10;9696;404;1|11;10100;464;0|12;10564;408;1|13;10972;464;0|14;11436;404;1|15;11840;464;0|16;12304;408;1|17;12712;464;0|18;13176;404;1|19;13580;464;0|20;14044;408;1|21;14452;460;0|22;14912;408;1|23;15320;464;0|24;15784;404;1|25;16188;464;0|26;16652;408;1|27;17060;460;0|28;17520;408;1|29;17928;460;0|30;18388;408;1|31;18796;1332;0|32;20128;408;1|33;20536;460;0|34;20996;408;1|35;21404;464;0|36;21868;408;1|37;22276;460;0|38;22736;408;1|39;23144;460;0|40;23604;408;1|41;24012;464;0|42;24476;408;1|43;24884;460;0|44;25344;404;1|45;25748;464;0|46;26212;408;1|47;26620;1332;0|48;27952;408;1|49;28360;1332;0|50;29692;408;1|51;30100;1328;0|52;31428;408;1|53;31836;464;0|54;32300;404;1|55;32704;464;0|56;33168;408;1|57;33576;1332;0|58;34908;404;1|59;35312;464;0|60;35776;408;1|61;36184;460;0|62;36644;408;1|63;37052;464;0|64;37516;404;1|65;37920;464;0|66;38384;408;1|67;38792;464;0|68;39256;404;1|69;39660;464;0|70;40124;408;1|71;40532;460;0|72;40992;408;1|73;41400;464;0|74;41864;404;1|75;42268;464;0|76;42732;404;1|77;43136;464;0|78;43600;408;1|79;44008;464;0|80;44472;404;1|81;44876;464;0|82;45340;408;1|83;45748;460;0|84;46208;408;1|85;46616;460;0|86;47076;408;1|87;47484;464;0|88;47948;404;1|89;48352;464;0|90;48816;408;1|91;49224;464;0|92;49688;404;1|93;50092;464;0|94;50556;404;1|95;50960;464;0|96;51424;408;1|97;51832;464;0|98;52296;404;1|99;52700;464;0|100;53164;404;1|101;53568;464;0|102;54032;408;1|103;54440;464;0|104;54904;408;1|105;55312;460;0|106;55772;408;1|107;56180;460;0|108;56640;408;1|109;57048;464;0|110;57512;404;1|111;57916;464;0|112;58380;408;1|113;58788;460;0|114;59248;408;1|115;59656;464;0|116;60120;404;1|117;60524;464;0|118;60988;408;1|119;61396;1332;0|120;62728;404;1|121;63132;1332;0|122;64464;408;1|123;64872;460;0|124;65332;408;1|125;65740;464;0|126;66204;408;1|127;66612;464;0|128;67076;404;1|129;67480;460;0|130;67940;408;1|131;68348;464;0|132;68812;432;1|133;69244;10000;0|134;79244;3452;1|135;82696;1768;0|136;84464;404;1|137;84868;464;0|138;85332;408;1|139;85740;1328;0|140;87068;412;1|141;87480;460;0|142;87940;408;1|143;88348;460;0|144;88808;408;1|145;89216;460;0|146;89676;412;1|147;90088;460;0|148;90548;408;1|149;90956;460;0|150;91416;408;1|151;91824;460;0|152;92284;408;1|153;92692;464;0|154;93156;408;1|155;93564;460;0|156;94024;408;1|157;94432;464;0|158;94896;404;1|159;95300;464;0|160;95764;408;1|161;96172;460;0|162;96632;408;1|163;97040;1332;0|164;98372;408;1|165;98780;460;0|166;99240;408;1|167;99648;464;0|168;100112;404;1|169;100516;464;0|170;100980;380;1|171;101360;488;0|172;101848;408;1|173;102256;464;0|174;102720;408;1|175;103128;460;0|176;103588;404;1|177;103992;464;0|178;104456;408;1|179;104864;1332;0|180;106196;408;1|181;106604;1332;0|182;107936;436;1|183;108372;1300;0|184;109672;408;1|185;110080;464;0|186;110544;404;1|187;110948;464;0|188;111412;408;1|189;111820;1332;0|190;113152;404;1|191;113556;464;0|192;114020;408;1|193;114428;460;0|194;114888;408;1|195;115296;464;0|196;115760;404;1|197;116164;464;0|198;116628;404;1|199;117032;464;0|200;117496;408;1|201;117904;464;0|202;118368;404;1|203;118772;464;0|204;119236;408;1|205;119644;460;0|206;120104;408;1|207;120512;464;0|208;120976;408;1|209;121384;460;0|210;121844;408;1|211;122252;460;0|212;122712;408;1|213;123120;464;0|214;123584;408;1|215;123992;460;0|216;124452;408;1|217;124860;464;0|218;125324;404;1|219;125728;464;0|220;126192;380;1|221;126572;488;0|222;127060;408;1|223;127468;1332;0|224;128800;408;1|225;129208;460;0|226;129668;408;1|227;130076;460;0|228;130536;408;1|229;130944;1332;0|230;132276;408;1|231;132684;464;0|232;133148;404;1|233;133552;464;0|234;134016;404;1|235;134420;464;0|236;134884;408;1|237;135292;1332;0|238;136624;408;1|239;137032;1328;0|240;138360;408;1|241;138768;1332;0|242;140100;436;1|243;140536;1304;0|244;141840;404;1|245;142244;464;0|246;142708;408;1|247;143116;460;0|248;143576;408;1|249;143984;464;0|250;144448;404;1|251;144852;464;0|252;145316;408;1|253;145724;464;0|254;146188;404;1|255;146592;464;0|256;147056;404;1|257;147460;464;0|258;147924;408;1|259;148332;464;0|260;148796;404;1|261;149200;464;0|262;149664;408;1|263;150072;1332;0|264;151404;404;1|265;151808;1332;0|266;153140;408;1|267;153548;1332;0|268;154880;408;1|269;155288;1328;0|270;156616;408;1|271;157024;1332;0|272;158356;408;1|273;158764;460;0|274;159224;408;1|275;159632;1332;0|276;160964;408;1|277;161372;460;0|278;161832;408;1|279;162240;1332;0|280;163572;408;1|281;163980;460;0|282;164440;408;1|283;164848;464;0|284;165312;408;1|285;165720;460;0|286;166180;408;1|287;166588;464;0|288;167052;404;1|289;167456;464;0|290;167920;412;1|291;168332;460;0|292;168792;404;1|293;169196;460;0|294;169656;408;1|295;170064;464;0|296;170528;408;1|297;170936;460;0|298;171396;384;1|299;171780;488;0|300;172268;404;1|301;172672;464;0|302;173136;408;1|303;173544;460;0|304;174004;408;1|305;174412;460;0|306;174872;408;1|307;175280;464;0|308;175744;408;1|309;176152;464;0|310;176616;404;1|311;177020;464;0|312;177484;404;1|313;177888;464;0|314;178352;408;1|315;178760;1328;0|316;180088;408;1|317;180496;1332;0|318;181828;408;1|319;182236;1332;0|320;183568;408;1|321;183976;460;0|322;184436;408;1|323;184844;460;0|324;185304;408;1|325;185712;464;0|326;186176;408;1|327;186584;464;0|328;187048;404;1|329;187452;460;0|330;187912;412;1|331;188324;460;0|332;188784;408;1|333;189192;460;0|334;189652;380;1|335;190032;492;0|336;190524;404;1|337;190928;464;0|338;191392;408;1|339;191800;1332;0|340;193132;404;1|341;193536;1332;0|342;194868;408;1|343;195276;1332;0|344;196608;408;1|345;197016;460;0|346;197476;408;1|347;197884;464;0|348;198348;404;1|349;198752;464;0|350;199216;408;1|351;199624;460;0|352;200084;408;1|353;200492;1332;0|354;201824;404;1|355;202228;464;0|356;202692;408;1|357;203100;464;0|358;203564;408;1|359;203972;460;0|360;204432;408;1|361;204840;460;0|362;205300;408;1|363;205708;464;0|364;206172;408;1|365;206580;460;0|366;207040;408;1|367;207448;460;0|368;207908;408;1|369;208316;464;0|370;208780;404;1|371;209184;464;0|372;209648;408;1|373;210056;460;0|374;210516;408;1|375;210924;464;0|376;211388;408;1|377;211796;1328;0|378;213124;408;1|379;213532;464;0|380;213996;404;1|381;214400;464;0|382;214864;404;1|383;215268;464;0|384;215732;408;1|385;216140;464;0|386;216604;404;1|387;217008;464;0|388;217472;404;1|389;217876;468;0|390;218344;404;1|391;218748;464;0|392;219212;408;1|393;219620;460;0|394;220080;408;1|395;220488;460;0|396;220948;408;1|397;221356;464;0|398;221820;404;1|399;222224;464;0|400;222688;408;1|401;223096;460;0|402;223556;408;1|403;223964;464;0|404;224428;408;1|405;224836;460;0|406;225296;408;1|407;225704;464;0|408;226168;408;1|409;226576;460;0|410;227036;380;1|411;227416;1360;0|412;228776;408;1|413;229184;1332;0|414;230516;404;1|415;230920;460;0|416;231380;408;1|417;231788;464;0|418;232252;408;1|419;232660;460;0|420;233120;408;1|421;233528;464;0|422;233992;404;1|423;234396;464;0|424;234860;404;1|425;235264;464;0|426;235728;408;1|427;236136;1332;0|428;237468;408;1|429;237876;1328;0|430;239204;408;1|431;239612;1332;0|432;240944;408;1|433;241352;1332;0|434;242684;408;1|435;243092;1328;0|436;244420;408;1|437;244828;464;0|438;245292;408;1|439;245700;1332;0|440;247032;404;1|</text:p>
          </table:table-cell>
          <table:table-cell table:style-name="ce7" table:formula="of:=LEFT([.D36];16)" office:value-type="string" office:string-value="0220E00400000006" calcext:value-type="string">
            <text:p>0220E00400000006</text:p>
          </table:table-cell>
          <table:table-cell table:style-name="ce7" table:formula="of:=RIGHT([.D36];(27*2)-16)" office:value-type="string" office:string-value="0220E00400483C80AF00000EE01000010006BE" calcext:value-type="string">
            <text:p>0220E00400483C80AF00000EE01000010006B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36];2*[.R$1]);2);8);4) &amp; RIGHT(HEX2BIN(RIGHT(LEFT([.$J36];2*[.R$1]);2);8);4);2)" office:value-type="string" office:string-value="02" calcext:value-type="string">
            <text:p>02</text:p>
          </table:table-cell>
          <table:table-cell table:style-name="ce6" table:formula="of:=BIN2HEX(LEFT(HEX2BIN(RIGHT(LEFT([.$J36];2*[.S$1]);2);8);4) &amp; RIGHT(HEX2BIN(RIGHT(LEFT([.$J36];2*[.S$1]);2);8);4);2)" office:value-type="string" office:string-value="20" calcext:value-type="string">
            <text:p>20</text:p>
          </table:table-cell>
          <table:table-cell table:style-name="ce6" table:formula="of:=BIN2HEX(LEFT(HEX2BIN(RIGHT(LEFT([.$J36];2*[.T$1]);2);8);4) &amp; RIGHT(HEX2BIN(RIGHT(LEFT([.$J36];2*[.T$1]);2);8);4);2)" office:value-type="string" office:string-value="E0" calcext:value-type="string">
            <text:p>E0</text:p>
          </table:table-cell>
          <table:table-cell table:style-name="ce6" table:formula="of:=BIN2HEX(LEFT(HEX2BIN(RIGHT(LEFT([.$J36];2*[.U$1]);2);8);4) &amp; RIGHT(HEX2BIN(RIGHT(LEFT([.$J36];2*[.U$1]);2);8);4);2)" office:value-type="string" office:string-value="04" calcext:value-type="string">
            <text:p>04</text:p>
          </table:table-cell>
          <table:table-cell table:style-name="ce6" table:formula="of:=BIN2HEX(LEFT(HEX2BIN(RIGHT(LEFT([.$J36];2*[.V$1]);2);8);4) &amp; RIGHT(HEX2BIN(RIGHT(LEFT([.$J36];2*[.V$1]);2);8);4);2)" office:value-type="string" office:string-value="00" calcext:value-type="string">
            <text:p>00</text:p>
          </table:table-cell>
          <table:table-cell table:style-name="ce14" table:formula="of:=BIN2HEX(LEFT(HEX2BIN(RIGHT(LEFT([.$J36];2*[.W$1]);2);8);4) &amp; RIGHT(HEX2BIN(RIGHT(LEFT([.$J36];2*[.W$1]);2);8);4);2)" office:value-type="string" office:string-value="48" calcext:value-type="string">
            <text:p>48</text:p>
          </table:table-cell>
          <table:table-cell table:style-name="ce17" table:formula="of:=BIN2HEX(LEFT(HEX2BIN(RIGHT(LEFT([.$J36];2*[.X$1]);2);8);4) &amp; RIGHT(HEX2BIN(RIGHT(LEFT([.$J36];2*[.X$1]);2);8);4);2)" office:value-type="string" office:string-value="3C" calcext:value-type="string">
            <text:p>3C</text:p>
          </table:table-cell>
          <table:table-cell table:style-name="ce6" table:formula="of:=BIN2HEX(LEFT(HEX2BIN(RIGHT(LEFT([.$J36];2*[.Y$1]);2);8);4) &amp; RIGHT(HEX2BIN(RIGHT(LEFT([.$J36];2*[.Y$1]);2);8);4);2)" office:value-type="string" office:string-value="80" calcext:value-type="string">
            <text:p>80</text:p>
          </table:table-cell>
          <table:table-cell table:style-name="ce6" table:formula="of:=BIN2HEX(LEFT(HEX2BIN(RIGHT(LEFT([.$J36];2*[.Z$1]);2);8);4) &amp; RIGHT(HEX2BIN(RIGHT(LEFT([.$J36];2*[.Z$1]);2);8);4);2)" office:value-type="string" office:string-value="AF" calcext:value-type="string">
            <text:p>AF</text:p>
          </table:table-cell>
          <table:table-cell table:style-name="ce6" table:formula="of:=BIN2HEX(LEFT(HEX2BIN(RIGHT(LEFT([.$J36];2*[.AA$1]);2);8);4) &amp; RIGHT(HEX2BIN(RIGHT(LEFT([.$J36];2*[.AA$1]);2);8);4);2)" office:value-type="string" office:string-value="00" calcext:value-type="string">
            <text:p>00</text:p>
          </table:table-cell>
          <table:table-cell table:style-name="ce6" table:formula="of:=BIN2HEX(LEFT(HEX2BIN(RIGHT(LEFT([.$J36];2*[.AB$1]);2);8);4) &amp; RIGHT(HEX2BIN(RIGHT(LEFT([.$J36];2*[.AB$1]);2);8);4);2)" office:value-type="string" office:string-value="00" calcext:value-type="string">
            <text:p>00</text:p>
          </table:table-cell>
          <table:table-cell table:style-name="ce6" table:formula="of:=BIN2HEX(LEFT(HEX2BIN(RIGHT(LEFT([.$J36];2*[.AC$1]);2);8);4) &amp; RIGHT(HEX2BIN(RIGHT(LEFT([.$J36];2*[.AC$1]);2);8);4);2)" office:value-type="string" office:string-value="0E" calcext:value-type="string">
            <text:p>0E</text:p>
          </table:table-cell>
          <table:table-cell table:style-name="ce6" table:formula="of:=BIN2HEX(LEFT(HEX2BIN(RIGHT(LEFT([.$J36];2*[.AD$1]);2);8);4) &amp; RIGHT(HEX2BIN(RIGHT(LEFT([.$J36];2*[.AD$1]);2);8);4);2)" office:value-type="string" office:string-value="E0" calcext:value-type="string">
            <text:p>E0</text:p>
          </table:table-cell>
          <table:table-cell table:style-name="ce6" table:formula="of:=BIN2HEX(LEFT(HEX2BIN(RIGHT(LEFT([.$J36];2*[.AE$1]);2);8);4) &amp; RIGHT(HEX2BIN(RIGHT(LEFT([.$J36];2*[.AE$1]);2);8);4);2)" office:value-type="string" office:string-value="10" calcext:value-type="string">
            <text:p>10</text:p>
          </table:table-cell>
          <table:table-cell table:style-name="ce6" table:formula="of:=BIN2HEX(LEFT(HEX2BIN(RIGHT(LEFT([.$J36];2*[.AF$1]);2);8);4) &amp; RIGHT(HEX2BIN(RIGHT(LEFT([.$J36];2*[.AF$1]);2);8);4);2)" office:value-type="string" office:string-value="00" calcext:value-type="string">
            <text:p>00</text:p>
          </table:table-cell>
          <table:table-cell table:style-name="ce6" table:formula="of:=BIN2HEX(LEFT(HEX2BIN(RIGHT(LEFT([.$J36];2*[.AG$1]);2);8);4) &amp; RIGHT(HEX2BIN(RIGHT(LEFT([.$J36];2*[.AG$1]);2);8);4);2)" office:value-type="string" office:string-value="01" calcext:value-type="string">
            <text:p>01</text:p>
          </table:table-cell>
          <table:table-cell table:style-name="ce6" table:formula="of:=BIN2HEX(LEFT(HEX2BIN(RIGHT(LEFT([.$J36];2*[.AH$1]);2);8);4) &amp; RIGHT(HEX2BIN(RIGHT(LEFT([.$J36];2*[.AH$1]);2);8);4);2)" office:value-type="string" office:string-value="00" calcext:value-type="string">
            <text:p>00</text:p>
          </table:table-cell>
          <table:table-cell table:style-name="ce6" table:formula="of:=BIN2HEX(LEFT(HEX2BIN(RIGHT(LEFT([.$J36];2*[.AI$1]);2);8);4) &amp; RIGHT(HEX2BIN(RIGHT(LEFT([.$J36];2*[.AI$1]);2);8);4);2)" office:value-type="string" office:string-value="06" calcext:value-type="string">
            <text:p>06</text:p>
          </table:table-cell>
          <table:table-cell table:style-name="ce21" table:formula="of:=BIN2HEX(LEFT(HEX2BIN(RIGHT(LEFT([.$J36];2*[.AJ$1]);2);8);4) &amp; RIGHT(HEX2BIN(RIGHT(LEFT([.$J36];2*[.AJ$1]);2);8);4);2)" office:value-type="string" office:string-value="BE" calcext:value-type="string">
            <text:p>BE</text:p>
          </table:table-cell>
          <table:table-cell table:style-name="ce23" table:formula="of:=DEC2HEX([.CC36];2)" office:value-type="string" office:string-value="BE" calcext:value-type="string">
            <text:p>BE</text:p>
          </table:table-cell>
          <table:table-cell table:style-name="ce27" table:formula="of:=HEX2BIN([.W36];8)" office:value-type="string" office:string-value="01001000" calcext:value-type="string">
            <text:p>01001000</text:p>
          </table:table-cell>
          <table:table-cell table:style-name="ce10" table:formula="of:=LEFT([.AL36];4)" office:value-type="string" office:string-value="0100" calcext:value-type="string">
            <text:p>0100</text:p>
          </table:table-cell>
          <table:table-cell table:style-name="ce10" table:formula="of:=RIGHT([.AM36];1)" office:value-type="string" office:string-value="0" calcext:value-type="string">
            <text:p>0</text:p>
          </table:table-cell>
          <table:table-cell table:style-name="ce30" table:formula="of:=HEX2BIN([.X36];8)" office:value-type="string" office:string-value="00111100" calcext:value-type="string">
            <text:p>00111100</text:p>
          </table:table-cell>
          <table:table-cell table:style-name="ce32" table:formula="of:=LEFT([.AO36];1)" office:value-type="string" office:string-value="0" calcext:value-type="string">
            <text:p>0</text:p>
          </table:table-cell>
          <table:table-cell table:style-name="ce32" table:formula="of:=RIGHT(LEFT([.AO36];2);1)" office:value-type="string" office:string-value="0" calcext:value-type="string">
            <text:p>0</text:p>
          </table:table-cell>
          <table:table-cell table:style-name="ce32" table:formula="of:=RIGHT(LEFT([.AO36];3);1)" office:value-type="string" office:string-value="1" calcext:value-type="string">
            <text:p>1</text:p>
          </table:table-cell>
          <table:table-cell table:style-name="ce32" table:formula="of:=RIGHT(LEFT([.$AO36];4);1)" office:value-type="string" office:string-value="1" calcext:value-type="string">
            <text:p>1</text:p>
          </table:table-cell>
          <table:table-cell table:style-name="ce32" table:formula="of:=RIGHT(LEFT([.$AO36];5);1)" office:value-type="string" office:string-value="1" calcext:value-type="string">
            <text:p>1</text:p>
          </table:table-cell>
          <table:table-cell table:style-name="ce32" table:formula="of:=RIGHT(LEFT([.$AO36];6);1)" office:value-type="string" office:string-value="1" calcext:value-type="string">
            <text:p>1</text:p>
          </table:table-cell>
          <table:table-cell table:style-name="ce32" table:formula="of:=RIGHT(LEFT([.$AO36];7);1)" office:value-type="string" office:string-value="0" calcext:value-type="string">
            <text:p>0</text:p>
          </table:table-cell>
          <table:table-cell table:style-name="ce32" table:formula="of:=RIGHT(LEFT([.$AO36];8);1)" office:value-type="string" office:string-value="0" calcext:value-type="string">
            <text:p>0</text:p>
          </table:table-cell>
          <table:table-cell/>
          <table:table-cell table:style-name="ce6" table:formula="of:=[.AS36]" office:value-type="string" office:string-value="1" calcext:value-type="string">
            <text:p>1</text:p>
          </table:table-cell>
          <table:table-cell table:style-name="ce6" table:formula="of:=[.AT36]" office:value-type="string" office:string-value="1" calcext:value-type="string">
            <text:p>1</text:p>
          </table:table-cell>
          <table:table-cell table:style-name="ce6" table:formula="of:=[.AU36]" office:value-type="string" office:string-value="1" calcext:value-type="string">
            <text:p>1</text:p>
          </table:table-cell>
          <table:table-cell table:style-name="ce6" table:formula="of:=[.AV36]" office:value-type="string" office:string-value="0" calcext:value-type="string">
            <text:p>0</text:p>
          </table:table-cell>
          <table:table-cell table:formula="of:=BIN2DEC([.AY36]&amp;[.AZ36]&amp;[.BA36]&amp;[.BB36])" office:value-type="float" office:value="14" calcext:value-type="float">
            <text:p>14</text:p>
          </table:table-cell>
          <table:table-cell table:style-name="ce36" table:formula="of:=16+[.BC36]" office:value-type="float" office:value="30" calcext:value-type="float">
            <text:p>30</text:p>
          </table:table-cell>
          <table:table-cell/>
          <table:table-cell table:style-name="ce39" table:formula="of:=HEX2BIN([.Z36];8)" office:value-type="string" office:string-value="10101111" calcext:value-type="string">
            <text:p>10101111</text:p>
          </table:table-cell>
          <table:table-cell table:style-name="ce6" table:formula="of:=LEFT([.BF36];4)" office:value-type="string" office:string-value="1010" calcext:value-type="string">
            <text:p>1010</text:p>
          </table:table-cell>
          <table:table-cell table:style-name="ce6" table:formula="of:=RIGHT([.BF36];4)" office:value-type="string" office:string-value="1111" calcext:value-type="string">
            <text:p>1111</text:p>
          </table:table-cell>
          <table:table-cell/>
          <table:table-cell table:style-name="ce10" table:formula="of:=HEX2BIN([.AE36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6])+HEX2DEC([.S36]);256)" office:value-type="float" office:value="34" calcext:value-type="float">
            <text:p>34</text:p>
          </table:table-cell>
          <table:table-cell table:formula="of:=MOD([.BM36]+HEX2DEC([.T36]);256)" office:value-type="float" office:value="2" calcext:value-type="float">
            <text:p>2</text:p>
          </table:table-cell>
          <table:table-cell table:formula="of:=MOD([.BN36]+HEX2DEC([.U36]);256)" office:value-type="float" office:value="6" calcext:value-type="float">
            <text:p>6</text:p>
          </table:table-cell>
          <table:table-cell table:formula="of:=MOD([.BO36]+HEX2DEC([.V36]);256)" office:value-type="float" office:value="6" calcext:value-type="float">
            <text:p>6</text:p>
          </table:table-cell>
          <table:table-cell table:formula="of:=MOD([.BP36]+HEX2DEC([.W36]);256)" office:value-type="float" office:value="78" calcext:value-type="float">
            <text:p>78</text:p>
          </table:table-cell>
          <table:table-cell table:formula="of:=MOD([.BQ36]+HEX2DEC([.X36]);256)" office:value-type="float" office:value="138" calcext:value-type="float">
            <text:p>138</text:p>
          </table:table-cell>
          <table:table-cell table:formula="of:=MOD([.BR36]+HEX2DEC([.Y36]);256)" office:value-type="float" office:value="10" calcext:value-type="float">
            <text:p>10</text:p>
          </table:table-cell>
          <table:table-cell table:formula="of:=MOD([.BS36]+HEX2DEC([.Z36]);256)" office:value-type="float" office:value="185" calcext:value-type="float">
            <text:p>185</text:p>
          </table:table-cell>
          <table:table-cell table:formula="of:=MOD([.BT36]+HEX2DEC([.AA36]);256)" office:value-type="float" office:value="185" calcext:value-type="float">
            <text:p>185</text:p>
          </table:table-cell>
          <table:table-cell table:formula="of:=MOD([.BU36]+HEX2DEC([.AB36]);256)" office:value-type="float" office:value="185" calcext:value-type="float">
            <text:p>185</text:p>
          </table:table-cell>
          <table:table-cell table:formula="of:=MOD([.BV36]+HEX2DEC([.AC36]);256)" office:value-type="float" office:value="199" calcext:value-type="float">
            <text:p>199</text:p>
          </table:table-cell>
          <table:table-cell table:formula="of:=MOD([.BW36]+HEX2DEC([.AD36]);256)" office:value-type="float" office:value="167" calcext:value-type="float">
            <text:p>167</text:p>
          </table:table-cell>
          <table:table-cell table:formula="of:=MOD([.BX36]+HEX2DEC([.AE36]);256)" office:value-type="float" office:value="183" calcext:value-type="float">
            <text:p>183</text:p>
          </table:table-cell>
          <table:table-cell table:formula="of:=MOD([.BY36]+HEX2DEC([.AF36]);256)" office:value-type="float" office:value="183" calcext:value-type="float">
            <text:p>183</text:p>
          </table:table-cell>
          <table:table-cell table:formula="of:=MOD([.BZ36]+HEX2DEC([.AG36]);256)" office:value-type="float" office:value="184" calcext:value-type="float">
            <text:p>184</text:p>
          </table:table-cell>
          <table:table-cell table:formula="of:=MOD([.CA36]+HEX2DEC([.AH36]);256)" office:value-type="float" office:value="184" calcext:value-type="float">
            <text:p>184</text:p>
          </table:table-cell>
          <table:table-cell table:formula="of:=MOD([.CB36]+HEX2DEC([.AI36]);256)" office:value-type="float" office:value="190" calcext:value-type="float">
            <text:p>19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7F00000EE010000100068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8;0|4;6220;404;1|5;6624;464;0|6;7088;408;1|7;7496;1332;0|8;8828;404;1|9;9232;464;0|10;9696;408;1|11;10104;460;0|12;10564;412;1|13;10976;460;0|14;11436;404;1|15;11840;464;0|16;12304;404;1|17;12708;464;0|18;13172;408;1|19;13580;460;0|20;14040;408;1|21;14448;464;0|22;14912;408;1|23;15320;464;0|24;15784;404;1|25;16188;464;0|26;16652;404;1|27;17056;464;0|28;17520;408;1|29;17928;460;0|30;18388;408;1|31;18796;1332;0|32;20128;408;1|33;20536;460;0|34;20996;408;1|35;21404;464;0|36;21868;404;1|37;22272;464;0|38;22736;408;1|39;23144;460;0|40;23604;408;1|41;24012;464;0|42;24476;404;1|43;24880;464;0|44;25344;408;1|45;25752;460;0|46;26212;408;1|47;26620;1332;0|48;27952;408;1|49;28360;1328;0|50;29688;412;1|51;30100;1328;0|52;31428;408;1|53;31836;464;0|54;32300;408;1|55;32708;460;0|56;33168;408;1|57;33576;1332;0|58;34908;404;1|59;35312;464;0|60;35776;408;1|61;36184;464;0|62;36648;404;1|63;37052;464;0|64;37516;404;1|65;37920;464;0|66;38384;408;1|67;38792;460;0|68;39252;408;1|69;39660;464;0|70;40124;408;1|71;40532;460;0|72;40992;408;1|73;41400;460;0|74;41860;408;1|75;42268;464;0|76;42732;408;1|77;43140;460;0|78;43600;408;1|79;44008;460;0|80;44468;408;1|81;44876;464;0|82;45340;408;1|83;45748;460;0|84;46208;408;1|85;46616;460;0|86;47076;408;1|87;47484;464;0|88;47948;408;1|89;48356;460;0|90;48816;384;1|91;49200;484;0|92;49684;408;1|93;50092;464;0|94;50556;408;1|95;50964;460;0|96;51424;384;1|97;51808;484;0|98;52292;408;1|99;52700;464;0|100;53164;408;1|101;53572;460;0|102;54032;408;1|103;54440;464;0|104;54904;404;1|105;55308;464;0|106;55772;404;1|107;56176;464;0|108;56640;408;1|109;57048;464;0|110;57512;404;1|111;57916;464;0|112;58380;408;1|113;58788;460;0|114;59248;408;1|115;59656;464;0|116;60120;404;1|117;60524;464;0|118;60988;408;1|119;61396;1328;0|120;62724;436;1|121;63160;1304;0|122;64464;408;1|123;64872;460;0|124;65332;408;1|125;65740;464;0|126;66204;408;1|127;66612;460;0|128;67072;404;1|129;67476;464;0|130;67940;412;1|131;68352;460;0|132;68812;404;1|133;69216;10032;0|134;79248;3452;1|135;82700;1764;0|136;84464;408;1|137;84872;464;0|138;85336;404;1|139;85740;1332;0|140;87072;412;1|141;87484;460;0|142;87944;408;1|143;88352;460;0|144;88812;408;1|145;89220;464;0|146;89684;404;1|147;90088;464;0|148;90552;408;1|149;90960;460;0|150;91420;408;1|151;91828;464;0|152;92292;404;1|153;92696;464;0|154;93160;404;1|155;93564;464;0|156;94028;408;1|157;94436;460;0|158;94896;408;1|159;95304;464;0|160;95768;408;1|161;96176;460;0|162;96636;408;1|163;97044;1332;0|164;98376;408;1|165;98784;460;0|166;99244;408;1|167;99652;464;0|168;100116;404;1|169;100520;464;0|170;100984;408;1|171;101392;460;0|172;101852;408;1|173;102260;460;0|174;102720;408;1|175;103128;464;0|176;103592;408;1|177;104000;460;0|178;104460;408;1|179;104868;1332;0|180;106200;404;1|181;106604;1336;0|182;107940;408;1|183;108348;1328;0|184;109676;408;1|185;110084;464;0|186;110548;404;1|187;110952;464;0|188;111416;408;1|189;111824;1332;0|190;113156;404;1|191;113560;464;0|192;114024;408;1|193;114432;460;0|194;114892;408;1|195;115300;464;0|196;115764;404;1|197;116168;464;0|198;116632;408;1|199;117040;460;0|200;117500;408;1|201;117908;460;0|202;118368;412;1|203;118780;460;0|204;119240;408;1|205;119648;464;0|206;120112;404;1|207;120516;464;0|208;120980;404;1|209;121384;464;0|210;121848;408;1|211;122256;464;0|212;122720;404;1|213;123124;464;0|214;123588;408;1|215;123996;460;0|216;124456;408;1|217;124864;464;0|218;125328;404;1|219;125732;464;0|220;126196;408;1|221;126604;460;0|222;127064;408;1|223;127472;1332;0|224;128804;404;1|225;129208;464;0|226;129672;408;1|227;130080;464;0|228;130544;404;1|229;130948;1332;0|230;132280;408;1|231;132688;460;0|232;133148;408;1|233;133556;464;0|234;134020;404;1|235;134424;464;0|236;134888;408;1|237;135296;1328;0|238;136624;412;1|239;137036;1328;0|240;138364;408;1|241;138772;1332;0|242;140104;408;1|243;140512;1332;0|244;141844;408;1|245;142252;460;0|246;142712;408;1|247;143120;460;0|248;143580;408;1|249;143988;464;0|250;144452;404;1|251;144856;464;0|252;145320;408;1|253;145728;460;0|254;146188;408;1|255;146596;464;0|256;147060;408;1|257;147468;460;0|258;147928;408;1|259;148336;464;0|260;148800;404;1|261;149204;464;0|262;149668;408;1|263;150076;1328;0|264;151404;408;1|265;151812;1332;0|266;153144;408;1|267;153552;1328;0|268;154880;412;1|269;155292;1328;0|270;156620;408;1|271;157028;1332;0|272;158360;408;1|273;158768;1332;0|274;160100;408;1|275;160508;1328;0|276;161836;412;1|277;162248;1328;0|278;163576;408;1|279;163984;464;0|280;164448;404;1|281;164852;464;0|282;165316;408;1|283;165724;460;0|284;166184;408;1|285;166592;460;0|286;167052;408;1|287;167460;464;0|288;167924;408;1|289;168332;464;0|290;168796;404;1|291;169200;460;0|292;169660;412;1|293;170072;460;0|294;170532;408;1|295;170940;460;0|296;171400;408;1|297;171808;464;0|298;172272;404;1|299;172676;464;0|300;173140;404;1|301;173544;464;0|302;174008;408;1|303;174416;460;0|304;174876;420;1|305;175296;452;0|306;175748;408;1|307;176156;460;0|308;176616;404;1|309;177020;468;0|310;177488;408;1|311;177896;460;0|312;178356;408;1|313;178764;460;0|314;179224;408;1|315;179632;1332;0|316;180964;408;1|317;181372;1328;0|318;182700;408;1|319;183108;1332;0|320;184440;408;1|321;184848;460;0|322;185308;412;1|323;185720;460;0|324;186180;384;1|325;186564;484;0|326;187048;408;1|327;187456;464;0|328;187920;404;1|329;188324;464;0|330;188788;408;1|331;189196;460;0|332;189656;408;1|333;190064;464;0|334;190528;404;1|335;190932;464;0|336;191396;408;1|337;191804;460;0|338;192264;408;1|339;192672;1332;0|340;194004;408;1|341;194412;1332;0|342;195744;404;1|343;196148;1332;0|344;197480;408;1|345;197888;464;0|346;198352;404;1|347;198756;464;0|348;199220;408;1|349;199628;460;0|350;200088;436;1|351;200524;436;0|352;200960;408;1|353;201368;1332;0|354;202700;404;1|355;203104;460;0|356;203564;408;1|357;203972;464;0|358;204436;404;1|359;204840;468;0|360;205308;404;1|361;205712;464;0|362;206176;408;1|363;206584;460;0|364;207044;408;1|365;207452;460;0|366;207912;408;1|367;208320;464;0|368;208784;404;1|369;209188;464;0|370;209652;408;1|371;210060;460;0|372;210520;408;1|373;210928;464;0|374;211392;404;1|375;211796;464;0|376;212260;408;1|377;212668;1332;0|378;214000;404;1|379;214404;464;0|380;214868;408;1|381;215276;464;0|382;215740;404;1|383;216144;464;0|384;216608;404;1|385;217012;464;0|386;217476;408;1|387;217884;464;0|388;218348;404;1|389;218752;464;0|390;219216;404;1|391;219620;464;0|392;220084;408;1|393;220492;464;0|394;220956;380;1|395;221336;488;0|396;221824;408;1|397;222232;460;0|398;222692;408;1|399;223100;460;0|400;223560;408;1|401;223968;464;0|402;224432;404;1|403;224836;468;0|404;225304;404;1|405;225708;460;0|406;226168;408;1|407;226576;464;0|408;227040;404;1|409;227444;468;0|410;227912;404;1|411;228316;1328;0|412;229644;408;1|413;230052;1336;0|414;231388;404;1|415;231792;464;0|416;232256;404;1|417;232660;464;0|418;233124;408;1|419;233532;460;0|420;233992;408;1|421;234400;464;0|422;234864;404;1|423;235268;464;0|424;235732;408;1|425;236140;460;0|426;236600;408;1|427;237008;1332;0|428;238340;408;1|429;238748;1332;0|430;240080;408;1|431;240488;1328;0|432;241816;412;1|433;242228;460;0|434;242688;408;1|435;243096;460;0|436;243556;408;1|437;243964;464;0|438;244428;404;1|439;244832;1332;0|440;246164;408;1|</text:p>
          </table:table-cell>
          <table:table-cell table:style-name="ce7" table:formula="of:=LEFT([.D37];16)" office:value-type="string" office:string-value="0220E00400000006" calcext:value-type="string">
            <text:p>0220E00400000006</text:p>
          </table:table-cell>
          <table:table-cell table:style-name="ce7" table:formula="of:=RIGHT([.D37];(27*2)-16)" office:value-type="string" office:string-value="0220E00400483C807F00000EE010000100068E" calcext:value-type="string">
            <text:p>0220E00400483C807F00000EE010000100068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F5</text:p>
          </table:table-cell>
          <table:table-cell/>
          <table:table-cell table:style-name="ce6" table:formula="of:=BIN2HEX(LEFT(HEX2BIN(RIGHT(LEFT([.$J37];2*[.R$1]);2);8);4) &amp; RIGHT(HEX2BIN(RIGHT(LEFT([.$J37];2*[.R$1]);2);8);4);2)" office:value-type="string" office:string-value="02" calcext:value-type="string">
            <text:p>02</text:p>
          </table:table-cell>
          <table:table-cell table:style-name="ce6" table:formula="of:=BIN2HEX(LEFT(HEX2BIN(RIGHT(LEFT([.$J37];2*[.S$1]);2);8);4) &amp; RIGHT(HEX2BIN(RIGHT(LEFT([.$J37];2*[.S$1]);2);8);4);2)" office:value-type="string" office:string-value="20" calcext:value-type="string">
            <text:p>20</text:p>
          </table:table-cell>
          <table:table-cell table:style-name="ce6" table:formula="of:=BIN2HEX(LEFT(HEX2BIN(RIGHT(LEFT([.$J37];2*[.T$1]);2);8);4) &amp; RIGHT(HEX2BIN(RIGHT(LEFT([.$J37];2*[.T$1]);2);8);4);2)" office:value-type="string" office:string-value="E0" calcext:value-type="string">
            <text:p>E0</text:p>
          </table:table-cell>
          <table:table-cell table:style-name="ce6" table:formula="of:=BIN2HEX(LEFT(HEX2BIN(RIGHT(LEFT([.$J37];2*[.U$1]);2);8);4) &amp; RIGHT(HEX2BIN(RIGHT(LEFT([.$J37];2*[.U$1]);2);8);4);2)" office:value-type="string" office:string-value="04" calcext:value-type="string">
            <text:p>04</text:p>
          </table:table-cell>
          <table:table-cell table:style-name="ce6" table:formula="of:=BIN2HEX(LEFT(HEX2BIN(RIGHT(LEFT([.$J37];2*[.V$1]);2);8);4) &amp; RIGHT(HEX2BIN(RIGHT(LEFT([.$J37];2*[.V$1]);2);8);4);2)" office:value-type="string" office:string-value="00" calcext:value-type="string">
            <text:p>00</text:p>
          </table:table-cell>
          <table:table-cell table:style-name="ce14" table:formula="of:=BIN2HEX(LEFT(HEX2BIN(RIGHT(LEFT([.$J37];2*[.W$1]);2);8);4) &amp; RIGHT(HEX2BIN(RIGHT(LEFT([.$J37];2*[.W$1]);2);8);4);2)" office:value-type="string" office:string-value="48" calcext:value-type="string">
            <text:p>48</text:p>
          </table:table-cell>
          <table:table-cell table:style-name="ce17" table:formula="of:=BIN2HEX(LEFT(HEX2BIN(RIGHT(LEFT([.$J37];2*[.X$1]);2);8);4) &amp; RIGHT(HEX2BIN(RIGHT(LEFT([.$J37];2*[.X$1]);2);8);4);2)" office:value-type="string" office:string-value="3C" calcext:value-type="string">
            <text:p>3C</text:p>
          </table:table-cell>
          <table:table-cell table:style-name="ce6" table:formula="of:=BIN2HEX(LEFT(HEX2BIN(RIGHT(LEFT([.$J37];2*[.Y$1]);2);8);4) &amp; RIGHT(HEX2BIN(RIGHT(LEFT([.$J37];2*[.Y$1]);2);8);4);2)" office:value-type="string" office:string-value="80" calcext:value-type="string">
            <text:p>80</text:p>
          </table:table-cell>
          <table:table-cell table:style-name="ce6" table:formula="of:=BIN2HEX(LEFT(HEX2BIN(RIGHT(LEFT([.$J37];2*[.Z$1]);2);8);4) &amp; RIGHT(HEX2BIN(RIGHT(LEFT([.$J37];2*[.Z$1]);2);8);4);2)" office:value-type="string" office:string-value="7F" calcext:value-type="string">
            <text:p>7F</text:p>
          </table:table-cell>
          <table:table-cell table:style-name="ce6" table:formula="of:=BIN2HEX(LEFT(HEX2BIN(RIGHT(LEFT([.$J37];2*[.AA$1]);2);8);4) &amp; RIGHT(HEX2BIN(RIGHT(LEFT([.$J37];2*[.AA$1]);2);8);4);2)" office:value-type="string" office:string-value="00" calcext:value-type="string">
            <text:p>00</text:p>
          </table:table-cell>
          <table:table-cell table:style-name="ce6" table:formula="of:=BIN2HEX(LEFT(HEX2BIN(RIGHT(LEFT([.$J37];2*[.AB$1]);2);8);4) &amp; RIGHT(HEX2BIN(RIGHT(LEFT([.$J37];2*[.AB$1]);2);8);4);2)" office:value-type="string" office:string-value="00" calcext:value-type="string">
            <text:p>00</text:p>
          </table:table-cell>
          <table:table-cell table:style-name="ce6" table:formula="of:=BIN2HEX(LEFT(HEX2BIN(RIGHT(LEFT([.$J37];2*[.AC$1]);2);8);4) &amp; RIGHT(HEX2BIN(RIGHT(LEFT([.$J37];2*[.AC$1]);2);8);4);2)" office:value-type="string" office:string-value="0E" calcext:value-type="string">
            <text:p>0E</text:p>
          </table:table-cell>
          <table:table-cell table:style-name="ce6" table:formula="of:=BIN2HEX(LEFT(HEX2BIN(RIGHT(LEFT([.$J37];2*[.AD$1]);2);8);4) &amp; RIGHT(HEX2BIN(RIGHT(LEFT([.$J37];2*[.AD$1]);2);8);4);2)" office:value-type="string" office:string-value="E0" calcext:value-type="string">
            <text:p>E0</text:p>
          </table:table-cell>
          <table:table-cell table:style-name="ce6" table:formula="of:=BIN2HEX(LEFT(HEX2BIN(RIGHT(LEFT([.$J37];2*[.AE$1]);2);8);4) &amp; RIGHT(HEX2BIN(RIGHT(LEFT([.$J37];2*[.AE$1]);2);8);4);2)" office:value-type="string" office:string-value="10" calcext:value-type="string">
            <text:p>10</text:p>
          </table:table-cell>
          <table:table-cell table:style-name="ce6" table:formula="of:=BIN2HEX(LEFT(HEX2BIN(RIGHT(LEFT([.$J37];2*[.AF$1]);2);8);4) &amp; RIGHT(HEX2BIN(RIGHT(LEFT([.$J37];2*[.AF$1]);2);8);4);2)" office:value-type="string" office:string-value="00" calcext:value-type="string">
            <text:p>00</text:p>
          </table:table-cell>
          <table:table-cell table:style-name="ce6" table:formula="of:=BIN2HEX(LEFT(HEX2BIN(RIGHT(LEFT([.$J37];2*[.AG$1]);2);8);4) &amp; RIGHT(HEX2BIN(RIGHT(LEFT([.$J37];2*[.AG$1]);2);8);4);2)" office:value-type="string" office:string-value="01" calcext:value-type="string">
            <text:p>01</text:p>
          </table:table-cell>
          <table:table-cell table:style-name="ce6" table:formula="of:=BIN2HEX(LEFT(HEX2BIN(RIGHT(LEFT([.$J37];2*[.AH$1]);2);8);4) &amp; RIGHT(HEX2BIN(RIGHT(LEFT([.$J37];2*[.AH$1]);2);8);4);2)" office:value-type="string" office:string-value="00" calcext:value-type="string">
            <text:p>00</text:p>
          </table:table-cell>
          <table:table-cell table:style-name="ce6" table:formula="of:=BIN2HEX(LEFT(HEX2BIN(RIGHT(LEFT([.$J37];2*[.AI$1]);2);8);4) &amp; RIGHT(HEX2BIN(RIGHT(LEFT([.$J37];2*[.AI$1]);2);8);4);2)" office:value-type="string" office:string-value="06" calcext:value-type="string">
            <text:p>06</text:p>
          </table:table-cell>
          <table:table-cell table:style-name="ce21" table:formula="of:=BIN2HEX(LEFT(HEX2BIN(RIGHT(LEFT([.$J37];2*[.AJ$1]);2);8);4) &amp; RIGHT(HEX2BIN(RIGHT(LEFT([.$J37];2*[.AJ$1]);2);8);4);2)" office:value-type="string" office:string-value="8E" calcext:value-type="string">
            <text:p>8E</text:p>
          </table:table-cell>
          <table:table-cell table:style-name="ce23" table:formula="of:=DEC2HEX([.CC37];2)" office:value-type="string" office:string-value="8E" calcext:value-type="string">
            <text:p>8E</text:p>
          </table:table-cell>
          <table:table-cell table:style-name="ce27" table:formula="of:=HEX2BIN([.W37];8)" office:value-type="string" office:string-value="01001000" calcext:value-type="string">
            <text:p>01001000</text:p>
          </table:table-cell>
          <table:table-cell table:style-name="ce10" table:formula="of:=LEFT([.AL37];4)" office:value-type="string" office:string-value="0100" calcext:value-type="string">
            <text:p>0100</text:p>
          </table:table-cell>
          <table:table-cell table:style-name="ce10" table:formula="of:=RIGHT([.AM37];1)" office:value-type="string" office:string-value="0" calcext:value-type="string">
            <text:p>0</text:p>
          </table:table-cell>
          <table:table-cell table:style-name="ce30" table:formula="of:=HEX2BIN([.X37];8)" office:value-type="string" office:string-value="00111100" calcext:value-type="string">
            <text:p>00111100</text:p>
          </table:table-cell>
          <table:table-cell table:style-name="ce32" table:formula="of:=LEFT([.AO37];1)" office:value-type="string" office:string-value="0" calcext:value-type="string">
            <text:p>0</text:p>
          </table:table-cell>
          <table:table-cell table:style-name="ce32" table:formula="of:=RIGHT(LEFT([.AO37];2);1)" office:value-type="string" office:string-value="0" calcext:value-type="string">
            <text:p>0</text:p>
          </table:table-cell>
          <table:table-cell table:style-name="ce32" table:formula="of:=RIGHT(LEFT([.AO37];3);1)" office:value-type="string" office:string-value="1" calcext:value-type="string">
            <text:p>1</text:p>
          </table:table-cell>
          <table:table-cell table:style-name="ce32" table:formula="of:=RIGHT(LEFT([.$AO37];4);1)" office:value-type="string" office:string-value="1" calcext:value-type="string">
            <text:p>1</text:p>
          </table:table-cell>
          <table:table-cell table:style-name="ce32" table:formula="of:=RIGHT(LEFT([.$AO37];5);1)" office:value-type="string" office:string-value="1" calcext:value-type="string">
            <text:p>1</text:p>
          </table:table-cell>
          <table:table-cell table:style-name="ce32" table:formula="of:=RIGHT(LEFT([.$AO37];6);1)" office:value-type="string" office:string-value="1" calcext:value-type="string">
            <text:p>1</text:p>
          </table:table-cell>
          <table:table-cell table:style-name="ce32" table:formula="of:=RIGHT(LEFT([.$AO37];7);1)" office:value-type="string" office:string-value="0" calcext:value-type="string">
            <text:p>0</text:p>
          </table:table-cell>
          <table:table-cell table:style-name="ce32" table:formula="of:=RIGHT(LEFT([.$AO37];8);1)" office:value-type="string" office:string-value="0" calcext:value-type="string">
            <text:p>0</text:p>
          </table:table-cell>
          <table:table-cell/>
          <table:table-cell table:style-name="ce6" table:formula="of:=[.AS37]" office:value-type="string" office:string-value="1" calcext:value-type="string">
            <text:p>1</text:p>
          </table:table-cell>
          <table:table-cell table:style-name="ce6" table:formula="of:=[.AT37]" office:value-type="string" office:string-value="1" calcext:value-type="string">
            <text:p>1</text:p>
          </table:table-cell>
          <table:table-cell table:style-name="ce6" table:formula="of:=[.AU37]" office:value-type="string" office:string-value="1" calcext:value-type="string">
            <text:p>1</text:p>
          </table:table-cell>
          <table:table-cell table:style-name="ce6" table:formula="of:=[.AV37]" office:value-type="string" office:string-value="0" calcext:value-type="string">
            <text:p>0</text:p>
          </table:table-cell>
          <table:table-cell table:formula="of:=BIN2DEC([.AY37]&amp;[.AZ37]&amp;[.BA37]&amp;[.BB37])" office:value-type="float" office:value="14" calcext:value-type="float">
            <text:p>14</text:p>
          </table:table-cell>
          <table:table-cell table:style-name="ce36" table:formula="of:=16+[.BC37]" office:value-type="float" office:value="30" calcext:value-type="float">
            <text:p>30</text:p>
          </table:table-cell>
          <table:table-cell/>
          <table:table-cell table:style-name="ce39" table:formula="of:=HEX2BIN([.Z37];8)" office:value-type="string" office:string-value="01111111" calcext:value-type="string">
            <text:p>01111111</text:p>
          </table:table-cell>
          <table:table-cell table:style-name="ce6" table:formula="of:=LEFT([.BF37];4)" office:value-type="string" office:string-value="0111" calcext:value-type="string">
            <text:p>0111</text:p>
          </table:table-cell>
          <table:table-cell table:style-name="ce6" table:formula="of:=RIGHT([.BF37];4)" office:value-type="string" office:string-value="1111" calcext:value-type="string">
            <text:p>1111</text:p>
          </table:table-cell>
          <table:table-cell/>
          <table:table-cell table:style-name="ce10" table:formula="of:=HEX2BIN([.AE37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7])+HEX2DEC([.S37]);256)" office:value-type="float" office:value="34" calcext:value-type="float">
            <text:p>34</text:p>
          </table:table-cell>
          <table:table-cell table:formula="of:=MOD([.BM37]+HEX2DEC([.T37]);256)" office:value-type="float" office:value="2" calcext:value-type="float">
            <text:p>2</text:p>
          </table:table-cell>
          <table:table-cell table:formula="of:=MOD([.BN37]+HEX2DEC([.U37]);256)" office:value-type="float" office:value="6" calcext:value-type="float">
            <text:p>6</text:p>
          </table:table-cell>
          <table:table-cell table:formula="of:=MOD([.BO37]+HEX2DEC([.V37]);256)" office:value-type="float" office:value="6" calcext:value-type="float">
            <text:p>6</text:p>
          </table:table-cell>
          <table:table-cell table:formula="of:=MOD([.BP37]+HEX2DEC([.W37]);256)" office:value-type="float" office:value="78" calcext:value-type="float">
            <text:p>78</text:p>
          </table:table-cell>
          <table:table-cell table:formula="of:=MOD([.BQ37]+HEX2DEC([.X37]);256)" office:value-type="float" office:value="138" calcext:value-type="float">
            <text:p>138</text:p>
          </table:table-cell>
          <table:table-cell table:formula="of:=MOD([.BR37]+HEX2DEC([.Y37]);256)" office:value-type="float" office:value="10" calcext:value-type="float">
            <text:p>10</text:p>
          </table:table-cell>
          <table:table-cell table:formula="of:=MOD([.BS37]+HEX2DEC([.Z37]);256)" office:value-type="float" office:value="137" calcext:value-type="float">
            <text:p>137</text:p>
          </table:table-cell>
          <table:table-cell table:formula="of:=MOD([.BT37]+HEX2DEC([.AA37]);256)" office:value-type="float" office:value="137" calcext:value-type="float">
            <text:p>137</text:p>
          </table:table-cell>
          <table:table-cell table:formula="of:=MOD([.BU37]+HEX2DEC([.AB37]);256)" office:value-type="float" office:value="137" calcext:value-type="float">
            <text:p>137</text:p>
          </table:table-cell>
          <table:table-cell table:formula="of:=MOD([.BV37]+HEX2DEC([.AC37]);256)" office:value-type="float" office:value="151" calcext:value-type="float">
            <text:p>151</text:p>
          </table:table-cell>
          <table:table-cell table:formula="of:=MOD([.BW37]+HEX2DEC([.AD37]);256)" office:value-type="float" office:value="119" calcext:value-type="float">
            <text:p>119</text:p>
          </table:table-cell>
          <table:table-cell table:formula="of:=MOD([.BX37]+HEX2DEC([.AE37]);256)" office:value-type="float" office:value="135" calcext:value-type="float">
            <text:p>135</text:p>
          </table:table-cell>
          <table:table-cell table:formula="of:=MOD([.BY37]+HEX2DEC([.AF37]);256)" office:value-type="float" office:value="135" calcext:value-type="float">
            <text:p>135</text:p>
          </table:table-cell>
          <table:table-cell table:formula="of:=MOD([.BZ37]+HEX2DEC([.AG37]);256)" office:value-type="float" office:value="136" calcext:value-type="float">
            <text:p>136</text:p>
          </table:table-cell>
          <table:table-cell table:formula="of:=MOD([.CA37]+HEX2DEC([.AH37]);256)" office:value-type="float" office:value="136" calcext:value-type="float">
            <text:p>136</text:p>
          </table:table-cell>
          <table:table-cell table:formula="of:=MOD([.CB37]+HEX2DEC([.AI37]);256)" office:value-type="float" office:value="142" calcext:value-type="float">
            <text:p>142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6F00000EE010000100067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0;0|6;7084;408;1|7;7492;1332;0|8;8824;408;1|9;9232;464;0|10;9696;404;1|11;10100;464;0|12;10564;380;1|13;10944;488;0|14;11432;408;1|15;11840;464;0|16;12304;404;1|17;12708;464;0|18;13172;404;1|19;13576;464;0|20;14040;408;1|21;14448;464;0|22;14912;408;1|23;15320;460;0|24;15780;408;1|25;16188;464;0|26;16652;404;1|27;17056;464;0|28;17520;404;1|29;17924;464;0|30;18388;408;1|31;18796;1332;0|32;20128;404;1|33;20532;464;0|34;20996;408;1|35;21404;460;0|36;21864;408;1|37;22272;460;0|38;22732;412;1|39;23144;460;0|40;23604;404;1|41;24008;464;0|42;24472;408;1|43;24880;464;0|44;25344;408;1|45;25752;460;0|46;26212;404;1|47;26616;1332;0|48;27948;412;1|49;28360;1328;0|50;29688;408;1|51;30096;1332;0|52;31428;408;1|53;31836;460;0|54;32296;408;1|55;32704;464;0|56;33168;380;1|57;33548;1356;0|58;34904;408;1|59;35312;464;0|60;35776;380;1|61;36156;488;0|62;36644;408;1|63;37052;460;0|64;37512;408;1|65;37920;464;0|66;38384;404;1|67;38788;464;0|68;39252;408;1|69;39660;460;0|70;40120;408;1|71;40528;464;0|72;40992;404;1|73;41396;464;0|74;41860;404;1|75;42264;468;0|76;42732;404;1|77;43136;464;0|78;43600;404;1|79;44004;464;0|80;44468;408;1|81;44876;464;0|82;45340;404;1|83;45744;464;0|84;46208;404;1|85;46612;464;0|86;47076;408;1|87;47484;464;0|88;47948;404;1|89;48352;464;0|90;48816;380;1|91;49196;488;0|92;49684;408;1|93;50092;464;0|94;50556;404;1|95;50960;464;0|96;51424;404;1|97;51828;464;0|98;52292;408;1|99;52700;460;0|100;53160;408;1|101;53568;460;0|102;54028;408;1|103;54436;464;0|104;54900;408;1|105;55308;464;0|106;55772;404;1|107;56176;460;0|108;56636;412;1|109;57048;460;0|110;57508;408;1|111;57916;464;0|112;58380;404;1|113;58784;460;0|114;59244;412;1|115;59656;460;0|116;60116;408;1|117;60524;464;0|118;60988;404;1|119;61392;1332;0|120;62724;408;1|121;63132;1332;0|122;64464;408;1|123;64872;460;0|124;65332;408;1|125;65740;464;0|126;66204;404;1|127;66608;460;0|128;67068;412;1|129;67480;464;0|130;67944;404;1|131;68348;460;0|132;68808;408;1|133;69216;10032;0|134;79248;3452;1|135;82700;1764;0|136;84464;408;1|137;84872;464;0|138;85336;404;1|139;85740;1332;0|140;87072;408;1|141;87480;464;0|142;87944;404;1|143;88348;464;0|144;88812;408;1|145;89220;460;0|146;89680;408;1|147;90088;460;0|148;90548;408;1|149;90956;464;0|150;91420;408;1|151;91828;460;0|152;92288;408;1|153;92696;464;0|154;93160;404;1|155;93564;464;0|156;94028;408;1|157;94436;464;0|158;94900;404;1|159;95304;460;0|160;95764;408;1|161;96172;464;0|162;96636;408;1|163;97044;1328;0|164;98372;408;1|165;98780;464;0|166;99244;432;1|167;99676;436;0|168;100112;408;1|169;100520;460;0|170;100980;412;1|171;101392;460;0|172;101852;408;1|173;102260;460;0|174;102720;408;1|175;103128;464;0|176;103592;404;1|177;103996;464;0|178;104460;408;1|179;104868;1332;0|180;106200;404;1|181;106604;1332;0|182;107936;408;1|183;108344;1332;0|184;109676;408;1|185;110084;460;0|186;110544;408;1|187;110952;460;0|188;111412;408;1|189;111820;1336;0|190;113156;404;1|191;113560;460;0|192;114020;412;1|193;114432;460;0|194;114892;408;1|195;115300;464;0|196;115764;380;1|197;116144;484;0|198;116628;408;1|199;117036;464;0|200;117500;408;1|201;117908;460;0|202;118368;408;1|203;118776;464;0|204;119240;404;1|205;119644;464;0|206;120108;408;1|207;120516;460;0|208;120976;408;1|209;121384;460;0|210;121844;412;1|211;122256;460;0|212;122716;408;1|213;123124;460;0|214;123584;408;1|215;123992;464;0|216;124456;408;1|217;124864;460;0|218;125324;408;1|219;125732;464;0|220;126196;404;1|221;126600;464;0|222;127064;404;1|223;127468;1336;0|224;128804;404;1|225;129208;464;0|226;129672;404;1|227;130076;464;0|228;130540;408;1|229;130948;1332;0|230;132280;404;1|231;132684;464;0|232;133148;408;1|233;133556;460;0|234;134016;408;1|235;134424;464;0|236;134888;408;1|237;135296;1328;0|238;136624;408;1|239;137032;1332;0|240;138364;408;1|241;138772;1332;0|242;140104;408;1|243;140512;1328;0|244;141840;408;1|245;142248;464;0|246;142712;408;1|247;143120;460;0|248;143580;408;1|249;143988;460;0|250;144448;408;1|251;144856;464;0|252;145320;408;1|253;145728;460;0|254;146188;408;1|255;146596;460;0|256;147056;408;1|257;147464;464;0|258;147928;408;1|259;148336;460;0|260;148796;408;1|261;149204;460;0|262;149664;436;1|263;150100;1304;0|264;151404;408;1|265;151812;1332;0|266;153144;408;1|267;153552;1328;0|268;154880;408;1|269;155288;1332;0|270;156620;408;1|271;157028;1332;0|272;158360;408;1|273;158768;460;0|274;159228;408;1|275;159636;1332;0|276;160968;404;1|277;161372;1336;0|278;162708;404;1|279;163112;464;0|280;163576;408;1|281;163984;460;0|282;164444;408;1|283;164852;460;0|284;165312;412;1|285;165724;460;0|286;166184;408;1|287;166592;460;0|288;167052;408;1|289;167460;464;0|290;167924;408;1|291;168332;460;0|292;168792;408;1|293;169200;460;0|294;169660;408;1|295;170068;464;0|296;170532;404;1|297;170936;464;0|298;171400;408;1|299;171808;460;0|300;172268;408;1|301;172676;460;0|302;173136;412;1|303;173548;460;0|304;174008;408;1|305;174416;448;0|306;174864;440;1|307;175304;444;0|308;175748;408;1|309;176156;460;0|310;176616;404;1|311;177020;464;0|312;177484;408;1|313;177892;460;0|314;178352;412;1|315;178764;1328;0|316;180092;408;1|317;180500;1332;0|318;181832;408;1|319;182240;1328;0|320;183568;408;1|321;183976;464;0|322;184440;408;1|323;184848;460;0|324;185308;408;1|325;185716;460;0|326;186176;408;1|327;186584;464;0|328;187048;408;1|329;187456;460;0|330;187916;408;1|331;188324;464;0|332;188788;404;1|333;189192;464;0|334;189656;408;1|335;190064;460;0|336;190524;408;1|337;190932;464;0|338;191396;404;1|339;191800;1336;0|340;193136;404;1|341;193540;1332;0|342;194872;408;1|343;195280;1328;0|344;196608;412;1|345;197020;460;0|346;197480;408;1|347;197888;464;0|348;198352;404;1|349;198756;464;0|350;199220;408;1|351;199628;464;0|352;200092;404;1|353;200496;1332;0|354;201828;404;1|355;202232;464;0|356;202696;408;1|357;203104;460;0|358;203564;408;1|359;203972;460;0|360;204432;412;1|361;204844;460;0|362;205304;408;1|363;205712;460;0|364;206172;408;1|365;206580;464;0|366;207044;408;1|367;207452;460;0|368;207912;408;1|369;208320;460;0|370;208780;408;1|371;209188;460;0|372;209648;412;1|373;210060;460;0|374;210520;408;1|375;210928;460;0|376;211388;408;1|377;211796;1332;0|378;213128;408;1|379;213536;460;0|380;213996;408;1|381;214404;464;0|382;214868;404;1|383;215272;464;0|384;215736;404;1|385;216140;468;0|386;216608;404;1|387;217012;464;0|388;217476;404;1|389;217880;464;0|390;218344;408;1|391;218752;460;0|392;219212;408;1|393;219620;464;0|394;220084;408;1|395;220492;464;0|396;220956;404;1|397;221360;460;0|398;221820;408;1|399;222228;464;0|400;222692;408;1|401;223100;460;0|402;223560;408;1|403;223968;464;0|404;224432;408;1|405;224840;460;0|406;225300;404;1|407;225704;464;0|408;226168;408;1|409;226576;464;0|410;227040;404;1|411;227444;1332;0|412;228776;408;1|413;229184;1332;0|414;230516;408;1|415;230924;460;0|416;231384;408;1|417;231792;460;0|418;232252;408;1|419;232660;464;0|420;233124;408;1|421;233532;460;0|422;233992;404;1|423;234396;464;0|424;234860;408;1|425;235268;464;0|426;235732;408;1|427;236140;1332;0|428;237472;404;1|429;237876;1332;0|430;239208;408;1|431;239616;1332;0|432;240948;408;1|433;241356;1328;0|434;242684;408;1|435;243092;1332;0|436;244424;408;1|437;244832;1332;0|438;246164;408;1|439;246572;460;0|440;247032;408;1|</text:p>
          </table:table-cell>
          <table:table-cell table:style-name="ce7" table:formula="of:=LEFT([.D38];16)" office:value-type="string" office:string-value="0220E00400000006" calcext:value-type="string">
            <text:p>0220E00400000006</text:p>
          </table:table-cell>
          <table:table-cell table:style-name="ce7" table:formula="of:=RIGHT([.D38];(27*2)-16)" office:value-type="string" office:string-value="0220E00400483C806F00000EE010000100067E" calcext:value-type="string">
            <text:p>0220E00400483C806F00000EE010000100067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F4</text:p>
          </table:table-cell>
          <table:table-cell/>
          <table:table-cell table:style-name="ce6" table:formula="of:=BIN2HEX(LEFT(HEX2BIN(RIGHT(LEFT([.$J38];2*[.R$1]);2);8);4) &amp; RIGHT(HEX2BIN(RIGHT(LEFT([.$J38];2*[.R$1]);2);8);4);2)" office:value-type="string" office:string-value="02" calcext:value-type="string">
            <text:p>02</text:p>
          </table:table-cell>
          <table:table-cell table:style-name="ce6" table:formula="of:=BIN2HEX(LEFT(HEX2BIN(RIGHT(LEFT([.$J38];2*[.S$1]);2);8);4) &amp; RIGHT(HEX2BIN(RIGHT(LEFT([.$J38];2*[.S$1]);2);8);4);2)" office:value-type="string" office:string-value="20" calcext:value-type="string">
            <text:p>20</text:p>
          </table:table-cell>
          <table:table-cell table:style-name="ce6" table:formula="of:=BIN2HEX(LEFT(HEX2BIN(RIGHT(LEFT([.$J38];2*[.T$1]);2);8);4) &amp; RIGHT(HEX2BIN(RIGHT(LEFT([.$J38];2*[.T$1]);2);8);4);2)" office:value-type="string" office:string-value="E0" calcext:value-type="string">
            <text:p>E0</text:p>
          </table:table-cell>
          <table:table-cell table:style-name="ce6" table:formula="of:=BIN2HEX(LEFT(HEX2BIN(RIGHT(LEFT([.$J38];2*[.U$1]);2);8);4) &amp; RIGHT(HEX2BIN(RIGHT(LEFT([.$J38];2*[.U$1]);2);8);4);2)" office:value-type="string" office:string-value="04" calcext:value-type="string">
            <text:p>04</text:p>
          </table:table-cell>
          <table:table-cell table:style-name="ce6" table:formula="of:=BIN2HEX(LEFT(HEX2BIN(RIGHT(LEFT([.$J38];2*[.V$1]);2);8);4) &amp; RIGHT(HEX2BIN(RIGHT(LEFT([.$J38];2*[.V$1]);2);8);4);2)" office:value-type="string" office:string-value="00" calcext:value-type="string">
            <text:p>00</text:p>
          </table:table-cell>
          <table:table-cell table:style-name="ce14" table:formula="of:=BIN2HEX(LEFT(HEX2BIN(RIGHT(LEFT([.$J38];2*[.W$1]);2);8);4) &amp; RIGHT(HEX2BIN(RIGHT(LEFT([.$J38];2*[.W$1]);2);8);4);2)" office:value-type="string" office:string-value="48" calcext:value-type="string">
            <text:p>48</text:p>
          </table:table-cell>
          <table:table-cell table:style-name="ce17" table:formula="of:=BIN2HEX(LEFT(HEX2BIN(RIGHT(LEFT([.$J38];2*[.X$1]);2);8);4) &amp; RIGHT(HEX2BIN(RIGHT(LEFT([.$J38];2*[.X$1]);2);8);4);2)" office:value-type="string" office:string-value="3C" calcext:value-type="string">
            <text:p>3C</text:p>
          </table:table-cell>
          <table:table-cell table:style-name="ce6" table:formula="of:=BIN2HEX(LEFT(HEX2BIN(RIGHT(LEFT([.$J38];2*[.Y$1]);2);8);4) &amp; RIGHT(HEX2BIN(RIGHT(LEFT([.$J38];2*[.Y$1]);2);8);4);2)" office:value-type="string" office:string-value="80" calcext:value-type="string">
            <text:p>80</text:p>
          </table:table-cell>
          <table:table-cell table:style-name="ce6" table:formula="of:=BIN2HEX(LEFT(HEX2BIN(RIGHT(LEFT([.$J38];2*[.Z$1]);2);8);4) &amp; RIGHT(HEX2BIN(RIGHT(LEFT([.$J38];2*[.Z$1]);2);8);4);2)" office:value-type="string" office:string-value="6F" calcext:value-type="string">
            <text:p>6F</text:p>
          </table:table-cell>
          <table:table-cell table:style-name="ce6" table:formula="of:=BIN2HEX(LEFT(HEX2BIN(RIGHT(LEFT([.$J38];2*[.AA$1]);2);8);4) &amp; RIGHT(HEX2BIN(RIGHT(LEFT([.$J38];2*[.AA$1]);2);8);4);2)" office:value-type="string" office:string-value="00" calcext:value-type="string">
            <text:p>00</text:p>
          </table:table-cell>
          <table:table-cell table:style-name="ce6" table:formula="of:=BIN2HEX(LEFT(HEX2BIN(RIGHT(LEFT([.$J38];2*[.AB$1]);2);8);4) &amp; RIGHT(HEX2BIN(RIGHT(LEFT([.$J38];2*[.AB$1]);2);8);4);2)" office:value-type="string" office:string-value="00" calcext:value-type="string">
            <text:p>00</text:p>
          </table:table-cell>
          <table:table-cell table:style-name="ce6" table:formula="of:=BIN2HEX(LEFT(HEX2BIN(RIGHT(LEFT([.$J38];2*[.AC$1]);2);8);4) &amp; RIGHT(HEX2BIN(RIGHT(LEFT([.$J38];2*[.AC$1]);2);8);4);2)" office:value-type="string" office:string-value="0E" calcext:value-type="string">
            <text:p>0E</text:p>
          </table:table-cell>
          <table:table-cell table:style-name="ce6" table:formula="of:=BIN2HEX(LEFT(HEX2BIN(RIGHT(LEFT([.$J38];2*[.AD$1]);2);8);4) &amp; RIGHT(HEX2BIN(RIGHT(LEFT([.$J38];2*[.AD$1]);2);8);4);2)" office:value-type="string" office:string-value="E0" calcext:value-type="string">
            <text:p>E0</text:p>
          </table:table-cell>
          <table:table-cell table:style-name="ce6" table:formula="of:=BIN2HEX(LEFT(HEX2BIN(RIGHT(LEFT([.$J38];2*[.AE$1]);2);8);4) &amp; RIGHT(HEX2BIN(RIGHT(LEFT([.$J38];2*[.AE$1]);2);8);4);2)" office:value-type="string" office:string-value="10" calcext:value-type="string">
            <text:p>10</text:p>
          </table:table-cell>
          <table:table-cell table:style-name="ce6" table:formula="of:=BIN2HEX(LEFT(HEX2BIN(RIGHT(LEFT([.$J38];2*[.AF$1]);2);8);4) &amp; RIGHT(HEX2BIN(RIGHT(LEFT([.$J38];2*[.AF$1]);2);8);4);2)" office:value-type="string" office:string-value="00" calcext:value-type="string">
            <text:p>00</text:p>
          </table:table-cell>
          <table:table-cell table:style-name="ce6" table:formula="of:=BIN2HEX(LEFT(HEX2BIN(RIGHT(LEFT([.$J38];2*[.AG$1]);2);8);4) &amp; RIGHT(HEX2BIN(RIGHT(LEFT([.$J38];2*[.AG$1]);2);8);4);2)" office:value-type="string" office:string-value="01" calcext:value-type="string">
            <text:p>01</text:p>
          </table:table-cell>
          <table:table-cell table:style-name="ce6" table:formula="of:=BIN2HEX(LEFT(HEX2BIN(RIGHT(LEFT([.$J38];2*[.AH$1]);2);8);4) &amp; RIGHT(HEX2BIN(RIGHT(LEFT([.$J38];2*[.AH$1]);2);8);4);2)" office:value-type="string" office:string-value="00" calcext:value-type="string">
            <text:p>00</text:p>
          </table:table-cell>
          <table:table-cell table:style-name="ce6" table:formula="of:=BIN2HEX(LEFT(HEX2BIN(RIGHT(LEFT([.$J38];2*[.AI$1]);2);8);4) &amp; RIGHT(HEX2BIN(RIGHT(LEFT([.$J38];2*[.AI$1]);2);8);4);2)" office:value-type="string" office:string-value="06" calcext:value-type="string">
            <text:p>06</text:p>
          </table:table-cell>
          <table:table-cell table:style-name="ce21" table:formula="of:=BIN2HEX(LEFT(HEX2BIN(RIGHT(LEFT([.$J38];2*[.AJ$1]);2);8);4) &amp; RIGHT(HEX2BIN(RIGHT(LEFT([.$J38];2*[.AJ$1]);2);8);4);2)" office:value-type="string" office:string-value="7E" calcext:value-type="string">
            <text:p>7E</text:p>
          </table:table-cell>
          <table:table-cell table:style-name="ce23" table:formula="of:=DEC2HEX([.CC38];2)" office:value-type="string" office:string-value="7E" calcext:value-type="string">
            <text:p>7E</text:p>
          </table:table-cell>
          <table:table-cell table:style-name="ce27" table:formula="of:=HEX2BIN([.W38];8)" office:value-type="string" office:string-value="01001000" calcext:value-type="string">
            <text:p>01001000</text:p>
          </table:table-cell>
          <table:table-cell table:style-name="ce10" table:formula="of:=LEFT([.AL38];4)" office:value-type="string" office:string-value="0100" calcext:value-type="string">
            <text:p>0100</text:p>
          </table:table-cell>
          <table:table-cell table:style-name="ce10" table:formula="of:=RIGHT([.AM38];1)" office:value-type="string" office:string-value="0" calcext:value-type="string">
            <text:p>0</text:p>
          </table:table-cell>
          <table:table-cell table:style-name="ce30" table:formula="of:=HEX2BIN([.X38];8)" office:value-type="string" office:string-value="00111100" calcext:value-type="string">
            <text:p>00111100</text:p>
          </table:table-cell>
          <table:table-cell table:style-name="ce32" table:formula="of:=LEFT([.AO38];1)" office:value-type="string" office:string-value="0" calcext:value-type="string">
            <text:p>0</text:p>
          </table:table-cell>
          <table:table-cell table:style-name="ce32" table:formula="of:=RIGHT(LEFT([.AO38];2);1)" office:value-type="string" office:string-value="0" calcext:value-type="string">
            <text:p>0</text:p>
          </table:table-cell>
          <table:table-cell table:style-name="ce32" table:formula="of:=RIGHT(LEFT([.AO38];3);1)" office:value-type="string" office:string-value="1" calcext:value-type="string">
            <text:p>1</text:p>
          </table:table-cell>
          <table:table-cell table:style-name="ce32" table:formula="of:=RIGHT(LEFT([.$AO38];4);1)" office:value-type="string" office:string-value="1" calcext:value-type="string">
            <text:p>1</text:p>
          </table:table-cell>
          <table:table-cell table:style-name="ce32" table:formula="of:=RIGHT(LEFT([.$AO38];5);1)" office:value-type="string" office:string-value="1" calcext:value-type="string">
            <text:p>1</text:p>
          </table:table-cell>
          <table:table-cell table:style-name="ce32" table:formula="of:=RIGHT(LEFT([.$AO38];6);1)" office:value-type="string" office:string-value="1" calcext:value-type="string">
            <text:p>1</text:p>
          </table:table-cell>
          <table:table-cell table:style-name="ce32" table:formula="of:=RIGHT(LEFT([.$AO38];7);1)" office:value-type="string" office:string-value="0" calcext:value-type="string">
            <text:p>0</text:p>
          </table:table-cell>
          <table:table-cell table:style-name="ce32" table:formula="of:=RIGHT(LEFT([.$AO38];8);1)" office:value-type="string" office:string-value="0" calcext:value-type="string">
            <text:p>0</text:p>
          </table:table-cell>
          <table:table-cell/>
          <table:table-cell table:style-name="ce6" table:formula="of:=[.AS38]" office:value-type="string" office:string-value="1" calcext:value-type="string">
            <text:p>1</text:p>
          </table:table-cell>
          <table:table-cell table:style-name="ce6" table:formula="of:=[.AT38]" office:value-type="string" office:string-value="1" calcext:value-type="string">
            <text:p>1</text:p>
          </table:table-cell>
          <table:table-cell table:style-name="ce6" table:formula="of:=[.AU38]" office:value-type="string" office:string-value="1" calcext:value-type="string">
            <text:p>1</text:p>
          </table:table-cell>
          <table:table-cell table:style-name="ce6" table:formula="of:=[.AV38]" office:value-type="string" office:string-value="0" calcext:value-type="string">
            <text:p>0</text:p>
          </table:table-cell>
          <table:table-cell table:formula="of:=BIN2DEC([.AY38]&amp;[.AZ38]&amp;[.BA38]&amp;[.BB38])" office:value-type="float" office:value="14" calcext:value-type="float">
            <text:p>14</text:p>
          </table:table-cell>
          <table:table-cell table:style-name="ce36" table:formula="of:=16+[.BC38]" office:value-type="float" office:value="30" calcext:value-type="float">
            <text:p>30</text:p>
          </table:table-cell>
          <table:table-cell/>
          <table:table-cell table:style-name="ce39" table:formula="of:=HEX2BIN([.Z38];8)" office:value-type="string" office:string-value="01101111" calcext:value-type="string">
            <text:p>01101111</text:p>
          </table:table-cell>
          <table:table-cell table:style-name="ce6" table:formula="of:=LEFT([.BF38];4)" office:value-type="string" office:string-value="0110" calcext:value-type="string">
            <text:p>0110</text:p>
          </table:table-cell>
          <table:table-cell table:style-name="ce6" table:formula="of:=RIGHT([.BF38];4)" office:value-type="string" office:string-value="1111" calcext:value-type="string">
            <text:p>1111</text:p>
          </table:table-cell>
          <table:table-cell/>
          <table:table-cell table:style-name="ce10" table:formula="of:=HEX2BIN([.AE38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8])+HEX2DEC([.S38]);256)" office:value-type="float" office:value="34" calcext:value-type="float">
            <text:p>34</text:p>
          </table:table-cell>
          <table:table-cell table:formula="of:=MOD([.BM38]+HEX2DEC([.T38]);256)" office:value-type="float" office:value="2" calcext:value-type="float">
            <text:p>2</text:p>
          </table:table-cell>
          <table:table-cell table:formula="of:=MOD([.BN38]+HEX2DEC([.U38]);256)" office:value-type="float" office:value="6" calcext:value-type="float">
            <text:p>6</text:p>
          </table:table-cell>
          <table:table-cell table:formula="of:=MOD([.BO38]+HEX2DEC([.V38]);256)" office:value-type="float" office:value="6" calcext:value-type="float">
            <text:p>6</text:p>
          </table:table-cell>
          <table:table-cell table:formula="of:=MOD([.BP38]+HEX2DEC([.W38]);256)" office:value-type="float" office:value="78" calcext:value-type="float">
            <text:p>78</text:p>
          </table:table-cell>
          <table:table-cell table:formula="of:=MOD([.BQ38]+HEX2DEC([.X38]);256)" office:value-type="float" office:value="138" calcext:value-type="float">
            <text:p>138</text:p>
          </table:table-cell>
          <table:table-cell table:formula="of:=MOD([.BR38]+HEX2DEC([.Y38]);256)" office:value-type="float" office:value="10" calcext:value-type="float">
            <text:p>10</text:p>
          </table:table-cell>
          <table:table-cell table:formula="of:=MOD([.BS38]+HEX2DEC([.Z38]);256)" office:value-type="float" office:value="121" calcext:value-type="float">
            <text:p>121</text:p>
          </table:table-cell>
          <table:table-cell table:formula="of:=MOD([.BT38]+HEX2DEC([.AA38]);256)" office:value-type="float" office:value="121" calcext:value-type="float">
            <text:p>121</text:p>
          </table:table-cell>
          <table:table-cell table:formula="of:=MOD([.BU38]+HEX2DEC([.AB38]);256)" office:value-type="float" office:value="121" calcext:value-type="float">
            <text:p>121</text:p>
          </table:table-cell>
          <table:table-cell table:formula="of:=MOD([.BV38]+HEX2DEC([.AC38]);256)" office:value-type="float" office:value="135" calcext:value-type="float">
            <text:p>135</text:p>
          </table:table-cell>
          <table:table-cell table:formula="of:=MOD([.BW38]+HEX2DEC([.AD38]);256)" office:value-type="float" office:value="103" calcext:value-type="float">
            <text:p>103</text:p>
          </table:table-cell>
          <table:table-cell table:formula="of:=MOD([.BX38]+HEX2DEC([.AE38]);256)" office:value-type="float" office:value="119" calcext:value-type="float">
            <text:p>119</text:p>
          </table:table-cell>
          <table:table-cell table:formula="of:=MOD([.BY38]+HEX2DEC([.AF38]);256)" office:value-type="float" office:value="119" calcext:value-type="float">
            <text:p>119</text:p>
          </table:table-cell>
          <table:table-cell table:formula="of:=MOD([.BZ38]+HEX2DEC([.AG38]);256)" office:value-type="float" office:value="120" calcext:value-type="float">
            <text:p>120</text:p>
          </table:table-cell>
          <table:table-cell table:formula="of:=MOD([.CA38]+HEX2DEC([.AH38]);256)" office:value-type="float" office:value="120" calcext:value-type="float">
            <text:p>120</text:p>
          </table:table-cell>
          <table:table-cell table:formula="of:=MOD([.CB38]+HEX2DEC([.AI38]);256)" office:value-type="float" office:value="126" calcext:value-type="float">
            <text:p>126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5F00000EE010000100066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64;1|3;4464;1756;0|4;6220;408;1|5;6628;460;0|6;7088;404;1|7;7492;1336;0|8;8828;408;1|9;9236;460;0|10;9696;408;1|11;10104;460;0|12;10564;408;1|13;10972;464;0|14;11436;408;1|15;11844;460;0|16;12304;408;1|17;12712;464;0|18;13176;404;1|19;13580;464;0|20;14044;408;1|21;14452;460;0|22;14912;408;1|23;15320;464;0|24;15784;404;1|25;16188;464;0|26;16652;404;1|27;17056;464;0|28;17520;408;1|29;17928;460;0|30;18388;408;1|31;18796;1332;0|32;20128;408;1|33;20536;460;0|34;20996;408;1|35;21404;464;0|36;21868;408;1|37;22276;460;0|38;22736;404;1|39;23140;468;0|40;23608;404;1|41;24012;464;0|42;24476;408;1|43;24884;460;0|44;25344;404;1|45;25748;464;0|46;26212;408;1|47;26620;1332;0|48;27952;408;1|49;28360;1332;0|50;29692;408;1|51;30100;1328;0|52;31428;412;1|53;31840;460;0|54;32300;404;1|55;32704;464;0|56;33168;408;1|57;33576;1332;0|58;34908;408;1|59;35316;460;0|60;35776;408;1|61;36184;464;0|62;36648;408;1|63;37056;460;0|64;37516;404;1|65;37920;464;0|66;38384;408;1|67;38792;464;0|68;39256;404;1|69;39660;464;0|70;40124;408;1|71;40532;460;0|72;40992;408;1|73;41400;464;0|74;41864;404;1|75;42268;464;0|76;42732;408;1|77;43140;460;0|78;43600;408;1|79;44008;460;0|80;44468;408;1|81;44876;464;0|82;45340;404;1|83;45744;464;0|84;46208;408;1|85;46616;460;0|86;47076;412;1|87;47488;460;0|88;47948;404;1|89;48352;464;0|90;48816;408;1|91;49224;460;0|92;49684;408;1|93;50092;464;0|94;50556;404;1|95;50960;464;0|96;51424;408;1|97;51832;464;0|98;52296;408;1|99;52704;460;0|100;53164;408;1|101;53572;460;0|102;54032;408;1|103;54440;460;0|104;54900;408;1|105;55308;464;0|106;55772;408;1|107;56180;460;0|108;56640;408;1|109;57048;464;0|110;57512;380;1|111;57892;488;0|112;58380;408;1|113;58788;460;0|114;59248;408;1|115;59656;464;0|116;60120;408;1|117;60528;460;0|118;60988;404;1|119;61392;1336;0|120;62728;404;1|121;63132;1332;0|122;64464;408;1|123;64872;464;0|124;65336;408;1|125;65744;460;0|126;66204;408;1|127;66612;464;0|128;67076;404;1|129;67480;464;0|130;67944;408;1|131;68352;460;0|132;68812;408;1|133;69220;10024;0|134;79244;3456;1|135;82700;1760;0|136;84460;412;1|137;84872;460;0|138;85332;408;1|139;85740;1328;0|140;87068;408;1|141;87476;464;0|142;87940;408;1|143;88348;460;0|144;88808;408;1|145;89216;460;0|146;89676;408;1|147;90084;464;0|148;90548;408;1|149;90956;460;0|150;91416;408;1|151;91824;464;0|152;92288;408;1|153;92696;460;0|154;93156;408;1|155;93564;460;0|156;94024;408;1|157;94432;460;0|158;94892;412;1|159;95304;460;0|160;95764;408;1|161;96172;460;0|162;96632;408;1|163;97040;1332;0|164;98372;408;1|165;98780;460;0|166;99240;408;1|167;99648;460;0|168;100108;408;1|169;100516;464;0|170;100980;404;1|171;101384;464;0|172;101848;408;1|173;102256;464;0|174;102720;408;1|175;103128;460;0|176;103588;408;1|177;103996;464;0|178;104460;404;1|179;104864;1332;0|180;106196;408;1|181;106604;1332;0|182;107936;408;1|183;108344;1328;0|184;109672;408;1|185;110080;464;0|186;110544;408;1|187;110952;460;0|188;111412;408;1|189;111820;1332;0|190;113152;408;1|191;113560;460;0|192;114020;404;1|193;114424;464;0|194;114888;408;1|195;115296;464;0|196;115760;408;1|197;116168;460;0|198;116628;380;1|199;117008;488;0|200;117496;408;1|201;117904;464;0|202;118368;408;1|203;118776;460;0|204;119236;408;1|205;119644;460;0|206;120104;408;1|207;120512;464;0|208;120976;404;1|209;121380;464;0|210;121844;408;1|211;122252;464;0|212;122716;404;1|213;123120;464;0|214;123584;404;1|215;123988;464;0|216;124452;408;1|217;124860;460;0|218;125320;408;1|219;125728;464;0|220;126192;404;1|221;126596;464;0|222;127060;408;1|223;127468;1332;0|224;128800;408;1|225;129208;460;0|226;129668;408;1|227;130076;464;0|228;130540;404;1|229;130944;1332;0|230;132276;408;1|231;132684;464;0|232;133148;404;1|233;133552;464;0|234;134016;408;1|235;134424;460;0|236;134884;408;1|237;135292;1332;0|238;136624;404;1|239;137028;1332;0|240;138360;408;1|241;138768;1332;0|242;140100;408;1|243;140508;1328;0|244;141836;412;1|245;142248;460;0|246;142708;408;1|247;143116;460;0|248;143576;408;1|249;143984;464;0|250;144448;404;1|251;144852;464;0|252;145316;408;1|253;145724;464;0|254;146188;404;1|255;146592;464;0|256;147056;404;1|257;147460;464;0|258;147924;412;1|259;148336;460;0|260;148796;404;1|261;149200;464;0|262;149664;408;1|263;150072;1336;0|264;151408;400;1|265;151808;1332;0|266;153140;436;1|267;153576;1304;0|268;154880;404;1|269;155284;1332;0|270;156616;412;1|271;157028;1328;0|272;158356;408;1|273;158764;1332;0|274;160096;408;1|275;160504;460;0|276;160964;408;1|277;161372;1332;0|278;162704;408;1|279;163112;460;0|280;163572;408;1|281;163980;464;0|282;164444;380;1|283;164824;488;0|284;165312;408;1|285;165720;460;0|286;166180;412;1|287;166592;456;0|288;167048;408;1|289;167456;464;0|290;167920;408;1|291;168328;460;0|292;168788;408;1|293;169196;464;0|294;169660;404;1|295;170064;464;0|296;170528;408;1|297;170936;464;0|298;171400;404;1|299;171804;464;0|300;172268;408;1|301;172676;460;0|302;173136;408;1|303;173544;464;0|304;174008;404;1|305;174412;464;0|306;174876;404;1|307;175280;464;0|308;175744;408;1|309;176152;464;0|310;176616;404;1|311;177020;464;0|312;177484;404;1|313;177888;464;0|314;178352;408;1|315;178760;1332;0|316;180092;404;1|317;180496;1332;0|318;181828;408;1|319;182236;1332;0|320;183568;408;1|321;183976;460;0|322;184436;412;1|323;184848;456;0|324;185304;408;1|325;185712;464;0|326;186176;408;1|327;186584;464;0|328;187048;404;1|329;187452;436;0|330;187888;436;1|331;188324;460;0|332;188784;408;1|333;189192;464;0|334;189656;380;1|335;190036;488;0|336;190524;408;1|337;190932;460;0|338;191392;408;1|339;191800;1328;0|340;193128;408;1|341;193536;1336;0|342;194872;404;1|343;195276;1332;0|344;196608;408;1|345;197016;460;0|346;197476;408;1|347;197884;464;0|348;198348;408;1|349;198756;460;0|350;199216;408;1|351;199624;460;0|352;200084;408;1|353;200492;1332;0|354;201824;408;1|355;202232;464;0|356;202696;404;1|357;203100;464;0|358;203564;408;1|359;203972;460;0|360;204432;408;1|361;204840;464;0|362;205304;404;1|363;205708;464;0|364;206172;408;1|365;206580;460;0|366;207040;408;1|367;207448;460;0|368;207908;408;1|369;208316;464;0|370;208780;408;1|371;209188;464;0|372;209652;404;1|373;210056;460;0|374;210516;408;1|375;210924;464;0|376;211388;408;1|377;211796;1328;0|378;213124;412;1|379;213536;456;0|380;213992;412;1|381;214404;460;0|382;214864;408;1|383;215272;460;0|384;215732;408;1|385;216140;464;0|386;216604;408;1|387;217012;460;0|388;217472;408;1|389;217880;464;0|390;218344;404;1|391;218748;464;0|392;219212;408;1|393;219620;460;0|394;220080;408;1|395;220488;464;0|396;220952;404;1|397;221356;464;0|398;221820;408;1|399;222228;460;0|400;222688;408;1|401;223096;464;0|402;223560;404;1|403;223964;464;0|404;224428;408;1|405;224836;460;0|406;225296;408;1|407;225704;460;0|408;226164;408;1|409;226572;464;0|410;227036;408;1|411;227444;1328;0|412;228772;436;1|413;229208;1304;0|414;230512;408;1|415;230920;460;0|416;231380;408;1|417;231788;464;0|418;232252;408;1|419;232660;460;0|420;233120;408;1|421;233528;464;0|422;233992;404;1|423;234396;464;0|424;234860;408;1|425;235268;460;0|426;235728;408;1|427;236136;1332;0|428;237468;384;1|429;237852;1356;0|430;239208;404;1|431;239612;1332;0|432;240944;408;1|433;241352;448;0|434;241800;424;1|435;242224;1332;0|436;243556;404;1|437;243960;1332;0|438;245292;408;1|439;245700;460;0|440;246160;408;1|</text:p>
          </table:table-cell>
          <table:table-cell table:style-name="ce7" table:formula="of:=LEFT([.D39];16)" office:value-type="string" office:string-value="0220E00400000006" calcext:value-type="string">
            <text:p>0220E00400000006</text:p>
          </table:table-cell>
          <table:table-cell table:style-name="ce7" table:formula="of:=RIGHT([.D39];(27*2)-16)" office:value-type="string" office:string-value="0220E00400483C805F00000EE010000100066E" calcext:value-type="string">
            <text:p>0220E00400483C805F00000EE010000100066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F3</text:p>
          </table:table-cell>
          <table:table-cell/>
          <table:table-cell table:style-name="ce6" table:formula="of:=BIN2HEX(LEFT(HEX2BIN(RIGHT(LEFT([.$J39];2*[.R$1]);2);8);4) &amp; RIGHT(HEX2BIN(RIGHT(LEFT([.$J39];2*[.R$1]);2);8);4);2)" office:value-type="string" office:string-value="02" calcext:value-type="string">
            <text:p>02</text:p>
          </table:table-cell>
          <table:table-cell table:style-name="ce6" table:formula="of:=BIN2HEX(LEFT(HEX2BIN(RIGHT(LEFT([.$J39];2*[.S$1]);2);8);4) &amp; RIGHT(HEX2BIN(RIGHT(LEFT([.$J39];2*[.S$1]);2);8);4);2)" office:value-type="string" office:string-value="20" calcext:value-type="string">
            <text:p>20</text:p>
          </table:table-cell>
          <table:table-cell table:style-name="ce6" table:formula="of:=BIN2HEX(LEFT(HEX2BIN(RIGHT(LEFT([.$J39];2*[.T$1]);2);8);4) &amp; RIGHT(HEX2BIN(RIGHT(LEFT([.$J39];2*[.T$1]);2);8);4);2)" office:value-type="string" office:string-value="E0" calcext:value-type="string">
            <text:p>E0</text:p>
          </table:table-cell>
          <table:table-cell table:style-name="ce6" table:formula="of:=BIN2HEX(LEFT(HEX2BIN(RIGHT(LEFT([.$J39];2*[.U$1]);2);8);4) &amp; RIGHT(HEX2BIN(RIGHT(LEFT([.$J39];2*[.U$1]);2);8);4);2)" office:value-type="string" office:string-value="04" calcext:value-type="string">
            <text:p>04</text:p>
          </table:table-cell>
          <table:table-cell table:style-name="ce6" table:formula="of:=BIN2HEX(LEFT(HEX2BIN(RIGHT(LEFT([.$J39];2*[.V$1]);2);8);4) &amp; RIGHT(HEX2BIN(RIGHT(LEFT([.$J39];2*[.V$1]);2);8);4);2)" office:value-type="string" office:string-value="00" calcext:value-type="string">
            <text:p>00</text:p>
          </table:table-cell>
          <table:table-cell table:style-name="ce14" table:formula="of:=BIN2HEX(LEFT(HEX2BIN(RIGHT(LEFT([.$J39];2*[.W$1]);2);8);4) &amp; RIGHT(HEX2BIN(RIGHT(LEFT([.$J39];2*[.W$1]);2);8);4);2)" office:value-type="string" office:string-value="48" calcext:value-type="string">
            <text:p>48</text:p>
          </table:table-cell>
          <table:table-cell table:style-name="ce17" table:formula="of:=BIN2HEX(LEFT(HEX2BIN(RIGHT(LEFT([.$J39];2*[.X$1]);2);8);4) &amp; RIGHT(HEX2BIN(RIGHT(LEFT([.$J39];2*[.X$1]);2);8);4);2)" office:value-type="string" office:string-value="3C" calcext:value-type="string">
            <text:p>3C</text:p>
          </table:table-cell>
          <table:table-cell table:style-name="ce6" table:formula="of:=BIN2HEX(LEFT(HEX2BIN(RIGHT(LEFT([.$J39];2*[.Y$1]);2);8);4) &amp; RIGHT(HEX2BIN(RIGHT(LEFT([.$J39];2*[.Y$1]);2);8);4);2)" office:value-type="string" office:string-value="80" calcext:value-type="string">
            <text:p>80</text:p>
          </table:table-cell>
          <table:table-cell table:style-name="ce6" table:formula="of:=BIN2HEX(LEFT(HEX2BIN(RIGHT(LEFT([.$J39];2*[.Z$1]);2);8);4) &amp; RIGHT(HEX2BIN(RIGHT(LEFT([.$J39];2*[.Z$1]);2);8);4);2)" office:value-type="string" office:string-value="5F" calcext:value-type="string">
            <text:p>5F</text:p>
          </table:table-cell>
          <table:table-cell table:style-name="ce6" table:formula="of:=BIN2HEX(LEFT(HEX2BIN(RIGHT(LEFT([.$J39];2*[.AA$1]);2);8);4) &amp; RIGHT(HEX2BIN(RIGHT(LEFT([.$J39];2*[.AA$1]);2);8);4);2)" office:value-type="string" office:string-value="00" calcext:value-type="string">
            <text:p>00</text:p>
          </table:table-cell>
          <table:table-cell table:style-name="ce6" table:formula="of:=BIN2HEX(LEFT(HEX2BIN(RIGHT(LEFT([.$J39];2*[.AB$1]);2);8);4) &amp; RIGHT(HEX2BIN(RIGHT(LEFT([.$J39];2*[.AB$1]);2);8);4);2)" office:value-type="string" office:string-value="00" calcext:value-type="string">
            <text:p>00</text:p>
          </table:table-cell>
          <table:table-cell table:style-name="ce6" table:formula="of:=BIN2HEX(LEFT(HEX2BIN(RIGHT(LEFT([.$J39];2*[.AC$1]);2);8);4) &amp; RIGHT(HEX2BIN(RIGHT(LEFT([.$J39];2*[.AC$1]);2);8);4);2)" office:value-type="string" office:string-value="0E" calcext:value-type="string">
            <text:p>0E</text:p>
          </table:table-cell>
          <table:table-cell table:style-name="ce6" table:formula="of:=BIN2HEX(LEFT(HEX2BIN(RIGHT(LEFT([.$J39];2*[.AD$1]);2);8);4) &amp; RIGHT(HEX2BIN(RIGHT(LEFT([.$J39];2*[.AD$1]);2);8);4);2)" office:value-type="string" office:string-value="E0" calcext:value-type="string">
            <text:p>E0</text:p>
          </table:table-cell>
          <table:table-cell table:style-name="ce6" table:formula="of:=BIN2HEX(LEFT(HEX2BIN(RIGHT(LEFT([.$J39];2*[.AE$1]);2);8);4) &amp; RIGHT(HEX2BIN(RIGHT(LEFT([.$J39];2*[.AE$1]);2);8);4);2)" office:value-type="string" office:string-value="10" calcext:value-type="string">
            <text:p>10</text:p>
          </table:table-cell>
          <table:table-cell table:style-name="ce6" table:formula="of:=BIN2HEX(LEFT(HEX2BIN(RIGHT(LEFT([.$J39];2*[.AF$1]);2);8);4) &amp; RIGHT(HEX2BIN(RIGHT(LEFT([.$J39];2*[.AF$1]);2);8);4);2)" office:value-type="string" office:string-value="00" calcext:value-type="string">
            <text:p>00</text:p>
          </table:table-cell>
          <table:table-cell table:style-name="ce6" table:formula="of:=BIN2HEX(LEFT(HEX2BIN(RIGHT(LEFT([.$J39];2*[.AG$1]);2);8);4) &amp; RIGHT(HEX2BIN(RIGHT(LEFT([.$J39];2*[.AG$1]);2);8);4);2)" office:value-type="string" office:string-value="01" calcext:value-type="string">
            <text:p>01</text:p>
          </table:table-cell>
          <table:table-cell table:style-name="ce6" table:formula="of:=BIN2HEX(LEFT(HEX2BIN(RIGHT(LEFT([.$J39];2*[.AH$1]);2);8);4) &amp; RIGHT(HEX2BIN(RIGHT(LEFT([.$J39];2*[.AH$1]);2);8);4);2)" office:value-type="string" office:string-value="00" calcext:value-type="string">
            <text:p>00</text:p>
          </table:table-cell>
          <table:table-cell table:style-name="ce6" table:formula="of:=BIN2HEX(LEFT(HEX2BIN(RIGHT(LEFT([.$J39];2*[.AI$1]);2);8);4) &amp; RIGHT(HEX2BIN(RIGHT(LEFT([.$J39];2*[.AI$1]);2);8);4);2)" office:value-type="string" office:string-value="06" calcext:value-type="string">
            <text:p>06</text:p>
          </table:table-cell>
          <table:table-cell table:style-name="ce21" table:formula="of:=BIN2HEX(LEFT(HEX2BIN(RIGHT(LEFT([.$J39];2*[.AJ$1]);2);8);4) &amp; RIGHT(HEX2BIN(RIGHT(LEFT([.$J39];2*[.AJ$1]);2);8);4);2)" office:value-type="string" office:string-value="6E" calcext:value-type="string">
            <text:p>6E</text:p>
          </table:table-cell>
          <table:table-cell table:style-name="ce23" table:formula="of:=DEC2HEX([.CC39];2)" office:value-type="string" office:string-value="6E" calcext:value-type="string">
            <text:p>6E</text:p>
          </table:table-cell>
          <table:table-cell table:style-name="ce27" table:formula="of:=HEX2BIN([.W39];8)" office:value-type="string" office:string-value="01001000" calcext:value-type="string">
            <text:p>01001000</text:p>
          </table:table-cell>
          <table:table-cell table:style-name="ce10" table:formula="of:=LEFT([.AL39];4)" office:value-type="string" office:string-value="0100" calcext:value-type="string">
            <text:p>0100</text:p>
          </table:table-cell>
          <table:table-cell table:style-name="ce10" table:formula="of:=RIGHT([.AM39];1)" office:value-type="string" office:string-value="0" calcext:value-type="string">
            <text:p>0</text:p>
          </table:table-cell>
          <table:table-cell table:style-name="ce30" table:formula="of:=HEX2BIN([.X39];8)" office:value-type="string" office:string-value="00111100" calcext:value-type="string">
            <text:p>00111100</text:p>
          </table:table-cell>
          <table:table-cell table:style-name="ce32" table:formula="of:=LEFT([.AO39];1)" office:value-type="string" office:string-value="0" calcext:value-type="string">
            <text:p>0</text:p>
          </table:table-cell>
          <table:table-cell table:style-name="ce32" table:formula="of:=RIGHT(LEFT([.AO39];2);1)" office:value-type="string" office:string-value="0" calcext:value-type="string">
            <text:p>0</text:p>
          </table:table-cell>
          <table:table-cell table:style-name="ce32" table:formula="of:=RIGHT(LEFT([.AO39];3);1)" office:value-type="string" office:string-value="1" calcext:value-type="string">
            <text:p>1</text:p>
          </table:table-cell>
          <table:table-cell table:style-name="ce32" table:formula="of:=RIGHT(LEFT([.$AO39];4);1)" office:value-type="string" office:string-value="1" calcext:value-type="string">
            <text:p>1</text:p>
          </table:table-cell>
          <table:table-cell table:style-name="ce32" table:formula="of:=RIGHT(LEFT([.$AO39];5);1)" office:value-type="string" office:string-value="1" calcext:value-type="string">
            <text:p>1</text:p>
          </table:table-cell>
          <table:table-cell table:style-name="ce32" table:formula="of:=RIGHT(LEFT([.$AO39];6);1)" office:value-type="string" office:string-value="1" calcext:value-type="string">
            <text:p>1</text:p>
          </table:table-cell>
          <table:table-cell table:style-name="ce32" table:formula="of:=RIGHT(LEFT([.$AO39];7);1)" office:value-type="string" office:string-value="0" calcext:value-type="string">
            <text:p>0</text:p>
          </table:table-cell>
          <table:table-cell table:style-name="ce32" table:formula="of:=RIGHT(LEFT([.$AO39];8);1)" office:value-type="string" office:string-value="0" calcext:value-type="string">
            <text:p>0</text:p>
          </table:table-cell>
          <table:table-cell/>
          <table:table-cell table:style-name="ce6" table:formula="of:=[.AS39]" office:value-type="string" office:string-value="1" calcext:value-type="string">
            <text:p>1</text:p>
          </table:table-cell>
          <table:table-cell table:style-name="ce6" table:formula="of:=[.AT39]" office:value-type="string" office:string-value="1" calcext:value-type="string">
            <text:p>1</text:p>
          </table:table-cell>
          <table:table-cell table:style-name="ce6" table:formula="of:=[.AU39]" office:value-type="string" office:string-value="1" calcext:value-type="string">
            <text:p>1</text:p>
          </table:table-cell>
          <table:table-cell table:style-name="ce6" table:formula="of:=[.AV39]" office:value-type="string" office:string-value="0" calcext:value-type="string">
            <text:p>0</text:p>
          </table:table-cell>
          <table:table-cell table:formula="of:=BIN2DEC([.AY39]&amp;[.AZ39]&amp;[.BA39]&amp;[.BB39])" office:value-type="float" office:value="14" calcext:value-type="float">
            <text:p>14</text:p>
          </table:table-cell>
          <table:table-cell table:style-name="ce36" table:formula="of:=16+[.BC39]" office:value-type="float" office:value="30" calcext:value-type="float">
            <text:p>30</text:p>
          </table:table-cell>
          <table:table-cell/>
          <table:table-cell table:style-name="ce39" table:formula="of:=HEX2BIN([.Z39];8)" office:value-type="string" office:string-value="01011111" calcext:value-type="string">
            <text:p>01011111</text:p>
          </table:table-cell>
          <table:table-cell table:style-name="ce6" table:formula="of:=LEFT([.BF39];4)" office:value-type="string" office:string-value="0101" calcext:value-type="string">
            <text:p>0101</text:p>
          </table:table-cell>
          <table:table-cell table:style-name="ce6" table:formula="of:=RIGHT([.BF39];4)" office:value-type="string" office:string-value="1111" calcext:value-type="string">
            <text:p>1111</text:p>
          </table:table-cell>
          <table:table-cell/>
          <table:table-cell table:style-name="ce10" table:formula="of:=HEX2BIN([.AE39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39])+HEX2DEC([.S39]);256)" office:value-type="float" office:value="34" calcext:value-type="float">
            <text:p>34</text:p>
          </table:table-cell>
          <table:table-cell table:formula="of:=MOD([.BM39]+HEX2DEC([.T39]);256)" office:value-type="float" office:value="2" calcext:value-type="float">
            <text:p>2</text:p>
          </table:table-cell>
          <table:table-cell table:formula="of:=MOD([.BN39]+HEX2DEC([.U39]);256)" office:value-type="float" office:value="6" calcext:value-type="float">
            <text:p>6</text:p>
          </table:table-cell>
          <table:table-cell table:formula="of:=MOD([.BO39]+HEX2DEC([.V39]);256)" office:value-type="float" office:value="6" calcext:value-type="float">
            <text:p>6</text:p>
          </table:table-cell>
          <table:table-cell table:formula="of:=MOD([.BP39]+HEX2DEC([.W39]);256)" office:value-type="float" office:value="78" calcext:value-type="float">
            <text:p>78</text:p>
          </table:table-cell>
          <table:table-cell table:formula="of:=MOD([.BQ39]+HEX2DEC([.X39]);256)" office:value-type="float" office:value="138" calcext:value-type="float">
            <text:p>138</text:p>
          </table:table-cell>
          <table:table-cell table:formula="of:=MOD([.BR39]+HEX2DEC([.Y39]);256)" office:value-type="float" office:value="10" calcext:value-type="float">
            <text:p>10</text:p>
          </table:table-cell>
          <table:table-cell table:formula="of:=MOD([.BS39]+HEX2DEC([.Z39]);256)" office:value-type="float" office:value="105" calcext:value-type="float">
            <text:p>105</text:p>
          </table:table-cell>
          <table:table-cell table:formula="of:=MOD([.BT39]+HEX2DEC([.AA39]);256)" office:value-type="float" office:value="105" calcext:value-type="float">
            <text:p>105</text:p>
          </table:table-cell>
          <table:table-cell table:formula="of:=MOD([.BU39]+HEX2DEC([.AB39]);256)" office:value-type="float" office:value="105" calcext:value-type="float">
            <text:p>105</text:p>
          </table:table-cell>
          <table:table-cell table:formula="of:=MOD([.BV39]+HEX2DEC([.AC39]);256)" office:value-type="float" office:value="119" calcext:value-type="float">
            <text:p>119</text:p>
          </table:table-cell>
          <table:table-cell table:formula="of:=MOD([.BW39]+HEX2DEC([.AD39]);256)" office:value-type="float" office:value="87" calcext:value-type="float">
            <text:p>87</text:p>
          </table:table-cell>
          <table:table-cell table:formula="of:=MOD([.BX39]+HEX2DEC([.AE39]);256)" office:value-type="float" office:value="103" calcext:value-type="float">
            <text:p>103</text:p>
          </table:table-cell>
          <table:table-cell table:formula="of:=MOD([.BY39]+HEX2DEC([.AF39]);256)" office:value-type="float" office:value="103" calcext:value-type="float">
            <text:p>103</text:p>
          </table:table-cell>
          <table:table-cell table:formula="of:=MOD([.BZ39]+HEX2DEC([.AG39]);256)" office:value-type="float" office:value="104" calcext:value-type="float">
            <text:p>104</text:p>
          </table:table-cell>
          <table:table-cell table:formula="of:=MOD([.CA39]+HEX2DEC([.AH39]);256)" office:value-type="float" office:value="104" calcext:value-type="float">
            <text:p>104</text:p>
          </table:table-cell>
          <table:table-cell table:formula="of:=MOD([.CB39]+HEX2DEC([.AI39]);256)" office:value-type="float" office:value="110" calcext:value-type="float">
            <text:p>110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4F00000EE010000100065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12;1|5;6628;460;0|6;7088;408;1|7;7496;1332;0|8;8828;408;1|9;9236;460;0|10;9696;408;1|11;10104;460;0|12;10564;408;1|13;10972;464;0|14;11436;408;1|15;11844;460;0|16;12304;408;1|17;12712;460;0|18;13172;408;1|19;13580;464;0|20;14044;408;1|21;14452;460;0|22;14912;408;1|23;15320;460;0|24;15780;408;1|25;16188;464;0|26;16652;404;1|27;17056;464;0|28;17520;404;1|29;17924;464;0|30;18388;408;1|31;18796;1332;0|32;20128;408;1|33;20536;460;0|34;20996;408;1|35;21404;464;0|36;21868;404;1|37;22272;464;0|38;22736;408;1|39;23144;460;0|40;23604;408;1|41;24012;464;0|42;24476;404;1|43;24880;464;0|44;25344;408;1|45;25752;460;0|46;26212;408;1|47;26620;1332;0|48;27952;404;1|49;28356;1336;0|50;29692;408;1|51;30100;1332;0|52;31432;404;1|53;31836;464;0|54;32300;408;1|55;32708;460;0|56;33168;408;1|57;33576;1328;0|58;34904;408;1|59;35312;464;0|60;35776;408;1|61;36184;460;0|62;36644;408;1|63;37052;464;0|64;37516;404;1|65;37920;464;0|66;38384;408;1|67;38792;460;0|68;39252;408;1|69;39660;464;0|70;40124;404;1|71;40528;464;0|72;40992;408;1|73;41400;460;0|74;41860;408;1|75;42268;464;0|76;42732;404;1|77;43136;464;0|78;43600;408;1|79;44008;464;0|80;44472;404;1|81;44876;464;0|82;45340;404;1|83;45744;464;0|84;46208;408;1|85;46616;464;0|86;47080;404;1|87;47484;464;0|88;47948;408;1|89;48356;460;0|90;48816;408;1|91;49224;464;0|92;49688;404;1|93;50092;464;0|94;50556;404;1|95;50960;464;0|96;51424;408;1|97;51832;460;0|98;52292;408;1|99;52700;464;0|100;53164;404;1|101;53568;464;0|102;54032;408;1|103;54440;464;0|104;54904;404;1|105;55308;460;0|106;55768;408;1|107;56176;464;0|108;56640;408;1|109;57048;460;0|110;57508;408;1|111;57916;464;0|112;58380;404;1|113;58784;464;0|114;59248;408;1|115;59656;464;0|116;60120;404;1|117;60524;464;0|118;60988;408;1|119;61396;1332;0|120;62728;404;1|121;63132;1332;0|122;64464;408;1|123;64872;464;0|124;65336;404;1|125;65740;464;0|126;66204;408;1|127;66612;460;0|128;67072;408;1|129;67480;464;0|130;67944;404;1|131;68348;464;0|132;68812;408;1|133;69220;10024;0|134;79244;3452;1|135;82696;1764;0|136;84460;408;1|137;84868;464;0|138;85332;408;1|139;85740;1328;0|140;87068;408;1|141;87476;464;0|142;87940;408;1|143;88348;460;0|144;88808;408;1|145;89216;460;0|146;89676;408;1|147;90084;464;0|148;90548;404;1|149;90952;464;0|150;91416;408;1|151;91824;460;0|152;92284;408;1|153;92692;464;0|154;93156;408;1|155;93564;460;0|156;94024;408;1|157;94432;460;0|158;94892;436;1|159;95328;436;0|160;95764;408;1|161;96172;460;0|162;96632;408;1|163;97040;1332;0|164;98372;408;1|165;98780;460;0|166;99240;404;1|167;99644;464;0|168;100108;408;1|169;100516;464;0|170;100980;408;1|171;101388;460;0|172;101848;408;1|173;102256;460;0|174;102716;408;1|175;103124;464;0|176;103588;408;1|177;103996;460;0|178;104456;408;1|179;104864;1332;0|180;106196;408;1|181;106604;1332;0|182;107936;408;1|183;108344;1328;0|184;109672;408;1|185;110080;464;0|186;110544;404;1|187;110948;464;0|188;111412;408;1|189;111820;1328;0|190;113148;408;1|191;113556;464;0|192;114020;404;1|193;114424;468;0|194;114892;404;1|195;115296;464;0|196;115760;404;1|197;116164;464;0|198;116628;408;1|199;117036;460;0|200;117496;408;1|201;117904;464;0|202;118368;408;1|203;118776;460;0|204;119236;408;1|205;119644;460;0|206;120104;432;1|207;120536;440;0|208;120976;404;1|209;121380;464;0|210;121844;404;1|211;122248;464;0|212;122712;408;1|213;123120;464;0|214;123584;408;1|215;123992;460;0|216;124452;384;1|217;124836;484;0|218;125320;408;1|219;125728;464;0|220;126192;404;1|221;126596;464;0|222;127060;404;1|223;127464;1336;0|224;128800;408;1|225;129208;460;0|226;129668;408;1|227;130076;464;0|228;130540;404;1|229;130944;1332;0|230;132276;408;1|231;132684;460;0|232;133144;412;1|233;133556;460;0|234;134016;404;1|235;134420;464;0|236;134884;408;1|237;135292;1332;0|238;136624;408;1|239;137032;1328;0|240;138360;408;1|241;138768;1332;0|242;140100;408;1|243;140508;1332;0|244;141840;408;1|245;142248;460;0|246;142708;408;1|247;143116;464;0|248;143580;404;1|249;143984;464;0|250;144448;408;1|251;144856;460;0|252;145316;408;1|253;145724;460;0|254;146184;408;1|255;146592;464;0|256;147056;380;1|257;147436;488;0|258;147924;408;1|259;148332;464;0|260;148796;404;1|261;149200;460;0|262;149660;408;1|263;150068;1332;0|264;151400;408;1|265;151808;1332;0|266;153140;408;1|267;153548;1328;0|268;154876;412;1|269;155288;1332;0|270;156620;404;1|271;157024;1332;0|272;158356;408;1|273;158764;460;0|274;159224;408;1|275;159632;464;0|276;160096;408;1|277;160504;1328;0|278;161832;408;1|279;162240;464;0|280;162704;408;1|281;163112;460;0|282;163572;408;1|283;163980;460;0|284;164440;408;1|285;164848;464;0|286;165312;404;1|287;165716;468;0|288;166184;404;1|289;166588;464;0|290;167052;404;1|291;167456;464;0|292;167920;408;1|293;168328;460;0|294;168788;408;1|295;169196;464;0|296;169660;380;1|297;170040;488;0|298;170528;408;1|299;170936;460;0|300;171396;408;1|301;171804;464;0|302;172268;404;1|303;172672;464;0|304;173136;408;1|305;173544;460;0|306;174004;408;1|307;174412;460;0|308;174872;384;1|309;175256;488;0|310;175744;408;1|311;176152;460;0|312;176612;384;1|313;176996;484;0|314;177480;408;1|315;177888;1332;0|316;179220;408;1|317;179628;1332;0|318;180960;408;1|319;181368;1332;0|320;182700;404;1|321;183104;464;0|322;183568;408;1|323;183976;464;0|324;184440;404;1|325;184844;464;0|326;185308;404;1|327;185712;464;0|328;186176;408;1|329;186584;460;0|330;187044;408;1|331;187452;464;0|332;187916;404;1|333;188320;464;0|334;188784;408;1|335;189192;460;0|336;189652;408;1|337;190060;460;0|338;190520;408;1|339;190928;1332;0|340;192260;408;1|341;192668;1332;0|342;194000;408;1|343;194408;1328;0|344;195736;408;1|345;196144;464;0|346;196608;408;1|347;197016;464;0|348;197480;380;1|349;197860;484;0|350;198344;412;1|351;198756;460;0|352;199216;408;1|353;199624;1328;0|354;200952;408;1|355;201360;464;0|356;201824;404;1|357;202228;464;0|358;202692;408;1|359;203100;464;0|360;203564;404;1|361;203968;464;0|362;204432;408;1|363;204840;460;0|364;205300;408;1|365;205708;464;0|366;206172;404;1|367;206576;464;0|368;207040;380;1|369;207420;488;0|370;207908;408;1|371;208316;464;0|372;208780;408;1|373;209188;460;0|374;209648;408;1|375;210056;460;0|376;210516;408;1|377;210924;1332;0|378;212256;408;1|379;212664;460;0|380;213124;408;1|381;213532;460;0|382;213992;408;1|383;214400;464;0|384;214864;408;1|385;215272;460;0|386;215732;408;1|387;216140;464;0|388;216604;404;1|389;217008;464;0|390;217472;408;1|391;217880;460;0|392;218340;408;1|393;218748;464;0|394;219212;404;1|395;219616;464;0|396;220080;408;1|397;220488;460;0|398;220948;408;1|399;221356;464;0|400;221820;408;1|401;222228;460;0|402;222688;404;1|403;223092;464;0|404;223556;408;1|405;223964;464;0|406;224428;408;1|407;224836;460;0|408;225296;380;1|409;225676;488;0|410;226164;408;1|411;226572;1332;0|412;227904;408;1|413;228312;1332;0|414;229644;408;1|415;230052;460;0|416;230512;408;1|417;230920;460;0|418;231380;408;1|419;231788;464;0|420;232252;408;1|421;232660;460;0|422;233120;408;1|423;233528;460;0|424;233988;408;1|425;234396;464;0|426;234860;408;1|427;235268;1332;0|428;236600;432;1|429;237032;1304;0|430;238336;408;1|431;238744;1332;0|432;240076;408;1|433;240484;1332;0|434;241816;408;1|435;242224;460;0|436;242684;408;1|437;243092;1328;0|438;244420;408;1|439;244828;464;0|440;245292;408;1|</text:p>
          </table:table-cell>
          <table:table-cell table:style-name="ce7" table:formula="of:=LEFT([.D40];16)" office:value-type="string" office:string-value="0220E00400000006" calcext:value-type="string">
            <text:p>0220E00400000006</text:p>
          </table:table-cell>
          <table:table-cell table:style-name="ce7" table:formula="of:=RIGHT([.D40];(27*2)-16)" office:value-type="string" office:string-value="0220E00400483C804F00000EE010000100065E" calcext:value-type="string">
            <text:p>0220E00400483C804F00000EE010000100065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F2</text:p>
          </table:table-cell>
          <table:table-cell/>
          <table:table-cell table:style-name="ce6" table:formula="of:=BIN2HEX(LEFT(HEX2BIN(RIGHT(LEFT([.$J40];2*[.R$1]);2);8);4) &amp; RIGHT(HEX2BIN(RIGHT(LEFT([.$J40];2*[.R$1]);2);8);4);2)" office:value-type="string" office:string-value="02" calcext:value-type="string">
            <text:p>02</text:p>
          </table:table-cell>
          <table:table-cell table:style-name="ce6" table:formula="of:=BIN2HEX(LEFT(HEX2BIN(RIGHT(LEFT([.$J40];2*[.S$1]);2);8);4) &amp; RIGHT(HEX2BIN(RIGHT(LEFT([.$J40];2*[.S$1]);2);8);4);2)" office:value-type="string" office:string-value="20" calcext:value-type="string">
            <text:p>20</text:p>
          </table:table-cell>
          <table:table-cell table:style-name="ce6" table:formula="of:=BIN2HEX(LEFT(HEX2BIN(RIGHT(LEFT([.$J40];2*[.T$1]);2);8);4) &amp; RIGHT(HEX2BIN(RIGHT(LEFT([.$J40];2*[.T$1]);2);8);4);2)" office:value-type="string" office:string-value="E0" calcext:value-type="string">
            <text:p>E0</text:p>
          </table:table-cell>
          <table:table-cell table:style-name="ce6" table:formula="of:=BIN2HEX(LEFT(HEX2BIN(RIGHT(LEFT([.$J40];2*[.U$1]);2);8);4) &amp; RIGHT(HEX2BIN(RIGHT(LEFT([.$J40];2*[.U$1]);2);8);4);2)" office:value-type="string" office:string-value="04" calcext:value-type="string">
            <text:p>04</text:p>
          </table:table-cell>
          <table:table-cell table:style-name="ce6" table:formula="of:=BIN2HEX(LEFT(HEX2BIN(RIGHT(LEFT([.$J40];2*[.V$1]);2);8);4) &amp; RIGHT(HEX2BIN(RIGHT(LEFT([.$J40];2*[.V$1]);2);8);4);2)" office:value-type="string" office:string-value="00" calcext:value-type="string">
            <text:p>00</text:p>
          </table:table-cell>
          <table:table-cell table:style-name="ce14" table:formula="of:=BIN2HEX(LEFT(HEX2BIN(RIGHT(LEFT([.$J40];2*[.W$1]);2);8);4) &amp; RIGHT(HEX2BIN(RIGHT(LEFT([.$J40];2*[.W$1]);2);8);4);2)" office:value-type="string" office:string-value="48" calcext:value-type="string">
            <text:p>48</text:p>
          </table:table-cell>
          <table:table-cell table:style-name="ce17" table:formula="of:=BIN2HEX(LEFT(HEX2BIN(RIGHT(LEFT([.$J40];2*[.X$1]);2);8);4) &amp; RIGHT(HEX2BIN(RIGHT(LEFT([.$J40];2*[.X$1]);2);8);4);2)" office:value-type="string" office:string-value="3C" calcext:value-type="string">
            <text:p>3C</text:p>
          </table:table-cell>
          <table:table-cell table:style-name="ce6" table:formula="of:=BIN2HEX(LEFT(HEX2BIN(RIGHT(LEFT([.$J40];2*[.Y$1]);2);8);4) &amp; RIGHT(HEX2BIN(RIGHT(LEFT([.$J40];2*[.Y$1]);2);8);4);2)" office:value-type="string" office:string-value="80" calcext:value-type="string">
            <text:p>80</text:p>
          </table:table-cell>
          <table:table-cell table:style-name="ce6" table:formula="of:=BIN2HEX(LEFT(HEX2BIN(RIGHT(LEFT([.$J40];2*[.Z$1]);2);8);4) &amp; RIGHT(HEX2BIN(RIGHT(LEFT([.$J40];2*[.Z$1]);2);8);4);2)" office:value-type="string" office:string-value="4F" calcext:value-type="string">
            <text:p>4F</text:p>
          </table:table-cell>
          <table:table-cell table:style-name="ce6" table:formula="of:=BIN2HEX(LEFT(HEX2BIN(RIGHT(LEFT([.$J40];2*[.AA$1]);2);8);4) &amp; RIGHT(HEX2BIN(RIGHT(LEFT([.$J40];2*[.AA$1]);2);8);4);2)" office:value-type="string" office:string-value="00" calcext:value-type="string">
            <text:p>00</text:p>
          </table:table-cell>
          <table:table-cell table:style-name="ce6" table:formula="of:=BIN2HEX(LEFT(HEX2BIN(RIGHT(LEFT([.$J40];2*[.AB$1]);2);8);4) &amp; RIGHT(HEX2BIN(RIGHT(LEFT([.$J40];2*[.AB$1]);2);8);4);2)" office:value-type="string" office:string-value="00" calcext:value-type="string">
            <text:p>00</text:p>
          </table:table-cell>
          <table:table-cell table:style-name="ce6" table:formula="of:=BIN2HEX(LEFT(HEX2BIN(RIGHT(LEFT([.$J40];2*[.AC$1]);2);8);4) &amp; RIGHT(HEX2BIN(RIGHT(LEFT([.$J40];2*[.AC$1]);2);8);4);2)" office:value-type="string" office:string-value="0E" calcext:value-type="string">
            <text:p>0E</text:p>
          </table:table-cell>
          <table:table-cell table:style-name="ce6" table:formula="of:=BIN2HEX(LEFT(HEX2BIN(RIGHT(LEFT([.$J40];2*[.AD$1]);2);8);4) &amp; RIGHT(HEX2BIN(RIGHT(LEFT([.$J40];2*[.AD$1]);2);8);4);2)" office:value-type="string" office:string-value="E0" calcext:value-type="string">
            <text:p>E0</text:p>
          </table:table-cell>
          <table:table-cell table:style-name="ce6" table:formula="of:=BIN2HEX(LEFT(HEX2BIN(RIGHT(LEFT([.$J40];2*[.AE$1]);2);8);4) &amp; RIGHT(HEX2BIN(RIGHT(LEFT([.$J40];2*[.AE$1]);2);8);4);2)" office:value-type="string" office:string-value="10" calcext:value-type="string">
            <text:p>10</text:p>
          </table:table-cell>
          <table:table-cell table:style-name="ce6" table:formula="of:=BIN2HEX(LEFT(HEX2BIN(RIGHT(LEFT([.$J40];2*[.AF$1]);2);8);4) &amp; RIGHT(HEX2BIN(RIGHT(LEFT([.$J40];2*[.AF$1]);2);8);4);2)" office:value-type="string" office:string-value="00" calcext:value-type="string">
            <text:p>00</text:p>
          </table:table-cell>
          <table:table-cell table:style-name="ce6" table:formula="of:=BIN2HEX(LEFT(HEX2BIN(RIGHT(LEFT([.$J40];2*[.AG$1]);2);8);4) &amp; RIGHT(HEX2BIN(RIGHT(LEFT([.$J40];2*[.AG$1]);2);8);4);2)" office:value-type="string" office:string-value="01" calcext:value-type="string">
            <text:p>01</text:p>
          </table:table-cell>
          <table:table-cell table:style-name="ce6" table:formula="of:=BIN2HEX(LEFT(HEX2BIN(RIGHT(LEFT([.$J40];2*[.AH$1]);2);8);4) &amp; RIGHT(HEX2BIN(RIGHT(LEFT([.$J40];2*[.AH$1]);2);8);4);2)" office:value-type="string" office:string-value="00" calcext:value-type="string">
            <text:p>00</text:p>
          </table:table-cell>
          <table:table-cell table:style-name="ce6" table:formula="of:=BIN2HEX(LEFT(HEX2BIN(RIGHT(LEFT([.$J40];2*[.AI$1]);2);8);4) &amp; RIGHT(HEX2BIN(RIGHT(LEFT([.$J40];2*[.AI$1]);2);8);4);2)" office:value-type="string" office:string-value="06" calcext:value-type="string">
            <text:p>06</text:p>
          </table:table-cell>
          <table:table-cell table:style-name="ce21" table:formula="of:=BIN2HEX(LEFT(HEX2BIN(RIGHT(LEFT([.$J40];2*[.AJ$1]);2);8);4) &amp; RIGHT(HEX2BIN(RIGHT(LEFT([.$J40];2*[.AJ$1]);2);8);4);2)" office:value-type="string" office:string-value="5E" calcext:value-type="string">
            <text:p>5E</text:p>
          </table:table-cell>
          <table:table-cell table:style-name="ce23" table:formula="of:=DEC2HEX([.CC40];2)" office:value-type="string" office:string-value="5E" calcext:value-type="string">
            <text:p>5E</text:p>
          </table:table-cell>
          <table:table-cell table:style-name="ce27" table:formula="of:=HEX2BIN([.W40];8)" office:value-type="string" office:string-value="01001000" calcext:value-type="string">
            <text:p>01001000</text:p>
          </table:table-cell>
          <table:table-cell table:style-name="ce10" table:formula="of:=LEFT([.AL40];4)" office:value-type="string" office:string-value="0100" calcext:value-type="string">
            <text:p>0100</text:p>
          </table:table-cell>
          <table:table-cell table:style-name="ce10" table:formula="of:=RIGHT([.AM40];1)" office:value-type="string" office:string-value="0" calcext:value-type="string">
            <text:p>0</text:p>
          </table:table-cell>
          <table:table-cell table:style-name="ce30" table:formula="of:=HEX2BIN([.X40];8)" office:value-type="string" office:string-value="00111100" calcext:value-type="string">
            <text:p>00111100</text:p>
          </table:table-cell>
          <table:table-cell table:style-name="ce32" table:formula="of:=LEFT([.AO40];1)" office:value-type="string" office:string-value="0" calcext:value-type="string">
            <text:p>0</text:p>
          </table:table-cell>
          <table:table-cell table:style-name="ce32" table:formula="of:=RIGHT(LEFT([.AO40];2);1)" office:value-type="string" office:string-value="0" calcext:value-type="string">
            <text:p>0</text:p>
          </table:table-cell>
          <table:table-cell table:style-name="ce32" table:formula="of:=RIGHT(LEFT([.AO40];3);1)" office:value-type="string" office:string-value="1" calcext:value-type="string">
            <text:p>1</text:p>
          </table:table-cell>
          <table:table-cell table:style-name="ce32" table:formula="of:=RIGHT(LEFT([.$AO40];4);1)" office:value-type="string" office:string-value="1" calcext:value-type="string">
            <text:p>1</text:p>
          </table:table-cell>
          <table:table-cell table:style-name="ce32" table:formula="of:=RIGHT(LEFT([.$AO40];5);1)" office:value-type="string" office:string-value="1" calcext:value-type="string">
            <text:p>1</text:p>
          </table:table-cell>
          <table:table-cell table:style-name="ce32" table:formula="of:=RIGHT(LEFT([.$AO40];6);1)" office:value-type="string" office:string-value="1" calcext:value-type="string">
            <text:p>1</text:p>
          </table:table-cell>
          <table:table-cell table:style-name="ce32" table:formula="of:=RIGHT(LEFT([.$AO40];7);1)" office:value-type="string" office:string-value="0" calcext:value-type="string">
            <text:p>0</text:p>
          </table:table-cell>
          <table:table-cell table:style-name="ce32" table:formula="of:=RIGHT(LEFT([.$AO40];8);1)" office:value-type="string" office:string-value="0" calcext:value-type="string">
            <text:p>0</text:p>
          </table:table-cell>
          <table:table-cell/>
          <table:table-cell table:style-name="ce6" table:formula="of:=[.AS40]" office:value-type="string" office:string-value="1" calcext:value-type="string">
            <text:p>1</text:p>
          </table:table-cell>
          <table:table-cell table:style-name="ce6" table:formula="of:=[.AT40]" office:value-type="string" office:string-value="1" calcext:value-type="string">
            <text:p>1</text:p>
          </table:table-cell>
          <table:table-cell table:style-name="ce6" table:formula="of:=[.AU40]" office:value-type="string" office:string-value="1" calcext:value-type="string">
            <text:p>1</text:p>
          </table:table-cell>
          <table:table-cell table:style-name="ce6" table:formula="of:=[.AV40]" office:value-type="string" office:string-value="0" calcext:value-type="string">
            <text:p>0</text:p>
          </table:table-cell>
          <table:table-cell table:formula="of:=BIN2DEC([.AY40]&amp;[.AZ40]&amp;[.BA40]&amp;[.BB40])" office:value-type="float" office:value="14" calcext:value-type="float">
            <text:p>14</text:p>
          </table:table-cell>
          <table:table-cell table:style-name="ce36" table:formula="of:=16+[.BC40]" office:value-type="float" office:value="30" calcext:value-type="float">
            <text:p>30</text:p>
          </table:table-cell>
          <table:table-cell/>
          <table:table-cell table:style-name="ce39" table:formula="of:=HEX2BIN([.Z40];8)" office:value-type="string" office:string-value="01001111" calcext:value-type="string">
            <text:p>01001111</text:p>
          </table:table-cell>
          <table:table-cell table:style-name="ce6" table:formula="of:=LEFT([.BF40];4)" office:value-type="string" office:string-value="0100" calcext:value-type="string">
            <text:p>0100</text:p>
          </table:table-cell>
          <table:table-cell table:style-name="ce6" table:formula="of:=RIGHT([.BF40];4)" office:value-type="string" office:string-value="1111" calcext:value-type="string">
            <text:p>1111</text:p>
          </table:table-cell>
          <table:table-cell/>
          <table:table-cell table:style-name="ce10" table:formula="of:=HEX2BIN([.AE40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40])+HEX2DEC([.S40]);256)" office:value-type="float" office:value="34" calcext:value-type="float">
            <text:p>34</text:p>
          </table:table-cell>
          <table:table-cell table:formula="of:=MOD([.BM40]+HEX2DEC([.T40]);256)" office:value-type="float" office:value="2" calcext:value-type="float">
            <text:p>2</text:p>
          </table:table-cell>
          <table:table-cell table:formula="of:=MOD([.BN40]+HEX2DEC([.U40]);256)" office:value-type="float" office:value="6" calcext:value-type="float">
            <text:p>6</text:p>
          </table:table-cell>
          <table:table-cell table:formula="of:=MOD([.BO40]+HEX2DEC([.V40]);256)" office:value-type="float" office:value="6" calcext:value-type="float">
            <text:p>6</text:p>
          </table:table-cell>
          <table:table-cell table:formula="of:=MOD([.BP40]+HEX2DEC([.W40]);256)" office:value-type="float" office:value="78" calcext:value-type="float">
            <text:p>78</text:p>
          </table:table-cell>
          <table:table-cell table:formula="of:=MOD([.BQ40]+HEX2DEC([.X40]);256)" office:value-type="float" office:value="138" calcext:value-type="float">
            <text:p>138</text:p>
          </table:table-cell>
          <table:table-cell table:formula="of:=MOD([.BR40]+HEX2DEC([.Y40]);256)" office:value-type="float" office:value="10" calcext:value-type="float">
            <text:p>10</text:p>
          </table:table-cell>
          <table:table-cell table:formula="of:=MOD([.BS40]+HEX2DEC([.Z40]);256)" office:value-type="float" office:value="89" calcext:value-type="float">
            <text:p>89</text:p>
          </table:table-cell>
          <table:table-cell table:formula="of:=MOD([.BT40]+HEX2DEC([.AA40]);256)" office:value-type="float" office:value="89" calcext:value-type="float">
            <text:p>89</text:p>
          </table:table-cell>
          <table:table-cell table:formula="of:=MOD([.BU40]+HEX2DEC([.AB40]);256)" office:value-type="float" office:value="89" calcext:value-type="float">
            <text:p>89</text:p>
          </table:table-cell>
          <table:table-cell table:formula="of:=MOD([.BV40]+HEX2DEC([.AC40]);256)" office:value-type="float" office:value="103" calcext:value-type="float">
            <text:p>103</text:p>
          </table:table-cell>
          <table:table-cell table:formula="of:=MOD([.BW40]+HEX2DEC([.AD40]);256)" office:value-type="float" office:value="71" calcext:value-type="float">
            <text:p>71</text:p>
          </table:table-cell>
          <table:table-cell table:formula="of:=MOD([.BX40]+HEX2DEC([.AE40]);256)" office:value-type="float" office:value="87" calcext:value-type="float">
            <text:p>87</text:p>
          </table:table-cell>
          <table:table-cell table:formula="of:=MOD([.BY40]+HEX2DEC([.AF40]);256)" office:value-type="float" office:value="87" calcext:value-type="float">
            <text:p>87</text:p>
          </table:table-cell>
          <table:table-cell table:formula="of:=MOD([.BZ40]+HEX2DEC([.AG40]);256)" office:value-type="float" office:value="88" calcext:value-type="float">
            <text:p>88</text:p>
          </table:table-cell>
          <table:table-cell table:formula="of:=MOD([.CA40]+HEX2DEC([.AH40]);256)" office:value-type="float" office:value="88" calcext:value-type="float">
            <text:p>88</text:p>
          </table:table-cell>
          <table:table-cell table:formula="of:=MOD([.CB40]+HEX2DEC([.AI40]);256)" office:value-type="float" office:value="94" calcext:value-type="float">
            <text:p>94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3F00000EE010000100064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4;1|7;7492;1336;0|8;8828;404;1|9;9232;464;0|10;9696;404;1|11;10100;464;0|12;10564;408;1|13;10972;460;0|14;11432;408;1|15;11840;460;0|16;12300;412;1|17;12712;460;0|18;13172;408;1|19;13580;464;0|20;14044;404;1|21;14448;464;0|22;14912;380;1|23;15292;488;0|24;15780;408;1|25;16188;460;0|26;16648;408;1|27;17056;464;0|28;17520;404;1|29;17924;464;0|30;18388;408;1|31;18796;1332;0|32;20128;404;1|33;20532;464;0|34;20996;404;1|35;21400;468;0|36;21868;404;1|37;22272;460;0|38;22732;412;1|39;23144;460;0|40;23604;408;1|41;24012;464;0|42;24476;404;1|43;24880;464;0|44;25344;408;1|45;25752;460;0|46;26212;408;1|47;26620;1328;0|48;27948;412;1|49;28360;1328;0|50;29688;408;1|51;30096;1332;0|52;31428;408;1|53;31836;460;0|54;32296;408;1|55;32704;460;0|56;33164;412;1|57;33576;1328;0|58;34904;408;1|59;35312;464;0|60;35776;408;1|61;36184;460;0|62;36644;408;1|63;37052;460;0|64;37512;408;1|65;37920;464;0|66;38384;408;1|67;38792;460;0|68;39252;408;1|69;39660;460;0|70;40120;408;1|71;40528;464;0|72;40992;404;1|73;41396;464;0|74;41860;408;1|75;42268;464;0|76;42732;404;1|77;43136;464;0|78;43600;404;1|79;44004;464;0|80;44468;408;1|81;44876;464;0|82;45340;404;1|83;45744;464;0|84;46208;408;1|85;46616;460;0|86;47076;408;1|87;47484;464;0|88;47948;404;1|89;48352;464;0|90;48816;404;1|91;49220;464;0|92;49684;380;1|93;50064;492;0|94;50556;404;1|95;50960;464;0|96;51424;408;1|97;51832;460;0|98;52292;404;1|99;52696;464;0|100;53160;408;1|101;53568;464;0|102;54032;408;1|103;54440;464;0|104;54904;404;1|105;55308;460;0|106;55768;408;1|107;56176;464;0|108;56640;408;1|109;57048;460;0|110;57508;408;1|111;57916;464;0|112;58380;404;1|113;58784;464;0|114;59248;408;1|115;59656;464;0|116;60120;404;1|117;60524;460;0|118;60984;436;1|119;61420;1304;0|120;62724;412;1|121;63136;1328;0|122;64464;408;1|123;64872;464;0|124;65336;404;1|125;65740;468;0|126;66208;404;1|127;66612;460;0|128;67072;408;1|129;67480;460;0|130;67940;408;1|131;68348;460;0|132;68808;408;1|133;69216;10028;0|134;79244;3456;1|135;82700;1764;0|136;84464;404;1|137;84868;464;0|138;85332;408;1|139;85740;1332;0|140;87072;408;1|141;87480;460;0|142;87940;408;1|143;88348;460;0|144;88808;408;1|145;89216;464;0|146;89680;408;1|147;90088;460;0|148;90548;408;1|149;90956;460;0|150;91416;408;1|151;91824;464;0|152;92288;404;1|153;92692;464;0|154;93156;404;1|155;93560;464;0|156;94024;408;1|157;94432;464;0|158;94896;408;1|159;95304;460;0|160;95764;408;1|161;96172;460;0|162;96632;408;1|163;97040;1336;0|164;98376;404;1|165;98780;460;0|166;99240;408;1|167;99648;464;0|168;100112;408;1|169;100520;460;0|170;100980;408;1|171;101388;464;0|172;101852;404;1|173;102256;464;0|174;102720;408;1|175;103128;460;0|176;103588;408;1|177;103996;460;0|178;104456;408;1|179;104864;1332;0|180;106196;408;1|181;106604;1332;0|182;107936;408;1|183;108344;1332;0|184;109676;404;1|185;110080;464;0|186;110544;408;1|187;110952;460;0|188;111412;408;1|189;111820;1332;0|190;113152;404;1|191;113556;464;0|192;114020;408;1|193;114428;460;0|194;114888;408;1|195;115296;464;0|196;115760;380;1|197;116140;488;0|198;116628;408;1|199;117036;464;0|200;117500;404;1|201;117904;464;0|202;118368;408;1|203;118776;460;0|204;119236;408;1|205;119644;464;0|206;120108;404;1|207;120512;464;0|208;120976;408;1|209;121384;460;0|210;121844;408;1|211;122252;464;0|212;122716;404;1|213;123120;464;0|214;123584;408;1|215;123992;460;0|216;124452;408;1|217;124860;464;0|218;125324;404;1|219;125728;464;0|220;126192;408;1|221;126600;460;0|222;127060;408;1|223;127468;1332;0|224;128800;408;1|225;129208;460;0|226;129668;408;1|227;130076;464;0|228;130540;404;1|229;130944;1332;0|230;132276;408;1|231;132684;464;0|232;133148;408;1|233;133556;460;0|234;134016;404;1|235;134420;468;0|236;134888;404;1|237;135292;1332;0|238;136624;408;1|239;137032;1332;0|240;138364;404;1|241;138768;1332;0|242;140100;408;1|243;140508;1332;0|244;141840;408;1|245;142248;460;0|246;142708;408;1|247;143116;464;0|248;143580;404;1|249;143984;464;0|250;144448;408;1|251;144856;464;0|252;145320;404;1|253;145724;460;0|254;146184;412;1|255;146596;460;0|256;147056;408;1|257;147464;464;0|258;147928;404;1|259;148332;464;0|260;148796;404;1|261;149200;464;0|262;149664;408;1|263;150072;1328;0|264;151400;412;1|265;151812;1328;0|266;153140;408;1|267;153548;1332;0|268;154880;436;1|269;155316;1304;0|270;156620;404;1|271;157024;1336;0|272;158360;404;1|273;158764;1332;0|274;160096;408;1|275;160504;1332;0|276;161836;408;1|277;162244;460;0|278;162704;408;1|279;163112;464;0|280;163576;404;1|281;163980;464;0|282;164444;408;1|283;164852;460;0|284;165312;408;1|285;165720;460;0|286;166180;408;1|287;166588;464;0|288;167052;408;1|289;167460;460;0|290;167920;408;1|291;168328;464;0|292;168792;404;1|293;169196;464;0|294;169660;408;1|295;170068;460;0|296;170528;408;1|297;170936;460;0|298;171396;408;1|299;171804;464;0|300;172268;404;1|301;172672;464;0|302;173136;404;1|303;173540;468;0|304;174008;404;1|305;174412;464;0|306;174876;408;1|307;175284;464;0|308;175748;404;1|309;176152;460;0|310;176612;408;1|311;177020;460;0|312;177480;412;1|313;177892;460;0|314;178352;408;1|315;178760;1332;0|316;180092;408;1|317;180500;1328;0|318;181828;408;1|319;182236;1332;0|320;183568;436;1|321;184004;432;0|322;184436;408;1|323;184844;464;0|324;185308;408;1|325;185716;460;0|326;186176;408;1|327;186584;460;0|328;187044;408;1|329;187452;464;0|330;187916;408;1|331;188324;460;0|332;188784;408;1|333;189192;460;0|334;189652;408;1|335;190060;464;0|336;190524;408;1|337;190932;460;0|338;191392;408;1|339;191800;1332;0|340;193132;408;1|341;193540;1332;0|342;194872;408;1|343;195280;1328;0|344;196608;408;1|345;197016;464;0|346;197480;404;1|347;197884;464;0|348;198348;404;1|349;198752;464;0|350;199216;408;1|351;199624;464;0|352;200088;404;1|353;200492;1336;0|354;201828;404;1|355;202232;464;0|356;202696;408;1|357;203104;460;0|358;203564;408;1|359;203972;464;0|360;204436;404;1|361;204840;464;0|362;205304;404;1|363;205708;464;0|364;206172;408;1|365;206580;460;0|366;207040;408;1|367;207448;464;0|368;207912;404;1|369;208316;464;0|370;208780;408;1|371;209188;460;0|372;209648;408;1|373;210056;460;0|374;210516;412;1|375;210928;464;0|376;211392;400;1|377;211792;1332;0|378;213124;412;1|379;213536;460;0|380;213996;408;1|381;214404;460;0|382;214864;408;1|383;215272;464;0|384;215736;408;1|385;216144;460;0|386;216604;404;1|387;217008;464;0|388;217472;408;1|389;217880;464;0|390;218344;408;1|391;218752;460;0|392;219212;408;1|393;219620;464;0|394;220084;404;1|395;220488;464;0|396;220952;404;1|397;221356;464;0|398;221820;408;1|399;222228;460;0|400;222688;412;1|401;223100;460;0|402;223560;404;1|403;223964;464;0|404;224428;408;1|405;224836;464;0|406;225300;404;1|407;225704;464;0|408;226168;408;1|409;226576;460;0|410;227036;408;1|411;227444;1328;0|412;228772;412;1|413;229184;1332;0|414;230516;404;1|415;230920;464;0|416;231384;408;1|417;231792;460;0|418;232252;408;1|419;232660;460;0|420;233120;408;1|421;233528;464;0|422;233992;404;1|423;234396;464;0|424;234860;408;1|425;235268;464;0|426;235732;404;1|427;236136;1332;0|428;237468;408;1|429;237876;1328;0|430;239204;412;1|431;239616;1328;0|432;240944;412;1|433;241356;444;0|434;241800;424;1|435;242224;460;0|436;242684;408;1|437;243092;1332;0|438;244424;408;1|439;244832;460;0|440;245292;408;1|</text:p>
          </table:table-cell>
          <table:table-cell table:style-name="ce7" table:formula="of:=LEFT([.D41];16)" office:value-type="string" office:string-value="0220E00400000006" calcext:value-type="string">
            <text:p>0220E00400000006</text:p>
          </table:table-cell>
          <table:table-cell table:style-name="ce7" table:formula="of:=RIGHT([.D41];(27*2)-16)" office:value-type="string" office:string-value="0220E00400483C803F00000EE010000100064E" calcext:value-type="string">
            <text:p>0220E00400483C803F00000EE010000100064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style-name="ce6" office:value-type="string" calcext:value-type="string">
            <text:p>AUTO</text:p>
          </table:table-cell>
          <table:table-cell table:style-name="ce6" office:value-type="string" calcext:value-type="string">
            <text:p>F1</text:p>
          </table:table-cell>
          <table:table-cell/>
          <table:table-cell table:style-name="ce6" table:formula="of:=BIN2HEX(LEFT(HEX2BIN(RIGHT(LEFT([.$J41];2*[.R$1]);2);8);4) &amp; RIGHT(HEX2BIN(RIGHT(LEFT([.$J41];2*[.R$1]);2);8);4);2)" office:value-type="string" office:string-value="02" calcext:value-type="string">
            <text:p>02</text:p>
          </table:table-cell>
          <table:table-cell table:style-name="ce6" table:formula="of:=BIN2HEX(LEFT(HEX2BIN(RIGHT(LEFT([.$J41];2*[.S$1]);2);8);4) &amp; RIGHT(HEX2BIN(RIGHT(LEFT([.$J41];2*[.S$1]);2);8);4);2)" office:value-type="string" office:string-value="20" calcext:value-type="string">
            <text:p>20</text:p>
          </table:table-cell>
          <table:table-cell table:style-name="ce6" table:formula="of:=BIN2HEX(LEFT(HEX2BIN(RIGHT(LEFT([.$J41];2*[.T$1]);2);8);4) &amp; RIGHT(HEX2BIN(RIGHT(LEFT([.$J41];2*[.T$1]);2);8);4);2)" office:value-type="string" office:string-value="E0" calcext:value-type="string">
            <text:p>E0</text:p>
          </table:table-cell>
          <table:table-cell table:style-name="ce6" table:formula="of:=BIN2HEX(LEFT(HEX2BIN(RIGHT(LEFT([.$J41];2*[.U$1]);2);8);4) &amp; RIGHT(HEX2BIN(RIGHT(LEFT([.$J41];2*[.U$1]);2);8);4);2)" office:value-type="string" office:string-value="04" calcext:value-type="string">
            <text:p>04</text:p>
          </table:table-cell>
          <table:table-cell table:style-name="ce6" table:formula="of:=BIN2HEX(LEFT(HEX2BIN(RIGHT(LEFT([.$J41];2*[.V$1]);2);8);4) &amp; RIGHT(HEX2BIN(RIGHT(LEFT([.$J41];2*[.V$1]);2);8);4);2)" office:value-type="string" office:string-value="00" calcext:value-type="string">
            <text:p>00</text:p>
          </table:table-cell>
          <table:table-cell table:style-name="ce14" table:formula="of:=BIN2HEX(LEFT(HEX2BIN(RIGHT(LEFT([.$J41];2*[.W$1]);2);8);4) &amp; RIGHT(HEX2BIN(RIGHT(LEFT([.$J41];2*[.W$1]);2);8);4);2)" office:value-type="string" office:string-value="48" calcext:value-type="string">
            <text:p>48</text:p>
          </table:table-cell>
          <table:table-cell table:style-name="ce17" table:formula="of:=BIN2HEX(LEFT(HEX2BIN(RIGHT(LEFT([.$J41];2*[.X$1]);2);8);4) &amp; RIGHT(HEX2BIN(RIGHT(LEFT([.$J41];2*[.X$1]);2);8);4);2)" office:value-type="string" office:string-value="3C" calcext:value-type="string">
            <text:p>3C</text:p>
          </table:table-cell>
          <table:table-cell table:style-name="ce6" table:formula="of:=BIN2HEX(LEFT(HEX2BIN(RIGHT(LEFT([.$J41];2*[.Y$1]);2);8);4) &amp; RIGHT(HEX2BIN(RIGHT(LEFT([.$J41];2*[.Y$1]);2);8);4);2)" office:value-type="string" office:string-value="80" calcext:value-type="string">
            <text:p>80</text:p>
          </table:table-cell>
          <table:table-cell table:style-name="ce6" table:formula="of:=BIN2HEX(LEFT(HEX2BIN(RIGHT(LEFT([.$J41];2*[.Z$1]);2);8);4) &amp; RIGHT(HEX2BIN(RIGHT(LEFT([.$J41];2*[.Z$1]);2);8);4);2)" office:value-type="string" office:string-value="3F" calcext:value-type="string">
            <text:p>3F</text:p>
          </table:table-cell>
          <table:table-cell table:style-name="ce6" table:formula="of:=BIN2HEX(LEFT(HEX2BIN(RIGHT(LEFT([.$J41];2*[.AA$1]);2);8);4) &amp; RIGHT(HEX2BIN(RIGHT(LEFT([.$J41];2*[.AA$1]);2);8);4);2)" office:value-type="string" office:string-value="00" calcext:value-type="string">
            <text:p>00</text:p>
          </table:table-cell>
          <table:table-cell table:style-name="ce6" table:formula="of:=BIN2HEX(LEFT(HEX2BIN(RIGHT(LEFT([.$J41];2*[.AB$1]);2);8);4) &amp; RIGHT(HEX2BIN(RIGHT(LEFT([.$J41];2*[.AB$1]);2);8);4);2)" office:value-type="string" office:string-value="00" calcext:value-type="string">
            <text:p>00</text:p>
          </table:table-cell>
          <table:table-cell table:style-name="ce6" table:formula="of:=BIN2HEX(LEFT(HEX2BIN(RIGHT(LEFT([.$J41];2*[.AC$1]);2);8);4) &amp; RIGHT(HEX2BIN(RIGHT(LEFT([.$J41];2*[.AC$1]);2);8);4);2)" office:value-type="string" office:string-value="0E" calcext:value-type="string">
            <text:p>0E</text:p>
          </table:table-cell>
          <table:table-cell table:style-name="ce6" table:formula="of:=BIN2HEX(LEFT(HEX2BIN(RIGHT(LEFT([.$J41];2*[.AD$1]);2);8);4) &amp; RIGHT(HEX2BIN(RIGHT(LEFT([.$J41];2*[.AD$1]);2);8);4);2)" office:value-type="string" office:string-value="E0" calcext:value-type="string">
            <text:p>E0</text:p>
          </table:table-cell>
          <table:table-cell table:style-name="ce6" table:formula="of:=BIN2HEX(LEFT(HEX2BIN(RIGHT(LEFT([.$J41];2*[.AE$1]);2);8);4) &amp; RIGHT(HEX2BIN(RIGHT(LEFT([.$J41];2*[.AE$1]);2);8);4);2)" office:value-type="string" office:string-value="10" calcext:value-type="string">
            <text:p>10</text:p>
          </table:table-cell>
          <table:table-cell table:style-name="ce6" table:formula="of:=BIN2HEX(LEFT(HEX2BIN(RIGHT(LEFT([.$J41];2*[.AF$1]);2);8);4) &amp; RIGHT(HEX2BIN(RIGHT(LEFT([.$J41];2*[.AF$1]);2);8);4);2)" office:value-type="string" office:string-value="00" calcext:value-type="string">
            <text:p>00</text:p>
          </table:table-cell>
          <table:table-cell table:style-name="ce6" table:formula="of:=BIN2HEX(LEFT(HEX2BIN(RIGHT(LEFT([.$J41];2*[.AG$1]);2);8);4) &amp; RIGHT(HEX2BIN(RIGHT(LEFT([.$J41];2*[.AG$1]);2);8);4);2)" office:value-type="string" office:string-value="01" calcext:value-type="string">
            <text:p>01</text:p>
          </table:table-cell>
          <table:table-cell table:style-name="ce6" table:formula="of:=BIN2HEX(LEFT(HEX2BIN(RIGHT(LEFT([.$J41];2*[.AH$1]);2);8);4) &amp; RIGHT(HEX2BIN(RIGHT(LEFT([.$J41];2*[.AH$1]);2);8);4);2)" office:value-type="string" office:string-value="00" calcext:value-type="string">
            <text:p>00</text:p>
          </table:table-cell>
          <table:table-cell table:style-name="ce6" table:formula="of:=BIN2HEX(LEFT(HEX2BIN(RIGHT(LEFT([.$J41];2*[.AI$1]);2);8);4) &amp; RIGHT(HEX2BIN(RIGHT(LEFT([.$J41];2*[.AI$1]);2);8);4);2)" office:value-type="string" office:string-value="06" calcext:value-type="string">
            <text:p>06</text:p>
          </table:table-cell>
          <table:table-cell table:style-name="ce21" table:formula="of:=BIN2HEX(LEFT(HEX2BIN(RIGHT(LEFT([.$J41];2*[.AJ$1]);2);8);4) &amp; RIGHT(HEX2BIN(RIGHT(LEFT([.$J41];2*[.AJ$1]);2);8);4);2)" office:value-type="string" office:string-value="4E" calcext:value-type="string">
            <text:p>4E</text:p>
          </table:table-cell>
          <table:table-cell table:style-name="ce23" table:formula="of:=DEC2HEX([.CC41];2)" office:value-type="string" office:string-value="4E" calcext:value-type="string">
            <text:p>4E</text:p>
          </table:table-cell>
          <table:table-cell table:style-name="ce27" table:formula="of:=HEX2BIN([.W41];8)" office:value-type="string" office:string-value="01001000" calcext:value-type="string">
            <text:p>01001000</text:p>
          </table:table-cell>
          <table:table-cell table:style-name="ce10" table:formula="of:=LEFT([.AL41];4)" office:value-type="string" office:string-value="0100" calcext:value-type="string">
            <text:p>0100</text:p>
          </table:table-cell>
          <table:table-cell table:style-name="ce10" table:formula="of:=RIGHT([.AM41];1)" office:value-type="string" office:string-value="0" calcext:value-type="string">
            <text:p>0</text:p>
          </table:table-cell>
          <table:table-cell table:style-name="ce30" table:formula="of:=HEX2BIN([.X41];8)" office:value-type="string" office:string-value="00111100" calcext:value-type="string">
            <text:p>00111100</text:p>
          </table:table-cell>
          <table:table-cell table:style-name="ce32" table:formula="of:=LEFT([.AO41];1)" office:value-type="string" office:string-value="0" calcext:value-type="string">
            <text:p>0</text:p>
          </table:table-cell>
          <table:table-cell table:style-name="ce32" table:formula="of:=RIGHT(LEFT([.AO41];2);1)" office:value-type="string" office:string-value="0" calcext:value-type="string">
            <text:p>0</text:p>
          </table:table-cell>
          <table:table-cell table:style-name="ce32" table:formula="of:=RIGHT(LEFT([.AO41];3);1)" office:value-type="string" office:string-value="1" calcext:value-type="string">
            <text:p>1</text:p>
          </table:table-cell>
          <table:table-cell table:style-name="ce32" table:formula="of:=RIGHT(LEFT([.$AO41];4);1)" office:value-type="string" office:string-value="1" calcext:value-type="string">
            <text:p>1</text:p>
          </table:table-cell>
          <table:table-cell table:style-name="ce32" table:formula="of:=RIGHT(LEFT([.$AO41];5);1)" office:value-type="string" office:string-value="1" calcext:value-type="string">
            <text:p>1</text:p>
          </table:table-cell>
          <table:table-cell table:style-name="ce32" table:formula="of:=RIGHT(LEFT([.$AO41];6);1)" office:value-type="string" office:string-value="1" calcext:value-type="string">
            <text:p>1</text:p>
          </table:table-cell>
          <table:table-cell table:style-name="ce32" table:formula="of:=RIGHT(LEFT([.$AO41];7);1)" office:value-type="string" office:string-value="0" calcext:value-type="string">
            <text:p>0</text:p>
          </table:table-cell>
          <table:table-cell table:style-name="ce32" table:formula="of:=RIGHT(LEFT([.$AO41];8);1)" office:value-type="string" office:string-value="0" calcext:value-type="string">
            <text:p>0</text:p>
          </table:table-cell>
          <table:table-cell/>
          <table:table-cell table:style-name="ce6" table:formula="of:=[.AS41]" office:value-type="string" office:string-value="1" calcext:value-type="string">
            <text:p>1</text:p>
          </table:table-cell>
          <table:table-cell table:style-name="ce6" table:formula="of:=[.AT41]" office:value-type="string" office:string-value="1" calcext:value-type="string">
            <text:p>1</text:p>
          </table:table-cell>
          <table:table-cell table:style-name="ce6" table:formula="of:=[.AU41]" office:value-type="string" office:string-value="1" calcext:value-type="string">
            <text:p>1</text:p>
          </table:table-cell>
          <table:table-cell table:style-name="ce6" table:formula="of:=[.AV41]" office:value-type="string" office:string-value="0" calcext:value-type="string">
            <text:p>0</text:p>
          </table:table-cell>
          <table:table-cell table:formula="of:=BIN2DEC([.AY41]&amp;[.AZ41]&amp;[.BA41]&amp;[.BB41])" office:value-type="float" office:value="14" calcext:value-type="float">
            <text:p>14</text:p>
          </table:table-cell>
          <table:table-cell table:style-name="ce36" table:formula="of:=16+[.BC41]" office:value-type="float" office:value="30" calcext:value-type="float">
            <text:p>30</text:p>
          </table:table-cell>
          <table:table-cell/>
          <table:table-cell table:style-name="ce39" table:formula="of:=HEX2BIN([.Z41];8)" office:value-type="string" office:string-value="00111111" calcext:value-type="string">
            <text:p>00111111</text:p>
          </table:table-cell>
          <table:table-cell table:style-name="ce6" table:formula="of:=LEFT([.BF41];4)" office:value-type="string" office:string-value="0011" calcext:value-type="string">
            <text:p>0011</text:p>
          </table:table-cell>
          <table:table-cell table:style-name="ce6" table:formula="of:=RIGHT([.BF41];4)" office:value-type="string" office:string-value="1111" calcext:value-type="string">
            <text:p>1111</text:p>
          </table:table-cell>
          <table:table-cell/>
          <table:table-cell table:style-name="ce10" table:formula="of:=HEX2BIN([.AE41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41])+HEX2DEC([.S41]);256)" office:value-type="float" office:value="34" calcext:value-type="float">
            <text:p>34</text:p>
          </table:table-cell>
          <table:table-cell table:formula="of:=MOD([.BM41]+HEX2DEC([.T41]);256)" office:value-type="float" office:value="2" calcext:value-type="float">
            <text:p>2</text:p>
          </table:table-cell>
          <table:table-cell table:formula="of:=MOD([.BN41]+HEX2DEC([.U41]);256)" office:value-type="float" office:value="6" calcext:value-type="float">
            <text:p>6</text:p>
          </table:table-cell>
          <table:table-cell table:formula="of:=MOD([.BO41]+HEX2DEC([.V41]);256)" office:value-type="float" office:value="6" calcext:value-type="float">
            <text:p>6</text:p>
          </table:table-cell>
          <table:table-cell table:formula="of:=MOD([.BP41]+HEX2DEC([.W41]);256)" office:value-type="float" office:value="78" calcext:value-type="float">
            <text:p>78</text:p>
          </table:table-cell>
          <table:table-cell table:formula="of:=MOD([.BQ41]+HEX2DEC([.X41]);256)" office:value-type="float" office:value="138" calcext:value-type="float">
            <text:p>138</text:p>
          </table:table-cell>
          <table:table-cell table:formula="of:=MOD([.BR41]+HEX2DEC([.Y41]);256)" office:value-type="float" office:value="10" calcext:value-type="float">
            <text:p>10</text:p>
          </table:table-cell>
          <table:table-cell table:formula="of:=MOD([.BS41]+HEX2DEC([.Z41]);256)" office:value-type="float" office:value="73" calcext:value-type="float">
            <text:p>73</text:p>
          </table:table-cell>
          <table:table-cell table:formula="of:=MOD([.BT41]+HEX2DEC([.AA41]);256)" office:value-type="float" office:value="73" calcext:value-type="float">
            <text:p>73</text:p>
          </table:table-cell>
          <table:table-cell table:formula="of:=MOD([.BU41]+HEX2DEC([.AB41]);256)" office:value-type="float" office:value="73" calcext:value-type="float">
            <text:p>73</text:p>
          </table:table-cell>
          <table:table-cell table:formula="of:=MOD([.BV41]+HEX2DEC([.AC41]);256)" office:value-type="float" office:value="87" calcext:value-type="float">
            <text:p>87</text:p>
          </table:table-cell>
          <table:table-cell table:formula="of:=MOD([.BW41]+HEX2DEC([.AD41]);256)" office:value-type="float" office:value="55" calcext:value-type="float">
            <text:p>55</text:p>
          </table:table-cell>
          <table:table-cell table:formula="of:=MOD([.BX41]+HEX2DEC([.AE41]);256)" office:value-type="float" office:value="71" calcext:value-type="float">
            <text:p>71</text:p>
          </table:table-cell>
          <table:table-cell table:formula="of:=MOD([.BY41]+HEX2DEC([.AF41]);256)" office:value-type="float" office:value="71" calcext:value-type="float">
            <text:p>71</text:p>
          </table:table-cell>
          <table:table-cell table:formula="of:=MOD([.BZ41]+HEX2DEC([.AG41]);256)" office:value-type="float" office:value="72" calcext:value-type="float">
            <text:p>72</text:p>
          </table:table-cell>
          <table:table-cell table:formula="of:=MOD([.CA41]+HEX2DEC([.AH41]);256)" office:value-type="float" office:value="72" calcext:value-type="float">
            <text:p>72</text:p>
          </table:table-cell>
          <table:table-cell table:formula="of:=MOD([.CB41]+HEX2DEC([.AI41]);256)" office:value-type="float" office:value="78" calcext:value-type="float">
            <text:p>78</text:p>
          </table:table-cell>
          <table:table-cell table:number-columns-repeated="943"/>
        </table:table-row>
        <table:table-row table:style-name="ro1">
          <table:table-cell table:style-name="ce1" table:number-columns-repeated="3"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8;0|6;7092;404;1|7;7496;1328;0|8;8824;408;1|9;9232;464;0|10;9696;408;1|11;10104;464;0|12;10568;404;1|13;10972;460;0|14;11432;412;1|15;11844;460;0|16;12304;408;1|17;12712;464;0|18;13176;404;1|19;13580;460;0|20;14040;408;1|21;14448;464;0|22;14912;408;1|23;15320;460;0|24;15780;408;1|25;16188;464;0|26;16652;404;1|27;17056;464;0|28;17520;408;1|29;17928;460;0|30;18388;408;1|31;18796;1332;0|32;20128;408;1|33;20536;460;0|34;20996;408;1|35;21404;464;0|36;21868;404;1|37;22272;464;0|38;22736;404;1|39;23140;468;0|40;23608;404;1|41;24012;460;0|42;24472;408;1|43;24880;464;0|44;25344;408;1|45;25752;460;0|46;26212;384;1|47;26596;1356;0|48;27952;408;1|49;28360;1328;0|50;29688;412;1|51;30100;1328;0|52;31428;408;1|53;31836;464;0|54;32300;408;1|55;32708;460;0|56;33168;408;1|57;33576;1332;0|58;34908;408;1|59;35316;460;0|60;35776;408;1|61;36184;460;0|62;36644;408;1|63;37052;464;0|64;37516;408;1|65;37924;460;0|66;38384;380;1|67;38764;488;0|68;39252;408;1|69;39660;464;0|70;40124;404;1|71;40528;464;0|72;40992;408;1|73;41400;460;0|74;41860;408;1|75;42268;464;0|76;42732;408;1|77;43140;460;0|78;43600;408;1|79;44008;464;0|80;44472;404;1|81;44876;464;0|82;45340;404;1|83;45744;464;0|84;46208;408;1|85;46616;460;0|86;47076;408;1|87;47484;464;0|88;47948;404;1|89;48352;464;0|90;48816;408;1|91;49224;460;0|92;49684;408;1|93;50092;464;0|94;50556;408;1|95;50964;460;0|96;51424;408;1|97;51832;460;0|98;52292;408;1|99;52700;464;0|100;53164;408;1|101;53572;464;0|102;54036;376;1|103;54412;488;0|104;54900;408;1|105;55308;464;0|106;55772;408;1|107;56180;460;0|108;56640;404;1|109;57044;464;0|110;57508;408;1|111;57916;464;0|112;58380;408;1|113;58788;460;0|114;59248;408;1|115;59656;460;0|116;60116;408;1|117;60524;464;0|118;60988;408;1|119;61396;1328;0|120;62724;408;1|121;63132;1332;0|122;64464;408;1|123;64872;464;0|124;65336;404;1|125;65740;464;0|126;66204;408;1|127;66612;460;0|128;67072;408;1|129;67480;464;0|130;67944;404;1|131;68348;464;0|132;68812;408;1|133;69220;10024;0|134;79244;3456;1|135;82700;1764;0|136;84464;408;1|137;84872;464;0|138;85336;404;1|139;85740;1332;0|140;87072;408;1|141;87480;464;0|142;87944;404;1|143;88348;464;0|144;88812;408;1|145;89220;460;0|146;89680;408;1|147;90088;460;0|148;90548;404;1|149;90952;468;0|150;91420;404;1|151;91824;468;0|152;92292;404;1|153;92696;460;0|154;93156;408;1|155;93564;464;0|156;94028;408;1|157;94436;460;0|158;94896;408;1|159;95304;460;0|160;95764;408;1|161;96172;464;0|162;96636;408;1|163;97044;1328;0|164;98372;408;1|165;98780;464;0|166;99244;408;1|167;99652;460;0|168;100112;408;1|169;100520;460;0|170;100980;412;1|171;101392;460;0|172;101852;408;1|173;102260;460;0|174;102720;408;1|175;103128;464;0|176;103592;404;1|177;103996;464;0|178;104460;404;1|179;104864;1336;0|180;106200;404;1|181;106604;1332;0|182;107936;408;1|183;108344;1332;0|184;109676;408;1|185;110084;460;0|186;110544;408;1|187;110952;460;0|188;111412;408;1|189;111820;1332;0|190;113152;408;1|191;113560;460;0|192;114020;412;1|193;114432;460;0|194;114892;408;1|195;115300;460;0|196;115760;408;1|197;116168;460;0|198;116628;408;1|199;117036;464;0|200;117500;408;1|201;117908;460;0|202;118368;408;1|203;118776;464;0|204;119240;404;1|205;119644;464;0|206;120108;408;1|207;120516;460;0|208;120976;408;1|209;121384;464;0|210;121848;404;1|211;122252;464;0|212;122716;384;1|213;123100;484;0|214;123584;408;1|215;123992;464;0|216;124456;404;1|217;124860;464;0|218;125324;380;1|219;125704;488;0|220;126192;408;1|221;126600;464;0|222;127064;404;1|223;127468;1332;0|224;128800;408;1|225;129208;464;0|226;129672;404;1|227;130076;464;0|228;130540;408;1|229;130948;1332;0|230;132280;404;1|231;132684;464;0|232;133148;408;1|233;133556;460;0|234;134016;408;1|235;134424;464;0|236;134888;404;1|237;135292;1332;0|238;136624;436;1|239;137060;1304;0|240;138364;404;1|241;138768;1336;0|242;140104;404;1|243;140508;1332;0|244;141840;408;1|245;142248;444;0|246;142692;428;1|247;143120;460;0|248;143580;404;1|249;143984;464;0|250;144448;408;1|251;144856;464;0|252;145320;408;1|253;145728;460;0|254;146188;408;1|255;146596;460;0|256;147056;408;1|257;147464;464;0|258;147928;380;1|259;148308;488;0|260;148796;408;1|261;149204;460;0|262;149664;408;1|263;150072;1332;0|264;151404;408;1|265;151812;1328;0|266;153140;412;1|267;153552;1328;0|268;154880;408;1|269;155288;1332;0|270;156620;408;1|271;157028;1328;0|272;158356;412;1|273;158768;460;0|274;159228;408;1|275;159636;1332;0|276;160968;404;1|277;161372;464;0|278;161836;408;1|279;162244;1332;0|280;163576;404;1|281;163980;464;0|282;164444;408;1|283;164852;460;0|284;165312;408;1|285;165720;464;0|286;166184;404;1|287;166588;464;0|288;167052;408;1|289;167460;464;0|290;167924;408;1|291;168332;460;0|292;168792;404;1|293;169196;464;0|294;169660;408;1|295;170068;464;0|296;170532;404;1|297;170936;464;0|298;171400;408;1|299;171808;460;0|300;172268;408;1|301;172676;464;0|302;173140;404;1|303;173544;464;0|304;174008;408;1|305;174416;460;0|306;174876;408;1|307;175284;460;0|308;175744;408;1|309;176152;464;0|310;176616;408;1|311;177024;464;0|312;177488;404;1|313;177892;460;0|314;178352;408;1|315;178760;1332;0|316;180092;408;1|317;180500;1332;0|318;181832;408;1|319;182240;1328;0|320;183568;408;1|321;183976;464;0|322;184440;408;1|323;184848;460;0|324;185308;408;1|325;185716;460;0|326;186176;408;1|327;186584;464;0|328;187048;408;1|329;187456;460;0|330;187916;408;1|331;188324;452;0|332;188776;416;1|333;189192;464;0|334;189656;408;1|335;190064;460;0|336;190524;408;1|337;190932;464;0|338;191396;404;1|339;191800;1336;0|340;193136;380;1|341;193516;1356;0|342;194872;408;1|343;195280;1332;0|344;196612;404;1|345;197016;464;0|346;197480;408;1|347;197888;460;0|348;198348;408;1|349;198756;464;0|350;199220;404;1|351;199624;464;0|352;200088;408;1|353;200496;1332;0|354;201828;404;1|355;202232;464;0|356;202696;408;1|357;203104;460;0|358;203564;408;1|359;203972;464;0|360;204436;404;1|361;204840;464;0|362;205304;408;1|363;205712;460;0|364;206172;408;1|365;206580;464;0|366;207044;404;1|367;207448;464;0|368;207912;408;1|369;208320;460;0|370;208780;408;1|371;209188;464;0|372;209652;408;1|373;210060;460;0|374;210520;408;1|375;210928;464;0|376;211392;404;1|377;211796;1332;0|378;213128;408;1|379;213536;460;0|380;213996;408;1|381;214404;464;0|382;214868;408;1|383;215276;460;0|384;215736;408;1|385;216144;460;0|386;216604;408;1|387;217012;464;0|388;217476;408;1|389;217884;460;0|390;218344;408;1|391;218752;460;0|392;219212;408;1|393;219620;464;0|394;220084;408;1|395;220492;460;0|396;220952;404;1|397;221356;464;0|398;221820;408;1|399;222228;464;0|400;222692;408;1|401;223100;460;0|402;223560;404;1|403;223964;464;0|404;224428;408;1|405;224836;464;0|406;225300;408;1|407;225708;460;0|408;226168;408;1|409;226576;460;0|410;227036;408;1|411;227444;1332;0|412;228776;408;1|413;229184;1332;0|414;230516;408;1|415;230924;460;0|416;231384;408;1|417;231792;460;0|418;232252;408;1|419;232660;464;0|420;233124;408;1|421;233532;460;0|422;233992;408;1|423;234400;460;0|424;234860;412;1|425;235272;460;0|426;235732;404;1|427;236136;1332;0|428;237468;408;1|429;237876;1332;0|430;239208;408;1|431;239616;1332;0|432;240948;408;1|433;241356;1328;0|434;242684;408;1|435;243092;1332;0|436;244424;408;1|437;244832;460;0|438;245292;408;1|439;245700;1332;0|440;247032;408;1|</text:p>
          </table:table-cell>
          <table:table-cell table:style-name="ce7" table:formula="of:=LEFT([.D42];16)" office:value-type="string" office:string-value="0220E00400000006" calcext:value-type="string">
            <text:p>0220E00400000006</text:p>
          </table:table-cell>
          <table:table-cell table:style-name="ce7" table:formula="of:=RIGHT([.D42];(27*2)-16)" office:value-type="string" office:string-value="0220E00400483C80AF00000EE01000010006BE" calcext:value-type="string">
            <text:p>0220E00400483C80AF00000EE01000010006B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HEAT</text:p>
          </table:table-cell>
          <table:table-cell table:number-columns-repeated="2" table:style-name="ce6" office:value-type="string" calcext:value-type="string">
            <text:p>NO</text:p>
          </table:table-cell>
          <table:table-cell table:number-columns-repeated="2" table:style-name="ce6" office:value-type="string" calcext:value-type="string">
            <text:p>AUTO</text:p>
          </table:table-cell>
          <table:table-cell/>
          <table:table-cell table:style-name="ce6" table:formula="of:=BIN2HEX(LEFT(HEX2BIN(RIGHT(LEFT([.$J42];2*[.R$1]);2);8);4) &amp; RIGHT(HEX2BIN(RIGHT(LEFT([.$J42];2*[.R$1]);2);8);4);2)" office:value-type="string" office:string-value="02" calcext:value-type="string">
            <text:p>02</text:p>
          </table:table-cell>
          <table:table-cell table:style-name="ce6" table:formula="of:=BIN2HEX(LEFT(HEX2BIN(RIGHT(LEFT([.$J42];2*[.S$1]);2);8);4) &amp; RIGHT(HEX2BIN(RIGHT(LEFT([.$J42];2*[.S$1]);2);8);4);2)" office:value-type="string" office:string-value="20" calcext:value-type="string">
            <text:p>20</text:p>
          </table:table-cell>
          <table:table-cell table:style-name="ce6" table:formula="of:=BIN2HEX(LEFT(HEX2BIN(RIGHT(LEFT([.$J42];2*[.T$1]);2);8);4) &amp; RIGHT(HEX2BIN(RIGHT(LEFT([.$J42];2*[.T$1]);2);8);4);2)" office:value-type="string" office:string-value="E0" calcext:value-type="string">
            <text:p>E0</text:p>
          </table:table-cell>
          <table:table-cell table:style-name="ce6" table:formula="of:=BIN2HEX(LEFT(HEX2BIN(RIGHT(LEFT([.$J42];2*[.U$1]);2);8);4) &amp; RIGHT(HEX2BIN(RIGHT(LEFT([.$J42];2*[.U$1]);2);8);4);2)" office:value-type="string" office:string-value="04" calcext:value-type="string">
            <text:p>04</text:p>
          </table:table-cell>
          <table:table-cell table:style-name="ce6" table:formula="of:=BIN2HEX(LEFT(HEX2BIN(RIGHT(LEFT([.$J42];2*[.V$1]);2);8);4) &amp; RIGHT(HEX2BIN(RIGHT(LEFT([.$J42];2*[.V$1]);2);8);4);2)" office:value-type="string" office:string-value="00" calcext:value-type="string">
            <text:p>00</text:p>
          </table:table-cell>
          <table:table-cell table:style-name="ce14" table:formula="of:=BIN2HEX(LEFT(HEX2BIN(RIGHT(LEFT([.$J42];2*[.W$1]);2);8);4) &amp; RIGHT(HEX2BIN(RIGHT(LEFT([.$J42];2*[.W$1]);2);8);4);2)" office:value-type="string" office:string-value="48" calcext:value-type="string">
            <text:p>48</text:p>
          </table:table-cell>
          <table:table-cell table:style-name="ce17" table:formula="of:=BIN2HEX(LEFT(HEX2BIN(RIGHT(LEFT([.$J42];2*[.X$1]);2);8);4) &amp; RIGHT(HEX2BIN(RIGHT(LEFT([.$J42];2*[.X$1]);2);8);4);2)" office:value-type="string" office:string-value="3C" calcext:value-type="string">
            <text:p>3C</text:p>
          </table:table-cell>
          <table:table-cell table:style-name="ce6" table:formula="of:=BIN2HEX(LEFT(HEX2BIN(RIGHT(LEFT([.$J42];2*[.Y$1]);2);8);4) &amp; RIGHT(HEX2BIN(RIGHT(LEFT([.$J42];2*[.Y$1]);2);8);4);2)" office:value-type="string" office:string-value="80" calcext:value-type="string">
            <text:p>80</text:p>
          </table:table-cell>
          <table:table-cell table:style-name="ce6" table:formula="of:=BIN2HEX(LEFT(HEX2BIN(RIGHT(LEFT([.$J42];2*[.Z$1]);2);8);4) &amp; RIGHT(HEX2BIN(RIGHT(LEFT([.$J42];2*[.Z$1]);2);8);4);2)" office:value-type="string" office:string-value="AF" calcext:value-type="string">
            <text:p>AF</text:p>
          </table:table-cell>
          <table:table-cell table:style-name="ce6" table:formula="of:=BIN2HEX(LEFT(HEX2BIN(RIGHT(LEFT([.$J42];2*[.AA$1]);2);8);4) &amp; RIGHT(HEX2BIN(RIGHT(LEFT([.$J42];2*[.AA$1]);2);8);4);2)" office:value-type="string" office:string-value="00" calcext:value-type="string">
            <text:p>00</text:p>
          </table:table-cell>
          <table:table-cell table:style-name="ce6" table:formula="of:=BIN2HEX(LEFT(HEX2BIN(RIGHT(LEFT([.$J42];2*[.AB$1]);2);8);4) &amp; RIGHT(HEX2BIN(RIGHT(LEFT([.$J42];2*[.AB$1]);2);8);4);2)" office:value-type="string" office:string-value="00" calcext:value-type="string">
            <text:p>00</text:p>
          </table:table-cell>
          <table:table-cell table:style-name="ce6" table:formula="of:=BIN2HEX(LEFT(HEX2BIN(RIGHT(LEFT([.$J42];2*[.AC$1]);2);8);4) &amp; RIGHT(HEX2BIN(RIGHT(LEFT([.$J42];2*[.AC$1]);2);8);4);2)" office:value-type="string" office:string-value="0E" calcext:value-type="string">
            <text:p>0E</text:p>
          </table:table-cell>
          <table:table-cell table:style-name="ce6" table:formula="of:=BIN2HEX(LEFT(HEX2BIN(RIGHT(LEFT([.$J42];2*[.AD$1]);2);8);4) &amp; RIGHT(HEX2BIN(RIGHT(LEFT([.$J42];2*[.AD$1]);2);8);4);2)" office:value-type="string" office:string-value="E0" calcext:value-type="string">
            <text:p>E0</text:p>
          </table:table-cell>
          <table:table-cell table:style-name="ce6" table:formula="of:=BIN2HEX(LEFT(HEX2BIN(RIGHT(LEFT([.$J42];2*[.AE$1]);2);8);4) &amp; RIGHT(HEX2BIN(RIGHT(LEFT([.$J42];2*[.AE$1]);2);8);4);2)" office:value-type="string" office:string-value="10" calcext:value-type="string">
            <text:p>10</text:p>
          </table:table-cell>
          <table:table-cell table:style-name="ce6" table:formula="of:=BIN2HEX(LEFT(HEX2BIN(RIGHT(LEFT([.$J42];2*[.AF$1]);2);8);4) &amp; RIGHT(HEX2BIN(RIGHT(LEFT([.$J42];2*[.AF$1]);2);8);4);2)" office:value-type="string" office:string-value="00" calcext:value-type="string">
            <text:p>00</text:p>
          </table:table-cell>
          <table:table-cell table:style-name="ce6" table:formula="of:=BIN2HEX(LEFT(HEX2BIN(RIGHT(LEFT([.$J42];2*[.AG$1]);2);8);4) &amp; RIGHT(HEX2BIN(RIGHT(LEFT([.$J42];2*[.AG$1]);2);8);4);2)" office:value-type="string" office:string-value="01" calcext:value-type="string">
            <text:p>01</text:p>
          </table:table-cell>
          <table:table-cell table:style-name="ce6" table:formula="of:=BIN2HEX(LEFT(HEX2BIN(RIGHT(LEFT([.$J42];2*[.AH$1]);2);8);4) &amp; RIGHT(HEX2BIN(RIGHT(LEFT([.$J42];2*[.AH$1]);2);8);4);2)" office:value-type="string" office:string-value="00" calcext:value-type="string">
            <text:p>00</text:p>
          </table:table-cell>
          <table:table-cell table:style-name="ce6" table:formula="of:=BIN2HEX(LEFT(HEX2BIN(RIGHT(LEFT([.$J42];2*[.AI$1]);2);8);4) &amp; RIGHT(HEX2BIN(RIGHT(LEFT([.$J42];2*[.AI$1]);2);8);4);2)" office:value-type="string" office:string-value="06" calcext:value-type="string">
            <text:p>06</text:p>
          </table:table-cell>
          <table:table-cell table:style-name="ce21" table:formula="of:=BIN2HEX(LEFT(HEX2BIN(RIGHT(LEFT([.$J42];2*[.AJ$1]);2);8);4) &amp; RIGHT(HEX2BIN(RIGHT(LEFT([.$J42];2*[.AJ$1]);2);8);4);2)" office:value-type="string" office:string-value="BE" calcext:value-type="string">
            <text:p>BE</text:p>
          </table:table-cell>
          <table:table-cell table:style-name="ce23" table:formula="of:=DEC2HEX([.CC42];2)" office:value-type="string" office:string-value="BE" calcext:value-type="string">
            <text:p>BE</text:p>
          </table:table-cell>
          <table:table-cell table:style-name="ce27" table:formula="of:=HEX2BIN([.W42];8)" office:value-type="string" office:string-value="01001000" calcext:value-type="string">
            <text:p>01001000</text:p>
          </table:table-cell>
          <table:table-cell table:style-name="ce10" table:formula="of:=LEFT([.AL42];4)" office:value-type="string" office:string-value="0100" calcext:value-type="string">
            <text:p>0100</text:p>
          </table:table-cell>
          <table:table-cell table:style-name="ce10" table:formula="of:=RIGHT([.AM42];1)" office:value-type="string" office:string-value="0" calcext:value-type="string">
            <text:p>0</text:p>
          </table:table-cell>
          <table:table-cell table:style-name="ce30" table:formula="of:=HEX2BIN([.X42];8)" office:value-type="string" office:string-value="00111100" calcext:value-type="string">
            <text:p>00111100</text:p>
          </table:table-cell>
          <table:table-cell table:style-name="ce32" table:formula="of:=LEFT([.AO42];1)" office:value-type="string" office:string-value="0" calcext:value-type="string">
            <text:p>0</text:p>
          </table:table-cell>
          <table:table-cell table:style-name="ce32" table:formula="of:=RIGHT(LEFT([.AO42];2);1)" office:value-type="string" office:string-value="0" calcext:value-type="string">
            <text:p>0</text:p>
          </table:table-cell>
          <table:table-cell table:style-name="ce32" table:formula="of:=RIGHT(LEFT([.AO42];3);1)" office:value-type="string" office:string-value="1" calcext:value-type="string">
            <text:p>1</text:p>
          </table:table-cell>
          <table:table-cell table:style-name="ce32" table:formula="of:=RIGHT(LEFT([.$AO42];4);1)" office:value-type="string" office:string-value="1" calcext:value-type="string">
            <text:p>1</text:p>
          </table:table-cell>
          <table:table-cell table:style-name="ce32" table:formula="of:=RIGHT(LEFT([.$AO42];5);1)" office:value-type="string" office:string-value="1" calcext:value-type="string">
            <text:p>1</text:p>
          </table:table-cell>
          <table:table-cell table:style-name="ce32" table:formula="of:=RIGHT(LEFT([.$AO42];6);1)" office:value-type="string" office:string-value="1" calcext:value-type="string">
            <text:p>1</text:p>
          </table:table-cell>
          <table:table-cell table:style-name="ce32" table:formula="of:=RIGHT(LEFT([.$AO42];7);1)" office:value-type="string" office:string-value="0" calcext:value-type="string">
            <text:p>0</text:p>
          </table:table-cell>
          <table:table-cell table:style-name="ce32" table:formula="of:=RIGHT(LEFT([.$AO42];8);1)" office:value-type="string" office:string-value="0" calcext:value-type="string">
            <text:p>0</text:p>
          </table:table-cell>
          <table:table-cell/>
          <table:table-cell table:style-name="ce6" table:formula="of:=[.AS42]" office:value-type="string" office:string-value="1" calcext:value-type="string">
            <text:p>1</text:p>
          </table:table-cell>
          <table:table-cell table:style-name="ce6" table:formula="of:=[.AT42]" office:value-type="string" office:string-value="1" calcext:value-type="string">
            <text:p>1</text:p>
          </table:table-cell>
          <table:table-cell table:style-name="ce6" table:formula="of:=[.AU42]" office:value-type="string" office:string-value="1" calcext:value-type="string">
            <text:p>1</text:p>
          </table:table-cell>
          <table:table-cell table:style-name="ce6" table:formula="of:=[.AV42]" office:value-type="string" office:string-value="0" calcext:value-type="string">
            <text:p>0</text:p>
          </table:table-cell>
          <table:table-cell table:formula="of:=BIN2DEC([.AY42]&amp;[.AZ42]&amp;[.BA42]&amp;[.BB42])" office:value-type="float" office:value="14" calcext:value-type="float">
            <text:p>14</text:p>
          </table:table-cell>
          <table:table-cell table:style-name="ce36" table:formula="of:=16+[.BC42]" office:value-type="float" office:value="30" calcext:value-type="float">
            <text:p>30</text:p>
          </table:table-cell>
          <table:table-cell/>
          <table:table-cell table:style-name="ce39" table:formula="of:=HEX2BIN([.Z42];8)" office:value-type="string" office:string-value="10101111" calcext:value-type="string">
            <text:p>10101111</text:p>
          </table:table-cell>
          <table:table-cell table:style-name="ce6" table:formula="of:=LEFT([.BF42];4)" office:value-type="string" office:string-value="1010" calcext:value-type="string">
            <text:p>1010</text:p>
          </table:table-cell>
          <table:table-cell table:style-name="ce6" table:formula="of:=RIGHT([.BF42];4)" office:value-type="string" office:string-value="1111" calcext:value-type="string">
            <text:p>1111</text:p>
          </table:table-cell>
          <table:table-cell/>
          <table:table-cell table:style-name="ce10" table:formula="of:=HEX2BIN([.AE42];8)" office:value-type="string" office:string-value="00010000" calcext:value-type="string">
            <text:p>00010000</text:p>
          </table:table-cell>
          <table:table-cell table:number-columns-repeated="2"/>
          <table:table-cell table:formula="of:=MOD(HEX2DEC([.R42])+HEX2DEC([.S42]);256)" office:value-type="float" office:value="34" calcext:value-type="float">
            <text:p>34</text:p>
          </table:table-cell>
          <table:table-cell table:formula="of:=MOD([.BM42]+HEX2DEC([.T42]);256)" office:value-type="float" office:value="2" calcext:value-type="float">
            <text:p>2</text:p>
          </table:table-cell>
          <table:table-cell table:formula="of:=MOD([.BN42]+HEX2DEC([.U42]);256)" office:value-type="float" office:value="6" calcext:value-type="float">
            <text:p>6</text:p>
          </table:table-cell>
          <table:table-cell table:formula="of:=MOD([.BO42]+HEX2DEC([.V42]);256)" office:value-type="float" office:value="6" calcext:value-type="float">
            <text:p>6</text:p>
          </table:table-cell>
          <table:table-cell table:formula="of:=MOD([.BP42]+HEX2DEC([.W42]);256)" office:value-type="float" office:value="78" calcext:value-type="float">
            <text:p>78</text:p>
          </table:table-cell>
          <table:table-cell table:formula="of:=MOD([.BQ42]+HEX2DEC([.X42]);256)" office:value-type="float" office:value="138" calcext:value-type="float">
            <text:p>138</text:p>
          </table:table-cell>
          <table:table-cell table:formula="of:=MOD([.BR42]+HEX2DEC([.Y42]);256)" office:value-type="float" office:value="10" calcext:value-type="float">
            <text:p>10</text:p>
          </table:table-cell>
          <table:table-cell table:formula="of:=MOD([.BS42]+HEX2DEC([.Z42]);256)" office:value-type="float" office:value="185" calcext:value-type="float">
            <text:p>185</text:p>
          </table:table-cell>
          <table:table-cell table:formula="of:=MOD([.BT42]+HEX2DEC([.AA42]);256)" office:value-type="float" office:value="185" calcext:value-type="float">
            <text:p>185</text:p>
          </table:table-cell>
          <table:table-cell table:formula="of:=MOD([.BU42]+HEX2DEC([.AB42]);256)" office:value-type="float" office:value="185" calcext:value-type="float">
            <text:p>185</text:p>
          </table:table-cell>
          <table:table-cell table:formula="of:=MOD([.BV42]+HEX2DEC([.AC42]);256)" office:value-type="float" office:value="199" calcext:value-type="float">
            <text:p>199</text:p>
          </table:table-cell>
          <table:table-cell table:formula="of:=MOD([.BW42]+HEX2DEC([.AD42]);256)" office:value-type="float" office:value="167" calcext:value-type="float">
            <text:p>167</text:p>
          </table:table-cell>
          <table:table-cell table:formula="of:=MOD([.BX42]+HEX2DEC([.AE42]);256)" office:value-type="float" office:value="183" calcext:value-type="float">
            <text:p>183</text:p>
          </table:table-cell>
          <table:table-cell table:formula="of:=MOD([.BY42]+HEX2DEC([.AF42]);256)" office:value-type="float" office:value="183" calcext:value-type="float">
            <text:p>183</text:p>
          </table:table-cell>
          <table:table-cell table:formula="of:=MOD([.BZ42]+HEX2DEC([.AG42]);256)" office:value-type="float" office:value="184" calcext:value-type="float">
            <text:p>184</text:p>
          </table:table-cell>
          <table:table-cell table:formula="of:=MOD([.CA42]+HEX2DEC([.AH42]);256)" office:value-type="float" office:value="184" calcext:value-type="float">
            <text:p>184</text:p>
          </table:table-cell>
          <table:table-cell table:formula="of:=MOD([.CB42]+HEX2DEC([.AI42]);256)" office:value-type="float" office:value="190" calcext:value-type="float">
            <text:p>190</text:p>
          </table:table-cell>
          <table:table-cell table:number-columns-repeated="943"/>
        </table:table-row>
        <table:table-row table:style-name="ro1">
          <table:table-cell table:style-name="ce2" table:number-columns-repeated="8"/>
          <table:table-cell table:style-name="ce8" table:number-columns-repeated="2"/>
          <table:table-cell table:style-name="ce9" table:number-columns-repeated="6"/>
          <table:table-cell table:style-name="ce11"/>
          <table:table-cell table:style-name="ce9" table:number-columns-repeated="19"/>
          <table:table-cell table:style-name="ce25"/>
          <table:table-cell table:style-name="ce28"/>
          <table:table-cell table:style-name="ce11" table:number-columns-repeated="2"/>
          <table:table-cell table:style-name="ce8"/>
          <table:table-cell table:style-name="ce33" table:number-columns-repeated="8"/>
          <table:table-cell table:style-name="ce11"/>
          <table:table-cell table:style-name="ce9" table:number-columns-repeated="4"/>
          <table:table-cell table:style-name="ce29"/>
          <table:table-cell table:style-name="ce37"/>
          <table:table-cell/>
          <table:table-cell table:style-name="ce9" table:number-columns-repeated="3"/>
          <table:table-cell/>
          <table:table-cell table:style-name="ce11" table:number-columns-repeated="2"/>
          <table:table-cell/>
          <table:table-cell table:style-name="ce11" table:number-columns-repeated="960"/>
        </table:table-row>
        <table:table-row table:style-name="ro1">
          <table:table-cell table:style-name="ce1" table:number-columns-repeated="8"/>
          <table:table-cell table:style-name="ce7" table:formula="of:=LEFT([.D44];16)">
            <text:p/>
          </table:table-cell>
          <table:table-cell table:style-name="ce7" table:formula="of:=RIGHT([.D44];(27*2)-16)">
            <text:p/>
          </table:table-cell>
          <table:table-cell table:style-name="ce6" table:number-columns-repeated="6"/>
          <table:table-cell/>
          <table:table-cell table:style-name="ce6" table:formula="of:=BIN2HEX(LEFT(HEX2BIN(RIGHT(LEFT([.$J44];2*[.R$1]);2);8);4) &amp; RIGHT(HEX2BIN(RIGHT(LEFT([.$J44];2*[.R$1]);2);8);4);2)" office:value-type="string" office:string-value="00" calcext:value-type="string">
            <text:p>00</text:p>
          </table:table-cell>
          <table:table-cell table:style-name="ce6" table:formula="of:=BIN2HEX(LEFT(HEX2BIN(RIGHT(LEFT([.$J44];2*[.S$1]);2);8);4) &amp; RIGHT(HEX2BIN(RIGHT(LEFT([.$J44];2*[.S$1]);2);8);4);2)" office:value-type="string" office:string-value="00" calcext:value-type="string">
            <text:p>00</text:p>
          </table:table-cell>
          <table:table-cell table:style-name="ce6" table:formula="of:=BIN2HEX(LEFT(HEX2BIN(RIGHT(LEFT([.$J44];2*[.T$1]);2);8);4) &amp; RIGHT(HEX2BIN(RIGHT(LEFT([.$J44];2*[.T$1]);2);8);4);2)" office:value-type="string" office:string-value="00" calcext:value-type="string">
            <text:p>00</text:p>
          </table:table-cell>
          <table:table-cell table:style-name="ce6" table:formula="of:=BIN2HEX(LEFT(HEX2BIN(RIGHT(LEFT([.$J44];2*[.U$1]);2);8);4) &amp; RIGHT(HEX2BIN(RIGHT(LEFT([.$J44];2*[.U$1]);2);8);4);2)" office:value-type="string" office:string-value="00" calcext:value-type="string">
            <text:p>00</text:p>
          </table:table-cell>
          <table:table-cell table:style-name="ce6" table:formula="of:=BIN2HEX(LEFT(HEX2BIN(RIGHT(LEFT([.$J44];2*[.V$1]);2);8);4) &amp; RIGHT(HEX2BIN(RIGHT(LEFT([.$J44];2*[.V$1]);2);8);4);2)" office:value-type="string" office:string-value="00" calcext:value-type="string">
            <text:p>00</text:p>
          </table:table-cell>
          <table:table-cell table:style-name="ce14" table:formula="of:=BIN2HEX(LEFT(HEX2BIN(RIGHT(LEFT([.$J44];2*[.W$1]);2);8);4) &amp; RIGHT(HEX2BIN(RIGHT(LEFT([.$J44];2*[.W$1]);2);8);4);2)" office:value-type="string" office:string-value="00" calcext:value-type="string">
            <text:p>00</text:p>
          </table:table-cell>
          <table:table-cell table:style-name="ce17" table:formula="of:=BIN2HEX(LEFT(HEX2BIN(RIGHT(LEFT([.$J44];2*[.X$1]);2);8);4) &amp; RIGHT(HEX2BIN(RIGHT(LEFT([.$J44];2*[.X$1]);2);8);4);2)" office:value-type="string" office:string-value="00" calcext:value-type="string">
            <text:p>00</text:p>
          </table:table-cell>
          <table:table-cell table:style-name="ce6" table:formula="of:=BIN2HEX(LEFT(HEX2BIN(RIGHT(LEFT([.$J44];2*[.Y$1]);2);8);4) &amp; RIGHT(HEX2BIN(RIGHT(LEFT([.$J44];2*[.Y$1]);2);8);4);2)" office:value-type="string" office:string-value="00" calcext:value-type="string">
            <text:p>00</text:p>
          </table:table-cell>
          <table:table-cell table:style-name="ce6" table:formula="of:=BIN2HEX(LEFT(HEX2BIN(RIGHT(LEFT([.$J44];2*[.Z$1]);2);8);4) &amp; RIGHT(HEX2BIN(RIGHT(LEFT([.$J44];2*[.Z$1]);2);8);4);2)" office:value-type="string" office:string-value="00" calcext:value-type="string">
            <text:p>00</text:p>
          </table:table-cell>
          <table:table-cell table:style-name="ce6" table:formula="of:=BIN2HEX(LEFT(HEX2BIN(RIGHT(LEFT([.$J44];2*[.AA$1]);2);8);4) &amp; RIGHT(HEX2BIN(RIGHT(LEFT([.$J44];2*[.AA$1]);2);8);4);2)" office:value-type="string" office:string-value="00" calcext:value-type="string">
            <text:p>00</text:p>
          </table:table-cell>
          <table:table-cell table:style-name="ce6" table:formula="of:=BIN2HEX(LEFT(HEX2BIN(RIGHT(LEFT([.$J44];2*[.AB$1]);2);8);4) &amp; RIGHT(HEX2BIN(RIGHT(LEFT([.$J44];2*[.AB$1]);2);8);4);2)" office:value-type="string" office:string-value="00" calcext:value-type="string">
            <text:p>00</text:p>
          </table:table-cell>
          <table:table-cell table:style-name="ce6" table:formula="of:=BIN2HEX(LEFT(HEX2BIN(RIGHT(LEFT([.$J44];2*[.AC$1]);2);8);4) &amp; RIGHT(HEX2BIN(RIGHT(LEFT([.$J44];2*[.AC$1]);2);8);4);2)" office:value-type="string" office:string-value="00" calcext:value-type="string">
            <text:p>00</text:p>
          </table:table-cell>
          <table:table-cell table:style-name="ce6" table:formula="of:=BIN2HEX(LEFT(HEX2BIN(RIGHT(LEFT([.$J44];2*[.AD$1]);2);8);4) &amp; RIGHT(HEX2BIN(RIGHT(LEFT([.$J44];2*[.AD$1]);2);8);4);2)" office:value-type="string" office:string-value="00" calcext:value-type="string">
            <text:p>00</text:p>
          </table:table-cell>
          <table:table-cell table:style-name="ce6" table:formula="of:=BIN2HEX(LEFT(HEX2BIN(RIGHT(LEFT([.$J44];2*[.AE$1]);2);8);4) &amp; RIGHT(HEX2BIN(RIGHT(LEFT([.$J44];2*[.AE$1]);2);8);4);2)" office:value-type="string" office:string-value="00" calcext:value-type="string">
            <text:p>00</text:p>
          </table:table-cell>
          <table:table-cell table:style-name="ce6" table:formula="of:=BIN2HEX(LEFT(HEX2BIN(RIGHT(LEFT([.$J44];2*[.AF$1]);2);8);4) &amp; RIGHT(HEX2BIN(RIGHT(LEFT([.$J44];2*[.AF$1]);2);8);4);2)" office:value-type="string" office:string-value="00" calcext:value-type="string">
            <text:p>00</text:p>
          </table:table-cell>
          <table:table-cell table:style-name="ce6" table:formula="of:=BIN2HEX(LEFT(HEX2BIN(RIGHT(LEFT([.$J44];2*[.AG$1]);2);8);4) &amp; RIGHT(HEX2BIN(RIGHT(LEFT([.$J44];2*[.AG$1]);2);8);4);2)" office:value-type="string" office:string-value="00" calcext:value-type="string">
            <text:p>00</text:p>
          </table:table-cell>
          <table:table-cell table:style-name="ce6" table:formula="of:=BIN2HEX(LEFT(HEX2BIN(RIGHT(LEFT([.$J44];2*[.AH$1]);2);8);4) &amp; RIGHT(HEX2BIN(RIGHT(LEFT([.$J44];2*[.AH$1]);2);8);4);2)" office:value-type="string" office:string-value="00" calcext:value-type="string">
            <text:p>00</text:p>
          </table:table-cell>
          <table:table-cell table:style-name="ce6" table:formula="of:=BIN2HEX(LEFT(HEX2BIN(RIGHT(LEFT([.$J44];2*[.AI$1]);2);8);4) &amp; RIGHT(HEX2BIN(RIGHT(LEFT([.$J44];2*[.AI$1]);2);8);4);2)" office:value-type="string" office:string-value="00" calcext:value-type="string">
            <text:p>00</text:p>
          </table:table-cell>
          <table:table-cell table:style-name="ce21" table:formula="of:=BIN2HEX(LEFT(HEX2BIN(RIGHT(LEFT([.$J44];2*[.AJ$1]);2);8);4) &amp; RIGHT(HEX2BIN(RIGHT(LEFT([.$J44];2*[.AJ$1]);2);8);4);2)" office:value-type="string" office:string-value="00" calcext:value-type="string">
            <text:p>00</text:p>
          </table:table-cell>
          <table:table-cell table:style-name="ce23" table:formula="of:=DEC2HEX([.CC44];2)" office:value-type="string" office:string-value="00" calcext:value-type="string">
            <text:p>00</text:p>
          </table:table-cell>
          <table:table-cell table:style-name="ce27" table:formula="of:=HEX2BIN([.W44];8)" office:value-type="string" office:string-value="00000000" calcext:value-type="string">
            <text:p>00000000</text:p>
          </table:table-cell>
          <table:table-cell table:number-columns-repeated="2"/>
          <table:table-cell table:style-name="ce30" table:formula="of:=HEX2BIN([.X44];8)" office:value-type="string" office:string-value="00000000" calcext:value-type="string">
            <text:p>00000000</text:p>
          </table:table-cell>
          <table:table-cell table:style-name="ce32" table:formula="of:=LEFT([.AO44];1)" office:value-type="string" office:string-value="0" calcext:value-type="string">
            <text:p>0</text:p>
          </table:table-cell>
          <table:table-cell table:style-name="ce32" table:formula="of:=RIGHT(LEFT([.AO44];2);1)" office:value-type="string" office:string-value="0" calcext:value-type="string">
            <text:p>0</text:p>
          </table:table-cell>
          <table:table-cell table:style-name="ce32" table:formula="of:=RIGHT(LEFT([.AO44];3);1)" office:value-type="string" office:string-value="0" calcext:value-type="string">
            <text:p>0</text:p>
          </table:table-cell>
          <table:table-cell table:style-name="ce32" table:formula="of:=RIGHT(LEFT([.$AO44];4);1)" office:value-type="string" office:string-value="0" calcext:value-type="string">
            <text:p>0</text:p>
          </table:table-cell>
          <table:table-cell table:style-name="ce32" table:formula="of:=RIGHT(LEFT([.$AO44];5);1)" office:value-type="string" office:string-value="0" calcext:value-type="string">
            <text:p>0</text:p>
          </table:table-cell>
          <table:table-cell table:style-name="ce32" table:formula="of:=RIGHT(LEFT([.$AO44];6);1)" office:value-type="string" office:string-value="0" calcext:value-type="string">
            <text:p>0</text:p>
          </table:table-cell>
          <table:table-cell table:style-name="ce32" table:formula="of:=RIGHT(LEFT([.$AO44];7);1)" office:value-type="string" office:string-value="0" calcext:value-type="string">
            <text:p>0</text:p>
          </table:table-cell>
          <table:table-cell table:style-name="ce32" table:formula="of:=RIGHT(LEFT([.$AO44];8);1)" office:value-type="string" office:string-value="0" calcext:value-type="string">
            <text:p>0</text:p>
          </table:table-cell>
          <table:table-cell/>
          <table:table-cell table:style-name="ce6" table:formula="of:=[.AS44]" office:value-type="string" office:string-value="0" calcext:value-type="string">
            <text:p>0</text:p>
          </table:table-cell>
          <table:table-cell table:style-name="ce6" table:formula="of:=[.AT44]" office:value-type="string" office:string-value="0" calcext:value-type="string">
            <text:p>0</text:p>
          </table:table-cell>
          <table:table-cell table:style-name="ce6" table:formula="of:=[.AU44]" office:value-type="string" office:string-value="0" calcext:value-type="string">
            <text:p>0</text:p>
          </table:table-cell>
          <table:table-cell table:style-name="ce6" table:formula="of:=[.AV44]" office:value-type="string" office:string-value="0" calcext:value-type="string">
            <text:p>0</text:p>
          </table:table-cell>
          <table:table-cell table:formula="of:=BIN2DEC([.AY44]&amp;[.AZ44]&amp;[.BA44]&amp;[.BB44])" office:value-type="float" office:value="0" calcext:value-type="float">
            <text:p>0</text:p>
          </table:table-cell>
          <table:table-cell table:style-name="ce36" table:formula="of:=16+[.BC44]" office:value-type="float" office:value="16" calcext:value-type="float">
            <text:p>16</text:p>
          </table:table-cell>
          <table:table-cell table:number-columns-repeated="8"/>
          <table:table-cell table:formula="of:=MOD(HEX2DEC([.R44])+HEX2DEC([.S44]);256)" office:value-type="float" office:value="0" calcext:value-type="float">
            <text:p>0</text:p>
          </table:table-cell>
          <table:table-cell table:formula="of:=MOD([.BM44]+HEX2DEC([.T44]);256)" office:value-type="float" office:value="0" calcext:value-type="float">
            <text:p>0</text:p>
          </table:table-cell>
          <table:table-cell table:formula="of:=MOD([.BN44]+HEX2DEC([.U44]);256)" office:value-type="float" office:value="0" calcext:value-type="float">
            <text:p>0</text:p>
          </table:table-cell>
          <table:table-cell table:formula="of:=MOD([.BO44]+HEX2DEC([.V44]);256)" office:value-type="float" office:value="0" calcext:value-type="float">
            <text:p>0</text:p>
          </table:table-cell>
          <table:table-cell table:formula="of:=MOD([.BP44]+HEX2DEC([.W44]);256)" office:value-type="float" office:value="0" calcext:value-type="float">
            <text:p>0</text:p>
          </table:table-cell>
          <table:table-cell table:formula="of:=MOD([.BQ44]+HEX2DEC([.X44]);256)" office:value-type="float" office:value="0" calcext:value-type="float">
            <text:p>0</text:p>
          </table:table-cell>
          <table:table-cell table:formula="of:=MOD([.BR44]+HEX2DEC([.Y44]);256)" office:value-type="float" office:value="0" calcext:value-type="float">
            <text:p>0</text:p>
          </table:table-cell>
          <table:table-cell table:formula="of:=MOD([.BS44]+HEX2DEC([.Z44]);256)" office:value-type="float" office:value="0" calcext:value-type="float">
            <text:p>0</text:p>
          </table:table-cell>
          <table:table-cell table:formula="of:=MOD([.BT44]+HEX2DEC([.AA44]);256)" office:value-type="float" office:value="0" calcext:value-type="float">
            <text:p>0</text:p>
          </table:table-cell>
          <table:table-cell table:formula="of:=MOD([.BU44]+HEX2DEC([.AB44]);256)" office:value-type="float" office:value="0" calcext:value-type="float">
            <text:p>0</text:p>
          </table:table-cell>
          <table:table-cell table:formula="of:=MOD([.BV44]+HEX2DEC([.AC44]);256)" office:value-type="float" office:value="0" calcext:value-type="float">
            <text:p>0</text:p>
          </table:table-cell>
          <table:table-cell table:formula="of:=MOD([.BW44]+HEX2DEC([.AD44]);256)" office:value-type="float" office:value="0" calcext:value-type="float">
            <text:p>0</text:p>
          </table:table-cell>
          <table:table-cell table:formula="of:=MOD([.BX44]+HEX2DEC([.AE44]);256)" office:value-type="float" office:value="0" calcext:value-type="float">
            <text:p>0</text:p>
          </table:table-cell>
          <table:table-cell table:formula="of:=MOD([.BY44]+HEX2DEC([.AF44]);256)" office:value-type="float" office:value="0" calcext:value-type="float">
            <text:p>0</text:p>
          </table:table-cell>
          <table:table-cell table:formula="of:=MOD([.BZ44]+HEX2DEC([.AG44]);256)" office:value-type="float" office:value="0" calcext:value-type="float">
            <text:p>0</text:p>
          </table:table-cell>
          <table:table-cell table:formula="of:=MOD([.CA44]+HEX2DEC([.AH44]);256)" office:value-type="float" office:value="0" calcext:value-type="float">
            <text:p>0</text:p>
          </table:table-cell>
          <table:table-cell table:formula="of:=MOD([.CB44]+HEX2DEC([.AI4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table:number-columns-repeated="8"/>
          <table:table-cell table:style-name="ce7" table:formula="of:=LEFT([.D45];16)">
            <text:p/>
          </table:table-cell>
          <table:table-cell table:style-name="ce7" table:formula="of:=RIGHT([.D45];(27*2)-16)">
            <text:p/>
          </table:table-cell>
          <table:table-cell table:style-name="ce6" table:number-columns-repeated="6"/>
          <table:table-cell/>
          <table:table-cell table:style-name="ce6" table:formula="of:=BIN2HEX(LEFT(HEX2BIN(RIGHT(LEFT([.$J45];2*[.R$1]);2);8);4) &amp; RIGHT(HEX2BIN(RIGHT(LEFT([.$J45];2*[.R$1]);2);8);4);2)" office:value-type="string" office:string-value="00" calcext:value-type="string">
            <text:p>00</text:p>
          </table:table-cell>
          <table:table-cell table:style-name="ce6" table:formula="of:=BIN2HEX(LEFT(HEX2BIN(RIGHT(LEFT([.$J45];2*[.S$1]);2);8);4) &amp; RIGHT(HEX2BIN(RIGHT(LEFT([.$J45];2*[.S$1]);2);8);4);2)" office:value-type="string" office:string-value="00" calcext:value-type="string">
            <text:p>00</text:p>
          </table:table-cell>
          <table:table-cell table:style-name="ce6" table:formula="of:=BIN2HEX(LEFT(HEX2BIN(RIGHT(LEFT([.$J45];2*[.T$1]);2);8);4) &amp; RIGHT(HEX2BIN(RIGHT(LEFT([.$J45];2*[.T$1]);2);8);4);2)" office:value-type="string" office:string-value="00" calcext:value-type="string">
            <text:p>00</text:p>
          </table:table-cell>
          <table:table-cell table:style-name="ce6" table:formula="of:=BIN2HEX(LEFT(HEX2BIN(RIGHT(LEFT([.$J45];2*[.U$1]);2);8);4) &amp; RIGHT(HEX2BIN(RIGHT(LEFT([.$J45];2*[.U$1]);2);8);4);2)" office:value-type="string" office:string-value="00" calcext:value-type="string">
            <text:p>00</text:p>
          </table:table-cell>
          <table:table-cell table:style-name="ce6" table:formula="of:=BIN2HEX(LEFT(HEX2BIN(RIGHT(LEFT([.$J45];2*[.V$1]);2);8);4) &amp; RIGHT(HEX2BIN(RIGHT(LEFT([.$J45];2*[.V$1]);2);8);4);2)" office:value-type="string" office:string-value="00" calcext:value-type="string">
            <text:p>00</text:p>
          </table:table-cell>
          <table:table-cell table:style-name="ce14" table:formula="of:=BIN2HEX(LEFT(HEX2BIN(RIGHT(LEFT([.$J45];2*[.W$1]);2);8);4) &amp; RIGHT(HEX2BIN(RIGHT(LEFT([.$J45];2*[.W$1]);2);8);4);2)" office:value-type="string" office:string-value="00" calcext:value-type="string">
            <text:p>00</text:p>
          </table:table-cell>
          <table:table-cell table:style-name="ce17" table:formula="of:=BIN2HEX(LEFT(HEX2BIN(RIGHT(LEFT([.$J45];2*[.X$1]);2);8);4) &amp; RIGHT(HEX2BIN(RIGHT(LEFT([.$J45];2*[.X$1]);2);8);4);2)" office:value-type="string" office:string-value="00" calcext:value-type="string">
            <text:p>00</text:p>
          </table:table-cell>
          <table:table-cell table:style-name="ce6" table:formula="of:=BIN2HEX(LEFT(HEX2BIN(RIGHT(LEFT([.$J45];2*[.Y$1]);2);8);4) &amp; RIGHT(HEX2BIN(RIGHT(LEFT([.$J45];2*[.Y$1]);2);8);4);2)" office:value-type="string" office:string-value="00" calcext:value-type="string">
            <text:p>00</text:p>
          </table:table-cell>
          <table:table-cell table:style-name="ce6" table:formula="of:=BIN2HEX(LEFT(HEX2BIN(RIGHT(LEFT([.$J45];2*[.Z$1]);2);8);4) &amp; RIGHT(HEX2BIN(RIGHT(LEFT([.$J45];2*[.Z$1]);2);8);4);2)" office:value-type="string" office:string-value="00" calcext:value-type="string">
            <text:p>00</text:p>
          </table:table-cell>
          <table:table-cell table:style-name="ce6" table:formula="of:=BIN2HEX(LEFT(HEX2BIN(RIGHT(LEFT([.$J45];2*[.AA$1]);2);8);4) &amp; RIGHT(HEX2BIN(RIGHT(LEFT([.$J45];2*[.AA$1]);2);8);4);2)" office:value-type="string" office:string-value="00" calcext:value-type="string">
            <text:p>00</text:p>
          </table:table-cell>
          <table:table-cell table:style-name="ce6" table:formula="of:=BIN2HEX(LEFT(HEX2BIN(RIGHT(LEFT([.$J45];2*[.AB$1]);2);8);4) &amp; RIGHT(HEX2BIN(RIGHT(LEFT([.$J45];2*[.AB$1]);2);8);4);2)" office:value-type="string" office:string-value="00" calcext:value-type="string">
            <text:p>00</text:p>
          </table:table-cell>
          <table:table-cell table:style-name="ce6" table:formula="of:=BIN2HEX(LEFT(HEX2BIN(RIGHT(LEFT([.$J45];2*[.AC$1]);2);8);4) &amp; RIGHT(HEX2BIN(RIGHT(LEFT([.$J45];2*[.AC$1]);2);8);4);2)" office:value-type="string" office:string-value="00" calcext:value-type="string">
            <text:p>00</text:p>
          </table:table-cell>
          <table:table-cell table:style-name="ce6" table:formula="of:=BIN2HEX(LEFT(HEX2BIN(RIGHT(LEFT([.$J45];2*[.AD$1]);2);8);4) &amp; RIGHT(HEX2BIN(RIGHT(LEFT([.$J45];2*[.AD$1]);2);8);4);2)" office:value-type="string" office:string-value="00" calcext:value-type="string">
            <text:p>00</text:p>
          </table:table-cell>
          <table:table-cell table:style-name="ce6" table:formula="of:=BIN2HEX(LEFT(HEX2BIN(RIGHT(LEFT([.$J45];2*[.AE$1]);2);8);4) &amp; RIGHT(HEX2BIN(RIGHT(LEFT([.$J45];2*[.AE$1]);2);8);4);2)" office:value-type="string" office:string-value="00" calcext:value-type="string">
            <text:p>00</text:p>
          </table:table-cell>
          <table:table-cell table:style-name="ce6" table:formula="of:=BIN2HEX(LEFT(HEX2BIN(RIGHT(LEFT([.$J45];2*[.AF$1]);2);8);4) &amp; RIGHT(HEX2BIN(RIGHT(LEFT([.$J45];2*[.AF$1]);2);8);4);2)" office:value-type="string" office:string-value="00" calcext:value-type="string">
            <text:p>00</text:p>
          </table:table-cell>
          <table:table-cell table:style-name="ce6" table:formula="of:=BIN2HEX(LEFT(HEX2BIN(RIGHT(LEFT([.$J45];2*[.AG$1]);2);8);4) &amp; RIGHT(HEX2BIN(RIGHT(LEFT([.$J45];2*[.AG$1]);2);8);4);2)" office:value-type="string" office:string-value="00" calcext:value-type="string">
            <text:p>00</text:p>
          </table:table-cell>
          <table:table-cell table:style-name="ce6" table:formula="of:=BIN2HEX(LEFT(HEX2BIN(RIGHT(LEFT([.$J45];2*[.AH$1]);2);8);4) &amp; RIGHT(HEX2BIN(RIGHT(LEFT([.$J45];2*[.AH$1]);2);8);4);2)" office:value-type="string" office:string-value="00" calcext:value-type="string">
            <text:p>00</text:p>
          </table:table-cell>
          <table:table-cell table:style-name="ce6" table:formula="of:=BIN2HEX(LEFT(HEX2BIN(RIGHT(LEFT([.$J45];2*[.AI$1]);2);8);4) &amp; RIGHT(HEX2BIN(RIGHT(LEFT([.$J45];2*[.AI$1]);2);8);4);2)" office:value-type="string" office:string-value="00" calcext:value-type="string">
            <text:p>00</text:p>
          </table:table-cell>
          <table:table-cell table:style-name="ce21" table:formula="of:=BIN2HEX(LEFT(HEX2BIN(RIGHT(LEFT([.$J45];2*[.AJ$1]);2);8);4) &amp; RIGHT(HEX2BIN(RIGHT(LEFT([.$J45];2*[.AJ$1]);2);8);4);2)" office:value-type="string" office:string-value="00" calcext:value-type="string">
            <text:p>00</text:p>
          </table:table-cell>
          <table:table-cell table:style-name="ce23" table:formula="of:=DEC2HEX([.CC45];2)" office:value-type="string" office:string-value="00" calcext:value-type="string">
            <text:p>00</text:p>
          </table:table-cell>
          <table:table-cell table:style-name="ce27" table:formula="of:=HEX2BIN([.W45];8)" office:value-type="string" office:string-value="00000000" calcext:value-type="string">
            <text:p>00000000</text:p>
          </table:table-cell>
          <table:table-cell table:number-columns-repeated="2"/>
          <table:table-cell table:style-name="ce30" table:formula="of:=HEX2BIN([.X45];8)" office:value-type="string" office:string-value="00000000" calcext:value-type="string">
            <text:p>00000000</text:p>
          </table:table-cell>
          <table:table-cell table:style-name="ce32" table:formula="of:=LEFT([.AO45];1)" office:value-type="string" office:string-value="0" calcext:value-type="string">
            <text:p>0</text:p>
          </table:table-cell>
          <table:table-cell table:style-name="ce32" table:formula="of:=RIGHT(LEFT([.AO45];2);1)" office:value-type="string" office:string-value="0" calcext:value-type="string">
            <text:p>0</text:p>
          </table:table-cell>
          <table:table-cell table:style-name="ce32" table:formula="of:=RIGHT(LEFT([.AO45];3);1)" office:value-type="string" office:string-value="0" calcext:value-type="string">
            <text:p>0</text:p>
          </table:table-cell>
          <table:table-cell table:style-name="ce32" table:formula="of:=RIGHT(LEFT([.$AO45];4);1)" office:value-type="string" office:string-value="0" calcext:value-type="string">
            <text:p>0</text:p>
          </table:table-cell>
          <table:table-cell table:style-name="ce32" table:formula="of:=RIGHT(LEFT([.$AO45];5);1)" office:value-type="string" office:string-value="0" calcext:value-type="string">
            <text:p>0</text:p>
          </table:table-cell>
          <table:table-cell table:style-name="ce32" table:formula="of:=RIGHT(LEFT([.$AO45];6);1)" office:value-type="string" office:string-value="0" calcext:value-type="string">
            <text:p>0</text:p>
          </table:table-cell>
          <table:table-cell table:style-name="ce32" table:formula="of:=RIGHT(LEFT([.$AO45];7);1)" office:value-type="string" office:string-value="0" calcext:value-type="string">
            <text:p>0</text:p>
          </table:table-cell>
          <table:table-cell table:style-name="ce32" table:formula="of:=RIGHT(LEFT([.$AO45];8);1)" office:value-type="string" office:string-value="0" calcext:value-type="string">
            <text:p>0</text:p>
          </table:table-cell>
          <table:table-cell/>
          <table:table-cell table:style-name="ce6" table:formula="of:=[.AS45]" office:value-type="string" office:string-value="0" calcext:value-type="string">
            <text:p>0</text:p>
          </table:table-cell>
          <table:table-cell table:style-name="ce6" table:formula="of:=[.AT45]" office:value-type="string" office:string-value="0" calcext:value-type="string">
            <text:p>0</text:p>
          </table:table-cell>
          <table:table-cell table:style-name="ce6" table:formula="of:=[.AU45]" office:value-type="string" office:string-value="0" calcext:value-type="string">
            <text:p>0</text:p>
          </table:table-cell>
          <table:table-cell table:style-name="ce6" table:formula="of:=[.AV45]" office:value-type="string" office:string-value="0" calcext:value-type="string">
            <text:p>0</text:p>
          </table:table-cell>
          <table:table-cell table:formula="of:=BIN2DEC([.AY45]&amp;[.AZ45]&amp;[.BA45]&amp;[.BB45])" office:value-type="float" office:value="0" calcext:value-type="float">
            <text:p>0</text:p>
          </table:table-cell>
          <table:table-cell table:style-name="ce36" table:formula="of:=16+[.BC45]" office:value-type="float" office:value="16" calcext:value-type="float">
            <text:p>16</text:p>
          </table:table-cell>
          <table:table-cell table:number-columns-repeated="8"/>
          <table:table-cell table:formula="of:=MOD(HEX2DEC([.R45])+HEX2DEC([.S45]);256)" office:value-type="float" office:value="0" calcext:value-type="float">
            <text:p>0</text:p>
          </table:table-cell>
          <table:table-cell table:formula="of:=MOD([.BM45]+HEX2DEC([.T45]);256)" office:value-type="float" office:value="0" calcext:value-type="float">
            <text:p>0</text:p>
          </table:table-cell>
          <table:table-cell table:formula="of:=MOD([.BN45]+HEX2DEC([.U45]);256)" office:value-type="float" office:value="0" calcext:value-type="float">
            <text:p>0</text:p>
          </table:table-cell>
          <table:table-cell table:formula="of:=MOD([.BO45]+HEX2DEC([.V45]);256)" office:value-type="float" office:value="0" calcext:value-type="float">
            <text:p>0</text:p>
          </table:table-cell>
          <table:table-cell table:formula="of:=MOD([.BP45]+HEX2DEC([.W45]);256)" office:value-type="float" office:value="0" calcext:value-type="float">
            <text:p>0</text:p>
          </table:table-cell>
          <table:table-cell table:formula="of:=MOD([.BQ45]+HEX2DEC([.X45]);256)" office:value-type="float" office:value="0" calcext:value-type="float">
            <text:p>0</text:p>
          </table:table-cell>
          <table:table-cell table:formula="of:=MOD([.BR45]+HEX2DEC([.Y45]);256)" office:value-type="float" office:value="0" calcext:value-type="float">
            <text:p>0</text:p>
          </table:table-cell>
          <table:table-cell table:formula="of:=MOD([.BS45]+HEX2DEC([.Z45]);256)" office:value-type="float" office:value="0" calcext:value-type="float">
            <text:p>0</text:p>
          </table:table-cell>
          <table:table-cell table:formula="of:=MOD([.BT45]+HEX2DEC([.AA45]);256)" office:value-type="float" office:value="0" calcext:value-type="float">
            <text:p>0</text:p>
          </table:table-cell>
          <table:table-cell table:formula="of:=MOD([.BU45]+HEX2DEC([.AB45]);256)" office:value-type="float" office:value="0" calcext:value-type="float">
            <text:p>0</text:p>
          </table:table-cell>
          <table:table-cell table:formula="of:=MOD([.BV45]+HEX2DEC([.AC45]);256)" office:value-type="float" office:value="0" calcext:value-type="float">
            <text:p>0</text:p>
          </table:table-cell>
          <table:table-cell table:formula="of:=MOD([.BW45]+HEX2DEC([.AD45]);256)" office:value-type="float" office:value="0" calcext:value-type="float">
            <text:p>0</text:p>
          </table:table-cell>
          <table:table-cell table:formula="of:=MOD([.BX45]+HEX2DEC([.AE45]);256)" office:value-type="float" office:value="0" calcext:value-type="float">
            <text:p>0</text:p>
          </table:table-cell>
          <table:table-cell table:formula="of:=MOD([.BY45]+HEX2DEC([.AF45]);256)" office:value-type="float" office:value="0" calcext:value-type="float">
            <text:p>0</text:p>
          </table:table-cell>
          <table:table-cell table:formula="of:=MOD([.BZ45]+HEX2DEC([.AG45]);256)" office:value-type="float" office:value="0" calcext:value-type="float">
            <text:p>0</text:p>
          </table:table-cell>
          <table:table-cell table:formula="of:=MOD([.CA45]+HEX2DEC([.AH45]);256)" office:value-type="float" office:value="0" calcext:value-type="float">
            <text:p>0</text:p>
          </table:table-cell>
          <table:table-cell table:formula="of:=MOD([.CB45]+HEX2DEC([.AI4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table:number-columns-repeated="8"/>
          <table:table-cell table:style-name="ce7" table:formula="of:=LEFT([.D46];16)">
            <text:p/>
          </table:table-cell>
          <table:table-cell table:style-name="ce7" table:formula="of:=RIGHT([.D46];(27*2)-16)">
            <text:p/>
          </table:table-cell>
          <table:table-cell table:style-name="ce6" table:number-columns-repeated="6"/>
          <table:table-cell/>
          <table:table-cell table:style-name="ce6" table:formula="of:=BIN2HEX(LEFT(HEX2BIN(RIGHT(LEFT([.$J46];2*[.R$1]);2);8);4) &amp; RIGHT(HEX2BIN(RIGHT(LEFT([.$J46];2*[.R$1]);2);8);4);2)" office:value-type="string" office:string-value="00" calcext:value-type="string">
            <text:p>00</text:p>
          </table:table-cell>
          <table:table-cell table:style-name="ce6" table:formula="of:=BIN2HEX(LEFT(HEX2BIN(RIGHT(LEFT([.$J46];2*[.S$1]);2);8);4) &amp; RIGHT(HEX2BIN(RIGHT(LEFT([.$J46];2*[.S$1]);2);8);4);2)" office:value-type="string" office:string-value="00" calcext:value-type="string">
            <text:p>00</text:p>
          </table:table-cell>
          <table:table-cell table:style-name="ce6" table:formula="of:=BIN2HEX(LEFT(HEX2BIN(RIGHT(LEFT([.$J46];2*[.T$1]);2);8);4) &amp; RIGHT(HEX2BIN(RIGHT(LEFT([.$J46];2*[.T$1]);2);8);4);2)" office:value-type="string" office:string-value="00" calcext:value-type="string">
            <text:p>00</text:p>
          </table:table-cell>
          <table:table-cell table:style-name="ce6" table:formula="of:=BIN2HEX(LEFT(HEX2BIN(RIGHT(LEFT([.$J46];2*[.U$1]);2);8);4) &amp; RIGHT(HEX2BIN(RIGHT(LEFT([.$J46];2*[.U$1]);2);8);4);2)" office:value-type="string" office:string-value="00" calcext:value-type="string">
            <text:p>00</text:p>
          </table:table-cell>
          <table:table-cell table:style-name="ce6" table:formula="of:=BIN2HEX(LEFT(HEX2BIN(RIGHT(LEFT([.$J46];2*[.V$1]);2);8);4) &amp; RIGHT(HEX2BIN(RIGHT(LEFT([.$J46];2*[.V$1]);2);8);4);2)" office:value-type="string" office:string-value="00" calcext:value-type="string">
            <text:p>00</text:p>
          </table:table-cell>
          <table:table-cell table:style-name="ce14" table:formula="of:=BIN2HEX(LEFT(HEX2BIN(RIGHT(LEFT([.$J46];2*[.W$1]);2);8);4) &amp; RIGHT(HEX2BIN(RIGHT(LEFT([.$J46];2*[.W$1]);2);8);4);2)" office:value-type="string" office:string-value="00" calcext:value-type="string">
            <text:p>00</text:p>
          </table:table-cell>
          <table:table-cell table:style-name="ce17" table:formula="of:=BIN2HEX(LEFT(HEX2BIN(RIGHT(LEFT([.$J46];2*[.X$1]);2);8);4) &amp; RIGHT(HEX2BIN(RIGHT(LEFT([.$J46];2*[.X$1]);2);8);4);2)" office:value-type="string" office:string-value="00" calcext:value-type="string">
            <text:p>00</text:p>
          </table:table-cell>
          <table:table-cell table:style-name="ce6" table:formula="of:=BIN2HEX(LEFT(HEX2BIN(RIGHT(LEFT([.$J46];2*[.Y$1]);2);8);4) &amp; RIGHT(HEX2BIN(RIGHT(LEFT([.$J46];2*[.Y$1]);2);8);4);2)" office:value-type="string" office:string-value="00" calcext:value-type="string">
            <text:p>00</text:p>
          </table:table-cell>
          <table:table-cell table:style-name="ce6" table:formula="of:=BIN2HEX(LEFT(HEX2BIN(RIGHT(LEFT([.$J46];2*[.Z$1]);2);8);4) &amp; RIGHT(HEX2BIN(RIGHT(LEFT([.$J46];2*[.Z$1]);2);8);4);2)" office:value-type="string" office:string-value="00" calcext:value-type="string">
            <text:p>00</text:p>
          </table:table-cell>
          <table:table-cell table:style-name="ce6" table:formula="of:=BIN2HEX(LEFT(HEX2BIN(RIGHT(LEFT([.$J46];2*[.AA$1]);2);8);4) &amp; RIGHT(HEX2BIN(RIGHT(LEFT([.$J46];2*[.AA$1]);2);8);4);2)" office:value-type="string" office:string-value="00" calcext:value-type="string">
            <text:p>00</text:p>
          </table:table-cell>
          <table:table-cell table:style-name="ce6" table:formula="of:=BIN2HEX(LEFT(HEX2BIN(RIGHT(LEFT([.$J46];2*[.AB$1]);2);8);4) &amp; RIGHT(HEX2BIN(RIGHT(LEFT([.$J46];2*[.AB$1]);2);8);4);2)" office:value-type="string" office:string-value="00" calcext:value-type="string">
            <text:p>00</text:p>
          </table:table-cell>
          <table:table-cell table:style-name="ce6" table:formula="of:=BIN2HEX(LEFT(HEX2BIN(RIGHT(LEFT([.$J46];2*[.AC$1]);2);8);4) &amp; RIGHT(HEX2BIN(RIGHT(LEFT([.$J46];2*[.AC$1]);2);8);4);2)" office:value-type="string" office:string-value="00" calcext:value-type="string">
            <text:p>00</text:p>
          </table:table-cell>
          <table:table-cell table:style-name="ce6" table:formula="of:=BIN2HEX(LEFT(HEX2BIN(RIGHT(LEFT([.$J46];2*[.AD$1]);2);8);4) &amp; RIGHT(HEX2BIN(RIGHT(LEFT([.$J46];2*[.AD$1]);2);8);4);2)" office:value-type="string" office:string-value="00" calcext:value-type="string">
            <text:p>00</text:p>
          </table:table-cell>
          <table:table-cell table:style-name="ce6" table:formula="of:=BIN2HEX(LEFT(HEX2BIN(RIGHT(LEFT([.$J46];2*[.AE$1]);2);8);4) &amp; RIGHT(HEX2BIN(RIGHT(LEFT([.$J46];2*[.AE$1]);2);8);4);2)" office:value-type="string" office:string-value="00" calcext:value-type="string">
            <text:p>00</text:p>
          </table:table-cell>
          <table:table-cell table:style-name="ce6" table:formula="of:=BIN2HEX(LEFT(HEX2BIN(RIGHT(LEFT([.$J46];2*[.AF$1]);2);8);4) &amp; RIGHT(HEX2BIN(RIGHT(LEFT([.$J46];2*[.AF$1]);2);8);4);2)" office:value-type="string" office:string-value="00" calcext:value-type="string">
            <text:p>00</text:p>
          </table:table-cell>
          <table:table-cell table:style-name="ce6" table:formula="of:=BIN2HEX(LEFT(HEX2BIN(RIGHT(LEFT([.$J46];2*[.AG$1]);2);8);4) &amp; RIGHT(HEX2BIN(RIGHT(LEFT([.$J46];2*[.AG$1]);2);8);4);2)" office:value-type="string" office:string-value="00" calcext:value-type="string">
            <text:p>00</text:p>
          </table:table-cell>
          <table:table-cell table:style-name="ce6" table:formula="of:=BIN2HEX(LEFT(HEX2BIN(RIGHT(LEFT([.$J46];2*[.AH$1]);2);8);4) &amp; RIGHT(HEX2BIN(RIGHT(LEFT([.$J46];2*[.AH$1]);2);8);4);2)" office:value-type="string" office:string-value="00" calcext:value-type="string">
            <text:p>00</text:p>
          </table:table-cell>
          <table:table-cell table:style-name="ce6" table:formula="of:=BIN2HEX(LEFT(HEX2BIN(RIGHT(LEFT([.$J46];2*[.AI$1]);2);8);4) &amp; RIGHT(HEX2BIN(RIGHT(LEFT([.$J46];2*[.AI$1]);2);8);4);2)" office:value-type="string" office:string-value="00" calcext:value-type="string">
            <text:p>00</text:p>
          </table:table-cell>
          <table:table-cell table:style-name="ce21" table:formula="of:=BIN2HEX(LEFT(HEX2BIN(RIGHT(LEFT([.$J46];2*[.AJ$1]);2);8);4) &amp; RIGHT(HEX2BIN(RIGHT(LEFT([.$J46];2*[.AJ$1]);2);8);4);2)" office:value-type="string" office:string-value="00" calcext:value-type="string">
            <text:p>00</text:p>
          </table:table-cell>
          <table:table-cell table:style-name="ce23" table:formula="of:=DEC2HEX([.CC46];2)" office:value-type="string" office:string-value="00" calcext:value-type="string">
            <text:p>00</text:p>
          </table:table-cell>
          <table:table-cell table:style-name="ce27" table:formula="of:=HEX2BIN([.W46];8)" office:value-type="string" office:string-value="00000000" calcext:value-type="string">
            <text:p>00000000</text:p>
          </table:table-cell>
          <table:table-cell table:number-columns-repeated="2"/>
          <table:table-cell table:style-name="ce30" table:formula="of:=HEX2BIN([.X46];8)" office:value-type="string" office:string-value="00000000" calcext:value-type="string">
            <text:p>00000000</text:p>
          </table:table-cell>
          <table:table-cell table:style-name="ce32" table:formula="of:=LEFT([.AO46];1)" office:value-type="string" office:string-value="0" calcext:value-type="string">
            <text:p>0</text:p>
          </table:table-cell>
          <table:table-cell table:style-name="ce32" table:formula="of:=RIGHT(LEFT([.AO46];2);1)" office:value-type="string" office:string-value="0" calcext:value-type="string">
            <text:p>0</text:p>
          </table:table-cell>
          <table:table-cell table:style-name="ce32" table:formula="of:=RIGHT(LEFT([.AO46];3);1)" office:value-type="string" office:string-value="0" calcext:value-type="string">
            <text:p>0</text:p>
          </table:table-cell>
          <table:table-cell table:style-name="ce32" table:formula="of:=RIGHT(LEFT([.$AO46];4);1)" office:value-type="string" office:string-value="0" calcext:value-type="string">
            <text:p>0</text:p>
          </table:table-cell>
          <table:table-cell table:style-name="ce32" table:formula="of:=RIGHT(LEFT([.$AO46];5);1)" office:value-type="string" office:string-value="0" calcext:value-type="string">
            <text:p>0</text:p>
          </table:table-cell>
          <table:table-cell table:style-name="ce32" table:formula="of:=RIGHT(LEFT([.$AO46];6);1)" office:value-type="string" office:string-value="0" calcext:value-type="string">
            <text:p>0</text:p>
          </table:table-cell>
          <table:table-cell table:style-name="ce32" table:formula="of:=RIGHT(LEFT([.$AO46];7);1)" office:value-type="string" office:string-value="0" calcext:value-type="string">
            <text:p>0</text:p>
          </table:table-cell>
          <table:table-cell table:style-name="ce32" table:formula="of:=RIGHT(LEFT([.$AO46];8);1)" office:value-type="string" office:string-value="0" calcext:value-type="string">
            <text:p>0</text:p>
          </table:table-cell>
          <table:table-cell/>
          <table:table-cell table:style-name="ce6" table:formula="of:=[.AS46]" office:value-type="string" office:string-value="0" calcext:value-type="string">
            <text:p>0</text:p>
          </table:table-cell>
          <table:table-cell table:style-name="ce6" table:formula="of:=[.AT46]" office:value-type="string" office:string-value="0" calcext:value-type="string">
            <text:p>0</text:p>
          </table:table-cell>
          <table:table-cell table:style-name="ce6" table:formula="of:=[.AU46]" office:value-type="string" office:string-value="0" calcext:value-type="string">
            <text:p>0</text:p>
          </table:table-cell>
          <table:table-cell table:style-name="ce6" table:formula="of:=[.AV46]" office:value-type="string" office:string-value="0" calcext:value-type="string">
            <text:p>0</text:p>
          </table:table-cell>
          <table:table-cell table:formula="of:=BIN2DEC([.AY46]&amp;[.AZ46]&amp;[.BA46]&amp;[.BB46])" office:value-type="float" office:value="0" calcext:value-type="float">
            <text:p>0</text:p>
          </table:table-cell>
          <table:table-cell table:style-name="ce36" table:formula="of:=16+[.BC46]" office:value-type="float" office:value="16" calcext:value-type="float">
            <text:p>16</text:p>
          </table:table-cell>
          <table:table-cell table:number-columns-repeated="8"/>
          <table:table-cell table:formula="of:=MOD(HEX2DEC([.R46])+HEX2DEC([.S46]);256)" office:value-type="float" office:value="0" calcext:value-type="float">
            <text:p>0</text:p>
          </table:table-cell>
          <table:table-cell table:formula="of:=MOD([.BM46]+HEX2DEC([.T46]);256)" office:value-type="float" office:value="0" calcext:value-type="float">
            <text:p>0</text:p>
          </table:table-cell>
          <table:table-cell table:formula="of:=MOD([.BN46]+HEX2DEC([.U46]);256)" office:value-type="float" office:value="0" calcext:value-type="float">
            <text:p>0</text:p>
          </table:table-cell>
          <table:table-cell table:formula="of:=MOD([.BO46]+HEX2DEC([.V46]);256)" office:value-type="float" office:value="0" calcext:value-type="float">
            <text:p>0</text:p>
          </table:table-cell>
          <table:table-cell table:formula="of:=MOD([.BP46]+HEX2DEC([.W46]);256)" office:value-type="float" office:value="0" calcext:value-type="float">
            <text:p>0</text:p>
          </table:table-cell>
          <table:table-cell table:formula="of:=MOD([.BQ46]+HEX2DEC([.X46]);256)" office:value-type="float" office:value="0" calcext:value-type="float">
            <text:p>0</text:p>
          </table:table-cell>
          <table:table-cell table:formula="of:=MOD([.BR46]+HEX2DEC([.Y46]);256)" office:value-type="float" office:value="0" calcext:value-type="float">
            <text:p>0</text:p>
          </table:table-cell>
          <table:table-cell table:formula="of:=MOD([.BS46]+HEX2DEC([.Z46]);256)" office:value-type="float" office:value="0" calcext:value-type="float">
            <text:p>0</text:p>
          </table:table-cell>
          <table:table-cell table:formula="of:=MOD([.BT46]+HEX2DEC([.AA46]);256)" office:value-type="float" office:value="0" calcext:value-type="float">
            <text:p>0</text:p>
          </table:table-cell>
          <table:table-cell table:formula="of:=MOD([.BU46]+HEX2DEC([.AB46]);256)" office:value-type="float" office:value="0" calcext:value-type="float">
            <text:p>0</text:p>
          </table:table-cell>
          <table:table-cell table:formula="of:=MOD([.BV46]+HEX2DEC([.AC46]);256)" office:value-type="float" office:value="0" calcext:value-type="float">
            <text:p>0</text:p>
          </table:table-cell>
          <table:table-cell table:formula="of:=MOD([.BW46]+HEX2DEC([.AD46]);256)" office:value-type="float" office:value="0" calcext:value-type="float">
            <text:p>0</text:p>
          </table:table-cell>
          <table:table-cell table:formula="of:=MOD([.BX46]+HEX2DEC([.AE46]);256)" office:value-type="float" office:value="0" calcext:value-type="float">
            <text:p>0</text:p>
          </table:table-cell>
          <table:table-cell table:formula="of:=MOD([.BY46]+HEX2DEC([.AF46]);256)" office:value-type="float" office:value="0" calcext:value-type="float">
            <text:p>0</text:p>
          </table:table-cell>
          <table:table-cell table:formula="of:=MOD([.BZ46]+HEX2DEC([.AG46]);256)" office:value-type="float" office:value="0" calcext:value-type="float">
            <text:p>0</text:p>
          </table:table-cell>
          <table:table-cell table:formula="of:=MOD([.CA46]+HEX2DEC([.AH46]);256)" office:value-type="float" office:value="0" calcext:value-type="float">
            <text:p>0</text:p>
          </table:table-cell>
          <table:table-cell table:formula="of:=MOD([.CB46]+HEX2DEC([.AI4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table:number-columns-repeated="10"/>
          <table:table-cell table:style-name="ce6" table:number-columns-repeated="6"/>
          <table:table-cell/>
          <table:table-cell table:style-name="ce6" table:formula="of:=BIN2HEX(LEFT(HEX2BIN(RIGHT(LEFT([.$J47];2*[.R$1]);2);8);4) &amp; RIGHT(HEX2BIN(RIGHT(LEFT([.$J47];2*[.R$1]);2);8);4);2)" office:value-type="string" office:string-value="00" calcext:value-type="string">
            <text:p>00</text:p>
          </table:table-cell>
          <table:table-cell table:style-name="ce6" table:formula="of:=BIN2HEX(LEFT(HEX2BIN(RIGHT(LEFT([.$J47];2*[.S$1]);2);8);4) &amp; RIGHT(HEX2BIN(RIGHT(LEFT([.$J47];2*[.S$1]);2);8);4);2)" office:value-type="string" office:string-value="00" calcext:value-type="string">
            <text:p>00</text:p>
          </table:table-cell>
          <table:table-cell table:style-name="ce6" table:formula="of:=BIN2HEX(LEFT(HEX2BIN(RIGHT(LEFT([.$J47];2*[.T$1]);2);8);4) &amp; RIGHT(HEX2BIN(RIGHT(LEFT([.$J47];2*[.T$1]);2);8);4);2)" office:value-type="string" office:string-value="00" calcext:value-type="string">
            <text:p>00</text:p>
          </table:table-cell>
          <table:table-cell table:style-name="ce6" table:formula="of:=BIN2HEX(LEFT(HEX2BIN(RIGHT(LEFT([.$J47];2*[.U$1]);2);8);4) &amp; RIGHT(HEX2BIN(RIGHT(LEFT([.$J47];2*[.U$1]);2);8);4);2)" office:value-type="string" office:string-value="00" calcext:value-type="string">
            <text:p>00</text:p>
          </table:table-cell>
          <table:table-cell table:style-name="ce6" table:formula="of:=BIN2HEX(LEFT(HEX2BIN(RIGHT(LEFT([.$J47];2*[.V$1]);2);8);4) &amp; RIGHT(HEX2BIN(RIGHT(LEFT([.$J47];2*[.V$1]);2);8);4);2)" office:value-type="string" office:string-value="00" calcext:value-type="string">
            <text:p>00</text:p>
          </table:table-cell>
          <table:table-cell table:style-name="ce14" table:formula="of:=BIN2HEX(LEFT(HEX2BIN(RIGHT(LEFT([.$J47];2*[.W$1]);2);8);4) &amp; RIGHT(HEX2BIN(RIGHT(LEFT([.$J47];2*[.W$1]);2);8);4);2)" office:value-type="string" office:string-value="00" calcext:value-type="string">
            <text:p>00</text:p>
          </table:table-cell>
          <table:table-cell table:style-name="ce17" table:formula="of:=BIN2HEX(LEFT(HEX2BIN(RIGHT(LEFT([.$J47];2*[.X$1]);2);8);4) &amp; RIGHT(HEX2BIN(RIGHT(LEFT([.$J47];2*[.X$1]);2);8);4);2)" office:value-type="string" office:string-value="00" calcext:value-type="string">
            <text:p>00</text:p>
          </table:table-cell>
          <table:table-cell table:style-name="ce6" table:formula="of:=BIN2HEX(LEFT(HEX2BIN(RIGHT(LEFT([.$J47];2*[.Y$1]);2);8);4) &amp; RIGHT(HEX2BIN(RIGHT(LEFT([.$J47];2*[.Y$1]);2);8);4);2)" office:value-type="string" office:string-value="00" calcext:value-type="string">
            <text:p>00</text:p>
          </table:table-cell>
          <table:table-cell table:style-name="ce6" table:formula="of:=BIN2HEX(LEFT(HEX2BIN(RIGHT(LEFT([.$J47];2*[.Z$1]);2);8);4) &amp; RIGHT(HEX2BIN(RIGHT(LEFT([.$J47];2*[.Z$1]);2);8);4);2)" office:value-type="string" office:string-value="00" calcext:value-type="string">
            <text:p>00</text:p>
          </table:table-cell>
          <table:table-cell table:style-name="ce6" table:formula="of:=BIN2HEX(LEFT(HEX2BIN(RIGHT(LEFT([.$J47];2*[.AA$1]);2);8);4) &amp; RIGHT(HEX2BIN(RIGHT(LEFT([.$J47];2*[.AA$1]);2);8);4);2)" office:value-type="string" office:string-value="00" calcext:value-type="string">
            <text:p>00</text:p>
          </table:table-cell>
          <table:table-cell table:style-name="ce6" table:formula="of:=BIN2HEX(LEFT(HEX2BIN(RIGHT(LEFT([.$J47];2*[.AB$1]);2);8);4) &amp; RIGHT(HEX2BIN(RIGHT(LEFT([.$J47];2*[.AB$1]);2);8);4);2)" office:value-type="string" office:string-value="00" calcext:value-type="string">
            <text:p>00</text:p>
          </table:table-cell>
          <table:table-cell table:style-name="ce6" table:formula="of:=BIN2HEX(LEFT(HEX2BIN(RIGHT(LEFT([.$J47];2*[.AC$1]);2);8);4) &amp; RIGHT(HEX2BIN(RIGHT(LEFT([.$J47];2*[.AC$1]);2);8);4);2)" office:value-type="string" office:string-value="00" calcext:value-type="string">
            <text:p>00</text:p>
          </table:table-cell>
          <table:table-cell table:style-name="ce6" table:formula="of:=BIN2HEX(LEFT(HEX2BIN(RIGHT(LEFT([.$J47];2*[.AD$1]);2);8);4) &amp; RIGHT(HEX2BIN(RIGHT(LEFT([.$J47];2*[.AD$1]);2);8);4);2)" office:value-type="string" office:string-value="00" calcext:value-type="string">
            <text:p>00</text:p>
          </table:table-cell>
          <table:table-cell table:style-name="ce6" table:formula="of:=BIN2HEX(LEFT(HEX2BIN(RIGHT(LEFT([.$J47];2*[.AE$1]);2);8);4) &amp; RIGHT(HEX2BIN(RIGHT(LEFT([.$J47];2*[.AE$1]);2);8);4);2)" office:value-type="string" office:string-value="00" calcext:value-type="string">
            <text:p>00</text:p>
          </table:table-cell>
          <table:table-cell table:style-name="ce6" table:formula="of:=BIN2HEX(LEFT(HEX2BIN(RIGHT(LEFT([.$J47];2*[.AF$1]);2);8);4) &amp; RIGHT(HEX2BIN(RIGHT(LEFT([.$J47];2*[.AF$1]);2);8);4);2)" office:value-type="string" office:string-value="00" calcext:value-type="string">
            <text:p>00</text:p>
          </table:table-cell>
          <table:table-cell table:style-name="ce6" table:formula="of:=BIN2HEX(LEFT(HEX2BIN(RIGHT(LEFT([.$J47];2*[.AG$1]);2);8);4) &amp; RIGHT(HEX2BIN(RIGHT(LEFT([.$J47];2*[.AG$1]);2);8);4);2)" office:value-type="string" office:string-value="00" calcext:value-type="string">
            <text:p>00</text:p>
          </table:table-cell>
          <table:table-cell table:style-name="ce6" table:formula="of:=BIN2HEX(LEFT(HEX2BIN(RIGHT(LEFT([.$J47];2*[.AH$1]);2);8);4) &amp; RIGHT(HEX2BIN(RIGHT(LEFT([.$J47];2*[.AH$1]);2);8);4);2)" office:value-type="string" office:string-value="00" calcext:value-type="string">
            <text:p>00</text:p>
          </table:table-cell>
          <table:table-cell table:style-name="ce6" table:formula="of:=BIN2HEX(LEFT(HEX2BIN(RIGHT(LEFT([.$J47];2*[.AI$1]);2);8);4) &amp; RIGHT(HEX2BIN(RIGHT(LEFT([.$J47];2*[.AI$1]);2);8);4);2)" office:value-type="string" office:string-value="00" calcext:value-type="string">
            <text:p>00</text:p>
          </table:table-cell>
          <table:table-cell table:style-name="ce21" table:formula="of:=BIN2HEX(LEFT(HEX2BIN(RIGHT(LEFT([.$J47];2*[.AJ$1]);2);8);4) &amp; RIGHT(HEX2BIN(RIGHT(LEFT([.$J47];2*[.AJ$1]);2);8);4);2)" office:value-type="string" office:string-value="00" calcext:value-type="string">
            <text:p>00</text:p>
          </table:table-cell>
          <table:table-cell table:style-name="ce23" table:formula="of:=DEC2HEX([.CC47];2)" office:value-type="string" office:string-value="00" calcext:value-type="string">
            <text:p>00</text:p>
          </table:table-cell>
          <table:table-cell table:style-name="ce27" table:formula="of:=HEX2BIN([.W47];8)" office:value-type="string" office:string-value="00000000" calcext:value-type="string">
            <text:p>00000000</text:p>
          </table:table-cell>
          <table:table-cell table:number-columns-repeated="26"/>
          <table:table-cell table:formula="of:=MOD(HEX2DEC([.R47])+HEX2DEC([.S47]);256)" office:value-type="float" office:value="0" calcext:value-type="float">
            <text:p>0</text:p>
          </table:table-cell>
          <table:table-cell table:formula="of:=MOD([.BM47]+HEX2DEC([.T47]);256)" office:value-type="float" office:value="0" calcext:value-type="float">
            <text:p>0</text:p>
          </table:table-cell>
          <table:table-cell table:formula="of:=MOD([.BN47]+HEX2DEC([.U47]);256)" office:value-type="float" office:value="0" calcext:value-type="float">
            <text:p>0</text:p>
          </table:table-cell>
          <table:table-cell table:formula="of:=MOD([.BO47]+HEX2DEC([.V47]);256)" office:value-type="float" office:value="0" calcext:value-type="float">
            <text:p>0</text:p>
          </table:table-cell>
          <table:table-cell table:formula="of:=MOD([.BP47]+HEX2DEC([.W47]);256)" office:value-type="float" office:value="0" calcext:value-type="float">
            <text:p>0</text:p>
          </table:table-cell>
          <table:table-cell table:formula="of:=MOD([.BQ47]+HEX2DEC([.X47]);256)" office:value-type="float" office:value="0" calcext:value-type="float">
            <text:p>0</text:p>
          </table:table-cell>
          <table:table-cell table:formula="of:=MOD([.BR47]+HEX2DEC([.Y47]);256)" office:value-type="float" office:value="0" calcext:value-type="float">
            <text:p>0</text:p>
          </table:table-cell>
          <table:table-cell table:formula="of:=MOD([.BS47]+HEX2DEC([.Z47]);256)" office:value-type="float" office:value="0" calcext:value-type="float">
            <text:p>0</text:p>
          </table:table-cell>
          <table:table-cell table:formula="of:=MOD([.BT47]+HEX2DEC([.AA47]);256)" office:value-type="float" office:value="0" calcext:value-type="float">
            <text:p>0</text:p>
          </table:table-cell>
          <table:table-cell table:formula="of:=MOD([.BU47]+HEX2DEC([.AB47]);256)" office:value-type="float" office:value="0" calcext:value-type="float">
            <text:p>0</text:p>
          </table:table-cell>
          <table:table-cell table:formula="of:=MOD([.BV47]+HEX2DEC([.AC47]);256)" office:value-type="float" office:value="0" calcext:value-type="float">
            <text:p>0</text:p>
          </table:table-cell>
          <table:table-cell table:formula="of:=MOD([.BW47]+HEX2DEC([.AD47]);256)" office:value-type="float" office:value="0" calcext:value-type="float">
            <text:p>0</text:p>
          </table:table-cell>
          <table:table-cell table:formula="of:=MOD([.BX47]+HEX2DEC([.AE47]);256)" office:value-type="float" office:value="0" calcext:value-type="float">
            <text:p>0</text:p>
          </table:table-cell>
          <table:table-cell table:formula="of:=MOD([.BY47]+HEX2DEC([.AF47]);256)" office:value-type="float" office:value="0" calcext:value-type="float">
            <text:p>0</text:p>
          </table:table-cell>
          <table:table-cell table:formula="of:=MOD([.BZ47]+HEX2DEC([.AG47]);256)" office:value-type="float" office:value="0" calcext:value-type="float">
            <text:p>0</text:p>
          </table:table-cell>
          <table:table-cell table:formula="of:=MOD([.CA47]+HEX2DEC([.AH47]);256)" office:value-type="float" office:value="0" calcext:value-type="float">
            <text:p>0</text:p>
          </table:table-cell>
          <table:table-cell table:formula="of:=MOD([.CB47]+HEX2DEC([.AI4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table:number-columns-repeated="10"/>
          <table:table-cell table:style-name="ce6" table:number-columns-repeated="6"/>
          <table:table-cell/>
          <table:table-cell table:style-name="ce6" table:formula="of:=BIN2HEX(LEFT(HEX2BIN(RIGHT(LEFT([.$J48];2*[.R$1]);2);8);4) &amp; RIGHT(HEX2BIN(RIGHT(LEFT([.$J48];2*[.R$1]);2);8);4);2)" office:value-type="string" office:string-value="00" calcext:value-type="string">
            <text:p>00</text:p>
          </table:table-cell>
          <table:table-cell table:style-name="ce6" table:formula="of:=BIN2HEX(LEFT(HEX2BIN(RIGHT(LEFT([.$J48];2*[.S$1]);2);8);4) &amp; RIGHT(HEX2BIN(RIGHT(LEFT([.$J48];2*[.S$1]);2);8);4);2)" office:value-type="string" office:string-value="00" calcext:value-type="string">
            <text:p>00</text:p>
          </table:table-cell>
          <table:table-cell table:style-name="ce6" table:formula="of:=BIN2HEX(LEFT(HEX2BIN(RIGHT(LEFT([.$J48];2*[.T$1]);2);8);4) &amp; RIGHT(HEX2BIN(RIGHT(LEFT([.$J48];2*[.T$1]);2);8);4);2)" office:value-type="string" office:string-value="00" calcext:value-type="string">
            <text:p>00</text:p>
          </table:table-cell>
          <table:table-cell table:style-name="ce6" table:formula="of:=BIN2HEX(LEFT(HEX2BIN(RIGHT(LEFT([.$J48];2*[.U$1]);2);8);4) &amp; RIGHT(HEX2BIN(RIGHT(LEFT([.$J48];2*[.U$1]);2);8);4);2)" office:value-type="string" office:string-value="00" calcext:value-type="string">
            <text:p>00</text:p>
          </table:table-cell>
          <table:table-cell table:style-name="ce6" table:formula="of:=BIN2HEX(LEFT(HEX2BIN(RIGHT(LEFT([.$J48];2*[.V$1]);2);8);4) &amp; RIGHT(HEX2BIN(RIGHT(LEFT([.$J48];2*[.V$1]);2);8);4);2)" office:value-type="string" office:string-value="00" calcext:value-type="string">
            <text:p>00</text:p>
          </table:table-cell>
          <table:table-cell table:style-name="ce14" table:formula="of:=BIN2HEX(LEFT(HEX2BIN(RIGHT(LEFT([.$J48];2*[.W$1]);2);8);4) &amp; RIGHT(HEX2BIN(RIGHT(LEFT([.$J48];2*[.W$1]);2);8);4);2)" office:value-type="string" office:string-value="00" calcext:value-type="string">
            <text:p>00</text:p>
          </table:table-cell>
          <table:table-cell table:style-name="ce17" table:formula="of:=BIN2HEX(LEFT(HEX2BIN(RIGHT(LEFT([.$J48];2*[.X$1]);2);8);4) &amp; RIGHT(HEX2BIN(RIGHT(LEFT([.$J48];2*[.X$1]);2);8);4);2)" office:value-type="string" office:string-value="00" calcext:value-type="string">
            <text:p>00</text:p>
          </table:table-cell>
          <table:table-cell table:style-name="ce6" table:formula="of:=BIN2HEX(LEFT(HEX2BIN(RIGHT(LEFT([.$J48];2*[.Y$1]);2);8);4) &amp; RIGHT(HEX2BIN(RIGHT(LEFT([.$J48];2*[.Y$1]);2);8);4);2)" office:value-type="string" office:string-value="00" calcext:value-type="string">
            <text:p>00</text:p>
          </table:table-cell>
          <table:table-cell table:style-name="ce6" table:formula="of:=BIN2HEX(LEFT(HEX2BIN(RIGHT(LEFT([.$J48];2*[.Z$1]);2);8);4) &amp; RIGHT(HEX2BIN(RIGHT(LEFT([.$J48];2*[.Z$1]);2);8);4);2)" office:value-type="string" office:string-value="00" calcext:value-type="string">
            <text:p>00</text:p>
          </table:table-cell>
          <table:table-cell table:style-name="ce6" table:formula="of:=BIN2HEX(LEFT(HEX2BIN(RIGHT(LEFT([.$J48];2*[.AA$1]);2);8);4) &amp; RIGHT(HEX2BIN(RIGHT(LEFT([.$J48];2*[.AA$1]);2);8);4);2)" office:value-type="string" office:string-value="00" calcext:value-type="string">
            <text:p>00</text:p>
          </table:table-cell>
          <table:table-cell table:style-name="ce6" table:formula="of:=BIN2HEX(LEFT(HEX2BIN(RIGHT(LEFT([.$J48];2*[.AB$1]);2);8);4) &amp; RIGHT(HEX2BIN(RIGHT(LEFT([.$J48];2*[.AB$1]);2);8);4);2)" office:value-type="string" office:string-value="00" calcext:value-type="string">
            <text:p>00</text:p>
          </table:table-cell>
          <table:table-cell table:style-name="ce6" table:formula="of:=BIN2HEX(LEFT(HEX2BIN(RIGHT(LEFT([.$J48];2*[.AC$1]);2);8);4) &amp; RIGHT(HEX2BIN(RIGHT(LEFT([.$J48];2*[.AC$1]);2);8);4);2)" office:value-type="string" office:string-value="00" calcext:value-type="string">
            <text:p>00</text:p>
          </table:table-cell>
          <table:table-cell table:style-name="ce6" table:formula="of:=BIN2HEX(LEFT(HEX2BIN(RIGHT(LEFT([.$J48];2*[.AD$1]);2);8);4) &amp; RIGHT(HEX2BIN(RIGHT(LEFT([.$J48];2*[.AD$1]);2);8);4);2)" office:value-type="string" office:string-value="00" calcext:value-type="string">
            <text:p>00</text:p>
          </table:table-cell>
          <table:table-cell table:style-name="ce6" table:formula="of:=BIN2HEX(LEFT(HEX2BIN(RIGHT(LEFT([.$J48];2*[.AE$1]);2);8);4) &amp; RIGHT(HEX2BIN(RIGHT(LEFT([.$J48];2*[.AE$1]);2);8);4);2)" office:value-type="string" office:string-value="00" calcext:value-type="string">
            <text:p>00</text:p>
          </table:table-cell>
          <table:table-cell table:style-name="ce6" table:formula="of:=BIN2HEX(LEFT(HEX2BIN(RIGHT(LEFT([.$J48];2*[.AF$1]);2);8);4) &amp; RIGHT(HEX2BIN(RIGHT(LEFT([.$J48];2*[.AF$1]);2);8);4);2)" office:value-type="string" office:string-value="00" calcext:value-type="string">
            <text:p>00</text:p>
          </table:table-cell>
          <table:table-cell table:style-name="ce6" table:formula="of:=BIN2HEX(LEFT(HEX2BIN(RIGHT(LEFT([.$J48];2*[.AG$1]);2);8);4) &amp; RIGHT(HEX2BIN(RIGHT(LEFT([.$J48];2*[.AG$1]);2);8);4);2)" office:value-type="string" office:string-value="00" calcext:value-type="string">
            <text:p>00</text:p>
          </table:table-cell>
          <table:table-cell table:style-name="ce6" table:formula="of:=BIN2HEX(LEFT(HEX2BIN(RIGHT(LEFT([.$J48];2*[.AH$1]);2);8);4) &amp; RIGHT(HEX2BIN(RIGHT(LEFT([.$J48];2*[.AH$1]);2);8);4);2)" office:value-type="string" office:string-value="00" calcext:value-type="string">
            <text:p>00</text:p>
          </table:table-cell>
          <table:table-cell table:style-name="ce6" table:formula="of:=BIN2HEX(LEFT(HEX2BIN(RIGHT(LEFT([.$J48];2*[.AI$1]);2);8);4) &amp; RIGHT(HEX2BIN(RIGHT(LEFT([.$J48];2*[.AI$1]);2);8);4);2)" office:value-type="string" office:string-value="00" calcext:value-type="string">
            <text:p>00</text:p>
          </table:table-cell>
          <table:table-cell table:style-name="ce21" table:formula="of:=BIN2HEX(LEFT(HEX2BIN(RIGHT(LEFT([.$J48];2*[.AJ$1]);2);8);4) &amp; RIGHT(HEX2BIN(RIGHT(LEFT([.$J48];2*[.AJ$1]);2);8);4);2)" office:value-type="string" office:string-value="00" calcext:value-type="string">
            <text:p>00</text:p>
          </table:table-cell>
          <table:table-cell table:style-name="ce23" table:formula="of:=DEC2HEX([.CC48];2)" office:value-type="string" office:string-value="00" calcext:value-type="string">
            <text:p>00</text:p>
          </table:table-cell>
          <table:table-cell table:style-name="ce27" table:formula="of:=HEX2BIN([.W48];8)" office:value-type="string" office:string-value="00000000" calcext:value-type="string">
            <text:p>00000000</text:p>
          </table:table-cell>
          <table:table-cell table:number-columns-repeated="26"/>
          <table:table-cell table:formula="of:=MOD(HEX2DEC([.R48])+HEX2DEC([.S48]);256)" office:value-type="float" office:value="0" calcext:value-type="float">
            <text:p>0</text:p>
          </table:table-cell>
          <table:table-cell table:formula="of:=MOD([.BM48]+HEX2DEC([.T48]);256)" office:value-type="float" office:value="0" calcext:value-type="float">
            <text:p>0</text:p>
          </table:table-cell>
          <table:table-cell table:formula="of:=MOD([.BN48]+HEX2DEC([.U48]);256)" office:value-type="float" office:value="0" calcext:value-type="float">
            <text:p>0</text:p>
          </table:table-cell>
          <table:table-cell table:formula="of:=MOD([.BO48]+HEX2DEC([.V48]);256)" office:value-type="float" office:value="0" calcext:value-type="float">
            <text:p>0</text:p>
          </table:table-cell>
          <table:table-cell table:formula="of:=MOD([.BP48]+HEX2DEC([.W48]);256)" office:value-type="float" office:value="0" calcext:value-type="float">
            <text:p>0</text:p>
          </table:table-cell>
          <table:table-cell table:formula="of:=MOD([.BQ48]+HEX2DEC([.X48]);256)" office:value-type="float" office:value="0" calcext:value-type="float">
            <text:p>0</text:p>
          </table:table-cell>
          <table:table-cell table:formula="of:=MOD([.BR48]+HEX2DEC([.Y48]);256)" office:value-type="float" office:value="0" calcext:value-type="float">
            <text:p>0</text:p>
          </table:table-cell>
          <table:table-cell table:formula="of:=MOD([.BS48]+HEX2DEC([.Z48]);256)" office:value-type="float" office:value="0" calcext:value-type="float">
            <text:p>0</text:p>
          </table:table-cell>
          <table:table-cell table:formula="of:=MOD([.BT48]+HEX2DEC([.AA48]);256)" office:value-type="float" office:value="0" calcext:value-type="float">
            <text:p>0</text:p>
          </table:table-cell>
          <table:table-cell table:formula="of:=MOD([.BU48]+HEX2DEC([.AB48]);256)" office:value-type="float" office:value="0" calcext:value-type="float">
            <text:p>0</text:p>
          </table:table-cell>
          <table:table-cell table:formula="of:=MOD([.BV48]+HEX2DEC([.AC48]);256)" office:value-type="float" office:value="0" calcext:value-type="float">
            <text:p>0</text:p>
          </table:table-cell>
          <table:table-cell table:formula="of:=MOD([.BW48]+HEX2DEC([.AD48]);256)" office:value-type="float" office:value="0" calcext:value-type="float">
            <text:p>0</text:p>
          </table:table-cell>
          <table:table-cell table:formula="of:=MOD([.BX48]+HEX2DEC([.AE48]);256)" office:value-type="float" office:value="0" calcext:value-type="float">
            <text:p>0</text:p>
          </table:table-cell>
          <table:table-cell table:formula="of:=MOD([.BY48]+HEX2DEC([.AF48]);256)" office:value-type="float" office:value="0" calcext:value-type="float">
            <text:p>0</text:p>
          </table:table-cell>
          <table:table-cell table:formula="of:=MOD([.BZ48]+HEX2DEC([.AG48]);256)" office:value-type="float" office:value="0" calcext:value-type="float">
            <text:p>0</text:p>
          </table:table-cell>
          <table:table-cell table:formula="of:=MOD([.CA48]+HEX2DEC([.AH48]);256)" office:value-type="float" office:value="0" calcext:value-type="float">
            <text:p>0</text:p>
          </table:table-cell>
          <table:table-cell table:formula="of:=MOD([.CB48]+HEX2DEC([.AI4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table:number-columns-repeated="10"/>
          <table:table-cell table:style-name="ce6" table:number-columns-repeated="6"/>
          <table:table-cell/>
          <table:table-cell table:style-name="ce6" table:formula="of:=BIN2HEX(LEFT(HEX2BIN(RIGHT(LEFT([.$J49];2*[.R$1]);2);8);4) &amp; RIGHT(HEX2BIN(RIGHT(LEFT([.$J49];2*[.R$1]);2);8);4);2)" office:value-type="string" office:string-value="00" calcext:value-type="string">
            <text:p>00</text:p>
          </table:table-cell>
          <table:table-cell table:style-name="ce6" table:formula="of:=BIN2HEX(LEFT(HEX2BIN(RIGHT(LEFT([.$J49];2*[.S$1]);2);8);4) &amp; RIGHT(HEX2BIN(RIGHT(LEFT([.$J49];2*[.S$1]);2);8);4);2)" office:value-type="string" office:string-value="00" calcext:value-type="string">
            <text:p>00</text:p>
          </table:table-cell>
          <table:table-cell table:style-name="ce6" table:formula="of:=BIN2HEX(LEFT(HEX2BIN(RIGHT(LEFT([.$J49];2*[.T$1]);2);8);4) &amp; RIGHT(HEX2BIN(RIGHT(LEFT([.$J49];2*[.T$1]);2);8);4);2)" office:value-type="string" office:string-value="00" calcext:value-type="string">
            <text:p>00</text:p>
          </table:table-cell>
          <table:table-cell table:style-name="ce6" table:formula="of:=BIN2HEX(LEFT(HEX2BIN(RIGHT(LEFT([.$J49];2*[.U$1]);2);8);4) &amp; RIGHT(HEX2BIN(RIGHT(LEFT([.$J49];2*[.U$1]);2);8);4);2)" office:value-type="string" office:string-value="00" calcext:value-type="string">
            <text:p>00</text:p>
          </table:table-cell>
          <table:table-cell table:style-name="ce6" table:formula="of:=BIN2HEX(LEFT(HEX2BIN(RIGHT(LEFT([.$J49];2*[.V$1]);2);8);4) &amp; RIGHT(HEX2BIN(RIGHT(LEFT([.$J49];2*[.V$1]);2);8);4);2)" office:value-type="string" office:string-value="00" calcext:value-type="string">
            <text:p>00</text:p>
          </table:table-cell>
          <table:table-cell table:style-name="ce14" table:formula="of:=BIN2HEX(LEFT(HEX2BIN(RIGHT(LEFT([.$J49];2*[.W$1]);2);8);4) &amp; RIGHT(HEX2BIN(RIGHT(LEFT([.$J49];2*[.W$1]);2);8);4);2)" office:value-type="string" office:string-value="00" calcext:value-type="string">
            <text:p>00</text:p>
          </table:table-cell>
          <table:table-cell table:style-name="ce17" table:formula="of:=BIN2HEX(LEFT(HEX2BIN(RIGHT(LEFT([.$J49];2*[.X$1]);2);8);4) &amp; RIGHT(HEX2BIN(RIGHT(LEFT([.$J49];2*[.X$1]);2);8);4);2)" office:value-type="string" office:string-value="00" calcext:value-type="string">
            <text:p>00</text:p>
          </table:table-cell>
          <table:table-cell table:style-name="ce6" table:formula="of:=BIN2HEX(LEFT(HEX2BIN(RIGHT(LEFT([.$J49];2*[.Y$1]);2);8);4) &amp; RIGHT(HEX2BIN(RIGHT(LEFT([.$J49];2*[.Y$1]);2);8);4);2)" office:value-type="string" office:string-value="00" calcext:value-type="string">
            <text:p>00</text:p>
          </table:table-cell>
          <table:table-cell table:style-name="ce6" table:formula="of:=BIN2HEX(LEFT(HEX2BIN(RIGHT(LEFT([.$J49];2*[.Z$1]);2);8);4) &amp; RIGHT(HEX2BIN(RIGHT(LEFT([.$J49];2*[.Z$1]);2);8);4);2)" office:value-type="string" office:string-value="00" calcext:value-type="string">
            <text:p>00</text:p>
          </table:table-cell>
          <table:table-cell table:style-name="ce6" table:formula="of:=BIN2HEX(LEFT(HEX2BIN(RIGHT(LEFT([.$J49];2*[.AA$1]);2);8);4) &amp; RIGHT(HEX2BIN(RIGHT(LEFT([.$J49];2*[.AA$1]);2);8);4);2)" office:value-type="string" office:string-value="00" calcext:value-type="string">
            <text:p>00</text:p>
          </table:table-cell>
          <table:table-cell table:style-name="ce6" table:formula="of:=BIN2HEX(LEFT(HEX2BIN(RIGHT(LEFT([.$J49];2*[.AB$1]);2);8);4) &amp; RIGHT(HEX2BIN(RIGHT(LEFT([.$J49];2*[.AB$1]);2);8);4);2)" office:value-type="string" office:string-value="00" calcext:value-type="string">
            <text:p>00</text:p>
          </table:table-cell>
          <table:table-cell table:style-name="ce6" table:formula="of:=BIN2HEX(LEFT(HEX2BIN(RIGHT(LEFT([.$J49];2*[.AC$1]);2);8);4) &amp; RIGHT(HEX2BIN(RIGHT(LEFT([.$J49];2*[.AC$1]);2);8);4);2)" office:value-type="string" office:string-value="00" calcext:value-type="string">
            <text:p>00</text:p>
          </table:table-cell>
          <table:table-cell table:style-name="ce6" table:formula="of:=BIN2HEX(LEFT(HEX2BIN(RIGHT(LEFT([.$J49];2*[.AD$1]);2);8);4) &amp; RIGHT(HEX2BIN(RIGHT(LEFT([.$J49];2*[.AD$1]);2);8);4);2)" office:value-type="string" office:string-value="00" calcext:value-type="string">
            <text:p>00</text:p>
          </table:table-cell>
          <table:table-cell table:style-name="ce6" table:formula="of:=BIN2HEX(LEFT(HEX2BIN(RIGHT(LEFT([.$J49];2*[.AE$1]);2);8);4) &amp; RIGHT(HEX2BIN(RIGHT(LEFT([.$J49];2*[.AE$1]);2);8);4);2)" office:value-type="string" office:string-value="00" calcext:value-type="string">
            <text:p>00</text:p>
          </table:table-cell>
          <table:table-cell table:style-name="ce6" table:formula="of:=BIN2HEX(LEFT(HEX2BIN(RIGHT(LEFT([.$J49];2*[.AF$1]);2);8);4) &amp; RIGHT(HEX2BIN(RIGHT(LEFT([.$J49];2*[.AF$1]);2);8);4);2)" office:value-type="string" office:string-value="00" calcext:value-type="string">
            <text:p>00</text:p>
          </table:table-cell>
          <table:table-cell table:style-name="ce6" table:formula="of:=BIN2HEX(LEFT(HEX2BIN(RIGHT(LEFT([.$J49];2*[.AG$1]);2);8);4) &amp; RIGHT(HEX2BIN(RIGHT(LEFT([.$J49];2*[.AG$1]);2);8);4);2)" office:value-type="string" office:string-value="00" calcext:value-type="string">
            <text:p>00</text:p>
          </table:table-cell>
          <table:table-cell table:style-name="ce6" table:formula="of:=BIN2HEX(LEFT(HEX2BIN(RIGHT(LEFT([.$J49];2*[.AH$1]);2);8);4) &amp; RIGHT(HEX2BIN(RIGHT(LEFT([.$J49];2*[.AH$1]);2);8);4);2)" office:value-type="string" office:string-value="00" calcext:value-type="string">
            <text:p>00</text:p>
          </table:table-cell>
          <table:table-cell table:style-name="ce6" table:formula="of:=BIN2HEX(LEFT(HEX2BIN(RIGHT(LEFT([.$J49];2*[.AI$1]);2);8);4) &amp; RIGHT(HEX2BIN(RIGHT(LEFT([.$J49];2*[.AI$1]);2);8);4);2)" office:value-type="string" office:string-value="00" calcext:value-type="string">
            <text:p>00</text:p>
          </table:table-cell>
          <table:table-cell table:style-name="ce21" table:formula="of:=BIN2HEX(LEFT(HEX2BIN(RIGHT(LEFT([.$J49];2*[.AJ$1]);2);8);4) &amp; RIGHT(HEX2BIN(RIGHT(LEFT([.$J49];2*[.AJ$1]);2);8);4);2)" office:value-type="string" office:string-value="00" calcext:value-type="string">
            <text:p>00</text:p>
          </table:table-cell>
          <table:table-cell table:style-name="ce23" table:formula="of:=DEC2HEX([.CC49];2)" office:value-type="string" office:string-value="00" calcext:value-type="string">
            <text:p>00</text:p>
          </table:table-cell>
          <table:table-cell table:number-columns-repeated="27"/>
          <table:table-cell table:formula="of:=MOD(HEX2DEC([.R49])+HEX2DEC([.S49]);256)" office:value-type="float" office:value="0" calcext:value-type="float">
            <text:p>0</text:p>
          </table:table-cell>
          <table:table-cell table:formula="of:=MOD([.BM49]+HEX2DEC([.T49]);256)" office:value-type="float" office:value="0" calcext:value-type="float">
            <text:p>0</text:p>
          </table:table-cell>
          <table:table-cell table:formula="of:=MOD([.BN49]+HEX2DEC([.U49]);256)" office:value-type="float" office:value="0" calcext:value-type="float">
            <text:p>0</text:p>
          </table:table-cell>
          <table:table-cell table:formula="of:=MOD([.BO49]+HEX2DEC([.V49]);256)" office:value-type="float" office:value="0" calcext:value-type="float">
            <text:p>0</text:p>
          </table:table-cell>
          <table:table-cell table:formula="of:=MOD([.BP49]+HEX2DEC([.W49]);256)" office:value-type="float" office:value="0" calcext:value-type="float">
            <text:p>0</text:p>
          </table:table-cell>
          <table:table-cell table:formula="of:=MOD([.BQ49]+HEX2DEC([.X49]);256)" office:value-type="float" office:value="0" calcext:value-type="float">
            <text:p>0</text:p>
          </table:table-cell>
          <table:table-cell table:formula="of:=MOD([.BR49]+HEX2DEC([.Y49]);256)" office:value-type="float" office:value="0" calcext:value-type="float">
            <text:p>0</text:p>
          </table:table-cell>
          <table:table-cell table:formula="of:=MOD([.BS49]+HEX2DEC([.Z49]);256)" office:value-type="float" office:value="0" calcext:value-type="float">
            <text:p>0</text:p>
          </table:table-cell>
          <table:table-cell table:formula="of:=MOD([.BT49]+HEX2DEC([.AA49]);256)" office:value-type="float" office:value="0" calcext:value-type="float">
            <text:p>0</text:p>
          </table:table-cell>
          <table:table-cell table:formula="of:=MOD([.BU49]+HEX2DEC([.AB49]);256)" office:value-type="float" office:value="0" calcext:value-type="float">
            <text:p>0</text:p>
          </table:table-cell>
          <table:table-cell table:formula="of:=MOD([.BV49]+HEX2DEC([.AC49]);256)" office:value-type="float" office:value="0" calcext:value-type="float">
            <text:p>0</text:p>
          </table:table-cell>
          <table:table-cell table:formula="of:=MOD([.BW49]+HEX2DEC([.AD49]);256)" office:value-type="float" office:value="0" calcext:value-type="float">
            <text:p>0</text:p>
          </table:table-cell>
          <table:table-cell table:formula="of:=MOD([.BX49]+HEX2DEC([.AE49]);256)" office:value-type="float" office:value="0" calcext:value-type="float">
            <text:p>0</text:p>
          </table:table-cell>
          <table:table-cell table:formula="of:=MOD([.BY49]+HEX2DEC([.AF49]);256)" office:value-type="float" office:value="0" calcext:value-type="float">
            <text:p>0</text:p>
          </table:table-cell>
          <table:table-cell table:formula="of:=MOD([.BZ49]+HEX2DEC([.AG49]);256)" office:value-type="float" office:value="0" calcext:value-type="float">
            <text:p>0</text:p>
          </table:table-cell>
          <table:table-cell table:formula="of:=MOD([.CA49]+HEX2DEC([.AH49]);256)" office:value-type="float" office:value="0" calcext:value-type="float">
            <text:p>0</text:p>
          </table:table-cell>
          <table:table-cell table:formula="of:=MOD([.CB49]+HEX2DEC([.AI4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table:number-columns-repeated="10"/>
          <table:table-cell table:style-name="ce6" table:number-columns-repeated="6"/>
          <table:table-cell/>
          <table:table-cell table:style-name="ce6" table:formula="of:=BIN2HEX(LEFT(HEX2BIN(RIGHT(LEFT([.$J50];2*[.R$1]);2);8);4) &amp; RIGHT(HEX2BIN(RIGHT(LEFT([.$J50];2*[.R$1]);2);8);4);2)" office:value-type="string" office:string-value="00" calcext:value-type="string">
            <text:p>00</text:p>
          </table:table-cell>
          <table:table-cell table:style-name="ce6" table:formula="of:=BIN2HEX(LEFT(HEX2BIN(RIGHT(LEFT([.$J50];2*[.S$1]);2);8);4) &amp; RIGHT(HEX2BIN(RIGHT(LEFT([.$J50];2*[.S$1]);2);8);4);2)" office:value-type="string" office:string-value="00" calcext:value-type="string">
            <text:p>00</text:p>
          </table:table-cell>
          <table:table-cell table:style-name="ce6" table:formula="of:=BIN2HEX(LEFT(HEX2BIN(RIGHT(LEFT([.$J50];2*[.T$1]);2);8);4) &amp; RIGHT(HEX2BIN(RIGHT(LEFT([.$J50];2*[.T$1]);2);8);4);2)" office:value-type="string" office:string-value="00" calcext:value-type="string">
            <text:p>00</text:p>
          </table:table-cell>
          <table:table-cell table:style-name="ce6" table:formula="of:=BIN2HEX(LEFT(HEX2BIN(RIGHT(LEFT([.$J50];2*[.U$1]);2);8);4) &amp; RIGHT(HEX2BIN(RIGHT(LEFT([.$J50];2*[.U$1]);2);8);4);2)" office:value-type="string" office:string-value="00" calcext:value-type="string">
            <text:p>00</text:p>
          </table:table-cell>
          <table:table-cell table:style-name="ce6" table:formula="of:=BIN2HEX(LEFT(HEX2BIN(RIGHT(LEFT([.$J50];2*[.V$1]);2);8);4) &amp; RIGHT(HEX2BIN(RIGHT(LEFT([.$J50];2*[.V$1]);2);8);4);2)" office:value-type="string" office:string-value="00" calcext:value-type="string">
            <text:p>00</text:p>
          </table:table-cell>
          <table:table-cell table:style-name="ce14" table:formula="of:=BIN2HEX(LEFT(HEX2BIN(RIGHT(LEFT([.$J50];2*[.W$1]);2);8);4) &amp; RIGHT(HEX2BIN(RIGHT(LEFT([.$J50];2*[.W$1]);2);8);4);2)" office:value-type="string" office:string-value="00" calcext:value-type="string">
            <text:p>00</text:p>
          </table:table-cell>
          <table:table-cell table:style-name="ce17" table:formula="of:=BIN2HEX(LEFT(HEX2BIN(RIGHT(LEFT([.$J50];2*[.X$1]);2);8);4) &amp; RIGHT(HEX2BIN(RIGHT(LEFT([.$J50];2*[.X$1]);2);8);4);2)" office:value-type="string" office:string-value="00" calcext:value-type="string">
            <text:p>00</text:p>
          </table:table-cell>
          <table:table-cell table:style-name="ce6" table:formula="of:=BIN2HEX(LEFT(HEX2BIN(RIGHT(LEFT([.$J50];2*[.Y$1]);2);8);4) &amp; RIGHT(HEX2BIN(RIGHT(LEFT([.$J50];2*[.Y$1]);2);8);4);2)" office:value-type="string" office:string-value="00" calcext:value-type="string">
            <text:p>00</text:p>
          </table:table-cell>
          <table:table-cell table:style-name="ce6" table:formula="of:=BIN2HEX(LEFT(HEX2BIN(RIGHT(LEFT([.$J50];2*[.Z$1]);2);8);4) &amp; RIGHT(HEX2BIN(RIGHT(LEFT([.$J50];2*[.Z$1]);2);8);4);2)" office:value-type="string" office:string-value="00" calcext:value-type="string">
            <text:p>00</text:p>
          </table:table-cell>
          <table:table-cell table:style-name="ce6" table:formula="of:=BIN2HEX(LEFT(HEX2BIN(RIGHT(LEFT([.$J50];2*[.AA$1]);2);8);4) &amp; RIGHT(HEX2BIN(RIGHT(LEFT([.$J50];2*[.AA$1]);2);8);4);2)" office:value-type="string" office:string-value="00" calcext:value-type="string">
            <text:p>00</text:p>
          </table:table-cell>
          <table:table-cell table:style-name="ce6" table:formula="of:=BIN2HEX(LEFT(HEX2BIN(RIGHT(LEFT([.$J50];2*[.AB$1]);2);8);4) &amp; RIGHT(HEX2BIN(RIGHT(LEFT([.$J50];2*[.AB$1]);2);8);4);2)" office:value-type="string" office:string-value="00" calcext:value-type="string">
            <text:p>00</text:p>
          </table:table-cell>
          <table:table-cell table:style-name="ce6" table:formula="of:=BIN2HEX(LEFT(HEX2BIN(RIGHT(LEFT([.$J50];2*[.AC$1]);2);8);4) &amp; RIGHT(HEX2BIN(RIGHT(LEFT([.$J50];2*[.AC$1]);2);8);4);2)" office:value-type="string" office:string-value="00" calcext:value-type="string">
            <text:p>00</text:p>
          </table:table-cell>
          <table:table-cell table:style-name="ce6" table:formula="of:=BIN2HEX(LEFT(HEX2BIN(RIGHT(LEFT([.$J50];2*[.AD$1]);2);8);4) &amp; RIGHT(HEX2BIN(RIGHT(LEFT([.$J50];2*[.AD$1]);2);8);4);2)" office:value-type="string" office:string-value="00" calcext:value-type="string">
            <text:p>00</text:p>
          </table:table-cell>
          <table:table-cell table:style-name="ce6" table:formula="of:=BIN2HEX(LEFT(HEX2BIN(RIGHT(LEFT([.$J50];2*[.AE$1]);2);8);4) &amp; RIGHT(HEX2BIN(RIGHT(LEFT([.$J50];2*[.AE$1]);2);8);4);2)" office:value-type="string" office:string-value="00" calcext:value-type="string">
            <text:p>00</text:p>
          </table:table-cell>
          <table:table-cell table:style-name="ce6" table:formula="of:=BIN2HEX(LEFT(HEX2BIN(RIGHT(LEFT([.$J50];2*[.AF$1]);2);8);4) &amp; RIGHT(HEX2BIN(RIGHT(LEFT([.$J50];2*[.AF$1]);2);8);4);2)" office:value-type="string" office:string-value="00" calcext:value-type="string">
            <text:p>00</text:p>
          </table:table-cell>
          <table:table-cell table:style-name="ce6" table:formula="of:=BIN2HEX(LEFT(HEX2BIN(RIGHT(LEFT([.$J50];2*[.AG$1]);2);8);4) &amp; RIGHT(HEX2BIN(RIGHT(LEFT([.$J50];2*[.AG$1]);2);8);4);2)" office:value-type="string" office:string-value="00" calcext:value-type="string">
            <text:p>00</text:p>
          </table:table-cell>
          <table:table-cell table:style-name="ce6" table:formula="of:=BIN2HEX(LEFT(HEX2BIN(RIGHT(LEFT([.$J50];2*[.AH$1]);2);8);4) &amp; RIGHT(HEX2BIN(RIGHT(LEFT([.$J50];2*[.AH$1]);2);8);4);2)" office:value-type="string" office:string-value="00" calcext:value-type="string">
            <text:p>00</text:p>
          </table:table-cell>
          <table:table-cell table:style-name="ce6" table:formula="of:=BIN2HEX(LEFT(HEX2BIN(RIGHT(LEFT([.$J50];2*[.AI$1]);2);8);4) &amp; RIGHT(HEX2BIN(RIGHT(LEFT([.$J50];2*[.AI$1]);2);8);4);2)" office:value-type="string" office:string-value="00" calcext:value-type="string">
            <text:p>00</text:p>
          </table:table-cell>
          <table:table-cell table:style-name="ce21" table:formula="of:=BIN2HEX(LEFT(HEX2BIN(RIGHT(LEFT([.$J50];2*[.AJ$1]);2);8);4) &amp; RIGHT(HEX2BIN(RIGHT(LEFT([.$J50];2*[.AJ$1]);2);8);4);2)" office:value-type="string" office:string-value="00" calcext:value-type="string">
            <text:p>00</text:p>
          </table:table-cell>
          <table:table-cell table:style-name="ce23" table:formula="of:=DEC2HEX([.CC50];2)" office:value-type="string" office:string-value="00" calcext:value-type="string">
            <text:p>00</text:p>
          </table:table-cell>
          <table:table-cell table:number-columns-repeated="27"/>
          <table:table-cell table:formula="of:=MOD(HEX2DEC([.R50])+HEX2DEC([.S50]);256)" office:value-type="float" office:value="0" calcext:value-type="float">
            <text:p>0</text:p>
          </table:table-cell>
          <table:table-cell table:formula="of:=MOD([.BM50]+HEX2DEC([.T50]);256)" office:value-type="float" office:value="0" calcext:value-type="float">
            <text:p>0</text:p>
          </table:table-cell>
          <table:table-cell table:formula="of:=MOD([.BN50]+HEX2DEC([.U50]);256)" office:value-type="float" office:value="0" calcext:value-type="float">
            <text:p>0</text:p>
          </table:table-cell>
          <table:table-cell table:formula="of:=MOD([.BO50]+HEX2DEC([.V50]);256)" office:value-type="float" office:value="0" calcext:value-type="float">
            <text:p>0</text:p>
          </table:table-cell>
          <table:table-cell table:formula="of:=MOD([.BP50]+HEX2DEC([.W50]);256)" office:value-type="float" office:value="0" calcext:value-type="float">
            <text:p>0</text:p>
          </table:table-cell>
          <table:table-cell table:formula="of:=MOD([.BQ50]+HEX2DEC([.X50]);256)" office:value-type="float" office:value="0" calcext:value-type="float">
            <text:p>0</text:p>
          </table:table-cell>
          <table:table-cell table:formula="of:=MOD([.BR50]+HEX2DEC([.Y50]);256)" office:value-type="float" office:value="0" calcext:value-type="float">
            <text:p>0</text:p>
          </table:table-cell>
          <table:table-cell table:formula="of:=MOD([.BS50]+HEX2DEC([.Z50]);256)" office:value-type="float" office:value="0" calcext:value-type="float">
            <text:p>0</text:p>
          </table:table-cell>
          <table:table-cell table:formula="of:=MOD([.BT50]+HEX2DEC([.AA50]);256)" office:value-type="float" office:value="0" calcext:value-type="float">
            <text:p>0</text:p>
          </table:table-cell>
          <table:table-cell table:formula="of:=MOD([.BU50]+HEX2DEC([.AB50]);256)" office:value-type="float" office:value="0" calcext:value-type="float">
            <text:p>0</text:p>
          </table:table-cell>
          <table:table-cell table:formula="of:=MOD([.BV50]+HEX2DEC([.AC50]);256)" office:value-type="float" office:value="0" calcext:value-type="float">
            <text:p>0</text:p>
          </table:table-cell>
          <table:table-cell table:formula="of:=MOD([.BW50]+HEX2DEC([.AD50]);256)" office:value-type="float" office:value="0" calcext:value-type="float">
            <text:p>0</text:p>
          </table:table-cell>
          <table:table-cell table:formula="of:=MOD([.BX50]+HEX2DEC([.AE50]);256)" office:value-type="float" office:value="0" calcext:value-type="float">
            <text:p>0</text:p>
          </table:table-cell>
          <table:table-cell table:formula="of:=MOD([.BY50]+HEX2DEC([.AF50]);256)" office:value-type="float" office:value="0" calcext:value-type="float">
            <text:p>0</text:p>
          </table:table-cell>
          <table:table-cell table:formula="of:=MOD([.BZ50]+HEX2DEC([.AG50]);256)" office:value-type="float" office:value="0" calcext:value-type="float">
            <text:p>0</text:p>
          </table:table-cell>
          <table:table-cell table:formula="of:=MOD([.CA50]+HEX2DEC([.AH50]);256)" office:value-type="float" office:value="0" calcext:value-type="float">
            <text:p>0</text:p>
          </table:table-cell>
          <table:table-cell table:formula="of:=MOD([.CB50]+HEX2DEC([.AI5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style-name="ce1" table:number-columns-repeated="10"/>
          <table:table-cell table:style-name="ce6" table:number-columns-repeated="6"/>
          <table:table-cell/>
          <table:table-cell table:style-name="ce6" table:formula="of:=BIN2HEX(LEFT(HEX2BIN(RIGHT(LEFT([.$J51];2*[.R$1]);2);8);4) &amp; RIGHT(HEX2BIN(RIGHT(LEFT([.$J51];2*[.R$1]);2);8);4);2)" office:value-type="string" office:string-value="00" calcext:value-type="string">
            <text:p>00</text:p>
          </table:table-cell>
          <table:table-cell table:style-name="ce6" table:formula="of:=BIN2HEX(LEFT(HEX2BIN(RIGHT(LEFT([.$J51];2*[.S$1]);2);8);4) &amp; RIGHT(HEX2BIN(RIGHT(LEFT([.$J51];2*[.S$1]);2);8);4);2)" office:value-type="string" office:string-value="00" calcext:value-type="string">
            <text:p>00</text:p>
          </table:table-cell>
          <table:table-cell table:style-name="ce6" table:formula="of:=BIN2HEX(LEFT(HEX2BIN(RIGHT(LEFT([.$J51];2*[.T$1]);2);8);4) &amp; RIGHT(HEX2BIN(RIGHT(LEFT([.$J51];2*[.T$1]);2);8);4);2)" office:value-type="string" office:string-value="00" calcext:value-type="string">
            <text:p>00</text:p>
          </table:table-cell>
          <table:table-cell table:style-name="ce6" table:formula="of:=BIN2HEX(LEFT(HEX2BIN(RIGHT(LEFT([.$J51];2*[.U$1]);2);8);4) &amp; RIGHT(HEX2BIN(RIGHT(LEFT([.$J51];2*[.U$1]);2);8);4);2)" office:value-type="string" office:string-value="00" calcext:value-type="string">
            <text:p>00</text:p>
          </table:table-cell>
          <table:table-cell table:style-name="ce6" table:formula="of:=BIN2HEX(LEFT(HEX2BIN(RIGHT(LEFT([.$J51];2*[.V$1]);2);8);4) &amp; RIGHT(HEX2BIN(RIGHT(LEFT([.$J51];2*[.V$1]);2);8);4);2)" office:value-type="string" office:string-value="00" calcext:value-type="string">
            <text:p>00</text:p>
          </table:table-cell>
          <table:table-cell table:style-name="ce14" table:formula="of:=BIN2HEX(LEFT(HEX2BIN(RIGHT(LEFT([.$J51];2*[.W$1]);2);8);4) &amp; RIGHT(HEX2BIN(RIGHT(LEFT([.$J51];2*[.W$1]);2);8);4);2)" office:value-type="string" office:string-value="00" calcext:value-type="string">
            <text:p>00</text:p>
          </table:table-cell>
          <table:table-cell table:style-name="ce17" table:formula="of:=BIN2HEX(LEFT(HEX2BIN(RIGHT(LEFT([.$J51];2*[.X$1]);2);8);4) &amp; RIGHT(HEX2BIN(RIGHT(LEFT([.$J51];2*[.X$1]);2);8);4);2)" office:value-type="string" office:string-value="00" calcext:value-type="string">
            <text:p>00</text:p>
          </table:table-cell>
          <table:table-cell table:style-name="ce6" table:formula="of:=BIN2HEX(LEFT(HEX2BIN(RIGHT(LEFT([.$J51];2*[.Y$1]);2);8);4) &amp; RIGHT(HEX2BIN(RIGHT(LEFT([.$J51];2*[.Y$1]);2);8);4);2)" office:value-type="string" office:string-value="00" calcext:value-type="string">
            <text:p>00</text:p>
          </table:table-cell>
          <table:table-cell table:style-name="ce6" table:formula="of:=BIN2HEX(LEFT(HEX2BIN(RIGHT(LEFT([.$J51];2*[.Z$1]);2);8);4) &amp; RIGHT(HEX2BIN(RIGHT(LEFT([.$J51];2*[.Z$1]);2);8);4);2)" office:value-type="string" office:string-value="00" calcext:value-type="string">
            <text:p>00</text:p>
          </table:table-cell>
          <table:table-cell table:style-name="ce6" table:formula="of:=BIN2HEX(LEFT(HEX2BIN(RIGHT(LEFT([.$J51];2*[.AA$1]);2);8);4) &amp; RIGHT(HEX2BIN(RIGHT(LEFT([.$J51];2*[.AA$1]);2);8);4);2)" office:value-type="string" office:string-value="00" calcext:value-type="string">
            <text:p>00</text:p>
          </table:table-cell>
          <table:table-cell table:style-name="ce6" table:formula="of:=BIN2HEX(LEFT(HEX2BIN(RIGHT(LEFT([.$J51];2*[.AB$1]);2);8);4) &amp; RIGHT(HEX2BIN(RIGHT(LEFT([.$J51];2*[.AB$1]);2);8);4);2)" office:value-type="string" office:string-value="00" calcext:value-type="string">
            <text:p>00</text:p>
          </table:table-cell>
          <table:table-cell table:style-name="ce6" table:formula="of:=BIN2HEX(LEFT(HEX2BIN(RIGHT(LEFT([.$J51];2*[.AC$1]);2);8);4) &amp; RIGHT(HEX2BIN(RIGHT(LEFT([.$J51];2*[.AC$1]);2);8);4);2)" office:value-type="string" office:string-value="00" calcext:value-type="string">
            <text:p>00</text:p>
          </table:table-cell>
          <table:table-cell table:style-name="ce6" table:formula="of:=BIN2HEX(LEFT(HEX2BIN(RIGHT(LEFT([.$J51];2*[.AD$1]);2);8);4) &amp; RIGHT(HEX2BIN(RIGHT(LEFT([.$J51];2*[.AD$1]);2);8);4);2)" office:value-type="string" office:string-value="00" calcext:value-type="string">
            <text:p>00</text:p>
          </table:table-cell>
          <table:table-cell table:style-name="ce6" table:formula="of:=BIN2HEX(LEFT(HEX2BIN(RIGHT(LEFT([.$J51];2*[.AE$1]);2);8);4) &amp; RIGHT(HEX2BIN(RIGHT(LEFT([.$J51];2*[.AE$1]);2);8);4);2)" office:value-type="string" office:string-value="00" calcext:value-type="string">
            <text:p>00</text:p>
          </table:table-cell>
          <table:table-cell table:style-name="ce6" table:formula="of:=BIN2HEX(LEFT(HEX2BIN(RIGHT(LEFT([.$J51];2*[.AF$1]);2);8);4) &amp; RIGHT(HEX2BIN(RIGHT(LEFT([.$J51];2*[.AF$1]);2);8);4);2)" office:value-type="string" office:string-value="00" calcext:value-type="string">
            <text:p>00</text:p>
          </table:table-cell>
          <table:table-cell table:style-name="ce6" table:formula="of:=BIN2HEX(LEFT(HEX2BIN(RIGHT(LEFT([.$J51];2*[.AG$1]);2);8);4) &amp; RIGHT(HEX2BIN(RIGHT(LEFT([.$J51];2*[.AG$1]);2);8);4);2)" office:value-type="string" office:string-value="00" calcext:value-type="string">
            <text:p>00</text:p>
          </table:table-cell>
          <table:table-cell table:style-name="ce6" table:formula="of:=BIN2HEX(LEFT(HEX2BIN(RIGHT(LEFT([.$J51];2*[.AH$1]);2);8);4) &amp; RIGHT(HEX2BIN(RIGHT(LEFT([.$J51];2*[.AH$1]);2);8);4);2)" office:value-type="string" office:string-value="00" calcext:value-type="string">
            <text:p>00</text:p>
          </table:table-cell>
          <table:table-cell table:style-name="ce6" table:formula="of:=BIN2HEX(LEFT(HEX2BIN(RIGHT(LEFT([.$J51];2*[.AI$1]);2);8);4) &amp; RIGHT(HEX2BIN(RIGHT(LEFT([.$J51];2*[.AI$1]);2);8);4);2)" office:value-type="string" office:string-value="00" calcext:value-type="string">
            <text:p>00</text:p>
          </table:table-cell>
          <table:table-cell table:style-name="ce21" table:formula="of:=BIN2HEX(LEFT(HEX2BIN(RIGHT(LEFT([.$J51];2*[.AJ$1]);2);8);4) &amp; RIGHT(HEX2BIN(RIGHT(LEFT([.$J51];2*[.AJ$1]);2);8);4);2)" office:value-type="string" office:string-value="00" calcext:value-type="string">
            <text:p>00</text:p>
          </table:table-cell>
          <table:table-cell table:style-name="ce23" table:formula="of:=DEC2HEX([.CC51];2)" office:value-type="string" office:string-value="00" calcext:value-type="string">
            <text:p>00</text:p>
          </table:table-cell>
          <table:table-cell table:number-columns-repeated="27"/>
          <table:table-cell table:formula="of:=MOD(HEX2DEC([.R51])+HEX2DEC([.S51]);256)" office:value-type="float" office:value="0" calcext:value-type="float">
            <text:p>0</text:p>
          </table:table-cell>
          <table:table-cell table:formula="of:=MOD([.BM51]+HEX2DEC([.T51]);256)" office:value-type="float" office:value="0" calcext:value-type="float">
            <text:p>0</text:p>
          </table:table-cell>
          <table:table-cell table:formula="of:=MOD([.BN51]+HEX2DEC([.U51]);256)" office:value-type="float" office:value="0" calcext:value-type="float">
            <text:p>0</text:p>
          </table:table-cell>
          <table:table-cell table:formula="of:=MOD([.BO51]+HEX2DEC([.V51]);256)" office:value-type="float" office:value="0" calcext:value-type="float">
            <text:p>0</text:p>
          </table:table-cell>
          <table:table-cell table:formula="of:=MOD([.BP51]+HEX2DEC([.W51]);256)" office:value-type="float" office:value="0" calcext:value-type="float">
            <text:p>0</text:p>
          </table:table-cell>
          <table:table-cell table:formula="of:=MOD([.BQ51]+HEX2DEC([.X51]);256)" office:value-type="float" office:value="0" calcext:value-type="float">
            <text:p>0</text:p>
          </table:table-cell>
          <table:table-cell table:formula="of:=MOD([.BR51]+HEX2DEC([.Y51]);256)" office:value-type="float" office:value="0" calcext:value-type="float">
            <text:p>0</text:p>
          </table:table-cell>
          <table:table-cell table:formula="of:=MOD([.BS51]+HEX2DEC([.Z51]);256)" office:value-type="float" office:value="0" calcext:value-type="float">
            <text:p>0</text:p>
          </table:table-cell>
          <table:table-cell table:formula="of:=MOD([.BT51]+HEX2DEC([.AA51]);256)" office:value-type="float" office:value="0" calcext:value-type="float">
            <text:p>0</text:p>
          </table:table-cell>
          <table:table-cell table:formula="of:=MOD([.BU51]+HEX2DEC([.AB51]);256)" office:value-type="float" office:value="0" calcext:value-type="float">
            <text:p>0</text:p>
          </table:table-cell>
          <table:table-cell table:formula="of:=MOD([.BV51]+HEX2DEC([.AC51]);256)" office:value-type="float" office:value="0" calcext:value-type="float">
            <text:p>0</text:p>
          </table:table-cell>
          <table:table-cell table:formula="of:=MOD([.BW51]+HEX2DEC([.AD51]);256)" office:value-type="float" office:value="0" calcext:value-type="float">
            <text:p>0</text:p>
          </table:table-cell>
          <table:table-cell table:formula="of:=MOD([.BX51]+HEX2DEC([.AE51]);256)" office:value-type="float" office:value="0" calcext:value-type="float">
            <text:p>0</text:p>
          </table:table-cell>
          <table:table-cell table:formula="of:=MOD([.BY51]+HEX2DEC([.AF51]);256)" office:value-type="float" office:value="0" calcext:value-type="float">
            <text:p>0</text:p>
          </table:table-cell>
          <table:table-cell table:formula="of:=MOD([.BZ51]+HEX2DEC([.AG51]);256)" office:value-type="float" office:value="0" calcext:value-type="float">
            <text:p>0</text:p>
          </table:table-cell>
          <table:table-cell table:formula="of:=MOD([.CA51]+HEX2DEC([.AH51]);256)" office:value-type="float" office:value="0" calcext:value-type="float">
            <text:p>0</text:p>
          </table:table-cell>
          <table:table-cell table:formula="of:=MOD([.CB51]+HEX2DEC([.AI5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2];2*[.R$1]);2);8);4) &amp; RIGHT(HEX2BIN(RIGHT(LEFT([.$J52];2*[.R$1]);2);8);4);2)" office:value-type="string" office:string-value="00" calcext:value-type="string">
            <text:p>00</text:p>
          </table:table-cell>
          <table:table-cell table:style-name="ce6" table:formula="of:=BIN2HEX(LEFT(HEX2BIN(RIGHT(LEFT([.$J52];2*[.S$1]);2);8);4) &amp; RIGHT(HEX2BIN(RIGHT(LEFT([.$J52];2*[.S$1]);2);8);4);2)" office:value-type="string" office:string-value="00" calcext:value-type="string">
            <text:p>00</text:p>
          </table:table-cell>
          <table:table-cell table:style-name="ce6" table:formula="of:=BIN2HEX(LEFT(HEX2BIN(RIGHT(LEFT([.$J52];2*[.T$1]);2);8);4) &amp; RIGHT(HEX2BIN(RIGHT(LEFT([.$J52];2*[.T$1]);2);8);4);2)" office:value-type="string" office:string-value="00" calcext:value-type="string">
            <text:p>00</text:p>
          </table:table-cell>
          <table:table-cell table:style-name="ce6" table:formula="of:=BIN2HEX(LEFT(HEX2BIN(RIGHT(LEFT([.$J52];2*[.U$1]);2);8);4) &amp; RIGHT(HEX2BIN(RIGHT(LEFT([.$J52];2*[.U$1]);2);8);4);2)" office:value-type="string" office:string-value="00" calcext:value-type="string">
            <text:p>00</text:p>
          </table:table-cell>
          <table:table-cell table:style-name="ce6" table:formula="of:=BIN2HEX(LEFT(HEX2BIN(RIGHT(LEFT([.$J52];2*[.V$1]);2);8);4) &amp; RIGHT(HEX2BIN(RIGHT(LEFT([.$J52];2*[.V$1]);2);8);4);2)" office:value-type="string" office:string-value="00" calcext:value-type="string">
            <text:p>00</text:p>
          </table:table-cell>
          <table:table-cell table:style-name="ce14" table:formula="of:=BIN2HEX(LEFT(HEX2BIN(RIGHT(LEFT([.$J52];2*[.W$1]);2);8);4) &amp; RIGHT(HEX2BIN(RIGHT(LEFT([.$J52];2*[.W$1]);2);8);4);2)" office:value-type="string" office:string-value="00" calcext:value-type="string">
            <text:p>00</text:p>
          </table:table-cell>
          <table:table-cell table:style-name="ce17" table:formula="of:=BIN2HEX(LEFT(HEX2BIN(RIGHT(LEFT([.$J52];2*[.X$1]);2);8);4) &amp; RIGHT(HEX2BIN(RIGHT(LEFT([.$J52];2*[.X$1]);2);8);4);2)" office:value-type="string" office:string-value="00" calcext:value-type="string">
            <text:p>00</text:p>
          </table:table-cell>
          <table:table-cell table:style-name="ce6" table:formula="of:=BIN2HEX(LEFT(HEX2BIN(RIGHT(LEFT([.$J52];2*[.Y$1]);2);8);4) &amp; RIGHT(HEX2BIN(RIGHT(LEFT([.$J52];2*[.Y$1]);2);8);4);2)" office:value-type="string" office:string-value="00" calcext:value-type="string">
            <text:p>00</text:p>
          </table:table-cell>
          <table:table-cell table:style-name="ce6" table:formula="of:=BIN2HEX(LEFT(HEX2BIN(RIGHT(LEFT([.$J52];2*[.Z$1]);2);8);4) &amp; RIGHT(HEX2BIN(RIGHT(LEFT([.$J52];2*[.Z$1]);2);8);4);2)" office:value-type="string" office:string-value="00" calcext:value-type="string">
            <text:p>00</text:p>
          </table:table-cell>
          <table:table-cell table:style-name="ce6" table:formula="of:=BIN2HEX(LEFT(HEX2BIN(RIGHT(LEFT([.$J52];2*[.AA$1]);2);8);4) &amp; RIGHT(HEX2BIN(RIGHT(LEFT([.$J52];2*[.AA$1]);2);8);4);2)" office:value-type="string" office:string-value="00" calcext:value-type="string">
            <text:p>00</text:p>
          </table:table-cell>
          <table:table-cell table:style-name="ce6" table:formula="of:=BIN2HEX(LEFT(HEX2BIN(RIGHT(LEFT([.$J52];2*[.AB$1]);2);8);4) &amp; RIGHT(HEX2BIN(RIGHT(LEFT([.$J52];2*[.AB$1]);2);8);4);2)" office:value-type="string" office:string-value="00" calcext:value-type="string">
            <text:p>00</text:p>
          </table:table-cell>
          <table:table-cell table:style-name="ce6" table:formula="of:=BIN2HEX(LEFT(HEX2BIN(RIGHT(LEFT([.$J52];2*[.AC$1]);2);8);4) &amp; RIGHT(HEX2BIN(RIGHT(LEFT([.$J52];2*[.AC$1]);2);8);4);2)" office:value-type="string" office:string-value="00" calcext:value-type="string">
            <text:p>00</text:p>
          </table:table-cell>
          <table:table-cell table:style-name="ce6" table:formula="of:=BIN2HEX(LEFT(HEX2BIN(RIGHT(LEFT([.$J52];2*[.AD$1]);2);8);4) &amp; RIGHT(HEX2BIN(RIGHT(LEFT([.$J52];2*[.AD$1]);2);8);4);2)" office:value-type="string" office:string-value="00" calcext:value-type="string">
            <text:p>00</text:p>
          </table:table-cell>
          <table:table-cell table:style-name="ce6" table:formula="of:=BIN2HEX(LEFT(HEX2BIN(RIGHT(LEFT([.$J52];2*[.AE$1]);2);8);4) &amp; RIGHT(HEX2BIN(RIGHT(LEFT([.$J52];2*[.AE$1]);2);8);4);2)" office:value-type="string" office:string-value="00" calcext:value-type="string">
            <text:p>00</text:p>
          </table:table-cell>
          <table:table-cell table:style-name="ce6" table:formula="of:=BIN2HEX(LEFT(HEX2BIN(RIGHT(LEFT([.$J52];2*[.AF$1]);2);8);4) &amp; RIGHT(HEX2BIN(RIGHT(LEFT([.$J52];2*[.AF$1]);2);8);4);2)" office:value-type="string" office:string-value="00" calcext:value-type="string">
            <text:p>00</text:p>
          </table:table-cell>
          <table:table-cell table:style-name="ce6" table:formula="of:=BIN2HEX(LEFT(HEX2BIN(RIGHT(LEFT([.$J52];2*[.AG$1]);2);8);4) &amp; RIGHT(HEX2BIN(RIGHT(LEFT([.$J52];2*[.AG$1]);2);8);4);2)" office:value-type="string" office:string-value="00" calcext:value-type="string">
            <text:p>00</text:p>
          </table:table-cell>
          <table:table-cell table:style-name="ce6" table:formula="of:=BIN2HEX(LEFT(HEX2BIN(RIGHT(LEFT([.$J52];2*[.AH$1]);2);8);4) &amp; RIGHT(HEX2BIN(RIGHT(LEFT([.$J52];2*[.AH$1]);2);8);4);2)" office:value-type="string" office:string-value="00" calcext:value-type="string">
            <text:p>00</text:p>
          </table:table-cell>
          <table:table-cell table:style-name="ce6" table:formula="of:=BIN2HEX(LEFT(HEX2BIN(RIGHT(LEFT([.$J52];2*[.AI$1]);2);8);4) &amp; RIGHT(HEX2BIN(RIGHT(LEFT([.$J52];2*[.AI$1]);2);8);4);2)" office:value-type="string" office:string-value="00" calcext:value-type="string">
            <text:p>00</text:p>
          </table:table-cell>
          <table:table-cell table:style-name="ce21" table:formula="of:=BIN2HEX(LEFT(HEX2BIN(RIGHT(LEFT([.$J52];2*[.AJ$1]);2);8);4) &amp; RIGHT(HEX2BIN(RIGHT(LEFT([.$J52];2*[.AJ$1]);2);8);4);2)" office:value-type="string" office:string-value="00" calcext:value-type="string">
            <text:p>00</text:p>
          </table:table-cell>
          <table:table-cell table:style-name="ce23" table:formula="of:=DEC2HEX([.CC52];2)" office:value-type="string" office:string-value="00" calcext:value-type="string">
            <text:p>00</text:p>
          </table:table-cell>
          <table:table-cell table:number-columns-repeated="27"/>
          <table:table-cell table:formula="of:=MOD(HEX2DEC([.R52])+HEX2DEC([.S52]);256)" office:value-type="float" office:value="0" calcext:value-type="float">
            <text:p>0</text:p>
          </table:table-cell>
          <table:table-cell table:formula="of:=MOD([.BM52]+HEX2DEC([.T52]);256)" office:value-type="float" office:value="0" calcext:value-type="float">
            <text:p>0</text:p>
          </table:table-cell>
          <table:table-cell table:formula="of:=MOD([.BN52]+HEX2DEC([.U52]);256)" office:value-type="float" office:value="0" calcext:value-type="float">
            <text:p>0</text:p>
          </table:table-cell>
          <table:table-cell table:formula="of:=MOD([.BO52]+HEX2DEC([.V52]);256)" office:value-type="float" office:value="0" calcext:value-type="float">
            <text:p>0</text:p>
          </table:table-cell>
          <table:table-cell table:formula="of:=MOD([.BP52]+HEX2DEC([.W52]);256)" office:value-type="float" office:value="0" calcext:value-type="float">
            <text:p>0</text:p>
          </table:table-cell>
          <table:table-cell table:formula="of:=MOD([.BQ52]+HEX2DEC([.X52]);256)" office:value-type="float" office:value="0" calcext:value-type="float">
            <text:p>0</text:p>
          </table:table-cell>
          <table:table-cell table:formula="of:=MOD([.BR52]+HEX2DEC([.Y52]);256)" office:value-type="float" office:value="0" calcext:value-type="float">
            <text:p>0</text:p>
          </table:table-cell>
          <table:table-cell table:formula="of:=MOD([.BS52]+HEX2DEC([.Z52]);256)" office:value-type="float" office:value="0" calcext:value-type="float">
            <text:p>0</text:p>
          </table:table-cell>
          <table:table-cell table:formula="of:=MOD([.BT52]+HEX2DEC([.AA52]);256)" office:value-type="float" office:value="0" calcext:value-type="float">
            <text:p>0</text:p>
          </table:table-cell>
          <table:table-cell table:formula="of:=MOD([.BU52]+HEX2DEC([.AB52]);256)" office:value-type="float" office:value="0" calcext:value-type="float">
            <text:p>0</text:p>
          </table:table-cell>
          <table:table-cell table:formula="of:=MOD([.BV52]+HEX2DEC([.AC52]);256)" office:value-type="float" office:value="0" calcext:value-type="float">
            <text:p>0</text:p>
          </table:table-cell>
          <table:table-cell table:formula="of:=MOD([.BW52]+HEX2DEC([.AD52]);256)" office:value-type="float" office:value="0" calcext:value-type="float">
            <text:p>0</text:p>
          </table:table-cell>
          <table:table-cell table:formula="of:=MOD([.BX52]+HEX2DEC([.AE52]);256)" office:value-type="float" office:value="0" calcext:value-type="float">
            <text:p>0</text:p>
          </table:table-cell>
          <table:table-cell table:formula="of:=MOD([.BY52]+HEX2DEC([.AF52]);256)" office:value-type="float" office:value="0" calcext:value-type="float">
            <text:p>0</text:p>
          </table:table-cell>
          <table:table-cell table:formula="of:=MOD([.BZ52]+HEX2DEC([.AG52]);256)" office:value-type="float" office:value="0" calcext:value-type="float">
            <text:p>0</text:p>
          </table:table-cell>
          <table:table-cell table:formula="of:=MOD([.CA52]+HEX2DEC([.AH52]);256)" office:value-type="float" office:value="0" calcext:value-type="float">
            <text:p>0</text:p>
          </table:table-cell>
          <table:table-cell table:formula="of:=MOD([.CB52]+HEX2DEC([.AI5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3];2*[.R$1]);2);8);4) &amp; RIGHT(HEX2BIN(RIGHT(LEFT([.$J53];2*[.R$1]);2);8);4);2)" office:value-type="string" office:string-value="00" calcext:value-type="string">
            <text:p>00</text:p>
          </table:table-cell>
          <table:table-cell table:style-name="ce6" table:formula="of:=BIN2HEX(LEFT(HEX2BIN(RIGHT(LEFT([.$J53];2*[.S$1]);2);8);4) &amp; RIGHT(HEX2BIN(RIGHT(LEFT([.$J53];2*[.S$1]);2);8);4);2)" office:value-type="string" office:string-value="00" calcext:value-type="string">
            <text:p>00</text:p>
          </table:table-cell>
          <table:table-cell table:style-name="ce6" table:formula="of:=BIN2HEX(LEFT(HEX2BIN(RIGHT(LEFT([.$J53];2*[.T$1]);2);8);4) &amp; RIGHT(HEX2BIN(RIGHT(LEFT([.$J53];2*[.T$1]);2);8);4);2)" office:value-type="string" office:string-value="00" calcext:value-type="string">
            <text:p>00</text:p>
          </table:table-cell>
          <table:table-cell table:style-name="ce6" table:formula="of:=BIN2HEX(LEFT(HEX2BIN(RIGHT(LEFT([.$J53];2*[.U$1]);2);8);4) &amp; RIGHT(HEX2BIN(RIGHT(LEFT([.$J53];2*[.U$1]);2);8);4);2)" office:value-type="string" office:string-value="00" calcext:value-type="string">
            <text:p>00</text:p>
          </table:table-cell>
          <table:table-cell table:style-name="ce6" table:formula="of:=BIN2HEX(LEFT(HEX2BIN(RIGHT(LEFT([.$J53];2*[.V$1]);2);8);4) &amp; RIGHT(HEX2BIN(RIGHT(LEFT([.$J53];2*[.V$1]);2);8);4);2)" office:value-type="string" office:string-value="00" calcext:value-type="string">
            <text:p>00</text:p>
          </table:table-cell>
          <table:table-cell table:style-name="ce14" table:formula="of:=BIN2HEX(LEFT(HEX2BIN(RIGHT(LEFT([.$J53];2*[.W$1]);2);8);4) &amp; RIGHT(HEX2BIN(RIGHT(LEFT([.$J53];2*[.W$1]);2);8);4);2)" office:value-type="string" office:string-value="00" calcext:value-type="string">
            <text:p>00</text:p>
          </table:table-cell>
          <table:table-cell table:style-name="ce17" table:formula="of:=BIN2HEX(LEFT(HEX2BIN(RIGHT(LEFT([.$J53];2*[.X$1]);2);8);4) &amp; RIGHT(HEX2BIN(RIGHT(LEFT([.$J53];2*[.X$1]);2);8);4);2)" office:value-type="string" office:string-value="00" calcext:value-type="string">
            <text:p>00</text:p>
          </table:table-cell>
          <table:table-cell table:style-name="ce6" table:formula="of:=BIN2HEX(LEFT(HEX2BIN(RIGHT(LEFT([.$J53];2*[.Y$1]);2);8);4) &amp; RIGHT(HEX2BIN(RIGHT(LEFT([.$J53];2*[.Y$1]);2);8);4);2)" office:value-type="string" office:string-value="00" calcext:value-type="string">
            <text:p>00</text:p>
          </table:table-cell>
          <table:table-cell table:style-name="ce6" table:formula="of:=BIN2HEX(LEFT(HEX2BIN(RIGHT(LEFT([.$J53];2*[.Z$1]);2);8);4) &amp; RIGHT(HEX2BIN(RIGHT(LEFT([.$J53];2*[.Z$1]);2);8);4);2)" office:value-type="string" office:string-value="00" calcext:value-type="string">
            <text:p>00</text:p>
          </table:table-cell>
          <table:table-cell table:style-name="ce6" table:formula="of:=BIN2HEX(LEFT(HEX2BIN(RIGHT(LEFT([.$J53];2*[.AA$1]);2);8);4) &amp; RIGHT(HEX2BIN(RIGHT(LEFT([.$J53];2*[.AA$1]);2);8);4);2)" office:value-type="string" office:string-value="00" calcext:value-type="string">
            <text:p>00</text:p>
          </table:table-cell>
          <table:table-cell table:style-name="ce6" table:formula="of:=BIN2HEX(LEFT(HEX2BIN(RIGHT(LEFT([.$J53];2*[.AB$1]);2);8);4) &amp; RIGHT(HEX2BIN(RIGHT(LEFT([.$J53];2*[.AB$1]);2);8);4);2)" office:value-type="string" office:string-value="00" calcext:value-type="string">
            <text:p>00</text:p>
          </table:table-cell>
          <table:table-cell table:style-name="ce6" table:formula="of:=BIN2HEX(LEFT(HEX2BIN(RIGHT(LEFT([.$J53];2*[.AC$1]);2);8);4) &amp; RIGHT(HEX2BIN(RIGHT(LEFT([.$J53];2*[.AC$1]);2);8);4);2)" office:value-type="string" office:string-value="00" calcext:value-type="string">
            <text:p>00</text:p>
          </table:table-cell>
          <table:table-cell table:style-name="ce6" table:formula="of:=BIN2HEX(LEFT(HEX2BIN(RIGHT(LEFT([.$J53];2*[.AD$1]);2);8);4) &amp; RIGHT(HEX2BIN(RIGHT(LEFT([.$J53];2*[.AD$1]);2);8);4);2)" office:value-type="string" office:string-value="00" calcext:value-type="string">
            <text:p>00</text:p>
          </table:table-cell>
          <table:table-cell table:style-name="ce6" table:formula="of:=BIN2HEX(LEFT(HEX2BIN(RIGHT(LEFT([.$J53];2*[.AE$1]);2);8);4) &amp; RIGHT(HEX2BIN(RIGHT(LEFT([.$J53];2*[.AE$1]);2);8);4);2)" office:value-type="string" office:string-value="00" calcext:value-type="string">
            <text:p>00</text:p>
          </table:table-cell>
          <table:table-cell table:style-name="ce6" table:formula="of:=BIN2HEX(LEFT(HEX2BIN(RIGHT(LEFT([.$J53];2*[.AF$1]);2);8);4) &amp; RIGHT(HEX2BIN(RIGHT(LEFT([.$J53];2*[.AF$1]);2);8);4);2)" office:value-type="string" office:string-value="00" calcext:value-type="string">
            <text:p>00</text:p>
          </table:table-cell>
          <table:table-cell table:style-name="ce6" table:formula="of:=BIN2HEX(LEFT(HEX2BIN(RIGHT(LEFT([.$J53];2*[.AG$1]);2);8);4) &amp; RIGHT(HEX2BIN(RIGHT(LEFT([.$J53];2*[.AG$1]);2);8);4);2)" office:value-type="string" office:string-value="00" calcext:value-type="string">
            <text:p>00</text:p>
          </table:table-cell>
          <table:table-cell table:style-name="ce6" table:formula="of:=BIN2HEX(LEFT(HEX2BIN(RIGHT(LEFT([.$J53];2*[.AH$1]);2);8);4) &amp; RIGHT(HEX2BIN(RIGHT(LEFT([.$J53];2*[.AH$1]);2);8);4);2)" office:value-type="string" office:string-value="00" calcext:value-type="string">
            <text:p>00</text:p>
          </table:table-cell>
          <table:table-cell table:style-name="ce6" table:formula="of:=BIN2HEX(LEFT(HEX2BIN(RIGHT(LEFT([.$J53];2*[.AI$1]);2);8);4) &amp; RIGHT(HEX2BIN(RIGHT(LEFT([.$J53];2*[.AI$1]);2);8);4);2)" office:value-type="string" office:string-value="00" calcext:value-type="string">
            <text:p>00</text:p>
          </table:table-cell>
          <table:table-cell table:style-name="ce21" table:formula="of:=BIN2HEX(LEFT(HEX2BIN(RIGHT(LEFT([.$J53];2*[.AJ$1]);2);8);4) &amp; RIGHT(HEX2BIN(RIGHT(LEFT([.$J53];2*[.AJ$1]);2);8);4);2)" office:value-type="string" office:string-value="00" calcext:value-type="string">
            <text:p>00</text:p>
          </table:table-cell>
          <table:table-cell table:style-name="ce23" table:formula="of:=DEC2HEX([.CC53];2)" office:value-type="string" office:string-value="00" calcext:value-type="string">
            <text:p>00</text:p>
          </table:table-cell>
          <table:table-cell table:number-columns-repeated="27"/>
          <table:table-cell table:formula="of:=MOD(HEX2DEC([.R53])+HEX2DEC([.S53]);256)" office:value-type="float" office:value="0" calcext:value-type="float">
            <text:p>0</text:p>
          </table:table-cell>
          <table:table-cell table:formula="of:=MOD([.BM53]+HEX2DEC([.T53]);256)" office:value-type="float" office:value="0" calcext:value-type="float">
            <text:p>0</text:p>
          </table:table-cell>
          <table:table-cell table:formula="of:=MOD([.BN53]+HEX2DEC([.U53]);256)" office:value-type="float" office:value="0" calcext:value-type="float">
            <text:p>0</text:p>
          </table:table-cell>
          <table:table-cell table:formula="of:=MOD([.BO53]+HEX2DEC([.V53]);256)" office:value-type="float" office:value="0" calcext:value-type="float">
            <text:p>0</text:p>
          </table:table-cell>
          <table:table-cell table:formula="of:=MOD([.BP53]+HEX2DEC([.W53]);256)" office:value-type="float" office:value="0" calcext:value-type="float">
            <text:p>0</text:p>
          </table:table-cell>
          <table:table-cell table:formula="of:=MOD([.BQ53]+HEX2DEC([.X53]);256)" office:value-type="float" office:value="0" calcext:value-type="float">
            <text:p>0</text:p>
          </table:table-cell>
          <table:table-cell table:formula="of:=MOD([.BR53]+HEX2DEC([.Y53]);256)" office:value-type="float" office:value="0" calcext:value-type="float">
            <text:p>0</text:p>
          </table:table-cell>
          <table:table-cell table:formula="of:=MOD([.BS53]+HEX2DEC([.Z53]);256)" office:value-type="float" office:value="0" calcext:value-type="float">
            <text:p>0</text:p>
          </table:table-cell>
          <table:table-cell table:formula="of:=MOD([.BT53]+HEX2DEC([.AA53]);256)" office:value-type="float" office:value="0" calcext:value-type="float">
            <text:p>0</text:p>
          </table:table-cell>
          <table:table-cell table:formula="of:=MOD([.BU53]+HEX2DEC([.AB53]);256)" office:value-type="float" office:value="0" calcext:value-type="float">
            <text:p>0</text:p>
          </table:table-cell>
          <table:table-cell table:formula="of:=MOD([.BV53]+HEX2DEC([.AC53]);256)" office:value-type="float" office:value="0" calcext:value-type="float">
            <text:p>0</text:p>
          </table:table-cell>
          <table:table-cell table:formula="of:=MOD([.BW53]+HEX2DEC([.AD53]);256)" office:value-type="float" office:value="0" calcext:value-type="float">
            <text:p>0</text:p>
          </table:table-cell>
          <table:table-cell table:formula="of:=MOD([.BX53]+HEX2DEC([.AE53]);256)" office:value-type="float" office:value="0" calcext:value-type="float">
            <text:p>0</text:p>
          </table:table-cell>
          <table:table-cell table:formula="of:=MOD([.BY53]+HEX2DEC([.AF53]);256)" office:value-type="float" office:value="0" calcext:value-type="float">
            <text:p>0</text:p>
          </table:table-cell>
          <table:table-cell table:formula="of:=MOD([.BZ53]+HEX2DEC([.AG53]);256)" office:value-type="float" office:value="0" calcext:value-type="float">
            <text:p>0</text:p>
          </table:table-cell>
          <table:table-cell table:formula="of:=MOD([.CA53]+HEX2DEC([.AH53]);256)" office:value-type="float" office:value="0" calcext:value-type="float">
            <text:p>0</text:p>
          </table:table-cell>
          <table:table-cell table:formula="of:=MOD([.CB53]+HEX2DEC([.AI5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4];2*[.R$1]);2);8);4) &amp; RIGHT(HEX2BIN(RIGHT(LEFT([.$J54];2*[.R$1]);2);8);4);2)" office:value-type="string" office:string-value="00" calcext:value-type="string">
            <text:p>00</text:p>
          </table:table-cell>
          <table:table-cell table:style-name="ce6" table:formula="of:=BIN2HEX(LEFT(HEX2BIN(RIGHT(LEFT([.$J54];2*[.S$1]);2);8);4) &amp; RIGHT(HEX2BIN(RIGHT(LEFT([.$J54];2*[.S$1]);2);8);4);2)" office:value-type="string" office:string-value="00" calcext:value-type="string">
            <text:p>00</text:p>
          </table:table-cell>
          <table:table-cell table:style-name="ce6" table:formula="of:=BIN2HEX(LEFT(HEX2BIN(RIGHT(LEFT([.$J54];2*[.T$1]);2);8);4) &amp; RIGHT(HEX2BIN(RIGHT(LEFT([.$J54];2*[.T$1]);2);8);4);2)" office:value-type="string" office:string-value="00" calcext:value-type="string">
            <text:p>00</text:p>
          </table:table-cell>
          <table:table-cell table:style-name="ce6" table:formula="of:=BIN2HEX(LEFT(HEX2BIN(RIGHT(LEFT([.$J54];2*[.U$1]);2);8);4) &amp; RIGHT(HEX2BIN(RIGHT(LEFT([.$J54];2*[.U$1]);2);8);4);2)" office:value-type="string" office:string-value="00" calcext:value-type="string">
            <text:p>00</text:p>
          </table:table-cell>
          <table:table-cell table:style-name="ce6" table:formula="of:=BIN2HEX(LEFT(HEX2BIN(RIGHT(LEFT([.$J54];2*[.V$1]);2);8);4) &amp; RIGHT(HEX2BIN(RIGHT(LEFT([.$J54];2*[.V$1]);2);8);4);2)" office:value-type="string" office:string-value="00" calcext:value-type="string">
            <text:p>00</text:p>
          </table:table-cell>
          <table:table-cell table:style-name="ce14" table:formula="of:=BIN2HEX(LEFT(HEX2BIN(RIGHT(LEFT([.$J54];2*[.W$1]);2);8);4) &amp; RIGHT(HEX2BIN(RIGHT(LEFT([.$J54];2*[.W$1]);2);8);4);2)" office:value-type="string" office:string-value="00" calcext:value-type="string">
            <text:p>00</text:p>
          </table:table-cell>
          <table:table-cell table:style-name="ce17" table:formula="of:=BIN2HEX(LEFT(HEX2BIN(RIGHT(LEFT([.$J54];2*[.X$1]);2);8);4) &amp; RIGHT(HEX2BIN(RIGHT(LEFT([.$J54];2*[.X$1]);2);8);4);2)" office:value-type="string" office:string-value="00" calcext:value-type="string">
            <text:p>00</text:p>
          </table:table-cell>
          <table:table-cell table:style-name="ce6" table:formula="of:=BIN2HEX(LEFT(HEX2BIN(RIGHT(LEFT([.$J54];2*[.Y$1]);2);8);4) &amp; RIGHT(HEX2BIN(RIGHT(LEFT([.$J54];2*[.Y$1]);2);8);4);2)" office:value-type="string" office:string-value="00" calcext:value-type="string">
            <text:p>00</text:p>
          </table:table-cell>
          <table:table-cell table:style-name="ce6" table:formula="of:=BIN2HEX(LEFT(HEX2BIN(RIGHT(LEFT([.$J54];2*[.Z$1]);2);8);4) &amp; RIGHT(HEX2BIN(RIGHT(LEFT([.$J54];2*[.Z$1]);2);8);4);2)" office:value-type="string" office:string-value="00" calcext:value-type="string">
            <text:p>00</text:p>
          </table:table-cell>
          <table:table-cell table:style-name="ce6" table:formula="of:=BIN2HEX(LEFT(HEX2BIN(RIGHT(LEFT([.$J54];2*[.AA$1]);2);8);4) &amp; RIGHT(HEX2BIN(RIGHT(LEFT([.$J54];2*[.AA$1]);2);8);4);2)" office:value-type="string" office:string-value="00" calcext:value-type="string">
            <text:p>00</text:p>
          </table:table-cell>
          <table:table-cell table:style-name="ce6" table:formula="of:=BIN2HEX(LEFT(HEX2BIN(RIGHT(LEFT([.$J54];2*[.AB$1]);2);8);4) &amp; RIGHT(HEX2BIN(RIGHT(LEFT([.$J54];2*[.AB$1]);2);8);4);2)" office:value-type="string" office:string-value="00" calcext:value-type="string">
            <text:p>00</text:p>
          </table:table-cell>
          <table:table-cell table:style-name="ce6" table:formula="of:=BIN2HEX(LEFT(HEX2BIN(RIGHT(LEFT([.$J54];2*[.AC$1]);2);8);4) &amp; RIGHT(HEX2BIN(RIGHT(LEFT([.$J54];2*[.AC$1]);2);8);4);2)" office:value-type="string" office:string-value="00" calcext:value-type="string">
            <text:p>00</text:p>
          </table:table-cell>
          <table:table-cell table:style-name="ce6" table:formula="of:=BIN2HEX(LEFT(HEX2BIN(RIGHT(LEFT([.$J54];2*[.AD$1]);2);8);4) &amp; RIGHT(HEX2BIN(RIGHT(LEFT([.$J54];2*[.AD$1]);2);8);4);2)" office:value-type="string" office:string-value="00" calcext:value-type="string">
            <text:p>00</text:p>
          </table:table-cell>
          <table:table-cell table:style-name="ce6" table:formula="of:=BIN2HEX(LEFT(HEX2BIN(RIGHT(LEFT([.$J54];2*[.AE$1]);2);8);4) &amp; RIGHT(HEX2BIN(RIGHT(LEFT([.$J54];2*[.AE$1]);2);8);4);2)" office:value-type="string" office:string-value="00" calcext:value-type="string">
            <text:p>00</text:p>
          </table:table-cell>
          <table:table-cell table:style-name="ce6" table:formula="of:=BIN2HEX(LEFT(HEX2BIN(RIGHT(LEFT([.$J54];2*[.AF$1]);2);8);4) &amp; RIGHT(HEX2BIN(RIGHT(LEFT([.$J54];2*[.AF$1]);2);8);4);2)" office:value-type="string" office:string-value="00" calcext:value-type="string">
            <text:p>00</text:p>
          </table:table-cell>
          <table:table-cell table:style-name="ce6" table:formula="of:=BIN2HEX(LEFT(HEX2BIN(RIGHT(LEFT([.$J54];2*[.AG$1]);2);8);4) &amp; RIGHT(HEX2BIN(RIGHT(LEFT([.$J54];2*[.AG$1]);2);8);4);2)" office:value-type="string" office:string-value="00" calcext:value-type="string">
            <text:p>00</text:p>
          </table:table-cell>
          <table:table-cell table:style-name="ce6" table:formula="of:=BIN2HEX(LEFT(HEX2BIN(RIGHT(LEFT([.$J54];2*[.AH$1]);2);8);4) &amp; RIGHT(HEX2BIN(RIGHT(LEFT([.$J54];2*[.AH$1]);2);8);4);2)" office:value-type="string" office:string-value="00" calcext:value-type="string">
            <text:p>00</text:p>
          </table:table-cell>
          <table:table-cell table:style-name="ce6" table:formula="of:=BIN2HEX(LEFT(HEX2BIN(RIGHT(LEFT([.$J54];2*[.AI$1]);2);8);4) &amp; RIGHT(HEX2BIN(RIGHT(LEFT([.$J54];2*[.AI$1]);2);8);4);2)" office:value-type="string" office:string-value="00" calcext:value-type="string">
            <text:p>00</text:p>
          </table:table-cell>
          <table:table-cell table:style-name="ce21" table:formula="of:=BIN2HEX(LEFT(HEX2BIN(RIGHT(LEFT([.$J54];2*[.AJ$1]);2);8);4) &amp; RIGHT(HEX2BIN(RIGHT(LEFT([.$J54];2*[.AJ$1]);2);8);4);2)" office:value-type="string" office:string-value="00" calcext:value-type="string">
            <text:p>00</text:p>
          </table:table-cell>
          <table:table-cell table:style-name="ce23" table:formula="of:=DEC2HEX([.CC54];2)" office:value-type="string" office:string-value="00" calcext:value-type="string">
            <text:p>00</text:p>
          </table:table-cell>
          <table:table-cell table:number-columns-repeated="27"/>
          <table:table-cell table:formula="of:=MOD(HEX2DEC([.R54])+HEX2DEC([.S54]);256)" office:value-type="float" office:value="0" calcext:value-type="float">
            <text:p>0</text:p>
          </table:table-cell>
          <table:table-cell table:formula="of:=MOD([.BM54]+HEX2DEC([.T54]);256)" office:value-type="float" office:value="0" calcext:value-type="float">
            <text:p>0</text:p>
          </table:table-cell>
          <table:table-cell table:formula="of:=MOD([.BN54]+HEX2DEC([.U54]);256)" office:value-type="float" office:value="0" calcext:value-type="float">
            <text:p>0</text:p>
          </table:table-cell>
          <table:table-cell table:formula="of:=MOD([.BO54]+HEX2DEC([.V54]);256)" office:value-type="float" office:value="0" calcext:value-type="float">
            <text:p>0</text:p>
          </table:table-cell>
          <table:table-cell table:formula="of:=MOD([.BP54]+HEX2DEC([.W54]);256)" office:value-type="float" office:value="0" calcext:value-type="float">
            <text:p>0</text:p>
          </table:table-cell>
          <table:table-cell table:formula="of:=MOD([.BQ54]+HEX2DEC([.X54]);256)" office:value-type="float" office:value="0" calcext:value-type="float">
            <text:p>0</text:p>
          </table:table-cell>
          <table:table-cell table:formula="of:=MOD([.BR54]+HEX2DEC([.Y54]);256)" office:value-type="float" office:value="0" calcext:value-type="float">
            <text:p>0</text:p>
          </table:table-cell>
          <table:table-cell table:formula="of:=MOD([.BS54]+HEX2DEC([.Z54]);256)" office:value-type="float" office:value="0" calcext:value-type="float">
            <text:p>0</text:p>
          </table:table-cell>
          <table:table-cell table:formula="of:=MOD([.BT54]+HEX2DEC([.AA54]);256)" office:value-type="float" office:value="0" calcext:value-type="float">
            <text:p>0</text:p>
          </table:table-cell>
          <table:table-cell table:formula="of:=MOD([.BU54]+HEX2DEC([.AB54]);256)" office:value-type="float" office:value="0" calcext:value-type="float">
            <text:p>0</text:p>
          </table:table-cell>
          <table:table-cell table:formula="of:=MOD([.BV54]+HEX2DEC([.AC54]);256)" office:value-type="float" office:value="0" calcext:value-type="float">
            <text:p>0</text:p>
          </table:table-cell>
          <table:table-cell table:formula="of:=MOD([.BW54]+HEX2DEC([.AD54]);256)" office:value-type="float" office:value="0" calcext:value-type="float">
            <text:p>0</text:p>
          </table:table-cell>
          <table:table-cell table:formula="of:=MOD([.BX54]+HEX2DEC([.AE54]);256)" office:value-type="float" office:value="0" calcext:value-type="float">
            <text:p>0</text:p>
          </table:table-cell>
          <table:table-cell table:formula="of:=MOD([.BY54]+HEX2DEC([.AF54]);256)" office:value-type="float" office:value="0" calcext:value-type="float">
            <text:p>0</text:p>
          </table:table-cell>
          <table:table-cell table:formula="of:=MOD([.BZ54]+HEX2DEC([.AG54]);256)" office:value-type="float" office:value="0" calcext:value-type="float">
            <text:p>0</text:p>
          </table:table-cell>
          <table:table-cell table:formula="of:=MOD([.CA54]+HEX2DEC([.AH54]);256)" office:value-type="float" office:value="0" calcext:value-type="float">
            <text:p>0</text:p>
          </table:table-cell>
          <table:table-cell table:formula="of:=MOD([.CB54]+HEX2DEC([.AI5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5];2*[.R$1]);2);8);4) &amp; RIGHT(HEX2BIN(RIGHT(LEFT([.$J55];2*[.R$1]);2);8);4);2)" office:value-type="string" office:string-value="00" calcext:value-type="string">
            <text:p>00</text:p>
          </table:table-cell>
          <table:table-cell table:style-name="ce6" table:formula="of:=BIN2HEX(LEFT(HEX2BIN(RIGHT(LEFT([.$J55];2*[.S$1]);2);8);4) &amp; RIGHT(HEX2BIN(RIGHT(LEFT([.$J55];2*[.S$1]);2);8);4);2)" office:value-type="string" office:string-value="00" calcext:value-type="string">
            <text:p>00</text:p>
          </table:table-cell>
          <table:table-cell table:style-name="ce6" table:formula="of:=BIN2HEX(LEFT(HEX2BIN(RIGHT(LEFT([.$J55];2*[.T$1]);2);8);4) &amp; RIGHT(HEX2BIN(RIGHT(LEFT([.$J55];2*[.T$1]);2);8);4);2)" office:value-type="string" office:string-value="00" calcext:value-type="string">
            <text:p>00</text:p>
          </table:table-cell>
          <table:table-cell table:style-name="ce6" table:formula="of:=BIN2HEX(LEFT(HEX2BIN(RIGHT(LEFT([.$J55];2*[.U$1]);2);8);4) &amp; RIGHT(HEX2BIN(RIGHT(LEFT([.$J55];2*[.U$1]);2);8);4);2)" office:value-type="string" office:string-value="00" calcext:value-type="string">
            <text:p>00</text:p>
          </table:table-cell>
          <table:table-cell table:style-name="ce6" table:formula="of:=BIN2HEX(LEFT(HEX2BIN(RIGHT(LEFT([.$J55];2*[.V$1]);2);8);4) &amp; RIGHT(HEX2BIN(RIGHT(LEFT([.$J55];2*[.V$1]);2);8);4);2)" office:value-type="string" office:string-value="00" calcext:value-type="string">
            <text:p>00</text:p>
          </table:table-cell>
          <table:table-cell table:style-name="ce14" table:formula="of:=BIN2HEX(LEFT(HEX2BIN(RIGHT(LEFT([.$J55];2*[.W$1]);2);8);4) &amp; RIGHT(HEX2BIN(RIGHT(LEFT([.$J55];2*[.W$1]);2);8);4);2)" office:value-type="string" office:string-value="00" calcext:value-type="string">
            <text:p>00</text:p>
          </table:table-cell>
          <table:table-cell table:style-name="ce17" table:formula="of:=BIN2HEX(LEFT(HEX2BIN(RIGHT(LEFT([.$J55];2*[.X$1]);2);8);4) &amp; RIGHT(HEX2BIN(RIGHT(LEFT([.$J55];2*[.X$1]);2);8);4);2)" office:value-type="string" office:string-value="00" calcext:value-type="string">
            <text:p>00</text:p>
          </table:table-cell>
          <table:table-cell table:style-name="ce6" table:formula="of:=BIN2HEX(LEFT(HEX2BIN(RIGHT(LEFT([.$J55];2*[.Y$1]);2);8);4) &amp; RIGHT(HEX2BIN(RIGHT(LEFT([.$J55];2*[.Y$1]);2);8);4);2)" office:value-type="string" office:string-value="00" calcext:value-type="string">
            <text:p>00</text:p>
          </table:table-cell>
          <table:table-cell table:style-name="ce6" table:formula="of:=BIN2HEX(LEFT(HEX2BIN(RIGHT(LEFT([.$J55];2*[.Z$1]);2);8);4) &amp; RIGHT(HEX2BIN(RIGHT(LEFT([.$J55];2*[.Z$1]);2);8);4);2)" office:value-type="string" office:string-value="00" calcext:value-type="string">
            <text:p>00</text:p>
          </table:table-cell>
          <table:table-cell table:style-name="ce6" table:formula="of:=BIN2HEX(LEFT(HEX2BIN(RIGHT(LEFT([.$J55];2*[.AA$1]);2);8);4) &amp; RIGHT(HEX2BIN(RIGHT(LEFT([.$J55];2*[.AA$1]);2);8);4);2)" office:value-type="string" office:string-value="00" calcext:value-type="string">
            <text:p>00</text:p>
          </table:table-cell>
          <table:table-cell table:style-name="ce6" table:formula="of:=BIN2HEX(LEFT(HEX2BIN(RIGHT(LEFT([.$J55];2*[.AB$1]);2);8);4) &amp; RIGHT(HEX2BIN(RIGHT(LEFT([.$J55];2*[.AB$1]);2);8);4);2)" office:value-type="string" office:string-value="00" calcext:value-type="string">
            <text:p>00</text:p>
          </table:table-cell>
          <table:table-cell table:style-name="ce6" table:formula="of:=BIN2HEX(LEFT(HEX2BIN(RIGHT(LEFT([.$J55];2*[.AC$1]);2);8);4) &amp; RIGHT(HEX2BIN(RIGHT(LEFT([.$J55];2*[.AC$1]);2);8);4);2)" office:value-type="string" office:string-value="00" calcext:value-type="string">
            <text:p>00</text:p>
          </table:table-cell>
          <table:table-cell table:style-name="ce6" table:formula="of:=BIN2HEX(LEFT(HEX2BIN(RIGHT(LEFT([.$J55];2*[.AD$1]);2);8);4) &amp; RIGHT(HEX2BIN(RIGHT(LEFT([.$J55];2*[.AD$1]);2);8);4);2)" office:value-type="string" office:string-value="00" calcext:value-type="string">
            <text:p>00</text:p>
          </table:table-cell>
          <table:table-cell table:style-name="ce6" table:formula="of:=BIN2HEX(LEFT(HEX2BIN(RIGHT(LEFT([.$J55];2*[.AE$1]);2);8);4) &amp; RIGHT(HEX2BIN(RIGHT(LEFT([.$J55];2*[.AE$1]);2);8);4);2)" office:value-type="string" office:string-value="00" calcext:value-type="string">
            <text:p>00</text:p>
          </table:table-cell>
          <table:table-cell table:style-name="ce6" table:formula="of:=BIN2HEX(LEFT(HEX2BIN(RIGHT(LEFT([.$J55];2*[.AF$1]);2);8);4) &amp; RIGHT(HEX2BIN(RIGHT(LEFT([.$J55];2*[.AF$1]);2);8);4);2)" office:value-type="string" office:string-value="00" calcext:value-type="string">
            <text:p>00</text:p>
          </table:table-cell>
          <table:table-cell table:style-name="ce6" table:formula="of:=BIN2HEX(LEFT(HEX2BIN(RIGHT(LEFT([.$J55];2*[.AG$1]);2);8);4) &amp; RIGHT(HEX2BIN(RIGHT(LEFT([.$J55];2*[.AG$1]);2);8);4);2)" office:value-type="string" office:string-value="00" calcext:value-type="string">
            <text:p>00</text:p>
          </table:table-cell>
          <table:table-cell table:style-name="ce6" table:formula="of:=BIN2HEX(LEFT(HEX2BIN(RIGHT(LEFT([.$J55];2*[.AH$1]);2);8);4) &amp; RIGHT(HEX2BIN(RIGHT(LEFT([.$J55];2*[.AH$1]);2);8);4);2)" office:value-type="string" office:string-value="00" calcext:value-type="string">
            <text:p>00</text:p>
          </table:table-cell>
          <table:table-cell table:style-name="ce6" table:formula="of:=BIN2HEX(LEFT(HEX2BIN(RIGHT(LEFT([.$J55];2*[.AI$1]);2);8);4) &amp; RIGHT(HEX2BIN(RIGHT(LEFT([.$J55];2*[.AI$1]);2);8);4);2)" office:value-type="string" office:string-value="00" calcext:value-type="string">
            <text:p>00</text:p>
          </table:table-cell>
          <table:table-cell table:style-name="ce21" table:formula="of:=BIN2HEX(LEFT(HEX2BIN(RIGHT(LEFT([.$J55];2*[.AJ$1]);2);8);4) &amp; RIGHT(HEX2BIN(RIGHT(LEFT([.$J55];2*[.AJ$1]);2);8);4);2)" office:value-type="string" office:string-value="00" calcext:value-type="string">
            <text:p>00</text:p>
          </table:table-cell>
          <table:table-cell table:style-name="ce23" table:formula="of:=DEC2HEX([.CC55];2)" office:value-type="string" office:string-value="00" calcext:value-type="string">
            <text:p>00</text:p>
          </table:table-cell>
          <table:table-cell table:number-columns-repeated="27"/>
          <table:table-cell table:formula="of:=MOD(HEX2DEC([.R55])+HEX2DEC([.S55]);256)" office:value-type="float" office:value="0" calcext:value-type="float">
            <text:p>0</text:p>
          </table:table-cell>
          <table:table-cell table:formula="of:=MOD([.BM55]+HEX2DEC([.T55]);256)" office:value-type="float" office:value="0" calcext:value-type="float">
            <text:p>0</text:p>
          </table:table-cell>
          <table:table-cell table:formula="of:=MOD([.BN55]+HEX2DEC([.U55]);256)" office:value-type="float" office:value="0" calcext:value-type="float">
            <text:p>0</text:p>
          </table:table-cell>
          <table:table-cell table:formula="of:=MOD([.BO55]+HEX2DEC([.V55]);256)" office:value-type="float" office:value="0" calcext:value-type="float">
            <text:p>0</text:p>
          </table:table-cell>
          <table:table-cell table:formula="of:=MOD([.BP55]+HEX2DEC([.W55]);256)" office:value-type="float" office:value="0" calcext:value-type="float">
            <text:p>0</text:p>
          </table:table-cell>
          <table:table-cell table:formula="of:=MOD([.BQ55]+HEX2DEC([.X55]);256)" office:value-type="float" office:value="0" calcext:value-type="float">
            <text:p>0</text:p>
          </table:table-cell>
          <table:table-cell table:formula="of:=MOD([.BR55]+HEX2DEC([.Y55]);256)" office:value-type="float" office:value="0" calcext:value-type="float">
            <text:p>0</text:p>
          </table:table-cell>
          <table:table-cell table:formula="of:=MOD([.BS55]+HEX2DEC([.Z55]);256)" office:value-type="float" office:value="0" calcext:value-type="float">
            <text:p>0</text:p>
          </table:table-cell>
          <table:table-cell table:formula="of:=MOD([.BT55]+HEX2DEC([.AA55]);256)" office:value-type="float" office:value="0" calcext:value-type="float">
            <text:p>0</text:p>
          </table:table-cell>
          <table:table-cell table:formula="of:=MOD([.BU55]+HEX2DEC([.AB55]);256)" office:value-type="float" office:value="0" calcext:value-type="float">
            <text:p>0</text:p>
          </table:table-cell>
          <table:table-cell table:formula="of:=MOD([.BV55]+HEX2DEC([.AC55]);256)" office:value-type="float" office:value="0" calcext:value-type="float">
            <text:p>0</text:p>
          </table:table-cell>
          <table:table-cell table:formula="of:=MOD([.BW55]+HEX2DEC([.AD55]);256)" office:value-type="float" office:value="0" calcext:value-type="float">
            <text:p>0</text:p>
          </table:table-cell>
          <table:table-cell table:formula="of:=MOD([.BX55]+HEX2DEC([.AE55]);256)" office:value-type="float" office:value="0" calcext:value-type="float">
            <text:p>0</text:p>
          </table:table-cell>
          <table:table-cell table:formula="of:=MOD([.BY55]+HEX2DEC([.AF55]);256)" office:value-type="float" office:value="0" calcext:value-type="float">
            <text:p>0</text:p>
          </table:table-cell>
          <table:table-cell table:formula="of:=MOD([.BZ55]+HEX2DEC([.AG55]);256)" office:value-type="float" office:value="0" calcext:value-type="float">
            <text:p>0</text:p>
          </table:table-cell>
          <table:table-cell table:formula="of:=MOD([.CA55]+HEX2DEC([.AH55]);256)" office:value-type="float" office:value="0" calcext:value-type="float">
            <text:p>0</text:p>
          </table:table-cell>
          <table:table-cell table:formula="of:=MOD([.CB55]+HEX2DEC([.AI5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6];2*[.R$1]);2);8);4) &amp; RIGHT(HEX2BIN(RIGHT(LEFT([.$J56];2*[.R$1]);2);8);4);2)" office:value-type="string" office:string-value="00" calcext:value-type="string">
            <text:p>00</text:p>
          </table:table-cell>
          <table:table-cell table:style-name="ce6" table:formula="of:=BIN2HEX(LEFT(HEX2BIN(RIGHT(LEFT([.$J56];2*[.S$1]);2);8);4) &amp; RIGHT(HEX2BIN(RIGHT(LEFT([.$J56];2*[.S$1]);2);8);4);2)" office:value-type="string" office:string-value="00" calcext:value-type="string">
            <text:p>00</text:p>
          </table:table-cell>
          <table:table-cell table:style-name="ce6" table:formula="of:=BIN2HEX(LEFT(HEX2BIN(RIGHT(LEFT([.$J56];2*[.T$1]);2);8);4) &amp; RIGHT(HEX2BIN(RIGHT(LEFT([.$J56];2*[.T$1]);2);8);4);2)" office:value-type="string" office:string-value="00" calcext:value-type="string">
            <text:p>00</text:p>
          </table:table-cell>
          <table:table-cell table:style-name="ce6" table:formula="of:=BIN2HEX(LEFT(HEX2BIN(RIGHT(LEFT([.$J56];2*[.U$1]);2);8);4) &amp; RIGHT(HEX2BIN(RIGHT(LEFT([.$J56];2*[.U$1]);2);8);4);2)" office:value-type="string" office:string-value="00" calcext:value-type="string">
            <text:p>00</text:p>
          </table:table-cell>
          <table:table-cell table:style-name="ce6" table:formula="of:=BIN2HEX(LEFT(HEX2BIN(RIGHT(LEFT([.$J56];2*[.V$1]);2);8);4) &amp; RIGHT(HEX2BIN(RIGHT(LEFT([.$J56];2*[.V$1]);2);8);4);2)" office:value-type="string" office:string-value="00" calcext:value-type="string">
            <text:p>00</text:p>
          </table:table-cell>
          <table:table-cell table:style-name="ce14" table:formula="of:=BIN2HEX(LEFT(HEX2BIN(RIGHT(LEFT([.$J56];2*[.W$1]);2);8);4) &amp; RIGHT(HEX2BIN(RIGHT(LEFT([.$J56];2*[.W$1]);2);8);4);2)" office:value-type="string" office:string-value="00" calcext:value-type="string">
            <text:p>00</text:p>
          </table:table-cell>
          <table:table-cell table:style-name="ce17" table:formula="of:=BIN2HEX(LEFT(HEX2BIN(RIGHT(LEFT([.$J56];2*[.X$1]);2);8);4) &amp; RIGHT(HEX2BIN(RIGHT(LEFT([.$J56];2*[.X$1]);2);8);4);2)" office:value-type="string" office:string-value="00" calcext:value-type="string">
            <text:p>00</text:p>
          </table:table-cell>
          <table:table-cell table:style-name="ce6" table:formula="of:=BIN2HEX(LEFT(HEX2BIN(RIGHT(LEFT([.$J56];2*[.Y$1]);2);8);4) &amp; RIGHT(HEX2BIN(RIGHT(LEFT([.$J56];2*[.Y$1]);2);8);4);2)" office:value-type="string" office:string-value="00" calcext:value-type="string">
            <text:p>00</text:p>
          </table:table-cell>
          <table:table-cell table:style-name="ce6" table:formula="of:=BIN2HEX(LEFT(HEX2BIN(RIGHT(LEFT([.$J56];2*[.Z$1]);2);8);4) &amp; RIGHT(HEX2BIN(RIGHT(LEFT([.$J56];2*[.Z$1]);2);8);4);2)" office:value-type="string" office:string-value="00" calcext:value-type="string">
            <text:p>00</text:p>
          </table:table-cell>
          <table:table-cell table:style-name="ce6" table:formula="of:=BIN2HEX(LEFT(HEX2BIN(RIGHT(LEFT([.$J56];2*[.AA$1]);2);8);4) &amp; RIGHT(HEX2BIN(RIGHT(LEFT([.$J56];2*[.AA$1]);2);8);4);2)" office:value-type="string" office:string-value="00" calcext:value-type="string">
            <text:p>00</text:p>
          </table:table-cell>
          <table:table-cell table:style-name="ce6" table:formula="of:=BIN2HEX(LEFT(HEX2BIN(RIGHT(LEFT([.$J56];2*[.AB$1]);2);8);4) &amp; RIGHT(HEX2BIN(RIGHT(LEFT([.$J56];2*[.AB$1]);2);8);4);2)" office:value-type="string" office:string-value="00" calcext:value-type="string">
            <text:p>00</text:p>
          </table:table-cell>
          <table:table-cell table:style-name="ce6" table:formula="of:=BIN2HEX(LEFT(HEX2BIN(RIGHT(LEFT([.$J56];2*[.AC$1]);2);8);4) &amp; RIGHT(HEX2BIN(RIGHT(LEFT([.$J56];2*[.AC$1]);2);8);4);2)" office:value-type="string" office:string-value="00" calcext:value-type="string">
            <text:p>00</text:p>
          </table:table-cell>
          <table:table-cell table:style-name="ce6" table:formula="of:=BIN2HEX(LEFT(HEX2BIN(RIGHT(LEFT([.$J56];2*[.AD$1]);2);8);4) &amp; RIGHT(HEX2BIN(RIGHT(LEFT([.$J56];2*[.AD$1]);2);8);4);2)" office:value-type="string" office:string-value="00" calcext:value-type="string">
            <text:p>00</text:p>
          </table:table-cell>
          <table:table-cell table:style-name="ce6" table:formula="of:=BIN2HEX(LEFT(HEX2BIN(RIGHT(LEFT([.$J56];2*[.AE$1]);2);8);4) &amp; RIGHT(HEX2BIN(RIGHT(LEFT([.$J56];2*[.AE$1]);2);8);4);2)" office:value-type="string" office:string-value="00" calcext:value-type="string">
            <text:p>00</text:p>
          </table:table-cell>
          <table:table-cell table:style-name="ce6" table:formula="of:=BIN2HEX(LEFT(HEX2BIN(RIGHT(LEFT([.$J56];2*[.AF$1]);2);8);4) &amp; RIGHT(HEX2BIN(RIGHT(LEFT([.$J56];2*[.AF$1]);2);8);4);2)" office:value-type="string" office:string-value="00" calcext:value-type="string">
            <text:p>00</text:p>
          </table:table-cell>
          <table:table-cell table:style-name="ce6" table:formula="of:=BIN2HEX(LEFT(HEX2BIN(RIGHT(LEFT([.$J56];2*[.AG$1]);2);8);4) &amp; RIGHT(HEX2BIN(RIGHT(LEFT([.$J56];2*[.AG$1]);2);8);4);2)" office:value-type="string" office:string-value="00" calcext:value-type="string">
            <text:p>00</text:p>
          </table:table-cell>
          <table:table-cell table:style-name="ce6" table:formula="of:=BIN2HEX(LEFT(HEX2BIN(RIGHT(LEFT([.$J56];2*[.AH$1]);2);8);4) &amp; RIGHT(HEX2BIN(RIGHT(LEFT([.$J56];2*[.AH$1]);2);8);4);2)" office:value-type="string" office:string-value="00" calcext:value-type="string">
            <text:p>00</text:p>
          </table:table-cell>
          <table:table-cell table:style-name="ce6" table:formula="of:=BIN2HEX(LEFT(HEX2BIN(RIGHT(LEFT([.$J56];2*[.AI$1]);2);8);4) &amp; RIGHT(HEX2BIN(RIGHT(LEFT([.$J56];2*[.AI$1]);2);8);4);2)" office:value-type="string" office:string-value="00" calcext:value-type="string">
            <text:p>00</text:p>
          </table:table-cell>
          <table:table-cell table:style-name="ce21" table:formula="of:=BIN2HEX(LEFT(HEX2BIN(RIGHT(LEFT([.$J56];2*[.AJ$1]);2);8);4) &amp; RIGHT(HEX2BIN(RIGHT(LEFT([.$J56];2*[.AJ$1]);2);8);4);2)" office:value-type="string" office:string-value="00" calcext:value-type="string">
            <text:p>00</text:p>
          </table:table-cell>
          <table:table-cell table:style-name="ce23" table:formula="of:=DEC2HEX([.CC56];2)" office:value-type="string" office:string-value="00" calcext:value-type="string">
            <text:p>00</text:p>
          </table:table-cell>
          <table:table-cell table:number-columns-repeated="27"/>
          <table:table-cell table:formula="of:=MOD(HEX2DEC([.R56])+HEX2DEC([.S56]);256)" office:value-type="float" office:value="0" calcext:value-type="float">
            <text:p>0</text:p>
          </table:table-cell>
          <table:table-cell table:formula="of:=MOD([.BM56]+HEX2DEC([.T56]);256)" office:value-type="float" office:value="0" calcext:value-type="float">
            <text:p>0</text:p>
          </table:table-cell>
          <table:table-cell table:formula="of:=MOD([.BN56]+HEX2DEC([.U56]);256)" office:value-type="float" office:value="0" calcext:value-type="float">
            <text:p>0</text:p>
          </table:table-cell>
          <table:table-cell table:formula="of:=MOD([.BO56]+HEX2DEC([.V56]);256)" office:value-type="float" office:value="0" calcext:value-type="float">
            <text:p>0</text:p>
          </table:table-cell>
          <table:table-cell table:formula="of:=MOD([.BP56]+HEX2DEC([.W56]);256)" office:value-type="float" office:value="0" calcext:value-type="float">
            <text:p>0</text:p>
          </table:table-cell>
          <table:table-cell table:formula="of:=MOD([.BQ56]+HEX2DEC([.X56]);256)" office:value-type="float" office:value="0" calcext:value-type="float">
            <text:p>0</text:p>
          </table:table-cell>
          <table:table-cell table:formula="of:=MOD([.BR56]+HEX2DEC([.Y56]);256)" office:value-type="float" office:value="0" calcext:value-type="float">
            <text:p>0</text:p>
          </table:table-cell>
          <table:table-cell table:formula="of:=MOD([.BS56]+HEX2DEC([.Z56]);256)" office:value-type="float" office:value="0" calcext:value-type="float">
            <text:p>0</text:p>
          </table:table-cell>
          <table:table-cell table:formula="of:=MOD([.BT56]+HEX2DEC([.AA56]);256)" office:value-type="float" office:value="0" calcext:value-type="float">
            <text:p>0</text:p>
          </table:table-cell>
          <table:table-cell table:formula="of:=MOD([.BU56]+HEX2DEC([.AB56]);256)" office:value-type="float" office:value="0" calcext:value-type="float">
            <text:p>0</text:p>
          </table:table-cell>
          <table:table-cell table:formula="of:=MOD([.BV56]+HEX2DEC([.AC56]);256)" office:value-type="float" office:value="0" calcext:value-type="float">
            <text:p>0</text:p>
          </table:table-cell>
          <table:table-cell table:formula="of:=MOD([.BW56]+HEX2DEC([.AD56]);256)" office:value-type="float" office:value="0" calcext:value-type="float">
            <text:p>0</text:p>
          </table:table-cell>
          <table:table-cell table:formula="of:=MOD([.BX56]+HEX2DEC([.AE56]);256)" office:value-type="float" office:value="0" calcext:value-type="float">
            <text:p>0</text:p>
          </table:table-cell>
          <table:table-cell table:formula="of:=MOD([.BY56]+HEX2DEC([.AF56]);256)" office:value-type="float" office:value="0" calcext:value-type="float">
            <text:p>0</text:p>
          </table:table-cell>
          <table:table-cell table:formula="of:=MOD([.BZ56]+HEX2DEC([.AG56]);256)" office:value-type="float" office:value="0" calcext:value-type="float">
            <text:p>0</text:p>
          </table:table-cell>
          <table:table-cell table:formula="of:=MOD([.CA56]+HEX2DEC([.AH56]);256)" office:value-type="float" office:value="0" calcext:value-type="float">
            <text:p>0</text:p>
          </table:table-cell>
          <table:table-cell table:formula="of:=MOD([.CB56]+HEX2DEC([.AI5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7];2*[.R$1]);2);8);4) &amp; RIGHT(HEX2BIN(RIGHT(LEFT([.$J57];2*[.R$1]);2);8);4);2)" office:value-type="string" office:string-value="00" calcext:value-type="string">
            <text:p>00</text:p>
          </table:table-cell>
          <table:table-cell table:style-name="ce6" table:formula="of:=BIN2HEX(LEFT(HEX2BIN(RIGHT(LEFT([.$J57];2*[.S$1]);2);8);4) &amp; RIGHT(HEX2BIN(RIGHT(LEFT([.$J57];2*[.S$1]);2);8);4);2)" office:value-type="string" office:string-value="00" calcext:value-type="string">
            <text:p>00</text:p>
          </table:table-cell>
          <table:table-cell table:style-name="ce6" table:formula="of:=BIN2HEX(LEFT(HEX2BIN(RIGHT(LEFT([.$J57];2*[.T$1]);2);8);4) &amp; RIGHT(HEX2BIN(RIGHT(LEFT([.$J57];2*[.T$1]);2);8);4);2)" office:value-type="string" office:string-value="00" calcext:value-type="string">
            <text:p>00</text:p>
          </table:table-cell>
          <table:table-cell table:style-name="ce6" table:formula="of:=BIN2HEX(LEFT(HEX2BIN(RIGHT(LEFT([.$J57];2*[.U$1]);2);8);4) &amp; RIGHT(HEX2BIN(RIGHT(LEFT([.$J57];2*[.U$1]);2);8);4);2)" office:value-type="string" office:string-value="00" calcext:value-type="string">
            <text:p>00</text:p>
          </table:table-cell>
          <table:table-cell table:style-name="ce6" table:formula="of:=BIN2HEX(LEFT(HEX2BIN(RIGHT(LEFT([.$J57];2*[.V$1]);2);8);4) &amp; RIGHT(HEX2BIN(RIGHT(LEFT([.$J57];2*[.V$1]);2);8);4);2)" office:value-type="string" office:string-value="00" calcext:value-type="string">
            <text:p>00</text:p>
          </table:table-cell>
          <table:table-cell table:style-name="ce14" table:formula="of:=BIN2HEX(LEFT(HEX2BIN(RIGHT(LEFT([.$J57];2*[.W$1]);2);8);4) &amp; RIGHT(HEX2BIN(RIGHT(LEFT([.$J57];2*[.W$1]);2);8);4);2)" office:value-type="string" office:string-value="00" calcext:value-type="string">
            <text:p>00</text:p>
          </table:table-cell>
          <table:table-cell table:style-name="ce17" table:formula="of:=BIN2HEX(LEFT(HEX2BIN(RIGHT(LEFT([.$J57];2*[.X$1]);2);8);4) &amp; RIGHT(HEX2BIN(RIGHT(LEFT([.$J57];2*[.X$1]);2);8);4);2)" office:value-type="string" office:string-value="00" calcext:value-type="string">
            <text:p>00</text:p>
          </table:table-cell>
          <table:table-cell table:style-name="ce6" table:formula="of:=BIN2HEX(LEFT(HEX2BIN(RIGHT(LEFT([.$J57];2*[.Y$1]);2);8);4) &amp; RIGHT(HEX2BIN(RIGHT(LEFT([.$J57];2*[.Y$1]);2);8);4);2)" office:value-type="string" office:string-value="00" calcext:value-type="string">
            <text:p>00</text:p>
          </table:table-cell>
          <table:table-cell table:style-name="ce6" table:formula="of:=BIN2HEX(LEFT(HEX2BIN(RIGHT(LEFT([.$J57];2*[.Z$1]);2);8);4) &amp; RIGHT(HEX2BIN(RIGHT(LEFT([.$J57];2*[.Z$1]);2);8);4);2)" office:value-type="string" office:string-value="00" calcext:value-type="string">
            <text:p>00</text:p>
          </table:table-cell>
          <table:table-cell table:style-name="ce6" table:formula="of:=BIN2HEX(LEFT(HEX2BIN(RIGHT(LEFT([.$J57];2*[.AA$1]);2);8);4) &amp; RIGHT(HEX2BIN(RIGHT(LEFT([.$J57];2*[.AA$1]);2);8);4);2)" office:value-type="string" office:string-value="00" calcext:value-type="string">
            <text:p>00</text:p>
          </table:table-cell>
          <table:table-cell table:style-name="ce6" table:formula="of:=BIN2HEX(LEFT(HEX2BIN(RIGHT(LEFT([.$J57];2*[.AB$1]);2);8);4) &amp; RIGHT(HEX2BIN(RIGHT(LEFT([.$J57];2*[.AB$1]);2);8);4);2)" office:value-type="string" office:string-value="00" calcext:value-type="string">
            <text:p>00</text:p>
          </table:table-cell>
          <table:table-cell table:style-name="ce6" table:formula="of:=BIN2HEX(LEFT(HEX2BIN(RIGHT(LEFT([.$J57];2*[.AC$1]);2);8);4) &amp; RIGHT(HEX2BIN(RIGHT(LEFT([.$J57];2*[.AC$1]);2);8);4);2)" office:value-type="string" office:string-value="00" calcext:value-type="string">
            <text:p>00</text:p>
          </table:table-cell>
          <table:table-cell table:style-name="ce6" table:formula="of:=BIN2HEX(LEFT(HEX2BIN(RIGHT(LEFT([.$J57];2*[.AD$1]);2);8);4) &amp; RIGHT(HEX2BIN(RIGHT(LEFT([.$J57];2*[.AD$1]);2);8);4);2)" office:value-type="string" office:string-value="00" calcext:value-type="string">
            <text:p>00</text:p>
          </table:table-cell>
          <table:table-cell table:style-name="ce6" table:formula="of:=BIN2HEX(LEFT(HEX2BIN(RIGHT(LEFT([.$J57];2*[.AE$1]);2);8);4) &amp; RIGHT(HEX2BIN(RIGHT(LEFT([.$J57];2*[.AE$1]);2);8);4);2)" office:value-type="string" office:string-value="00" calcext:value-type="string">
            <text:p>00</text:p>
          </table:table-cell>
          <table:table-cell table:style-name="ce6" table:formula="of:=BIN2HEX(LEFT(HEX2BIN(RIGHT(LEFT([.$J57];2*[.AF$1]);2);8);4) &amp; RIGHT(HEX2BIN(RIGHT(LEFT([.$J57];2*[.AF$1]);2);8);4);2)" office:value-type="string" office:string-value="00" calcext:value-type="string">
            <text:p>00</text:p>
          </table:table-cell>
          <table:table-cell table:style-name="ce6" table:formula="of:=BIN2HEX(LEFT(HEX2BIN(RIGHT(LEFT([.$J57];2*[.AG$1]);2);8);4) &amp; RIGHT(HEX2BIN(RIGHT(LEFT([.$J57];2*[.AG$1]);2);8);4);2)" office:value-type="string" office:string-value="00" calcext:value-type="string">
            <text:p>00</text:p>
          </table:table-cell>
          <table:table-cell table:style-name="ce6" table:formula="of:=BIN2HEX(LEFT(HEX2BIN(RIGHT(LEFT([.$J57];2*[.AH$1]);2);8);4) &amp; RIGHT(HEX2BIN(RIGHT(LEFT([.$J57];2*[.AH$1]);2);8);4);2)" office:value-type="string" office:string-value="00" calcext:value-type="string">
            <text:p>00</text:p>
          </table:table-cell>
          <table:table-cell table:style-name="ce6" table:formula="of:=BIN2HEX(LEFT(HEX2BIN(RIGHT(LEFT([.$J57];2*[.AI$1]);2);8);4) &amp; RIGHT(HEX2BIN(RIGHT(LEFT([.$J57];2*[.AI$1]);2);8);4);2)" office:value-type="string" office:string-value="00" calcext:value-type="string">
            <text:p>00</text:p>
          </table:table-cell>
          <table:table-cell table:style-name="ce21" table:formula="of:=BIN2HEX(LEFT(HEX2BIN(RIGHT(LEFT([.$J57];2*[.AJ$1]);2);8);4) &amp; RIGHT(HEX2BIN(RIGHT(LEFT([.$J57];2*[.AJ$1]);2);8);4);2)" office:value-type="string" office:string-value="00" calcext:value-type="string">
            <text:p>00</text:p>
          </table:table-cell>
          <table:table-cell table:style-name="ce23" table:formula="of:=DEC2HEX([.CC57];2)" office:value-type="string" office:string-value="00" calcext:value-type="string">
            <text:p>00</text:p>
          </table:table-cell>
          <table:table-cell table:number-columns-repeated="27"/>
          <table:table-cell table:formula="of:=MOD(HEX2DEC([.R57])+HEX2DEC([.S57]);256)" office:value-type="float" office:value="0" calcext:value-type="float">
            <text:p>0</text:p>
          </table:table-cell>
          <table:table-cell table:formula="of:=MOD([.BM57]+HEX2DEC([.T57]);256)" office:value-type="float" office:value="0" calcext:value-type="float">
            <text:p>0</text:p>
          </table:table-cell>
          <table:table-cell table:formula="of:=MOD([.BN57]+HEX2DEC([.U57]);256)" office:value-type="float" office:value="0" calcext:value-type="float">
            <text:p>0</text:p>
          </table:table-cell>
          <table:table-cell table:formula="of:=MOD([.BO57]+HEX2DEC([.V57]);256)" office:value-type="float" office:value="0" calcext:value-type="float">
            <text:p>0</text:p>
          </table:table-cell>
          <table:table-cell table:formula="of:=MOD([.BP57]+HEX2DEC([.W57]);256)" office:value-type="float" office:value="0" calcext:value-type="float">
            <text:p>0</text:p>
          </table:table-cell>
          <table:table-cell table:formula="of:=MOD([.BQ57]+HEX2DEC([.X57]);256)" office:value-type="float" office:value="0" calcext:value-type="float">
            <text:p>0</text:p>
          </table:table-cell>
          <table:table-cell table:formula="of:=MOD([.BR57]+HEX2DEC([.Y57]);256)" office:value-type="float" office:value="0" calcext:value-type="float">
            <text:p>0</text:p>
          </table:table-cell>
          <table:table-cell table:formula="of:=MOD([.BS57]+HEX2DEC([.Z57]);256)" office:value-type="float" office:value="0" calcext:value-type="float">
            <text:p>0</text:p>
          </table:table-cell>
          <table:table-cell table:formula="of:=MOD([.BT57]+HEX2DEC([.AA57]);256)" office:value-type="float" office:value="0" calcext:value-type="float">
            <text:p>0</text:p>
          </table:table-cell>
          <table:table-cell table:formula="of:=MOD([.BU57]+HEX2DEC([.AB57]);256)" office:value-type="float" office:value="0" calcext:value-type="float">
            <text:p>0</text:p>
          </table:table-cell>
          <table:table-cell table:formula="of:=MOD([.BV57]+HEX2DEC([.AC57]);256)" office:value-type="float" office:value="0" calcext:value-type="float">
            <text:p>0</text:p>
          </table:table-cell>
          <table:table-cell table:formula="of:=MOD([.BW57]+HEX2DEC([.AD57]);256)" office:value-type="float" office:value="0" calcext:value-type="float">
            <text:p>0</text:p>
          </table:table-cell>
          <table:table-cell table:formula="of:=MOD([.BX57]+HEX2DEC([.AE57]);256)" office:value-type="float" office:value="0" calcext:value-type="float">
            <text:p>0</text:p>
          </table:table-cell>
          <table:table-cell table:formula="of:=MOD([.BY57]+HEX2DEC([.AF57]);256)" office:value-type="float" office:value="0" calcext:value-type="float">
            <text:p>0</text:p>
          </table:table-cell>
          <table:table-cell table:formula="of:=MOD([.BZ57]+HEX2DEC([.AG57]);256)" office:value-type="float" office:value="0" calcext:value-type="float">
            <text:p>0</text:p>
          </table:table-cell>
          <table:table-cell table:formula="of:=MOD([.CA57]+HEX2DEC([.AH57]);256)" office:value-type="float" office:value="0" calcext:value-type="float">
            <text:p>0</text:p>
          </table:table-cell>
          <table:table-cell table:formula="of:=MOD([.CB57]+HEX2DEC([.AI5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8];2*[.R$1]);2);8);4) &amp; RIGHT(HEX2BIN(RIGHT(LEFT([.$J58];2*[.R$1]);2);8);4);2)" office:value-type="string" office:string-value="00" calcext:value-type="string">
            <text:p>00</text:p>
          </table:table-cell>
          <table:table-cell table:style-name="ce6" table:formula="of:=BIN2HEX(LEFT(HEX2BIN(RIGHT(LEFT([.$J58];2*[.S$1]);2);8);4) &amp; RIGHT(HEX2BIN(RIGHT(LEFT([.$J58];2*[.S$1]);2);8);4);2)" office:value-type="string" office:string-value="00" calcext:value-type="string">
            <text:p>00</text:p>
          </table:table-cell>
          <table:table-cell table:style-name="ce6" table:formula="of:=BIN2HEX(LEFT(HEX2BIN(RIGHT(LEFT([.$J58];2*[.T$1]);2);8);4) &amp; RIGHT(HEX2BIN(RIGHT(LEFT([.$J58];2*[.T$1]);2);8);4);2)" office:value-type="string" office:string-value="00" calcext:value-type="string">
            <text:p>00</text:p>
          </table:table-cell>
          <table:table-cell table:style-name="ce6" table:formula="of:=BIN2HEX(LEFT(HEX2BIN(RIGHT(LEFT([.$J58];2*[.U$1]);2);8);4) &amp; RIGHT(HEX2BIN(RIGHT(LEFT([.$J58];2*[.U$1]);2);8);4);2)" office:value-type="string" office:string-value="00" calcext:value-type="string">
            <text:p>00</text:p>
          </table:table-cell>
          <table:table-cell table:style-name="ce6" table:formula="of:=BIN2HEX(LEFT(HEX2BIN(RIGHT(LEFT([.$J58];2*[.V$1]);2);8);4) &amp; RIGHT(HEX2BIN(RIGHT(LEFT([.$J58];2*[.V$1]);2);8);4);2)" office:value-type="string" office:string-value="00" calcext:value-type="string">
            <text:p>00</text:p>
          </table:table-cell>
          <table:table-cell table:style-name="ce14" table:formula="of:=BIN2HEX(LEFT(HEX2BIN(RIGHT(LEFT([.$J58];2*[.W$1]);2);8);4) &amp; RIGHT(HEX2BIN(RIGHT(LEFT([.$J58];2*[.W$1]);2);8);4);2)" office:value-type="string" office:string-value="00" calcext:value-type="string">
            <text:p>00</text:p>
          </table:table-cell>
          <table:table-cell table:style-name="ce17" table:formula="of:=BIN2HEX(LEFT(HEX2BIN(RIGHT(LEFT([.$J58];2*[.X$1]);2);8);4) &amp; RIGHT(HEX2BIN(RIGHT(LEFT([.$J58];2*[.X$1]);2);8);4);2)" office:value-type="string" office:string-value="00" calcext:value-type="string">
            <text:p>00</text:p>
          </table:table-cell>
          <table:table-cell table:style-name="ce6" table:formula="of:=BIN2HEX(LEFT(HEX2BIN(RIGHT(LEFT([.$J58];2*[.Y$1]);2);8);4) &amp; RIGHT(HEX2BIN(RIGHT(LEFT([.$J58];2*[.Y$1]);2);8);4);2)" office:value-type="string" office:string-value="00" calcext:value-type="string">
            <text:p>00</text:p>
          </table:table-cell>
          <table:table-cell table:style-name="ce6" table:formula="of:=BIN2HEX(LEFT(HEX2BIN(RIGHT(LEFT([.$J58];2*[.Z$1]);2);8);4) &amp; RIGHT(HEX2BIN(RIGHT(LEFT([.$J58];2*[.Z$1]);2);8);4);2)" office:value-type="string" office:string-value="00" calcext:value-type="string">
            <text:p>00</text:p>
          </table:table-cell>
          <table:table-cell table:style-name="ce6" table:formula="of:=BIN2HEX(LEFT(HEX2BIN(RIGHT(LEFT([.$J58];2*[.AA$1]);2);8);4) &amp; RIGHT(HEX2BIN(RIGHT(LEFT([.$J58];2*[.AA$1]);2);8);4);2)" office:value-type="string" office:string-value="00" calcext:value-type="string">
            <text:p>00</text:p>
          </table:table-cell>
          <table:table-cell table:style-name="ce6" table:formula="of:=BIN2HEX(LEFT(HEX2BIN(RIGHT(LEFT([.$J58];2*[.AB$1]);2);8);4) &amp; RIGHT(HEX2BIN(RIGHT(LEFT([.$J58];2*[.AB$1]);2);8);4);2)" office:value-type="string" office:string-value="00" calcext:value-type="string">
            <text:p>00</text:p>
          </table:table-cell>
          <table:table-cell table:style-name="ce6" table:formula="of:=BIN2HEX(LEFT(HEX2BIN(RIGHT(LEFT([.$J58];2*[.AC$1]);2);8);4) &amp; RIGHT(HEX2BIN(RIGHT(LEFT([.$J58];2*[.AC$1]);2);8);4);2)" office:value-type="string" office:string-value="00" calcext:value-type="string">
            <text:p>00</text:p>
          </table:table-cell>
          <table:table-cell table:style-name="ce6" table:formula="of:=BIN2HEX(LEFT(HEX2BIN(RIGHT(LEFT([.$J58];2*[.AD$1]);2);8);4) &amp; RIGHT(HEX2BIN(RIGHT(LEFT([.$J58];2*[.AD$1]);2);8);4);2)" office:value-type="string" office:string-value="00" calcext:value-type="string">
            <text:p>00</text:p>
          </table:table-cell>
          <table:table-cell table:style-name="ce6" table:formula="of:=BIN2HEX(LEFT(HEX2BIN(RIGHT(LEFT([.$J58];2*[.AE$1]);2);8);4) &amp; RIGHT(HEX2BIN(RIGHT(LEFT([.$J58];2*[.AE$1]);2);8);4);2)" office:value-type="string" office:string-value="00" calcext:value-type="string">
            <text:p>00</text:p>
          </table:table-cell>
          <table:table-cell table:style-name="ce6" table:formula="of:=BIN2HEX(LEFT(HEX2BIN(RIGHT(LEFT([.$J58];2*[.AF$1]);2);8);4) &amp; RIGHT(HEX2BIN(RIGHT(LEFT([.$J58];2*[.AF$1]);2);8);4);2)" office:value-type="string" office:string-value="00" calcext:value-type="string">
            <text:p>00</text:p>
          </table:table-cell>
          <table:table-cell table:style-name="ce6" table:formula="of:=BIN2HEX(LEFT(HEX2BIN(RIGHT(LEFT([.$J58];2*[.AG$1]);2);8);4) &amp; RIGHT(HEX2BIN(RIGHT(LEFT([.$J58];2*[.AG$1]);2);8);4);2)" office:value-type="string" office:string-value="00" calcext:value-type="string">
            <text:p>00</text:p>
          </table:table-cell>
          <table:table-cell table:style-name="ce6" table:formula="of:=BIN2HEX(LEFT(HEX2BIN(RIGHT(LEFT([.$J58];2*[.AH$1]);2);8);4) &amp; RIGHT(HEX2BIN(RIGHT(LEFT([.$J58];2*[.AH$1]);2);8);4);2)" office:value-type="string" office:string-value="00" calcext:value-type="string">
            <text:p>00</text:p>
          </table:table-cell>
          <table:table-cell table:style-name="ce6" table:formula="of:=BIN2HEX(LEFT(HEX2BIN(RIGHT(LEFT([.$J58];2*[.AI$1]);2);8);4) &amp; RIGHT(HEX2BIN(RIGHT(LEFT([.$J58];2*[.AI$1]);2);8);4);2)" office:value-type="string" office:string-value="00" calcext:value-type="string">
            <text:p>00</text:p>
          </table:table-cell>
          <table:table-cell table:style-name="ce21" table:formula="of:=BIN2HEX(LEFT(HEX2BIN(RIGHT(LEFT([.$J58];2*[.AJ$1]);2);8);4) &amp; RIGHT(HEX2BIN(RIGHT(LEFT([.$J58];2*[.AJ$1]);2);8);4);2)" office:value-type="string" office:string-value="00" calcext:value-type="string">
            <text:p>00</text:p>
          </table:table-cell>
          <table:table-cell table:style-name="ce23" table:formula="of:=DEC2HEX([.CC58];2)" office:value-type="string" office:string-value="00" calcext:value-type="string">
            <text:p>00</text:p>
          </table:table-cell>
          <table:table-cell table:number-columns-repeated="27"/>
          <table:table-cell table:formula="of:=MOD(HEX2DEC([.R58])+HEX2DEC([.S58]);256)" office:value-type="float" office:value="0" calcext:value-type="float">
            <text:p>0</text:p>
          </table:table-cell>
          <table:table-cell table:formula="of:=MOD([.BM58]+HEX2DEC([.T58]);256)" office:value-type="float" office:value="0" calcext:value-type="float">
            <text:p>0</text:p>
          </table:table-cell>
          <table:table-cell table:formula="of:=MOD([.BN58]+HEX2DEC([.U58]);256)" office:value-type="float" office:value="0" calcext:value-type="float">
            <text:p>0</text:p>
          </table:table-cell>
          <table:table-cell table:formula="of:=MOD([.BO58]+HEX2DEC([.V58]);256)" office:value-type="float" office:value="0" calcext:value-type="float">
            <text:p>0</text:p>
          </table:table-cell>
          <table:table-cell table:formula="of:=MOD([.BP58]+HEX2DEC([.W58]);256)" office:value-type="float" office:value="0" calcext:value-type="float">
            <text:p>0</text:p>
          </table:table-cell>
          <table:table-cell table:formula="of:=MOD([.BQ58]+HEX2DEC([.X58]);256)" office:value-type="float" office:value="0" calcext:value-type="float">
            <text:p>0</text:p>
          </table:table-cell>
          <table:table-cell table:formula="of:=MOD([.BR58]+HEX2DEC([.Y58]);256)" office:value-type="float" office:value="0" calcext:value-type="float">
            <text:p>0</text:p>
          </table:table-cell>
          <table:table-cell table:formula="of:=MOD([.BS58]+HEX2DEC([.Z58]);256)" office:value-type="float" office:value="0" calcext:value-type="float">
            <text:p>0</text:p>
          </table:table-cell>
          <table:table-cell table:formula="of:=MOD([.BT58]+HEX2DEC([.AA58]);256)" office:value-type="float" office:value="0" calcext:value-type="float">
            <text:p>0</text:p>
          </table:table-cell>
          <table:table-cell table:formula="of:=MOD([.BU58]+HEX2DEC([.AB58]);256)" office:value-type="float" office:value="0" calcext:value-type="float">
            <text:p>0</text:p>
          </table:table-cell>
          <table:table-cell table:formula="of:=MOD([.BV58]+HEX2DEC([.AC58]);256)" office:value-type="float" office:value="0" calcext:value-type="float">
            <text:p>0</text:p>
          </table:table-cell>
          <table:table-cell table:formula="of:=MOD([.BW58]+HEX2DEC([.AD58]);256)" office:value-type="float" office:value="0" calcext:value-type="float">
            <text:p>0</text:p>
          </table:table-cell>
          <table:table-cell table:formula="of:=MOD([.BX58]+HEX2DEC([.AE58]);256)" office:value-type="float" office:value="0" calcext:value-type="float">
            <text:p>0</text:p>
          </table:table-cell>
          <table:table-cell table:formula="of:=MOD([.BY58]+HEX2DEC([.AF58]);256)" office:value-type="float" office:value="0" calcext:value-type="float">
            <text:p>0</text:p>
          </table:table-cell>
          <table:table-cell table:formula="of:=MOD([.BZ58]+HEX2DEC([.AG58]);256)" office:value-type="float" office:value="0" calcext:value-type="float">
            <text:p>0</text:p>
          </table:table-cell>
          <table:table-cell table:formula="of:=MOD([.CA58]+HEX2DEC([.AH58]);256)" office:value-type="float" office:value="0" calcext:value-type="float">
            <text:p>0</text:p>
          </table:table-cell>
          <table:table-cell table:formula="of:=MOD([.CB58]+HEX2DEC([.AI5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59];2*[.R$1]);2);8);4) &amp; RIGHT(HEX2BIN(RIGHT(LEFT([.$J59];2*[.R$1]);2);8);4);2)" office:value-type="string" office:string-value="00" calcext:value-type="string">
            <text:p>00</text:p>
          </table:table-cell>
          <table:table-cell table:style-name="ce6" table:formula="of:=BIN2HEX(LEFT(HEX2BIN(RIGHT(LEFT([.$J59];2*[.S$1]);2);8);4) &amp; RIGHT(HEX2BIN(RIGHT(LEFT([.$J59];2*[.S$1]);2);8);4);2)" office:value-type="string" office:string-value="00" calcext:value-type="string">
            <text:p>00</text:p>
          </table:table-cell>
          <table:table-cell table:style-name="ce6" table:formula="of:=BIN2HEX(LEFT(HEX2BIN(RIGHT(LEFT([.$J59];2*[.T$1]);2);8);4) &amp; RIGHT(HEX2BIN(RIGHT(LEFT([.$J59];2*[.T$1]);2);8);4);2)" office:value-type="string" office:string-value="00" calcext:value-type="string">
            <text:p>00</text:p>
          </table:table-cell>
          <table:table-cell table:style-name="ce6" table:formula="of:=BIN2HEX(LEFT(HEX2BIN(RIGHT(LEFT([.$J59];2*[.U$1]);2);8);4) &amp; RIGHT(HEX2BIN(RIGHT(LEFT([.$J59];2*[.U$1]);2);8);4);2)" office:value-type="string" office:string-value="00" calcext:value-type="string">
            <text:p>00</text:p>
          </table:table-cell>
          <table:table-cell table:style-name="ce6" table:formula="of:=BIN2HEX(LEFT(HEX2BIN(RIGHT(LEFT([.$J59];2*[.V$1]);2);8);4) &amp; RIGHT(HEX2BIN(RIGHT(LEFT([.$J59];2*[.V$1]);2);8);4);2)" office:value-type="string" office:string-value="00" calcext:value-type="string">
            <text:p>00</text:p>
          </table:table-cell>
          <table:table-cell table:style-name="ce14" table:formula="of:=BIN2HEX(LEFT(HEX2BIN(RIGHT(LEFT([.$J59];2*[.W$1]);2);8);4) &amp; RIGHT(HEX2BIN(RIGHT(LEFT([.$J59];2*[.W$1]);2);8);4);2)" office:value-type="string" office:string-value="00" calcext:value-type="string">
            <text:p>00</text:p>
          </table:table-cell>
          <table:table-cell table:style-name="ce17" table:formula="of:=BIN2HEX(LEFT(HEX2BIN(RIGHT(LEFT([.$J59];2*[.X$1]);2);8);4) &amp; RIGHT(HEX2BIN(RIGHT(LEFT([.$J59];2*[.X$1]);2);8);4);2)" office:value-type="string" office:string-value="00" calcext:value-type="string">
            <text:p>00</text:p>
          </table:table-cell>
          <table:table-cell table:style-name="ce6" table:formula="of:=BIN2HEX(LEFT(HEX2BIN(RIGHT(LEFT([.$J59];2*[.Y$1]);2);8);4) &amp; RIGHT(HEX2BIN(RIGHT(LEFT([.$J59];2*[.Y$1]);2);8);4);2)" office:value-type="string" office:string-value="00" calcext:value-type="string">
            <text:p>00</text:p>
          </table:table-cell>
          <table:table-cell table:style-name="ce6" table:formula="of:=BIN2HEX(LEFT(HEX2BIN(RIGHT(LEFT([.$J59];2*[.Z$1]);2);8);4) &amp; RIGHT(HEX2BIN(RIGHT(LEFT([.$J59];2*[.Z$1]);2);8);4);2)" office:value-type="string" office:string-value="00" calcext:value-type="string">
            <text:p>00</text:p>
          </table:table-cell>
          <table:table-cell table:style-name="ce6" table:formula="of:=BIN2HEX(LEFT(HEX2BIN(RIGHT(LEFT([.$J59];2*[.AA$1]);2);8);4) &amp; RIGHT(HEX2BIN(RIGHT(LEFT([.$J59];2*[.AA$1]);2);8);4);2)" office:value-type="string" office:string-value="00" calcext:value-type="string">
            <text:p>00</text:p>
          </table:table-cell>
          <table:table-cell table:style-name="ce6" table:formula="of:=BIN2HEX(LEFT(HEX2BIN(RIGHT(LEFT([.$J59];2*[.AB$1]);2);8);4) &amp; RIGHT(HEX2BIN(RIGHT(LEFT([.$J59];2*[.AB$1]);2);8);4);2)" office:value-type="string" office:string-value="00" calcext:value-type="string">
            <text:p>00</text:p>
          </table:table-cell>
          <table:table-cell table:style-name="ce6" table:formula="of:=BIN2HEX(LEFT(HEX2BIN(RIGHT(LEFT([.$J59];2*[.AC$1]);2);8);4) &amp; RIGHT(HEX2BIN(RIGHT(LEFT([.$J59];2*[.AC$1]);2);8);4);2)" office:value-type="string" office:string-value="00" calcext:value-type="string">
            <text:p>00</text:p>
          </table:table-cell>
          <table:table-cell table:style-name="ce6" table:formula="of:=BIN2HEX(LEFT(HEX2BIN(RIGHT(LEFT([.$J59];2*[.AD$1]);2);8);4) &amp; RIGHT(HEX2BIN(RIGHT(LEFT([.$J59];2*[.AD$1]);2);8);4);2)" office:value-type="string" office:string-value="00" calcext:value-type="string">
            <text:p>00</text:p>
          </table:table-cell>
          <table:table-cell table:style-name="ce6" table:formula="of:=BIN2HEX(LEFT(HEX2BIN(RIGHT(LEFT([.$J59];2*[.AE$1]);2);8);4) &amp; RIGHT(HEX2BIN(RIGHT(LEFT([.$J59];2*[.AE$1]);2);8);4);2)" office:value-type="string" office:string-value="00" calcext:value-type="string">
            <text:p>00</text:p>
          </table:table-cell>
          <table:table-cell table:style-name="ce6" table:formula="of:=BIN2HEX(LEFT(HEX2BIN(RIGHT(LEFT([.$J59];2*[.AF$1]);2);8);4) &amp; RIGHT(HEX2BIN(RIGHT(LEFT([.$J59];2*[.AF$1]);2);8);4);2)" office:value-type="string" office:string-value="00" calcext:value-type="string">
            <text:p>00</text:p>
          </table:table-cell>
          <table:table-cell table:style-name="ce6" table:formula="of:=BIN2HEX(LEFT(HEX2BIN(RIGHT(LEFT([.$J59];2*[.AG$1]);2);8);4) &amp; RIGHT(HEX2BIN(RIGHT(LEFT([.$J59];2*[.AG$1]);2);8);4);2)" office:value-type="string" office:string-value="00" calcext:value-type="string">
            <text:p>00</text:p>
          </table:table-cell>
          <table:table-cell table:style-name="ce6" table:formula="of:=BIN2HEX(LEFT(HEX2BIN(RIGHT(LEFT([.$J59];2*[.AH$1]);2);8);4) &amp; RIGHT(HEX2BIN(RIGHT(LEFT([.$J59];2*[.AH$1]);2);8);4);2)" office:value-type="string" office:string-value="00" calcext:value-type="string">
            <text:p>00</text:p>
          </table:table-cell>
          <table:table-cell table:style-name="ce6" table:formula="of:=BIN2HEX(LEFT(HEX2BIN(RIGHT(LEFT([.$J59];2*[.AI$1]);2);8);4) &amp; RIGHT(HEX2BIN(RIGHT(LEFT([.$J59];2*[.AI$1]);2);8);4);2)" office:value-type="string" office:string-value="00" calcext:value-type="string">
            <text:p>00</text:p>
          </table:table-cell>
          <table:table-cell table:style-name="ce21" table:formula="of:=BIN2HEX(LEFT(HEX2BIN(RIGHT(LEFT([.$J59];2*[.AJ$1]);2);8);4) &amp; RIGHT(HEX2BIN(RIGHT(LEFT([.$J59];2*[.AJ$1]);2);8);4);2)" office:value-type="string" office:string-value="00" calcext:value-type="string">
            <text:p>00</text:p>
          </table:table-cell>
          <table:table-cell table:style-name="ce23" table:formula="of:=DEC2HEX([.CC59];2)" office:value-type="string" office:string-value="00" calcext:value-type="string">
            <text:p>00</text:p>
          </table:table-cell>
          <table:table-cell table:number-columns-repeated="27"/>
          <table:table-cell table:formula="of:=MOD(HEX2DEC([.R59])+HEX2DEC([.S59]);256)" office:value-type="float" office:value="0" calcext:value-type="float">
            <text:p>0</text:p>
          </table:table-cell>
          <table:table-cell table:formula="of:=MOD([.BM59]+HEX2DEC([.T59]);256)" office:value-type="float" office:value="0" calcext:value-type="float">
            <text:p>0</text:p>
          </table:table-cell>
          <table:table-cell table:formula="of:=MOD([.BN59]+HEX2DEC([.U59]);256)" office:value-type="float" office:value="0" calcext:value-type="float">
            <text:p>0</text:p>
          </table:table-cell>
          <table:table-cell table:formula="of:=MOD([.BO59]+HEX2DEC([.V59]);256)" office:value-type="float" office:value="0" calcext:value-type="float">
            <text:p>0</text:p>
          </table:table-cell>
          <table:table-cell table:formula="of:=MOD([.BP59]+HEX2DEC([.W59]);256)" office:value-type="float" office:value="0" calcext:value-type="float">
            <text:p>0</text:p>
          </table:table-cell>
          <table:table-cell table:formula="of:=MOD([.BQ59]+HEX2DEC([.X59]);256)" office:value-type="float" office:value="0" calcext:value-type="float">
            <text:p>0</text:p>
          </table:table-cell>
          <table:table-cell table:formula="of:=MOD([.BR59]+HEX2DEC([.Y59]);256)" office:value-type="float" office:value="0" calcext:value-type="float">
            <text:p>0</text:p>
          </table:table-cell>
          <table:table-cell table:formula="of:=MOD([.BS59]+HEX2DEC([.Z59]);256)" office:value-type="float" office:value="0" calcext:value-type="float">
            <text:p>0</text:p>
          </table:table-cell>
          <table:table-cell table:formula="of:=MOD([.BT59]+HEX2DEC([.AA59]);256)" office:value-type="float" office:value="0" calcext:value-type="float">
            <text:p>0</text:p>
          </table:table-cell>
          <table:table-cell table:formula="of:=MOD([.BU59]+HEX2DEC([.AB59]);256)" office:value-type="float" office:value="0" calcext:value-type="float">
            <text:p>0</text:p>
          </table:table-cell>
          <table:table-cell table:formula="of:=MOD([.BV59]+HEX2DEC([.AC59]);256)" office:value-type="float" office:value="0" calcext:value-type="float">
            <text:p>0</text:p>
          </table:table-cell>
          <table:table-cell table:formula="of:=MOD([.BW59]+HEX2DEC([.AD59]);256)" office:value-type="float" office:value="0" calcext:value-type="float">
            <text:p>0</text:p>
          </table:table-cell>
          <table:table-cell table:formula="of:=MOD([.BX59]+HEX2DEC([.AE59]);256)" office:value-type="float" office:value="0" calcext:value-type="float">
            <text:p>0</text:p>
          </table:table-cell>
          <table:table-cell table:formula="of:=MOD([.BY59]+HEX2DEC([.AF59]);256)" office:value-type="float" office:value="0" calcext:value-type="float">
            <text:p>0</text:p>
          </table:table-cell>
          <table:table-cell table:formula="of:=MOD([.BZ59]+HEX2DEC([.AG59]);256)" office:value-type="float" office:value="0" calcext:value-type="float">
            <text:p>0</text:p>
          </table:table-cell>
          <table:table-cell table:formula="of:=MOD([.CA59]+HEX2DEC([.AH59]);256)" office:value-type="float" office:value="0" calcext:value-type="float">
            <text:p>0</text:p>
          </table:table-cell>
          <table:table-cell table:formula="of:=MOD([.CB59]+HEX2DEC([.AI5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0];2*[.R$1]);2);8);4) &amp; RIGHT(HEX2BIN(RIGHT(LEFT([.$J60];2*[.R$1]);2);8);4);2)" office:value-type="string" office:string-value="00" calcext:value-type="string">
            <text:p>00</text:p>
          </table:table-cell>
          <table:table-cell table:style-name="ce6" table:formula="of:=BIN2HEX(LEFT(HEX2BIN(RIGHT(LEFT([.$J60];2*[.S$1]);2);8);4) &amp; RIGHT(HEX2BIN(RIGHT(LEFT([.$J60];2*[.S$1]);2);8);4);2)" office:value-type="string" office:string-value="00" calcext:value-type="string">
            <text:p>00</text:p>
          </table:table-cell>
          <table:table-cell table:style-name="ce6" table:formula="of:=BIN2HEX(LEFT(HEX2BIN(RIGHT(LEFT([.$J60];2*[.T$1]);2);8);4) &amp; RIGHT(HEX2BIN(RIGHT(LEFT([.$J60];2*[.T$1]);2);8);4);2)" office:value-type="string" office:string-value="00" calcext:value-type="string">
            <text:p>00</text:p>
          </table:table-cell>
          <table:table-cell table:style-name="ce6" table:formula="of:=BIN2HEX(LEFT(HEX2BIN(RIGHT(LEFT([.$J60];2*[.U$1]);2);8);4) &amp; RIGHT(HEX2BIN(RIGHT(LEFT([.$J60];2*[.U$1]);2);8);4);2)" office:value-type="string" office:string-value="00" calcext:value-type="string">
            <text:p>00</text:p>
          </table:table-cell>
          <table:table-cell table:style-name="ce6" table:formula="of:=BIN2HEX(LEFT(HEX2BIN(RIGHT(LEFT([.$J60];2*[.V$1]);2);8);4) &amp; RIGHT(HEX2BIN(RIGHT(LEFT([.$J60];2*[.V$1]);2);8);4);2)" office:value-type="string" office:string-value="00" calcext:value-type="string">
            <text:p>00</text:p>
          </table:table-cell>
          <table:table-cell table:style-name="ce14" table:formula="of:=BIN2HEX(LEFT(HEX2BIN(RIGHT(LEFT([.$J60];2*[.W$1]);2);8);4) &amp; RIGHT(HEX2BIN(RIGHT(LEFT([.$J60];2*[.W$1]);2);8);4);2)" office:value-type="string" office:string-value="00" calcext:value-type="string">
            <text:p>00</text:p>
          </table:table-cell>
          <table:table-cell table:style-name="ce17" table:formula="of:=BIN2HEX(LEFT(HEX2BIN(RIGHT(LEFT([.$J60];2*[.X$1]);2);8);4) &amp; RIGHT(HEX2BIN(RIGHT(LEFT([.$J60];2*[.X$1]);2);8);4);2)" office:value-type="string" office:string-value="00" calcext:value-type="string">
            <text:p>00</text:p>
          </table:table-cell>
          <table:table-cell table:style-name="ce6" table:formula="of:=BIN2HEX(LEFT(HEX2BIN(RIGHT(LEFT([.$J60];2*[.Y$1]);2);8);4) &amp; RIGHT(HEX2BIN(RIGHT(LEFT([.$J60];2*[.Y$1]);2);8);4);2)" office:value-type="string" office:string-value="00" calcext:value-type="string">
            <text:p>00</text:p>
          </table:table-cell>
          <table:table-cell table:style-name="ce6" table:formula="of:=BIN2HEX(LEFT(HEX2BIN(RIGHT(LEFT([.$J60];2*[.Z$1]);2);8);4) &amp; RIGHT(HEX2BIN(RIGHT(LEFT([.$J60];2*[.Z$1]);2);8);4);2)" office:value-type="string" office:string-value="00" calcext:value-type="string">
            <text:p>00</text:p>
          </table:table-cell>
          <table:table-cell table:style-name="ce6" table:formula="of:=BIN2HEX(LEFT(HEX2BIN(RIGHT(LEFT([.$J60];2*[.AA$1]);2);8);4) &amp; RIGHT(HEX2BIN(RIGHT(LEFT([.$J60];2*[.AA$1]);2);8);4);2)" office:value-type="string" office:string-value="00" calcext:value-type="string">
            <text:p>00</text:p>
          </table:table-cell>
          <table:table-cell table:style-name="ce6" table:formula="of:=BIN2HEX(LEFT(HEX2BIN(RIGHT(LEFT([.$J60];2*[.AB$1]);2);8);4) &amp; RIGHT(HEX2BIN(RIGHT(LEFT([.$J60];2*[.AB$1]);2);8);4);2)" office:value-type="string" office:string-value="00" calcext:value-type="string">
            <text:p>00</text:p>
          </table:table-cell>
          <table:table-cell table:style-name="ce6" table:formula="of:=BIN2HEX(LEFT(HEX2BIN(RIGHT(LEFT([.$J60];2*[.AC$1]);2);8);4) &amp; RIGHT(HEX2BIN(RIGHT(LEFT([.$J60];2*[.AC$1]);2);8);4);2)" office:value-type="string" office:string-value="00" calcext:value-type="string">
            <text:p>00</text:p>
          </table:table-cell>
          <table:table-cell table:style-name="ce6" table:formula="of:=BIN2HEX(LEFT(HEX2BIN(RIGHT(LEFT([.$J60];2*[.AD$1]);2);8);4) &amp; RIGHT(HEX2BIN(RIGHT(LEFT([.$J60];2*[.AD$1]);2);8);4);2)" office:value-type="string" office:string-value="00" calcext:value-type="string">
            <text:p>00</text:p>
          </table:table-cell>
          <table:table-cell table:style-name="ce6" table:formula="of:=BIN2HEX(LEFT(HEX2BIN(RIGHT(LEFT([.$J60];2*[.AE$1]);2);8);4) &amp; RIGHT(HEX2BIN(RIGHT(LEFT([.$J60];2*[.AE$1]);2);8);4);2)" office:value-type="string" office:string-value="00" calcext:value-type="string">
            <text:p>00</text:p>
          </table:table-cell>
          <table:table-cell table:style-name="ce6" table:formula="of:=BIN2HEX(LEFT(HEX2BIN(RIGHT(LEFT([.$J60];2*[.AF$1]);2);8);4) &amp; RIGHT(HEX2BIN(RIGHT(LEFT([.$J60];2*[.AF$1]);2);8);4);2)" office:value-type="string" office:string-value="00" calcext:value-type="string">
            <text:p>00</text:p>
          </table:table-cell>
          <table:table-cell table:style-name="ce6" table:formula="of:=BIN2HEX(LEFT(HEX2BIN(RIGHT(LEFT([.$J60];2*[.AG$1]);2);8);4) &amp; RIGHT(HEX2BIN(RIGHT(LEFT([.$J60];2*[.AG$1]);2);8);4);2)" office:value-type="string" office:string-value="00" calcext:value-type="string">
            <text:p>00</text:p>
          </table:table-cell>
          <table:table-cell table:style-name="ce6" table:formula="of:=BIN2HEX(LEFT(HEX2BIN(RIGHT(LEFT([.$J60];2*[.AH$1]);2);8);4) &amp; RIGHT(HEX2BIN(RIGHT(LEFT([.$J60];2*[.AH$1]);2);8);4);2)" office:value-type="string" office:string-value="00" calcext:value-type="string">
            <text:p>00</text:p>
          </table:table-cell>
          <table:table-cell table:style-name="ce6" table:formula="of:=BIN2HEX(LEFT(HEX2BIN(RIGHT(LEFT([.$J60];2*[.AI$1]);2);8);4) &amp; RIGHT(HEX2BIN(RIGHT(LEFT([.$J60];2*[.AI$1]);2);8);4);2)" office:value-type="string" office:string-value="00" calcext:value-type="string">
            <text:p>00</text:p>
          </table:table-cell>
          <table:table-cell table:style-name="ce21" table:formula="of:=BIN2HEX(LEFT(HEX2BIN(RIGHT(LEFT([.$J60];2*[.AJ$1]);2);8);4) &amp; RIGHT(HEX2BIN(RIGHT(LEFT([.$J60];2*[.AJ$1]);2);8);4);2)" office:value-type="string" office:string-value="00" calcext:value-type="string">
            <text:p>00</text:p>
          </table:table-cell>
          <table:table-cell table:style-name="ce23" table:formula="of:=DEC2HEX([.CC60];2)" office:value-type="string" office:string-value="00" calcext:value-type="string">
            <text:p>00</text:p>
          </table:table-cell>
          <table:table-cell table:number-columns-repeated="27"/>
          <table:table-cell table:formula="of:=MOD(HEX2DEC([.R60])+HEX2DEC([.S60]);256)" office:value-type="float" office:value="0" calcext:value-type="float">
            <text:p>0</text:p>
          </table:table-cell>
          <table:table-cell table:formula="of:=MOD([.BM60]+HEX2DEC([.T60]);256)" office:value-type="float" office:value="0" calcext:value-type="float">
            <text:p>0</text:p>
          </table:table-cell>
          <table:table-cell table:formula="of:=MOD([.BN60]+HEX2DEC([.U60]);256)" office:value-type="float" office:value="0" calcext:value-type="float">
            <text:p>0</text:p>
          </table:table-cell>
          <table:table-cell table:formula="of:=MOD([.BO60]+HEX2DEC([.V60]);256)" office:value-type="float" office:value="0" calcext:value-type="float">
            <text:p>0</text:p>
          </table:table-cell>
          <table:table-cell table:formula="of:=MOD([.BP60]+HEX2DEC([.W60]);256)" office:value-type="float" office:value="0" calcext:value-type="float">
            <text:p>0</text:p>
          </table:table-cell>
          <table:table-cell table:formula="of:=MOD([.BQ60]+HEX2DEC([.X60]);256)" office:value-type="float" office:value="0" calcext:value-type="float">
            <text:p>0</text:p>
          </table:table-cell>
          <table:table-cell table:formula="of:=MOD([.BR60]+HEX2DEC([.Y60]);256)" office:value-type="float" office:value="0" calcext:value-type="float">
            <text:p>0</text:p>
          </table:table-cell>
          <table:table-cell table:formula="of:=MOD([.BS60]+HEX2DEC([.Z60]);256)" office:value-type="float" office:value="0" calcext:value-type="float">
            <text:p>0</text:p>
          </table:table-cell>
          <table:table-cell table:formula="of:=MOD([.BT60]+HEX2DEC([.AA60]);256)" office:value-type="float" office:value="0" calcext:value-type="float">
            <text:p>0</text:p>
          </table:table-cell>
          <table:table-cell table:formula="of:=MOD([.BU60]+HEX2DEC([.AB60]);256)" office:value-type="float" office:value="0" calcext:value-type="float">
            <text:p>0</text:p>
          </table:table-cell>
          <table:table-cell table:formula="of:=MOD([.BV60]+HEX2DEC([.AC60]);256)" office:value-type="float" office:value="0" calcext:value-type="float">
            <text:p>0</text:p>
          </table:table-cell>
          <table:table-cell table:formula="of:=MOD([.BW60]+HEX2DEC([.AD60]);256)" office:value-type="float" office:value="0" calcext:value-type="float">
            <text:p>0</text:p>
          </table:table-cell>
          <table:table-cell table:formula="of:=MOD([.BX60]+HEX2DEC([.AE60]);256)" office:value-type="float" office:value="0" calcext:value-type="float">
            <text:p>0</text:p>
          </table:table-cell>
          <table:table-cell table:formula="of:=MOD([.BY60]+HEX2DEC([.AF60]);256)" office:value-type="float" office:value="0" calcext:value-type="float">
            <text:p>0</text:p>
          </table:table-cell>
          <table:table-cell table:formula="of:=MOD([.BZ60]+HEX2DEC([.AG60]);256)" office:value-type="float" office:value="0" calcext:value-type="float">
            <text:p>0</text:p>
          </table:table-cell>
          <table:table-cell table:formula="of:=MOD([.CA60]+HEX2DEC([.AH60]);256)" office:value-type="float" office:value="0" calcext:value-type="float">
            <text:p>0</text:p>
          </table:table-cell>
          <table:table-cell table:formula="of:=MOD([.CB60]+HEX2DEC([.AI6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1];2*[.R$1]);2);8);4) &amp; RIGHT(HEX2BIN(RIGHT(LEFT([.$J61];2*[.R$1]);2);8);4);2)" office:value-type="string" office:string-value="00" calcext:value-type="string">
            <text:p>00</text:p>
          </table:table-cell>
          <table:table-cell table:style-name="ce6" table:formula="of:=BIN2HEX(LEFT(HEX2BIN(RIGHT(LEFT([.$J61];2*[.S$1]);2);8);4) &amp; RIGHT(HEX2BIN(RIGHT(LEFT([.$J61];2*[.S$1]);2);8);4);2)" office:value-type="string" office:string-value="00" calcext:value-type="string">
            <text:p>00</text:p>
          </table:table-cell>
          <table:table-cell table:style-name="ce6" table:formula="of:=BIN2HEX(LEFT(HEX2BIN(RIGHT(LEFT([.$J61];2*[.T$1]);2);8);4) &amp; RIGHT(HEX2BIN(RIGHT(LEFT([.$J61];2*[.T$1]);2);8);4);2)" office:value-type="string" office:string-value="00" calcext:value-type="string">
            <text:p>00</text:p>
          </table:table-cell>
          <table:table-cell table:style-name="ce6" table:formula="of:=BIN2HEX(LEFT(HEX2BIN(RIGHT(LEFT([.$J61];2*[.U$1]);2);8);4) &amp; RIGHT(HEX2BIN(RIGHT(LEFT([.$J61];2*[.U$1]);2);8);4);2)" office:value-type="string" office:string-value="00" calcext:value-type="string">
            <text:p>00</text:p>
          </table:table-cell>
          <table:table-cell table:style-name="ce6" table:formula="of:=BIN2HEX(LEFT(HEX2BIN(RIGHT(LEFT([.$J61];2*[.V$1]);2);8);4) &amp; RIGHT(HEX2BIN(RIGHT(LEFT([.$J61];2*[.V$1]);2);8);4);2)" office:value-type="string" office:string-value="00" calcext:value-type="string">
            <text:p>00</text:p>
          </table:table-cell>
          <table:table-cell table:style-name="ce14" table:formula="of:=BIN2HEX(LEFT(HEX2BIN(RIGHT(LEFT([.$J61];2*[.W$1]);2);8);4) &amp; RIGHT(HEX2BIN(RIGHT(LEFT([.$J61];2*[.W$1]);2);8);4);2)" office:value-type="string" office:string-value="00" calcext:value-type="string">
            <text:p>00</text:p>
          </table:table-cell>
          <table:table-cell table:style-name="ce17" table:formula="of:=BIN2HEX(LEFT(HEX2BIN(RIGHT(LEFT([.$J61];2*[.X$1]);2);8);4) &amp; RIGHT(HEX2BIN(RIGHT(LEFT([.$J61];2*[.X$1]);2);8);4);2)" office:value-type="string" office:string-value="00" calcext:value-type="string">
            <text:p>00</text:p>
          </table:table-cell>
          <table:table-cell table:style-name="ce6" table:formula="of:=BIN2HEX(LEFT(HEX2BIN(RIGHT(LEFT([.$J61];2*[.Y$1]);2);8);4) &amp; RIGHT(HEX2BIN(RIGHT(LEFT([.$J61];2*[.Y$1]);2);8);4);2)" office:value-type="string" office:string-value="00" calcext:value-type="string">
            <text:p>00</text:p>
          </table:table-cell>
          <table:table-cell table:style-name="ce6" table:formula="of:=BIN2HEX(LEFT(HEX2BIN(RIGHT(LEFT([.$J61];2*[.Z$1]);2);8);4) &amp; RIGHT(HEX2BIN(RIGHT(LEFT([.$J61];2*[.Z$1]);2);8);4);2)" office:value-type="string" office:string-value="00" calcext:value-type="string">
            <text:p>00</text:p>
          </table:table-cell>
          <table:table-cell table:style-name="ce6" table:formula="of:=BIN2HEX(LEFT(HEX2BIN(RIGHT(LEFT([.$J61];2*[.AA$1]);2);8);4) &amp; RIGHT(HEX2BIN(RIGHT(LEFT([.$J61];2*[.AA$1]);2);8);4);2)" office:value-type="string" office:string-value="00" calcext:value-type="string">
            <text:p>00</text:p>
          </table:table-cell>
          <table:table-cell table:style-name="ce6" table:formula="of:=BIN2HEX(LEFT(HEX2BIN(RIGHT(LEFT([.$J61];2*[.AB$1]);2);8);4) &amp; RIGHT(HEX2BIN(RIGHT(LEFT([.$J61];2*[.AB$1]);2);8);4);2)" office:value-type="string" office:string-value="00" calcext:value-type="string">
            <text:p>00</text:p>
          </table:table-cell>
          <table:table-cell table:style-name="ce6" table:formula="of:=BIN2HEX(LEFT(HEX2BIN(RIGHT(LEFT([.$J61];2*[.AC$1]);2);8);4) &amp; RIGHT(HEX2BIN(RIGHT(LEFT([.$J61];2*[.AC$1]);2);8);4);2)" office:value-type="string" office:string-value="00" calcext:value-type="string">
            <text:p>00</text:p>
          </table:table-cell>
          <table:table-cell table:style-name="ce6" table:formula="of:=BIN2HEX(LEFT(HEX2BIN(RIGHT(LEFT([.$J61];2*[.AD$1]);2);8);4) &amp; RIGHT(HEX2BIN(RIGHT(LEFT([.$J61];2*[.AD$1]);2);8);4);2)" office:value-type="string" office:string-value="00" calcext:value-type="string">
            <text:p>00</text:p>
          </table:table-cell>
          <table:table-cell table:style-name="ce6" table:formula="of:=BIN2HEX(LEFT(HEX2BIN(RIGHT(LEFT([.$J61];2*[.AE$1]);2);8);4) &amp; RIGHT(HEX2BIN(RIGHT(LEFT([.$J61];2*[.AE$1]);2);8);4);2)" office:value-type="string" office:string-value="00" calcext:value-type="string">
            <text:p>00</text:p>
          </table:table-cell>
          <table:table-cell table:style-name="ce6" table:formula="of:=BIN2HEX(LEFT(HEX2BIN(RIGHT(LEFT([.$J61];2*[.AF$1]);2);8);4) &amp; RIGHT(HEX2BIN(RIGHT(LEFT([.$J61];2*[.AF$1]);2);8);4);2)" office:value-type="string" office:string-value="00" calcext:value-type="string">
            <text:p>00</text:p>
          </table:table-cell>
          <table:table-cell table:style-name="ce6" table:formula="of:=BIN2HEX(LEFT(HEX2BIN(RIGHT(LEFT([.$J61];2*[.AG$1]);2);8);4) &amp; RIGHT(HEX2BIN(RIGHT(LEFT([.$J61];2*[.AG$1]);2);8);4);2)" office:value-type="string" office:string-value="00" calcext:value-type="string">
            <text:p>00</text:p>
          </table:table-cell>
          <table:table-cell table:style-name="ce6" table:formula="of:=BIN2HEX(LEFT(HEX2BIN(RIGHT(LEFT([.$J61];2*[.AH$1]);2);8);4) &amp; RIGHT(HEX2BIN(RIGHT(LEFT([.$J61];2*[.AH$1]);2);8);4);2)" office:value-type="string" office:string-value="00" calcext:value-type="string">
            <text:p>00</text:p>
          </table:table-cell>
          <table:table-cell table:style-name="ce6" table:formula="of:=BIN2HEX(LEFT(HEX2BIN(RIGHT(LEFT([.$J61];2*[.AI$1]);2);8);4) &amp; RIGHT(HEX2BIN(RIGHT(LEFT([.$J61];2*[.AI$1]);2);8);4);2)" office:value-type="string" office:string-value="00" calcext:value-type="string">
            <text:p>00</text:p>
          </table:table-cell>
          <table:table-cell table:style-name="ce21" table:formula="of:=BIN2HEX(LEFT(HEX2BIN(RIGHT(LEFT([.$J61];2*[.AJ$1]);2);8);4) &amp; RIGHT(HEX2BIN(RIGHT(LEFT([.$J61];2*[.AJ$1]);2);8);4);2)" office:value-type="string" office:string-value="00" calcext:value-type="string">
            <text:p>00</text:p>
          </table:table-cell>
          <table:table-cell table:style-name="ce23" table:formula="of:=DEC2HEX([.CC61];2)" office:value-type="string" office:string-value="00" calcext:value-type="string">
            <text:p>00</text:p>
          </table:table-cell>
          <table:table-cell table:number-columns-repeated="27"/>
          <table:table-cell table:formula="of:=MOD(HEX2DEC([.R61])+HEX2DEC([.S61]);256)" office:value-type="float" office:value="0" calcext:value-type="float">
            <text:p>0</text:p>
          </table:table-cell>
          <table:table-cell table:formula="of:=MOD([.BM61]+HEX2DEC([.T61]);256)" office:value-type="float" office:value="0" calcext:value-type="float">
            <text:p>0</text:p>
          </table:table-cell>
          <table:table-cell table:formula="of:=MOD([.BN61]+HEX2DEC([.U61]);256)" office:value-type="float" office:value="0" calcext:value-type="float">
            <text:p>0</text:p>
          </table:table-cell>
          <table:table-cell table:formula="of:=MOD([.BO61]+HEX2DEC([.V61]);256)" office:value-type="float" office:value="0" calcext:value-type="float">
            <text:p>0</text:p>
          </table:table-cell>
          <table:table-cell table:formula="of:=MOD([.BP61]+HEX2DEC([.W61]);256)" office:value-type="float" office:value="0" calcext:value-type="float">
            <text:p>0</text:p>
          </table:table-cell>
          <table:table-cell table:formula="of:=MOD([.BQ61]+HEX2DEC([.X61]);256)" office:value-type="float" office:value="0" calcext:value-type="float">
            <text:p>0</text:p>
          </table:table-cell>
          <table:table-cell table:formula="of:=MOD([.BR61]+HEX2DEC([.Y61]);256)" office:value-type="float" office:value="0" calcext:value-type="float">
            <text:p>0</text:p>
          </table:table-cell>
          <table:table-cell table:formula="of:=MOD([.BS61]+HEX2DEC([.Z61]);256)" office:value-type="float" office:value="0" calcext:value-type="float">
            <text:p>0</text:p>
          </table:table-cell>
          <table:table-cell table:formula="of:=MOD([.BT61]+HEX2DEC([.AA61]);256)" office:value-type="float" office:value="0" calcext:value-type="float">
            <text:p>0</text:p>
          </table:table-cell>
          <table:table-cell table:formula="of:=MOD([.BU61]+HEX2DEC([.AB61]);256)" office:value-type="float" office:value="0" calcext:value-type="float">
            <text:p>0</text:p>
          </table:table-cell>
          <table:table-cell table:formula="of:=MOD([.BV61]+HEX2DEC([.AC61]);256)" office:value-type="float" office:value="0" calcext:value-type="float">
            <text:p>0</text:p>
          </table:table-cell>
          <table:table-cell table:formula="of:=MOD([.BW61]+HEX2DEC([.AD61]);256)" office:value-type="float" office:value="0" calcext:value-type="float">
            <text:p>0</text:p>
          </table:table-cell>
          <table:table-cell table:formula="of:=MOD([.BX61]+HEX2DEC([.AE61]);256)" office:value-type="float" office:value="0" calcext:value-type="float">
            <text:p>0</text:p>
          </table:table-cell>
          <table:table-cell table:formula="of:=MOD([.BY61]+HEX2DEC([.AF61]);256)" office:value-type="float" office:value="0" calcext:value-type="float">
            <text:p>0</text:p>
          </table:table-cell>
          <table:table-cell table:formula="of:=MOD([.BZ61]+HEX2DEC([.AG61]);256)" office:value-type="float" office:value="0" calcext:value-type="float">
            <text:p>0</text:p>
          </table:table-cell>
          <table:table-cell table:formula="of:=MOD([.CA61]+HEX2DEC([.AH61]);256)" office:value-type="float" office:value="0" calcext:value-type="float">
            <text:p>0</text:p>
          </table:table-cell>
          <table:table-cell table:formula="of:=MOD([.CB61]+HEX2DEC([.AI6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2];2*[.R$1]);2);8);4) &amp; RIGHT(HEX2BIN(RIGHT(LEFT([.$J62];2*[.R$1]);2);8);4);2)" office:value-type="string" office:string-value="00" calcext:value-type="string">
            <text:p>00</text:p>
          </table:table-cell>
          <table:table-cell table:style-name="ce6" table:formula="of:=BIN2HEX(LEFT(HEX2BIN(RIGHT(LEFT([.$J62];2*[.S$1]);2);8);4) &amp; RIGHT(HEX2BIN(RIGHT(LEFT([.$J62];2*[.S$1]);2);8);4);2)" office:value-type="string" office:string-value="00" calcext:value-type="string">
            <text:p>00</text:p>
          </table:table-cell>
          <table:table-cell table:style-name="ce6" table:formula="of:=BIN2HEX(LEFT(HEX2BIN(RIGHT(LEFT([.$J62];2*[.T$1]);2);8);4) &amp; RIGHT(HEX2BIN(RIGHT(LEFT([.$J62];2*[.T$1]);2);8);4);2)" office:value-type="string" office:string-value="00" calcext:value-type="string">
            <text:p>00</text:p>
          </table:table-cell>
          <table:table-cell table:style-name="ce6" table:formula="of:=BIN2HEX(LEFT(HEX2BIN(RIGHT(LEFT([.$J62];2*[.U$1]);2);8);4) &amp; RIGHT(HEX2BIN(RIGHT(LEFT([.$J62];2*[.U$1]);2);8);4);2)" office:value-type="string" office:string-value="00" calcext:value-type="string">
            <text:p>00</text:p>
          </table:table-cell>
          <table:table-cell table:style-name="ce6" table:formula="of:=BIN2HEX(LEFT(HEX2BIN(RIGHT(LEFT([.$J62];2*[.V$1]);2);8);4) &amp; RIGHT(HEX2BIN(RIGHT(LEFT([.$J62];2*[.V$1]);2);8);4);2)" office:value-type="string" office:string-value="00" calcext:value-type="string">
            <text:p>00</text:p>
          </table:table-cell>
          <table:table-cell table:style-name="ce14" table:formula="of:=BIN2HEX(LEFT(HEX2BIN(RIGHT(LEFT([.$J62];2*[.W$1]);2);8);4) &amp; RIGHT(HEX2BIN(RIGHT(LEFT([.$J62];2*[.W$1]);2);8);4);2)" office:value-type="string" office:string-value="00" calcext:value-type="string">
            <text:p>00</text:p>
          </table:table-cell>
          <table:table-cell table:style-name="ce17" table:formula="of:=BIN2HEX(LEFT(HEX2BIN(RIGHT(LEFT([.$J62];2*[.X$1]);2);8);4) &amp; RIGHT(HEX2BIN(RIGHT(LEFT([.$J62];2*[.X$1]);2);8);4);2)" office:value-type="string" office:string-value="00" calcext:value-type="string">
            <text:p>00</text:p>
          </table:table-cell>
          <table:table-cell table:style-name="ce6" table:formula="of:=BIN2HEX(LEFT(HEX2BIN(RIGHT(LEFT([.$J62];2*[.Y$1]);2);8);4) &amp; RIGHT(HEX2BIN(RIGHT(LEFT([.$J62];2*[.Y$1]);2);8);4);2)" office:value-type="string" office:string-value="00" calcext:value-type="string">
            <text:p>00</text:p>
          </table:table-cell>
          <table:table-cell table:style-name="ce6" table:formula="of:=BIN2HEX(LEFT(HEX2BIN(RIGHT(LEFT([.$J62];2*[.Z$1]);2);8);4) &amp; RIGHT(HEX2BIN(RIGHT(LEFT([.$J62];2*[.Z$1]);2);8);4);2)" office:value-type="string" office:string-value="00" calcext:value-type="string">
            <text:p>00</text:p>
          </table:table-cell>
          <table:table-cell table:style-name="ce6" table:formula="of:=BIN2HEX(LEFT(HEX2BIN(RIGHT(LEFT([.$J62];2*[.AA$1]);2);8);4) &amp; RIGHT(HEX2BIN(RIGHT(LEFT([.$J62];2*[.AA$1]);2);8);4);2)" office:value-type="string" office:string-value="00" calcext:value-type="string">
            <text:p>00</text:p>
          </table:table-cell>
          <table:table-cell table:style-name="ce6" table:formula="of:=BIN2HEX(LEFT(HEX2BIN(RIGHT(LEFT([.$J62];2*[.AB$1]);2);8);4) &amp; RIGHT(HEX2BIN(RIGHT(LEFT([.$J62];2*[.AB$1]);2);8);4);2)" office:value-type="string" office:string-value="00" calcext:value-type="string">
            <text:p>00</text:p>
          </table:table-cell>
          <table:table-cell table:style-name="ce6" table:formula="of:=BIN2HEX(LEFT(HEX2BIN(RIGHT(LEFT([.$J62];2*[.AC$1]);2);8);4) &amp; RIGHT(HEX2BIN(RIGHT(LEFT([.$J62];2*[.AC$1]);2);8);4);2)" office:value-type="string" office:string-value="00" calcext:value-type="string">
            <text:p>00</text:p>
          </table:table-cell>
          <table:table-cell table:style-name="ce6" table:formula="of:=BIN2HEX(LEFT(HEX2BIN(RIGHT(LEFT([.$J62];2*[.AD$1]);2);8);4) &amp; RIGHT(HEX2BIN(RIGHT(LEFT([.$J62];2*[.AD$1]);2);8);4);2)" office:value-type="string" office:string-value="00" calcext:value-type="string">
            <text:p>00</text:p>
          </table:table-cell>
          <table:table-cell table:style-name="ce6" table:formula="of:=BIN2HEX(LEFT(HEX2BIN(RIGHT(LEFT([.$J62];2*[.AE$1]);2);8);4) &amp; RIGHT(HEX2BIN(RIGHT(LEFT([.$J62];2*[.AE$1]);2);8);4);2)" office:value-type="string" office:string-value="00" calcext:value-type="string">
            <text:p>00</text:p>
          </table:table-cell>
          <table:table-cell table:style-name="ce6" table:formula="of:=BIN2HEX(LEFT(HEX2BIN(RIGHT(LEFT([.$J62];2*[.AF$1]);2);8);4) &amp; RIGHT(HEX2BIN(RIGHT(LEFT([.$J62];2*[.AF$1]);2);8);4);2)" office:value-type="string" office:string-value="00" calcext:value-type="string">
            <text:p>00</text:p>
          </table:table-cell>
          <table:table-cell table:style-name="ce6" table:formula="of:=BIN2HEX(LEFT(HEX2BIN(RIGHT(LEFT([.$J62];2*[.AG$1]);2);8);4) &amp; RIGHT(HEX2BIN(RIGHT(LEFT([.$J62];2*[.AG$1]);2);8);4);2)" office:value-type="string" office:string-value="00" calcext:value-type="string">
            <text:p>00</text:p>
          </table:table-cell>
          <table:table-cell table:style-name="ce6" table:formula="of:=BIN2HEX(LEFT(HEX2BIN(RIGHT(LEFT([.$J62];2*[.AH$1]);2);8);4) &amp; RIGHT(HEX2BIN(RIGHT(LEFT([.$J62];2*[.AH$1]);2);8);4);2)" office:value-type="string" office:string-value="00" calcext:value-type="string">
            <text:p>00</text:p>
          </table:table-cell>
          <table:table-cell table:style-name="ce6" table:formula="of:=BIN2HEX(LEFT(HEX2BIN(RIGHT(LEFT([.$J62];2*[.AI$1]);2);8);4) &amp; RIGHT(HEX2BIN(RIGHT(LEFT([.$J62];2*[.AI$1]);2);8);4);2)" office:value-type="string" office:string-value="00" calcext:value-type="string">
            <text:p>00</text:p>
          </table:table-cell>
          <table:table-cell table:style-name="ce21" table:formula="of:=BIN2HEX(LEFT(HEX2BIN(RIGHT(LEFT([.$J62];2*[.AJ$1]);2);8);4) &amp; RIGHT(HEX2BIN(RIGHT(LEFT([.$J62];2*[.AJ$1]);2);8);4);2)" office:value-type="string" office:string-value="00" calcext:value-type="string">
            <text:p>00</text:p>
          </table:table-cell>
          <table:table-cell table:style-name="ce23" table:formula="of:=DEC2HEX([.CC62];2)" office:value-type="string" office:string-value="00" calcext:value-type="string">
            <text:p>00</text:p>
          </table:table-cell>
          <table:table-cell table:number-columns-repeated="27"/>
          <table:table-cell table:formula="of:=MOD(HEX2DEC([.R62])+HEX2DEC([.S62]);256)" office:value-type="float" office:value="0" calcext:value-type="float">
            <text:p>0</text:p>
          </table:table-cell>
          <table:table-cell table:formula="of:=MOD([.BM62]+HEX2DEC([.T62]);256)" office:value-type="float" office:value="0" calcext:value-type="float">
            <text:p>0</text:p>
          </table:table-cell>
          <table:table-cell table:formula="of:=MOD([.BN62]+HEX2DEC([.U62]);256)" office:value-type="float" office:value="0" calcext:value-type="float">
            <text:p>0</text:p>
          </table:table-cell>
          <table:table-cell table:formula="of:=MOD([.BO62]+HEX2DEC([.V62]);256)" office:value-type="float" office:value="0" calcext:value-type="float">
            <text:p>0</text:p>
          </table:table-cell>
          <table:table-cell table:formula="of:=MOD([.BP62]+HEX2DEC([.W62]);256)" office:value-type="float" office:value="0" calcext:value-type="float">
            <text:p>0</text:p>
          </table:table-cell>
          <table:table-cell table:formula="of:=MOD([.BQ62]+HEX2DEC([.X62]);256)" office:value-type="float" office:value="0" calcext:value-type="float">
            <text:p>0</text:p>
          </table:table-cell>
          <table:table-cell table:formula="of:=MOD([.BR62]+HEX2DEC([.Y62]);256)" office:value-type="float" office:value="0" calcext:value-type="float">
            <text:p>0</text:p>
          </table:table-cell>
          <table:table-cell table:formula="of:=MOD([.BS62]+HEX2DEC([.Z62]);256)" office:value-type="float" office:value="0" calcext:value-type="float">
            <text:p>0</text:p>
          </table:table-cell>
          <table:table-cell table:formula="of:=MOD([.BT62]+HEX2DEC([.AA62]);256)" office:value-type="float" office:value="0" calcext:value-type="float">
            <text:p>0</text:p>
          </table:table-cell>
          <table:table-cell table:formula="of:=MOD([.BU62]+HEX2DEC([.AB62]);256)" office:value-type="float" office:value="0" calcext:value-type="float">
            <text:p>0</text:p>
          </table:table-cell>
          <table:table-cell table:formula="of:=MOD([.BV62]+HEX2DEC([.AC62]);256)" office:value-type="float" office:value="0" calcext:value-type="float">
            <text:p>0</text:p>
          </table:table-cell>
          <table:table-cell table:formula="of:=MOD([.BW62]+HEX2DEC([.AD62]);256)" office:value-type="float" office:value="0" calcext:value-type="float">
            <text:p>0</text:p>
          </table:table-cell>
          <table:table-cell table:formula="of:=MOD([.BX62]+HEX2DEC([.AE62]);256)" office:value-type="float" office:value="0" calcext:value-type="float">
            <text:p>0</text:p>
          </table:table-cell>
          <table:table-cell table:formula="of:=MOD([.BY62]+HEX2DEC([.AF62]);256)" office:value-type="float" office:value="0" calcext:value-type="float">
            <text:p>0</text:p>
          </table:table-cell>
          <table:table-cell table:formula="of:=MOD([.BZ62]+HEX2DEC([.AG62]);256)" office:value-type="float" office:value="0" calcext:value-type="float">
            <text:p>0</text:p>
          </table:table-cell>
          <table:table-cell table:formula="of:=MOD([.CA62]+HEX2DEC([.AH62]);256)" office:value-type="float" office:value="0" calcext:value-type="float">
            <text:p>0</text:p>
          </table:table-cell>
          <table:table-cell table:formula="of:=MOD([.CB62]+HEX2DEC([.AI6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3];2*[.R$1]);2);8);4) &amp; RIGHT(HEX2BIN(RIGHT(LEFT([.$J63];2*[.R$1]);2);8);4);2)" office:value-type="string" office:string-value="00" calcext:value-type="string">
            <text:p>00</text:p>
          </table:table-cell>
          <table:table-cell table:style-name="ce6" table:formula="of:=BIN2HEX(LEFT(HEX2BIN(RIGHT(LEFT([.$J63];2*[.S$1]);2);8);4) &amp; RIGHT(HEX2BIN(RIGHT(LEFT([.$J63];2*[.S$1]);2);8);4);2)" office:value-type="string" office:string-value="00" calcext:value-type="string">
            <text:p>00</text:p>
          </table:table-cell>
          <table:table-cell table:style-name="ce6" table:formula="of:=BIN2HEX(LEFT(HEX2BIN(RIGHT(LEFT([.$J63];2*[.T$1]);2);8);4) &amp; RIGHT(HEX2BIN(RIGHT(LEFT([.$J63];2*[.T$1]);2);8);4);2)" office:value-type="string" office:string-value="00" calcext:value-type="string">
            <text:p>00</text:p>
          </table:table-cell>
          <table:table-cell table:style-name="ce6" table:formula="of:=BIN2HEX(LEFT(HEX2BIN(RIGHT(LEFT([.$J63];2*[.U$1]);2);8);4) &amp; RIGHT(HEX2BIN(RIGHT(LEFT([.$J63];2*[.U$1]);2);8);4);2)" office:value-type="string" office:string-value="00" calcext:value-type="string">
            <text:p>00</text:p>
          </table:table-cell>
          <table:table-cell table:style-name="ce6" table:formula="of:=BIN2HEX(LEFT(HEX2BIN(RIGHT(LEFT([.$J63];2*[.V$1]);2);8);4) &amp; RIGHT(HEX2BIN(RIGHT(LEFT([.$J63];2*[.V$1]);2);8);4);2)" office:value-type="string" office:string-value="00" calcext:value-type="string">
            <text:p>00</text:p>
          </table:table-cell>
          <table:table-cell table:style-name="ce14" table:formula="of:=BIN2HEX(LEFT(HEX2BIN(RIGHT(LEFT([.$J63];2*[.W$1]);2);8);4) &amp; RIGHT(HEX2BIN(RIGHT(LEFT([.$J63];2*[.W$1]);2);8);4);2)" office:value-type="string" office:string-value="00" calcext:value-type="string">
            <text:p>00</text:p>
          </table:table-cell>
          <table:table-cell table:style-name="ce17" table:formula="of:=BIN2HEX(LEFT(HEX2BIN(RIGHT(LEFT([.$J63];2*[.X$1]);2);8);4) &amp; RIGHT(HEX2BIN(RIGHT(LEFT([.$J63];2*[.X$1]);2);8);4);2)" office:value-type="string" office:string-value="00" calcext:value-type="string">
            <text:p>00</text:p>
          </table:table-cell>
          <table:table-cell table:style-name="ce6" table:formula="of:=BIN2HEX(LEFT(HEX2BIN(RIGHT(LEFT([.$J63];2*[.Y$1]);2);8);4) &amp; RIGHT(HEX2BIN(RIGHT(LEFT([.$J63];2*[.Y$1]);2);8);4);2)" office:value-type="string" office:string-value="00" calcext:value-type="string">
            <text:p>00</text:p>
          </table:table-cell>
          <table:table-cell table:style-name="ce6" table:formula="of:=BIN2HEX(LEFT(HEX2BIN(RIGHT(LEFT([.$J63];2*[.Z$1]);2);8);4) &amp; RIGHT(HEX2BIN(RIGHT(LEFT([.$J63];2*[.Z$1]);2);8);4);2)" office:value-type="string" office:string-value="00" calcext:value-type="string">
            <text:p>00</text:p>
          </table:table-cell>
          <table:table-cell table:style-name="ce6" table:formula="of:=BIN2HEX(LEFT(HEX2BIN(RIGHT(LEFT([.$J63];2*[.AA$1]);2);8);4) &amp; RIGHT(HEX2BIN(RIGHT(LEFT([.$J63];2*[.AA$1]);2);8);4);2)" office:value-type="string" office:string-value="00" calcext:value-type="string">
            <text:p>00</text:p>
          </table:table-cell>
          <table:table-cell table:style-name="ce6" table:formula="of:=BIN2HEX(LEFT(HEX2BIN(RIGHT(LEFT([.$J63];2*[.AB$1]);2);8);4) &amp; RIGHT(HEX2BIN(RIGHT(LEFT([.$J63];2*[.AB$1]);2);8);4);2)" office:value-type="string" office:string-value="00" calcext:value-type="string">
            <text:p>00</text:p>
          </table:table-cell>
          <table:table-cell table:style-name="ce6" table:formula="of:=BIN2HEX(LEFT(HEX2BIN(RIGHT(LEFT([.$J63];2*[.AC$1]);2);8);4) &amp; RIGHT(HEX2BIN(RIGHT(LEFT([.$J63];2*[.AC$1]);2);8);4);2)" office:value-type="string" office:string-value="00" calcext:value-type="string">
            <text:p>00</text:p>
          </table:table-cell>
          <table:table-cell table:style-name="ce6" table:formula="of:=BIN2HEX(LEFT(HEX2BIN(RIGHT(LEFT([.$J63];2*[.AD$1]);2);8);4) &amp; RIGHT(HEX2BIN(RIGHT(LEFT([.$J63];2*[.AD$1]);2);8);4);2)" office:value-type="string" office:string-value="00" calcext:value-type="string">
            <text:p>00</text:p>
          </table:table-cell>
          <table:table-cell table:style-name="ce6" table:formula="of:=BIN2HEX(LEFT(HEX2BIN(RIGHT(LEFT([.$J63];2*[.AE$1]);2);8);4) &amp; RIGHT(HEX2BIN(RIGHT(LEFT([.$J63];2*[.AE$1]);2);8);4);2)" office:value-type="string" office:string-value="00" calcext:value-type="string">
            <text:p>00</text:p>
          </table:table-cell>
          <table:table-cell table:style-name="ce6" table:formula="of:=BIN2HEX(LEFT(HEX2BIN(RIGHT(LEFT([.$J63];2*[.AF$1]);2);8);4) &amp; RIGHT(HEX2BIN(RIGHT(LEFT([.$J63];2*[.AF$1]);2);8);4);2)" office:value-type="string" office:string-value="00" calcext:value-type="string">
            <text:p>00</text:p>
          </table:table-cell>
          <table:table-cell table:style-name="ce6" table:formula="of:=BIN2HEX(LEFT(HEX2BIN(RIGHT(LEFT([.$J63];2*[.AG$1]);2);8);4) &amp; RIGHT(HEX2BIN(RIGHT(LEFT([.$J63];2*[.AG$1]);2);8);4);2)" office:value-type="string" office:string-value="00" calcext:value-type="string">
            <text:p>00</text:p>
          </table:table-cell>
          <table:table-cell table:style-name="ce6" table:formula="of:=BIN2HEX(LEFT(HEX2BIN(RIGHT(LEFT([.$J63];2*[.AH$1]);2);8);4) &amp; RIGHT(HEX2BIN(RIGHT(LEFT([.$J63];2*[.AH$1]);2);8);4);2)" office:value-type="string" office:string-value="00" calcext:value-type="string">
            <text:p>00</text:p>
          </table:table-cell>
          <table:table-cell table:style-name="ce6" table:formula="of:=BIN2HEX(LEFT(HEX2BIN(RIGHT(LEFT([.$J63];2*[.AI$1]);2);8);4) &amp; RIGHT(HEX2BIN(RIGHT(LEFT([.$J63];2*[.AI$1]);2);8);4);2)" office:value-type="string" office:string-value="00" calcext:value-type="string">
            <text:p>00</text:p>
          </table:table-cell>
          <table:table-cell table:style-name="ce21" table:formula="of:=BIN2HEX(LEFT(HEX2BIN(RIGHT(LEFT([.$J63];2*[.AJ$1]);2);8);4) &amp; RIGHT(HEX2BIN(RIGHT(LEFT([.$J63];2*[.AJ$1]);2);8);4);2)" office:value-type="string" office:string-value="00" calcext:value-type="string">
            <text:p>00</text:p>
          </table:table-cell>
          <table:table-cell table:style-name="ce23" table:formula="of:=DEC2HEX([.CC63];2)" office:value-type="string" office:string-value="00" calcext:value-type="string">
            <text:p>00</text:p>
          </table:table-cell>
          <table:table-cell table:number-columns-repeated="27"/>
          <table:table-cell table:formula="of:=MOD(HEX2DEC([.R63])+HEX2DEC([.S63]);256)" office:value-type="float" office:value="0" calcext:value-type="float">
            <text:p>0</text:p>
          </table:table-cell>
          <table:table-cell table:formula="of:=MOD([.BM63]+HEX2DEC([.T63]);256)" office:value-type="float" office:value="0" calcext:value-type="float">
            <text:p>0</text:p>
          </table:table-cell>
          <table:table-cell table:formula="of:=MOD([.BN63]+HEX2DEC([.U63]);256)" office:value-type="float" office:value="0" calcext:value-type="float">
            <text:p>0</text:p>
          </table:table-cell>
          <table:table-cell table:formula="of:=MOD([.BO63]+HEX2DEC([.V63]);256)" office:value-type="float" office:value="0" calcext:value-type="float">
            <text:p>0</text:p>
          </table:table-cell>
          <table:table-cell table:formula="of:=MOD([.BP63]+HEX2DEC([.W63]);256)" office:value-type="float" office:value="0" calcext:value-type="float">
            <text:p>0</text:p>
          </table:table-cell>
          <table:table-cell table:formula="of:=MOD([.BQ63]+HEX2DEC([.X63]);256)" office:value-type="float" office:value="0" calcext:value-type="float">
            <text:p>0</text:p>
          </table:table-cell>
          <table:table-cell table:formula="of:=MOD([.BR63]+HEX2DEC([.Y63]);256)" office:value-type="float" office:value="0" calcext:value-type="float">
            <text:p>0</text:p>
          </table:table-cell>
          <table:table-cell table:formula="of:=MOD([.BS63]+HEX2DEC([.Z63]);256)" office:value-type="float" office:value="0" calcext:value-type="float">
            <text:p>0</text:p>
          </table:table-cell>
          <table:table-cell table:formula="of:=MOD([.BT63]+HEX2DEC([.AA63]);256)" office:value-type="float" office:value="0" calcext:value-type="float">
            <text:p>0</text:p>
          </table:table-cell>
          <table:table-cell table:formula="of:=MOD([.BU63]+HEX2DEC([.AB63]);256)" office:value-type="float" office:value="0" calcext:value-type="float">
            <text:p>0</text:p>
          </table:table-cell>
          <table:table-cell table:formula="of:=MOD([.BV63]+HEX2DEC([.AC63]);256)" office:value-type="float" office:value="0" calcext:value-type="float">
            <text:p>0</text:p>
          </table:table-cell>
          <table:table-cell table:formula="of:=MOD([.BW63]+HEX2DEC([.AD63]);256)" office:value-type="float" office:value="0" calcext:value-type="float">
            <text:p>0</text:p>
          </table:table-cell>
          <table:table-cell table:formula="of:=MOD([.BX63]+HEX2DEC([.AE63]);256)" office:value-type="float" office:value="0" calcext:value-type="float">
            <text:p>0</text:p>
          </table:table-cell>
          <table:table-cell table:formula="of:=MOD([.BY63]+HEX2DEC([.AF63]);256)" office:value-type="float" office:value="0" calcext:value-type="float">
            <text:p>0</text:p>
          </table:table-cell>
          <table:table-cell table:formula="of:=MOD([.BZ63]+HEX2DEC([.AG63]);256)" office:value-type="float" office:value="0" calcext:value-type="float">
            <text:p>0</text:p>
          </table:table-cell>
          <table:table-cell table:formula="of:=MOD([.CA63]+HEX2DEC([.AH63]);256)" office:value-type="float" office:value="0" calcext:value-type="float">
            <text:p>0</text:p>
          </table:table-cell>
          <table:table-cell table:formula="of:=MOD([.CB63]+HEX2DEC([.AI6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4];2*[.R$1]);2);8);4) &amp; RIGHT(HEX2BIN(RIGHT(LEFT([.$J64];2*[.R$1]);2);8);4);2)" office:value-type="string" office:string-value="00" calcext:value-type="string">
            <text:p>00</text:p>
          </table:table-cell>
          <table:table-cell table:style-name="ce6" table:formula="of:=BIN2HEX(LEFT(HEX2BIN(RIGHT(LEFT([.$J64];2*[.S$1]);2);8);4) &amp; RIGHT(HEX2BIN(RIGHT(LEFT([.$J64];2*[.S$1]);2);8);4);2)" office:value-type="string" office:string-value="00" calcext:value-type="string">
            <text:p>00</text:p>
          </table:table-cell>
          <table:table-cell table:style-name="ce6" table:formula="of:=BIN2HEX(LEFT(HEX2BIN(RIGHT(LEFT([.$J64];2*[.T$1]);2);8);4) &amp; RIGHT(HEX2BIN(RIGHT(LEFT([.$J64];2*[.T$1]);2);8);4);2)" office:value-type="string" office:string-value="00" calcext:value-type="string">
            <text:p>00</text:p>
          </table:table-cell>
          <table:table-cell table:style-name="ce6" table:formula="of:=BIN2HEX(LEFT(HEX2BIN(RIGHT(LEFT([.$J64];2*[.U$1]);2);8);4) &amp; RIGHT(HEX2BIN(RIGHT(LEFT([.$J64];2*[.U$1]);2);8);4);2)" office:value-type="string" office:string-value="00" calcext:value-type="string">
            <text:p>00</text:p>
          </table:table-cell>
          <table:table-cell table:style-name="ce6" table:formula="of:=BIN2HEX(LEFT(HEX2BIN(RIGHT(LEFT([.$J64];2*[.V$1]);2);8);4) &amp; RIGHT(HEX2BIN(RIGHT(LEFT([.$J64];2*[.V$1]);2);8);4);2)" office:value-type="string" office:string-value="00" calcext:value-type="string">
            <text:p>00</text:p>
          </table:table-cell>
          <table:table-cell table:style-name="ce14" table:formula="of:=BIN2HEX(LEFT(HEX2BIN(RIGHT(LEFT([.$J64];2*[.W$1]);2);8);4) &amp; RIGHT(HEX2BIN(RIGHT(LEFT([.$J64];2*[.W$1]);2);8);4);2)" office:value-type="string" office:string-value="00" calcext:value-type="string">
            <text:p>00</text:p>
          </table:table-cell>
          <table:table-cell table:style-name="ce17" table:formula="of:=BIN2HEX(LEFT(HEX2BIN(RIGHT(LEFT([.$J64];2*[.X$1]);2);8);4) &amp; RIGHT(HEX2BIN(RIGHT(LEFT([.$J64];2*[.X$1]);2);8);4);2)" office:value-type="string" office:string-value="00" calcext:value-type="string">
            <text:p>00</text:p>
          </table:table-cell>
          <table:table-cell table:style-name="ce6" table:formula="of:=BIN2HEX(LEFT(HEX2BIN(RIGHT(LEFT([.$J64];2*[.Y$1]);2);8);4) &amp; RIGHT(HEX2BIN(RIGHT(LEFT([.$J64];2*[.Y$1]);2);8);4);2)" office:value-type="string" office:string-value="00" calcext:value-type="string">
            <text:p>00</text:p>
          </table:table-cell>
          <table:table-cell table:style-name="ce6" table:formula="of:=BIN2HEX(LEFT(HEX2BIN(RIGHT(LEFT([.$J64];2*[.Z$1]);2);8);4) &amp; RIGHT(HEX2BIN(RIGHT(LEFT([.$J64];2*[.Z$1]);2);8);4);2)" office:value-type="string" office:string-value="00" calcext:value-type="string">
            <text:p>00</text:p>
          </table:table-cell>
          <table:table-cell table:style-name="ce6" table:formula="of:=BIN2HEX(LEFT(HEX2BIN(RIGHT(LEFT([.$J64];2*[.AA$1]);2);8);4) &amp; RIGHT(HEX2BIN(RIGHT(LEFT([.$J64];2*[.AA$1]);2);8);4);2)" office:value-type="string" office:string-value="00" calcext:value-type="string">
            <text:p>00</text:p>
          </table:table-cell>
          <table:table-cell table:style-name="ce6" table:formula="of:=BIN2HEX(LEFT(HEX2BIN(RIGHT(LEFT([.$J64];2*[.AB$1]);2);8);4) &amp; RIGHT(HEX2BIN(RIGHT(LEFT([.$J64];2*[.AB$1]);2);8);4);2)" office:value-type="string" office:string-value="00" calcext:value-type="string">
            <text:p>00</text:p>
          </table:table-cell>
          <table:table-cell table:style-name="ce6" table:formula="of:=BIN2HEX(LEFT(HEX2BIN(RIGHT(LEFT([.$J64];2*[.AC$1]);2);8);4) &amp; RIGHT(HEX2BIN(RIGHT(LEFT([.$J64];2*[.AC$1]);2);8);4);2)" office:value-type="string" office:string-value="00" calcext:value-type="string">
            <text:p>00</text:p>
          </table:table-cell>
          <table:table-cell table:style-name="ce6" table:formula="of:=BIN2HEX(LEFT(HEX2BIN(RIGHT(LEFT([.$J64];2*[.AD$1]);2);8);4) &amp; RIGHT(HEX2BIN(RIGHT(LEFT([.$J64];2*[.AD$1]);2);8);4);2)" office:value-type="string" office:string-value="00" calcext:value-type="string">
            <text:p>00</text:p>
          </table:table-cell>
          <table:table-cell table:style-name="ce6" table:formula="of:=BIN2HEX(LEFT(HEX2BIN(RIGHT(LEFT([.$J64];2*[.AE$1]);2);8);4) &amp; RIGHT(HEX2BIN(RIGHT(LEFT([.$J64];2*[.AE$1]);2);8);4);2)" office:value-type="string" office:string-value="00" calcext:value-type="string">
            <text:p>00</text:p>
          </table:table-cell>
          <table:table-cell table:style-name="ce6" table:formula="of:=BIN2HEX(LEFT(HEX2BIN(RIGHT(LEFT([.$J64];2*[.AF$1]);2);8);4) &amp; RIGHT(HEX2BIN(RIGHT(LEFT([.$J64];2*[.AF$1]);2);8);4);2)" office:value-type="string" office:string-value="00" calcext:value-type="string">
            <text:p>00</text:p>
          </table:table-cell>
          <table:table-cell table:style-name="ce6" table:formula="of:=BIN2HEX(LEFT(HEX2BIN(RIGHT(LEFT([.$J64];2*[.AG$1]);2);8);4) &amp; RIGHT(HEX2BIN(RIGHT(LEFT([.$J64];2*[.AG$1]);2);8);4);2)" office:value-type="string" office:string-value="00" calcext:value-type="string">
            <text:p>00</text:p>
          </table:table-cell>
          <table:table-cell table:style-name="ce6" table:formula="of:=BIN2HEX(LEFT(HEX2BIN(RIGHT(LEFT([.$J64];2*[.AH$1]);2);8);4) &amp; RIGHT(HEX2BIN(RIGHT(LEFT([.$J64];2*[.AH$1]);2);8);4);2)" office:value-type="string" office:string-value="00" calcext:value-type="string">
            <text:p>00</text:p>
          </table:table-cell>
          <table:table-cell table:style-name="ce6" table:formula="of:=BIN2HEX(LEFT(HEX2BIN(RIGHT(LEFT([.$J64];2*[.AI$1]);2);8);4) &amp; RIGHT(HEX2BIN(RIGHT(LEFT([.$J64];2*[.AI$1]);2);8);4);2)" office:value-type="string" office:string-value="00" calcext:value-type="string">
            <text:p>00</text:p>
          </table:table-cell>
          <table:table-cell table:style-name="ce21" table:formula="of:=BIN2HEX(LEFT(HEX2BIN(RIGHT(LEFT([.$J64];2*[.AJ$1]);2);8);4) &amp; RIGHT(HEX2BIN(RIGHT(LEFT([.$J64];2*[.AJ$1]);2);8);4);2)" office:value-type="string" office:string-value="00" calcext:value-type="string">
            <text:p>00</text:p>
          </table:table-cell>
          <table:table-cell table:style-name="ce23" table:formula="of:=DEC2HEX([.CC64];2)" office:value-type="string" office:string-value="00" calcext:value-type="string">
            <text:p>00</text:p>
          </table:table-cell>
          <table:table-cell table:number-columns-repeated="27"/>
          <table:table-cell table:formula="of:=MOD(HEX2DEC([.R64])+HEX2DEC([.S64]);256)" office:value-type="float" office:value="0" calcext:value-type="float">
            <text:p>0</text:p>
          </table:table-cell>
          <table:table-cell table:formula="of:=MOD([.BM64]+HEX2DEC([.T64]);256)" office:value-type="float" office:value="0" calcext:value-type="float">
            <text:p>0</text:p>
          </table:table-cell>
          <table:table-cell table:formula="of:=MOD([.BN64]+HEX2DEC([.U64]);256)" office:value-type="float" office:value="0" calcext:value-type="float">
            <text:p>0</text:p>
          </table:table-cell>
          <table:table-cell table:formula="of:=MOD([.BO64]+HEX2DEC([.V64]);256)" office:value-type="float" office:value="0" calcext:value-type="float">
            <text:p>0</text:p>
          </table:table-cell>
          <table:table-cell table:formula="of:=MOD([.BP64]+HEX2DEC([.W64]);256)" office:value-type="float" office:value="0" calcext:value-type="float">
            <text:p>0</text:p>
          </table:table-cell>
          <table:table-cell table:formula="of:=MOD([.BQ64]+HEX2DEC([.X64]);256)" office:value-type="float" office:value="0" calcext:value-type="float">
            <text:p>0</text:p>
          </table:table-cell>
          <table:table-cell table:formula="of:=MOD([.BR64]+HEX2DEC([.Y64]);256)" office:value-type="float" office:value="0" calcext:value-type="float">
            <text:p>0</text:p>
          </table:table-cell>
          <table:table-cell table:formula="of:=MOD([.BS64]+HEX2DEC([.Z64]);256)" office:value-type="float" office:value="0" calcext:value-type="float">
            <text:p>0</text:p>
          </table:table-cell>
          <table:table-cell table:formula="of:=MOD([.BT64]+HEX2DEC([.AA64]);256)" office:value-type="float" office:value="0" calcext:value-type="float">
            <text:p>0</text:p>
          </table:table-cell>
          <table:table-cell table:formula="of:=MOD([.BU64]+HEX2DEC([.AB64]);256)" office:value-type="float" office:value="0" calcext:value-type="float">
            <text:p>0</text:p>
          </table:table-cell>
          <table:table-cell table:formula="of:=MOD([.BV64]+HEX2DEC([.AC64]);256)" office:value-type="float" office:value="0" calcext:value-type="float">
            <text:p>0</text:p>
          </table:table-cell>
          <table:table-cell table:formula="of:=MOD([.BW64]+HEX2DEC([.AD64]);256)" office:value-type="float" office:value="0" calcext:value-type="float">
            <text:p>0</text:p>
          </table:table-cell>
          <table:table-cell table:formula="of:=MOD([.BX64]+HEX2DEC([.AE64]);256)" office:value-type="float" office:value="0" calcext:value-type="float">
            <text:p>0</text:p>
          </table:table-cell>
          <table:table-cell table:formula="of:=MOD([.BY64]+HEX2DEC([.AF64]);256)" office:value-type="float" office:value="0" calcext:value-type="float">
            <text:p>0</text:p>
          </table:table-cell>
          <table:table-cell table:formula="of:=MOD([.BZ64]+HEX2DEC([.AG64]);256)" office:value-type="float" office:value="0" calcext:value-type="float">
            <text:p>0</text:p>
          </table:table-cell>
          <table:table-cell table:formula="of:=MOD([.CA64]+HEX2DEC([.AH64]);256)" office:value-type="float" office:value="0" calcext:value-type="float">
            <text:p>0</text:p>
          </table:table-cell>
          <table:table-cell table:formula="of:=MOD([.CB64]+HEX2DEC([.AI6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5];2*[.R$1]);2);8);4) &amp; RIGHT(HEX2BIN(RIGHT(LEFT([.$J65];2*[.R$1]);2);8);4);2)" office:value-type="string" office:string-value="00" calcext:value-type="string">
            <text:p>00</text:p>
          </table:table-cell>
          <table:table-cell table:style-name="ce6" table:formula="of:=BIN2HEX(LEFT(HEX2BIN(RIGHT(LEFT([.$J65];2*[.S$1]);2);8);4) &amp; RIGHT(HEX2BIN(RIGHT(LEFT([.$J65];2*[.S$1]);2);8);4);2)" office:value-type="string" office:string-value="00" calcext:value-type="string">
            <text:p>00</text:p>
          </table:table-cell>
          <table:table-cell table:style-name="ce6" table:formula="of:=BIN2HEX(LEFT(HEX2BIN(RIGHT(LEFT([.$J65];2*[.T$1]);2);8);4) &amp; RIGHT(HEX2BIN(RIGHT(LEFT([.$J65];2*[.T$1]);2);8);4);2)" office:value-type="string" office:string-value="00" calcext:value-type="string">
            <text:p>00</text:p>
          </table:table-cell>
          <table:table-cell table:style-name="ce6" table:formula="of:=BIN2HEX(LEFT(HEX2BIN(RIGHT(LEFT([.$J65];2*[.U$1]);2);8);4) &amp; RIGHT(HEX2BIN(RIGHT(LEFT([.$J65];2*[.U$1]);2);8);4);2)" office:value-type="string" office:string-value="00" calcext:value-type="string">
            <text:p>00</text:p>
          </table:table-cell>
          <table:table-cell table:style-name="ce6" table:formula="of:=BIN2HEX(LEFT(HEX2BIN(RIGHT(LEFT([.$J65];2*[.V$1]);2);8);4) &amp; RIGHT(HEX2BIN(RIGHT(LEFT([.$J65];2*[.V$1]);2);8);4);2)" office:value-type="string" office:string-value="00" calcext:value-type="string">
            <text:p>00</text:p>
          </table:table-cell>
          <table:table-cell table:style-name="ce14" table:formula="of:=BIN2HEX(LEFT(HEX2BIN(RIGHT(LEFT([.$J65];2*[.W$1]);2);8);4) &amp; RIGHT(HEX2BIN(RIGHT(LEFT([.$J65];2*[.W$1]);2);8);4);2)" office:value-type="string" office:string-value="00" calcext:value-type="string">
            <text:p>00</text:p>
          </table:table-cell>
          <table:table-cell table:style-name="ce17" table:formula="of:=BIN2HEX(LEFT(HEX2BIN(RIGHT(LEFT([.$J65];2*[.X$1]);2);8);4) &amp; RIGHT(HEX2BIN(RIGHT(LEFT([.$J65];2*[.X$1]);2);8);4);2)" office:value-type="string" office:string-value="00" calcext:value-type="string">
            <text:p>00</text:p>
          </table:table-cell>
          <table:table-cell table:style-name="ce6" table:formula="of:=BIN2HEX(LEFT(HEX2BIN(RIGHT(LEFT([.$J65];2*[.Y$1]);2);8);4) &amp; RIGHT(HEX2BIN(RIGHT(LEFT([.$J65];2*[.Y$1]);2);8);4);2)" office:value-type="string" office:string-value="00" calcext:value-type="string">
            <text:p>00</text:p>
          </table:table-cell>
          <table:table-cell table:style-name="ce6" table:formula="of:=BIN2HEX(LEFT(HEX2BIN(RIGHT(LEFT([.$J65];2*[.Z$1]);2);8);4) &amp; RIGHT(HEX2BIN(RIGHT(LEFT([.$J65];2*[.Z$1]);2);8);4);2)" office:value-type="string" office:string-value="00" calcext:value-type="string">
            <text:p>00</text:p>
          </table:table-cell>
          <table:table-cell table:style-name="ce6" table:formula="of:=BIN2HEX(LEFT(HEX2BIN(RIGHT(LEFT([.$J65];2*[.AA$1]);2);8);4) &amp; RIGHT(HEX2BIN(RIGHT(LEFT([.$J65];2*[.AA$1]);2);8);4);2)" office:value-type="string" office:string-value="00" calcext:value-type="string">
            <text:p>00</text:p>
          </table:table-cell>
          <table:table-cell table:style-name="ce6" table:formula="of:=BIN2HEX(LEFT(HEX2BIN(RIGHT(LEFT([.$J65];2*[.AB$1]);2);8);4) &amp; RIGHT(HEX2BIN(RIGHT(LEFT([.$J65];2*[.AB$1]);2);8);4);2)" office:value-type="string" office:string-value="00" calcext:value-type="string">
            <text:p>00</text:p>
          </table:table-cell>
          <table:table-cell table:style-name="ce6" table:formula="of:=BIN2HEX(LEFT(HEX2BIN(RIGHT(LEFT([.$J65];2*[.AC$1]);2);8);4) &amp; RIGHT(HEX2BIN(RIGHT(LEFT([.$J65];2*[.AC$1]);2);8);4);2)" office:value-type="string" office:string-value="00" calcext:value-type="string">
            <text:p>00</text:p>
          </table:table-cell>
          <table:table-cell table:style-name="ce6" table:formula="of:=BIN2HEX(LEFT(HEX2BIN(RIGHT(LEFT([.$J65];2*[.AD$1]);2);8);4) &amp; RIGHT(HEX2BIN(RIGHT(LEFT([.$J65];2*[.AD$1]);2);8);4);2)" office:value-type="string" office:string-value="00" calcext:value-type="string">
            <text:p>00</text:p>
          </table:table-cell>
          <table:table-cell table:style-name="ce6" table:formula="of:=BIN2HEX(LEFT(HEX2BIN(RIGHT(LEFT([.$J65];2*[.AE$1]);2);8);4) &amp; RIGHT(HEX2BIN(RIGHT(LEFT([.$J65];2*[.AE$1]);2);8);4);2)" office:value-type="string" office:string-value="00" calcext:value-type="string">
            <text:p>00</text:p>
          </table:table-cell>
          <table:table-cell table:style-name="ce6" table:formula="of:=BIN2HEX(LEFT(HEX2BIN(RIGHT(LEFT([.$J65];2*[.AF$1]);2);8);4) &amp; RIGHT(HEX2BIN(RIGHT(LEFT([.$J65];2*[.AF$1]);2);8);4);2)" office:value-type="string" office:string-value="00" calcext:value-type="string">
            <text:p>00</text:p>
          </table:table-cell>
          <table:table-cell table:style-name="ce6" table:formula="of:=BIN2HEX(LEFT(HEX2BIN(RIGHT(LEFT([.$J65];2*[.AG$1]);2);8);4) &amp; RIGHT(HEX2BIN(RIGHT(LEFT([.$J65];2*[.AG$1]);2);8);4);2)" office:value-type="string" office:string-value="00" calcext:value-type="string">
            <text:p>00</text:p>
          </table:table-cell>
          <table:table-cell table:style-name="ce6" table:formula="of:=BIN2HEX(LEFT(HEX2BIN(RIGHT(LEFT([.$J65];2*[.AH$1]);2);8);4) &amp; RIGHT(HEX2BIN(RIGHT(LEFT([.$J65];2*[.AH$1]);2);8);4);2)" office:value-type="string" office:string-value="00" calcext:value-type="string">
            <text:p>00</text:p>
          </table:table-cell>
          <table:table-cell table:style-name="ce6" table:formula="of:=BIN2HEX(LEFT(HEX2BIN(RIGHT(LEFT([.$J65];2*[.AI$1]);2);8);4) &amp; RIGHT(HEX2BIN(RIGHT(LEFT([.$J65];2*[.AI$1]);2);8);4);2)" office:value-type="string" office:string-value="00" calcext:value-type="string">
            <text:p>00</text:p>
          </table:table-cell>
          <table:table-cell table:style-name="ce21" table:formula="of:=BIN2HEX(LEFT(HEX2BIN(RIGHT(LEFT([.$J65];2*[.AJ$1]);2);8);4) &amp; RIGHT(HEX2BIN(RIGHT(LEFT([.$J65];2*[.AJ$1]);2);8);4);2)" office:value-type="string" office:string-value="00" calcext:value-type="string">
            <text:p>00</text:p>
          </table:table-cell>
          <table:table-cell table:style-name="ce23" table:formula="of:=DEC2HEX([.CC65];2)" office:value-type="string" office:string-value="00" calcext:value-type="string">
            <text:p>00</text:p>
          </table:table-cell>
          <table:table-cell table:number-columns-repeated="27"/>
          <table:table-cell table:formula="of:=MOD(HEX2DEC([.R65])+HEX2DEC([.S65]);256)" office:value-type="float" office:value="0" calcext:value-type="float">
            <text:p>0</text:p>
          </table:table-cell>
          <table:table-cell table:formula="of:=MOD([.BM65]+HEX2DEC([.T65]);256)" office:value-type="float" office:value="0" calcext:value-type="float">
            <text:p>0</text:p>
          </table:table-cell>
          <table:table-cell table:formula="of:=MOD([.BN65]+HEX2DEC([.U65]);256)" office:value-type="float" office:value="0" calcext:value-type="float">
            <text:p>0</text:p>
          </table:table-cell>
          <table:table-cell table:formula="of:=MOD([.BO65]+HEX2DEC([.V65]);256)" office:value-type="float" office:value="0" calcext:value-type="float">
            <text:p>0</text:p>
          </table:table-cell>
          <table:table-cell table:formula="of:=MOD([.BP65]+HEX2DEC([.W65]);256)" office:value-type="float" office:value="0" calcext:value-type="float">
            <text:p>0</text:p>
          </table:table-cell>
          <table:table-cell table:formula="of:=MOD([.BQ65]+HEX2DEC([.X65]);256)" office:value-type="float" office:value="0" calcext:value-type="float">
            <text:p>0</text:p>
          </table:table-cell>
          <table:table-cell table:formula="of:=MOD([.BR65]+HEX2DEC([.Y65]);256)" office:value-type="float" office:value="0" calcext:value-type="float">
            <text:p>0</text:p>
          </table:table-cell>
          <table:table-cell table:formula="of:=MOD([.BS65]+HEX2DEC([.Z65]);256)" office:value-type="float" office:value="0" calcext:value-type="float">
            <text:p>0</text:p>
          </table:table-cell>
          <table:table-cell table:formula="of:=MOD([.BT65]+HEX2DEC([.AA65]);256)" office:value-type="float" office:value="0" calcext:value-type="float">
            <text:p>0</text:p>
          </table:table-cell>
          <table:table-cell table:formula="of:=MOD([.BU65]+HEX2DEC([.AB65]);256)" office:value-type="float" office:value="0" calcext:value-type="float">
            <text:p>0</text:p>
          </table:table-cell>
          <table:table-cell table:formula="of:=MOD([.BV65]+HEX2DEC([.AC65]);256)" office:value-type="float" office:value="0" calcext:value-type="float">
            <text:p>0</text:p>
          </table:table-cell>
          <table:table-cell table:formula="of:=MOD([.BW65]+HEX2DEC([.AD65]);256)" office:value-type="float" office:value="0" calcext:value-type="float">
            <text:p>0</text:p>
          </table:table-cell>
          <table:table-cell table:formula="of:=MOD([.BX65]+HEX2DEC([.AE65]);256)" office:value-type="float" office:value="0" calcext:value-type="float">
            <text:p>0</text:p>
          </table:table-cell>
          <table:table-cell table:formula="of:=MOD([.BY65]+HEX2DEC([.AF65]);256)" office:value-type="float" office:value="0" calcext:value-type="float">
            <text:p>0</text:p>
          </table:table-cell>
          <table:table-cell table:formula="of:=MOD([.BZ65]+HEX2DEC([.AG65]);256)" office:value-type="float" office:value="0" calcext:value-type="float">
            <text:p>0</text:p>
          </table:table-cell>
          <table:table-cell table:formula="of:=MOD([.CA65]+HEX2DEC([.AH65]);256)" office:value-type="float" office:value="0" calcext:value-type="float">
            <text:p>0</text:p>
          </table:table-cell>
          <table:table-cell table:formula="of:=MOD([.CB65]+HEX2DEC([.AI6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6];2*[.R$1]);2);8);4) &amp; RIGHT(HEX2BIN(RIGHT(LEFT([.$J66];2*[.R$1]);2);8);4);2)" office:value-type="string" office:string-value="00" calcext:value-type="string">
            <text:p>00</text:p>
          </table:table-cell>
          <table:table-cell table:style-name="ce6" table:formula="of:=BIN2HEX(LEFT(HEX2BIN(RIGHT(LEFT([.$J66];2*[.S$1]);2);8);4) &amp; RIGHT(HEX2BIN(RIGHT(LEFT([.$J66];2*[.S$1]);2);8);4);2)" office:value-type="string" office:string-value="00" calcext:value-type="string">
            <text:p>00</text:p>
          </table:table-cell>
          <table:table-cell table:style-name="ce6" table:formula="of:=BIN2HEX(LEFT(HEX2BIN(RIGHT(LEFT([.$J66];2*[.T$1]);2);8);4) &amp; RIGHT(HEX2BIN(RIGHT(LEFT([.$J66];2*[.T$1]);2);8);4);2)" office:value-type="string" office:string-value="00" calcext:value-type="string">
            <text:p>00</text:p>
          </table:table-cell>
          <table:table-cell table:style-name="ce6" table:formula="of:=BIN2HEX(LEFT(HEX2BIN(RIGHT(LEFT([.$J66];2*[.U$1]);2);8);4) &amp; RIGHT(HEX2BIN(RIGHT(LEFT([.$J66];2*[.U$1]);2);8);4);2)" office:value-type="string" office:string-value="00" calcext:value-type="string">
            <text:p>00</text:p>
          </table:table-cell>
          <table:table-cell table:style-name="ce6" table:formula="of:=BIN2HEX(LEFT(HEX2BIN(RIGHT(LEFT([.$J66];2*[.V$1]);2);8);4) &amp; RIGHT(HEX2BIN(RIGHT(LEFT([.$J66];2*[.V$1]);2);8);4);2)" office:value-type="string" office:string-value="00" calcext:value-type="string">
            <text:p>00</text:p>
          </table:table-cell>
          <table:table-cell table:style-name="ce14" table:formula="of:=BIN2HEX(LEFT(HEX2BIN(RIGHT(LEFT([.$J66];2*[.W$1]);2);8);4) &amp; RIGHT(HEX2BIN(RIGHT(LEFT([.$J66];2*[.W$1]);2);8);4);2)" office:value-type="string" office:string-value="00" calcext:value-type="string">
            <text:p>00</text:p>
          </table:table-cell>
          <table:table-cell table:style-name="ce17" table:formula="of:=BIN2HEX(LEFT(HEX2BIN(RIGHT(LEFT([.$J66];2*[.X$1]);2);8);4) &amp; RIGHT(HEX2BIN(RIGHT(LEFT([.$J66];2*[.X$1]);2);8);4);2)" office:value-type="string" office:string-value="00" calcext:value-type="string">
            <text:p>00</text:p>
          </table:table-cell>
          <table:table-cell table:style-name="ce6" table:formula="of:=BIN2HEX(LEFT(HEX2BIN(RIGHT(LEFT([.$J66];2*[.Y$1]);2);8);4) &amp; RIGHT(HEX2BIN(RIGHT(LEFT([.$J66];2*[.Y$1]);2);8);4);2)" office:value-type="string" office:string-value="00" calcext:value-type="string">
            <text:p>00</text:p>
          </table:table-cell>
          <table:table-cell table:style-name="ce6" table:formula="of:=BIN2HEX(LEFT(HEX2BIN(RIGHT(LEFT([.$J66];2*[.Z$1]);2);8);4) &amp; RIGHT(HEX2BIN(RIGHT(LEFT([.$J66];2*[.Z$1]);2);8);4);2)" office:value-type="string" office:string-value="00" calcext:value-type="string">
            <text:p>00</text:p>
          </table:table-cell>
          <table:table-cell table:style-name="ce6" table:formula="of:=BIN2HEX(LEFT(HEX2BIN(RIGHT(LEFT([.$J66];2*[.AA$1]);2);8);4) &amp; RIGHT(HEX2BIN(RIGHT(LEFT([.$J66];2*[.AA$1]);2);8);4);2)" office:value-type="string" office:string-value="00" calcext:value-type="string">
            <text:p>00</text:p>
          </table:table-cell>
          <table:table-cell table:style-name="ce6" table:formula="of:=BIN2HEX(LEFT(HEX2BIN(RIGHT(LEFT([.$J66];2*[.AB$1]);2);8);4) &amp; RIGHT(HEX2BIN(RIGHT(LEFT([.$J66];2*[.AB$1]);2);8);4);2)" office:value-type="string" office:string-value="00" calcext:value-type="string">
            <text:p>00</text:p>
          </table:table-cell>
          <table:table-cell table:style-name="ce6" table:formula="of:=BIN2HEX(LEFT(HEX2BIN(RIGHT(LEFT([.$J66];2*[.AC$1]);2);8);4) &amp; RIGHT(HEX2BIN(RIGHT(LEFT([.$J66];2*[.AC$1]);2);8);4);2)" office:value-type="string" office:string-value="00" calcext:value-type="string">
            <text:p>00</text:p>
          </table:table-cell>
          <table:table-cell table:style-name="ce6" table:formula="of:=BIN2HEX(LEFT(HEX2BIN(RIGHT(LEFT([.$J66];2*[.AD$1]);2);8);4) &amp; RIGHT(HEX2BIN(RIGHT(LEFT([.$J66];2*[.AD$1]);2);8);4);2)" office:value-type="string" office:string-value="00" calcext:value-type="string">
            <text:p>00</text:p>
          </table:table-cell>
          <table:table-cell table:style-name="ce6" table:formula="of:=BIN2HEX(LEFT(HEX2BIN(RIGHT(LEFT([.$J66];2*[.AE$1]);2);8);4) &amp; RIGHT(HEX2BIN(RIGHT(LEFT([.$J66];2*[.AE$1]);2);8);4);2)" office:value-type="string" office:string-value="00" calcext:value-type="string">
            <text:p>00</text:p>
          </table:table-cell>
          <table:table-cell table:style-name="ce6" table:formula="of:=BIN2HEX(LEFT(HEX2BIN(RIGHT(LEFT([.$J66];2*[.AF$1]);2);8);4) &amp; RIGHT(HEX2BIN(RIGHT(LEFT([.$J66];2*[.AF$1]);2);8);4);2)" office:value-type="string" office:string-value="00" calcext:value-type="string">
            <text:p>00</text:p>
          </table:table-cell>
          <table:table-cell table:style-name="ce6" table:formula="of:=BIN2HEX(LEFT(HEX2BIN(RIGHT(LEFT([.$J66];2*[.AG$1]);2);8);4) &amp; RIGHT(HEX2BIN(RIGHT(LEFT([.$J66];2*[.AG$1]);2);8);4);2)" office:value-type="string" office:string-value="00" calcext:value-type="string">
            <text:p>00</text:p>
          </table:table-cell>
          <table:table-cell table:style-name="ce6" table:formula="of:=BIN2HEX(LEFT(HEX2BIN(RIGHT(LEFT([.$J66];2*[.AH$1]);2);8);4) &amp; RIGHT(HEX2BIN(RIGHT(LEFT([.$J66];2*[.AH$1]);2);8);4);2)" office:value-type="string" office:string-value="00" calcext:value-type="string">
            <text:p>00</text:p>
          </table:table-cell>
          <table:table-cell table:style-name="ce6" table:formula="of:=BIN2HEX(LEFT(HEX2BIN(RIGHT(LEFT([.$J66];2*[.AI$1]);2);8);4) &amp; RIGHT(HEX2BIN(RIGHT(LEFT([.$J66];2*[.AI$1]);2);8);4);2)" office:value-type="string" office:string-value="00" calcext:value-type="string">
            <text:p>00</text:p>
          </table:table-cell>
          <table:table-cell table:style-name="ce21" table:formula="of:=BIN2HEX(LEFT(HEX2BIN(RIGHT(LEFT([.$J66];2*[.AJ$1]);2);8);4) &amp; RIGHT(HEX2BIN(RIGHT(LEFT([.$J66];2*[.AJ$1]);2);8);4);2)" office:value-type="string" office:string-value="00" calcext:value-type="string">
            <text:p>00</text:p>
          </table:table-cell>
          <table:table-cell table:style-name="ce23" table:formula="of:=DEC2HEX([.CC66];2)" office:value-type="string" office:string-value="00" calcext:value-type="string">
            <text:p>00</text:p>
          </table:table-cell>
          <table:table-cell table:number-columns-repeated="27"/>
          <table:table-cell table:formula="of:=MOD(HEX2DEC([.R66])+HEX2DEC([.S66]);256)" office:value-type="float" office:value="0" calcext:value-type="float">
            <text:p>0</text:p>
          </table:table-cell>
          <table:table-cell table:formula="of:=MOD([.BM66]+HEX2DEC([.T66]);256)" office:value-type="float" office:value="0" calcext:value-type="float">
            <text:p>0</text:p>
          </table:table-cell>
          <table:table-cell table:formula="of:=MOD([.BN66]+HEX2DEC([.U66]);256)" office:value-type="float" office:value="0" calcext:value-type="float">
            <text:p>0</text:p>
          </table:table-cell>
          <table:table-cell table:formula="of:=MOD([.BO66]+HEX2DEC([.V66]);256)" office:value-type="float" office:value="0" calcext:value-type="float">
            <text:p>0</text:p>
          </table:table-cell>
          <table:table-cell table:formula="of:=MOD([.BP66]+HEX2DEC([.W66]);256)" office:value-type="float" office:value="0" calcext:value-type="float">
            <text:p>0</text:p>
          </table:table-cell>
          <table:table-cell table:formula="of:=MOD([.BQ66]+HEX2DEC([.X66]);256)" office:value-type="float" office:value="0" calcext:value-type="float">
            <text:p>0</text:p>
          </table:table-cell>
          <table:table-cell table:formula="of:=MOD([.BR66]+HEX2DEC([.Y66]);256)" office:value-type="float" office:value="0" calcext:value-type="float">
            <text:p>0</text:p>
          </table:table-cell>
          <table:table-cell table:formula="of:=MOD([.BS66]+HEX2DEC([.Z66]);256)" office:value-type="float" office:value="0" calcext:value-type="float">
            <text:p>0</text:p>
          </table:table-cell>
          <table:table-cell table:formula="of:=MOD([.BT66]+HEX2DEC([.AA66]);256)" office:value-type="float" office:value="0" calcext:value-type="float">
            <text:p>0</text:p>
          </table:table-cell>
          <table:table-cell table:formula="of:=MOD([.BU66]+HEX2DEC([.AB66]);256)" office:value-type="float" office:value="0" calcext:value-type="float">
            <text:p>0</text:p>
          </table:table-cell>
          <table:table-cell table:formula="of:=MOD([.BV66]+HEX2DEC([.AC66]);256)" office:value-type="float" office:value="0" calcext:value-type="float">
            <text:p>0</text:p>
          </table:table-cell>
          <table:table-cell table:formula="of:=MOD([.BW66]+HEX2DEC([.AD66]);256)" office:value-type="float" office:value="0" calcext:value-type="float">
            <text:p>0</text:p>
          </table:table-cell>
          <table:table-cell table:formula="of:=MOD([.BX66]+HEX2DEC([.AE66]);256)" office:value-type="float" office:value="0" calcext:value-type="float">
            <text:p>0</text:p>
          </table:table-cell>
          <table:table-cell table:formula="of:=MOD([.BY66]+HEX2DEC([.AF66]);256)" office:value-type="float" office:value="0" calcext:value-type="float">
            <text:p>0</text:p>
          </table:table-cell>
          <table:table-cell table:formula="of:=MOD([.BZ66]+HEX2DEC([.AG66]);256)" office:value-type="float" office:value="0" calcext:value-type="float">
            <text:p>0</text:p>
          </table:table-cell>
          <table:table-cell table:formula="of:=MOD([.CA66]+HEX2DEC([.AH66]);256)" office:value-type="float" office:value="0" calcext:value-type="float">
            <text:p>0</text:p>
          </table:table-cell>
          <table:table-cell table:formula="of:=MOD([.CB66]+HEX2DEC([.AI6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7];2*[.R$1]);2);8);4) &amp; RIGHT(HEX2BIN(RIGHT(LEFT([.$J67];2*[.R$1]);2);8);4);2)" office:value-type="string" office:string-value="00" calcext:value-type="string">
            <text:p>00</text:p>
          </table:table-cell>
          <table:table-cell table:style-name="ce6" table:formula="of:=BIN2HEX(LEFT(HEX2BIN(RIGHT(LEFT([.$J67];2*[.S$1]);2);8);4) &amp; RIGHT(HEX2BIN(RIGHT(LEFT([.$J67];2*[.S$1]);2);8);4);2)" office:value-type="string" office:string-value="00" calcext:value-type="string">
            <text:p>00</text:p>
          </table:table-cell>
          <table:table-cell table:style-name="ce6" table:formula="of:=BIN2HEX(LEFT(HEX2BIN(RIGHT(LEFT([.$J67];2*[.T$1]);2);8);4) &amp; RIGHT(HEX2BIN(RIGHT(LEFT([.$J67];2*[.T$1]);2);8);4);2)" office:value-type="string" office:string-value="00" calcext:value-type="string">
            <text:p>00</text:p>
          </table:table-cell>
          <table:table-cell table:style-name="ce6" table:formula="of:=BIN2HEX(LEFT(HEX2BIN(RIGHT(LEFT([.$J67];2*[.U$1]);2);8);4) &amp; RIGHT(HEX2BIN(RIGHT(LEFT([.$J67];2*[.U$1]);2);8);4);2)" office:value-type="string" office:string-value="00" calcext:value-type="string">
            <text:p>00</text:p>
          </table:table-cell>
          <table:table-cell table:style-name="ce6" table:formula="of:=BIN2HEX(LEFT(HEX2BIN(RIGHT(LEFT([.$J67];2*[.V$1]);2);8);4) &amp; RIGHT(HEX2BIN(RIGHT(LEFT([.$J67];2*[.V$1]);2);8);4);2)" office:value-type="string" office:string-value="00" calcext:value-type="string">
            <text:p>00</text:p>
          </table:table-cell>
          <table:table-cell table:style-name="ce14" table:formula="of:=BIN2HEX(LEFT(HEX2BIN(RIGHT(LEFT([.$J67];2*[.W$1]);2);8);4) &amp; RIGHT(HEX2BIN(RIGHT(LEFT([.$J67];2*[.W$1]);2);8);4);2)" office:value-type="string" office:string-value="00" calcext:value-type="string">
            <text:p>00</text:p>
          </table:table-cell>
          <table:table-cell table:style-name="ce17" table:formula="of:=BIN2HEX(LEFT(HEX2BIN(RIGHT(LEFT([.$J67];2*[.X$1]);2);8);4) &amp; RIGHT(HEX2BIN(RIGHT(LEFT([.$J67];2*[.X$1]);2);8);4);2)" office:value-type="string" office:string-value="00" calcext:value-type="string">
            <text:p>00</text:p>
          </table:table-cell>
          <table:table-cell table:style-name="ce6" table:formula="of:=BIN2HEX(LEFT(HEX2BIN(RIGHT(LEFT([.$J67];2*[.Y$1]);2);8);4) &amp; RIGHT(HEX2BIN(RIGHT(LEFT([.$J67];2*[.Y$1]);2);8);4);2)" office:value-type="string" office:string-value="00" calcext:value-type="string">
            <text:p>00</text:p>
          </table:table-cell>
          <table:table-cell table:style-name="ce6" table:formula="of:=BIN2HEX(LEFT(HEX2BIN(RIGHT(LEFT([.$J67];2*[.Z$1]);2);8);4) &amp; RIGHT(HEX2BIN(RIGHT(LEFT([.$J67];2*[.Z$1]);2);8);4);2)" office:value-type="string" office:string-value="00" calcext:value-type="string">
            <text:p>00</text:p>
          </table:table-cell>
          <table:table-cell table:style-name="ce6" table:formula="of:=BIN2HEX(LEFT(HEX2BIN(RIGHT(LEFT([.$J67];2*[.AA$1]);2);8);4) &amp; RIGHT(HEX2BIN(RIGHT(LEFT([.$J67];2*[.AA$1]);2);8);4);2)" office:value-type="string" office:string-value="00" calcext:value-type="string">
            <text:p>00</text:p>
          </table:table-cell>
          <table:table-cell table:style-name="ce6" table:formula="of:=BIN2HEX(LEFT(HEX2BIN(RIGHT(LEFT([.$J67];2*[.AB$1]);2);8);4) &amp; RIGHT(HEX2BIN(RIGHT(LEFT([.$J67];2*[.AB$1]);2);8);4);2)" office:value-type="string" office:string-value="00" calcext:value-type="string">
            <text:p>00</text:p>
          </table:table-cell>
          <table:table-cell table:style-name="ce6" table:formula="of:=BIN2HEX(LEFT(HEX2BIN(RIGHT(LEFT([.$J67];2*[.AC$1]);2);8);4) &amp; RIGHT(HEX2BIN(RIGHT(LEFT([.$J67];2*[.AC$1]);2);8);4);2)" office:value-type="string" office:string-value="00" calcext:value-type="string">
            <text:p>00</text:p>
          </table:table-cell>
          <table:table-cell table:style-name="ce6" table:formula="of:=BIN2HEX(LEFT(HEX2BIN(RIGHT(LEFT([.$J67];2*[.AD$1]);2);8);4) &amp; RIGHT(HEX2BIN(RIGHT(LEFT([.$J67];2*[.AD$1]);2);8);4);2)" office:value-type="string" office:string-value="00" calcext:value-type="string">
            <text:p>00</text:p>
          </table:table-cell>
          <table:table-cell table:style-name="ce6" table:formula="of:=BIN2HEX(LEFT(HEX2BIN(RIGHT(LEFT([.$J67];2*[.AE$1]);2);8);4) &amp; RIGHT(HEX2BIN(RIGHT(LEFT([.$J67];2*[.AE$1]);2);8);4);2)" office:value-type="string" office:string-value="00" calcext:value-type="string">
            <text:p>00</text:p>
          </table:table-cell>
          <table:table-cell table:style-name="ce6" table:formula="of:=BIN2HEX(LEFT(HEX2BIN(RIGHT(LEFT([.$J67];2*[.AF$1]);2);8);4) &amp; RIGHT(HEX2BIN(RIGHT(LEFT([.$J67];2*[.AF$1]);2);8);4);2)" office:value-type="string" office:string-value="00" calcext:value-type="string">
            <text:p>00</text:p>
          </table:table-cell>
          <table:table-cell table:style-name="ce6" table:formula="of:=BIN2HEX(LEFT(HEX2BIN(RIGHT(LEFT([.$J67];2*[.AG$1]);2);8);4) &amp; RIGHT(HEX2BIN(RIGHT(LEFT([.$J67];2*[.AG$1]);2);8);4);2)" office:value-type="string" office:string-value="00" calcext:value-type="string">
            <text:p>00</text:p>
          </table:table-cell>
          <table:table-cell table:style-name="ce6" table:formula="of:=BIN2HEX(LEFT(HEX2BIN(RIGHT(LEFT([.$J67];2*[.AH$1]);2);8);4) &amp; RIGHT(HEX2BIN(RIGHT(LEFT([.$J67];2*[.AH$1]);2);8);4);2)" office:value-type="string" office:string-value="00" calcext:value-type="string">
            <text:p>00</text:p>
          </table:table-cell>
          <table:table-cell table:style-name="ce6" table:formula="of:=BIN2HEX(LEFT(HEX2BIN(RIGHT(LEFT([.$J67];2*[.AI$1]);2);8);4) &amp; RIGHT(HEX2BIN(RIGHT(LEFT([.$J67];2*[.AI$1]);2);8);4);2)" office:value-type="string" office:string-value="00" calcext:value-type="string">
            <text:p>00</text:p>
          </table:table-cell>
          <table:table-cell table:style-name="ce21" table:formula="of:=BIN2HEX(LEFT(HEX2BIN(RIGHT(LEFT([.$J67];2*[.AJ$1]);2);8);4) &amp; RIGHT(HEX2BIN(RIGHT(LEFT([.$J67];2*[.AJ$1]);2);8);4);2)" office:value-type="string" office:string-value="00" calcext:value-type="string">
            <text:p>00</text:p>
          </table:table-cell>
          <table:table-cell table:style-name="ce23" table:formula="of:=DEC2HEX([.CC67];2)" office:value-type="string" office:string-value="00" calcext:value-type="string">
            <text:p>00</text:p>
          </table:table-cell>
          <table:table-cell table:number-columns-repeated="27"/>
          <table:table-cell table:formula="of:=MOD(HEX2DEC([.R67])+HEX2DEC([.S67]);256)" office:value-type="float" office:value="0" calcext:value-type="float">
            <text:p>0</text:p>
          </table:table-cell>
          <table:table-cell table:formula="of:=MOD([.BM67]+HEX2DEC([.T67]);256)" office:value-type="float" office:value="0" calcext:value-type="float">
            <text:p>0</text:p>
          </table:table-cell>
          <table:table-cell table:formula="of:=MOD([.BN67]+HEX2DEC([.U67]);256)" office:value-type="float" office:value="0" calcext:value-type="float">
            <text:p>0</text:p>
          </table:table-cell>
          <table:table-cell table:formula="of:=MOD([.BO67]+HEX2DEC([.V67]);256)" office:value-type="float" office:value="0" calcext:value-type="float">
            <text:p>0</text:p>
          </table:table-cell>
          <table:table-cell table:formula="of:=MOD([.BP67]+HEX2DEC([.W67]);256)" office:value-type="float" office:value="0" calcext:value-type="float">
            <text:p>0</text:p>
          </table:table-cell>
          <table:table-cell table:formula="of:=MOD([.BQ67]+HEX2DEC([.X67]);256)" office:value-type="float" office:value="0" calcext:value-type="float">
            <text:p>0</text:p>
          </table:table-cell>
          <table:table-cell table:formula="of:=MOD([.BR67]+HEX2DEC([.Y67]);256)" office:value-type="float" office:value="0" calcext:value-type="float">
            <text:p>0</text:p>
          </table:table-cell>
          <table:table-cell table:formula="of:=MOD([.BS67]+HEX2DEC([.Z67]);256)" office:value-type="float" office:value="0" calcext:value-type="float">
            <text:p>0</text:p>
          </table:table-cell>
          <table:table-cell table:formula="of:=MOD([.BT67]+HEX2DEC([.AA67]);256)" office:value-type="float" office:value="0" calcext:value-type="float">
            <text:p>0</text:p>
          </table:table-cell>
          <table:table-cell table:formula="of:=MOD([.BU67]+HEX2DEC([.AB67]);256)" office:value-type="float" office:value="0" calcext:value-type="float">
            <text:p>0</text:p>
          </table:table-cell>
          <table:table-cell table:formula="of:=MOD([.BV67]+HEX2DEC([.AC67]);256)" office:value-type="float" office:value="0" calcext:value-type="float">
            <text:p>0</text:p>
          </table:table-cell>
          <table:table-cell table:formula="of:=MOD([.BW67]+HEX2DEC([.AD67]);256)" office:value-type="float" office:value="0" calcext:value-type="float">
            <text:p>0</text:p>
          </table:table-cell>
          <table:table-cell table:formula="of:=MOD([.BX67]+HEX2DEC([.AE67]);256)" office:value-type="float" office:value="0" calcext:value-type="float">
            <text:p>0</text:p>
          </table:table-cell>
          <table:table-cell table:formula="of:=MOD([.BY67]+HEX2DEC([.AF67]);256)" office:value-type="float" office:value="0" calcext:value-type="float">
            <text:p>0</text:p>
          </table:table-cell>
          <table:table-cell table:formula="of:=MOD([.BZ67]+HEX2DEC([.AG67]);256)" office:value-type="float" office:value="0" calcext:value-type="float">
            <text:p>0</text:p>
          </table:table-cell>
          <table:table-cell table:formula="of:=MOD([.CA67]+HEX2DEC([.AH67]);256)" office:value-type="float" office:value="0" calcext:value-type="float">
            <text:p>0</text:p>
          </table:table-cell>
          <table:table-cell table:formula="of:=MOD([.CB67]+HEX2DEC([.AI6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8];2*[.R$1]);2);8);4) &amp; RIGHT(HEX2BIN(RIGHT(LEFT([.$J68];2*[.R$1]);2);8);4);2)" office:value-type="string" office:string-value="00" calcext:value-type="string">
            <text:p>00</text:p>
          </table:table-cell>
          <table:table-cell table:style-name="ce6" table:formula="of:=BIN2HEX(LEFT(HEX2BIN(RIGHT(LEFT([.$J68];2*[.S$1]);2);8);4) &amp; RIGHT(HEX2BIN(RIGHT(LEFT([.$J68];2*[.S$1]);2);8);4);2)" office:value-type="string" office:string-value="00" calcext:value-type="string">
            <text:p>00</text:p>
          </table:table-cell>
          <table:table-cell table:style-name="ce6" table:formula="of:=BIN2HEX(LEFT(HEX2BIN(RIGHT(LEFT([.$J68];2*[.T$1]);2);8);4) &amp; RIGHT(HEX2BIN(RIGHT(LEFT([.$J68];2*[.T$1]);2);8);4);2)" office:value-type="string" office:string-value="00" calcext:value-type="string">
            <text:p>00</text:p>
          </table:table-cell>
          <table:table-cell table:style-name="ce6" table:formula="of:=BIN2HEX(LEFT(HEX2BIN(RIGHT(LEFT([.$J68];2*[.U$1]);2);8);4) &amp; RIGHT(HEX2BIN(RIGHT(LEFT([.$J68];2*[.U$1]);2);8);4);2)" office:value-type="string" office:string-value="00" calcext:value-type="string">
            <text:p>00</text:p>
          </table:table-cell>
          <table:table-cell table:style-name="ce6" table:formula="of:=BIN2HEX(LEFT(HEX2BIN(RIGHT(LEFT([.$J68];2*[.V$1]);2);8);4) &amp; RIGHT(HEX2BIN(RIGHT(LEFT([.$J68];2*[.V$1]);2);8);4);2)" office:value-type="string" office:string-value="00" calcext:value-type="string">
            <text:p>00</text:p>
          </table:table-cell>
          <table:table-cell table:style-name="ce14" table:formula="of:=BIN2HEX(LEFT(HEX2BIN(RIGHT(LEFT([.$J68];2*[.W$1]);2);8);4) &amp; RIGHT(HEX2BIN(RIGHT(LEFT([.$J68];2*[.W$1]);2);8);4);2)" office:value-type="string" office:string-value="00" calcext:value-type="string">
            <text:p>00</text:p>
          </table:table-cell>
          <table:table-cell table:style-name="ce17" table:formula="of:=BIN2HEX(LEFT(HEX2BIN(RIGHT(LEFT([.$J68];2*[.X$1]);2);8);4) &amp; RIGHT(HEX2BIN(RIGHT(LEFT([.$J68];2*[.X$1]);2);8);4);2)" office:value-type="string" office:string-value="00" calcext:value-type="string">
            <text:p>00</text:p>
          </table:table-cell>
          <table:table-cell table:style-name="ce6" table:formula="of:=BIN2HEX(LEFT(HEX2BIN(RIGHT(LEFT([.$J68];2*[.Y$1]);2);8);4) &amp; RIGHT(HEX2BIN(RIGHT(LEFT([.$J68];2*[.Y$1]);2);8);4);2)" office:value-type="string" office:string-value="00" calcext:value-type="string">
            <text:p>00</text:p>
          </table:table-cell>
          <table:table-cell table:style-name="ce6" table:formula="of:=BIN2HEX(LEFT(HEX2BIN(RIGHT(LEFT([.$J68];2*[.Z$1]);2);8);4) &amp; RIGHT(HEX2BIN(RIGHT(LEFT([.$J68];2*[.Z$1]);2);8);4);2)" office:value-type="string" office:string-value="00" calcext:value-type="string">
            <text:p>00</text:p>
          </table:table-cell>
          <table:table-cell table:style-name="ce6" table:formula="of:=BIN2HEX(LEFT(HEX2BIN(RIGHT(LEFT([.$J68];2*[.AA$1]);2);8);4) &amp; RIGHT(HEX2BIN(RIGHT(LEFT([.$J68];2*[.AA$1]);2);8);4);2)" office:value-type="string" office:string-value="00" calcext:value-type="string">
            <text:p>00</text:p>
          </table:table-cell>
          <table:table-cell table:style-name="ce6" table:formula="of:=BIN2HEX(LEFT(HEX2BIN(RIGHT(LEFT([.$J68];2*[.AB$1]);2);8);4) &amp; RIGHT(HEX2BIN(RIGHT(LEFT([.$J68];2*[.AB$1]);2);8);4);2)" office:value-type="string" office:string-value="00" calcext:value-type="string">
            <text:p>00</text:p>
          </table:table-cell>
          <table:table-cell table:style-name="ce6" table:formula="of:=BIN2HEX(LEFT(HEX2BIN(RIGHT(LEFT([.$J68];2*[.AC$1]);2);8);4) &amp; RIGHT(HEX2BIN(RIGHT(LEFT([.$J68];2*[.AC$1]);2);8);4);2)" office:value-type="string" office:string-value="00" calcext:value-type="string">
            <text:p>00</text:p>
          </table:table-cell>
          <table:table-cell table:style-name="ce6" table:formula="of:=BIN2HEX(LEFT(HEX2BIN(RIGHT(LEFT([.$J68];2*[.AD$1]);2);8);4) &amp; RIGHT(HEX2BIN(RIGHT(LEFT([.$J68];2*[.AD$1]);2);8);4);2)" office:value-type="string" office:string-value="00" calcext:value-type="string">
            <text:p>00</text:p>
          </table:table-cell>
          <table:table-cell table:style-name="ce6" table:formula="of:=BIN2HEX(LEFT(HEX2BIN(RIGHT(LEFT([.$J68];2*[.AE$1]);2);8);4) &amp; RIGHT(HEX2BIN(RIGHT(LEFT([.$J68];2*[.AE$1]);2);8);4);2)" office:value-type="string" office:string-value="00" calcext:value-type="string">
            <text:p>00</text:p>
          </table:table-cell>
          <table:table-cell table:style-name="ce6" table:formula="of:=BIN2HEX(LEFT(HEX2BIN(RIGHT(LEFT([.$J68];2*[.AF$1]);2);8);4) &amp; RIGHT(HEX2BIN(RIGHT(LEFT([.$J68];2*[.AF$1]);2);8);4);2)" office:value-type="string" office:string-value="00" calcext:value-type="string">
            <text:p>00</text:p>
          </table:table-cell>
          <table:table-cell table:style-name="ce6" table:formula="of:=BIN2HEX(LEFT(HEX2BIN(RIGHT(LEFT([.$J68];2*[.AG$1]);2);8);4) &amp; RIGHT(HEX2BIN(RIGHT(LEFT([.$J68];2*[.AG$1]);2);8);4);2)" office:value-type="string" office:string-value="00" calcext:value-type="string">
            <text:p>00</text:p>
          </table:table-cell>
          <table:table-cell table:style-name="ce6" table:formula="of:=BIN2HEX(LEFT(HEX2BIN(RIGHT(LEFT([.$J68];2*[.AH$1]);2);8);4) &amp; RIGHT(HEX2BIN(RIGHT(LEFT([.$J68];2*[.AH$1]);2);8);4);2)" office:value-type="string" office:string-value="00" calcext:value-type="string">
            <text:p>00</text:p>
          </table:table-cell>
          <table:table-cell table:style-name="ce6" table:formula="of:=BIN2HEX(LEFT(HEX2BIN(RIGHT(LEFT([.$J68];2*[.AI$1]);2);8);4) &amp; RIGHT(HEX2BIN(RIGHT(LEFT([.$J68];2*[.AI$1]);2);8);4);2)" office:value-type="string" office:string-value="00" calcext:value-type="string">
            <text:p>00</text:p>
          </table:table-cell>
          <table:table-cell table:style-name="ce21" table:formula="of:=BIN2HEX(LEFT(HEX2BIN(RIGHT(LEFT([.$J68];2*[.AJ$1]);2);8);4) &amp; RIGHT(HEX2BIN(RIGHT(LEFT([.$J68];2*[.AJ$1]);2);8);4);2)" office:value-type="string" office:string-value="00" calcext:value-type="string">
            <text:p>00</text:p>
          </table:table-cell>
          <table:table-cell table:style-name="ce23" table:formula="of:=DEC2HEX([.CC68];2)" office:value-type="string" office:string-value="00" calcext:value-type="string">
            <text:p>00</text:p>
          </table:table-cell>
          <table:table-cell table:number-columns-repeated="27"/>
          <table:table-cell table:formula="of:=MOD(HEX2DEC([.R68])+HEX2DEC([.S68]);256)" office:value-type="float" office:value="0" calcext:value-type="float">
            <text:p>0</text:p>
          </table:table-cell>
          <table:table-cell table:formula="of:=MOD([.BM68]+HEX2DEC([.T68]);256)" office:value-type="float" office:value="0" calcext:value-type="float">
            <text:p>0</text:p>
          </table:table-cell>
          <table:table-cell table:formula="of:=MOD([.BN68]+HEX2DEC([.U68]);256)" office:value-type="float" office:value="0" calcext:value-type="float">
            <text:p>0</text:p>
          </table:table-cell>
          <table:table-cell table:formula="of:=MOD([.BO68]+HEX2DEC([.V68]);256)" office:value-type="float" office:value="0" calcext:value-type="float">
            <text:p>0</text:p>
          </table:table-cell>
          <table:table-cell table:formula="of:=MOD([.BP68]+HEX2DEC([.W68]);256)" office:value-type="float" office:value="0" calcext:value-type="float">
            <text:p>0</text:p>
          </table:table-cell>
          <table:table-cell table:formula="of:=MOD([.BQ68]+HEX2DEC([.X68]);256)" office:value-type="float" office:value="0" calcext:value-type="float">
            <text:p>0</text:p>
          </table:table-cell>
          <table:table-cell table:formula="of:=MOD([.BR68]+HEX2DEC([.Y68]);256)" office:value-type="float" office:value="0" calcext:value-type="float">
            <text:p>0</text:p>
          </table:table-cell>
          <table:table-cell table:formula="of:=MOD([.BS68]+HEX2DEC([.Z68]);256)" office:value-type="float" office:value="0" calcext:value-type="float">
            <text:p>0</text:p>
          </table:table-cell>
          <table:table-cell table:formula="of:=MOD([.BT68]+HEX2DEC([.AA68]);256)" office:value-type="float" office:value="0" calcext:value-type="float">
            <text:p>0</text:p>
          </table:table-cell>
          <table:table-cell table:formula="of:=MOD([.BU68]+HEX2DEC([.AB68]);256)" office:value-type="float" office:value="0" calcext:value-type="float">
            <text:p>0</text:p>
          </table:table-cell>
          <table:table-cell table:formula="of:=MOD([.BV68]+HEX2DEC([.AC68]);256)" office:value-type="float" office:value="0" calcext:value-type="float">
            <text:p>0</text:p>
          </table:table-cell>
          <table:table-cell table:formula="of:=MOD([.BW68]+HEX2DEC([.AD68]);256)" office:value-type="float" office:value="0" calcext:value-type="float">
            <text:p>0</text:p>
          </table:table-cell>
          <table:table-cell table:formula="of:=MOD([.BX68]+HEX2DEC([.AE68]);256)" office:value-type="float" office:value="0" calcext:value-type="float">
            <text:p>0</text:p>
          </table:table-cell>
          <table:table-cell table:formula="of:=MOD([.BY68]+HEX2DEC([.AF68]);256)" office:value-type="float" office:value="0" calcext:value-type="float">
            <text:p>0</text:p>
          </table:table-cell>
          <table:table-cell table:formula="of:=MOD([.BZ68]+HEX2DEC([.AG68]);256)" office:value-type="float" office:value="0" calcext:value-type="float">
            <text:p>0</text:p>
          </table:table-cell>
          <table:table-cell table:formula="of:=MOD([.CA68]+HEX2DEC([.AH68]);256)" office:value-type="float" office:value="0" calcext:value-type="float">
            <text:p>0</text:p>
          </table:table-cell>
          <table:table-cell table:formula="of:=MOD([.CB68]+HEX2DEC([.AI6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69];2*[.R$1]);2);8);4) &amp; RIGHT(HEX2BIN(RIGHT(LEFT([.$J69];2*[.R$1]);2);8);4);2)" office:value-type="string" office:string-value="00" calcext:value-type="string">
            <text:p>00</text:p>
          </table:table-cell>
          <table:table-cell table:style-name="ce6" table:formula="of:=BIN2HEX(LEFT(HEX2BIN(RIGHT(LEFT([.$J69];2*[.S$1]);2);8);4) &amp; RIGHT(HEX2BIN(RIGHT(LEFT([.$J69];2*[.S$1]);2);8);4);2)" office:value-type="string" office:string-value="00" calcext:value-type="string">
            <text:p>00</text:p>
          </table:table-cell>
          <table:table-cell table:style-name="ce6" table:formula="of:=BIN2HEX(LEFT(HEX2BIN(RIGHT(LEFT([.$J69];2*[.T$1]);2);8);4) &amp; RIGHT(HEX2BIN(RIGHT(LEFT([.$J69];2*[.T$1]);2);8);4);2)" office:value-type="string" office:string-value="00" calcext:value-type="string">
            <text:p>00</text:p>
          </table:table-cell>
          <table:table-cell table:style-name="ce6" table:formula="of:=BIN2HEX(LEFT(HEX2BIN(RIGHT(LEFT([.$J69];2*[.U$1]);2);8);4) &amp; RIGHT(HEX2BIN(RIGHT(LEFT([.$J69];2*[.U$1]);2);8);4);2)" office:value-type="string" office:string-value="00" calcext:value-type="string">
            <text:p>00</text:p>
          </table:table-cell>
          <table:table-cell table:style-name="ce6" table:formula="of:=BIN2HEX(LEFT(HEX2BIN(RIGHT(LEFT([.$J69];2*[.V$1]);2);8);4) &amp; RIGHT(HEX2BIN(RIGHT(LEFT([.$J69];2*[.V$1]);2);8);4);2)" office:value-type="string" office:string-value="00" calcext:value-type="string">
            <text:p>00</text:p>
          </table:table-cell>
          <table:table-cell table:style-name="ce14" table:formula="of:=BIN2HEX(LEFT(HEX2BIN(RIGHT(LEFT([.$J69];2*[.W$1]);2);8);4) &amp; RIGHT(HEX2BIN(RIGHT(LEFT([.$J69];2*[.W$1]);2);8);4);2)" office:value-type="string" office:string-value="00" calcext:value-type="string">
            <text:p>00</text:p>
          </table:table-cell>
          <table:table-cell table:style-name="ce17" table:formula="of:=BIN2HEX(LEFT(HEX2BIN(RIGHT(LEFT([.$J69];2*[.X$1]);2);8);4) &amp; RIGHT(HEX2BIN(RIGHT(LEFT([.$J69];2*[.X$1]);2);8);4);2)" office:value-type="string" office:string-value="00" calcext:value-type="string">
            <text:p>00</text:p>
          </table:table-cell>
          <table:table-cell table:style-name="ce6" table:formula="of:=BIN2HEX(LEFT(HEX2BIN(RIGHT(LEFT([.$J69];2*[.Y$1]);2);8);4) &amp; RIGHT(HEX2BIN(RIGHT(LEFT([.$J69];2*[.Y$1]);2);8);4);2)" office:value-type="string" office:string-value="00" calcext:value-type="string">
            <text:p>00</text:p>
          </table:table-cell>
          <table:table-cell table:style-name="ce6" table:formula="of:=BIN2HEX(LEFT(HEX2BIN(RIGHT(LEFT([.$J69];2*[.Z$1]);2);8);4) &amp; RIGHT(HEX2BIN(RIGHT(LEFT([.$J69];2*[.Z$1]);2);8);4);2)" office:value-type="string" office:string-value="00" calcext:value-type="string">
            <text:p>00</text:p>
          </table:table-cell>
          <table:table-cell table:style-name="ce6" table:formula="of:=BIN2HEX(LEFT(HEX2BIN(RIGHT(LEFT([.$J69];2*[.AA$1]);2);8);4) &amp; RIGHT(HEX2BIN(RIGHT(LEFT([.$J69];2*[.AA$1]);2);8);4);2)" office:value-type="string" office:string-value="00" calcext:value-type="string">
            <text:p>00</text:p>
          </table:table-cell>
          <table:table-cell table:style-name="ce6" table:formula="of:=BIN2HEX(LEFT(HEX2BIN(RIGHT(LEFT([.$J69];2*[.AB$1]);2);8);4) &amp; RIGHT(HEX2BIN(RIGHT(LEFT([.$J69];2*[.AB$1]);2);8);4);2)" office:value-type="string" office:string-value="00" calcext:value-type="string">
            <text:p>00</text:p>
          </table:table-cell>
          <table:table-cell table:style-name="ce6" table:formula="of:=BIN2HEX(LEFT(HEX2BIN(RIGHT(LEFT([.$J69];2*[.AC$1]);2);8);4) &amp; RIGHT(HEX2BIN(RIGHT(LEFT([.$J69];2*[.AC$1]);2);8);4);2)" office:value-type="string" office:string-value="00" calcext:value-type="string">
            <text:p>00</text:p>
          </table:table-cell>
          <table:table-cell table:style-name="ce6" table:formula="of:=BIN2HEX(LEFT(HEX2BIN(RIGHT(LEFT([.$J69];2*[.AD$1]);2);8);4) &amp; RIGHT(HEX2BIN(RIGHT(LEFT([.$J69];2*[.AD$1]);2);8);4);2)" office:value-type="string" office:string-value="00" calcext:value-type="string">
            <text:p>00</text:p>
          </table:table-cell>
          <table:table-cell table:style-name="ce6" table:formula="of:=BIN2HEX(LEFT(HEX2BIN(RIGHT(LEFT([.$J69];2*[.AE$1]);2);8);4) &amp; RIGHT(HEX2BIN(RIGHT(LEFT([.$J69];2*[.AE$1]);2);8);4);2)" office:value-type="string" office:string-value="00" calcext:value-type="string">
            <text:p>00</text:p>
          </table:table-cell>
          <table:table-cell table:style-name="ce6" table:formula="of:=BIN2HEX(LEFT(HEX2BIN(RIGHT(LEFT([.$J69];2*[.AF$1]);2);8);4) &amp; RIGHT(HEX2BIN(RIGHT(LEFT([.$J69];2*[.AF$1]);2);8);4);2)" office:value-type="string" office:string-value="00" calcext:value-type="string">
            <text:p>00</text:p>
          </table:table-cell>
          <table:table-cell table:style-name="ce6" table:formula="of:=BIN2HEX(LEFT(HEX2BIN(RIGHT(LEFT([.$J69];2*[.AG$1]);2);8);4) &amp; RIGHT(HEX2BIN(RIGHT(LEFT([.$J69];2*[.AG$1]);2);8);4);2)" office:value-type="string" office:string-value="00" calcext:value-type="string">
            <text:p>00</text:p>
          </table:table-cell>
          <table:table-cell table:style-name="ce6" table:formula="of:=BIN2HEX(LEFT(HEX2BIN(RIGHT(LEFT([.$J69];2*[.AH$1]);2);8);4) &amp; RIGHT(HEX2BIN(RIGHT(LEFT([.$J69];2*[.AH$1]);2);8);4);2)" office:value-type="string" office:string-value="00" calcext:value-type="string">
            <text:p>00</text:p>
          </table:table-cell>
          <table:table-cell table:style-name="ce6" table:formula="of:=BIN2HEX(LEFT(HEX2BIN(RIGHT(LEFT([.$J69];2*[.AI$1]);2);8);4) &amp; RIGHT(HEX2BIN(RIGHT(LEFT([.$J69];2*[.AI$1]);2);8);4);2)" office:value-type="string" office:string-value="00" calcext:value-type="string">
            <text:p>00</text:p>
          </table:table-cell>
          <table:table-cell table:style-name="ce21" table:formula="of:=BIN2HEX(LEFT(HEX2BIN(RIGHT(LEFT([.$J69];2*[.AJ$1]);2);8);4) &amp; RIGHT(HEX2BIN(RIGHT(LEFT([.$J69];2*[.AJ$1]);2);8);4);2)" office:value-type="string" office:string-value="00" calcext:value-type="string">
            <text:p>00</text:p>
          </table:table-cell>
          <table:table-cell table:style-name="ce23" table:formula="of:=DEC2HEX([.CC69];2)" office:value-type="string" office:string-value="00" calcext:value-type="string">
            <text:p>00</text:p>
          </table:table-cell>
          <table:table-cell table:number-columns-repeated="27"/>
          <table:table-cell table:formula="of:=MOD(HEX2DEC([.R69])+HEX2DEC([.S69]);256)" office:value-type="float" office:value="0" calcext:value-type="float">
            <text:p>0</text:p>
          </table:table-cell>
          <table:table-cell table:formula="of:=MOD([.BM69]+HEX2DEC([.T69]);256)" office:value-type="float" office:value="0" calcext:value-type="float">
            <text:p>0</text:p>
          </table:table-cell>
          <table:table-cell table:formula="of:=MOD([.BN69]+HEX2DEC([.U69]);256)" office:value-type="float" office:value="0" calcext:value-type="float">
            <text:p>0</text:p>
          </table:table-cell>
          <table:table-cell table:formula="of:=MOD([.BO69]+HEX2DEC([.V69]);256)" office:value-type="float" office:value="0" calcext:value-type="float">
            <text:p>0</text:p>
          </table:table-cell>
          <table:table-cell table:formula="of:=MOD([.BP69]+HEX2DEC([.W69]);256)" office:value-type="float" office:value="0" calcext:value-type="float">
            <text:p>0</text:p>
          </table:table-cell>
          <table:table-cell table:formula="of:=MOD([.BQ69]+HEX2DEC([.X69]);256)" office:value-type="float" office:value="0" calcext:value-type="float">
            <text:p>0</text:p>
          </table:table-cell>
          <table:table-cell table:formula="of:=MOD([.BR69]+HEX2DEC([.Y69]);256)" office:value-type="float" office:value="0" calcext:value-type="float">
            <text:p>0</text:p>
          </table:table-cell>
          <table:table-cell table:formula="of:=MOD([.BS69]+HEX2DEC([.Z69]);256)" office:value-type="float" office:value="0" calcext:value-type="float">
            <text:p>0</text:p>
          </table:table-cell>
          <table:table-cell table:formula="of:=MOD([.BT69]+HEX2DEC([.AA69]);256)" office:value-type="float" office:value="0" calcext:value-type="float">
            <text:p>0</text:p>
          </table:table-cell>
          <table:table-cell table:formula="of:=MOD([.BU69]+HEX2DEC([.AB69]);256)" office:value-type="float" office:value="0" calcext:value-type="float">
            <text:p>0</text:p>
          </table:table-cell>
          <table:table-cell table:formula="of:=MOD([.BV69]+HEX2DEC([.AC69]);256)" office:value-type="float" office:value="0" calcext:value-type="float">
            <text:p>0</text:p>
          </table:table-cell>
          <table:table-cell table:formula="of:=MOD([.BW69]+HEX2DEC([.AD69]);256)" office:value-type="float" office:value="0" calcext:value-type="float">
            <text:p>0</text:p>
          </table:table-cell>
          <table:table-cell table:formula="of:=MOD([.BX69]+HEX2DEC([.AE69]);256)" office:value-type="float" office:value="0" calcext:value-type="float">
            <text:p>0</text:p>
          </table:table-cell>
          <table:table-cell table:formula="of:=MOD([.BY69]+HEX2DEC([.AF69]);256)" office:value-type="float" office:value="0" calcext:value-type="float">
            <text:p>0</text:p>
          </table:table-cell>
          <table:table-cell table:formula="of:=MOD([.BZ69]+HEX2DEC([.AG69]);256)" office:value-type="float" office:value="0" calcext:value-type="float">
            <text:p>0</text:p>
          </table:table-cell>
          <table:table-cell table:formula="of:=MOD([.CA69]+HEX2DEC([.AH69]);256)" office:value-type="float" office:value="0" calcext:value-type="float">
            <text:p>0</text:p>
          </table:table-cell>
          <table:table-cell table:formula="of:=MOD([.CB69]+HEX2DEC([.AI6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0];2*[.R$1]);2);8);4) &amp; RIGHT(HEX2BIN(RIGHT(LEFT([.$J70];2*[.R$1]);2);8);4);2)" office:value-type="string" office:string-value="00" calcext:value-type="string">
            <text:p>00</text:p>
          </table:table-cell>
          <table:table-cell table:style-name="ce6" table:formula="of:=BIN2HEX(LEFT(HEX2BIN(RIGHT(LEFT([.$J70];2*[.S$1]);2);8);4) &amp; RIGHT(HEX2BIN(RIGHT(LEFT([.$J70];2*[.S$1]);2);8);4);2)" office:value-type="string" office:string-value="00" calcext:value-type="string">
            <text:p>00</text:p>
          </table:table-cell>
          <table:table-cell table:style-name="ce6" table:formula="of:=BIN2HEX(LEFT(HEX2BIN(RIGHT(LEFT([.$J70];2*[.T$1]);2);8);4) &amp; RIGHT(HEX2BIN(RIGHT(LEFT([.$J70];2*[.T$1]);2);8);4);2)" office:value-type="string" office:string-value="00" calcext:value-type="string">
            <text:p>00</text:p>
          </table:table-cell>
          <table:table-cell table:style-name="ce6" table:formula="of:=BIN2HEX(LEFT(HEX2BIN(RIGHT(LEFT([.$J70];2*[.U$1]);2);8);4) &amp; RIGHT(HEX2BIN(RIGHT(LEFT([.$J70];2*[.U$1]);2);8);4);2)" office:value-type="string" office:string-value="00" calcext:value-type="string">
            <text:p>00</text:p>
          </table:table-cell>
          <table:table-cell table:style-name="ce6" table:formula="of:=BIN2HEX(LEFT(HEX2BIN(RIGHT(LEFT([.$J70];2*[.V$1]);2);8);4) &amp; RIGHT(HEX2BIN(RIGHT(LEFT([.$J70];2*[.V$1]);2);8);4);2)" office:value-type="string" office:string-value="00" calcext:value-type="string">
            <text:p>00</text:p>
          </table:table-cell>
          <table:table-cell table:style-name="ce14" table:formula="of:=BIN2HEX(LEFT(HEX2BIN(RIGHT(LEFT([.$J70];2*[.W$1]);2);8);4) &amp; RIGHT(HEX2BIN(RIGHT(LEFT([.$J70];2*[.W$1]);2);8);4);2)" office:value-type="string" office:string-value="00" calcext:value-type="string">
            <text:p>00</text:p>
          </table:table-cell>
          <table:table-cell table:style-name="ce17" table:formula="of:=BIN2HEX(LEFT(HEX2BIN(RIGHT(LEFT([.$J70];2*[.X$1]);2);8);4) &amp; RIGHT(HEX2BIN(RIGHT(LEFT([.$J70];2*[.X$1]);2);8);4);2)" office:value-type="string" office:string-value="00" calcext:value-type="string">
            <text:p>00</text:p>
          </table:table-cell>
          <table:table-cell table:style-name="ce6" table:formula="of:=BIN2HEX(LEFT(HEX2BIN(RIGHT(LEFT([.$J70];2*[.Y$1]);2);8);4) &amp; RIGHT(HEX2BIN(RIGHT(LEFT([.$J70];2*[.Y$1]);2);8);4);2)" office:value-type="string" office:string-value="00" calcext:value-type="string">
            <text:p>00</text:p>
          </table:table-cell>
          <table:table-cell table:style-name="ce6" table:formula="of:=BIN2HEX(LEFT(HEX2BIN(RIGHT(LEFT([.$J70];2*[.Z$1]);2);8);4) &amp; RIGHT(HEX2BIN(RIGHT(LEFT([.$J70];2*[.Z$1]);2);8);4);2)" office:value-type="string" office:string-value="00" calcext:value-type="string">
            <text:p>00</text:p>
          </table:table-cell>
          <table:table-cell table:style-name="ce6" table:formula="of:=BIN2HEX(LEFT(HEX2BIN(RIGHT(LEFT([.$J70];2*[.AA$1]);2);8);4) &amp; RIGHT(HEX2BIN(RIGHT(LEFT([.$J70];2*[.AA$1]);2);8);4);2)" office:value-type="string" office:string-value="00" calcext:value-type="string">
            <text:p>00</text:p>
          </table:table-cell>
          <table:table-cell table:style-name="ce6" table:formula="of:=BIN2HEX(LEFT(HEX2BIN(RIGHT(LEFT([.$J70];2*[.AB$1]);2);8);4) &amp; RIGHT(HEX2BIN(RIGHT(LEFT([.$J70];2*[.AB$1]);2);8);4);2)" office:value-type="string" office:string-value="00" calcext:value-type="string">
            <text:p>00</text:p>
          </table:table-cell>
          <table:table-cell table:style-name="ce6" table:formula="of:=BIN2HEX(LEFT(HEX2BIN(RIGHT(LEFT([.$J70];2*[.AC$1]);2);8);4) &amp; RIGHT(HEX2BIN(RIGHT(LEFT([.$J70];2*[.AC$1]);2);8);4);2)" office:value-type="string" office:string-value="00" calcext:value-type="string">
            <text:p>00</text:p>
          </table:table-cell>
          <table:table-cell table:style-name="ce6" table:formula="of:=BIN2HEX(LEFT(HEX2BIN(RIGHT(LEFT([.$J70];2*[.AD$1]);2);8);4) &amp; RIGHT(HEX2BIN(RIGHT(LEFT([.$J70];2*[.AD$1]);2);8);4);2)" office:value-type="string" office:string-value="00" calcext:value-type="string">
            <text:p>00</text:p>
          </table:table-cell>
          <table:table-cell table:style-name="ce6" table:formula="of:=BIN2HEX(LEFT(HEX2BIN(RIGHT(LEFT([.$J70];2*[.AE$1]);2);8);4) &amp; RIGHT(HEX2BIN(RIGHT(LEFT([.$J70];2*[.AE$1]);2);8);4);2)" office:value-type="string" office:string-value="00" calcext:value-type="string">
            <text:p>00</text:p>
          </table:table-cell>
          <table:table-cell table:style-name="ce6" table:formula="of:=BIN2HEX(LEFT(HEX2BIN(RIGHT(LEFT([.$J70];2*[.AF$1]);2);8);4) &amp; RIGHT(HEX2BIN(RIGHT(LEFT([.$J70];2*[.AF$1]);2);8);4);2)" office:value-type="string" office:string-value="00" calcext:value-type="string">
            <text:p>00</text:p>
          </table:table-cell>
          <table:table-cell table:style-name="ce6" table:formula="of:=BIN2HEX(LEFT(HEX2BIN(RIGHT(LEFT([.$J70];2*[.AG$1]);2);8);4) &amp; RIGHT(HEX2BIN(RIGHT(LEFT([.$J70];2*[.AG$1]);2);8);4);2)" office:value-type="string" office:string-value="00" calcext:value-type="string">
            <text:p>00</text:p>
          </table:table-cell>
          <table:table-cell table:style-name="ce6" table:formula="of:=BIN2HEX(LEFT(HEX2BIN(RIGHT(LEFT([.$J70];2*[.AH$1]);2);8);4) &amp; RIGHT(HEX2BIN(RIGHT(LEFT([.$J70];2*[.AH$1]);2);8);4);2)" office:value-type="string" office:string-value="00" calcext:value-type="string">
            <text:p>00</text:p>
          </table:table-cell>
          <table:table-cell table:style-name="ce6" table:formula="of:=BIN2HEX(LEFT(HEX2BIN(RIGHT(LEFT([.$J70];2*[.AI$1]);2);8);4) &amp; RIGHT(HEX2BIN(RIGHT(LEFT([.$J70];2*[.AI$1]);2);8);4);2)" office:value-type="string" office:string-value="00" calcext:value-type="string">
            <text:p>00</text:p>
          </table:table-cell>
          <table:table-cell table:style-name="ce21" table:formula="of:=BIN2HEX(LEFT(HEX2BIN(RIGHT(LEFT([.$J70];2*[.AJ$1]);2);8);4) &amp; RIGHT(HEX2BIN(RIGHT(LEFT([.$J70];2*[.AJ$1]);2);8);4);2)" office:value-type="string" office:string-value="00" calcext:value-type="string">
            <text:p>00</text:p>
          </table:table-cell>
          <table:table-cell table:style-name="ce23" table:formula="of:=DEC2HEX([.CC70];2)" office:value-type="string" office:string-value="00" calcext:value-type="string">
            <text:p>00</text:p>
          </table:table-cell>
          <table:table-cell table:number-columns-repeated="27"/>
          <table:table-cell table:formula="of:=MOD(HEX2DEC([.R70])+HEX2DEC([.S70]);256)" office:value-type="float" office:value="0" calcext:value-type="float">
            <text:p>0</text:p>
          </table:table-cell>
          <table:table-cell table:formula="of:=MOD([.BM70]+HEX2DEC([.T70]);256)" office:value-type="float" office:value="0" calcext:value-type="float">
            <text:p>0</text:p>
          </table:table-cell>
          <table:table-cell table:formula="of:=MOD([.BN70]+HEX2DEC([.U70]);256)" office:value-type="float" office:value="0" calcext:value-type="float">
            <text:p>0</text:p>
          </table:table-cell>
          <table:table-cell table:formula="of:=MOD([.BO70]+HEX2DEC([.V70]);256)" office:value-type="float" office:value="0" calcext:value-type="float">
            <text:p>0</text:p>
          </table:table-cell>
          <table:table-cell table:formula="of:=MOD([.BP70]+HEX2DEC([.W70]);256)" office:value-type="float" office:value="0" calcext:value-type="float">
            <text:p>0</text:p>
          </table:table-cell>
          <table:table-cell table:formula="of:=MOD([.BQ70]+HEX2DEC([.X70]);256)" office:value-type="float" office:value="0" calcext:value-type="float">
            <text:p>0</text:p>
          </table:table-cell>
          <table:table-cell table:formula="of:=MOD([.BR70]+HEX2DEC([.Y70]);256)" office:value-type="float" office:value="0" calcext:value-type="float">
            <text:p>0</text:p>
          </table:table-cell>
          <table:table-cell table:formula="of:=MOD([.BS70]+HEX2DEC([.Z70]);256)" office:value-type="float" office:value="0" calcext:value-type="float">
            <text:p>0</text:p>
          </table:table-cell>
          <table:table-cell table:formula="of:=MOD([.BT70]+HEX2DEC([.AA70]);256)" office:value-type="float" office:value="0" calcext:value-type="float">
            <text:p>0</text:p>
          </table:table-cell>
          <table:table-cell table:formula="of:=MOD([.BU70]+HEX2DEC([.AB70]);256)" office:value-type="float" office:value="0" calcext:value-type="float">
            <text:p>0</text:p>
          </table:table-cell>
          <table:table-cell table:formula="of:=MOD([.BV70]+HEX2DEC([.AC70]);256)" office:value-type="float" office:value="0" calcext:value-type="float">
            <text:p>0</text:p>
          </table:table-cell>
          <table:table-cell table:formula="of:=MOD([.BW70]+HEX2DEC([.AD70]);256)" office:value-type="float" office:value="0" calcext:value-type="float">
            <text:p>0</text:p>
          </table:table-cell>
          <table:table-cell table:formula="of:=MOD([.BX70]+HEX2DEC([.AE70]);256)" office:value-type="float" office:value="0" calcext:value-type="float">
            <text:p>0</text:p>
          </table:table-cell>
          <table:table-cell table:formula="of:=MOD([.BY70]+HEX2DEC([.AF70]);256)" office:value-type="float" office:value="0" calcext:value-type="float">
            <text:p>0</text:p>
          </table:table-cell>
          <table:table-cell table:formula="of:=MOD([.BZ70]+HEX2DEC([.AG70]);256)" office:value-type="float" office:value="0" calcext:value-type="float">
            <text:p>0</text:p>
          </table:table-cell>
          <table:table-cell table:formula="of:=MOD([.CA70]+HEX2DEC([.AH70]);256)" office:value-type="float" office:value="0" calcext:value-type="float">
            <text:p>0</text:p>
          </table:table-cell>
          <table:table-cell table:formula="of:=MOD([.CB70]+HEX2DEC([.AI7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1];2*[.R$1]);2);8);4) &amp; RIGHT(HEX2BIN(RIGHT(LEFT([.$J71];2*[.R$1]);2);8);4);2)" office:value-type="string" office:string-value="00" calcext:value-type="string">
            <text:p>00</text:p>
          </table:table-cell>
          <table:table-cell table:style-name="ce6" table:formula="of:=BIN2HEX(LEFT(HEX2BIN(RIGHT(LEFT([.$J71];2*[.S$1]);2);8);4) &amp; RIGHT(HEX2BIN(RIGHT(LEFT([.$J71];2*[.S$1]);2);8);4);2)" office:value-type="string" office:string-value="00" calcext:value-type="string">
            <text:p>00</text:p>
          </table:table-cell>
          <table:table-cell table:style-name="ce6" table:formula="of:=BIN2HEX(LEFT(HEX2BIN(RIGHT(LEFT([.$J71];2*[.T$1]);2);8);4) &amp; RIGHT(HEX2BIN(RIGHT(LEFT([.$J71];2*[.T$1]);2);8);4);2)" office:value-type="string" office:string-value="00" calcext:value-type="string">
            <text:p>00</text:p>
          </table:table-cell>
          <table:table-cell table:style-name="ce6" table:formula="of:=BIN2HEX(LEFT(HEX2BIN(RIGHT(LEFT([.$J71];2*[.U$1]);2);8);4) &amp; RIGHT(HEX2BIN(RIGHT(LEFT([.$J71];2*[.U$1]);2);8);4);2)" office:value-type="string" office:string-value="00" calcext:value-type="string">
            <text:p>00</text:p>
          </table:table-cell>
          <table:table-cell table:style-name="ce6" table:formula="of:=BIN2HEX(LEFT(HEX2BIN(RIGHT(LEFT([.$J71];2*[.V$1]);2);8);4) &amp; RIGHT(HEX2BIN(RIGHT(LEFT([.$J71];2*[.V$1]);2);8);4);2)" office:value-type="string" office:string-value="00" calcext:value-type="string">
            <text:p>00</text:p>
          </table:table-cell>
          <table:table-cell table:style-name="ce14" table:formula="of:=BIN2HEX(LEFT(HEX2BIN(RIGHT(LEFT([.$J71];2*[.W$1]);2);8);4) &amp; RIGHT(HEX2BIN(RIGHT(LEFT([.$J71];2*[.W$1]);2);8);4);2)" office:value-type="string" office:string-value="00" calcext:value-type="string">
            <text:p>00</text:p>
          </table:table-cell>
          <table:table-cell table:style-name="ce17" table:formula="of:=BIN2HEX(LEFT(HEX2BIN(RIGHT(LEFT([.$J71];2*[.X$1]);2);8);4) &amp; RIGHT(HEX2BIN(RIGHT(LEFT([.$J71];2*[.X$1]);2);8);4);2)" office:value-type="string" office:string-value="00" calcext:value-type="string">
            <text:p>00</text:p>
          </table:table-cell>
          <table:table-cell table:style-name="ce6" table:formula="of:=BIN2HEX(LEFT(HEX2BIN(RIGHT(LEFT([.$J71];2*[.Y$1]);2);8);4) &amp; RIGHT(HEX2BIN(RIGHT(LEFT([.$J71];2*[.Y$1]);2);8);4);2)" office:value-type="string" office:string-value="00" calcext:value-type="string">
            <text:p>00</text:p>
          </table:table-cell>
          <table:table-cell table:style-name="ce6" table:formula="of:=BIN2HEX(LEFT(HEX2BIN(RIGHT(LEFT([.$J71];2*[.Z$1]);2);8);4) &amp; RIGHT(HEX2BIN(RIGHT(LEFT([.$J71];2*[.Z$1]);2);8);4);2)" office:value-type="string" office:string-value="00" calcext:value-type="string">
            <text:p>00</text:p>
          </table:table-cell>
          <table:table-cell table:style-name="ce6" table:formula="of:=BIN2HEX(LEFT(HEX2BIN(RIGHT(LEFT([.$J71];2*[.AA$1]);2);8);4) &amp; RIGHT(HEX2BIN(RIGHT(LEFT([.$J71];2*[.AA$1]);2);8);4);2)" office:value-type="string" office:string-value="00" calcext:value-type="string">
            <text:p>00</text:p>
          </table:table-cell>
          <table:table-cell table:style-name="ce6" table:formula="of:=BIN2HEX(LEFT(HEX2BIN(RIGHT(LEFT([.$J71];2*[.AB$1]);2);8);4) &amp; RIGHT(HEX2BIN(RIGHT(LEFT([.$J71];2*[.AB$1]);2);8);4);2)" office:value-type="string" office:string-value="00" calcext:value-type="string">
            <text:p>00</text:p>
          </table:table-cell>
          <table:table-cell table:style-name="ce6" table:formula="of:=BIN2HEX(LEFT(HEX2BIN(RIGHT(LEFT([.$J71];2*[.AC$1]);2);8);4) &amp; RIGHT(HEX2BIN(RIGHT(LEFT([.$J71];2*[.AC$1]);2);8);4);2)" office:value-type="string" office:string-value="00" calcext:value-type="string">
            <text:p>00</text:p>
          </table:table-cell>
          <table:table-cell table:style-name="ce6" table:formula="of:=BIN2HEX(LEFT(HEX2BIN(RIGHT(LEFT([.$J71];2*[.AD$1]);2);8);4) &amp; RIGHT(HEX2BIN(RIGHT(LEFT([.$J71];2*[.AD$1]);2);8);4);2)" office:value-type="string" office:string-value="00" calcext:value-type="string">
            <text:p>00</text:p>
          </table:table-cell>
          <table:table-cell table:style-name="ce6" table:formula="of:=BIN2HEX(LEFT(HEX2BIN(RIGHT(LEFT([.$J71];2*[.AE$1]);2);8);4) &amp; RIGHT(HEX2BIN(RIGHT(LEFT([.$J71];2*[.AE$1]);2);8);4);2)" office:value-type="string" office:string-value="00" calcext:value-type="string">
            <text:p>00</text:p>
          </table:table-cell>
          <table:table-cell table:style-name="ce6" table:formula="of:=BIN2HEX(LEFT(HEX2BIN(RIGHT(LEFT([.$J71];2*[.AF$1]);2);8);4) &amp; RIGHT(HEX2BIN(RIGHT(LEFT([.$J71];2*[.AF$1]);2);8);4);2)" office:value-type="string" office:string-value="00" calcext:value-type="string">
            <text:p>00</text:p>
          </table:table-cell>
          <table:table-cell table:style-name="ce6" table:formula="of:=BIN2HEX(LEFT(HEX2BIN(RIGHT(LEFT([.$J71];2*[.AG$1]);2);8);4) &amp; RIGHT(HEX2BIN(RIGHT(LEFT([.$J71];2*[.AG$1]);2);8);4);2)" office:value-type="string" office:string-value="00" calcext:value-type="string">
            <text:p>00</text:p>
          </table:table-cell>
          <table:table-cell table:style-name="ce6" table:formula="of:=BIN2HEX(LEFT(HEX2BIN(RIGHT(LEFT([.$J71];2*[.AH$1]);2);8);4) &amp; RIGHT(HEX2BIN(RIGHT(LEFT([.$J71];2*[.AH$1]);2);8);4);2)" office:value-type="string" office:string-value="00" calcext:value-type="string">
            <text:p>00</text:p>
          </table:table-cell>
          <table:table-cell table:style-name="ce6" table:formula="of:=BIN2HEX(LEFT(HEX2BIN(RIGHT(LEFT([.$J71];2*[.AI$1]);2);8);4) &amp; RIGHT(HEX2BIN(RIGHT(LEFT([.$J71];2*[.AI$1]);2);8);4);2)" office:value-type="string" office:string-value="00" calcext:value-type="string">
            <text:p>00</text:p>
          </table:table-cell>
          <table:table-cell table:style-name="ce21" table:formula="of:=BIN2HEX(LEFT(HEX2BIN(RIGHT(LEFT([.$J71];2*[.AJ$1]);2);8);4) &amp; RIGHT(HEX2BIN(RIGHT(LEFT([.$J71];2*[.AJ$1]);2);8);4);2)" office:value-type="string" office:string-value="00" calcext:value-type="string">
            <text:p>00</text:p>
          </table:table-cell>
          <table:table-cell table:style-name="ce23" table:formula="of:=DEC2HEX([.CC71];2)" office:value-type="string" office:string-value="00" calcext:value-type="string">
            <text:p>00</text:p>
          </table:table-cell>
          <table:table-cell table:number-columns-repeated="27"/>
          <table:table-cell table:formula="of:=MOD(HEX2DEC([.R71])+HEX2DEC([.S71]);256)" office:value-type="float" office:value="0" calcext:value-type="float">
            <text:p>0</text:p>
          </table:table-cell>
          <table:table-cell table:formula="of:=MOD([.BM71]+HEX2DEC([.T71]);256)" office:value-type="float" office:value="0" calcext:value-type="float">
            <text:p>0</text:p>
          </table:table-cell>
          <table:table-cell table:formula="of:=MOD([.BN71]+HEX2DEC([.U71]);256)" office:value-type="float" office:value="0" calcext:value-type="float">
            <text:p>0</text:p>
          </table:table-cell>
          <table:table-cell table:formula="of:=MOD([.BO71]+HEX2DEC([.V71]);256)" office:value-type="float" office:value="0" calcext:value-type="float">
            <text:p>0</text:p>
          </table:table-cell>
          <table:table-cell table:formula="of:=MOD([.BP71]+HEX2DEC([.W71]);256)" office:value-type="float" office:value="0" calcext:value-type="float">
            <text:p>0</text:p>
          </table:table-cell>
          <table:table-cell table:formula="of:=MOD([.BQ71]+HEX2DEC([.X71]);256)" office:value-type="float" office:value="0" calcext:value-type="float">
            <text:p>0</text:p>
          </table:table-cell>
          <table:table-cell table:formula="of:=MOD([.BR71]+HEX2DEC([.Y71]);256)" office:value-type="float" office:value="0" calcext:value-type="float">
            <text:p>0</text:p>
          </table:table-cell>
          <table:table-cell table:formula="of:=MOD([.BS71]+HEX2DEC([.Z71]);256)" office:value-type="float" office:value="0" calcext:value-type="float">
            <text:p>0</text:p>
          </table:table-cell>
          <table:table-cell table:formula="of:=MOD([.BT71]+HEX2DEC([.AA71]);256)" office:value-type="float" office:value="0" calcext:value-type="float">
            <text:p>0</text:p>
          </table:table-cell>
          <table:table-cell table:formula="of:=MOD([.BU71]+HEX2DEC([.AB71]);256)" office:value-type="float" office:value="0" calcext:value-type="float">
            <text:p>0</text:p>
          </table:table-cell>
          <table:table-cell table:formula="of:=MOD([.BV71]+HEX2DEC([.AC71]);256)" office:value-type="float" office:value="0" calcext:value-type="float">
            <text:p>0</text:p>
          </table:table-cell>
          <table:table-cell table:formula="of:=MOD([.BW71]+HEX2DEC([.AD71]);256)" office:value-type="float" office:value="0" calcext:value-type="float">
            <text:p>0</text:p>
          </table:table-cell>
          <table:table-cell table:formula="of:=MOD([.BX71]+HEX2DEC([.AE71]);256)" office:value-type="float" office:value="0" calcext:value-type="float">
            <text:p>0</text:p>
          </table:table-cell>
          <table:table-cell table:formula="of:=MOD([.BY71]+HEX2DEC([.AF71]);256)" office:value-type="float" office:value="0" calcext:value-type="float">
            <text:p>0</text:p>
          </table:table-cell>
          <table:table-cell table:formula="of:=MOD([.BZ71]+HEX2DEC([.AG71]);256)" office:value-type="float" office:value="0" calcext:value-type="float">
            <text:p>0</text:p>
          </table:table-cell>
          <table:table-cell table:formula="of:=MOD([.CA71]+HEX2DEC([.AH71]);256)" office:value-type="float" office:value="0" calcext:value-type="float">
            <text:p>0</text:p>
          </table:table-cell>
          <table:table-cell table:formula="of:=MOD([.CB71]+HEX2DEC([.AI7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2];2*[.R$1]);2);8);4) &amp; RIGHT(HEX2BIN(RIGHT(LEFT([.$J72];2*[.R$1]);2);8);4);2)" office:value-type="string" office:string-value="00" calcext:value-type="string">
            <text:p>00</text:p>
          </table:table-cell>
          <table:table-cell table:style-name="ce6" table:formula="of:=BIN2HEX(LEFT(HEX2BIN(RIGHT(LEFT([.$J72];2*[.S$1]);2);8);4) &amp; RIGHT(HEX2BIN(RIGHT(LEFT([.$J72];2*[.S$1]);2);8);4);2)" office:value-type="string" office:string-value="00" calcext:value-type="string">
            <text:p>00</text:p>
          </table:table-cell>
          <table:table-cell table:style-name="ce6" table:formula="of:=BIN2HEX(LEFT(HEX2BIN(RIGHT(LEFT([.$J72];2*[.T$1]);2);8);4) &amp; RIGHT(HEX2BIN(RIGHT(LEFT([.$J72];2*[.T$1]);2);8);4);2)" office:value-type="string" office:string-value="00" calcext:value-type="string">
            <text:p>00</text:p>
          </table:table-cell>
          <table:table-cell table:style-name="ce6" table:formula="of:=BIN2HEX(LEFT(HEX2BIN(RIGHT(LEFT([.$J72];2*[.U$1]);2);8);4) &amp; RIGHT(HEX2BIN(RIGHT(LEFT([.$J72];2*[.U$1]);2);8);4);2)" office:value-type="string" office:string-value="00" calcext:value-type="string">
            <text:p>00</text:p>
          </table:table-cell>
          <table:table-cell table:style-name="ce6" table:formula="of:=BIN2HEX(LEFT(HEX2BIN(RIGHT(LEFT([.$J72];2*[.V$1]);2);8);4) &amp; RIGHT(HEX2BIN(RIGHT(LEFT([.$J72];2*[.V$1]);2);8);4);2)" office:value-type="string" office:string-value="00" calcext:value-type="string">
            <text:p>00</text:p>
          </table:table-cell>
          <table:table-cell table:style-name="ce14" table:formula="of:=BIN2HEX(LEFT(HEX2BIN(RIGHT(LEFT([.$J72];2*[.W$1]);2);8);4) &amp; RIGHT(HEX2BIN(RIGHT(LEFT([.$J72];2*[.W$1]);2);8);4);2)" office:value-type="string" office:string-value="00" calcext:value-type="string">
            <text:p>00</text:p>
          </table:table-cell>
          <table:table-cell table:style-name="ce17" table:formula="of:=BIN2HEX(LEFT(HEX2BIN(RIGHT(LEFT([.$J72];2*[.X$1]);2);8);4) &amp; RIGHT(HEX2BIN(RIGHT(LEFT([.$J72];2*[.X$1]);2);8);4);2)" office:value-type="string" office:string-value="00" calcext:value-type="string">
            <text:p>00</text:p>
          </table:table-cell>
          <table:table-cell table:style-name="ce6" table:formula="of:=BIN2HEX(LEFT(HEX2BIN(RIGHT(LEFT([.$J72];2*[.Y$1]);2);8);4) &amp; RIGHT(HEX2BIN(RIGHT(LEFT([.$J72];2*[.Y$1]);2);8);4);2)" office:value-type="string" office:string-value="00" calcext:value-type="string">
            <text:p>00</text:p>
          </table:table-cell>
          <table:table-cell table:style-name="ce6" table:formula="of:=BIN2HEX(LEFT(HEX2BIN(RIGHT(LEFT([.$J72];2*[.Z$1]);2);8);4) &amp; RIGHT(HEX2BIN(RIGHT(LEFT([.$J72];2*[.Z$1]);2);8);4);2)" office:value-type="string" office:string-value="00" calcext:value-type="string">
            <text:p>00</text:p>
          </table:table-cell>
          <table:table-cell table:style-name="ce6" table:formula="of:=BIN2HEX(LEFT(HEX2BIN(RIGHT(LEFT([.$J72];2*[.AA$1]);2);8);4) &amp; RIGHT(HEX2BIN(RIGHT(LEFT([.$J72];2*[.AA$1]);2);8);4);2)" office:value-type="string" office:string-value="00" calcext:value-type="string">
            <text:p>00</text:p>
          </table:table-cell>
          <table:table-cell table:style-name="ce6" table:formula="of:=BIN2HEX(LEFT(HEX2BIN(RIGHT(LEFT([.$J72];2*[.AB$1]);2);8);4) &amp; RIGHT(HEX2BIN(RIGHT(LEFT([.$J72];2*[.AB$1]);2);8);4);2)" office:value-type="string" office:string-value="00" calcext:value-type="string">
            <text:p>00</text:p>
          </table:table-cell>
          <table:table-cell table:style-name="ce6" table:formula="of:=BIN2HEX(LEFT(HEX2BIN(RIGHT(LEFT([.$J72];2*[.AC$1]);2);8);4) &amp; RIGHT(HEX2BIN(RIGHT(LEFT([.$J72];2*[.AC$1]);2);8);4);2)" office:value-type="string" office:string-value="00" calcext:value-type="string">
            <text:p>00</text:p>
          </table:table-cell>
          <table:table-cell table:style-name="ce6" table:formula="of:=BIN2HEX(LEFT(HEX2BIN(RIGHT(LEFT([.$J72];2*[.AD$1]);2);8);4) &amp; RIGHT(HEX2BIN(RIGHT(LEFT([.$J72];2*[.AD$1]);2);8);4);2)" office:value-type="string" office:string-value="00" calcext:value-type="string">
            <text:p>00</text:p>
          </table:table-cell>
          <table:table-cell table:style-name="ce6" table:formula="of:=BIN2HEX(LEFT(HEX2BIN(RIGHT(LEFT([.$J72];2*[.AE$1]);2);8);4) &amp; RIGHT(HEX2BIN(RIGHT(LEFT([.$J72];2*[.AE$1]);2);8);4);2)" office:value-type="string" office:string-value="00" calcext:value-type="string">
            <text:p>00</text:p>
          </table:table-cell>
          <table:table-cell table:style-name="ce6" table:formula="of:=BIN2HEX(LEFT(HEX2BIN(RIGHT(LEFT([.$J72];2*[.AF$1]);2);8);4) &amp; RIGHT(HEX2BIN(RIGHT(LEFT([.$J72];2*[.AF$1]);2);8);4);2)" office:value-type="string" office:string-value="00" calcext:value-type="string">
            <text:p>00</text:p>
          </table:table-cell>
          <table:table-cell table:style-name="ce6" table:formula="of:=BIN2HEX(LEFT(HEX2BIN(RIGHT(LEFT([.$J72];2*[.AG$1]);2);8);4) &amp; RIGHT(HEX2BIN(RIGHT(LEFT([.$J72];2*[.AG$1]);2);8);4);2)" office:value-type="string" office:string-value="00" calcext:value-type="string">
            <text:p>00</text:p>
          </table:table-cell>
          <table:table-cell table:style-name="ce6" table:formula="of:=BIN2HEX(LEFT(HEX2BIN(RIGHT(LEFT([.$J72];2*[.AH$1]);2);8);4) &amp; RIGHT(HEX2BIN(RIGHT(LEFT([.$J72];2*[.AH$1]);2);8);4);2)" office:value-type="string" office:string-value="00" calcext:value-type="string">
            <text:p>00</text:p>
          </table:table-cell>
          <table:table-cell table:style-name="ce6" table:formula="of:=BIN2HEX(LEFT(HEX2BIN(RIGHT(LEFT([.$J72];2*[.AI$1]);2);8);4) &amp; RIGHT(HEX2BIN(RIGHT(LEFT([.$J72];2*[.AI$1]);2);8);4);2)" office:value-type="string" office:string-value="00" calcext:value-type="string">
            <text:p>00</text:p>
          </table:table-cell>
          <table:table-cell table:style-name="ce21" table:formula="of:=BIN2HEX(LEFT(HEX2BIN(RIGHT(LEFT([.$J72];2*[.AJ$1]);2);8);4) &amp; RIGHT(HEX2BIN(RIGHT(LEFT([.$J72];2*[.AJ$1]);2);8);4);2)" office:value-type="string" office:string-value="00" calcext:value-type="string">
            <text:p>00</text:p>
          </table:table-cell>
          <table:table-cell table:style-name="ce23" table:formula="of:=DEC2HEX([.CC72];2)" office:value-type="string" office:string-value="00" calcext:value-type="string">
            <text:p>00</text:p>
          </table:table-cell>
          <table:table-cell table:number-columns-repeated="27"/>
          <table:table-cell table:formula="of:=MOD(HEX2DEC([.R72])+HEX2DEC([.S72]);256)" office:value-type="float" office:value="0" calcext:value-type="float">
            <text:p>0</text:p>
          </table:table-cell>
          <table:table-cell table:formula="of:=MOD([.BM72]+HEX2DEC([.T72]);256)" office:value-type="float" office:value="0" calcext:value-type="float">
            <text:p>0</text:p>
          </table:table-cell>
          <table:table-cell table:formula="of:=MOD([.BN72]+HEX2DEC([.U72]);256)" office:value-type="float" office:value="0" calcext:value-type="float">
            <text:p>0</text:p>
          </table:table-cell>
          <table:table-cell table:formula="of:=MOD([.BO72]+HEX2DEC([.V72]);256)" office:value-type="float" office:value="0" calcext:value-type="float">
            <text:p>0</text:p>
          </table:table-cell>
          <table:table-cell table:formula="of:=MOD([.BP72]+HEX2DEC([.W72]);256)" office:value-type="float" office:value="0" calcext:value-type="float">
            <text:p>0</text:p>
          </table:table-cell>
          <table:table-cell table:formula="of:=MOD([.BQ72]+HEX2DEC([.X72]);256)" office:value-type="float" office:value="0" calcext:value-type="float">
            <text:p>0</text:p>
          </table:table-cell>
          <table:table-cell table:formula="of:=MOD([.BR72]+HEX2DEC([.Y72]);256)" office:value-type="float" office:value="0" calcext:value-type="float">
            <text:p>0</text:p>
          </table:table-cell>
          <table:table-cell table:formula="of:=MOD([.BS72]+HEX2DEC([.Z72]);256)" office:value-type="float" office:value="0" calcext:value-type="float">
            <text:p>0</text:p>
          </table:table-cell>
          <table:table-cell table:formula="of:=MOD([.BT72]+HEX2DEC([.AA72]);256)" office:value-type="float" office:value="0" calcext:value-type="float">
            <text:p>0</text:p>
          </table:table-cell>
          <table:table-cell table:formula="of:=MOD([.BU72]+HEX2DEC([.AB72]);256)" office:value-type="float" office:value="0" calcext:value-type="float">
            <text:p>0</text:p>
          </table:table-cell>
          <table:table-cell table:formula="of:=MOD([.BV72]+HEX2DEC([.AC72]);256)" office:value-type="float" office:value="0" calcext:value-type="float">
            <text:p>0</text:p>
          </table:table-cell>
          <table:table-cell table:formula="of:=MOD([.BW72]+HEX2DEC([.AD72]);256)" office:value-type="float" office:value="0" calcext:value-type="float">
            <text:p>0</text:p>
          </table:table-cell>
          <table:table-cell table:formula="of:=MOD([.BX72]+HEX2DEC([.AE72]);256)" office:value-type="float" office:value="0" calcext:value-type="float">
            <text:p>0</text:p>
          </table:table-cell>
          <table:table-cell table:formula="of:=MOD([.BY72]+HEX2DEC([.AF72]);256)" office:value-type="float" office:value="0" calcext:value-type="float">
            <text:p>0</text:p>
          </table:table-cell>
          <table:table-cell table:formula="of:=MOD([.BZ72]+HEX2DEC([.AG72]);256)" office:value-type="float" office:value="0" calcext:value-type="float">
            <text:p>0</text:p>
          </table:table-cell>
          <table:table-cell table:formula="of:=MOD([.CA72]+HEX2DEC([.AH72]);256)" office:value-type="float" office:value="0" calcext:value-type="float">
            <text:p>0</text:p>
          </table:table-cell>
          <table:table-cell table:formula="of:=MOD([.CB72]+HEX2DEC([.AI7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3];2*[.R$1]);2);8);4) &amp; RIGHT(HEX2BIN(RIGHT(LEFT([.$J73];2*[.R$1]);2);8);4);2)" office:value-type="string" office:string-value="00" calcext:value-type="string">
            <text:p>00</text:p>
          </table:table-cell>
          <table:table-cell table:style-name="ce6" table:formula="of:=BIN2HEX(LEFT(HEX2BIN(RIGHT(LEFT([.$J73];2*[.S$1]);2);8);4) &amp; RIGHT(HEX2BIN(RIGHT(LEFT([.$J73];2*[.S$1]);2);8);4);2)" office:value-type="string" office:string-value="00" calcext:value-type="string">
            <text:p>00</text:p>
          </table:table-cell>
          <table:table-cell table:style-name="ce6" table:formula="of:=BIN2HEX(LEFT(HEX2BIN(RIGHT(LEFT([.$J73];2*[.T$1]);2);8);4) &amp; RIGHT(HEX2BIN(RIGHT(LEFT([.$J73];2*[.T$1]);2);8);4);2)" office:value-type="string" office:string-value="00" calcext:value-type="string">
            <text:p>00</text:p>
          </table:table-cell>
          <table:table-cell table:style-name="ce6" table:formula="of:=BIN2HEX(LEFT(HEX2BIN(RIGHT(LEFT([.$J73];2*[.U$1]);2);8);4) &amp; RIGHT(HEX2BIN(RIGHT(LEFT([.$J73];2*[.U$1]);2);8);4);2)" office:value-type="string" office:string-value="00" calcext:value-type="string">
            <text:p>00</text:p>
          </table:table-cell>
          <table:table-cell table:style-name="ce6" table:formula="of:=BIN2HEX(LEFT(HEX2BIN(RIGHT(LEFT([.$J73];2*[.V$1]);2);8);4) &amp; RIGHT(HEX2BIN(RIGHT(LEFT([.$J73];2*[.V$1]);2);8);4);2)" office:value-type="string" office:string-value="00" calcext:value-type="string">
            <text:p>00</text:p>
          </table:table-cell>
          <table:table-cell table:style-name="ce14" table:formula="of:=BIN2HEX(LEFT(HEX2BIN(RIGHT(LEFT([.$J73];2*[.W$1]);2);8);4) &amp; RIGHT(HEX2BIN(RIGHT(LEFT([.$J73];2*[.W$1]);2);8);4);2)" office:value-type="string" office:string-value="00" calcext:value-type="string">
            <text:p>00</text:p>
          </table:table-cell>
          <table:table-cell table:style-name="ce17" table:formula="of:=BIN2HEX(LEFT(HEX2BIN(RIGHT(LEFT([.$J73];2*[.X$1]);2);8);4) &amp; RIGHT(HEX2BIN(RIGHT(LEFT([.$J73];2*[.X$1]);2);8);4);2)" office:value-type="string" office:string-value="00" calcext:value-type="string">
            <text:p>00</text:p>
          </table:table-cell>
          <table:table-cell table:style-name="ce6" table:formula="of:=BIN2HEX(LEFT(HEX2BIN(RIGHT(LEFT([.$J73];2*[.Y$1]);2);8);4) &amp; RIGHT(HEX2BIN(RIGHT(LEFT([.$J73];2*[.Y$1]);2);8);4);2)" office:value-type="string" office:string-value="00" calcext:value-type="string">
            <text:p>00</text:p>
          </table:table-cell>
          <table:table-cell table:style-name="ce6" table:formula="of:=BIN2HEX(LEFT(HEX2BIN(RIGHT(LEFT([.$J73];2*[.Z$1]);2);8);4) &amp; RIGHT(HEX2BIN(RIGHT(LEFT([.$J73];2*[.Z$1]);2);8);4);2)" office:value-type="string" office:string-value="00" calcext:value-type="string">
            <text:p>00</text:p>
          </table:table-cell>
          <table:table-cell table:style-name="ce6" table:formula="of:=BIN2HEX(LEFT(HEX2BIN(RIGHT(LEFT([.$J73];2*[.AA$1]);2);8);4) &amp; RIGHT(HEX2BIN(RIGHT(LEFT([.$J73];2*[.AA$1]);2);8);4);2)" office:value-type="string" office:string-value="00" calcext:value-type="string">
            <text:p>00</text:p>
          </table:table-cell>
          <table:table-cell table:style-name="ce6" table:formula="of:=BIN2HEX(LEFT(HEX2BIN(RIGHT(LEFT([.$J73];2*[.AB$1]);2);8);4) &amp; RIGHT(HEX2BIN(RIGHT(LEFT([.$J73];2*[.AB$1]);2);8);4);2)" office:value-type="string" office:string-value="00" calcext:value-type="string">
            <text:p>00</text:p>
          </table:table-cell>
          <table:table-cell table:style-name="ce6" table:formula="of:=BIN2HEX(LEFT(HEX2BIN(RIGHT(LEFT([.$J73];2*[.AC$1]);2);8);4) &amp; RIGHT(HEX2BIN(RIGHT(LEFT([.$J73];2*[.AC$1]);2);8);4);2)" office:value-type="string" office:string-value="00" calcext:value-type="string">
            <text:p>00</text:p>
          </table:table-cell>
          <table:table-cell table:style-name="ce6" table:formula="of:=BIN2HEX(LEFT(HEX2BIN(RIGHT(LEFT([.$J73];2*[.AD$1]);2);8);4) &amp; RIGHT(HEX2BIN(RIGHT(LEFT([.$J73];2*[.AD$1]);2);8);4);2)" office:value-type="string" office:string-value="00" calcext:value-type="string">
            <text:p>00</text:p>
          </table:table-cell>
          <table:table-cell table:style-name="ce6" table:formula="of:=BIN2HEX(LEFT(HEX2BIN(RIGHT(LEFT([.$J73];2*[.AE$1]);2);8);4) &amp; RIGHT(HEX2BIN(RIGHT(LEFT([.$J73];2*[.AE$1]);2);8);4);2)" office:value-type="string" office:string-value="00" calcext:value-type="string">
            <text:p>00</text:p>
          </table:table-cell>
          <table:table-cell table:style-name="ce6" table:formula="of:=BIN2HEX(LEFT(HEX2BIN(RIGHT(LEFT([.$J73];2*[.AF$1]);2);8);4) &amp; RIGHT(HEX2BIN(RIGHT(LEFT([.$J73];2*[.AF$1]);2);8);4);2)" office:value-type="string" office:string-value="00" calcext:value-type="string">
            <text:p>00</text:p>
          </table:table-cell>
          <table:table-cell table:style-name="ce6" table:formula="of:=BIN2HEX(LEFT(HEX2BIN(RIGHT(LEFT([.$J73];2*[.AG$1]);2);8);4) &amp; RIGHT(HEX2BIN(RIGHT(LEFT([.$J73];2*[.AG$1]);2);8);4);2)" office:value-type="string" office:string-value="00" calcext:value-type="string">
            <text:p>00</text:p>
          </table:table-cell>
          <table:table-cell table:style-name="ce6" table:formula="of:=BIN2HEX(LEFT(HEX2BIN(RIGHT(LEFT([.$J73];2*[.AH$1]);2);8);4) &amp; RIGHT(HEX2BIN(RIGHT(LEFT([.$J73];2*[.AH$1]);2);8);4);2)" office:value-type="string" office:string-value="00" calcext:value-type="string">
            <text:p>00</text:p>
          </table:table-cell>
          <table:table-cell table:style-name="ce6" table:formula="of:=BIN2HEX(LEFT(HEX2BIN(RIGHT(LEFT([.$J73];2*[.AI$1]);2);8);4) &amp; RIGHT(HEX2BIN(RIGHT(LEFT([.$J73];2*[.AI$1]);2);8);4);2)" office:value-type="string" office:string-value="00" calcext:value-type="string">
            <text:p>00</text:p>
          </table:table-cell>
          <table:table-cell table:style-name="ce21" table:formula="of:=BIN2HEX(LEFT(HEX2BIN(RIGHT(LEFT([.$J73];2*[.AJ$1]);2);8);4) &amp; RIGHT(HEX2BIN(RIGHT(LEFT([.$J73];2*[.AJ$1]);2);8);4);2)" office:value-type="string" office:string-value="00" calcext:value-type="string">
            <text:p>00</text:p>
          </table:table-cell>
          <table:table-cell table:style-name="ce23" table:formula="of:=DEC2HEX([.CC73];2)" office:value-type="string" office:string-value="00" calcext:value-type="string">
            <text:p>00</text:p>
          </table:table-cell>
          <table:table-cell table:number-columns-repeated="27"/>
          <table:table-cell table:formula="of:=MOD(HEX2DEC([.R73])+HEX2DEC([.S73]);256)" office:value-type="float" office:value="0" calcext:value-type="float">
            <text:p>0</text:p>
          </table:table-cell>
          <table:table-cell table:formula="of:=MOD([.BM73]+HEX2DEC([.T73]);256)" office:value-type="float" office:value="0" calcext:value-type="float">
            <text:p>0</text:p>
          </table:table-cell>
          <table:table-cell table:formula="of:=MOD([.BN73]+HEX2DEC([.U73]);256)" office:value-type="float" office:value="0" calcext:value-type="float">
            <text:p>0</text:p>
          </table:table-cell>
          <table:table-cell table:formula="of:=MOD([.BO73]+HEX2DEC([.V73]);256)" office:value-type="float" office:value="0" calcext:value-type="float">
            <text:p>0</text:p>
          </table:table-cell>
          <table:table-cell table:formula="of:=MOD([.BP73]+HEX2DEC([.W73]);256)" office:value-type="float" office:value="0" calcext:value-type="float">
            <text:p>0</text:p>
          </table:table-cell>
          <table:table-cell table:formula="of:=MOD([.BQ73]+HEX2DEC([.X73]);256)" office:value-type="float" office:value="0" calcext:value-type="float">
            <text:p>0</text:p>
          </table:table-cell>
          <table:table-cell table:formula="of:=MOD([.BR73]+HEX2DEC([.Y73]);256)" office:value-type="float" office:value="0" calcext:value-type="float">
            <text:p>0</text:p>
          </table:table-cell>
          <table:table-cell table:formula="of:=MOD([.BS73]+HEX2DEC([.Z73]);256)" office:value-type="float" office:value="0" calcext:value-type="float">
            <text:p>0</text:p>
          </table:table-cell>
          <table:table-cell table:formula="of:=MOD([.BT73]+HEX2DEC([.AA73]);256)" office:value-type="float" office:value="0" calcext:value-type="float">
            <text:p>0</text:p>
          </table:table-cell>
          <table:table-cell table:formula="of:=MOD([.BU73]+HEX2DEC([.AB73]);256)" office:value-type="float" office:value="0" calcext:value-type="float">
            <text:p>0</text:p>
          </table:table-cell>
          <table:table-cell table:formula="of:=MOD([.BV73]+HEX2DEC([.AC73]);256)" office:value-type="float" office:value="0" calcext:value-type="float">
            <text:p>0</text:p>
          </table:table-cell>
          <table:table-cell table:formula="of:=MOD([.BW73]+HEX2DEC([.AD73]);256)" office:value-type="float" office:value="0" calcext:value-type="float">
            <text:p>0</text:p>
          </table:table-cell>
          <table:table-cell table:formula="of:=MOD([.BX73]+HEX2DEC([.AE73]);256)" office:value-type="float" office:value="0" calcext:value-type="float">
            <text:p>0</text:p>
          </table:table-cell>
          <table:table-cell table:formula="of:=MOD([.BY73]+HEX2DEC([.AF73]);256)" office:value-type="float" office:value="0" calcext:value-type="float">
            <text:p>0</text:p>
          </table:table-cell>
          <table:table-cell table:formula="of:=MOD([.BZ73]+HEX2DEC([.AG73]);256)" office:value-type="float" office:value="0" calcext:value-type="float">
            <text:p>0</text:p>
          </table:table-cell>
          <table:table-cell table:formula="of:=MOD([.CA73]+HEX2DEC([.AH73]);256)" office:value-type="float" office:value="0" calcext:value-type="float">
            <text:p>0</text:p>
          </table:table-cell>
          <table:table-cell table:formula="of:=MOD([.CB73]+HEX2DEC([.AI7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4];2*[.R$1]);2);8);4) &amp; RIGHT(HEX2BIN(RIGHT(LEFT([.$J74];2*[.R$1]);2);8);4);2)" office:value-type="string" office:string-value="00" calcext:value-type="string">
            <text:p>00</text:p>
          </table:table-cell>
          <table:table-cell table:style-name="ce6" table:formula="of:=BIN2HEX(LEFT(HEX2BIN(RIGHT(LEFT([.$J74];2*[.S$1]);2);8);4) &amp; RIGHT(HEX2BIN(RIGHT(LEFT([.$J74];2*[.S$1]);2);8);4);2)" office:value-type="string" office:string-value="00" calcext:value-type="string">
            <text:p>00</text:p>
          </table:table-cell>
          <table:table-cell table:style-name="ce6" table:formula="of:=BIN2HEX(LEFT(HEX2BIN(RIGHT(LEFT([.$J74];2*[.T$1]);2);8);4) &amp; RIGHT(HEX2BIN(RIGHT(LEFT([.$J74];2*[.T$1]);2);8);4);2)" office:value-type="string" office:string-value="00" calcext:value-type="string">
            <text:p>00</text:p>
          </table:table-cell>
          <table:table-cell table:style-name="ce6" table:formula="of:=BIN2HEX(LEFT(HEX2BIN(RIGHT(LEFT([.$J74];2*[.U$1]);2);8);4) &amp; RIGHT(HEX2BIN(RIGHT(LEFT([.$J74];2*[.U$1]);2);8);4);2)" office:value-type="string" office:string-value="00" calcext:value-type="string">
            <text:p>00</text:p>
          </table:table-cell>
          <table:table-cell table:style-name="ce6" table:formula="of:=BIN2HEX(LEFT(HEX2BIN(RIGHT(LEFT([.$J74];2*[.V$1]);2);8);4) &amp; RIGHT(HEX2BIN(RIGHT(LEFT([.$J74];2*[.V$1]);2);8);4);2)" office:value-type="string" office:string-value="00" calcext:value-type="string">
            <text:p>00</text:p>
          </table:table-cell>
          <table:table-cell table:style-name="ce14" table:formula="of:=BIN2HEX(LEFT(HEX2BIN(RIGHT(LEFT([.$J74];2*[.W$1]);2);8);4) &amp; RIGHT(HEX2BIN(RIGHT(LEFT([.$J74];2*[.W$1]);2);8);4);2)" office:value-type="string" office:string-value="00" calcext:value-type="string">
            <text:p>00</text:p>
          </table:table-cell>
          <table:table-cell table:style-name="ce17" table:formula="of:=BIN2HEX(LEFT(HEX2BIN(RIGHT(LEFT([.$J74];2*[.X$1]);2);8);4) &amp; RIGHT(HEX2BIN(RIGHT(LEFT([.$J74];2*[.X$1]);2);8);4);2)" office:value-type="string" office:string-value="00" calcext:value-type="string">
            <text:p>00</text:p>
          </table:table-cell>
          <table:table-cell table:style-name="ce6" table:formula="of:=BIN2HEX(LEFT(HEX2BIN(RIGHT(LEFT([.$J74];2*[.Y$1]);2);8);4) &amp; RIGHT(HEX2BIN(RIGHT(LEFT([.$J74];2*[.Y$1]);2);8);4);2)" office:value-type="string" office:string-value="00" calcext:value-type="string">
            <text:p>00</text:p>
          </table:table-cell>
          <table:table-cell table:style-name="ce6" table:formula="of:=BIN2HEX(LEFT(HEX2BIN(RIGHT(LEFT([.$J74];2*[.Z$1]);2);8);4) &amp; RIGHT(HEX2BIN(RIGHT(LEFT([.$J74];2*[.Z$1]);2);8);4);2)" office:value-type="string" office:string-value="00" calcext:value-type="string">
            <text:p>00</text:p>
          </table:table-cell>
          <table:table-cell table:style-name="ce6" table:formula="of:=BIN2HEX(LEFT(HEX2BIN(RIGHT(LEFT([.$J74];2*[.AA$1]);2);8);4) &amp; RIGHT(HEX2BIN(RIGHT(LEFT([.$J74];2*[.AA$1]);2);8);4);2)" office:value-type="string" office:string-value="00" calcext:value-type="string">
            <text:p>00</text:p>
          </table:table-cell>
          <table:table-cell table:style-name="ce6" table:formula="of:=BIN2HEX(LEFT(HEX2BIN(RIGHT(LEFT([.$J74];2*[.AB$1]);2);8);4) &amp; RIGHT(HEX2BIN(RIGHT(LEFT([.$J74];2*[.AB$1]);2);8);4);2)" office:value-type="string" office:string-value="00" calcext:value-type="string">
            <text:p>00</text:p>
          </table:table-cell>
          <table:table-cell table:style-name="ce6" table:formula="of:=BIN2HEX(LEFT(HEX2BIN(RIGHT(LEFT([.$J74];2*[.AC$1]);2);8);4) &amp; RIGHT(HEX2BIN(RIGHT(LEFT([.$J74];2*[.AC$1]);2);8);4);2)" office:value-type="string" office:string-value="00" calcext:value-type="string">
            <text:p>00</text:p>
          </table:table-cell>
          <table:table-cell table:style-name="ce6" table:formula="of:=BIN2HEX(LEFT(HEX2BIN(RIGHT(LEFT([.$J74];2*[.AD$1]);2);8);4) &amp; RIGHT(HEX2BIN(RIGHT(LEFT([.$J74];2*[.AD$1]);2);8);4);2)" office:value-type="string" office:string-value="00" calcext:value-type="string">
            <text:p>00</text:p>
          </table:table-cell>
          <table:table-cell table:style-name="ce6" table:formula="of:=BIN2HEX(LEFT(HEX2BIN(RIGHT(LEFT([.$J74];2*[.AE$1]);2);8);4) &amp; RIGHT(HEX2BIN(RIGHT(LEFT([.$J74];2*[.AE$1]);2);8);4);2)" office:value-type="string" office:string-value="00" calcext:value-type="string">
            <text:p>00</text:p>
          </table:table-cell>
          <table:table-cell table:style-name="ce6" table:formula="of:=BIN2HEX(LEFT(HEX2BIN(RIGHT(LEFT([.$J74];2*[.AF$1]);2);8);4) &amp; RIGHT(HEX2BIN(RIGHT(LEFT([.$J74];2*[.AF$1]);2);8);4);2)" office:value-type="string" office:string-value="00" calcext:value-type="string">
            <text:p>00</text:p>
          </table:table-cell>
          <table:table-cell table:style-name="ce6" table:formula="of:=BIN2HEX(LEFT(HEX2BIN(RIGHT(LEFT([.$J74];2*[.AG$1]);2);8);4) &amp; RIGHT(HEX2BIN(RIGHT(LEFT([.$J74];2*[.AG$1]);2);8);4);2)" office:value-type="string" office:string-value="00" calcext:value-type="string">
            <text:p>00</text:p>
          </table:table-cell>
          <table:table-cell table:style-name="ce6" table:formula="of:=BIN2HEX(LEFT(HEX2BIN(RIGHT(LEFT([.$J74];2*[.AH$1]);2);8);4) &amp; RIGHT(HEX2BIN(RIGHT(LEFT([.$J74];2*[.AH$1]);2);8);4);2)" office:value-type="string" office:string-value="00" calcext:value-type="string">
            <text:p>00</text:p>
          </table:table-cell>
          <table:table-cell table:style-name="ce6" table:formula="of:=BIN2HEX(LEFT(HEX2BIN(RIGHT(LEFT([.$J74];2*[.AI$1]);2);8);4) &amp; RIGHT(HEX2BIN(RIGHT(LEFT([.$J74];2*[.AI$1]);2);8);4);2)" office:value-type="string" office:string-value="00" calcext:value-type="string">
            <text:p>00</text:p>
          </table:table-cell>
          <table:table-cell table:style-name="ce21" table:formula="of:=BIN2HEX(LEFT(HEX2BIN(RIGHT(LEFT([.$J74];2*[.AJ$1]);2);8);4) &amp; RIGHT(HEX2BIN(RIGHT(LEFT([.$J74];2*[.AJ$1]);2);8);4);2)" office:value-type="string" office:string-value="00" calcext:value-type="string">
            <text:p>00</text:p>
          </table:table-cell>
          <table:table-cell table:style-name="ce23" table:formula="of:=DEC2HEX([.CC74];2)" office:value-type="string" office:string-value="00" calcext:value-type="string">
            <text:p>00</text:p>
          </table:table-cell>
          <table:table-cell table:number-columns-repeated="27"/>
          <table:table-cell table:formula="of:=MOD(HEX2DEC([.R74])+HEX2DEC([.S74]);256)" office:value-type="float" office:value="0" calcext:value-type="float">
            <text:p>0</text:p>
          </table:table-cell>
          <table:table-cell table:formula="of:=MOD([.BM74]+HEX2DEC([.T74]);256)" office:value-type="float" office:value="0" calcext:value-type="float">
            <text:p>0</text:p>
          </table:table-cell>
          <table:table-cell table:formula="of:=MOD([.BN74]+HEX2DEC([.U74]);256)" office:value-type="float" office:value="0" calcext:value-type="float">
            <text:p>0</text:p>
          </table:table-cell>
          <table:table-cell table:formula="of:=MOD([.BO74]+HEX2DEC([.V74]);256)" office:value-type="float" office:value="0" calcext:value-type="float">
            <text:p>0</text:p>
          </table:table-cell>
          <table:table-cell table:formula="of:=MOD([.BP74]+HEX2DEC([.W74]);256)" office:value-type="float" office:value="0" calcext:value-type="float">
            <text:p>0</text:p>
          </table:table-cell>
          <table:table-cell table:formula="of:=MOD([.BQ74]+HEX2DEC([.X74]);256)" office:value-type="float" office:value="0" calcext:value-type="float">
            <text:p>0</text:p>
          </table:table-cell>
          <table:table-cell table:formula="of:=MOD([.BR74]+HEX2DEC([.Y74]);256)" office:value-type="float" office:value="0" calcext:value-type="float">
            <text:p>0</text:p>
          </table:table-cell>
          <table:table-cell table:formula="of:=MOD([.BS74]+HEX2DEC([.Z74]);256)" office:value-type="float" office:value="0" calcext:value-type="float">
            <text:p>0</text:p>
          </table:table-cell>
          <table:table-cell table:formula="of:=MOD([.BT74]+HEX2DEC([.AA74]);256)" office:value-type="float" office:value="0" calcext:value-type="float">
            <text:p>0</text:p>
          </table:table-cell>
          <table:table-cell table:formula="of:=MOD([.BU74]+HEX2DEC([.AB74]);256)" office:value-type="float" office:value="0" calcext:value-type="float">
            <text:p>0</text:p>
          </table:table-cell>
          <table:table-cell table:formula="of:=MOD([.BV74]+HEX2DEC([.AC74]);256)" office:value-type="float" office:value="0" calcext:value-type="float">
            <text:p>0</text:p>
          </table:table-cell>
          <table:table-cell table:formula="of:=MOD([.BW74]+HEX2DEC([.AD74]);256)" office:value-type="float" office:value="0" calcext:value-type="float">
            <text:p>0</text:p>
          </table:table-cell>
          <table:table-cell table:formula="of:=MOD([.BX74]+HEX2DEC([.AE74]);256)" office:value-type="float" office:value="0" calcext:value-type="float">
            <text:p>0</text:p>
          </table:table-cell>
          <table:table-cell table:formula="of:=MOD([.BY74]+HEX2DEC([.AF74]);256)" office:value-type="float" office:value="0" calcext:value-type="float">
            <text:p>0</text:p>
          </table:table-cell>
          <table:table-cell table:formula="of:=MOD([.BZ74]+HEX2DEC([.AG74]);256)" office:value-type="float" office:value="0" calcext:value-type="float">
            <text:p>0</text:p>
          </table:table-cell>
          <table:table-cell table:formula="of:=MOD([.CA74]+HEX2DEC([.AH74]);256)" office:value-type="float" office:value="0" calcext:value-type="float">
            <text:p>0</text:p>
          </table:table-cell>
          <table:table-cell table:formula="of:=MOD([.CB74]+HEX2DEC([.AI7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5];2*[.R$1]);2);8);4) &amp; RIGHT(HEX2BIN(RIGHT(LEFT([.$J75];2*[.R$1]);2);8);4);2)" office:value-type="string" office:string-value="00" calcext:value-type="string">
            <text:p>00</text:p>
          </table:table-cell>
          <table:table-cell table:style-name="ce6" table:formula="of:=BIN2HEX(LEFT(HEX2BIN(RIGHT(LEFT([.$J75];2*[.S$1]);2);8);4) &amp; RIGHT(HEX2BIN(RIGHT(LEFT([.$J75];2*[.S$1]);2);8);4);2)" office:value-type="string" office:string-value="00" calcext:value-type="string">
            <text:p>00</text:p>
          </table:table-cell>
          <table:table-cell table:style-name="ce6" table:formula="of:=BIN2HEX(LEFT(HEX2BIN(RIGHT(LEFT([.$J75];2*[.T$1]);2);8);4) &amp; RIGHT(HEX2BIN(RIGHT(LEFT([.$J75];2*[.T$1]);2);8);4);2)" office:value-type="string" office:string-value="00" calcext:value-type="string">
            <text:p>00</text:p>
          </table:table-cell>
          <table:table-cell table:style-name="ce6" table:formula="of:=BIN2HEX(LEFT(HEX2BIN(RIGHT(LEFT([.$J75];2*[.U$1]);2);8);4) &amp; RIGHT(HEX2BIN(RIGHT(LEFT([.$J75];2*[.U$1]);2);8);4);2)" office:value-type="string" office:string-value="00" calcext:value-type="string">
            <text:p>00</text:p>
          </table:table-cell>
          <table:table-cell table:style-name="ce6" table:formula="of:=BIN2HEX(LEFT(HEX2BIN(RIGHT(LEFT([.$J75];2*[.V$1]);2);8);4) &amp; RIGHT(HEX2BIN(RIGHT(LEFT([.$J75];2*[.V$1]);2);8);4);2)" office:value-type="string" office:string-value="00" calcext:value-type="string">
            <text:p>00</text:p>
          </table:table-cell>
          <table:table-cell table:style-name="ce14" table:formula="of:=BIN2HEX(LEFT(HEX2BIN(RIGHT(LEFT([.$J75];2*[.W$1]);2);8);4) &amp; RIGHT(HEX2BIN(RIGHT(LEFT([.$J75];2*[.W$1]);2);8);4);2)" office:value-type="string" office:string-value="00" calcext:value-type="string">
            <text:p>00</text:p>
          </table:table-cell>
          <table:table-cell table:style-name="ce17" table:formula="of:=BIN2HEX(LEFT(HEX2BIN(RIGHT(LEFT([.$J75];2*[.X$1]);2);8);4) &amp; RIGHT(HEX2BIN(RIGHT(LEFT([.$J75];2*[.X$1]);2);8);4);2)" office:value-type="string" office:string-value="00" calcext:value-type="string">
            <text:p>00</text:p>
          </table:table-cell>
          <table:table-cell table:style-name="ce6" table:formula="of:=BIN2HEX(LEFT(HEX2BIN(RIGHT(LEFT([.$J75];2*[.Y$1]);2);8);4) &amp; RIGHT(HEX2BIN(RIGHT(LEFT([.$J75];2*[.Y$1]);2);8);4);2)" office:value-type="string" office:string-value="00" calcext:value-type="string">
            <text:p>00</text:p>
          </table:table-cell>
          <table:table-cell table:style-name="ce6" table:formula="of:=BIN2HEX(LEFT(HEX2BIN(RIGHT(LEFT([.$J75];2*[.Z$1]);2);8);4) &amp; RIGHT(HEX2BIN(RIGHT(LEFT([.$J75];2*[.Z$1]);2);8);4);2)" office:value-type="string" office:string-value="00" calcext:value-type="string">
            <text:p>00</text:p>
          </table:table-cell>
          <table:table-cell table:style-name="ce6" table:formula="of:=BIN2HEX(LEFT(HEX2BIN(RIGHT(LEFT([.$J75];2*[.AA$1]);2);8);4) &amp; RIGHT(HEX2BIN(RIGHT(LEFT([.$J75];2*[.AA$1]);2);8);4);2)" office:value-type="string" office:string-value="00" calcext:value-type="string">
            <text:p>00</text:p>
          </table:table-cell>
          <table:table-cell table:style-name="ce6" table:formula="of:=BIN2HEX(LEFT(HEX2BIN(RIGHT(LEFT([.$J75];2*[.AB$1]);2);8);4) &amp; RIGHT(HEX2BIN(RIGHT(LEFT([.$J75];2*[.AB$1]);2);8);4);2)" office:value-type="string" office:string-value="00" calcext:value-type="string">
            <text:p>00</text:p>
          </table:table-cell>
          <table:table-cell table:style-name="ce6" table:formula="of:=BIN2HEX(LEFT(HEX2BIN(RIGHT(LEFT([.$J75];2*[.AC$1]);2);8);4) &amp; RIGHT(HEX2BIN(RIGHT(LEFT([.$J75];2*[.AC$1]);2);8);4);2)" office:value-type="string" office:string-value="00" calcext:value-type="string">
            <text:p>00</text:p>
          </table:table-cell>
          <table:table-cell table:style-name="ce6" table:formula="of:=BIN2HEX(LEFT(HEX2BIN(RIGHT(LEFT([.$J75];2*[.AD$1]);2);8);4) &amp; RIGHT(HEX2BIN(RIGHT(LEFT([.$J75];2*[.AD$1]);2);8);4);2)" office:value-type="string" office:string-value="00" calcext:value-type="string">
            <text:p>00</text:p>
          </table:table-cell>
          <table:table-cell table:style-name="ce6" table:formula="of:=BIN2HEX(LEFT(HEX2BIN(RIGHT(LEFT([.$J75];2*[.AE$1]);2);8);4) &amp; RIGHT(HEX2BIN(RIGHT(LEFT([.$J75];2*[.AE$1]);2);8);4);2)" office:value-type="string" office:string-value="00" calcext:value-type="string">
            <text:p>00</text:p>
          </table:table-cell>
          <table:table-cell table:style-name="ce6" table:formula="of:=BIN2HEX(LEFT(HEX2BIN(RIGHT(LEFT([.$J75];2*[.AF$1]);2);8);4) &amp; RIGHT(HEX2BIN(RIGHT(LEFT([.$J75];2*[.AF$1]);2);8);4);2)" office:value-type="string" office:string-value="00" calcext:value-type="string">
            <text:p>00</text:p>
          </table:table-cell>
          <table:table-cell table:style-name="ce6" table:formula="of:=BIN2HEX(LEFT(HEX2BIN(RIGHT(LEFT([.$J75];2*[.AG$1]);2);8);4) &amp; RIGHT(HEX2BIN(RIGHT(LEFT([.$J75];2*[.AG$1]);2);8);4);2)" office:value-type="string" office:string-value="00" calcext:value-type="string">
            <text:p>00</text:p>
          </table:table-cell>
          <table:table-cell table:style-name="ce6" table:formula="of:=BIN2HEX(LEFT(HEX2BIN(RIGHT(LEFT([.$J75];2*[.AH$1]);2);8);4) &amp; RIGHT(HEX2BIN(RIGHT(LEFT([.$J75];2*[.AH$1]);2);8);4);2)" office:value-type="string" office:string-value="00" calcext:value-type="string">
            <text:p>00</text:p>
          </table:table-cell>
          <table:table-cell table:style-name="ce6" table:formula="of:=BIN2HEX(LEFT(HEX2BIN(RIGHT(LEFT([.$J75];2*[.AI$1]);2);8);4) &amp; RIGHT(HEX2BIN(RIGHT(LEFT([.$J75];2*[.AI$1]);2);8);4);2)" office:value-type="string" office:string-value="00" calcext:value-type="string">
            <text:p>00</text:p>
          </table:table-cell>
          <table:table-cell table:style-name="ce21" table:formula="of:=BIN2HEX(LEFT(HEX2BIN(RIGHT(LEFT([.$J75];2*[.AJ$1]);2);8);4) &amp; RIGHT(HEX2BIN(RIGHT(LEFT([.$J75];2*[.AJ$1]);2);8);4);2)" office:value-type="string" office:string-value="00" calcext:value-type="string">
            <text:p>00</text:p>
          </table:table-cell>
          <table:table-cell table:style-name="ce23" table:formula="of:=DEC2HEX([.CC75];2)" office:value-type="string" office:string-value="00" calcext:value-type="string">
            <text:p>00</text:p>
          </table:table-cell>
          <table:table-cell table:number-columns-repeated="27"/>
          <table:table-cell table:formula="of:=MOD(HEX2DEC([.R75])+HEX2DEC([.S75]);256)" office:value-type="float" office:value="0" calcext:value-type="float">
            <text:p>0</text:p>
          </table:table-cell>
          <table:table-cell table:formula="of:=MOD([.BM75]+HEX2DEC([.T75]);256)" office:value-type="float" office:value="0" calcext:value-type="float">
            <text:p>0</text:p>
          </table:table-cell>
          <table:table-cell table:formula="of:=MOD([.BN75]+HEX2DEC([.U75]);256)" office:value-type="float" office:value="0" calcext:value-type="float">
            <text:p>0</text:p>
          </table:table-cell>
          <table:table-cell table:formula="of:=MOD([.BO75]+HEX2DEC([.V75]);256)" office:value-type="float" office:value="0" calcext:value-type="float">
            <text:p>0</text:p>
          </table:table-cell>
          <table:table-cell table:formula="of:=MOD([.BP75]+HEX2DEC([.W75]);256)" office:value-type="float" office:value="0" calcext:value-type="float">
            <text:p>0</text:p>
          </table:table-cell>
          <table:table-cell table:formula="of:=MOD([.BQ75]+HEX2DEC([.X75]);256)" office:value-type="float" office:value="0" calcext:value-type="float">
            <text:p>0</text:p>
          </table:table-cell>
          <table:table-cell table:formula="of:=MOD([.BR75]+HEX2DEC([.Y75]);256)" office:value-type="float" office:value="0" calcext:value-type="float">
            <text:p>0</text:p>
          </table:table-cell>
          <table:table-cell table:formula="of:=MOD([.BS75]+HEX2DEC([.Z75]);256)" office:value-type="float" office:value="0" calcext:value-type="float">
            <text:p>0</text:p>
          </table:table-cell>
          <table:table-cell table:formula="of:=MOD([.BT75]+HEX2DEC([.AA75]);256)" office:value-type="float" office:value="0" calcext:value-type="float">
            <text:p>0</text:p>
          </table:table-cell>
          <table:table-cell table:formula="of:=MOD([.BU75]+HEX2DEC([.AB75]);256)" office:value-type="float" office:value="0" calcext:value-type="float">
            <text:p>0</text:p>
          </table:table-cell>
          <table:table-cell table:formula="of:=MOD([.BV75]+HEX2DEC([.AC75]);256)" office:value-type="float" office:value="0" calcext:value-type="float">
            <text:p>0</text:p>
          </table:table-cell>
          <table:table-cell table:formula="of:=MOD([.BW75]+HEX2DEC([.AD75]);256)" office:value-type="float" office:value="0" calcext:value-type="float">
            <text:p>0</text:p>
          </table:table-cell>
          <table:table-cell table:formula="of:=MOD([.BX75]+HEX2DEC([.AE75]);256)" office:value-type="float" office:value="0" calcext:value-type="float">
            <text:p>0</text:p>
          </table:table-cell>
          <table:table-cell table:formula="of:=MOD([.BY75]+HEX2DEC([.AF75]);256)" office:value-type="float" office:value="0" calcext:value-type="float">
            <text:p>0</text:p>
          </table:table-cell>
          <table:table-cell table:formula="of:=MOD([.BZ75]+HEX2DEC([.AG75]);256)" office:value-type="float" office:value="0" calcext:value-type="float">
            <text:p>0</text:p>
          </table:table-cell>
          <table:table-cell table:formula="of:=MOD([.CA75]+HEX2DEC([.AH75]);256)" office:value-type="float" office:value="0" calcext:value-type="float">
            <text:p>0</text:p>
          </table:table-cell>
          <table:table-cell table:formula="of:=MOD([.CB75]+HEX2DEC([.AI7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6];2*[.R$1]);2);8);4) &amp; RIGHT(HEX2BIN(RIGHT(LEFT([.$J76];2*[.R$1]);2);8);4);2)" office:value-type="string" office:string-value="00" calcext:value-type="string">
            <text:p>00</text:p>
          </table:table-cell>
          <table:table-cell table:style-name="ce6" table:formula="of:=BIN2HEX(LEFT(HEX2BIN(RIGHT(LEFT([.$J76];2*[.S$1]);2);8);4) &amp; RIGHT(HEX2BIN(RIGHT(LEFT([.$J76];2*[.S$1]);2);8);4);2)" office:value-type="string" office:string-value="00" calcext:value-type="string">
            <text:p>00</text:p>
          </table:table-cell>
          <table:table-cell table:style-name="ce6" table:formula="of:=BIN2HEX(LEFT(HEX2BIN(RIGHT(LEFT([.$J76];2*[.T$1]);2);8);4) &amp; RIGHT(HEX2BIN(RIGHT(LEFT([.$J76];2*[.T$1]);2);8);4);2)" office:value-type="string" office:string-value="00" calcext:value-type="string">
            <text:p>00</text:p>
          </table:table-cell>
          <table:table-cell table:style-name="ce6" table:formula="of:=BIN2HEX(LEFT(HEX2BIN(RIGHT(LEFT([.$J76];2*[.U$1]);2);8);4) &amp; RIGHT(HEX2BIN(RIGHT(LEFT([.$J76];2*[.U$1]);2);8);4);2)" office:value-type="string" office:string-value="00" calcext:value-type="string">
            <text:p>00</text:p>
          </table:table-cell>
          <table:table-cell table:style-name="ce6" table:formula="of:=BIN2HEX(LEFT(HEX2BIN(RIGHT(LEFT([.$J76];2*[.V$1]);2);8);4) &amp; RIGHT(HEX2BIN(RIGHT(LEFT([.$J76];2*[.V$1]);2);8);4);2)" office:value-type="string" office:string-value="00" calcext:value-type="string">
            <text:p>00</text:p>
          </table:table-cell>
          <table:table-cell table:style-name="ce14" table:formula="of:=BIN2HEX(LEFT(HEX2BIN(RIGHT(LEFT([.$J76];2*[.W$1]);2);8);4) &amp; RIGHT(HEX2BIN(RIGHT(LEFT([.$J76];2*[.W$1]);2);8);4);2)" office:value-type="string" office:string-value="00" calcext:value-type="string">
            <text:p>00</text:p>
          </table:table-cell>
          <table:table-cell table:style-name="ce17" table:formula="of:=BIN2HEX(LEFT(HEX2BIN(RIGHT(LEFT([.$J76];2*[.X$1]);2);8);4) &amp; RIGHT(HEX2BIN(RIGHT(LEFT([.$J76];2*[.X$1]);2);8);4);2)" office:value-type="string" office:string-value="00" calcext:value-type="string">
            <text:p>00</text:p>
          </table:table-cell>
          <table:table-cell table:style-name="ce6" table:formula="of:=BIN2HEX(LEFT(HEX2BIN(RIGHT(LEFT([.$J76];2*[.Y$1]);2);8);4) &amp; RIGHT(HEX2BIN(RIGHT(LEFT([.$J76];2*[.Y$1]);2);8);4);2)" office:value-type="string" office:string-value="00" calcext:value-type="string">
            <text:p>00</text:p>
          </table:table-cell>
          <table:table-cell table:style-name="ce6" table:formula="of:=BIN2HEX(LEFT(HEX2BIN(RIGHT(LEFT([.$J76];2*[.Z$1]);2);8);4) &amp; RIGHT(HEX2BIN(RIGHT(LEFT([.$J76];2*[.Z$1]);2);8);4);2)" office:value-type="string" office:string-value="00" calcext:value-type="string">
            <text:p>00</text:p>
          </table:table-cell>
          <table:table-cell table:style-name="ce6" table:formula="of:=BIN2HEX(LEFT(HEX2BIN(RIGHT(LEFT([.$J76];2*[.AA$1]);2);8);4) &amp; RIGHT(HEX2BIN(RIGHT(LEFT([.$J76];2*[.AA$1]);2);8);4);2)" office:value-type="string" office:string-value="00" calcext:value-type="string">
            <text:p>00</text:p>
          </table:table-cell>
          <table:table-cell table:style-name="ce6" table:formula="of:=BIN2HEX(LEFT(HEX2BIN(RIGHT(LEFT([.$J76];2*[.AB$1]);2);8);4) &amp; RIGHT(HEX2BIN(RIGHT(LEFT([.$J76];2*[.AB$1]);2);8);4);2)" office:value-type="string" office:string-value="00" calcext:value-type="string">
            <text:p>00</text:p>
          </table:table-cell>
          <table:table-cell table:style-name="ce6" table:formula="of:=BIN2HEX(LEFT(HEX2BIN(RIGHT(LEFT([.$J76];2*[.AC$1]);2);8);4) &amp; RIGHT(HEX2BIN(RIGHT(LEFT([.$J76];2*[.AC$1]);2);8);4);2)" office:value-type="string" office:string-value="00" calcext:value-type="string">
            <text:p>00</text:p>
          </table:table-cell>
          <table:table-cell table:style-name="ce6" table:formula="of:=BIN2HEX(LEFT(HEX2BIN(RIGHT(LEFT([.$J76];2*[.AD$1]);2);8);4) &amp; RIGHT(HEX2BIN(RIGHT(LEFT([.$J76];2*[.AD$1]);2);8);4);2)" office:value-type="string" office:string-value="00" calcext:value-type="string">
            <text:p>00</text:p>
          </table:table-cell>
          <table:table-cell table:style-name="ce6" table:formula="of:=BIN2HEX(LEFT(HEX2BIN(RIGHT(LEFT([.$J76];2*[.AE$1]);2);8);4) &amp; RIGHT(HEX2BIN(RIGHT(LEFT([.$J76];2*[.AE$1]);2);8);4);2)" office:value-type="string" office:string-value="00" calcext:value-type="string">
            <text:p>00</text:p>
          </table:table-cell>
          <table:table-cell table:style-name="ce6" table:formula="of:=BIN2HEX(LEFT(HEX2BIN(RIGHT(LEFT([.$J76];2*[.AF$1]);2);8);4) &amp; RIGHT(HEX2BIN(RIGHT(LEFT([.$J76];2*[.AF$1]);2);8);4);2)" office:value-type="string" office:string-value="00" calcext:value-type="string">
            <text:p>00</text:p>
          </table:table-cell>
          <table:table-cell table:style-name="ce6" table:formula="of:=BIN2HEX(LEFT(HEX2BIN(RIGHT(LEFT([.$J76];2*[.AG$1]);2);8);4) &amp; RIGHT(HEX2BIN(RIGHT(LEFT([.$J76];2*[.AG$1]);2);8);4);2)" office:value-type="string" office:string-value="00" calcext:value-type="string">
            <text:p>00</text:p>
          </table:table-cell>
          <table:table-cell table:style-name="ce6" table:formula="of:=BIN2HEX(LEFT(HEX2BIN(RIGHT(LEFT([.$J76];2*[.AH$1]);2);8);4) &amp; RIGHT(HEX2BIN(RIGHT(LEFT([.$J76];2*[.AH$1]);2);8);4);2)" office:value-type="string" office:string-value="00" calcext:value-type="string">
            <text:p>00</text:p>
          </table:table-cell>
          <table:table-cell table:style-name="ce6" table:formula="of:=BIN2HEX(LEFT(HEX2BIN(RIGHT(LEFT([.$J76];2*[.AI$1]);2);8);4) &amp; RIGHT(HEX2BIN(RIGHT(LEFT([.$J76];2*[.AI$1]);2);8);4);2)" office:value-type="string" office:string-value="00" calcext:value-type="string">
            <text:p>00</text:p>
          </table:table-cell>
          <table:table-cell table:style-name="ce21" table:formula="of:=BIN2HEX(LEFT(HEX2BIN(RIGHT(LEFT([.$J76];2*[.AJ$1]);2);8);4) &amp; RIGHT(HEX2BIN(RIGHT(LEFT([.$J76];2*[.AJ$1]);2);8);4);2)" office:value-type="string" office:string-value="00" calcext:value-type="string">
            <text:p>00</text:p>
          </table:table-cell>
          <table:table-cell table:style-name="ce23" table:formula="of:=DEC2HEX([.CC76];2)" office:value-type="string" office:string-value="00" calcext:value-type="string">
            <text:p>00</text:p>
          </table:table-cell>
          <table:table-cell table:number-columns-repeated="27"/>
          <table:table-cell table:formula="of:=MOD(HEX2DEC([.R76])+HEX2DEC([.S76]);256)" office:value-type="float" office:value="0" calcext:value-type="float">
            <text:p>0</text:p>
          </table:table-cell>
          <table:table-cell table:formula="of:=MOD([.BM76]+HEX2DEC([.T76]);256)" office:value-type="float" office:value="0" calcext:value-type="float">
            <text:p>0</text:p>
          </table:table-cell>
          <table:table-cell table:formula="of:=MOD([.BN76]+HEX2DEC([.U76]);256)" office:value-type="float" office:value="0" calcext:value-type="float">
            <text:p>0</text:p>
          </table:table-cell>
          <table:table-cell table:formula="of:=MOD([.BO76]+HEX2DEC([.V76]);256)" office:value-type="float" office:value="0" calcext:value-type="float">
            <text:p>0</text:p>
          </table:table-cell>
          <table:table-cell table:formula="of:=MOD([.BP76]+HEX2DEC([.W76]);256)" office:value-type="float" office:value="0" calcext:value-type="float">
            <text:p>0</text:p>
          </table:table-cell>
          <table:table-cell table:formula="of:=MOD([.BQ76]+HEX2DEC([.X76]);256)" office:value-type="float" office:value="0" calcext:value-type="float">
            <text:p>0</text:p>
          </table:table-cell>
          <table:table-cell table:formula="of:=MOD([.BR76]+HEX2DEC([.Y76]);256)" office:value-type="float" office:value="0" calcext:value-type="float">
            <text:p>0</text:p>
          </table:table-cell>
          <table:table-cell table:formula="of:=MOD([.BS76]+HEX2DEC([.Z76]);256)" office:value-type="float" office:value="0" calcext:value-type="float">
            <text:p>0</text:p>
          </table:table-cell>
          <table:table-cell table:formula="of:=MOD([.BT76]+HEX2DEC([.AA76]);256)" office:value-type="float" office:value="0" calcext:value-type="float">
            <text:p>0</text:p>
          </table:table-cell>
          <table:table-cell table:formula="of:=MOD([.BU76]+HEX2DEC([.AB76]);256)" office:value-type="float" office:value="0" calcext:value-type="float">
            <text:p>0</text:p>
          </table:table-cell>
          <table:table-cell table:formula="of:=MOD([.BV76]+HEX2DEC([.AC76]);256)" office:value-type="float" office:value="0" calcext:value-type="float">
            <text:p>0</text:p>
          </table:table-cell>
          <table:table-cell table:formula="of:=MOD([.BW76]+HEX2DEC([.AD76]);256)" office:value-type="float" office:value="0" calcext:value-type="float">
            <text:p>0</text:p>
          </table:table-cell>
          <table:table-cell table:formula="of:=MOD([.BX76]+HEX2DEC([.AE76]);256)" office:value-type="float" office:value="0" calcext:value-type="float">
            <text:p>0</text:p>
          </table:table-cell>
          <table:table-cell table:formula="of:=MOD([.BY76]+HEX2DEC([.AF76]);256)" office:value-type="float" office:value="0" calcext:value-type="float">
            <text:p>0</text:p>
          </table:table-cell>
          <table:table-cell table:formula="of:=MOD([.BZ76]+HEX2DEC([.AG76]);256)" office:value-type="float" office:value="0" calcext:value-type="float">
            <text:p>0</text:p>
          </table:table-cell>
          <table:table-cell table:formula="of:=MOD([.CA76]+HEX2DEC([.AH76]);256)" office:value-type="float" office:value="0" calcext:value-type="float">
            <text:p>0</text:p>
          </table:table-cell>
          <table:table-cell table:formula="of:=MOD([.CB76]+HEX2DEC([.AI7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7];2*[.R$1]);2);8);4) &amp; RIGHT(HEX2BIN(RIGHT(LEFT([.$J77];2*[.R$1]);2);8);4);2)" office:value-type="string" office:string-value="00" calcext:value-type="string">
            <text:p>00</text:p>
          </table:table-cell>
          <table:table-cell table:style-name="ce6" table:formula="of:=BIN2HEX(LEFT(HEX2BIN(RIGHT(LEFT([.$J77];2*[.S$1]);2);8);4) &amp; RIGHT(HEX2BIN(RIGHT(LEFT([.$J77];2*[.S$1]);2);8);4);2)" office:value-type="string" office:string-value="00" calcext:value-type="string">
            <text:p>00</text:p>
          </table:table-cell>
          <table:table-cell table:style-name="ce6" table:formula="of:=BIN2HEX(LEFT(HEX2BIN(RIGHT(LEFT([.$J77];2*[.T$1]);2);8);4) &amp; RIGHT(HEX2BIN(RIGHT(LEFT([.$J77];2*[.T$1]);2);8);4);2)" office:value-type="string" office:string-value="00" calcext:value-type="string">
            <text:p>00</text:p>
          </table:table-cell>
          <table:table-cell table:style-name="ce6" table:formula="of:=BIN2HEX(LEFT(HEX2BIN(RIGHT(LEFT([.$J77];2*[.U$1]);2);8);4) &amp; RIGHT(HEX2BIN(RIGHT(LEFT([.$J77];2*[.U$1]);2);8);4);2)" office:value-type="string" office:string-value="00" calcext:value-type="string">
            <text:p>00</text:p>
          </table:table-cell>
          <table:table-cell table:style-name="ce6" table:formula="of:=BIN2HEX(LEFT(HEX2BIN(RIGHT(LEFT([.$J77];2*[.V$1]);2);8);4) &amp; RIGHT(HEX2BIN(RIGHT(LEFT([.$J77];2*[.V$1]);2);8);4);2)" office:value-type="string" office:string-value="00" calcext:value-type="string">
            <text:p>00</text:p>
          </table:table-cell>
          <table:table-cell table:style-name="ce14" table:formula="of:=BIN2HEX(LEFT(HEX2BIN(RIGHT(LEFT([.$J77];2*[.W$1]);2);8);4) &amp; RIGHT(HEX2BIN(RIGHT(LEFT([.$J77];2*[.W$1]);2);8);4);2)" office:value-type="string" office:string-value="00" calcext:value-type="string">
            <text:p>00</text:p>
          </table:table-cell>
          <table:table-cell table:style-name="ce17" table:formula="of:=BIN2HEX(LEFT(HEX2BIN(RIGHT(LEFT([.$J77];2*[.X$1]);2);8);4) &amp; RIGHT(HEX2BIN(RIGHT(LEFT([.$J77];2*[.X$1]);2);8);4);2)" office:value-type="string" office:string-value="00" calcext:value-type="string">
            <text:p>00</text:p>
          </table:table-cell>
          <table:table-cell table:style-name="ce6" table:formula="of:=BIN2HEX(LEFT(HEX2BIN(RIGHT(LEFT([.$J77];2*[.Y$1]);2);8);4) &amp; RIGHT(HEX2BIN(RIGHT(LEFT([.$J77];2*[.Y$1]);2);8);4);2)" office:value-type="string" office:string-value="00" calcext:value-type="string">
            <text:p>00</text:p>
          </table:table-cell>
          <table:table-cell table:style-name="ce6" table:formula="of:=BIN2HEX(LEFT(HEX2BIN(RIGHT(LEFT([.$J77];2*[.Z$1]);2);8);4) &amp; RIGHT(HEX2BIN(RIGHT(LEFT([.$J77];2*[.Z$1]);2);8);4);2)" office:value-type="string" office:string-value="00" calcext:value-type="string">
            <text:p>00</text:p>
          </table:table-cell>
          <table:table-cell table:style-name="ce6" table:formula="of:=BIN2HEX(LEFT(HEX2BIN(RIGHT(LEFT([.$J77];2*[.AA$1]);2);8);4) &amp; RIGHT(HEX2BIN(RIGHT(LEFT([.$J77];2*[.AA$1]);2);8);4);2)" office:value-type="string" office:string-value="00" calcext:value-type="string">
            <text:p>00</text:p>
          </table:table-cell>
          <table:table-cell table:style-name="ce6" table:formula="of:=BIN2HEX(LEFT(HEX2BIN(RIGHT(LEFT([.$J77];2*[.AB$1]);2);8);4) &amp; RIGHT(HEX2BIN(RIGHT(LEFT([.$J77];2*[.AB$1]);2);8);4);2)" office:value-type="string" office:string-value="00" calcext:value-type="string">
            <text:p>00</text:p>
          </table:table-cell>
          <table:table-cell table:style-name="ce6" table:formula="of:=BIN2HEX(LEFT(HEX2BIN(RIGHT(LEFT([.$J77];2*[.AC$1]);2);8);4) &amp; RIGHT(HEX2BIN(RIGHT(LEFT([.$J77];2*[.AC$1]);2);8);4);2)" office:value-type="string" office:string-value="00" calcext:value-type="string">
            <text:p>00</text:p>
          </table:table-cell>
          <table:table-cell table:style-name="ce6" table:formula="of:=BIN2HEX(LEFT(HEX2BIN(RIGHT(LEFT([.$J77];2*[.AD$1]);2);8);4) &amp; RIGHT(HEX2BIN(RIGHT(LEFT([.$J77];2*[.AD$1]);2);8);4);2)" office:value-type="string" office:string-value="00" calcext:value-type="string">
            <text:p>00</text:p>
          </table:table-cell>
          <table:table-cell table:style-name="ce6" table:formula="of:=BIN2HEX(LEFT(HEX2BIN(RIGHT(LEFT([.$J77];2*[.AE$1]);2);8);4) &amp; RIGHT(HEX2BIN(RIGHT(LEFT([.$J77];2*[.AE$1]);2);8);4);2)" office:value-type="string" office:string-value="00" calcext:value-type="string">
            <text:p>00</text:p>
          </table:table-cell>
          <table:table-cell table:style-name="ce6" table:formula="of:=BIN2HEX(LEFT(HEX2BIN(RIGHT(LEFT([.$J77];2*[.AF$1]);2);8);4) &amp; RIGHT(HEX2BIN(RIGHT(LEFT([.$J77];2*[.AF$1]);2);8);4);2)" office:value-type="string" office:string-value="00" calcext:value-type="string">
            <text:p>00</text:p>
          </table:table-cell>
          <table:table-cell table:style-name="ce6" table:formula="of:=BIN2HEX(LEFT(HEX2BIN(RIGHT(LEFT([.$J77];2*[.AG$1]);2);8);4) &amp; RIGHT(HEX2BIN(RIGHT(LEFT([.$J77];2*[.AG$1]);2);8);4);2)" office:value-type="string" office:string-value="00" calcext:value-type="string">
            <text:p>00</text:p>
          </table:table-cell>
          <table:table-cell table:style-name="ce6" table:formula="of:=BIN2HEX(LEFT(HEX2BIN(RIGHT(LEFT([.$J77];2*[.AH$1]);2);8);4) &amp; RIGHT(HEX2BIN(RIGHT(LEFT([.$J77];2*[.AH$1]);2);8);4);2)" office:value-type="string" office:string-value="00" calcext:value-type="string">
            <text:p>00</text:p>
          </table:table-cell>
          <table:table-cell table:style-name="ce6" table:formula="of:=BIN2HEX(LEFT(HEX2BIN(RIGHT(LEFT([.$J77];2*[.AI$1]);2);8);4) &amp; RIGHT(HEX2BIN(RIGHT(LEFT([.$J77];2*[.AI$1]);2);8);4);2)" office:value-type="string" office:string-value="00" calcext:value-type="string">
            <text:p>00</text:p>
          </table:table-cell>
          <table:table-cell table:style-name="ce21" table:formula="of:=BIN2HEX(LEFT(HEX2BIN(RIGHT(LEFT([.$J77];2*[.AJ$1]);2);8);4) &amp; RIGHT(HEX2BIN(RIGHT(LEFT([.$J77];2*[.AJ$1]);2);8);4);2)" office:value-type="string" office:string-value="00" calcext:value-type="string">
            <text:p>00</text:p>
          </table:table-cell>
          <table:table-cell table:style-name="ce23" table:formula="of:=DEC2HEX([.CC77];2)" office:value-type="string" office:string-value="00" calcext:value-type="string">
            <text:p>00</text:p>
          </table:table-cell>
          <table:table-cell table:number-columns-repeated="27"/>
          <table:table-cell table:formula="of:=MOD(HEX2DEC([.R77])+HEX2DEC([.S77]);256)" office:value-type="float" office:value="0" calcext:value-type="float">
            <text:p>0</text:p>
          </table:table-cell>
          <table:table-cell table:formula="of:=MOD([.BM77]+HEX2DEC([.T77]);256)" office:value-type="float" office:value="0" calcext:value-type="float">
            <text:p>0</text:p>
          </table:table-cell>
          <table:table-cell table:formula="of:=MOD([.BN77]+HEX2DEC([.U77]);256)" office:value-type="float" office:value="0" calcext:value-type="float">
            <text:p>0</text:p>
          </table:table-cell>
          <table:table-cell table:formula="of:=MOD([.BO77]+HEX2DEC([.V77]);256)" office:value-type="float" office:value="0" calcext:value-type="float">
            <text:p>0</text:p>
          </table:table-cell>
          <table:table-cell table:formula="of:=MOD([.BP77]+HEX2DEC([.W77]);256)" office:value-type="float" office:value="0" calcext:value-type="float">
            <text:p>0</text:p>
          </table:table-cell>
          <table:table-cell table:formula="of:=MOD([.BQ77]+HEX2DEC([.X77]);256)" office:value-type="float" office:value="0" calcext:value-type="float">
            <text:p>0</text:p>
          </table:table-cell>
          <table:table-cell table:formula="of:=MOD([.BR77]+HEX2DEC([.Y77]);256)" office:value-type="float" office:value="0" calcext:value-type="float">
            <text:p>0</text:p>
          </table:table-cell>
          <table:table-cell table:formula="of:=MOD([.BS77]+HEX2DEC([.Z77]);256)" office:value-type="float" office:value="0" calcext:value-type="float">
            <text:p>0</text:p>
          </table:table-cell>
          <table:table-cell table:formula="of:=MOD([.BT77]+HEX2DEC([.AA77]);256)" office:value-type="float" office:value="0" calcext:value-type="float">
            <text:p>0</text:p>
          </table:table-cell>
          <table:table-cell table:formula="of:=MOD([.BU77]+HEX2DEC([.AB77]);256)" office:value-type="float" office:value="0" calcext:value-type="float">
            <text:p>0</text:p>
          </table:table-cell>
          <table:table-cell table:formula="of:=MOD([.BV77]+HEX2DEC([.AC77]);256)" office:value-type="float" office:value="0" calcext:value-type="float">
            <text:p>0</text:p>
          </table:table-cell>
          <table:table-cell table:formula="of:=MOD([.BW77]+HEX2DEC([.AD77]);256)" office:value-type="float" office:value="0" calcext:value-type="float">
            <text:p>0</text:p>
          </table:table-cell>
          <table:table-cell table:formula="of:=MOD([.BX77]+HEX2DEC([.AE77]);256)" office:value-type="float" office:value="0" calcext:value-type="float">
            <text:p>0</text:p>
          </table:table-cell>
          <table:table-cell table:formula="of:=MOD([.BY77]+HEX2DEC([.AF77]);256)" office:value-type="float" office:value="0" calcext:value-type="float">
            <text:p>0</text:p>
          </table:table-cell>
          <table:table-cell table:formula="of:=MOD([.BZ77]+HEX2DEC([.AG77]);256)" office:value-type="float" office:value="0" calcext:value-type="float">
            <text:p>0</text:p>
          </table:table-cell>
          <table:table-cell table:formula="of:=MOD([.CA77]+HEX2DEC([.AH77]);256)" office:value-type="float" office:value="0" calcext:value-type="float">
            <text:p>0</text:p>
          </table:table-cell>
          <table:table-cell table:formula="of:=MOD([.CB77]+HEX2DEC([.AI7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8];2*[.R$1]);2);8);4) &amp; RIGHT(HEX2BIN(RIGHT(LEFT([.$J78];2*[.R$1]);2);8);4);2)" office:value-type="string" office:string-value="00" calcext:value-type="string">
            <text:p>00</text:p>
          </table:table-cell>
          <table:table-cell table:style-name="ce6" table:formula="of:=BIN2HEX(LEFT(HEX2BIN(RIGHT(LEFT([.$J78];2*[.S$1]);2);8);4) &amp; RIGHT(HEX2BIN(RIGHT(LEFT([.$J78];2*[.S$1]);2);8);4);2)" office:value-type="string" office:string-value="00" calcext:value-type="string">
            <text:p>00</text:p>
          </table:table-cell>
          <table:table-cell table:style-name="ce6" table:formula="of:=BIN2HEX(LEFT(HEX2BIN(RIGHT(LEFT([.$J78];2*[.T$1]);2);8);4) &amp; RIGHT(HEX2BIN(RIGHT(LEFT([.$J78];2*[.T$1]);2);8);4);2)" office:value-type="string" office:string-value="00" calcext:value-type="string">
            <text:p>00</text:p>
          </table:table-cell>
          <table:table-cell table:style-name="ce6" table:formula="of:=BIN2HEX(LEFT(HEX2BIN(RIGHT(LEFT([.$J78];2*[.U$1]);2);8);4) &amp; RIGHT(HEX2BIN(RIGHT(LEFT([.$J78];2*[.U$1]);2);8);4);2)" office:value-type="string" office:string-value="00" calcext:value-type="string">
            <text:p>00</text:p>
          </table:table-cell>
          <table:table-cell table:style-name="ce6" table:formula="of:=BIN2HEX(LEFT(HEX2BIN(RIGHT(LEFT([.$J78];2*[.V$1]);2);8);4) &amp; RIGHT(HEX2BIN(RIGHT(LEFT([.$J78];2*[.V$1]);2);8);4);2)" office:value-type="string" office:string-value="00" calcext:value-type="string">
            <text:p>00</text:p>
          </table:table-cell>
          <table:table-cell table:style-name="ce14" table:formula="of:=BIN2HEX(LEFT(HEX2BIN(RIGHT(LEFT([.$J78];2*[.W$1]);2);8);4) &amp; RIGHT(HEX2BIN(RIGHT(LEFT([.$J78];2*[.W$1]);2);8);4);2)" office:value-type="string" office:string-value="00" calcext:value-type="string">
            <text:p>00</text:p>
          </table:table-cell>
          <table:table-cell table:style-name="ce17" table:formula="of:=BIN2HEX(LEFT(HEX2BIN(RIGHT(LEFT([.$J78];2*[.X$1]);2);8);4) &amp; RIGHT(HEX2BIN(RIGHT(LEFT([.$J78];2*[.X$1]);2);8);4);2)" office:value-type="string" office:string-value="00" calcext:value-type="string">
            <text:p>00</text:p>
          </table:table-cell>
          <table:table-cell table:style-name="ce6" table:formula="of:=BIN2HEX(LEFT(HEX2BIN(RIGHT(LEFT([.$J78];2*[.Y$1]);2);8);4) &amp; RIGHT(HEX2BIN(RIGHT(LEFT([.$J78];2*[.Y$1]);2);8);4);2)" office:value-type="string" office:string-value="00" calcext:value-type="string">
            <text:p>00</text:p>
          </table:table-cell>
          <table:table-cell table:style-name="ce6" table:formula="of:=BIN2HEX(LEFT(HEX2BIN(RIGHT(LEFT([.$J78];2*[.Z$1]);2);8);4) &amp; RIGHT(HEX2BIN(RIGHT(LEFT([.$J78];2*[.Z$1]);2);8);4);2)" office:value-type="string" office:string-value="00" calcext:value-type="string">
            <text:p>00</text:p>
          </table:table-cell>
          <table:table-cell table:style-name="ce6" table:formula="of:=BIN2HEX(LEFT(HEX2BIN(RIGHT(LEFT([.$J78];2*[.AA$1]);2);8);4) &amp; RIGHT(HEX2BIN(RIGHT(LEFT([.$J78];2*[.AA$1]);2);8);4);2)" office:value-type="string" office:string-value="00" calcext:value-type="string">
            <text:p>00</text:p>
          </table:table-cell>
          <table:table-cell table:style-name="ce6" table:formula="of:=BIN2HEX(LEFT(HEX2BIN(RIGHT(LEFT([.$J78];2*[.AB$1]);2);8);4) &amp; RIGHT(HEX2BIN(RIGHT(LEFT([.$J78];2*[.AB$1]);2);8);4);2)" office:value-type="string" office:string-value="00" calcext:value-type="string">
            <text:p>00</text:p>
          </table:table-cell>
          <table:table-cell table:style-name="ce6" table:formula="of:=BIN2HEX(LEFT(HEX2BIN(RIGHT(LEFT([.$J78];2*[.AC$1]);2);8);4) &amp; RIGHT(HEX2BIN(RIGHT(LEFT([.$J78];2*[.AC$1]);2);8);4);2)" office:value-type="string" office:string-value="00" calcext:value-type="string">
            <text:p>00</text:p>
          </table:table-cell>
          <table:table-cell table:style-name="ce6" table:formula="of:=BIN2HEX(LEFT(HEX2BIN(RIGHT(LEFT([.$J78];2*[.AD$1]);2);8);4) &amp; RIGHT(HEX2BIN(RIGHT(LEFT([.$J78];2*[.AD$1]);2);8);4);2)" office:value-type="string" office:string-value="00" calcext:value-type="string">
            <text:p>00</text:p>
          </table:table-cell>
          <table:table-cell table:style-name="ce6" table:formula="of:=BIN2HEX(LEFT(HEX2BIN(RIGHT(LEFT([.$J78];2*[.AE$1]);2);8);4) &amp; RIGHT(HEX2BIN(RIGHT(LEFT([.$J78];2*[.AE$1]);2);8);4);2)" office:value-type="string" office:string-value="00" calcext:value-type="string">
            <text:p>00</text:p>
          </table:table-cell>
          <table:table-cell table:style-name="ce6" table:formula="of:=BIN2HEX(LEFT(HEX2BIN(RIGHT(LEFT([.$J78];2*[.AF$1]);2);8);4) &amp; RIGHT(HEX2BIN(RIGHT(LEFT([.$J78];2*[.AF$1]);2);8);4);2)" office:value-type="string" office:string-value="00" calcext:value-type="string">
            <text:p>00</text:p>
          </table:table-cell>
          <table:table-cell table:style-name="ce6" table:formula="of:=BIN2HEX(LEFT(HEX2BIN(RIGHT(LEFT([.$J78];2*[.AG$1]);2);8);4) &amp; RIGHT(HEX2BIN(RIGHT(LEFT([.$J78];2*[.AG$1]);2);8);4);2)" office:value-type="string" office:string-value="00" calcext:value-type="string">
            <text:p>00</text:p>
          </table:table-cell>
          <table:table-cell table:style-name="ce6" table:formula="of:=BIN2HEX(LEFT(HEX2BIN(RIGHT(LEFT([.$J78];2*[.AH$1]);2);8);4) &amp; RIGHT(HEX2BIN(RIGHT(LEFT([.$J78];2*[.AH$1]);2);8);4);2)" office:value-type="string" office:string-value="00" calcext:value-type="string">
            <text:p>00</text:p>
          </table:table-cell>
          <table:table-cell table:style-name="ce6" table:formula="of:=BIN2HEX(LEFT(HEX2BIN(RIGHT(LEFT([.$J78];2*[.AI$1]);2);8);4) &amp; RIGHT(HEX2BIN(RIGHT(LEFT([.$J78];2*[.AI$1]);2);8);4);2)" office:value-type="string" office:string-value="00" calcext:value-type="string">
            <text:p>00</text:p>
          </table:table-cell>
          <table:table-cell table:style-name="ce21" table:formula="of:=BIN2HEX(LEFT(HEX2BIN(RIGHT(LEFT([.$J78];2*[.AJ$1]);2);8);4) &amp; RIGHT(HEX2BIN(RIGHT(LEFT([.$J78];2*[.AJ$1]);2);8);4);2)" office:value-type="string" office:string-value="00" calcext:value-type="string">
            <text:p>00</text:p>
          </table:table-cell>
          <table:table-cell table:style-name="ce23" table:formula="of:=DEC2HEX([.CC78];2)" office:value-type="string" office:string-value="00" calcext:value-type="string">
            <text:p>00</text:p>
          </table:table-cell>
          <table:table-cell table:number-columns-repeated="27"/>
          <table:table-cell table:formula="of:=MOD(HEX2DEC([.R78])+HEX2DEC([.S78]);256)" office:value-type="float" office:value="0" calcext:value-type="float">
            <text:p>0</text:p>
          </table:table-cell>
          <table:table-cell table:formula="of:=MOD([.BM78]+HEX2DEC([.T78]);256)" office:value-type="float" office:value="0" calcext:value-type="float">
            <text:p>0</text:p>
          </table:table-cell>
          <table:table-cell table:formula="of:=MOD([.BN78]+HEX2DEC([.U78]);256)" office:value-type="float" office:value="0" calcext:value-type="float">
            <text:p>0</text:p>
          </table:table-cell>
          <table:table-cell table:formula="of:=MOD([.BO78]+HEX2DEC([.V78]);256)" office:value-type="float" office:value="0" calcext:value-type="float">
            <text:p>0</text:p>
          </table:table-cell>
          <table:table-cell table:formula="of:=MOD([.BP78]+HEX2DEC([.W78]);256)" office:value-type="float" office:value="0" calcext:value-type="float">
            <text:p>0</text:p>
          </table:table-cell>
          <table:table-cell table:formula="of:=MOD([.BQ78]+HEX2DEC([.X78]);256)" office:value-type="float" office:value="0" calcext:value-type="float">
            <text:p>0</text:p>
          </table:table-cell>
          <table:table-cell table:formula="of:=MOD([.BR78]+HEX2DEC([.Y78]);256)" office:value-type="float" office:value="0" calcext:value-type="float">
            <text:p>0</text:p>
          </table:table-cell>
          <table:table-cell table:formula="of:=MOD([.BS78]+HEX2DEC([.Z78]);256)" office:value-type="float" office:value="0" calcext:value-type="float">
            <text:p>0</text:p>
          </table:table-cell>
          <table:table-cell table:formula="of:=MOD([.BT78]+HEX2DEC([.AA78]);256)" office:value-type="float" office:value="0" calcext:value-type="float">
            <text:p>0</text:p>
          </table:table-cell>
          <table:table-cell table:formula="of:=MOD([.BU78]+HEX2DEC([.AB78]);256)" office:value-type="float" office:value="0" calcext:value-type="float">
            <text:p>0</text:p>
          </table:table-cell>
          <table:table-cell table:formula="of:=MOD([.BV78]+HEX2DEC([.AC78]);256)" office:value-type="float" office:value="0" calcext:value-type="float">
            <text:p>0</text:p>
          </table:table-cell>
          <table:table-cell table:formula="of:=MOD([.BW78]+HEX2DEC([.AD78]);256)" office:value-type="float" office:value="0" calcext:value-type="float">
            <text:p>0</text:p>
          </table:table-cell>
          <table:table-cell table:formula="of:=MOD([.BX78]+HEX2DEC([.AE78]);256)" office:value-type="float" office:value="0" calcext:value-type="float">
            <text:p>0</text:p>
          </table:table-cell>
          <table:table-cell table:formula="of:=MOD([.BY78]+HEX2DEC([.AF78]);256)" office:value-type="float" office:value="0" calcext:value-type="float">
            <text:p>0</text:p>
          </table:table-cell>
          <table:table-cell table:formula="of:=MOD([.BZ78]+HEX2DEC([.AG78]);256)" office:value-type="float" office:value="0" calcext:value-type="float">
            <text:p>0</text:p>
          </table:table-cell>
          <table:table-cell table:formula="of:=MOD([.CA78]+HEX2DEC([.AH78]);256)" office:value-type="float" office:value="0" calcext:value-type="float">
            <text:p>0</text:p>
          </table:table-cell>
          <table:table-cell table:formula="of:=MOD([.CB78]+HEX2DEC([.AI7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79];2*[.R$1]);2);8);4) &amp; RIGHT(HEX2BIN(RIGHT(LEFT([.$J79];2*[.R$1]);2);8);4);2)" office:value-type="string" office:string-value="00" calcext:value-type="string">
            <text:p>00</text:p>
          </table:table-cell>
          <table:table-cell table:style-name="ce6" table:formula="of:=BIN2HEX(LEFT(HEX2BIN(RIGHT(LEFT([.$J79];2*[.S$1]);2);8);4) &amp; RIGHT(HEX2BIN(RIGHT(LEFT([.$J79];2*[.S$1]);2);8);4);2)" office:value-type="string" office:string-value="00" calcext:value-type="string">
            <text:p>00</text:p>
          </table:table-cell>
          <table:table-cell table:style-name="ce6" table:formula="of:=BIN2HEX(LEFT(HEX2BIN(RIGHT(LEFT([.$J79];2*[.T$1]);2);8);4) &amp; RIGHT(HEX2BIN(RIGHT(LEFT([.$J79];2*[.T$1]);2);8);4);2)" office:value-type="string" office:string-value="00" calcext:value-type="string">
            <text:p>00</text:p>
          </table:table-cell>
          <table:table-cell table:style-name="ce6" table:formula="of:=BIN2HEX(LEFT(HEX2BIN(RIGHT(LEFT([.$J79];2*[.U$1]);2);8);4) &amp; RIGHT(HEX2BIN(RIGHT(LEFT([.$J79];2*[.U$1]);2);8);4);2)" office:value-type="string" office:string-value="00" calcext:value-type="string">
            <text:p>00</text:p>
          </table:table-cell>
          <table:table-cell table:style-name="ce6" table:formula="of:=BIN2HEX(LEFT(HEX2BIN(RIGHT(LEFT([.$J79];2*[.V$1]);2);8);4) &amp; RIGHT(HEX2BIN(RIGHT(LEFT([.$J79];2*[.V$1]);2);8);4);2)" office:value-type="string" office:string-value="00" calcext:value-type="string">
            <text:p>00</text:p>
          </table:table-cell>
          <table:table-cell table:style-name="ce14" table:formula="of:=BIN2HEX(LEFT(HEX2BIN(RIGHT(LEFT([.$J79];2*[.W$1]);2);8);4) &amp; RIGHT(HEX2BIN(RIGHT(LEFT([.$J79];2*[.W$1]);2);8);4);2)" office:value-type="string" office:string-value="00" calcext:value-type="string">
            <text:p>00</text:p>
          </table:table-cell>
          <table:table-cell table:style-name="ce17" table:formula="of:=BIN2HEX(LEFT(HEX2BIN(RIGHT(LEFT([.$J79];2*[.X$1]);2);8);4) &amp; RIGHT(HEX2BIN(RIGHT(LEFT([.$J79];2*[.X$1]);2);8);4);2)" office:value-type="string" office:string-value="00" calcext:value-type="string">
            <text:p>00</text:p>
          </table:table-cell>
          <table:table-cell table:style-name="ce6" table:formula="of:=BIN2HEX(LEFT(HEX2BIN(RIGHT(LEFT([.$J79];2*[.Y$1]);2);8);4) &amp; RIGHT(HEX2BIN(RIGHT(LEFT([.$J79];2*[.Y$1]);2);8);4);2)" office:value-type="string" office:string-value="00" calcext:value-type="string">
            <text:p>00</text:p>
          </table:table-cell>
          <table:table-cell table:style-name="ce6" table:formula="of:=BIN2HEX(LEFT(HEX2BIN(RIGHT(LEFT([.$J79];2*[.Z$1]);2);8);4) &amp; RIGHT(HEX2BIN(RIGHT(LEFT([.$J79];2*[.Z$1]);2);8);4);2)" office:value-type="string" office:string-value="00" calcext:value-type="string">
            <text:p>00</text:p>
          </table:table-cell>
          <table:table-cell table:style-name="ce6" table:formula="of:=BIN2HEX(LEFT(HEX2BIN(RIGHT(LEFT([.$J79];2*[.AA$1]);2);8);4) &amp; RIGHT(HEX2BIN(RIGHT(LEFT([.$J79];2*[.AA$1]);2);8);4);2)" office:value-type="string" office:string-value="00" calcext:value-type="string">
            <text:p>00</text:p>
          </table:table-cell>
          <table:table-cell table:style-name="ce6" table:formula="of:=BIN2HEX(LEFT(HEX2BIN(RIGHT(LEFT([.$J79];2*[.AB$1]);2);8);4) &amp; RIGHT(HEX2BIN(RIGHT(LEFT([.$J79];2*[.AB$1]);2);8);4);2)" office:value-type="string" office:string-value="00" calcext:value-type="string">
            <text:p>00</text:p>
          </table:table-cell>
          <table:table-cell table:style-name="ce6" table:formula="of:=BIN2HEX(LEFT(HEX2BIN(RIGHT(LEFT([.$J79];2*[.AC$1]);2);8);4) &amp; RIGHT(HEX2BIN(RIGHT(LEFT([.$J79];2*[.AC$1]);2);8);4);2)" office:value-type="string" office:string-value="00" calcext:value-type="string">
            <text:p>00</text:p>
          </table:table-cell>
          <table:table-cell table:style-name="ce6" table:formula="of:=BIN2HEX(LEFT(HEX2BIN(RIGHT(LEFT([.$J79];2*[.AD$1]);2);8);4) &amp; RIGHT(HEX2BIN(RIGHT(LEFT([.$J79];2*[.AD$1]);2);8);4);2)" office:value-type="string" office:string-value="00" calcext:value-type="string">
            <text:p>00</text:p>
          </table:table-cell>
          <table:table-cell table:style-name="ce6" table:formula="of:=BIN2HEX(LEFT(HEX2BIN(RIGHT(LEFT([.$J79];2*[.AE$1]);2);8);4) &amp; RIGHT(HEX2BIN(RIGHT(LEFT([.$J79];2*[.AE$1]);2);8);4);2)" office:value-type="string" office:string-value="00" calcext:value-type="string">
            <text:p>00</text:p>
          </table:table-cell>
          <table:table-cell table:style-name="ce6" table:formula="of:=BIN2HEX(LEFT(HEX2BIN(RIGHT(LEFT([.$J79];2*[.AF$1]);2);8);4) &amp; RIGHT(HEX2BIN(RIGHT(LEFT([.$J79];2*[.AF$1]);2);8);4);2)" office:value-type="string" office:string-value="00" calcext:value-type="string">
            <text:p>00</text:p>
          </table:table-cell>
          <table:table-cell table:style-name="ce6" table:formula="of:=BIN2HEX(LEFT(HEX2BIN(RIGHT(LEFT([.$J79];2*[.AG$1]);2);8);4) &amp; RIGHT(HEX2BIN(RIGHT(LEFT([.$J79];2*[.AG$1]);2);8);4);2)" office:value-type="string" office:string-value="00" calcext:value-type="string">
            <text:p>00</text:p>
          </table:table-cell>
          <table:table-cell table:style-name="ce6" table:formula="of:=BIN2HEX(LEFT(HEX2BIN(RIGHT(LEFT([.$J79];2*[.AH$1]);2);8);4) &amp; RIGHT(HEX2BIN(RIGHT(LEFT([.$J79];2*[.AH$1]);2);8);4);2)" office:value-type="string" office:string-value="00" calcext:value-type="string">
            <text:p>00</text:p>
          </table:table-cell>
          <table:table-cell table:style-name="ce6" table:formula="of:=BIN2HEX(LEFT(HEX2BIN(RIGHT(LEFT([.$J79];2*[.AI$1]);2);8);4) &amp; RIGHT(HEX2BIN(RIGHT(LEFT([.$J79];2*[.AI$1]);2);8);4);2)" office:value-type="string" office:string-value="00" calcext:value-type="string">
            <text:p>00</text:p>
          </table:table-cell>
          <table:table-cell table:style-name="ce21" table:formula="of:=BIN2HEX(LEFT(HEX2BIN(RIGHT(LEFT([.$J79];2*[.AJ$1]);2);8);4) &amp; RIGHT(HEX2BIN(RIGHT(LEFT([.$J79];2*[.AJ$1]);2);8);4);2)" office:value-type="string" office:string-value="00" calcext:value-type="string">
            <text:p>00</text:p>
          </table:table-cell>
          <table:table-cell table:style-name="ce23" table:formula="of:=DEC2HEX([.CC79];2)" office:value-type="string" office:string-value="00" calcext:value-type="string">
            <text:p>00</text:p>
          </table:table-cell>
          <table:table-cell table:number-columns-repeated="27"/>
          <table:table-cell table:formula="of:=MOD(HEX2DEC([.R79])+HEX2DEC([.S79]);256)" office:value-type="float" office:value="0" calcext:value-type="float">
            <text:p>0</text:p>
          </table:table-cell>
          <table:table-cell table:formula="of:=MOD([.BM79]+HEX2DEC([.T79]);256)" office:value-type="float" office:value="0" calcext:value-type="float">
            <text:p>0</text:p>
          </table:table-cell>
          <table:table-cell table:formula="of:=MOD([.BN79]+HEX2DEC([.U79]);256)" office:value-type="float" office:value="0" calcext:value-type="float">
            <text:p>0</text:p>
          </table:table-cell>
          <table:table-cell table:formula="of:=MOD([.BO79]+HEX2DEC([.V79]);256)" office:value-type="float" office:value="0" calcext:value-type="float">
            <text:p>0</text:p>
          </table:table-cell>
          <table:table-cell table:formula="of:=MOD([.BP79]+HEX2DEC([.W79]);256)" office:value-type="float" office:value="0" calcext:value-type="float">
            <text:p>0</text:p>
          </table:table-cell>
          <table:table-cell table:formula="of:=MOD([.BQ79]+HEX2DEC([.X79]);256)" office:value-type="float" office:value="0" calcext:value-type="float">
            <text:p>0</text:p>
          </table:table-cell>
          <table:table-cell table:formula="of:=MOD([.BR79]+HEX2DEC([.Y79]);256)" office:value-type="float" office:value="0" calcext:value-type="float">
            <text:p>0</text:p>
          </table:table-cell>
          <table:table-cell table:formula="of:=MOD([.BS79]+HEX2DEC([.Z79]);256)" office:value-type="float" office:value="0" calcext:value-type="float">
            <text:p>0</text:p>
          </table:table-cell>
          <table:table-cell table:formula="of:=MOD([.BT79]+HEX2DEC([.AA79]);256)" office:value-type="float" office:value="0" calcext:value-type="float">
            <text:p>0</text:p>
          </table:table-cell>
          <table:table-cell table:formula="of:=MOD([.BU79]+HEX2DEC([.AB79]);256)" office:value-type="float" office:value="0" calcext:value-type="float">
            <text:p>0</text:p>
          </table:table-cell>
          <table:table-cell table:formula="of:=MOD([.BV79]+HEX2DEC([.AC79]);256)" office:value-type="float" office:value="0" calcext:value-type="float">
            <text:p>0</text:p>
          </table:table-cell>
          <table:table-cell table:formula="of:=MOD([.BW79]+HEX2DEC([.AD79]);256)" office:value-type="float" office:value="0" calcext:value-type="float">
            <text:p>0</text:p>
          </table:table-cell>
          <table:table-cell table:formula="of:=MOD([.BX79]+HEX2DEC([.AE79]);256)" office:value-type="float" office:value="0" calcext:value-type="float">
            <text:p>0</text:p>
          </table:table-cell>
          <table:table-cell table:formula="of:=MOD([.BY79]+HEX2DEC([.AF79]);256)" office:value-type="float" office:value="0" calcext:value-type="float">
            <text:p>0</text:p>
          </table:table-cell>
          <table:table-cell table:formula="of:=MOD([.BZ79]+HEX2DEC([.AG79]);256)" office:value-type="float" office:value="0" calcext:value-type="float">
            <text:p>0</text:p>
          </table:table-cell>
          <table:table-cell table:formula="of:=MOD([.CA79]+HEX2DEC([.AH79]);256)" office:value-type="float" office:value="0" calcext:value-type="float">
            <text:p>0</text:p>
          </table:table-cell>
          <table:table-cell table:formula="of:=MOD([.CB79]+HEX2DEC([.AI7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0];2*[.R$1]);2);8);4) &amp; RIGHT(HEX2BIN(RIGHT(LEFT([.$J80];2*[.R$1]);2);8);4);2)" office:value-type="string" office:string-value="00" calcext:value-type="string">
            <text:p>00</text:p>
          </table:table-cell>
          <table:table-cell table:style-name="ce6" table:formula="of:=BIN2HEX(LEFT(HEX2BIN(RIGHT(LEFT([.$J80];2*[.S$1]);2);8);4) &amp; RIGHT(HEX2BIN(RIGHT(LEFT([.$J80];2*[.S$1]);2);8);4);2)" office:value-type="string" office:string-value="00" calcext:value-type="string">
            <text:p>00</text:p>
          </table:table-cell>
          <table:table-cell table:style-name="ce6" table:formula="of:=BIN2HEX(LEFT(HEX2BIN(RIGHT(LEFT([.$J80];2*[.T$1]);2);8);4) &amp; RIGHT(HEX2BIN(RIGHT(LEFT([.$J80];2*[.T$1]);2);8);4);2)" office:value-type="string" office:string-value="00" calcext:value-type="string">
            <text:p>00</text:p>
          </table:table-cell>
          <table:table-cell table:style-name="ce6" table:formula="of:=BIN2HEX(LEFT(HEX2BIN(RIGHT(LEFT([.$J80];2*[.U$1]);2);8);4) &amp; RIGHT(HEX2BIN(RIGHT(LEFT([.$J80];2*[.U$1]);2);8);4);2)" office:value-type="string" office:string-value="00" calcext:value-type="string">
            <text:p>00</text:p>
          </table:table-cell>
          <table:table-cell table:style-name="ce6" table:formula="of:=BIN2HEX(LEFT(HEX2BIN(RIGHT(LEFT([.$J80];2*[.V$1]);2);8);4) &amp; RIGHT(HEX2BIN(RIGHT(LEFT([.$J80];2*[.V$1]);2);8);4);2)" office:value-type="string" office:string-value="00" calcext:value-type="string">
            <text:p>00</text:p>
          </table:table-cell>
          <table:table-cell table:style-name="ce14" table:formula="of:=BIN2HEX(LEFT(HEX2BIN(RIGHT(LEFT([.$J80];2*[.W$1]);2);8);4) &amp; RIGHT(HEX2BIN(RIGHT(LEFT([.$J80];2*[.W$1]);2);8);4);2)" office:value-type="string" office:string-value="00" calcext:value-type="string">
            <text:p>00</text:p>
          </table:table-cell>
          <table:table-cell table:style-name="ce17" table:formula="of:=BIN2HEX(LEFT(HEX2BIN(RIGHT(LEFT([.$J80];2*[.X$1]);2);8);4) &amp; RIGHT(HEX2BIN(RIGHT(LEFT([.$J80];2*[.X$1]);2);8);4);2)" office:value-type="string" office:string-value="00" calcext:value-type="string">
            <text:p>00</text:p>
          </table:table-cell>
          <table:table-cell table:style-name="ce6" table:formula="of:=BIN2HEX(LEFT(HEX2BIN(RIGHT(LEFT([.$J80];2*[.Y$1]);2);8);4) &amp; RIGHT(HEX2BIN(RIGHT(LEFT([.$J80];2*[.Y$1]);2);8);4);2)" office:value-type="string" office:string-value="00" calcext:value-type="string">
            <text:p>00</text:p>
          </table:table-cell>
          <table:table-cell table:style-name="ce6" table:formula="of:=BIN2HEX(LEFT(HEX2BIN(RIGHT(LEFT([.$J80];2*[.Z$1]);2);8);4) &amp; RIGHT(HEX2BIN(RIGHT(LEFT([.$J80];2*[.Z$1]);2);8);4);2)" office:value-type="string" office:string-value="00" calcext:value-type="string">
            <text:p>00</text:p>
          </table:table-cell>
          <table:table-cell table:style-name="ce6" table:formula="of:=BIN2HEX(LEFT(HEX2BIN(RIGHT(LEFT([.$J80];2*[.AA$1]);2);8);4) &amp; RIGHT(HEX2BIN(RIGHT(LEFT([.$J80];2*[.AA$1]);2);8);4);2)" office:value-type="string" office:string-value="00" calcext:value-type="string">
            <text:p>00</text:p>
          </table:table-cell>
          <table:table-cell table:style-name="ce6" table:formula="of:=BIN2HEX(LEFT(HEX2BIN(RIGHT(LEFT([.$J80];2*[.AB$1]);2);8);4) &amp; RIGHT(HEX2BIN(RIGHT(LEFT([.$J80];2*[.AB$1]);2);8);4);2)" office:value-type="string" office:string-value="00" calcext:value-type="string">
            <text:p>00</text:p>
          </table:table-cell>
          <table:table-cell table:style-name="ce6" table:formula="of:=BIN2HEX(LEFT(HEX2BIN(RIGHT(LEFT([.$J80];2*[.AC$1]);2);8);4) &amp; RIGHT(HEX2BIN(RIGHT(LEFT([.$J80];2*[.AC$1]);2);8);4);2)" office:value-type="string" office:string-value="00" calcext:value-type="string">
            <text:p>00</text:p>
          </table:table-cell>
          <table:table-cell table:style-name="ce6" table:formula="of:=BIN2HEX(LEFT(HEX2BIN(RIGHT(LEFT([.$J80];2*[.AD$1]);2);8);4) &amp; RIGHT(HEX2BIN(RIGHT(LEFT([.$J80];2*[.AD$1]);2);8);4);2)" office:value-type="string" office:string-value="00" calcext:value-type="string">
            <text:p>00</text:p>
          </table:table-cell>
          <table:table-cell table:style-name="ce6" table:formula="of:=BIN2HEX(LEFT(HEX2BIN(RIGHT(LEFT([.$J80];2*[.AE$1]);2);8);4) &amp; RIGHT(HEX2BIN(RIGHT(LEFT([.$J80];2*[.AE$1]);2);8);4);2)" office:value-type="string" office:string-value="00" calcext:value-type="string">
            <text:p>00</text:p>
          </table:table-cell>
          <table:table-cell table:style-name="ce6" table:formula="of:=BIN2HEX(LEFT(HEX2BIN(RIGHT(LEFT([.$J80];2*[.AF$1]);2);8);4) &amp; RIGHT(HEX2BIN(RIGHT(LEFT([.$J80];2*[.AF$1]);2);8);4);2)" office:value-type="string" office:string-value="00" calcext:value-type="string">
            <text:p>00</text:p>
          </table:table-cell>
          <table:table-cell table:style-name="ce6" table:formula="of:=BIN2HEX(LEFT(HEX2BIN(RIGHT(LEFT([.$J80];2*[.AG$1]);2);8);4) &amp; RIGHT(HEX2BIN(RIGHT(LEFT([.$J80];2*[.AG$1]);2);8);4);2)" office:value-type="string" office:string-value="00" calcext:value-type="string">
            <text:p>00</text:p>
          </table:table-cell>
          <table:table-cell table:style-name="ce6" table:formula="of:=BIN2HEX(LEFT(HEX2BIN(RIGHT(LEFT([.$J80];2*[.AH$1]);2);8);4) &amp; RIGHT(HEX2BIN(RIGHT(LEFT([.$J80];2*[.AH$1]);2);8);4);2)" office:value-type="string" office:string-value="00" calcext:value-type="string">
            <text:p>00</text:p>
          </table:table-cell>
          <table:table-cell table:style-name="ce6" table:formula="of:=BIN2HEX(LEFT(HEX2BIN(RIGHT(LEFT([.$J80];2*[.AI$1]);2);8);4) &amp; RIGHT(HEX2BIN(RIGHT(LEFT([.$J80];2*[.AI$1]);2);8);4);2)" office:value-type="string" office:string-value="00" calcext:value-type="string">
            <text:p>00</text:p>
          </table:table-cell>
          <table:table-cell table:style-name="ce21" table:formula="of:=BIN2HEX(LEFT(HEX2BIN(RIGHT(LEFT([.$J80];2*[.AJ$1]);2);8);4) &amp; RIGHT(HEX2BIN(RIGHT(LEFT([.$J80];2*[.AJ$1]);2);8);4);2)" office:value-type="string" office:string-value="00" calcext:value-type="string">
            <text:p>00</text:p>
          </table:table-cell>
          <table:table-cell table:style-name="ce23" table:formula="of:=DEC2HEX([.CC80];2)" office:value-type="string" office:string-value="00" calcext:value-type="string">
            <text:p>00</text:p>
          </table:table-cell>
          <table:table-cell table:number-columns-repeated="27"/>
          <table:table-cell table:formula="of:=MOD(HEX2DEC([.R80])+HEX2DEC([.S80]);256)" office:value-type="float" office:value="0" calcext:value-type="float">
            <text:p>0</text:p>
          </table:table-cell>
          <table:table-cell table:formula="of:=MOD([.BM80]+HEX2DEC([.T80]);256)" office:value-type="float" office:value="0" calcext:value-type="float">
            <text:p>0</text:p>
          </table:table-cell>
          <table:table-cell table:formula="of:=MOD([.BN80]+HEX2DEC([.U80]);256)" office:value-type="float" office:value="0" calcext:value-type="float">
            <text:p>0</text:p>
          </table:table-cell>
          <table:table-cell table:formula="of:=MOD([.BO80]+HEX2DEC([.V80]);256)" office:value-type="float" office:value="0" calcext:value-type="float">
            <text:p>0</text:p>
          </table:table-cell>
          <table:table-cell table:formula="of:=MOD([.BP80]+HEX2DEC([.W80]);256)" office:value-type="float" office:value="0" calcext:value-type="float">
            <text:p>0</text:p>
          </table:table-cell>
          <table:table-cell table:formula="of:=MOD([.BQ80]+HEX2DEC([.X80]);256)" office:value-type="float" office:value="0" calcext:value-type="float">
            <text:p>0</text:p>
          </table:table-cell>
          <table:table-cell table:formula="of:=MOD([.BR80]+HEX2DEC([.Y80]);256)" office:value-type="float" office:value="0" calcext:value-type="float">
            <text:p>0</text:p>
          </table:table-cell>
          <table:table-cell table:formula="of:=MOD([.BS80]+HEX2DEC([.Z80]);256)" office:value-type="float" office:value="0" calcext:value-type="float">
            <text:p>0</text:p>
          </table:table-cell>
          <table:table-cell table:formula="of:=MOD([.BT80]+HEX2DEC([.AA80]);256)" office:value-type="float" office:value="0" calcext:value-type="float">
            <text:p>0</text:p>
          </table:table-cell>
          <table:table-cell table:formula="of:=MOD([.BU80]+HEX2DEC([.AB80]);256)" office:value-type="float" office:value="0" calcext:value-type="float">
            <text:p>0</text:p>
          </table:table-cell>
          <table:table-cell table:formula="of:=MOD([.BV80]+HEX2DEC([.AC80]);256)" office:value-type="float" office:value="0" calcext:value-type="float">
            <text:p>0</text:p>
          </table:table-cell>
          <table:table-cell table:formula="of:=MOD([.BW80]+HEX2DEC([.AD80]);256)" office:value-type="float" office:value="0" calcext:value-type="float">
            <text:p>0</text:p>
          </table:table-cell>
          <table:table-cell table:formula="of:=MOD([.BX80]+HEX2DEC([.AE80]);256)" office:value-type="float" office:value="0" calcext:value-type="float">
            <text:p>0</text:p>
          </table:table-cell>
          <table:table-cell table:formula="of:=MOD([.BY80]+HEX2DEC([.AF80]);256)" office:value-type="float" office:value="0" calcext:value-type="float">
            <text:p>0</text:p>
          </table:table-cell>
          <table:table-cell table:formula="of:=MOD([.BZ80]+HEX2DEC([.AG80]);256)" office:value-type="float" office:value="0" calcext:value-type="float">
            <text:p>0</text:p>
          </table:table-cell>
          <table:table-cell table:formula="of:=MOD([.CA80]+HEX2DEC([.AH80]);256)" office:value-type="float" office:value="0" calcext:value-type="float">
            <text:p>0</text:p>
          </table:table-cell>
          <table:table-cell table:formula="of:=MOD([.CB80]+HEX2DEC([.AI8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1];2*[.R$1]);2);8);4) &amp; RIGHT(HEX2BIN(RIGHT(LEFT([.$J81];2*[.R$1]);2);8);4);2)" office:value-type="string" office:string-value="00" calcext:value-type="string">
            <text:p>00</text:p>
          </table:table-cell>
          <table:table-cell table:style-name="ce6" table:formula="of:=BIN2HEX(LEFT(HEX2BIN(RIGHT(LEFT([.$J81];2*[.S$1]);2);8);4) &amp; RIGHT(HEX2BIN(RIGHT(LEFT([.$J81];2*[.S$1]);2);8);4);2)" office:value-type="string" office:string-value="00" calcext:value-type="string">
            <text:p>00</text:p>
          </table:table-cell>
          <table:table-cell table:style-name="ce6" table:formula="of:=BIN2HEX(LEFT(HEX2BIN(RIGHT(LEFT([.$J81];2*[.T$1]);2);8);4) &amp; RIGHT(HEX2BIN(RIGHT(LEFT([.$J81];2*[.T$1]);2);8);4);2)" office:value-type="string" office:string-value="00" calcext:value-type="string">
            <text:p>00</text:p>
          </table:table-cell>
          <table:table-cell table:style-name="ce6" table:formula="of:=BIN2HEX(LEFT(HEX2BIN(RIGHT(LEFT([.$J81];2*[.U$1]);2);8);4) &amp; RIGHT(HEX2BIN(RIGHT(LEFT([.$J81];2*[.U$1]);2);8);4);2)" office:value-type="string" office:string-value="00" calcext:value-type="string">
            <text:p>00</text:p>
          </table:table-cell>
          <table:table-cell table:style-name="ce6" table:formula="of:=BIN2HEX(LEFT(HEX2BIN(RIGHT(LEFT([.$J81];2*[.V$1]);2);8);4) &amp; RIGHT(HEX2BIN(RIGHT(LEFT([.$J81];2*[.V$1]);2);8);4);2)" office:value-type="string" office:string-value="00" calcext:value-type="string">
            <text:p>00</text:p>
          </table:table-cell>
          <table:table-cell table:style-name="ce14" table:formula="of:=BIN2HEX(LEFT(HEX2BIN(RIGHT(LEFT([.$J81];2*[.W$1]);2);8);4) &amp; RIGHT(HEX2BIN(RIGHT(LEFT([.$J81];2*[.W$1]);2);8);4);2)" office:value-type="string" office:string-value="00" calcext:value-type="string">
            <text:p>00</text:p>
          </table:table-cell>
          <table:table-cell table:style-name="ce17" table:formula="of:=BIN2HEX(LEFT(HEX2BIN(RIGHT(LEFT([.$J81];2*[.X$1]);2);8);4) &amp; RIGHT(HEX2BIN(RIGHT(LEFT([.$J81];2*[.X$1]);2);8);4);2)" office:value-type="string" office:string-value="00" calcext:value-type="string">
            <text:p>00</text:p>
          </table:table-cell>
          <table:table-cell table:style-name="ce6" table:formula="of:=BIN2HEX(LEFT(HEX2BIN(RIGHT(LEFT([.$J81];2*[.Y$1]);2);8);4) &amp; RIGHT(HEX2BIN(RIGHT(LEFT([.$J81];2*[.Y$1]);2);8);4);2)" office:value-type="string" office:string-value="00" calcext:value-type="string">
            <text:p>00</text:p>
          </table:table-cell>
          <table:table-cell table:style-name="ce6" table:formula="of:=BIN2HEX(LEFT(HEX2BIN(RIGHT(LEFT([.$J81];2*[.Z$1]);2);8);4) &amp; RIGHT(HEX2BIN(RIGHT(LEFT([.$J81];2*[.Z$1]);2);8);4);2)" office:value-type="string" office:string-value="00" calcext:value-type="string">
            <text:p>00</text:p>
          </table:table-cell>
          <table:table-cell table:style-name="ce6" table:formula="of:=BIN2HEX(LEFT(HEX2BIN(RIGHT(LEFT([.$J81];2*[.AA$1]);2);8);4) &amp; RIGHT(HEX2BIN(RIGHT(LEFT([.$J81];2*[.AA$1]);2);8);4);2)" office:value-type="string" office:string-value="00" calcext:value-type="string">
            <text:p>00</text:p>
          </table:table-cell>
          <table:table-cell table:style-name="ce6" table:formula="of:=BIN2HEX(LEFT(HEX2BIN(RIGHT(LEFT([.$J81];2*[.AB$1]);2);8);4) &amp; RIGHT(HEX2BIN(RIGHT(LEFT([.$J81];2*[.AB$1]);2);8);4);2)" office:value-type="string" office:string-value="00" calcext:value-type="string">
            <text:p>00</text:p>
          </table:table-cell>
          <table:table-cell table:style-name="ce6" table:formula="of:=BIN2HEX(LEFT(HEX2BIN(RIGHT(LEFT([.$J81];2*[.AC$1]);2);8);4) &amp; RIGHT(HEX2BIN(RIGHT(LEFT([.$J81];2*[.AC$1]);2);8);4);2)" office:value-type="string" office:string-value="00" calcext:value-type="string">
            <text:p>00</text:p>
          </table:table-cell>
          <table:table-cell table:style-name="ce6" table:formula="of:=BIN2HEX(LEFT(HEX2BIN(RIGHT(LEFT([.$J81];2*[.AD$1]);2);8);4) &amp; RIGHT(HEX2BIN(RIGHT(LEFT([.$J81];2*[.AD$1]);2);8);4);2)" office:value-type="string" office:string-value="00" calcext:value-type="string">
            <text:p>00</text:p>
          </table:table-cell>
          <table:table-cell table:style-name="ce6" table:formula="of:=BIN2HEX(LEFT(HEX2BIN(RIGHT(LEFT([.$J81];2*[.AE$1]);2);8);4) &amp; RIGHT(HEX2BIN(RIGHT(LEFT([.$J81];2*[.AE$1]);2);8);4);2)" office:value-type="string" office:string-value="00" calcext:value-type="string">
            <text:p>00</text:p>
          </table:table-cell>
          <table:table-cell table:style-name="ce6" table:formula="of:=BIN2HEX(LEFT(HEX2BIN(RIGHT(LEFT([.$J81];2*[.AF$1]);2);8);4) &amp; RIGHT(HEX2BIN(RIGHT(LEFT([.$J81];2*[.AF$1]);2);8);4);2)" office:value-type="string" office:string-value="00" calcext:value-type="string">
            <text:p>00</text:p>
          </table:table-cell>
          <table:table-cell table:style-name="ce6" table:formula="of:=BIN2HEX(LEFT(HEX2BIN(RIGHT(LEFT([.$J81];2*[.AG$1]);2);8);4) &amp; RIGHT(HEX2BIN(RIGHT(LEFT([.$J81];2*[.AG$1]);2);8);4);2)" office:value-type="string" office:string-value="00" calcext:value-type="string">
            <text:p>00</text:p>
          </table:table-cell>
          <table:table-cell table:style-name="ce6" table:formula="of:=BIN2HEX(LEFT(HEX2BIN(RIGHT(LEFT([.$J81];2*[.AH$1]);2);8);4) &amp; RIGHT(HEX2BIN(RIGHT(LEFT([.$J81];2*[.AH$1]);2);8);4);2)" office:value-type="string" office:string-value="00" calcext:value-type="string">
            <text:p>00</text:p>
          </table:table-cell>
          <table:table-cell table:style-name="ce6" table:formula="of:=BIN2HEX(LEFT(HEX2BIN(RIGHT(LEFT([.$J81];2*[.AI$1]);2);8);4) &amp; RIGHT(HEX2BIN(RIGHT(LEFT([.$J81];2*[.AI$1]);2);8);4);2)" office:value-type="string" office:string-value="00" calcext:value-type="string">
            <text:p>00</text:p>
          </table:table-cell>
          <table:table-cell table:style-name="ce21" table:formula="of:=BIN2HEX(LEFT(HEX2BIN(RIGHT(LEFT([.$J81];2*[.AJ$1]);2);8);4) &amp; RIGHT(HEX2BIN(RIGHT(LEFT([.$J81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1])+HEX2DEC([.S81]);256)" office:value-type="float" office:value="0" calcext:value-type="float">
            <text:p>0</text:p>
          </table:table-cell>
          <table:table-cell table:formula="of:=MOD([.BM81]+HEX2DEC([.T81]);256)" office:value-type="float" office:value="0" calcext:value-type="float">
            <text:p>0</text:p>
          </table:table-cell>
          <table:table-cell table:formula="of:=MOD([.BN81]+HEX2DEC([.U81]);256)" office:value-type="float" office:value="0" calcext:value-type="float">
            <text:p>0</text:p>
          </table:table-cell>
          <table:table-cell table:formula="of:=MOD([.BO81]+HEX2DEC([.V81]);256)" office:value-type="float" office:value="0" calcext:value-type="float">
            <text:p>0</text:p>
          </table:table-cell>
          <table:table-cell table:formula="of:=MOD([.BP81]+HEX2DEC([.W81]);256)" office:value-type="float" office:value="0" calcext:value-type="float">
            <text:p>0</text:p>
          </table:table-cell>
          <table:table-cell table:formula="of:=MOD([.BQ81]+HEX2DEC([.X81]);256)" office:value-type="float" office:value="0" calcext:value-type="float">
            <text:p>0</text:p>
          </table:table-cell>
          <table:table-cell table:formula="of:=MOD([.BR81]+HEX2DEC([.Y81]);256)" office:value-type="float" office:value="0" calcext:value-type="float">
            <text:p>0</text:p>
          </table:table-cell>
          <table:table-cell table:formula="of:=MOD([.BS81]+HEX2DEC([.Z81]);256)" office:value-type="float" office:value="0" calcext:value-type="float">
            <text:p>0</text:p>
          </table:table-cell>
          <table:table-cell table:formula="of:=MOD([.BT81]+HEX2DEC([.AA81]);256)" office:value-type="float" office:value="0" calcext:value-type="float">
            <text:p>0</text:p>
          </table:table-cell>
          <table:table-cell table:formula="of:=MOD([.BU81]+HEX2DEC([.AB81]);256)" office:value-type="float" office:value="0" calcext:value-type="float">
            <text:p>0</text:p>
          </table:table-cell>
          <table:table-cell table:formula="of:=MOD([.BV81]+HEX2DEC([.AC81]);256)" office:value-type="float" office:value="0" calcext:value-type="float">
            <text:p>0</text:p>
          </table:table-cell>
          <table:table-cell table:formula="of:=MOD([.BW81]+HEX2DEC([.AD81]);256)" office:value-type="float" office:value="0" calcext:value-type="float">
            <text:p>0</text:p>
          </table:table-cell>
          <table:table-cell table:formula="of:=MOD([.BX81]+HEX2DEC([.AE81]);256)" office:value-type="float" office:value="0" calcext:value-type="float">
            <text:p>0</text:p>
          </table:table-cell>
          <table:table-cell table:formula="of:=MOD([.BY81]+HEX2DEC([.AF81]);256)" office:value-type="float" office:value="0" calcext:value-type="float">
            <text:p>0</text:p>
          </table:table-cell>
          <table:table-cell table:formula="of:=MOD([.BZ81]+HEX2DEC([.AG81]);256)" office:value-type="float" office:value="0" calcext:value-type="float">
            <text:p>0</text:p>
          </table:table-cell>
          <table:table-cell table:formula="of:=MOD([.CA81]+HEX2DEC([.AH81]);256)" office:value-type="float" office:value="0" calcext:value-type="float">
            <text:p>0</text:p>
          </table:table-cell>
          <table:table-cell table:formula="of:=MOD([.CB81]+HEX2DEC([.AI8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2];2*[.R$1]);2);8);4) &amp; RIGHT(HEX2BIN(RIGHT(LEFT([.$J82];2*[.R$1]);2);8);4);2)" office:value-type="string" office:string-value="00" calcext:value-type="string">
            <text:p>00</text:p>
          </table:table-cell>
          <table:table-cell table:style-name="ce6" table:formula="of:=BIN2HEX(LEFT(HEX2BIN(RIGHT(LEFT([.$J82];2*[.S$1]);2);8);4) &amp; RIGHT(HEX2BIN(RIGHT(LEFT([.$J82];2*[.S$1]);2);8);4);2)" office:value-type="string" office:string-value="00" calcext:value-type="string">
            <text:p>00</text:p>
          </table:table-cell>
          <table:table-cell table:style-name="ce6" table:formula="of:=BIN2HEX(LEFT(HEX2BIN(RIGHT(LEFT([.$J82];2*[.T$1]);2);8);4) &amp; RIGHT(HEX2BIN(RIGHT(LEFT([.$J82];2*[.T$1]);2);8);4);2)" office:value-type="string" office:string-value="00" calcext:value-type="string">
            <text:p>00</text:p>
          </table:table-cell>
          <table:table-cell table:style-name="ce6" table:formula="of:=BIN2HEX(LEFT(HEX2BIN(RIGHT(LEFT([.$J82];2*[.U$1]);2);8);4) &amp; RIGHT(HEX2BIN(RIGHT(LEFT([.$J82];2*[.U$1]);2);8);4);2)" office:value-type="string" office:string-value="00" calcext:value-type="string">
            <text:p>00</text:p>
          </table:table-cell>
          <table:table-cell table:style-name="ce6" table:formula="of:=BIN2HEX(LEFT(HEX2BIN(RIGHT(LEFT([.$J82];2*[.V$1]);2);8);4) &amp; RIGHT(HEX2BIN(RIGHT(LEFT([.$J82];2*[.V$1]);2);8);4);2)" office:value-type="string" office:string-value="00" calcext:value-type="string">
            <text:p>00</text:p>
          </table:table-cell>
          <table:table-cell table:style-name="ce14" table:formula="of:=BIN2HEX(LEFT(HEX2BIN(RIGHT(LEFT([.$J82];2*[.W$1]);2);8);4) &amp; RIGHT(HEX2BIN(RIGHT(LEFT([.$J82];2*[.W$1]);2);8);4);2)" office:value-type="string" office:string-value="00" calcext:value-type="string">
            <text:p>00</text:p>
          </table:table-cell>
          <table:table-cell table:style-name="ce17" table:formula="of:=BIN2HEX(LEFT(HEX2BIN(RIGHT(LEFT([.$J82];2*[.X$1]);2);8);4) &amp; RIGHT(HEX2BIN(RIGHT(LEFT([.$J82];2*[.X$1]);2);8);4);2)" office:value-type="string" office:string-value="00" calcext:value-type="string">
            <text:p>00</text:p>
          </table:table-cell>
          <table:table-cell table:style-name="ce6" table:formula="of:=BIN2HEX(LEFT(HEX2BIN(RIGHT(LEFT([.$J82];2*[.Y$1]);2);8);4) &amp; RIGHT(HEX2BIN(RIGHT(LEFT([.$J82];2*[.Y$1]);2);8);4);2)" office:value-type="string" office:string-value="00" calcext:value-type="string">
            <text:p>00</text:p>
          </table:table-cell>
          <table:table-cell table:style-name="ce6" table:formula="of:=BIN2HEX(LEFT(HEX2BIN(RIGHT(LEFT([.$J82];2*[.Z$1]);2);8);4) &amp; RIGHT(HEX2BIN(RIGHT(LEFT([.$J82];2*[.Z$1]);2);8);4);2)" office:value-type="string" office:string-value="00" calcext:value-type="string">
            <text:p>00</text:p>
          </table:table-cell>
          <table:table-cell table:style-name="ce6" table:formula="of:=BIN2HEX(LEFT(HEX2BIN(RIGHT(LEFT([.$J82];2*[.AA$1]);2);8);4) &amp; RIGHT(HEX2BIN(RIGHT(LEFT([.$J82];2*[.AA$1]);2);8);4);2)" office:value-type="string" office:string-value="00" calcext:value-type="string">
            <text:p>00</text:p>
          </table:table-cell>
          <table:table-cell table:style-name="ce6" table:formula="of:=BIN2HEX(LEFT(HEX2BIN(RIGHT(LEFT([.$J82];2*[.AB$1]);2);8);4) &amp; RIGHT(HEX2BIN(RIGHT(LEFT([.$J82];2*[.AB$1]);2);8);4);2)" office:value-type="string" office:string-value="00" calcext:value-type="string">
            <text:p>00</text:p>
          </table:table-cell>
          <table:table-cell table:style-name="ce6" table:formula="of:=BIN2HEX(LEFT(HEX2BIN(RIGHT(LEFT([.$J82];2*[.AC$1]);2);8);4) &amp; RIGHT(HEX2BIN(RIGHT(LEFT([.$J82];2*[.AC$1]);2);8);4);2)" office:value-type="string" office:string-value="00" calcext:value-type="string">
            <text:p>00</text:p>
          </table:table-cell>
          <table:table-cell table:style-name="ce6" table:formula="of:=BIN2HEX(LEFT(HEX2BIN(RIGHT(LEFT([.$J82];2*[.AD$1]);2);8);4) &amp; RIGHT(HEX2BIN(RIGHT(LEFT([.$J82];2*[.AD$1]);2);8);4);2)" office:value-type="string" office:string-value="00" calcext:value-type="string">
            <text:p>00</text:p>
          </table:table-cell>
          <table:table-cell table:style-name="ce6" table:formula="of:=BIN2HEX(LEFT(HEX2BIN(RIGHT(LEFT([.$J82];2*[.AE$1]);2);8);4) &amp; RIGHT(HEX2BIN(RIGHT(LEFT([.$J82];2*[.AE$1]);2);8);4);2)" office:value-type="string" office:string-value="00" calcext:value-type="string">
            <text:p>00</text:p>
          </table:table-cell>
          <table:table-cell table:style-name="ce6" table:formula="of:=BIN2HEX(LEFT(HEX2BIN(RIGHT(LEFT([.$J82];2*[.AF$1]);2);8);4) &amp; RIGHT(HEX2BIN(RIGHT(LEFT([.$J82];2*[.AF$1]);2);8);4);2)" office:value-type="string" office:string-value="00" calcext:value-type="string">
            <text:p>00</text:p>
          </table:table-cell>
          <table:table-cell table:style-name="ce6" table:formula="of:=BIN2HEX(LEFT(HEX2BIN(RIGHT(LEFT([.$J82];2*[.AG$1]);2);8);4) &amp; RIGHT(HEX2BIN(RIGHT(LEFT([.$J82];2*[.AG$1]);2);8);4);2)" office:value-type="string" office:string-value="00" calcext:value-type="string">
            <text:p>00</text:p>
          </table:table-cell>
          <table:table-cell table:style-name="ce6" table:formula="of:=BIN2HEX(LEFT(HEX2BIN(RIGHT(LEFT([.$J82];2*[.AH$1]);2);8);4) &amp; RIGHT(HEX2BIN(RIGHT(LEFT([.$J82];2*[.AH$1]);2);8);4);2)" office:value-type="string" office:string-value="00" calcext:value-type="string">
            <text:p>00</text:p>
          </table:table-cell>
          <table:table-cell table:style-name="ce6" table:formula="of:=BIN2HEX(LEFT(HEX2BIN(RIGHT(LEFT([.$J82];2*[.AI$1]);2);8);4) &amp; RIGHT(HEX2BIN(RIGHT(LEFT([.$J82];2*[.AI$1]);2);8);4);2)" office:value-type="string" office:string-value="00" calcext:value-type="string">
            <text:p>00</text:p>
          </table:table-cell>
          <table:table-cell table:style-name="ce21" table:formula="of:=BIN2HEX(LEFT(HEX2BIN(RIGHT(LEFT([.$J82];2*[.AJ$1]);2);8);4) &amp; RIGHT(HEX2BIN(RIGHT(LEFT([.$J82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2])+HEX2DEC([.S82]);256)" office:value-type="float" office:value="0" calcext:value-type="float">
            <text:p>0</text:p>
          </table:table-cell>
          <table:table-cell table:formula="of:=MOD([.BM82]+HEX2DEC([.T82]);256)" office:value-type="float" office:value="0" calcext:value-type="float">
            <text:p>0</text:p>
          </table:table-cell>
          <table:table-cell table:formula="of:=MOD([.BN82]+HEX2DEC([.U82]);256)" office:value-type="float" office:value="0" calcext:value-type="float">
            <text:p>0</text:p>
          </table:table-cell>
          <table:table-cell table:formula="of:=MOD([.BO82]+HEX2DEC([.V82]);256)" office:value-type="float" office:value="0" calcext:value-type="float">
            <text:p>0</text:p>
          </table:table-cell>
          <table:table-cell table:formula="of:=MOD([.BP82]+HEX2DEC([.W82]);256)" office:value-type="float" office:value="0" calcext:value-type="float">
            <text:p>0</text:p>
          </table:table-cell>
          <table:table-cell table:formula="of:=MOD([.BQ82]+HEX2DEC([.X82]);256)" office:value-type="float" office:value="0" calcext:value-type="float">
            <text:p>0</text:p>
          </table:table-cell>
          <table:table-cell table:formula="of:=MOD([.BR82]+HEX2DEC([.Y82]);256)" office:value-type="float" office:value="0" calcext:value-type="float">
            <text:p>0</text:p>
          </table:table-cell>
          <table:table-cell table:formula="of:=MOD([.BS82]+HEX2DEC([.Z82]);256)" office:value-type="float" office:value="0" calcext:value-type="float">
            <text:p>0</text:p>
          </table:table-cell>
          <table:table-cell table:formula="of:=MOD([.BT82]+HEX2DEC([.AA82]);256)" office:value-type="float" office:value="0" calcext:value-type="float">
            <text:p>0</text:p>
          </table:table-cell>
          <table:table-cell table:formula="of:=MOD([.BU82]+HEX2DEC([.AB82]);256)" office:value-type="float" office:value="0" calcext:value-type="float">
            <text:p>0</text:p>
          </table:table-cell>
          <table:table-cell table:formula="of:=MOD([.BV82]+HEX2DEC([.AC82]);256)" office:value-type="float" office:value="0" calcext:value-type="float">
            <text:p>0</text:p>
          </table:table-cell>
          <table:table-cell table:formula="of:=MOD([.BW82]+HEX2DEC([.AD82]);256)" office:value-type="float" office:value="0" calcext:value-type="float">
            <text:p>0</text:p>
          </table:table-cell>
          <table:table-cell table:formula="of:=MOD([.BX82]+HEX2DEC([.AE82]);256)" office:value-type="float" office:value="0" calcext:value-type="float">
            <text:p>0</text:p>
          </table:table-cell>
          <table:table-cell table:formula="of:=MOD([.BY82]+HEX2DEC([.AF82]);256)" office:value-type="float" office:value="0" calcext:value-type="float">
            <text:p>0</text:p>
          </table:table-cell>
          <table:table-cell table:formula="of:=MOD([.BZ82]+HEX2DEC([.AG82]);256)" office:value-type="float" office:value="0" calcext:value-type="float">
            <text:p>0</text:p>
          </table:table-cell>
          <table:table-cell table:formula="of:=MOD([.CA82]+HEX2DEC([.AH82]);256)" office:value-type="float" office:value="0" calcext:value-type="float">
            <text:p>0</text:p>
          </table:table-cell>
          <table:table-cell table:formula="of:=MOD([.CB82]+HEX2DEC([.AI8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3];2*[.R$1]);2);8);4) &amp; RIGHT(HEX2BIN(RIGHT(LEFT([.$J83];2*[.R$1]);2);8);4);2)" office:value-type="string" office:string-value="00" calcext:value-type="string">
            <text:p>00</text:p>
          </table:table-cell>
          <table:table-cell table:style-name="ce6" table:formula="of:=BIN2HEX(LEFT(HEX2BIN(RIGHT(LEFT([.$J83];2*[.S$1]);2);8);4) &amp; RIGHT(HEX2BIN(RIGHT(LEFT([.$J83];2*[.S$1]);2);8);4);2)" office:value-type="string" office:string-value="00" calcext:value-type="string">
            <text:p>00</text:p>
          </table:table-cell>
          <table:table-cell table:style-name="ce6" table:formula="of:=BIN2HEX(LEFT(HEX2BIN(RIGHT(LEFT([.$J83];2*[.T$1]);2);8);4) &amp; RIGHT(HEX2BIN(RIGHT(LEFT([.$J83];2*[.T$1]);2);8);4);2)" office:value-type="string" office:string-value="00" calcext:value-type="string">
            <text:p>00</text:p>
          </table:table-cell>
          <table:table-cell table:style-name="ce6" table:formula="of:=BIN2HEX(LEFT(HEX2BIN(RIGHT(LEFT([.$J83];2*[.U$1]);2);8);4) &amp; RIGHT(HEX2BIN(RIGHT(LEFT([.$J83];2*[.U$1]);2);8);4);2)" office:value-type="string" office:string-value="00" calcext:value-type="string">
            <text:p>00</text:p>
          </table:table-cell>
          <table:table-cell table:style-name="ce6" table:formula="of:=BIN2HEX(LEFT(HEX2BIN(RIGHT(LEFT([.$J83];2*[.V$1]);2);8);4) &amp; RIGHT(HEX2BIN(RIGHT(LEFT([.$J83];2*[.V$1]);2);8);4);2)" office:value-type="string" office:string-value="00" calcext:value-type="string">
            <text:p>00</text:p>
          </table:table-cell>
          <table:table-cell table:style-name="ce14" table:formula="of:=BIN2HEX(LEFT(HEX2BIN(RIGHT(LEFT([.$J83];2*[.W$1]);2);8);4) &amp; RIGHT(HEX2BIN(RIGHT(LEFT([.$J83];2*[.W$1]);2);8);4);2)" office:value-type="string" office:string-value="00" calcext:value-type="string">
            <text:p>00</text:p>
          </table:table-cell>
          <table:table-cell table:style-name="ce17" table:formula="of:=BIN2HEX(LEFT(HEX2BIN(RIGHT(LEFT([.$J83];2*[.X$1]);2);8);4) &amp; RIGHT(HEX2BIN(RIGHT(LEFT([.$J83];2*[.X$1]);2);8);4);2)" office:value-type="string" office:string-value="00" calcext:value-type="string">
            <text:p>00</text:p>
          </table:table-cell>
          <table:table-cell table:style-name="ce6" table:formula="of:=BIN2HEX(LEFT(HEX2BIN(RIGHT(LEFT([.$J83];2*[.Y$1]);2);8);4) &amp; RIGHT(HEX2BIN(RIGHT(LEFT([.$J83];2*[.Y$1]);2);8);4);2)" office:value-type="string" office:string-value="00" calcext:value-type="string">
            <text:p>00</text:p>
          </table:table-cell>
          <table:table-cell table:style-name="ce6" table:formula="of:=BIN2HEX(LEFT(HEX2BIN(RIGHT(LEFT([.$J83];2*[.Z$1]);2);8);4) &amp; RIGHT(HEX2BIN(RIGHT(LEFT([.$J83];2*[.Z$1]);2);8);4);2)" office:value-type="string" office:string-value="00" calcext:value-type="string">
            <text:p>00</text:p>
          </table:table-cell>
          <table:table-cell table:style-name="ce6" table:formula="of:=BIN2HEX(LEFT(HEX2BIN(RIGHT(LEFT([.$J83];2*[.AA$1]);2);8);4) &amp; RIGHT(HEX2BIN(RIGHT(LEFT([.$J83];2*[.AA$1]);2);8);4);2)" office:value-type="string" office:string-value="00" calcext:value-type="string">
            <text:p>00</text:p>
          </table:table-cell>
          <table:table-cell table:style-name="ce6" table:formula="of:=BIN2HEX(LEFT(HEX2BIN(RIGHT(LEFT([.$J83];2*[.AB$1]);2);8);4) &amp; RIGHT(HEX2BIN(RIGHT(LEFT([.$J83];2*[.AB$1]);2);8);4);2)" office:value-type="string" office:string-value="00" calcext:value-type="string">
            <text:p>00</text:p>
          </table:table-cell>
          <table:table-cell table:style-name="ce6" table:formula="of:=BIN2HEX(LEFT(HEX2BIN(RIGHT(LEFT([.$J83];2*[.AC$1]);2);8);4) &amp; RIGHT(HEX2BIN(RIGHT(LEFT([.$J83];2*[.AC$1]);2);8);4);2)" office:value-type="string" office:string-value="00" calcext:value-type="string">
            <text:p>00</text:p>
          </table:table-cell>
          <table:table-cell table:style-name="ce6" table:formula="of:=BIN2HEX(LEFT(HEX2BIN(RIGHT(LEFT([.$J83];2*[.AD$1]);2);8);4) &amp; RIGHT(HEX2BIN(RIGHT(LEFT([.$J83];2*[.AD$1]);2);8);4);2)" office:value-type="string" office:string-value="00" calcext:value-type="string">
            <text:p>00</text:p>
          </table:table-cell>
          <table:table-cell table:style-name="ce6" table:formula="of:=BIN2HEX(LEFT(HEX2BIN(RIGHT(LEFT([.$J83];2*[.AE$1]);2);8);4) &amp; RIGHT(HEX2BIN(RIGHT(LEFT([.$J83];2*[.AE$1]);2);8);4);2)" office:value-type="string" office:string-value="00" calcext:value-type="string">
            <text:p>00</text:p>
          </table:table-cell>
          <table:table-cell table:style-name="ce6" table:formula="of:=BIN2HEX(LEFT(HEX2BIN(RIGHT(LEFT([.$J83];2*[.AF$1]);2);8);4) &amp; RIGHT(HEX2BIN(RIGHT(LEFT([.$J83];2*[.AF$1]);2);8);4);2)" office:value-type="string" office:string-value="00" calcext:value-type="string">
            <text:p>00</text:p>
          </table:table-cell>
          <table:table-cell table:style-name="ce6" table:formula="of:=BIN2HEX(LEFT(HEX2BIN(RIGHT(LEFT([.$J83];2*[.AG$1]);2);8);4) &amp; RIGHT(HEX2BIN(RIGHT(LEFT([.$J83];2*[.AG$1]);2);8);4);2)" office:value-type="string" office:string-value="00" calcext:value-type="string">
            <text:p>00</text:p>
          </table:table-cell>
          <table:table-cell table:style-name="ce6" table:formula="of:=BIN2HEX(LEFT(HEX2BIN(RIGHT(LEFT([.$J83];2*[.AH$1]);2);8);4) &amp; RIGHT(HEX2BIN(RIGHT(LEFT([.$J83];2*[.AH$1]);2);8);4);2)" office:value-type="string" office:string-value="00" calcext:value-type="string">
            <text:p>00</text:p>
          </table:table-cell>
          <table:table-cell table:style-name="ce6" table:formula="of:=BIN2HEX(LEFT(HEX2BIN(RIGHT(LEFT([.$J83];2*[.AI$1]);2);8);4) &amp; RIGHT(HEX2BIN(RIGHT(LEFT([.$J83];2*[.AI$1]);2);8);4);2)" office:value-type="string" office:string-value="00" calcext:value-type="string">
            <text:p>00</text:p>
          </table:table-cell>
          <table:table-cell table:style-name="ce21" table:formula="of:=BIN2HEX(LEFT(HEX2BIN(RIGHT(LEFT([.$J83];2*[.AJ$1]);2);8);4) &amp; RIGHT(HEX2BIN(RIGHT(LEFT([.$J83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3])+HEX2DEC([.S83]);256)" office:value-type="float" office:value="0" calcext:value-type="float">
            <text:p>0</text:p>
          </table:table-cell>
          <table:table-cell table:formula="of:=MOD([.BM83]+HEX2DEC([.T83]);256)" office:value-type="float" office:value="0" calcext:value-type="float">
            <text:p>0</text:p>
          </table:table-cell>
          <table:table-cell table:formula="of:=MOD([.BN83]+HEX2DEC([.U83]);256)" office:value-type="float" office:value="0" calcext:value-type="float">
            <text:p>0</text:p>
          </table:table-cell>
          <table:table-cell table:formula="of:=MOD([.BO83]+HEX2DEC([.V83]);256)" office:value-type="float" office:value="0" calcext:value-type="float">
            <text:p>0</text:p>
          </table:table-cell>
          <table:table-cell table:formula="of:=MOD([.BP83]+HEX2DEC([.W83]);256)" office:value-type="float" office:value="0" calcext:value-type="float">
            <text:p>0</text:p>
          </table:table-cell>
          <table:table-cell table:formula="of:=MOD([.BQ83]+HEX2DEC([.X83]);256)" office:value-type="float" office:value="0" calcext:value-type="float">
            <text:p>0</text:p>
          </table:table-cell>
          <table:table-cell table:formula="of:=MOD([.BR83]+HEX2DEC([.Y83]);256)" office:value-type="float" office:value="0" calcext:value-type="float">
            <text:p>0</text:p>
          </table:table-cell>
          <table:table-cell table:formula="of:=MOD([.BS83]+HEX2DEC([.Z83]);256)" office:value-type="float" office:value="0" calcext:value-type="float">
            <text:p>0</text:p>
          </table:table-cell>
          <table:table-cell table:formula="of:=MOD([.BT83]+HEX2DEC([.AA83]);256)" office:value-type="float" office:value="0" calcext:value-type="float">
            <text:p>0</text:p>
          </table:table-cell>
          <table:table-cell table:formula="of:=MOD([.BU83]+HEX2DEC([.AB83]);256)" office:value-type="float" office:value="0" calcext:value-type="float">
            <text:p>0</text:p>
          </table:table-cell>
          <table:table-cell table:formula="of:=MOD([.BV83]+HEX2DEC([.AC83]);256)" office:value-type="float" office:value="0" calcext:value-type="float">
            <text:p>0</text:p>
          </table:table-cell>
          <table:table-cell table:formula="of:=MOD([.BW83]+HEX2DEC([.AD83]);256)" office:value-type="float" office:value="0" calcext:value-type="float">
            <text:p>0</text:p>
          </table:table-cell>
          <table:table-cell table:formula="of:=MOD([.BX83]+HEX2DEC([.AE83]);256)" office:value-type="float" office:value="0" calcext:value-type="float">
            <text:p>0</text:p>
          </table:table-cell>
          <table:table-cell table:formula="of:=MOD([.BY83]+HEX2DEC([.AF83]);256)" office:value-type="float" office:value="0" calcext:value-type="float">
            <text:p>0</text:p>
          </table:table-cell>
          <table:table-cell table:formula="of:=MOD([.BZ83]+HEX2DEC([.AG83]);256)" office:value-type="float" office:value="0" calcext:value-type="float">
            <text:p>0</text:p>
          </table:table-cell>
          <table:table-cell table:formula="of:=MOD([.CA83]+HEX2DEC([.AH83]);256)" office:value-type="float" office:value="0" calcext:value-type="float">
            <text:p>0</text:p>
          </table:table-cell>
          <table:table-cell table:formula="of:=MOD([.CB83]+HEX2DEC([.AI8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4];2*[.R$1]);2);8);4) &amp; RIGHT(HEX2BIN(RIGHT(LEFT([.$J84];2*[.R$1]);2);8);4);2)" office:value-type="string" office:string-value="00" calcext:value-type="string">
            <text:p>00</text:p>
          </table:table-cell>
          <table:table-cell table:style-name="ce6" table:formula="of:=BIN2HEX(LEFT(HEX2BIN(RIGHT(LEFT([.$J84];2*[.S$1]);2);8);4) &amp; RIGHT(HEX2BIN(RIGHT(LEFT([.$J84];2*[.S$1]);2);8);4);2)" office:value-type="string" office:string-value="00" calcext:value-type="string">
            <text:p>00</text:p>
          </table:table-cell>
          <table:table-cell table:style-name="ce6" table:formula="of:=BIN2HEX(LEFT(HEX2BIN(RIGHT(LEFT([.$J84];2*[.T$1]);2);8);4) &amp; RIGHT(HEX2BIN(RIGHT(LEFT([.$J84];2*[.T$1]);2);8);4);2)" office:value-type="string" office:string-value="00" calcext:value-type="string">
            <text:p>00</text:p>
          </table:table-cell>
          <table:table-cell table:style-name="ce6" table:formula="of:=BIN2HEX(LEFT(HEX2BIN(RIGHT(LEFT([.$J84];2*[.U$1]);2);8);4) &amp; RIGHT(HEX2BIN(RIGHT(LEFT([.$J84];2*[.U$1]);2);8);4);2)" office:value-type="string" office:string-value="00" calcext:value-type="string">
            <text:p>00</text:p>
          </table:table-cell>
          <table:table-cell table:style-name="ce6" table:formula="of:=BIN2HEX(LEFT(HEX2BIN(RIGHT(LEFT([.$J84];2*[.V$1]);2);8);4) &amp; RIGHT(HEX2BIN(RIGHT(LEFT([.$J84];2*[.V$1]);2);8);4);2)" office:value-type="string" office:string-value="00" calcext:value-type="string">
            <text:p>00</text:p>
          </table:table-cell>
          <table:table-cell table:style-name="ce14" table:formula="of:=BIN2HEX(LEFT(HEX2BIN(RIGHT(LEFT([.$J84];2*[.W$1]);2);8);4) &amp; RIGHT(HEX2BIN(RIGHT(LEFT([.$J84];2*[.W$1]);2);8);4);2)" office:value-type="string" office:string-value="00" calcext:value-type="string">
            <text:p>00</text:p>
          </table:table-cell>
          <table:table-cell table:style-name="ce17" table:formula="of:=BIN2HEX(LEFT(HEX2BIN(RIGHT(LEFT([.$J84];2*[.X$1]);2);8);4) &amp; RIGHT(HEX2BIN(RIGHT(LEFT([.$J84];2*[.X$1]);2);8);4);2)" office:value-type="string" office:string-value="00" calcext:value-type="string">
            <text:p>00</text:p>
          </table:table-cell>
          <table:table-cell table:style-name="ce6" table:formula="of:=BIN2HEX(LEFT(HEX2BIN(RIGHT(LEFT([.$J84];2*[.Y$1]);2);8);4) &amp; RIGHT(HEX2BIN(RIGHT(LEFT([.$J84];2*[.Y$1]);2);8);4);2)" office:value-type="string" office:string-value="00" calcext:value-type="string">
            <text:p>00</text:p>
          </table:table-cell>
          <table:table-cell table:style-name="ce6" table:formula="of:=BIN2HEX(LEFT(HEX2BIN(RIGHT(LEFT([.$J84];2*[.Z$1]);2);8);4) &amp; RIGHT(HEX2BIN(RIGHT(LEFT([.$J84];2*[.Z$1]);2);8);4);2)" office:value-type="string" office:string-value="00" calcext:value-type="string">
            <text:p>00</text:p>
          </table:table-cell>
          <table:table-cell table:style-name="ce6" table:formula="of:=BIN2HEX(LEFT(HEX2BIN(RIGHT(LEFT([.$J84];2*[.AA$1]);2);8);4) &amp; RIGHT(HEX2BIN(RIGHT(LEFT([.$J84];2*[.AA$1]);2);8);4);2)" office:value-type="string" office:string-value="00" calcext:value-type="string">
            <text:p>00</text:p>
          </table:table-cell>
          <table:table-cell table:style-name="ce6" table:formula="of:=BIN2HEX(LEFT(HEX2BIN(RIGHT(LEFT([.$J84];2*[.AB$1]);2);8);4) &amp; RIGHT(HEX2BIN(RIGHT(LEFT([.$J84];2*[.AB$1]);2);8);4);2)" office:value-type="string" office:string-value="00" calcext:value-type="string">
            <text:p>00</text:p>
          </table:table-cell>
          <table:table-cell table:style-name="ce6" table:formula="of:=BIN2HEX(LEFT(HEX2BIN(RIGHT(LEFT([.$J84];2*[.AC$1]);2);8);4) &amp; RIGHT(HEX2BIN(RIGHT(LEFT([.$J84];2*[.AC$1]);2);8);4);2)" office:value-type="string" office:string-value="00" calcext:value-type="string">
            <text:p>00</text:p>
          </table:table-cell>
          <table:table-cell table:style-name="ce6" table:formula="of:=BIN2HEX(LEFT(HEX2BIN(RIGHT(LEFT([.$J84];2*[.AD$1]);2);8);4) &amp; RIGHT(HEX2BIN(RIGHT(LEFT([.$J84];2*[.AD$1]);2);8);4);2)" office:value-type="string" office:string-value="00" calcext:value-type="string">
            <text:p>00</text:p>
          </table:table-cell>
          <table:table-cell table:style-name="ce6" table:formula="of:=BIN2HEX(LEFT(HEX2BIN(RIGHT(LEFT([.$J84];2*[.AE$1]);2);8);4) &amp; RIGHT(HEX2BIN(RIGHT(LEFT([.$J84];2*[.AE$1]);2);8);4);2)" office:value-type="string" office:string-value="00" calcext:value-type="string">
            <text:p>00</text:p>
          </table:table-cell>
          <table:table-cell table:style-name="ce6" table:formula="of:=BIN2HEX(LEFT(HEX2BIN(RIGHT(LEFT([.$J84];2*[.AF$1]);2);8);4) &amp; RIGHT(HEX2BIN(RIGHT(LEFT([.$J84];2*[.AF$1]);2);8);4);2)" office:value-type="string" office:string-value="00" calcext:value-type="string">
            <text:p>00</text:p>
          </table:table-cell>
          <table:table-cell table:style-name="ce6" table:formula="of:=BIN2HEX(LEFT(HEX2BIN(RIGHT(LEFT([.$J84];2*[.AG$1]);2);8);4) &amp; RIGHT(HEX2BIN(RIGHT(LEFT([.$J84];2*[.AG$1]);2);8);4);2)" office:value-type="string" office:string-value="00" calcext:value-type="string">
            <text:p>00</text:p>
          </table:table-cell>
          <table:table-cell table:style-name="ce6" table:formula="of:=BIN2HEX(LEFT(HEX2BIN(RIGHT(LEFT([.$J84];2*[.AH$1]);2);8);4) &amp; RIGHT(HEX2BIN(RIGHT(LEFT([.$J84];2*[.AH$1]);2);8);4);2)" office:value-type="string" office:string-value="00" calcext:value-type="string">
            <text:p>00</text:p>
          </table:table-cell>
          <table:table-cell table:style-name="ce6" table:formula="of:=BIN2HEX(LEFT(HEX2BIN(RIGHT(LEFT([.$J84];2*[.AI$1]);2);8);4) &amp; RIGHT(HEX2BIN(RIGHT(LEFT([.$J84];2*[.AI$1]);2);8);4);2)" office:value-type="string" office:string-value="00" calcext:value-type="string">
            <text:p>00</text:p>
          </table:table-cell>
          <table:table-cell table:style-name="ce21" table:formula="of:=BIN2HEX(LEFT(HEX2BIN(RIGHT(LEFT([.$J84];2*[.AJ$1]);2);8);4) &amp; RIGHT(HEX2BIN(RIGHT(LEFT([.$J84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4])+HEX2DEC([.S84]);256)" office:value-type="float" office:value="0" calcext:value-type="float">
            <text:p>0</text:p>
          </table:table-cell>
          <table:table-cell table:formula="of:=MOD([.BM84]+HEX2DEC([.T84]);256)" office:value-type="float" office:value="0" calcext:value-type="float">
            <text:p>0</text:p>
          </table:table-cell>
          <table:table-cell table:formula="of:=MOD([.BN84]+HEX2DEC([.U84]);256)" office:value-type="float" office:value="0" calcext:value-type="float">
            <text:p>0</text:p>
          </table:table-cell>
          <table:table-cell table:formula="of:=MOD([.BO84]+HEX2DEC([.V84]);256)" office:value-type="float" office:value="0" calcext:value-type="float">
            <text:p>0</text:p>
          </table:table-cell>
          <table:table-cell table:formula="of:=MOD([.BP84]+HEX2DEC([.W84]);256)" office:value-type="float" office:value="0" calcext:value-type="float">
            <text:p>0</text:p>
          </table:table-cell>
          <table:table-cell table:formula="of:=MOD([.BQ84]+HEX2DEC([.X84]);256)" office:value-type="float" office:value="0" calcext:value-type="float">
            <text:p>0</text:p>
          </table:table-cell>
          <table:table-cell table:formula="of:=MOD([.BR84]+HEX2DEC([.Y84]);256)" office:value-type="float" office:value="0" calcext:value-type="float">
            <text:p>0</text:p>
          </table:table-cell>
          <table:table-cell table:formula="of:=MOD([.BS84]+HEX2DEC([.Z84]);256)" office:value-type="float" office:value="0" calcext:value-type="float">
            <text:p>0</text:p>
          </table:table-cell>
          <table:table-cell table:formula="of:=MOD([.BT84]+HEX2DEC([.AA84]);256)" office:value-type="float" office:value="0" calcext:value-type="float">
            <text:p>0</text:p>
          </table:table-cell>
          <table:table-cell table:formula="of:=MOD([.BU84]+HEX2DEC([.AB84]);256)" office:value-type="float" office:value="0" calcext:value-type="float">
            <text:p>0</text:p>
          </table:table-cell>
          <table:table-cell table:formula="of:=MOD([.BV84]+HEX2DEC([.AC84]);256)" office:value-type="float" office:value="0" calcext:value-type="float">
            <text:p>0</text:p>
          </table:table-cell>
          <table:table-cell table:formula="of:=MOD([.BW84]+HEX2DEC([.AD84]);256)" office:value-type="float" office:value="0" calcext:value-type="float">
            <text:p>0</text:p>
          </table:table-cell>
          <table:table-cell table:formula="of:=MOD([.BX84]+HEX2DEC([.AE84]);256)" office:value-type="float" office:value="0" calcext:value-type="float">
            <text:p>0</text:p>
          </table:table-cell>
          <table:table-cell table:formula="of:=MOD([.BY84]+HEX2DEC([.AF84]);256)" office:value-type="float" office:value="0" calcext:value-type="float">
            <text:p>0</text:p>
          </table:table-cell>
          <table:table-cell table:formula="of:=MOD([.BZ84]+HEX2DEC([.AG84]);256)" office:value-type="float" office:value="0" calcext:value-type="float">
            <text:p>0</text:p>
          </table:table-cell>
          <table:table-cell table:formula="of:=MOD([.CA84]+HEX2DEC([.AH84]);256)" office:value-type="float" office:value="0" calcext:value-type="float">
            <text:p>0</text:p>
          </table:table-cell>
          <table:table-cell table:formula="of:=MOD([.CB84]+HEX2DEC([.AI8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5];2*[.R$1]);2);8);4) &amp; RIGHT(HEX2BIN(RIGHT(LEFT([.$J85];2*[.R$1]);2);8);4);2)" office:value-type="string" office:string-value="00" calcext:value-type="string">
            <text:p>00</text:p>
          </table:table-cell>
          <table:table-cell table:style-name="ce6" table:formula="of:=BIN2HEX(LEFT(HEX2BIN(RIGHT(LEFT([.$J85];2*[.S$1]);2);8);4) &amp; RIGHT(HEX2BIN(RIGHT(LEFT([.$J85];2*[.S$1]);2);8);4);2)" office:value-type="string" office:string-value="00" calcext:value-type="string">
            <text:p>00</text:p>
          </table:table-cell>
          <table:table-cell table:style-name="ce6" table:formula="of:=BIN2HEX(LEFT(HEX2BIN(RIGHT(LEFT([.$J85];2*[.T$1]);2);8);4) &amp; RIGHT(HEX2BIN(RIGHT(LEFT([.$J85];2*[.T$1]);2);8);4);2)" office:value-type="string" office:string-value="00" calcext:value-type="string">
            <text:p>00</text:p>
          </table:table-cell>
          <table:table-cell table:style-name="ce6" table:formula="of:=BIN2HEX(LEFT(HEX2BIN(RIGHT(LEFT([.$J85];2*[.U$1]);2);8);4) &amp; RIGHT(HEX2BIN(RIGHT(LEFT([.$J85];2*[.U$1]);2);8);4);2)" office:value-type="string" office:string-value="00" calcext:value-type="string">
            <text:p>00</text:p>
          </table:table-cell>
          <table:table-cell table:style-name="ce6" table:formula="of:=BIN2HEX(LEFT(HEX2BIN(RIGHT(LEFT([.$J85];2*[.V$1]);2);8);4) &amp; RIGHT(HEX2BIN(RIGHT(LEFT([.$J85];2*[.V$1]);2);8);4);2)" office:value-type="string" office:string-value="00" calcext:value-type="string">
            <text:p>00</text:p>
          </table:table-cell>
          <table:table-cell table:style-name="ce14" table:formula="of:=BIN2HEX(LEFT(HEX2BIN(RIGHT(LEFT([.$J85];2*[.W$1]);2);8);4) &amp; RIGHT(HEX2BIN(RIGHT(LEFT([.$J85];2*[.W$1]);2);8);4);2)" office:value-type="string" office:string-value="00" calcext:value-type="string">
            <text:p>00</text:p>
          </table:table-cell>
          <table:table-cell table:style-name="ce17" table:formula="of:=BIN2HEX(LEFT(HEX2BIN(RIGHT(LEFT([.$J85];2*[.X$1]);2);8);4) &amp; RIGHT(HEX2BIN(RIGHT(LEFT([.$J85];2*[.X$1]);2);8);4);2)" office:value-type="string" office:string-value="00" calcext:value-type="string">
            <text:p>00</text:p>
          </table:table-cell>
          <table:table-cell table:style-name="ce6" table:formula="of:=BIN2HEX(LEFT(HEX2BIN(RIGHT(LEFT([.$J85];2*[.Y$1]);2);8);4) &amp; RIGHT(HEX2BIN(RIGHT(LEFT([.$J85];2*[.Y$1]);2);8);4);2)" office:value-type="string" office:string-value="00" calcext:value-type="string">
            <text:p>00</text:p>
          </table:table-cell>
          <table:table-cell table:style-name="ce6" table:formula="of:=BIN2HEX(LEFT(HEX2BIN(RIGHT(LEFT([.$J85];2*[.Z$1]);2);8);4) &amp; RIGHT(HEX2BIN(RIGHT(LEFT([.$J85];2*[.Z$1]);2);8);4);2)" office:value-type="string" office:string-value="00" calcext:value-type="string">
            <text:p>00</text:p>
          </table:table-cell>
          <table:table-cell table:style-name="ce6" table:formula="of:=BIN2HEX(LEFT(HEX2BIN(RIGHT(LEFT([.$J85];2*[.AA$1]);2);8);4) &amp; RIGHT(HEX2BIN(RIGHT(LEFT([.$J85];2*[.AA$1]);2);8);4);2)" office:value-type="string" office:string-value="00" calcext:value-type="string">
            <text:p>00</text:p>
          </table:table-cell>
          <table:table-cell table:style-name="ce6" table:formula="of:=BIN2HEX(LEFT(HEX2BIN(RIGHT(LEFT([.$J85];2*[.AB$1]);2);8);4) &amp; RIGHT(HEX2BIN(RIGHT(LEFT([.$J85];2*[.AB$1]);2);8);4);2)" office:value-type="string" office:string-value="00" calcext:value-type="string">
            <text:p>00</text:p>
          </table:table-cell>
          <table:table-cell table:style-name="ce6" table:formula="of:=BIN2HEX(LEFT(HEX2BIN(RIGHT(LEFT([.$J85];2*[.AC$1]);2);8);4) &amp; RIGHT(HEX2BIN(RIGHT(LEFT([.$J85];2*[.AC$1]);2);8);4);2)" office:value-type="string" office:string-value="00" calcext:value-type="string">
            <text:p>00</text:p>
          </table:table-cell>
          <table:table-cell table:style-name="ce6" table:formula="of:=BIN2HEX(LEFT(HEX2BIN(RIGHT(LEFT([.$J85];2*[.AD$1]);2);8);4) &amp; RIGHT(HEX2BIN(RIGHT(LEFT([.$J85];2*[.AD$1]);2);8);4);2)" office:value-type="string" office:string-value="00" calcext:value-type="string">
            <text:p>00</text:p>
          </table:table-cell>
          <table:table-cell table:style-name="ce6" table:formula="of:=BIN2HEX(LEFT(HEX2BIN(RIGHT(LEFT([.$J85];2*[.AE$1]);2);8);4) &amp; RIGHT(HEX2BIN(RIGHT(LEFT([.$J85];2*[.AE$1]);2);8);4);2)" office:value-type="string" office:string-value="00" calcext:value-type="string">
            <text:p>00</text:p>
          </table:table-cell>
          <table:table-cell table:style-name="ce6" table:formula="of:=BIN2HEX(LEFT(HEX2BIN(RIGHT(LEFT([.$J85];2*[.AF$1]);2);8);4) &amp; RIGHT(HEX2BIN(RIGHT(LEFT([.$J85];2*[.AF$1]);2);8);4);2)" office:value-type="string" office:string-value="00" calcext:value-type="string">
            <text:p>00</text:p>
          </table:table-cell>
          <table:table-cell table:style-name="ce6" table:formula="of:=BIN2HEX(LEFT(HEX2BIN(RIGHT(LEFT([.$J85];2*[.AG$1]);2);8);4) &amp; RIGHT(HEX2BIN(RIGHT(LEFT([.$J85];2*[.AG$1]);2);8);4);2)" office:value-type="string" office:string-value="00" calcext:value-type="string">
            <text:p>00</text:p>
          </table:table-cell>
          <table:table-cell table:style-name="ce6" table:formula="of:=BIN2HEX(LEFT(HEX2BIN(RIGHT(LEFT([.$J85];2*[.AH$1]);2);8);4) &amp; RIGHT(HEX2BIN(RIGHT(LEFT([.$J85];2*[.AH$1]);2);8);4);2)" office:value-type="string" office:string-value="00" calcext:value-type="string">
            <text:p>00</text:p>
          </table:table-cell>
          <table:table-cell table:style-name="ce6" table:formula="of:=BIN2HEX(LEFT(HEX2BIN(RIGHT(LEFT([.$J85];2*[.AI$1]);2);8);4) &amp; RIGHT(HEX2BIN(RIGHT(LEFT([.$J85];2*[.AI$1]);2);8);4);2)" office:value-type="string" office:string-value="00" calcext:value-type="string">
            <text:p>00</text:p>
          </table:table-cell>
          <table:table-cell table:style-name="ce21" table:formula="of:=BIN2HEX(LEFT(HEX2BIN(RIGHT(LEFT([.$J85];2*[.AJ$1]);2);8);4) &amp; RIGHT(HEX2BIN(RIGHT(LEFT([.$J85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5])+HEX2DEC([.S85]);256)" office:value-type="float" office:value="0" calcext:value-type="float">
            <text:p>0</text:p>
          </table:table-cell>
          <table:table-cell table:formula="of:=MOD([.BM85]+HEX2DEC([.T85]);256)" office:value-type="float" office:value="0" calcext:value-type="float">
            <text:p>0</text:p>
          </table:table-cell>
          <table:table-cell table:formula="of:=MOD([.BN85]+HEX2DEC([.U85]);256)" office:value-type="float" office:value="0" calcext:value-type="float">
            <text:p>0</text:p>
          </table:table-cell>
          <table:table-cell table:formula="of:=MOD([.BO85]+HEX2DEC([.V85]);256)" office:value-type="float" office:value="0" calcext:value-type="float">
            <text:p>0</text:p>
          </table:table-cell>
          <table:table-cell table:formula="of:=MOD([.BP85]+HEX2DEC([.W85]);256)" office:value-type="float" office:value="0" calcext:value-type="float">
            <text:p>0</text:p>
          </table:table-cell>
          <table:table-cell table:formula="of:=MOD([.BQ85]+HEX2DEC([.X85]);256)" office:value-type="float" office:value="0" calcext:value-type="float">
            <text:p>0</text:p>
          </table:table-cell>
          <table:table-cell table:formula="of:=MOD([.BR85]+HEX2DEC([.Y85]);256)" office:value-type="float" office:value="0" calcext:value-type="float">
            <text:p>0</text:p>
          </table:table-cell>
          <table:table-cell table:formula="of:=MOD([.BS85]+HEX2DEC([.Z85]);256)" office:value-type="float" office:value="0" calcext:value-type="float">
            <text:p>0</text:p>
          </table:table-cell>
          <table:table-cell table:formula="of:=MOD([.BT85]+HEX2DEC([.AA85]);256)" office:value-type="float" office:value="0" calcext:value-type="float">
            <text:p>0</text:p>
          </table:table-cell>
          <table:table-cell table:formula="of:=MOD([.BU85]+HEX2DEC([.AB85]);256)" office:value-type="float" office:value="0" calcext:value-type="float">
            <text:p>0</text:p>
          </table:table-cell>
          <table:table-cell table:formula="of:=MOD([.BV85]+HEX2DEC([.AC85]);256)" office:value-type="float" office:value="0" calcext:value-type="float">
            <text:p>0</text:p>
          </table:table-cell>
          <table:table-cell table:formula="of:=MOD([.BW85]+HEX2DEC([.AD85]);256)" office:value-type="float" office:value="0" calcext:value-type="float">
            <text:p>0</text:p>
          </table:table-cell>
          <table:table-cell table:formula="of:=MOD([.BX85]+HEX2DEC([.AE85]);256)" office:value-type="float" office:value="0" calcext:value-type="float">
            <text:p>0</text:p>
          </table:table-cell>
          <table:table-cell table:formula="of:=MOD([.BY85]+HEX2DEC([.AF85]);256)" office:value-type="float" office:value="0" calcext:value-type="float">
            <text:p>0</text:p>
          </table:table-cell>
          <table:table-cell table:formula="of:=MOD([.BZ85]+HEX2DEC([.AG85]);256)" office:value-type="float" office:value="0" calcext:value-type="float">
            <text:p>0</text:p>
          </table:table-cell>
          <table:table-cell table:formula="of:=MOD([.CA85]+HEX2DEC([.AH85]);256)" office:value-type="float" office:value="0" calcext:value-type="float">
            <text:p>0</text:p>
          </table:table-cell>
          <table:table-cell table:formula="of:=MOD([.CB85]+HEX2DEC([.AI8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6];2*[.R$1]);2);8);4) &amp; RIGHT(HEX2BIN(RIGHT(LEFT([.$J86];2*[.R$1]);2);8);4);2)" office:value-type="string" office:string-value="00" calcext:value-type="string">
            <text:p>00</text:p>
          </table:table-cell>
          <table:table-cell table:style-name="ce6" table:formula="of:=BIN2HEX(LEFT(HEX2BIN(RIGHT(LEFT([.$J86];2*[.S$1]);2);8);4) &amp; RIGHT(HEX2BIN(RIGHT(LEFT([.$J86];2*[.S$1]);2);8);4);2)" office:value-type="string" office:string-value="00" calcext:value-type="string">
            <text:p>00</text:p>
          </table:table-cell>
          <table:table-cell table:style-name="ce6" table:formula="of:=BIN2HEX(LEFT(HEX2BIN(RIGHT(LEFT([.$J86];2*[.T$1]);2);8);4) &amp; RIGHT(HEX2BIN(RIGHT(LEFT([.$J86];2*[.T$1]);2);8);4);2)" office:value-type="string" office:string-value="00" calcext:value-type="string">
            <text:p>00</text:p>
          </table:table-cell>
          <table:table-cell table:style-name="ce6" table:formula="of:=BIN2HEX(LEFT(HEX2BIN(RIGHT(LEFT([.$J86];2*[.U$1]);2);8);4) &amp; RIGHT(HEX2BIN(RIGHT(LEFT([.$J86];2*[.U$1]);2);8);4);2)" office:value-type="string" office:string-value="00" calcext:value-type="string">
            <text:p>00</text:p>
          </table:table-cell>
          <table:table-cell table:style-name="ce6" table:formula="of:=BIN2HEX(LEFT(HEX2BIN(RIGHT(LEFT([.$J86];2*[.V$1]);2);8);4) &amp; RIGHT(HEX2BIN(RIGHT(LEFT([.$J86];2*[.V$1]);2);8);4);2)" office:value-type="string" office:string-value="00" calcext:value-type="string">
            <text:p>00</text:p>
          </table:table-cell>
          <table:table-cell table:style-name="ce14" table:formula="of:=BIN2HEX(LEFT(HEX2BIN(RIGHT(LEFT([.$J86];2*[.W$1]);2);8);4) &amp; RIGHT(HEX2BIN(RIGHT(LEFT([.$J86];2*[.W$1]);2);8);4);2)" office:value-type="string" office:string-value="00" calcext:value-type="string">
            <text:p>00</text:p>
          </table:table-cell>
          <table:table-cell table:style-name="ce17" table:formula="of:=BIN2HEX(LEFT(HEX2BIN(RIGHT(LEFT([.$J86];2*[.X$1]);2);8);4) &amp; RIGHT(HEX2BIN(RIGHT(LEFT([.$J86];2*[.X$1]);2);8);4);2)" office:value-type="string" office:string-value="00" calcext:value-type="string">
            <text:p>00</text:p>
          </table:table-cell>
          <table:table-cell table:style-name="ce6" table:formula="of:=BIN2HEX(LEFT(HEX2BIN(RIGHT(LEFT([.$J86];2*[.Y$1]);2);8);4) &amp; RIGHT(HEX2BIN(RIGHT(LEFT([.$J86];2*[.Y$1]);2);8);4);2)" office:value-type="string" office:string-value="00" calcext:value-type="string">
            <text:p>00</text:p>
          </table:table-cell>
          <table:table-cell table:style-name="ce6" table:formula="of:=BIN2HEX(LEFT(HEX2BIN(RIGHT(LEFT([.$J86];2*[.Z$1]);2);8);4) &amp; RIGHT(HEX2BIN(RIGHT(LEFT([.$J86];2*[.Z$1]);2);8);4);2)" office:value-type="string" office:string-value="00" calcext:value-type="string">
            <text:p>00</text:p>
          </table:table-cell>
          <table:table-cell table:style-name="ce6" table:formula="of:=BIN2HEX(LEFT(HEX2BIN(RIGHT(LEFT([.$J86];2*[.AA$1]);2);8);4) &amp; RIGHT(HEX2BIN(RIGHT(LEFT([.$J86];2*[.AA$1]);2);8);4);2)" office:value-type="string" office:string-value="00" calcext:value-type="string">
            <text:p>00</text:p>
          </table:table-cell>
          <table:table-cell table:style-name="ce6" table:formula="of:=BIN2HEX(LEFT(HEX2BIN(RIGHT(LEFT([.$J86];2*[.AB$1]);2);8);4) &amp; RIGHT(HEX2BIN(RIGHT(LEFT([.$J86];2*[.AB$1]);2);8);4);2)" office:value-type="string" office:string-value="00" calcext:value-type="string">
            <text:p>00</text:p>
          </table:table-cell>
          <table:table-cell table:style-name="ce6" table:formula="of:=BIN2HEX(LEFT(HEX2BIN(RIGHT(LEFT([.$J86];2*[.AC$1]);2);8);4) &amp; RIGHT(HEX2BIN(RIGHT(LEFT([.$J86];2*[.AC$1]);2);8);4);2)" office:value-type="string" office:string-value="00" calcext:value-type="string">
            <text:p>00</text:p>
          </table:table-cell>
          <table:table-cell table:style-name="ce6" table:formula="of:=BIN2HEX(LEFT(HEX2BIN(RIGHT(LEFT([.$J86];2*[.AD$1]);2);8);4) &amp; RIGHT(HEX2BIN(RIGHT(LEFT([.$J86];2*[.AD$1]);2);8);4);2)" office:value-type="string" office:string-value="00" calcext:value-type="string">
            <text:p>00</text:p>
          </table:table-cell>
          <table:table-cell table:style-name="ce6" table:formula="of:=BIN2HEX(LEFT(HEX2BIN(RIGHT(LEFT([.$J86];2*[.AE$1]);2);8);4) &amp; RIGHT(HEX2BIN(RIGHT(LEFT([.$J86];2*[.AE$1]);2);8);4);2)" office:value-type="string" office:string-value="00" calcext:value-type="string">
            <text:p>00</text:p>
          </table:table-cell>
          <table:table-cell table:style-name="ce6" table:formula="of:=BIN2HEX(LEFT(HEX2BIN(RIGHT(LEFT([.$J86];2*[.AF$1]);2);8);4) &amp; RIGHT(HEX2BIN(RIGHT(LEFT([.$J86];2*[.AF$1]);2);8);4);2)" office:value-type="string" office:string-value="00" calcext:value-type="string">
            <text:p>00</text:p>
          </table:table-cell>
          <table:table-cell table:style-name="ce6" table:formula="of:=BIN2HEX(LEFT(HEX2BIN(RIGHT(LEFT([.$J86];2*[.AG$1]);2);8);4) &amp; RIGHT(HEX2BIN(RIGHT(LEFT([.$J86];2*[.AG$1]);2);8);4);2)" office:value-type="string" office:string-value="00" calcext:value-type="string">
            <text:p>00</text:p>
          </table:table-cell>
          <table:table-cell table:style-name="ce6" table:formula="of:=BIN2HEX(LEFT(HEX2BIN(RIGHT(LEFT([.$J86];2*[.AH$1]);2);8);4) &amp; RIGHT(HEX2BIN(RIGHT(LEFT([.$J86];2*[.AH$1]);2);8);4);2)" office:value-type="string" office:string-value="00" calcext:value-type="string">
            <text:p>00</text:p>
          </table:table-cell>
          <table:table-cell table:style-name="ce6" table:formula="of:=BIN2HEX(LEFT(HEX2BIN(RIGHT(LEFT([.$J86];2*[.AI$1]);2);8);4) &amp; RIGHT(HEX2BIN(RIGHT(LEFT([.$J86];2*[.AI$1]);2);8);4);2)" office:value-type="string" office:string-value="00" calcext:value-type="string">
            <text:p>00</text:p>
          </table:table-cell>
          <table:table-cell table:style-name="ce21" table:formula="of:=BIN2HEX(LEFT(HEX2BIN(RIGHT(LEFT([.$J86];2*[.AJ$1]);2);8);4) &amp; RIGHT(HEX2BIN(RIGHT(LEFT([.$J86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6])+HEX2DEC([.S86]);256)" office:value-type="float" office:value="0" calcext:value-type="float">
            <text:p>0</text:p>
          </table:table-cell>
          <table:table-cell table:formula="of:=MOD([.BM86]+HEX2DEC([.T86]);256)" office:value-type="float" office:value="0" calcext:value-type="float">
            <text:p>0</text:p>
          </table:table-cell>
          <table:table-cell table:formula="of:=MOD([.BN86]+HEX2DEC([.U86]);256)" office:value-type="float" office:value="0" calcext:value-type="float">
            <text:p>0</text:p>
          </table:table-cell>
          <table:table-cell table:formula="of:=MOD([.BO86]+HEX2DEC([.V86]);256)" office:value-type="float" office:value="0" calcext:value-type="float">
            <text:p>0</text:p>
          </table:table-cell>
          <table:table-cell table:formula="of:=MOD([.BP86]+HEX2DEC([.W86]);256)" office:value-type="float" office:value="0" calcext:value-type="float">
            <text:p>0</text:p>
          </table:table-cell>
          <table:table-cell table:formula="of:=MOD([.BQ86]+HEX2DEC([.X86]);256)" office:value-type="float" office:value="0" calcext:value-type="float">
            <text:p>0</text:p>
          </table:table-cell>
          <table:table-cell table:formula="of:=MOD([.BR86]+HEX2DEC([.Y86]);256)" office:value-type="float" office:value="0" calcext:value-type="float">
            <text:p>0</text:p>
          </table:table-cell>
          <table:table-cell table:formula="of:=MOD([.BS86]+HEX2DEC([.Z86]);256)" office:value-type="float" office:value="0" calcext:value-type="float">
            <text:p>0</text:p>
          </table:table-cell>
          <table:table-cell table:formula="of:=MOD([.BT86]+HEX2DEC([.AA86]);256)" office:value-type="float" office:value="0" calcext:value-type="float">
            <text:p>0</text:p>
          </table:table-cell>
          <table:table-cell table:formula="of:=MOD([.BU86]+HEX2DEC([.AB86]);256)" office:value-type="float" office:value="0" calcext:value-type="float">
            <text:p>0</text:p>
          </table:table-cell>
          <table:table-cell table:formula="of:=MOD([.BV86]+HEX2DEC([.AC86]);256)" office:value-type="float" office:value="0" calcext:value-type="float">
            <text:p>0</text:p>
          </table:table-cell>
          <table:table-cell table:formula="of:=MOD([.BW86]+HEX2DEC([.AD86]);256)" office:value-type="float" office:value="0" calcext:value-type="float">
            <text:p>0</text:p>
          </table:table-cell>
          <table:table-cell table:formula="of:=MOD([.BX86]+HEX2DEC([.AE86]);256)" office:value-type="float" office:value="0" calcext:value-type="float">
            <text:p>0</text:p>
          </table:table-cell>
          <table:table-cell table:formula="of:=MOD([.BY86]+HEX2DEC([.AF86]);256)" office:value-type="float" office:value="0" calcext:value-type="float">
            <text:p>0</text:p>
          </table:table-cell>
          <table:table-cell table:formula="of:=MOD([.BZ86]+HEX2DEC([.AG86]);256)" office:value-type="float" office:value="0" calcext:value-type="float">
            <text:p>0</text:p>
          </table:table-cell>
          <table:table-cell table:formula="of:=MOD([.CA86]+HEX2DEC([.AH86]);256)" office:value-type="float" office:value="0" calcext:value-type="float">
            <text:p>0</text:p>
          </table:table-cell>
          <table:table-cell table:formula="of:=MOD([.CB86]+HEX2DEC([.AI8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7];2*[.R$1]);2);8);4) &amp; RIGHT(HEX2BIN(RIGHT(LEFT([.$J87];2*[.R$1]);2);8);4);2)" office:value-type="string" office:string-value="00" calcext:value-type="string">
            <text:p>00</text:p>
          </table:table-cell>
          <table:table-cell table:style-name="ce6" table:formula="of:=BIN2HEX(LEFT(HEX2BIN(RIGHT(LEFT([.$J87];2*[.S$1]);2);8);4) &amp; RIGHT(HEX2BIN(RIGHT(LEFT([.$J87];2*[.S$1]);2);8);4);2)" office:value-type="string" office:string-value="00" calcext:value-type="string">
            <text:p>00</text:p>
          </table:table-cell>
          <table:table-cell table:style-name="ce6" table:formula="of:=BIN2HEX(LEFT(HEX2BIN(RIGHT(LEFT([.$J87];2*[.T$1]);2);8);4) &amp; RIGHT(HEX2BIN(RIGHT(LEFT([.$J87];2*[.T$1]);2);8);4);2)" office:value-type="string" office:string-value="00" calcext:value-type="string">
            <text:p>00</text:p>
          </table:table-cell>
          <table:table-cell table:style-name="ce6" table:formula="of:=BIN2HEX(LEFT(HEX2BIN(RIGHT(LEFT([.$J87];2*[.U$1]);2);8);4) &amp; RIGHT(HEX2BIN(RIGHT(LEFT([.$J87];2*[.U$1]);2);8);4);2)" office:value-type="string" office:string-value="00" calcext:value-type="string">
            <text:p>00</text:p>
          </table:table-cell>
          <table:table-cell table:style-name="ce6" table:formula="of:=BIN2HEX(LEFT(HEX2BIN(RIGHT(LEFT([.$J87];2*[.V$1]);2);8);4) &amp; RIGHT(HEX2BIN(RIGHT(LEFT([.$J87];2*[.V$1]);2);8);4);2)" office:value-type="string" office:string-value="00" calcext:value-type="string">
            <text:p>00</text:p>
          </table:table-cell>
          <table:table-cell table:style-name="ce14" table:formula="of:=BIN2HEX(LEFT(HEX2BIN(RIGHT(LEFT([.$J87];2*[.W$1]);2);8);4) &amp; RIGHT(HEX2BIN(RIGHT(LEFT([.$J87];2*[.W$1]);2);8);4);2)" office:value-type="string" office:string-value="00" calcext:value-type="string">
            <text:p>00</text:p>
          </table:table-cell>
          <table:table-cell table:style-name="ce17" table:formula="of:=BIN2HEX(LEFT(HEX2BIN(RIGHT(LEFT([.$J87];2*[.X$1]);2);8);4) &amp; RIGHT(HEX2BIN(RIGHT(LEFT([.$J87];2*[.X$1]);2);8);4);2)" office:value-type="string" office:string-value="00" calcext:value-type="string">
            <text:p>00</text:p>
          </table:table-cell>
          <table:table-cell table:style-name="ce6" table:formula="of:=BIN2HEX(LEFT(HEX2BIN(RIGHT(LEFT([.$J87];2*[.Y$1]);2);8);4) &amp; RIGHT(HEX2BIN(RIGHT(LEFT([.$J87];2*[.Y$1]);2);8);4);2)" office:value-type="string" office:string-value="00" calcext:value-type="string">
            <text:p>00</text:p>
          </table:table-cell>
          <table:table-cell table:style-name="ce6" table:formula="of:=BIN2HEX(LEFT(HEX2BIN(RIGHT(LEFT([.$J87];2*[.Z$1]);2);8);4) &amp; RIGHT(HEX2BIN(RIGHT(LEFT([.$J87];2*[.Z$1]);2);8);4);2)" office:value-type="string" office:string-value="00" calcext:value-type="string">
            <text:p>00</text:p>
          </table:table-cell>
          <table:table-cell table:style-name="ce6" table:formula="of:=BIN2HEX(LEFT(HEX2BIN(RIGHT(LEFT([.$J87];2*[.AA$1]);2);8);4) &amp; RIGHT(HEX2BIN(RIGHT(LEFT([.$J87];2*[.AA$1]);2);8);4);2)" office:value-type="string" office:string-value="00" calcext:value-type="string">
            <text:p>00</text:p>
          </table:table-cell>
          <table:table-cell table:style-name="ce6" table:formula="of:=BIN2HEX(LEFT(HEX2BIN(RIGHT(LEFT([.$J87];2*[.AB$1]);2);8);4) &amp; RIGHT(HEX2BIN(RIGHT(LEFT([.$J87];2*[.AB$1]);2);8);4);2)" office:value-type="string" office:string-value="00" calcext:value-type="string">
            <text:p>00</text:p>
          </table:table-cell>
          <table:table-cell table:style-name="ce6" table:formula="of:=BIN2HEX(LEFT(HEX2BIN(RIGHT(LEFT([.$J87];2*[.AC$1]);2);8);4) &amp; RIGHT(HEX2BIN(RIGHT(LEFT([.$J87];2*[.AC$1]);2);8);4);2)" office:value-type="string" office:string-value="00" calcext:value-type="string">
            <text:p>00</text:p>
          </table:table-cell>
          <table:table-cell table:style-name="ce6" table:formula="of:=BIN2HEX(LEFT(HEX2BIN(RIGHT(LEFT([.$J87];2*[.AD$1]);2);8);4) &amp; RIGHT(HEX2BIN(RIGHT(LEFT([.$J87];2*[.AD$1]);2);8);4);2)" office:value-type="string" office:string-value="00" calcext:value-type="string">
            <text:p>00</text:p>
          </table:table-cell>
          <table:table-cell table:style-name="ce6" table:formula="of:=BIN2HEX(LEFT(HEX2BIN(RIGHT(LEFT([.$J87];2*[.AE$1]);2);8);4) &amp; RIGHT(HEX2BIN(RIGHT(LEFT([.$J87];2*[.AE$1]);2);8);4);2)" office:value-type="string" office:string-value="00" calcext:value-type="string">
            <text:p>00</text:p>
          </table:table-cell>
          <table:table-cell table:style-name="ce6" table:formula="of:=BIN2HEX(LEFT(HEX2BIN(RIGHT(LEFT([.$J87];2*[.AF$1]);2);8);4) &amp; RIGHT(HEX2BIN(RIGHT(LEFT([.$J87];2*[.AF$1]);2);8);4);2)" office:value-type="string" office:string-value="00" calcext:value-type="string">
            <text:p>00</text:p>
          </table:table-cell>
          <table:table-cell table:style-name="ce6" table:formula="of:=BIN2HEX(LEFT(HEX2BIN(RIGHT(LEFT([.$J87];2*[.AG$1]);2);8);4) &amp; RIGHT(HEX2BIN(RIGHT(LEFT([.$J87];2*[.AG$1]);2);8);4);2)" office:value-type="string" office:string-value="00" calcext:value-type="string">
            <text:p>00</text:p>
          </table:table-cell>
          <table:table-cell table:style-name="ce6" table:formula="of:=BIN2HEX(LEFT(HEX2BIN(RIGHT(LEFT([.$J87];2*[.AH$1]);2);8);4) &amp; RIGHT(HEX2BIN(RIGHT(LEFT([.$J87];2*[.AH$1]);2);8);4);2)" office:value-type="string" office:string-value="00" calcext:value-type="string">
            <text:p>00</text:p>
          </table:table-cell>
          <table:table-cell table:style-name="ce6" table:formula="of:=BIN2HEX(LEFT(HEX2BIN(RIGHT(LEFT([.$J87];2*[.AI$1]);2);8);4) &amp; RIGHT(HEX2BIN(RIGHT(LEFT([.$J87];2*[.AI$1]);2);8);4);2)" office:value-type="string" office:string-value="00" calcext:value-type="string">
            <text:p>00</text:p>
          </table:table-cell>
          <table:table-cell table:style-name="ce21" table:formula="of:=BIN2HEX(LEFT(HEX2BIN(RIGHT(LEFT([.$J87];2*[.AJ$1]);2);8);4) &amp; RIGHT(HEX2BIN(RIGHT(LEFT([.$J87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7])+HEX2DEC([.S87]);256)" office:value-type="float" office:value="0" calcext:value-type="float">
            <text:p>0</text:p>
          </table:table-cell>
          <table:table-cell table:formula="of:=MOD([.BM87]+HEX2DEC([.T87]);256)" office:value-type="float" office:value="0" calcext:value-type="float">
            <text:p>0</text:p>
          </table:table-cell>
          <table:table-cell table:formula="of:=MOD([.BN87]+HEX2DEC([.U87]);256)" office:value-type="float" office:value="0" calcext:value-type="float">
            <text:p>0</text:p>
          </table:table-cell>
          <table:table-cell table:formula="of:=MOD([.BO87]+HEX2DEC([.V87]);256)" office:value-type="float" office:value="0" calcext:value-type="float">
            <text:p>0</text:p>
          </table:table-cell>
          <table:table-cell table:formula="of:=MOD([.BP87]+HEX2DEC([.W87]);256)" office:value-type="float" office:value="0" calcext:value-type="float">
            <text:p>0</text:p>
          </table:table-cell>
          <table:table-cell table:formula="of:=MOD([.BQ87]+HEX2DEC([.X87]);256)" office:value-type="float" office:value="0" calcext:value-type="float">
            <text:p>0</text:p>
          </table:table-cell>
          <table:table-cell table:formula="of:=MOD([.BR87]+HEX2DEC([.Y87]);256)" office:value-type="float" office:value="0" calcext:value-type="float">
            <text:p>0</text:p>
          </table:table-cell>
          <table:table-cell table:formula="of:=MOD([.BS87]+HEX2DEC([.Z87]);256)" office:value-type="float" office:value="0" calcext:value-type="float">
            <text:p>0</text:p>
          </table:table-cell>
          <table:table-cell table:formula="of:=MOD([.BT87]+HEX2DEC([.AA87]);256)" office:value-type="float" office:value="0" calcext:value-type="float">
            <text:p>0</text:p>
          </table:table-cell>
          <table:table-cell table:formula="of:=MOD([.BU87]+HEX2DEC([.AB87]);256)" office:value-type="float" office:value="0" calcext:value-type="float">
            <text:p>0</text:p>
          </table:table-cell>
          <table:table-cell table:formula="of:=MOD([.BV87]+HEX2DEC([.AC87]);256)" office:value-type="float" office:value="0" calcext:value-type="float">
            <text:p>0</text:p>
          </table:table-cell>
          <table:table-cell table:formula="of:=MOD([.BW87]+HEX2DEC([.AD87]);256)" office:value-type="float" office:value="0" calcext:value-type="float">
            <text:p>0</text:p>
          </table:table-cell>
          <table:table-cell table:formula="of:=MOD([.BX87]+HEX2DEC([.AE87]);256)" office:value-type="float" office:value="0" calcext:value-type="float">
            <text:p>0</text:p>
          </table:table-cell>
          <table:table-cell table:formula="of:=MOD([.BY87]+HEX2DEC([.AF87]);256)" office:value-type="float" office:value="0" calcext:value-type="float">
            <text:p>0</text:p>
          </table:table-cell>
          <table:table-cell table:formula="of:=MOD([.BZ87]+HEX2DEC([.AG87]);256)" office:value-type="float" office:value="0" calcext:value-type="float">
            <text:p>0</text:p>
          </table:table-cell>
          <table:table-cell table:formula="of:=MOD([.CA87]+HEX2DEC([.AH87]);256)" office:value-type="float" office:value="0" calcext:value-type="float">
            <text:p>0</text:p>
          </table:table-cell>
          <table:table-cell table:formula="of:=MOD([.CB87]+HEX2DEC([.AI8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8];2*[.R$1]);2);8);4) &amp; RIGHT(HEX2BIN(RIGHT(LEFT([.$J88];2*[.R$1]);2);8);4);2)" office:value-type="string" office:string-value="00" calcext:value-type="string">
            <text:p>00</text:p>
          </table:table-cell>
          <table:table-cell table:style-name="ce6" table:formula="of:=BIN2HEX(LEFT(HEX2BIN(RIGHT(LEFT([.$J88];2*[.S$1]);2);8);4) &amp; RIGHT(HEX2BIN(RIGHT(LEFT([.$J88];2*[.S$1]);2);8);4);2)" office:value-type="string" office:string-value="00" calcext:value-type="string">
            <text:p>00</text:p>
          </table:table-cell>
          <table:table-cell table:style-name="ce6" table:formula="of:=BIN2HEX(LEFT(HEX2BIN(RIGHT(LEFT([.$J88];2*[.T$1]);2);8);4) &amp; RIGHT(HEX2BIN(RIGHT(LEFT([.$J88];2*[.T$1]);2);8);4);2)" office:value-type="string" office:string-value="00" calcext:value-type="string">
            <text:p>00</text:p>
          </table:table-cell>
          <table:table-cell table:style-name="ce6" table:formula="of:=BIN2HEX(LEFT(HEX2BIN(RIGHT(LEFT([.$J88];2*[.U$1]);2);8);4) &amp; RIGHT(HEX2BIN(RIGHT(LEFT([.$J88];2*[.U$1]);2);8);4);2)" office:value-type="string" office:string-value="00" calcext:value-type="string">
            <text:p>00</text:p>
          </table:table-cell>
          <table:table-cell table:style-name="ce6" table:formula="of:=BIN2HEX(LEFT(HEX2BIN(RIGHT(LEFT([.$J88];2*[.V$1]);2);8);4) &amp; RIGHT(HEX2BIN(RIGHT(LEFT([.$J88];2*[.V$1]);2);8);4);2)" office:value-type="string" office:string-value="00" calcext:value-type="string">
            <text:p>00</text:p>
          </table:table-cell>
          <table:table-cell table:style-name="ce14" table:formula="of:=BIN2HEX(LEFT(HEX2BIN(RIGHT(LEFT([.$J88];2*[.W$1]);2);8);4) &amp; RIGHT(HEX2BIN(RIGHT(LEFT([.$J88];2*[.W$1]);2);8);4);2)" office:value-type="string" office:string-value="00" calcext:value-type="string">
            <text:p>00</text:p>
          </table:table-cell>
          <table:table-cell table:style-name="ce17" table:formula="of:=BIN2HEX(LEFT(HEX2BIN(RIGHT(LEFT([.$J88];2*[.X$1]);2);8);4) &amp; RIGHT(HEX2BIN(RIGHT(LEFT([.$J88];2*[.X$1]);2);8);4);2)" office:value-type="string" office:string-value="00" calcext:value-type="string">
            <text:p>00</text:p>
          </table:table-cell>
          <table:table-cell table:style-name="ce6" table:formula="of:=BIN2HEX(LEFT(HEX2BIN(RIGHT(LEFT([.$J88];2*[.Y$1]);2);8);4) &amp; RIGHT(HEX2BIN(RIGHT(LEFT([.$J88];2*[.Y$1]);2);8);4);2)" office:value-type="string" office:string-value="00" calcext:value-type="string">
            <text:p>00</text:p>
          </table:table-cell>
          <table:table-cell table:style-name="ce6" table:formula="of:=BIN2HEX(LEFT(HEX2BIN(RIGHT(LEFT([.$J88];2*[.Z$1]);2);8);4) &amp; RIGHT(HEX2BIN(RIGHT(LEFT([.$J88];2*[.Z$1]);2);8);4);2)" office:value-type="string" office:string-value="00" calcext:value-type="string">
            <text:p>00</text:p>
          </table:table-cell>
          <table:table-cell table:style-name="ce6" table:formula="of:=BIN2HEX(LEFT(HEX2BIN(RIGHT(LEFT([.$J88];2*[.AA$1]);2);8);4) &amp; RIGHT(HEX2BIN(RIGHT(LEFT([.$J88];2*[.AA$1]);2);8);4);2)" office:value-type="string" office:string-value="00" calcext:value-type="string">
            <text:p>00</text:p>
          </table:table-cell>
          <table:table-cell table:style-name="ce6" table:formula="of:=BIN2HEX(LEFT(HEX2BIN(RIGHT(LEFT([.$J88];2*[.AB$1]);2);8);4) &amp; RIGHT(HEX2BIN(RIGHT(LEFT([.$J88];2*[.AB$1]);2);8);4);2)" office:value-type="string" office:string-value="00" calcext:value-type="string">
            <text:p>00</text:p>
          </table:table-cell>
          <table:table-cell table:style-name="ce6" table:formula="of:=BIN2HEX(LEFT(HEX2BIN(RIGHT(LEFT([.$J88];2*[.AC$1]);2);8);4) &amp; RIGHT(HEX2BIN(RIGHT(LEFT([.$J88];2*[.AC$1]);2);8);4);2)" office:value-type="string" office:string-value="00" calcext:value-type="string">
            <text:p>00</text:p>
          </table:table-cell>
          <table:table-cell table:style-name="ce6" table:formula="of:=BIN2HEX(LEFT(HEX2BIN(RIGHT(LEFT([.$J88];2*[.AD$1]);2);8);4) &amp; RIGHT(HEX2BIN(RIGHT(LEFT([.$J88];2*[.AD$1]);2);8);4);2)" office:value-type="string" office:string-value="00" calcext:value-type="string">
            <text:p>00</text:p>
          </table:table-cell>
          <table:table-cell table:style-name="ce6" table:formula="of:=BIN2HEX(LEFT(HEX2BIN(RIGHT(LEFT([.$J88];2*[.AE$1]);2);8);4) &amp; RIGHT(HEX2BIN(RIGHT(LEFT([.$J88];2*[.AE$1]);2);8);4);2)" office:value-type="string" office:string-value="00" calcext:value-type="string">
            <text:p>00</text:p>
          </table:table-cell>
          <table:table-cell table:style-name="ce6" table:formula="of:=BIN2HEX(LEFT(HEX2BIN(RIGHT(LEFT([.$J88];2*[.AF$1]);2);8);4) &amp; RIGHT(HEX2BIN(RIGHT(LEFT([.$J88];2*[.AF$1]);2);8);4);2)" office:value-type="string" office:string-value="00" calcext:value-type="string">
            <text:p>00</text:p>
          </table:table-cell>
          <table:table-cell table:style-name="ce6" table:formula="of:=BIN2HEX(LEFT(HEX2BIN(RIGHT(LEFT([.$J88];2*[.AG$1]);2);8);4) &amp; RIGHT(HEX2BIN(RIGHT(LEFT([.$J88];2*[.AG$1]);2);8);4);2)" office:value-type="string" office:string-value="00" calcext:value-type="string">
            <text:p>00</text:p>
          </table:table-cell>
          <table:table-cell table:style-name="ce6" table:formula="of:=BIN2HEX(LEFT(HEX2BIN(RIGHT(LEFT([.$J88];2*[.AH$1]);2);8);4) &amp; RIGHT(HEX2BIN(RIGHT(LEFT([.$J88];2*[.AH$1]);2);8);4);2)" office:value-type="string" office:string-value="00" calcext:value-type="string">
            <text:p>00</text:p>
          </table:table-cell>
          <table:table-cell table:style-name="ce6" table:formula="of:=BIN2HEX(LEFT(HEX2BIN(RIGHT(LEFT([.$J88];2*[.AI$1]);2);8);4) &amp; RIGHT(HEX2BIN(RIGHT(LEFT([.$J88];2*[.AI$1]);2);8);4);2)" office:value-type="string" office:string-value="00" calcext:value-type="string">
            <text:p>00</text:p>
          </table:table-cell>
          <table:table-cell table:style-name="ce21" table:formula="of:=BIN2HEX(LEFT(HEX2BIN(RIGHT(LEFT([.$J88];2*[.AJ$1]);2);8);4) &amp; RIGHT(HEX2BIN(RIGHT(LEFT([.$J88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8])+HEX2DEC([.S88]);256)" office:value-type="float" office:value="0" calcext:value-type="float">
            <text:p>0</text:p>
          </table:table-cell>
          <table:table-cell table:formula="of:=MOD([.BM88]+HEX2DEC([.T88]);256)" office:value-type="float" office:value="0" calcext:value-type="float">
            <text:p>0</text:p>
          </table:table-cell>
          <table:table-cell table:formula="of:=MOD([.BN88]+HEX2DEC([.U88]);256)" office:value-type="float" office:value="0" calcext:value-type="float">
            <text:p>0</text:p>
          </table:table-cell>
          <table:table-cell table:formula="of:=MOD([.BO88]+HEX2DEC([.V88]);256)" office:value-type="float" office:value="0" calcext:value-type="float">
            <text:p>0</text:p>
          </table:table-cell>
          <table:table-cell table:formula="of:=MOD([.BP88]+HEX2DEC([.W88]);256)" office:value-type="float" office:value="0" calcext:value-type="float">
            <text:p>0</text:p>
          </table:table-cell>
          <table:table-cell table:formula="of:=MOD([.BQ88]+HEX2DEC([.X88]);256)" office:value-type="float" office:value="0" calcext:value-type="float">
            <text:p>0</text:p>
          </table:table-cell>
          <table:table-cell table:formula="of:=MOD([.BR88]+HEX2DEC([.Y88]);256)" office:value-type="float" office:value="0" calcext:value-type="float">
            <text:p>0</text:p>
          </table:table-cell>
          <table:table-cell table:formula="of:=MOD([.BS88]+HEX2DEC([.Z88]);256)" office:value-type="float" office:value="0" calcext:value-type="float">
            <text:p>0</text:p>
          </table:table-cell>
          <table:table-cell table:formula="of:=MOD([.BT88]+HEX2DEC([.AA88]);256)" office:value-type="float" office:value="0" calcext:value-type="float">
            <text:p>0</text:p>
          </table:table-cell>
          <table:table-cell table:formula="of:=MOD([.BU88]+HEX2DEC([.AB88]);256)" office:value-type="float" office:value="0" calcext:value-type="float">
            <text:p>0</text:p>
          </table:table-cell>
          <table:table-cell table:formula="of:=MOD([.BV88]+HEX2DEC([.AC88]);256)" office:value-type="float" office:value="0" calcext:value-type="float">
            <text:p>0</text:p>
          </table:table-cell>
          <table:table-cell table:formula="of:=MOD([.BW88]+HEX2DEC([.AD88]);256)" office:value-type="float" office:value="0" calcext:value-type="float">
            <text:p>0</text:p>
          </table:table-cell>
          <table:table-cell table:formula="of:=MOD([.BX88]+HEX2DEC([.AE88]);256)" office:value-type="float" office:value="0" calcext:value-type="float">
            <text:p>0</text:p>
          </table:table-cell>
          <table:table-cell table:formula="of:=MOD([.BY88]+HEX2DEC([.AF88]);256)" office:value-type="float" office:value="0" calcext:value-type="float">
            <text:p>0</text:p>
          </table:table-cell>
          <table:table-cell table:formula="of:=MOD([.BZ88]+HEX2DEC([.AG88]);256)" office:value-type="float" office:value="0" calcext:value-type="float">
            <text:p>0</text:p>
          </table:table-cell>
          <table:table-cell table:formula="of:=MOD([.CA88]+HEX2DEC([.AH88]);256)" office:value-type="float" office:value="0" calcext:value-type="float">
            <text:p>0</text:p>
          </table:table-cell>
          <table:table-cell table:formula="of:=MOD([.CB88]+HEX2DEC([.AI8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89];2*[.R$1]);2);8);4) &amp; RIGHT(HEX2BIN(RIGHT(LEFT([.$J89];2*[.R$1]);2);8);4);2)" office:value-type="string" office:string-value="00" calcext:value-type="string">
            <text:p>00</text:p>
          </table:table-cell>
          <table:table-cell table:style-name="ce6" table:formula="of:=BIN2HEX(LEFT(HEX2BIN(RIGHT(LEFT([.$J89];2*[.S$1]);2);8);4) &amp; RIGHT(HEX2BIN(RIGHT(LEFT([.$J89];2*[.S$1]);2);8);4);2)" office:value-type="string" office:string-value="00" calcext:value-type="string">
            <text:p>00</text:p>
          </table:table-cell>
          <table:table-cell table:style-name="ce6" table:formula="of:=BIN2HEX(LEFT(HEX2BIN(RIGHT(LEFT([.$J89];2*[.T$1]);2);8);4) &amp; RIGHT(HEX2BIN(RIGHT(LEFT([.$J89];2*[.T$1]);2);8);4);2)" office:value-type="string" office:string-value="00" calcext:value-type="string">
            <text:p>00</text:p>
          </table:table-cell>
          <table:table-cell table:style-name="ce6" table:formula="of:=BIN2HEX(LEFT(HEX2BIN(RIGHT(LEFT([.$J89];2*[.U$1]);2);8);4) &amp; RIGHT(HEX2BIN(RIGHT(LEFT([.$J89];2*[.U$1]);2);8);4);2)" office:value-type="string" office:string-value="00" calcext:value-type="string">
            <text:p>00</text:p>
          </table:table-cell>
          <table:table-cell table:style-name="ce6" table:formula="of:=BIN2HEX(LEFT(HEX2BIN(RIGHT(LEFT([.$J89];2*[.V$1]);2);8);4) &amp; RIGHT(HEX2BIN(RIGHT(LEFT([.$J89];2*[.V$1]);2);8);4);2)" office:value-type="string" office:string-value="00" calcext:value-type="string">
            <text:p>00</text:p>
          </table:table-cell>
          <table:table-cell table:style-name="ce14" table:formula="of:=BIN2HEX(LEFT(HEX2BIN(RIGHT(LEFT([.$J89];2*[.W$1]);2);8);4) &amp; RIGHT(HEX2BIN(RIGHT(LEFT([.$J89];2*[.W$1]);2);8);4);2)" office:value-type="string" office:string-value="00" calcext:value-type="string">
            <text:p>00</text:p>
          </table:table-cell>
          <table:table-cell table:style-name="ce17" table:formula="of:=BIN2HEX(LEFT(HEX2BIN(RIGHT(LEFT([.$J89];2*[.X$1]);2);8);4) &amp; RIGHT(HEX2BIN(RIGHT(LEFT([.$J89];2*[.X$1]);2);8);4);2)" office:value-type="string" office:string-value="00" calcext:value-type="string">
            <text:p>00</text:p>
          </table:table-cell>
          <table:table-cell table:style-name="ce6" table:formula="of:=BIN2HEX(LEFT(HEX2BIN(RIGHT(LEFT([.$J89];2*[.Y$1]);2);8);4) &amp; RIGHT(HEX2BIN(RIGHT(LEFT([.$J89];2*[.Y$1]);2);8);4);2)" office:value-type="string" office:string-value="00" calcext:value-type="string">
            <text:p>00</text:p>
          </table:table-cell>
          <table:table-cell table:style-name="ce6" table:formula="of:=BIN2HEX(LEFT(HEX2BIN(RIGHT(LEFT([.$J89];2*[.Z$1]);2);8);4) &amp; RIGHT(HEX2BIN(RIGHT(LEFT([.$J89];2*[.Z$1]);2);8);4);2)" office:value-type="string" office:string-value="00" calcext:value-type="string">
            <text:p>00</text:p>
          </table:table-cell>
          <table:table-cell table:style-name="ce6" table:formula="of:=BIN2HEX(LEFT(HEX2BIN(RIGHT(LEFT([.$J89];2*[.AA$1]);2);8);4) &amp; RIGHT(HEX2BIN(RIGHT(LEFT([.$J89];2*[.AA$1]);2);8);4);2)" office:value-type="string" office:string-value="00" calcext:value-type="string">
            <text:p>00</text:p>
          </table:table-cell>
          <table:table-cell table:style-name="ce6" table:formula="of:=BIN2HEX(LEFT(HEX2BIN(RIGHT(LEFT([.$J89];2*[.AB$1]);2);8);4) &amp; RIGHT(HEX2BIN(RIGHT(LEFT([.$J89];2*[.AB$1]);2);8);4);2)" office:value-type="string" office:string-value="00" calcext:value-type="string">
            <text:p>00</text:p>
          </table:table-cell>
          <table:table-cell table:style-name="ce6" table:formula="of:=BIN2HEX(LEFT(HEX2BIN(RIGHT(LEFT([.$J89];2*[.AC$1]);2);8);4) &amp; RIGHT(HEX2BIN(RIGHT(LEFT([.$J89];2*[.AC$1]);2);8);4);2)" office:value-type="string" office:string-value="00" calcext:value-type="string">
            <text:p>00</text:p>
          </table:table-cell>
          <table:table-cell table:style-name="ce6" table:formula="of:=BIN2HEX(LEFT(HEX2BIN(RIGHT(LEFT([.$J89];2*[.AD$1]);2);8);4) &amp; RIGHT(HEX2BIN(RIGHT(LEFT([.$J89];2*[.AD$1]);2);8);4);2)" office:value-type="string" office:string-value="00" calcext:value-type="string">
            <text:p>00</text:p>
          </table:table-cell>
          <table:table-cell table:style-name="ce6" table:formula="of:=BIN2HEX(LEFT(HEX2BIN(RIGHT(LEFT([.$J89];2*[.AE$1]);2);8);4) &amp; RIGHT(HEX2BIN(RIGHT(LEFT([.$J89];2*[.AE$1]);2);8);4);2)" office:value-type="string" office:string-value="00" calcext:value-type="string">
            <text:p>00</text:p>
          </table:table-cell>
          <table:table-cell table:style-name="ce6" table:formula="of:=BIN2HEX(LEFT(HEX2BIN(RIGHT(LEFT([.$J89];2*[.AF$1]);2);8);4) &amp; RIGHT(HEX2BIN(RIGHT(LEFT([.$J89];2*[.AF$1]);2);8);4);2)" office:value-type="string" office:string-value="00" calcext:value-type="string">
            <text:p>00</text:p>
          </table:table-cell>
          <table:table-cell table:style-name="ce6" table:formula="of:=BIN2HEX(LEFT(HEX2BIN(RIGHT(LEFT([.$J89];2*[.AG$1]);2);8);4) &amp; RIGHT(HEX2BIN(RIGHT(LEFT([.$J89];2*[.AG$1]);2);8);4);2)" office:value-type="string" office:string-value="00" calcext:value-type="string">
            <text:p>00</text:p>
          </table:table-cell>
          <table:table-cell table:style-name="ce6" table:formula="of:=BIN2HEX(LEFT(HEX2BIN(RIGHT(LEFT([.$J89];2*[.AH$1]);2);8);4) &amp; RIGHT(HEX2BIN(RIGHT(LEFT([.$J89];2*[.AH$1]);2);8);4);2)" office:value-type="string" office:string-value="00" calcext:value-type="string">
            <text:p>00</text:p>
          </table:table-cell>
          <table:table-cell table:style-name="ce6" table:formula="of:=BIN2HEX(LEFT(HEX2BIN(RIGHT(LEFT([.$J89];2*[.AI$1]);2);8);4) &amp; RIGHT(HEX2BIN(RIGHT(LEFT([.$J89];2*[.AI$1]);2);8);4);2)" office:value-type="string" office:string-value="00" calcext:value-type="string">
            <text:p>00</text:p>
          </table:table-cell>
          <table:table-cell table:style-name="ce21" table:formula="of:=BIN2HEX(LEFT(HEX2BIN(RIGHT(LEFT([.$J89];2*[.AJ$1]);2);8);4) &amp; RIGHT(HEX2BIN(RIGHT(LEFT([.$J89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89])+HEX2DEC([.S89]);256)" office:value-type="float" office:value="0" calcext:value-type="float">
            <text:p>0</text:p>
          </table:table-cell>
          <table:table-cell table:formula="of:=MOD([.BM89]+HEX2DEC([.T89]);256)" office:value-type="float" office:value="0" calcext:value-type="float">
            <text:p>0</text:p>
          </table:table-cell>
          <table:table-cell table:formula="of:=MOD([.BN89]+HEX2DEC([.U89]);256)" office:value-type="float" office:value="0" calcext:value-type="float">
            <text:p>0</text:p>
          </table:table-cell>
          <table:table-cell table:formula="of:=MOD([.BO89]+HEX2DEC([.V89]);256)" office:value-type="float" office:value="0" calcext:value-type="float">
            <text:p>0</text:p>
          </table:table-cell>
          <table:table-cell table:formula="of:=MOD([.BP89]+HEX2DEC([.W89]);256)" office:value-type="float" office:value="0" calcext:value-type="float">
            <text:p>0</text:p>
          </table:table-cell>
          <table:table-cell table:formula="of:=MOD([.BQ89]+HEX2DEC([.X89]);256)" office:value-type="float" office:value="0" calcext:value-type="float">
            <text:p>0</text:p>
          </table:table-cell>
          <table:table-cell table:formula="of:=MOD([.BR89]+HEX2DEC([.Y89]);256)" office:value-type="float" office:value="0" calcext:value-type="float">
            <text:p>0</text:p>
          </table:table-cell>
          <table:table-cell table:formula="of:=MOD([.BS89]+HEX2DEC([.Z89]);256)" office:value-type="float" office:value="0" calcext:value-type="float">
            <text:p>0</text:p>
          </table:table-cell>
          <table:table-cell table:formula="of:=MOD([.BT89]+HEX2DEC([.AA89]);256)" office:value-type="float" office:value="0" calcext:value-type="float">
            <text:p>0</text:p>
          </table:table-cell>
          <table:table-cell table:formula="of:=MOD([.BU89]+HEX2DEC([.AB89]);256)" office:value-type="float" office:value="0" calcext:value-type="float">
            <text:p>0</text:p>
          </table:table-cell>
          <table:table-cell table:formula="of:=MOD([.BV89]+HEX2DEC([.AC89]);256)" office:value-type="float" office:value="0" calcext:value-type="float">
            <text:p>0</text:p>
          </table:table-cell>
          <table:table-cell table:formula="of:=MOD([.BW89]+HEX2DEC([.AD89]);256)" office:value-type="float" office:value="0" calcext:value-type="float">
            <text:p>0</text:p>
          </table:table-cell>
          <table:table-cell table:formula="of:=MOD([.BX89]+HEX2DEC([.AE89]);256)" office:value-type="float" office:value="0" calcext:value-type="float">
            <text:p>0</text:p>
          </table:table-cell>
          <table:table-cell table:formula="of:=MOD([.BY89]+HEX2DEC([.AF89]);256)" office:value-type="float" office:value="0" calcext:value-type="float">
            <text:p>0</text:p>
          </table:table-cell>
          <table:table-cell table:formula="of:=MOD([.BZ89]+HEX2DEC([.AG89]);256)" office:value-type="float" office:value="0" calcext:value-type="float">
            <text:p>0</text:p>
          </table:table-cell>
          <table:table-cell table:formula="of:=MOD([.CA89]+HEX2DEC([.AH89]);256)" office:value-type="float" office:value="0" calcext:value-type="float">
            <text:p>0</text:p>
          </table:table-cell>
          <table:table-cell table:formula="of:=MOD([.CB89]+HEX2DEC([.AI8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0];2*[.R$1]);2);8);4) &amp; RIGHT(HEX2BIN(RIGHT(LEFT([.$J90];2*[.R$1]);2);8);4);2)" office:value-type="string" office:string-value="00" calcext:value-type="string">
            <text:p>00</text:p>
          </table:table-cell>
          <table:table-cell table:style-name="ce6" table:formula="of:=BIN2HEX(LEFT(HEX2BIN(RIGHT(LEFT([.$J90];2*[.S$1]);2);8);4) &amp; RIGHT(HEX2BIN(RIGHT(LEFT([.$J90];2*[.S$1]);2);8);4);2)" office:value-type="string" office:string-value="00" calcext:value-type="string">
            <text:p>00</text:p>
          </table:table-cell>
          <table:table-cell table:style-name="ce6" table:formula="of:=BIN2HEX(LEFT(HEX2BIN(RIGHT(LEFT([.$J90];2*[.T$1]);2);8);4) &amp; RIGHT(HEX2BIN(RIGHT(LEFT([.$J90];2*[.T$1]);2);8);4);2)" office:value-type="string" office:string-value="00" calcext:value-type="string">
            <text:p>00</text:p>
          </table:table-cell>
          <table:table-cell table:style-name="ce6" table:formula="of:=BIN2HEX(LEFT(HEX2BIN(RIGHT(LEFT([.$J90];2*[.U$1]);2);8);4) &amp; RIGHT(HEX2BIN(RIGHT(LEFT([.$J90];2*[.U$1]);2);8);4);2)" office:value-type="string" office:string-value="00" calcext:value-type="string">
            <text:p>00</text:p>
          </table:table-cell>
          <table:table-cell table:style-name="ce6" table:formula="of:=BIN2HEX(LEFT(HEX2BIN(RIGHT(LEFT([.$J90];2*[.V$1]);2);8);4) &amp; RIGHT(HEX2BIN(RIGHT(LEFT([.$J90];2*[.V$1]);2);8);4);2)" office:value-type="string" office:string-value="00" calcext:value-type="string">
            <text:p>00</text:p>
          </table:table-cell>
          <table:table-cell table:style-name="ce14" table:formula="of:=BIN2HEX(LEFT(HEX2BIN(RIGHT(LEFT([.$J90];2*[.W$1]);2);8);4) &amp; RIGHT(HEX2BIN(RIGHT(LEFT([.$J90];2*[.W$1]);2);8);4);2)" office:value-type="string" office:string-value="00" calcext:value-type="string">
            <text:p>00</text:p>
          </table:table-cell>
          <table:table-cell table:style-name="ce17" table:formula="of:=BIN2HEX(LEFT(HEX2BIN(RIGHT(LEFT([.$J90];2*[.X$1]);2);8);4) &amp; RIGHT(HEX2BIN(RIGHT(LEFT([.$J90];2*[.X$1]);2);8);4);2)" office:value-type="string" office:string-value="00" calcext:value-type="string">
            <text:p>00</text:p>
          </table:table-cell>
          <table:table-cell table:style-name="ce6" table:formula="of:=BIN2HEX(LEFT(HEX2BIN(RIGHT(LEFT([.$J90];2*[.Y$1]);2);8);4) &amp; RIGHT(HEX2BIN(RIGHT(LEFT([.$J90];2*[.Y$1]);2);8);4);2)" office:value-type="string" office:string-value="00" calcext:value-type="string">
            <text:p>00</text:p>
          </table:table-cell>
          <table:table-cell table:style-name="ce6" table:formula="of:=BIN2HEX(LEFT(HEX2BIN(RIGHT(LEFT([.$J90];2*[.Z$1]);2);8);4) &amp; RIGHT(HEX2BIN(RIGHT(LEFT([.$J90];2*[.Z$1]);2);8);4);2)" office:value-type="string" office:string-value="00" calcext:value-type="string">
            <text:p>00</text:p>
          </table:table-cell>
          <table:table-cell table:style-name="ce6" table:formula="of:=BIN2HEX(LEFT(HEX2BIN(RIGHT(LEFT([.$J90];2*[.AA$1]);2);8);4) &amp; RIGHT(HEX2BIN(RIGHT(LEFT([.$J90];2*[.AA$1]);2);8);4);2)" office:value-type="string" office:string-value="00" calcext:value-type="string">
            <text:p>00</text:p>
          </table:table-cell>
          <table:table-cell table:style-name="ce6" table:formula="of:=BIN2HEX(LEFT(HEX2BIN(RIGHT(LEFT([.$J90];2*[.AB$1]);2);8);4) &amp; RIGHT(HEX2BIN(RIGHT(LEFT([.$J90];2*[.AB$1]);2);8);4);2)" office:value-type="string" office:string-value="00" calcext:value-type="string">
            <text:p>00</text:p>
          </table:table-cell>
          <table:table-cell table:style-name="ce6" table:formula="of:=BIN2HEX(LEFT(HEX2BIN(RIGHT(LEFT([.$J90];2*[.AC$1]);2);8);4) &amp; RIGHT(HEX2BIN(RIGHT(LEFT([.$J90];2*[.AC$1]);2);8);4);2)" office:value-type="string" office:string-value="00" calcext:value-type="string">
            <text:p>00</text:p>
          </table:table-cell>
          <table:table-cell table:style-name="ce6" table:formula="of:=BIN2HEX(LEFT(HEX2BIN(RIGHT(LEFT([.$J90];2*[.AD$1]);2);8);4) &amp; RIGHT(HEX2BIN(RIGHT(LEFT([.$J90];2*[.AD$1]);2);8);4);2)" office:value-type="string" office:string-value="00" calcext:value-type="string">
            <text:p>00</text:p>
          </table:table-cell>
          <table:table-cell table:style-name="ce6" table:formula="of:=BIN2HEX(LEFT(HEX2BIN(RIGHT(LEFT([.$J90];2*[.AE$1]);2);8);4) &amp; RIGHT(HEX2BIN(RIGHT(LEFT([.$J90];2*[.AE$1]);2);8);4);2)" office:value-type="string" office:string-value="00" calcext:value-type="string">
            <text:p>00</text:p>
          </table:table-cell>
          <table:table-cell table:style-name="ce6" table:formula="of:=BIN2HEX(LEFT(HEX2BIN(RIGHT(LEFT([.$J90];2*[.AF$1]);2);8);4) &amp; RIGHT(HEX2BIN(RIGHT(LEFT([.$J90];2*[.AF$1]);2);8);4);2)" office:value-type="string" office:string-value="00" calcext:value-type="string">
            <text:p>00</text:p>
          </table:table-cell>
          <table:table-cell table:style-name="ce6" table:formula="of:=BIN2HEX(LEFT(HEX2BIN(RIGHT(LEFT([.$J90];2*[.AG$1]);2);8);4) &amp; RIGHT(HEX2BIN(RIGHT(LEFT([.$J90];2*[.AG$1]);2);8);4);2)" office:value-type="string" office:string-value="00" calcext:value-type="string">
            <text:p>00</text:p>
          </table:table-cell>
          <table:table-cell table:style-name="ce6" table:formula="of:=BIN2HEX(LEFT(HEX2BIN(RIGHT(LEFT([.$J90];2*[.AH$1]);2);8);4) &amp; RIGHT(HEX2BIN(RIGHT(LEFT([.$J90];2*[.AH$1]);2);8);4);2)" office:value-type="string" office:string-value="00" calcext:value-type="string">
            <text:p>00</text:p>
          </table:table-cell>
          <table:table-cell table:style-name="ce6" table:formula="of:=BIN2HEX(LEFT(HEX2BIN(RIGHT(LEFT([.$J90];2*[.AI$1]);2);8);4) &amp; RIGHT(HEX2BIN(RIGHT(LEFT([.$J90];2*[.AI$1]);2);8);4);2)" office:value-type="string" office:string-value="00" calcext:value-type="string">
            <text:p>00</text:p>
          </table:table-cell>
          <table:table-cell table:style-name="ce21" table:formula="of:=BIN2HEX(LEFT(HEX2BIN(RIGHT(LEFT([.$J90];2*[.AJ$1]);2);8);4) &amp; RIGHT(HEX2BIN(RIGHT(LEFT([.$J90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0])+HEX2DEC([.S90]);256)" office:value-type="float" office:value="0" calcext:value-type="float">
            <text:p>0</text:p>
          </table:table-cell>
          <table:table-cell table:formula="of:=MOD([.BM90]+HEX2DEC([.T90]);256)" office:value-type="float" office:value="0" calcext:value-type="float">
            <text:p>0</text:p>
          </table:table-cell>
          <table:table-cell table:formula="of:=MOD([.BN90]+HEX2DEC([.U90]);256)" office:value-type="float" office:value="0" calcext:value-type="float">
            <text:p>0</text:p>
          </table:table-cell>
          <table:table-cell table:formula="of:=MOD([.BO90]+HEX2DEC([.V90]);256)" office:value-type="float" office:value="0" calcext:value-type="float">
            <text:p>0</text:p>
          </table:table-cell>
          <table:table-cell table:formula="of:=MOD([.BP90]+HEX2DEC([.W90]);256)" office:value-type="float" office:value="0" calcext:value-type="float">
            <text:p>0</text:p>
          </table:table-cell>
          <table:table-cell table:formula="of:=MOD([.BQ90]+HEX2DEC([.X90]);256)" office:value-type="float" office:value="0" calcext:value-type="float">
            <text:p>0</text:p>
          </table:table-cell>
          <table:table-cell table:formula="of:=MOD([.BR90]+HEX2DEC([.Y90]);256)" office:value-type="float" office:value="0" calcext:value-type="float">
            <text:p>0</text:p>
          </table:table-cell>
          <table:table-cell table:formula="of:=MOD([.BS90]+HEX2DEC([.Z90]);256)" office:value-type="float" office:value="0" calcext:value-type="float">
            <text:p>0</text:p>
          </table:table-cell>
          <table:table-cell table:formula="of:=MOD([.BT90]+HEX2DEC([.AA90]);256)" office:value-type="float" office:value="0" calcext:value-type="float">
            <text:p>0</text:p>
          </table:table-cell>
          <table:table-cell table:formula="of:=MOD([.BU90]+HEX2DEC([.AB90]);256)" office:value-type="float" office:value="0" calcext:value-type="float">
            <text:p>0</text:p>
          </table:table-cell>
          <table:table-cell table:formula="of:=MOD([.BV90]+HEX2DEC([.AC90]);256)" office:value-type="float" office:value="0" calcext:value-type="float">
            <text:p>0</text:p>
          </table:table-cell>
          <table:table-cell table:formula="of:=MOD([.BW90]+HEX2DEC([.AD90]);256)" office:value-type="float" office:value="0" calcext:value-type="float">
            <text:p>0</text:p>
          </table:table-cell>
          <table:table-cell table:formula="of:=MOD([.BX90]+HEX2DEC([.AE90]);256)" office:value-type="float" office:value="0" calcext:value-type="float">
            <text:p>0</text:p>
          </table:table-cell>
          <table:table-cell table:formula="of:=MOD([.BY90]+HEX2DEC([.AF90]);256)" office:value-type="float" office:value="0" calcext:value-type="float">
            <text:p>0</text:p>
          </table:table-cell>
          <table:table-cell table:formula="of:=MOD([.BZ90]+HEX2DEC([.AG90]);256)" office:value-type="float" office:value="0" calcext:value-type="float">
            <text:p>0</text:p>
          </table:table-cell>
          <table:table-cell table:formula="of:=MOD([.CA90]+HEX2DEC([.AH90]);256)" office:value-type="float" office:value="0" calcext:value-type="float">
            <text:p>0</text:p>
          </table:table-cell>
          <table:table-cell table:formula="of:=MOD([.CB90]+HEX2DEC([.AI9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1];2*[.R$1]);2);8);4) &amp; RIGHT(HEX2BIN(RIGHT(LEFT([.$J91];2*[.R$1]);2);8);4);2)" office:value-type="string" office:string-value="00" calcext:value-type="string">
            <text:p>00</text:p>
          </table:table-cell>
          <table:table-cell table:style-name="ce6" table:formula="of:=BIN2HEX(LEFT(HEX2BIN(RIGHT(LEFT([.$J91];2*[.S$1]);2);8);4) &amp; RIGHT(HEX2BIN(RIGHT(LEFT([.$J91];2*[.S$1]);2);8);4);2)" office:value-type="string" office:string-value="00" calcext:value-type="string">
            <text:p>00</text:p>
          </table:table-cell>
          <table:table-cell table:style-name="ce6" table:formula="of:=BIN2HEX(LEFT(HEX2BIN(RIGHT(LEFT([.$J91];2*[.T$1]);2);8);4) &amp; RIGHT(HEX2BIN(RIGHT(LEFT([.$J91];2*[.T$1]);2);8);4);2)" office:value-type="string" office:string-value="00" calcext:value-type="string">
            <text:p>00</text:p>
          </table:table-cell>
          <table:table-cell table:style-name="ce6" table:formula="of:=BIN2HEX(LEFT(HEX2BIN(RIGHT(LEFT([.$J91];2*[.U$1]);2);8);4) &amp; RIGHT(HEX2BIN(RIGHT(LEFT([.$J91];2*[.U$1]);2);8);4);2)" office:value-type="string" office:string-value="00" calcext:value-type="string">
            <text:p>00</text:p>
          </table:table-cell>
          <table:table-cell table:style-name="ce6" table:formula="of:=BIN2HEX(LEFT(HEX2BIN(RIGHT(LEFT([.$J91];2*[.V$1]);2);8);4) &amp; RIGHT(HEX2BIN(RIGHT(LEFT([.$J91];2*[.V$1]);2);8);4);2)" office:value-type="string" office:string-value="00" calcext:value-type="string">
            <text:p>00</text:p>
          </table:table-cell>
          <table:table-cell table:style-name="ce14" table:formula="of:=BIN2HEX(LEFT(HEX2BIN(RIGHT(LEFT([.$J91];2*[.W$1]);2);8);4) &amp; RIGHT(HEX2BIN(RIGHT(LEFT([.$J91];2*[.W$1]);2);8);4);2)" office:value-type="string" office:string-value="00" calcext:value-type="string">
            <text:p>00</text:p>
          </table:table-cell>
          <table:table-cell table:style-name="ce17" table:formula="of:=BIN2HEX(LEFT(HEX2BIN(RIGHT(LEFT([.$J91];2*[.X$1]);2);8);4) &amp; RIGHT(HEX2BIN(RIGHT(LEFT([.$J91];2*[.X$1]);2);8);4);2)" office:value-type="string" office:string-value="00" calcext:value-type="string">
            <text:p>00</text:p>
          </table:table-cell>
          <table:table-cell table:style-name="ce6" table:formula="of:=BIN2HEX(LEFT(HEX2BIN(RIGHT(LEFT([.$J91];2*[.Y$1]);2);8);4) &amp; RIGHT(HEX2BIN(RIGHT(LEFT([.$J91];2*[.Y$1]);2);8);4);2)" office:value-type="string" office:string-value="00" calcext:value-type="string">
            <text:p>00</text:p>
          </table:table-cell>
          <table:table-cell table:style-name="ce6" table:formula="of:=BIN2HEX(LEFT(HEX2BIN(RIGHT(LEFT([.$J91];2*[.Z$1]);2);8);4) &amp; RIGHT(HEX2BIN(RIGHT(LEFT([.$J91];2*[.Z$1]);2);8);4);2)" office:value-type="string" office:string-value="00" calcext:value-type="string">
            <text:p>00</text:p>
          </table:table-cell>
          <table:table-cell table:style-name="ce6" table:formula="of:=BIN2HEX(LEFT(HEX2BIN(RIGHT(LEFT([.$J91];2*[.AA$1]);2);8);4) &amp; RIGHT(HEX2BIN(RIGHT(LEFT([.$J91];2*[.AA$1]);2);8);4);2)" office:value-type="string" office:string-value="00" calcext:value-type="string">
            <text:p>00</text:p>
          </table:table-cell>
          <table:table-cell table:style-name="ce6" table:formula="of:=BIN2HEX(LEFT(HEX2BIN(RIGHT(LEFT([.$J91];2*[.AB$1]);2);8);4) &amp; RIGHT(HEX2BIN(RIGHT(LEFT([.$J91];2*[.AB$1]);2);8);4);2)" office:value-type="string" office:string-value="00" calcext:value-type="string">
            <text:p>00</text:p>
          </table:table-cell>
          <table:table-cell table:style-name="ce6" table:formula="of:=BIN2HEX(LEFT(HEX2BIN(RIGHT(LEFT([.$J91];2*[.AC$1]);2);8);4) &amp; RIGHT(HEX2BIN(RIGHT(LEFT([.$J91];2*[.AC$1]);2);8);4);2)" office:value-type="string" office:string-value="00" calcext:value-type="string">
            <text:p>00</text:p>
          </table:table-cell>
          <table:table-cell table:style-name="ce6" table:formula="of:=BIN2HEX(LEFT(HEX2BIN(RIGHT(LEFT([.$J91];2*[.AD$1]);2);8);4) &amp; RIGHT(HEX2BIN(RIGHT(LEFT([.$J91];2*[.AD$1]);2);8);4);2)" office:value-type="string" office:string-value="00" calcext:value-type="string">
            <text:p>00</text:p>
          </table:table-cell>
          <table:table-cell table:style-name="ce6" table:formula="of:=BIN2HEX(LEFT(HEX2BIN(RIGHT(LEFT([.$J91];2*[.AE$1]);2);8);4) &amp; RIGHT(HEX2BIN(RIGHT(LEFT([.$J91];2*[.AE$1]);2);8);4);2)" office:value-type="string" office:string-value="00" calcext:value-type="string">
            <text:p>00</text:p>
          </table:table-cell>
          <table:table-cell table:style-name="ce6" table:formula="of:=BIN2HEX(LEFT(HEX2BIN(RIGHT(LEFT([.$J91];2*[.AF$1]);2);8);4) &amp; RIGHT(HEX2BIN(RIGHT(LEFT([.$J91];2*[.AF$1]);2);8);4);2)" office:value-type="string" office:string-value="00" calcext:value-type="string">
            <text:p>00</text:p>
          </table:table-cell>
          <table:table-cell table:style-name="ce6" table:formula="of:=BIN2HEX(LEFT(HEX2BIN(RIGHT(LEFT([.$J91];2*[.AG$1]);2);8);4) &amp; RIGHT(HEX2BIN(RIGHT(LEFT([.$J91];2*[.AG$1]);2);8);4);2)" office:value-type="string" office:string-value="00" calcext:value-type="string">
            <text:p>00</text:p>
          </table:table-cell>
          <table:table-cell table:style-name="ce6" table:formula="of:=BIN2HEX(LEFT(HEX2BIN(RIGHT(LEFT([.$J91];2*[.AH$1]);2);8);4) &amp; RIGHT(HEX2BIN(RIGHT(LEFT([.$J91];2*[.AH$1]);2);8);4);2)" office:value-type="string" office:string-value="00" calcext:value-type="string">
            <text:p>00</text:p>
          </table:table-cell>
          <table:table-cell table:style-name="ce6" table:formula="of:=BIN2HEX(LEFT(HEX2BIN(RIGHT(LEFT([.$J91];2*[.AI$1]);2);8);4) &amp; RIGHT(HEX2BIN(RIGHT(LEFT([.$J91];2*[.AI$1]);2);8);4);2)" office:value-type="string" office:string-value="00" calcext:value-type="string">
            <text:p>00</text:p>
          </table:table-cell>
          <table:table-cell table:style-name="ce21" table:formula="of:=BIN2HEX(LEFT(HEX2BIN(RIGHT(LEFT([.$J91];2*[.AJ$1]);2);8);4) &amp; RIGHT(HEX2BIN(RIGHT(LEFT([.$J91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1])+HEX2DEC([.S91]);256)" office:value-type="float" office:value="0" calcext:value-type="float">
            <text:p>0</text:p>
          </table:table-cell>
          <table:table-cell table:formula="of:=MOD([.BM91]+HEX2DEC([.T91]);256)" office:value-type="float" office:value="0" calcext:value-type="float">
            <text:p>0</text:p>
          </table:table-cell>
          <table:table-cell table:formula="of:=MOD([.BN91]+HEX2DEC([.U91]);256)" office:value-type="float" office:value="0" calcext:value-type="float">
            <text:p>0</text:p>
          </table:table-cell>
          <table:table-cell table:formula="of:=MOD([.BO91]+HEX2DEC([.V91]);256)" office:value-type="float" office:value="0" calcext:value-type="float">
            <text:p>0</text:p>
          </table:table-cell>
          <table:table-cell table:formula="of:=MOD([.BP91]+HEX2DEC([.W91]);256)" office:value-type="float" office:value="0" calcext:value-type="float">
            <text:p>0</text:p>
          </table:table-cell>
          <table:table-cell table:formula="of:=MOD([.BQ91]+HEX2DEC([.X91]);256)" office:value-type="float" office:value="0" calcext:value-type="float">
            <text:p>0</text:p>
          </table:table-cell>
          <table:table-cell table:formula="of:=MOD([.BR91]+HEX2DEC([.Y91]);256)" office:value-type="float" office:value="0" calcext:value-type="float">
            <text:p>0</text:p>
          </table:table-cell>
          <table:table-cell table:formula="of:=MOD([.BS91]+HEX2DEC([.Z91]);256)" office:value-type="float" office:value="0" calcext:value-type="float">
            <text:p>0</text:p>
          </table:table-cell>
          <table:table-cell table:formula="of:=MOD([.BT91]+HEX2DEC([.AA91]);256)" office:value-type="float" office:value="0" calcext:value-type="float">
            <text:p>0</text:p>
          </table:table-cell>
          <table:table-cell table:formula="of:=MOD([.BU91]+HEX2DEC([.AB91]);256)" office:value-type="float" office:value="0" calcext:value-type="float">
            <text:p>0</text:p>
          </table:table-cell>
          <table:table-cell table:formula="of:=MOD([.BV91]+HEX2DEC([.AC91]);256)" office:value-type="float" office:value="0" calcext:value-type="float">
            <text:p>0</text:p>
          </table:table-cell>
          <table:table-cell table:formula="of:=MOD([.BW91]+HEX2DEC([.AD91]);256)" office:value-type="float" office:value="0" calcext:value-type="float">
            <text:p>0</text:p>
          </table:table-cell>
          <table:table-cell table:formula="of:=MOD([.BX91]+HEX2DEC([.AE91]);256)" office:value-type="float" office:value="0" calcext:value-type="float">
            <text:p>0</text:p>
          </table:table-cell>
          <table:table-cell table:formula="of:=MOD([.BY91]+HEX2DEC([.AF91]);256)" office:value-type="float" office:value="0" calcext:value-type="float">
            <text:p>0</text:p>
          </table:table-cell>
          <table:table-cell table:formula="of:=MOD([.BZ91]+HEX2DEC([.AG91]);256)" office:value-type="float" office:value="0" calcext:value-type="float">
            <text:p>0</text:p>
          </table:table-cell>
          <table:table-cell table:formula="of:=MOD([.CA91]+HEX2DEC([.AH91]);256)" office:value-type="float" office:value="0" calcext:value-type="float">
            <text:p>0</text:p>
          </table:table-cell>
          <table:table-cell table:formula="of:=MOD([.CB91]+HEX2DEC([.AI9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2];2*[.R$1]);2);8);4) &amp; RIGHT(HEX2BIN(RIGHT(LEFT([.$J92];2*[.R$1]);2);8);4);2)" office:value-type="string" office:string-value="00" calcext:value-type="string">
            <text:p>00</text:p>
          </table:table-cell>
          <table:table-cell table:style-name="ce6" table:formula="of:=BIN2HEX(LEFT(HEX2BIN(RIGHT(LEFT([.$J92];2*[.S$1]);2);8);4) &amp; RIGHT(HEX2BIN(RIGHT(LEFT([.$J92];2*[.S$1]);2);8);4);2)" office:value-type="string" office:string-value="00" calcext:value-type="string">
            <text:p>00</text:p>
          </table:table-cell>
          <table:table-cell table:style-name="ce6" table:formula="of:=BIN2HEX(LEFT(HEX2BIN(RIGHT(LEFT([.$J92];2*[.T$1]);2);8);4) &amp; RIGHT(HEX2BIN(RIGHT(LEFT([.$J92];2*[.T$1]);2);8);4);2)" office:value-type="string" office:string-value="00" calcext:value-type="string">
            <text:p>00</text:p>
          </table:table-cell>
          <table:table-cell table:style-name="ce6" table:formula="of:=BIN2HEX(LEFT(HEX2BIN(RIGHT(LEFT([.$J92];2*[.U$1]);2);8);4) &amp; RIGHT(HEX2BIN(RIGHT(LEFT([.$J92];2*[.U$1]);2);8);4);2)" office:value-type="string" office:string-value="00" calcext:value-type="string">
            <text:p>00</text:p>
          </table:table-cell>
          <table:table-cell table:style-name="ce6" table:formula="of:=BIN2HEX(LEFT(HEX2BIN(RIGHT(LEFT([.$J92];2*[.V$1]);2);8);4) &amp; RIGHT(HEX2BIN(RIGHT(LEFT([.$J92];2*[.V$1]);2);8);4);2)" office:value-type="string" office:string-value="00" calcext:value-type="string">
            <text:p>00</text:p>
          </table:table-cell>
          <table:table-cell table:style-name="ce14" table:formula="of:=BIN2HEX(LEFT(HEX2BIN(RIGHT(LEFT([.$J92];2*[.W$1]);2);8);4) &amp; RIGHT(HEX2BIN(RIGHT(LEFT([.$J92];2*[.W$1]);2);8);4);2)" office:value-type="string" office:string-value="00" calcext:value-type="string">
            <text:p>00</text:p>
          </table:table-cell>
          <table:table-cell table:style-name="ce17" table:formula="of:=BIN2HEX(LEFT(HEX2BIN(RIGHT(LEFT([.$J92];2*[.X$1]);2);8);4) &amp; RIGHT(HEX2BIN(RIGHT(LEFT([.$J92];2*[.X$1]);2);8);4);2)" office:value-type="string" office:string-value="00" calcext:value-type="string">
            <text:p>00</text:p>
          </table:table-cell>
          <table:table-cell table:style-name="ce6" table:formula="of:=BIN2HEX(LEFT(HEX2BIN(RIGHT(LEFT([.$J92];2*[.Y$1]);2);8);4) &amp; RIGHT(HEX2BIN(RIGHT(LEFT([.$J92];2*[.Y$1]);2);8);4);2)" office:value-type="string" office:string-value="00" calcext:value-type="string">
            <text:p>00</text:p>
          </table:table-cell>
          <table:table-cell table:style-name="ce6" table:formula="of:=BIN2HEX(LEFT(HEX2BIN(RIGHT(LEFT([.$J92];2*[.Z$1]);2);8);4) &amp; RIGHT(HEX2BIN(RIGHT(LEFT([.$J92];2*[.Z$1]);2);8);4);2)" office:value-type="string" office:string-value="00" calcext:value-type="string">
            <text:p>00</text:p>
          </table:table-cell>
          <table:table-cell table:style-name="ce6" table:formula="of:=BIN2HEX(LEFT(HEX2BIN(RIGHT(LEFT([.$J92];2*[.AA$1]);2);8);4) &amp; RIGHT(HEX2BIN(RIGHT(LEFT([.$J92];2*[.AA$1]);2);8);4);2)" office:value-type="string" office:string-value="00" calcext:value-type="string">
            <text:p>00</text:p>
          </table:table-cell>
          <table:table-cell table:style-name="ce6" table:formula="of:=BIN2HEX(LEFT(HEX2BIN(RIGHT(LEFT([.$J92];2*[.AB$1]);2);8);4) &amp; RIGHT(HEX2BIN(RIGHT(LEFT([.$J92];2*[.AB$1]);2);8);4);2)" office:value-type="string" office:string-value="00" calcext:value-type="string">
            <text:p>00</text:p>
          </table:table-cell>
          <table:table-cell table:style-name="ce6" table:formula="of:=BIN2HEX(LEFT(HEX2BIN(RIGHT(LEFT([.$J92];2*[.AC$1]);2);8);4) &amp; RIGHT(HEX2BIN(RIGHT(LEFT([.$J92];2*[.AC$1]);2);8);4);2)" office:value-type="string" office:string-value="00" calcext:value-type="string">
            <text:p>00</text:p>
          </table:table-cell>
          <table:table-cell table:style-name="ce6" table:formula="of:=BIN2HEX(LEFT(HEX2BIN(RIGHT(LEFT([.$J92];2*[.AD$1]);2);8);4) &amp; RIGHT(HEX2BIN(RIGHT(LEFT([.$J92];2*[.AD$1]);2);8);4);2)" office:value-type="string" office:string-value="00" calcext:value-type="string">
            <text:p>00</text:p>
          </table:table-cell>
          <table:table-cell table:style-name="ce6" table:formula="of:=BIN2HEX(LEFT(HEX2BIN(RIGHT(LEFT([.$J92];2*[.AE$1]);2);8);4) &amp; RIGHT(HEX2BIN(RIGHT(LEFT([.$J92];2*[.AE$1]);2);8);4);2)" office:value-type="string" office:string-value="00" calcext:value-type="string">
            <text:p>00</text:p>
          </table:table-cell>
          <table:table-cell table:style-name="ce6" table:formula="of:=BIN2HEX(LEFT(HEX2BIN(RIGHT(LEFT([.$J92];2*[.AF$1]);2);8);4) &amp; RIGHT(HEX2BIN(RIGHT(LEFT([.$J92];2*[.AF$1]);2);8);4);2)" office:value-type="string" office:string-value="00" calcext:value-type="string">
            <text:p>00</text:p>
          </table:table-cell>
          <table:table-cell table:style-name="ce6" table:formula="of:=BIN2HEX(LEFT(HEX2BIN(RIGHT(LEFT([.$J92];2*[.AG$1]);2);8);4) &amp; RIGHT(HEX2BIN(RIGHT(LEFT([.$J92];2*[.AG$1]);2);8);4);2)" office:value-type="string" office:string-value="00" calcext:value-type="string">
            <text:p>00</text:p>
          </table:table-cell>
          <table:table-cell table:style-name="ce6" table:formula="of:=BIN2HEX(LEFT(HEX2BIN(RIGHT(LEFT([.$J92];2*[.AH$1]);2);8);4) &amp; RIGHT(HEX2BIN(RIGHT(LEFT([.$J92];2*[.AH$1]);2);8);4);2)" office:value-type="string" office:string-value="00" calcext:value-type="string">
            <text:p>00</text:p>
          </table:table-cell>
          <table:table-cell table:style-name="ce6" table:formula="of:=BIN2HEX(LEFT(HEX2BIN(RIGHT(LEFT([.$J92];2*[.AI$1]);2);8);4) &amp; RIGHT(HEX2BIN(RIGHT(LEFT([.$J92];2*[.AI$1]);2);8);4);2)" office:value-type="string" office:string-value="00" calcext:value-type="string">
            <text:p>00</text:p>
          </table:table-cell>
          <table:table-cell table:style-name="ce21" table:formula="of:=BIN2HEX(LEFT(HEX2BIN(RIGHT(LEFT([.$J92];2*[.AJ$1]);2);8);4) &amp; RIGHT(HEX2BIN(RIGHT(LEFT([.$J92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2])+HEX2DEC([.S92]);256)" office:value-type="float" office:value="0" calcext:value-type="float">
            <text:p>0</text:p>
          </table:table-cell>
          <table:table-cell table:formula="of:=MOD([.BM92]+HEX2DEC([.T92]);256)" office:value-type="float" office:value="0" calcext:value-type="float">
            <text:p>0</text:p>
          </table:table-cell>
          <table:table-cell table:formula="of:=MOD([.BN92]+HEX2DEC([.U92]);256)" office:value-type="float" office:value="0" calcext:value-type="float">
            <text:p>0</text:p>
          </table:table-cell>
          <table:table-cell table:formula="of:=MOD([.BO92]+HEX2DEC([.V92]);256)" office:value-type="float" office:value="0" calcext:value-type="float">
            <text:p>0</text:p>
          </table:table-cell>
          <table:table-cell table:formula="of:=MOD([.BP92]+HEX2DEC([.W92]);256)" office:value-type="float" office:value="0" calcext:value-type="float">
            <text:p>0</text:p>
          </table:table-cell>
          <table:table-cell table:formula="of:=MOD([.BQ92]+HEX2DEC([.X92]);256)" office:value-type="float" office:value="0" calcext:value-type="float">
            <text:p>0</text:p>
          </table:table-cell>
          <table:table-cell table:formula="of:=MOD([.BR92]+HEX2DEC([.Y92]);256)" office:value-type="float" office:value="0" calcext:value-type="float">
            <text:p>0</text:p>
          </table:table-cell>
          <table:table-cell table:formula="of:=MOD([.BS92]+HEX2DEC([.Z92]);256)" office:value-type="float" office:value="0" calcext:value-type="float">
            <text:p>0</text:p>
          </table:table-cell>
          <table:table-cell table:formula="of:=MOD([.BT92]+HEX2DEC([.AA92]);256)" office:value-type="float" office:value="0" calcext:value-type="float">
            <text:p>0</text:p>
          </table:table-cell>
          <table:table-cell table:formula="of:=MOD([.BU92]+HEX2DEC([.AB92]);256)" office:value-type="float" office:value="0" calcext:value-type="float">
            <text:p>0</text:p>
          </table:table-cell>
          <table:table-cell table:formula="of:=MOD([.BV92]+HEX2DEC([.AC92]);256)" office:value-type="float" office:value="0" calcext:value-type="float">
            <text:p>0</text:p>
          </table:table-cell>
          <table:table-cell table:formula="of:=MOD([.BW92]+HEX2DEC([.AD92]);256)" office:value-type="float" office:value="0" calcext:value-type="float">
            <text:p>0</text:p>
          </table:table-cell>
          <table:table-cell table:formula="of:=MOD([.BX92]+HEX2DEC([.AE92]);256)" office:value-type="float" office:value="0" calcext:value-type="float">
            <text:p>0</text:p>
          </table:table-cell>
          <table:table-cell table:formula="of:=MOD([.BY92]+HEX2DEC([.AF92]);256)" office:value-type="float" office:value="0" calcext:value-type="float">
            <text:p>0</text:p>
          </table:table-cell>
          <table:table-cell table:formula="of:=MOD([.BZ92]+HEX2DEC([.AG92]);256)" office:value-type="float" office:value="0" calcext:value-type="float">
            <text:p>0</text:p>
          </table:table-cell>
          <table:table-cell table:formula="of:=MOD([.CA92]+HEX2DEC([.AH92]);256)" office:value-type="float" office:value="0" calcext:value-type="float">
            <text:p>0</text:p>
          </table:table-cell>
          <table:table-cell table:formula="of:=MOD([.CB92]+HEX2DEC([.AI9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3];2*[.R$1]);2);8);4) &amp; RIGHT(HEX2BIN(RIGHT(LEFT([.$J93];2*[.R$1]);2);8);4);2)" office:value-type="string" office:string-value="00" calcext:value-type="string">
            <text:p>00</text:p>
          </table:table-cell>
          <table:table-cell table:style-name="ce6" table:formula="of:=BIN2HEX(LEFT(HEX2BIN(RIGHT(LEFT([.$J93];2*[.S$1]);2);8);4) &amp; RIGHT(HEX2BIN(RIGHT(LEFT([.$J93];2*[.S$1]);2);8);4);2)" office:value-type="string" office:string-value="00" calcext:value-type="string">
            <text:p>00</text:p>
          </table:table-cell>
          <table:table-cell table:style-name="ce6" table:formula="of:=BIN2HEX(LEFT(HEX2BIN(RIGHT(LEFT([.$J93];2*[.T$1]);2);8);4) &amp; RIGHT(HEX2BIN(RIGHT(LEFT([.$J93];2*[.T$1]);2);8);4);2)" office:value-type="string" office:string-value="00" calcext:value-type="string">
            <text:p>00</text:p>
          </table:table-cell>
          <table:table-cell table:style-name="ce6" table:formula="of:=BIN2HEX(LEFT(HEX2BIN(RIGHT(LEFT([.$J93];2*[.U$1]);2);8);4) &amp; RIGHT(HEX2BIN(RIGHT(LEFT([.$J93];2*[.U$1]);2);8);4);2)" office:value-type="string" office:string-value="00" calcext:value-type="string">
            <text:p>00</text:p>
          </table:table-cell>
          <table:table-cell table:style-name="ce6" table:formula="of:=BIN2HEX(LEFT(HEX2BIN(RIGHT(LEFT([.$J93];2*[.V$1]);2);8);4) &amp; RIGHT(HEX2BIN(RIGHT(LEFT([.$J93];2*[.V$1]);2);8);4);2)" office:value-type="string" office:string-value="00" calcext:value-type="string">
            <text:p>00</text:p>
          </table:table-cell>
          <table:table-cell table:style-name="ce14" table:formula="of:=BIN2HEX(LEFT(HEX2BIN(RIGHT(LEFT([.$J93];2*[.W$1]);2);8);4) &amp; RIGHT(HEX2BIN(RIGHT(LEFT([.$J93];2*[.W$1]);2);8);4);2)" office:value-type="string" office:string-value="00" calcext:value-type="string">
            <text:p>00</text:p>
          </table:table-cell>
          <table:table-cell table:style-name="ce17" table:formula="of:=BIN2HEX(LEFT(HEX2BIN(RIGHT(LEFT([.$J93];2*[.X$1]);2);8);4) &amp; RIGHT(HEX2BIN(RIGHT(LEFT([.$J93];2*[.X$1]);2);8);4);2)" office:value-type="string" office:string-value="00" calcext:value-type="string">
            <text:p>00</text:p>
          </table:table-cell>
          <table:table-cell table:style-name="ce6" table:formula="of:=BIN2HEX(LEFT(HEX2BIN(RIGHT(LEFT([.$J93];2*[.Y$1]);2);8);4) &amp; RIGHT(HEX2BIN(RIGHT(LEFT([.$J93];2*[.Y$1]);2);8);4);2)" office:value-type="string" office:string-value="00" calcext:value-type="string">
            <text:p>00</text:p>
          </table:table-cell>
          <table:table-cell table:style-name="ce6" table:formula="of:=BIN2HEX(LEFT(HEX2BIN(RIGHT(LEFT([.$J93];2*[.Z$1]);2);8);4) &amp; RIGHT(HEX2BIN(RIGHT(LEFT([.$J93];2*[.Z$1]);2);8);4);2)" office:value-type="string" office:string-value="00" calcext:value-type="string">
            <text:p>00</text:p>
          </table:table-cell>
          <table:table-cell table:style-name="ce6" table:formula="of:=BIN2HEX(LEFT(HEX2BIN(RIGHT(LEFT([.$J93];2*[.AA$1]);2);8);4) &amp; RIGHT(HEX2BIN(RIGHT(LEFT([.$J93];2*[.AA$1]);2);8);4);2)" office:value-type="string" office:string-value="00" calcext:value-type="string">
            <text:p>00</text:p>
          </table:table-cell>
          <table:table-cell table:style-name="ce6" table:formula="of:=BIN2HEX(LEFT(HEX2BIN(RIGHT(LEFT([.$J93];2*[.AB$1]);2);8);4) &amp; RIGHT(HEX2BIN(RIGHT(LEFT([.$J93];2*[.AB$1]);2);8);4);2)" office:value-type="string" office:string-value="00" calcext:value-type="string">
            <text:p>00</text:p>
          </table:table-cell>
          <table:table-cell table:style-name="ce6" table:formula="of:=BIN2HEX(LEFT(HEX2BIN(RIGHT(LEFT([.$J93];2*[.AC$1]);2);8);4) &amp; RIGHT(HEX2BIN(RIGHT(LEFT([.$J93];2*[.AC$1]);2);8);4);2)" office:value-type="string" office:string-value="00" calcext:value-type="string">
            <text:p>00</text:p>
          </table:table-cell>
          <table:table-cell table:style-name="ce6" table:formula="of:=BIN2HEX(LEFT(HEX2BIN(RIGHT(LEFT([.$J93];2*[.AD$1]);2);8);4) &amp; RIGHT(HEX2BIN(RIGHT(LEFT([.$J93];2*[.AD$1]);2);8);4);2)" office:value-type="string" office:string-value="00" calcext:value-type="string">
            <text:p>00</text:p>
          </table:table-cell>
          <table:table-cell table:style-name="ce6" table:formula="of:=BIN2HEX(LEFT(HEX2BIN(RIGHT(LEFT([.$J93];2*[.AE$1]);2);8);4) &amp; RIGHT(HEX2BIN(RIGHT(LEFT([.$J93];2*[.AE$1]);2);8);4);2)" office:value-type="string" office:string-value="00" calcext:value-type="string">
            <text:p>00</text:p>
          </table:table-cell>
          <table:table-cell table:style-name="ce6" table:formula="of:=BIN2HEX(LEFT(HEX2BIN(RIGHT(LEFT([.$J93];2*[.AF$1]);2);8);4) &amp; RIGHT(HEX2BIN(RIGHT(LEFT([.$J93];2*[.AF$1]);2);8);4);2)" office:value-type="string" office:string-value="00" calcext:value-type="string">
            <text:p>00</text:p>
          </table:table-cell>
          <table:table-cell table:style-name="ce6" table:formula="of:=BIN2HEX(LEFT(HEX2BIN(RIGHT(LEFT([.$J93];2*[.AG$1]);2);8);4) &amp; RIGHT(HEX2BIN(RIGHT(LEFT([.$J93];2*[.AG$1]);2);8);4);2)" office:value-type="string" office:string-value="00" calcext:value-type="string">
            <text:p>00</text:p>
          </table:table-cell>
          <table:table-cell table:style-name="ce6" table:formula="of:=BIN2HEX(LEFT(HEX2BIN(RIGHT(LEFT([.$J93];2*[.AH$1]);2);8);4) &amp; RIGHT(HEX2BIN(RIGHT(LEFT([.$J93];2*[.AH$1]);2);8);4);2)" office:value-type="string" office:string-value="00" calcext:value-type="string">
            <text:p>00</text:p>
          </table:table-cell>
          <table:table-cell table:style-name="ce6" table:formula="of:=BIN2HEX(LEFT(HEX2BIN(RIGHT(LEFT([.$J93];2*[.AI$1]);2);8);4) &amp; RIGHT(HEX2BIN(RIGHT(LEFT([.$J93];2*[.AI$1]);2);8);4);2)" office:value-type="string" office:string-value="00" calcext:value-type="string">
            <text:p>00</text:p>
          </table:table-cell>
          <table:table-cell table:style-name="ce21" table:formula="of:=BIN2HEX(LEFT(HEX2BIN(RIGHT(LEFT([.$J93];2*[.AJ$1]);2);8);4) &amp; RIGHT(HEX2BIN(RIGHT(LEFT([.$J93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3])+HEX2DEC([.S93]);256)" office:value-type="float" office:value="0" calcext:value-type="float">
            <text:p>0</text:p>
          </table:table-cell>
          <table:table-cell table:formula="of:=MOD([.BM93]+HEX2DEC([.T93]);256)" office:value-type="float" office:value="0" calcext:value-type="float">
            <text:p>0</text:p>
          </table:table-cell>
          <table:table-cell table:formula="of:=MOD([.BN93]+HEX2DEC([.U93]);256)" office:value-type="float" office:value="0" calcext:value-type="float">
            <text:p>0</text:p>
          </table:table-cell>
          <table:table-cell table:formula="of:=MOD([.BO93]+HEX2DEC([.V93]);256)" office:value-type="float" office:value="0" calcext:value-type="float">
            <text:p>0</text:p>
          </table:table-cell>
          <table:table-cell table:formula="of:=MOD([.BP93]+HEX2DEC([.W93]);256)" office:value-type="float" office:value="0" calcext:value-type="float">
            <text:p>0</text:p>
          </table:table-cell>
          <table:table-cell table:formula="of:=MOD([.BQ93]+HEX2DEC([.X93]);256)" office:value-type="float" office:value="0" calcext:value-type="float">
            <text:p>0</text:p>
          </table:table-cell>
          <table:table-cell table:formula="of:=MOD([.BR93]+HEX2DEC([.Y93]);256)" office:value-type="float" office:value="0" calcext:value-type="float">
            <text:p>0</text:p>
          </table:table-cell>
          <table:table-cell table:formula="of:=MOD([.BS93]+HEX2DEC([.Z93]);256)" office:value-type="float" office:value="0" calcext:value-type="float">
            <text:p>0</text:p>
          </table:table-cell>
          <table:table-cell table:formula="of:=MOD([.BT93]+HEX2DEC([.AA93]);256)" office:value-type="float" office:value="0" calcext:value-type="float">
            <text:p>0</text:p>
          </table:table-cell>
          <table:table-cell table:formula="of:=MOD([.BU93]+HEX2DEC([.AB93]);256)" office:value-type="float" office:value="0" calcext:value-type="float">
            <text:p>0</text:p>
          </table:table-cell>
          <table:table-cell table:formula="of:=MOD([.BV93]+HEX2DEC([.AC93]);256)" office:value-type="float" office:value="0" calcext:value-type="float">
            <text:p>0</text:p>
          </table:table-cell>
          <table:table-cell table:formula="of:=MOD([.BW93]+HEX2DEC([.AD93]);256)" office:value-type="float" office:value="0" calcext:value-type="float">
            <text:p>0</text:p>
          </table:table-cell>
          <table:table-cell table:formula="of:=MOD([.BX93]+HEX2DEC([.AE93]);256)" office:value-type="float" office:value="0" calcext:value-type="float">
            <text:p>0</text:p>
          </table:table-cell>
          <table:table-cell table:formula="of:=MOD([.BY93]+HEX2DEC([.AF93]);256)" office:value-type="float" office:value="0" calcext:value-type="float">
            <text:p>0</text:p>
          </table:table-cell>
          <table:table-cell table:formula="of:=MOD([.BZ93]+HEX2DEC([.AG93]);256)" office:value-type="float" office:value="0" calcext:value-type="float">
            <text:p>0</text:p>
          </table:table-cell>
          <table:table-cell table:formula="of:=MOD([.CA93]+HEX2DEC([.AH93]);256)" office:value-type="float" office:value="0" calcext:value-type="float">
            <text:p>0</text:p>
          </table:table-cell>
          <table:table-cell table:formula="of:=MOD([.CB93]+HEX2DEC([.AI9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4];2*[.R$1]);2);8);4) &amp; RIGHT(HEX2BIN(RIGHT(LEFT([.$J94];2*[.R$1]);2);8);4);2)" office:value-type="string" office:string-value="00" calcext:value-type="string">
            <text:p>00</text:p>
          </table:table-cell>
          <table:table-cell table:style-name="ce6" table:formula="of:=BIN2HEX(LEFT(HEX2BIN(RIGHT(LEFT([.$J94];2*[.S$1]);2);8);4) &amp; RIGHT(HEX2BIN(RIGHT(LEFT([.$J94];2*[.S$1]);2);8);4);2)" office:value-type="string" office:string-value="00" calcext:value-type="string">
            <text:p>00</text:p>
          </table:table-cell>
          <table:table-cell table:style-name="ce6" table:formula="of:=BIN2HEX(LEFT(HEX2BIN(RIGHT(LEFT([.$J94];2*[.T$1]);2);8);4) &amp; RIGHT(HEX2BIN(RIGHT(LEFT([.$J94];2*[.T$1]);2);8);4);2)" office:value-type="string" office:string-value="00" calcext:value-type="string">
            <text:p>00</text:p>
          </table:table-cell>
          <table:table-cell table:style-name="ce6" table:formula="of:=BIN2HEX(LEFT(HEX2BIN(RIGHT(LEFT([.$J94];2*[.U$1]);2);8);4) &amp; RIGHT(HEX2BIN(RIGHT(LEFT([.$J94];2*[.U$1]);2);8);4);2)" office:value-type="string" office:string-value="00" calcext:value-type="string">
            <text:p>00</text:p>
          </table:table-cell>
          <table:table-cell table:style-name="ce6" table:formula="of:=BIN2HEX(LEFT(HEX2BIN(RIGHT(LEFT([.$J94];2*[.V$1]);2);8);4) &amp; RIGHT(HEX2BIN(RIGHT(LEFT([.$J94];2*[.V$1]);2);8);4);2)" office:value-type="string" office:string-value="00" calcext:value-type="string">
            <text:p>00</text:p>
          </table:table-cell>
          <table:table-cell table:style-name="ce14" table:formula="of:=BIN2HEX(LEFT(HEX2BIN(RIGHT(LEFT([.$J94];2*[.W$1]);2);8);4) &amp; RIGHT(HEX2BIN(RIGHT(LEFT([.$J94];2*[.W$1]);2);8);4);2)" office:value-type="string" office:string-value="00" calcext:value-type="string">
            <text:p>00</text:p>
          </table:table-cell>
          <table:table-cell table:style-name="ce17" table:formula="of:=BIN2HEX(LEFT(HEX2BIN(RIGHT(LEFT([.$J94];2*[.X$1]);2);8);4) &amp; RIGHT(HEX2BIN(RIGHT(LEFT([.$J94];2*[.X$1]);2);8);4);2)" office:value-type="string" office:string-value="00" calcext:value-type="string">
            <text:p>00</text:p>
          </table:table-cell>
          <table:table-cell table:style-name="ce6" table:formula="of:=BIN2HEX(LEFT(HEX2BIN(RIGHT(LEFT([.$J94];2*[.Y$1]);2);8);4) &amp; RIGHT(HEX2BIN(RIGHT(LEFT([.$J94];2*[.Y$1]);2);8);4);2)" office:value-type="string" office:string-value="00" calcext:value-type="string">
            <text:p>00</text:p>
          </table:table-cell>
          <table:table-cell table:style-name="ce6" table:formula="of:=BIN2HEX(LEFT(HEX2BIN(RIGHT(LEFT([.$J94];2*[.Z$1]);2);8);4) &amp; RIGHT(HEX2BIN(RIGHT(LEFT([.$J94];2*[.Z$1]);2);8);4);2)" office:value-type="string" office:string-value="00" calcext:value-type="string">
            <text:p>00</text:p>
          </table:table-cell>
          <table:table-cell table:style-name="ce6" table:formula="of:=BIN2HEX(LEFT(HEX2BIN(RIGHT(LEFT([.$J94];2*[.AA$1]);2);8);4) &amp; RIGHT(HEX2BIN(RIGHT(LEFT([.$J94];2*[.AA$1]);2);8);4);2)" office:value-type="string" office:string-value="00" calcext:value-type="string">
            <text:p>00</text:p>
          </table:table-cell>
          <table:table-cell table:style-name="ce6" table:formula="of:=BIN2HEX(LEFT(HEX2BIN(RIGHT(LEFT([.$J94];2*[.AB$1]);2);8);4) &amp; RIGHT(HEX2BIN(RIGHT(LEFT([.$J94];2*[.AB$1]);2);8);4);2)" office:value-type="string" office:string-value="00" calcext:value-type="string">
            <text:p>00</text:p>
          </table:table-cell>
          <table:table-cell table:style-name="ce6" table:formula="of:=BIN2HEX(LEFT(HEX2BIN(RIGHT(LEFT([.$J94];2*[.AC$1]);2);8);4) &amp; RIGHT(HEX2BIN(RIGHT(LEFT([.$J94];2*[.AC$1]);2);8);4);2)" office:value-type="string" office:string-value="00" calcext:value-type="string">
            <text:p>00</text:p>
          </table:table-cell>
          <table:table-cell table:style-name="ce6" table:formula="of:=BIN2HEX(LEFT(HEX2BIN(RIGHT(LEFT([.$J94];2*[.AD$1]);2);8);4) &amp; RIGHT(HEX2BIN(RIGHT(LEFT([.$J94];2*[.AD$1]);2);8);4);2)" office:value-type="string" office:string-value="00" calcext:value-type="string">
            <text:p>00</text:p>
          </table:table-cell>
          <table:table-cell table:style-name="ce6" table:formula="of:=BIN2HEX(LEFT(HEX2BIN(RIGHT(LEFT([.$J94];2*[.AE$1]);2);8);4) &amp; RIGHT(HEX2BIN(RIGHT(LEFT([.$J94];2*[.AE$1]);2);8);4);2)" office:value-type="string" office:string-value="00" calcext:value-type="string">
            <text:p>00</text:p>
          </table:table-cell>
          <table:table-cell table:style-name="ce6" table:formula="of:=BIN2HEX(LEFT(HEX2BIN(RIGHT(LEFT([.$J94];2*[.AF$1]);2);8);4) &amp; RIGHT(HEX2BIN(RIGHT(LEFT([.$J94];2*[.AF$1]);2);8);4);2)" office:value-type="string" office:string-value="00" calcext:value-type="string">
            <text:p>00</text:p>
          </table:table-cell>
          <table:table-cell table:style-name="ce6" table:formula="of:=BIN2HEX(LEFT(HEX2BIN(RIGHT(LEFT([.$J94];2*[.AG$1]);2);8);4) &amp; RIGHT(HEX2BIN(RIGHT(LEFT([.$J94];2*[.AG$1]);2);8);4);2)" office:value-type="string" office:string-value="00" calcext:value-type="string">
            <text:p>00</text:p>
          </table:table-cell>
          <table:table-cell table:style-name="ce6" table:formula="of:=BIN2HEX(LEFT(HEX2BIN(RIGHT(LEFT([.$J94];2*[.AH$1]);2);8);4) &amp; RIGHT(HEX2BIN(RIGHT(LEFT([.$J94];2*[.AH$1]);2);8);4);2)" office:value-type="string" office:string-value="00" calcext:value-type="string">
            <text:p>00</text:p>
          </table:table-cell>
          <table:table-cell table:style-name="ce6" table:formula="of:=BIN2HEX(LEFT(HEX2BIN(RIGHT(LEFT([.$J94];2*[.AI$1]);2);8);4) &amp; RIGHT(HEX2BIN(RIGHT(LEFT([.$J94];2*[.AI$1]);2);8);4);2)" office:value-type="string" office:string-value="00" calcext:value-type="string">
            <text:p>00</text:p>
          </table:table-cell>
          <table:table-cell table:style-name="ce21" table:formula="of:=BIN2HEX(LEFT(HEX2BIN(RIGHT(LEFT([.$J94];2*[.AJ$1]);2);8);4) &amp; RIGHT(HEX2BIN(RIGHT(LEFT([.$J94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4])+HEX2DEC([.S94]);256)" office:value-type="float" office:value="0" calcext:value-type="float">
            <text:p>0</text:p>
          </table:table-cell>
          <table:table-cell table:formula="of:=MOD([.BM94]+HEX2DEC([.T94]);256)" office:value-type="float" office:value="0" calcext:value-type="float">
            <text:p>0</text:p>
          </table:table-cell>
          <table:table-cell table:formula="of:=MOD([.BN94]+HEX2DEC([.U94]);256)" office:value-type="float" office:value="0" calcext:value-type="float">
            <text:p>0</text:p>
          </table:table-cell>
          <table:table-cell table:formula="of:=MOD([.BO94]+HEX2DEC([.V94]);256)" office:value-type="float" office:value="0" calcext:value-type="float">
            <text:p>0</text:p>
          </table:table-cell>
          <table:table-cell table:formula="of:=MOD([.BP94]+HEX2DEC([.W94]);256)" office:value-type="float" office:value="0" calcext:value-type="float">
            <text:p>0</text:p>
          </table:table-cell>
          <table:table-cell table:formula="of:=MOD([.BQ94]+HEX2DEC([.X94]);256)" office:value-type="float" office:value="0" calcext:value-type="float">
            <text:p>0</text:p>
          </table:table-cell>
          <table:table-cell table:formula="of:=MOD([.BR94]+HEX2DEC([.Y94]);256)" office:value-type="float" office:value="0" calcext:value-type="float">
            <text:p>0</text:p>
          </table:table-cell>
          <table:table-cell table:formula="of:=MOD([.BS94]+HEX2DEC([.Z94]);256)" office:value-type="float" office:value="0" calcext:value-type="float">
            <text:p>0</text:p>
          </table:table-cell>
          <table:table-cell table:formula="of:=MOD([.BT94]+HEX2DEC([.AA94]);256)" office:value-type="float" office:value="0" calcext:value-type="float">
            <text:p>0</text:p>
          </table:table-cell>
          <table:table-cell table:formula="of:=MOD([.BU94]+HEX2DEC([.AB94]);256)" office:value-type="float" office:value="0" calcext:value-type="float">
            <text:p>0</text:p>
          </table:table-cell>
          <table:table-cell table:formula="of:=MOD([.BV94]+HEX2DEC([.AC94]);256)" office:value-type="float" office:value="0" calcext:value-type="float">
            <text:p>0</text:p>
          </table:table-cell>
          <table:table-cell table:formula="of:=MOD([.BW94]+HEX2DEC([.AD94]);256)" office:value-type="float" office:value="0" calcext:value-type="float">
            <text:p>0</text:p>
          </table:table-cell>
          <table:table-cell table:formula="of:=MOD([.BX94]+HEX2DEC([.AE94]);256)" office:value-type="float" office:value="0" calcext:value-type="float">
            <text:p>0</text:p>
          </table:table-cell>
          <table:table-cell table:formula="of:=MOD([.BY94]+HEX2DEC([.AF94]);256)" office:value-type="float" office:value="0" calcext:value-type="float">
            <text:p>0</text:p>
          </table:table-cell>
          <table:table-cell table:formula="of:=MOD([.BZ94]+HEX2DEC([.AG94]);256)" office:value-type="float" office:value="0" calcext:value-type="float">
            <text:p>0</text:p>
          </table:table-cell>
          <table:table-cell table:formula="of:=MOD([.CA94]+HEX2DEC([.AH94]);256)" office:value-type="float" office:value="0" calcext:value-type="float">
            <text:p>0</text:p>
          </table:table-cell>
          <table:table-cell table:formula="of:=MOD([.CB94]+HEX2DEC([.AI9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5];2*[.R$1]);2);8);4) &amp; RIGHT(HEX2BIN(RIGHT(LEFT([.$J95];2*[.R$1]);2);8);4);2)" office:value-type="string" office:string-value="00" calcext:value-type="string">
            <text:p>00</text:p>
          </table:table-cell>
          <table:table-cell table:style-name="ce6" table:formula="of:=BIN2HEX(LEFT(HEX2BIN(RIGHT(LEFT([.$J95];2*[.S$1]);2);8);4) &amp; RIGHT(HEX2BIN(RIGHT(LEFT([.$J95];2*[.S$1]);2);8);4);2)" office:value-type="string" office:string-value="00" calcext:value-type="string">
            <text:p>00</text:p>
          </table:table-cell>
          <table:table-cell table:style-name="ce6" table:formula="of:=BIN2HEX(LEFT(HEX2BIN(RIGHT(LEFT([.$J95];2*[.T$1]);2);8);4) &amp; RIGHT(HEX2BIN(RIGHT(LEFT([.$J95];2*[.T$1]);2);8);4);2)" office:value-type="string" office:string-value="00" calcext:value-type="string">
            <text:p>00</text:p>
          </table:table-cell>
          <table:table-cell table:style-name="ce6" table:formula="of:=BIN2HEX(LEFT(HEX2BIN(RIGHT(LEFT([.$J95];2*[.U$1]);2);8);4) &amp; RIGHT(HEX2BIN(RIGHT(LEFT([.$J95];2*[.U$1]);2);8);4);2)" office:value-type="string" office:string-value="00" calcext:value-type="string">
            <text:p>00</text:p>
          </table:table-cell>
          <table:table-cell table:style-name="ce6" table:formula="of:=BIN2HEX(LEFT(HEX2BIN(RIGHT(LEFT([.$J95];2*[.V$1]);2);8);4) &amp; RIGHT(HEX2BIN(RIGHT(LEFT([.$J95];2*[.V$1]);2);8);4);2)" office:value-type="string" office:string-value="00" calcext:value-type="string">
            <text:p>00</text:p>
          </table:table-cell>
          <table:table-cell table:style-name="ce14" table:formula="of:=BIN2HEX(LEFT(HEX2BIN(RIGHT(LEFT([.$J95];2*[.W$1]);2);8);4) &amp; RIGHT(HEX2BIN(RIGHT(LEFT([.$J95];2*[.W$1]);2);8);4);2)" office:value-type="string" office:string-value="00" calcext:value-type="string">
            <text:p>00</text:p>
          </table:table-cell>
          <table:table-cell table:style-name="ce17" table:formula="of:=BIN2HEX(LEFT(HEX2BIN(RIGHT(LEFT([.$J95];2*[.X$1]);2);8);4) &amp; RIGHT(HEX2BIN(RIGHT(LEFT([.$J95];2*[.X$1]);2);8);4);2)" office:value-type="string" office:string-value="00" calcext:value-type="string">
            <text:p>00</text:p>
          </table:table-cell>
          <table:table-cell table:style-name="ce6" table:formula="of:=BIN2HEX(LEFT(HEX2BIN(RIGHT(LEFT([.$J95];2*[.Y$1]);2);8);4) &amp; RIGHT(HEX2BIN(RIGHT(LEFT([.$J95];2*[.Y$1]);2);8);4);2)" office:value-type="string" office:string-value="00" calcext:value-type="string">
            <text:p>00</text:p>
          </table:table-cell>
          <table:table-cell table:style-name="ce6" table:formula="of:=BIN2HEX(LEFT(HEX2BIN(RIGHT(LEFT([.$J95];2*[.Z$1]);2);8);4) &amp; RIGHT(HEX2BIN(RIGHT(LEFT([.$J95];2*[.Z$1]);2);8);4);2)" office:value-type="string" office:string-value="00" calcext:value-type="string">
            <text:p>00</text:p>
          </table:table-cell>
          <table:table-cell table:style-name="ce6" table:formula="of:=BIN2HEX(LEFT(HEX2BIN(RIGHT(LEFT([.$J95];2*[.AA$1]);2);8);4) &amp; RIGHT(HEX2BIN(RIGHT(LEFT([.$J95];2*[.AA$1]);2);8);4);2)" office:value-type="string" office:string-value="00" calcext:value-type="string">
            <text:p>00</text:p>
          </table:table-cell>
          <table:table-cell table:style-name="ce6" table:formula="of:=BIN2HEX(LEFT(HEX2BIN(RIGHT(LEFT([.$J95];2*[.AB$1]);2);8);4) &amp; RIGHT(HEX2BIN(RIGHT(LEFT([.$J95];2*[.AB$1]);2);8);4);2)" office:value-type="string" office:string-value="00" calcext:value-type="string">
            <text:p>00</text:p>
          </table:table-cell>
          <table:table-cell table:style-name="ce6" table:formula="of:=BIN2HEX(LEFT(HEX2BIN(RIGHT(LEFT([.$J95];2*[.AC$1]);2);8);4) &amp; RIGHT(HEX2BIN(RIGHT(LEFT([.$J95];2*[.AC$1]);2);8);4);2)" office:value-type="string" office:string-value="00" calcext:value-type="string">
            <text:p>00</text:p>
          </table:table-cell>
          <table:table-cell table:style-name="ce6" table:formula="of:=BIN2HEX(LEFT(HEX2BIN(RIGHT(LEFT([.$J95];2*[.AD$1]);2);8);4) &amp; RIGHT(HEX2BIN(RIGHT(LEFT([.$J95];2*[.AD$1]);2);8);4);2)" office:value-type="string" office:string-value="00" calcext:value-type="string">
            <text:p>00</text:p>
          </table:table-cell>
          <table:table-cell table:style-name="ce6" table:formula="of:=BIN2HEX(LEFT(HEX2BIN(RIGHT(LEFT([.$J95];2*[.AE$1]);2);8);4) &amp; RIGHT(HEX2BIN(RIGHT(LEFT([.$J95];2*[.AE$1]);2);8);4);2)" office:value-type="string" office:string-value="00" calcext:value-type="string">
            <text:p>00</text:p>
          </table:table-cell>
          <table:table-cell table:style-name="ce6" table:formula="of:=BIN2HEX(LEFT(HEX2BIN(RIGHT(LEFT([.$J95];2*[.AF$1]);2);8);4) &amp; RIGHT(HEX2BIN(RIGHT(LEFT([.$J95];2*[.AF$1]);2);8);4);2)" office:value-type="string" office:string-value="00" calcext:value-type="string">
            <text:p>00</text:p>
          </table:table-cell>
          <table:table-cell table:style-name="ce6" table:formula="of:=BIN2HEX(LEFT(HEX2BIN(RIGHT(LEFT([.$J95];2*[.AG$1]);2);8);4) &amp; RIGHT(HEX2BIN(RIGHT(LEFT([.$J95];2*[.AG$1]);2);8);4);2)" office:value-type="string" office:string-value="00" calcext:value-type="string">
            <text:p>00</text:p>
          </table:table-cell>
          <table:table-cell table:style-name="ce6" table:formula="of:=BIN2HEX(LEFT(HEX2BIN(RIGHT(LEFT([.$J95];2*[.AH$1]);2);8);4) &amp; RIGHT(HEX2BIN(RIGHT(LEFT([.$J95];2*[.AH$1]);2);8);4);2)" office:value-type="string" office:string-value="00" calcext:value-type="string">
            <text:p>00</text:p>
          </table:table-cell>
          <table:table-cell table:style-name="ce6" table:formula="of:=BIN2HEX(LEFT(HEX2BIN(RIGHT(LEFT([.$J95];2*[.AI$1]);2);8);4) &amp; RIGHT(HEX2BIN(RIGHT(LEFT([.$J95];2*[.AI$1]);2);8);4);2)" office:value-type="string" office:string-value="00" calcext:value-type="string">
            <text:p>00</text:p>
          </table:table-cell>
          <table:table-cell table:style-name="ce21" table:formula="of:=BIN2HEX(LEFT(HEX2BIN(RIGHT(LEFT([.$J95];2*[.AJ$1]);2);8);4) &amp; RIGHT(HEX2BIN(RIGHT(LEFT([.$J95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5])+HEX2DEC([.S95]);256)" office:value-type="float" office:value="0" calcext:value-type="float">
            <text:p>0</text:p>
          </table:table-cell>
          <table:table-cell table:formula="of:=MOD([.BM95]+HEX2DEC([.T95]);256)" office:value-type="float" office:value="0" calcext:value-type="float">
            <text:p>0</text:p>
          </table:table-cell>
          <table:table-cell table:formula="of:=MOD([.BN95]+HEX2DEC([.U95]);256)" office:value-type="float" office:value="0" calcext:value-type="float">
            <text:p>0</text:p>
          </table:table-cell>
          <table:table-cell table:formula="of:=MOD([.BO95]+HEX2DEC([.V95]);256)" office:value-type="float" office:value="0" calcext:value-type="float">
            <text:p>0</text:p>
          </table:table-cell>
          <table:table-cell table:formula="of:=MOD([.BP95]+HEX2DEC([.W95]);256)" office:value-type="float" office:value="0" calcext:value-type="float">
            <text:p>0</text:p>
          </table:table-cell>
          <table:table-cell table:formula="of:=MOD([.BQ95]+HEX2DEC([.X95]);256)" office:value-type="float" office:value="0" calcext:value-type="float">
            <text:p>0</text:p>
          </table:table-cell>
          <table:table-cell table:formula="of:=MOD([.BR95]+HEX2DEC([.Y95]);256)" office:value-type="float" office:value="0" calcext:value-type="float">
            <text:p>0</text:p>
          </table:table-cell>
          <table:table-cell table:formula="of:=MOD([.BS95]+HEX2DEC([.Z95]);256)" office:value-type="float" office:value="0" calcext:value-type="float">
            <text:p>0</text:p>
          </table:table-cell>
          <table:table-cell table:formula="of:=MOD([.BT95]+HEX2DEC([.AA95]);256)" office:value-type="float" office:value="0" calcext:value-type="float">
            <text:p>0</text:p>
          </table:table-cell>
          <table:table-cell table:formula="of:=MOD([.BU95]+HEX2DEC([.AB95]);256)" office:value-type="float" office:value="0" calcext:value-type="float">
            <text:p>0</text:p>
          </table:table-cell>
          <table:table-cell table:formula="of:=MOD([.BV95]+HEX2DEC([.AC95]);256)" office:value-type="float" office:value="0" calcext:value-type="float">
            <text:p>0</text:p>
          </table:table-cell>
          <table:table-cell table:formula="of:=MOD([.BW95]+HEX2DEC([.AD95]);256)" office:value-type="float" office:value="0" calcext:value-type="float">
            <text:p>0</text:p>
          </table:table-cell>
          <table:table-cell table:formula="of:=MOD([.BX95]+HEX2DEC([.AE95]);256)" office:value-type="float" office:value="0" calcext:value-type="float">
            <text:p>0</text:p>
          </table:table-cell>
          <table:table-cell table:formula="of:=MOD([.BY95]+HEX2DEC([.AF95]);256)" office:value-type="float" office:value="0" calcext:value-type="float">
            <text:p>0</text:p>
          </table:table-cell>
          <table:table-cell table:formula="of:=MOD([.BZ95]+HEX2DEC([.AG95]);256)" office:value-type="float" office:value="0" calcext:value-type="float">
            <text:p>0</text:p>
          </table:table-cell>
          <table:table-cell table:formula="of:=MOD([.CA95]+HEX2DEC([.AH95]);256)" office:value-type="float" office:value="0" calcext:value-type="float">
            <text:p>0</text:p>
          </table:table-cell>
          <table:table-cell table:formula="of:=MOD([.CB95]+HEX2DEC([.AI9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6];2*[.R$1]);2);8);4) &amp; RIGHT(HEX2BIN(RIGHT(LEFT([.$J96];2*[.R$1]);2);8);4);2)" office:value-type="string" office:string-value="00" calcext:value-type="string">
            <text:p>00</text:p>
          </table:table-cell>
          <table:table-cell table:style-name="ce6" table:formula="of:=BIN2HEX(LEFT(HEX2BIN(RIGHT(LEFT([.$J96];2*[.S$1]);2);8);4) &amp; RIGHT(HEX2BIN(RIGHT(LEFT([.$J96];2*[.S$1]);2);8);4);2)" office:value-type="string" office:string-value="00" calcext:value-type="string">
            <text:p>00</text:p>
          </table:table-cell>
          <table:table-cell table:style-name="ce6" table:formula="of:=BIN2HEX(LEFT(HEX2BIN(RIGHT(LEFT([.$J96];2*[.T$1]);2);8);4) &amp; RIGHT(HEX2BIN(RIGHT(LEFT([.$J96];2*[.T$1]);2);8);4);2)" office:value-type="string" office:string-value="00" calcext:value-type="string">
            <text:p>00</text:p>
          </table:table-cell>
          <table:table-cell table:style-name="ce6" table:formula="of:=BIN2HEX(LEFT(HEX2BIN(RIGHT(LEFT([.$J96];2*[.U$1]);2);8);4) &amp; RIGHT(HEX2BIN(RIGHT(LEFT([.$J96];2*[.U$1]);2);8);4);2)" office:value-type="string" office:string-value="00" calcext:value-type="string">
            <text:p>00</text:p>
          </table:table-cell>
          <table:table-cell table:style-name="ce6" table:formula="of:=BIN2HEX(LEFT(HEX2BIN(RIGHT(LEFT([.$J96];2*[.V$1]);2);8);4) &amp; RIGHT(HEX2BIN(RIGHT(LEFT([.$J96];2*[.V$1]);2);8);4);2)" office:value-type="string" office:string-value="00" calcext:value-type="string">
            <text:p>00</text:p>
          </table:table-cell>
          <table:table-cell table:style-name="ce14" table:formula="of:=BIN2HEX(LEFT(HEX2BIN(RIGHT(LEFT([.$J96];2*[.W$1]);2);8);4) &amp; RIGHT(HEX2BIN(RIGHT(LEFT([.$J96];2*[.W$1]);2);8);4);2)" office:value-type="string" office:string-value="00" calcext:value-type="string">
            <text:p>00</text:p>
          </table:table-cell>
          <table:table-cell table:style-name="ce17" table:formula="of:=BIN2HEX(LEFT(HEX2BIN(RIGHT(LEFT([.$J96];2*[.X$1]);2);8);4) &amp; RIGHT(HEX2BIN(RIGHT(LEFT([.$J96];2*[.X$1]);2);8);4);2)" office:value-type="string" office:string-value="00" calcext:value-type="string">
            <text:p>00</text:p>
          </table:table-cell>
          <table:table-cell table:style-name="ce6" table:formula="of:=BIN2HEX(LEFT(HEX2BIN(RIGHT(LEFT([.$J96];2*[.Y$1]);2);8);4) &amp; RIGHT(HEX2BIN(RIGHT(LEFT([.$J96];2*[.Y$1]);2);8);4);2)" office:value-type="string" office:string-value="00" calcext:value-type="string">
            <text:p>00</text:p>
          </table:table-cell>
          <table:table-cell table:style-name="ce6" table:formula="of:=BIN2HEX(LEFT(HEX2BIN(RIGHT(LEFT([.$J96];2*[.Z$1]);2);8);4) &amp; RIGHT(HEX2BIN(RIGHT(LEFT([.$J96];2*[.Z$1]);2);8);4);2)" office:value-type="string" office:string-value="00" calcext:value-type="string">
            <text:p>00</text:p>
          </table:table-cell>
          <table:table-cell table:style-name="ce6" table:formula="of:=BIN2HEX(LEFT(HEX2BIN(RIGHT(LEFT([.$J96];2*[.AA$1]);2);8);4) &amp; RIGHT(HEX2BIN(RIGHT(LEFT([.$J96];2*[.AA$1]);2);8);4);2)" office:value-type="string" office:string-value="00" calcext:value-type="string">
            <text:p>00</text:p>
          </table:table-cell>
          <table:table-cell table:style-name="ce6" table:formula="of:=BIN2HEX(LEFT(HEX2BIN(RIGHT(LEFT([.$J96];2*[.AB$1]);2);8);4) &amp; RIGHT(HEX2BIN(RIGHT(LEFT([.$J96];2*[.AB$1]);2);8);4);2)" office:value-type="string" office:string-value="00" calcext:value-type="string">
            <text:p>00</text:p>
          </table:table-cell>
          <table:table-cell table:style-name="ce6" table:formula="of:=BIN2HEX(LEFT(HEX2BIN(RIGHT(LEFT([.$J96];2*[.AC$1]);2);8);4) &amp; RIGHT(HEX2BIN(RIGHT(LEFT([.$J96];2*[.AC$1]);2);8);4);2)" office:value-type="string" office:string-value="00" calcext:value-type="string">
            <text:p>00</text:p>
          </table:table-cell>
          <table:table-cell table:style-name="ce6" table:formula="of:=BIN2HEX(LEFT(HEX2BIN(RIGHT(LEFT([.$J96];2*[.AD$1]);2);8);4) &amp; RIGHT(HEX2BIN(RIGHT(LEFT([.$J96];2*[.AD$1]);2);8);4);2)" office:value-type="string" office:string-value="00" calcext:value-type="string">
            <text:p>00</text:p>
          </table:table-cell>
          <table:table-cell table:style-name="ce6" table:formula="of:=BIN2HEX(LEFT(HEX2BIN(RIGHT(LEFT([.$J96];2*[.AE$1]);2);8);4) &amp; RIGHT(HEX2BIN(RIGHT(LEFT([.$J96];2*[.AE$1]);2);8);4);2)" office:value-type="string" office:string-value="00" calcext:value-type="string">
            <text:p>00</text:p>
          </table:table-cell>
          <table:table-cell table:style-name="ce6" table:formula="of:=BIN2HEX(LEFT(HEX2BIN(RIGHT(LEFT([.$J96];2*[.AF$1]);2);8);4) &amp; RIGHT(HEX2BIN(RIGHT(LEFT([.$J96];2*[.AF$1]);2);8);4);2)" office:value-type="string" office:string-value="00" calcext:value-type="string">
            <text:p>00</text:p>
          </table:table-cell>
          <table:table-cell table:style-name="ce6" table:formula="of:=BIN2HEX(LEFT(HEX2BIN(RIGHT(LEFT([.$J96];2*[.AG$1]);2);8);4) &amp; RIGHT(HEX2BIN(RIGHT(LEFT([.$J96];2*[.AG$1]);2);8);4);2)" office:value-type="string" office:string-value="00" calcext:value-type="string">
            <text:p>00</text:p>
          </table:table-cell>
          <table:table-cell table:style-name="ce6" table:formula="of:=BIN2HEX(LEFT(HEX2BIN(RIGHT(LEFT([.$J96];2*[.AH$1]);2);8);4) &amp; RIGHT(HEX2BIN(RIGHT(LEFT([.$J96];2*[.AH$1]);2);8);4);2)" office:value-type="string" office:string-value="00" calcext:value-type="string">
            <text:p>00</text:p>
          </table:table-cell>
          <table:table-cell table:style-name="ce6" table:formula="of:=BIN2HEX(LEFT(HEX2BIN(RIGHT(LEFT([.$J96];2*[.AI$1]);2);8);4) &amp; RIGHT(HEX2BIN(RIGHT(LEFT([.$J96];2*[.AI$1]);2);8);4);2)" office:value-type="string" office:string-value="00" calcext:value-type="string">
            <text:p>00</text:p>
          </table:table-cell>
          <table:table-cell table:style-name="ce21" table:formula="of:=BIN2HEX(LEFT(HEX2BIN(RIGHT(LEFT([.$J96];2*[.AJ$1]);2);8);4) &amp; RIGHT(HEX2BIN(RIGHT(LEFT([.$J96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6])+HEX2DEC([.S96]);256)" office:value-type="float" office:value="0" calcext:value-type="float">
            <text:p>0</text:p>
          </table:table-cell>
          <table:table-cell table:formula="of:=MOD([.BM96]+HEX2DEC([.T96]);256)" office:value-type="float" office:value="0" calcext:value-type="float">
            <text:p>0</text:p>
          </table:table-cell>
          <table:table-cell table:formula="of:=MOD([.BN96]+HEX2DEC([.U96]);256)" office:value-type="float" office:value="0" calcext:value-type="float">
            <text:p>0</text:p>
          </table:table-cell>
          <table:table-cell table:formula="of:=MOD([.BO96]+HEX2DEC([.V96]);256)" office:value-type="float" office:value="0" calcext:value-type="float">
            <text:p>0</text:p>
          </table:table-cell>
          <table:table-cell table:formula="of:=MOD([.BP96]+HEX2DEC([.W96]);256)" office:value-type="float" office:value="0" calcext:value-type="float">
            <text:p>0</text:p>
          </table:table-cell>
          <table:table-cell table:formula="of:=MOD([.BQ96]+HEX2DEC([.X96]);256)" office:value-type="float" office:value="0" calcext:value-type="float">
            <text:p>0</text:p>
          </table:table-cell>
          <table:table-cell table:formula="of:=MOD([.BR96]+HEX2DEC([.Y96]);256)" office:value-type="float" office:value="0" calcext:value-type="float">
            <text:p>0</text:p>
          </table:table-cell>
          <table:table-cell table:formula="of:=MOD([.BS96]+HEX2DEC([.Z96]);256)" office:value-type="float" office:value="0" calcext:value-type="float">
            <text:p>0</text:p>
          </table:table-cell>
          <table:table-cell table:formula="of:=MOD([.BT96]+HEX2DEC([.AA96]);256)" office:value-type="float" office:value="0" calcext:value-type="float">
            <text:p>0</text:p>
          </table:table-cell>
          <table:table-cell table:formula="of:=MOD([.BU96]+HEX2DEC([.AB96]);256)" office:value-type="float" office:value="0" calcext:value-type="float">
            <text:p>0</text:p>
          </table:table-cell>
          <table:table-cell table:formula="of:=MOD([.BV96]+HEX2DEC([.AC96]);256)" office:value-type="float" office:value="0" calcext:value-type="float">
            <text:p>0</text:p>
          </table:table-cell>
          <table:table-cell table:formula="of:=MOD([.BW96]+HEX2DEC([.AD96]);256)" office:value-type="float" office:value="0" calcext:value-type="float">
            <text:p>0</text:p>
          </table:table-cell>
          <table:table-cell table:formula="of:=MOD([.BX96]+HEX2DEC([.AE96]);256)" office:value-type="float" office:value="0" calcext:value-type="float">
            <text:p>0</text:p>
          </table:table-cell>
          <table:table-cell table:formula="of:=MOD([.BY96]+HEX2DEC([.AF96]);256)" office:value-type="float" office:value="0" calcext:value-type="float">
            <text:p>0</text:p>
          </table:table-cell>
          <table:table-cell table:formula="of:=MOD([.BZ96]+HEX2DEC([.AG96]);256)" office:value-type="float" office:value="0" calcext:value-type="float">
            <text:p>0</text:p>
          </table:table-cell>
          <table:table-cell table:formula="of:=MOD([.CA96]+HEX2DEC([.AH96]);256)" office:value-type="float" office:value="0" calcext:value-type="float">
            <text:p>0</text:p>
          </table:table-cell>
          <table:table-cell table:formula="of:=MOD([.CB96]+HEX2DEC([.AI9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7];2*[.R$1]);2);8);4) &amp; RIGHT(HEX2BIN(RIGHT(LEFT([.$J97];2*[.R$1]);2);8);4);2)" office:value-type="string" office:string-value="00" calcext:value-type="string">
            <text:p>00</text:p>
          </table:table-cell>
          <table:table-cell table:style-name="ce6" table:formula="of:=BIN2HEX(LEFT(HEX2BIN(RIGHT(LEFT([.$J97];2*[.S$1]);2);8);4) &amp; RIGHT(HEX2BIN(RIGHT(LEFT([.$J97];2*[.S$1]);2);8);4);2)" office:value-type="string" office:string-value="00" calcext:value-type="string">
            <text:p>00</text:p>
          </table:table-cell>
          <table:table-cell table:style-name="ce6" table:formula="of:=BIN2HEX(LEFT(HEX2BIN(RIGHT(LEFT([.$J97];2*[.T$1]);2);8);4) &amp; RIGHT(HEX2BIN(RIGHT(LEFT([.$J97];2*[.T$1]);2);8);4);2)" office:value-type="string" office:string-value="00" calcext:value-type="string">
            <text:p>00</text:p>
          </table:table-cell>
          <table:table-cell table:style-name="ce6" table:formula="of:=BIN2HEX(LEFT(HEX2BIN(RIGHT(LEFT([.$J97];2*[.U$1]);2);8);4) &amp; RIGHT(HEX2BIN(RIGHT(LEFT([.$J97];2*[.U$1]);2);8);4);2)" office:value-type="string" office:string-value="00" calcext:value-type="string">
            <text:p>00</text:p>
          </table:table-cell>
          <table:table-cell table:style-name="ce6" table:formula="of:=BIN2HEX(LEFT(HEX2BIN(RIGHT(LEFT([.$J97];2*[.V$1]);2);8);4) &amp; RIGHT(HEX2BIN(RIGHT(LEFT([.$J97];2*[.V$1]);2);8);4);2)" office:value-type="string" office:string-value="00" calcext:value-type="string">
            <text:p>00</text:p>
          </table:table-cell>
          <table:table-cell table:style-name="ce14" table:formula="of:=BIN2HEX(LEFT(HEX2BIN(RIGHT(LEFT([.$J97];2*[.W$1]);2);8);4) &amp; RIGHT(HEX2BIN(RIGHT(LEFT([.$J97];2*[.W$1]);2);8);4);2)" office:value-type="string" office:string-value="00" calcext:value-type="string">
            <text:p>00</text:p>
          </table:table-cell>
          <table:table-cell table:style-name="ce17" table:formula="of:=BIN2HEX(LEFT(HEX2BIN(RIGHT(LEFT([.$J97];2*[.X$1]);2);8);4) &amp; RIGHT(HEX2BIN(RIGHT(LEFT([.$J97];2*[.X$1]);2);8);4);2)" office:value-type="string" office:string-value="00" calcext:value-type="string">
            <text:p>00</text:p>
          </table:table-cell>
          <table:table-cell table:style-name="ce6" table:formula="of:=BIN2HEX(LEFT(HEX2BIN(RIGHT(LEFT([.$J97];2*[.Y$1]);2);8);4) &amp; RIGHT(HEX2BIN(RIGHT(LEFT([.$J97];2*[.Y$1]);2);8);4);2)" office:value-type="string" office:string-value="00" calcext:value-type="string">
            <text:p>00</text:p>
          </table:table-cell>
          <table:table-cell table:style-name="ce6" table:formula="of:=BIN2HEX(LEFT(HEX2BIN(RIGHT(LEFT([.$J97];2*[.Z$1]);2);8);4) &amp; RIGHT(HEX2BIN(RIGHT(LEFT([.$J97];2*[.Z$1]);2);8);4);2)" office:value-type="string" office:string-value="00" calcext:value-type="string">
            <text:p>00</text:p>
          </table:table-cell>
          <table:table-cell table:style-name="ce6" table:formula="of:=BIN2HEX(LEFT(HEX2BIN(RIGHT(LEFT([.$J97];2*[.AA$1]);2);8);4) &amp; RIGHT(HEX2BIN(RIGHT(LEFT([.$J97];2*[.AA$1]);2);8);4);2)" office:value-type="string" office:string-value="00" calcext:value-type="string">
            <text:p>00</text:p>
          </table:table-cell>
          <table:table-cell table:style-name="ce6" table:formula="of:=BIN2HEX(LEFT(HEX2BIN(RIGHT(LEFT([.$J97];2*[.AB$1]);2);8);4) &amp; RIGHT(HEX2BIN(RIGHT(LEFT([.$J97];2*[.AB$1]);2);8);4);2)" office:value-type="string" office:string-value="00" calcext:value-type="string">
            <text:p>00</text:p>
          </table:table-cell>
          <table:table-cell table:style-name="ce6" table:formula="of:=BIN2HEX(LEFT(HEX2BIN(RIGHT(LEFT([.$J97];2*[.AC$1]);2);8);4) &amp; RIGHT(HEX2BIN(RIGHT(LEFT([.$J97];2*[.AC$1]);2);8);4);2)" office:value-type="string" office:string-value="00" calcext:value-type="string">
            <text:p>00</text:p>
          </table:table-cell>
          <table:table-cell table:style-name="ce6" table:formula="of:=BIN2HEX(LEFT(HEX2BIN(RIGHT(LEFT([.$J97];2*[.AD$1]);2);8);4) &amp; RIGHT(HEX2BIN(RIGHT(LEFT([.$J97];2*[.AD$1]);2);8);4);2)" office:value-type="string" office:string-value="00" calcext:value-type="string">
            <text:p>00</text:p>
          </table:table-cell>
          <table:table-cell table:style-name="ce6" table:formula="of:=BIN2HEX(LEFT(HEX2BIN(RIGHT(LEFT([.$J97];2*[.AE$1]);2);8);4) &amp; RIGHT(HEX2BIN(RIGHT(LEFT([.$J97];2*[.AE$1]);2);8);4);2)" office:value-type="string" office:string-value="00" calcext:value-type="string">
            <text:p>00</text:p>
          </table:table-cell>
          <table:table-cell table:style-name="ce6" table:formula="of:=BIN2HEX(LEFT(HEX2BIN(RIGHT(LEFT([.$J97];2*[.AF$1]);2);8);4) &amp; RIGHT(HEX2BIN(RIGHT(LEFT([.$J97];2*[.AF$1]);2);8);4);2)" office:value-type="string" office:string-value="00" calcext:value-type="string">
            <text:p>00</text:p>
          </table:table-cell>
          <table:table-cell table:style-name="ce6" table:formula="of:=BIN2HEX(LEFT(HEX2BIN(RIGHT(LEFT([.$J97];2*[.AG$1]);2);8);4) &amp; RIGHT(HEX2BIN(RIGHT(LEFT([.$J97];2*[.AG$1]);2);8);4);2)" office:value-type="string" office:string-value="00" calcext:value-type="string">
            <text:p>00</text:p>
          </table:table-cell>
          <table:table-cell table:style-name="ce6" table:formula="of:=BIN2HEX(LEFT(HEX2BIN(RIGHT(LEFT([.$J97];2*[.AH$1]);2);8);4) &amp; RIGHT(HEX2BIN(RIGHT(LEFT([.$J97];2*[.AH$1]);2);8);4);2)" office:value-type="string" office:string-value="00" calcext:value-type="string">
            <text:p>00</text:p>
          </table:table-cell>
          <table:table-cell table:style-name="ce6" table:formula="of:=BIN2HEX(LEFT(HEX2BIN(RIGHT(LEFT([.$J97];2*[.AI$1]);2);8);4) &amp; RIGHT(HEX2BIN(RIGHT(LEFT([.$J97];2*[.AI$1]);2);8);4);2)" office:value-type="string" office:string-value="00" calcext:value-type="string">
            <text:p>00</text:p>
          </table:table-cell>
          <table:table-cell table:style-name="ce21" table:formula="of:=BIN2HEX(LEFT(HEX2BIN(RIGHT(LEFT([.$J97];2*[.AJ$1]);2);8);4) &amp; RIGHT(HEX2BIN(RIGHT(LEFT([.$J97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7])+HEX2DEC([.S97]);256)" office:value-type="float" office:value="0" calcext:value-type="float">
            <text:p>0</text:p>
          </table:table-cell>
          <table:table-cell table:formula="of:=MOD([.BM97]+HEX2DEC([.T97]);256)" office:value-type="float" office:value="0" calcext:value-type="float">
            <text:p>0</text:p>
          </table:table-cell>
          <table:table-cell table:formula="of:=MOD([.BN97]+HEX2DEC([.U97]);256)" office:value-type="float" office:value="0" calcext:value-type="float">
            <text:p>0</text:p>
          </table:table-cell>
          <table:table-cell table:formula="of:=MOD([.BO97]+HEX2DEC([.V97]);256)" office:value-type="float" office:value="0" calcext:value-type="float">
            <text:p>0</text:p>
          </table:table-cell>
          <table:table-cell table:formula="of:=MOD([.BP97]+HEX2DEC([.W97]);256)" office:value-type="float" office:value="0" calcext:value-type="float">
            <text:p>0</text:p>
          </table:table-cell>
          <table:table-cell table:formula="of:=MOD([.BQ97]+HEX2DEC([.X97]);256)" office:value-type="float" office:value="0" calcext:value-type="float">
            <text:p>0</text:p>
          </table:table-cell>
          <table:table-cell table:formula="of:=MOD([.BR97]+HEX2DEC([.Y97]);256)" office:value-type="float" office:value="0" calcext:value-type="float">
            <text:p>0</text:p>
          </table:table-cell>
          <table:table-cell table:formula="of:=MOD([.BS97]+HEX2DEC([.Z97]);256)" office:value-type="float" office:value="0" calcext:value-type="float">
            <text:p>0</text:p>
          </table:table-cell>
          <table:table-cell table:formula="of:=MOD([.BT97]+HEX2DEC([.AA97]);256)" office:value-type="float" office:value="0" calcext:value-type="float">
            <text:p>0</text:p>
          </table:table-cell>
          <table:table-cell table:formula="of:=MOD([.BU97]+HEX2DEC([.AB97]);256)" office:value-type="float" office:value="0" calcext:value-type="float">
            <text:p>0</text:p>
          </table:table-cell>
          <table:table-cell table:formula="of:=MOD([.BV97]+HEX2DEC([.AC97]);256)" office:value-type="float" office:value="0" calcext:value-type="float">
            <text:p>0</text:p>
          </table:table-cell>
          <table:table-cell table:formula="of:=MOD([.BW97]+HEX2DEC([.AD97]);256)" office:value-type="float" office:value="0" calcext:value-type="float">
            <text:p>0</text:p>
          </table:table-cell>
          <table:table-cell table:formula="of:=MOD([.BX97]+HEX2DEC([.AE97]);256)" office:value-type="float" office:value="0" calcext:value-type="float">
            <text:p>0</text:p>
          </table:table-cell>
          <table:table-cell table:formula="of:=MOD([.BY97]+HEX2DEC([.AF97]);256)" office:value-type="float" office:value="0" calcext:value-type="float">
            <text:p>0</text:p>
          </table:table-cell>
          <table:table-cell table:formula="of:=MOD([.BZ97]+HEX2DEC([.AG97]);256)" office:value-type="float" office:value="0" calcext:value-type="float">
            <text:p>0</text:p>
          </table:table-cell>
          <table:table-cell table:formula="of:=MOD([.CA97]+HEX2DEC([.AH97]);256)" office:value-type="float" office:value="0" calcext:value-type="float">
            <text:p>0</text:p>
          </table:table-cell>
          <table:table-cell table:formula="of:=MOD([.CB97]+HEX2DEC([.AI9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8];2*[.R$1]);2);8);4) &amp; RIGHT(HEX2BIN(RIGHT(LEFT([.$J98];2*[.R$1]);2);8);4);2)" office:value-type="string" office:string-value="00" calcext:value-type="string">
            <text:p>00</text:p>
          </table:table-cell>
          <table:table-cell table:style-name="ce6" table:formula="of:=BIN2HEX(LEFT(HEX2BIN(RIGHT(LEFT([.$J98];2*[.S$1]);2);8);4) &amp; RIGHT(HEX2BIN(RIGHT(LEFT([.$J98];2*[.S$1]);2);8);4);2)" office:value-type="string" office:string-value="00" calcext:value-type="string">
            <text:p>00</text:p>
          </table:table-cell>
          <table:table-cell table:style-name="ce6" table:formula="of:=BIN2HEX(LEFT(HEX2BIN(RIGHT(LEFT([.$J98];2*[.T$1]);2);8);4) &amp; RIGHT(HEX2BIN(RIGHT(LEFT([.$J98];2*[.T$1]);2);8);4);2)" office:value-type="string" office:string-value="00" calcext:value-type="string">
            <text:p>00</text:p>
          </table:table-cell>
          <table:table-cell table:style-name="ce6" table:formula="of:=BIN2HEX(LEFT(HEX2BIN(RIGHT(LEFT([.$J98];2*[.U$1]);2);8);4) &amp; RIGHT(HEX2BIN(RIGHT(LEFT([.$J98];2*[.U$1]);2);8);4);2)" office:value-type="string" office:string-value="00" calcext:value-type="string">
            <text:p>00</text:p>
          </table:table-cell>
          <table:table-cell table:style-name="ce6" table:formula="of:=BIN2HEX(LEFT(HEX2BIN(RIGHT(LEFT([.$J98];2*[.V$1]);2);8);4) &amp; RIGHT(HEX2BIN(RIGHT(LEFT([.$J98];2*[.V$1]);2);8);4);2)" office:value-type="string" office:string-value="00" calcext:value-type="string">
            <text:p>00</text:p>
          </table:table-cell>
          <table:table-cell table:style-name="ce14" table:formula="of:=BIN2HEX(LEFT(HEX2BIN(RIGHT(LEFT([.$J98];2*[.W$1]);2);8);4) &amp; RIGHT(HEX2BIN(RIGHT(LEFT([.$J98];2*[.W$1]);2);8);4);2)" office:value-type="string" office:string-value="00" calcext:value-type="string">
            <text:p>00</text:p>
          </table:table-cell>
          <table:table-cell table:style-name="ce17" table:formula="of:=BIN2HEX(LEFT(HEX2BIN(RIGHT(LEFT([.$J98];2*[.X$1]);2);8);4) &amp; RIGHT(HEX2BIN(RIGHT(LEFT([.$J98];2*[.X$1]);2);8);4);2)" office:value-type="string" office:string-value="00" calcext:value-type="string">
            <text:p>00</text:p>
          </table:table-cell>
          <table:table-cell table:style-name="ce6" table:formula="of:=BIN2HEX(LEFT(HEX2BIN(RIGHT(LEFT([.$J98];2*[.Y$1]);2);8);4) &amp; RIGHT(HEX2BIN(RIGHT(LEFT([.$J98];2*[.Y$1]);2);8);4);2)" office:value-type="string" office:string-value="00" calcext:value-type="string">
            <text:p>00</text:p>
          </table:table-cell>
          <table:table-cell table:style-name="ce6" table:formula="of:=BIN2HEX(LEFT(HEX2BIN(RIGHT(LEFT([.$J98];2*[.Z$1]);2);8);4) &amp; RIGHT(HEX2BIN(RIGHT(LEFT([.$J98];2*[.Z$1]);2);8);4);2)" office:value-type="string" office:string-value="00" calcext:value-type="string">
            <text:p>00</text:p>
          </table:table-cell>
          <table:table-cell table:style-name="ce6" table:formula="of:=BIN2HEX(LEFT(HEX2BIN(RIGHT(LEFT([.$J98];2*[.AA$1]);2);8);4) &amp; RIGHT(HEX2BIN(RIGHT(LEFT([.$J98];2*[.AA$1]);2);8);4);2)" office:value-type="string" office:string-value="00" calcext:value-type="string">
            <text:p>00</text:p>
          </table:table-cell>
          <table:table-cell table:style-name="ce6" table:formula="of:=BIN2HEX(LEFT(HEX2BIN(RIGHT(LEFT([.$J98];2*[.AB$1]);2);8);4) &amp; RIGHT(HEX2BIN(RIGHT(LEFT([.$J98];2*[.AB$1]);2);8);4);2)" office:value-type="string" office:string-value="00" calcext:value-type="string">
            <text:p>00</text:p>
          </table:table-cell>
          <table:table-cell table:style-name="ce6" table:formula="of:=BIN2HEX(LEFT(HEX2BIN(RIGHT(LEFT([.$J98];2*[.AC$1]);2);8);4) &amp; RIGHT(HEX2BIN(RIGHT(LEFT([.$J98];2*[.AC$1]);2);8);4);2)" office:value-type="string" office:string-value="00" calcext:value-type="string">
            <text:p>00</text:p>
          </table:table-cell>
          <table:table-cell table:style-name="ce6" table:formula="of:=BIN2HEX(LEFT(HEX2BIN(RIGHT(LEFT([.$J98];2*[.AD$1]);2);8);4) &amp; RIGHT(HEX2BIN(RIGHT(LEFT([.$J98];2*[.AD$1]);2);8);4);2)" office:value-type="string" office:string-value="00" calcext:value-type="string">
            <text:p>00</text:p>
          </table:table-cell>
          <table:table-cell table:style-name="ce6" table:formula="of:=BIN2HEX(LEFT(HEX2BIN(RIGHT(LEFT([.$J98];2*[.AE$1]);2);8);4) &amp; RIGHT(HEX2BIN(RIGHT(LEFT([.$J98];2*[.AE$1]);2);8);4);2)" office:value-type="string" office:string-value="00" calcext:value-type="string">
            <text:p>00</text:p>
          </table:table-cell>
          <table:table-cell table:style-name="ce6" table:formula="of:=BIN2HEX(LEFT(HEX2BIN(RIGHT(LEFT([.$J98];2*[.AF$1]);2);8);4) &amp; RIGHT(HEX2BIN(RIGHT(LEFT([.$J98];2*[.AF$1]);2);8);4);2)" office:value-type="string" office:string-value="00" calcext:value-type="string">
            <text:p>00</text:p>
          </table:table-cell>
          <table:table-cell table:style-name="ce6" table:formula="of:=BIN2HEX(LEFT(HEX2BIN(RIGHT(LEFT([.$J98];2*[.AG$1]);2);8);4) &amp; RIGHT(HEX2BIN(RIGHT(LEFT([.$J98];2*[.AG$1]);2);8);4);2)" office:value-type="string" office:string-value="00" calcext:value-type="string">
            <text:p>00</text:p>
          </table:table-cell>
          <table:table-cell table:style-name="ce6" table:formula="of:=BIN2HEX(LEFT(HEX2BIN(RIGHT(LEFT([.$J98];2*[.AH$1]);2);8);4) &amp; RIGHT(HEX2BIN(RIGHT(LEFT([.$J98];2*[.AH$1]);2);8);4);2)" office:value-type="string" office:string-value="00" calcext:value-type="string">
            <text:p>00</text:p>
          </table:table-cell>
          <table:table-cell table:style-name="ce6" table:formula="of:=BIN2HEX(LEFT(HEX2BIN(RIGHT(LEFT([.$J98];2*[.AI$1]);2);8);4) &amp; RIGHT(HEX2BIN(RIGHT(LEFT([.$J98];2*[.AI$1]);2);8);4);2)" office:value-type="string" office:string-value="00" calcext:value-type="string">
            <text:p>00</text:p>
          </table:table-cell>
          <table:table-cell table:style-name="ce21" table:formula="of:=BIN2HEX(LEFT(HEX2BIN(RIGHT(LEFT([.$J98];2*[.AJ$1]);2);8);4) &amp; RIGHT(HEX2BIN(RIGHT(LEFT([.$J98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8])+HEX2DEC([.S98]);256)" office:value-type="float" office:value="0" calcext:value-type="float">
            <text:p>0</text:p>
          </table:table-cell>
          <table:table-cell table:formula="of:=MOD([.BM98]+HEX2DEC([.T98]);256)" office:value-type="float" office:value="0" calcext:value-type="float">
            <text:p>0</text:p>
          </table:table-cell>
          <table:table-cell table:formula="of:=MOD([.BN98]+HEX2DEC([.U98]);256)" office:value-type="float" office:value="0" calcext:value-type="float">
            <text:p>0</text:p>
          </table:table-cell>
          <table:table-cell table:formula="of:=MOD([.BO98]+HEX2DEC([.V98]);256)" office:value-type="float" office:value="0" calcext:value-type="float">
            <text:p>0</text:p>
          </table:table-cell>
          <table:table-cell table:formula="of:=MOD([.BP98]+HEX2DEC([.W98]);256)" office:value-type="float" office:value="0" calcext:value-type="float">
            <text:p>0</text:p>
          </table:table-cell>
          <table:table-cell table:formula="of:=MOD([.BQ98]+HEX2DEC([.X98]);256)" office:value-type="float" office:value="0" calcext:value-type="float">
            <text:p>0</text:p>
          </table:table-cell>
          <table:table-cell table:formula="of:=MOD([.BR98]+HEX2DEC([.Y98]);256)" office:value-type="float" office:value="0" calcext:value-type="float">
            <text:p>0</text:p>
          </table:table-cell>
          <table:table-cell table:formula="of:=MOD([.BS98]+HEX2DEC([.Z98]);256)" office:value-type="float" office:value="0" calcext:value-type="float">
            <text:p>0</text:p>
          </table:table-cell>
          <table:table-cell table:formula="of:=MOD([.BT98]+HEX2DEC([.AA98]);256)" office:value-type="float" office:value="0" calcext:value-type="float">
            <text:p>0</text:p>
          </table:table-cell>
          <table:table-cell table:formula="of:=MOD([.BU98]+HEX2DEC([.AB98]);256)" office:value-type="float" office:value="0" calcext:value-type="float">
            <text:p>0</text:p>
          </table:table-cell>
          <table:table-cell table:formula="of:=MOD([.BV98]+HEX2DEC([.AC98]);256)" office:value-type="float" office:value="0" calcext:value-type="float">
            <text:p>0</text:p>
          </table:table-cell>
          <table:table-cell table:formula="of:=MOD([.BW98]+HEX2DEC([.AD98]);256)" office:value-type="float" office:value="0" calcext:value-type="float">
            <text:p>0</text:p>
          </table:table-cell>
          <table:table-cell table:formula="of:=MOD([.BX98]+HEX2DEC([.AE98]);256)" office:value-type="float" office:value="0" calcext:value-type="float">
            <text:p>0</text:p>
          </table:table-cell>
          <table:table-cell table:formula="of:=MOD([.BY98]+HEX2DEC([.AF98]);256)" office:value-type="float" office:value="0" calcext:value-type="float">
            <text:p>0</text:p>
          </table:table-cell>
          <table:table-cell table:formula="of:=MOD([.BZ98]+HEX2DEC([.AG98]);256)" office:value-type="float" office:value="0" calcext:value-type="float">
            <text:p>0</text:p>
          </table:table-cell>
          <table:table-cell table:formula="of:=MOD([.CA98]+HEX2DEC([.AH98]);256)" office:value-type="float" office:value="0" calcext:value-type="float">
            <text:p>0</text:p>
          </table:table-cell>
          <table:table-cell table:formula="of:=MOD([.CB98]+HEX2DEC([.AI9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99];2*[.R$1]);2);8);4) &amp; RIGHT(HEX2BIN(RIGHT(LEFT([.$J99];2*[.R$1]);2);8);4);2)" office:value-type="string" office:string-value="00" calcext:value-type="string">
            <text:p>00</text:p>
          </table:table-cell>
          <table:table-cell table:style-name="ce6" table:formula="of:=BIN2HEX(LEFT(HEX2BIN(RIGHT(LEFT([.$J99];2*[.S$1]);2);8);4) &amp; RIGHT(HEX2BIN(RIGHT(LEFT([.$J99];2*[.S$1]);2);8);4);2)" office:value-type="string" office:string-value="00" calcext:value-type="string">
            <text:p>00</text:p>
          </table:table-cell>
          <table:table-cell table:style-name="ce6" table:formula="of:=BIN2HEX(LEFT(HEX2BIN(RIGHT(LEFT([.$J99];2*[.T$1]);2);8);4) &amp; RIGHT(HEX2BIN(RIGHT(LEFT([.$J99];2*[.T$1]);2);8);4);2)" office:value-type="string" office:string-value="00" calcext:value-type="string">
            <text:p>00</text:p>
          </table:table-cell>
          <table:table-cell table:style-name="ce6" table:formula="of:=BIN2HEX(LEFT(HEX2BIN(RIGHT(LEFT([.$J99];2*[.U$1]);2);8);4) &amp; RIGHT(HEX2BIN(RIGHT(LEFT([.$J99];2*[.U$1]);2);8);4);2)" office:value-type="string" office:string-value="00" calcext:value-type="string">
            <text:p>00</text:p>
          </table:table-cell>
          <table:table-cell table:style-name="ce6" table:formula="of:=BIN2HEX(LEFT(HEX2BIN(RIGHT(LEFT([.$J99];2*[.V$1]);2);8);4) &amp; RIGHT(HEX2BIN(RIGHT(LEFT([.$J99];2*[.V$1]);2);8);4);2)" office:value-type="string" office:string-value="00" calcext:value-type="string">
            <text:p>00</text:p>
          </table:table-cell>
          <table:table-cell table:style-name="ce14" table:formula="of:=BIN2HEX(LEFT(HEX2BIN(RIGHT(LEFT([.$J99];2*[.W$1]);2);8);4) &amp; RIGHT(HEX2BIN(RIGHT(LEFT([.$J99];2*[.W$1]);2);8);4);2)" office:value-type="string" office:string-value="00" calcext:value-type="string">
            <text:p>00</text:p>
          </table:table-cell>
          <table:table-cell table:style-name="ce17" table:formula="of:=BIN2HEX(LEFT(HEX2BIN(RIGHT(LEFT([.$J99];2*[.X$1]);2);8);4) &amp; RIGHT(HEX2BIN(RIGHT(LEFT([.$J99];2*[.X$1]);2);8);4);2)" office:value-type="string" office:string-value="00" calcext:value-type="string">
            <text:p>00</text:p>
          </table:table-cell>
          <table:table-cell table:style-name="ce6" table:formula="of:=BIN2HEX(LEFT(HEX2BIN(RIGHT(LEFT([.$J99];2*[.Y$1]);2);8);4) &amp; RIGHT(HEX2BIN(RIGHT(LEFT([.$J99];2*[.Y$1]);2);8);4);2)" office:value-type="string" office:string-value="00" calcext:value-type="string">
            <text:p>00</text:p>
          </table:table-cell>
          <table:table-cell table:style-name="ce6" table:formula="of:=BIN2HEX(LEFT(HEX2BIN(RIGHT(LEFT([.$J99];2*[.Z$1]);2);8);4) &amp; RIGHT(HEX2BIN(RIGHT(LEFT([.$J99];2*[.Z$1]);2);8);4);2)" office:value-type="string" office:string-value="00" calcext:value-type="string">
            <text:p>00</text:p>
          </table:table-cell>
          <table:table-cell table:style-name="ce6" table:formula="of:=BIN2HEX(LEFT(HEX2BIN(RIGHT(LEFT([.$J99];2*[.AA$1]);2);8);4) &amp; RIGHT(HEX2BIN(RIGHT(LEFT([.$J99];2*[.AA$1]);2);8);4);2)" office:value-type="string" office:string-value="00" calcext:value-type="string">
            <text:p>00</text:p>
          </table:table-cell>
          <table:table-cell table:style-name="ce6" table:formula="of:=BIN2HEX(LEFT(HEX2BIN(RIGHT(LEFT([.$J99];2*[.AB$1]);2);8);4) &amp; RIGHT(HEX2BIN(RIGHT(LEFT([.$J99];2*[.AB$1]);2);8);4);2)" office:value-type="string" office:string-value="00" calcext:value-type="string">
            <text:p>00</text:p>
          </table:table-cell>
          <table:table-cell table:style-name="ce6" table:formula="of:=BIN2HEX(LEFT(HEX2BIN(RIGHT(LEFT([.$J99];2*[.AC$1]);2);8);4) &amp; RIGHT(HEX2BIN(RIGHT(LEFT([.$J99];2*[.AC$1]);2);8);4);2)" office:value-type="string" office:string-value="00" calcext:value-type="string">
            <text:p>00</text:p>
          </table:table-cell>
          <table:table-cell table:style-name="ce6" table:formula="of:=BIN2HEX(LEFT(HEX2BIN(RIGHT(LEFT([.$J99];2*[.AD$1]);2);8);4) &amp; RIGHT(HEX2BIN(RIGHT(LEFT([.$J99];2*[.AD$1]);2);8);4);2)" office:value-type="string" office:string-value="00" calcext:value-type="string">
            <text:p>00</text:p>
          </table:table-cell>
          <table:table-cell table:style-name="ce6" table:formula="of:=BIN2HEX(LEFT(HEX2BIN(RIGHT(LEFT([.$J99];2*[.AE$1]);2);8);4) &amp; RIGHT(HEX2BIN(RIGHT(LEFT([.$J99];2*[.AE$1]);2);8);4);2)" office:value-type="string" office:string-value="00" calcext:value-type="string">
            <text:p>00</text:p>
          </table:table-cell>
          <table:table-cell table:style-name="ce6" table:formula="of:=BIN2HEX(LEFT(HEX2BIN(RIGHT(LEFT([.$J99];2*[.AF$1]);2);8);4) &amp; RIGHT(HEX2BIN(RIGHT(LEFT([.$J99];2*[.AF$1]);2);8);4);2)" office:value-type="string" office:string-value="00" calcext:value-type="string">
            <text:p>00</text:p>
          </table:table-cell>
          <table:table-cell table:style-name="ce6" table:formula="of:=BIN2HEX(LEFT(HEX2BIN(RIGHT(LEFT([.$J99];2*[.AG$1]);2);8);4) &amp; RIGHT(HEX2BIN(RIGHT(LEFT([.$J99];2*[.AG$1]);2);8);4);2)" office:value-type="string" office:string-value="00" calcext:value-type="string">
            <text:p>00</text:p>
          </table:table-cell>
          <table:table-cell table:style-name="ce6" table:formula="of:=BIN2HEX(LEFT(HEX2BIN(RIGHT(LEFT([.$J99];2*[.AH$1]);2);8);4) &amp; RIGHT(HEX2BIN(RIGHT(LEFT([.$J99];2*[.AH$1]);2);8);4);2)" office:value-type="string" office:string-value="00" calcext:value-type="string">
            <text:p>00</text:p>
          </table:table-cell>
          <table:table-cell table:style-name="ce6" table:formula="of:=BIN2HEX(LEFT(HEX2BIN(RIGHT(LEFT([.$J99];2*[.AI$1]);2);8);4) &amp; RIGHT(HEX2BIN(RIGHT(LEFT([.$J99];2*[.AI$1]);2);8);4);2)" office:value-type="string" office:string-value="00" calcext:value-type="string">
            <text:p>00</text:p>
          </table:table-cell>
          <table:table-cell table:style-name="ce21" table:formula="of:=BIN2HEX(LEFT(HEX2BIN(RIGHT(LEFT([.$J99];2*[.AJ$1]);2);8);4) &amp; RIGHT(HEX2BIN(RIGHT(LEFT([.$J99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99])+HEX2DEC([.S99]);256)" office:value-type="float" office:value="0" calcext:value-type="float">
            <text:p>0</text:p>
          </table:table-cell>
          <table:table-cell table:formula="of:=MOD([.BM99]+HEX2DEC([.T99]);256)" office:value-type="float" office:value="0" calcext:value-type="float">
            <text:p>0</text:p>
          </table:table-cell>
          <table:table-cell table:formula="of:=MOD([.BN99]+HEX2DEC([.U99]);256)" office:value-type="float" office:value="0" calcext:value-type="float">
            <text:p>0</text:p>
          </table:table-cell>
          <table:table-cell table:formula="of:=MOD([.BO99]+HEX2DEC([.V99]);256)" office:value-type="float" office:value="0" calcext:value-type="float">
            <text:p>0</text:p>
          </table:table-cell>
          <table:table-cell table:formula="of:=MOD([.BP99]+HEX2DEC([.W99]);256)" office:value-type="float" office:value="0" calcext:value-type="float">
            <text:p>0</text:p>
          </table:table-cell>
          <table:table-cell table:formula="of:=MOD([.BQ99]+HEX2DEC([.X99]);256)" office:value-type="float" office:value="0" calcext:value-type="float">
            <text:p>0</text:p>
          </table:table-cell>
          <table:table-cell table:formula="of:=MOD([.BR99]+HEX2DEC([.Y99]);256)" office:value-type="float" office:value="0" calcext:value-type="float">
            <text:p>0</text:p>
          </table:table-cell>
          <table:table-cell table:formula="of:=MOD([.BS99]+HEX2DEC([.Z99]);256)" office:value-type="float" office:value="0" calcext:value-type="float">
            <text:p>0</text:p>
          </table:table-cell>
          <table:table-cell table:formula="of:=MOD([.BT99]+HEX2DEC([.AA99]);256)" office:value-type="float" office:value="0" calcext:value-type="float">
            <text:p>0</text:p>
          </table:table-cell>
          <table:table-cell table:formula="of:=MOD([.BU99]+HEX2DEC([.AB99]);256)" office:value-type="float" office:value="0" calcext:value-type="float">
            <text:p>0</text:p>
          </table:table-cell>
          <table:table-cell table:formula="of:=MOD([.BV99]+HEX2DEC([.AC99]);256)" office:value-type="float" office:value="0" calcext:value-type="float">
            <text:p>0</text:p>
          </table:table-cell>
          <table:table-cell table:formula="of:=MOD([.BW99]+HEX2DEC([.AD99]);256)" office:value-type="float" office:value="0" calcext:value-type="float">
            <text:p>0</text:p>
          </table:table-cell>
          <table:table-cell table:formula="of:=MOD([.BX99]+HEX2DEC([.AE99]);256)" office:value-type="float" office:value="0" calcext:value-type="float">
            <text:p>0</text:p>
          </table:table-cell>
          <table:table-cell table:formula="of:=MOD([.BY99]+HEX2DEC([.AF99]);256)" office:value-type="float" office:value="0" calcext:value-type="float">
            <text:p>0</text:p>
          </table:table-cell>
          <table:table-cell table:formula="of:=MOD([.BZ99]+HEX2DEC([.AG99]);256)" office:value-type="float" office:value="0" calcext:value-type="float">
            <text:p>0</text:p>
          </table:table-cell>
          <table:table-cell table:formula="of:=MOD([.CA99]+HEX2DEC([.AH99]);256)" office:value-type="float" office:value="0" calcext:value-type="float">
            <text:p>0</text:p>
          </table:table-cell>
          <table:table-cell table:formula="of:=MOD([.CB99]+HEX2DEC([.AI9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0];2*[.R$1]);2);8);4) &amp; RIGHT(HEX2BIN(RIGHT(LEFT([.$J100];2*[.R$1]);2);8);4);2)" office:value-type="string" office:string-value="00" calcext:value-type="string">
            <text:p>00</text:p>
          </table:table-cell>
          <table:table-cell table:style-name="ce6" table:formula="of:=BIN2HEX(LEFT(HEX2BIN(RIGHT(LEFT([.$J100];2*[.S$1]);2);8);4) &amp; RIGHT(HEX2BIN(RIGHT(LEFT([.$J100];2*[.S$1]);2);8);4);2)" office:value-type="string" office:string-value="00" calcext:value-type="string">
            <text:p>00</text:p>
          </table:table-cell>
          <table:table-cell table:style-name="ce6" table:formula="of:=BIN2HEX(LEFT(HEX2BIN(RIGHT(LEFT([.$J100];2*[.T$1]);2);8);4) &amp; RIGHT(HEX2BIN(RIGHT(LEFT([.$J100];2*[.T$1]);2);8);4);2)" office:value-type="string" office:string-value="00" calcext:value-type="string">
            <text:p>00</text:p>
          </table:table-cell>
          <table:table-cell table:style-name="ce6" table:formula="of:=BIN2HEX(LEFT(HEX2BIN(RIGHT(LEFT([.$J100];2*[.U$1]);2);8);4) &amp; RIGHT(HEX2BIN(RIGHT(LEFT([.$J100];2*[.U$1]);2);8);4);2)" office:value-type="string" office:string-value="00" calcext:value-type="string">
            <text:p>00</text:p>
          </table:table-cell>
          <table:table-cell table:style-name="ce6" table:formula="of:=BIN2HEX(LEFT(HEX2BIN(RIGHT(LEFT([.$J100];2*[.V$1]);2);8);4) &amp; RIGHT(HEX2BIN(RIGHT(LEFT([.$J100];2*[.V$1]);2);8);4);2)" office:value-type="string" office:string-value="00" calcext:value-type="string">
            <text:p>00</text:p>
          </table:table-cell>
          <table:table-cell table:style-name="ce14" table:formula="of:=BIN2HEX(LEFT(HEX2BIN(RIGHT(LEFT([.$J100];2*[.W$1]);2);8);4) &amp; RIGHT(HEX2BIN(RIGHT(LEFT([.$J100];2*[.W$1]);2);8);4);2)" office:value-type="string" office:string-value="00" calcext:value-type="string">
            <text:p>00</text:p>
          </table:table-cell>
          <table:table-cell table:style-name="ce17" table:formula="of:=BIN2HEX(LEFT(HEX2BIN(RIGHT(LEFT([.$J100];2*[.X$1]);2);8);4) &amp; RIGHT(HEX2BIN(RIGHT(LEFT([.$J100];2*[.X$1]);2);8);4);2)" office:value-type="string" office:string-value="00" calcext:value-type="string">
            <text:p>00</text:p>
          </table:table-cell>
          <table:table-cell table:style-name="ce6" table:formula="of:=BIN2HEX(LEFT(HEX2BIN(RIGHT(LEFT([.$J100];2*[.Y$1]);2);8);4) &amp; RIGHT(HEX2BIN(RIGHT(LEFT([.$J100];2*[.Y$1]);2);8);4);2)" office:value-type="string" office:string-value="00" calcext:value-type="string">
            <text:p>00</text:p>
          </table:table-cell>
          <table:table-cell table:style-name="ce6" table:formula="of:=BIN2HEX(LEFT(HEX2BIN(RIGHT(LEFT([.$J100];2*[.Z$1]);2);8);4) &amp; RIGHT(HEX2BIN(RIGHT(LEFT([.$J100];2*[.Z$1]);2);8);4);2)" office:value-type="string" office:string-value="00" calcext:value-type="string">
            <text:p>00</text:p>
          </table:table-cell>
          <table:table-cell table:style-name="ce6" table:formula="of:=BIN2HEX(LEFT(HEX2BIN(RIGHT(LEFT([.$J100];2*[.AA$1]);2);8);4) &amp; RIGHT(HEX2BIN(RIGHT(LEFT([.$J100];2*[.AA$1]);2);8);4);2)" office:value-type="string" office:string-value="00" calcext:value-type="string">
            <text:p>00</text:p>
          </table:table-cell>
          <table:table-cell table:style-name="ce6" table:formula="of:=BIN2HEX(LEFT(HEX2BIN(RIGHT(LEFT([.$J100];2*[.AB$1]);2);8);4) &amp; RIGHT(HEX2BIN(RIGHT(LEFT([.$J100];2*[.AB$1]);2);8);4);2)" office:value-type="string" office:string-value="00" calcext:value-type="string">
            <text:p>00</text:p>
          </table:table-cell>
          <table:table-cell table:style-name="ce6" table:formula="of:=BIN2HEX(LEFT(HEX2BIN(RIGHT(LEFT([.$J100];2*[.AC$1]);2);8);4) &amp; RIGHT(HEX2BIN(RIGHT(LEFT([.$J100];2*[.AC$1]);2);8);4);2)" office:value-type="string" office:string-value="00" calcext:value-type="string">
            <text:p>00</text:p>
          </table:table-cell>
          <table:table-cell table:style-name="ce6" table:formula="of:=BIN2HEX(LEFT(HEX2BIN(RIGHT(LEFT([.$J100];2*[.AD$1]);2);8);4) &amp; RIGHT(HEX2BIN(RIGHT(LEFT([.$J100];2*[.AD$1]);2);8);4);2)" office:value-type="string" office:string-value="00" calcext:value-type="string">
            <text:p>00</text:p>
          </table:table-cell>
          <table:table-cell table:style-name="ce6" table:formula="of:=BIN2HEX(LEFT(HEX2BIN(RIGHT(LEFT([.$J100];2*[.AE$1]);2);8);4) &amp; RIGHT(HEX2BIN(RIGHT(LEFT([.$J100];2*[.AE$1]);2);8);4);2)" office:value-type="string" office:string-value="00" calcext:value-type="string">
            <text:p>00</text:p>
          </table:table-cell>
          <table:table-cell table:style-name="ce6" table:formula="of:=BIN2HEX(LEFT(HEX2BIN(RIGHT(LEFT([.$J100];2*[.AF$1]);2);8);4) &amp; RIGHT(HEX2BIN(RIGHT(LEFT([.$J100];2*[.AF$1]);2);8);4);2)" office:value-type="string" office:string-value="00" calcext:value-type="string">
            <text:p>00</text:p>
          </table:table-cell>
          <table:table-cell table:style-name="ce6" table:formula="of:=BIN2HEX(LEFT(HEX2BIN(RIGHT(LEFT([.$J100];2*[.AG$1]);2);8);4) &amp; RIGHT(HEX2BIN(RIGHT(LEFT([.$J100];2*[.AG$1]);2);8);4);2)" office:value-type="string" office:string-value="00" calcext:value-type="string">
            <text:p>00</text:p>
          </table:table-cell>
          <table:table-cell table:style-name="ce6" table:formula="of:=BIN2HEX(LEFT(HEX2BIN(RIGHT(LEFT([.$J100];2*[.AH$1]);2);8);4) &amp; RIGHT(HEX2BIN(RIGHT(LEFT([.$J100];2*[.AH$1]);2);8);4);2)" office:value-type="string" office:string-value="00" calcext:value-type="string">
            <text:p>00</text:p>
          </table:table-cell>
          <table:table-cell table:style-name="ce6" table:formula="of:=BIN2HEX(LEFT(HEX2BIN(RIGHT(LEFT([.$J100];2*[.AI$1]);2);8);4) &amp; RIGHT(HEX2BIN(RIGHT(LEFT([.$J100];2*[.AI$1]);2);8);4);2)" office:value-type="string" office:string-value="00" calcext:value-type="string">
            <text:p>00</text:p>
          </table:table-cell>
          <table:table-cell table:style-name="ce21" table:formula="of:=BIN2HEX(LEFT(HEX2BIN(RIGHT(LEFT([.$J100];2*[.AJ$1]);2);8);4) &amp; RIGHT(HEX2BIN(RIGHT(LEFT([.$J100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0])+HEX2DEC([.S100]);256)" office:value-type="float" office:value="0" calcext:value-type="float">
            <text:p>0</text:p>
          </table:table-cell>
          <table:table-cell table:formula="of:=MOD([.BM100]+HEX2DEC([.T100]);256)" office:value-type="float" office:value="0" calcext:value-type="float">
            <text:p>0</text:p>
          </table:table-cell>
          <table:table-cell table:formula="of:=MOD([.BN100]+HEX2DEC([.U100]);256)" office:value-type="float" office:value="0" calcext:value-type="float">
            <text:p>0</text:p>
          </table:table-cell>
          <table:table-cell table:formula="of:=MOD([.BO100]+HEX2DEC([.V100]);256)" office:value-type="float" office:value="0" calcext:value-type="float">
            <text:p>0</text:p>
          </table:table-cell>
          <table:table-cell table:formula="of:=MOD([.BP100]+HEX2DEC([.W100]);256)" office:value-type="float" office:value="0" calcext:value-type="float">
            <text:p>0</text:p>
          </table:table-cell>
          <table:table-cell table:formula="of:=MOD([.BQ100]+HEX2DEC([.X100]);256)" office:value-type="float" office:value="0" calcext:value-type="float">
            <text:p>0</text:p>
          </table:table-cell>
          <table:table-cell table:formula="of:=MOD([.BR100]+HEX2DEC([.Y100]);256)" office:value-type="float" office:value="0" calcext:value-type="float">
            <text:p>0</text:p>
          </table:table-cell>
          <table:table-cell table:formula="of:=MOD([.BS100]+HEX2DEC([.Z100]);256)" office:value-type="float" office:value="0" calcext:value-type="float">
            <text:p>0</text:p>
          </table:table-cell>
          <table:table-cell table:formula="of:=MOD([.BT100]+HEX2DEC([.AA100]);256)" office:value-type="float" office:value="0" calcext:value-type="float">
            <text:p>0</text:p>
          </table:table-cell>
          <table:table-cell table:formula="of:=MOD([.BU100]+HEX2DEC([.AB100]);256)" office:value-type="float" office:value="0" calcext:value-type="float">
            <text:p>0</text:p>
          </table:table-cell>
          <table:table-cell table:formula="of:=MOD([.BV100]+HEX2DEC([.AC100]);256)" office:value-type="float" office:value="0" calcext:value-type="float">
            <text:p>0</text:p>
          </table:table-cell>
          <table:table-cell table:formula="of:=MOD([.BW100]+HEX2DEC([.AD100]);256)" office:value-type="float" office:value="0" calcext:value-type="float">
            <text:p>0</text:p>
          </table:table-cell>
          <table:table-cell table:formula="of:=MOD([.BX100]+HEX2DEC([.AE100]);256)" office:value-type="float" office:value="0" calcext:value-type="float">
            <text:p>0</text:p>
          </table:table-cell>
          <table:table-cell table:formula="of:=MOD([.BY100]+HEX2DEC([.AF100]);256)" office:value-type="float" office:value="0" calcext:value-type="float">
            <text:p>0</text:p>
          </table:table-cell>
          <table:table-cell table:formula="of:=MOD([.BZ100]+HEX2DEC([.AG100]);256)" office:value-type="float" office:value="0" calcext:value-type="float">
            <text:p>0</text:p>
          </table:table-cell>
          <table:table-cell table:formula="of:=MOD([.CA100]+HEX2DEC([.AH100]);256)" office:value-type="float" office:value="0" calcext:value-type="float">
            <text:p>0</text:p>
          </table:table-cell>
          <table:table-cell table:formula="of:=MOD([.CB100]+HEX2DEC([.AI10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1];2*[.R$1]);2);8);4) &amp; RIGHT(HEX2BIN(RIGHT(LEFT([.$J101];2*[.R$1]);2);8);4);2)" office:value-type="string" office:string-value="00" calcext:value-type="string">
            <text:p>00</text:p>
          </table:table-cell>
          <table:table-cell table:style-name="ce6" table:formula="of:=BIN2HEX(LEFT(HEX2BIN(RIGHT(LEFT([.$J101];2*[.S$1]);2);8);4) &amp; RIGHT(HEX2BIN(RIGHT(LEFT([.$J101];2*[.S$1]);2);8);4);2)" office:value-type="string" office:string-value="00" calcext:value-type="string">
            <text:p>00</text:p>
          </table:table-cell>
          <table:table-cell table:style-name="ce6" table:formula="of:=BIN2HEX(LEFT(HEX2BIN(RIGHT(LEFT([.$J101];2*[.T$1]);2);8);4) &amp; RIGHT(HEX2BIN(RIGHT(LEFT([.$J101];2*[.T$1]);2);8);4);2)" office:value-type="string" office:string-value="00" calcext:value-type="string">
            <text:p>00</text:p>
          </table:table-cell>
          <table:table-cell table:style-name="ce6" table:formula="of:=BIN2HEX(LEFT(HEX2BIN(RIGHT(LEFT([.$J101];2*[.U$1]);2);8);4) &amp; RIGHT(HEX2BIN(RIGHT(LEFT([.$J101];2*[.U$1]);2);8);4);2)" office:value-type="string" office:string-value="00" calcext:value-type="string">
            <text:p>00</text:p>
          </table:table-cell>
          <table:table-cell table:style-name="ce6" table:formula="of:=BIN2HEX(LEFT(HEX2BIN(RIGHT(LEFT([.$J101];2*[.V$1]);2);8);4) &amp; RIGHT(HEX2BIN(RIGHT(LEFT([.$J101];2*[.V$1]);2);8);4);2)" office:value-type="string" office:string-value="00" calcext:value-type="string">
            <text:p>00</text:p>
          </table:table-cell>
          <table:table-cell table:style-name="ce14" table:formula="of:=BIN2HEX(LEFT(HEX2BIN(RIGHT(LEFT([.$J101];2*[.W$1]);2);8);4) &amp; RIGHT(HEX2BIN(RIGHT(LEFT([.$J101];2*[.W$1]);2);8);4);2)" office:value-type="string" office:string-value="00" calcext:value-type="string">
            <text:p>00</text:p>
          </table:table-cell>
          <table:table-cell table:style-name="ce17" table:formula="of:=BIN2HEX(LEFT(HEX2BIN(RIGHT(LEFT([.$J101];2*[.X$1]);2);8);4) &amp; RIGHT(HEX2BIN(RIGHT(LEFT([.$J101];2*[.X$1]);2);8);4);2)" office:value-type="string" office:string-value="00" calcext:value-type="string">
            <text:p>00</text:p>
          </table:table-cell>
          <table:table-cell table:style-name="ce6" table:formula="of:=BIN2HEX(LEFT(HEX2BIN(RIGHT(LEFT([.$J101];2*[.Y$1]);2);8);4) &amp; RIGHT(HEX2BIN(RIGHT(LEFT([.$J101];2*[.Y$1]);2);8);4);2)" office:value-type="string" office:string-value="00" calcext:value-type="string">
            <text:p>00</text:p>
          </table:table-cell>
          <table:table-cell table:style-name="ce6" table:formula="of:=BIN2HEX(LEFT(HEX2BIN(RIGHT(LEFT([.$J101];2*[.Z$1]);2);8);4) &amp; RIGHT(HEX2BIN(RIGHT(LEFT([.$J101];2*[.Z$1]);2);8);4);2)" office:value-type="string" office:string-value="00" calcext:value-type="string">
            <text:p>00</text:p>
          </table:table-cell>
          <table:table-cell table:style-name="ce6" table:formula="of:=BIN2HEX(LEFT(HEX2BIN(RIGHT(LEFT([.$J101];2*[.AA$1]);2);8);4) &amp; RIGHT(HEX2BIN(RIGHT(LEFT([.$J101];2*[.AA$1]);2);8);4);2)" office:value-type="string" office:string-value="00" calcext:value-type="string">
            <text:p>00</text:p>
          </table:table-cell>
          <table:table-cell table:style-name="ce6" table:formula="of:=BIN2HEX(LEFT(HEX2BIN(RIGHT(LEFT([.$J101];2*[.AB$1]);2);8);4) &amp; RIGHT(HEX2BIN(RIGHT(LEFT([.$J101];2*[.AB$1]);2);8);4);2)" office:value-type="string" office:string-value="00" calcext:value-type="string">
            <text:p>00</text:p>
          </table:table-cell>
          <table:table-cell table:style-name="ce6" table:formula="of:=BIN2HEX(LEFT(HEX2BIN(RIGHT(LEFT([.$J101];2*[.AC$1]);2);8);4) &amp; RIGHT(HEX2BIN(RIGHT(LEFT([.$J101];2*[.AC$1]);2);8);4);2)" office:value-type="string" office:string-value="00" calcext:value-type="string">
            <text:p>00</text:p>
          </table:table-cell>
          <table:table-cell table:style-name="ce6" table:formula="of:=BIN2HEX(LEFT(HEX2BIN(RIGHT(LEFT([.$J101];2*[.AD$1]);2);8);4) &amp; RIGHT(HEX2BIN(RIGHT(LEFT([.$J101];2*[.AD$1]);2);8);4);2)" office:value-type="string" office:string-value="00" calcext:value-type="string">
            <text:p>00</text:p>
          </table:table-cell>
          <table:table-cell table:style-name="ce6" table:formula="of:=BIN2HEX(LEFT(HEX2BIN(RIGHT(LEFT([.$J101];2*[.AE$1]);2);8);4) &amp; RIGHT(HEX2BIN(RIGHT(LEFT([.$J101];2*[.AE$1]);2);8);4);2)" office:value-type="string" office:string-value="00" calcext:value-type="string">
            <text:p>00</text:p>
          </table:table-cell>
          <table:table-cell table:style-name="ce6" table:formula="of:=BIN2HEX(LEFT(HEX2BIN(RIGHT(LEFT([.$J101];2*[.AF$1]);2);8);4) &amp; RIGHT(HEX2BIN(RIGHT(LEFT([.$J101];2*[.AF$1]);2);8);4);2)" office:value-type="string" office:string-value="00" calcext:value-type="string">
            <text:p>00</text:p>
          </table:table-cell>
          <table:table-cell table:style-name="ce6" table:formula="of:=BIN2HEX(LEFT(HEX2BIN(RIGHT(LEFT([.$J101];2*[.AG$1]);2);8);4) &amp; RIGHT(HEX2BIN(RIGHT(LEFT([.$J101];2*[.AG$1]);2);8);4);2)" office:value-type="string" office:string-value="00" calcext:value-type="string">
            <text:p>00</text:p>
          </table:table-cell>
          <table:table-cell table:style-name="ce6" table:formula="of:=BIN2HEX(LEFT(HEX2BIN(RIGHT(LEFT([.$J101];2*[.AH$1]);2);8);4) &amp; RIGHT(HEX2BIN(RIGHT(LEFT([.$J101];2*[.AH$1]);2);8);4);2)" office:value-type="string" office:string-value="00" calcext:value-type="string">
            <text:p>00</text:p>
          </table:table-cell>
          <table:table-cell table:style-name="ce6" table:formula="of:=BIN2HEX(LEFT(HEX2BIN(RIGHT(LEFT([.$J101];2*[.AI$1]);2);8);4) &amp; RIGHT(HEX2BIN(RIGHT(LEFT([.$J101];2*[.AI$1]);2);8);4);2)" office:value-type="string" office:string-value="00" calcext:value-type="string">
            <text:p>00</text:p>
          </table:table-cell>
          <table:table-cell table:style-name="ce21" table:formula="of:=BIN2HEX(LEFT(HEX2BIN(RIGHT(LEFT([.$J101];2*[.AJ$1]);2);8);4) &amp; RIGHT(HEX2BIN(RIGHT(LEFT([.$J101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1])+HEX2DEC([.S101]);256)" office:value-type="float" office:value="0" calcext:value-type="float">
            <text:p>0</text:p>
          </table:table-cell>
          <table:table-cell table:formula="of:=MOD([.BM101]+HEX2DEC([.T101]);256)" office:value-type="float" office:value="0" calcext:value-type="float">
            <text:p>0</text:p>
          </table:table-cell>
          <table:table-cell table:formula="of:=MOD([.BN101]+HEX2DEC([.U101]);256)" office:value-type="float" office:value="0" calcext:value-type="float">
            <text:p>0</text:p>
          </table:table-cell>
          <table:table-cell table:formula="of:=MOD([.BO101]+HEX2DEC([.V101]);256)" office:value-type="float" office:value="0" calcext:value-type="float">
            <text:p>0</text:p>
          </table:table-cell>
          <table:table-cell table:formula="of:=MOD([.BP101]+HEX2DEC([.W101]);256)" office:value-type="float" office:value="0" calcext:value-type="float">
            <text:p>0</text:p>
          </table:table-cell>
          <table:table-cell table:formula="of:=MOD([.BQ101]+HEX2DEC([.X101]);256)" office:value-type="float" office:value="0" calcext:value-type="float">
            <text:p>0</text:p>
          </table:table-cell>
          <table:table-cell table:formula="of:=MOD([.BR101]+HEX2DEC([.Y101]);256)" office:value-type="float" office:value="0" calcext:value-type="float">
            <text:p>0</text:p>
          </table:table-cell>
          <table:table-cell table:formula="of:=MOD([.BS101]+HEX2DEC([.Z101]);256)" office:value-type="float" office:value="0" calcext:value-type="float">
            <text:p>0</text:p>
          </table:table-cell>
          <table:table-cell table:formula="of:=MOD([.BT101]+HEX2DEC([.AA101]);256)" office:value-type="float" office:value="0" calcext:value-type="float">
            <text:p>0</text:p>
          </table:table-cell>
          <table:table-cell table:formula="of:=MOD([.BU101]+HEX2DEC([.AB101]);256)" office:value-type="float" office:value="0" calcext:value-type="float">
            <text:p>0</text:p>
          </table:table-cell>
          <table:table-cell table:formula="of:=MOD([.BV101]+HEX2DEC([.AC101]);256)" office:value-type="float" office:value="0" calcext:value-type="float">
            <text:p>0</text:p>
          </table:table-cell>
          <table:table-cell table:formula="of:=MOD([.BW101]+HEX2DEC([.AD101]);256)" office:value-type="float" office:value="0" calcext:value-type="float">
            <text:p>0</text:p>
          </table:table-cell>
          <table:table-cell table:formula="of:=MOD([.BX101]+HEX2DEC([.AE101]);256)" office:value-type="float" office:value="0" calcext:value-type="float">
            <text:p>0</text:p>
          </table:table-cell>
          <table:table-cell table:formula="of:=MOD([.BY101]+HEX2DEC([.AF101]);256)" office:value-type="float" office:value="0" calcext:value-type="float">
            <text:p>0</text:p>
          </table:table-cell>
          <table:table-cell table:formula="of:=MOD([.BZ101]+HEX2DEC([.AG101]);256)" office:value-type="float" office:value="0" calcext:value-type="float">
            <text:p>0</text:p>
          </table:table-cell>
          <table:table-cell table:formula="of:=MOD([.CA101]+HEX2DEC([.AH101]);256)" office:value-type="float" office:value="0" calcext:value-type="float">
            <text:p>0</text:p>
          </table:table-cell>
          <table:table-cell table:formula="of:=MOD([.CB101]+HEX2DEC([.AI10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2];2*[.R$1]);2);8);4) &amp; RIGHT(HEX2BIN(RIGHT(LEFT([.$J102];2*[.R$1]);2);8);4);2)" office:value-type="string" office:string-value="00" calcext:value-type="string">
            <text:p>00</text:p>
          </table:table-cell>
          <table:table-cell table:style-name="ce6" table:formula="of:=BIN2HEX(LEFT(HEX2BIN(RIGHT(LEFT([.$J102];2*[.S$1]);2);8);4) &amp; RIGHT(HEX2BIN(RIGHT(LEFT([.$J102];2*[.S$1]);2);8);4);2)" office:value-type="string" office:string-value="00" calcext:value-type="string">
            <text:p>00</text:p>
          </table:table-cell>
          <table:table-cell table:style-name="ce6" table:formula="of:=BIN2HEX(LEFT(HEX2BIN(RIGHT(LEFT([.$J102];2*[.T$1]);2);8);4) &amp; RIGHT(HEX2BIN(RIGHT(LEFT([.$J102];2*[.T$1]);2);8);4);2)" office:value-type="string" office:string-value="00" calcext:value-type="string">
            <text:p>00</text:p>
          </table:table-cell>
          <table:table-cell table:style-name="ce6" table:formula="of:=BIN2HEX(LEFT(HEX2BIN(RIGHT(LEFT([.$J102];2*[.U$1]);2);8);4) &amp; RIGHT(HEX2BIN(RIGHT(LEFT([.$J102];2*[.U$1]);2);8);4);2)" office:value-type="string" office:string-value="00" calcext:value-type="string">
            <text:p>00</text:p>
          </table:table-cell>
          <table:table-cell table:style-name="ce6" table:formula="of:=BIN2HEX(LEFT(HEX2BIN(RIGHT(LEFT([.$J102];2*[.V$1]);2);8);4) &amp; RIGHT(HEX2BIN(RIGHT(LEFT([.$J102];2*[.V$1]);2);8);4);2)" office:value-type="string" office:string-value="00" calcext:value-type="string">
            <text:p>00</text:p>
          </table:table-cell>
          <table:table-cell table:style-name="ce14" table:formula="of:=BIN2HEX(LEFT(HEX2BIN(RIGHT(LEFT([.$J102];2*[.W$1]);2);8);4) &amp; RIGHT(HEX2BIN(RIGHT(LEFT([.$J102];2*[.W$1]);2);8);4);2)" office:value-type="string" office:string-value="00" calcext:value-type="string">
            <text:p>00</text:p>
          </table:table-cell>
          <table:table-cell table:style-name="ce17" table:formula="of:=BIN2HEX(LEFT(HEX2BIN(RIGHT(LEFT([.$J102];2*[.X$1]);2);8);4) &amp; RIGHT(HEX2BIN(RIGHT(LEFT([.$J102];2*[.X$1]);2);8);4);2)" office:value-type="string" office:string-value="00" calcext:value-type="string">
            <text:p>00</text:p>
          </table:table-cell>
          <table:table-cell table:style-name="ce6" table:formula="of:=BIN2HEX(LEFT(HEX2BIN(RIGHT(LEFT([.$J102];2*[.Y$1]);2);8);4) &amp; RIGHT(HEX2BIN(RIGHT(LEFT([.$J102];2*[.Y$1]);2);8);4);2)" office:value-type="string" office:string-value="00" calcext:value-type="string">
            <text:p>00</text:p>
          </table:table-cell>
          <table:table-cell table:style-name="ce6" table:formula="of:=BIN2HEX(LEFT(HEX2BIN(RIGHT(LEFT([.$J102];2*[.Z$1]);2);8);4) &amp; RIGHT(HEX2BIN(RIGHT(LEFT([.$J102];2*[.Z$1]);2);8);4);2)" office:value-type="string" office:string-value="00" calcext:value-type="string">
            <text:p>00</text:p>
          </table:table-cell>
          <table:table-cell table:style-name="ce6" table:formula="of:=BIN2HEX(LEFT(HEX2BIN(RIGHT(LEFT([.$J102];2*[.AA$1]);2);8);4) &amp; RIGHT(HEX2BIN(RIGHT(LEFT([.$J102];2*[.AA$1]);2);8);4);2)" office:value-type="string" office:string-value="00" calcext:value-type="string">
            <text:p>00</text:p>
          </table:table-cell>
          <table:table-cell table:style-name="ce6" table:formula="of:=BIN2HEX(LEFT(HEX2BIN(RIGHT(LEFT([.$J102];2*[.AB$1]);2);8);4) &amp; RIGHT(HEX2BIN(RIGHT(LEFT([.$J102];2*[.AB$1]);2);8);4);2)" office:value-type="string" office:string-value="00" calcext:value-type="string">
            <text:p>00</text:p>
          </table:table-cell>
          <table:table-cell table:style-name="ce6" table:formula="of:=BIN2HEX(LEFT(HEX2BIN(RIGHT(LEFT([.$J102];2*[.AC$1]);2);8);4) &amp; RIGHT(HEX2BIN(RIGHT(LEFT([.$J102];2*[.AC$1]);2);8);4);2)" office:value-type="string" office:string-value="00" calcext:value-type="string">
            <text:p>00</text:p>
          </table:table-cell>
          <table:table-cell table:style-name="ce6" table:formula="of:=BIN2HEX(LEFT(HEX2BIN(RIGHT(LEFT([.$J102];2*[.AD$1]);2);8);4) &amp; RIGHT(HEX2BIN(RIGHT(LEFT([.$J102];2*[.AD$1]);2);8);4);2)" office:value-type="string" office:string-value="00" calcext:value-type="string">
            <text:p>00</text:p>
          </table:table-cell>
          <table:table-cell table:style-name="ce6" table:formula="of:=BIN2HEX(LEFT(HEX2BIN(RIGHT(LEFT([.$J102];2*[.AE$1]);2);8);4) &amp; RIGHT(HEX2BIN(RIGHT(LEFT([.$J102];2*[.AE$1]);2);8);4);2)" office:value-type="string" office:string-value="00" calcext:value-type="string">
            <text:p>00</text:p>
          </table:table-cell>
          <table:table-cell table:style-name="ce6" table:formula="of:=BIN2HEX(LEFT(HEX2BIN(RIGHT(LEFT([.$J102];2*[.AF$1]);2);8);4) &amp; RIGHT(HEX2BIN(RIGHT(LEFT([.$J102];2*[.AF$1]);2);8);4);2)" office:value-type="string" office:string-value="00" calcext:value-type="string">
            <text:p>00</text:p>
          </table:table-cell>
          <table:table-cell table:style-name="ce6" table:formula="of:=BIN2HEX(LEFT(HEX2BIN(RIGHT(LEFT([.$J102];2*[.AG$1]);2);8);4) &amp; RIGHT(HEX2BIN(RIGHT(LEFT([.$J102];2*[.AG$1]);2);8);4);2)" office:value-type="string" office:string-value="00" calcext:value-type="string">
            <text:p>00</text:p>
          </table:table-cell>
          <table:table-cell table:style-name="ce6" table:formula="of:=BIN2HEX(LEFT(HEX2BIN(RIGHT(LEFT([.$J102];2*[.AH$1]);2);8);4) &amp; RIGHT(HEX2BIN(RIGHT(LEFT([.$J102];2*[.AH$1]);2);8);4);2)" office:value-type="string" office:string-value="00" calcext:value-type="string">
            <text:p>00</text:p>
          </table:table-cell>
          <table:table-cell table:style-name="ce6" table:formula="of:=BIN2HEX(LEFT(HEX2BIN(RIGHT(LEFT([.$J102];2*[.AI$1]);2);8);4) &amp; RIGHT(HEX2BIN(RIGHT(LEFT([.$J102];2*[.AI$1]);2);8);4);2)" office:value-type="string" office:string-value="00" calcext:value-type="string">
            <text:p>00</text:p>
          </table:table-cell>
          <table:table-cell table:style-name="ce21" table:formula="of:=BIN2HEX(LEFT(HEX2BIN(RIGHT(LEFT([.$J102];2*[.AJ$1]);2);8);4) &amp; RIGHT(HEX2BIN(RIGHT(LEFT([.$J102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2])+HEX2DEC([.S102]);256)" office:value-type="float" office:value="0" calcext:value-type="float">
            <text:p>0</text:p>
          </table:table-cell>
          <table:table-cell table:formula="of:=MOD([.BM102]+HEX2DEC([.T102]);256)" office:value-type="float" office:value="0" calcext:value-type="float">
            <text:p>0</text:p>
          </table:table-cell>
          <table:table-cell table:formula="of:=MOD([.BN102]+HEX2DEC([.U102]);256)" office:value-type="float" office:value="0" calcext:value-type="float">
            <text:p>0</text:p>
          </table:table-cell>
          <table:table-cell table:formula="of:=MOD([.BO102]+HEX2DEC([.V102]);256)" office:value-type="float" office:value="0" calcext:value-type="float">
            <text:p>0</text:p>
          </table:table-cell>
          <table:table-cell table:formula="of:=MOD([.BP102]+HEX2DEC([.W102]);256)" office:value-type="float" office:value="0" calcext:value-type="float">
            <text:p>0</text:p>
          </table:table-cell>
          <table:table-cell table:formula="of:=MOD([.BQ102]+HEX2DEC([.X102]);256)" office:value-type="float" office:value="0" calcext:value-type="float">
            <text:p>0</text:p>
          </table:table-cell>
          <table:table-cell table:formula="of:=MOD([.BR102]+HEX2DEC([.Y102]);256)" office:value-type="float" office:value="0" calcext:value-type="float">
            <text:p>0</text:p>
          </table:table-cell>
          <table:table-cell table:formula="of:=MOD([.BS102]+HEX2DEC([.Z102]);256)" office:value-type="float" office:value="0" calcext:value-type="float">
            <text:p>0</text:p>
          </table:table-cell>
          <table:table-cell table:formula="of:=MOD([.BT102]+HEX2DEC([.AA102]);256)" office:value-type="float" office:value="0" calcext:value-type="float">
            <text:p>0</text:p>
          </table:table-cell>
          <table:table-cell table:formula="of:=MOD([.BU102]+HEX2DEC([.AB102]);256)" office:value-type="float" office:value="0" calcext:value-type="float">
            <text:p>0</text:p>
          </table:table-cell>
          <table:table-cell table:formula="of:=MOD([.BV102]+HEX2DEC([.AC102]);256)" office:value-type="float" office:value="0" calcext:value-type="float">
            <text:p>0</text:p>
          </table:table-cell>
          <table:table-cell table:formula="of:=MOD([.BW102]+HEX2DEC([.AD102]);256)" office:value-type="float" office:value="0" calcext:value-type="float">
            <text:p>0</text:p>
          </table:table-cell>
          <table:table-cell table:formula="of:=MOD([.BX102]+HEX2DEC([.AE102]);256)" office:value-type="float" office:value="0" calcext:value-type="float">
            <text:p>0</text:p>
          </table:table-cell>
          <table:table-cell table:formula="of:=MOD([.BY102]+HEX2DEC([.AF102]);256)" office:value-type="float" office:value="0" calcext:value-type="float">
            <text:p>0</text:p>
          </table:table-cell>
          <table:table-cell table:formula="of:=MOD([.BZ102]+HEX2DEC([.AG102]);256)" office:value-type="float" office:value="0" calcext:value-type="float">
            <text:p>0</text:p>
          </table:table-cell>
          <table:table-cell table:formula="of:=MOD([.CA102]+HEX2DEC([.AH102]);256)" office:value-type="float" office:value="0" calcext:value-type="float">
            <text:p>0</text:p>
          </table:table-cell>
          <table:table-cell table:formula="of:=MOD([.CB102]+HEX2DEC([.AI10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3];2*[.R$1]);2);8);4) &amp; RIGHT(HEX2BIN(RIGHT(LEFT([.$J103];2*[.R$1]);2);8);4);2)" office:value-type="string" office:string-value="00" calcext:value-type="string">
            <text:p>00</text:p>
          </table:table-cell>
          <table:table-cell table:style-name="ce6" table:formula="of:=BIN2HEX(LEFT(HEX2BIN(RIGHT(LEFT([.$J103];2*[.S$1]);2);8);4) &amp; RIGHT(HEX2BIN(RIGHT(LEFT([.$J103];2*[.S$1]);2);8);4);2)" office:value-type="string" office:string-value="00" calcext:value-type="string">
            <text:p>00</text:p>
          </table:table-cell>
          <table:table-cell table:style-name="ce6" table:formula="of:=BIN2HEX(LEFT(HEX2BIN(RIGHT(LEFT([.$J103];2*[.T$1]);2);8);4) &amp; RIGHT(HEX2BIN(RIGHT(LEFT([.$J103];2*[.T$1]);2);8);4);2)" office:value-type="string" office:string-value="00" calcext:value-type="string">
            <text:p>00</text:p>
          </table:table-cell>
          <table:table-cell table:style-name="ce6" table:formula="of:=BIN2HEX(LEFT(HEX2BIN(RIGHT(LEFT([.$J103];2*[.U$1]);2);8);4) &amp; RIGHT(HEX2BIN(RIGHT(LEFT([.$J103];2*[.U$1]);2);8);4);2)" office:value-type="string" office:string-value="00" calcext:value-type="string">
            <text:p>00</text:p>
          </table:table-cell>
          <table:table-cell table:style-name="ce6" table:formula="of:=BIN2HEX(LEFT(HEX2BIN(RIGHT(LEFT([.$J103];2*[.V$1]);2);8);4) &amp; RIGHT(HEX2BIN(RIGHT(LEFT([.$J103];2*[.V$1]);2);8);4);2)" office:value-type="string" office:string-value="00" calcext:value-type="string">
            <text:p>00</text:p>
          </table:table-cell>
          <table:table-cell table:style-name="ce14" table:formula="of:=BIN2HEX(LEFT(HEX2BIN(RIGHT(LEFT([.$J103];2*[.W$1]);2);8);4) &amp; RIGHT(HEX2BIN(RIGHT(LEFT([.$J103];2*[.W$1]);2);8);4);2)" office:value-type="string" office:string-value="00" calcext:value-type="string">
            <text:p>00</text:p>
          </table:table-cell>
          <table:table-cell table:style-name="ce17" table:formula="of:=BIN2HEX(LEFT(HEX2BIN(RIGHT(LEFT([.$J103];2*[.X$1]);2);8);4) &amp; RIGHT(HEX2BIN(RIGHT(LEFT([.$J103];2*[.X$1]);2);8);4);2)" office:value-type="string" office:string-value="00" calcext:value-type="string">
            <text:p>00</text:p>
          </table:table-cell>
          <table:table-cell table:style-name="ce6" table:formula="of:=BIN2HEX(LEFT(HEX2BIN(RIGHT(LEFT([.$J103];2*[.Y$1]);2);8);4) &amp; RIGHT(HEX2BIN(RIGHT(LEFT([.$J103];2*[.Y$1]);2);8);4);2)" office:value-type="string" office:string-value="00" calcext:value-type="string">
            <text:p>00</text:p>
          </table:table-cell>
          <table:table-cell table:style-name="ce6" table:formula="of:=BIN2HEX(LEFT(HEX2BIN(RIGHT(LEFT([.$J103];2*[.Z$1]);2);8);4) &amp; RIGHT(HEX2BIN(RIGHT(LEFT([.$J103];2*[.Z$1]);2);8);4);2)" office:value-type="string" office:string-value="00" calcext:value-type="string">
            <text:p>00</text:p>
          </table:table-cell>
          <table:table-cell table:style-name="ce6" table:formula="of:=BIN2HEX(LEFT(HEX2BIN(RIGHT(LEFT([.$J103];2*[.AA$1]);2);8);4) &amp; RIGHT(HEX2BIN(RIGHT(LEFT([.$J103];2*[.AA$1]);2);8);4);2)" office:value-type="string" office:string-value="00" calcext:value-type="string">
            <text:p>00</text:p>
          </table:table-cell>
          <table:table-cell table:style-name="ce6" table:formula="of:=BIN2HEX(LEFT(HEX2BIN(RIGHT(LEFT([.$J103];2*[.AB$1]);2);8);4) &amp; RIGHT(HEX2BIN(RIGHT(LEFT([.$J103];2*[.AB$1]);2);8);4);2)" office:value-type="string" office:string-value="00" calcext:value-type="string">
            <text:p>00</text:p>
          </table:table-cell>
          <table:table-cell table:style-name="ce6" table:formula="of:=BIN2HEX(LEFT(HEX2BIN(RIGHT(LEFT([.$J103];2*[.AC$1]);2);8);4) &amp; RIGHT(HEX2BIN(RIGHT(LEFT([.$J103];2*[.AC$1]);2);8);4);2)" office:value-type="string" office:string-value="00" calcext:value-type="string">
            <text:p>00</text:p>
          </table:table-cell>
          <table:table-cell table:style-name="ce6" table:formula="of:=BIN2HEX(LEFT(HEX2BIN(RIGHT(LEFT([.$J103];2*[.AD$1]);2);8);4) &amp; RIGHT(HEX2BIN(RIGHT(LEFT([.$J103];2*[.AD$1]);2);8);4);2)" office:value-type="string" office:string-value="00" calcext:value-type="string">
            <text:p>00</text:p>
          </table:table-cell>
          <table:table-cell table:style-name="ce6" table:formula="of:=BIN2HEX(LEFT(HEX2BIN(RIGHT(LEFT([.$J103];2*[.AE$1]);2);8);4) &amp; RIGHT(HEX2BIN(RIGHT(LEFT([.$J103];2*[.AE$1]);2);8);4);2)" office:value-type="string" office:string-value="00" calcext:value-type="string">
            <text:p>00</text:p>
          </table:table-cell>
          <table:table-cell table:style-name="ce6" table:formula="of:=BIN2HEX(LEFT(HEX2BIN(RIGHT(LEFT([.$J103];2*[.AF$1]);2);8);4) &amp; RIGHT(HEX2BIN(RIGHT(LEFT([.$J103];2*[.AF$1]);2);8);4);2)" office:value-type="string" office:string-value="00" calcext:value-type="string">
            <text:p>00</text:p>
          </table:table-cell>
          <table:table-cell table:style-name="ce6" table:formula="of:=BIN2HEX(LEFT(HEX2BIN(RIGHT(LEFT([.$J103];2*[.AG$1]);2);8);4) &amp; RIGHT(HEX2BIN(RIGHT(LEFT([.$J103];2*[.AG$1]);2);8);4);2)" office:value-type="string" office:string-value="00" calcext:value-type="string">
            <text:p>00</text:p>
          </table:table-cell>
          <table:table-cell table:style-name="ce6" table:formula="of:=BIN2HEX(LEFT(HEX2BIN(RIGHT(LEFT([.$J103];2*[.AH$1]);2);8);4) &amp; RIGHT(HEX2BIN(RIGHT(LEFT([.$J103];2*[.AH$1]);2);8);4);2)" office:value-type="string" office:string-value="00" calcext:value-type="string">
            <text:p>00</text:p>
          </table:table-cell>
          <table:table-cell table:style-name="ce6" table:formula="of:=BIN2HEX(LEFT(HEX2BIN(RIGHT(LEFT([.$J103];2*[.AI$1]);2);8);4) &amp; RIGHT(HEX2BIN(RIGHT(LEFT([.$J103];2*[.AI$1]);2);8);4);2)" office:value-type="string" office:string-value="00" calcext:value-type="string">
            <text:p>00</text:p>
          </table:table-cell>
          <table:table-cell table:style-name="ce21" table:formula="of:=BIN2HEX(LEFT(HEX2BIN(RIGHT(LEFT([.$J103];2*[.AJ$1]);2);8);4) &amp; RIGHT(HEX2BIN(RIGHT(LEFT([.$J103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3])+HEX2DEC([.S103]);256)" office:value-type="float" office:value="0" calcext:value-type="float">
            <text:p>0</text:p>
          </table:table-cell>
          <table:table-cell table:formula="of:=MOD([.BM103]+HEX2DEC([.T103]);256)" office:value-type="float" office:value="0" calcext:value-type="float">
            <text:p>0</text:p>
          </table:table-cell>
          <table:table-cell table:formula="of:=MOD([.BN103]+HEX2DEC([.U103]);256)" office:value-type="float" office:value="0" calcext:value-type="float">
            <text:p>0</text:p>
          </table:table-cell>
          <table:table-cell table:formula="of:=MOD([.BO103]+HEX2DEC([.V103]);256)" office:value-type="float" office:value="0" calcext:value-type="float">
            <text:p>0</text:p>
          </table:table-cell>
          <table:table-cell table:formula="of:=MOD([.BP103]+HEX2DEC([.W103]);256)" office:value-type="float" office:value="0" calcext:value-type="float">
            <text:p>0</text:p>
          </table:table-cell>
          <table:table-cell table:formula="of:=MOD([.BQ103]+HEX2DEC([.X103]);256)" office:value-type="float" office:value="0" calcext:value-type="float">
            <text:p>0</text:p>
          </table:table-cell>
          <table:table-cell table:formula="of:=MOD([.BR103]+HEX2DEC([.Y103]);256)" office:value-type="float" office:value="0" calcext:value-type="float">
            <text:p>0</text:p>
          </table:table-cell>
          <table:table-cell table:formula="of:=MOD([.BS103]+HEX2DEC([.Z103]);256)" office:value-type="float" office:value="0" calcext:value-type="float">
            <text:p>0</text:p>
          </table:table-cell>
          <table:table-cell table:formula="of:=MOD([.BT103]+HEX2DEC([.AA103]);256)" office:value-type="float" office:value="0" calcext:value-type="float">
            <text:p>0</text:p>
          </table:table-cell>
          <table:table-cell table:formula="of:=MOD([.BU103]+HEX2DEC([.AB103]);256)" office:value-type="float" office:value="0" calcext:value-type="float">
            <text:p>0</text:p>
          </table:table-cell>
          <table:table-cell table:formula="of:=MOD([.BV103]+HEX2DEC([.AC103]);256)" office:value-type="float" office:value="0" calcext:value-type="float">
            <text:p>0</text:p>
          </table:table-cell>
          <table:table-cell table:formula="of:=MOD([.BW103]+HEX2DEC([.AD103]);256)" office:value-type="float" office:value="0" calcext:value-type="float">
            <text:p>0</text:p>
          </table:table-cell>
          <table:table-cell table:formula="of:=MOD([.BX103]+HEX2DEC([.AE103]);256)" office:value-type="float" office:value="0" calcext:value-type="float">
            <text:p>0</text:p>
          </table:table-cell>
          <table:table-cell table:formula="of:=MOD([.BY103]+HEX2DEC([.AF103]);256)" office:value-type="float" office:value="0" calcext:value-type="float">
            <text:p>0</text:p>
          </table:table-cell>
          <table:table-cell table:formula="of:=MOD([.BZ103]+HEX2DEC([.AG103]);256)" office:value-type="float" office:value="0" calcext:value-type="float">
            <text:p>0</text:p>
          </table:table-cell>
          <table:table-cell table:formula="of:=MOD([.CA103]+HEX2DEC([.AH103]);256)" office:value-type="float" office:value="0" calcext:value-type="float">
            <text:p>0</text:p>
          </table:table-cell>
          <table:table-cell table:formula="of:=MOD([.CB103]+HEX2DEC([.AI10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4];2*[.R$1]);2);8);4) &amp; RIGHT(HEX2BIN(RIGHT(LEFT([.$J104];2*[.R$1]);2);8);4);2)" office:value-type="string" office:string-value="00" calcext:value-type="string">
            <text:p>00</text:p>
          </table:table-cell>
          <table:table-cell table:style-name="ce6" table:formula="of:=BIN2HEX(LEFT(HEX2BIN(RIGHT(LEFT([.$J104];2*[.S$1]);2);8);4) &amp; RIGHT(HEX2BIN(RIGHT(LEFT([.$J104];2*[.S$1]);2);8);4);2)" office:value-type="string" office:string-value="00" calcext:value-type="string">
            <text:p>00</text:p>
          </table:table-cell>
          <table:table-cell table:style-name="ce6" table:formula="of:=BIN2HEX(LEFT(HEX2BIN(RIGHT(LEFT([.$J104];2*[.T$1]);2);8);4) &amp; RIGHT(HEX2BIN(RIGHT(LEFT([.$J104];2*[.T$1]);2);8);4);2)" office:value-type="string" office:string-value="00" calcext:value-type="string">
            <text:p>00</text:p>
          </table:table-cell>
          <table:table-cell table:style-name="ce6" table:formula="of:=BIN2HEX(LEFT(HEX2BIN(RIGHT(LEFT([.$J104];2*[.U$1]);2);8);4) &amp; RIGHT(HEX2BIN(RIGHT(LEFT([.$J104];2*[.U$1]);2);8);4);2)" office:value-type="string" office:string-value="00" calcext:value-type="string">
            <text:p>00</text:p>
          </table:table-cell>
          <table:table-cell table:style-name="ce6" table:formula="of:=BIN2HEX(LEFT(HEX2BIN(RIGHT(LEFT([.$J104];2*[.V$1]);2);8);4) &amp; RIGHT(HEX2BIN(RIGHT(LEFT([.$J104];2*[.V$1]);2);8);4);2)" office:value-type="string" office:string-value="00" calcext:value-type="string">
            <text:p>00</text:p>
          </table:table-cell>
          <table:table-cell table:style-name="ce14" table:formula="of:=BIN2HEX(LEFT(HEX2BIN(RIGHT(LEFT([.$J104];2*[.W$1]);2);8);4) &amp; RIGHT(HEX2BIN(RIGHT(LEFT([.$J104];2*[.W$1]);2);8);4);2)" office:value-type="string" office:string-value="00" calcext:value-type="string">
            <text:p>00</text:p>
          </table:table-cell>
          <table:table-cell table:style-name="ce17" table:formula="of:=BIN2HEX(LEFT(HEX2BIN(RIGHT(LEFT([.$J104];2*[.X$1]);2);8);4) &amp; RIGHT(HEX2BIN(RIGHT(LEFT([.$J104];2*[.X$1]);2);8);4);2)" office:value-type="string" office:string-value="00" calcext:value-type="string">
            <text:p>00</text:p>
          </table:table-cell>
          <table:table-cell table:style-name="ce6" table:formula="of:=BIN2HEX(LEFT(HEX2BIN(RIGHT(LEFT([.$J104];2*[.Y$1]);2);8);4) &amp; RIGHT(HEX2BIN(RIGHT(LEFT([.$J104];2*[.Y$1]);2);8);4);2)" office:value-type="string" office:string-value="00" calcext:value-type="string">
            <text:p>00</text:p>
          </table:table-cell>
          <table:table-cell table:style-name="ce6" table:formula="of:=BIN2HEX(LEFT(HEX2BIN(RIGHT(LEFT([.$J104];2*[.Z$1]);2);8);4) &amp; RIGHT(HEX2BIN(RIGHT(LEFT([.$J104];2*[.Z$1]);2);8);4);2)" office:value-type="string" office:string-value="00" calcext:value-type="string">
            <text:p>00</text:p>
          </table:table-cell>
          <table:table-cell table:style-name="ce6" table:formula="of:=BIN2HEX(LEFT(HEX2BIN(RIGHT(LEFT([.$J104];2*[.AA$1]);2);8);4) &amp; RIGHT(HEX2BIN(RIGHT(LEFT([.$J104];2*[.AA$1]);2);8);4);2)" office:value-type="string" office:string-value="00" calcext:value-type="string">
            <text:p>00</text:p>
          </table:table-cell>
          <table:table-cell table:style-name="ce6" table:formula="of:=BIN2HEX(LEFT(HEX2BIN(RIGHT(LEFT([.$J104];2*[.AB$1]);2);8);4) &amp; RIGHT(HEX2BIN(RIGHT(LEFT([.$J104];2*[.AB$1]);2);8);4);2)" office:value-type="string" office:string-value="00" calcext:value-type="string">
            <text:p>00</text:p>
          </table:table-cell>
          <table:table-cell table:style-name="ce6" table:formula="of:=BIN2HEX(LEFT(HEX2BIN(RIGHT(LEFT([.$J104];2*[.AC$1]);2);8);4) &amp; RIGHT(HEX2BIN(RIGHT(LEFT([.$J104];2*[.AC$1]);2);8);4);2)" office:value-type="string" office:string-value="00" calcext:value-type="string">
            <text:p>00</text:p>
          </table:table-cell>
          <table:table-cell table:style-name="ce6" table:formula="of:=BIN2HEX(LEFT(HEX2BIN(RIGHT(LEFT([.$J104];2*[.AD$1]);2);8);4) &amp; RIGHT(HEX2BIN(RIGHT(LEFT([.$J104];2*[.AD$1]);2);8);4);2)" office:value-type="string" office:string-value="00" calcext:value-type="string">
            <text:p>00</text:p>
          </table:table-cell>
          <table:table-cell table:style-name="ce6" table:formula="of:=BIN2HEX(LEFT(HEX2BIN(RIGHT(LEFT([.$J104];2*[.AE$1]);2);8);4) &amp; RIGHT(HEX2BIN(RIGHT(LEFT([.$J104];2*[.AE$1]);2);8);4);2)" office:value-type="string" office:string-value="00" calcext:value-type="string">
            <text:p>00</text:p>
          </table:table-cell>
          <table:table-cell table:style-name="ce6" table:formula="of:=BIN2HEX(LEFT(HEX2BIN(RIGHT(LEFT([.$J104];2*[.AF$1]);2);8);4) &amp; RIGHT(HEX2BIN(RIGHT(LEFT([.$J104];2*[.AF$1]);2);8);4);2)" office:value-type="string" office:string-value="00" calcext:value-type="string">
            <text:p>00</text:p>
          </table:table-cell>
          <table:table-cell table:style-name="ce6" table:formula="of:=BIN2HEX(LEFT(HEX2BIN(RIGHT(LEFT([.$J104];2*[.AG$1]);2);8);4) &amp; RIGHT(HEX2BIN(RIGHT(LEFT([.$J104];2*[.AG$1]);2);8);4);2)" office:value-type="string" office:string-value="00" calcext:value-type="string">
            <text:p>00</text:p>
          </table:table-cell>
          <table:table-cell table:style-name="ce6" table:formula="of:=BIN2HEX(LEFT(HEX2BIN(RIGHT(LEFT([.$J104];2*[.AH$1]);2);8);4) &amp; RIGHT(HEX2BIN(RIGHT(LEFT([.$J104];2*[.AH$1]);2);8);4);2)" office:value-type="string" office:string-value="00" calcext:value-type="string">
            <text:p>00</text:p>
          </table:table-cell>
          <table:table-cell table:style-name="ce6" table:formula="of:=BIN2HEX(LEFT(HEX2BIN(RIGHT(LEFT([.$J104];2*[.AI$1]);2);8);4) &amp; RIGHT(HEX2BIN(RIGHT(LEFT([.$J104];2*[.AI$1]);2);8);4);2)" office:value-type="string" office:string-value="00" calcext:value-type="string">
            <text:p>00</text:p>
          </table:table-cell>
          <table:table-cell table:style-name="ce21" table:formula="of:=BIN2HEX(LEFT(HEX2BIN(RIGHT(LEFT([.$J104];2*[.AJ$1]);2);8);4) &amp; RIGHT(HEX2BIN(RIGHT(LEFT([.$J104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4])+HEX2DEC([.S104]);256)" office:value-type="float" office:value="0" calcext:value-type="float">
            <text:p>0</text:p>
          </table:table-cell>
          <table:table-cell table:formula="of:=MOD([.BM104]+HEX2DEC([.T104]);256)" office:value-type="float" office:value="0" calcext:value-type="float">
            <text:p>0</text:p>
          </table:table-cell>
          <table:table-cell table:formula="of:=MOD([.BN104]+HEX2DEC([.U104]);256)" office:value-type="float" office:value="0" calcext:value-type="float">
            <text:p>0</text:p>
          </table:table-cell>
          <table:table-cell table:formula="of:=MOD([.BO104]+HEX2DEC([.V104]);256)" office:value-type="float" office:value="0" calcext:value-type="float">
            <text:p>0</text:p>
          </table:table-cell>
          <table:table-cell table:formula="of:=MOD([.BP104]+HEX2DEC([.W104]);256)" office:value-type="float" office:value="0" calcext:value-type="float">
            <text:p>0</text:p>
          </table:table-cell>
          <table:table-cell table:formula="of:=MOD([.BQ104]+HEX2DEC([.X104]);256)" office:value-type="float" office:value="0" calcext:value-type="float">
            <text:p>0</text:p>
          </table:table-cell>
          <table:table-cell table:formula="of:=MOD([.BR104]+HEX2DEC([.Y104]);256)" office:value-type="float" office:value="0" calcext:value-type="float">
            <text:p>0</text:p>
          </table:table-cell>
          <table:table-cell table:formula="of:=MOD([.BS104]+HEX2DEC([.Z104]);256)" office:value-type="float" office:value="0" calcext:value-type="float">
            <text:p>0</text:p>
          </table:table-cell>
          <table:table-cell table:formula="of:=MOD([.BT104]+HEX2DEC([.AA104]);256)" office:value-type="float" office:value="0" calcext:value-type="float">
            <text:p>0</text:p>
          </table:table-cell>
          <table:table-cell table:formula="of:=MOD([.BU104]+HEX2DEC([.AB104]);256)" office:value-type="float" office:value="0" calcext:value-type="float">
            <text:p>0</text:p>
          </table:table-cell>
          <table:table-cell table:formula="of:=MOD([.BV104]+HEX2DEC([.AC104]);256)" office:value-type="float" office:value="0" calcext:value-type="float">
            <text:p>0</text:p>
          </table:table-cell>
          <table:table-cell table:formula="of:=MOD([.BW104]+HEX2DEC([.AD104]);256)" office:value-type="float" office:value="0" calcext:value-type="float">
            <text:p>0</text:p>
          </table:table-cell>
          <table:table-cell table:formula="of:=MOD([.BX104]+HEX2DEC([.AE104]);256)" office:value-type="float" office:value="0" calcext:value-type="float">
            <text:p>0</text:p>
          </table:table-cell>
          <table:table-cell table:formula="of:=MOD([.BY104]+HEX2DEC([.AF104]);256)" office:value-type="float" office:value="0" calcext:value-type="float">
            <text:p>0</text:p>
          </table:table-cell>
          <table:table-cell table:formula="of:=MOD([.BZ104]+HEX2DEC([.AG104]);256)" office:value-type="float" office:value="0" calcext:value-type="float">
            <text:p>0</text:p>
          </table:table-cell>
          <table:table-cell table:formula="of:=MOD([.CA104]+HEX2DEC([.AH104]);256)" office:value-type="float" office:value="0" calcext:value-type="float">
            <text:p>0</text:p>
          </table:table-cell>
          <table:table-cell table:formula="of:=MOD([.CB104]+HEX2DEC([.AI10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5];2*[.R$1]);2);8);4) &amp; RIGHT(HEX2BIN(RIGHT(LEFT([.$J105];2*[.R$1]);2);8);4);2)" office:value-type="string" office:string-value="00" calcext:value-type="string">
            <text:p>00</text:p>
          </table:table-cell>
          <table:table-cell table:style-name="ce6" table:formula="of:=BIN2HEX(LEFT(HEX2BIN(RIGHT(LEFT([.$J105];2*[.S$1]);2);8);4) &amp; RIGHT(HEX2BIN(RIGHT(LEFT([.$J105];2*[.S$1]);2);8);4);2)" office:value-type="string" office:string-value="00" calcext:value-type="string">
            <text:p>00</text:p>
          </table:table-cell>
          <table:table-cell table:style-name="ce6" table:formula="of:=BIN2HEX(LEFT(HEX2BIN(RIGHT(LEFT([.$J105];2*[.T$1]);2);8);4) &amp; RIGHT(HEX2BIN(RIGHT(LEFT([.$J105];2*[.T$1]);2);8);4);2)" office:value-type="string" office:string-value="00" calcext:value-type="string">
            <text:p>00</text:p>
          </table:table-cell>
          <table:table-cell table:style-name="ce6" table:formula="of:=BIN2HEX(LEFT(HEX2BIN(RIGHT(LEFT([.$J105];2*[.U$1]);2);8);4) &amp; RIGHT(HEX2BIN(RIGHT(LEFT([.$J105];2*[.U$1]);2);8);4);2)" office:value-type="string" office:string-value="00" calcext:value-type="string">
            <text:p>00</text:p>
          </table:table-cell>
          <table:table-cell table:style-name="ce6" table:formula="of:=BIN2HEX(LEFT(HEX2BIN(RIGHT(LEFT([.$J105];2*[.V$1]);2);8);4) &amp; RIGHT(HEX2BIN(RIGHT(LEFT([.$J105];2*[.V$1]);2);8);4);2)" office:value-type="string" office:string-value="00" calcext:value-type="string">
            <text:p>00</text:p>
          </table:table-cell>
          <table:table-cell table:style-name="ce14" table:formula="of:=BIN2HEX(LEFT(HEX2BIN(RIGHT(LEFT([.$J105];2*[.W$1]);2);8);4) &amp; RIGHT(HEX2BIN(RIGHT(LEFT([.$J105];2*[.W$1]);2);8);4);2)" office:value-type="string" office:string-value="00" calcext:value-type="string">
            <text:p>00</text:p>
          </table:table-cell>
          <table:table-cell table:style-name="ce17" table:formula="of:=BIN2HEX(LEFT(HEX2BIN(RIGHT(LEFT([.$J105];2*[.X$1]);2);8);4) &amp; RIGHT(HEX2BIN(RIGHT(LEFT([.$J105];2*[.X$1]);2);8);4);2)" office:value-type="string" office:string-value="00" calcext:value-type="string">
            <text:p>00</text:p>
          </table:table-cell>
          <table:table-cell table:style-name="ce6" table:formula="of:=BIN2HEX(LEFT(HEX2BIN(RIGHT(LEFT([.$J105];2*[.Y$1]);2);8);4) &amp; RIGHT(HEX2BIN(RIGHT(LEFT([.$J105];2*[.Y$1]);2);8);4);2)" office:value-type="string" office:string-value="00" calcext:value-type="string">
            <text:p>00</text:p>
          </table:table-cell>
          <table:table-cell table:style-name="ce6" table:formula="of:=BIN2HEX(LEFT(HEX2BIN(RIGHT(LEFT([.$J105];2*[.Z$1]);2);8);4) &amp; RIGHT(HEX2BIN(RIGHT(LEFT([.$J105];2*[.Z$1]);2);8);4);2)" office:value-type="string" office:string-value="00" calcext:value-type="string">
            <text:p>00</text:p>
          </table:table-cell>
          <table:table-cell table:style-name="ce6" table:formula="of:=BIN2HEX(LEFT(HEX2BIN(RIGHT(LEFT([.$J105];2*[.AA$1]);2);8);4) &amp; RIGHT(HEX2BIN(RIGHT(LEFT([.$J105];2*[.AA$1]);2);8);4);2)" office:value-type="string" office:string-value="00" calcext:value-type="string">
            <text:p>00</text:p>
          </table:table-cell>
          <table:table-cell table:style-name="ce6" table:formula="of:=BIN2HEX(LEFT(HEX2BIN(RIGHT(LEFT([.$J105];2*[.AB$1]);2);8);4) &amp; RIGHT(HEX2BIN(RIGHT(LEFT([.$J105];2*[.AB$1]);2);8);4);2)" office:value-type="string" office:string-value="00" calcext:value-type="string">
            <text:p>00</text:p>
          </table:table-cell>
          <table:table-cell table:style-name="ce6" table:formula="of:=BIN2HEX(LEFT(HEX2BIN(RIGHT(LEFT([.$J105];2*[.AC$1]);2);8);4) &amp; RIGHT(HEX2BIN(RIGHT(LEFT([.$J105];2*[.AC$1]);2);8);4);2)" office:value-type="string" office:string-value="00" calcext:value-type="string">
            <text:p>00</text:p>
          </table:table-cell>
          <table:table-cell table:style-name="ce6" table:formula="of:=BIN2HEX(LEFT(HEX2BIN(RIGHT(LEFT([.$J105];2*[.AD$1]);2);8);4) &amp; RIGHT(HEX2BIN(RIGHT(LEFT([.$J105];2*[.AD$1]);2);8);4);2)" office:value-type="string" office:string-value="00" calcext:value-type="string">
            <text:p>00</text:p>
          </table:table-cell>
          <table:table-cell table:style-name="ce6" table:formula="of:=BIN2HEX(LEFT(HEX2BIN(RIGHT(LEFT([.$J105];2*[.AE$1]);2);8);4) &amp; RIGHT(HEX2BIN(RIGHT(LEFT([.$J105];2*[.AE$1]);2);8);4);2)" office:value-type="string" office:string-value="00" calcext:value-type="string">
            <text:p>00</text:p>
          </table:table-cell>
          <table:table-cell table:style-name="ce6" table:formula="of:=BIN2HEX(LEFT(HEX2BIN(RIGHT(LEFT([.$J105];2*[.AF$1]);2);8);4) &amp; RIGHT(HEX2BIN(RIGHT(LEFT([.$J105];2*[.AF$1]);2);8);4);2)" office:value-type="string" office:string-value="00" calcext:value-type="string">
            <text:p>00</text:p>
          </table:table-cell>
          <table:table-cell table:style-name="ce6" table:formula="of:=BIN2HEX(LEFT(HEX2BIN(RIGHT(LEFT([.$J105];2*[.AG$1]);2);8);4) &amp; RIGHT(HEX2BIN(RIGHT(LEFT([.$J105];2*[.AG$1]);2);8);4);2)" office:value-type="string" office:string-value="00" calcext:value-type="string">
            <text:p>00</text:p>
          </table:table-cell>
          <table:table-cell table:style-name="ce6" table:formula="of:=BIN2HEX(LEFT(HEX2BIN(RIGHT(LEFT([.$J105];2*[.AH$1]);2);8);4) &amp; RIGHT(HEX2BIN(RIGHT(LEFT([.$J105];2*[.AH$1]);2);8);4);2)" office:value-type="string" office:string-value="00" calcext:value-type="string">
            <text:p>00</text:p>
          </table:table-cell>
          <table:table-cell table:style-name="ce6" table:formula="of:=BIN2HEX(LEFT(HEX2BIN(RIGHT(LEFT([.$J105];2*[.AI$1]);2);8);4) &amp; RIGHT(HEX2BIN(RIGHT(LEFT([.$J105];2*[.AI$1]);2);8);4);2)" office:value-type="string" office:string-value="00" calcext:value-type="string">
            <text:p>00</text:p>
          </table:table-cell>
          <table:table-cell table:style-name="ce21" table:formula="of:=BIN2HEX(LEFT(HEX2BIN(RIGHT(LEFT([.$J105];2*[.AJ$1]);2);8);4) &amp; RIGHT(HEX2BIN(RIGHT(LEFT([.$J105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5])+HEX2DEC([.S105]);256)" office:value-type="float" office:value="0" calcext:value-type="float">
            <text:p>0</text:p>
          </table:table-cell>
          <table:table-cell table:formula="of:=MOD([.BM105]+HEX2DEC([.T105]);256)" office:value-type="float" office:value="0" calcext:value-type="float">
            <text:p>0</text:p>
          </table:table-cell>
          <table:table-cell table:formula="of:=MOD([.BN105]+HEX2DEC([.U105]);256)" office:value-type="float" office:value="0" calcext:value-type="float">
            <text:p>0</text:p>
          </table:table-cell>
          <table:table-cell table:formula="of:=MOD([.BO105]+HEX2DEC([.V105]);256)" office:value-type="float" office:value="0" calcext:value-type="float">
            <text:p>0</text:p>
          </table:table-cell>
          <table:table-cell table:formula="of:=MOD([.BP105]+HEX2DEC([.W105]);256)" office:value-type="float" office:value="0" calcext:value-type="float">
            <text:p>0</text:p>
          </table:table-cell>
          <table:table-cell table:formula="of:=MOD([.BQ105]+HEX2DEC([.X105]);256)" office:value-type="float" office:value="0" calcext:value-type="float">
            <text:p>0</text:p>
          </table:table-cell>
          <table:table-cell table:formula="of:=MOD([.BR105]+HEX2DEC([.Y105]);256)" office:value-type="float" office:value="0" calcext:value-type="float">
            <text:p>0</text:p>
          </table:table-cell>
          <table:table-cell table:formula="of:=MOD([.BS105]+HEX2DEC([.Z105]);256)" office:value-type="float" office:value="0" calcext:value-type="float">
            <text:p>0</text:p>
          </table:table-cell>
          <table:table-cell table:formula="of:=MOD([.BT105]+HEX2DEC([.AA105]);256)" office:value-type="float" office:value="0" calcext:value-type="float">
            <text:p>0</text:p>
          </table:table-cell>
          <table:table-cell table:formula="of:=MOD([.BU105]+HEX2DEC([.AB105]);256)" office:value-type="float" office:value="0" calcext:value-type="float">
            <text:p>0</text:p>
          </table:table-cell>
          <table:table-cell table:formula="of:=MOD([.BV105]+HEX2DEC([.AC105]);256)" office:value-type="float" office:value="0" calcext:value-type="float">
            <text:p>0</text:p>
          </table:table-cell>
          <table:table-cell table:formula="of:=MOD([.BW105]+HEX2DEC([.AD105]);256)" office:value-type="float" office:value="0" calcext:value-type="float">
            <text:p>0</text:p>
          </table:table-cell>
          <table:table-cell table:formula="of:=MOD([.BX105]+HEX2DEC([.AE105]);256)" office:value-type="float" office:value="0" calcext:value-type="float">
            <text:p>0</text:p>
          </table:table-cell>
          <table:table-cell table:formula="of:=MOD([.BY105]+HEX2DEC([.AF105]);256)" office:value-type="float" office:value="0" calcext:value-type="float">
            <text:p>0</text:p>
          </table:table-cell>
          <table:table-cell table:formula="of:=MOD([.BZ105]+HEX2DEC([.AG105]);256)" office:value-type="float" office:value="0" calcext:value-type="float">
            <text:p>0</text:p>
          </table:table-cell>
          <table:table-cell table:formula="of:=MOD([.CA105]+HEX2DEC([.AH105]);256)" office:value-type="float" office:value="0" calcext:value-type="float">
            <text:p>0</text:p>
          </table:table-cell>
          <table:table-cell table:formula="of:=MOD([.CB105]+HEX2DEC([.AI10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6];2*[.R$1]);2);8);4) &amp; RIGHT(HEX2BIN(RIGHT(LEFT([.$J106];2*[.R$1]);2);8);4);2)" office:value-type="string" office:string-value="00" calcext:value-type="string">
            <text:p>00</text:p>
          </table:table-cell>
          <table:table-cell table:style-name="ce6" table:formula="of:=BIN2HEX(LEFT(HEX2BIN(RIGHT(LEFT([.$J106];2*[.S$1]);2);8);4) &amp; RIGHT(HEX2BIN(RIGHT(LEFT([.$J106];2*[.S$1]);2);8);4);2)" office:value-type="string" office:string-value="00" calcext:value-type="string">
            <text:p>00</text:p>
          </table:table-cell>
          <table:table-cell table:style-name="ce6" table:formula="of:=BIN2HEX(LEFT(HEX2BIN(RIGHT(LEFT([.$J106];2*[.T$1]);2);8);4) &amp; RIGHT(HEX2BIN(RIGHT(LEFT([.$J106];2*[.T$1]);2);8);4);2)" office:value-type="string" office:string-value="00" calcext:value-type="string">
            <text:p>00</text:p>
          </table:table-cell>
          <table:table-cell table:style-name="ce6" table:formula="of:=BIN2HEX(LEFT(HEX2BIN(RIGHT(LEFT([.$J106];2*[.U$1]);2);8);4) &amp; RIGHT(HEX2BIN(RIGHT(LEFT([.$J106];2*[.U$1]);2);8);4);2)" office:value-type="string" office:string-value="00" calcext:value-type="string">
            <text:p>00</text:p>
          </table:table-cell>
          <table:table-cell table:style-name="ce6" table:formula="of:=BIN2HEX(LEFT(HEX2BIN(RIGHT(LEFT([.$J106];2*[.V$1]);2);8);4) &amp; RIGHT(HEX2BIN(RIGHT(LEFT([.$J106];2*[.V$1]);2);8);4);2)" office:value-type="string" office:string-value="00" calcext:value-type="string">
            <text:p>00</text:p>
          </table:table-cell>
          <table:table-cell table:style-name="ce14" table:formula="of:=BIN2HEX(LEFT(HEX2BIN(RIGHT(LEFT([.$J106];2*[.W$1]);2);8);4) &amp; RIGHT(HEX2BIN(RIGHT(LEFT([.$J106];2*[.W$1]);2);8);4);2)" office:value-type="string" office:string-value="00" calcext:value-type="string">
            <text:p>00</text:p>
          </table:table-cell>
          <table:table-cell table:style-name="ce17" table:formula="of:=BIN2HEX(LEFT(HEX2BIN(RIGHT(LEFT([.$J106];2*[.X$1]);2);8);4) &amp; RIGHT(HEX2BIN(RIGHT(LEFT([.$J106];2*[.X$1]);2);8);4);2)" office:value-type="string" office:string-value="00" calcext:value-type="string">
            <text:p>00</text:p>
          </table:table-cell>
          <table:table-cell table:style-name="ce6" table:formula="of:=BIN2HEX(LEFT(HEX2BIN(RIGHT(LEFT([.$J106];2*[.Y$1]);2);8);4) &amp; RIGHT(HEX2BIN(RIGHT(LEFT([.$J106];2*[.Y$1]);2);8);4);2)" office:value-type="string" office:string-value="00" calcext:value-type="string">
            <text:p>00</text:p>
          </table:table-cell>
          <table:table-cell table:style-name="ce6" table:formula="of:=BIN2HEX(LEFT(HEX2BIN(RIGHT(LEFT([.$J106];2*[.Z$1]);2);8);4) &amp; RIGHT(HEX2BIN(RIGHT(LEFT([.$J106];2*[.Z$1]);2);8);4);2)" office:value-type="string" office:string-value="00" calcext:value-type="string">
            <text:p>00</text:p>
          </table:table-cell>
          <table:table-cell table:style-name="ce6" table:formula="of:=BIN2HEX(LEFT(HEX2BIN(RIGHT(LEFT([.$J106];2*[.AA$1]);2);8);4) &amp; RIGHT(HEX2BIN(RIGHT(LEFT([.$J106];2*[.AA$1]);2);8);4);2)" office:value-type="string" office:string-value="00" calcext:value-type="string">
            <text:p>00</text:p>
          </table:table-cell>
          <table:table-cell table:style-name="ce6" table:formula="of:=BIN2HEX(LEFT(HEX2BIN(RIGHT(LEFT([.$J106];2*[.AB$1]);2);8);4) &amp; RIGHT(HEX2BIN(RIGHT(LEFT([.$J106];2*[.AB$1]);2);8);4);2)" office:value-type="string" office:string-value="00" calcext:value-type="string">
            <text:p>00</text:p>
          </table:table-cell>
          <table:table-cell table:style-name="ce6" table:formula="of:=BIN2HEX(LEFT(HEX2BIN(RIGHT(LEFT([.$J106];2*[.AC$1]);2);8);4) &amp; RIGHT(HEX2BIN(RIGHT(LEFT([.$J106];2*[.AC$1]);2);8);4);2)" office:value-type="string" office:string-value="00" calcext:value-type="string">
            <text:p>00</text:p>
          </table:table-cell>
          <table:table-cell table:style-name="ce6" table:formula="of:=BIN2HEX(LEFT(HEX2BIN(RIGHT(LEFT([.$J106];2*[.AD$1]);2);8);4) &amp; RIGHT(HEX2BIN(RIGHT(LEFT([.$J106];2*[.AD$1]);2);8);4);2)" office:value-type="string" office:string-value="00" calcext:value-type="string">
            <text:p>00</text:p>
          </table:table-cell>
          <table:table-cell table:style-name="ce6" table:formula="of:=BIN2HEX(LEFT(HEX2BIN(RIGHT(LEFT([.$J106];2*[.AE$1]);2);8);4) &amp; RIGHT(HEX2BIN(RIGHT(LEFT([.$J106];2*[.AE$1]);2);8);4);2)" office:value-type="string" office:string-value="00" calcext:value-type="string">
            <text:p>00</text:p>
          </table:table-cell>
          <table:table-cell table:style-name="ce6" table:formula="of:=BIN2HEX(LEFT(HEX2BIN(RIGHT(LEFT([.$J106];2*[.AF$1]);2);8);4) &amp; RIGHT(HEX2BIN(RIGHT(LEFT([.$J106];2*[.AF$1]);2);8);4);2)" office:value-type="string" office:string-value="00" calcext:value-type="string">
            <text:p>00</text:p>
          </table:table-cell>
          <table:table-cell table:style-name="ce6" table:formula="of:=BIN2HEX(LEFT(HEX2BIN(RIGHT(LEFT([.$J106];2*[.AG$1]);2);8);4) &amp; RIGHT(HEX2BIN(RIGHT(LEFT([.$J106];2*[.AG$1]);2);8);4);2)" office:value-type="string" office:string-value="00" calcext:value-type="string">
            <text:p>00</text:p>
          </table:table-cell>
          <table:table-cell table:style-name="ce6" table:formula="of:=BIN2HEX(LEFT(HEX2BIN(RIGHT(LEFT([.$J106];2*[.AH$1]);2);8);4) &amp; RIGHT(HEX2BIN(RIGHT(LEFT([.$J106];2*[.AH$1]);2);8);4);2)" office:value-type="string" office:string-value="00" calcext:value-type="string">
            <text:p>00</text:p>
          </table:table-cell>
          <table:table-cell table:style-name="ce6" table:formula="of:=BIN2HEX(LEFT(HEX2BIN(RIGHT(LEFT([.$J106];2*[.AI$1]);2);8);4) &amp; RIGHT(HEX2BIN(RIGHT(LEFT([.$J106];2*[.AI$1]);2);8);4);2)" office:value-type="string" office:string-value="00" calcext:value-type="string">
            <text:p>00</text:p>
          </table:table-cell>
          <table:table-cell table:style-name="ce21" table:formula="of:=BIN2HEX(LEFT(HEX2BIN(RIGHT(LEFT([.$J106];2*[.AJ$1]);2);8);4) &amp; RIGHT(HEX2BIN(RIGHT(LEFT([.$J106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6])+HEX2DEC([.S106]);256)" office:value-type="float" office:value="0" calcext:value-type="float">
            <text:p>0</text:p>
          </table:table-cell>
          <table:table-cell table:formula="of:=MOD([.BM106]+HEX2DEC([.T106]);256)" office:value-type="float" office:value="0" calcext:value-type="float">
            <text:p>0</text:p>
          </table:table-cell>
          <table:table-cell table:formula="of:=MOD([.BN106]+HEX2DEC([.U106]);256)" office:value-type="float" office:value="0" calcext:value-type="float">
            <text:p>0</text:p>
          </table:table-cell>
          <table:table-cell table:formula="of:=MOD([.BO106]+HEX2DEC([.V106]);256)" office:value-type="float" office:value="0" calcext:value-type="float">
            <text:p>0</text:p>
          </table:table-cell>
          <table:table-cell table:formula="of:=MOD([.BP106]+HEX2DEC([.W106]);256)" office:value-type="float" office:value="0" calcext:value-type="float">
            <text:p>0</text:p>
          </table:table-cell>
          <table:table-cell table:formula="of:=MOD([.BQ106]+HEX2DEC([.X106]);256)" office:value-type="float" office:value="0" calcext:value-type="float">
            <text:p>0</text:p>
          </table:table-cell>
          <table:table-cell table:formula="of:=MOD([.BR106]+HEX2DEC([.Y106]);256)" office:value-type="float" office:value="0" calcext:value-type="float">
            <text:p>0</text:p>
          </table:table-cell>
          <table:table-cell table:formula="of:=MOD([.BS106]+HEX2DEC([.Z106]);256)" office:value-type="float" office:value="0" calcext:value-type="float">
            <text:p>0</text:p>
          </table:table-cell>
          <table:table-cell table:formula="of:=MOD([.BT106]+HEX2DEC([.AA106]);256)" office:value-type="float" office:value="0" calcext:value-type="float">
            <text:p>0</text:p>
          </table:table-cell>
          <table:table-cell table:formula="of:=MOD([.BU106]+HEX2DEC([.AB106]);256)" office:value-type="float" office:value="0" calcext:value-type="float">
            <text:p>0</text:p>
          </table:table-cell>
          <table:table-cell table:formula="of:=MOD([.BV106]+HEX2DEC([.AC106]);256)" office:value-type="float" office:value="0" calcext:value-type="float">
            <text:p>0</text:p>
          </table:table-cell>
          <table:table-cell table:formula="of:=MOD([.BW106]+HEX2DEC([.AD106]);256)" office:value-type="float" office:value="0" calcext:value-type="float">
            <text:p>0</text:p>
          </table:table-cell>
          <table:table-cell table:formula="of:=MOD([.BX106]+HEX2DEC([.AE106]);256)" office:value-type="float" office:value="0" calcext:value-type="float">
            <text:p>0</text:p>
          </table:table-cell>
          <table:table-cell table:formula="of:=MOD([.BY106]+HEX2DEC([.AF106]);256)" office:value-type="float" office:value="0" calcext:value-type="float">
            <text:p>0</text:p>
          </table:table-cell>
          <table:table-cell table:formula="of:=MOD([.BZ106]+HEX2DEC([.AG106]);256)" office:value-type="float" office:value="0" calcext:value-type="float">
            <text:p>0</text:p>
          </table:table-cell>
          <table:table-cell table:formula="of:=MOD([.CA106]+HEX2DEC([.AH106]);256)" office:value-type="float" office:value="0" calcext:value-type="float">
            <text:p>0</text:p>
          </table:table-cell>
          <table:table-cell table:formula="of:=MOD([.CB106]+HEX2DEC([.AI10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7];2*[.R$1]);2);8);4) &amp; RIGHT(HEX2BIN(RIGHT(LEFT([.$J107];2*[.R$1]);2);8);4);2)" office:value-type="string" office:string-value="00" calcext:value-type="string">
            <text:p>00</text:p>
          </table:table-cell>
          <table:table-cell table:style-name="ce6" table:formula="of:=BIN2HEX(LEFT(HEX2BIN(RIGHT(LEFT([.$J107];2*[.S$1]);2);8);4) &amp; RIGHT(HEX2BIN(RIGHT(LEFT([.$J107];2*[.S$1]);2);8);4);2)" office:value-type="string" office:string-value="00" calcext:value-type="string">
            <text:p>00</text:p>
          </table:table-cell>
          <table:table-cell table:style-name="ce6" table:formula="of:=BIN2HEX(LEFT(HEX2BIN(RIGHT(LEFT([.$J107];2*[.T$1]);2);8);4) &amp; RIGHT(HEX2BIN(RIGHT(LEFT([.$J107];2*[.T$1]);2);8);4);2)" office:value-type="string" office:string-value="00" calcext:value-type="string">
            <text:p>00</text:p>
          </table:table-cell>
          <table:table-cell table:style-name="ce6" table:formula="of:=BIN2HEX(LEFT(HEX2BIN(RIGHT(LEFT([.$J107];2*[.U$1]);2);8);4) &amp; RIGHT(HEX2BIN(RIGHT(LEFT([.$J107];2*[.U$1]);2);8);4);2)" office:value-type="string" office:string-value="00" calcext:value-type="string">
            <text:p>00</text:p>
          </table:table-cell>
          <table:table-cell table:style-name="ce6" table:formula="of:=BIN2HEX(LEFT(HEX2BIN(RIGHT(LEFT([.$J107];2*[.V$1]);2);8);4) &amp; RIGHT(HEX2BIN(RIGHT(LEFT([.$J107];2*[.V$1]);2);8);4);2)" office:value-type="string" office:string-value="00" calcext:value-type="string">
            <text:p>00</text:p>
          </table:table-cell>
          <table:table-cell table:style-name="ce14" table:formula="of:=BIN2HEX(LEFT(HEX2BIN(RIGHT(LEFT([.$J107];2*[.W$1]);2);8);4) &amp; RIGHT(HEX2BIN(RIGHT(LEFT([.$J107];2*[.W$1]);2);8);4);2)" office:value-type="string" office:string-value="00" calcext:value-type="string">
            <text:p>00</text:p>
          </table:table-cell>
          <table:table-cell table:style-name="ce17" table:formula="of:=BIN2HEX(LEFT(HEX2BIN(RIGHT(LEFT([.$J107];2*[.X$1]);2);8);4) &amp; RIGHT(HEX2BIN(RIGHT(LEFT([.$J107];2*[.X$1]);2);8);4);2)" office:value-type="string" office:string-value="00" calcext:value-type="string">
            <text:p>00</text:p>
          </table:table-cell>
          <table:table-cell table:style-name="ce6" table:formula="of:=BIN2HEX(LEFT(HEX2BIN(RIGHT(LEFT([.$J107];2*[.Y$1]);2);8);4) &amp; RIGHT(HEX2BIN(RIGHT(LEFT([.$J107];2*[.Y$1]);2);8);4);2)" office:value-type="string" office:string-value="00" calcext:value-type="string">
            <text:p>00</text:p>
          </table:table-cell>
          <table:table-cell table:style-name="ce6" table:formula="of:=BIN2HEX(LEFT(HEX2BIN(RIGHT(LEFT([.$J107];2*[.Z$1]);2);8);4) &amp; RIGHT(HEX2BIN(RIGHT(LEFT([.$J107];2*[.Z$1]);2);8);4);2)" office:value-type="string" office:string-value="00" calcext:value-type="string">
            <text:p>00</text:p>
          </table:table-cell>
          <table:table-cell table:style-name="ce6" table:formula="of:=BIN2HEX(LEFT(HEX2BIN(RIGHT(LEFT([.$J107];2*[.AA$1]);2);8);4) &amp; RIGHT(HEX2BIN(RIGHT(LEFT([.$J107];2*[.AA$1]);2);8);4);2)" office:value-type="string" office:string-value="00" calcext:value-type="string">
            <text:p>00</text:p>
          </table:table-cell>
          <table:table-cell table:style-name="ce6" table:formula="of:=BIN2HEX(LEFT(HEX2BIN(RIGHT(LEFT([.$J107];2*[.AB$1]);2);8);4) &amp; RIGHT(HEX2BIN(RIGHT(LEFT([.$J107];2*[.AB$1]);2);8);4);2)" office:value-type="string" office:string-value="00" calcext:value-type="string">
            <text:p>00</text:p>
          </table:table-cell>
          <table:table-cell table:style-name="ce6" table:formula="of:=BIN2HEX(LEFT(HEX2BIN(RIGHT(LEFT([.$J107];2*[.AC$1]);2);8);4) &amp; RIGHT(HEX2BIN(RIGHT(LEFT([.$J107];2*[.AC$1]);2);8);4);2)" office:value-type="string" office:string-value="00" calcext:value-type="string">
            <text:p>00</text:p>
          </table:table-cell>
          <table:table-cell table:style-name="ce6" table:formula="of:=BIN2HEX(LEFT(HEX2BIN(RIGHT(LEFT([.$J107];2*[.AD$1]);2);8);4) &amp; RIGHT(HEX2BIN(RIGHT(LEFT([.$J107];2*[.AD$1]);2);8);4);2)" office:value-type="string" office:string-value="00" calcext:value-type="string">
            <text:p>00</text:p>
          </table:table-cell>
          <table:table-cell table:style-name="ce6" table:formula="of:=BIN2HEX(LEFT(HEX2BIN(RIGHT(LEFT([.$J107];2*[.AE$1]);2);8);4) &amp; RIGHT(HEX2BIN(RIGHT(LEFT([.$J107];2*[.AE$1]);2);8);4);2)" office:value-type="string" office:string-value="00" calcext:value-type="string">
            <text:p>00</text:p>
          </table:table-cell>
          <table:table-cell table:style-name="ce6" table:formula="of:=BIN2HEX(LEFT(HEX2BIN(RIGHT(LEFT([.$J107];2*[.AF$1]);2);8);4) &amp; RIGHT(HEX2BIN(RIGHT(LEFT([.$J107];2*[.AF$1]);2);8);4);2)" office:value-type="string" office:string-value="00" calcext:value-type="string">
            <text:p>00</text:p>
          </table:table-cell>
          <table:table-cell table:style-name="ce6" table:formula="of:=BIN2HEX(LEFT(HEX2BIN(RIGHT(LEFT([.$J107];2*[.AG$1]);2);8);4) &amp; RIGHT(HEX2BIN(RIGHT(LEFT([.$J107];2*[.AG$1]);2);8);4);2)" office:value-type="string" office:string-value="00" calcext:value-type="string">
            <text:p>00</text:p>
          </table:table-cell>
          <table:table-cell table:style-name="ce6" table:formula="of:=BIN2HEX(LEFT(HEX2BIN(RIGHT(LEFT([.$J107];2*[.AH$1]);2);8);4) &amp; RIGHT(HEX2BIN(RIGHT(LEFT([.$J107];2*[.AH$1]);2);8);4);2)" office:value-type="string" office:string-value="00" calcext:value-type="string">
            <text:p>00</text:p>
          </table:table-cell>
          <table:table-cell table:style-name="ce6" table:formula="of:=BIN2HEX(LEFT(HEX2BIN(RIGHT(LEFT([.$J107];2*[.AI$1]);2);8);4) &amp; RIGHT(HEX2BIN(RIGHT(LEFT([.$J107];2*[.AI$1]);2);8);4);2)" office:value-type="string" office:string-value="00" calcext:value-type="string">
            <text:p>00</text:p>
          </table:table-cell>
          <table:table-cell table:style-name="ce21" table:formula="of:=BIN2HEX(LEFT(HEX2BIN(RIGHT(LEFT([.$J107];2*[.AJ$1]);2);8);4) &amp; RIGHT(HEX2BIN(RIGHT(LEFT([.$J107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7])+HEX2DEC([.S107]);256)" office:value-type="float" office:value="0" calcext:value-type="float">
            <text:p>0</text:p>
          </table:table-cell>
          <table:table-cell table:formula="of:=MOD([.BM107]+HEX2DEC([.T107]);256)" office:value-type="float" office:value="0" calcext:value-type="float">
            <text:p>0</text:p>
          </table:table-cell>
          <table:table-cell table:formula="of:=MOD([.BN107]+HEX2DEC([.U107]);256)" office:value-type="float" office:value="0" calcext:value-type="float">
            <text:p>0</text:p>
          </table:table-cell>
          <table:table-cell table:formula="of:=MOD([.BO107]+HEX2DEC([.V107]);256)" office:value-type="float" office:value="0" calcext:value-type="float">
            <text:p>0</text:p>
          </table:table-cell>
          <table:table-cell table:formula="of:=MOD([.BP107]+HEX2DEC([.W107]);256)" office:value-type="float" office:value="0" calcext:value-type="float">
            <text:p>0</text:p>
          </table:table-cell>
          <table:table-cell table:formula="of:=MOD([.BQ107]+HEX2DEC([.X107]);256)" office:value-type="float" office:value="0" calcext:value-type="float">
            <text:p>0</text:p>
          </table:table-cell>
          <table:table-cell table:formula="of:=MOD([.BR107]+HEX2DEC([.Y107]);256)" office:value-type="float" office:value="0" calcext:value-type="float">
            <text:p>0</text:p>
          </table:table-cell>
          <table:table-cell table:formula="of:=MOD([.BS107]+HEX2DEC([.Z107]);256)" office:value-type="float" office:value="0" calcext:value-type="float">
            <text:p>0</text:p>
          </table:table-cell>
          <table:table-cell table:formula="of:=MOD([.BT107]+HEX2DEC([.AA107]);256)" office:value-type="float" office:value="0" calcext:value-type="float">
            <text:p>0</text:p>
          </table:table-cell>
          <table:table-cell table:formula="of:=MOD([.BU107]+HEX2DEC([.AB107]);256)" office:value-type="float" office:value="0" calcext:value-type="float">
            <text:p>0</text:p>
          </table:table-cell>
          <table:table-cell table:formula="of:=MOD([.BV107]+HEX2DEC([.AC107]);256)" office:value-type="float" office:value="0" calcext:value-type="float">
            <text:p>0</text:p>
          </table:table-cell>
          <table:table-cell table:formula="of:=MOD([.BW107]+HEX2DEC([.AD107]);256)" office:value-type="float" office:value="0" calcext:value-type="float">
            <text:p>0</text:p>
          </table:table-cell>
          <table:table-cell table:formula="of:=MOD([.BX107]+HEX2DEC([.AE107]);256)" office:value-type="float" office:value="0" calcext:value-type="float">
            <text:p>0</text:p>
          </table:table-cell>
          <table:table-cell table:formula="of:=MOD([.BY107]+HEX2DEC([.AF107]);256)" office:value-type="float" office:value="0" calcext:value-type="float">
            <text:p>0</text:p>
          </table:table-cell>
          <table:table-cell table:formula="of:=MOD([.BZ107]+HEX2DEC([.AG107]);256)" office:value-type="float" office:value="0" calcext:value-type="float">
            <text:p>0</text:p>
          </table:table-cell>
          <table:table-cell table:formula="of:=MOD([.CA107]+HEX2DEC([.AH107]);256)" office:value-type="float" office:value="0" calcext:value-type="float">
            <text:p>0</text:p>
          </table:table-cell>
          <table:table-cell table:formula="of:=MOD([.CB107]+HEX2DEC([.AI10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8];2*[.R$1]);2);8);4) &amp; RIGHT(HEX2BIN(RIGHT(LEFT([.$J108];2*[.R$1]);2);8);4);2)" office:value-type="string" office:string-value="00" calcext:value-type="string">
            <text:p>00</text:p>
          </table:table-cell>
          <table:table-cell table:style-name="ce6" table:formula="of:=BIN2HEX(LEFT(HEX2BIN(RIGHT(LEFT([.$J108];2*[.S$1]);2);8);4) &amp; RIGHT(HEX2BIN(RIGHT(LEFT([.$J108];2*[.S$1]);2);8);4);2)" office:value-type="string" office:string-value="00" calcext:value-type="string">
            <text:p>00</text:p>
          </table:table-cell>
          <table:table-cell table:style-name="ce6" table:formula="of:=BIN2HEX(LEFT(HEX2BIN(RIGHT(LEFT([.$J108];2*[.T$1]);2);8);4) &amp; RIGHT(HEX2BIN(RIGHT(LEFT([.$J108];2*[.T$1]);2);8);4);2)" office:value-type="string" office:string-value="00" calcext:value-type="string">
            <text:p>00</text:p>
          </table:table-cell>
          <table:table-cell table:style-name="ce6" table:formula="of:=BIN2HEX(LEFT(HEX2BIN(RIGHT(LEFT([.$J108];2*[.U$1]);2);8);4) &amp; RIGHT(HEX2BIN(RIGHT(LEFT([.$J108];2*[.U$1]);2);8);4);2)" office:value-type="string" office:string-value="00" calcext:value-type="string">
            <text:p>00</text:p>
          </table:table-cell>
          <table:table-cell table:style-name="ce6" table:formula="of:=BIN2HEX(LEFT(HEX2BIN(RIGHT(LEFT([.$J108];2*[.V$1]);2);8);4) &amp; RIGHT(HEX2BIN(RIGHT(LEFT([.$J108];2*[.V$1]);2);8);4);2)" office:value-type="string" office:string-value="00" calcext:value-type="string">
            <text:p>00</text:p>
          </table:table-cell>
          <table:table-cell table:style-name="ce14" table:formula="of:=BIN2HEX(LEFT(HEX2BIN(RIGHT(LEFT([.$J108];2*[.W$1]);2);8);4) &amp; RIGHT(HEX2BIN(RIGHT(LEFT([.$J108];2*[.W$1]);2);8);4);2)" office:value-type="string" office:string-value="00" calcext:value-type="string">
            <text:p>00</text:p>
          </table:table-cell>
          <table:table-cell table:style-name="ce17" table:formula="of:=BIN2HEX(LEFT(HEX2BIN(RIGHT(LEFT([.$J108];2*[.X$1]);2);8);4) &amp; RIGHT(HEX2BIN(RIGHT(LEFT([.$J108];2*[.X$1]);2);8);4);2)" office:value-type="string" office:string-value="00" calcext:value-type="string">
            <text:p>00</text:p>
          </table:table-cell>
          <table:table-cell table:style-name="ce6" table:formula="of:=BIN2HEX(LEFT(HEX2BIN(RIGHT(LEFT([.$J108];2*[.Y$1]);2);8);4) &amp; RIGHT(HEX2BIN(RIGHT(LEFT([.$J108];2*[.Y$1]);2);8);4);2)" office:value-type="string" office:string-value="00" calcext:value-type="string">
            <text:p>00</text:p>
          </table:table-cell>
          <table:table-cell table:style-name="ce6" table:formula="of:=BIN2HEX(LEFT(HEX2BIN(RIGHT(LEFT([.$J108];2*[.Z$1]);2);8);4) &amp; RIGHT(HEX2BIN(RIGHT(LEFT([.$J108];2*[.Z$1]);2);8);4);2)" office:value-type="string" office:string-value="00" calcext:value-type="string">
            <text:p>00</text:p>
          </table:table-cell>
          <table:table-cell table:style-name="ce6" table:formula="of:=BIN2HEX(LEFT(HEX2BIN(RIGHT(LEFT([.$J108];2*[.AA$1]);2);8);4) &amp; RIGHT(HEX2BIN(RIGHT(LEFT([.$J108];2*[.AA$1]);2);8);4);2)" office:value-type="string" office:string-value="00" calcext:value-type="string">
            <text:p>00</text:p>
          </table:table-cell>
          <table:table-cell table:style-name="ce6" table:formula="of:=BIN2HEX(LEFT(HEX2BIN(RIGHT(LEFT([.$J108];2*[.AB$1]);2);8);4) &amp; RIGHT(HEX2BIN(RIGHT(LEFT([.$J108];2*[.AB$1]);2);8);4);2)" office:value-type="string" office:string-value="00" calcext:value-type="string">
            <text:p>00</text:p>
          </table:table-cell>
          <table:table-cell table:style-name="ce6" table:formula="of:=BIN2HEX(LEFT(HEX2BIN(RIGHT(LEFT([.$J108];2*[.AC$1]);2);8);4) &amp; RIGHT(HEX2BIN(RIGHT(LEFT([.$J108];2*[.AC$1]);2);8);4);2)" office:value-type="string" office:string-value="00" calcext:value-type="string">
            <text:p>00</text:p>
          </table:table-cell>
          <table:table-cell table:style-name="ce6" table:formula="of:=BIN2HEX(LEFT(HEX2BIN(RIGHT(LEFT([.$J108];2*[.AD$1]);2);8);4) &amp; RIGHT(HEX2BIN(RIGHT(LEFT([.$J108];2*[.AD$1]);2);8);4);2)" office:value-type="string" office:string-value="00" calcext:value-type="string">
            <text:p>00</text:p>
          </table:table-cell>
          <table:table-cell table:style-name="ce6" table:formula="of:=BIN2HEX(LEFT(HEX2BIN(RIGHT(LEFT([.$J108];2*[.AE$1]);2);8);4) &amp; RIGHT(HEX2BIN(RIGHT(LEFT([.$J108];2*[.AE$1]);2);8);4);2)" office:value-type="string" office:string-value="00" calcext:value-type="string">
            <text:p>00</text:p>
          </table:table-cell>
          <table:table-cell table:style-name="ce6" table:formula="of:=BIN2HEX(LEFT(HEX2BIN(RIGHT(LEFT([.$J108];2*[.AF$1]);2);8);4) &amp; RIGHT(HEX2BIN(RIGHT(LEFT([.$J108];2*[.AF$1]);2);8);4);2)" office:value-type="string" office:string-value="00" calcext:value-type="string">
            <text:p>00</text:p>
          </table:table-cell>
          <table:table-cell table:style-name="ce6" table:formula="of:=BIN2HEX(LEFT(HEX2BIN(RIGHT(LEFT([.$J108];2*[.AG$1]);2);8);4) &amp; RIGHT(HEX2BIN(RIGHT(LEFT([.$J108];2*[.AG$1]);2);8);4);2)" office:value-type="string" office:string-value="00" calcext:value-type="string">
            <text:p>00</text:p>
          </table:table-cell>
          <table:table-cell table:style-name="ce6" table:formula="of:=BIN2HEX(LEFT(HEX2BIN(RIGHT(LEFT([.$J108];2*[.AH$1]);2);8);4) &amp; RIGHT(HEX2BIN(RIGHT(LEFT([.$J108];2*[.AH$1]);2);8);4);2)" office:value-type="string" office:string-value="00" calcext:value-type="string">
            <text:p>00</text:p>
          </table:table-cell>
          <table:table-cell table:style-name="ce6" table:formula="of:=BIN2HEX(LEFT(HEX2BIN(RIGHT(LEFT([.$J108];2*[.AI$1]);2);8);4) &amp; RIGHT(HEX2BIN(RIGHT(LEFT([.$J108];2*[.AI$1]);2);8);4);2)" office:value-type="string" office:string-value="00" calcext:value-type="string">
            <text:p>00</text:p>
          </table:table-cell>
          <table:table-cell table:style-name="ce21" table:formula="of:=BIN2HEX(LEFT(HEX2BIN(RIGHT(LEFT([.$J108];2*[.AJ$1]);2);8);4) &amp; RIGHT(HEX2BIN(RIGHT(LEFT([.$J108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8])+HEX2DEC([.S108]);256)" office:value-type="float" office:value="0" calcext:value-type="float">
            <text:p>0</text:p>
          </table:table-cell>
          <table:table-cell table:formula="of:=MOD([.BM108]+HEX2DEC([.T108]);256)" office:value-type="float" office:value="0" calcext:value-type="float">
            <text:p>0</text:p>
          </table:table-cell>
          <table:table-cell table:formula="of:=MOD([.BN108]+HEX2DEC([.U108]);256)" office:value-type="float" office:value="0" calcext:value-type="float">
            <text:p>0</text:p>
          </table:table-cell>
          <table:table-cell table:formula="of:=MOD([.BO108]+HEX2DEC([.V108]);256)" office:value-type="float" office:value="0" calcext:value-type="float">
            <text:p>0</text:p>
          </table:table-cell>
          <table:table-cell table:formula="of:=MOD([.BP108]+HEX2DEC([.W108]);256)" office:value-type="float" office:value="0" calcext:value-type="float">
            <text:p>0</text:p>
          </table:table-cell>
          <table:table-cell table:formula="of:=MOD([.BQ108]+HEX2DEC([.X108]);256)" office:value-type="float" office:value="0" calcext:value-type="float">
            <text:p>0</text:p>
          </table:table-cell>
          <table:table-cell table:formula="of:=MOD([.BR108]+HEX2DEC([.Y108]);256)" office:value-type="float" office:value="0" calcext:value-type="float">
            <text:p>0</text:p>
          </table:table-cell>
          <table:table-cell table:formula="of:=MOD([.BS108]+HEX2DEC([.Z108]);256)" office:value-type="float" office:value="0" calcext:value-type="float">
            <text:p>0</text:p>
          </table:table-cell>
          <table:table-cell table:formula="of:=MOD([.BT108]+HEX2DEC([.AA108]);256)" office:value-type="float" office:value="0" calcext:value-type="float">
            <text:p>0</text:p>
          </table:table-cell>
          <table:table-cell table:formula="of:=MOD([.BU108]+HEX2DEC([.AB108]);256)" office:value-type="float" office:value="0" calcext:value-type="float">
            <text:p>0</text:p>
          </table:table-cell>
          <table:table-cell table:formula="of:=MOD([.BV108]+HEX2DEC([.AC108]);256)" office:value-type="float" office:value="0" calcext:value-type="float">
            <text:p>0</text:p>
          </table:table-cell>
          <table:table-cell table:formula="of:=MOD([.BW108]+HEX2DEC([.AD108]);256)" office:value-type="float" office:value="0" calcext:value-type="float">
            <text:p>0</text:p>
          </table:table-cell>
          <table:table-cell table:formula="of:=MOD([.BX108]+HEX2DEC([.AE108]);256)" office:value-type="float" office:value="0" calcext:value-type="float">
            <text:p>0</text:p>
          </table:table-cell>
          <table:table-cell table:formula="of:=MOD([.BY108]+HEX2DEC([.AF108]);256)" office:value-type="float" office:value="0" calcext:value-type="float">
            <text:p>0</text:p>
          </table:table-cell>
          <table:table-cell table:formula="of:=MOD([.BZ108]+HEX2DEC([.AG108]);256)" office:value-type="float" office:value="0" calcext:value-type="float">
            <text:p>0</text:p>
          </table:table-cell>
          <table:table-cell table:formula="of:=MOD([.CA108]+HEX2DEC([.AH108]);256)" office:value-type="float" office:value="0" calcext:value-type="float">
            <text:p>0</text:p>
          </table:table-cell>
          <table:table-cell table:formula="of:=MOD([.CB108]+HEX2DEC([.AI10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09];2*[.R$1]);2);8);4) &amp; RIGHT(HEX2BIN(RIGHT(LEFT([.$J109];2*[.R$1]);2);8);4);2)" office:value-type="string" office:string-value="00" calcext:value-type="string">
            <text:p>00</text:p>
          </table:table-cell>
          <table:table-cell table:style-name="ce6" table:formula="of:=BIN2HEX(LEFT(HEX2BIN(RIGHT(LEFT([.$J109];2*[.S$1]);2);8);4) &amp; RIGHT(HEX2BIN(RIGHT(LEFT([.$J109];2*[.S$1]);2);8);4);2)" office:value-type="string" office:string-value="00" calcext:value-type="string">
            <text:p>00</text:p>
          </table:table-cell>
          <table:table-cell table:style-name="ce6" table:formula="of:=BIN2HEX(LEFT(HEX2BIN(RIGHT(LEFT([.$J109];2*[.T$1]);2);8);4) &amp; RIGHT(HEX2BIN(RIGHT(LEFT([.$J109];2*[.T$1]);2);8);4);2)" office:value-type="string" office:string-value="00" calcext:value-type="string">
            <text:p>00</text:p>
          </table:table-cell>
          <table:table-cell table:style-name="ce6" table:formula="of:=BIN2HEX(LEFT(HEX2BIN(RIGHT(LEFT([.$J109];2*[.U$1]);2);8);4) &amp; RIGHT(HEX2BIN(RIGHT(LEFT([.$J109];2*[.U$1]);2);8);4);2)" office:value-type="string" office:string-value="00" calcext:value-type="string">
            <text:p>00</text:p>
          </table:table-cell>
          <table:table-cell table:style-name="ce6" table:formula="of:=BIN2HEX(LEFT(HEX2BIN(RIGHT(LEFT([.$J109];2*[.V$1]);2);8);4) &amp; RIGHT(HEX2BIN(RIGHT(LEFT([.$J109];2*[.V$1]);2);8);4);2)" office:value-type="string" office:string-value="00" calcext:value-type="string">
            <text:p>00</text:p>
          </table:table-cell>
          <table:table-cell table:style-name="ce14" table:formula="of:=BIN2HEX(LEFT(HEX2BIN(RIGHT(LEFT([.$J109];2*[.W$1]);2);8);4) &amp; RIGHT(HEX2BIN(RIGHT(LEFT([.$J109];2*[.W$1]);2);8);4);2)" office:value-type="string" office:string-value="00" calcext:value-type="string">
            <text:p>00</text:p>
          </table:table-cell>
          <table:table-cell table:style-name="ce17" table:formula="of:=BIN2HEX(LEFT(HEX2BIN(RIGHT(LEFT([.$J109];2*[.X$1]);2);8);4) &amp; RIGHT(HEX2BIN(RIGHT(LEFT([.$J109];2*[.X$1]);2);8);4);2)" office:value-type="string" office:string-value="00" calcext:value-type="string">
            <text:p>00</text:p>
          </table:table-cell>
          <table:table-cell table:style-name="ce6" table:formula="of:=BIN2HEX(LEFT(HEX2BIN(RIGHT(LEFT([.$J109];2*[.Y$1]);2);8);4) &amp; RIGHT(HEX2BIN(RIGHT(LEFT([.$J109];2*[.Y$1]);2);8);4);2)" office:value-type="string" office:string-value="00" calcext:value-type="string">
            <text:p>00</text:p>
          </table:table-cell>
          <table:table-cell table:style-name="ce6" table:formula="of:=BIN2HEX(LEFT(HEX2BIN(RIGHT(LEFT([.$J109];2*[.Z$1]);2);8);4) &amp; RIGHT(HEX2BIN(RIGHT(LEFT([.$J109];2*[.Z$1]);2);8);4);2)" office:value-type="string" office:string-value="00" calcext:value-type="string">
            <text:p>00</text:p>
          </table:table-cell>
          <table:table-cell table:style-name="ce6" table:formula="of:=BIN2HEX(LEFT(HEX2BIN(RIGHT(LEFT([.$J109];2*[.AA$1]);2);8);4) &amp; RIGHT(HEX2BIN(RIGHT(LEFT([.$J109];2*[.AA$1]);2);8);4);2)" office:value-type="string" office:string-value="00" calcext:value-type="string">
            <text:p>00</text:p>
          </table:table-cell>
          <table:table-cell table:style-name="ce6" table:formula="of:=BIN2HEX(LEFT(HEX2BIN(RIGHT(LEFT([.$J109];2*[.AB$1]);2);8);4) &amp; RIGHT(HEX2BIN(RIGHT(LEFT([.$J109];2*[.AB$1]);2);8);4);2)" office:value-type="string" office:string-value="00" calcext:value-type="string">
            <text:p>00</text:p>
          </table:table-cell>
          <table:table-cell table:style-name="ce6" table:formula="of:=BIN2HEX(LEFT(HEX2BIN(RIGHT(LEFT([.$J109];2*[.AC$1]);2);8);4) &amp; RIGHT(HEX2BIN(RIGHT(LEFT([.$J109];2*[.AC$1]);2);8);4);2)" office:value-type="string" office:string-value="00" calcext:value-type="string">
            <text:p>00</text:p>
          </table:table-cell>
          <table:table-cell table:style-name="ce6" table:formula="of:=BIN2HEX(LEFT(HEX2BIN(RIGHT(LEFT([.$J109];2*[.AD$1]);2);8);4) &amp; RIGHT(HEX2BIN(RIGHT(LEFT([.$J109];2*[.AD$1]);2);8);4);2)" office:value-type="string" office:string-value="00" calcext:value-type="string">
            <text:p>00</text:p>
          </table:table-cell>
          <table:table-cell table:style-name="ce6" table:formula="of:=BIN2HEX(LEFT(HEX2BIN(RIGHT(LEFT([.$J109];2*[.AE$1]);2);8);4) &amp; RIGHT(HEX2BIN(RIGHT(LEFT([.$J109];2*[.AE$1]);2);8);4);2)" office:value-type="string" office:string-value="00" calcext:value-type="string">
            <text:p>00</text:p>
          </table:table-cell>
          <table:table-cell table:style-name="ce6" table:formula="of:=BIN2HEX(LEFT(HEX2BIN(RIGHT(LEFT([.$J109];2*[.AF$1]);2);8);4) &amp; RIGHT(HEX2BIN(RIGHT(LEFT([.$J109];2*[.AF$1]);2);8);4);2)" office:value-type="string" office:string-value="00" calcext:value-type="string">
            <text:p>00</text:p>
          </table:table-cell>
          <table:table-cell table:style-name="ce6" table:formula="of:=BIN2HEX(LEFT(HEX2BIN(RIGHT(LEFT([.$J109];2*[.AG$1]);2);8);4) &amp; RIGHT(HEX2BIN(RIGHT(LEFT([.$J109];2*[.AG$1]);2);8);4);2)" office:value-type="string" office:string-value="00" calcext:value-type="string">
            <text:p>00</text:p>
          </table:table-cell>
          <table:table-cell table:style-name="ce6" table:formula="of:=BIN2HEX(LEFT(HEX2BIN(RIGHT(LEFT([.$J109];2*[.AH$1]);2);8);4) &amp; RIGHT(HEX2BIN(RIGHT(LEFT([.$J109];2*[.AH$1]);2);8);4);2)" office:value-type="string" office:string-value="00" calcext:value-type="string">
            <text:p>00</text:p>
          </table:table-cell>
          <table:table-cell table:style-name="ce6" table:formula="of:=BIN2HEX(LEFT(HEX2BIN(RIGHT(LEFT([.$J109];2*[.AI$1]);2);8);4) &amp; RIGHT(HEX2BIN(RIGHT(LEFT([.$J109];2*[.AI$1]);2);8);4);2)" office:value-type="string" office:string-value="00" calcext:value-type="string">
            <text:p>00</text:p>
          </table:table-cell>
          <table:table-cell table:style-name="ce21" table:formula="of:=BIN2HEX(LEFT(HEX2BIN(RIGHT(LEFT([.$J109];2*[.AJ$1]);2);8);4) &amp; RIGHT(HEX2BIN(RIGHT(LEFT([.$J109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09])+HEX2DEC([.S109]);256)" office:value-type="float" office:value="0" calcext:value-type="float">
            <text:p>0</text:p>
          </table:table-cell>
          <table:table-cell table:formula="of:=MOD([.BM109]+HEX2DEC([.T109]);256)" office:value-type="float" office:value="0" calcext:value-type="float">
            <text:p>0</text:p>
          </table:table-cell>
          <table:table-cell table:formula="of:=MOD([.BN109]+HEX2DEC([.U109]);256)" office:value-type="float" office:value="0" calcext:value-type="float">
            <text:p>0</text:p>
          </table:table-cell>
          <table:table-cell table:formula="of:=MOD([.BO109]+HEX2DEC([.V109]);256)" office:value-type="float" office:value="0" calcext:value-type="float">
            <text:p>0</text:p>
          </table:table-cell>
          <table:table-cell table:formula="of:=MOD([.BP109]+HEX2DEC([.W109]);256)" office:value-type="float" office:value="0" calcext:value-type="float">
            <text:p>0</text:p>
          </table:table-cell>
          <table:table-cell table:formula="of:=MOD([.BQ109]+HEX2DEC([.X109]);256)" office:value-type="float" office:value="0" calcext:value-type="float">
            <text:p>0</text:p>
          </table:table-cell>
          <table:table-cell table:formula="of:=MOD([.BR109]+HEX2DEC([.Y109]);256)" office:value-type="float" office:value="0" calcext:value-type="float">
            <text:p>0</text:p>
          </table:table-cell>
          <table:table-cell table:formula="of:=MOD([.BS109]+HEX2DEC([.Z109]);256)" office:value-type="float" office:value="0" calcext:value-type="float">
            <text:p>0</text:p>
          </table:table-cell>
          <table:table-cell table:formula="of:=MOD([.BT109]+HEX2DEC([.AA109]);256)" office:value-type="float" office:value="0" calcext:value-type="float">
            <text:p>0</text:p>
          </table:table-cell>
          <table:table-cell table:formula="of:=MOD([.BU109]+HEX2DEC([.AB109]);256)" office:value-type="float" office:value="0" calcext:value-type="float">
            <text:p>0</text:p>
          </table:table-cell>
          <table:table-cell table:formula="of:=MOD([.BV109]+HEX2DEC([.AC109]);256)" office:value-type="float" office:value="0" calcext:value-type="float">
            <text:p>0</text:p>
          </table:table-cell>
          <table:table-cell table:formula="of:=MOD([.BW109]+HEX2DEC([.AD109]);256)" office:value-type="float" office:value="0" calcext:value-type="float">
            <text:p>0</text:p>
          </table:table-cell>
          <table:table-cell table:formula="of:=MOD([.BX109]+HEX2DEC([.AE109]);256)" office:value-type="float" office:value="0" calcext:value-type="float">
            <text:p>0</text:p>
          </table:table-cell>
          <table:table-cell table:formula="of:=MOD([.BY109]+HEX2DEC([.AF109]);256)" office:value-type="float" office:value="0" calcext:value-type="float">
            <text:p>0</text:p>
          </table:table-cell>
          <table:table-cell table:formula="of:=MOD([.BZ109]+HEX2DEC([.AG109]);256)" office:value-type="float" office:value="0" calcext:value-type="float">
            <text:p>0</text:p>
          </table:table-cell>
          <table:table-cell table:formula="of:=MOD([.CA109]+HEX2DEC([.AH109]);256)" office:value-type="float" office:value="0" calcext:value-type="float">
            <text:p>0</text:p>
          </table:table-cell>
          <table:table-cell table:formula="of:=MOD([.CB109]+HEX2DEC([.AI10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0];2*[.R$1]);2);8);4) &amp; RIGHT(HEX2BIN(RIGHT(LEFT([.$J110];2*[.R$1]);2);8);4);2)" office:value-type="string" office:string-value="00" calcext:value-type="string">
            <text:p>00</text:p>
          </table:table-cell>
          <table:table-cell table:style-name="ce6" table:formula="of:=BIN2HEX(LEFT(HEX2BIN(RIGHT(LEFT([.$J110];2*[.S$1]);2);8);4) &amp; RIGHT(HEX2BIN(RIGHT(LEFT([.$J110];2*[.S$1]);2);8);4);2)" office:value-type="string" office:string-value="00" calcext:value-type="string">
            <text:p>00</text:p>
          </table:table-cell>
          <table:table-cell table:style-name="ce6" table:formula="of:=BIN2HEX(LEFT(HEX2BIN(RIGHT(LEFT([.$J110];2*[.T$1]);2);8);4) &amp; RIGHT(HEX2BIN(RIGHT(LEFT([.$J110];2*[.T$1]);2);8);4);2)" office:value-type="string" office:string-value="00" calcext:value-type="string">
            <text:p>00</text:p>
          </table:table-cell>
          <table:table-cell table:style-name="ce6" table:formula="of:=BIN2HEX(LEFT(HEX2BIN(RIGHT(LEFT([.$J110];2*[.U$1]);2);8);4) &amp; RIGHT(HEX2BIN(RIGHT(LEFT([.$J110];2*[.U$1]);2);8);4);2)" office:value-type="string" office:string-value="00" calcext:value-type="string">
            <text:p>00</text:p>
          </table:table-cell>
          <table:table-cell table:style-name="ce6" table:formula="of:=BIN2HEX(LEFT(HEX2BIN(RIGHT(LEFT([.$J110];2*[.V$1]);2);8);4) &amp; RIGHT(HEX2BIN(RIGHT(LEFT([.$J110];2*[.V$1]);2);8);4);2)" office:value-type="string" office:string-value="00" calcext:value-type="string">
            <text:p>00</text:p>
          </table:table-cell>
          <table:table-cell table:style-name="ce14" table:formula="of:=BIN2HEX(LEFT(HEX2BIN(RIGHT(LEFT([.$J110];2*[.W$1]);2);8);4) &amp; RIGHT(HEX2BIN(RIGHT(LEFT([.$J110];2*[.W$1]);2);8);4);2)" office:value-type="string" office:string-value="00" calcext:value-type="string">
            <text:p>00</text:p>
          </table:table-cell>
          <table:table-cell table:style-name="ce17" table:formula="of:=BIN2HEX(LEFT(HEX2BIN(RIGHT(LEFT([.$J110];2*[.X$1]);2);8);4) &amp; RIGHT(HEX2BIN(RIGHT(LEFT([.$J110];2*[.X$1]);2);8);4);2)" office:value-type="string" office:string-value="00" calcext:value-type="string">
            <text:p>00</text:p>
          </table:table-cell>
          <table:table-cell table:style-name="ce6" table:formula="of:=BIN2HEX(LEFT(HEX2BIN(RIGHT(LEFT([.$J110];2*[.Y$1]);2);8);4) &amp; RIGHT(HEX2BIN(RIGHT(LEFT([.$J110];2*[.Y$1]);2);8);4);2)" office:value-type="string" office:string-value="00" calcext:value-type="string">
            <text:p>00</text:p>
          </table:table-cell>
          <table:table-cell table:style-name="ce6" table:formula="of:=BIN2HEX(LEFT(HEX2BIN(RIGHT(LEFT([.$J110];2*[.Z$1]);2);8);4) &amp; RIGHT(HEX2BIN(RIGHT(LEFT([.$J110];2*[.Z$1]);2);8);4);2)" office:value-type="string" office:string-value="00" calcext:value-type="string">
            <text:p>00</text:p>
          </table:table-cell>
          <table:table-cell table:style-name="ce6" table:formula="of:=BIN2HEX(LEFT(HEX2BIN(RIGHT(LEFT([.$J110];2*[.AA$1]);2);8);4) &amp; RIGHT(HEX2BIN(RIGHT(LEFT([.$J110];2*[.AA$1]);2);8);4);2)" office:value-type="string" office:string-value="00" calcext:value-type="string">
            <text:p>00</text:p>
          </table:table-cell>
          <table:table-cell table:style-name="ce6" table:formula="of:=BIN2HEX(LEFT(HEX2BIN(RIGHT(LEFT([.$J110];2*[.AB$1]);2);8);4) &amp; RIGHT(HEX2BIN(RIGHT(LEFT([.$J110];2*[.AB$1]);2);8);4);2)" office:value-type="string" office:string-value="00" calcext:value-type="string">
            <text:p>00</text:p>
          </table:table-cell>
          <table:table-cell table:style-name="ce6" table:formula="of:=BIN2HEX(LEFT(HEX2BIN(RIGHT(LEFT([.$J110];2*[.AC$1]);2);8);4) &amp; RIGHT(HEX2BIN(RIGHT(LEFT([.$J110];2*[.AC$1]);2);8);4);2)" office:value-type="string" office:string-value="00" calcext:value-type="string">
            <text:p>00</text:p>
          </table:table-cell>
          <table:table-cell table:style-name="ce6" table:formula="of:=BIN2HEX(LEFT(HEX2BIN(RIGHT(LEFT([.$J110];2*[.AD$1]);2);8);4) &amp; RIGHT(HEX2BIN(RIGHT(LEFT([.$J110];2*[.AD$1]);2);8);4);2)" office:value-type="string" office:string-value="00" calcext:value-type="string">
            <text:p>00</text:p>
          </table:table-cell>
          <table:table-cell table:style-name="ce6" table:formula="of:=BIN2HEX(LEFT(HEX2BIN(RIGHT(LEFT([.$J110];2*[.AE$1]);2);8);4) &amp; RIGHT(HEX2BIN(RIGHT(LEFT([.$J110];2*[.AE$1]);2);8);4);2)" office:value-type="string" office:string-value="00" calcext:value-type="string">
            <text:p>00</text:p>
          </table:table-cell>
          <table:table-cell table:style-name="ce6" table:formula="of:=BIN2HEX(LEFT(HEX2BIN(RIGHT(LEFT([.$J110];2*[.AF$1]);2);8);4) &amp; RIGHT(HEX2BIN(RIGHT(LEFT([.$J110];2*[.AF$1]);2);8);4);2)" office:value-type="string" office:string-value="00" calcext:value-type="string">
            <text:p>00</text:p>
          </table:table-cell>
          <table:table-cell table:style-name="ce6" table:formula="of:=BIN2HEX(LEFT(HEX2BIN(RIGHT(LEFT([.$J110];2*[.AG$1]);2);8);4) &amp; RIGHT(HEX2BIN(RIGHT(LEFT([.$J110];2*[.AG$1]);2);8);4);2)" office:value-type="string" office:string-value="00" calcext:value-type="string">
            <text:p>00</text:p>
          </table:table-cell>
          <table:table-cell table:style-name="ce6" table:formula="of:=BIN2HEX(LEFT(HEX2BIN(RIGHT(LEFT([.$J110];2*[.AH$1]);2);8);4) &amp; RIGHT(HEX2BIN(RIGHT(LEFT([.$J110];2*[.AH$1]);2);8);4);2)" office:value-type="string" office:string-value="00" calcext:value-type="string">
            <text:p>00</text:p>
          </table:table-cell>
          <table:table-cell table:style-name="ce6" table:formula="of:=BIN2HEX(LEFT(HEX2BIN(RIGHT(LEFT([.$J110];2*[.AI$1]);2);8);4) &amp; RIGHT(HEX2BIN(RIGHT(LEFT([.$J110];2*[.AI$1]);2);8);4);2)" office:value-type="string" office:string-value="00" calcext:value-type="string">
            <text:p>00</text:p>
          </table:table-cell>
          <table:table-cell table:style-name="ce21" table:formula="of:=BIN2HEX(LEFT(HEX2BIN(RIGHT(LEFT([.$J110];2*[.AJ$1]);2);8);4) &amp; RIGHT(HEX2BIN(RIGHT(LEFT([.$J110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0])+HEX2DEC([.S110]);256)" office:value-type="float" office:value="0" calcext:value-type="float">
            <text:p>0</text:p>
          </table:table-cell>
          <table:table-cell table:formula="of:=MOD([.BM110]+HEX2DEC([.T110]);256)" office:value-type="float" office:value="0" calcext:value-type="float">
            <text:p>0</text:p>
          </table:table-cell>
          <table:table-cell table:formula="of:=MOD([.BN110]+HEX2DEC([.U110]);256)" office:value-type="float" office:value="0" calcext:value-type="float">
            <text:p>0</text:p>
          </table:table-cell>
          <table:table-cell table:formula="of:=MOD([.BO110]+HEX2DEC([.V110]);256)" office:value-type="float" office:value="0" calcext:value-type="float">
            <text:p>0</text:p>
          </table:table-cell>
          <table:table-cell table:formula="of:=MOD([.BP110]+HEX2DEC([.W110]);256)" office:value-type="float" office:value="0" calcext:value-type="float">
            <text:p>0</text:p>
          </table:table-cell>
          <table:table-cell table:formula="of:=MOD([.BQ110]+HEX2DEC([.X110]);256)" office:value-type="float" office:value="0" calcext:value-type="float">
            <text:p>0</text:p>
          </table:table-cell>
          <table:table-cell table:formula="of:=MOD([.BR110]+HEX2DEC([.Y110]);256)" office:value-type="float" office:value="0" calcext:value-type="float">
            <text:p>0</text:p>
          </table:table-cell>
          <table:table-cell table:formula="of:=MOD([.BS110]+HEX2DEC([.Z110]);256)" office:value-type="float" office:value="0" calcext:value-type="float">
            <text:p>0</text:p>
          </table:table-cell>
          <table:table-cell table:formula="of:=MOD([.BT110]+HEX2DEC([.AA110]);256)" office:value-type="float" office:value="0" calcext:value-type="float">
            <text:p>0</text:p>
          </table:table-cell>
          <table:table-cell table:formula="of:=MOD([.BU110]+HEX2DEC([.AB110]);256)" office:value-type="float" office:value="0" calcext:value-type="float">
            <text:p>0</text:p>
          </table:table-cell>
          <table:table-cell table:formula="of:=MOD([.BV110]+HEX2DEC([.AC110]);256)" office:value-type="float" office:value="0" calcext:value-type="float">
            <text:p>0</text:p>
          </table:table-cell>
          <table:table-cell table:formula="of:=MOD([.BW110]+HEX2DEC([.AD110]);256)" office:value-type="float" office:value="0" calcext:value-type="float">
            <text:p>0</text:p>
          </table:table-cell>
          <table:table-cell table:formula="of:=MOD([.BX110]+HEX2DEC([.AE110]);256)" office:value-type="float" office:value="0" calcext:value-type="float">
            <text:p>0</text:p>
          </table:table-cell>
          <table:table-cell table:formula="of:=MOD([.BY110]+HEX2DEC([.AF110]);256)" office:value-type="float" office:value="0" calcext:value-type="float">
            <text:p>0</text:p>
          </table:table-cell>
          <table:table-cell table:formula="of:=MOD([.BZ110]+HEX2DEC([.AG110]);256)" office:value-type="float" office:value="0" calcext:value-type="float">
            <text:p>0</text:p>
          </table:table-cell>
          <table:table-cell table:formula="of:=MOD([.CA110]+HEX2DEC([.AH110]);256)" office:value-type="float" office:value="0" calcext:value-type="float">
            <text:p>0</text:p>
          </table:table-cell>
          <table:table-cell table:formula="of:=MOD([.CB110]+HEX2DEC([.AI11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1];2*[.R$1]);2);8);4) &amp; RIGHT(HEX2BIN(RIGHT(LEFT([.$J111];2*[.R$1]);2);8);4);2)" office:value-type="string" office:string-value="00" calcext:value-type="string">
            <text:p>00</text:p>
          </table:table-cell>
          <table:table-cell table:style-name="ce6" table:formula="of:=BIN2HEX(LEFT(HEX2BIN(RIGHT(LEFT([.$J111];2*[.S$1]);2);8);4) &amp; RIGHT(HEX2BIN(RIGHT(LEFT([.$J111];2*[.S$1]);2);8);4);2)" office:value-type="string" office:string-value="00" calcext:value-type="string">
            <text:p>00</text:p>
          </table:table-cell>
          <table:table-cell table:style-name="ce6" table:formula="of:=BIN2HEX(LEFT(HEX2BIN(RIGHT(LEFT([.$J111];2*[.T$1]);2);8);4) &amp; RIGHT(HEX2BIN(RIGHT(LEFT([.$J111];2*[.T$1]);2);8);4);2)" office:value-type="string" office:string-value="00" calcext:value-type="string">
            <text:p>00</text:p>
          </table:table-cell>
          <table:table-cell table:style-name="ce6" table:formula="of:=BIN2HEX(LEFT(HEX2BIN(RIGHT(LEFT([.$J111];2*[.U$1]);2);8);4) &amp; RIGHT(HEX2BIN(RIGHT(LEFT([.$J111];2*[.U$1]);2);8);4);2)" office:value-type="string" office:string-value="00" calcext:value-type="string">
            <text:p>00</text:p>
          </table:table-cell>
          <table:table-cell table:style-name="ce6" table:formula="of:=BIN2HEX(LEFT(HEX2BIN(RIGHT(LEFT([.$J111];2*[.V$1]);2);8);4) &amp; RIGHT(HEX2BIN(RIGHT(LEFT([.$J111];2*[.V$1]);2);8);4);2)" office:value-type="string" office:string-value="00" calcext:value-type="string">
            <text:p>00</text:p>
          </table:table-cell>
          <table:table-cell table:style-name="ce14" table:formula="of:=BIN2HEX(LEFT(HEX2BIN(RIGHT(LEFT([.$J111];2*[.W$1]);2);8);4) &amp; RIGHT(HEX2BIN(RIGHT(LEFT([.$J111];2*[.W$1]);2);8);4);2)" office:value-type="string" office:string-value="00" calcext:value-type="string">
            <text:p>00</text:p>
          </table:table-cell>
          <table:table-cell table:style-name="ce17" table:formula="of:=BIN2HEX(LEFT(HEX2BIN(RIGHT(LEFT([.$J111];2*[.X$1]);2);8);4) &amp; RIGHT(HEX2BIN(RIGHT(LEFT([.$J111];2*[.X$1]);2);8);4);2)" office:value-type="string" office:string-value="00" calcext:value-type="string">
            <text:p>00</text:p>
          </table:table-cell>
          <table:table-cell table:style-name="ce6" table:formula="of:=BIN2HEX(LEFT(HEX2BIN(RIGHT(LEFT([.$J111];2*[.Y$1]);2);8);4) &amp; RIGHT(HEX2BIN(RIGHT(LEFT([.$J111];2*[.Y$1]);2);8);4);2)" office:value-type="string" office:string-value="00" calcext:value-type="string">
            <text:p>00</text:p>
          </table:table-cell>
          <table:table-cell table:style-name="ce6" table:formula="of:=BIN2HEX(LEFT(HEX2BIN(RIGHT(LEFT([.$J111];2*[.Z$1]);2);8);4) &amp; RIGHT(HEX2BIN(RIGHT(LEFT([.$J111];2*[.Z$1]);2);8);4);2)" office:value-type="string" office:string-value="00" calcext:value-type="string">
            <text:p>00</text:p>
          </table:table-cell>
          <table:table-cell table:style-name="ce6" table:formula="of:=BIN2HEX(LEFT(HEX2BIN(RIGHT(LEFT([.$J111];2*[.AA$1]);2);8);4) &amp; RIGHT(HEX2BIN(RIGHT(LEFT([.$J111];2*[.AA$1]);2);8);4);2)" office:value-type="string" office:string-value="00" calcext:value-type="string">
            <text:p>00</text:p>
          </table:table-cell>
          <table:table-cell table:style-name="ce6" table:formula="of:=BIN2HEX(LEFT(HEX2BIN(RIGHT(LEFT([.$J111];2*[.AB$1]);2);8);4) &amp; RIGHT(HEX2BIN(RIGHT(LEFT([.$J111];2*[.AB$1]);2);8);4);2)" office:value-type="string" office:string-value="00" calcext:value-type="string">
            <text:p>00</text:p>
          </table:table-cell>
          <table:table-cell table:style-name="ce6" table:formula="of:=BIN2HEX(LEFT(HEX2BIN(RIGHT(LEFT([.$J111];2*[.AC$1]);2);8);4) &amp; RIGHT(HEX2BIN(RIGHT(LEFT([.$J111];2*[.AC$1]);2);8);4);2)" office:value-type="string" office:string-value="00" calcext:value-type="string">
            <text:p>00</text:p>
          </table:table-cell>
          <table:table-cell table:style-name="ce6" table:formula="of:=BIN2HEX(LEFT(HEX2BIN(RIGHT(LEFT([.$J111];2*[.AD$1]);2);8);4) &amp; RIGHT(HEX2BIN(RIGHT(LEFT([.$J111];2*[.AD$1]);2);8);4);2)" office:value-type="string" office:string-value="00" calcext:value-type="string">
            <text:p>00</text:p>
          </table:table-cell>
          <table:table-cell table:style-name="ce6" table:formula="of:=BIN2HEX(LEFT(HEX2BIN(RIGHT(LEFT([.$J111];2*[.AE$1]);2);8);4) &amp; RIGHT(HEX2BIN(RIGHT(LEFT([.$J111];2*[.AE$1]);2);8);4);2)" office:value-type="string" office:string-value="00" calcext:value-type="string">
            <text:p>00</text:p>
          </table:table-cell>
          <table:table-cell table:style-name="ce6" table:formula="of:=BIN2HEX(LEFT(HEX2BIN(RIGHT(LEFT([.$J111];2*[.AF$1]);2);8);4) &amp; RIGHT(HEX2BIN(RIGHT(LEFT([.$J111];2*[.AF$1]);2);8);4);2)" office:value-type="string" office:string-value="00" calcext:value-type="string">
            <text:p>00</text:p>
          </table:table-cell>
          <table:table-cell table:style-name="ce6" table:formula="of:=BIN2HEX(LEFT(HEX2BIN(RIGHT(LEFT([.$J111];2*[.AG$1]);2);8);4) &amp; RIGHT(HEX2BIN(RIGHT(LEFT([.$J111];2*[.AG$1]);2);8);4);2)" office:value-type="string" office:string-value="00" calcext:value-type="string">
            <text:p>00</text:p>
          </table:table-cell>
          <table:table-cell table:style-name="ce6" table:formula="of:=BIN2HEX(LEFT(HEX2BIN(RIGHT(LEFT([.$J111];2*[.AH$1]);2);8);4) &amp; RIGHT(HEX2BIN(RIGHT(LEFT([.$J111];2*[.AH$1]);2);8);4);2)" office:value-type="string" office:string-value="00" calcext:value-type="string">
            <text:p>00</text:p>
          </table:table-cell>
          <table:table-cell table:style-name="ce6" table:formula="of:=BIN2HEX(LEFT(HEX2BIN(RIGHT(LEFT([.$J111];2*[.AI$1]);2);8);4) &amp; RIGHT(HEX2BIN(RIGHT(LEFT([.$J111];2*[.AI$1]);2);8);4);2)" office:value-type="string" office:string-value="00" calcext:value-type="string">
            <text:p>00</text:p>
          </table:table-cell>
          <table:table-cell table:style-name="ce21" table:formula="of:=BIN2HEX(LEFT(HEX2BIN(RIGHT(LEFT([.$J111];2*[.AJ$1]);2);8);4) &amp; RIGHT(HEX2BIN(RIGHT(LEFT([.$J111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1])+HEX2DEC([.S111]);256)" office:value-type="float" office:value="0" calcext:value-type="float">
            <text:p>0</text:p>
          </table:table-cell>
          <table:table-cell table:formula="of:=MOD([.BM111]+HEX2DEC([.T111]);256)" office:value-type="float" office:value="0" calcext:value-type="float">
            <text:p>0</text:p>
          </table:table-cell>
          <table:table-cell table:formula="of:=MOD([.BN111]+HEX2DEC([.U111]);256)" office:value-type="float" office:value="0" calcext:value-type="float">
            <text:p>0</text:p>
          </table:table-cell>
          <table:table-cell table:formula="of:=MOD([.BO111]+HEX2DEC([.V111]);256)" office:value-type="float" office:value="0" calcext:value-type="float">
            <text:p>0</text:p>
          </table:table-cell>
          <table:table-cell table:formula="of:=MOD([.BP111]+HEX2DEC([.W111]);256)" office:value-type="float" office:value="0" calcext:value-type="float">
            <text:p>0</text:p>
          </table:table-cell>
          <table:table-cell table:formula="of:=MOD([.BQ111]+HEX2DEC([.X111]);256)" office:value-type="float" office:value="0" calcext:value-type="float">
            <text:p>0</text:p>
          </table:table-cell>
          <table:table-cell table:formula="of:=MOD([.BR111]+HEX2DEC([.Y111]);256)" office:value-type="float" office:value="0" calcext:value-type="float">
            <text:p>0</text:p>
          </table:table-cell>
          <table:table-cell table:formula="of:=MOD([.BS111]+HEX2DEC([.Z111]);256)" office:value-type="float" office:value="0" calcext:value-type="float">
            <text:p>0</text:p>
          </table:table-cell>
          <table:table-cell table:formula="of:=MOD([.BT111]+HEX2DEC([.AA111]);256)" office:value-type="float" office:value="0" calcext:value-type="float">
            <text:p>0</text:p>
          </table:table-cell>
          <table:table-cell table:formula="of:=MOD([.BU111]+HEX2DEC([.AB111]);256)" office:value-type="float" office:value="0" calcext:value-type="float">
            <text:p>0</text:p>
          </table:table-cell>
          <table:table-cell table:formula="of:=MOD([.BV111]+HEX2DEC([.AC111]);256)" office:value-type="float" office:value="0" calcext:value-type="float">
            <text:p>0</text:p>
          </table:table-cell>
          <table:table-cell table:formula="of:=MOD([.BW111]+HEX2DEC([.AD111]);256)" office:value-type="float" office:value="0" calcext:value-type="float">
            <text:p>0</text:p>
          </table:table-cell>
          <table:table-cell table:formula="of:=MOD([.BX111]+HEX2DEC([.AE111]);256)" office:value-type="float" office:value="0" calcext:value-type="float">
            <text:p>0</text:p>
          </table:table-cell>
          <table:table-cell table:formula="of:=MOD([.BY111]+HEX2DEC([.AF111]);256)" office:value-type="float" office:value="0" calcext:value-type="float">
            <text:p>0</text:p>
          </table:table-cell>
          <table:table-cell table:formula="of:=MOD([.BZ111]+HEX2DEC([.AG111]);256)" office:value-type="float" office:value="0" calcext:value-type="float">
            <text:p>0</text:p>
          </table:table-cell>
          <table:table-cell table:formula="of:=MOD([.CA111]+HEX2DEC([.AH111]);256)" office:value-type="float" office:value="0" calcext:value-type="float">
            <text:p>0</text:p>
          </table:table-cell>
          <table:table-cell table:formula="of:=MOD([.CB111]+HEX2DEC([.AI11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2];2*[.R$1]);2);8);4) &amp; RIGHT(HEX2BIN(RIGHT(LEFT([.$J112];2*[.R$1]);2);8);4);2)" office:value-type="string" office:string-value="00" calcext:value-type="string">
            <text:p>00</text:p>
          </table:table-cell>
          <table:table-cell table:style-name="ce6" table:formula="of:=BIN2HEX(LEFT(HEX2BIN(RIGHT(LEFT([.$J112];2*[.S$1]);2);8);4) &amp; RIGHT(HEX2BIN(RIGHT(LEFT([.$J112];2*[.S$1]);2);8);4);2)" office:value-type="string" office:string-value="00" calcext:value-type="string">
            <text:p>00</text:p>
          </table:table-cell>
          <table:table-cell table:style-name="ce6" table:formula="of:=BIN2HEX(LEFT(HEX2BIN(RIGHT(LEFT([.$J112];2*[.T$1]);2);8);4) &amp; RIGHT(HEX2BIN(RIGHT(LEFT([.$J112];2*[.T$1]);2);8);4);2)" office:value-type="string" office:string-value="00" calcext:value-type="string">
            <text:p>00</text:p>
          </table:table-cell>
          <table:table-cell table:style-name="ce6" table:formula="of:=BIN2HEX(LEFT(HEX2BIN(RIGHT(LEFT([.$J112];2*[.U$1]);2);8);4) &amp; RIGHT(HEX2BIN(RIGHT(LEFT([.$J112];2*[.U$1]);2);8);4);2)" office:value-type="string" office:string-value="00" calcext:value-type="string">
            <text:p>00</text:p>
          </table:table-cell>
          <table:table-cell table:style-name="ce6" table:formula="of:=BIN2HEX(LEFT(HEX2BIN(RIGHT(LEFT([.$J112];2*[.V$1]);2);8);4) &amp; RIGHT(HEX2BIN(RIGHT(LEFT([.$J112];2*[.V$1]);2);8);4);2)" office:value-type="string" office:string-value="00" calcext:value-type="string">
            <text:p>00</text:p>
          </table:table-cell>
          <table:table-cell table:style-name="ce14" table:formula="of:=BIN2HEX(LEFT(HEX2BIN(RIGHT(LEFT([.$J112];2*[.W$1]);2);8);4) &amp; RIGHT(HEX2BIN(RIGHT(LEFT([.$J112];2*[.W$1]);2);8);4);2)" office:value-type="string" office:string-value="00" calcext:value-type="string">
            <text:p>00</text:p>
          </table:table-cell>
          <table:table-cell table:style-name="ce17" table:formula="of:=BIN2HEX(LEFT(HEX2BIN(RIGHT(LEFT([.$J112];2*[.X$1]);2);8);4) &amp; RIGHT(HEX2BIN(RIGHT(LEFT([.$J112];2*[.X$1]);2);8);4);2)" office:value-type="string" office:string-value="00" calcext:value-type="string">
            <text:p>00</text:p>
          </table:table-cell>
          <table:table-cell table:style-name="ce6" table:formula="of:=BIN2HEX(LEFT(HEX2BIN(RIGHT(LEFT([.$J112];2*[.Y$1]);2);8);4) &amp; RIGHT(HEX2BIN(RIGHT(LEFT([.$J112];2*[.Y$1]);2);8);4);2)" office:value-type="string" office:string-value="00" calcext:value-type="string">
            <text:p>00</text:p>
          </table:table-cell>
          <table:table-cell table:style-name="ce6" table:formula="of:=BIN2HEX(LEFT(HEX2BIN(RIGHT(LEFT([.$J112];2*[.Z$1]);2);8);4) &amp; RIGHT(HEX2BIN(RIGHT(LEFT([.$J112];2*[.Z$1]);2);8);4);2)" office:value-type="string" office:string-value="00" calcext:value-type="string">
            <text:p>00</text:p>
          </table:table-cell>
          <table:table-cell table:style-name="ce6" table:formula="of:=BIN2HEX(LEFT(HEX2BIN(RIGHT(LEFT([.$J112];2*[.AA$1]);2);8);4) &amp; RIGHT(HEX2BIN(RIGHT(LEFT([.$J112];2*[.AA$1]);2);8);4);2)" office:value-type="string" office:string-value="00" calcext:value-type="string">
            <text:p>00</text:p>
          </table:table-cell>
          <table:table-cell table:style-name="ce6" table:formula="of:=BIN2HEX(LEFT(HEX2BIN(RIGHT(LEFT([.$J112];2*[.AB$1]);2);8);4) &amp; RIGHT(HEX2BIN(RIGHT(LEFT([.$J112];2*[.AB$1]);2);8);4);2)" office:value-type="string" office:string-value="00" calcext:value-type="string">
            <text:p>00</text:p>
          </table:table-cell>
          <table:table-cell table:style-name="ce6" table:formula="of:=BIN2HEX(LEFT(HEX2BIN(RIGHT(LEFT([.$J112];2*[.AC$1]);2);8);4) &amp; RIGHT(HEX2BIN(RIGHT(LEFT([.$J112];2*[.AC$1]);2);8);4);2)" office:value-type="string" office:string-value="00" calcext:value-type="string">
            <text:p>00</text:p>
          </table:table-cell>
          <table:table-cell table:style-name="ce6" table:formula="of:=BIN2HEX(LEFT(HEX2BIN(RIGHT(LEFT([.$J112];2*[.AD$1]);2);8);4) &amp; RIGHT(HEX2BIN(RIGHT(LEFT([.$J112];2*[.AD$1]);2);8);4);2)" office:value-type="string" office:string-value="00" calcext:value-type="string">
            <text:p>00</text:p>
          </table:table-cell>
          <table:table-cell table:style-name="ce6" table:formula="of:=BIN2HEX(LEFT(HEX2BIN(RIGHT(LEFT([.$J112];2*[.AE$1]);2);8);4) &amp; RIGHT(HEX2BIN(RIGHT(LEFT([.$J112];2*[.AE$1]);2);8);4);2)" office:value-type="string" office:string-value="00" calcext:value-type="string">
            <text:p>00</text:p>
          </table:table-cell>
          <table:table-cell table:style-name="ce6" table:formula="of:=BIN2HEX(LEFT(HEX2BIN(RIGHT(LEFT([.$J112];2*[.AF$1]);2);8);4) &amp; RIGHT(HEX2BIN(RIGHT(LEFT([.$J112];2*[.AF$1]);2);8);4);2)" office:value-type="string" office:string-value="00" calcext:value-type="string">
            <text:p>00</text:p>
          </table:table-cell>
          <table:table-cell table:style-name="ce6" table:formula="of:=BIN2HEX(LEFT(HEX2BIN(RIGHT(LEFT([.$J112];2*[.AG$1]);2);8);4) &amp; RIGHT(HEX2BIN(RIGHT(LEFT([.$J112];2*[.AG$1]);2);8);4);2)" office:value-type="string" office:string-value="00" calcext:value-type="string">
            <text:p>00</text:p>
          </table:table-cell>
          <table:table-cell table:style-name="ce6" table:formula="of:=BIN2HEX(LEFT(HEX2BIN(RIGHT(LEFT([.$J112];2*[.AH$1]);2);8);4) &amp; RIGHT(HEX2BIN(RIGHT(LEFT([.$J112];2*[.AH$1]);2);8);4);2)" office:value-type="string" office:string-value="00" calcext:value-type="string">
            <text:p>00</text:p>
          </table:table-cell>
          <table:table-cell table:style-name="ce6" table:formula="of:=BIN2HEX(LEFT(HEX2BIN(RIGHT(LEFT([.$J112];2*[.AI$1]);2);8);4) &amp; RIGHT(HEX2BIN(RIGHT(LEFT([.$J112];2*[.AI$1]);2);8);4);2)" office:value-type="string" office:string-value="00" calcext:value-type="string">
            <text:p>00</text:p>
          </table:table-cell>
          <table:table-cell table:style-name="ce21" table:formula="of:=BIN2HEX(LEFT(HEX2BIN(RIGHT(LEFT([.$J112];2*[.AJ$1]);2);8);4) &amp; RIGHT(HEX2BIN(RIGHT(LEFT([.$J112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2])+HEX2DEC([.S112]);256)" office:value-type="float" office:value="0" calcext:value-type="float">
            <text:p>0</text:p>
          </table:table-cell>
          <table:table-cell table:formula="of:=MOD([.BM112]+HEX2DEC([.T112]);256)" office:value-type="float" office:value="0" calcext:value-type="float">
            <text:p>0</text:p>
          </table:table-cell>
          <table:table-cell table:formula="of:=MOD([.BN112]+HEX2DEC([.U112]);256)" office:value-type="float" office:value="0" calcext:value-type="float">
            <text:p>0</text:p>
          </table:table-cell>
          <table:table-cell table:formula="of:=MOD([.BO112]+HEX2DEC([.V112]);256)" office:value-type="float" office:value="0" calcext:value-type="float">
            <text:p>0</text:p>
          </table:table-cell>
          <table:table-cell table:formula="of:=MOD([.BP112]+HEX2DEC([.W112]);256)" office:value-type="float" office:value="0" calcext:value-type="float">
            <text:p>0</text:p>
          </table:table-cell>
          <table:table-cell table:formula="of:=MOD([.BQ112]+HEX2DEC([.X112]);256)" office:value-type="float" office:value="0" calcext:value-type="float">
            <text:p>0</text:p>
          </table:table-cell>
          <table:table-cell table:formula="of:=MOD([.BR112]+HEX2DEC([.Y112]);256)" office:value-type="float" office:value="0" calcext:value-type="float">
            <text:p>0</text:p>
          </table:table-cell>
          <table:table-cell table:formula="of:=MOD([.BS112]+HEX2DEC([.Z112]);256)" office:value-type="float" office:value="0" calcext:value-type="float">
            <text:p>0</text:p>
          </table:table-cell>
          <table:table-cell table:formula="of:=MOD([.BT112]+HEX2DEC([.AA112]);256)" office:value-type="float" office:value="0" calcext:value-type="float">
            <text:p>0</text:p>
          </table:table-cell>
          <table:table-cell table:formula="of:=MOD([.BU112]+HEX2DEC([.AB112]);256)" office:value-type="float" office:value="0" calcext:value-type="float">
            <text:p>0</text:p>
          </table:table-cell>
          <table:table-cell table:formula="of:=MOD([.BV112]+HEX2DEC([.AC112]);256)" office:value-type="float" office:value="0" calcext:value-type="float">
            <text:p>0</text:p>
          </table:table-cell>
          <table:table-cell table:formula="of:=MOD([.BW112]+HEX2DEC([.AD112]);256)" office:value-type="float" office:value="0" calcext:value-type="float">
            <text:p>0</text:p>
          </table:table-cell>
          <table:table-cell table:formula="of:=MOD([.BX112]+HEX2DEC([.AE112]);256)" office:value-type="float" office:value="0" calcext:value-type="float">
            <text:p>0</text:p>
          </table:table-cell>
          <table:table-cell table:formula="of:=MOD([.BY112]+HEX2DEC([.AF112]);256)" office:value-type="float" office:value="0" calcext:value-type="float">
            <text:p>0</text:p>
          </table:table-cell>
          <table:table-cell table:formula="of:=MOD([.BZ112]+HEX2DEC([.AG112]);256)" office:value-type="float" office:value="0" calcext:value-type="float">
            <text:p>0</text:p>
          </table:table-cell>
          <table:table-cell table:formula="of:=MOD([.CA112]+HEX2DEC([.AH112]);256)" office:value-type="float" office:value="0" calcext:value-type="float">
            <text:p>0</text:p>
          </table:table-cell>
          <table:table-cell table:formula="of:=MOD([.CB112]+HEX2DEC([.AI11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3];2*[.R$1]);2);8);4) &amp; RIGHT(HEX2BIN(RIGHT(LEFT([.$J113];2*[.R$1]);2);8);4);2)" office:value-type="string" office:string-value="00" calcext:value-type="string">
            <text:p>00</text:p>
          </table:table-cell>
          <table:table-cell table:style-name="ce6" table:formula="of:=BIN2HEX(LEFT(HEX2BIN(RIGHT(LEFT([.$J113];2*[.S$1]);2);8);4) &amp; RIGHT(HEX2BIN(RIGHT(LEFT([.$J113];2*[.S$1]);2);8);4);2)" office:value-type="string" office:string-value="00" calcext:value-type="string">
            <text:p>00</text:p>
          </table:table-cell>
          <table:table-cell table:style-name="ce6" table:formula="of:=BIN2HEX(LEFT(HEX2BIN(RIGHT(LEFT([.$J113];2*[.T$1]);2);8);4) &amp; RIGHT(HEX2BIN(RIGHT(LEFT([.$J113];2*[.T$1]);2);8);4);2)" office:value-type="string" office:string-value="00" calcext:value-type="string">
            <text:p>00</text:p>
          </table:table-cell>
          <table:table-cell table:style-name="ce6" table:formula="of:=BIN2HEX(LEFT(HEX2BIN(RIGHT(LEFT([.$J113];2*[.U$1]);2);8);4) &amp; RIGHT(HEX2BIN(RIGHT(LEFT([.$J113];2*[.U$1]);2);8);4);2)" office:value-type="string" office:string-value="00" calcext:value-type="string">
            <text:p>00</text:p>
          </table:table-cell>
          <table:table-cell table:style-name="ce6" table:formula="of:=BIN2HEX(LEFT(HEX2BIN(RIGHT(LEFT([.$J113];2*[.V$1]);2);8);4) &amp; RIGHT(HEX2BIN(RIGHT(LEFT([.$J113];2*[.V$1]);2);8);4);2)" office:value-type="string" office:string-value="00" calcext:value-type="string">
            <text:p>00</text:p>
          </table:table-cell>
          <table:table-cell table:style-name="ce14" table:formula="of:=BIN2HEX(LEFT(HEX2BIN(RIGHT(LEFT([.$J113];2*[.W$1]);2);8);4) &amp; RIGHT(HEX2BIN(RIGHT(LEFT([.$J113];2*[.W$1]);2);8);4);2)" office:value-type="string" office:string-value="00" calcext:value-type="string">
            <text:p>00</text:p>
          </table:table-cell>
          <table:table-cell table:style-name="ce17" table:formula="of:=BIN2HEX(LEFT(HEX2BIN(RIGHT(LEFT([.$J113];2*[.X$1]);2);8);4) &amp; RIGHT(HEX2BIN(RIGHT(LEFT([.$J113];2*[.X$1]);2);8);4);2)" office:value-type="string" office:string-value="00" calcext:value-type="string">
            <text:p>00</text:p>
          </table:table-cell>
          <table:table-cell table:style-name="ce6" table:formula="of:=BIN2HEX(LEFT(HEX2BIN(RIGHT(LEFT([.$J113];2*[.Y$1]);2);8);4) &amp; RIGHT(HEX2BIN(RIGHT(LEFT([.$J113];2*[.Y$1]);2);8);4);2)" office:value-type="string" office:string-value="00" calcext:value-type="string">
            <text:p>00</text:p>
          </table:table-cell>
          <table:table-cell table:style-name="ce6" table:formula="of:=BIN2HEX(LEFT(HEX2BIN(RIGHT(LEFT([.$J113];2*[.Z$1]);2);8);4) &amp; RIGHT(HEX2BIN(RIGHT(LEFT([.$J113];2*[.Z$1]);2);8);4);2)" office:value-type="string" office:string-value="00" calcext:value-type="string">
            <text:p>00</text:p>
          </table:table-cell>
          <table:table-cell table:style-name="ce6" table:formula="of:=BIN2HEX(LEFT(HEX2BIN(RIGHT(LEFT([.$J113];2*[.AA$1]);2);8);4) &amp; RIGHT(HEX2BIN(RIGHT(LEFT([.$J113];2*[.AA$1]);2);8);4);2)" office:value-type="string" office:string-value="00" calcext:value-type="string">
            <text:p>00</text:p>
          </table:table-cell>
          <table:table-cell table:style-name="ce6" table:formula="of:=BIN2HEX(LEFT(HEX2BIN(RIGHT(LEFT([.$J113];2*[.AB$1]);2);8);4) &amp; RIGHT(HEX2BIN(RIGHT(LEFT([.$J113];2*[.AB$1]);2);8);4);2)" office:value-type="string" office:string-value="00" calcext:value-type="string">
            <text:p>00</text:p>
          </table:table-cell>
          <table:table-cell table:style-name="ce6" table:formula="of:=BIN2HEX(LEFT(HEX2BIN(RIGHT(LEFT([.$J113];2*[.AC$1]);2);8);4) &amp; RIGHT(HEX2BIN(RIGHT(LEFT([.$J113];2*[.AC$1]);2);8);4);2)" office:value-type="string" office:string-value="00" calcext:value-type="string">
            <text:p>00</text:p>
          </table:table-cell>
          <table:table-cell table:style-name="ce6" table:formula="of:=BIN2HEX(LEFT(HEX2BIN(RIGHT(LEFT([.$J113];2*[.AD$1]);2);8);4) &amp; RIGHT(HEX2BIN(RIGHT(LEFT([.$J113];2*[.AD$1]);2);8);4);2)" office:value-type="string" office:string-value="00" calcext:value-type="string">
            <text:p>00</text:p>
          </table:table-cell>
          <table:table-cell table:style-name="ce6" table:formula="of:=BIN2HEX(LEFT(HEX2BIN(RIGHT(LEFT([.$J113];2*[.AE$1]);2);8);4) &amp; RIGHT(HEX2BIN(RIGHT(LEFT([.$J113];2*[.AE$1]);2);8);4);2)" office:value-type="string" office:string-value="00" calcext:value-type="string">
            <text:p>00</text:p>
          </table:table-cell>
          <table:table-cell table:style-name="ce6" table:formula="of:=BIN2HEX(LEFT(HEX2BIN(RIGHT(LEFT([.$J113];2*[.AF$1]);2);8);4) &amp; RIGHT(HEX2BIN(RIGHT(LEFT([.$J113];2*[.AF$1]);2);8);4);2)" office:value-type="string" office:string-value="00" calcext:value-type="string">
            <text:p>00</text:p>
          </table:table-cell>
          <table:table-cell table:style-name="ce6" table:formula="of:=BIN2HEX(LEFT(HEX2BIN(RIGHT(LEFT([.$J113];2*[.AG$1]);2);8);4) &amp; RIGHT(HEX2BIN(RIGHT(LEFT([.$J113];2*[.AG$1]);2);8);4);2)" office:value-type="string" office:string-value="00" calcext:value-type="string">
            <text:p>00</text:p>
          </table:table-cell>
          <table:table-cell table:style-name="ce6" table:formula="of:=BIN2HEX(LEFT(HEX2BIN(RIGHT(LEFT([.$J113];2*[.AH$1]);2);8);4) &amp; RIGHT(HEX2BIN(RIGHT(LEFT([.$J113];2*[.AH$1]);2);8);4);2)" office:value-type="string" office:string-value="00" calcext:value-type="string">
            <text:p>00</text:p>
          </table:table-cell>
          <table:table-cell table:style-name="ce6" table:formula="of:=BIN2HEX(LEFT(HEX2BIN(RIGHT(LEFT([.$J113];2*[.AI$1]);2);8);4) &amp; RIGHT(HEX2BIN(RIGHT(LEFT([.$J113];2*[.AI$1]);2);8);4);2)" office:value-type="string" office:string-value="00" calcext:value-type="string">
            <text:p>00</text:p>
          </table:table-cell>
          <table:table-cell table:style-name="ce21" table:formula="of:=BIN2HEX(LEFT(HEX2BIN(RIGHT(LEFT([.$J113];2*[.AJ$1]);2);8);4) &amp; RIGHT(HEX2BIN(RIGHT(LEFT([.$J113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3])+HEX2DEC([.S113]);256)" office:value-type="float" office:value="0" calcext:value-type="float">
            <text:p>0</text:p>
          </table:table-cell>
          <table:table-cell table:formula="of:=MOD([.BM113]+HEX2DEC([.T113]);256)" office:value-type="float" office:value="0" calcext:value-type="float">
            <text:p>0</text:p>
          </table:table-cell>
          <table:table-cell table:formula="of:=MOD([.BN113]+HEX2DEC([.U113]);256)" office:value-type="float" office:value="0" calcext:value-type="float">
            <text:p>0</text:p>
          </table:table-cell>
          <table:table-cell table:formula="of:=MOD([.BO113]+HEX2DEC([.V113]);256)" office:value-type="float" office:value="0" calcext:value-type="float">
            <text:p>0</text:p>
          </table:table-cell>
          <table:table-cell table:formula="of:=MOD([.BP113]+HEX2DEC([.W113]);256)" office:value-type="float" office:value="0" calcext:value-type="float">
            <text:p>0</text:p>
          </table:table-cell>
          <table:table-cell table:formula="of:=MOD([.BQ113]+HEX2DEC([.X113]);256)" office:value-type="float" office:value="0" calcext:value-type="float">
            <text:p>0</text:p>
          </table:table-cell>
          <table:table-cell table:formula="of:=MOD([.BR113]+HEX2DEC([.Y113]);256)" office:value-type="float" office:value="0" calcext:value-type="float">
            <text:p>0</text:p>
          </table:table-cell>
          <table:table-cell table:formula="of:=MOD([.BS113]+HEX2DEC([.Z113]);256)" office:value-type="float" office:value="0" calcext:value-type="float">
            <text:p>0</text:p>
          </table:table-cell>
          <table:table-cell table:formula="of:=MOD([.BT113]+HEX2DEC([.AA113]);256)" office:value-type="float" office:value="0" calcext:value-type="float">
            <text:p>0</text:p>
          </table:table-cell>
          <table:table-cell table:formula="of:=MOD([.BU113]+HEX2DEC([.AB113]);256)" office:value-type="float" office:value="0" calcext:value-type="float">
            <text:p>0</text:p>
          </table:table-cell>
          <table:table-cell table:formula="of:=MOD([.BV113]+HEX2DEC([.AC113]);256)" office:value-type="float" office:value="0" calcext:value-type="float">
            <text:p>0</text:p>
          </table:table-cell>
          <table:table-cell table:formula="of:=MOD([.BW113]+HEX2DEC([.AD113]);256)" office:value-type="float" office:value="0" calcext:value-type="float">
            <text:p>0</text:p>
          </table:table-cell>
          <table:table-cell table:formula="of:=MOD([.BX113]+HEX2DEC([.AE113]);256)" office:value-type="float" office:value="0" calcext:value-type="float">
            <text:p>0</text:p>
          </table:table-cell>
          <table:table-cell table:formula="of:=MOD([.BY113]+HEX2DEC([.AF113]);256)" office:value-type="float" office:value="0" calcext:value-type="float">
            <text:p>0</text:p>
          </table:table-cell>
          <table:table-cell table:formula="of:=MOD([.BZ113]+HEX2DEC([.AG113]);256)" office:value-type="float" office:value="0" calcext:value-type="float">
            <text:p>0</text:p>
          </table:table-cell>
          <table:table-cell table:formula="of:=MOD([.CA113]+HEX2DEC([.AH113]);256)" office:value-type="float" office:value="0" calcext:value-type="float">
            <text:p>0</text:p>
          </table:table-cell>
          <table:table-cell table:formula="of:=MOD([.CB113]+HEX2DEC([.AI11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4];2*[.R$1]);2);8);4) &amp; RIGHT(HEX2BIN(RIGHT(LEFT([.$J114];2*[.R$1]);2);8);4);2)" office:value-type="string" office:string-value="00" calcext:value-type="string">
            <text:p>00</text:p>
          </table:table-cell>
          <table:table-cell table:style-name="ce6" table:formula="of:=BIN2HEX(LEFT(HEX2BIN(RIGHT(LEFT([.$J114];2*[.S$1]);2);8);4) &amp; RIGHT(HEX2BIN(RIGHT(LEFT([.$J114];2*[.S$1]);2);8);4);2)" office:value-type="string" office:string-value="00" calcext:value-type="string">
            <text:p>00</text:p>
          </table:table-cell>
          <table:table-cell table:style-name="ce6" table:formula="of:=BIN2HEX(LEFT(HEX2BIN(RIGHT(LEFT([.$J114];2*[.T$1]);2);8);4) &amp; RIGHT(HEX2BIN(RIGHT(LEFT([.$J114];2*[.T$1]);2);8);4);2)" office:value-type="string" office:string-value="00" calcext:value-type="string">
            <text:p>00</text:p>
          </table:table-cell>
          <table:table-cell table:style-name="ce6" table:formula="of:=BIN2HEX(LEFT(HEX2BIN(RIGHT(LEFT([.$J114];2*[.U$1]);2);8);4) &amp; RIGHT(HEX2BIN(RIGHT(LEFT([.$J114];2*[.U$1]);2);8);4);2)" office:value-type="string" office:string-value="00" calcext:value-type="string">
            <text:p>00</text:p>
          </table:table-cell>
          <table:table-cell table:style-name="ce6" table:formula="of:=BIN2HEX(LEFT(HEX2BIN(RIGHT(LEFT([.$J114];2*[.V$1]);2);8);4) &amp; RIGHT(HEX2BIN(RIGHT(LEFT([.$J114];2*[.V$1]);2);8);4);2)" office:value-type="string" office:string-value="00" calcext:value-type="string">
            <text:p>00</text:p>
          </table:table-cell>
          <table:table-cell table:style-name="ce14" table:formula="of:=BIN2HEX(LEFT(HEX2BIN(RIGHT(LEFT([.$J114];2*[.W$1]);2);8);4) &amp; RIGHT(HEX2BIN(RIGHT(LEFT([.$J114];2*[.W$1]);2);8);4);2)" office:value-type="string" office:string-value="00" calcext:value-type="string">
            <text:p>00</text:p>
          </table:table-cell>
          <table:table-cell table:style-name="ce17" table:formula="of:=BIN2HEX(LEFT(HEX2BIN(RIGHT(LEFT([.$J114];2*[.X$1]);2);8);4) &amp; RIGHT(HEX2BIN(RIGHT(LEFT([.$J114];2*[.X$1]);2);8);4);2)" office:value-type="string" office:string-value="00" calcext:value-type="string">
            <text:p>00</text:p>
          </table:table-cell>
          <table:table-cell table:style-name="ce6" table:formula="of:=BIN2HEX(LEFT(HEX2BIN(RIGHT(LEFT([.$J114];2*[.Y$1]);2);8);4) &amp; RIGHT(HEX2BIN(RIGHT(LEFT([.$J114];2*[.Y$1]);2);8);4);2)" office:value-type="string" office:string-value="00" calcext:value-type="string">
            <text:p>00</text:p>
          </table:table-cell>
          <table:table-cell table:style-name="ce6" table:formula="of:=BIN2HEX(LEFT(HEX2BIN(RIGHT(LEFT([.$J114];2*[.Z$1]);2);8);4) &amp; RIGHT(HEX2BIN(RIGHT(LEFT([.$J114];2*[.Z$1]);2);8);4);2)" office:value-type="string" office:string-value="00" calcext:value-type="string">
            <text:p>00</text:p>
          </table:table-cell>
          <table:table-cell table:style-name="ce6" table:formula="of:=BIN2HEX(LEFT(HEX2BIN(RIGHT(LEFT([.$J114];2*[.AA$1]);2);8);4) &amp; RIGHT(HEX2BIN(RIGHT(LEFT([.$J114];2*[.AA$1]);2);8);4);2)" office:value-type="string" office:string-value="00" calcext:value-type="string">
            <text:p>00</text:p>
          </table:table-cell>
          <table:table-cell table:style-name="ce6" table:formula="of:=BIN2HEX(LEFT(HEX2BIN(RIGHT(LEFT([.$J114];2*[.AB$1]);2);8);4) &amp; RIGHT(HEX2BIN(RIGHT(LEFT([.$J114];2*[.AB$1]);2);8);4);2)" office:value-type="string" office:string-value="00" calcext:value-type="string">
            <text:p>00</text:p>
          </table:table-cell>
          <table:table-cell table:style-name="ce6" table:formula="of:=BIN2HEX(LEFT(HEX2BIN(RIGHT(LEFT([.$J114];2*[.AC$1]);2);8);4) &amp; RIGHT(HEX2BIN(RIGHT(LEFT([.$J114];2*[.AC$1]);2);8);4);2)" office:value-type="string" office:string-value="00" calcext:value-type="string">
            <text:p>00</text:p>
          </table:table-cell>
          <table:table-cell table:style-name="ce6" table:formula="of:=BIN2HEX(LEFT(HEX2BIN(RIGHT(LEFT([.$J114];2*[.AD$1]);2);8);4) &amp; RIGHT(HEX2BIN(RIGHT(LEFT([.$J114];2*[.AD$1]);2);8);4);2)" office:value-type="string" office:string-value="00" calcext:value-type="string">
            <text:p>00</text:p>
          </table:table-cell>
          <table:table-cell table:style-name="ce6" table:formula="of:=BIN2HEX(LEFT(HEX2BIN(RIGHT(LEFT([.$J114];2*[.AE$1]);2);8);4) &amp; RIGHT(HEX2BIN(RIGHT(LEFT([.$J114];2*[.AE$1]);2);8);4);2)" office:value-type="string" office:string-value="00" calcext:value-type="string">
            <text:p>00</text:p>
          </table:table-cell>
          <table:table-cell table:style-name="ce6" table:formula="of:=BIN2HEX(LEFT(HEX2BIN(RIGHT(LEFT([.$J114];2*[.AF$1]);2);8);4) &amp; RIGHT(HEX2BIN(RIGHT(LEFT([.$J114];2*[.AF$1]);2);8);4);2)" office:value-type="string" office:string-value="00" calcext:value-type="string">
            <text:p>00</text:p>
          </table:table-cell>
          <table:table-cell table:style-name="ce6" table:formula="of:=BIN2HEX(LEFT(HEX2BIN(RIGHT(LEFT([.$J114];2*[.AG$1]);2);8);4) &amp; RIGHT(HEX2BIN(RIGHT(LEFT([.$J114];2*[.AG$1]);2);8);4);2)" office:value-type="string" office:string-value="00" calcext:value-type="string">
            <text:p>00</text:p>
          </table:table-cell>
          <table:table-cell table:style-name="ce6" table:formula="of:=BIN2HEX(LEFT(HEX2BIN(RIGHT(LEFT([.$J114];2*[.AH$1]);2);8);4) &amp; RIGHT(HEX2BIN(RIGHT(LEFT([.$J114];2*[.AH$1]);2);8);4);2)" office:value-type="string" office:string-value="00" calcext:value-type="string">
            <text:p>00</text:p>
          </table:table-cell>
          <table:table-cell table:style-name="ce6" table:formula="of:=BIN2HEX(LEFT(HEX2BIN(RIGHT(LEFT([.$J114];2*[.AI$1]);2);8);4) &amp; RIGHT(HEX2BIN(RIGHT(LEFT([.$J114];2*[.AI$1]);2);8);4);2)" office:value-type="string" office:string-value="00" calcext:value-type="string">
            <text:p>00</text:p>
          </table:table-cell>
          <table:table-cell table:style-name="ce21" table:formula="of:=BIN2HEX(LEFT(HEX2BIN(RIGHT(LEFT([.$J114];2*[.AJ$1]);2);8);4) &amp; RIGHT(HEX2BIN(RIGHT(LEFT([.$J114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4])+HEX2DEC([.S114]);256)" office:value-type="float" office:value="0" calcext:value-type="float">
            <text:p>0</text:p>
          </table:table-cell>
          <table:table-cell table:formula="of:=MOD([.BM114]+HEX2DEC([.T114]);256)" office:value-type="float" office:value="0" calcext:value-type="float">
            <text:p>0</text:p>
          </table:table-cell>
          <table:table-cell table:formula="of:=MOD([.BN114]+HEX2DEC([.U114]);256)" office:value-type="float" office:value="0" calcext:value-type="float">
            <text:p>0</text:p>
          </table:table-cell>
          <table:table-cell table:formula="of:=MOD([.BO114]+HEX2DEC([.V114]);256)" office:value-type="float" office:value="0" calcext:value-type="float">
            <text:p>0</text:p>
          </table:table-cell>
          <table:table-cell table:formula="of:=MOD([.BP114]+HEX2DEC([.W114]);256)" office:value-type="float" office:value="0" calcext:value-type="float">
            <text:p>0</text:p>
          </table:table-cell>
          <table:table-cell table:formula="of:=MOD([.BQ114]+HEX2DEC([.X114]);256)" office:value-type="float" office:value="0" calcext:value-type="float">
            <text:p>0</text:p>
          </table:table-cell>
          <table:table-cell table:formula="of:=MOD([.BR114]+HEX2DEC([.Y114]);256)" office:value-type="float" office:value="0" calcext:value-type="float">
            <text:p>0</text:p>
          </table:table-cell>
          <table:table-cell table:formula="of:=MOD([.BS114]+HEX2DEC([.Z114]);256)" office:value-type="float" office:value="0" calcext:value-type="float">
            <text:p>0</text:p>
          </table:table-cell>
          <table:table-cell table:formula="of:=MOD([.BT114]+HEX2DEC([.AA114]);256)" office:value-type="float" office:value="0" calcext:value-type="float">
            <text:p>0</text:p>
          </table:table-cell>
          <table:table-cell table:formula="of:=MOD([.BU114]+HEX2DEC([.AB114]);256)" office:value-type="float" office:value="0" calcext:value-type="float">
            <text:p>0</text:p>
          </table:table-cell>
          <table:table-cell table:formula="of:=MOD([.BV114]+HEX2DEC([.AC114]);256)" office:value-type="float" office:value="0" calcext:value-type="float">
            <text:p>0</text:p>
          </table:table-cell>
          <table:table-cell table:formula="of:=MOD([.BW114]+HEX2DEC([.AD114]);256)" office:value-type="float" office:value="0" calcext:value-type="float">
            <text:p>0</text:p>
          </table:table-cell>
          <table:table-cell table:formula="of:=MOD([.BX114]+HEX2DEC([.AE114]);256)" office:value-type="float" office:value="0" calcext:value-type="float">
            <text:p>0</text:p>
          </table:table-cell>
          <table:table-cell table:formula="of:=MOD([.BY114]+HEX2DEC([.AF114]);256)" office:value-type="float" office:value="0" calcext:value-type="float">
            <text:p>0</text:p>
          </table:table-cell>
          <table:table-cell table:formula="of:=MOD([.BZ114]+HEX2DEC([.AG114]);256)" office:value-type="float" office:value="0" calcext:value-type="float">
            <text:p>0</text:p>
          </table:table-cell>
          <table:table-cell table:formula="of:=MOD([.CA114]+HEX2DEC([.AH114]);256)" office:value-type="float" office:value="0" calcext:value-type="float">
            <text:p>0</text:p>
          </table:table-cell>
          <table:table-cell table:formula="of:=MOD([.CB114]+HEX2DEC([.AI11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5];2*[.R$1]);2);8);4) &amp; RIGHT(HEX2BIN(RIGHT(LEFT([.$J115];2*[.R$1]);2);8);4);2)" office:value-type="string" office:string-value="00" calcext:value-type="string">
            <text:p>00</text:p>
          </table:table-cell>
          <table:table-cell table:style-name="ce6" table:formula="of:=BIN2HEX(LEFT(HEX2BIN(RIGHT(LEFT([.$J115];2*[.S$1]);2);8);4) &amp; RIGHT(HEX2BIN(RIGHT(LEFT([.$J115];2*[.S$1]);2);8);4);2)" office:value-type="string" office:string-value="00" calcext:value-type="string">
            <text:p>00</text:p>
          </table:table-cell>
          <table:table-cell table:style-name="ce6" table:formula="of:=BIN2HEX(LEFT(HEX2BIN(RIGHT(LEFT([.$J115];2*[.T$1]);2);8);4) &amp; RIGHT(HEX2BIN(RIGHT(LEFT([.$J115];2*[.T$1]);2);8);4);2)" office:value-type="string" office:string-value="00" calcext:value-type="string">
            <text:p>00</text:p>
          </table:table-cell>
          <table:table-cell table:style-name="ce6" table:formula="of:=BIN2HEX(LEFT(HEX2BIN(RIGHT(LEFT([.$J115];2*[.U$1]);2);8);4) &amp; RIGHT(HEX2BIN(RIGHT(LEFT([.$J115];2*[.U$1]);2);8);4);2)" office:value-type="string" office:string-value="00" calcext:value-type="string">
            <text:p>00</text:p>
          </table:table-cell>
          <table:table-cell table:style-name="ce6" table:formula="of:=BIN2HEX(LEFT(HEX2BIN(RIGHT(LEFT([.$J115];2*[.V$1]);2);8);4) &amp; RIGHT(HEX2BIN(RIGHT(LEFT([.$J115];2*[.V$1]);2);8);4);2)" office:value-type="string" office:string-value="00" calcext:value-type="string">
            <text:p>00</text:p>
          </table:table-cell>
          <table:table-cell table:style-name="ce14" table:formula="of:=BIN2HEX(LEFT(HEX2BIN(RIGHT(LEFT([.$J115];2*[.W$1]);2);8);4) &amp; RIGHT(HEX2BIN(RIGHT(LEFT([.$J115];2*[.W$1]);2);8);4);2)" office:value-type="string" office:string-value="00" calcext:value-type="string">
            <text:p>00</text:p>
          </table:table-cell>
          <table:table-cell table:style-name="ce17" table:formula="of:=BIN2HEX(LEFT(HEX2BIN(RIGHT(LEFT([.$J115];2*[.X$1]);2);8);4) &amp; RIGHT(HEX2BIN(RIGHT(LEFT([.$J115];2*[.X$1]);2);8);4);2)" office:value-type="string" office:string-value="00" calcext:value-type="string">
            <text:p>00</text:p>
          </table:table-cell>
          <table:table-cell table:style-name="ce6" table:formula="of:=BIN2HEX(LEFT(HEX2BIN(RIGHT(LEFT([.$J115];2*[.Y$1]);2);8);4) &amp; RIGHT(HEX2BIN(RIGHT(LEFT([.$J115];2*[.Y$1]);2);8);4);2)" office:value-type="string" office:string-value="00" calcext:value-type="string">
            <text:p>00</text:p>
          </table:table-cell>
          <table:table-cell table:style-name="ce6" table:formula="of:=BIN2HEX(LEFT(HEX2BIN(RIGHT(LEFT([.$J115];2*[.Z$1]);2);8);4) &amp; RIGHT(HEX2BIN(RIGHT(LEFT([.$J115];2*[.Z$1]);2);8);4);2)" office:value-type="string" office:string-value="00" calcext:value-type="string">
            <text:p>00</text:p>
          </table:table-cell>
          <table:table-cell table:style-name="ce6" table:formula="of:=BIN2HEX(LEFT(HEX2BIN(RIGHT(LEFT([.$J115];2*[.AA$1]);2);8);4) &amp; RIGHT(HEX2BIN(RIGHT(LEFT([.$J115];2*[.AA$1]);2);8);4);2)" office:value-type="string" office:string-value="00" calcext:value-type="string">
            <text:p>00</text:p>
          </table:table-cell>
          <table:table-cell table:style-name="ce6" table:formula="of:=BIN2HEX(LEFT(HEX2BIN(RIGHT(LEFT([.$J115];2*[.AB$1]);2);8);4) &amp; RIGHT(HEX2BIN(RIGHT(LEFT([.$J115];2*[.AB$1]);2);8);4);2)" office:value-type="string" office:string-value="00" calcext:value-type="string">
            <text:p>00</text:p>
          </table:table-cell>
          <table:table-cell table:style-name="ce6" table:formula="of:=BIN2HEX(LEFT(HEX2BIN(RIGHT(LEFT([.$J115];2*[.AC$1]);2);8);4) &amp; RIGHT(HEX2BIN(RIGHT(LEFT([.$J115];2*[.AC$1]);2);8);4);2)" office:value-type="string" office:string-value="00" calcext:value-type="string">
            <text:p>00</text:p>
          </table:table-cell>
          <table:table-cell table:style-name="ce6" table:formula="of:=BIN2HEX(LEFT(HEX2BIN(RIGHT(LEFT([.$J115];2*[.AD$1]);2);8);4) &amp; RIGHT(HEX2BIN(RIGHT(LEFT([.$J115];2*[.AD$1]);2);8);4);2)" office:value-type="string" office:string-value="00" calcext:value-type="string">
            <text:p>00</text:p>
          </table:table-cell>
          <table:table-cell table:style-name="ce6" table:formula="of:=BIN2HEX(LEFT(HEX2BIN(RIGHT(LEFT([.$J115];2*[.AE$1]);2);8);4) &amp; RIGHT(HEX2BIN(RIGHT(LEFT([.$J115];2*[.AE$1]);2);8);4);2)" office:value-type="string" office:string-value="00" calcext:value-type="string">
            <text:p>00</text:p>
          </table:table-cell>
          <table:table-cell table:style-name="ce6" table:formula="of:=BIN2HEX(LEFT(HEX2BIN(RIGHT(LEFT([.$J115];2*[.AF$1]);2);8);4) &amp; RIGHT(HEX2BIN(RIGHT(LEFT([.$J115];2*[.AF$1]);2);8);4);2)" office:value-type="string" office:string-value="00" calcext:value-type="string">
            <text:p>00</text:p>
          </table:table-cell>
          <table:table-cell table:style-name="ce6" table:formula="of:=BIN2HEX(LEFT(HEX2BIN(RIGHT(LEFT([.$J115];2*[.AG$1]);2);8);4) &amp; RIGHT(HEX2BIN(RIGHT(LEFT([.$J115];2*[.AG$1]);2);8);4);2)" office:value-type="string" office:string-value="00" calcext:value-type="string">
            <text:p>00</text:p>
          </table:table-cell>
          <table:table-cell table:style-name="ce6" table:formula="of:=BIN2HEX(LEFT(HEX2BIN(RIGHT(LEFT([.$J115];2*[.AH$1]);2);8);4) &amp; RIGHT(HEX2BIN(RIGHT(LEFT([.$J115];2*[.AH$1]);2);8);4);2)" office:value-type="string" office:string-value="00" calcext:value-type="string">
            <text:p>00</text:p>
          </table:table-cell>
          <table:table-cell table:style-name="ce6" table:formula="of:=BIN2HEX(LEFT(HEX2BIN(RIGHT(LEFT([.$J115];2*[.AI$1]);2);8);4) &amp; RIGHT(HEX2BIN(RIGHT(LEFT([.$J115];2*[.AI$1]);2);8);4);2)" office:value-type="string" office:string-value="00" calcext:value-type="string">
            <text:p>00</text:p>
          </table:table-cell>
          <table:table-cell table:style-name="ce21" table:formula="of:=BIN2HEX(LEFT(HEX2BIN(RIGHT(LEFT([.$J115];2*[.AJ$1]);2);8);4) &amp; RIGHT(HEX2BIN(RIGHT(LEFT([.$J115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5])+HEX2DEC([.S115]);256)" office:value-type="float" office:value="0" calcext:value-type="float">
            <text:p>0</text:p>
          </table:table-cell>
          <table:table-cell table:formula="of:=MOD([.BM115]+HEX2DEC([.T115]);256)" office:value-type="float" office:value="0" calcext:value-type="float">
            <text:p>0</text:p>
          </table:table-cell>
          <table:table-cell table:formula="of:=MOD([.BN115]+HEX2DEC([.U115]);256)" office:value-type="float" office:value="0" calcext:value-type="float">
            <text:p>0</text:p>
          </table:table-cell>
          <table:table-cell table:formula="of:=MOD([.BO115]+HEX2DEC([.V115]);256)" office:value-type="float" office:value="0" calcext:value-type="float">
            <text:p>0</text:p>
          </table:table-cell>
          <table:table-cell table:formula="of:=MOD([.BP115]+HEX2DEC([.W115]);256)" office:value-type="float" office:value="0" calcext:value-type="float">
            <text:p>0</text:p>
          </table:table-cell>
          <table:table-cell table:formula="of:=MOD([.BQ115]+HEX2DEC([.X115]);256)" office:value-type="float" office:value="0" calcext:value-type="float">
            <text:p>0</text:p>
          </table:table-cell>
          <table:table-cell table:formula="of:=MOD([.BR115]+HEX2DEC([.Y115]);256)" office:value-type="float" office:value="0" calcext:value-type="float">
            <text:p>0</text:p>
          </table:table-cell>
          <table:table-cell table:formula="of:=MOD([.BS115]+HEX2DEC([.Z115]);256)" office:value-type="float" office:value="0" calcext:value-type="float">
            <text:p>0</text:p>
          </table:table-cell>
          <table:table-cell table:formula="of:=MOD([.BT115]+HEX2DEC([.AA115]);256)" office:value-type="float" office:value="0" calcext:value-type="float">
            <text:p>0</text:p>
          </table:table-cell>
          <table:table-cell table:formula="of:=MOD([.BU115]+HEX2DEC([.AB115]);256)" office:value-type="float" office:value="0" calcext:value-type="float">
            <text:p>0</text:p>
          </table:table-cell>
          <table:table-cell table:formula="of:=MOD([.BV115]+HEX2DEC([.AC115]);256)" office:value-type="float" office:value="0" calcext:value-type="float">
            <text:p>0</text:p>
          </table:table-cell>
          <table:table-cell table:formula="of:=MOD([.BW115]+HEX2DEC([.AD115]);256)" office:value-type="float" office:value="0" calcext:value-type="float">
            <text:p>0</text:p>
          </table:table-cell>
          <table:table-cell table:formula="of:=MOD([.BX115]+HEX2DEC([.AE115]);256)" office:value-type="float" office:value="0" calcext:value-type="float">
            <text:p>0</text:p>
          </table:table-cell>
          <table:table-cell table:formula="of:=MOD([.BY115]+HEX2DEC([.AF115]);256)" office:value-type="float" office:value="0" calcext:value-type="float">
            <text:p>0</text:p>
          </table:table-cell>
          <table:table-cell table:formula="of:=MOD([.BZ115]+HEX2DEC([.AG115]);256)" office:value-type="float" office:value="0" calcext:value-type="float">
            <text:p>0</text:p>
          </table:table-cell>
          <table:table-cell table:formula="of:=MOD([.CA115]+HEX2DEC([.AH115]);256)" office:value-type="float" office:value="0" calcext:value-type="float">
            <text:p>0</text:p>
          </table:table-cell>
          <table:table-cell table:formula="of:=MOD([.CB115]+HEX2DEC([.AI11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6];2*[.R$1]);2);8);4) &amp; RIGHT(HEX2BIN(RIGHT(LEFT([.$J116];2*[.R$1]);2);8);4);2)" office:value-type="string" office:string-value="00" calcext:value-type="string">
            <text:p>00</text:p>
          </table:table-cell>
          <table:table-cell table:style-name="ce6" table:formula="of:=BIN2HEX(LEFT(HEX2BIN(RIGHT(LEFT([.$J116];2*[.S$1]);2);8);4) &amp; RIGHT(HEX2BIN(RIGHT(LEFT([.$J116];2*[.S$1]);2);8);4);2)" office:value-type="string" office:string-value="00" calcext:value-type="string">
            <text:p>00</text:p>
          </table:table-cell>
          <table:table-cell table:style-name="ce6" table:formula="of:=BIN2HEX(LEFT(HEX2BIN(RIGHT(LEFT([.$J116];2*[.T$1]);2);8);4) &amp; RIGHT(HEX2BIN(RIGHT(LEFT([.$J116];2*[.T$1]);2);8);4);2)" office:value-type="string" office:string-value="00" calcext:value-type="string">
            <text:p>00</text:p>
          </table:table-cell>
          <table:table-cell table:style-name="ce6" table:formula="of:=BIN2HEX(LEFT(HEX2BIN(RIGHT(LEFT([.$J116];2*[.U$1]);2);8);4) &amp; RIGHT(HEX2BIN(RIGHT(LEFT([.$J116];2*[.U$1]);2);8);4);2)" office:value-type="string" office:string-value="00" calcext:value-type="string">
            <text:p>00</text:p>
          </table:table-cell>
          <table:table-cell table:style-name="ce6" table:formula="of:=BIN2HEX(LEFT(HEX2BIN(RIGHT(LEFT([.$J116];2*[.V$1]);2);8);4) &amp; RIGHT(HEX2BIN(RIGHT(LEFT([.$J116];2*[.V$1]);2);8);4);2)" office:value-type="string" office:string-value="00" calcext:value-type="string">
            <text:p>00</text:p>
          </table:table-cell>
          <table:table-cell table:style-name="ce14" table:formula="of:=BIN2HEX(LEFT(HEX2BIN(RIGHT(LEFT([.$J116];2*[.W$1]);2);8);4) &amp; RIGHT(HEX2BIN(RIGHT(LEFT([.$J116];2*[.W$1]);2);8);4);2)" office:value-type="string" office:string-value="00" calcext:value-type="string">
            <text:p>00</text:p>
          </table:table-cell>
          <table:table-cell table:style-name="ce17" table:formula="of:=BIN2HEX(LEFT(HEX2BIN(RIGHT(LEFT([.$J116];2*[.X$1]);2);8);4) &amp; RIGHT(HEX2BIN(RIGHT(LEFT([.$J116];2*[.X$1]);2);8);4);2)" office:value-type="string" office:string-value="00" calcext:value-type="string">
            <text:p>00</text:p>
          </table:table-cell>
          <table:table-cell table:style-name="ce6" table:formula="of:=BIN2HEX(LEFT(HEX2BIN(RIGHT(LEFT([.$J116];2*[.Y$1]);2);8);4) &amp; RIGHT(HEX2BIN(RIGHT(LEFT([.$J116];2*[.Y$1]);2);8);4);2)" office:value-type="string" office:string-value="00" calcext:value-type="string">
            <text:p>00</text:p>
          </table:table-cell>
          <table:table-cell table:style-name="ce6" table:formula="of:=BIN2HEX(LEFT(HEX2BIN(RIGHT(LEFT([.$J116];2*[.Z$1]);2);8);4) &amp; RIGHT(HEX2BIN(RIGHT(LEFT([.$J116];2*[.Z$1]);2);8);4);2)" office:value-type="string" office:string-value="00" calcext:value-type="string">
            <text:p>00</text:p>
          </table:table-cell>
          <table:table-cell table:style-name="ce6" table:formula="of:=BIN2HEX(LEFT(HEX2BIN(RIGHT(LEFT([.$J116];2*[.AA$1]);2);8);4) &amp; RIGHT(HEX2BIN(RIGHT(LEFT([.$J116];2*[.AA$1]);2);8);4);2)" office:value-type="string" office:string-value="00" calcext:value-type="string">
            <text:p>00</text:p>
          </table:table-cell>
          <table:table-cell table:style-name="ce6" table:formula="of:=BIN2HEX(LEFT(HEX2BIN(RIGHT(LEFT([.$J116];2*[.AB$1]);2);8);4) &amp; RIGHT(HEX2BIN(RIGHT(LEFT([.$J116];2*[.AB$1]);2);8);4);2)" office:value-type="string" office:string-value="00" calcext:value-type="string">
            <text:p>00</text:p>
          </table:table-cell>
          <table:table-cell table:style-name="ce6" table:formula="of:=BIN2HEX(LEFT(HEX2BIN(RIGHT(LEFT([.$J116];2*[.AC$1]);2);8);4) &amp; RIGHT(HEX2BIN(RIGHT(LEFT([.$J116];2*[.AC$1]);2);8);4);2)" office:value-type="string" office:string-value="00" calcext:value-type="string">
            <text:p>00</text:p>
          </table:table-cell>
          <table:table-cell table:style-name="ce6" table:formula="of:=BIN2HEX(LEFT(HEX2BIN(RIGHT(LEFT([.$J116];2*[.AD$1]);2);8);4) &amp; RIGHT(HEX2BIN(RIGHT(LEFT([.$J116];2*[.AD$1]);2);8);4);2)" office:value-type="string" office:string-value="00" calcext:value-type="string">
            <text:p>00</text:p>
          </table:table-cell>
          <table:table-cell table:style-name="ce6" table:formula="of:=BIN2HEX(LEFT(HEX2BIN(RIGHT(LEFT([.$J116];2*[.AE$1]);2);8);4) &amp; RIGHT(HEX2BIN(RIGHT(LEFT([.$J116];2*[.AE$1]);2);8);4);2)" office:value-type="string" office:string-value="00" calcext:value-type="string">
            <text:p>00</text:p>
          </table:table-cell>
          <table:table-cell table:style-name="ce6" table:formula="of:=BIN2HEX(LEFT(HEX2BIN(RIGHT(LEFT([.$J116];2*[.AF$1]);2);8);4) &amp; RIGHT(HEX2BIN(RIGHT(LEFT([.$J116];2*[.AF$1]);2);8);4);2)" office:value-type="string" office:string-value="00" calcext:value-type="string">
            <text:p>00</text:p>
          </table:table-cell>
          <table:table-cell table:style-name="ce6" table:formula="of:=BIN2HEX(LEFT(HEX2BIN(RIGHT(LEFT([.$J116];2*[.AG$1]);2);8);4) &amp; RIGHT(HEX2BIN(RIGHT(LEFT([.$J116];2*[.AG$1]);2);8);4);2)" office:value-type="string" office:string-value="00" calcext:value-type="string">
            <text:p>00</text:p>
          </table:table-cell>
          <table:table-cell table:style-name="ce6" table:formula="of:=BIN2HEX(LEFT(HEX2BIN(RIGHT(LEFT([.$J116];2*[.AH$1]);2);8);4) &amp; RIGHT(HEX2BIN(RIGHT(LEFT([.$J116];2*[.AH$1]);2);8);4);2)" office:value-type="string" office:string-value="00" calcext:value-type="string">
            <text:p>00</text:p>
          </table:table-cell>
          <table:table-cell table:style-name="ce6" table:formula="of:=BIN2HEX(LEFT(HEX2BIN(RIGHT(LEFT([.$J116];2*[.AI$1]);2);8);4) &amp; RIGHT(HEX2BIN(RIGHT(LEFT([.$J116];2*[.AI$1]);2);8);4);2)" office:value-type="string" office:string-value="00" calcext:value-type="string">
            <text:p>00</text:p>
          </table:table-cell>
          <table:table-cell table:style-name="ce21" table:formula="of:=BIN2HEX(LEFT(HEX2BIN(RIGHT(LEFT([.$J116];2*[.AJ$1]);2);8);4) &amp; RIGHT(HEX2BIN(RIGHT(LEFT([.$J116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6])+HEX2DEC([.S116]);256)" office:value-type="float" office:value="0" calcext:value-type="float">
            <text:p>0</text:p>
          </table:table-cell>
          <table:table-cell table:formula="of:=MOD([.BM116]+HEX2DEC([.T116]);256)" office:value-type="float" office:value="0" calcext:value-type="float">
            <text:p>0</text:p>
          </table:table-cell>
          <table:table-cell table:formula="of:=MOD([.BN116]+HEX2DEC([.U116]);256)" office:value-type="float" office:value="0" calcext:value-type="float">
            <text:p>0</text:p>
          </table:table-cell>
          <table:table-cell table:formula="of:=MOD([.BO116]+HEX2DEC([.V116]);256)" office:value-type="float" office:value="0" calcext:value-type="float">
            <text:p>0</text:p>
          </table:table-cell>
          <table:table-cell table:formula="of:=MOD([.BP116]+HEX2DEC([.W116]);256)" office:value-type="float" office:value="0" calcext:value-type="float">
            <text:p>0</text:p>
          </table:table-cell>
          <table:table-cell table:formula="of:=MOD([.BQ116]+HEX2DEC([.X116]);256)" office:value-type="float" office:value="0" calcext:value-type="float">
            <text:p>0</text:p>
          </table:table-cell>
          <table:table-cell table:formula="of:=MOD([.BR116]+HEX2DEC([.Y116]);256)" office:value-type="float" office:value="0" calcext:value-type="float">
            <text:p>0</text:p>
          </table:table-cell>
          <table:table-cell table:formula="of:=MOD([.BS116]+HEX2DEC([.Z116]);256)" office:value-type="float" office:value="0" calcext:value-type="float">
            <text:p>0</text:p>
          </table:table-cell>
          <table:table-cell table:formula="of:=MOD([.BT116]+HEX2DEC([.AA116]);256)" office:value-type="float" office:value="0" calcext:value-type="float">
            <text:p>0</text:p>
          </table:table-cell>
          <table:table-cell table:formula="of:=MOD([.BU116]+HEX2DEC([.AB116]);256)" office:value-type="float" office:value="0" calcext:value-type="float">
            <text:p>0</text:p>
          </table:table-cell>
          <table:table-cell table:formula="of:=MOD([.BV116]+HEX2DEC([.AC116]);256)" office:value-type="float" office:value="0" calcext:value-type="float">
            <text:p>0</text:p>
          </table:table-cell>
          <table:table-cell table:formula="of:=MOD([.BW116]+HEX2DEC([.AD116]);256)" office:value-type="float" office:value="0" calcext:value-type="float">
            <text:p>0</text:p>
          </table:table-cell>
          <table:table-cell table:formula="of:=MOD([.BX116]+HEX2DEC([.AE116]);256)" office:value-type="float" office:value="0" calcext:value-type="float">
            <text:p>0</text:p>
          </table:table-cell>
          <table:table-cell table:formula="of:=MOD([.BY116]+HEX2DEC([.AF116]);256)" office:value-type="float" office:value="0" calcext:value-type="float">
            <text:p>0</text:p>
          </table:table-cell>
          <table:table-cell table:formula="of:=MOD([.BZ116]+HEX2DEC([.AG116]);256)" office:value-type="float" office:value="0" calcext:value-type="float">
            <text:p>0</text:p>
          </table:table-cell>
          <table:table-cell table:formula="of:=MOD([.CA116]+HEX2DEC([.AH116]);256)" office:value-type="float" office:value="0" calcext:value-type="float">
            <text:p>0</text:p>
          </table:table-cell>
          <table:table-cell table:formula="of:=MOD([.CB116]+HEX2DEC([.AI11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7];2*[.R$1]);2);8);4) &amp; RIGHT(HEX2BIN(RIGHT(LEFT([.$J117];2*[.R$1]);2);8);4);2)" office:value-type="string" office:string-value="00" calcext:value-type="string">
            <text:p>00</text:p>
          </table:table-cell>
          <table:table-cell table:style-name="ce6" table:formula="of:=BIN2HEX(LEFT(HEX2BIN(RIGHT(LEFT([.$J117];2*[.S$1]);2);8);4) &amp; RIGHT(HEX2BIN(RIGHT(LEFT([.$J117];2*[.S$1]);2);8);4);2)" office:value-type="string" office:string-value="00" calcext:value-type="string">
            <text:p>00</text:p>
          </table:table-cell>
          <table:table-cell table:style-name="ce6" table:formula="of:=BIN2HEX(LEFT(HEX2BIN(RIGHT(LEFT([.$J117];2*[.T$1]);2);8);4) &amp; RIGHT(HEX2BIN(RIGHT(LEFT([.$J117];2*[.T$1]);2);8);4);2)" office:value-type="string" office:string-value="00" calcext:value-type="string">
            <text:p>00</text:p>
          </table:table-cell>
          <table:table-cell table:style-name="ce6" table:formula="of:=BIN2HEX(LEFT(HEX2BIN(RIGHT(LEFT([.$J117];2*[.U$1]);2);8);4) &amp; RIGHT(HEX2BIN(RIGHT(LEFT([.$J117];2*[.U$1]);2);8);4);2)" office:value-type="string" office:string-value="00" calcext:value-type="string">
            <text:p>00</text:p>
          </table:table-cell>
          <table:table-cell table:style-name="ce6" table:formula="of:=BIN2HEX(LEFT(HEX2BIN(RIGHT(LEFT([.$J117];2*[.V$1]);2);8);4) &amp; RIGHT(HEX2BIN(RIGHT(LEFT([.$J117];2*[.V$1]);2);8);4);2)" office:value-type="string" office:string-value="00" calcext:value-type="string">
            <text:p>00</text:p>
          </table:table-cell>
          <table:table-cell table:style-name="ce14" table:formula="of:=BIN2HEX(LEFT(HEX2BIN(RIGHT(LEFT([.$J117];2*[.W$1]);2);8);4) &amp; RIGHT(HEX2BIN(RIGHT(LEFT([.$J117];2*[.W$1]);2);8);4);2)" office:value-type="string" office:string-value="00" calcext:value-type="string">
            <text:p>00</text:p>
          </table:table-cell>
          <table:table-cell table:style-name="ce17" table:formula="of:=BIN2HEX(LEFT(HEX2BIN(RIGHT(LEFT([.$J117];2*[.X$1]);2);8);4) &amp; RIGHT(HEX2BIN(RIGHT(LEFT([.$J117];2*[.X$1]);2);8);4);2)" office:value-type="string" office:string-value="00" calcext:value-type="string">
            <text:p>00</text:p>
          </table:table-cell>
          <table:table-cell table:style-name="ce6" table:formula="of:=BIN2HEX(LEFT(HEX2BIN(RIGHT(LEFT([.$J117];2*[.Y$1]);2);8);4) &amp; RIGHT(HEX2BIN(RIGHT(LEFT([.$J117];2*[.Y$1]);2);8);4);2)" office:value-type="string" office:string-value="00" calcext:value-type="string">
            <text:p>00</text:p>
          </table:table-cell>
          <table:table-cell table:style-name="ce6" table:formula="of:=BIN2HEX(LEFT(HEX2BIN(RIGHT(LEFT([.$J117];2*[.Z$1]);2);8);4) &amp; RIGHT(HEX2BIN(RIGHT(LEFT([.$J117];2*[.Z$1]);2);8);4);2)" office:value-type="string" office:string-value="00" calcext:value-type="string">
            <text:p>00</text:p>
          </table:table-cell>
          <table:table-cell table:style-name="ce6" table:formula="of:=BIN2HEX(LEFT(HEX2BIN(RIGHT(LEFT([.$J117];2*[.AA$1]);2);8);4) &amp; RIGHT(HEX2BIN(RIGHT(LEFT([.$J117];2*[.AA$1]);2);8);4);2)" office:value-type="string" office:string-value="00" calcext:value-type="string">
            <text:p>00</text:p>
          </table:table-cell>
          <table:table-cell table:style-name="ce6" table:formula="of:=BIN2HEX(LEFT(HEX2BIN(RIGHT(LEFT([.$J117];2*[.AB$1]);2);8);4) &amp; RIGHT(HEX2BIN(RIGHT(LEFT([.$J117];2*[.AB$1]);2);8);4);2)" office:value-type="string" office:string-value="00" calcext:value-type="string">
            <text:p>00</text:p>
          </table:table-cell>
          <table:table-cell table:style-name="ce6" table:formula="of:=BIN2HEX(LEFT(HEX2BIN(RIGHT(LEFT([.$J117];2*[.AC$1]);2);8);4) &amp; RIGHT(HEX2BIN(RIGHT(LEFT([.$J117];2*[.AC$1]);2);8);4);2)" office:value-type="string" office:string-value="00" calcext:value-type="string">
            <text:p>00</text:p>
          </table:table-cell>
          <table:table-cell table:style-name="ce6" table:formula="of:=BIN2HEX(LEFT(HEX2BIN(RIGHT(LEFT([.$J117];2*[.AD$1]);2);8);4) &amp; RIGHT(HEX2BIN(RIGHT(LEFT([.$J117];2*[.AD$1]);2);8);4);2)" office:value-type="string" office:string-value="00" calcext:value-type="string">
            <text:p>00</text:p>
          </table:table-cell>
          <table:table-cell table:style-name="ce6" table:formula="of:=BIN2HEX(LEFT(HEX2BIN(RIGHT(LEFT([.$J117];2*[.AE$1]);2);8);4) &amp; RIGHT(HEX2BIN(RIGHT(LEFT([.$J117];2*[.AE$1]);2);8);4);2)" office:value-type="string" office:string-value="00" calcext:value-type="string">
            <text:p>00</text:p>
          </table:table-cell>
          <table:table-cell table:style-name="ce6" table:formula="of:=BIN2HEX(LEFT(HEX2BIN(RIGHT(LEFT([.$J117];2*[.AF$1]);2);8);4) &amp; RIGHT(HEX2BIN(RIGHT(LEFT([.$J117];2*[.AF$1]);2);8);4);2)" office:value-type="string" office:string-value="00" calcext:value-type="string">
            <text:p>00</text:p>
          </table:table-cell>
          <table:table-cell table:style-name="ce6" table:formula="of:=BIN2HEX(LEFT(HEX2BIN(RIGHT(LEFT([.$J117];2*[.AG$1]);2);8);4) &amp; RIGHT(HEX2BIN(RIGHT(LEFT([.$J117];2*[.AG$1]);2);8);4);2)" office:value-type="string" office:string-value="00" calcext:value-type="string">
            <text:p>00</text:p>
          </table:table-cell>
          <table:table-cell table:style-name="ce6" table:formula="of:=BIN2HEX(LEFT(HEX2BIN(RIGHT(LEFT([.$J117];2*[.AH$1]);2);8);4) &amp; RIGHT(HEX2BIN(RIGHT(LEFT([.$J117];2*[.AH$1]);2);8);4);2)" office:value-type="string" office:string-value="00" calcext:value-type="string">
            <text:p>00</text:p>
          </table:table-cell>
          <table:table-cell table:style-name="ce6" table:formula="of:=BIN2HEX(LEFT(HEX2BIN(RIGHT(LEFT([.$J117];2*[.AI$1]);2);8);4) &amp; RIGHT(HEX2BIN(RIGHT(LEFT([.$J117];2*[.AI$1]);2);8);4);2)" office:value-type="string" office:string-value="00" calcext:value-type="string">
            <text:p>00</text:p>
          </table:table-cell>
          <table:table-cell table:style-name="ce21" table:formula="of:=BIN2HEX(LEFT(HEX2BIN(RIGHT(LEFT([.$J117];2*[.AJ$1]);2);8);4) &amp; RIGHT(HEX2BIN(RIGHT(LEFT([.$J117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7])+HEX2DEC([.S117]);256)" office:value-type="float" office:value="0" calcext:value-type="float">
            <text:p>0</text:p>
          </table:table-cell>
          <table:table-cell table:formula="of:=MOD([.BM117]+HEX2DEC([.T117]);256)" office:value-type="float" office:value="0" calcext:value-type="float">
            <text:p>0</text:p>
          </table:table-cell>
          <table:table-cell table:formula="of:=MOD([.BN117]+HEX2DEC([.U117]);256)" office:value-type="float" office:value="0" calcext:value-type="float">
            <text:p>0</text:p>
          </table:table-cell>
          <table:table-cell table:formula="of:=MOD([.BO117]+HEX2DEC([.V117]);256)" office:value-type="float" office:value="0" calcext:value-type="float">
            <text:p>0</text:p>
          </table:table-cell>
          <table:table-cell table:formula="of:=MOD([.BP117]+HEX2DEC([.W117]);256)" office:value-type="float" office:value="0" calcext:value-type="float">
            <text:p>0</text:p>
          </table:table-cell>
          <table:table-cell table:formula="of:=MOD([.BQ117]+HEX2DEC([.X117]);256)" office:value-type="float" office:value="0" calcext:value-type="float">
            <text:p>0</text:p>
          </table:table-cell>
          <table:table-cell table:formula="of:=MOD([.BR117]+HEX2DEC([.Y117]);256)" office:value-type="float" office:value="0" calcext:value-type="float">
            <text:p>0</text:p>
          </table:table-cell>
          <table:table-cell table:formula="of:=MOD([.BS117]+HEX2DEC([.Z117]);256)" office:value-type="float" office:value="0" calcext:value-type="float">
            <text:p>0</text:p>
          </table:table-cell>
          <table:table-cell table:formula="of:=MOD([.BT117]+HEX2DEC([.AA117]);256)" office:value-type="float" office:value="0" calcext:value-type="float">
            <text:p>0</text:p>
          </table:table-cell>
          <table:table-cell table:formula="of:=MOD([.BU117]+HEX2DEC([.AB117]);256)" office:value-type="float" office:value="0" calcext:value-type="float">
            <text:p>0</text:p>
          </table:table-cell>
          <table:table-cell table:formula="of:=MOD([.BV117]+HEX2DEC([.AC117]);256)" office:value-type="float" office:value="0" calcext:value-type="float">
            <text:p>0</text:p>
          </table:table-cell>
          <table:table-cell table:formula="of:=MOD([.BW117]+HEX2DEC([.AD117]);256)" office:value-type="float" office:value="0" calcext:value-type="float">
            <text:p>0</text:p>
          </table:table-cell>
          <table:table-cell table:formula="of:=MOD([.BX117]+HEX2DEC([.AE117]);256)" office:value-type="float" office:value="0" calcext:value-type="float">
            <text:p>0</text:p>
          </table:table-cell>
          <table:table-cell table:formula="of:=MOD([.BY117]+HEX2DEC([.AF117]);256)" office:value-type="float" office:value="0" calcext:value-type="float">
            <text:p>0</text:p>
          </table:table-cell>
          <table:table-cell table:formula="of:=MOD([.BZ117]+HEX2DEC([.AG117]);256)" office:value-type="float" office:value="0" calcext:value-type="float">
            <text:p>0</text:p>
          </table:table-cell>
          <table:table-cell table:formula="of:=MOD([.CA117]+HEX2DEC([.AH117]);256)" office:value-type="float" office:value="0" calcext:value-type="float">
            <text:p>0</text:p>
          </table:table-cell>
          <table:table-cell table:formula="of:=MOD([.CB117]+HEX2DEC([.AI11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8];2*[.R$1]);2);8);4) &amp; RIGHT(HEX2BIN(RIGHT(LEFT([.$J118];2*[.R$1]);2);8);4);2)" office:value-type="string" office:string-value="00" calcext:value-type="string">
            <text:p>00</text:p>
          </table:table-cell>
          <table:table-cell table:style-name="ce6" table:formula="of:=BIN2HEX(LEFT(HEX2BIN(RIGHT(LEFT([.$J118];2*[.S$1]);2);8);4) &amp; RIGHT(HEX2BIN(RIGHT(LEFT([.$J118];2*[.S$1]);2);8);4);2)" office:value-type="string" office:string-value="00" calcext:value-type="string">
            <text:p>00</text:p>
          </table:table-cell>
          <table:table-cell table:style-name="ce6" table:formula="of:=BIN2HEX(LEFT(HEX2BIN(RIGHT(LEFT([.$J118];2*[.T$1]);2);8);4) &amp; RIGHT(HEX2BIN(RIGHT(LEFT([.$J118];2*[.T$1]);2);8);4);2)" office:value-type="string" office:string-value="00" calcext:value-type="string">
            <text:p>00</text:p>
          </table:table-cell>
          <table:table-cell table:style-name="ce6" table:formula="of:=BIN2HEX(LEFT(HEX2BIN(RIGHT(LEFT([.$J118];2*[.U$1]);2);8);4) &amp; RIGHT(HEX2BIN(RIGHT(LEFT([.$J118];2*[.U$1]);2);8);4);2)" office:value-type="string" office:string-value="00" calcext:value-type="string">
            <text:p>00</text:p>
          </table:table-cell>
          <table:table-cell table:style-name="ce6" table:formula="of:=BIN2HEX(LEFT(HEX2BIN(RIGHT(LEFT([.$J118];2*[.V$1]);2);8);4) &amp; RIGHT(HEX2BIN(RIGHT(LEFT([.$J118];2*[.V$1]);2);8);4);2)" office:value-type="string" office:string-value="00" calcext:value-type="string">
            <text:p>00</text:p>
          </table:table-cell>
          <table:table-cell table:style-name="ce14" table:formula="of:=BIN2HEX(LEFT(HEX2BIN(RIGHT(LEFT([.$J118];2*[.W$1]);2);8);4) &amp; RIGHT(HEX2BIN(RIGHT(LEFT([.$J118];2*[.W$1]);2);8);4);2)" office:value-type="string" office:string-value="00" calcext:value-type="string">
            <text:p>00</text:p>
          </table:table-cell>
          <table:table-cell table:style-name="ce17" table:formula="of:=BIN2HEX(LEFT(HEX2BIN(RIGHT(LEFT([.$J118];2*[.X$1]);2);8);4) &amp; RIGHT(HEX2BIN(RIGHT(LEFT([.$J118];2*[.X$1]);2);8);4);2)" office:value-type="string" office:string-value="00" calcext:value-type="string">
            <text:p>00</text:p>
          </table:table-cell>
          <table:table-cell table:style-name="ce6" table:formula="of:=BIN2HEX(LEFT(HEX2BIN(RIGHT(LEFT([.$J118];2*[.Y$1]);2);8);4) &amp; RIGHT(HEX2BIN(RIGHT(LEFT([.$J118];2*[.Y$1]);2);8);4);2)" office:value-type="string" office:string-value="00" calcext:value-type="string">
            <text:p>00</text:p>
          </table:table-cell>
          <table:table-cell table:style-name="ce6" table:formula="of:=BIN2HEX(LEFT(HEX2BIN(RIGHT(LEFT([.$J118];2*[.Z$1]);2);8);4) &amp; RIGHT(HEX2BIN(RIGHT(LEFT([.$J118];2*[.Z$1]);2);8);4);2)" office:value-type="string" office:string-value="00" calcext:value-type="string">
            <text:p>00</text:p>
          </table:table-cell>
          <table:table-cell table:style-name="ce6" table:formula="of:=BIN2HEX(LEFT(HEX2BIN(RIGHT(LEFT([.$J118];2*[.AA$1]);2);8);4) &amp; RIGHT(HEX2BIN(RIGHT(LEFT([.$J118];2*[.AA$1]);2);8);4);2)" office:value-type="string" office:string-value="00" calcext:value-type="string">
            <text:p>00</text:p>
          </table:table-cell>
          <table:table-cell table:style-name="ce6" table:formula="of:=BIN2HEX(LEFT(HEX2BIN(RIGHT(LEFT([.$J118];2*[.AB$1]);2);8);4) &amp; RIGHT(HEX2BIN(RIGHT(LEFT([.$J118];2*[.AB$1]);2);8);4);2)" office:value-type="string" office:string-value="00" calcext:value-type="string">
            <text:p>00</text:p>
          </table:table-cell>
          <table:table-cell table:style-name="ce6" table:formula="of:=BIN2HEX(LEFT(HEX2BIN(RIGHT(LEFT([.$J118];2*[.AC$1]);2);8);4) &amp; RIGHT(HEX2BIN(RIGHT(LEFT([.$J118];2*[.AC$1]);2);8);4);2)" office:value-type="string" office:string-value="00" calcext:value-type="string">
            <text:p>00</text:p>
          </table:table-cell>
          <table:table-cell table:style-name="ce6" table:formula="of:=BIN2HEX(LEFT(HEX2BIN(RIGHT(LEFT([.$J118];2*[.AD$1]);2);8);4) &amp; RIGHT(HEX2BIN(RIGHT(LEFT([.$J118];2*[.AD$1]);2);8);4);2)" office:value-type="string" office:string-value="00" calcext:value-type="string">
            <text:p>00</text:p>
          </table:table-cell>
          <table:table-cell table:style-name="ce6" table:formula="of:=BIN2HEX(LEFT(HEX2BIN(RIGHT(LEFT([.$J118];2*[.AE$1]);2);8);4) &amp; RIGHT(HEX2BIN(RIGHT(LEFT([.$J118];2*[.AE$1]);2);8);4);2)" office:value-type="string" office:string-value="00" calcext:value-type="string">
            <text:p>00</text:p>
          </table:table-cell>
          <table:table-cell table:style-name="ce6" table:formula="of:=BIN2HEX(LEFT(HEX2BIN(RIGHT(LEFT([.$J118];2*[.AF$1]);2);8);4) &amp; RIGHT(HEX2BIN(RIGHT(LEFT([.$J118];2*[.AF$1]);2);8);4);2)" office:value-type="string" office:string-value="00" calcext:value-type="string">
            <text:p>00</text:p>
          </table:table-cell>
          <table:table-cell table:style-name="ce6" table:formula="of:=BIN2HEX(LEFT(HEX2BIN(RIGHT(LEFT([.$J118];2*[.AG$1]);2);8);4) &amp; RIGHT(HEX2BIN(RIGHT(LEFT([.$J118];2*[.AG$1]);2);8);4);2)" office:value-type="string" office:string-value="00" calcext:value-type="string">
            <text:p>00</text:p>
          </table:table-cell>
          <table:table-cell table:style-name="ce6" table:formula="of:=BIN2HEX(LEFT(HEX2BIN(RIGHT(LEFT([.$J118];2*[.AH$1]);2);8);4) &amp; RIGHT(HEX2BIN(RIGHT(LEFT([.$J118];2*[.AH$1]);2);8);4);2)" office:value-type="string" office:string-value="00" calcext:value-type="string">
            <text:p>00</text:p>
          </table:table-cell>
          <table:table-cell table:style-name="ce6" table:formula="of:=BIN2HEX(LEFT(HEX2BIN(RIGHT(LEFT([.$J118];2*[.AI$1]);2);8);4) &amp; RIGHT(HEX2BIN(RIGHT(LEFT([.$J118];2*[.AI$1]);2);8);4);2)" office:value-type="string" office:string-value="00" calcext:value-type="string">
            <text:p>00</text:p>
          </table:table-cell>
          <table:table-cell table:style-name="ce21" table:formula="of:=BIN2HEX(LEFT(HEX2BIN(RIGHT(LEFT([.$J118];2*[.AJ$1]);2);8);4) &amp; RIGHT(HEX2BIN(RIGHT(LEFT([.$J118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8])+HEX2DEC([.S118]);256)" office:value-type="float" office:value="0" calcext:value-type="float">
            <text:p>0</text:p>
          </table:table-cell>
          <table:table-cell table:formula="of:=MOD([.BM118]+HEX2DEC([.T118]);256)" office:value-type="float" office:value="0" calcext:value-type="float">
            <text:p>0</text:p>
          </table:table-cell>
          <table:table-cell table:formula="of:=MOD([.BN118]+HEX2DEC([.U118]);256)" office:value-type="float" office:value="0" calcext:value-type="float">
            <text:p>0</text:p>
          </table:table-cell>
          <table:table-cell table:formula="of:=MOD([.BO118]+HEX2DEC([.V118]);256)" office:value-type="float" office:value="0" calcext:value-type="float">
            <text:p>0</text:p>
          </table:table-cell>
          <table:table-cell table:formula="of:=MOD([.BP118]+HEX2DEC([.W118]);256)" office:value-type="float" office:value="0" calcext:value-type="float">
            <text:p>0</text:p>
          </table:table-cell>
          <table:table-cell table:formula="of:=MOD([.BQ118]+HEX2DEC([.X118]);256)" office:value-type="float" office:value="0" calcext:value-type="float">
            <text:p>0</text:p>
          </table:table-cell>
          <table:table-cell table:formula="of:=MOD([.BR118]+HEX2DEC([.Y118]);256)" office:value-type="float" office:value="0" calcext:value-type="float">
            <text:p>0</text:p>
          </table:table-cell>
          <table:table-cell table:formula="of:=MOD([.BS118]+HEX2DEC([.Z118]);256)" office:value-type="float" office:value="0" calcext:value-type="float">
            <text:p>0</text:p>
          </table:table-cell>
          <table:table-cell table:formula="of:=MOD([.BT118]+HEX2DEC([.AA118]);256)" office:value-type="float" office:value="0" calcext:value-type="float">
            <text:p>0</text:p>
          </table:table-cell>
          <table:table-cell table:formula="of:=MOD([.BU118]+HEX2DEC([.AB118]);256)" office:value-type="float" office:value="0" calcext:value-type="float">
            <text:p>0</text:p>
          </table:table-cell>
          <table:table-cell table:formula="of:=MOD([.BV118]+HEX2DEC([.AC118]);256)" office:value-type="float" office:value="0" calcext:value-type="float">
            <text:p>0</text:p>
          </table:table-cell>
          <table:table-cell table:formula="of:=MOD([.BW118]+HEX2DEC([.AD118]);256)" office:value-type="float" office:value="0" calcext:value-type="float">
            <text:p>0</text:p>
          </table:table-cell>
          <table:table-cell table:formula="of:=MOD([.BX118]+HEX2DEC([.AE118]);256)" office:value-type="float" office:value="0" calcext:value-type="float">
            <text:p>0</text:p>
          </table:table-cell>
          <table:table-cell table:formula="of:=MOD([.BY118]+HEX2DEC([.AF118]);256)" office:value-type="float" office:value="0" calcext:value-type="float">
            <text:p>0</text:p>
          </table:table-cell>
          <table:table-cell table:formula="of:=MOD([.BZ118]+HEX2DEC([.AG118]);256)" office:value-type="float" office:value="0" calcext:value-type="float">
            <text:p>0</text:p>
          </table:table-cell>
          <table:table-cell table:formula="of:=MOD([.CA118]+HEX2DEC([.AH118]);256)" office:value-type="float" office:value="0" calcext:value-type="float">
            <text:p>0</text:p>
          </table:table-cell>
          <table:table-cell table:formula="of:=MOD([.CB118]+HEX2DEC([.AI11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19];2*[.R$1]);2);8);4) &amp; RIGHT(HEX2BIN(RIGHT(LEFT([.$J119];2*[.R$1]);2);8);4);2)" office:value-type="string" office:string-value="00" calcext:value-type="string">
            <text:p>00</text:p>
          </table:table-cell>
          <table:table-cell table:style-name="ce6" table:formula="of:=BIN2HEX(LEFT(HEX2BIN(RIGHT(LEFT([.$J119];2*[.S$1]);2);8);4) &amp; RIGHT(HEX2BIN(RIGHT(LEFT([.$J119];2*[.S$1]);2);8);4);2)" office:value-type="string" office:string-value="00" calcext:value-type="string">
            <text:p>00</text:p>
          </table:table-cell>
          <table:table-cell table:style-name="ce6" table:formula="of:=BIN2HEX(LEFT(HEX2BIN(RIGHT(LEFT([.$J119];2*[.T$1]);2);8);4) &amp; RIGHT(HEX2BIN(RIGHT(LEFT([.$J119];2*[.T$1]);2);8);4);2)" office:value-type="string" office:string-value="00" calcext:value-type="string">
            <text:p>00</text:p>
          </table:table-cell>
          <table:table-cell table:style-name="ce6" table:formula="of:=BIN2HEX(LEFT(HEX2BIN(RIGHT(LEFT([.$J119];2*[.U$1]);2);8);4) &amp; RIGHT(HEX2BIN(RIGHT(LEFT([.$J119];2*[.U$1]);2);8);4);2)" office:value-type="string" office:string-value="00" calcext:value-type="string">
            <text:p>00</text:p>
          </table:table-cell>
          <table:table-cell table:style-name="ce6" table:formula="of:=BIN2HEX(LEFT(HEX2BIN(RIGHT(LEFT([.$J119];2*[.V$1]);2);8);4) &amp; RIGHT(HEX2BIN(RIGHT(LEFT([.$J119];2*[.V$1]);2);8);4);2)" office:value-type="string" office:string-value="00" calcext:value-type="string">
            <text:p>00</text:p>
          </table:table-cell>
          <table:table-cell table:style-name="ce14" table:formula="of:=BIN2HEX(LEFT(HEX2BIN(RIGHT(LEFT([.$J119];2*[.W$1]);2);8);4) &amp; RIGHT(HEX2BIN(RIGHT(LEFT([.$J119];2*[.W$1]);2);8);4);2)" office:value-type="string" office:string-value="00" calcext:value-type="string">
            <text:p>00</text:p>
          </table:table-cell>
          <table:table-cell table:style-name="ce17" table:formula="of:=BIN2HEX(LEFT(HEX2BIN(RIGHT(LEFT([.$J119];2*[.X$1]);2);8);4) &amp; RIGHT(HEX2BIN(RIGHT(LEFT([.$J119];2*[.X$1]);2);8);4);2)" office:value-type="string" office:string-value="00" calcext:value-type="string">
            <text:p>00</text:p>
          </table:table-cell>
          <table:table-cell table:style-name="ce6" table:formula="of:=BIN2HEX(LEFT(HEX2BIN(RIGHT(LEFT([.$J119];2*[.Y$1]);2);8);4) &amp; RIGHT(HEX2BIN(RIGHT(LEFT([.$J119];2*[.Y$1]);2);8);4);2)" office:value-type="string" office:string-value="00" calcext:value-type="string">
            <text:p>00</text:p>
          </table:table-cell>
          <table:table-cell table:style-name="ce6" table:formula="of:=BIN2HEX(LEFT(HEX2BIN(RIGHT(LEFT([.$J119];2*[.Z$1]);2);8);4) &amp; RIGHT(HEX2BIN(RIGHT(LEFT([.$J119];2*[.Z$1]);2);8);4);2)" office:value-type="string" office:string-value="00" calcext:value-type="string">
            <text:p>00</text:p>
          </table:table-cell>
          <table:table-cell table:style-name="ce6" table:formula="of:=BIN2HEX(LEFT(HEX2BIN(RIGHT(LEFT([.$J119];2*[.AA$1]);2);8);4) &amp; RIGHT(HEX2BIN(RIGHT(LEFT([.$J119];2*[.AA$1]);2);8);4);2)" office:value-type="string" office:string-value="00" calcext:value-type="string">
            <text:p>00</text:p>
          </table:table-cell>
          <table:table-cell table:style-name="ce6" table:formula="of:=BIN2HEX(LEFT(HEX2BIN(RIGHT(LEFT([.$J119];2*[.AB$1]);2);8);4) &amp; RIGHT(HEX2BIN(RIGHT(LEFT([.$J119];2*[.AB$1]);2);8);4);2)" office:value-type="string" office:string-value="00" calcext:value-type="string">
            <text:p>00</text:p>
          </table:table-cell>
          <table:table-cell table:style-name="ce6" table:formula="of:=BIN2HEX(LEFT(HEX2BIN(RIGHT(LEFT([.$J119];2*[.AC$1]);2);8);4) &amp; RIGHT(HEX2BIN(RIGHT(LEFT([.$J119];2*[.AC$1]);2);8);4);2)" office:value-type="string" office:string-value="00" calcext:value-type="string">
            <text:p>00</text:p>
          </table:table-cell>
          <table:table-cell table:style-name="ce6" table:formula="of:=BIN2HEX(LEFT(HEX2BIN(RIGHT(LEFT([.$J119];2*[.AD$1]);2);8);4) &amp; RIGHT(HEX2BIN(RIGHT(LEFT([.$J119];2*[.AD$1]);2);8);4);2)" office:value-type="string" office:string-value="00" calcext:value-type="string">
            <text:p>00</text:p>
          </table:table-cell>
          <table:table-cell table:style-name="ce6" table:formula="of:=BIN2HEX(LEFT(HEX2BIN(RIGHT(LEFT([.$J119];2*[.AE$1]);2);8);4) &amp; RIGHT(HEX2BIN(RIGHT(LEFT([.$J119];2*[.AE$1]);2);8);4);2)" office:value-type="string" office:string-value="00" calcext:value-type="string">
            <text:p>00</text:p>
          </table:table-cell>
          <table:table-cell table:style-name="ce6" table:formula="of:=BIN2HEX(LEFT(HEX2BIN(RIGHT(LEFT([.$J119];2*[.AF$1]);2);8);4) &amp; RIGHT(HEX2BIN(RIGHT(LEFT([.$J119];2*[.AF$1]);2);8);4);2)" office:value-type="string" office:string-value="00" calcext:value-type="string">
            <text:p>00</text:p>
          </table:table-cell>
          <table:table-cell table:style-name="ce6" table:formula="of:=BIN2HEX(LEFT(HEX2BIN(RIGHT(LEFT([.$J119];2*[.AG$1]);2);8);4) &amp; RIGHT(HEX2BIN(RIGHT(LEFT([.$J119];2*[.AG$1]);2);8);4);2)" office:value-type="string" office:string-value="00" calcext:value-type="string">
            <text:p>00</text:p>
          </table:table-cell>
          <table:table-cell table:style-name="ce6" table:formula="of:=BIN2HEX(LEFT(HEX2BIN(RIGHT(LEFT([.$J119];2*[.AH$1]);2);8);4) &amp; RIGHT(HEX2BIN(RIGHT(LEFT([.$J119];2*[.AH$1]);2);8);4);2)" office:value-type="string" office:string-value="00" calcext:value-type="string">
            <text:p>00</text:p>
          </table:table-cell>
          <table:table-cell table:style-name="ce6" table:formula="of:=BIN2HEX(LEFT(HEX2BIN(RIGHT(LEFT([.$J119];2*[.AI$1]);2);8);4) &amp; RIGHT(HEX2BIN(RIGHT(LEFT([.$J119];2*[.AI$1]);2);8);4);2)" office:value-type="string" office:string-value="00" calcext:value-type="string">
            <text:p>00</text:p>
          </table:table-cell>
          <table:table-cell table:style-name="ce21" table:formula="of:=BIN2HEX(LEFT(HEX2BIN(RIGHT(LEFT([.$J119];2*[.AJ$1]);2);8);4) &amp; RIGHT(HEX2BIN(RIGHT(LEFT([.$J119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19])+HEX2DEC([.S119]);256)" office:value-type="float" office:value="0" calcext:value-type="float">
            <text:p>0</text:p>
          </table:table-cell>
          <table:table-cell table:formula="of:=MOD([.BM119]+HEX2DEC([.T119]);256)" office:value-type="float" office:value="0" calcext:value-type="float">
            <text:p>0</text:p>
          </table:table-cell>
          <table:table-cell table:formula="of:=MOD([.BN119]+HEX2DEC([.U119]);256)" office:value-type="float" office:value="0" calcext:value-type="float">
            <text:p>0</text:p>
          </table:table-cell>
          <table:table-cell table:formula="of:=MOD([.BO119]+HEX2DEC([.V119]);256)" office:value-type="float" office:value="0" calcext:value-type="float">
            <text:p>0</text:p>
          </table:table-cell>
          <table:table-cell table:formula="of:=MOD([.BP119]+HEX2DEC([.W119]);256)" office:value-type="float" office:value="0" calcext:value-type="float">
            <text:p>0</text:p>
          </table:table-cell>
          <table:table-cell table:formula="of:=MOD([.BQ119]+HEX2DEC([.X119]);256)" office:value-type="float" office:value="0" calcext:value-type="float">
            <text:p>0</text:p>
          </table:table-cell>
          <table:table-cell table:formula="of:=MOD([.BR119]+HEX2DEC([.Y119]);256)" office:value-type="float" office:value="0" calcext:value-type="float">
            <text:p>0</text:p>
          </table:table-cell>
          <table:table-cell table:formula="of:=MOD([.BS119]+HEX2DEC([.Z119]);256)" office:value-type="float" office:value="0" calcext:value-type="float">
            <text:p>0</text:p>
          </table:table-cell>
          <table:table-cell table:formula="of:=MOD([.BT119]+HEX2DEC([.AA119]);256)" office:value-type="float" office:value="0" calcext:value-type="float">
            <text:p>0</text:p>
          </table:table-cell>
          <table:table-cell table:formula="of:=MOD([.BU119]+HEX2DEC([.AB119]);256)" office:value-type="float" office:value="0" calcext:value-type="float">
            <text:p>0</text:p>
          </table:table-cell>
          <table:table-cell table:formula="of:=MOD([.BV119]+HEX2DEC([.AC119]);256)" office:value-type="float" office:value="0" calcext:value-type="float">
            <text:p>0</text:p>
          </table:table-cell>
          <table:table-cell table:formula="of:=MOD([.BW119]+HEX2DEC([.AD119]);256)" office:value-type="float" office:value="0" calcext:value-type="float">
            <text:p>0</text:p>
          </table:table-cell>
          <table:table-cell table:formula="of:=MOD([.BX119]+HEX2DEC([.AE119]);256)" office:value-type="float" office:value="0" calcext:value-type="float">
            <text:p>0</text:p>
          </table:table-cell>
          <table:table-cell table:formula="of:=MOD([.BY119]+HEX2DEC([.AF119]);256)" office:value-type="float" office:value="0" calcext:value-type="float">
            <text:p>0</text:p>
          </table:table-cell>
          <table:table-cell table:formula="of:=MOD([.BZ119]+HEX2DEC([.AG119]);256)" office:value-type="float" office:value="0" calcext:value-type="float">
            <text:p>0</text:p>
          </table:table-cell>
          <table:table-cell table:formula="of:=MOD([.CA119]+HEX2DEC([.AH119]);256)" office:value-type="float" office:value="0" calcext:value-type="float">
            <text:p>0</text:p>
          </table:table-cell>
          <table:table-cell table:formula="of:=MOD([.CB119]+HEX2DEC([.AI11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20];2*[.R$1]);2);8);4) &amp; RIGHT(HEX2BIN(RIGHT(LEFT([.$J120];2*[.R$1]);2);8);4);2)" office:value-type="string" office:string-value="00" calcext:value-type="string">
            <text:p>00</text:p>
          </table:table-cell>
          <table:table-cell table:style-name="ce6" table:formula="of:=BIN2HEX(LEFT(HEX2BIN(RIGHT(LEFT([.$J120];2*[.S$1]);2);8);4) &amp; RIGHT(HEX2BIN(RIGHT(LEFT([.$J120];2*[.S$1]);2);8);4);2)" office:value-type="string" office:string-value="00" calcext:value-type="string">
            <text:p>00</text:p>
          </table:table-cell>
          <table:table-cell table:style-name="ce6" table:formula="of:=BIN2HEX(LEFT(HEX2BIN(RIGHT(LEFT([.$J120];2*[.T$1]);2);8);4) &amp; RIGHT(HEX2BIN(RIGHT(LEFT([.$J120];2*[.T$1]);2);8);4);2)" office:value-type="string" office:string-value="00" calcext:value-type="string">
            <text:p>00</text:p>
          </table:table-cell>
          <table:table-cell table:style-name="ce6" table:formula="of:=BIN2HEX(LEFT(HEX2BIN(RIGHT(LEFT([.$J120];2*[.U$1]);2);8);4) &amp; RIGHT(HEX2BIN(RIGHT(LEFT([.$J120];2*[.U$1]);2);8);4);2)" office:value-type="string" office:string-value="00" calcext:value-type="string">
            <text:p>00</text:p>
          </table:table-cell>
          <table:table-cell table:style-name="ce6" table:formula="of:=BIN2HEX(LEFT(HEX2BIN(RIGHT(LEFT([.$J120];2*[.V$1]);2);8);4) &amp; RIGHT(HEX2BIN(RIGHT(LEFT([.$J120];2*[.V$1]);2);8);4);2)" office:value-type="string" office:string-value="00" calcext:value-type="string">
            <text:p>00</text:p>
          </table:table-cell>
          <table:table-cell table:style-name="ce14" table:formula="of:=BIN2HEX(LEFT(HEX2BIN(RIGHT(LEFT([.$J120];2*[.W$1]);2);8);4) &amp; RIGHT(HEX2BIN(RIGHT(LEFT([.$J120];2*[.W$1]);2);8);4);2)" office:value-type="string" office:string-value="00" calcext:value-type="string">
            <text:p>00</text:p>
          </table:table-cell>
          <table:table-cell table:style-name="ce17" table:formula="of:=BIN2HEX(LEFT(HEX2BIN(RIGHT(LEFT([.$J120];2*[.X$1]);2);8);4) &amp; RIGHT(HEX2BIN(RIGHT(LEFT([.$J120];2*[.X$1]);2);8);4);2)" office:value-type="string" office:string-value="00" calcext:value-type="string">
            <text:p>00</text:p>
          </table:table-cell>
          <table:table-cell table:style-name="ce6" table:formula="of:=BIN2HEX(LEFT(HEX2BIN(RIGHT(LEFT([.$J120];2*[.Y$1]);2);8);4) &amp; RIGHT(HEX2BIN(RIGHT(LEFT([.$J120];2*[.Y$1]);2);8);4);2)" office:value-type="string" office:string-value="00" calcext:value-type="string">
            <text:p>00</text:p>
          </table:table-cell>
          <table:table-cell table:style-name="ce6" table:formula="of:=BIN2HEX(LEFT(HEX2BIN(RIGHT(LEFT([.$J120];2*[.Z$1]);2);8);4) &amp; RIGHT(HEX2BIN(RIGHT(LEFT([.$J120];2*[.Z$1]);2);8);4);2)" office:value-type="string" office:string-value="00" calcext:value-type="string">
            <text:p>00</text:p>
          </table:table-cell>
          <table:table-cell table:style-name="ce6" table:formula="of:=BIN2HEX(LEFT(HEX2BIN(RIGHT(LEFT([.$J120];2*[.AA$1]);2);8);4) &amp; RIGHT(HEX2BIN(RIGHT(LEFT([.$J120];2*[.AA$1]);2);8);4);2)" office:value-type="string" office:string-value="00" calcext:value-type="string">
            <text:p>00</text:p>
          </table:table-cell>
          <table:table-cell table:style-name="ce6" table:formula="of:=BIN2HEX(LEFT(HEX2BIN(RIGHT(LEFT([.$J120];2*[.AB$1]);2);8);4) &amp; RIGHT(HEX2BIN(RIGHT(LEFT([.$J120];2*[.AB$1]);2);8);4);2)" office:value-type="string" office:string-value="00" calcext:value-type="string">
            <text:p>00</text:p>
          </table:table-cell>
          <table:table-cell table:style-name="ce6" table:formula="of:=BIN2HEX(LEFT(HEX2BIN(RIGHT(LEFT([.$J120];2*[.AC$1]);2);8);4) &amp; RIGHT(HEX2BIN(RIGHT(LEFT([.$J120];2*[.AC$1]);2);8);4);2)" office:value-type="string" office:string-value="00" calcext:value-type="string">
            <text:p>00</text:p>
          </table:table-cell>
          <table:table-cell table:style-name="ce6" table:formula="of:=BIN2HEX(LEFT(HEX2BIN(RIGHT(LEFT([.$J120];2*[.AD$1]);2);8);4) &amp; RIGHT(HEX2BIN(RIGHT(LEFT([.$J120];2*[.AD$1]);2);8);4);2)" office:value-type="string" office:string-value="00" calcext:value-type="string">
            <text:p>00</text:p>
          </table:table-cell>
          <table:table-cell table:style-name="ce6" table:formula="of:=BIN2HEX(LEFT(HEX2BIN(RIGHT(LEFT([.$J120];2*[.AE$1]);2);8);4) &amp; RIGHT(HEX2BIN(RIGHT(LEFT([.$J120];2*[.AE$1]);2);8);4);2)" office:value-type="string" office:string-value="00" calcext:value-type="string">
            <text:p>00</text:p>
          </table:table-cell>
          <table:table-cell table:style-name="ce6" table:formula="of:=BIN2HEX(LEFT(HEX2BIN(RIGHT(LEFT([.$J120];2*[.AF$1]);2);8);4) &amp; RIGHT(HEX2BIN(RIGHT(LEFT([.$J120];2*[.AF$1]);2);8);4);2)" office:value-type="string" office:string-value="00" calcext:value-type="string">
            <text:p>00</text:p>
          </table:table-cell>
          <table:table-cell table:style-name="ce6" table:formula="of:=BIN2HEX(LEFT(HEX2BIN(RIGHT(LEFT([.$J120];2*[.AG$1]);2);8);4) &amp; RIGHT(HEX2BIN(RIGHT(LEFT([.$J120];2*[.AG$1]);2);8);4);2)" office:value-type="string" office:string-value="00" calcext:value-type="string">
            <text:p>00</text:p>
          </table:table-cell>
          <table:table-cell table:style-name="ce6" table:formula="of:=BIN2HEX(LEFT(HEX2BIN(RIGHT(LEFT([.$J120];2*[.AH$1]);2);8);4) &amp; RIGHT(HEX2BIN(RIGHT(LEFT([.$J120];2*[.AH$1]);2);8);4);2)" office:value-type="string" office:string-value="00" calcext:value-type="string">
            <text:p>00</text:p>
          </table:table-cell>
          <table:table-cell table:style-name="ce6" table:formula="of:=BIN2HEX(LEFT(HEX2BIN(RIGHT(LEFT([.$J120];2*[.AI$1]);2);8);4) &amp; RIGHT(HEX2BIN(RIGHT(LEFT([.$J120];2*[.AI$1]);2);8);4);2)" office:value-type="string" office:string-value="00" calcext:value-type="string">
            <text:p>00</text:p>
          </table:table-cell>
          <table:table-cell table:style-name="ce21" table:formula="of:=BIN2HEX(LEFT(HEX2BIN(RIGHT(LEFT([.$J120];2*[.AJ$1]);2);8);4) &amp; RIGHT(HEX2BIN(RIGHT(LEFT([.$J120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20])+HEX2DEC([.S120]);256)" office:value-type="float" office:value="0" calcext:value-type="float">
            <text:p>0</text:p>
          </table:table-cell>
          <table:table-cell table:formula="of:=MOD([.BM120]+HEX2DEC([.T120]);256)" office:value-type="float" office:value="0" calcext:value-type="float">
            <text:p>0</text:p>
          </table:table-cell>
          <table:table-cell table:formula="of:=MOD([.BN120]+HEX2DEC([.U120]);256)" office:value-type="float" office:value="0" calcext:value-type="float">
            <text:p>0</text:p>
          </table:table-cell>
          <table:table-cell table:formula="of:=MOD([.BO120]+HEX2DEC([.V120]);256)" office:value-type="float" office:value="0" calcext:value-type="float">
            <text:p>0</text:p>
          </table:table-cell>
          <table:table-cell table:formula="of:=MOD([.BP120]+HEX2DEC([.W120]);256)" office:value-type="float" office:value="0" calcext:value-type="float">
            <text:p>0</text:p>
          </table:table-cell>
          <table:table-cell table:formula="of:=MOD([.BQ120]+HEX2DEC([.X120]);256)" office:value-type="float" office:value="0" calcext:value-type="float">
            <text:p>0</text:p>
          </table:table-cell>
          <table:table-cell table:formula="of:=MOD([.BR120]+HEX2DEC([.Y120]);256)" office:value-type="float" office:value="0" calcext:value-type="float">
            <text:p>0</text:p>
          </table:table-cell>
          <table:table-cell table:formula="of:=MOD([.BS120]+HEX2DEC([.Z120]);256)" office:value-type="float" office:value="0" calcext:value-type="float">
            <text:p>0</text:p>
          </table:table-cell>
          <table:table-cell table:formula="of:=MOD([.BT120]+HEX2DEC([.AA120]);256)" office:value-type="float" office:value="0" calcext:value-type="float">
            <text:p>0</text:p>
          </table:table-cell>
          <table:table-cell table:formula="of:=MOD([.BU120]+HEX2DEC([.AB120]);256)" office:value-type="float" office:value="0" calcext:value-type="float">
            <text:p>0</text:p>
          </table:table-cell>
          <table:table-cell table:formula="of:=MOD([.BV120]+HEX2DEC([.AC120]);256)" office:value-type="float" office:value="0" calcext:value-type="float">
            <text:p>0</text:p>
          </table:table-cell>
          <table:table-cell table:formula="of:=MOD([.BW120]+HEX2DEC([.AD120]);256)" office:value-type="float" office:value="0" calcext:value-type="float">
            <text:p>0</text:p>
          </table:table-cell>
          <table:table-cell table:formula="of:=MOD([.BX120]+HEX2DEC([.AE120]);256)" office:value-type="float" office:value="0" calcext:value-type="float">
            <text:p>0</text:p>
          </table:table-cell>
          <table:table-cell table:formula="of:=MOD([.BY120]+HEX2DEC([.AF120]);256)" office:value-type="float" office:value="0" calcext:value-type="float">
            <text:p>0</text:p>
          </table:table-cell>
          <table:table-cell table:formula="of:=MOD([.BZ120]+HEX2DEC([.AG120]);256)" office:value-type="float" office:value="0" calcext:value-type="float">
            <text:p>0</text:p>
          </table:table-cell>
          <table:table-cell table:formula="of:=MOD([.CA120]+HEX2DEC([.AH120]);256)" office:value-type="float" office:value="0" calcext:value-type="float">
            <text:p>0</text:p>
          </table:table-cell>
          <table:table-cell table:formula="of:=MOD([.CB120]+HEX2DEC([.AI12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21];2*[.R$1]);2);8);4) &amp; RIGHT(HEX2BIN(RIGHT(LEFT([.$J121];2*[.R$1]);2);8);4);2)" office:value-type="string" office:string-value="00" calcext:value-type="string">
            <text:p>00</text:p>
          </table:table-cell>
          <table:table-cell table:style-name="ce6" table:formula="of:=BIN2HEX(LEFT(HEX2BIN(RIGHT(LEFT([.$J121];2*[.S$1]);2);8);4) &amp; RIGHT(HEX2BIN(RIGHT(LEFT([.$J121];2*[.S$1]);2);8);4);2)" office:value-type="string" office:string-value="00" calcext:value-type="string">
            <text:p>00</text:p>
          </table:table-cell>
          <table:table-cell table:style-name="ce6" table:formula="of:=BIN2HEX(LEFT(HEX2BIN(RIGHT(LEFT([.$J121];2*[.T$1]);2);8);4) &amp; RIGHT(HEX2BIN(RIGHT(LEFT([.$J121];2*[.T$1]);2);8);4);2)" office:value-type="string" office:string-value="00" calcext:value-type="string">
            <text:p>00</text:p>
          </table:table-cell>
          <table:table-cell table:style-name="ce6" table:formula="of:=BIN2HEX(LEFT(HEX2BIN(RIGHT(LEFT([.$J121];2*[.U$1]);2);8);4) &amp; RIGHT(HEX2BIN(RIGHT(LEFT([.$J121];2*[.U$1]);2);8);4);2)" office:value-type="string" office:string-value="00" calcext:value-type="string">
            <text:p>00</text:p>
          </table:table-cell>
          <table:table-cell table:style-name="ce6" table:formula="of:=BIN2HEX(LEFT(HEX2BIN(RIGHT(LEFT([.$J121];2*[.V$1]);2);8);4) &amp; RIGHT(HEX2BIN(RIGHT(LEFT([.$J121];2*[.V$1]);2);8);4);2)" office:value-type="string" office:string-value="00" calcext:value-type="string">
            <text:p>00</text:p>
          </table:table-cell>
          <table:table-cell table:style-name="ce14" table:formula="of:=BIN2HEX(LEFT(HEX2BIN(RIGHT(LEFT([.$J121];2*[.W$1]);2);8);4) &amp; RIGHT(HEX2BIN(RIGHT(LEFT([.$J121];2*[.W$1]);2);8);4);2)" office:value-type="string" office:string-value="00" calcext:value-type="string">
            <text:p>00</text:p>
          </table:table-cell>
          <table:table-cell table:style-name="ce17" table:formula="of:=BIN2HEX(LEFT(HEX2BIN(RIGHT(LEFT([.$J121];2*[.X$1]);2);8);4) &amp; RIGHT(HEX2BIN(RIGHT(LEFT([.$J121];2*[.X$1]);2);8);4);2)" office:value-type="string" office:string-value="00" calcext:value-type="string">
            <text:p>00</text:p>
          </table:table-cell>
          <table:table-cell table:style-name="ce6" table:formula="of:=BIN2HEX(LEFT(HEX2BIN(RIGHT(LEFT([.$J121];2*[.Y$1]);2);8);4) &amp; RIGHT(HEX2BIN(RIGHT(LEFT([.$J121];2*[.Y$1]);2);8);4);2)" office:value-type="string" office:string-value="00" calcext:value-type="string">
            <text:p>00</text:p>
          </table:table-cell>
          <table:table-cell table:style-name="ce6" table:formula="of:=BIN2HEX(LEFT(HEX2BIN(RIGHT(LEFT([.$J121];2*[.Z$1]);2);8);4) &amp; RIGHT(HEX2BIN(RIGHT(LEFT([.$J121];2*[.Z$1]);2);8);4);2)" office:value-type="string" office:string-value="00" calcext:value-type="string">
            <text:p>00</text:p>
          </table:table-cell>
          <table:table-cell table:style-name="ce6" table:formula="of:=BIN2HEX(LEFT(HEX2BIN(RIGHT(LEFT([.$J121];2*[.AA$1]);2);8);4) &amp; RIGHT(HEX2BIN(RIGHT(LEFT([.$J121];2*[.AA$1]);2);8);4);2)" office:value-type="string" office:string-value="00" calcext:value-type="string">
            <text:p>00</text:p>
          </table:table-cell>
          <table:table-cell table:style-name="ce6" table:formula="of:=BIN2HEX(LEFT(HEX2BIN(RIGHT(LEFT([.$J121];2*[.AB$1]);2);8);4) &amp; RIGHT(HEX2BIN(RIGHT(LEFT([.$J121];2*[.AB$1]);2);8);4);2)" office:value-type="string" office:string-value="00" calcext:value-type="string">
            <text:p>00</text:p>
          </table:table-cell>
          <table:table-cell table:style-name="ce6" table:formula="of:=BIN2HEX(LEFT(HEX2BIN(RIGHT(LEFT([.$J121];2*[.AC$1]);2);8);4) &amp; RIGHT(HEX2BIN(RIGHT(LEFT([.$J121];2*[.AC$1]);2);8);4);2)" office:value-type="string" office:string-value="00" calcext:value-type="string">
            <text:p>00</text:p>
          </table:table-cell>
          <table:table-cell table:style-name="ce6" table:formula="of:=BIN2HEX(LEFT(HEX2BIN(RIGHT(LEFT([.$J121];2*[.AD$1]);2);8);4) &amp; RIGHT(HEX2BIN(RIGHT(LEFT([.$J121];2*[.AD$1]);2);8);4);2)" office:value-type="string" office:string-value="00" calcext:value-type="string">
            <text:p>00</text:p>
          </table:table-cell>
          <table:table-cell table:style-name="ce6" table:formula="of:=BIN2HEX(LEFT(HEX2BIN(RIGHT(LEFT([.$J121];2*[.AE$1]);2);8);4) &amp; RIGHT(HEX2BIN(RIGHT(LEFT([.$J121];2*[.AE$1]);2);8);4);2)" office:value-type="string" office:string-value="00" calcext:value-type="string">
            <text:p>00</text:p>
          </table:table-cell>
          <table:table-cell table:style-name="ce6" table:formula="of:=BIN2HEX(LEFT(HEX2BIN(RIGHT(LEFT([.$J121];2*[.AF$1]);2);8);4) &amp; RIGHT(HEX2BIN(RIGHT(LEFT([.$J121];2*[.AF$1]);2);8);4);2)" office:value-type="string" office:string-value="00" calcext:value-type="string">
            <text:p>00</text:p>
          </table:table-cell>
          <table:table-cell table:style-name="ce6" table:formula="of:=BIN2HEX(LEFT(HEX2BIN(RIGHT(LEFT([.$J121];2*[.AG$1]);2);8);4) &amp; RIGHT(HEX2BIN(RIGHT(LEFT([.$J121];2*[.AG$1]);2);8);4);2)" office:value-type="string" office:string-value="00" calcext:value-type="string">
            <text:p>00</text:p>
          </table:table-cell>
          <table:table-cell table:style-name="ce6" table:formula="of:=BIN2HEX(LEFT(HEX2BIN(RIGHT(LEFT([.$J121];2*[.AH$1]);2);8);4) &amp; RIGHT(HEX2BIN(RIGHT(LEFT([.$J121];2*[.AH$1]);2);8);4);2)" office:value-type="string" office:string-value="00" calcext:value-type="string">
            <text:p>00</text:p>
          </table:table-cell>
          <table:table-cell table:style-name="ce6" table:formula="of:=BIN2HEX(LEFT(HEX2BIN(RIGHT(LEFT([.$J121];2*[.AI$1]);2);8);4) &amp; RIGHT(HEX2BIN(RIGHT(LEFT([.$J121];2*[.AI$1]);2);8);4);2)" office:value-type="string" office:string-value="00" calcext:value-type="string">
            <text:p>00</text:p>
          </table:table-cell>
          <table:table-cell table:style-name="ce21" table:formula="of:=BIN2HEX(LEFT(HEX2BIN(RIGHT(LEFT([.$J121];2*[.AJ$1]);2);8);4) &amp; RIGHT(HEX2BIN(RIGHT(LEFT([.$J121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21])+HEX2DEC([.S121]);256)" office:value-type="float" office:value="0" calcext:value-type="float">
            <text:p>0</text:p>
          </table:table-cell>
          <table:table-cell table:formula="of:=MOD([.BM121]+HEX2DEC([.T121]);256)" office:value-type="float" office:value="0" calcext:value-type="float">
            <text:p>0</text:p>
          </table:table-cell>
          <table:table-cell table:formula="of:=MOD([.BN121]+HEX2DEC([.U121]);256)" office:value-type="float" office:value="0" calcext:value-type="float">
            <text:p>0</text:p>
          </table:table-cell>
          <table:table-cell table:formula="of:=MOD([.BO121]+HEX2DEC([.V121]);256)" office:value-type="float" office:value="0" calcext:value-type="float">
            <text:p>0</text:p>
          </table:table-cell>
          <table:table-cell table:formula="of:=MOD([.BP121]+HEX2DEC([.W121]);256)" office:value-type="float" office:value="0" calcext:value-type="float">
            <text:p>0</text:p>
          </table:table-cell>
          <table:table-cell table:formula="of:=MOD([.BQ121]+HEX2DEC([.X121]);256)" office:value-type="float" office:value="0" calcext:value-type="float">
            <text:p>0</text:p>
          </table:table-cell>
          <table:table-cell table:formula="of:=MOD([.BR121]+HEX2DEC([.Y121]);256)" office:value-type="float" office:value="0" calcext:value-type="float">
            <text:p>0</text:p>
          </table:table-cell>
          <table:table-cell table:formula="of:=MOD([.BS121]+HEX2DEC([.Z121]);256)" office:value-type="float" office:value="0" calcext:value-type="float">
            <text:p>0</text:p>
          </table:table-cell>
          <table:table-cell table:formula="of:=MOD([.BT121]+HEX2DEC([.AA121]);256)" office:value-type="float" office:value="0" calcext:value-type="float">
            <text:p>0</text:p>
          </table:table-cell>
          <table:table-cell table:formula="of:=MOD([.BU121]+HEX2DEC([.AB121]);256)" office:value-type="float" office:value="0" calcext:value-type="float">
            <text:p>0</text:p>
          </table:table-cell>
          <table:table-cell table:formula="of:=MOD([.BV121]+HEX2DEC([.AC121]);256)" office:value-type="float" office:value="0" calcext:value-type="float">
            <text:p>0</text:p>
          </table:table-cell>
          <table:table-cell table:formula="of:=MOD([.BW121]+HEX2DEC([.AD121]);256)" office:value-type="float" office:value="0" calcext:value-type="float">
            <text:p>0</text:p>
          </table:table-cell>
          <table:table-cell table:formula="of:=MOD([.BX121]+HEX2DEC([.AE121]);256)" office:value-type="float" office:value="0" calcext:value-type="float">
            <text:p>0</text:p>
          </table:table-cell>
          <table:table-cell table:formula="of:=MOD([.BY121]+HEX2DEC([.AF121]);256)" office:value-type="float" office:value="0" calcext:value-type="float">
            <text:p>0</text:p>
          </table:table-cell>
          <table:table-cell table:formula="of:=MOD([.BZ121]+HEX2DEC([.AG121]);256)" office:value-type="float" office:value="0" calcext:value-type="float">
            <text:p>0</text:p>
          </table:table-cell>
          <table:table-cell table:formula="of:=MOD([.CA121]+HEX2DEC([.AH121]);256)" office:value-type="float" office:value="0" calcext:value-type="float">
            <text:p>0</text:p>
          </table:table-cell>
          <table:table-cell table:formula="of:=MOD([.CB121]+HEX2DEC([.AI12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22];2*[.R$1]);2);8);4) &amp; RIGHT(HEX2BIN(RIGHT(LEFT([.$J122];2*[.R$1]);2);8);4);2)" office:value-type="string" office:string-value="00" calcext:value-type="string">
            <text:p>00</text:p>
          </table:table-cell>
          <table:table-cell table:style-name="ce6" table:formula="of:=BIN2HEX(LEFT(HEX2BIN(RIGHT(LEFT([.$J122];2*[.S$1]);2);8);4) &amp; RIGHT(HEX2BIN(RIGHT(LEFT([.$J122];2*[.S$1]);2);8);4);2)" office:value-type="string" office:string-value="00" calcext:value-type="string">
            <text:p>00</text:p>
          </table:table-cell>
          <table:table-cell table:style-name="ce6" table:formula="of:=BIN2HEX(LEFT(HEX2BIN(RIGHT(LEFT([.$J122];2*[.T$1]);2);8);4) &amp; RIGHT(HEX2BIN(RIGHT(LEFT([.$J122];2*[.T$1]);2);8);4);2)" office:value-type="string" office:string-value="00" calcext:value-type="string">
            <text:p>00</text:p>
          </table:table-cell>
          <table:table-cell table:style-name="ce6" table:formula="of:=BIN2HEX(LEFT(HEX2BIN(RIGHT(LEFT([.$J122];2*[.U$1]);2);8);4) &amp; RIGHT(HEX2BIN(RIGHT(LEFT([.$J122];2*[.U$1]);2);8);4);2)" office:value-type="string" office:string-value="00" calcext:value-type="string">
            <text:p>00</text:p>
          </table:table-cell>
          <table:table-cell table:style-name="ce6" table:formula="of:=BIN2HEX(LEFT(HEX2BIN(RIGHT(LEFT([.$J122];2*[.V$1]);2);8);4) &amp; RIGHT(HEX2BIN(RIGHT(LEFT([.$J122];2*[.V$1]);2);8);4);2)" office:value-type="string" office:string-value="00" calcext:value-type="string">
            <text:p>00</text:p>
          </table:table-cell>
          <table:table-cell table:style-name="ce14" table:formula="of:=BIN2HEX(LEFT(HEX2BIN(RIGHT(LEFT([.$J122];2*[.W$1]);2);8);4) &amp; RIGHT(HEX2BIN(RIGHT(LEFT([.$J122];2*[.W$1]);2);8);4);2)" office:value-type="string" office:string-value="00" calcext:value-type="string">
            <text:p>00</text:p>
          </table:table-cell>
          <table:table-cell table:style-name="ce17" table:formula="of:=BIN2HEX(LEFT(HEX2BIN(RIGHT(LEFT([.$J122];2*[.X$1]);2);8);4) &amp; RIGHT(HEX2BIN(RIGHT(LEFT([.$J122];2*[.X$1]);2);8);4);2)" office:value-type="string" office:string-value="00" calcext:value-type="string">
            <text:p>00</text:p>
          </table:table-cell>
          <table:table-cell table:style-name="ce6" table:formula="of:=BIN2HEX(LEFT(HEX2BIN(RIGHT(LEFT([.$J122];2*[.Y$1]);2);8);4) &amp; RIGHT(HEX2BIN(RIGHT(LEFT([.$J122];2*[.Y$1]);2);8);4);2)" office:value-type="string" office:string-value="00" calcext:value-type="string">
            <text:p>00</text:p>
          </table:table-cell>
          <table:table-cell table:style-name="ce6" table:formula="of:=BIN2HEX(LEFT(HEX2BIN(RIGHT(LEFT([.$J122];2*[.Z$1]);2);8);4) &amp; RIGHT(HEX2BIN(RIGHT(LEFT([.$J122];2*[.Z$1]);2);8);4);2)" office:value-type="string" office:string-value="00" calcext:value-type="string">
            <text:p>00</text:p>
          </table:table-cell>
          <table:table-cell table:style-name="ce6" table:formula="of:=BIN2HEX(LEFT(HEX2BIN(RIGHT(LEFT([.$J122];2*[.AA$1]);2);8);4) &amp; RIGHT(HEX2BIN(RIGHT(LEFT([.$J122];2*[.AA$1]);2);8);4);2)" office:value-type="string" office:string-value="00" calcext:value-type="string">
            <text:p>00</text:p>
          </table:table-cell>
          <table:table-cell table:style-name="ce6" table:formula="of:=BIN2HEX(LEFT(HEX2BIN(RIGHT(LEFT([.$J122];2*[.AB$1]);2);8);4) &amp; RIGHT(HEX2BIN(RIGHT(LEFT([.$J122];2*[.AB$1]);2);8);4);2)" office:value-type="string" office:string-value="00" calcext:value-type="string">
            <text:p>00</text:p>
          </table:table-cell>
          <table:table-cell table:style-name="ce6" table:formula="of:=BIN2HEX(LEFT(HEX2BIN(RIGHT(LEFT([.$J122];2*[.AC$1]);2);8);4) &amp; RIGHT(HEX2BIN(RIGHT(LEFT([.$J122];2*[.AC$1]);2);8);4);2)" office:value-type="string" office:string-value="00" calcext:value-type="string">
            <text:p>00</text:p>
          </table:table-cell>
          <table:table-cell table:style-name="ce6" table:formula="of:=BIN2HEX(LEFT(HEX2BIN(RIGHT(LEFT([.$J122];2*[.AD$1]);2);8);4) &amp; RIGHT(HEX2BIN(RIGHT(LEFT([.$J122];2*[.AD$1]);2);8);4);2)" office:value-type="string" office:string-value="00" calcext:value-type="string">
            <text:p>00</text:p>
          </table:table-cell>
          <table:table-cell table:style-name="ce6" table:formula="of:=BIN2HEX(LEFT(HEX2BIN(RIGHT(LEFT([.$J122];2*[.AE$1]);2);8);4) &amp; RIGHT(HEX2BIN(RIGHT(LEFT([.$J122];2*[.AE$1]);2);8);4);2)" office:value-type="string" office:string-value="00" calcext:value-type="string">
            <text:p>00</text:p>
          </table:table-cell>
          <table:table-cell table:style-name="ce6" table:formula="of:=BIN2HEX(LEFT(HEX2BIN(RIGHT(LEFT([.$J122];2*[.AF$1]);2);8);4) &amp; RIGHT(HEX2BIN(RIGHT(LEFT([.$J122];2*[.AF$1]);2);8);4);2)" office:value-type="string" office:string-value="00" calcext:value-type="string">
            <text:p>00</text:p>
          </table:table-cell>
          <table:table-cell table:style-name="ce6" table:formula="of:=BIN2HEX(LEFT(HEX2BIN(RIGHT(LEFT([.$J122];2*[.AG$1]);2);8);4) &amp; RIGHT(HEX2BIN(RIGHT(LEFT([.$J122];2*[.AG$1]);2);8);4);2)" office:value-type="string" office:string-value="00" calcext:value-type="string">
            <text:p>00</text:p>
          </table:table-cell>
          <table:table-cell table:style-name="ce6" table:formula="of:=BIN2HEX(LEFT(HEX2BIN(RIGHT(LEFT([.$J122];2*[.AH$1]);2);8);4) &amp; RIGHT(HEX2BIN(RIGHT(LEFT([.$J122];2*[.AH$1]);2);8);4);2)" office:value-type="string" office:string-value="00" calcext:value-type="string">
            <text:p>00</text:p>
          </table:table-cell>
          <table:table-cell table:style-name="ce6" table:formula="of:=BIN2HEX(LEFT(HEX2BIN(RIGHT(LEFT([.$J122];2*[.AI$1]);2);8);4) &amp; RIGHT(HEX2BIN(RIGHT(LEFT([.$J122];2*[.AI$1]);2);8);4);2)" office:value-type="string" office:string-value="00" calcext:value-type="string">
            <text:p>00</text:p>
          </table:table-cell>
          <table:table-cell table:style-name="ce21" table:formula="of:=BIN2HEX(LEFT(HEX2BIN(RIGHT(LEFT([.$J122];2*[.AJ$1]);2);8);4) &amp; RIGHT(HEX2BIN(RIGHT(LEFT([.$J122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22])+HEX2DEC([.S122]);256)" office:value-type="float" office:value="0" calcext:value-type="float">
            <text:p>0</text:p>
          </table:table-cell>
          <table:table-cell table:formula="of:=MOD([.BM122]+HEX2DEC([.T122]);256)" office:value-type="float" office:value="0" calcext:value-type="float">
            <text:p>0</text:p>
          </table:table-cell>
          <table:table-cell table:formula="of:=MOD([.BN122]+HEX2DEC([.U122]);256)" office:value-type="float" office:value="0" calcext:value-type="float">
            <text:p>0</text:p>
          </table:table-cell>
          <table:table-cell table:formula="of:=MOD([.BO122]+HEX2DEC([.V122]);256)" office:value-type="float" office:value="0" calcext:value-type="float">
            <text:p>0</text:p>
          </table:table-cell>
          <table:table-cell table:formula="of:=MOD([.BP122]+HEX2DEC([.W122]);256)" office:value-type="float" office:value="0" calcext:value-type="float">
            <text:p>0</text:p>
          </table:table-cell>
          <table:table-cell table:formula="of:=MOD([.BQ122]+HEX2DEC([.X122]);256)" office:value-type="float" office:value="0" calcext:value-type="float">
            <text:p>0</text:p>
          </table:table-cell>
          <table:table-cell table:formula="of:=MOD([.BR122]+HEX2DEC([.Y122]);256)" office:value-type="float" office:value="0" calcext:value-type="float">
            <text:p>0</text:p>
          </table:table-cell>
          <table:table-cell table:formula="of:=MOD([.BS122]+HEX2DEC([.Z122]);256)" office:value-type="float" office:value="0" calcext:value-type="float">
            <text:p>0</text:p>
          </table:table-cell>
          <table:table-cell table:formula="of:=MOD([.BT122]+HEX2DEC([.AA122]);256)" office:value-type="float" office:value="0" calcext:value-type="float">
            <text:p>0</text:p>
          </table:table-cell>
          <table:table-cell table:formula="of:=MOD([.BU122]+HEX2DEC([.AB122]);256)" office:value-type="float" office:value="0" calcext:value-type="float">
            <text:p>0</text:p>
          </table:table-cell>
          <table:table-cell table:formula="of:=MOD([.BV122]+HEX2DEC([.AC122]);256)" office:value-type="float" office:value="0" calcext:value-type="float">
            <text:p>0</text:p>
          </table:table-cell>
          <table:table-cell table:formula="of:=MOD([.BW122]+HEX2DEC([.AD122]);256)" office:value-type="float" office:value="0" calcext:value-type="float">
            <text:p>0</text:p>
          </table:table-cell>
          <table:table-cell table:formula="of:=MOD([.BX122]+HEX2DEC([.AE122]);256)" office:value-type="float" office:value="0" calcext:value-type="float">
            <text:p>0</text:p>
          </table:table-cell>
          <table:table-cell table:formula="of:=MOD([.BY122]+HEX2DEC([.AF122]);256)" office:value-type="float" office:value="0" calcext:value-type="float">
            <text:p>0</text:p>
          </table:table-cell>
          <table:table-cell table:formula="of:=MOD([.BZ122]+HEX2DEC([.AG122]);256)" office:value-type="float" office:value="0" calcext:value-type="float">
            <text:p>0</text:p>
          </table:table-cell>
          <table:table-cell table:formula="of:=MOD([.CA122]+HEX2DEC([.AH122]);256)" office:value-type="float" office:value="0" calcext:value-type="float">
            <text:p>0</text:p>
          </table:table-cell>
          <table:table-cell table:formula="of:=MOD([.CB122]+HEX2DEC([.AI12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23];2*[.R$1]);2);8);4) &amp; RIGHT(HEX2BIN(RIGHT(LEFT([.$J123];2*[.R$1]);2);8);4);2)" office:value-type="string" office:string-value="00" calcext:value-type="string">
            <text:p>00</text:p>
          </table:table-cell>
          <table:table-cell table:style-name="ce6" table:formula="of:=BIN2HEX(LEFT(HEX2BIN(RIGHT(LEFT([.$J123];2*[.S$1]);2);8);4) &amp; RIGHT(HEX2BIN(RIGHT(LEFT([.$J123];2*[.S$1]);2);8);4);2)" office:value-type="string" office:string-value="00" calcext:value-type="string">
            <text:p>00</text:p>
          </table:table-cell>
          <table:table-cell table:style-name="ce6" table:formula="of:=BIN2HEX(LEFT(HEX2BIN(RIGHT(LEFT([.$J123];2*[.T$1]);2);8);4) &amp; RIGHT(HEX2BIN(RIGHT(LEFT([.$J123];2*[.T$1]);2);8);4);2)" office:value-type="string" office:string-value="00" calcext:value-type="string">
            <text:p>00</text:p>
          </table:table-cell>
          <table:table-cell table:style-name="ce6" table:formula="of:=BIN2HEX(LEFT(HEX2BIN(RIGHT(LEFT([.$J123];2*[.U$1]);2);8);4) &amp; RIGHT(HEX2BIN(RIGHT(LEFT([.$J123];2*[.U$1]);2);8);4);2)" office:value-type="string" office:string-value="00" calcext:value-type="string">
            <text:p>00</text:p>
          </table:table-cell>
          <table:table-cell table:style-name="ce6" table:formula="of:=BIN2HEX(LEFT(HEX2BIN(RIGHT(LEFT([.$J123];2*[.V$1]);2);8);4) &amp; RIGHT(HEX2BIN(RIGHT(LEFT([.$J123];2*[.V$1]);2);8);4);2)" office:value-type="string" office:string-value="00" calcext:value-type="string">
            <text:p>00</text:p>
          </table:table-cell>
          <table:table-cell table:style-name="ce14" table:formula="of:=BIN2HEX(LEFT(HEX2BIN(RIGHT(LEFT([.$J123];2*[.W$1]);2);8);4) &amp; RIGHT(HEX2BIN(RIGHT(LEFT([.$J123];2*[.W$1]);2);8);4);2)" office:value-type="string" office:string-value="00" calcext:value-type="string">
            <text:p>00</text:p>
          </table:table-cell>
          <table:table-cell table:style-name="ce17" table:formula="of:=BIN2HEX(LEFT(HEX2BIN(RIGHT(LEFT([.$J123];2*[.X$1]);2);8);4) &amp; RIGHT(HEX2BIN(RIGHT(LEFT([.$J123];2*[.X$1]);2);8);4);2)" office:value-type="string" office:string-value="00" calcext:value-type="string">
            <text:p>00</text:p>
          </table:table-cell>
          <table:table-cell table:style-name="ce6" table:formula="of:=BIN2HEX(LEFT(HEX2BIN(RIGHT(LEFT([.$J123];2*[.Y$1]);2);8);4) &amp; RIGHT(HEX2BIN(RIGHT(LEFT([.$J123];2*[.Y$1]);2);8);4);2)" office:value-type="string" office:string-value="00" calcext:value-type="string">
            <text:p>00</text:p>
          </table:table-cell>
          <table:table-cell table:style-name="ce6" table:formula="of:=BIN2HEX(LEFT(HEX2BIN(RIGHT(LEFT([.$J123];2*[.Z$1]);2);8);4) &amp; RIGHT(HEX2BIN(RIGHT(LEFT([.$J123];2*[.Z$1]);2);8);4);2)" office:value-type="string" office:string-value="00" calcext:value-type="string">
            <text:p>00</text:p>
          </table:table-cell>
          <table:table-cell table:style-name="ce6" table:formula="of:=BIN2HEX(LEFT(HEX2BIN(RIGHT(LEFT([.$J123];2*[.AA$1]);2);8);4) &amp; RIGHT(HEX2BIN(RIGHT(LEFT([.$J123];2*[.AA$1]);2);8);4);2)" office:value-type="string" office:string-value="00" calcext:value-type="string">
            <text:p>00</text:p>
          </table:table-cell>
          <table:table-cell table:style-name="ce6" table:formula="of:=BIN2HEX(LEFT(HEX2BIN(RIGHT(LEFT([.$J123];2*[.AB$1]);2);8);4) &amp; RIGHT(HEX2BIN(RIGHT(LEFT([.$J123];2*[.AB$1]);2);8);4);2)" office:value-type="string" office:string-value="00" calcext:value-type="string">
            <text:p>00</text:p>
          </table:table-cell>
          <table:table-cell table:style-name="ce6" table:formula="of:=BIN2HEX(LEFT(HEX2BIN(RIGHT(LEFT([.$J123];2*[.AC$1]);2);8);4) &amp; RIGHT(HEX2BIN(RIGHT(LEFT([.$J123];2*[.AC$1]);2);8);4);2)" office:value-type="string" office:string-value="00" calcext:value-type="string">
            <text:p>00</text:p>
          </table:table-cell>
          <table:table-cell table:style-name="ce6" table:formula="of:=BIN2HEX(LEFT(HEX2BIN(RIGHT(LEFT([.$J123];2*[.AD$1]);2);8);4) &amp; RIGHT(HEX2BIN(RIGHT(LEFT([.$J123];2*[.AD$1]);2);8);4);2)" office:value-type="string" office:string-value="00" calcext:value-type="string">
            <text:p>00</text:p>
          </table:table-cell>
          <table:table-cell table:style-name="ce6" table:formula="of:=BIN2HEX(LEFT(HEX2BIN(RIGHT(LEFT([.$J123];2*[.AE$1]);2);8);4) &amp; RIGHT(HEX2BIN(RIGHT(LEFT([.$J123];2*[.AE$1]);2);8);4);2)" office:value-type="string" office:string-value="00" calcext:value-type="string">
            <text:p>00</text:p>
          </table:table-cell>
          <table:table-cell table:style-name="ce6" table:formula="of:=BIN2HEX(LEFT(HEX2BIN(RIGHT(LEFT([.$J123];2*[.AF$1]);2);8);4) &amp; RIGHT(HEX2BIN(RIGHT(LEFT([.$J123];2*[.AF$1]);2);8);4);2)" office:value-type="string" office:string-value="00" calcext:value-type="string">
            <text:p>00</text:p>
          </table:table-cell>
          <table:table-cell table:style-name="ce6" table:formula="of:=BIN2HEX(LEFT(HEX2BIN(RIGHT(LEFT([.$J123];2*[.AG$1]);2);8);4) &amp; RIGHT(HEX2BIN(RIGHT(LEFT([.$J123];2*[.AG$1]);2);8);4);2)" office:value-type="string" office:string-value="00" calcext:value-type="string">
            <text:p>00</text:p>
          </table:table-cell>
          <table:table-cell table:style-name="ce6" table:formula="of:=BIN2HEX(LEFT(HEX2BIN(RIGHT(LEFT([.$J123];2*[.AH$1]);2);8);4) &amp; RIGHT(HEX2BIN(RIGHT(LEFT([.$J123];2*[.AH$1]);2);8);4);2)" office:value-type="string" office:string-value="00" calcext:value-type="string">
            <text:p>00</text:p>
          </table:table-cell>
          <table:table-cell table:style-name="ce6" table:formula="of:=BIN2HEX(LEFT(HEX2BIN(RIGHT(LEFT([.$J123];2*[.AI$1]);2);8);4) &amp; RIGHT(HEX2BIN(RIGHT(LEFT([.$J123];2*[.AI$1]);2);8);4);2)" office:value-type="string" office:string-value="00" calcext:value-type="string">
            <text:p>00</text:p>
          </table:table-cell>
          <table:table-cell table:style-name="ce21" table:formula="of:=BIN2HEX(LEFT(HEX2BIN(RIGHT(LEFT([.$J123];2*[.AJ$1]);2);8);4) &amp; RIGHT(HEX2BIN(RIGHT(LEFT([.$J123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23])+HEX2DEC([.S123]);256)" office:value-type="float" office:value="0" calcext:value-type="float">
            <text:p>0</text:p>
          </table:table-cell>
          <table:table-cell table:formula="of:=MOD([.BM123]+HEX2DEC([.T123]);256)" office:value-type="float" office:value="0" calcext:value-type="float">
            <text:p>0</text:p>
          </table:table-cell>
          <table:table-cell table:formula="of:=MOD([.BN123]+HEX2DEC([.U123]);256)" office:value-type="float" office:value="0" calcext:value-type="float">
            <text:p>0</text:p>
          </table:table-cell>
          <table:table-cell table:formula="of:=MOD([.BO123]+HEX2DEC([.V123]);256)" office:value-type="float" office:value="0" calcext:value-type="float">
            <text:p>0</text:p>
          </table:table-cell>
          <table:table-cell table:formula="of:=MOD([.BP123]+HEX2DEC([.W123]);256)" office:value-type="float" office:value="0" calcext:value-type="float">
            <text:p>0</text:p>
          </table:table-cell>
          <table:table-cell table:formula="of:=MOD([.BQ123]+HEX2DEC([.X123]);256)" office:value-type="float" office:value="0" calcext:value-type="float">
            <text:p>0</text:p>
          </table:table-cell>
          <table:table-cell table:formula="of:=MOD([.BR123]+HEX2DEC([.Y123]);256)" office:value-type="float" office:value="0" calcext:value-type="float">
            <text:p>0</text:p>
          </table:table-cell>
          <table:table-cell table:formula="of:=MOD([.BS123]+HEX2DEC([.Z123]);256)" office:value-type="float" office:value="0" calcext:value-type="float">
            <text:p>0</text:p>
          </table:table-cell>
          <table:table-cell table:formula="of:=MOD([.BT123]+HEX2DEC([.AA123]);256)" office:value-type="float" office:value="0" calcext:value-type="float">
            <text:p>0</text:p>
          </table:table-cell>
          <table:table-cell table:formula="of:=MOD([.BU123]+HEX2DEC([.AB123]);256)" office:value-type="float" office:value="0" calcext:value-type="float">
            <text:p>0</text:p>
          </table:table-cell>
          <table:table-cell table:formula="of:=MOD([.BV123]+HEX2DEC([.AC123]);256)" office:value-type="float" office:value="0" calcext:value-type="float">
            <text:p>0</text:p>
          </table:table-cell>
          <table:table-cell table:formula="of:=MOD([.BW123]+HEX2DEC([.AD123]);256)" office:value-type="float" office:value="0" calcext:value-type="float">
            <text:p>0</text:p>
          </table:table-cell>
          <table:table-cell table:formula="of:=MOD([.BX123]+HEX2DEC([.AE123]);256)" office:value-type="float" office:value="0" calcext:value-type="float">
            <text:p>0</text:p>
          </table:table-cell>
          <table:table-cell table:formula="of:=MOD([.BY123]+HEX2DEC([.AF123]);256)" office:value-type="float" office:value="0" calcext:value-type="float">
            <text:p>0</text:p>
          </table:table-cell>
          <table:table-cell table:formula="of:=MOD([.BZ123]+HEX2DEC([.AG123]);256)" office:value-type="float" office:value="0" calcext:value-type="float">
            <text:p>0</text:p>
          </table:table-cell>
          <table:table-cell table:formula="of:=MOD([.CA123]+HEX2DEC([.AH123]);256)" office:value-type="float" office:value="0" calcext:value-type="float">
            <text:p>0</text:p>
          </table:table-cell>
          <table:table-cell table:formula="of:=MOD([.CB123]+HEX2DEC([.AI12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24];2*[.R$1]);2);8);4) &amp; RIGHT(HEX2BIN(RIGHT(LEFT([.$J124];2*[.R$1]);2);8);4);2)" office:value-type="string" office:string-value="00" calcext:value-type="string">
            <text:p>00</text:p>
          </table:table-cell>
          <table:table-cell table:style-name="ce6" table:formula="of:=BIN2HEX(LEFT(HEX2BIN(RIGHT(LEFT([.$J124];2*[.S$1]);2);8);4) &amp; RIGHT(HEX2BIN(RIGHT(LEFT([.$J124];2*[.S$1]);2);8);4);2)" office:value-type="string" office:string-value="00" calcext:value-type="string">
            <text:p>00</text:p>
          </table:table-cell>
          <table:table-cell table:style-name="ce6" table:formula="of:=BIN2HEX(LEFT(HEX2BIN(RIGHT(LEFT([.$J124];2*[.T$1]);2);8);4) &amp; RIGHT(HEX2BIN(RIGHT(LEFT([.$J124];2*[.T$1]);2);8);4);2)" office:value-type="string" office:string-value="00" calcext:value-type="string">
            <text:p>00</text:p>
          </table:table-cell>
          <table:table-cell table:style-name="ce6" table:formula="of:=BIN2HEX(LEFT(HEX2BIN(RIGHT(LEFT([.$J124];2*[.U$1]);2);8);4) &amp; RIGHT(HEX2BIN(RIGHT(LEFT([.$J124];2*[.U$1]);2);8);4);2)" office:value-type="string" office:string-value="00" calcext:value-type="string">
            <text:p>00</text:p>
          </table:table-cell>
          <table:table-cell table:style-name="ce6" table:formula="of:=BIN2HEX(LEFT(HEX2BIN(RIGHT(LEFT([.$J124];2*[.V$1]);2);8);4) &amp; RIGHT(HEX2BIN(RIGHT(LEFT([.$J124];2*[.V$1]);2);8);4);2)" office:value-type="string" office:string-value="00" calcext:value-type="string">
            <text:p>00</text:p>
          </table:table-cell>
          <table:table-cell table:style-name="ce14" table:formula="of:=BIN2HEX(LEFT(HEX2BIN(RIGHT(LEFT([.$J124];2*[.W$1]);2);8);4) &amp; RIGHT(HEX2BIN(RIGHT(LEFT([.$J124];2*[.W$1]);2);8);4);2)" office:value-type="string" office:string-value="00" calcext:value-type="string">
            <text:p>00</text:p>
          </table:table-cell>
          <table:table-cell table:style-name="ce17" table:formula="of:=BIN2HEX(LEFT(HEX2BIN(RIGHT(LEFT([.$J124];2*[.X$1]);2);8);4) &amp; RIGHT(HEX2BIN(RIGHT(LEFT([.$J124];2*[.X$1]);2);8);4);2)" office:value-type="string" office:string-value="00" calcext:value-type="string">
            <text:p>00</text:p>
          </table:table-cell>
          <table:table-cell table:style-name="ce6" table:formula="of:=BIN2HEX(LEFT(HEX2BIN(RIGHT(LEFT([.$J124];2*[.Y$1]);2);8);4) &amp; RIGHT(HEX2BIN(RIGHT(LEFT([.$J124];2*[.Y$1]);2);8);4);2)" office:value-type="string" office:string-value="00" calcext:value-type="string">
            <text:p>00</text:p>
          </table:table-cell>
          <table:table-cell table:style-name="ce6" table:formula="of:=BIN2HEX(LEFT(HEX2BIN(RIGHT(LEFT([.$J124];2*[.Z$1]);2);8);4) &amp; RIGHT(HEX2BIN(RIGHT(LEFT([.$J124];2*[.Z$1]);2);8);4);2)" office:value-type="string" office:string-value="00" calcext:value-type="string">
            <text:p>00</text:p>
          </table:table-cell>
          <table:table-cell table:style-name="ce6" table:formula="of:=BIN2HEX(LEFT(HEX2BIN(RIGHT(LEFT([.$J124];2*[.AA$1]);2);8);4) &amp; RIGHT(HEX2BIN(RIGHT(LEFT([.$J124];2*[.AA$1]);2);8);4);2)" office:value-type="string" office:string-value="00" calcext:value-type="string">
            <text:p>00</text:p>
          </table:table-cell>
          <table:table-cell table:style-name="ce6" table:formula="of:=BIN2HEX(LEFT(HEX2BIN(RIGHT(LEFT([.$J124];2*[.AB$1]);2);8);4) &amp; RIGHT(HEX2BIN(RIGHT(LEFT([.$J124];2*[.AB$1]);2);8);4);2)" office:value-type="string" office:string-value="00" calcext:value-type="string">
            <text:p>00</text:p>
          </table:table-cell>
          <table:table-cell table:style-name="ce6" table:formula="of:=BIN2HEX(LEFT(HEX2BIN(RIGHT(LEFT([.$J124];2*[.AC$1]);2);8);4) &amp; RIGHT(HEX2BIN(RIGHT(LEFT([.$J124];2*[.AC$1]);2);8);4);2)" office:value-type="string" office:string-value="00" calcext:value-type="string">
            <text:p>00</text:p>
          </table:table-cell>
          <table:table-cell table:style-name="ce6" table:formula="of:=BIN2HEX(LEFT(HEX2BIN(RIGHT(LEFT([.$J124];2*[.AD$1]);2);8);4) &amp; RIGHT(HEX2BIN(RIGHT(LEFT([.$J124];2*[.AD$1]);2);8);4);2)" office:value-type="string" office:string-value="00" calcext:value-type="string">
            <text:p>00</text:p>
          </table:table-cell>
          <table:table-cell table:style-name="ce6" table:formula="of:=BIN2HEX(LEFT(HEX2BIN(RIGHT(LEFT([.$J124];2*[.AE$1]);2);8);4) &amp; RIGHT(HEX2BIN(RIGHT(LEFT([.$J124];2*[.AE$1]);2);8);4);2)" office:value-type="string" office:string-value="00" calcext:value-type="string">
            <text:p>00</text:p>
          </table:table-cell>
          <table:table-cell table:style-name="ce6" table:formula="of:=BIN2HEX(LEFT(HEX2BIN(RIGHT(LEFT([.$J124];2*[.AF$1]);2);8);4) &amp; RIGHT(HEX2BIN(RIGHT(LEFT([.$J124];2*[.AF$1]);2);8);4);2)" office:value-type="string" office:string-value="00" calcext:value-type="string">
            <text:p>00</text:p>
          </table:table-cell>
          <table:table-cell table:style-name="ce6" table:formula="of:=BIN2HEX(LEFT(HEX2BIN(RIGHT(LEFT([.$J124];2*[.AG$1]);2);8);4) &amp; RIGHT(HEX2BIN(RIGHT(LEFT([.$J124];2*[.AG$1]);2);8);4);2)" office:value-type="string" office:string-value="00" calcext:value-type="string">
            <text:p>00</text:p>
          </table:table-cell>
          <table:table-cell table:style-name="ce6" table:formula="of:=BIN2HEX(LEFT(HEX2BIN(RIGHT(LEFT([.$J124];2*[.AH$1]);2);8);4) &amp; RIGHT(HEX2BIN(RIGHT(LEFT([.$J124];2*[.AH$1]);2);8);4);2)" office:value-type="string" office:string-value="00" calcext:value-type="string">
            <text:p>00</text:p>
          </table:table-cell>
          <table:table-cell table:style-name="ce6" table:formula="of:=BIN2HEX(LEFT(HEX2BIN(RIGHT(LEFT([.$J124];2*[.AI$1]);2);8);4) &amp; RIGHT(HEX2BIN(RIGHT(LEFT([.$J124];2*[.AI$1]);2);8);4);2)" office:value-type="string" office:string-value="00" calcext:value-type="string">
            <text:p>00</text:p>
          </table:table-cell>
          <table:table-cell table:style-name="ce21" table:formula="of:=BIN2HEX(LEFT(HEX2BIN(RIGHT(LEFT([.$J124];2*[.AJ$1]);2);8);4) &amp; RIGHT(HEX2BIN(RIGHT(LEFT([.$J124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24])+HEX2DEC([.S124]);256)" office:value-type="float" office:value="0" calcext:value-type="float">
            <text:p>0</text:p>
          </table:table-cell>
          <table:table-cell table:formula="of:=MOD([.BM124]+HEX2DEC([.T124]);256)" office:value-type="float" office:value="0" calcext:value-type="float">
            <text:p>0</text:p>
          </table:table-cell>
          <table:table-cell table:formula="of:=MOD([.BN124]+HEX2DEC([.U124]);256)" office:value-type="float" office:value="0" calcext:value-type="float">
            <text:p>0</text:p>
          </table:table-cell>
          <table:table-cell table:formula="of:=MOD([.BO124]+HEX2DEC([.V124]);256)" office:value-type="float" office:value="0" calcext:value-type="float">
            <text:p>0</text:p>
          </table:table-cell>
          <table:table-cell table:formula="of:=MOD([.BP124]+HEX2DEC([.W124]);256)" office:value-type="float" office:value="0" calcext:value-type="float">
            <text:p>0</text:p>
          </table:table-cell>
          <table:table-cell table:formula="of:=MOD([.BQ124]+HEX2DEC([.X124]);256)" office:value-type="float" office:value="0" calcext:value-type="float">
            <text:p>0</text:p>
          </table:table-cell>
          <table:table-cell table:formula="of:=MOD([.BR124]+HEX2DEC([.Y124]);256)" office:value-type="float" office:value="0" calcext:value-type="float">
            <text:p>0</text:p>
          </table:table-cell>
          <table:table-cell table:formula="of:=MOD([.BS124]+HEX2DEC([.Z124]);256)" office:value-type="float" office:value="0" calcext:value-type="float">
            <text:p>0</text:p>
          </table:table-cell>
          <table:table-cell table:formula="of:=MOD([.BT124]+HEX2DEC([.AA124]);256)" office:value-type="float" office:value="0" calcext:value-type="float">
            <text:p>0</text:p>
          </table:table-cell>
          <table:table-cell table:formula="of:=MOD([.BU124]+HEX2DEC([.AB124]);256)" office:value-type="float" office:value="0" calcext:value-type="float">
            <text:p>0</text:p>
          </table:table-cell>
          <table:table-cell table:formula="of:=MOD([.BV124]+HEX2DEC([.AC124]);256)" office:value-type="float" office:value="0" calcext:value-type="float">
            <text:p>0</text:p>
          </table:table-cell>
          <table:table-cell table:formula="of:=MOD([.BW124]+HEX2DEC([.AD124]);256)" office:value-type="float" office:value="0" calcext:value-type="float">
            <text:p>0</text:p>
          </table:table-cell>
          <table:table-cell table:formula="of:=MOD([.BX124]+HEX2DEC([.AE124]);256)" office:value-type="float" office:value="0" calcext:value-type="float">
            <text:p>0</text:p>
          </table:table-cell>
          <table:table-cell table:formula="of:=MOD([.BY124]+HEX2DEC([.AF124]);256)" office:value-type="float" office:value="0" calcext:value-type="float">
            <text:p>0</text:p>
          </table:table-cell>
          <table:table-cell table:formula="of:=MOD([.BZ124]+HEX2DEC([.AG124]);256)" office:value-type="float" office:value="0" calcext:value-type="float">
            <text:p>0</text:p>
          </table:table-cell>
          <table:table-cell table:formula="of:=MOD([.CA124]+HEX2DEC([.AH124]);256)" office:value-type="float" office:value="0" calcext:value-type="float">
            <text:p>0</text:p>
          </table:table-cell>
          <table:table-cell table:formula="of:=MOD([.CB124]+HEX2DEC([.AI12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17"/>
          <table:table-cell table:style-name="ce6" table:formula="of:=BIN2HEX(LEFT(HEX2BIN(RIGHT(LEFT([.$J125];2*[.R$1]);2);8);4) &amp; RIGHT(HEX2BIN(RIGHT(LEFT([.$J125];2*[.R$1]);2);8);4);2)" office:value-type="string" office:string-value="00" calcext:value-type="string">
            <text:p>00</text:p>
          </table:table-cell>
          <table:table-cell table:style-name="ce6" table:formula="of:=BIN2HEX(LEFT(HEX2BIN(RIGHT(LEFT([.$J125];2*[.S$1]);2);8);4) &amp; RIGHT(HEX2BIN(RIGHT(LEFT([.$J125];2*[.S$1]);2);8);4);2)" office:value-type="string" office:string-value="00" calcext:value-type="string">
            <text:p>00</text:p>
          </table:table-cell>
          <table:table-cell table:style-name="ce6" table:formula="of:=BIN2HEX(LEFT(HEX2BIN(RIGHT(LEFT([.$J125];2*[.T$1]);2);8);4) &amp; RIGHT(HEX2BIN(RIGHT(LEFT([.$J125];2*[.T$1]);2);8);4);2)" office:value-type="string" office:string-value="00" calcext:value-type="string">
            <text:p>00</text:p>
          </table:table-cell>
          <table:table-cell table:style-name="ce6" table:formula="of:=BIN2HEX(LEFT(HEX2BIN(RIGHT(LEFT([.$J125];2*[.U$1]);2);8);4) &amp; RIGHT(HEX2BIN(RIGHT(LEFT([.$J125];2*[.U$1]);2);8);4);2)" office:value-type="string" office:string-value="00" calcext:value-type="string">
            <text:p>00</text:p>
          </table:table-cell>
          <table:table-cell table:style-name="ce6" table:formula="of:=BIN2HEX(LEFT(HEX2BIN(RIGHT(LEFT([.$J125];2*[.V$1]);2);8);4) &amp; RIGHT(HEX2BIN(RIGHT(LEFT([.$J125];2*[.V$1]);2);8);4);2)" office:value-type="string" office:string-value="00" calcext:value-type="string">
            <text:p>00</text:p>
          </table:table-cell>
          <table:table-cell table:style-name="ce14" table:formula="of:=BIN2HEX(LEFT(HEX2BIN(RIGHT(LEFT([.$J125];2*[.W$1]);2);8);4) &amp; RIGHT(HEX2BIN(RIGHT(LEFT([.$J125];2*[.W$1]);2);8);4);2)" office:value-type="string" office:string-value="00" calcext:value-type="string">
            <text:p>00</text:p>
          </table:table-cell>
          <table:table-cell table:style-name="ce17" table:formula="of:=BIN2HEX(LEFT(HEX2BIN(RIGHT(LEFT([.$J125];2*[.X$1]);2);8);4) &amp; RIGHT(HEX2BIN(RIGHT(LEFT([.$J125];2*[.X$1]);2);8);4);2)" office:value-type="string" office:string-value="00" calcext:value-type="string">
            <text:p>00</text:p>
          </table:table-cell>
          <table:table-cell table:style-name="ce6" table:formula="of:=BIN2HEX(LEFT(HEX2BIN(RIGHT(LEFT([.$J125];2*[.Y$1]);2);8);4) &amp; RIGHT(HEX2BIN(RIGHT(LEFT([.$J125];2*[.Y$1]);2);8);4);2)" office:value-type="string" office:string-value="00" calcext:value-type="string">
            <text:p>00</text:p>
          </table:table-cell>
          <table:table-cell table:style-name="ce6" table:formula="of:=BIN2HEX(LEFT(HEX2BIN(RIGHT(LEFT([.$J125];2*[.Z$1]);2);8);4) &amp; RIGHT(HEX2BIN(RIGHT(LEFT([.$J125];2*[.Z$1]);2);8);4);2)" office:value-type="string" office:string-value="00" calcext:value-type="string">
            <text:p>00</text:p>
          </table:table-cell>
          <table:table-cell table:style-name="ce6" table:formula="of:=BIN2HEX(LEFT(HEX2BIN(RIGHT(LEFT([.$J125];2*[.AA$1]);2);8);4) &amp; RIGHT(HEX2BIN(RIGHT(LEFT([.$J125];2*[.AA$1]);2);8);4);2)" office:value-type="string" office:string-value="00" calcext:value-type="string">
            <text:p>00</text:p>
          </table:table-cell>
          <table:table-cell table:style-name="ce6" table:formula="of:=BIN2HEX(LEFT(HEX2BIN(RIGHT(LEFT([.$J125];2*[.AB$1]);2);8);4) &amp; RIGHT(HEX2BIN(RIGHT(LEFT([.$J125];2*[.AB$1]);2);8);4);2)" office:value-type="string" office:string-value="00" calcext:value-type="string">
            <text:p>00</text:p>
          </table:table-cell>
          <table:table-cell table:style-name="ce6" table:formula="of:=BIN2HEX(LEFT(HEX2BIN(RIGHT(LEFT([.$J125];2*[.AC$1]);2);8);4) &amp; RIGHT(HEX2BIN(RIGHT(LEFT([.$J125];2*[.AC$1]);2);8);4);2)" office:value-type="string" office:string-value="00" calcext:value-type="string">
            <text:p>00</text:p>
          </table:table-cell>
          <table:table-cell table:style-name="ce6" table:formula="of:=BIN2HEX(LEFT(HEX2BIN(RIGHT(LEFT([.$J125];2*[.AD$1]);2);8);4) &amp; RIGHT(HEX2BIN(RIGHT(LEFT([.$J125];2*[.AD$1]);2);8);4);2)" office:value-type="string" office:string-value="00" calcext:value-type="string">
            <text:p>00</text:p>
          </table:table-cell>
          <table:table-cell table:style-name="ce6" table:formula="of:=BIN2HEX(LEFT(HEX2BIN(RIGHT(LEFT([.$J125];2*[.AE$1]);2);8);4) &amp; RIGHT(HEX2BIN(RIGHT(LEFT([.$J125];2*[.AE$1]);2);8);4);2)" office:value-type="string" office:string-value="00" calcext:value-type="string">
            <text:p>00</text:p>
          </table:table-cell>
          <table:table-cell table:style-name="ce6" table:formula="of:=BIN2HEX(LEFT(HEX2BIN(RIGHT(LEFT([.$J125];2*[.AF$1]);2);8);4) &amp; RIGHT(HEX2BIN(RIGHT(LEFT([.$J125];2*[.AF$1]);2);8);4);2)" office:value-type="string" office:string-value="00" calcext:value-type="string">
            <text:p>00</text:p>
          </table:table-cell>
          <table:table-cell table:style-name="ce6" table:formula="of:=BIN2HEX(LEFT(HEX2BIN(RIGHT(LEFT([.$J125];2*[.AG$1]);2);8);4) &amp; RIGHT(HEX2BIN(RIGHT(LEFT([.$J125];2*[.AG$1]);2);8);4);2)" office:value-type="string" office:string-value="00" calcext:value-type="string">
            <text:p>00</text:p>
          </table:table-cell>
          <table:table-cell table:style-name="ce6" table:formula="of:=BIN2HEX(LEFT(HEX2BIN(RIGHT(LEFT([.$J125];2*[.AH$1]);2);8);4) &amp; RIGHT(HEX2BIN(RIGHT(LEFT([.$J125];2*[.AH$1]);2);8);4);2)" office:value-type="string" office:string-value="00" calcext:value-type="string">
            <text:p>00</text:p>
          </table:table-cell>
          <table:table-cell table:style-name="ce6" table:formula="of:=BIN2HEX(LEFT(HEX2BIN(RIGHT(LEFT([.$J125];2*[.AI$1]);2);8);4) &amp; RIGHT(HEX2BIN(RIGHT(LEFT([.$J125];2*[.AI$1]);2);8);4);2)" office:value-type="string" office:string-value="00" calcext:value-type="string">
            <text:p>00</text:p>
          </table:table-cell>
          <table:table-cell table:style-name="ce21" table:formula="of:=BIN2HEX(LEFT(HEX2BIN(RIGHT(LEFT([.$J125];2*[.AJ$1]);2);8);4) &amp; RIGHT(HEX2BIN(RIGHT(LEFT([.$J125];2*[.AJ$1]);2);8);4);2)" office:value-type="string" office:string-value="00" calcext:value-type="string">
            <text:p>00</text:p>
          </table:table-cell>
          <table:table-cell table:number-columns-repeated="28"/>
          <table:table-cell table:formula="of:=MOD(HEX2DEC([.R125])+HEX2DEC([.S125]);256)" office:value-type="float" office:value="0" calcext:value-type="float">
            <text:p>0</text:p>
          </table:table-cell>
          <table:table-cell table:formula="of:=MOD([.BM125]+HEX2DEC([.T125]);256)" office:value-type="float" office:value="0" calcext:value-type="float">
            <text:p>0</text:p>
          </table:table-cell>
          <table:table-cell table:formula="of:=MOD([.BN125]+HEX2DEC([.U125]);256)" office:value-type="float" office:value="0" calcext:value-type="float">
            <text:p>0</text:p>
          </table:table-cell>
          <table:table-cell table:formula="of:=MOD([.BO125]+HEX2DEC([.V125]);256)" office:value-type="float" office:value="0" calcext:value-type="float">
            <text:p>0</text:p>
          </table:table-cell>
          <table:table-cell table:formula="of:=MOD([.BP125]+HEX2DEC([.W125]);256)" office:value-type="float" office:value="0" calcext:value-type="float">
            <text:p>0</text:p>
          </table:table-cell>
          <table:table-cell table:formula="of:=MOD([.BQ125]+HEX2DEC([.X125]);256)" office:value-type="float" office:value="0" calcext:value-type="float">
            <text:p>0</text:p>
          </table:table-cell>
          <table:table-cell table:formula="of:=MOD([.BR125]+HEX2DEC([.Y125]);256)" office:value-type="float" office:value="0" calcext:value-type="float">
            <text:p>0</text:p>
          </table:table-cell>
          <table:table-cell table:formula="of:=MOD([.BS125]+HEX2DEC([.Z125]);256)" office:value-type="float" office:value="0" calcext:value-type="float">
            <text:p>0</text:p>
          </table:table-cell>
          <table:table-cell table:formula="of:=MOD([.BT125]+HEX2DEC([.AA125]);256)" office:value-type="float" office:value="0" calcext:value-type="float">
            <text:p>0</text:p>
          </table:table-cell>
          <table:table-cell table:formula="of:=MOD([.BU125]+HEX2DEC([.AB125]);256)" office:value-type="float" office:value="0" calcext:value-type="float">
            <text:p>0</text:p>
          </table:table-cell>
          <table:table-cell table:formula="of:=MOD([.BV125]+HEX2DEC([.AC125]);256)" office:value-type="float" office:value="0" calcext:value-type="float">
            <text:p>0</text:p>
          </table:table-cell>
          <table:table-cell table:formula="of:=MOD([.BW125]+HEX2DEC([.AD125]);256)" office:value-type="float" office:value="0" calcext:value-type="float">
            <text:p>0</text:p>
          </table:table-cell>
          <table:table-cell table:formula="of:=MOD([.BX125]+HEX2DEC([.AE125]);256)" office:value-type="float" office:value="0" calcext:value-type="float">
            <text:p>0</text:p>
          </table:table-cell>
          <table:table-cell table:formula="of:=MOD([.BY125]+HEX2DEC([.AF125]);256)" office:value-type="float" office:value="0" calcext:value-type="float">
            <text:p>0</text:p>
          </table:table-cell>
          <table:table-cell table:formula="of:=MOD([.BZ125]+HEX2DEC([.AG125]);256)" office:value-type="float" office:value="0" calcext:value-type="float">
            <text:p>0</text:p>
          </table:table-cell>
          <table:table-cell table:formula="of:=MOD([.CA125]+HEX2DEC([.AH125]);256)" office:value-type="float" office:value="0" calcext:value-type="float">
            <text:p>0</text:p>
          </table:table-cell>
          <table:table-cell table:formula="of:=MOD([.CB125]+HEX2DEC([.AI12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26])+HEX2DEC([.S126]);256)" office:value-type="float" office:value="0" calcext:value-type="float">
            <text:p>0</text:p>
          </table:table-cell>
          <table:table-cell table:formula="of:=MOD([.BM126]+HEX2DEC([.T126]);256)" office:value-type="float" office:value="0" calcext:value-type="float">
            <text:p>0</text:p>
          </table:table-cell>
          <table:table-cell table:formula="of:=MOD([.BN126]+HEX2DEC([.U126]);256)" office:value-type="float" office:value="0" calcext:value-type="float">
            <text:p>0</text:p>
          </table:table-cell>
          <table:table-cell table:formula="of:=MOD([.BO126]+HEX2DEC([.V126]);256)" office:value-type="float" office:value="0" calcext:value-type="float">
            <text:p>0</text:p>
          </table:table-cell>
          <table:table-cell table:formula="of:=MOD([.BP126]+HEX2DEC([.W126]);256)" office:value-type="float" office:value="0" calcext:value-type="float">
            <text:p>0</text:p>
          </table:table-cell>
          <table:table-cell table:formula="of:=MOD([.BQ126]+HEX2DEC([.X126]);256)" office:value-type="float" office:value="0" calcext:value-type="float">
            <text:p>0</text:p>
          </table:table-cell>
          <table:table-cell table:formula="of:=MOD([.BR126]+HEX2DEC([.Y126]);256)" office:value-type="float" office:value="0" calcext:value-type="float">
            <text:p>0</text:p>
          </table:table-cell>
          <table:table-cell table:formula="of:=MOD([.BS126]+HEX2DEC([.Z126]);256)" office:value-type="float" office:value="0" calcext:value-type="float">
            <text:p>0</text:p>
          </table:table-cell>
          <table:table-cell table:formula="of:=MOD([.BT126]+HEX2DEC([.AA126]);256)" office:value-type="float" office:value="0" calcext:value-type="float">
            <text:p>0</text:p>
          </table:table-cell>
          <table:table-cell table:formula="of:=MOD([.BU126]+HEX2DEC([.AB126]);256)" office:value-type="float" office:value="0" calcext:value-type="float">
            <text:p>0</text:p>
          </table:table-cell>
          <table:table-cell table:formula="of:=MOD([.BV126]+HEX2DEC([.AC126]);256)" office:value-type="float" office:value="0" calcext:value-type="float">
            <text:p>0</text:p>
          </table:table-cell>
          <table:table-cell table:formula="of:=MOD([.BW126]+HEX2DEC([.AD126]);256)" office:value-type="float" office:value="0" calcext:value-type="float">
            <text:p>0</text:p>
          </table:table-cell>
          <table:table-cell table:formula="of:=MOD([.BX126]+HEX2DEC([.AE126]);256)" office:value-type="float" office:value="0" calcext:value-type="float">
            <text:p>0</text:p>
          </table:table-cell>
          <table:table-cell table:formula="of:=MOD([.BY126]+HEX2DEC([.AF126]);256)" office:value-type="float" office:value="0" calcext:value-type="float">
            <text:p>0</text:p>
          </table:table-cell>
          <table:table-cell table:formula="of:=MOD([.BZ126]+HEX2DEC([.AG126]);256)" office:value-type="float" office:value="0" calcext:value-type="float">
            <text:p>0</text:p>
          </table:table-cell>
          <table:table-cell table:formula="of:=MOD([.CA126]+HEX2DEC([.AH126]);256)" office:value-type="float" office:value="0" calcext:value-type="float">
            <text:p>0</text:p>
          </table:table-cell>
          <table:table-cell table:formula="of:=MOD([.CB126]+HEX2DEC([.AI12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27])+HEX2DEC([.S127]);256)" office:value-type="float" office:value="0" calcext:value-type="float">
            <text:p>0</text:p>
          </table:table-cell>
          <table:table-cell table:formula="of:=MOD([.BM127]+HEX2DEC([.T127]);256)" office:value-type="float" office:value="0" calcext:value-type="float">
            <text:p>0</text:p>
          </table:table-cell>
          <table:table-cell table:formula="of:=MOD([.BN127]+HEX2DEC([.U127]);256)" office:value-type="float" office:value="0" calcext:value-type="float">
            <text:p>0</text:p>
          </table:table-cell>
          <table:table-cell table:formula="of:=MOD([.BO127]+HEX2DEC([.V127]);256)" office:value-type="float" office:value="0" calcext:value-type="float">
            <text:p>0</text:p>
          </table:table-cell>
          <table:table-cell table:formula="of:=MOD([.BP127]+HEX2DEC([.W127]);256)" office:value-type="float" office:value="0" calcext:value-type="float">
            <text:p>0</text:p>
          </table:table-cell>
          <table:table-cell table:formula="of:=MOD([.BQ127]+HEX2DEC([.X127]);256)" office:value-type="float" office:value="0" calcext:value-type="float">
            <text:p>0</text:p>
          </table:table-cell>
          <table:table-cell table:formula="of:=MOD([.BR127]+HEX2DEC([.Y127]);256)" office:value-type="float" office:value="0" calcext:value-type="float">
            <text:p>0</text:p>
          </table:table-cell>
          <table:table-cell table:formula="of:=MOD([.BS127]+HEX2DEC([.Z127]);256)" office:value-type="float" office:value="0" calcext:value-type="float">
            <text:p>0</text:p>
          </table:table-cell>
          <table:table-cell table:formula="of:=MOD([.BT127]+HEX2DEC([.AA127]);256)" office:value-type="float" office:value="0" calcext:value-type="float">
            <text:p>0</text:p>
          </table:table-cell>
          <table:table-cell table:formula="of:=MOD([.BU127]+HEX2DEC([.AB127]);256)" office:value-type="float" office:value="0" calcext:value-type="float">
            <text:p>0</text:p>
          </table:table-cell>
          <table:table-cell table:formula="of:=MOD([.BV127]+HEX2DEC([.AC127]);256)" office:value-type="float" office:value="0" calcext:value-type="float">
            <text:p>0</text:p>
          </table:table-cell>
          <table:table-cell table:formula="of:=MOD([.BW127]+HEX2DEC([.AD127]);256)" office:value-type="float" office:value="0" calcext:value-type="float">
            <text:p>0</text:p>
          </table:table-cell>
          <table:table-cell table:formula="of:=MOD([.BX127]+HEX2DEC([.AE127]);256)" office:value-type="float" office:value="0" calcext:value-type="float">
            <text:p>0</text:p>
          </table:table-cell>
          <table:table-cell table:formula="of:=MOD([.BY127]+HEX2DEC([.AF127]);256)" office:value-type="float" office:value="0" calcext:value-type="float">
            <text:p>0</text:p>
          </table:table-cell>
          <table:table-cell table:formula="of:=MOD([.BZ127]+HEX2DEC([.AG127]);256)" office:value-type="float" office:value="0" calcext:value-type="float">
            <text:p>0</text:p>
          </table:table-cell>
          <table:table-cell table:formula="of:=MOD([.CA127]+HEX2DEC([.AH127]);256)" office:value-type="float" office:value="0" calcext:value-type="float">
            <text:p>0</text:p>
          </table:table-cell>
          <table:table-cell table:formula="of:=MOD([.CB127]+HEX2DEC([.AI12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28])+HEX2DEC([.S128]);256)" office:value-type="float" office:value="0" calcext:value-type="float">
            <text:p>0</text:p>
          </table:table-cell>
          <table:table-cell table:formula="of:=MOD([.BM128]+HEX2DEC([.T128]);256)" office:value-type="float" office:value="0" calcext:value-type="float">
            <text:p>0</text:p>
          </table:table-cell>
          <table:table-cell table:formula="of:=MOD([.BN128]+HEX2DEC([.U128]);256)" office:value-type="float" office:value="0" calcext:value-type="float">
            <text:p>0</text:p>
          </table:table-cell>
          <table:table-cell table:formula="of:=MOD([.BO128]+HEX2DEC([.V128]);256)" office:value-type="float" office:value="0" calcext:value-type="float">
            <text:p>0</text:p>
          </table:table-cell>
          <table:table-cell table:formula="of:=MOD([.BP128]+HEX2DEC([.W128]);256)" office:value-type="float" office:value="0" calcext:value-type="float">
            <text:p>0</text:p>
          </table:table-cell>
          <table:table-cell table:formula="of:=MOD([.BQ128]+HEX2DEC([.X128]);256)" office:value-type="float" office:value="0" calcext:value-type="float">
            <text:p>0</text:p>
          </table:table-cell>
          <table:table-cell table:formula="of:=MOD([.BR128]+HEX2DEC([.Y128]);256)" office:value-type="float" office:value="0" calcext:value-type="float">
            <text:p>0</text:p>
          </table:table-cell>
          <table:table-cell table:formula="of:=MOD([.BS128]+HEX2DEC([.Z128]);256)" office:value-type="float" office:value="0" calcext:value-type="float">
            <text:p>0</text:p>
          </table:table-cell>
          <table:table-cell table:formula="of:=MOD([.BT128]+HEX2DEC([.AA128]);256)" office:value-type="float" office:value="0" calcext:value-type="float">
            <text:p>0</text:p>
          </table:table-cell>
          <table:table-cell table:formula="of:=MOD([.BU128]+HEX2DEC([.AB128]);256)" office:value-type="float" office:value="0" calcext:value-type="float">
            <text:p>0</text:p>
          </table:table-cell>
          <table:table-cell table:formula="of:=MOD([.BV128]+HEX2DEC([.AC128]);256)" office:value-type="float" office:value="0" calcext:value-type="float">
            <text:p>0</text:p>
          </table:table-cell>
          <table:table-cell table:formula="of:=MOD([.BW128]+HEX2DEC([.AD128]);256)" office:value-type="float" office:value="0" calcext:value-type="float">
            <text:p>0</text:p>
          </table:table-cell>
          <table:table-cell table:formula="of:=MOD([.BX128]+HEX2DEC([.AE128]);256)" office:value-type="float" office:value="0" calcext:value-type="float">
            <text:p>0</text:p>
          </table:table-cell>
          <table:table-cell table:formula="of:=MOD([.BY128]+HEX2DEC([.AF128]);256)" office:value-type="float" office:value="0" calcext:value-type="float">
            <text:p>0</text:p>
          </table:table-cell>
          <table:table-cell table:formula="of:=MOD([.BZ128]+HEX2DEC([.AG128]);256)" office:value-type="float" office:value="0" calcext:value-type="float">
            <text:p>0</text:p>
          </table:table-cell>
          <table:table-cell table:formula="of:=MOD([.CA128]+HEX2DEC([.AH128]);256)" office:value-type="float" office:value="0" calcext:value-type="float">
            <text:p>0</text:p>
          </table:table-cell>
          <table:table-cell table:formula="of:=MOD([.CB128]+HEX2DEC([.AI12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29])+HEX2DEC([.S129]);256)" office:value-type="float" office:value="0" calcext:value-type="float">
            <text:p>0</text:p>
          </table:table-cell>
          <table:table-cell table:formula="of:=MOD([.BM129]+HEX2DEC([.T129]);256)" office:value-type="float" office:value="0" calcext:value-type="float">
            <text:p>0</text:p>
          </table:table-cell>
          <table:table-cell table:formula="of:=MOD([.BN129]+HEX2DEC([.U129]);256)" office:value-type="float" office:value="0" calcext:value-type="float">
            <text:p>0</text:p>
          </table:table-cell>
          <table:table-cell table:formula="of:=MOD([.BO129]+HEX2DEC([.V129]);256)" office:value-type="float" office:value="0" calcext:value-type="float">
            <text:p>0</text:p>
          </table:table-cell>
          <table:table-cell table:formula="of:=MOD([.BP129]+HEX2DEC([.W129]);256)" office:value-type="float" office:value="0" calcext:value-type="float">
            <text:p>0</text:p>
          </table:table-cell>
          <table:table-cell table:formula="of:=MOD([.BQ129]+HEX2DEC([.X129]);256)" office:value-type="float" office:value="0" calcext:value-type="float">
            <text:p>0</text:p>
          </table:table-cell>
          <table:table-cell table:formula="of:=MOD([.BR129]+HEX2DEC([.Y129]);256)" office:value-type="float" office:value="0" calcext:value-type="float">
            <text:p>0</text:p>
          </table:table-cell>
          <table:table-cell table:formula="of:=MOD([.BS129]+HEX2DEC([.Z129]);256)" office:value-type="float" office:value="0" calcext:value-type="float">
            <text:p>0</text:p>
          </table:table-cell>
          <table:table-cell table:formula="of:=MOD([.BT129]+HEX2DEC([.AA129]);256)" office:value-type="float" office:value="0" calcext:value-type="float">
            <text:p>0</text:p>
          </table:table-cell>
          <table:table-cell table:formula="of:=MOD([.BU129]+HEX2DEC([.AB129]);256)" office:value-type="float" office:value="0" calcext:value-type="float">
            <text:p>0</text:p>
          </table:table-cell>
          <table:table-cell table:formula="of:=MOD([.BV129]+HEX2DEC([.AC129]);256)" office:value-type="float" office:value="0" calcext:value-type="float">
            <text:p>0</text:p>
          </table:table-cell>
          <table:table-cell table:formula="of:=MOD([.BW129]+HEX2DEC([.AD129]);256)" office:value-type="float" office:value="0" calcext:value-type="float">
            <text:p>0</text:p>
          </table:table-cell>
          <table:table-cell table:formula="of:=MOD([.BX129]+HEX2DEC([.AE129]);256)" office:value-type="float" office:value="0" calcext:value-type="float">
            <text:p>0</text:p>
          </table:table-cell>
          <table:table-cell table:formula="of:=MOD([.BY129]+HEX2DEC([.AF129]);256)" office:value-type="float" office:value="0" calcext:value-type="float">
            <text:p>0</text:p>
          </table:table-cell>
          <table:table-cell table:formula="of:=MOD([.BZ129]+HEX2DEC([.AG129]);256)" office:value-type="float" office:value="0" calcext:value-type="float">
            <text:p>0</text:p>
          </table:table-cell>
          <table:table-cell table:formula="of:=MOD([.CA129]+HEX2DEC([.AH129]);256)" office:value-type="float" office:value="0" calcext:value-type="float">
            <text:p>0</text:p>
          </table:table-cell>
          <table:table-cell table:formula="of:=MOD([.CB129]+HEX2DEC([.AI12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0])+HEX2DEC([.S130]);256)" office:value-type="float" office:value="0" calcext:value-type="float">
            <text:p>0</text:p>
          </table:table-cell>
          <table:table-cell table:formula="of:=MOD([.BM130]+HEX2DEC([.T130]);256)" office:value-type="float" office:value="0" calcext:value-type="float">
            <text:p>0</text:p>
          </table:table-cell>
          <table:table-cell table:formula="of:=MOD([.BN130]+HEX2DEC([.U130]);256)" office:value-type="float" office:value="0" calcext:value-type="float">
            <text:p>0</text:p>
          </table:table-cell>
          <table:table-cell table:formula="of:=MOD([.BO130]+HEX2DEC([.V130]);256)" office:value-type="float" office:value="0" calcext:value-type="float">
            <text:p>0</text:p>
          </table:table-cell>
          <table:table-cell table:formula="of:=MOD([.BP130]+HEX2DEC([.W130]);256)" office:value-type="float" office:value="0" calcext:value-type="float">
            <text:p>0</text:p>
          </table:table-cell>
          <table:table-cell table:formula="of:=MOD([.BQ130]+HEX2DEC([.X130]);256)" office:value-type="float" office:value="0" calcext:value-type="float">
            <text:p>0</text:p>
          </table:table-cell>
          <table:table-cell table:formula="of:=MOD([.BR130]+HEX2DEC([.Y130]);256)" office:value-type="float" office:value="0" calcext:value-type="float">
            <text:p>0</text:p>
          </table:table-cell>
          <table:table-cell table:formula="of:=MOD([.BS130]+HEX2DEC([.Z130]);256)" office:value-type="float" office:value="0" calcext:value-type="float">
            <text:p>0</text:p>
          </table:table-cell>
          <table:table-cell table:formula="of:=MOD([.BT130]+HEX2DEC([.AA130]);256)" office:value-type="float" office:value="0" calcext:value-type="float">
            <text:p>0</text:p>
          </table:table-cell>
          <table:table-cell table:formula="of:=MOD([.BU130]+HEX2DEC([.AB130]);256)" office:value-type="float" office:value="0" calcext:value-type="float">
            <text:p>0</text:p>
          </table:table-cell>
          <table:table-cell table:formula="of:=MOD([.BV130]+HEX2DEC([.AC130]);256)" office:value-type="float" office:value="0" calcext:value-type="float">
            <text:p>0</text:p>
          </table:table-cell>
          <table:table-cell table:formula="of:=MOD([.BW130]+HEX2DEC([.AD130]);256)" office:value-type="float" office:value="0" calcext:value-type="float">
            <text:p>0</text:p>
          </table:table-cell>
          <table:table-cell table:formula="of:=MOD([.BX130]+HEX2DEC([.AE130]);256)" office:value-type="float" office:value="0" calcext:value-type="float">
            <text:p>0</text:p>
          </table:table-cell>
          <table:table-cell table:formula="of:=MOD([.BY130]+HEX2DEC([.AF130]);256)" office:value-type="float" office:value="0" calcext:value-type="float">
            <text:p>0</text:p>
          </table:table-cell>
          <table:table-cell table:formula="of:=MOD([.BZ130]+HEX2DEC([.AG130]);256)" office:value-type="float" office:value="0" calcext:value-type="float">
            <text:p>0</text:p>
          </table:table-cell>
          <table:table-cell table:formula="of:=MOD([.CA130]+HEX2DEC([.AH130]);256)" office:value-type="float" office:value="0" calcext:value-type="float">
            <text:p>0</text:p>
          </table:table-cell>
          <table:table-cell table:formula="of:=MOD([.CB130]+HEX2DEC([.AI130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1])+HEX2DEC([.S131]);256)" office:value-type="float" office:value="0" calcext:value-type="float">
            <text:p>0</text:p>
          </table:table-cell>
          <table:table-cell table:formula="of:=MOD([.BM131]+HEX2DEC([.T131]);256)" office:value-type="float" office:value="0" calcext:value-type="float">
            <text:p>0</text:p>
          </table:table-cell>
          <table:table-cell table:formula="of:=MOD([.BN131]+HEX2DEC([.U131]);256)" office:value-type="float" office:value="0" calcext:value-type="float">
            <text:p>0</text:p>
          </table:table-cell>
          <table:table-cell table:formula="of:=MOD([.BO131]+HEX2DEC([.V131]);256)" office:value-type="float" office:value="0" calcext:value-type="float">
            <text:p>0</text:p>
          </table:table-cell>
          <table:table-cell table:formula="of:=MOD([.BP131]+HEX2DEC([.W131]);256)" office:value-type="float" office:value="0" calcext:value-type="float">
            <text:p>0</text:p>
          </table:table-cell>
          <table:table-cell table:formula="of:=MOD([.BQ131]+HEX2DEC([.X131]);256)" office:value-type="float" office:value="0" calcext:value-type="float">
            <text:p>0</text:p>
          </table:table-cell>
          <table:table-cell table:formula="of:=MOD([.BR131]+HEX2DEC([.Y131]);256)" office:value-type="float" office:value="0" calcext:value-type="float">
            <text:p>0</text:p>
          </table:table-cell>
          <table:table-cell table:formula="of:=MOD([.BS131]+HEX2DEC([.Z131]);256)" office:value-type="float" office:value="0" calcext:value-type="float">
            <text:p>0</text:p>
          </table:table-cell>
          <table:table-cell table:formula="of:=MOD([.BT131]+HEX2DEC([.AA131]);256)" office:value-type="float" office:value="0" calcext:value-type="float">
            <text:p>0</text:p>
          </table:table-cell>
          <table:table-cell table:formula="of:=MOD([.BU131]+HEX2DEC([.AB131]);256)" office:value-type="float" office:value="0" calcext:value-type="float">
            <text:p>0</text:p>
          </table:table-cell>
          <table:table-cell table:formula="of:=MOD([.BV131]+HEX2DEC([.AC131]);256)" office:value-type="float" office:value="0" calcext:value-type="float">
            <text:p>0</text:p>
          </table:table-cell>
          <table:table-cell table:formula="of:=MOD([.BW131]+HEX2DEC([.AD131]);256)" office:value-type="float" office:value="0" calcext:value-type="float">
            <text:p>0</text:p>
          </table:table-cell>
          <table:table-cell table:formula="of:=MOD([.BX131]+HEX2DEC([.AE131]);256)" office:value-type="float" office:value="0" calcext:value-type="float">
            <text:p>0</text:p>
          </table:table-cell>
          <table:table-cell table:formula="of:=MOD([.BY131]+HEX2DEC([.AF131]);256)" office:value-type="float" office:value="0" calcext:value-type="float">
            <text:p>0</text:p>
          </table:table-cell>
          <table:table-cell table:formula="of:=MOD([.BZ131]+HEX2DEC([.AG131]);256)" office:value-type="float" office:value="0" calcext:value-type="float">
            <text:p>0</text:p>
          </table:table-cell>
          <table:table-cell table:formula="of:=MOD([.CA131]+HEX2DEC([.AH131]);256)" office:value-type="float" office:value="0" calcext:value-type="float">
            <text:p>0</text:p>
          </table:table-cell>
          <table:table-cell table:formula="of:=MOD([.CB131]+HEX2DEC([.AI131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2])+HEX2DEC([.S132]);256)" office:value-type="float" office:value="0" calcext:value-type="float">
            <text:p>0</text:p>
          </table:table-cell>
          <table:table-cell table:formula="of:=MOD([.BM132]+HEX2DEC([.T132]);256)" office:value-type="float" office:value="0" calcext:value-type="float">
            <text:p>0</text:p>
          </table:table-cell>
          <table:table-cell table:formula="of:=MOD([.BN132]+HEX2DEC([.U132]);256)" office:value-type="float" office:value="0" calcext:value-type="float">
            <text:p>0</text:p>
          </table:table-cell>
          <table:table-cell table:formula="of:=MOD([.BO132]+HEX2DEC([.V132]);256)" office:value-type="float" office:value="0" calcext:value-type="float">
            <text:p>0</text:p>
          </table:table-cell>
          <table:table-cell table:formula="of:=MOD([.BP132]+HEX2DEC([.W132]);256)" office:value-type="float" office:value="0" calcext:value-type="float">
            <text:p>0</text:p>
          </table:table-cell>
          <table:table-cell table:formula="of:=MOD([.BQ132]+HEX2DEC([.X132]);256)" office:value-type="float" office:value="0" calcext:value-type="float">
            <text:p>0</text:p>
          </table:table-cell>
          <table:table-cell table:formula="of:=MOD([.BR132]+HEX2DEC([.Y132]);256)" office:value-type="float" office:value="0" calcext:value-type="float">
            <text:p>0</text:p>
          </table:table-cell>
          <table:table-cell table:formula="of:=MOD([.BS132]+HEX2DEC([.Z132]);256)" office:value-type="float" office:value="0" calcext:value-type="float">
            <text:p>0</text:p>
          </table:table-cell>
          <table:table-cell table:formula="of:=MOD([.BT132]+HEX2DEC([.AA132]);256)" office:value-type="float" office:value="0" calcext:value-type="float">
            <text:p>0</text:p>
          </table:table-cell>
          <table:table-cell table:formula="of:=MOD([.BU132]+HEX2DEC([.AB132]);256)" office:value-type="float" office:value="0" calcext:value-type="float">
            <text:p>0</text:p>
          </table:table-cell>
          <table:table-cell table:formula="of:=MOD([.BV132]+HEX2DEC([.AC132]);256)" office:value-type="float" office:value="0" calcext:value-type="float">
            <text:p>0</text:p>
          </table:table-cell>
          <table:table-cell table:formula="of:=MOD([.BW132]+HEX2DEC([.AD132]);256)" office:value-type="float" office:value="0" calcext:value-type="float">
            <text:p>0</text:p>
          </table:table-cell>
          <table:table-cell table:formula="of:=MOD([.BX132]+HEX2DEC([.AE132]);256)" office:value-type="float" office:value="0" calcext:value-type="float">
            <text:p>0</text:p>
          </table:table-cell>
          <table:table-cell table:formula="of:=MOD([.BY132]+HEX2DEC([.AF132]);256)" office:value-type="float" office:value="0" calcext:value-type="float">
            <text:p>0</text:p>
          </table:table-cell>
          <table:table-cell table:formula="of:=MOD([.BZ132]+HEX2DEC([.AG132]);256)" office:value-type="float" office:value="0" calcext:value-type="float">
            <text:p>0</text:p>
          </table:table-cell>
          <table:table-cell table:formula="of:=MOD([.CA132]+HEX2DEC([.AH132]);256)" office:value-type="float" office:value="0" calcext:value-type="float">
            <text:p>0</text:p>
          </table:table-cell>
          <table:table-cell table:formula="of:=MOD([.CB132]+HEX2DEC([.AI132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3])+HEX2DEC([.S133]);256)" office:value-type="float" office:value="0" calcext:value-type="float">
            <text:p>0</text:p>
          </table:table-cell>
          <table:table-cell table:formula="of:=MOD([.BM133]+HEX2DEC([.T133]);256)" office:value-type="float" office:value="0" calcext:value-type="float">
            <text:p>0</text:p>
          </table:table-cell>
          <table:table-cell table:formula="of:=MOD([.BN133]+HEX2DEC([.U133]);256)" office:value-type="float" office:value="0" calcext:value-type="float">
            <text:p>0</text:p>
          </table:table-cell>
          <table:table-cell table:formula="of:=MOD([.BO133]+HEX2DEC([.V133]);256)" office:value-type="float" office:value="0" calcext:value-type="float">
            <text:p>0</text:p>
          </table:table-cell>
          <table:table-cell table:formula="of:=MOD([.BP133]+HEX2DEC([.W133]);256)" office:value-type="float" office:value="0" calcext:value-type="float">
            <text:p>0</text:p>
          </table:table-cell>
          <table:table-cell table:formula="of:=MOD([.BQ133]+HEX2DEC([.X133]);256)" office:value-type="float" office:value="0" calcext:value-type="float">
            <text:p>0</text:p>
          </table:table-cell>
          <table:table-cell table:formula="of:=MOD([.BR133]+HEX2DEC([.Y133]);256)" office:value-type="float" office:value="0" calcext:value-type="float">
            <text:p>0</text:p>
          </table:table-cell>
          <table:table-cell table:formula="of:=MOD([.BS133]+HEX2DEC([.Z133]);256)" office:value-type="float" office:value="0" calcext:value-type="float">
            <text:p>0</text:p>
          </table:table-cell>
          <table:table-cell table:formula="of:=MOD([.BT133]+HEX2DEC([.AA133]);256)" office:value-type="float" office:value="0" calcext:value-type="float">
            <text:p>0</text:p>
          </table:table-cell>
          <table:table-cell table:formula="of:=MOD([.BU133]+HEX2DEC([.AB133]);256)" office:value-type="float" office:value="0" calcext:value-type="float">
            <text:p>0</text:p>
          </table:table-cell>
          <table:table-cell table:formula="of:=MOD([.BV133]+HEX2DEC([.AC133]);256)" office:value-type="float" office:value="0" calcext:value-type="float">
            <text:p>0</text:p>
          </table:table-cell>
          <table:table-cell table:formula="of:=MOD([.BW133]+HEX2DEC([.AD133]);256)" office:value-type="float" office:value="0" calcext:value-type="float">
            <text:p>0</text:p>
          </table:table-cell>
          <table:table-cell table:formula="of:=MOD([.BX133]+HEX2DEC([.AE133]);256)" office:value-type="float" office:value="0" calcext:value-type="float">
            <text:p>0</text:p>
          </table:table-cell>
          <table:table-cell table:formula="of:=MOD([.BY133]+HEX2DEC([.AF133]);256)" office:value-type="float" office:value="0" calcext:value-type="float">
            <text:p>0</text:p>
          </table:table-cell>
          <table:table-cell table:formula="of:=MOD([.BZ133]+HEX2DEC([.AG133]);256)" office:value-type="float" office:value="0" calcext:value-type="float">
            <text:p>0</text:p>
          </table:table-cell>
          <table:table-cell table:formula="of:=MOD([.CA133]+HEX2DEC([.AH133]);256)" office:value-type="float" office:value="0" calcext:value-type="float">
            <text:p>0</text:p>
          </table:table-cell>
          <table:table-cell table:formula="of:=MOD([.CB133]+HEX2DEC([.AI133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4])+HEX2DEC([.S134]);256)" office:value-type="float" office:value="0" calcext:value-type="float">
            <text:p>0</text:p>
          </table:table-cell>
          <table:table-cell table:formula="of:=MOD([.BM134]+HEX2DEC([.T134]);256)" office:value-type="float" office:value="0" calcext:value-type="float">
            <text:p>0</text:p>
          </table:table-cell>
          <table:table-cell table:formula="of:=MOD([.BN134]+HEX2DEC([.U134]);256)" office:value-type="float" office:value="0" calcext:value-type="float">
            <text:p>0</text:p>
          </table:table-cell>
          <table:table-cell table:formula="of:=MOD([.BO134]+HEX2DEC([.V134]);256)" office:value-type="float" office:value="0" calcext:value-type="float">
            <text:p>0</text:p>
          </table:table-cell>
          <table:table-cell table:formula="of:=MOD([.BP134]+HEX2DEC([.W134]);256)" office:value-type="float" office:value="0" calcext:value-type="float">
            <text:p>0</text:p>
          </table:table-cell>
          <table:table-cell table:formula="of:=MOD([.BQ134]+HEX2DEC([.X134]);256)" office:value-type="float" office:value="0" calcext:value-type="float">
            <text:p>0</text:p>
          </table:table-cell>
          <table:table-cell table:formula="of:=MOD([.BR134]+HEX2DEC([.Y134]);256)" office:value-type="float" office:value="0" calcext:value-type="float">
            <text:p>0</text:p>
          </table:table-cell>
          <table:table-cell table:formula="of:=MOD([.BS134]+HEX2DEC([.Z134]);256)" office:value-type="float" office:value="0" calcext:value-type="float">
            <text:p>0</text:p>
          </table:table-cell>
          <table:table-cell table:formula="of:=MOD([.BT134]+HEX2DEC([.AA134]);256)" office:value-type="float" office:value="0" calcext:value-type="float">
            <text:p>0</text:p>
          </table:table-cell>
          <table:table-cell table:formula="of:=MOD([.BU134]+HEX2DEC([.AB134]);256)" office:value-type="float" office:value="0" calcext:value-type="float">
            <text:p>0</text:p>
          </table:table-cell>
          <table:table-cell table:formula="of:=MOD([.BV134]+HEX2DEC([.AC134]);256)" office:value-type="float" office:value="0" calcext:value-type="float">
            <text:p>0</text:p>
          </table:table-cell>
          <table:table-cell table:formula="of:=MOD([.BW134]+HEX2DEC([.AD134]);256)" office:value-type="float" office:value="0" calcext:value-type="float">
            <text:p>0</text:p>
          </table:table-cell>
          <table:table-cell table:formula="of:=MOD([.BX134]+HEX2DEC([.AE134]);256)" office:value-type="float" office:value="0" calcext:value-type="float">
            <text:p>0</text:p>
          </table:table-cell>
          <table:table-cell table:formula="of:=MOD([.BY134]+HEX2DEC([.AF134]);256)" office:value-type="float" office:value="0" calcext:value-type="float">
            <text:p>0</text:p>
          </table:table-cell>
          <table:table-cell table:formula="of:=MOD([.BZ134]+HEX2DEC([.AG134]);256)" office:value-type="float" office:value="0" calcext:value-type="float">
            <text:p>0</text:p>
          </table:table-cell>
          <table:table-cell table:formula="of:=MOD([.CA134]+HEX2DEC([.AH134]);256)" office:value-type="float" office:value="0" calcext:value-type="float">
            <text:p>0</text:p>
          </table:table-cell>
          <table:table-cell table:formula="of:=MOD([.CB134]+HEX2DEC([.AI134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5])+HEX2DEC([.S135]);256)" office:value-type="float" office:value="0" calcext:value-type="float">
            <text:p>0</text:p>
          </table:table-cell>
          <table:table-cell table:formula="of:=MOD([.BM135]+HEX2DEC([.T135]);256)" office:value-type="float" office:value="0" calcext:value-type="float">
            <text:p>0</text:p>
          </table:table-cell>
          <table:table-cell table:formula="of:=MOD([.BN135]+HEX2DEC([.U135]);256)" office:value-type="float" office:value="0" calcext:value-type="float">
            <text:p>0</text:p>
          </table:table-cell>
          <table:table-cell table:formula="of:=MOD([.BO135]+HEX2DEC([.V135]);256)" office:value-type="float" office:value="0" calcext:value-type="float">
            <text:p>0</text:p>
          </table:table-cell>
          <table:table-cell table:formula="of:=MOD([.BP135]+HEX2DEC([.W135]);256)" office:value-type="float" office:value="0" calcext:value-type="float">
            <text:p>0</text:p>
          </table:table-cell>
          <table:table-cell table:formula="of:=MOD([.BQ135]+HEX2DEC([.X135]);256)" office:value-type="float" office:value="0" calcext:value-type="float">
            <text:p>0</text:p>
          </table:table-cell>
          <table:table-cell table:formula="of:=MOD([.BR135]+HEX2DEC([.Y135]);256)" office:value-type="float" office:value="0" calcext:value-type="float">
            <text:p>0</text:p>
          </table:table-cell>
          <table:table-cell table:formula="of:=MOD([.BS135]+HEX2DEC([.Z135]);256)" office:value-type="float" office:value="0" calcext:value-type="float">
            <text:p>0</text:p>
          </table:table-cell>
          <table:table-cell table:formula="of:=MOD([.BT135]+HEX2DEC([.AA135]);256)" office:value-type="float" office:value="0" calcext:value-type="float">
            <text:p>0</text:p>
          </table:table-cell>
          <table:table-cell table:formula="of:=MOD([.BU135]+HEX2DEC([.AB135]);256)" office:value-type="float" office:value="0" calcext:value-type="float">
            <text:p>0</text:p>
          </table:table-cell>
          <table:table-cell table:formula="of:=MOD([.BV135]+HEX2DEC([.AC135]);256)" office:value-type="float" office:value="0" calcext:value-type="float">
            <text:p>0</text:p>
          </table:table-cell>
          <table:table-cell table:formula="of:=MOD([.BW135]+HEX2DEC([.AD135]);256)" office:value-type="float" office:value="0" calcext:value-type="float">
            <text:p>0</text:p>
          </table:table-cell>
          <table:table-cell table:formula="of:=MOD([.BX135]+HEX2DEC([.AE135]);256)" office:value-type="float" office:value="0" calcext:value-type="float">
            <text:p>0</text:p>
          </table:table-cell>
          <table:table-cell table:formula="of:=MOD([.BY135]+HEX2DEC([.AF135]);256)" office:value-type="float" office:value="0" calcext:value-type="float">
            <text:p>0</text:p>
          </table:table-cell>
          <table:table-cell table:formula="of:=MOD([.BZ135]+HEX2DEC([.AG135]);256)" office:value-type="float" office:value="0" calcext:value-type="float">
            <text:p>0</text:p>
          </table:table-cell>
          <table:table-cell table:formula="of:=MOD([.CA135]+HEX2DEC([.AH135]);256)" office:value-type="float" office:value="0" calcext:value-type="float">
            <text:p>0</text:p>
          </table:table-cell>
          <table:table-cell table:formula="of:=MOD([.CB135]+HEX2DEC([.AI135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6])+HEX2DEC([.S136]);256)" office:value-type="float" office:value="0" calcext:value-type="float">
            <text:p>0</text:p>
          </table:table-cell>
          <table:table-cell table:formula="of:=MOD([.BM136]+HEX2DEC([.T136]);256)" office:value-type="float" office:value="0" calcext:value-type="float">
            <text:p>0</text:p>
          </table:table-cell>
          <table:table-cell table:formula="of:=MOD([.BN136]+HEX2DEC([.U136]);256)" office:value-type="float" office:value="0" calcext:value-type="float">
            <text:p>0</text:p>
          </table:table-cell>
          <table:table-cell table:formula="of:=MOD([.BO136]+HEX2DEC([.V136]);256)" office:value-type="float" office:value="0" calcext:value-type="float">
            <text:p>0</text:p>
          </table:table-cell>
          <table:table-cell table:formula="of:=MOD([.BP136]+HEX2DEC([.W136]);256)" office:value-type="float" office:value="0" calcext:value-type="float">
            <text:p>0</text:p>
          </table:table-cell>
          <table:table-cell table:formula="of:=MOD([.BQ136]+HEX2DEC([.X136]);256)" office:value-type="float" office:value="0" calcext:value-type="float">
            <text:p>0</text:p>
          </table:table-cell>
          <table:table-cell table:formula="of:=MOD([.BR136]+HEX2DEC([.Y136]);256)" office:value-type="float" office:value="0" calcext:value-type="float">
            <text:p>0</text:p>
          </table:table-cell>
          <table:table-cell table:formula="of:=MOD([.BS136]+HEX2DEC([.Z136]);256)" office:value-type="float" office:value="0" calcext:value-type="float">
            <text:p>0</text:p>
          </table:table-cell>
          <table:table-cell table:formula="of:=MOD([.BT136]+HEX2DEC([.AA136]);256)" office:value-type="float" office:value="0" calcext:value-type="float">
            <text:p>0</text:p>
          </table:table-cell>
          <table:table-cell table:formula="of:=MOD([.BU136]+HEX2DEC([.AB136]);256)" office:value-type="float" office:value="0" calcext:value-type="float">
            <text:p>0</text:p>
          </table:table-cell>
          <table:table-cell table:formula="of:=MOD([.BV136]+HEX2DEC([.AC136]);256)" office:value-type="float" office:value="0" calcext:value-type="float">
            <text:p>0</text:p>
          </table:table-cell>
          <table:table-cell table:formula="of:=MOD([.BW136]+HEX2DEC([.AD136]);256)" office:value-type="float" office:value="0" calcext:value-type="float">
            <text:p>0</text:p>
          </table:table-cell>
          <table:table-cell table:formula="of:=MOD([.BX136]+HEX2DEC([.AE136]);256)" office:value-type="float" office:value="0" calcext:value-type="float">
            <text:p>0</text:p>
          </table:table-cell>
          <table:table-cell table:formula="of:=MOD([.BY136]+HEX2DEC([.AF136]);256)" office:value-type="float" office:value="0" calcext:value-type="float">
            <text:p>0</text:p>
          </table:table-cell>
          <table:table-cell table:formula="of:=MOD([.BZ136]+HEX2DEC([.AG136]);256)" office:value-type="float" office:value="0" calcext:value-type="float">
            <text:p>0</text:p>
          </table:table-cell>
          <table:table-cell table:formula="of:=MOD([.CA136]+HEX2DEC([.AH136]);256)" office:value-type="float" office:value="0" calcext:value-type="float">
            <text:p>0</text:p>
          </table:table-cell>
          <table:table-cell table:formula="of:=MOD([.CB136]+HEX2DEC([.AI136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7])+HEX2DEC([.S137]);256)" office:value-type="float" office:value="0" calcext:value-type="float">
            <text:p>0</text:p>
          </table:table-cell>
          <table:table-cell table:formula="of:=MOD([.BM137]+HEX2DEC([.T137]);256)" office:value-type="float" office:value="0" calcext:value-type="float">
            <text:p>0</text:p>
          </table:table-cell>
          <table:table-cell table:formula="of:=MOD([.BN137]+HEX2DEC([.U137]);256)" office:value-type="float" office:value="0" calcext:value-type="float">
            <text:p>0</text:p>
          </table:table-cell>
          <table:table-cell table:formula="of:=MOD([.BO137]+HEX2DEC([.V137]);256)" office:value-type="float" office:value="0" calcext:value-type="float">
            <text:p>0</text:p>
          </table:table-cell>
          <table:table-cell table:formula="of:=MOD([.BP137]+HEX2DEC([.W137]);256)" office:value-type="float" office:value="0" calcext:value-type="float">
            <text:p>0</text:p>
          </table:table-cell>
          <table:table-cell table:formula="of:=MOD([.BQ137]+HEX2DEC([.X137]);256)" office:value-type="float" office:value="0" calcext:value-type="float">
            <text:p>0</text:p>
          </table:table-cell>
          <table:table-cell table:formula="of:=MOD([.BR137]+HEX2DEC([.Y137]);256)" office:value-type="float" office:value="0" calcext:value-type="float">
            <text:p>0</text:p>
          </table:table-cell>
          <table:table-cell table:formula="of:=MOD([.BS137]+HEX2DEC([.Z137]);256)" office:value-type="float" office:value="0" calcext:value-type="float">
            <text:p>0</text:p>
          </table:table-cell>
          <table:table-cell table:formula="of:=MOD([.BT137]+HEX2DEC([.AA137]);256)" office:value-type="float" office:value="0" calcext:value-type="float">
            <text:p>0</text:p>
          </table:table-cell>
          <table:table-cell table:formula="of:=MOD([.BU137]+HEX2DEC([.AB137]);256)" office:value-type="float" office:value="0" calcext:value-type="float">
            <text:p>0</text:p>
          </table:table-cell>
          <table:table-cell table:formula="of:=MOD([.BV137]+HEX2DEC([.AC137]);256)" office:value-type="float" office:value="0" calcext:value-type="float">
            <text:p>0</text:p>
          </table:table-cell>
          <table:table-cell table:formula="of:=MOD([.BW137]+HEX2DEC([.AD137]);256)" office:value-type="float" office:value="0" calcext:value-type="float">
            <text:p>0</text:p>
          </table:table-cell>
          <table:table-cell table:formula="of:=MOD([.BX137]+HEX2DEC([.AE137]);256)" office:value-type="float" office:value="0" calcext:value-type="float">
            <text:p>0</text:p>
          </table:table-cell>
          <table:table-cell table:formula="of:=MOD([.BY137]+HEX2DEC([.AF137]);256)" office:value-type="float" office:value="0" calcext:value-type="float">
            <text:p>0</text:p>
          </table:table-cell>
          <table:table-cell table:formula="of:=MOD([.BZ137]+HEX2DEC([.AG137]);256)" office:value-type="float" office:value="0" calcext:value-type="float">
            <text:p>0</text:p>
          </table:table-cell>
          <table:table-cell table:formula="of:=MOD([.CA137]+HEX2DEC([.AH137]);256)" office:value-type="float" office:value="0" calcext:value-type="float">
            <text:p>0</text:p>
          </table:table-cell>
          <table:table-cell table:formula="of:=MOD([.CB137]+HEX2DEC([.AI137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8])+HEX2DEC([.S138]);256)" office:value-type="float" office:value="0" calcext:value-type="float">
            <text:p>0</text:p>
          </table:table-cell>
          <table:table-cell table:formula="of:=MOD([.BM138]+HEX2DEC([.T138]);256)" office:value-type="float" office:value="0" calcext:value-type="float">
            <text:p>0</text:p>
          </table:table-cell>
          <table:table-cell table:formula="of:=MOD([.BN138]+HEX2DEC([.U138]);256)" office:value-type="float" office:value="0" calcext:value-type="float">
            <text:p>0</text:p>
          </table:table-cell>
          <table:table-cell table:formula="of:=MOD([.BO138]+HEX2DEC([.V138]);256)" office:value-type="float" office:value="0" calcext:value-type="float">
            <text:p>0</text:p>
          </table:table-cell>
          <table:table-cell table:formula="of:=MOD([.BP138]+HEX2DEC([.W138]);256)" office:value-type="float" office:value="0" calcext:value-type="float">
            <text:p>0</text:p>
          </table:table-cell>
          <table:table-cell table:formula="of:=MOD([.BQ138]+HEX2DEC([.X138]);256)" office:value-type="float" office:value="0" calcext:value-type="float">
            <text:p>0</text:p>
          </table:table-cell>
          <table:table-cell table:formula="of:=MOD([.BR138]+HEX2DEC([.Y138]);256)" office:value-type="float" office:value="0" calcext:value-type="float">
            <text:p>0</text:p>
          </table:table-cell>
          <table:table-cell table:formula="of:=MOD([.BS138]+HEX2DEC([.Z138]);256)" office:value-type="float" office:value="0" calcext:value-type="float">
            <text:p>0</text:p>
          </table:table-cell>
          <table:table-cell table:formula="of:=MOD([.BT138]+HEX2DEC([.AA138]);256)" office:value-type="float" office:value="0" calcext:value-type="float">
            <text:p>0</text:p>
          </table:table-cell>
          <table:table-cell table:formula="of:=MOD([.BU138]+HEX2DEC([.AB138]);256)" office:value-type="float" office:value="0" calcext:value-type="float">
            <text:p>0</text:p>
          </table:table-cell>
          <table:table-cell table:formula="of:=MOD([.BV138]+HEX2DEC([.AC138]);256)" office:value-type="float" office:value="0" calcext:value-type="float">
            <text:p>0</text:p>
          </table:table-cell>
          <table:table-cell table:formula="of:=MOD([.BW138]+HEX2DEC([.AD138]);256)" office:value-type="float" office:value="0" calcext:value-type="float">
            <text:p>0</text:p>
          </table:table-cell>
          <table:table-cell table:formula="of:=MOD([.BX138]+HEX2DEC([.AE138]);256)" office:value-type="float" office:value="0" calcext:value-type="float">
            <text:p>0</text:p>
          </table:table-cell>
          <table:table-cell table:formula="of:=MOD([.BY138]+HEX2DEC([.AF138]);256)" office:value-type="float" office:value="0" calcext:value-type="float">
            <text:p>0</text:p>
          </table:table-cell>
          <table:table-cell table:formula="of:=MOD([.BZ138]+HEX2DEC([.AG138]);256)" office:value-type="float" office:value="0" calcext:value-type="float">
            <text:p>0</text:p>
          </table:table-cell>
          <table:table-cell table:formula="of:=MOD([.CA138]+HEX2DEC([.AH138]);256)" office:value-type="float" office:value="0" calcext:value-type="float">
            <text:p>0</text:p>
          </table:table-cell>
          <table:table-cell table:formula="of:=MOD([.CB138]+HEX2DEC([.AI138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>
          <table:table-cell table:number-columns-repeated="64"/>
          <table:table-cell table:formula="of:=MOD(HEX2DEC([.R139])+HEX2DEC([.S139]);256)" office:value-type="float" office:value="0" calcext:value-type="float">
            <text:p>0</text:p>
          </table:table-cell>
          <table:table-cell table:formula="of:=MOD([.BM139]+HEX2DEC([.T139]);256)" office:value-type="float" office:value="0" calcext:value-type="float">
            <text:p>0</text:p>
          </table:table-cell>
          <table:table-cell table:formula="of:=MOD([.BN139]+HEX2DEC([.U139]);256)" office:value-type="float" office:value="0" calcext:value-type="float">
            <text:p>0</text:p>
          </table:table-cell>
          <table:table-cell table:formula="of:=MOD([.BO139]+HEX2DEC([.V139]);256)" office:value-type="float" office:value="0" calcext:value-type="float">
            <text:p>0</text:p>
          </table:table-cell>
          <table:table-cell table:formula="of:=MOD([.BP139]+HEX2DEC([.W139]);256)" office:value-type="float" office:value="0" calcext:value-type="float">
            <text:p>0</text:p>
          </table:table-cell>
          <table:table-cell table:formula="of:=MOD([.BQ139]+HEX2DEC([.X139]);256)" office:value-type="float" office:value="0" calcext:value-type="float">
            <text:p>0</text:p>
          </table:table-cell>
          <table:table-cell table:formula="of:=MOD([.BR139]+HEX2DEC([.Y139]);256)" office:value-type="float" office:value="0" calcext:value-type="float">
            <text:p>0</text:p>
          </table:table-cell>
          <table:table-cell table:formula="of:=MOD([.BS139]+HEX2DEC([.Z139]);256)" office:value-type="float" office:value="0" calcext:value-type="float">
            <text:p>0</text:p>
          </table:table-cell>
          <table:table-cell table:formula="of:=MOD([.BT139]+HEX2DEC([.AA139]);256)" office:value-type="float" office:value="0" calcext:value-type="float">
            <text:p>0</text:p>
          </table:table-cell>
          <table:table-cell table:formula="of:=MOD([.BU139]+HEX2DEC([.AB139]);256)" office:value-type="float" office:value="0" calcext:value-type="float">
            <text:p>0</text:p>
          </table:table-cell>
          <table:table-cell table:formula="of:=MOD([.BV139]+HEX2DEC([.AC139]);256)" office:value-type="float" office:value="0" calcext:value-type="float">
            <text:p>0</text:p>
          </table:table-cell>
          <table:table-cell table:formula="of:=MOD([.BW139]+HEX2DEC([.AD139]);256)" office:value-type="float" office:value="0" calcext:value-type="float">
            <text:p>0</text:p>
          </table:table-cell>
          <table:table-cell table:formula="of:=MOD([.BX139]+HEX2DEC([.AE139]);256)" office:value-type="float" office:value="0" calcext:value-type="float">
            <text:p>0</text:p>
          </table:table-cell>
          <table:table-cell table:formula="of:=MOD([.BY139]+HEX2DEC([.AF139]);256)" office:value-type="float" office:value="0" calcext:value-type="float">
            <text:p>0</text:p>
          </table:table-cell>
          <table:table-cell table:formula="of:=MOD([.BZ139]+HEX2DEC([.AG139]);256)" office:value-type="float" office:value="0" calcext:value-type="float">
            <text:p>0</text:p>
          </table:table-cell>
          <table:table-cell table:formula="of:=MOD([.CA139]+HEX2DEC([.AH139]);256)" office:value-type="float" office:value="0" calcext:value-type="float">
            <text:p>0</text:p>
          </table:table-cell>
          <table:table-cell table:formula="of:=MOD([.CB139]+HEX2DEC([.AI139]);256)" office:value-type="float" office:value="0" calcext:value-type="float">
            <text:p>0</text:p>
          </table:table-cell>
          <table:table-cell table:number-columns-repeated="94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>
        <office:forms form:automatic-focus="false" form:apply-design-mode="false"/>
        <table:table-column table:style-name="co1" table:default-cell-style-name="Default"/>
        <table:table-column table:style-name="co16" table:default-cell-style-name="ce44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 table:number-rows-repeated="10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8">
          <table:table-cell/>
          <table:table-cell table:style-name="ce43"/>
          <table:table-cell table:style-name="ce1"/>
          <table:table-cell table:number-columns-repeated="4"/>
          <table:table-cell table:style-name="Default"/>
          <table:table-cell table:number-columns-repeated="2"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1"/>
          <table:table-cell table:number-columns-repeated="9"/>
        </table:table-row>
        <table:table-row table:style-name="ro1">
          <table:table-cell office:value-type="string" calcext:value-type="string">
            <text:p>Session History: quiet powerfull</text:p>
          </table:table-cell>
          <table:table-cell table:number-columns-repeated="9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office:value-type="time" office:time-value="PT06H23M34.1S" calcext:value-type="time">
            <text:p>06:23:34.1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F00000EE01100010006BF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8;0|4;6220;404;1|5;6624;464;0|6;7088;408;1|7;7496;1332;0|8;8828;404;1|9;9232;464;0|10;9696;404;1|11;10100;464;0|12;10564;408;1|13;10972;464;0|14;11436;404;1|15;11840;464;0|16;12304;408;1|17;12712;460;0|18;13172;408;1|19;13580;464;0|20;14044;380;1|21;14424;488;0|22;14912;404;1|23;15316;464;0|24;15780;408;1|25;16188;460;0|26;16648;404;1|27;17052;468;0|28;17520;404;1|29;17924;464;0|30;18388;408;1|31;18796;1328;0|32;20124;412;1|33;20536;460;0|34;20996;408;1|35;21404;460;0|36;21864;408;1|37;22272;464;0|38;22736;408;1|39;23144;460;0|40;23604;384;1|41;23988;484;0|42;24472;408;1|43;24880;464;0|44;25344;408;1|45;25752;460;0|46;26212;408;1|47;26620;1332;0|48;27952;384;1|49;28336;1352;0|50;29688;408;1|51;30096;1332;0|52;31428;408;1|53;31836;460;0|54;32296;408;1|55;32704;464;0|56;33168;404;1|57;33572;1332;0|58;34904;436;1|59;35340;436;0|60;35776;404;1|61;36180;464;0|62;36644;404;1|63;37048;464;0|64;37512;408;1|65;37920;464;0|66;38384;408;1|67;38792;460;0|68;39252;384;1|69;39636;484;0|70;40120;408;1|71;40528;464;0|72;40992;408;1|73;41400;460;0|74;41860;404;1|75;42264;464;0|76;42728;408;1|77;43136;464;0|78;43600;404;1|79;44004;464;0|80;44468;404;1|81;44872;468;0|82;45340;404;1|83;45744;464;0|84;46208;404;1|85;46612;464;0|86;47076;408;1|87;47484;460;0|88;47944;408;1|89;48352;464;0|90;48816;404;1|91;49220;464;0|92;49684;408;1|93;50092;464;0|94;50556;404;1|95;50960;464;0|96;51424;408;1|97;51832;460;0|98;52292;408;1|99;52700;460;0|100;53160;384;1|101;53544;488;0|102;54032;404;1|103;54436;464;0|104;54900;408;1|105;55308;460;0|106;55768;384;1|107;56152;488;0|108;56640;408;1|109;57048;460;0|110;57508;408;1|111;57916;464;0|112;58380;404;1|113;58784;464;0|114;59248;404;1|115;59652;464;0|116;60116;408;1|117;60524;464;0|118;60988;404;1|119;61392;1332;0|120;62724;408;1|121;63132;1328;0|122;64460;408;1|123;64868;464;0|124;65332;408;1|125;65740;464;0|126;66204;404;1|127;66608;464;0|128;67072;408;1|129;67480;460;0|130;67940;408;1|131;68348;464;0|132;68812;404;1|133;69216;10032;0|134;79248;3452;1|135;82700;1764;0|136;84464;436;1|137;84900;432;0|138;85332;384;1|139;85716;1356;0|140;87072;408;1|141;87480;460;0|142;87940;408;1|143;88348;464;0|144;88812;408;1|145;89220;460;0|146;89680;408;1|147;90088;460;0|148;90548;408;1|149;90956;464;0|150;91420;404;1|151;91824;468;0|152;92292;404;1|153;92696;464;0|154;93160;404;1|155;93564;464;0|156;94028;408;1|157;94436;464;0|158;94900;408;1|159;95308;460;0|160;95768;404;1|161;96172;464;0|162;96636;408;1|163;97044;1332;0|164;98376;404;1|165;98780;464;0|166;99244;408;1|167;99652;460;0|168;100112;408;1|169;100520;464;0|170;100984;380;1|171;101364;488;0|172;101852;408;1|173;102260;460;0|174;102720;408;1|175;103128;464;0|176;103592;404;1|177;103996;464;0|178;104460;408;1|179;104868;1328;0|180;106196;408;1|181;106604;1332;0|182;107936;408;1|183;108344;1332;0|184;109676;408;1|185;110084;460;0|186;110544;408;1|187;110952;464;0|188;111416;404;1|189;111820;1332;0|190;113152;408;1|191;113560;460;0|192;114020;408;1|193;114428;464;0|194;114892;384;1|195;115276;484;0|196;115760;408;1|197;116168;460;0|198;116628;412;1|199;117040;460;0|200;117500;408;1|201;117908;460;0|202;118368;408;1|203;118776;460;0|204;119236;408;1|205;119644;464;0|206;120108;408;1|207;120516;460;0|208;120976;384;1|209;121360;484;0|210;121844;412;1|211;122256;460;0|212;122716;408;1|213;123124;460;0|214;123584;404;1|215;123988;468;0|216;124456;404;1|217;124860;464;0|218;125324;408;1|219;125732;460;0|220;126192;408;1|221;126600;464;0|222;127064;404;1|223;127468;1332;0|224;128800;408;1|225;129208;448;0|226;129656;424;1|227;130080;460;0|228;130540;384;1|229;130924;1356;0|230;132280;404;1|231;132684;464;0|232;133148;408;1|233;133556;460;0|234;134016;408;1|235;134424;464;0|236;134888;404;1|237;135292;1332;0|238;136624;408;1|239;137032;1332;0|240;138364;408;1|241;138772;1328;0|242;140100;408;1|243;140508;1332;0|244;141840;408;1|245;142248;464;0|246;142712;404;1|247;143116;464;0|248;143580;408;1|249;143988;460;0|250;144448;408;1|251;144856;464;0|252;145320;404;1|253;145724;464;0|254;146188;404;1|255;146592;464;0|256;147056;408;1|257;147464;464;0|258;147928;408;1|259;148336;460;0|260;148796;404;1|261;149200;468;0|262;149668;404;1|263;150072;1328;0|264;151400;412;1|265;151812;1332;0|266;153144;404;1|267;153548;1332;0|268;154880;408;1|269;155288;1332;0|270;156620;408;1|271;157028;1328;0|272;158356;408;1|273;158764;464;0|274;159228;408;1|275;159636;1328;0|276;160964;412;1|277;161376;460;0|278;161836;408;1|279;162244;1332;0|280;163576;408;1|281;163984;460;0|282;164444;408;1|283;164852;464;0|284;165316;404;1|285;165720;464;0|286;166184;408;1|287;166592;460;0|288;167052;408;1|289;167460;460;0|290;167920;408;1|291;168328;464;0|292;168792;404;1|293;169196;464;0|294;169660;408;1|295;170068;460;0|296;170528;408;1|297;170936;464;0|298;171400;404;1|299;171804;464;0|300;172268;408;1|301;172676;460;0|302;173136;408;1|303;173544;464;0|304;174008;404;1|305;174412;468;0|306;174880;404;1|307;175284;464;0|308;175748;404;1|309;176152;464;0|310;176616;404;1|311;177020;464;0|312;177484;408;1|313;177892;460;0|314;178352;408;1|315;178760;1332;0|316;180092;408;1|317;180500;1332;0|318;181832;408;1|319;182240;1328;0|320;183568;408;1|321;183976;464;0|322;184440;408;1|323;184848;460;0|324;185308;408;1|325;185716;460;0|326;186176;408;1|327;186584;464;0|328;187048;404;1|329;187452;464;0|330;187916;408;1|331;188324;464;0|332;188788;404;1|333;189192;464;0|334;189656;408;1|335;190064;460;0|336;190524;384;1|337;190908;484;0|338;191392;408;1|339;191800;1336;0|340;193136;404;1|341;193540;1332;0|342;194872;408;1|343;195280;1328;0|344;196608;408;1|345;197016;1332;0|346;198348;408;1|347;198756;460;0|348;199216;404;1|349;199620;468;0|350;200088;408;1|351;200496;460;0|352;200956;408;1|353;201364;1332;0|354;202696;408;1|355;203104;460;0|356;203564;384;1|357;203948;484;0|358;204432;408;1|359;204840;464;0|360;205304;408;1|361;205712;460;0|362;206172;384;1|363;206556;484;0|364;207040;412;1|365;207452;460;0|366;207912;408;1|367;208320;460;0|368;208780;404;1|369;209184;468;0|370;209652;404;1|371;210056;464;0|372;210520;408;1|373;210928;460;0|374;211388;408;1|375;211796;464;0|376;212260;404;1|377;212664;1332;0|378;213996;408;1|379;214404;460;0|380;214864;412;1|381;215276;460;0|382;215736;408;1|383;216144;460;0|384;216604;408;1|385;217012;464;0|386;217476;404;1|387;217880;464;0|388;218344;408;1|389;218752;464;0|390;219216;392;1|391;219608;476;0|392;220084;404;1|393;220488;464;0|394;220952;408;1|395;221360;460;0|396;221820;408;1|397;222228;464;0|398;222692;404;1|399;223096;464;0|400;223560;408;1|401;223968;460;0|402;224428;408;1|403;224836;464;0|404;225300;404;1|405;225704;464;0|406;226168;408;1|407;226576;460;0|408;227036;408;1|409;227444;464;0|410;227908;404;1|411;228312;1332;0|412;229644;408;1|413;230052;1332;0|414;231384;388;1|415;231772;480;0|416;232252;408;1|417;232660;464;0|418;233124;404;1|419;233528;464;0|420;233992;404;1|421;234396;464;0|422;234860;408;1|423;235268;464;0|424;235732;380;1|425;236112;1356;0|426;237468;408;1|427;237876;1332;0|428;239208;408;1|429;239616;1328;0|430;240944;408;1|431;241352;1332;0|432;242684;408;1|433;243092;1332;0|434;244424;404;1|435;244828;1332;0|436;246160;412;1|437;246572;460;0|438;247032;408;1|439;247440;1328;0|440;248768;412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3M32.1S" calcext:value-type="time">
            <text:p>06:23:32.1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F00000EE03000010006D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0;0|6;7084;408;1|7;7492;1332;0|8;8824;408;1|9;9232;460;0|10;9692;408;1|11;10100;464;0|12;10564;380;1|13;10944;488;0|14;11432;408;1|15;11840;460;0|16;12300;412;1|17;12712;460;0|18;13172;408;1|19;13580;460;0|20;14040;408;1|21;14448;460;0|22;14908;408;1|23;15316;464;0|24;15780;408;1|25;16188;460;0|26;16648;408;1|27;17056;464;0|28;17520;404;1|29;17924;464;0|30;18388;408;1|31;18796;1332;0|32;20128;404;1|33;20532;464;0|34;20996;404;1|35;21400;464;0|36;21864;408;1|37;22272;460;0|38;22732;408;1|39;23140;464;0|40;23604;404;1|41;24008;464;0|42;24472;408;1|43;24880;460;0|44;25340;408;1|45;25748;464;0|46;26212;380;1|47;26592;1360;0|48;27952;404;1|49;28356;1332;0|50;29688;408;1|51;30096;1328;0|52;31424;412;1|53;31836;464;0|54;32300;404;1|55;32704;464;0|56;33168;404;1|57;33572;1332;0|58;34904;408;1|59;35312;460;0|60;35772;408;1|61;36180;464;0|62;36644;408;1|63;37052;460;0|64;37512;408;1|65;37920;460;0|66;38380;408;1|67;38788;464;0|68;39252;404;1|69;39656;464;0|70;40120;408;1|71;40528;460;0|72;40988;408;1|73;41396;464;0|74;41860;408;1|75;42268;460;0|76;42728;408;1|77;43136;464;0|78;43600;404;1|79;44004;464;0|80;44468;408;1|81;44876;460;0|82;45336;408;1|83;45744;460;0|84;46204;408;1|85;46612;464;0|86;47076;408;1|87;47484;460;0|88;47944;408;1|89;48352;464;0|90;48816;404;1|91;49220;464;0|92;49684;408;1|93;50092;460;0|94;50552;408;1|95;50960;460;0|96;51420;408;1|97;51828;464;0|98;52292;408;1|99;52700;460;0|100;53160;408;1|101;53568;460;0|102;54028;408;1|103;54436;464;0|104;54900;408;1|105;55308;464;0|106;55772;404;1|107;56176;460;0|108;56636;408;1|109;57044;464;0|110;57508;408;1|111;57916;460;0|112;58376;408;1|113;58784;460;0|114;59244;412;1|115;59656;460;0|116;60116;408;1|117;60524;460;0|118;60984;408;1|119;61392;1332;0|120;62724;408;1|121;63132;1328;0|122;64460;408;1|123;64868;464;0|124;65332;384;1|125;65716;484;0|126;66200;408;1|127;66608;464;0|128;67072;408;1|129;67480;460;0|130;67940;408;1|131;68348;460;0|132;68808;408;1|133;69216;10024;0|134;79240;3456;1|135;82696;1764;0|136;84460;408;1|137;84868;460;0|138;85328;408;1|139;85736;1332;0|140;87068;408;1|141;87476;460;0|142;87936;408;1|143;88344;460;0|144;88804;408;1|145;89212;464;0|146;89676;404;1|147;90080;464;0|148;90544;384;1|149;90928;488;0|150;91416;404;1|151;91820;460;0|152;92280;412;1|153;92692;464;0|154;93156;404;1|155;93560;464;0|156;94024;404;1|157;94428;464;0|158;94892;408;1|159;95300;460;0|160;95760;408;1|161;96168;464;0|162;96632;380;1|163;97012;1356;0|164;98368;408;1|165;98776;460;0|166;99236;408;1|167;99644;464;0|168;100108;408;1|169;100516;460;0|170;100976;408;1|171;101384;460;0|172;101844;408;1|173;102252;464;0|174;102716;408;1|175;103124;460;0|176;103584;408;1|177;103992;460;0|178;104452;408;1|179;104860;1332;0|180;106192;384;1|181;106576;1356;0|182;107932;408;1|183;108340;1332;0|184;109672;404;1|185;110076;464;0|186;110540;408;1|187;110948;460;0|188;111408;408;1|189;111816;1332;0|190;113148;408;1|191;113556;460;0|192;114016;408;1|193;114424;464;0|194;114888;408;1|195;115296;460;0|196;115756;404;1|197;116160;468;0|198;116628;404;1|199;117032;460;0|200;117492;412;1|201;117904;460;0|202;118364;408;1|203;118772;464;0|204;119236;400;1|205;119636;468;0|206;120104;408;1|207;120512;460;0|208;120972;408;1|209;121380;460;0|210;121840;404;1|211;122244;468;0|212;122712;404;1|213;123116;464;0|214;123580;408;1|215;123988;460;0|216;124448;408;1|217;124856;464;0|218;125320;404;1|219;125724;464;0|220;126188;404;1|221;126592;464;0|222;127056;408;1|223;127464;1332;0|224;128796;408;1|225;129204;460;0|226;129664;408;1|227;130072;464;0|228;130536;408;1|229;130944;1328;0|230;132272;408;1|231;132680;464;0|232;133144;408;1|233;133552;460;0|234;134012;408;1|235;134420;464;0|236;134884;404;1|237;135288;1332;0|238;136620;408;1|239;137028;1332;0|240;138360;404;1|241;138764;1332;0|242;140096;412;1|243;140508;1328;0|244;141836;408;1|245;142244;460;0|246;142704;408;1|247;143112;464;0|248;143576;404;1|249;143980;464;0|250;144444;408;1|251;144852;464;0|252;145316;404;1|253;145720;464;0|254;146184;404;1|255;146588;464;0|256;147052;408;1|257;147460;464;0|258;147924;404;1|259;148328;464;0|260;148792;404;1|261;149196;464;0|262;149660;408;1|263;150068;1332;0|264;151400;404;1|265;151804;1332;0|266;153136;408;1|267;153544;1332;0|268;154876;408;1|269;155284;1328;0|270;156612;408;1|271;157020;1336;0|272;158356;404;1|273;158760;460;0|274;159220;412;1|275;159632;1328;0|276;160960;408;1|277;161368;464;0|278;161832;404;1|279;162236;1332;0|280;163568;408;1|281;163976;464;0|282;164440;404;1|283;164844;464;0|284;165308;408;1|285;165716;460;0|286;166176;408;1|287;166584;464;0|288;167048;408;1|289;167456;460;0|290;167916;408;1|291;168324;464;0|292;168788;404;1|293;169192;464;0|294;169656;408;1|295;170064;460;0|296;170524;408;1|297;170932;464;0|298;171396;404;1|299;171800;464;0|300;172264;408;1|301;172672;460;0|302;173132;408;1|303;173540;464;0|304;174004;404;1|305;174408;464;0|306;174872;408;1|307;175280;460;0|308;175740;408;1|309;176148;460;0|310;176608;408;1|311;177016;464;0|312;177480;408;1|313;177888;460;0|314;178348;408;1|315;178756;1332;0|316;180088;408;1|317;180496;1328;0|318;181824;408;1|319;182232;1332;0|320;183564;404;1|321;183968;468;0|322;184436;404;1|323;184840;464;0|324;185304;408;1|325;185712;460;0|326;186172;404;1|327;186576;464;0|328;187040;408;1|329;187448;464;0|330;187912;408;1|331;188320;460;0|332;188780;408;1|333;189188;460;0|334;189648;408;1|335;190056;464;0|336;190520;380;1|337;190900;488;0|338;191388;408;1|339;191796;1332;0|340;193128;404;1|341;193532;1336;0|342;194868;404;1|343;195272;1332;0|344;196604;408;1|345;197012;460;0|346;197472;384;1|347;197856;488;0|348;198344;408;1|349;198752;464;0|350;199216;404;1|351;199620;464;0|352;200084;404;1|353;200488;1332;0|354;201820;408;1|355;202228;1332;0|356;203560;408;1|357;203968;460;0|358;204428;408;1|359;204836;464;0|360;205300;404;1|361;205704;464;0|362;206168;404;1|363;206572;464;0|364;207036;408;1|365;207444;464;0|366;207908;404;1|367;208312;464;0|368;208776;404;1|369;209180;464;0|370;209644;408;1|371;210052;464;0|372;210516;408;1|373;210924;460;0|374;211384;404;1|375;211788;464;0|376;212252;408;1|377;212660;1332;0|378;213992;408;1|379;214400;460;0|380;214860;408;1|381;215268;460;0|382;215728;408;1|383;216136;464;0|384;216600;408;1|385;217008;460;0|386;217468;408;1|387;217876;460;0|388;218336;408;1|389;218744;464;0|390;219208;408;1|391;219616;464;0|392;220080;404;1|393;220484;460;0|394;220944;408;1|395;221352;464;0|396;221816;408;1|397;222224;464;0|398;222688;404;1|399;223092;464;0|400;223556;404;1|401;223960;464;0|402;224424;408;1|403;224832;460;0|404;225292;384;1|405;225676;488;0|406;226164;408;1|407;226572;460;0|408;227032;408;1|409;227440;464;0|410;227904;404;1|411;228308;1332;0|412;229640;408;1|413;230048;1332;0|414;231380;404;1|415;231784;464;0|416;232248;408;1|417;232656;460;0|418;233116;408;1|419;233524;464;0|420;233988;408;1|421;234396;460;0|422;234856;408;1|423;235264;460;0|424;235724;408;1|425;236132;460;0|426;236592;412;1|427;237004;1332;0|428;238336;404;1|429;238740;1332;0|430;240072;408;1|431;240480;1328;0|432;241808;412;1|433;242220;1328;0|434;243548;408;1|435;243956;464;0|436;244420;404;1|437;244824;1332;0|438;246156;408;1|439;246564;1332;0|440;247896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3M28.8S" calcext:value-type="time">
            <text:p>06:23:28.8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0;0|6;7084;412;1|7;7496;1328;0|8;8824;408;1|9;9232;460;0|10;9692;408;1|11;10100;464;0|12;10564;408;1|13;10972;460;0|14;11432;404;1|15;11836;468;0|16;12304;404;1|17;12708;464;0|18;13172;408;1|19;13580;460;0|20;14040;408;1|21;14448;464;0|22;14912;404;1|23;15316;464;0|24;15780;404;1|25;16184;464;0|26;16648;408;1|27;17056;460;0|28;17516;408;1|29;17924;464;0|30;18388;380;1|31;18768;1356;0|32;20124;408;1|33;20532;464;0|34;20996;408;1|35;21404;460;0|36;21864;408;1|37;22272;464;0|38;22736;408;1|39;23144;460;0|40;23604;408;1|41;24012;460;0|42;24472;408;1|43;24880;464;0|44;25344;380;1|45;25724;488;0|46;26212;408;1|47;26620;1332;0|48;27952;408;1|49;28360;1328;0|50;29688;436;1|51;30124;1304;0|52;31428;380;1|53;31808;488;0|54;32296;408;1|55;32704;464;0|56;33168;404;1|57;33572;1336;0|58;34908;404;1|59;35312;460;0|60;35772;412;1|61;36184;460;0|62;36644;408;1|63;37052;460;0|64;37512;408;1|65;37920;464;0|66;38384;404;1|67;38788;464;0|68;39252;408;1|69;39660;460;0|70;40120;408;1|71;40528;464;0|72;40992;404;1|73;41396;464;0|74;41860;408;1|75;42268;460;0|76;42728;408;1|77;43136;464;0|78;43600;380;1|79;43980;488;0|80;44468;408;1|81;44876;464;0|82;45340;404;1|83;45744;464;0|84;46208;408;1|85;46616;460;0|86;47076;404;1|87;47480;464;0|88;47944;384;1|89;48328;488;0|90;48816;404;1|91;49220;464;0|92;49684;408;1|93;50092;464;0|94;50556;404;1|95;50960;464;0|96;51424;404;1|97;51828;464;0|98;52292;408;1|99;52700;464;0|100;53164;404;1|101;53568;464;0|102;54032;380;1|103;54412;488;0|104;54900;408;1|105;55308;460;0|106;55768;408;1|107;56176;464;0|108;56640;404;1|109;57044;464;0|110;57508;408;1|111;57916;460;0|112;58376;408;1|113;58784;464;0|114;59248;404;1|115;59652;464;0|116;60116;408;1|117;60524;464;0|118;60988;404;1|119;61392;1332;0|120;62724;408;1|121;63132;1332;0|122;64464;408;1|123;64872;460;0|124;65332;408;1|125;65740;460;0|126;66200;384;1|127;66584;488;0|128;67072;408;1|129;67480;460;0|130;67940;408;1|131;68348;460;0|132;68808;408;1|133;69216;10028;0|134;79244;3452;1|135;82696;1768;0|136;84464;404;1|137;84868;460;0|138;85328;412;1|139;85740;1328;0|140;87068;384;1|141;87452;488;0|142;87940;408;1|143;88348;460;0|144;88808;408;1|145;89216;464;0|146;89680;404;1|147;90084;464;0|148;90548;408;1|149;90956;464;0|150;91420;404;1|151;91824;460;0|152;92284;408;1|153;92692;464;0|154;93156;408;1|155;93564;460;0|156;94024;384;1|157;94408;488;0|158;94896;404;1|159;95300;464;0|160;95764;408;1|161;96172;460;0|162;96632;408;1|163;97040;1332;0|164;98372;436;1|165;98808;432;0|166;99240;408;1|167;99648;464;0|168;100112;380;1|169;100492;488;0|170;100980;408;1|171;101388;460;0|172;101848;408;1|173;102256;460;0|174;102716;408;1|175;103124;464;0|176;103588;408;1|177;103996;460;0|178;104456;408;1|179;104864;1332;0|180;106196;408;1|181;106604;1328;0|182;107932;412;1|183;108344;1328;0|184;109672;408;1|185;110080;460;0|186;110540;408;1|187;110948;464;0|188;111412;408;1|189;111820;1328;0|190;113148;408;1|191;113556;464;0|192;114020;408;1|193;114428;460;0|194;114888;408;1|195;115296;464;0|196;115760;404;1|197;116164;468;0|198;116632;404;1|199;117036;460;0|200;117496;408;1|201;117904;464;0|202;118368;408;1|203;118776;464;0|204;119240;404;1|205;119644;460;0|206;120104;408;1|207;120512;464;0|208;120976;408;1|209;121384;460;0|210;121844;408;1|211;122252;460;0|212;122712;384;1|213;123096;488;0|214;123584;408;1|215;123992;460;0|216;124452;408;1|217;124860;460;0|218;125320;408;1|219;125728;464;0|220;126192;404;1|221;126596;464;0|222;127060;408;1|223;127468;1332;0|224;128800;408;1|225;129208;460;0|226;129668;408;1|227;130076;460;0|228;130536;408;1|229;130944;1332;0|230;132276;384;1|231;132660;484;0|232;133144;408;1|233;133552;464;0|234;134016;404;1|235;134420;464;0|236;134884;408;1|237;135292;1332;0|238;136624;408;1|239;137032;1332;0|240;138364;404;1|241;138768;1332;0|242;140100;408;1|243;140508;1332;0|244;141840;408;1|245;142248;460;0|246;142708;408;1|247;143116;460;0|248;143576;408;1|249;143984;464;0|250;144448;404;1|251;144852;464;0|252;145316;408;1|253;145724;464;0|254;146188;404;1|255;146592;464;0|256;147056;408;1|257;147464;460;0|258;147924;404;1|259;148328;468;0|260;148796;404;1|261;149200;464;0|262;149664;408;1|263;150072;1332;0|264;151404;404;1|265;151808;1332;0|266;153140;408;1|267;153548;1332;0|268;154880;408;1|269;155288;1328;0|270;156616;408;1|271;157024;1332;0|272;158356;408;1|273;158764;464;0|274;159228;408;1|275;159636;1328;0|276;160964;408;1|277;161372;460;0|278;161832;408;1|279;162240;1336;0|280;163576;404;1|281;163980;464;0|282;164444;380;1|283;164824;484;0|284;165308;412;1|285;165720;460;0|286;166180;408;1|287;166588;464;0|288;167052;380;1|289;167432;488;0|290;167920;408;1|291;168328;460;0|292;168788;408;1|293;169196;464;0|294;169660;404;1|295;170064;464;0|296;170528;380;1|297;170908;488;0|298;171396;408;1|299;171804;464;0|300;172268;408;1|301;172676;460;0|302;173136;404;1|303;173540;464;0|304;174004;408;1|305;174412;448;0|306;174860;424;1|307;175284;460;0|308;175744;408;1|309;176152;460;0|310;176612;408;1|311;177020;464;0|312;177484;404;1|313;177888;464;0|314;178352;408;1|315;178760;1332;0|316;180092;404;1|317;180496;1336;0|318;181832;404;1|319;182236;1332;0|320;183568;408;1|321;183976;460;0|322;184436;408;1|323;184844;460;0|324;185304;408;1|325;185712;464;0|326;186176;408;1|327;186584;460;0|328;187044;384;1|329;187428;484;0|330;187912;408;1|331;188320;464;0|332;188784;408;1|333;189192;464;0|334;189656;404;1|335;190060;464;0|336;190524;404;1|337;190928;464;0|338;191392;408;1|339;191800;1328;0|340;193128;412;1|341;193540;1328;0|342;194868;408;1|343;195276;1332;0|344;196608;408;1|345;197016;460;0|346;197476;408;1|347;197884;460;0|348;198344;408;1|349;198752;464;0|350;199216;408;1|351;199624;460;0|352;200084;408;1|353;200492;1332;0|354;201824;408;1|355;202232;460;0|356;202692;408;1|357;203100;464;0|358;203564;408;1|359;203972;460;0|360;204432;408;1|361;204840;464;0|362;205304;380;1|363;205684;488;0|364;206172;408;1|365;206580;460;0|366;207040;408;1|367;207448;464;0|368;207912;380;1|369;208292;488;0|370;208780;408;1|371;209188;460;0|372;209648;408;1|373;210056;464;0|374;210520;404;1|375;210924;464;0|376;211388;404;1|377;211792;1332;0|378;213124;408;1|379;213532;464;0|380;213996;404;1|381;214400;464;0|382;214864;408;1|383;215272;460;0|384;215732;408;1|385;216140;464;0|386;216604;408;1|387;217012;460;0|388;217472;384;1|389;217856;484;0|390;218340;408;1|391;218748;464;0|392;219212;408;1|393;219620;460;0|394;220080;408;1|395;220488;464;0|396;220952;380;1|397;221332;488;0|398;221820;404;1|399;222224;464;0|400;222688;408;1|401;223096;464;0|402;223560;404;1|403;223964;464;0|404;224428;380;1|405;224808;488;0|406;225296;408;1|407;225704;460;0|408;226164;408;1|409;226572;464;0|410;227036;408;1|411;227444;1328;0|412;228772;408;1|413;229180;1332;0|414;230512;404;1|415;230916;464;0|416;231380;408;1|417;231788;464;0|418;232252;408;1|419;232660;460;0|420;233120;404;1|421;233524;464;0|422;233988;408;1|423;234396;464;0|424;234860;408;1|425;235268;460;0|426;235728;408;1|427;236136;1332;0|428;237468;408;1|429;237876;1328;0|430;239204;408;1|431;239612;1332;0|432;240944;408;1|433;241352;1332;0|434;242684;408;1|435;243092;1328;0|436;244420;408;1|437;244828;464;0|438;245292;408;1|439;245700;1328;0|440;247028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29.6S" calcext:value-type="time">
            <text:p>06:29:29.6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4;0|16;12308;404;1|17;12712;464;0|18;13176;408;1|19;13584;460;0|20;14044;408;1|21;14452;464;0|22;14916;404;1|23;15320;464;0|24;15784;404;1|25;16188;464;0|26;16652;408;1|27;17060;464;0|28;17524;404;1|29;17928;464;0|30;18392;404;1|31;18796;1332;0|32;20128;412;1|33;20540;456;0|34;20996;408;1|35;21404;464;0|36;21868;408;1|37;22276;464;0|38;22740;380;1|39;23120;488;0|40;23608;404;1|41;24012;464;0|42;24476;408;1|43;24884;464;0|44;25348;380;1|45;25728;488;0|46;26216;408;1|47;26624;1332;0|48;27956;404;1|49;28360;1332;0|50;29692;408;1|51;30100;1332;0|52;31432;408;1|53;31840;464;0|54;32304;404;1|55;32708;460;0|56;33168;408;1|57;33576;1336;0|58;34912;404;1|59;35316;464;0|60;35780;404;1|61;36184;464;0|62;36648;408;1|63;37056;464;0|64;37520;404;1|65;37924;464;0|66;38388;404;1|67;38792;464;0|68;39256;408;1|69;39664;460;0|70;40124;408;1|71;40532;464;0|72;40996;380;1|73;41376;488;0|74;41864;408;1|75;42272;460;0|76;42732;408;1|77;43140;460;0|78;43600;408;1|79;44008;464;0|80;44472;408;1|81;44880;460;0|82;45340;408;1|83;45748;460;0|84;46208;408;1|85;46616;464;0|86;47080;408;1|87;47488;464;0|88;47952;404;1|89;48356;460;0|90;48816;408;1|91;49224;464;0|92;49688;408;1|93;50096;464;0|94;50560;380;1|95;50940;488;0|96;51428;404;1|97;51832;464;0|98;52296;408;1|99;52704;460;0|100;53164;404;1|101;53568;464;0|102;54032;408;1|103;54440;464;0|104;54904;408;1|105;55312;460;0|106;55772;408;1|107;56180;464;0|108;56644;404;1|109;57048;464;0|110;57512;408;1|111;57920;460;0|112;58380;408;1|113;58788;464;0|114;59252;404;1|115;59656;464;0|116;60120;384;1|117;60504;484;0|118;60988;408;1|119;61396;1332;0|120;62728;408;1|121;63136;1328;0|122;64464;412;1|123;64876;460;0|124;65336;408;1|125;65744;460;0|126;66204;408;1|127;66612;464;0|128;67076;404;1|129;67480;456;0|130;67936;416;1|131;68352;460;0|132;68812;408;1|133;69220;10032;0|134;79252;3452;1|135;82704;1760;0|136;84464;412;1|137;84876;460;0|138;85336;408;1|139;85744;1332;0|140;87076;408;1|141;87484;460;0|142;87944;408;1|143;88352;464;0|144;88816;404;1|145;89220;464;0|146;89684;408;1|147;90092;460;0|148;90552;408;1|149;90960;464;0|150;91424;408;1|151;91832;460;0|152;92292;408;1|153;92700;464;0|154;93164;404;1|155;93568;460;0|156;94028;412;1|157;94440;460;0|158;94900;408;1|159;95308;460;0|160;95768;408;1|161;96176;464;0|162;96640;408;1|163;97048;1328;0|164;98376;408;1|165;98784;464;0|166;99248;408;1|167;99656;460;0|168;100116;408;1|169;100524;460;0|170;100984;408;1|171;101392;464;0|172;101856;408;1|173;102264;460;0|174;102724;384;1|175;103108;484;0|176;103592;408;1|177;104000;464;0|178;104464;404;1|179;104868;1332;0|180;106200;408;1|181;106608;1332;0|182;107940;384;1|183;108324;1352;0|184;109676;412;1|185;110088;460;0|186;110548;408;1|187;110956;460;0|188;111416;408;1|189;111824;1332;0|190;113156;408;1|191;113564;464;0|192;114028;404;1|193;114432;464;0|194;114896;408;1|195;115304;464;0|196;115768;404;1|197;116172;460;0|198;116632;408;1|199;117040;464;0|200;117504;408;1|201;117912;460;0|202;118372;408;1|203;118780;464;0|204;119244;408;1|205;119652;460;0|206;120112;408;1|207;120520;460;0|208;120980;408;1|209;121388;460;0|210;121848;408;1|211;122256;464;0|212;122720;408;1|213;123128;460;0|214;123588;404;1|215;123992;464;0|216;124456;408;1|217;124864;464;0|218;125328;408;1|219;125736;460;0|220;126196;408;1|221;126604;460;0|222;127064;408;1|223;127472;1332;0|224;128804;408;1|225;129212;460;0|226;129672;412;1|227;130084;460;0|228;130544;380;1|229;130924;1356;0|230;132280;412;1|231;132692;460;0|232;133152;408;1|233;133560;460;0|234;134020;408;1|235;134428;464;0|236;134892;408;1|237;135300;1332;0|238;136632;404;1|239;137036;1332;0|240;138368;408;1|241;138776;1332;0|242;140108;404;1|243;140512;1332;0|244;141844;408;1|245;142252;464;0|246;142716;408;1|247;143124;460;0|248;143584;408;1|249;143992;460;0|250;144452;408;1|251;144860;464;0|252;145324;404;1|253;145728;464;0|254;146192;404;1|255;146596;464;0|256;147060;408;1|257;147468;464;0|258;147932;404;1|259;148336;464;0|260;148800;404;1|261;149204;464;0|262;149668;408;1|263;150076;1332;0|264;151408;404;1|265;151812;1336;0|266;153148;404;1|267;153552;1336;0|268;154888;404;1|269;155292;1332;0|270;156624;408;1|271;157032;1328;0|272;158360;408;1|273;158768;464;0|274;159232;408;1|275;159640;1332;0|276;160972;408;1|277;161380;460;0|278;161840;408;1|279;162248;1332;0|280;163580;408;1|281;163988;460;0|282;164448;408;1|283;164856;464;0|284;165320;404;1|285;165724;464;0|286;166188;404;1|287;166592;464;0|288;167056;408;1|289;167464;464;0|290;167928;404;1|291;168332;464;0|292;168796;404;1|293;169200;464;0|294;169664;408;1|295;170072;460;0|296;170532;408;1|297;170940;464;0|298;171404;404;1|299;171808;464;0|300;172272;408;1|301;172680;460;0|302;173140;408;1|303;173548;460;0|304;174008;408;1|305;174416;464;0|306;174880;408;1|307;175288;464;0|308;175752;404;1|309;176156;464;0|310;176620;404;1|311;177024;464;0|312;177488;408;1|313;177896;464;0|314;178360;380;1|315;178740;1356;0|316;180096;408;1|317;180504;1328;0|318;181832;412;1|319;182244;1328;0|320;183572;408;1|321;183980;464;0|322;184444;404;1|323;184848;464;0|324;185312;408;1|325;185720;464;0|326;186184;404;1|327;186588;464;0|328;187052;404;1|329;187456;464;0|330;187920;408;1|331;188328;460;0|332;188788;408;1|333;189196;464;0|334;189660;404;1|335;190064;464;0|336;190528;408;1|337;190936;464;0|338;191400;404;1|339;191804;1332;0|340;193136;408;1|341;193544;1332;0|342;194876;408;1|343;195284;1328;0|344;196612;408;1|345;197020;464;0|346;197484;404;1|347;197888;464;0|348;198352;408;1|349;198760;460;0|350;199220;384;1|351;199604;488;0|352;200092;408;1|353;200500;1328;0|354;201828;408;1|355;202236;464;0|356;202700;408;1|357;203108;464;0|358;203572;404;1|359;203976;460;0|360;204436;408;1|361;204844;460;0|362;205304;412;1|363;205716;460;0|364;206176;408;1|365;206584;464;0|366;207048;404;1|367;207452;464;0|368;207916;408;1|369;208324;460;0|370;208784;408;1|371;209192;460;0|372;209652;408;1|373;210060;464;0|374;210524;408;1|375;210932;460;0|376;211392;408;1|377;211800;1332;0|378;213132;408;1|379;213540;460;0|380;214000;408;1|381;214408;460;0|382;214868;408;1|383;215276;464;0|384;215740;408;1|385;216148;460;0|386;216608;408;1|387;217016;460;0|388;217476;412;1|389;217888;460;0|390;218348;412;1|391;218760;456;0|392;219216;408;1|393;219624;464;0|394;220088;408;1|395;220496;460;0|396;220956;408;1|397;221364;460;0|398;221824;408;1|399;222232;460;0|400;222692;408;1|401;223100;464;0|402;223564;408;1|403;223972;460;0|404;224432;404;1|405;224836;468;0|406;225304;408;1|407;225712;460;0|408;226172;408;1|409;226580;460;0|410;227040;408;1|411;227448;1332;0|412;228780;408;1|413;229188;1328;0|414;230516;412;1|415;230928;460;0|416;231388;404;1|417;231792;464;0|418;232256;408;1|419;232664;464;0|420;233128;404;1|421;233532;464;0|422;233996;408;1|423;234404;464;0|424;234868;404;1|425;235272;464;0|426;235736;408;1|427;236144;1328;0|428;237472;408;1|429;237880;1332;0|430;239212;408;1|431;239620;1332;0|432;240952;408;1|433;241360;1328;0|434;242688;408;1|435;243096;1328;0|436;244424;408;1|437;244832;464;0|438;245296;408;1|439;245704;1332;0|440;247036;404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28.1S" calcext:value-type="time">
            <text:p>06:29:28.1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500000EE01000010006B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8;1|7;7496;1332;0|8;8828;404;1|9;9232;464;0|10;9696;408;1|11;10104;460;0|12;10564;408;1|13;10972;464;0|14;11436;404;1|15;11840;464;0|16;12304;408;1|17;12712;460;0|18;13172;404;1|19;13576;468;0|20;14044;408;1|21;14452;460;0|22;14912;408;1|23;15320;460;0|24;15780;408;1|25;16188;464;0|26;16652;408;1|27;17060;460;0|28;17520;408;1|29;17928;460;0|30;18388;408;1|31;18796;1332;0|32;20128;408;1|33;20536;464;0|34;21000;404;1|35;21404;464;0|36;21868;408;1|37;22276;460;0|38;22736;380;1|39;23116;492;0|40;23608;404;1|41;24012;464;0|42;24476;408;1|43;24884;460;0|44;25344;408;1|45;25752;460;0|46;26212;408;1|47;26620;1332;0|48;27952;408;1|49;28360;1332;0|50;29692;408;1|51;30100;1328;0|52;31428;408;1|53;31836;464;0|54;32300;408;1|55;32708;460;0|56;33168;408;1|57;33576;1332;0|58;34908;408;1|59;35316;460;0|60;35776;408;1|61;36184;460;0|62;36644;408;1|63;37052;464;0|64;37516;408;1|65;37924;460;0|66;38384;404;1|67;38788;464;0|68;39252;408;1|69;39660;464;0|70;40124;408;1|71;40532;460;0|72;40992;404;1|73;41396;468;0|74;41864;404;1|75;42268;464;0|76;42732;404;1|77;43136;464;0|78;43600;408;1|79;44008;460;0|80;44468;408;1|81;44876;464;0|82;45340;380;1|83;45720;488;0|84;46208;408;1|85;46616;464;0|86;47080;404;1|87;47484;464;0|88;47948;404;1|89;48352;464;0|90;48816;408;1|91;49224;464;0|92;49688;404;1|93;50092;464;0|94;50556;408;1|95;50964;460;0|96;51424;408;1|97;51832;464;0|98;52296;404;1|99;52700;464;0|100;53164;408;1|101;53572;460;0|102;54032;408;1|103;54440;464;0|104;54904;404;1|105;55308;464;0|106;55772;404;1|107;56176;464;0|108;56640;408;1|109;57048;464;0|110;57512;404;1|111;57916;464;0|112;58380;408;1|113;58788;460;0|114;59248;408;1|115;59656;460;0|116;60116;408;1|117;60524;464;0|118;60988;380;1|119;61368;1360;0|120;62728;408;1|121;63136;1328;0|122;64464;408;1|123;64872;464;0|124;65336;408;1|125;65744;460;0|126;66204;404;1|127;66608;464;0|128;67072;408;1|129;67480;464;0|130;67944;404;1|131;68348;464;0|132;68812;408;1|133;69220;10024;0|134;79244;3452;1|135;82696;1764;0|136;84460;408;1|137;84868;464;0|138;85332;408;1|139;85740;1328;0|140;87068;408;1|141;87476;464;0|142;87940;408;1|143;88348;460;0|144;88808;404;1|145;89212;468;0|146;89680;404;1|147;90084;464;0|148;90548;408;1|149;90956;460;0|150;91416;384;1|151;91800;484;0|152;92284;408;1|153;92692;464;0|154;93156;408;1|155;93564;460;0|156;94024;408;1|157;94432;460;0|158;94892;412;1|159;95304;460;0|160;95764;380;1|161;96144;488;0|162;96632;408;1|163;97040;1332;0|164;98372;408;1|165;98780;460;0|166;99240;408;1|167;99648;464;0|168;100112;404;1|169;100516;464;0|170;100980;408;1|171;101388;460;0|172;101848;408;1|173;102256;460;0|174;102716;408;1|175;103124;464;0|176;103588;408;1|177;103996;460;0|178;104456;404;1|179;104860;1336;0|180;106196;408;1|181;106604;1332;0|182;107936;404;1|183;108340;1332;0|184;109672;408;1|185;110080;464;0|186;110544;408;1|187;110952;460;0|188;111412;408;1|189;111820;1332;0|190;113152;404;1|191;113556;464;0|192;114020;380;1|193;114400;488;0|194;114888;408;1|195;115296;464;0|196;115760;408;1|197;116168;460;0|198;116628;404;1|199;117032;464;0|200;117496;408;1|201;117904;448;0|202;118352;424;1|203;118776;460;0|204;119236;408;1|205;119644;464;0|206;120108;404;1|207;120512;464;0|208;120976;404;1|209;121380;464;0|210;121844;408;1|211;122252;460;0|212;122712;408;1|213;123120;464;0|214;123584;380;1|215;123964;488;0|216;124452;408;1|217;124860;460;0|218;125320;408;1|219;125728;464;0|220;126192;404;1|221;126596;464;0|222;127060;408;1|223;127468;1328;0|224;128796;412;1|225;129208;460;0|226;129668;404;1|227;130072;464;0|228;130536;408;1|229;130944;1332;0|230;132276;408;1|231;132684;460;0|232;133144;408;1|233;133552;464;0|234;134016;404;1|235;134420;464;0|236;134884;404;1|237;135288;1336;0|238;136624;404;1|239;137028;1332;0|240;138360;408;1|241;138768;1332;0|242;140100;408;1|243;140508;1332;0|244;141840;404;1|245;142244;464;0|246;142708;408;1|247;143116;460;0|248;143576;408;1|249;143984;464;0|250;144448;404;1|251;144852;464;0|252;145316;408;1|253;145724;464;0|254;146188;404;1|255;146592;464;0|256;147056;408;1|257;147464;460;0|258;147924;408;1|259;148332;464;0|260;148796;404;1|261;149200;464;0|262;149664;408;1|263;150072;1328;0|264;151400;408;1|265;151808;1332;0|266;153140;436;1|267;153576;432;0|268;154008;408;1|269;154416;1332;0|270;155748;408;1|271;156156;460;0|272;156616;408;1|273;157024;460;0|274;157484;408;1|275;157892;1332;0|276;159224;408;1|277;159632;464;0|278;160096;408;1|279;160504;1332;0|280;161836;380;1|281;162216;484;0|282;162700;412;1|283;163112;460;0|284;163572;408;1|285;163980;464;0|286;164444;404;1|287;164848;464;0|288;165312;404;1|289;165716;464;0|290;166180;408;1|291;166588;464;0|292;167052;404;1|293;167456;464;0|294;167920;408;1|295;168328;460;0|296;168788;408;1|297;169196;464;0|298;169660;404;1|299;170064;464;0|300;170528;380;1|301;170908;488;0|302;171396;408;1|303;171804;464;0|304;172268;404;1|305;172672;464;0|306;173136;408;1|307;173544;460;0|308;174004;408;1|309;174412;460;0|310;174872;408;1|311;175280;464;0|312;175744;408;1|313;176152;460;0|314;176612;408;1|315;177020;1332;0|316;178352;408;1|317;178760;1328;0|318;180088;408;1|319;180496;1332;0|320;181828;408;1|321;182236;464;0|322;182700;404;1|323;183104;464;0|324;183568;408;1|325;183976;460;0|326;184436;408;1|327;184844;460;0|328;185304;408;1|329;185712;464;0|330;186176;408;1|331;186584;464;0|332;187048;404;1|333;187452;464;0|334;187916;404;1|335;188320;464;0|336;188784;404;1|337;189188;468;0|338;189656;404;1|339;190060;1332;0|340;191392;408;1|341;191800;1332;0|342;193132;408;1|343;193540;1328;0|344;194868;408;1|345;195276;464;0|346;195740;404;1|347;196144;464;0|348;196608;408;1|349;197016;460;0|350;197476;408;1|351;197884;448;0|352;198332;420;1|353;198752;1332;0|354;200084;408;1|355;200492;460;0|356;200952;408;1|357;201360;464;0|358;201824;408;1|359;202232;460;0|360;202692;408;1|361;203100;460;0|362;203560;408;1|363;203968;464;0|364;204432;408;1|365;204840;464;0|366;205304;404;1|367;205708;464;0|368;206172;404;1|369;206576;464;0|370;207040;408;1|371;207448;460;0|372;207908;404;1|373;208312;468;0|374;208780;404;1|375;209184;464;0|376;209648;408;1|377;210056;1332;0|378;211388;404;1|379;211792;464;0|380;212256;408;1|381;212664;460;0|382;213124;408;1|383;213532;464;0|384;213996;404;1|385;214400;464;0|386;214864;384;1|387;215248;484;0|388;215732;408;1|389;216140;464;0|390;216604;408;1|391;217012;464;0|392;217476;404;1|393;217880;460;0|394;218340;408;1|395;218748;464;0|396;219212;408;1|397;219620;460;0|398;220080;408;1|399;220488;464;0|400;220952;404;1|401;221356;464;0|402;221820;404;1|403;222224;464;0|404;222688;408;1|405;223096;460;0|406;223556;408;1|407;223964;464;0|408;224428;408;1|409;224836;460;0|410;225296;408;1|411;225704;1328;0|412;227032;412;1|413;227444;1328;0|414;228772;412;1|415;229184;460;0|416;229644;408;1|417;230052;460;0|418;230512;408;1|419;230920;464;0|420;231384;404;1|421;231788;464;0|422;232252;408;1|423;232660;460;0|424;233120;404;1|425;233524;464;0|426;233988;408;1|427;234396;464;0|428;234860;408;1|429;235268;1332;0|430;236600;404;1|431;237004;464;0|432;237468;408;1|433;237876;1328;0|434;239204;408;1|435;239612;1332;0|436;240944;408;1|437;241352;460;0|438;241812;408;1|439;242220;1332;0|440;243552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26.9S" calcext:value-type="time">
            <text:p>06:29:26.9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400000EE01000010006B3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0;0|4;6216;412;1|5;6628;460;0|6;7088;408;1|7;7496;1328;0|8;8824;436;1|9;9260;436;0|10;9696;408;1|11;10104;460;0|12;10564;408;1|13;10972;464;0|14;11436;404;1|15;11840;464;0|16;12304;404;1|17;12708;464;0|18;13172;408;1|19;13580;464;0|20;14044;404;1|21;14448;464;0|22;14912;408;1|23;15320;460;0|24;15780;408;1|25;16188;460;0|26;16648;408;1|27;17056;464;0|28;17520;404;1|29;17924;464;0|30;18388;408;1|31;18796;1332;0|32;20128;404;1|33;20532;464;0|34;20996;408;1|35;21404;464;0|36;21868;408;1|37;22276;460;0|38;22736;404;1|39;23140;464;0|40;23604;408;1|41;24012;464;0|42;24476;404;1|43;24880;464;0|44;25344;408;1|45;25752;464;0|46;26216;404;1|47;26620;1332;0|48;27952;408;1|49;28360;1332;0|50;29692;404;1|51;30096;1332;0|52;31428;408;1|53;31836;460;0|54;32296;408;1|55;32704;464;0|56;33168;404;1|57;33572;1332;0|58;34904;408;1|59;35312;464;0|60;35776;404;1|61;36180;468;0|62;36648;404;1|63;37052;460;0|64;37512;408;1|65;37920;464;0|66;38384;408;1|67;38792;460;0|68;39252;408;1|69;39660;464;0|70;40124;400;1|71;40524;468;0|72;40992;408;1|73;41400;460;0|74;41860;408;1|75;42268;464;0|76;42732;404;1|77;43136;464;0|78;43600;408;1|79;44008;460;0|80;44468;408;1|81;44876;460;0|82;45336;408;1|83;45744;464;0|84;46208;408;1|85;46616;460;0|86;47076;408;1|87;47484;464;0|88;47948;404;1|89;48352;464;0|90;48816;408;1|91;49224;464;0|92;49688;404;1|93;50092;460;0|94;50552;408;1|95;50960;464;0|96;51424;408;1|97;51832;460;0|98;52292;384;1|99;52676;488;0|100;53164;404;1|101;53568;464;0|102;54032;408;1|103;54440;464;0|104;54904;404;1|105;55308;460;0|106;55768;412;1|107;56180;460;0|108;56640;408;1|109;57048;460;0|110;57508;408;1|111;57916;464;0|112;58380;404;1|113;58784;464;0|114;59248;408;1|115;59656;464;0|116;60120;404;1|117;60524;464;0|118;60988;408;1|119;61396;1328;0|120;62724;408;1|121;63132;1336;0|122;64468;404;1|123;64872;460;0|124;65332;408;1|125;65740;460;0|126;66200;412;1|127;66612;460;0|128;67072;408;1|129;67480;448;0|130;67928;420;1|131;68348;464;0|132;68812;408;1|133;69220;10024;0|134;79244;3456;1|135;82700;1760;0|136;84460;412;1|137;84872;460;0|138;85332;408;1|139;85740;1332;0|140;87072;408;1|141;87480;460;0|142;87940;408;1|143;88348;464;0|144;88812;380;1|145;89192;488;0|146;89680;408;1|147;90088;460;0|148;90548;408;1|149;90956;460;0|150;91416;408;1|151;91824;464;0|152;92288;408;1|153;92696;460;0|154;93156;408;1|155;93564;460;0|156;94024;408;1|157;94432;464;0|158;94896;408;1|159;95304;464;0|160;95768;404;1|161;96172;464;0|162;96636;404;1|163;97040;1332;0|164;98372;408;1|165;98780;460;0|166;99240;408;1|167;99648;464;0|168;100112;436;1|169;100548;436;0|170;100984;404;1|171;101388;460;0|172;101848;408;1|173;102256;464;0|174;102720;408;1|175;103128;464;0|176;103592;404;1|177;103996;460;0|178;104456;408;1|179;104864;1332;0|180;106196;412;1|181;106608;1328;0|182;107936;408;1|183;108344;1332;0|184;109676;408;1|185;110084;460;0|186;110544;408;1|187;110952;460;0|188;111412;408;1|189;111820;1332;0|190;113152;408;1|191;113560;460;0|192;114020;404;1|193;114424;468;0|194;114892;408;1|195;115300;460;0|196;115760;408;1|197;116168;460;0|198;116628;408;1|199;117036;464;0|200;117500;404;1|201;117904;468;0|202;118372;404;1|203;118776;464;0|204;119240;404;1|205;119644;464;0|206;120108;408;1|207;120516;460;0|208;120976;408;1|209;121384;460;0|210;121844;408;1|211;122252;460;0|212;122712;412;1|213;123124;460;0|214;123584;408;1|215;123992;460;0|216;124452;408;1|217;124860;464;0|218;125324;408;1|219;125732;460;0|220;126192;408;1|221;126600;460;0|222;127060;408;1|223;127468;1332;0|224;128800;408;1|225;129208;460;0|226;129668;408;1|227;130076;464;0|228;130540;408;1|229;130948;1328;0|230;132276;436;1|231;132712;432;0|232;133144;412;1|233;133556;460;0|234;134016;408;1|235;134424;460;0|236;134884;408;1|237;135292;1332;0|238;136624;408;1|239;137032;1332;0|240;138364;408;1|241;138772;1328;0|242;140100;408;1|243;140508;1332;0|244;141840;408;1|245;142248;460;0|246;142708;408;1|247;143116;464;0|248;143580;408;1|249;143988;460;0|250;144448;408;1|251;144856;460;0|252;145316;408;1|253;145724;464;0|254;146188;404;1|255;146592;464;0|256;147056;408;1|257;147464;464;0|258;147928;404;1|259;148332;464;0|260;148796;408;1|261;149204;460;0|262;149664;408;1|263;150072;1328;0|264;151400;412;1|265;151812;460;0|266;152272;408;1|267;152680;464;0|268;153144;404;1|269;153548;1332;0|270;154880;408;1|271;155288;464;0|272;155752;404;1|273;156156;464;0|274;156620;404;1|275;157024;1336;0|276;158360;404;1|277;158764;464;0|278;159228;404;1|279;159632;1332;0|280;160964;408;1|281;161372;460;0|282;161832;408;1|283;162240;464;0|284;162704;408;1|285;163112;460;0|286;163572;408;1|287;163980;464;0|288;164444;404;1|289;164848;464;0|290;165312;408;1|291;165720;464;0|292;166184;404;1|293;166588;464;0|294;167052;408;1|295;167460;460;0|296;167920;408;1|297;168328;464;0|298;168792;404;1|299;169196;464;0|300;169660;408;1|301;170068;460;0|302;170528;408;1|303;170936;464;0|304;171400;404;1|305;171804;464;0|306;172268;408;1|307;172676;460;0|308;173136;408;1|309;173544;464;0|310;174008;404;1|311;174412;464;0|312;174876;408;1|313;175284;460;0|314;175744;408;1|315;176152;1332;0|316;177484;408;1|317;177892;1332;0|318;179224;408;1|319;179632;1328;0|320;180960;408;1|321;181368;464;0|322;181832;404;1|323;182236;464;0|324;182700;408;1|325;183108;460;0|326;183568;408;1|327;183976;460;0|328;184436;408;1|329;184844;464;0|330;185308;408;1|331;185716;460;0|332;186176;408;1|333;186584;460;0|334;187044;408;1|335;187452;464;0|336;187916;408;1|337;188324;464;0|338;188788;404;1|339;189192;1332;0|340;190524;408;1|341;190932;1328;0|342;192260;408;1|343;192668;1332;0|344;194000;408;1|345;194408;464;0|346;194872;408;1|347;195280;460;0|348;195740;408;1|349;196148;460;0|350;196608;408;1|351;197016;464;0|352;197480;404;1|353;197884;1332;0|354;199216;408;1|355;199624;460;0|356;200084;436;1|357;200520;436;0|358;200956;408;1|359;201364;460;0|360;201824;408;1|361;202232;464;0|362;202696;408;1|363;203104;460;0|364;203564;408;1|365;203972;460;0|366;204432;408;1|367;204840;464;0|368;205304;408;1|369;205712;460;0|370;206172;408;1|371;206580;464;0|372;207044;404;1|373;207448;464;0|374;207912;404;1|375;208316;464;0|376;208780;408;1|377;209188;1332;0|378;210520;408;1|379;210928;460;0|380;211388;408;1|381;211796;460;0|382;212256;408;1|383;212664;464;0|384;213128;404;1|385;213532;464;0|386;213996;384;1|387;214380;484;0|388;214864;408;1|389;215272;464;0|390;215736;404;1|391;216140;464;0|392;216604;404;1|393;217008;464;0|394;217472;408;1|395;217880;464;0|396;218344;408;1|397;218752;460;0|398;219212;408;1|399;219620;460;0|400;220080;408;1|401;220488;464;0|402;220952;408;1|403;221360;460;0|404;221820;408;1|405;222228;464;0|406;222692;404;1|407;223096;464;0|408;223560;408;1|409;223968;464;0|410;224432;404;1|411;224836;1332;0|412;226168;408;1|413;226576;1332;0|414;227908;408;1|415;228316;460;0|416;228776;408;1|417;229184;460;0|418;229644;404;1|419;230048;464;0|420;230512;408;1|421;230920;464;0|422;231384;408;1|423;231792;460;0|424;232252;408;1|425;232660;1332;0|426;233992;408;1|427;234400;1332;0|428;235732;408;1|429;236140;460;0|430;236600;404;1|431;237004;464;0|432;237468;408;1|433;237876;1332;0|434;239208;404;1|435;239612;1336;0|436;240948;404;1|437;241352;464;0|438;241816;404;1|439;242220;1336;0|440;243556;404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25.5S" calcext:value-type="time">
            <text:p>06:29:25.5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300000EE01000010006B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80;1|3;4480;1736;0|4;6216;436;1|5;6652;436;0|6;7088;408;1|7;7496;1328;0|8;8824;412;1|9;9236;460;0|10;9696;408;1|11;10104;460;0|12;10564;384;1|13;10948;484;0|14;11432;408;1|15;11840;464;0|16;12304;408;1|17;12712;460;0|18;13172;404;1|19;13576;464;0|20;14040;408;1|21;14448;464;0|22;14912;404;1|23;15316;464;0|24;15780;408;1|25;16188;460;0|26;16648;408;1|27;17056;464;0|28;17520;408;1|29;17928;460;0|30;18388;408;1|31;18796;1332;0|32;20128;404;1|33;20532;464;0|34;20996;408;1|35;21404;464;0|36;21868;408;1|37;22276;460;0|38;22736;408;1|39;23144;460;0|40;23604;408;1|41;24012;464;0|42;24476;404;1|43;24880;464;0|44;25344;408;1|45;25752;460;0|46;26212;408;1|47;26620;1332;0|48;27952;408;1|49;28360;1332;0|50;29692;408;1|51;30100;1328;0|52;31428;408;1|53;31836;460;0|54;32296;408;1|55;32704;464;0|56;33168;408;1|57;33576;1328;0|58;34904;412;1|59;35316;460;0|60;35776;404;1|61;36180;464;0|62;36644;408;1|63;37052;464;0|64;37516;408;1|65;37924;460;0|66;38384;404;1|67;38788;464;0|68;39252;408;1|69;39660;464;0|70;40124;404;1|71;40528;464;0|72;40992;408;1|73;41400;460;0|74;41860;408;1|75;42268;464;0|76;42732;404;1|77;43136;464;0|78;43600;408;1|79;44008;460;0|80;44468;408;1|81;44876;464;0|82;45340;404;1|83;45744;464;0|84;46208;408;1|85;46616;460;0|86;47076;408;1|87;47484;464;0|88;47948;404;1|89;48352;464;0|90;48816;408;1|91;49224;460;0|92;49684;408;1|93;50092;460;0|94;50552;408;1|95;50960;464;0|96;51424;404;1|97;51828;468;0|98;52296;404;1|99;52700;464;0|100;53164;408;1|101;53572;460;0|102;54032;408;1|103;54440;460;0|104;54900;408;1|105;55308;464;0|106;55772;408;1|107;56180;460;0|108;56640;408;1|109;57048;460;0|110;57508;408;1|111;57916;464;0|112;58380;404;1|113;58784;464;0|114;59248;408;1|115;59656;464;0|116;60120;404;1|117;60524;464;0|118;60988;380;1|119;61368;1360;0|120;62728;408;1|121;63136;1328;0|122;64464;408;1|123;64872;460;0|124;65332;408;1|125;65740;464;0|126;66204;408;1|127;66612;460;0|128;67072;408;1|129;67480;464;0|130;67944;408;1|131;68352;460;0|132;68812;404;1|133;69216;10032;0|134;79248;3452;1|135;82700;1764;0|136;84464;408;1|137;84872;464;0|138;85336;408;1|139;85744;1328;0|140;87072;412;1|141;87484;448;0|142;87932;420;1|143;88352;460;0|144;88812;408;1|145;89220;460;0|146;89680;408;1|147;90088;464;0|148;90552;404;1|149;90956;464;0|150;91420;408;1|151;91828;464;0|152;92292;408;1|153;92700;456;0|154;93156;408;1|155;93564;464;0|156;94028;408;1|157;94436;464;0|158;94900;408;1|159;95308;460;0|160;95768;408;1|161;96176;460;0|162;96636;408;1|163;97044;1332;0|164;98376;404;1|165;98780;464;0|166;99244;408;1|167;99652;464;0|168;100116;404;1|169;100520;464;0|170;100984;408;1|171;101392;460;0|172;101852;408;1|173;102260;464;0|174;102724;404;1|175;103128;464;0|176;103592;404;1|177;103996;464;0|178;104460;432;1|179;104892;1308;0|180;106200;404;1|181;106604;1336;0|182;107940;404;1|183;108344;1332;0|184;109676;408;1|185;110084;460;0|186;110544;408;1|187;110952;464;0|188;111416;408;1|189;111824;1328;0|190;113152;412;1|191;113564;460;0|192;114024;408;1|193;114432;460;0|194;114892;408;1|195;115300;460;0|196;115760;408;1|197;116168;464;0|198;116632;408;1|199;117040;460;0|200;117500;408;1|201;117908;460;0|202;118368;408;1|203;118776;464;0|204;119240;408;1|205;119648;464;0|206;120112;404;1|207;120516;464;0|208;120980;404;1|209;121384;464;0|210;121848;408;1|211;122256;464;0|212;122720;404;1|213;123124;460;0|214;123584;408;1|215;123992;464;0|216;124456;408;1|217;124864;460;0|218;125324;408;1|219;125732;460;0|220;126192;408;1|221;126600;464;0|222;127064;408;1|223;127472;1328;0|224;128800;412;1|225;129212;460;0|226;129672;408;1|227;130080;460;0|228;130540;408;1|229;130948;1332;0|230;132280;408;1|231;132688;460;0|232;133148;408;1|233;133556;464;0|234;134020;404;1|235;134424;464;0|236;134888;408;1|237;135296;1332;0|238;136628;404;1|239;137032;1332;0|240;138364;408;1|241;138772;1332;0|242;140104;408;1|243;140512;1332;0|244;141844;408;1|245;142252;460;0|246;142712;408;1|247;143120;460;0|248;143580;408;1|249;143988;464;0|250;144452;404;1|251;144856;464;0|252;145320;408;1|253;145728;460;0|254;146188;408;1|255;146596;464;0|256;147060;404;1|257;147464;464;0|258;147928;384;1|259;148312;484;0|260;148796;408;1|261;149204;464;0|262;149668;408;1|263;150076;1328;0|264;151404;408;1|265;151812;1332;0|266;153144;408;1|267;153552;1332;0|268;154884;436;1|269;155320;432;0|270;155752;408;1|271;156160;464;0|272;156624;404;1|273;157028;464;0|274;157492;404;1|275;157896;1332;0|276;159228;408;1|277;159636;464;0|278;160100;408;1|279;160508;1328;0|280;161836;408;1|281;162244;460;0|282;162704;408;1|283;163112;464;0|284;163576;404;1|285;163980;464;0|286;164444;408;1|287;164852;464;0|288;165316;408;1|289;165724;460;0|290;166184;404;1|291;166588;464;0|292;167052;408;1|293;167460;464;0|294;167924;408;1|295;168332;460;0|296;168792;408;1|297;169200;464;0|298;169664;404;1|299;170068;464;0|300;170532;408;1|301;170940;460;0|302;171400;408;1|303;171808;464;0|304;172272;404;1|305;172676;464;0|306;173140;408;1|307;173548;460;0|308;174008;408;1|309;174416;464;0|310;174880;404;1|311;175284;464;0|312;175748;404;1|313;176152;464;0|314;176616;408;1|315;177024;1332;0|316;178356;408;1|317;178764;1332;0|318;180096;408;1|319;180504;1328;0|320;181832;408;1|321;182240;464;0|322;182704;404;1|323;183108;464;0|324;183572;408;1|325;183980;460;0|326;184440;408;1|327;184848;460;0|328;185308;408;1|329;185716;464;0|330;186180;404;1|331;186584;464;0|332;187048;408;1|333;187456;460;0|334;187916;408;1|335;188324;464;0|336;188788;380;1|337;189168;488;0|338;189656;408;1|339;190064;1332;0|340;191396;404;1|341;191800;1336;0|342;193136;408;1|343;193544;1328;0|344;194872;408;1|345;195280;464;0|346;195744;408;1|347;196152;460;0|348;196612;408;1|349;197020;460;0|350;197480;408;1|351;197888;460;0|352;198348;384;1|353;198732;1356;0|354;200088;436;1|355;200524;436;0|356;200960;404;1|357;201364;464;0|358;201828;408;1|359;202236;460;0|360;202696;408;1|361;203104;464;0|362;203568;408;1|363;203976;460;0|364;204436;404;1|365;204840;464;0|366;205304;408;1|367;205712;464;0|368;206176;404;1|369;206580;464;0|370;207044;408;1|371;207452;460;0|372;207912;408;1|373;208320;464;0|374;208784;408;1|375;209192;460;0|376;209652;408;1|377;210060;1328;0|378;211388;412;1|379;211800;460;0|380;212260;408;1|381;212668;460;0|382;213128;408;1|383;213536;464;0|384;214000;380;1|385;214380;488;0|386;214868;408;1|387;215276;464;0|388;215740;404;1|389;216144;464;0|390;216608;404;1|391;217012;464;0|392;217476;408;1|393;217884;464;0|394;218348;404;1|395;218752;464;0|396;219216;404;1|397;219620;464;0|398;220084;408;1|399;220492;464;0|400;220956;404;1|401;221360;464;0|402;221824;404;1|403;222228;464;0|404;222692;408;1|405;223100;464;0|406;223564;404;1|407;223968;464;0|408;224432;404;1|409;224836;464;0|410;225300;408;1|411;225708;1328;0|412;227036;408;1|413;227444;1332;0|414;228776;408;1|415;229184;444;0|416;229628;424;1|417;230052;464;0|418;230516;408;1|419;230924;464;0|420;231388;404;1|421;231792;464;0|422;232256;404;1|423;232660;464;0|424;233124;408;1|425;233532;460;0|426;233992;408;1|427;234400;1332;0|428;235732;408;1|429;236140;464;0|430;236604;400;1|431;237004;468;0|432;237472;408;1|433;237880;1328;0|434;239208;408;1|435;239616;1332;0|436;240948;408;1|437;241356;460;0|438;241816;408;1|439;242224;1332;0|440;243556;404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23.9S" calcext:value-type="time">
            <text:p>06:29:23.9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200000EE01000010006B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6;1|3;4456;1764;0|4;6220;408;1|5;6628;464;0|6;7092;404;1|7;7496;1332;0|8;8828;408;1|9;9236;460;0|10;9696;408;1|11;10104;460;0|12;10564;408;1|13;10972;464;0|14;11436;408;1|15;11844;460;0|16;12304;408;1|17;12712;464;0|18;13176;408;1|19;13584;460;0|20;14044;408;1|21;14452;460;0|22;14912;408;1|23;15320;464;0|24;15784;404;1|25;16188;464;0|26;16652;408;1|27;17060;460;0|28;17520;408;1|29;17928;460;0|30;18388;408;1|31;18796;1332;0|32;20128;408;1|33;20536;448;0|34;20984;448;1|35;21432;436;0|36;21868;408;1|37;22276;460;0|38;22736;408;1|39;23144;464;0|40;23608;408;1|41;24016;460;0|42;24476;408;1|43;24884;460;0|44;25344;384;1|45;25728;484;0|46;26212;412;1|47;26624;1328;0|48;27952;408;1|49;28360;1332;0|50;29692;408;1|51;30100;1332;0|52;31432;408;1|53;31840;460;0|54;32300;408;1|55;32708;464;0|56;33172;404;1|57;33576;1332;0|58;34908;408;1|59;35316;460;0|60;35776;408;1|61;36184;460;0|62;36644;412;1|63;37056;460;0|64;37516;408;1|65;37924;464;0|66;38388;404;1|67;38792;464;0|68;39256;408;1|69;39664;460;0|70;40124;408;1|71;40532;464;0|72;40996;404;1|73;41400;464;0|74;41864;404;1|75;42268;464;0|76;42732;408;1|77;43140;460;0|78;43600;408;1|79;44008;464;0|80;44472;404;1|81;44876;464;0|82;45340;408;1|83;45748;460;0|84;46208;408;1|85;46616;464;0|86;47080;404;1|87;47484;464;0|88;47948;404;1|89;48352;464;0|90;48816;408;1|91;49224;464;0|92;49688;404;1|93;50092;464;0|94;50556;408;1|95;50964;460;0|96;51424;408;1|97;51832;464;0|98;52296;408;1|99;52704;460;0|100;53164;404;1|101;53568;464;0|102;54032;408;1|103;54440;464;0|104;54904;404;1|105;55308;464;0|106;55772;408;1|107;56180;464;0|108;56644;404;1|109;57048;464;0|110;57512;404;1|111;57916;464;0|112;58380;408;1|113;58788;460;0|114;59248;408;1|115;59656;464;0|116;60120;404;1|117;60524;464;0|118;60988;408;1|119;61396;1332;0|120;62728;408;1|121;63136;1332;0|122;64468;404;1|123;64872;460;0|124;65332;412;1|125;65744;460;0|126;66204;408;1|127;66612;464;0|128;67076;404;1|129;67480;464;0|130;67944;408;1|131;68352;460;0|132;68812;408;1|133;69220;10028;0|134;79248;3452;1|135;82700;1764;0|136;84464;408;1|137;84872;464;0|138;85336;404;1|139;85740;1332;0|140;87072;436;1|141;87508;432;0|142;87940;408;1|143;88348;464;0|144;88812;408;1|145;89220;460;0|146;89680;408;1|147;90088;464;0|148;90552;404;1|149;90956;464;0|150;91420;380;1|151;91800;488;0|152;92288;408;1|153;92696;464;0|154;93160;404;1|155;93564;464;0|156;94028;404;1|157;94432;464;0|158;94896;408;1|159;95304;464;0|160;95768;408;1|161;96176;460;0|162;96636;408;1|163;97044;1332;0|164;98376;404;1|165;98780;464;0|166;99244;408;1|167;99652;464;0|168;100116;404;1|169;100520;464;0|170;100984;404;1|171;101388;464;0|172;101852;408;1|173;102260;460;0|174;102720;408;1|175;103128;464;0|176;103592;408;1|177;104000;460;0|178;104460;408;1|179;104868;1332;0|180;106200;408;1|181;106608;1328;0|182;107936;408;1|183;108344;1332;0|184;109676;432;1|185;110108;436;0|186;110544;408;1|187;110952;464;0|188;111416;408;1|189;111824;1332;0|190;113156;404;1|191;113560;464;0|192;114024;380;1|193;114404;488;0|194;114892;408;1|195;115300;460;0|196;115760;408;1|197;116168;464;0|198;116632;404;1|199;117036;464;0|200;117500;408;1|201;117908;464;0|202;118372;404;1|203;118776;464;0|204;119240;404;1|205;119644;464;0|206;120108;408;1|207;120516;464;0|208;120980;404;1|209;121384;464;0|210;121848;404;1|211;122252;464;0|212;122716;408;1|213;123124;460;0|214;123584;408;1|215;123992;464;0|216;124456;408;1|217;124864;460;0|218;125324;408;1|219;125732;464;0|220;126196;404;1|221;126600;464;0|222;127064;404;1|223;127468;1336;0|224;128804;404;1|225;129208;464;0|226;129672;404;1|227;130076;464;0|228;130540;408;1|229;130948;1332;0|230;132280;404;1|231;132684;468;0|232;133152;404;1|233;133556;464;0|234;134020;404;1|235;134424;464;0|236;134888;408;1|237;135296;1328;0|238;136624;408;1|239;137032;1332;0|240;138364;408;1|241;138772;1332;0|242;140104;408;1|243;140512;1332;0|244;141844;404;1|245;142248;464;0|246;142712;408;1|247;143120;460;0|248;143580;408;1|249;143988;460;0|250;144448;408;1|251;144856;464;0|252;145320;408;1|253;145728;464;0|254;146192;404;1|255;146596;460;0|256;147056;408;1|257;147464;464;0|258;147928;408;1|259;148336;460;0|260;148796;404;1|261;149200;468;0|262;149668;404;1|263;150072;1336;0|264;151408;404;1|265;151812;460;0|266;152272;408;1|267;152680;1336;0|268;154016;404;1|269;154420;464;0|270;154884;404;1|271;155288;464;0|272;155752;408;1|273;156160;460;0|274;156620;408;1|275;157028;1332;0|276;158360;408;1|277;158768;460;0|278;159228;408;1|279;159636;1332;0|280;160968;408;1|281;161376;460;0|282;161836;408;1|283;162244;464;0|284;162708;408;1|285;163116;460;0|286;163576;408;1|287;163984;464;0|288;164448;404;1|289;164852;464;0|290;165316;408;1|291;165724;460;0|292;166184;408;1|293;166592;460;0|294;167052;408;1|295;167460;464;0|296;167924;404;1|297;168328;464;0|298;168792;408;1|299;169200;464;0|300;169664;404;1|301;170068;464;0|302;170532;404;1|303;170936;464;0|304;171400;408;1|305;171808;460;0|306;172268;408;1|307;172676;464;0|308;173140;404;1|309;173544;464;0|310;174008;408;1|311;174416;464;0|312;174880;404;1|313;175284;464;0|314;175748;408;1|315;176156;1328;0|316;177484;408;1|317;177892;1332;0|318;179224;408;1|319;179632;1332;0|320;180964;408;1|321;181372;460;0|322;181832;408;1|323;182240;460;0|324;182700;408;1|325;183108;464;0|326;183572;408;1|327;183980;460;0|328;184440;408;1|329;184848;460;0|330;185308;408;1|331;185716;464;0|332;186180;404;1|333;186584;464;0|334;187048;408;1|335;187456;460;0|336;187916;408;1|337;188324;464;0|338;188788;404;1|339;189192;1332;0|340;190524;408;1|341;190932;1332;0|342;192264;408;1|343;192672;1332;0|344;194004;408;1|345;194412;444;0|346;194856;424;1|347;195280;460;0|348;195740;408;1|349;196148;464;0|350;196612;408;1|351;197020;460;0|352;197480;408;1|353;197888;1332;0|354;199220;404;1|355;199624;464;0|356;200088;408;1|357;200496;464;0|358;200960;408;1|359;201368;460;0|360;201828;404;1|361;202232;464;0|362;202696;408;1|363;203104;460;0|364;203564;408;1|365;203972;464;0|366;204436;408;1|367;204844;460;0|368;205304;412;1|369;205716;460;0|370;206176;404;1|371;206580;464;0|372;207044;408;1|373;207452;460;0|374;207912;408;1|375;208320;460;0|376;208780;408;1|377;209188;1332;0|378;210520;408;1|379;210928;464;0|380;211392;404;1|381;211796;444;0|382;212240;428;1|383;212668;460;0|384;213128;408;1|385;213536;464;0|386;214000;404;1|387;214404;464;0|388;214868;404;1|389;215272;464;0|390;215736;408;1|391;216144;460;0|392;216604;408;1|393;217012;464;0|394;217476;404;1|395;217880;464;0|396;218344;408;1|397;218752;464;0|398;219216;404;1|399;219620;464;0|400;220084;404;1|401;220488;464;0|402;220952;408;1|403;221360;464;0|404;221824;404;1|405;222228;464;0|406;222692;408;1|407;223100;460;0|408;223560;408;1|409;223968;464;0|410;224432;404;1|411;224836;1332;0|412;226168;432;1|413;226600;1308;0|414;227908;408;1|415;228316;460;0|416;228776;408;1|417;229184;464;0|418;229648;404;1|419;230052;464;0|420;230516;404;1|421;230920;464;0|422;231384;408;1|423;231792;460;0|424;232252;412;1|425;232664;1328;0|426;233992;408;1|427;234400;464;0|428;234864;404;1|429;235268;464;0|430;235732;408;1|431;236140;460;0|432;236600;408;1|433;237008;1328;0|434;238336;412;1|435;238748;1328;0|436;240076;408;1|437;240484;464;0|438;240948;408;1|439;241356;1332;0|440;242688;404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22.6S" calcext:value-type="time">
            <text:p>06:29:22.6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100000EE01000010006B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8;0|4;6220;404;1|5;6624;464;0|6;7088;408;1|7;7496;1328;0|8;8824;460;1|9;9284;412;0|10;9696;408;1|11;10104;460;0|12;10564;408;1|13;10972;464;0|14;11436;404;1|15;11840;464;0|16;12304;408;1|17;12712;460;0|18;13172;408;1|19;13580;464;0|20;14044;404;1|21;14448;464;0|22;14912;408;1|23;15320;460;0|24;15780;408;1|25;16188;464;0|26;16652;404;1|27;17056;464;0|28;17520;408;1|29;17928;448;0|30;18376;420;1|31;18796;1332;0|32;20128;404;1|33;20532;468;0|34;21000;404;1|35;21404;464;0|36;21868;404;1|37;22272;464;0|38;22736;408;1|39;23144;464;0|40;23608;404;1|41;24012;464;0|42;24476;404;1|43;24880;464;0|44;25344;408;1|45;25752;464;0|46;26216;404;1|47;26620;1332;0|48;27952;436;1|49;28388;1304;0|50;29692;404;1|51;30096;1336;0|52;31432;404;1|53;31836;464;0|54;32300;404;1|55;32704;464;0|56;33168;408;1|57;33576;1332;0|58;34908;408;1|59;35316;460;0|60;35776;408;1|61;36184;464;0|62;36648;404;1|63;37052;464;0|64;37516;404;1|65;37920;464;0|66;38384;408;1|67;38792;460;0|68;39252;384;1|69;39636;488;0|70;40124;404;1|71;40528;464;0|72;40992;408;1|73;41400;460;0|74;41860;408;1|75;42268;464;0|76;42732;408;1|77;43140;464;0|78;43604;404;1|79;44008;460;0|80;44468;408;1|81;44876;460;0|82;45336;408;1|83;45744;464;0|84;46208;408;1|85;46616;460;0|86;47076;408;1|87;47484;464;0|88;47948;408;1|89;48356;460;0|90;48816;408;1|91;49224;464;0|92;49688;404;1|93;50092;464;0|94;50556;432;1|95;50988;436;0|96;51424;404;1|97;51828;464;0|98;52292;408;1|99;52700;464;0|100;53164;404;1|101;53568;464;0|102;54032;408;1|103;54440;460;0|104;54900;408;1|105;55308;460;0|106;55768;412;1|107;56180;460;0|108;56640;408;1|109;57048;460;0|110;57508;408;1|111;57916;464;0|112;58380;404;1|113;58784;464;0|114;59248;408;1|115;59656;460;0|116;60116;408;1|117;60524;464;0|118;60988;408;1|119;61396;1328;0|120;62724;408;1|121;63132;1332;0|122;64464;404;1|123;64868;468;0|124;65336;404;1|125;65740;460;0|126;66200;412;1|127;66612;460;0|128;67072;408;1|129;67480;460;0|130;67940;408;1|131;68348;464;0|132;68812;408;1|133;69220;10028;0|134;79248;3452;1|135;82700;1768;0|136;84468;404;1|137;84872;464;0|138;85336;408;1|139;85744;1328;0|140;87072;408;1|141;87480;464;0|142;87944;408;1|143;88352;460;0|144;88812;408;1|145;89220;464;0|146;89684;404;1|147;90088;464;0|148;90552;404;1|149;90956;468;0|150;91424;404;1|151;91828;464;0|152;92292;404;1|153;92696;464;0|154;93160;408;1|155;93568;460;0|156;94028;408;1|157;94436;464;0|158;94900;404;1|159;95304;464;0|160;95768;408;1|161;96176;460;0|162;96636;408;1|163;97044;1332;0|164;98376;408;1|165;98784;460;0|166;99244;408;1|167;99652;460;0|168;100112;408;1|169;100520;464;0|170;100984;408;1|171;101392;460;0|172;101852;408;1|173;102260;460;0|174;102720;408;1|175;103128;464;0|176;103592;408;1|177;104000;460;0|178;104460;408;1|179;104868;1332;0|180;106200;408;1|181;106608;1328;0|182;107936;412;1|183;108348;1328;0|184;109676;408;1|185;110084;464;0|186;110548;408;1|187;110956;460;0|188;111416;408;1|189;111824;1328;0|190;113152;412;1|191;113564;460;0|192;114024;408;1|193;114432;464;0|194;114896;404;1|195;115300;464;0|196;115764;404;1|197;116168;464;0|198;116632;408;1|199;117040;460;0|200;117500;408;1|201;117908;452;0|202;118360;416;1|203;118776;464;0|204;119240;404;1|205;119644;464;0|206;120108;408;1|207;120516;464;0|208;120980;408;1|209;121388;460;0|210;121848;408;1|211;122256;460;0|212;122716;408;1|213;123124;464;0|214;123588;408;1|215;123996;460;0|216;124456;408;1|217;124864;460;0|218;125324;408;1|219;125732;464;0|220;126196;404;1|221;126600;464;0|222;127064;408;1|223;127472;1332;0|224;128804;404;1|225;129208;464;0|226;129672;408;1|227;130080;460;0|228;130540;408;1|229;130948;1332;0|230;132280;404;1|231;132684;464;0|232;133148;408;1|233;133556;464;0|234;134020;408;1|235;134428;460;0|236;134888;404;1|237;135292;1336;0|238;136628;408;1|239;137036;1328;0|240;138364;408;1|241;138772;1332;0|242;140104;408;1|243;140512;1332;0|244;141844;408;1|245;142252;460;0|246;142712;408;1|247;143120;464;0|248;143584;404;1|249;143988;464;0|250;144452;404;1|251;144856;464;0|252;145320;408;1|253;145728;464;0|254;146192;404;1|255;146596;464;0|256;147060;408;1|257;147468;460;0|258;147928;408;1|259;148336;464;0|260;148800;404;1|261;149204;460;0|262;149664;412;1|263;150076;1332;0|264;151408;404;1|265;151812;1332;0|266;153144;408;1|267;153552;464;0|268;154016;404;1|269;154420;464;0|270;154884;408;1|271;155292;460;0|272;155752;408;1|273;156160;464;0|274;156624;404;1|275;157028;1328;0|276;158356;412;1|277;158768;464;0|278;159232;404;1|279;159636;1332;0|280;160968;408;1|281;161376;460;0|282;161836;412;1|283;162248;460;0|284;162708;404;1|285;163112;464;0|286;163576;408;1|287;163984;464;0|288;164448;404;1|289;164852;460;0|290;165312;412;1|291;165724;460;0|292;166184;408;1|293;166592;464;0|294;167056;380;1|295;167436;488;0|296;167924;408;1|297;168332;460;0|298;168792;408;1|299;169200;464;0|300;169664;408;1|301;170072;460;0|302;170532;408;1|303;170940;460;0|304;171400;408;1|305;171808;464;0|306;172272;408;1|307;172680;460;0|308;173140;408;1|309;173548;464;0|310;174012;404;1|311;174416;460;0|312;174876;408;1|313;175284;468;0|314;175752;400;1|315;176152;1336;0|316;177488;404;1|317;177892;1332;0|318;179224;408;1|319;179632;1328;0|320;180960;412;1|321;181372;460;0|322;181832;408;1|323;182240;464;0|324;182704;404;1|325;183108;464;0|326;183572;408;1|327;183980;460;0|328;184440;408;1|329;184848;460;0|330;185308;408;1|331;185716;464;0|332;186180;404;1|333;186584;464;0|334;187048;408;1|335;187456;460;0|336;187916;408;1|337;188324;464;0|338;188788;408;1|339;189196;1332;0|340;190528;408;1|341;190936;1328;0|342;192264;408;1|343;192672;1332;0|344;194004;432;1|345;194436;436;0|346;194872;408;1|347;195280;464;0|348;195744;404;1|349;196148;464;0|350;196612;408;1|351;197020;464;0|352;197484;404;1|353;197888;1332;0|354;199220;408;1|355;199628;460;0|356;200088;408;1|357;200496;464;0|358;200960;404;1|359;201364;464;0|360;201828;408;1|361;202236;460;0|362;202696;408;1|363;203104;460;0|364;203564;408;1|365;203972;464;0|366;204436;408;1|367;204844;464;0|368;205308;404;1|369;205712;464;0|370;206176;404;1|371;206580;464;0|372;207044;408;1|373;207452;464;0|374;207916;404;1|375;208320;460;0|376;208780;408;1|377;209188;1332;0|378;210520;408;1|379;210928;464;0|380;211392;408;1|381;211800;460;0|382;212260;408;1|383;212668;464;0|384;213132;404;1|385;213536;464;0|386;214000;404;1|387;214404;464;0|388;214868;408;1|389;215276;460;0|390;215736;408;1|391;216144;464;0|392;216608;404;1|393;217012;464;0|394;217476;408;1|395;217884;464;0|396;218348;404;1|397;218752;464;0|398;219216;408;1|399;219624;464;0|400;220088;404;1|401;220492;460;0|402;220952;408;1|403;221360;464;0|404;221824;408;1|405;222232;460;0|406;222692;408;1|407;223100;460;0|408;223560;408;1|409;223968;464;0|410;224432;408;1|411;224840;1332;0|412;226172;404;1|413;226576;1332;0|414;227908;408;1|415;228316;460;0|416;228776;408;1|417;229184;464;0|418;229648;404;1|419;230052;452;0|420;230504;420;1|421;230924;460;0|422;231384;408;1|423;231792;464;0|424;232256;404;1|425;232660;464;0|426;233124;384;1|427;233508;488;0|428;233996;404;1|429;234400;464;0|430;234864;408;1|431;235272;460;0|432;235732;384;1|433;236116;1356;0|434;237472;436;1|435;237908;1300;0|436;239208;408;1|437;239616;464;0|438;240080;408;1|439;240488;1332;0|440;241820;404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20.1S" calcext:value-type="time">
            <text:p>06:29:20.1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12;1|5;6628;460;0|6;7088;408;1|7;7496;1332;0|8;8828;408;1|9;9236;460;0|10;9696;404;1|11;10100;464;0|12;10564;408;1|13;10972;464;0|14;11436;404;1|15;11840;464;0|16;12304;408;1|17;12712;464;0|18;13176;404;1|19;13580;464;0|20;14044;408;1|21;14452;460;0|22;14912;408;1|23;15320;464;0|24;15784;404;1|25;16188;464;0|26;16652;408;1|27;17060;460;0|28;17520;408;1|29;17928;460;0|30;18388;408;1|31;18796;1332;0|32;20128;408;1|33;20536;460;0|34;20996;408;1|35;21404;464;0|36;21868;408;1|37;22276;460;0|38;22736;408;1|39;23144;460;0|40;23604;408;1|41;24012;464;0|42;24476;408;1|43;24884;460;0|44;25344;404;1|45;25748;464;0|46;26212;408;1|47;26620;1332;0|48;27952;408;1|49;28360;1332;0|50;29692;408;1|51;30100;1328;0|52;31428;408;1|53;31836;464;0|54;32300;404;1|55;32704;464;0|56;33168;408;1|57;33576;1332;0|58;34908;404;1|59;35312;464;0|60;35776;408;1|61;36184;460;0|62;36644;408;1|63;37052;464;0|64;37516;404;1|65;37920;464;0|66;38384;408;1|67;38792;464;0|68;39256;404;1|69;39660;464;0|70;40124;408;1|71;40532;460;0|72;40992;408;1|73;41400;464;0|74;41864;404;1|75;42268;464;0|76;42732;404;1|77;43136;464;0|78;43600;408;1|79;44008;464;0|80;44472;404;1|81;44876;464;0|82;45340;408;1|83;45748;460;0|84;46208;408;1|85;46616;460;0|86;47076;408;1|87;47484;464;0|88;47948;404;1|89;48352;464;0|90;48816;408;1|91;49224;464;0|92;49688;404;1|93;50092;464;0|94;50556;404;1|95;50960;464;0|96;51424;408;1|97;51832;464;0|98;52296;404;1|99;52700;464;0|100;53164;404;1|101;53568;464;0|102;54032;408;1|103;54440;464;0|104;54904;408;1|105;55312;460;0|106;55772;408;1|107;56180;460;0|108;56640;408;1|109;57048;464;0|110;57512;404;1|111;57916;464;0|112;58380;408;1|113;58788;460;0|114;59248;408;1|115;59656;464;0|116;60120;404;1|117;60524;464;0|118;60988;408;1|119;61396;1332;0|120;62728;404;1|121;63132;1332;0|122;64464;408;1|123;64872;460;0|124;65332;408;1|125;65740;464;0|126;66204;408;1|127;66612;464;0|128;67076;404;1|129;67480;460;0|130;67940;408;1|131;68348;464;0|132;68812;432;1|133;69244;10000;0|134;79244;3452;1|135;82696;1768;0|136;84464;404;1|137;84868;464;0|138;85332;408;1|139;85740;1328;0|140;87068;412;1|141;87480;460;0|142;87940;408;1|143;88348;460;0|144;88808;408;1|145;89216;460;0|146;89676;412;1|147;90088;460;0|148;90548;408;1|149;90956;460;0|150;91416;408;1|151;91824;460;0|152;92284;408;1|153;92692;464;0|154;93156;408;1|155;93564;460;0|156;94024;408;1|157;94432;464;0|158;94896;404;1|159;95300;464;0|160;95764;408;1|161;96172;460;0|162;96632;408;1|163;97040;1332;0|164;98372;408;1|165;98780;460;0|166;99240;408;1|167;99648;464;0|168;100112;404;1|169;100516;464;0|170;100980;380;1|171;101360;488;0|172;101848;408;1|173;102256;464;0|174;102720;408;1|175;103128;460;0|176;103588;404;1|177;103992;464;0|178;104456;408;1|179;104864;1332;0|180;106196;408;1|181;106604;1332;0|182;107936;436;1|183;108372;1300;0|184;109672;408;1|185;110080;464;0|186;110544;404;1|187;110948;464;0|188;111412;408;1|189;111820;1332;0|190;113152;404;1|191;113556;464;0|192;114020;408;1|193;114428;460;0|194;114888;408;1|195;115296;464;0|196;115760;404;1|197;116164;464;0|198;116628;404;1|199;117032;464;0|200;117496;408;1|201;117904;464;0|202;118368;404;1|203;118772;464;0|204;119236;408;1|205;119644;460;0|206;120104;408;1|207;120512;464;0|208;120976;408;1|209;121384;460;0|210;121844;408;1|211;122252;460;0|212;122712;408;1|213;123120;464;0|214;123584;408;1|215;123992;460;0|216;124452;408;1|217;124860;464;0|218;125324;404;1|219;125728;464;0|220;126192;380;1|221;126572;488;0|222;127060;408;1|223;127468;1332;0|224;128800;408;1|225;129208;460;0|226;129668;408;1|227;130076;460;0|228;130536;408;1|229;130944;1332;0|230;132276;408;1|231;132684;464;0|232;133148;404;1|233;133552;464;0|234;134016;404;1|235;134420;464;0|236;134884;408;1|237;135292;1332;0|238;136624;408;1|239;137032;1328;0|240;138360;408;1|241;138768;1332;0|242;140100;436;1|243;140536;1304;0|244;141840;404;1|245;142244;464;0|246;142708;408;1|247;143116;460;0|248;143576;408;1|249;143984;464;0|250;144448;404;1|251;144852;464;0|252;145316;408;1|253;145724;464;0|254;146188;404;1|255;146592;464;0|256;147056;404;1|257;147460;464;0|258;147924;408;1|259;148332;464;0|260;148796;404;1|261;149200;464;0|262;149664;408;1|263;150072;1332;0|264;151404;404;1|265;151808;1332;0|266;153140;408;1|267;153548;1332;0|268;154880;408;1|269;155288;1328;0|270;156616;408;1|271;157024;1332;0|272;158356;408;1|273;158764;460;0|274;159224;408;1|275;159632;1332;0|276;160964;408;1|277;161372;460;0|278;161832;408;1|279;162240;1332;0|280;163572;408;1|281;163980;460;0|282;164440;408;1|283;164848;464;0|284;165312;408;1|285;165720;460;0|286;166180;408;1|287;166588;464;0|288;167052;404;1|289;167456;464;0|290;167920;412;1|291;168332;460;0|292;168792;404;1|293;169196;460;0|294;169656;408;1|295;170064;464;0|296;170528;408;1|297;170936;460;0|298;171396;384;1|299;171780;488;0|300;172268;404;1|301;172672;464;0|302;173136;408;1|303;173544;460;0|304;174004;408;1|305;174412;460;0|306;174872;408;1|307;175280;464;0|308;175744;408;1|309;176152;464;0|310;176616;404;1|311;177020;464;0|312;177484;404;1|313;177888;464;0|314;178352;408;1|315;178760;1328;0|316;180088;408;1|317;180496;1332;0|318;181828;408;1|319;182236;1332;0|320;183568;408;1|321;183976;460;0|322;184436;408;1|323;184844;460;0|324;185304;408;1|325;185712;464;0|326;186176;408;1|327;186584;464;0|328;187048;404;1|329;187452;460;0|330;187912;412;1|331;188324;460;0|332;188784;408;1|333;189192;460;0|334;189652;380;1|335;190032;492;0|336;190524;404;1|337;190928;464;0|338;191392;408;1|339;191800;1332;0|340;193132;404;1|341;193536;1332;0|342;194868;408;1|343;195276;1332;0|344;196608;408;1|345;197016;460;0|346;197476;408;1|347;197884;464;0|348;198348;404;1|349;198752;464;0|350;199216;408;1|351;199624;460;0|352;200084;408;1|353;200492;1332;0|354;201824;404;1|355;202228;464;0|356;202692;408;1|357;203100;464;0|358;203564;408;1|359;203972;460;0|360;204432;408;1|361;204840;460;0|362;205300;408;1|363;205708;464;0|364;206172;408;1|365;206580;460;0|366;207040;408;1|367;207448;460;0|368;207908;408;1|369;208316;464;0|370;208780;404;1|371;209184;464;0|372;209648;408;1|373;210056;460;0|374;210516;408;1|375;210924;464;0|376;211388;408;1|377;211796;1328;0|378;213124;408;1|379;213532;464;0|380;213996;404;1|381;214400;464;0|382;214864;404;1|383;215268;464;0|384;215732;408;1|385;216140;464;0|386;216604;404;1|387;217008;464;0|388;217472;404;1|389;217876;468;0|390;218344;404;1|391;218748;464;0|392;219212;408;1|393;219620;460;0|394;220080;408;1|395;220488;460;0|396;220948;408;1|397;221356;464;0|398;221820;404;1|399;222224;464;0|400;222688;408;1|401;223096;460;0|402;223556;408;1|403;223964;464;0|404;224428;408;1|405;224836;460;0|406;225296;408;1|407;225704;464;0|408;226168;408;1|409;226576;460;0|410;227036;380;1|411;227416;1360;0|412;228776;408;1|413;229184;1332;0|414;230516;404;1|415;230920;460;0|416;231380;408;1|417;231788;464;0|418;232252;408;1|419;232660;460;0|420;233120;408;1|421;233528;464;0|422;233992;404;1|423;234396;464;0|424;234860;404;1|425;235264;464;0|426;235728;408;1|427;236136;1332;0|428;237468;408;1|429;237876;1328;0|430;239204;408;1|431;239612;1332;0|432;240944;408;1|433;241352;1332;0|434;242684;408;1|435;243092;1328;0|436;244420;408;1|437;244828;464;0|438;245292;408;1|439;245700;1332;0|440;247032;404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18.7S" calcext:value-type="time">
            <text:p>06:29:18.7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7F00000EE010000100068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8;0|4;6220;404;1|5;6624;464;0|6;7088;408;1|7;7496;1332;0|8;8828;404;1|9;9232;464;0|10;9696;408;1|11;10104;460;0|12;10564;412;1|13;10976;460;0|14;11436;404;1|15;11840;464;0|16;12304;404;1|17;12708;464;0|18;13172;408;1|19;13580;460;0|20;14040;408;1|21;14448;464;0|22;14912;408;1|23;15320;464;0|24;15784;404;1|25;16188;464;0|26;16652;404;1|27;17056;464;0|28;17520;408;1|29;17928;460;0|30;18388;408;1|31;18796;1332;0|32;20128;408;1|33;20536;460;0|34;20996;408;1|35;21404;464;0|36;21868;404;1|37;22272;464;0|38;22736;408;1|39;23144;460;0|40;23604;408;1|41;24012;464;0|42;24476;404;1|43;24880;464;0|44;25344;408;1|45;25752;460;0|46;26212;408;1|47;26620;1332;0|48;27952;408;1|49;28360;1328;0|50;29688;412;1|51;30100;1328;0|52;31428;408;1|53;31836;464;0|54;32300;408;1|55;32708;460;0|56;33168;408;1|57;33576;1332;0|58;34908;404;1|59;35312;464;0|60;35776;408;1|61;36184;464;0|62;36648;404;1|63;37052;464;0|64;37516;404;1|65;37920;464;0|66;38384;408;1|67;38792;460;0|68;39252;408;1|69;39660;464;0|70;40124;408;1|71;40532;460;0|72;40992;408;1|73;41400;460;0|74;41860;408;1|75;42268;464;0|76;42732;408;1|77;43140;460;0|78;43600;408;1|79;44008;460;0|80;44468;408;1|81;44876;464;0|82;45340;408;1|83;45748;460;0|84;46208;408;1|85;46616;460;0|86;47076;408;1|87;47484;464;0|88;47948;408;1|89;48356;460;0|90;48816;384;1|91;49200;484;0|92;49684;408;1|93;50092;464;0|94;50556;408;1|95;50964;460;0|96;51424;384;1|97;51808;484;0|98;52292;408;1|99;52700;464;0|100;53164;408;1|101;53572;460;0|102;54032;408;1|103;54440;464;0|104;54904;404;1|105;55308;464;0|106;55772;404;1|107;56176;464;0|108;56640;408;1|109;57048;464;0|110;57512;404;1|111;57916;464;0|112;58380;408;1|113;58788;460;0|114;59248;408;1|115;59656;464;0|116;60120;404;1|117;60524;464;0|118;60988;408;1|119;61396;1328;0|120;62724;436;1|121;63160;1304;0|122;64464;408;1|123;64872;460;0|124;65332;408;1|125;65740;464;0|126;66204;408;1|127;66612;460;0|128;67072;404;1|129;67476;464;0|130;67940;412;1|131;68352;460;0|132;68812;404;1|133;69216;10032;0|134;79248;3452;1|135;82700;1764;0|136;84464;408;1|137;84872;464;0|138;85336;404;1|139;85740;1332;0|140;87072;412;1|141;87484;460;0|142;87944;408;1|143;88352;460;0|144;88812;408;1|145;89220;464;0|146;89684;404;1|147;90088;464;0|148;90552;408;1|149;90960;460;0|150;91420;408;1|151;91828;464;0|152;92292;404;1|153;92696;464;0|154;93160;404;1|155;93564;464;0|156;94028;408;1|157;94436;460;0|158;94896;408;1|159;95304;464;0|160;95768;408;1|161;96176;460;0|162;96636;408;1|163;97044;1332;0|164;98376;408;1|165;98784;460;0|166;99244;408;1|167;99652;464;0|168;100116;404;1|169;100520;464;0|170;100984;408;1|171;101392;460;0|172;101852;408;1|173;102260;460;0|174;102720;408;1|175;103128;464;0|176;103592;408;1|177;104000;460;0|178;104460;408;1|179;104868;1332;0|180;106200;404;1|181;106604;1336;0|182;107940;408;1|183;108348;1328;0|184;109676;408;1|185;110084;464;0|186;110548;404;1|187;110952;464;0|188;111416;408;1|189;111824;1332;0|190;113156;404;1|191;113560;464;0|192;114024;408;1|193;114432;460;0|194;114892;408;1|195;115300;464;0|196;115764;404;1|197;116168;464;0|198;116632;408;1|199;117040;460;0|200;117500;408;1|201;117908;460;0|202;118368;412;1|203;118780;460;0|204;119240;408;1|205;119648;464;0|206;120112;404;1|207;120516;464;0|208;120980;404;1|209;121384;464;0|210;121848;408;1|211;122256;464;0|212;122720;404;1|213;123124;464;0|214;123588;408;1|215;123996;460;0|216;124456;408;1|217;124864;464;0|218;125328;404;1|219;125732;464;0|220;126196;408;1|221;126604;460;0|222;127064;408;1|223;127472;1332;0|224;128804;404;1|225;129208;464;0|226;129672;408;1|227;130080;464;0|228;130544;404;1|229;130948;1332;0|230;132280;408;1|231;132688;460;0|232;133148;408;1|233;133556;464;0|234;134020;404;1|235;134424;464;0|236;134888;408;1|237;135296;1328;0|238;136624;412;1|239;137036;1328;0|240;138364;408;1|241;138772;1332;0|242;140104;408;1|243;140512;1332;0|244;141844;408;1|245;142252;460;0|246;142712;408;1|247;143120;460;0|248;143580;408;1|249;143988;464;0|250;144452;404;1|251;144856;464;0|252;145320;408;1|253;145728;460;0|254;146188;408;1|255;146596;464;0|256;147060;408;1|257;147468;460;0|258;147928;408;1|259;148336;464;0|260;148800;404;1|261;149204;464;0|262;149668;408;1|263;150076;1328;0|264;151404;408;1|265;151812;1332;0|266;153144;408;1|267;153552;1328;0|268;154880;412;1|269;155292;1328;0|270;156620;408;1|271;157028;1332;0|272;158360;408;1|273;158768;1332;0|274;160100;408;1|275;160508;1328;0|276;161836;412;1|277;162248;1328;0|278;163576;408;1|279;163984;464;0|280;164448;404;1|281;164852;464;0|282;165316;408;1|283;165724;460;0|284;166184;408;1|285;166592;460;0|286;167052;408;1|287;167460;464;0|288;167924;408;1|289;168332;464;0|290;168796;404;1|291;169200;460;0|292;169660;412;1|293;170072;460;0|294;170532;408;1|295;170940;460;0|296;171400;408;1|297;171808;464;0|298;172272;404;1|299;172676;464;0|300;173140;404;1|301;173544;464;0|302;174008;408;1|303;174416;460;0|304;174876;420;1|305;175296;452;0|306;175748;408;1|307;176156;460;0|308;176616;404;1|309;177020;468;0|310;177488;408;1|311;177896;460;0|312;178356;408;1|313;178764;460;0|314;179224;408;1|315;179632;1332;0|316;180964;408;1|317;181372;1328;0|318;182700;408;1|319;183108;1332;0|320;184440;408;1|321;184848;460;0|322;185308;412;1|323;185720;460;0|324;186180;384;1|325;186564;484;0|326;187048;408;1|327;187456;464;0|328;187920;404;1|329;188324;464;0|330;188788;408;1|331;189196;460;0|332;189656;408;1|333;190064;464;0|334;190528;404;1|335;190932;464;0|336;191396;408;1|337;191804;460;0|338;192264;408;1|339;192672;1332;0|340;194004;408;1|341;194412;1332;0|342;195744;404;1|343;196148;1332;0|344;197480;408;1|345;197888;464;0|346;198352;404;1|347;198756;464;0|348;199220;408;1|349;199628;460;0|350;200088;436;1|351;200524;436;0|352;200960;408;1|353;201368;1332;0|354;202700;404;1|355;203104;460;0|356;203564;408;1|357;203972;464;0|358;204436;404;1|359;204840;468;0|360;205308;404;1|361;205712;464;0|362;206176;408;1|363;206584;460;0|364;207044;408;1|365;207452;460;0|366;207912;408;1|367;208320;464;0|368;208784;404;1|369;209188;464;0|370;209652;408;1|371;210060;460;0|372;210520;408;1|373;210928;464;0|374;211392;404;1|375;211796;464;0|376;212260;408;1|377;212668;1332;0|378;214000;404;1|379;214404;464;0|380;214868;408;1|381;215276;464;0|382;215740;404;1|383;216144;464;0|384;216608;404;1|385;217012;464;0|386;217476;408;1|387;217884;464;0|388;218348;404;1|389;218752;464;0|390;219216;404;1|391;219620;464;0|392;220084;408;1|393;220492;464;0|394;220956;380;1|395;221336;488;0|396;221824;408;1|397;222232;460;0|398;222692;408;1|399;223100;460;0|400;223560;408;1|401;223968;464;0|402;224432;404;1|403;224836;468;0|404;225304;404;1|405;225708;460;0|406;226168;408;1|407;226576;464;0|408;227040;404;1|409;227444;468;0|410;227912;404;1|411;228316;1328;0|412;229644;408;1|413;230052;1336;0|414;231388;404;1|415;231792;464;0|416;232256;404;1|417;232660;464;0|418;233124;408;1|419;233532;460;0|420;233992;408;1|421;234400;464;0|422;234864;404;1|423;235268;464;0|424;235732;408;1|425;236140;460;0|426;236600;408;1|427;237008;1332;0|428;238340;408;1|429;238748;1332;0|430;240080;408;1|431;240488;1328;0|432;241816;412;1|433;242228;460;0|434;242688;408;1|435;243096;460;0|436;243556;408;1|437;243964;464;0|438;244428;404;1|439;244832;1332;0|440;246164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17.8S" calcext:value-type="time">
            <text:p>06:29:17.8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6F00000EE010000100067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0;0|6;7084;408;1|7;7492;1332;0|8;8824;408;1|9;9232;464;0|10;9696;404;1|11;10100;464;0|12;10564;380;1|13;10944;488;0|14;11432;408;1|15;11840;464;0|16;12304;404;1|17;12708;464;0|18;13172;404;1|19;13576;464;0|20;14040;408;1|21;14448;464;0|22;14912;408;1|23;15320;460;0|24;15780;408;1|25;16188;464;0|26;16652;404;1|27;17056;464;0|28;17520;404;1|29;17924;464;0|30;18388;408;1|31;18796;1332;0|32;20128;404;1|33;20532;464;0|34;20996;408;1|35;21404;460;0|36;21864;408;1|37;22272;460;0|38;22732;412;1|39;23144;460;0|40;23604;404;1|41;24008;464;0|42;24472;408;1|43;24880;464;0|44;25344;408;1|45;25752;460;0|46;26212;404;1|47;26616;1332;0|48;27948;412;1|49;28360;1328;0|50;29688;408;1|51;30096;1332;0|52;31428;408;1|53;31836;460;0|54;32296;408;1|55;32704;464;0|56;33168;380;1|57;33548;1356;0|58;34904;408;1|59;35312;464;0|60;35776;380;1|61;36156;488;0|62;36644;408;1|63;37052;460;0|64;37512;408;1|65;37920;464;0|66;38384;404;1|67;38788;464;0|68;39252;408;1|69;39660;460;0|70;40120;408;1|71;40528;464;0|72;40992;404;1|73;41396;464;0|74;41860;404;1|75;42264;468;0|76;42732;404;1|77;43136;464;0|78;43600;404;1|79;44004;464;0|80;44468;408;1|81;44876;464;0|82;45340;404;1|83;45744;464;0|84;46208;404;1|85;46612;464;0|86;47076;408;1|87;47484;464;0|88;47948;404;1|89;48352;464;0|90;48816;380;1|91;49196;488;0|92;49684;408;1|93;50092;464;0|94;50556;404;1|95;50960;464;0|96;51424;404;1|97;51828;464;0|98;52292;408;1|99;52700;460;0|100;53160;408;1|101;53568;460;0|102;54028;408;1|103;54436;464;0|104;54900;408;1|105;55308;464;0|106;55772;404;1|107;56176;460;0|108;56636;412;1|109;57048;460;0|110;57508;408;1|111;57916;464;0|112;58380;404;1|113;58784;460;0|114;59244;412;1|115;59656;460;0|116;60116;408;1|117;60524;464;0|118;60988;404;1|119;61392;1332;0|120;62724;408;1|121;63132;1332;0|122;64464;408;1|123;64872;460;0|124;65332;408;1|125;65740;464;0|126;66204;404;1|127;66608;460;0|128;67068;412;1|129;67480;464;0|130;67944;404;1|131;68348;460;0|132;68808;408;1|133;69216;10032;0|134;79248;3452;1|135;82700;1764;0|136;84464;408;1|137;84872;464;0|138;85336;404;1|139;85740;1332;0|140;87072;408;1|141;87480;464;0|142;87944;404;1|143;88348;464;0|144;88812;408;1|145;89220;460;0|146;89680;408;1|147;90088;460;0|148;90548;408;1|149;90956;464;0|150;91420;408;1|151;91828;460;0|152;92288;408;1|153;92696;464;0|154;93160;404;1|155;93564;464;0|156;94028;408;1|157;94436;464;0|158;94900;404;1|159;95304;460;0|160;95764;408;1|161;96172;464;0|162;96636;408;1|163;97044;1328;0|164;98372;408;1|165;98780;464;0|166;99244;432;1|167;99676;436;0|168;100112;408;1|169;100520;460;0|170;100980;412;1|171;101392;460;0|172;101852;408;1|173;102260;460;0|174;102720;408;1|175;103128;464;0|176;103592;404;1|177;103996;464;0|178;104460;408;1|179;104868;1332;0|180;106200;404;1|181;106604;1332;0|182;107936;408;1|183;108344;1332;0|184;109676;408;1|185;110084;460;0|186;110544;408;1|187;110952;460;0|188;111412;408;1|189;111820;1336;0|190;113156;404;1|191;113560;460;0|192;114020;412;1|193;114432;460;0|194;114892;408;1|195;115300;464;0|196;115764;380;1|197;116144;484;0|198;116628;408;1|199;117036;464;0|200;117500;408;1|201;117908;460;0|202;118368;408;1|203;118776;464;0|204;119240;404;1|205;119644;464;0|206;120108;408;1|207;120516;460;0|208;120976;408;1|209;121384;460;0|210;121844;412;1|211;122256;460;0|212;122716;408;1|213;123124;460;0|214;123584;408;1|215;123992;464;0|216;124456;408;1|217;124864;460;0|218;125324;408;1|219;125732;464;0|220;126196;404;1|221;126600;464;0|222;127064;404;1|223;127468;1336;0|224;128804;404;1|225;129208;464;0|226;129672;404;1|227;130076;464;0|228;130540;408;1|229;130948;1332;0|230;132280;404;1|231;132684;464;0|232;133148;408;1|233;133556;460;0|234;134016;408;1|235;134424;464;0|236;134888;408;1|237;135296;1328;0|238;136624;408;1|239;137032;1332;0|240;138364;408;1|241;138772;1332;0|242;140104;408;1|243;140512;1328;0|244;141840;408;1|245;142248;464;0|246;142712;408;1|247;143120;460;0|248;143580;408;1|249;143988;460;0|250;144448;408;1|251;144856;464;0|252;145320;408;1|253;145728;460;0|254;146188;408;1|255;146596;460;0|256;147056;408;1|257;147464;464;0|258;147928;408;1|259;148336;460;0|260;148796;408;1|261;149204;460;0|262;149664;436;1|263;150100;1304;0|264;151404;408;1|265;151812;1332;0|266;153144;408;1|267;153552;1328;0|268;154880;408;1|269;155288;1332;0|270;156620;408;1|271;157028;1332;0|272;158360;408;1|273;158768;460;0|274;159228;408;1|275;159636;1332;0|276;160968;404;1|277;161372;1336;0|278;162708;404;1|279;163112;464;0|280;163576;408;1|281;163984;460;0|282;164444;408;1|283;164852;460;0|284;165312;412;1|285;165724;460;0|286;166184;408;1|287;166592;460;0|288;167052;408;1|289;167460;464;0|290;167924;408;1|291;168332;460;0|292;168792;408;1|293;169200;460;0|294;169660;408;1|295;170068;464;0|296;170532;404;1|297;170936;464;0|298;171400;408;1|299;171808;460;0|300;172268;408;1|301;172676;460;0|302;173136;412;1|303;173548;460;0|304;174008;408;1|305;174416;448;0|306;174864;440;1|307;175304;444;0|308;175748;408;1|309;176156;460;0|310;176616;404;1|311;177020;464;0|312;177484;408;1|313;177892;460;0|314;178352;412;1|315;178764;1328;0|316;180092;408;1|317;180500;1332;0|318;181832;408;1|319;182240;1328;0|320;183568;408;1|321;183976;464;0|322;184440;408;1|323;184848;460;0|324;185308;408;1|325;185716;460;0|326;186176;408;1|327;186584;464;0|328;187048;408;1|329;187456;460;0|330;187916;408;1|331;188324;464;0|332;188788;404;1|333;189192;464;0|334;189656;408;1|335;190064;460;0|336;190524;408;1|337;190932;464;0|338;191396;404;1|339;191800;1336;0|340;193136;404;1|341;193540;1332;0|342;194872;408;1|343;195280;1328;0|344;196608;412;1|345;197020;460;0|346;197480;408;1|347;197888;464;0|348;198352;404;1|349;198756;464;0|350;199220;408;1|351;199628;464;0|352;200092;404;1|353;200496;1332;0|354;201828;404;1|355;202232;464;0|356;202696;408;1|357;203104;460;0|358;203564;408;1|359;203972;460;0|360;204432;412;1|361;204844;460;0|362;205304;408;1|363;205712;460;0|364;206172;408;1|365;206580;464;0|366;207044;408;1|367;207452;460;0|368;207912;408;1|369;208320;460;0|370;208780;408;1|371;209188;460;0|372;209648;412;1|373;210060;460;0|374;210520;408;1|375;210928;460;0|376;211388;408;1|377;211796;1332;0|378;213128;408;1|379;213536;460;0|380;213996;408;1|381;214404;464;0|382;214868;404;1|383;215272;464;0|384;215736;404;1|385;216140;468;0|386;216608;404;1|387;217012;464;0|388;217476;404;1|389;217880;464;0|390;218344;408;1|391;218752;460;0|392;219212;408;1|393;219620;464;0|394;220084;408;1|395;220492;464;0|396;220956;404;1|397;221360;460;0|398;221820;408;1|399;222228;464;0|400;222692;408;1|401;223100;460;0|402;223560;408;1|403;223968;464;0|404;224432;408;1|405;224840;460;0|406;225300;404;1|407;225704;464;0|408;226168;408;1|409;226576;464;0|410;227040;404;1|411;227444;1332;0|412;228776;408;1|413;229184;1332;0|414;230516;408;1|415;230924;460;0|416;231384;408;1|417;231792;460;0|418;232252;408;1|419;232660;464;0|420;233124;408;1|421;233532;460;0|422;233992;404;1|423;234396;464;0|424;234860;408;1|425;235268;464;0|426;235732;408;1|427;236140;1332;0|428;237472;404;1|429;237876;1332;0|430;239208;408;1|431;239616;1332;0|432;240948;408;1|433;241356;1328;0|434;242684;408;1|435;243092;1332;0|436;244424;408;1|437;244832;1332;0|438;246164;408;1|439;246572;460;0|440;247032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16.1S" calcext:value-type="time">
            <text:p>06:29:16.1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5F00000EE010000100066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64;1|3;4464;1756;0|4;6220;408;1|5;6628;460;0|6;7088;404;1|7;7492;1336;0|8;8828;408;1|9;9236;460;0|10;9696;408;1|11;10104;460;0|12;10564;408;1|13;10972;464;0|14;11436;408;1|15;11844;460;0|16;12304;408;1|17;12712;464;0|18;13176;404;1|19;13580;464;0|20;14044;408;1|21;14452;460;0|22;14912;408;1|23;15320;464;0|24;15784;404;1|25;16188;464;0|26;16652;404;1|27;17056;464;0|28;17520;408;1|29;17928;460;0|30;18388;408;1|31;18796;1332;0|32;20128;408;1|33;20536;460;0|34;20996;408;1|35;21404;464;0|36;21868;408;1|37;22276;460;0|38;22736;404;1|39;23140;468;0|40;23608;404;1|41;24012;464;0|42;24476;408;1|43;24884;460;0|44;25344;404;1|45;25748;464;0|46;26212;408;1|47;26620;1332;0|48;27952;408;1|49;28360;1332;0|50;29692;408;1|51;30100;1328;0|52;31428;412;1|53;31840;460;0|54;32300;404;1|55;32704;464;0|56;33168;408;1|57;33576;1332;0|58;34908;408;1|59;35316;460;0|60;35776;408;1|61;36184;464;0|62;36648;408;1|63;37056;460;0|64;37516;404;1|65;37920;464;0|66;38384;408;1|67;38792;464;0|68;39256;404;1|69;39660;464;0|70;40124;408;1|71;40532;460;0|72;40992;408;1|73;41400;464;0|74;41864;404;1|75;42268;464;0|76;42732;408;1|77;43140;460;0|78;43600;408;1|79;44008;460;0|80;44468;408;1|81;44876;464;0|82;45340;404;1|83;45744;464;0|84;46208;408;1|85;46616;460;0|86;47076;412;1|87;47488;460;0|88;47948;404;1|89;48352;464;0|90;48816;408;1|91;49224;460;0|92;49684;408;1|93;50092;464;0|94;50556;404;1|95;50960;464;0|96;51424;408;1|97;51832;464;0|98;52296;408;1|99;52704;460;0|100;53164;408;1|101;53572;460;0|102;54032;408;1|103;54440;460;0|104;54900;408;1|105;55308;464;0|106;55772;408;1|107;56180;460;0|108;56640;408;1|109;57048;464;0|110;57512;380;1|111;57892;488;0|112;58380;408;1|113;58788;460;0|114;59248;408;1|115;59656;464;0|116;60120;408;1|117;60528;460;0|118;60988;404;1|119;61392;1336;0|120;62728;404;1|121;63132;1332;0|122;64464;408;1|123;64872;464;0|124;65336;408;1|125;65744;460;0|126;66204;408;1|127;66612;464;0|128;67076;404;1|129;67480;464;0|130;67944;408;1|131;68352;460;0|132;68812;408;1|133;69220;10024;0|134;79244;3456;1|135;82700;1760;0|136;84460;412;1|137;84872;460;0|138;85332;408;1|139;85740;1328;0|140;87068;408;1|141;87476;464;0|142;87940;408;1|143;88348;460;0|144;88808;408;1|145;89216;460;0|146;89676;408;1|147;90084;464;0|148;90548;408;1|149;90956;460;0|150;91416;408;1|151;91824;464;0|152;92288;408;1|153;92696;460;0|154;93156;408;1|155;93564;460;0|156;94024;408;1|157;94432;460;0|158;94892;412;1|159;95304;460;0|160;95764;408;1|161;96172;460;0|162;96632;408;1|163;97040;1332;0|164;98372;408;1|165;98780;460;0|166;99240;408;1|167;99648;460;0|168;100108;408;1|169;100516;464;0|170;100980;404;1|171;101384;464;0|172;101848;408;1|173;102256;464;0|174;102720;408;1|175;103128;460;0|176;103588;408;1|177;103996;464;0|178;104460;404;1|179;104864;1332;0|180;106196;408;1|181;106604;1332;0|182;107936;408;1|183;108344;1328;0|184;109672;408;1|185;110080;464;0|186;110544;408;1|187;110952;460;0|188;111412;408;1|189;111820;1332;0|190;113152;408;1|191;113560;460;0|192;114020;404;1|193;114424;464;0|194;114888;408;1|195;115296;464;0|196;115760;408;1|197;116168;460;0|198;116628;380;1|199;117008;488;0|200;117496;408;1|201;117904;464;0|202;118368;408;1|203;118776;460;0|204;119236;408;1|205;119644;460;0|206;120104;408;1|207;120512;464;0|208;120976;404;1|209;121380;464;0|210;121844;408;1|211;122252;464;0|212;122716;404;1|213;123120;464;0|214;123584;404;1|215;123988;464;0|216;124452;408;1|217;124860;460;0|218;125320;408;1|219;125728;464;0|220;126192;404;1|221;126596;464;0|222;127060;408;1|223;127468;1332;0|224;128800;408;1|225;129208;460;0|226;129668;408;1|227;130076;464;0|228;130540;404;1|229;130944;1332;0|230;132276;408;1|231;132684;464;0|232;133148;404;1|233;133552;464;0|234;134016;408;1|235;134424;460;0|236;134884;408;1|237;135292;1332;0|238;136624;404;1|239;137028;1332;0|240;138360;408;1|241;138768;1332;0|242;140100;408;1|243;140508;1328;0|244;141836;412;1|245;142248;460;0|246;142708;408;1|247;143116;460;0|248;143576;408;1|249;143984;464;0|250;144448;404;1|251;144852;464;0|252;145316;408;1|253;145724;464;0|254;146188;404;1|255;146592;464;0|256;147056;404;1|257;147460;464;0|258;147924;412;1|259;148336;460;0|260;148796;404;1|261;149200;464;0|262;149664;408;1|263;150072;1336;0|264;151408;400;1|265;151808;1332;0|266;153140;436;1|267;153576;1304;0|268;154880;404;1|269;155284;1332;0|270;156616;412;1|271;157028;1328;0|272;158356;408;1|273;158764;1332;0|274;160096;408;1|275;160504;460;0|276;160964;408;1|277;161372;1332;0|278;162704;408;1|279;163112;460;0|280;163572;408;1|281;163980;464;0|282;164444;380;1|283;164824;488;0|284;165312;408;1|285;165720;460;0|286;166180;412;1|287;166592;456;0|288;167048;408;1|289;167456;464;0|290;167920;408;1|291;168328;460;0|292;168788;408;1|293;169196;464;0|294;169660;404;1|295;170064;464;0|296;170528;408;1|297;170936;464;0|298;171400;404;1|299;171804;464;0|300;172268;408;1|301;172676;460;0|302;173136;408;1|303;173544;464;0|304;174008;404;1|305;174412;464;0|306;174876;404;1|307;175280;464;0|308;175744;408;1|309;176152;464;0|310;176616;404;1|311;177020;464;0|312;177484;404;1|313;177888;464;0|314;178352;408;1|315;178760;1332;0|316;180092;404;1|317;180496;1332;0|318;181828;408;1|319;182236;1332;0|320;183568;408;1|321;183976;460;0|322;184436;412;1|323;184848;456;0|324;185304;408;1|325;185712;464;0|326;186176;408;1|327;186584;464;0|328;187048;404;1|329;187452;436;0|330;187888;436;1|331;188324;460;0|332;188784;408;1|333;189192;464;0|334;189656;380;1|335;190036;488;0|336;190524;408;1|337;190932;460;0|338;191392;408;1|339;191800;1328;0|340;193128;408;1|341;193536;1336;0|342;194872;404;1|343;195276;1332;0|344;196608;408;1|345;197016;460;0|346;197476;408;1|347;197884;464;0|348;198348;408;1|349;198756;460;0|350;199216;408;1|351;199624;460;0|352;200084;408;1|353;200492;1332;0|354;201824;408;1|355;202232;464;0|356;202696;404;1|357;203100;464;0|358;203564;408;1|359;203972;460;0|360;204432;408;1|361;204840;464;0|362;205304;404;1|363;205708;464;0|364;206172;408;1|365;206580;460;0|366;207040;408;1|367;207448;460;0|368;207908;408;1|369;208316;464;0|370;208780;408;1|371;209188;464;0|372;209652;404;1|373;210056;460;0|374;210516;408;1|375;210924;464;0|376;211388;408;1|377;211796;1328;0|378;213124;412;1|379;213536;456;0|380;213992;412;1|381;214404;460;0|382;214864;408;1|383;215272;460;0|384;215732;408;1|385;216140;464;0|386;216604;408;1|387;217012;460;0|388;217472;408;1|389;217880;464;0|390;218344;404;1|391;218748;464;0|392;219212;408;1|393;219620;460;0|394;220080;408;1|395;220488;464;0|396;220952;404;1|397;221356;464;0|398;221820;408;1|399;222228;460;0|400;222688;408;1|401;223096;464;0|402;223560;404;1|403;223964;464;0|404;224428;408;1|405;224836;460;0|406;225296;408;1|407;225704;460;0|408;226164;408;1|409;226572;464;0|410;227036;408;1|411;227444;1328;0|412;228772;436;1|413;229208;1304;0|414;230512;408;1|415;230920;460;0|416;231380;408;1|417;231788;464;0|418;232252;408;1|419;232660;460;0|420;233120;408;1|421;233528;464;0|422;233992;404;1|423;234396;464;0|424;234860;408;1|425;235268;460;0|426;235728;408;1|427;236136;1332;0|428;237468;384;1|429;237852;1356;0|430;239208;404;1|431;239612;1332;0|432;240944;408;1|433;241352;448;0|434;241800;424;1|435;242224;1332;0|436;243556;404;1|437;243960;1332;0|438;245292;408;1|439;245700;460;0|440;246160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14.9S" calcext:value-type="time">
            <text:p>06:29:14.9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4F00000EE010000100065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12;1|5;6628;460;0|6;7088;408;1|7;7496;1332;0|8;8828;408;1|9;9236;460;0|10;9696;408;1|11;10104;460;0|12;10564;408;1|13;10972;464;0|14;11436;408;1|15;11844;460;0|16;12304;408;1|17;12712;460;0|18;13172;408;1|19;13580;464;0|20;14044;408;1|21;14452;460;0|22;14912;408;1|23;15320;460;0|24;15780;408;1|25;16188;464;0|26;16652;404;1|27;17056;464;0|28;17520;404;1|29;17924;464;0|30;18388;408;1|31;18796;1332;0|32;20128;408;1|33;20536;460;0|34;20996;408;1|35;21404;464;0|36;21868;404;1|37;22272;464;0|38;22736;408;1|39;23144;460;0|40;23604;408;1|41;24012;464;0|42;24476;404;1|43;24880;464;0|44;25344;408;1|45;25752;460;0|46;26212;408;1|47;26620;1332;0|48;27952;404;1|49;28356;1336;0|50;29692;408;1|51;30100;1332;0|52;31432;404;1|53;31836;464;0|54;32300;408;1|55;32708;460;0|56;33168;408;1|57;33576;1328;0|58;34904;408;1|59;35312;464;0|60;35776;408;1|61;36184;460;0|62;36644;408;1|63;37052;464;0|64;37516;404;1|65;37920;464;0|66;38384;408;1|67;38792;460;0|68;39252;408;1|69;39660;464;0|70;40124;404;1|71;40528;464;0|72;40992;408;1|73;41400;460;0|74;41860;408;1|75;42268;464;0|76;42732;404;1|77;43136;464;0|78;43600;408;1|79;44008;464;0|80;44472;404;1|81;44876;464;0|82;45340;404;1|83;45744;464;0|84;46208;408;1|85;46616;464;0|86;47080;404;1|87;47484;464;0|88;47948;408;1|89;48356;460;0|90;48816;408;1|91;49224;464;0|92;49688;404;1|93;50092;464;0|94;50556;404;1|95;50960;464;0|96;51424;408;1|97;51832;460;0|98;52292;408;1|99;52700;464;0|100;53164;404;1|101;53568;464;0|102;54032;408;1|103;54440;464;0|104;54904;404;1|105;55308;460;0|106;55768;408;1|107;56176;464;0|108;56640;408;1|109;57048;460;0|110;57508;408;1|111;57916;464;0|112;58380;404;1|113;58784;464;0|114;59248;408;1|115;59656;464;0|116;60120;404;1|117;60524;464;0|118;60988;408;1|119;61396;1332;0|120;62728;404;1|121;63132;1332;0|122;64464;408;1|123;64872;464;0|124;65336;404;1|125;65740;464;0|126;66204;408;1|127;66612;460;0|128;67072;408;1|129;67480;464;0|130;67944;404;1|131;68348;464;0|132;68812;408;1|133;69220;10024;0|134;79244;3452;1|135;82696;1764;0|136;84460;408;1|137;84868;464;0|138;85332;408;1|139;85740;1328;0|140;87068;408;1|141;87476;464;0|142;87940;408;1|143;88348;460;0|144;88808;408;1|145;89216;460;0|146;89676;408;1|147;90084;464;0|148;90548;404;1|149;90952;464;0|150;91416;408;1|151;91824;460;0|152;92284;408;1|153;92692;464;0|154;93156;408;1|155;93564;460;0|156;94024;408;1|157;94432;460;0|158;94892;436;1|159;95328;436;0|160;95764;408;1|161;96172;460;0|162;96632;408;1|163;97040;1332;0|164;98372;408;1|165;98780;460;0|166;99240;404;1|167;99644;464;0|168;100108;408;1|169;100516;464;0|170;100980;408;1|171;101388;460;0|172;101848;408;1|173;102256;460;0|174;102716;408;1|175;103124;464;0|176;103588;408;1|177;103996;460;0|178;104456;408;1|179;104864;1332;0|180;106196;408;1|181;106604;1332;0|182;107936;408;1|183;108344;1328;0|184;109672;408;1|185;110080;464;0|186;110544;404;1|187;110948;464;0|188;111412;408;1|189;111820;1328;0|190;113148;408;1|191;113556;464;0|192;114020;404;1|193;114424;468;0|194;114892;404;1|195;115296;464;0|196;115760;404;1|197;116164;464;0|198;116628;408;1|199;117036;460;0|200;117496;408;1|201;117904;464;0|202;118368;408;1|203;118776;460;0|204;119236;408;1|205;119644;460;0|206;120104;432;1|207;120536;440;0|208;120976;404;1|209;121380;464;0|210;121844;404;1|211;122248;464;0|212;122712;408;1|213;123120;464;0|214;123584;408;1|215;123992;460;0|216;124452;384;1|217;124836;484;0|218;125320;408;1|219;125728;464;0|220;126192;404;1|221;126596;464;0|222;127060;404;1|223;127464;1336;0|224;128800;408;1|225;129208;460;0|226;129668;408;1|227;130076;464;0|228;130540;404;1|229;130944;1332;0|230;132276;408;1|231;132684;460;0|232;133144;412;1|233;133556;460;0|234;134016;404;1|235;134420;464;0|236;134884;408;1|237;135292;1332;0|238;136624;408;1|239;137032;1328;0|240;138360;408;1|241;138768;1332;0|242;140100;408;1|243;140508;1332;0|244;141840;408;1|245;142248;460;0|246;142708;408;1|247;143116;464;0|248;143580;404;1|249;143984;464;0|250;144448;408;1|251;144856;460;0|252;145316;408;1|253;145724;460;0|254;146184;408;1|255;146592;464;0|256;147056;380;1|257;147436;488;0|258;147924;408;1|259;148332;464;0|260;148796;404;1|261;149200;460;0|262;149660;408;1|263;150068;1332;0|264;151400;408;1|265;151808;1332;0|266;153140;408;1|267;153548;1328;0|268;154876;412;1|269;155288;1332;0|270;156620;404;1|271;157024;1332;0|272;158356;408;1|273;158764;460;0|274;159224;408;1|275;159632;464;0|276;160096;408;1|277;160504;1328;0|278;161832;408;1|279;162240;464;0|280;162704;408;1|281;163112;460;0|282;163572;408;1|283;163980;460;0|284;164440;408;1|285;164848;464;0|286;165312;404;1|287;165716;468;0|288;166184;404;1|289;166588;464;0|290;167052;404;1|291;167456;464;0|292;167920;408;1|293;168328;460;0|294;168788;408;1|295;169196;464;0|296;169660;380;1|297;170040;488;0|298;170528;408;1|299;170936;460;0|300;171396;408;1|301;171804;464;0|302;172268;404;1|303;172672;464;0|304;173136;408;1|305;173544;460;0|306;174004;408;1|307;174412;460;0|308;174872;384;1|309;175256;488;0|310;175744;408;1|311;176152;460;0|312;176612;384;1|313;176996;484;0|314;177480;408;1|315;177888;1332;0|316;179220;408;1|317;179628;1332;0|318;180960;408;1|319;181368;1332;0|320;182700;404;1|321;183104;464;0|322;183568;408;1|323;183976;464;0|324;184440;404;1|325;184844;464;0|326;185308;404;1|327;185712;464;0|328;186176;408;1|329;186584;460;0|330;187044;408;1|331;187452;464;0|332;187916;404;1|333;188320;464;0|334;188784;408;1|335;189192;460;0|336;189652;408;1|337;190060;460;0|338;190520;408;1|339;190928;1332;0|340;192260;408;1|341;192668;1332;0|342;194000;408;1|343;194408;1328;0|344;195736;408;1|345;196144;464;0|346;196608;408;1|347;197016;464;0|348;197480;380;1|349;197860;484;0|350;198344;412;1|351;198756;460;0|352;199216;408;1|353;199624;1328;0|354;200952;408;1|355;201360;464;0|356;201824;404;1|357;202228;464;0|358;202692;408;1|359;203100;464;0|360;203564;404;1|361;203968;464;0|362;204432;408;1|363;204840;460;0|364;205300;408;1|365;205708;464;0|366;206172;404;1|367;206576;464;0|368;207040;380;1|369;207420;488;0|370;207908;408;1|371;208316;464;0|372;208780;408;1|373;209188;460;0|374;209648;408;1|375;210056;460;0|376;210516;408;1|377;210924;1332;0|378;212256;408;1|379;212664;460;0|380;213124;408;1|381;213532;460;0|382;213992;408;1|383;214400;464;0|384;214864;408;1|385;215272;460;0|386;215732;408;1|387;216140;464;0|388;216604;404;1|389;217008;464;0|390;217472;408;1|391;217880;460;0|392;218340;408;1|393;218748;464;0|394;219212;404;1|395;219616;464;0|396;220080;408;1|397;220488;460;0|398;220948;408;1|399;221356;464;0|400;221820;408;1|401;222228;460;0|402;222688;404;1|403;223092;464;0|404;223556;408;1|405;223964;464;0|406;224428;408;1|407;224836;460;0|408;225296;380;1|409;225676;488;0|410;226164;408;1|411;226572;1332;0|412;227904;408;1|413;228312;1332;0|414;229644;408;1|415;230052;460;0|416;230512;408;1|417;230920;460;0|418;231380;408;1|419;231788;464;0|420;232252;408;1|421;232660;460;0|422;233120;408;1|423;233528;460;0|424;233988;408;1|425;234396;464;0|426;234860;408;1|427;235268;1332;0|428;236600;432;1|429;237032;1304;0|430;238336;408;1|431;238744;1332;0|432;240076;408;1|433;240484;1332;0|434;241816;408;1|435;242224;460;0|436;242684;408;1|437;243092;1328;0|438;244420;408;1|439;244828;464;0|440;245292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13.9S" calcext:value-type="time">
            <text:p>06:29:13.9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3F00000EE010000100064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4;0|6;7088;404;1|7;7492;1336;0|8;8828;404;1|9;9232;464;0|10;9696;404;1|11;10100;464;0|12;10564;408;1|13;10972;460;0|14;11432;408;1|15;11840;460;0|16;12300;412;1|17;12712;460;0|18;13172;408;1|19;13580;464;0|20;14044;404;1|21;14448;464;0|22;14912;380;1|23;15292;488;0|24;15780;408;1|25;16188;460;0|26;16648;408;1|27;17056;464;0|28;17520;404;1|29;17924;464;0|30;18388;408;1|31;18796;1332;0|32;20128;404;1|33;20532;464;0|34;20996;404;1|35;21400;468;0|36;21868;404;1|37;22272;460;0|38;22732;412;1|39;23144;460;0|40;23604;408;1|41;24012;464;0|42;24476;404;1|43;24880;464;0|44;25344;408;1|45;25752;460;0|46;26212;408;1|47;26620;1328;0|48;27948;412;1|49;28360;1328;0|50;29688;408;1|51;30096;1332;0|52;31428;408;1|53;31836;460;0|54;32296;408;1|55;32704;460;0|56;33164;412;1|57;33576;1328;0|58;34904;408;1|59;35312;464;0|60;35776;408;1|61;36184;460;0|62;36644;408;1|63;37052;460;0|64;37512;408;1|65;37920;464;0|66;38384;408;1|67;38792;460;0|68;39252;408;1|69;39660;460;0|70;40120;408;1|71;40528;464;0|72;40992;404;1|73;41396;464;0|74;41860;408;1|75;42268;464;0|76;42732;404;1|77;43136;464;0|78;43600;404;1|79;44004;464;0|80;44468;408;1|81;44876;464;0|82;45340;404;1|83;45744;464;0|84;46208;408;1|85;46616;460;0|86;47076;408;1|87;47484;464;0|88;47948;404;1|89;48352;464;0|90;48816;404;1|91;49220;464;0|92;49684;380;1|93;50064;492;0|94;50556;404;1|95;50960;464;0|96;51424;408;1|97;51832;460;0|98;52292;404;1|99;52696;464;0|100;53160;408;1|101;53568;464;0|102;54032;408;1|103;54440;464;0|104;54904;404;1|105;55308;460;0|106;55768;408;1|107;56176;464;0|108;56640;408;1|109;57048;460;0|110;57508;408;1|111;57916;464;0|112;58380;404;1|113;58784;464;0|114;59248;408;1|115;59656;464;0|116;60120;404;1|117;60524;460;0|118;60984;436;1|119;61420;1304;0|120;62724;412;1|121;63136;1328;0|122;64464;408;1|123;64872;464;0|124;65336;404;1|125;65740;468;0|126;66208;404;1|127;66612;460;0|128;67072;408;1|129;67480;460;0|130;67940;408;1|131;68348;460;0|132;68808;408;1|133;69216;10028;0|134;79244;3456;1|135;82700;1764;0|136;84464;404;1|137;84868;464;0|138;85332;408;1|139;85740;1332;0|140;87072;408;1|141;87480;460;0|142;87940;408;1|143;88348;460;0|144;88808;408;1|145;89216;464;0|146;89680;408;1|147;90088;460;0|148;90548;408;1|149;90956;460;0|150;91416;408;1|151;91824;464;0|152;92288;404;1|153;92692;464;0|154;93156;404;1|155;93560;464;0|156;94024;408;1|157;94432;464;0|158;94896;408;1|159;95304;460;0|160;95764;408;1|161;96172;460;0|162;96632;408;1|163;97040;1336;0|164;98376;404;1|165;98780;460;0|166;99240;408;1|167;99648;464;0|168;100112;408;1|169;100520;460;0|170;100980;408;1|171;101388;464;0|172;101852;404;1|173;102256;464;0|174;102720;408;1|175;103128;460;0|176;103588;408;1|177;103996;460;0|178;104456;408;1|179;104864;1332;0|180;106196;408;1|181;106604;1332;0|182;107936;408;1|183;108344;1332;0|184;109676;404;1|185;110080;464;0|186;110544;408;1|187;110952;460;0|188;111412;408;1|189;111820;1332;0|190;113152;404;1|191;113556;464;0|192;114020;408;1|193;114428;460;0|194;114888;408;1|195;115296;464;0|196;115760;380;1|197;116140;488;0|198;116628;408;1|199;117036;464;0|200;117500;404;1|201;117904;464;0|202;118368;408;1|203;118776;460;0|204;119236;408;1|205;119644;464;0|206;120108;404;1|207;120512;464;0|208;120976;408;1|209;121384;460;0|210;121844;408;1|211;122252;464;0|212;122716;404;1|213;123120;464;0|214;123584;408;1|215;123992;460;0|216;124452;408;1|217;124860;464;0|218;125324;404;1|219;125728;464;0|220;126192;408;1|221;126600;460;0|222;127060;408;1|223;127468;1332;0|224;128800;408;1|225;129208;460;0|226;129668;408;1|227;130076;464;0|228;130540;404;1|229;130944;1332;0|230;132276;408;1|231;132684;464;0|232;133148;408;1|233;133556;460;0|234;134016;404;1|235;134420;468;0|236;134888;404;1|237;135292;1332;0|238;136624;408;1|239;137032;1332;0|240;138364;404;1|241;138768;1332;0|242;140100;408;1|243;140508;1332;0|244;141840;408;1|245;142248;460;0|246;142708;408;1|247;143116;464;0|248;143580;404;1|249;143984;464;0|250;144448;408;1|251;144856;464;0|252;145320;404;1|253;145724;460;0|254;146184;412;1|255;146596;460;0|256;147056;408;1|257;147464;464;0|258;147928;404;1|259;148332;464;0|260;148796;404;1|261;149200;464;0|262;149664;408;1|263;150072;1328;0|264;151400;412;1|265;151812;1328;0|266;153140;408;1|267;153548;1332;0|268;154880;436;1|269;155316;1304;0|270;156620;404;1|271;157024;1336;0|272;158360;404;1|273;158764;1332;0|274;160096;408;1|275;160504;1332;0|276;161836;408;1|277;162244;460;0|278;162704;408;1|279;163112;464;0|280;163576;404;1|281;163980;464;0|282;164444;408;1|283;164852;460;0|284;165312;408;1|285;165720;460;0|286;166180;408;1|287;166588;464;0|288;167052;408;1|289;167460;460;0|290;167920;408;1|291;168328;464;0|292;168792;404;1|293;169196;464;0|294;169660;408;1|295;170068;460;0|296;170528;408;1|297;170936;460;0|298;171396;408;1|299;171804;464;0|300;172268;404;1|301;172672;464;0|302;173136;404;1|303;173540;468;0|304;174008;404;1|305;174412;464;0|306;174876;408;1|307;175284;464;0|308;175748;404;1|309;176152;460;0|310;176612;408;1|311;177020;460;0|312;177480;412;1|313;177892;460;0|314;178352;408;1|315;178760;1332;0|316;180092;408;1|317;180500;1328;0|318;181828;408;1|319;182236;1332;0|320;183568;436;1|321;184004;432;0|322;184436;408;1|323;184844;464;0|324;185308;408;1|325;185716;460;0|326;186176;408;1|327;186584;460;0|328;187044;408;1|329;187452;464;0|330;187916;408;1|331;188324;460;0|332;188784;408;1|333;189192;460;0|334;189652;408;1|335;190060;464;0|336;190524;408;1|337;190932;460;0|338;191392;408;1|339;191800;1332;0|340;193132;408;1|341;193540;1332;0|342;194872;408;1|343;195280;1328;0|344;196608;408;1|345;197016;464;0|346;197480;404;1|347;197884;464;0|348;198348;404;1|349;198752;464;0|350;199216;408;1|351;199624;464;0|352;200088;404;1|353;200492;1336;0|354;201828;404;1|355;202232;464;0|356;202696;408;1|357;203104;460;0|358;203564;408;1|359;203972;464;0|360;204436;404;1|361;204840;464;0|362;205304;404;1|363;205708;464;0|364;206172;408;1|365;206580;460;0|366;207040;408;1|367;207448;464;0|368;207912;404;1|369;208316;464;0|370;208780;408;1|371;209188;460;0|372;209648;408;1|373;210056;460;0|374;210516;412;1|375;210928;464;0|376;211392;400;1|377;211792;1332;0|378;213124;412;1|379;213536;460;0|380;213996;408;1|381;214404;460;0|382;214864;408;1|383;215272;464;0|384;215736;408;1|385;216144;460;0|386;216604;404;1|387;217008;464;0|388;217472;408;1|389;217880;464;0|390;218344;408;1|391;218752;460;0|392;219212;408;1|393;219620;464;0|394;220084;404;1|395;220488;464;0|396;220952;404;1|397;221356;464;0|398;221820;408;1|399;222228;460;0|400;222688;412;1|401;223100;460;0|402;223560;404;1|403;223964;464;0|404;224428;408;1|405;224836;464;0|406;225300;404;1|407;225704;464;0|408;226168;408;1|409;226576;460;0|410;227036;408;1|411;227444;1328;0|412;228772;412;1|413;229184;1332;0|414;230516;404;1|415;230920;464;0|416;231384;408;1|417;231792;460;0|418;232252;408;1|419;232660;460;0|420;233120;408;1|421;233528;464;0|422;233992;404;1|423;234396;464;0|424;234860;408;1|425;235268;464;0|426;235732;404;1|427;236136;1332;0|428;237468;408;1|429;237876;1328;0|430;239204;412;1|431;239616;1328;0|432;240944;412;1|433;241356;444;0|434;241800;424;1|435;242224;460;0|436;242684;408;1|437;243092;1332;0|438;244424;408;1|439;244832;460;0|440;245292;408;1|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6H29M09.5S" calcext:value-type="time">
            <text:p>06:29:09.50</text:p>
          </table:table-cell>
          <table:table-cell office:value-type="string" calcext:value-type="string">
            <text:p>PANASONIC216AC</text:p>
          </table:table-cell>
          <table:table-cell/>
          <table:table-cell office:value-type="string" calcext:value-type="string">
            <text:p>0220E004000000060220E00400483C80AF00000EE01000010006BE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date" office:date-value="2014-11-22" calcext:value-type="date">
            <text:p>22/11/14</text:p>
          </table:table-cell>
          <table:table-cell office:value-type="string" calcext:value-type="string">
            <text:p>1;0;1000;0|2;1000;3452;1|3;4452;1764;0|4;6216;408;1|5;6624;468;0|6;7092;404;1|7;7496;1328;0|8;8824;408;1|9;9232;464;0|10;9696;408;1|11;10104;464;0|12;10568;404;1|13;10972;460;0|14;11432;412;1|15;11844;460;0|16;12304;408;1|17;12712;464;0|18;13176;404;1|19;13580;460;0|20;14040;408;1|21;14448;464;0|22;14912;408;1|23;15320;460;0|24;15780;408;1|25;16188;464;0|26;16652;404;1|27;17056;464;0|28;17520;408;1|29;17928;460;0|30;18388;408;1|31;18796;1332;0|32;20128;408;1|33;20536;460;0|34;20996;408;1|35;21404;464;0|36;21868;404;1|37;22272;464;0|38;22736;404;1|39;23140;468;0|40;23608;404;1|41;24012;460;0|42;24472;408;1|43;24880;464;0|44;25344;408;1|45;25752;460;0|46;26212;384;1|47;26596;1356;0|48;27952;408;1|49;28360;1328;0|50;29688;412;1|51;30100;1328;0|52;31428;408;1|53;31836;464;0|54;32300;408;1|55;32708;460;0|56;33168;408;1|57;33576;1332;0|58;34908;408;1|59;35316;460;0|60;35776;408;1|61;36184;460;0|62;36644;408;1|63;37052;464;0|64;37516;408;1|65;37924;460;0|66;38384;380;1|67;38764;488;0|68;39252;408;1|69;39660;464;0|70;40124;404;1|71;40528;464;0|72;40992;408;1|73;41400;460;0|74;41860;408;1|75;42268;464;0|76;42732;408;1|77;43140;460;0|78;43600;408;1|79;44008;464;0|80;44472;404;1|81;44876;464;0|82;45340;404;1|83;45744;464;0|84;46208;408;1|85;46616;460;0|86;47076;408;1|87;47484;464;0|88;47948;404;1|89;48352;464;0|90;48816;408;1|91;49224;460;0|92;49684;408;1|93;50092;464;0|94;50556;408;1|95;50964;460;0|96;51424;408;1|97;51832;460;0|98;52292;408;1|99;52700;464;0|100;53164;408;1|101;53572;464;0|102;54036;376;1|103;54412;488;0|104;54900;408;1|105;55308;464;0|106;55772;408;1|107;56180;460;0|108;56640;404;1|109;57044;464;0|110;57508;408;1|111;57916;464;0|112;58380;408;1|113;58788;460;0|114;59248;408;1|115;59656;460;0|116;60116;408;1|117;60524;464;0|118;60988;408;1|119;61396;1328;0|120;62724;408;1|121;63132;1332;0|122;64464;408;1|123;64872;464;0|124;65336;404;1|125;65740;464;0|126;66204;408;1|127;66612;460;0|128;67072;408;1|129;67480;464;0|130;67944;404;1|131;68348;464;0|132;68812;408;1|133;69220;10024;0|134;79244;3456;1|135;82700;1764;0|136;84464;408;1|137;84872;464;0|138;85336;404;1|139;85740;1332;0|140;87072;408;1|141;87480;464;0|142;87944;404;1|143;88348;464;0|144;88812;408;1|145;89220;460;0|146;89680;408;1|147;90088;460;0|148;90548;404;1|149;90952;468;0|150;91420;404;1|151;91824;468;0|152;92292;404;1|153;92696;460;0|154;93156;408;1|155;93564;464;0|156;94028;408;1|157;94436;460;0|158;94896;408;1|159;95304;460;0|160;95764;408;1|161;96172;464;0|162;96636;408;1|163;97044;1328;0|164;98372;408;1|165;98780;464;0|166;99244;408;1|167;99652;460;0|168;100112;408;1|169;100520;460;0|170;100980;412;1|171;101392;460;0|172;101852;408;1|173;102260;460;0|174;102720;408;1|175;103128;464;0|176;103592;404;1|177;103996;464;0|178;104460;404;1|179;104864;1336;0|180;106200;404;1|181;106604;1332;0|182;107936;408;1|183;108344;1332;0|184;109676;408;1|185;110084;460;0|186;110544;408;1|187;110952;460;0|188;111412;408;1|189;111820;1332;0|190;113152;408;1|191;113560;460;0|192;114020;412;1|193;114432;460;0|194;114892;408;1|195;115300;460;0|196;115760;408;1|197;116168;460;0|198;116628;408;1|199;117036;464;0|200;117500;408;1|201;117908;460;0|202;118368;408;1|203;118776;464;0|204;119240;404;1|205;119644;464;0|206;120108;408;1|207;120516;460;0|208;120976;408;1|209;121384;464;0|210;121848;404;1|211;122252;464;0|212;122716;384;1|213;123100;484;0|214;123584;408;1|215;123992;464;0|216;124456;404;1|217;124860;464;0|218;125324;380;1|219;125704;488;0|220;126192;408;1|221;126600;464;0|222;127064;404;1|223;127468;1332;0|224;128800;408;1|225;129208;464;0|226;129672;404;1|227;130076;464;0|228;130540;408;1|229;130948;1332;0|230;132280;404;1|231;132684;464;0|232;133148;408;1|233;133556;460;0|234;134016;408;1|235;134424;464;0|236;134888;404;1|237;135292;1332;0|238;136624;436;1|239;137060;1304;0|240;138364;404;1|241;138768;1336;0|242;140104;404;1|243;140508;1332;0|244;141840;408;1|245;142248;444;0|246;142692;428;1|247;143120;460;0|248;143580;404;1|249;143984;464;0|250;144448;408;1|251;144856;464;0|252;145320;408;1|253;145728;460;0|254;146188;408;1|255;146596;460;0|256;147056;408;1|257;147464;464;0|258;147928;380;1|259;148308;488;0|260;148796;408;1|261;149204;460;0|262;149664;408;1|263;150072;1332;0|264;151404;408;1|265;151812;1328;0|266;153140;412;1|267;153552;1328;0|268;154880;408;1|269;155288;1332;0|270;156620;408;1|271;157028;1328;0|272;158356;412;1|273;158768;460;0|274;159228;408;1|275;159636;1332;0|276;160968;404;1|277;161372;464;0|278;161836;408;1|279;162244;1332;0|280;163576;404;1|281;163980;464;0|282;164444;408;1|283;164852;460;0|284;165312;408;1|285;165720;464;0|286;166184;404;1|287;166588;464;0|288;167052;408;1|289;167460;464;0|290;167924;408;1|291;168332;460;0|292;168792;404;1|293;169196;464;0|294;169660;408;1|295;170068;464;0|296;170532;404;1|297;170936;464;0|298;171400;408;1|299;171808;460;0|300;172268;408;1|301;172676;464;0|302;173140;404;1|303;173544;464;0|304;174008;408;1|305;174416;460;0|306;174876;408;1|307;175284;460;0|308;175744;408;1|309;176152;464;0|310;176616;408;1|311;177024;464;0|312;177488;404;1|313;177892;460;0|314;178352;408;1|315;178760;1332;0|316;180092;408;1|317;180500;1332;0|318;181832;408;1|319;182240;1328;0|320;183568;408;1|321;183976;464;0|322;184440;408;1|323;184848;460;0|324;185308;408;1|325;185716;460;0|326;186176;408;1|327;186584;464;0|328;187048;408;1|329;187456;460;0|330;187916;408;1|331;188324;452;0|332;188776;416;1|333;189192;464;0|334;189656;408;1|335;190064;460;0|336;190524;408;1|337;190932;464;0|338;191396;404;1|339;191800;1336;0|340;193136;380;1|341;193516;1356;0|342;194872;408;1|343;195280;1332;0|344;196612;404;1|345;197016;464;0|346;197480;408;1|347;197888;460;0|348;198348;408;1|349;198756;464;0|350;199220;404;1|351;199624;464;0|352;200088;408;1|353;200496;1332;0|354;201828;404;1|355;202232;464;0|356;202696;408;1|357;203104;460;0|358;203564;408;1|359;203972;464;0|360;204436;404;1|361;204840;464;0|362;205304;408;1|363;205712;460;0|364;206172;408;1|365;206580;464;0|366;207044;404;1|367;207448;464;0|368;207912;408;1|369;208320;460;0|370;208780;408;1|371;209188;464;0|372;209652;408;1|373;210060;460;0|374;210520;408;1|375;210928;464;0|376;211392;404;1|377;211796;1332;0|378;213128;408;1|379;213536;460;0|380;213996;408;1|381;214404;464;0|382;214868;408;1|383;215276;460;0|384;215736;408;1|385;216144;460;0|386;216604;408;1|387;217012;464;0|388;217476;408;1|389;217884;460;0|390;218344;408;1|391;218752;460;0|392;219212;408;1|393;219620;464;0|394;220084;408;1|395;220492;460;0|396;220952;404;1|397;221356;464;0|398;221820;408;1|399;222228;464;0|400;222692;408;1|401;223100;460;0|402;223560;404;1|403;223964;464;0|404;224428;408;1|405;224836;464;0|406;225300;408;1|407;225708;460;0|408;226168;408;1|409;226576;460;0|410;227036;408;1|411;227444;1332;0|412;228776;408;1|413;229184;1332;0|414;230516;408;1|415;230924;460;0|416;231384;408;1|417;231792;460;0|418;232252;408;1|419;232660;464;0|420;233124;408;1|421;233532;460;0|422;233992;408;1|423;234400;460;0|424;234860;412;1|425;235272;460;0|426;235732;404;1|427;236136;1332;0|428;237468;408;1|429;237876;1332;0|430;239208;408;1|431;239616;1332;0|432;240948;408;1|433;241356;1328;0|434;242684;408;1|435;243092;1332;0|436;244424;408;1|437;244832;460;0|438;245292;408;1|439;245700;1332;0|440;247032;408;1|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 table:number-rows-repeated="3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2">
          <table:table-cell table:style-name="ce42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4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41"/>
          <table:table-cell table:style-name="Default"/>
          <table:table-cell table:number-columns-repeated="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NewRomanPSMT" svg:font-family="TimesNewRomanPSMT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18:14:42.0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1:58:31.947000000</meta:creation-date>
    <dc:date>2014-11-22T18:37:01.936000000</dc:date>
    <meta:editing-duration>PT4H54M40S</meta:editing-duration>
    <meta:editing-cycles>44</meta:editing-cycles>
    <meta:generator>LibreOffice/4.3.4.1$Windows_x86 LibreOffice_project/bc356b2f991740509f321d70e4512a6a54c5f243</meta:generator>
    <meta:document-statistic meta:table-count="2" meta:cell-count="6158" meta:object-count="0"/>
  </office:meta>
</office:document-meta>
</file>